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style>
    <style:style style:name="co1" style:family="table-column">
      <style:table-column-properties fo:break-before="auto" style:column-width="13.4672916666667cm"/>
    </style:style>
    <style:style style:name="co2" style:family="table-column">
      <style:table-column-properties fo:break-before="auto" style:column-width="1.984375cm"/>
    </style:style>
    <style:style style:name="co3" style:family="table-column">
      <style:table-column-properties fo:break-before="auto" style:column-width="3.095625cm"/>
    </style:style>
    <style:style style:name="co4" style:family="table-column">
      <style:table-column-properties fo:break-before="auto" style:column-width="10.5039583333333cm"/>
    </style:style>
    <style:style style:name="co5" style:family="table-column">
      <style:table-column-properties fo:break-before="auto" style:column-width="6.05895833333333cm"/>
    </style:style>
    <style:style style:name="ro1" style:family="table-row">
      <style:table-row-properties style:row-height="40.5pt" style:use-optimal-row-height="true" fo:break-before="auto"/>
    </style:style>
    <style:style style:name="ro2" style:family="table-row">
      <style:table-row-properties style:row-height="33.95pt" style:use-optimal-row-height="false" fo:break-before="auto"/>
    </style:style>
    <style:style style:name="ro3" style:family="table-row">
      <style:table-row-properties style:row-height="150pt" style:use-optimal-row-height="true" fo:break-before="auto"/>
    </style:style>
    <style:style style:name="ro4" style:family="table-row">
      <style:table-row-properties style:row-height="195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15.95pt" style:use-optimal-row-height="true" fo:break-before="auto"/>
    </style:style>
    <style:style style:name="ro7" style:family="table-row">
      <style:table-row-properties style:row-height="20.25pt" style:use-optimal-row-height="true" fo:break-before="auto"/>
    </style:style>
    <style:style style:name="ro8" style:family="table-row">
      <style:table-row-properties style:row-height="15.75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30pt" style:use-optimal-row-height="true" fo:break-before="auto"/>
    </style:style>
    <style:style style:name="ro11" style:family="table-row">
      <style:table-row-properties style:row-height="10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60pt" style:use-optimal-row-height="true" fo:break-before="auto"/>
    </style:style>
    <style:style style:name="ro14" style:family="table-row">
      <style:table-row-properties style:row-height="90pt" style:use-optimal-row-height="true" fo:break-before="auto"/>
    </style:style>
    <style:style style:name="ro15" style:family="table-row">
      <style:table-row-properties style:row-height="120pt" style:use-optimal-row-height="true" fo:break-before="auto"/>
    </style:style>
    <style:style style:name="ro16" style:family="table-row">
      <style:table-row-properties style:row-height="14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vil Service People Survey 2022 Benchmark Results</text:p>
          </table:table-cell>
          <table:table-cell table:number-columns-repeated="16383"/>
        </table:table-row>
        <table:table-row table:style-name="ro2">
          <table:table-cell office:value-type="string" table:style-name="ce3">
            <text:p>Purpose</text:p>
          </table:table-cell>
          <table:table-cell table:number-columns-repeated="16383"/>
        </table:table-row>
        <table:table-row table:style-name="ro3">
          <table:table-cell office:value-type="string" table:style-name="ce4">
            <text:p>This workbook contains results from the Civil Service People Survey (CSPS) 2022. It includes median benchmarks and mean scores for all respondents, as well as the mean scores for each organisation that took part.</text:p>
            <text:p/>
            <text:p>The 2022 survey Technical Guide gives information on when the survey took place, how the indices were calculated and changes to the survey over time. You can find it at: https://www.gov.uk/government/publications/civil-service-people-survey-2022-results</text:p>
          </table:table-cell>
          <table:table-cell table:number-columns-repeated="16383"/>
        </table:table-row>
        <table:table-row table:style-name="ro2">
          <table:table-cell office:value-type="string" table:style-name="ce3">
            <text:p>Workbook properties</text:p>
          </table:table-cell>
          <table:table-cell table:number-columns-repeated="16383"/>
        </table:table-row>
        <table:table-row table:style-name="ro4">
          <table:table-cell office:value-type="string" table:style-name="ce4">
            <text:p>Scores are provided as percentages rounded to three decimal places.</text:p>
            <text:p/>
            <text:p>A lookup of question codes to question text can be found in Annex 1, which also explains how the score was calculated (e.g. the score for B01 is the percentage that selected 'Strongly agree' or 'Agree').</text:p>
            <text:p/>
            <text:p>Notes can be found in the 'Notes' tab and are indicated in each worksheet with square brackets, like [note 1].</text:p>
            <text:p/>
            <text:p>Some cells do not contain data. The shorthand [z] is used in Table 1 and Table 2 to indicate that a question was not asked in a given year. Blank cells in 'Notes' columns indicate that the row does not have a note.</text:p>
          </table:table-cell>
          <table:table-cell table:number-columns-repeated="16383"/>
        </table:table-row>
        <table:table-row table:style-name="ro2">
          <table:table-cell office:value-type="string" table:style-name="ce3">
            <text:p>Contact</text:p>
          </table:table-cell>
          <table:table-cell table:number-columns-repeated="16383"/>
        </table:table-row>
        <table:table-row table:style-name="ro5">
          <table:table-cell office:value-type="string" table:style-name="ce4">
            <text:p>csps@cabinetoffice.gov.uk</text:p>
          </table:table-cell>
          <table:table-cell table:number-columns-repeated="16383"/>
        </table:table-row>
        <table:table-row table:number-rows-repeated="1048569" table:style-name="ro6">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7">
          <table:table-cell office:value-type="string" table:style-name="ce5">
            <text:p>Cont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8">
          <table:table-cell office:value-type="string" table:style-name="ce6">
            <text:p>Sheet name</text:p>
          </table:table-cell>
          <table:table-cell office:value-type="string" table:style-name="ce6">
            <text:p>Sheet title</text:p>
          </table:table-cell>
          <table:table-cell table:number-columns-repeated="16382"/>
        </table:table-row>
        <table:table-row table:style-name="ro5">
          <table:table-cell office:value-type="string" table:style-name="ce7">
            <text:p>Notes</text:p>
          </table:table-cell>
          <table:table-cell office:value-type="string" table:style-name="ce7">
            <text:p>Notes found in Tables 1 to 3</text:p>
          </table:table-cell>
          <table:table-cell table:number-columns-repeated="16382"/>
        </table:table-row>
        <table:table-row table:style-name="ro5">
          <table:table-cell office:value-type="string" table:style-name="ce7">
            <text:p>Table 1</text:p>
          </table:table-cell>
          <table:table-cell office:value-type="string" table:style-name="ce7">
            <text:p>Median benchmark scores, all respondents</text:p>
          </table:table-cell>
          <table:table-cell table:number-columns-repeated="16382"/>
        </table:table-row>
        <table:table-row table:style-name="ro5">
          <table:table-cell office:value-type="string" table:style-name="ce7">
            <text:p>Table 2</text:p>
          </table:table-cell>
          <table:table-cell office:value-type="string" table:style-name="ce7">
            <text:p>Mean scores, all respondents</text:p>
          </table:table-cell>
          <table:table-cell table:number-columns-repeated="16382"/>
        </table:table-row>
        <table:table-row table:style-name="ro5">
          <table:table-cell office:value-type="string" table:style-name="ce7">
            <text:p>Table 3</text:p>
          </table:table-cell>
          <table:table-cell office:value-type="string" table:style-name="ce7">
            <text:p>Mean scores by organisation</text:p>
          </table:table-cell>
          <table:table-cell table:number-columns-repeated="16382"/>
        </table:table-row>
        <table:table-row table:style-name="ro5">
          <table:table-cell office:value-type="string" table:style-name="ce7">
            <text:p>Annex 1</text:p>
          </table:table-cell>
          <table:table-cell office:value-type="string" table:style-name="ce7">
            <text:p>Question codes and labels</text:p>
          </table:table-cell>
          <table:table-cell table:number-columns-repeated="16382"/>
        </table:table-row>
        <table:table-row table:number-rows-repeated="1048568" table:style-name="ro6">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7">
          <table:table-cell office:value-type="string" table:style-name="ce5">
            <text:p>Note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8">
          <table:table-cell office:value-type="string" table:style-name="ce6">
            <text:p>Note number</text:p>
          </table:table-cell>
          <table:table-cell office:value-type="string" table:style-name="ce6">
            <text:p>Note text</text:p>
          </table:table-cell>
          <table:table-cell table:number-columns-repeated="16382"/>
        </table:table-row>
        <table:table-row table:style-name="ro9">
          <table:table-cell office:value-type="string" table:style-name="ce7">
            <text:p>[note 1]</text:p>
          </table:table-cell>
          <table:table-cell office:value-type="string" table:style-name="ce7">
            <text:p>Question B17 was removed from the survey in 2022. The 'my manager' theme score has therefore been calculated without it for all years.</text:p>
          </table:table-cell>
          <table:table-cell table:number-columns-repeated="16382"/>
        </table:table-row>
        <table:table-row table:style-name="ro10">
          <table:table-cell office:value-type="string" table:style-name="ce7">
            <text:p>[note 2]</text:p>
          </table:table-cell>
          <table:table-cell office:value-type="string" table:style-name="ce7">
            <text:p>Question E02 was only asked to those who had responded 'yes' to question E01.</text:p>
          </table:table-cell>
          <table:table-cell table:number-columns-repeated="16382"/>
        </table:table-row>
        <table:table-row table:style-name="ro9">
          <table:table-cell office:value-type="string" table:style-name="ce7">
            <text:p>[note 3]</text:p>
          </table:table-cell>
          <table:table-cell office:value-type="string" table:style-name="ce7">
            <text:p>Questions E03A, E04, E05 and E06A to E06D were only asked to those who had responded 'yes' to question E03.</text:p>
          </table:table-cell>
          <table:table-cell table:number-columns-repeated="16382"/>
        </table:table-row>
        <table:table-row table:style-name="ro9">
          <table:table-cell office:value-type="string" table:style-name="ce7">
            <text:p>[note 4]</text:p>
          </table:table-cell>
          <table:table-cell office:value-type="string" table:style-name="ce7">
            <text:p>Question C02 was only asked to those who had responded 'I want to leave as soon as possible' or 'within the next 12 months' to question C01.</text:p>
          </table:table-cell>
          <table:table-cell table:number-columns-repeated="16382"/>
        </table:table-row>
        <table:table-row table:style-name="ro11">
          <table:table-cell office:value-type="string" table:style-name="ce7">
            <text:p>[note 5]</text:p>
          </table:table-cell>
          <table:table-cell office:value-type="string" table:style-name="ce7">
            <text:p>Values for multi-choice answers are the number of responses to that category as a percentage of those who selected at least one of the multiple choice options. As respondents were able to select more than one category the scores may sum to more than 100% and the proportions for individual categories cannot be combined.</text:p>
          </table:table-cell>
          <table:table-cell table:number-columns-repeated="16382"/>
        </table:table-row>
        <table:table-row table:style-name="ro11">
          <table:table-cell office:value-type="string" table:style-name="ce7">
            <text:p>[note 6]</text:p>
          </table:table-cell>
          <table:table-cell office:value-type="string" table:style-name="ce7">
            <text:p>Aggregate figures at the corporate level are provided for certain groups. For the Ministry of Justice group (MOJ_GROUP) the organisations are ALOB, CICA, HMCTS, HMPPHQ, HMPPS, HMPS, LAA, MOJHQ, PS and OPG. For the UK Statistics Authority group (UKSA_GROUP), the organisations are UKSA and ONS.</text:p>
          </table:table-cell>
          <table:table-cell table:number-columns-repeated="16382"/>
        </table:table-row>
        <table:table-row table:style-name="ro12">
          <table:table-cell office:value-type="string" table:style-name="ce7">
            <text:p>[note 7]</text:p>
          </table:table-cell>
          <table:table-cell office:value-type="string" table:style-name="ce7">
            <text:p>The Department for Education (DFE) and its agencies (the Education and Skills Funding Agency, the Standards and Testing Agency, and the Teaching Regulation Agency) conduct a single survey across all four organisations.</text:p>
          </table:table-cell>
          <table:table-cell table:number-columns-repeated="16382"/>
        </table:table-row>
        <table:table-row table:style-name="ro13">
          <table:table-cell office:value-type="string" table:style-name="ce7">
            <text:p>[note 8]</text:p>
          </table:table-cell>
          <table:table-cell office:value-type="string" table:style-name="ce7">
            <text:p>The Scotland Office and the Office of the Advocate General, the Wales Office and the Northern Ireland Office conduct a single survey covering all three organisations (SWNIO).</text:p>
          </table:table-cell>
          <table:table-cell table:number-columns-repeated="16382"/>
        </table:table-row>
        <table:table-row table:number-rows-repeated="1048565" table:style-name="ro6">
          <table:table-cell table:number-columns-repeated="16384"/>
        </table:table-row>
      </table:table>
      <table:table table:name="Table_1" table:style-name="ta1">
        <table:table-column table:style-name="co3" table:default-cell-style-name="ce1"/>
        <table:table-column table:style-name="co5" table:default-cell-style-name="ce1"/>
        <table:table-column table:style-name="co3" table:number-columns-repeated="16" table:default-cell-style-name="ce1"/>
        <table:table-column table:style-name="co2" table:number-columns-repeated="16366" table:default-cell-style-name="ce1"/>
        <table:table-row table:style-name="ro7">
          <table:table-cell office:value-type="string" table:style-name="ce5">
            <text:p>Median benchmark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This table contains notes, which can be found in the Notes worksheet.</text:p>
          </table:table-cell>
          <table:table-cell table:number-columns-repeated="16383" table:style-name="ce1"/>
        </table:table-row>
        <table:table-row table:style-name="ro5">
          <table:table-cell office:value-type="string" table:style-name="ce1">
            <text:p>Blank cells indicate that there are no notes for the given row.</text:p>
          </table:table-cell>
          <table:table-cell table:number-columns-repeated="16383" table:style-name="ce1"/>
        </table:table-row>
        <table:table-row table:style-name="ro5">
          <table:table-cell office:value-type="string" table:style-name="ce1">
            <text:p>Source: Civil Service People Survey 2009 to 2022.</text:p>
          </table:table-cell>
          <table:table-cell table:number-columns-repeated="16383" table:style-name="ce1"/>
        </table:table-row>
        <table:table-row table:style-name="ro8">
          <table:table-cell office:value-type="string" table:style-name="ce8">
            <text:p>Measure</text:p>
          </table:table-cell>
          <table:table-cell office:value-type="string" table:style-name="ce8">
            <text:p>Label</text:p>
          </table:table-cell>
          <table:table-cell office:value-type="string" table:style-name="ce8">
            <text:p>Section</text:p>
          </table:table-cell>
          <table:table-cell office:value-type="string" table:style-name="ce8">
            <text:p>Notes</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table:number-columns-repeated="16366"/>
        </table:table-row>
        <table:table-row table:style-name="ro10">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style-name="ce4"/>
          <table:table-cell office:value-type="string" table:style-name="ce10">
            <text:p>58.347</text:p>
          </table:table-cell>
          <table:table-cell office:value-type="string" table:style-name="ce10">
            <text:p>56.465</text:p>
          </table:table-cell>
          <table:table-cell office:value-type="string" table:style-name="ce10">
            <text:p>55.739</text:p>
          </table:table-cell>
          <table:table-cell office:value-type="string" table:style-name="ce10">
            <text:p>57.753</text:p>
          </table:table-cell>
          <table:table-cell office:value-type="string" table:style-name="ce10">
            <text:p>57.94</text:p>
          </table:table-cell>
          <table:table-cell office:value-type="string" table:style-name="ce10">
            <text:p>58.727</text:p>
          </table:table-cell>
          <table:table-cell office:value-type="string" table:style-name="ce10">
            <text:p>58.482</text:p>
          </table:table-cell>
          <table:table-cell office:value-type="string" table:style-name="ce10">
            <text:p>59.308</text:p>
          </table:table-cell>
          <table:table-cell office:value-type="string" table:style-name="ce10">
            <text:p>61.249</text:p>
          </table:table-cell>
          <table:table-cell office:value-type="string" table:style-name="ce10">
            <text:p>61.995</text:p>
          </table:table-cell>
          <table:table-cell office:value-type="string" table:style-name="ce10">
            <text:p>63.288</text:p>
          </table:table-cell>
          <table:table-cell office:value-type="string" table:style-name="ce10">
            <text:p>65.996</text:p>
          </table:table-cell>
          <table:table-cell office:value-type="string" table:style-name="ce10">
            <text:p>65.717</text:p>
          </table:table-cell>
          <table:table-cell office:value-type="string" table:style-name="ce10">
            <text:p>64.585</text:p>
          </table:table-cell>
          <table:table-cell table:number-columns-repeated="16366"/>
        </table:table-row>
        <table:table-row table:style-name="ro10">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style-name="ce4"/>
          <table:table-cell office:value-type="string" table:style-name="ce10">
            <text:p>74.407</text:p>
          </table:table-cell>
          <table:table-cell office:value-type="string" table:style-name="ce10">
            <text:p>71.243</text:p>
          </table:table-cell>
          <table:table-cell office:value-type="string" table:style-name="ce10">
            <text:p>71.177</text:p>
          </table:table-cell>
          <table:table-cell office:value-type="string" table:style-name="ce10">
            <text:p>73.052</text:p>
          </table:table-cell>
          <table:table-cell office:value-type="string" table:style-name="ce10">
            <text:p>73.639</text:p>
          </table:table-cell>
          <table:table-cell office:value-type="string" table:style-name="ce10">
            <text:p>75.298</text:p>
          </table:table-cell>
          <table:table-cell office:value-type="string" table:style-name="ce10">
            <text:p>74.485</text:p>
          </table:table-cell>
          <table:table-cell office:value-type="string" table:style-name="ce10">
            <text:p>74.917</text:p>
          </table:table-cell>
          <table:table-cell office:value-type="string" table:style-name="ce10">
            <text:p>76.059</text:p>
          </table:table-cell>
          <table:table-cell office:value-type="string" table:style-name="ce10">
            <text:p>76.481</text:p>
          </table:table-cell>
          <table:table-cell office:value-type="string" table:style-name="ce10">
            <text:p>77.214</text:p>
          </table:table-cell>
          <table:table-cell office:value-type="string" table:style-name="ce10">
            <text:p>80.144</text:p>
          </table:table-cell>
          <table:table-cell office:value-type="string" table:style-name="ce10">
            <text:p>79.439</text:p>
          </table:table-cell>
          <table:table-cell office:value-type="string" table:style-name="ce10">
            <text:p>78.511</text:p>
          </table:table-cell>
          <table:table-cell table:number-columns-repeated="16366"/>
        </table:table-row>
        <table:table-row table:style-name="ro9">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style-name="ce4"/>
          <table:table-cell office:value-type="string" table:style-name="ce10">
            <text:p>80.084</text:p>
          </table:table-cell>
          <table:table-cell office:value-type="string" table:style-name="ce10">
            <text:p>79.717</text:p>
          </table:table-cell>
          <table:table-cell office:value-type="string" table:style-name="ce10">
            <text:p>79.641</text:p>
          </table:table-cell>
          <table:table-cell office:value-type="string" table:style-name="ce10">
            <text:p>80.575</text:p>
          </table:table-cell>
          <table:table-cell office:value-type="string" table:style-name="ce10">
            <text:p>81.214</text:p>
          </table:table-cell>
          <table:table-cell office:value-type="string" table:style-name="ce10">
            <text:p>81.748</text:p>
          </table:table-cell>
          <table:table-cell office:value-type="string" table:style-name="ce10">
            <text:p>81.071</text:p>
          </table:table-cell>
          <table:table-cell office:value-type="string" table:style-name="ce10">
            <text:p>81.34</text:p>
          </table:table-cell>
          <table:table-cell office:value-type="string" table:style-name="ce10">
            <text:p>81.799</text:p>
          </table:table-cell>
          <table:table-cell office:value-type="string" table:style-name="ce10">
            <text:p>82.549</text:p>
          </table:table-cell>
          <table:table-cell office:value-type="string" table:style-name="ce10">
            <text:p>82.977</text:p>
          </table:table-cell>
          <table:table-cell office:value-type="string" table:style-name="ce10">
            <text:p>85.349</text:p>
          </table:table-cell>
          <table:table-cell office:value-type="string" table:style-name="ce10">
            <text:p>84.682</text:p>
          </table:table-cell>
          <table:table-cell office:value-type="string" table:style-name="ce10">
            <text:p>82.86</text:p>
          </table:table-cell>
          <table:table-cell table:number-columns-repeated="16366"/>
        </table:table-row>
        <table:table-row table:style-name="ro10">
          <table:table-cell office:value-type="string" table:style-name="ce4">
            <text:p>lm_ts</text:p>
          </table:table-cell>
          <table:table-cell office:value-type="string" table:style-name="ce4">
            <text:p>My manager theme score (% positive, B08-B16)</text:p>
          </table:table-cell>
          <table:table-cell office:value-type="string" table:style-name="ce4">
            <text:p>Theme scores</text:p>
          </table:table-cell>
          <table:table-cell office:value-type="string" table:style-name="ce4">
            <text:p>[note 1]</text:p>
          </table:table-cell>
          <table:table-cell office:value-type="string" table:style-name="ce10">
            <text:p>66.37</text:p>
          </table:table-cell>
          <table:table-cell office:value-type="string" table:style-name="ce10">
            <text:p>67.683</text:p>
          </table:table-cell>
          <table:table-cell office:value-type="string" table:style-name="ce10">
            <text:p>67.285</text:p>
          </table:table-cell>
          <table:table-cell office:value-type="string" table:style-name="ce10">
            <text:p>68.899</text:p>
          </table:table-cell>
          <table:table-cell office:value-type="string" table:style-name="ce10">
            <text:p>69.676</text:p>
          </table:table-cell>
          <table:table-cell office:value-type="string" table:style-name="ce10">
            <text:p>70.752</text:p>
          </table:table-cell>
          <table:table-cell office:value-type="string" table:style-name="ce10">
            <text:p>70.529</text:p>
          </table:table-cell>
          <table:table-cell office:value-type="string" table:style-name="ce10">
            <text:p>71.299</text:p>
          </table:table-cell>
          <table:table-cell office:value-type="string" table:style-name="ce10">
            <text:p>73.095</text:p>
          </table:table-cell>
          <table:table-cell office:value-type="string" table:style-name="ce10">
            <text:p>73.68</text:p>
          </table:table-cell>
          <table:table-cell office:value-type="string" table:style-name="ce10">
            <text:p>73.999</text:p>
          </table:table-cell>
          <table:table-cell office:value-type="string" table:style-name="ce10">
            <text:p>77.592</text:p>
          </table:table-cell>
          <table:table-cell office:value-type="string" table:style-name="ce10">
            <text:p>78.587</text:p>
          </table:table-cell>
          <table:table-cell office:value-type="string" table:style-name="ce10">
            <text:p>77.536</text:p>
          </table:table-cell>
          <table:table-cell table:number-columns-repeated="16366"/>
        </table:table-row>
        <table:table-row table:style-name="ro10">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style-name="ce4"/>
          <table:table-cell office:value-type="string" table:style-name="ce10">
            <text:p>76.107</text:p>
          </table:table-cell>
          <table:table-cell office:value-type="string" table:style-name="ce10">
            <text:p>77.255</text:p>
          </table:table-cell>
          <table:table-cell office:value-type="string" table:style-name="ce10">
            <text:p>76.982</text:p>
          </table:table-cell>
          <table:table-cell office:value-type="string" table:style-name="ce10">
            <text:p>77.872</text:p>
          </table:table-cell>
          <table:table-cell office:value-type="string" table:style-name="ce10">
            <text:p>79.063</text:p>
          </table:table-cell>
          <table:table-cell office:value-type="string" table:style-name="ce10">
            <text:p>79.138</text:p>
          </table:table-cell>
          <table:table-cell office:value-type="string" table:style-name="ce10">
            <text:p>79.614</text:p>
          </table:table-cell>
          <table:table-cell office:value-type="string" table:style-name="ce10">
            <text:p>79.778</text:p>
          </table:table-cell>
          <table:table-cell office:value-type="string" table:style-name="ce10">
            <text:p>80.601</text:p>
          </table:table-cell>
          <table:table-cell office:value-type="string" table:style-name="ce10">
            <text:p>81.013</text:p>
          </table:table-cell>
          <table:table-cell office:value-type="string" table:style-name="ce10">
            <text:p>81.778</text:p>
          </table:table-cell>
          <table:table-cell office:value-type="string" table:style-name="ce10">
            <text:p>83.676</text:p>
          </table:table-cell>
          <table:table-cell office:value-type="string" table:style-name="ce10">
            <text:p>84.314</text:p>
          </table:table-cell>
          <table:table-cell office:value-type="string" table:style-name="ce10">
            <text:p>83.519</text:p>
          </table:table-cell>
          <table:table-cell table:number-columns-repeated="16366"/>
        </table:table-row>
        <table:table-row table:style-name="ro9">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style-name="ce4"/>
          <table:table-cell office:value-type="string" table:style-name="ce10">
            <text:p>50.234</text:p>
          </table:table-cell>
          <table:table-cell office:value-type="string" table:style-name="ce10">
            <text:p>43.435</text:p>
          </table:table-cell>
          <table:table-cell office:value-type="string" table:style-name="ce10">
            <text:p>42.567</text:p>
          </table:table-cell>
          <table:table-cell office:value-type="string" table:style-name="ce10">
            <text:p>44.035</text:p>
          </table:table-cell>
          <table:table-cell office:value-type="string" table:style-name="ce10">
            <text:p>47.283</text:p>
          </table:table-cell>
          <table:table-cell office:value-type="string" table:style-name="ce10">
            <text:p>49.227</text:p>
          </table:table-cell>
          <table:table-cell office:value-type="string" table:style-name="ce10">
            <text:p>49.452</text:p>
          </table:table-cell>
          <table:table-cell office:value-type="string" table:style-name="ce10">
            <text:p>50.381</text:p>
          </table:table-cell>
          <table:table-cell office:value-type="string" table:style-name="ce10">
            <text:p>52.84</text:p>
          </table:table-cell>
          <table:table-cell office:value-type="string" table:style-name="ce10">
            <text:p>53.631</text:p>
          </table:table-cell>
          <table:table-cell office:value-type="string" table:style-name="ce10">
            <text:p>54.815</text:p>
          </table:table-cell>
          <table:table-cell office:value-type="string" table:style-name="ce10">
            <text:p>55.548</text:p>
          </table:table-cell>
          <table:table-cell office:value-type="string" table:style-name="ce10">
            <text:p>56.292</text:p>
          </table:table-cell>
          <table:table-cell office:value-type="string" table:style-name="ce10">
            <text:p>55.032</text:p>
          </table:table-cell>
          <table:table-cell table:number-columns-repeated="16366"/>
        </table:table-row>
        <table:table-row table:style-name="ro9">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style-name="ce4"/>
          <table:table-cell office:value-type="string" table:style-name="ce10">
            <text:p>74.211</text:p>
          </table:table-cell>
          <table:table-cell office:value-type="string" table:style-name="ce10">
            <text:p>73.223</text:p>
          </table:table-cell>
          <table:table-cell office:value-type="string" table:style-name="ce10">
            <text:p>73.139</text:p>
          </table:table-cell>
          <table:table-cell office:value-type="string" table:style-name="ce10">
            <text:p>74.703</text:p>
          </table:table-cell>
          <table:table-cell office:value-type="string" table:style-name="ce10">
            <text:p>74.263</text:p>
          </table:table-cell>
          <table:table-cell office:value-type="string" table:style-name="ce10">
            <text:p>75.446</text:p>
          </table:table-cell>
          <table:table-cell office:value-type="string" table:style-name="ce10">
            <text:p>74.432</text:p>
          </table:table-cell>
          <table:table-cell office:value-type="string" table:style-name="ce10">
            <text:p>75.715</text:p>
          </table:table-cell>
          <table:table-cell office:value-type="string" table:style-name="ce10">
            <text:p>76.549</text:p>
          </table:table-cell>
          <table:table-cell office:value-type="string" table:style-name="ce10">
            <text:p>77.843</text:p>
          </table:table-cell>
          <table:table-cell office:value-type="string" table:style-name="ce10">
            <text:p>78.688</text:p>
          </table:table-cell>
          <table:table-cell office:value-type="string" table:style-name="ce10">
            <text:p>81.792</text:p>
          </table:table-cell>
          <table:table-cell office:value-type="string" table:style-name="ce10">
            <text:p>82.419</text:p>
          </table:table-cell>
          <table:table-cell office:value-type="string" table:style-name="ce10">
            <text:p>81.375</text:p>
          </table:table-cell>
          <table:table-cell table:number-columns-repeated="16366"/>
        </table:table-row>
        <table:table-row table:style-name="ro9">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style-name="ce4"/>
          <table:table-cell office:value-type="string" table:style-name="ce10">
            <text:p>70.252</text:p>
          </table:table-cell>
          <table:table-cell office:value-type="string" table:style-name="ce10">
            <text:p>71.644</text:p>
          </table:table-cell>
          <table:table-cell office:value-type="string" table:style-name="ce10">
            <text:p>71.08</text:p>
          </table:table-cell>
          <table:table-cell office:value-type="string" table:style-name="ce10">
            <text:p>71.817</text:p>
          </table:table-cell>
          <table:table-cell office:value-type="string" table:style-name="ce10">
            <text:p>72.086</text:p>
          </table:table-cell>
          <table:table-cell office:value-type="string" table:style-name="ce10">
            <text:p>72.403</text:p>
          </table:table-cell>
          <table:table-cell office:value-type="string" table:style-name="ce10">
            <text:p>71.306</text:p>
          </table:table-cell>
          <table:table-cell office:value-type="string" table:style-name="ce10">
            <text:p>71.398</text:p>
          </table:table-cell>
          <table:table-cell office:value-type="string" table:style-name="ce10">
            <text:p>72.288</text:p>
          </table:table-cell>
          <table:table-cell office:value-type="string" table:style-name="ce10">
            <text:p>72.874</text:p>
          </table:table-cell>
          <table:table-cell office:value-type="string" table:style-name="ce10">
            <text:p>73.862</text:p>
          </table:table-cell>
          <table:table-cell office:value-type="string" table:style-name="ce10">
            <text:p>74.994</text:p>
          </table:table-cell>
          <table:table-cell office:value-type="string" table:style-name="ce10">
            <text:p>75.076</text:p>
          </table:table-cell>
          <table:table-cell office:value-type="string" table:style-name="ce10">
            <text:p>74.138</text:p>
          </table:table-cell>
          <table:table-cell table:number-columns-repeated="16366"/>
        </table:table-row>
        <table:table-row table:style-name="ro10">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style-name="ce4"/>
          <table:table-cell office:value-type="string" table:style-name="ce10">
            <text:p>37.106</text:p>
          </table:table-cell>
          <table:table-cell office:value-type="string" table:style-name="ce10">
            <text:p>37.029</text:p>
          </table:table-cell>
          <table:table-cell office:value-type="string" table:style-name="ce10">
            <text:p>31.317</text:p>
          </table:table-cell>
          <table:table-cell office:value-type="string" table:style-name="ce10">
            <text:p>29.94</text:p>
          </table:table-cell>
          <table:table-cell office:value-type="string" table:style-name="ce10">
            <text:p>29.337</text:p>
          </table:table-cell>
          <table:table-cell office:value-type="string" table:style-name="ce10">
            <text:p>27.971</text:p>
          </table:table-cell>
          <table:table-cell office:value-type="string" table:style-name="ce10">
            <text:p>29.529</text:p>
          </table:table-cell>
          <table:table-cell office:value-type="string" table:style-name="ce10">
            <text:p>30.973</text:p>
          </table:table-cell>
          <table:table-cell office:value-type="string" table:style-name="ce10">
            <text:p>30.105</text:p>
          </table:table-cell>
          <table:table-cell office:value-type="string" table:style-name="ce10">
            <text:p>31.322</text:p>
          </table:table-cell>
          <table:table-cell office:value-type="string" table:style-name="ce10">
            <text:p>34.137</text:p>
          </table:table-cell>
          <table:table-cell office:value-type="string" table:style-name="ce10">
            <text:p>40.076</text:p>
          </table:table-cell>
          <table:table-cell office:value-type="string" table:style-name="ce10">
            <text:p>38.52</text:p>
          </table:table-cell>
          <table:table-cell office:value-type="string" table:style-name="ce10">
            <text:p>27.604</text:p>
          </table:table-cell>
          <table:table-cell table:number-columns-repeated="16366"/>
        </table:table-row>
        <table:table-row table:style-name="ro9">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style-name="ce4"/>
          <table:table-cell office:value-type="string" table:style-name="ce10">
            <text:p>37.238</text:p>
          </table:table-cell>
          <table:table-cell office:value-type="string" table:style-name="ce10">
            <text:p>36.535</text:p>
          </table:table-cell>
          <table:table-cell office:value-type="string" table:style-name="ce10">
            <text:p>37.298</text:p>
          </table:table-cell>
          <table:table-cell office:value-type="string" table:style-name="ce10">
            <text:p>40.61</text:p>
          </table:table-cell>
          <table:table-cell office:value-type="string" table:style-name="ce10">
            <text:p>41.128</text:p>
          </table:table-cell>
          <table:table-cell office:value-type="string" table:style-name="ce10">
            <text:p>43.216</text:p>
          </table:table-cell>
          <table:table-cell office:value-type="string" table:style-name="ce10">
            <text:p>42.333</text:p>
          </table:table-cell>
          <table:table-cell office:value-type="string" table:style-name="ce10">
            <text:p>42.565</text:p>
          </table:table-cell>
          <table:table-cell office:value-type="string" table:style-name="ce10">
            <text:p>46.562</text:p>
          </table:table-cell>
          <table:table-cell office:value-type="string" table:style-name="ce10">
            <text:p>46.576</text:p>
          </table:table-cell>
          <table:table-cell office:value-type="string" table:style-name="ce10">
            <text:p>48.981</text:p>
          </table:table-cell>
          <table:table-cell office:value-type="string" table:style-name="ce10">
            <text:p>58.456</text:p>
          </table:table-cell>
          <table:table-cell office:value-type="string" table:style-name="ce10">
            <text:p>58.32</text:p>
          </table:table-cell>
          <table:table-cell office:value-type="string" table:style-name="ce10">
            <text:p>53.999</text:p>
          </table:table-cell>
          <table:table-cell table:number-columns-repeated="16366"/>
        </table:table-row>
        <table:table-row table:style-name="ro10">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style-name="ce4"/>
          <table:table-cell office:value-type="string" table:style-name="ce10">
            <text:p>89.844</text:p>
          </table:table-cell>
          <table:table-cell office:value-type="string" table:style-name="ce10">
            <text:p>88.506</text:p>
          </table:table-cell>
          <table:table-cell office:value-type="string" table:style-name="ce10">
            <text:p>88.608</text:p>
          </table:table-cell>
          <table:table-cell office:value-type="string" table:style-name="ce10">
            <text:p>89.456</text:p>
          </table:table-cell>
          <table:table-cell office:value-type="string" table:style-name="ce10">
            <text:p>89.095</text:p>
          </table:table-cell>
          <table:table-cell office:value-type="string" table:style-name="ce10">
            <text:p>89.437</text:p>
          </table:table-cell>
          <table:table-cell office:value-type="string" table:style-name="ce10">
            <text:p>89.178</text:p>
          </table:table-cell>
          <table:table-cell office:value-type="string" table:style-name="ce10">
            <text:p>89.842</text:p>
          </table:table-cell>
          <table:table-cell office:value-type="string" table:style-name="ce10">
            <text:p>89.95</text:p>
          </table:table-cell>
          <table:table-cell office:value-type="string" table:style-name="ce10">
            <text:p>89.577</text:p>
          </table:table-cell>
          <table:table-cell office:value-type="string" table:style-name="ce10">
            <text:p>90.235</text:p>
          </table:table-cell>
          <table:table-cell office:value-type="string" table:style-name="ce10">
            <text:p>92.031</text:p>
          </table:table-cell>
          <table:table-cell office:value-type="string" table:style-name="ce10">
            <text:p>90.94</text:p>
          </table:table-cell>
          <table:table-cell office:value-type="string" table:style-name="ce10">
            <text:p>89.808</text:p>
          </table:table-cell>
          <table:table-cell table:number-columns-repeated="16366"/>
        </table:table-row>
        <table:table-row table:style-name="ro9">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style-name="ce4"/>
          <table:table-cell office:value-type="string" table:style-name="ce10">
            <text:p>76.201</text:p>
          </table:table-cell>
          <table:table-cell office:value-type="string" table:style-name="ce10">
            <text:p>73.446</text:p>
          </table:table-cell>
          <table:table-cell office:value-type="string" table:style-name="ce10">
            <text:p>74.639</text:p>
          </table:table-cell>
          <table:table-cell office:value-type="string" table:style-name="ce10">
            <text:p>76.278</text:p>
          </table:table-cell>
          <table:table-cell office:value-type="string" table:style-name="ce10">
            <text:p>77.81</text:p>
          </table:table-cell>
          <table:table-cell office:value-type="string" table:style-name="ce10">
            <text:p>79.134</text:p>
          </table:table-cell>
          <table:table-cell office:value-type="string" table:style-name="ce10">
            <text:p>78.929</text:p>
          </table:table-cell>
          <table:table-cell office:value-type="string" table:style-name="ce10">
            <text:p>80.169</text:p>
          </table:table-cell>
          <table:table-cell office:value-type="string" table:style-name="ce10">
            <text:p>80.691</text:p>
          </table:table-cell>
          <table:table-cell office:value-type="string" table:style-name="ce10">
            <text:p>80.743</text:p>
          </table:table-cell>
          <table:table-cell office:value-type="string" table:style-name="ce10">
            <text:p>80.213</text:p>
          </table:table-cell>
          <table:table-cell office:value-type="string" table:style-name="ce10">
            <text:p>84.415</text:p>
          </table:table-cell>
          <table:table-cell office:value-type="string" table:style-name="ce10">
            <text:p>83.784</text:p>
          </table:table-cell>
          <table:table-cell office:value-type="string" table:style-name="ce10">
            <text:p>83.382</text:p>
          </table:table-cell>
          <table:table-cell table:number-columns-repeated="16366"/>
        </table:table-row>
        <table:table-row table:style-name="ro13">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style-name="ce4"/>
          <table:table-cell office:value-type="string" table:style-name="ce10">
            <text:p>74.03</text:p>
          </table:table-cell>
          <table:table-cell office:value-type="string" table:style-name="ce10">
            <text:p>71.839</text:p>
          </table:table-cell>
          <table:table-cell office:value-type="string" table:style-name="ce10">
            <text:p>72.426</text:p>
          </table:table-cell>
          <table:table-cell office:value-type="string" table:style-name="ce10">
            <text:p>72.679</text:p>
          </table:table-cell>
          <table:table-cell office:value-type="string" table:style-name="ce10">
            <text:p>74.78</text:p>
          </table:table-cell>
          <table:table-cell office:value-type="string" table:style-name="ce10">
            <text:p>75.533</text:p>
          </table:table-cell>
          <table:table-cell office:value-type="string" table:style-name="ce10">
            <text:p>75.493</text:p>
          </table:table-cell>
          <table:table-cell office:value-type="string" table:style-name="ce10">
            <text:p>75.126</text:p>
          </table:table-cell>
          <table:table-cell office:value-type="string" table:style-name="ce10">
            <text:p>76.589</text:p>
          </table:table-cell>
          <table:table-cell office:value-type="string" table:style-name="ce10">
            <text:p>77.4</text:p>
          </table:table-cell>
          <table:table-cell office:value-type="string" table:style-name="ce10">
            <text:p>77.594</text:p>
          </table:table-cell>
          <table:table-cell office:value-type="string" table:style-name="ce10">
            <text:p>80.272</text:p>
          </table:table-cell>
          <table:table-cell office:value-type="string" table:style-name="ce10">
            <text:p>79.201</text:p>
          </table:table-cell>
          <table:table-cell office:value-type="string" table:style-name="ce10">
            <text:p>77.631</text:p>
          </table:table-cell>
          <table:table-cell table:number-columns-repeated="16366"/>
        </table:table-row>
        <table:table-row table:style-name="ro9">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style-name="ce4"/>
          <table:table-cell office:value-type="string" table:style-name="ce10">
            <text:p>54.693</text:p>
          </table:table-cell>
          <table:table-cell office:value-type="string" table:style-name="ce10">
            <text:p>49.074</text:p>
          </table:table-cell>
          <table:table-cell office:value-type="string" table:style-name="ce10">
            <text:p>49.416</text:p>
          </table:table-cell>
          <table:table-cell office:value-type="string" table:style-name="ce10">
            <text:p>52.991</text:p>
          </table:table-cell>
          <table:table-cell office:value-type="string" table:style-name="ce10">
            <text:p>53.748</text:p>
          </table:table-cell>
          <table:table-cell office:value-type="string" table:style-name="ce10">
            <text:p>56.419</text:p>
          </table:table-cell>
          <table:table-cell office:value-type="string" table:style-name="ce10">
            <text:p>55.906</text:p>
          </table:table-cell>
          <table:table-cell office:value-type="string" table:style-name="ce10">
            <text:p>56.709</text:p>
          </table:table-cell>
          <table:table-cell office:value-type="string" table:style-name="ce10">
            <text:p>57.901</text:p>
          </table:table-cell>
          <table:table-cell office:value-type="string" table:style-name="ce10">
            <text:p>58.541</text:p>
          </table:table-cell>
          <table:table-cell office:value-type="string" table:style-name="ce10">
            <text:p>59.879</text:p>
          </table:table-cell>
          <table:table-cell office:value-type="string" table:style-name="ce10">
            <text:p>63.869</text:p>
          </table:table-cell>
          <table:table-cell office:value-type="string" table:style-name="ce10">
            <text:p>62.264</text:p>
          </table:table-cell>
          <table:table-cell office:value-type="string" table:style-name="ce10">
            <text:p>61.906</text:p>
          </table:table-cell>
          <table:table-cell table:number-columns-repeated="16366"/>
        </table:table-row>
        <table:table-row table:style-name="ro9">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style-name="ce4"/>
          <table:table-cell office:value-type="string" table:style-name="ce10">
            <text:p>71.533</text:p>
          </table:table-cell>
          <table:table-cell office:value-type="string" table:style-name="ce10">
            <text:p>70.275</text:p>
          </table:table-cell>
          <table:table-cell office:value-type="string" table:style-name="ce10">
            <text:p>70.927</text:p>
          </table:table-cell>
          <table:table-cell office:value-type="string" table:style-name="ce10">
            <text:p>71.979</text:p>
          </table:table-cell>
          <table:table-cell office:value-type="string" table:style-name="ce10">
            <text:p>72.469</text:p>
          </table:table-cell>
          <table:table-cell office:value-type="string" table:style-name="ce10">
            <text:p>74.466</text:p>
          </table:table-cell>
          <table:table-cell office:value-type="string" table:style-name="ce10">
            <text:p>73.28</text:p>
          </table:table-cell>
          <table:table-cell office:value-type="string" table:style-name="ce10">
            <text:p>74.116</text:p>
          </table:table-cell>
          <table:table-cell office:value-type="string" table:style-name="ce10">
            <text:p>75.498</text:p>
          </table:table-cell>
          <table:table-cell office:value-type="string" table:style-name="ce10">
            <text:p>77.397</text:p>
          </table:table-cell>
          <table:table-cell office:value-type="string" table:style-name="ce10">
            <text:p>78.028</text:p>
          </table:table-cell>
          <table:table-cell office:value-type="string" table:style-name="ce10">
            <text:p>81.254</text:p>
          </table:table-cell>
          <table:table-cell office:value-type="string" table:style-name="ce10">
            <text:p>81.3</text:p>
          </table:table-cell>
          <table:table-cell office:value-type="string" table:style-name="ce10">
            <text:p>80.844</text:p>
          </table:table-cell>
          <table:table-cell table:number-columns-repeated="16366"/>
        </table:table-row>
        <table:table-row table:style-name="ro13">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style-name="ce4"/>
          <table:table-cell office:value-type="string" table:style-name="ce10">
            <text:p>78.098</text:p>
          </table:table-cell>
          <table:table-cell office:value-type="string" table:style-name="ce10">
            <text:p>78.073</text:p>
          </table:table-cell>
          <table:table-cell office:value-type="string" table:style-name="ce10">
            <text:p>78.75</text:p>
          </table:table-cell>
          <table:table-cell office:value-type="string" table:style-name="ce10">
            <text:p>78.629</text:p>
          </table:table-cell>
          <table:table-cell office:value-type="string" table:style-name="ce10">
            <text:p>79.869</text:p>
          </table:table-cell>
          <table:table-cell office:value-type="string" table:style-name="ce10">
            <text:p>80.593</text:p>
          </table:table-cell>
          <table:table-cell office:value-type="string" table:style-name="ce10">
            <text:p>79.26</text:p>
          </table:table-cell>
          <table:table-cell office:value-type="string" table:style-name="ce10">
            <text:p>79.896</text:p>
          </table:table-cell>
          <table:table-cell office:value-type="string" table:style-name="ce10">
            <text:p>80.633</text:p>
          </table:table-cell>
          <table:table-cell office:value-type="string" table:style-name="ce10">
            <text:p>81.435</text:p>
          </table:table-cell>
          <table:table-cell office:value-type="string" table:style-name="ce10">
            <text:p>82.315</text:p>
          </table:table-cell>
          <table:table-cell office:value-type="string" table:style-name="ce10">
            <text:p>83.974</text:p>
          </table:table-cell>
          <table:table-cell office:value-type="string" table:style-name="ce10">
            <text:p>83.516</text:p>
          </table:table-cell>
          <table:table-cell office:value-type="string" table:style-name="ce10">
            <text:p>81.776</text:p>
          </table:table-cell>
          <table:table-cell table:number-columns-repeated="16366"/>
        </table:table-row>
        <table:table-row table:style-name="ro13">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style-name="ce4"/>
          <table:table-cell office:value-type="string" table:style-name="ce10">
            <text:p>81.578</text:p>
          </table:table-cell>
          <table:table-cell office:value-type="string" table:style-name="ce10">
            <text:p>80.444</text:p>
          </table:table-cell>
          <table:table-cell office:value-type="string" table:style-name="ce10">
            <text:p>81.106</text:p>
          </table:table-cell>
          <table:table-cell office:value-type="string" table:style-name="ce10">
            <text:p>81.548</text:p>
          </table:table-cell>
          <table:table-cell office:value-type="string" table:style-name="ce10">
            <text:p>82.541</text:p>
          </table:table-cell>
          <table:table-cell office:value-type="string" table:style-name="ce10">
            <text:p>83.333</text:p>
          </table:table-cell>
          <table:table-cell office:value-type="string" table:style-name="ce10">
            <text:p>82.754</text:p>
          </table:table-cell>
          <table:table-cell office:value-type="string" table:style-name="ce10">
            <text:p>82.955</text:p>
          </table:table-cell>
          <table:table-cell office:value-type="string" table:style-name="ce10">
            <text:p>83.245</text:p>
          </table:table-cell>
          <table:table-cell office:value-type="string" table:style-name="ce10">
            <text:p>83.815</text:p>
          </table:table-cell>
          <table:table-cell office:value-type="string" table:style-name="ce10">
            <text:p>83.81</text:p>
          </table:table-cell>
          <table:table-cell office:value-type="string" table:style-name="ce10">
            <text:p>86.803</text:p>
          </table:table-cell>
          <table:table-cell office:value-type="string" table:style-name="ce10">
            <text:p>86.127</text:p>
          </table:table-cell>
          <table:table-cell office:value-type="string" table:style-name="ce10">
            <text:p>85.103</text:p>
          </table:table-cell>
          <table:table-cell table:number-columns-repeated="16366"/>
        </table:table-row>
        <table:table-row table:style-name="ro9">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style-name="ce4"/>
          <table:table-cell office:value-type="string" table:style-name="ce10">
            <text:p>61.126</text:p>
          </table:table-cell>
          <table:table-cell office:value-type="string" table:style-name="ce10">
            <text:p>61.957</text:p>
          </table:table-cell>
          <table:table-cell office:value-type="string" table:style-name="ce10">
            <text:p>63.071</text:p>
          </table:table-cell>
          <table:table-cell office:value-type="string" table:style-name="ce10">
            <text:p>65.611</text:p>
          </table:table-cell>
          <table:table-cell office:value-type="string" table:style-name="ce10">
            <text:p>65.234</text:p>
          </table:table-cell>
          <table:table-cell office:value-type="string" table:style-name="ce10">
            <text:p>67.915</text:p>
          </table:table-cell>
          <table:table-cell office:value-type="string" table:style-name="ce10">
            <text:p>67.768</text:p>
          </table:table-cell>
          <table:table-cell office:value-type="string" table:style-name="ce10">
            <text:p>68.607</text:p>
          </table:table-cell>
          <table:table-cell office:value-type="string" table:style-name="ce10">
            <text:p>69.953</text:p>
          </table:table-cell>
          <table:table-cell office:value-type="string" table:style-name="ce10">
            <text:p>71.028</text:p>
          </table:table-cell>
          <table:table-cell office:value-type="string" table:style-name="ce10">
            <text:p>71.637</text:p>
          </table:table-cell>
          <table:table-cell office:value-type="string" table:style-name="ce10">
            <text:p>75.755</text:p>
          </table:table-cell>
          <table:table-cell office:value-type="string" table:style-name="ce10">
            <text:p>77.186</text:p>
          </table:table-cell>
          <table:table-cell office:value-type="string" table:style-name="ce10">
            <text:p>76.077</text:p>
          </table:table-cell>
          <table:table-cell table:number-columns-repeated="16366"/>
        </table:table-row>
        <table:table-row table:style-name="ro13">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style-name="ce4"/>
          <table:table-cell office:value-type="string" table:style-name="ce10">
            <text:p>76.878</text:p>
          </table:table-cell>
          <table:table-cell office:value-type="string" table:style-name="ce10">
            <text:p>77.947</text:p>
          </table:table-cell>
          <table:table-cell office:value-type="string" table:style-name="ce10">
            <text:p>78.862</text:p>
          </table:table-cell>
          <table:table-cell office:value-type="string" table:style-name="ce10">
            <text:p>80.556</text:p>
          </table:table-cell>
          <table:table-cell office:value-type="string" table:style-name="ce10">
            <text:p>80.44</text:p>
          </table:table-cell>
          <table:table-cell office:value-type="string" table:style-name="ce10">
            <text:p>81.042</text:p>
          </table:table-cell>
          <table:table-cell office:value-type="string" table:style-name="ce10">
            <text:p>82.184</text:p>
          </table:table-cell>
          <table:table-cell office:value-type="string" table:style-name="ce10">
            <text:p>82.519</text:p>
          </table:table-cell>
          <table:table-cell office:value-type="string" table:style-name="ce10">
            <text:p>84.223</text:p>
          </table:table-cell>
          <table:table-cell office:value-type="string" table:style-name="ce10">
            <text:p>85.545</text:p>
          </table:table-cell>
          <table:table-cell office:value-type="string" table:style-name="ce10">
            <text:p>86.533</text:p>
          </table:table-cell>
          <table:table-cell office:value-type="string" table:style-name="ce10">
            <text:p>88.916</text:p>
          </table:table-cell>
          <table:table-cell office:value-type="string" table:style-name="ce10">
            <text:p>90</text:p>
          </table:table-cell>
          <table:table-cell office:value-type="string" table:style-name="ce10">
            <text:p>89.369</text:p>
          </table:table-cell>
          <table:table-cell table:number-columns-repeated="16366"/>
        </table:table-row>
        <table:table-row table:style-name="ro9">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style-name="ce4"/>
          <table:table-cell office:value-type="string" table:style-name="ce10">
            <text:p>77.918</text:p>
          </table:table-cell>
          <table:table-cell office:value-type="string" table:style-name="ce10">
            <text:p>77.462</text:p>
          </table:table-cell>
          <table:table-cell office:value-type="string" table:style-name="ce10">
            <text:p>78.731</text:p>
          </table:table-cell>
          <table:table-cell office:value-type="string" table:style-name="ce10">
            <text:p>78.826</text:p>
          </table:table-cell>
          <table:table-cell office:value-type="string" table:style-name="ce10">
            <text:p>79.032</text:p>
          </table:table-cell>
          <table:table-cell office:value-type="string" table:style-name="ce10">
            <text:p>79.888</text:p>
          </table:table-cell>
          <table:table-cell office:value-type="string" table:style-name="ce10">
            <text:p>80.712</text:p>
          </table:table-cell>
          <table:table-cell office:value-type="string" table:style-name="ce10">
            <text:p>80.671</text:p>
          </table:table-cell>
          <table:table-cell office:value-type="string" table:style-name="ce10">
            <text:p>81.918</text:p>
          </table:table-cell>
          <table:table-cell office:value-type="string" table:style-name="ce10">
            <text:p>82.807</text:p>
          </table:table-cell>
          <table:table-cell office:value-type="string" table:style-name="ce10">
            <text:p>83.409</text:p>
          </table:table-cell>
          <table:table-cell office:value-type="string" table:style-name="ce10">
            <text:p>86.442</text:p>
          </table:table-cell>
          <table:table-cell office:value-type="string" table:style-name="ce10">
            <text:p>87.027</text:p>
          </table:table-cell>
          <table:table-cell office:value-type="string" table:style-name="ce10">
            <text:p>86.313</text:p>
          </table:table-cell>
          <table:table-cell table:number-columns-repeated="16366"/>
        </table:table-row>
        <table:table-row table:style-name="ro13">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style-name="ce4"/>
          <table:table-cell office:value-type="string" table:style-name="ce10">
            <text:p>58.515</text:p>
          </table:table-cell>
          <table:table-cell office:value-type="string" table:style-name="ce10">
            <text:p>58.126</text:p>
          </table:table-cell>
          <table:table-cell office:value-type="string" table:style-name="ce10">
            <text:p>58.358</text:p>
          </table:table-cell>
          <table:table-cell office:value-type="string" table:style-name="ce10">
            <text:p>60.615</text:p>
          </table:table-cell>
          <table:table-cell office:value-type="string" table:style-name="ce10">
            <text:p>61.981</text:p>
          </table:table-cell>
          <table:table-cell office:value-type="string" table:style-name="ce10">
            <text:p>64.269</text:p>
          </table:table-cell>
          <table:table-cell office:value-type="string" table:style-name="ce10">
            <text:p>63.417</text:p>
          </table:table-cell>
          <table:table-cell office:value-type="string" table:style-name="ce10">
            <text:p>64.503</text:p>
          </table:table-cell>
          <table:table-cell office:value-type="string" table:style-name="ce10">
            <text:p>65.783</text:p>
          </table:table-cell>
          <table:table-cell office:value-type="string" table:style-name="ce10">
            <text:p>67.096</text:p>
          </table:table-cell>
          <table:table-cell office:value-type="string" table:style-name="ce10">
            <text:p>66.895</text:p>
          </table:table-cell>
          <table:table-cell office:value-type="string" table:style-name="ce10">
            <text:p>71.346</text:p>
          </table:table-cell>
          <table:table-cell office:value-type="string" table:style-name="ce10">
            <text:p>71.814</text:p>
          </table:table-cell>
          <table:table-cell office:value-type="string" table:style-name="ce10">
            <text:p>70.585</text:p>
          </table:table-cell>
          <table:table-cell table:number-columns-repeated="16366"/>
        </table:table-row>
        <table:table-row table:style-name="ro13">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style-name="ce4"/>
          <table:table-cell office:value-type="string" table:style-name="ce10">
            <text:p>70.26</text:p>
          </table:table-cell>
          <table:table-cell office:value-type="string" table:style-name="ce10">
            <text:p>68.592</text:p>
          </table:table-cell>
          <table:table-cell office:value-type="string" table:style-name="ce10">
            <text:p>70.922</text:p>
          </table:table-cell>
          <table:table-cell office:value-type="string" table:style-name="ce10">
            <text:p>71.263</text:p>
          </table:table-cell>
          <table:table-cell office:value-type="string" table:style-name="ce10">
            <text:p>71.09</text:p>
          </table:table-cell>
          <table:table-cell office:value-type="string" table:style-name="ce10">
            <text:p>72.801</text:p>
          </table:table-cell>
          <table:table-cell office:value-type="string" table:style-name="ce10">
            <text:p>72.417</text:p>
          </table:table-cell>
          <table:table-cell office:value-type="string" table:style-name="ce10">
            <text:p>73.291</text:p>
          </table:table-cell>
          <table:table-cell office:value-type="string" table:style-name="ce10">
            <text:p>74.365</text:p>
          </table:table-cell>
          <table:table-cell office:value-type="string" table:style-name="ce10">
            <text:p>76.203</text:p>
          </table:table-cell>
          <table:table-cell office:value-type="string" table:style-name="ce10">
            <text:p>76.45</text:p>
          </table:table-cell>
          <table:table-cell office:value-type="string" table:style-name="ce10">
            <text:p>81.15</text:p>
          </table:table-cell>
          <table:table-cell office:value-type="string" table:style-name="ce10">
            <text:p>82.043</text:p>
          </table:table-cell>
          <table:table-cell office:value-type="string" table:style-name="ce10">
            <text:p>81.601</text:p>
          </table:table-cell>
          <table:table-cell table:number-columns-repeated="16366"/>
        </table:table-row>
        <table:table-row table:style-name="ro9">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style-name="ce4"/>
          <table:table-cell office:value-type="string" table:style-name="ce10">
            <text:p>76.343</text:p>
          </table:table-cell>
          <table:table-cell office:value-type="string" table:style-name="ce10">
            <text:p>76.66</text:p>
          </table:table-cell>
          <table:table-cell office:value-type="string" table:style-name="ce10">
            <text:p>75.954</text:p>
          </table:table-cell>
          <table:table-cell office:value-type="string" table:style-name="ce10">
            <text:p>77.28</text:p>
          </table:table-cell>
          <table:table-cell office:value-type="string" table:style-name="ce10">
            <text:p>77.077</text:p>
          </table:table-cell>
          <table:table-cell office:value-type="string" table:style-name="ce10">
            <text:p>77.039</text:p>
          </table:table-cell>
          <table:table-cell office:value-type="string" table:style-name="ce10">
            <text:p>78.607</text:p>
          </table:table-cell>
          <table:table-cell office:value-type="string" table:style-name="ce10">
            <text:p>78.186</text:p>
          </table:table-cell>
          <table:table-cell office:value-type="string" table:style-name="ce10">
            <text:p>79.187</text:p>
          </table:table-cell>
          <table:table-cell office:value-type="string" table:style-name="ce10">
            <text:p>79.854</text:p>
          </table:table-cell>
          <table:table-cell office:value-type="string" table:style-name="ce10">
            <text:p>80.479</text:p>
          </table:table-cell>
          <table:table-cell office:value-type="string" table:style-name="ce10">
            <text:p>83.566</text:p>
          </table:table-cell>
          <table:table-cell office:value-type="string" table:style-name="ce10">
            <text:p>83.858</text:p>
          </table:table-cell>
          <table:table-cell office:value-type="string" table:style-name="ce10">
            <text:p>83.486</text:p>
          </table:table-cell>
          <table:table-cell table:number-columns-repeated="16366"/>
        </table:table-row>
        <table:table-row table:style-name="ro9">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style-name="ce4"/>
          <table:table-cell office:value-type="string" table:style-name="ce10">
            <text:p>60.305</text:p>
          </table:table-cell>
          <table:table-cell office:value-type="string" table:style-name="ce10">
            <text:p>60.212</text:p>
          </table:table-cell>
          <table:table-cell office:value-type="string" table:style-name="ce10">
            <text:p>60</text:p>
          </table:table-cell>
          <table:table-cell office:value-type="string" table:style-name="ce10">
            <text:p>63.245</text:p>
          </table:table-cell>
          <table:table-cell office:value-type="string" table:style-name="ce10">
            <text:p>63.969</text:p>
          </table:table-cell>
          <table:table-cell office:value-type="string" table:style-name="ce10">
            <text:p>65.129</text:p>
          </table:table-cell>
          <table:table-cell office:value-type="string" table:style-name="ce10">
            <text:p>66.618</text:p>
          </table:table-cell>
          <table:table-cell office:value-type="string" table:style-name="ce10">
            <text:p>66.075</text:p>
          </table:table-cell>
          <table:table-cell office:value-type="string" table:style-name="ce10">
            <text:p>67.928</text:p>
          </table:table-cell>
          <table:table-cell office:value-type="string" table:style-name="ce10">
            <text:p>67.708</text:p>
          </table:table-cell>
          <table:table-cell office:value-type="string" table:style-name="ce10">
            <text:p>68.617</text:p>
          </table:table-cell>
          <table:table-cell office:value-type="string" table:style-name="ce10">
            <text:p>71.859</text:p>
          </table:table-cell>
          <table:table-cell office:value-type="string" table:style-name="ce10">
            <text:p>71.901</text:p>
          </table:table-cell>
          <table:table-cell office:value-type="string" table:style-name="ce10">
            <text:p>71.512</text:p>
          </table:table-cell>
          <table:table-cell table:number-columns-repeated="16366"/>
        </table:table-row>
        <table:table-row table:style-name="ro13">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style-name="ce4"/>
          <table:table-cell office:value-type="string" table:style-name="ce10">
            <text:p>56.893</text:p>
          </table:table-cell>
          <table:table-cell office:value-type="string" table:style-name="ce10">
            <text:p>57.184</text:p>
          </table:table-cell>
          <table:table-cell office:value-type="string" table:style-name="ce10">
            <text:p>57.759</text:p>
          </table:table-cell>
          <table:table-cell office:value-type="string" table:style-name="ce10">
            <text:p>59.764</text:p>
          </table:table-cell>
          <table:table-cell office:value-type="string" table:style-name="ce10">
            <text:p>59.599</text:p>
          </table:table-cell>
          <table:table-cell office:value-type="string" table:style-name="ce10">
            <text:p>61.224</text:p>
          </table:table-cell>
          <table:table-cell office:value-type="string" table:style-name="ce10">
            <text:p>61.38</text:p>
          </table:table-cell>
          <table:table-cell office:value-type="string" table:style-name="ce10">
            <text:p>62.415</text:p>
          </table:table-cell>
          <table:table-cell office:value-type="string" table:style-name="ce10">
            <text:p>63.49</text:p>
          </table:table-cell>
          <table:table-cell office:value-type="string" table:style-name="ce10">
            <text:p>64.097</text:p>
          </table:table-cell>
          <table:table-cell office:value-type="string" table:style-name="ce10">
            <text:p>64.536</text:p>
          </table:table-cell>
          <table:table-cell office:value-type="string" table:style-name="ce10">
            <text:p>68.354</text:p>
          </table:table-cell>
          <table:table-cell office:value-type="string" table:style-name="ce10">
            <text:p>68.905</text:p>
          </table:table-cell>
          <table:table-cell office:value-type="string" table:style-name="ce10">
            <text:p>66.822</text:p>
          </table:table-cell>
          <table:table-cell table:number-columns-repeated="16366"/>
        </table:table-row>
        <table:table-row table:style-name="ro9">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style-name="ce4"/>
          <table:table-cell office:value-type="string" table:style-name="ce10">
            <text:p>62.715</text:p>
          </table:table-cell>
          <table:table-cell office:value-type="string" table:style-name="ce10">
            <text:p>61.765</text:p>
          </table:table-cell>
          <table:table-cell office:value-type="string" table:style-name="ce10">
            <text:p>62.139</text:p>
          </table:table-cell>
          <table:table-cell office:value-type="string" table:style-name="ce10">
            <text:p>62.351</text:p>
          </table:table-cell>
          <table:table-cell office:value-type="string" table:style-name="ce10">
            <text:p>62.842</text:p>
          </table:table-cell>
          <table:table-cell office:value-type="string" table:style-name="ce10">
            <text:p>62.83</text:p>
          </table:table-cell>
          <table:table-cell office:value-type="string" table:style-name="ce10">
            <text:p>62.221</text:p>
          </table:table-cell>
          <table:table-cell office:value-type="string" table:style-name="ce10">
            <text:p>63.392</text:p>
          </table:table-cell>
          <table:table-cell office:value-type="string" table:style-name="ce10">
            <text:p>65.387</text:p>
          </table:table-cell>
          <table:table-cell office:value-type="string" table:style-name="ce10">
            <text:p>66.412</text:p>
          </table:table-cell>
          <table:table-cell office:value-type="string" table:style-name="ce10">
            <text:p>67.959</text:p>
          </table:table-cell>
          <table:table-cell office:value-type="string" table:style-name="ce10">
            <text:p>72.466</text:p>
          </table:table-cell>
          <table:table-cell office:value-type="string" table:style-name="ce10">
            <text:p>72.624</text:p>
          </table:table-cell>
          <table:table-cell office:value-type="string" table:style-name="ce10">
            <text:p>72.433</text:p>
          </table:table-cell>
          <table:table-cell table:number-columns-repeated="16366"/>
        </table:table-row>
        <table:table-row table:style-name="ro13">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style-name="ce4"/>
          <table:table-cell office:value-type="string" table:style-name="ce10">
            <text:p>82.295</text:p>
          </table:table-cell>
          <table:table-cell office:value-type="string" table:style-name="ce10">
            <text:p>83.343</text:p>
          </table:table-cell>
          <table:table-cell office:value-type="string" table:style-name="ce10">
            <text:p>82.405</text:p>
          </table:table-cell>
          <table:table-cell office:value-type="string" table:style-name="ce10">
            <text:p>82.982</text:p>
          </table:table-cell>
          <table:table-cell office:value-type="string" table:style-name="ce10">
            <text:p>83.741</text:p>
          </table:table-cell>
          <table:table-cell office:value-type="string" table:style-name="ce10">
            <text:p>83.921</text:p>
          </table:table-cell>
          <table:table-cell office:value-type="string" table:style-name="ce10">
            <text:p>84.403</text:p>
          </table:table-cell>
          <table:table-cell office:value-type="string" table:style-name="ce10">
            <text:p>84.489</text:p>
          </table:table-cell>
          <table:table-cell office:value-type="string" table:style-name="ce10">
            <text:p>85.11</text:p>
          </table:table-cell>
          <table:table-cell office:value-type="string" table:style-name="ce10">
            <text:p>85.505</text:p>
          </table:table-cell>
          <table:table-cell office:value-type="string" table:style-name="ce10">
            <text:p>86.138</text:p>
          </table:table-cell>
          <table:table-cell office:value-type="string" table:style-name="ce10">
            <text:p>88.125</text:p>
          </table:table-cell>
          <table:table-cell office:value-type="string" table:style-name="ce10">
            <text:p>88.341</text:p>
          </table:table-cell>
          <table:table-cell office:value-type="string" table:style-name="ce10">
            <text:p>87.8</text:p>
          </table:table-cell>
          <table:table-cell table:number-columns-repeated="16366"/>
        </table:table-row>
        <table:table-row table:style-name="ro13">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style-name="ce4"/>
          <table:table-cell office:value-type="string" table:style-name="ce10">
            <text:p>78.362</text:p>
          </table:table-cell>
          <table:table-cell office:value-type="string" table:style-name="ce10">
            <text:p>78.182</text:p>
          </table:table-cell>
          <table:table-cell office:value-type="string" table:style-name="ce10">
            <text:p>78.2</text:p>
          </table:table-cell>
          <table:table-cell office:value-type="string" table:style-name="ce10">
            <text:p>79.037</text:p>
          </table:table-cell>
          <table:table-cell office:value-type="string" table:style-name="ce10">
            <text:p>80.075</text:p>
          </table:table-cell>
          <table:table-cell office:value-type="string" table:style-name="ce10">
            <text:p>80.19</text:p>
          </table:table-cell>
          <table:table-cell office:value-type="string" table:style-name="ce10">
            <text:p>80.205</text:p>
          </table:table-cell>
          <table:table-cell office:value-type="string" table:style-name="ce10">
            <text:p>81.583</text:p>
          </table:table-cell>
          <table:table-cell office:value-type="string" table:style-name="ce10">
            <text:p>82.538</text:p>
          </table:table-cell>
          <table:table-cell office:value-type="string" table:style-name="ce10">
            <text:p>82.386</text:p>
          </table:table-cell>
          <table:table-cell office:value-type="string" table:style-name="ce10">
            <text:p>82.769</text:p>
          </table:table-cell>
          <table:table-cell office:value-type="string" table:style-name="ce10">
            <text:p>85.663</text:p>
          </table:table-cell>
          <table:table-cell office:value-type="string" table:style-name="ce10">
            <text:p>85.714</text:p>
          </table:table-cell>
          <table:table-cell office:value-type="string" table:style-name="ce10">
            <text:p>84.599</text:p>
          </table:table-cell>
          <table:table-cell table:number-columns-repeated="16366"/>
        </table:table-row>
        <table:table-row table:style-name="ro12">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style-name="ce4"/>
          <table:table-cell office:value-type="string" table:style-name="ce10">
            <text:p>68.087</text:p>
          </table:table-cell>
          <table:table-cell office:value-type="string" table:style-name="ce10">
            <text:p>69.8</text:p>
          </table:table-cell>
          <table:table-cell office:value-type="string" table:style-name="ce10">
            <text:p>68.731</text:p>
          </table:table-cell>
          <table:table-cell office:value-type="string" table:style-name="ce10">
            <text:p>70.737</text:p>
          </table:table-cell>
          <table:table-cell office:value-type="string" table:style-name="ce10">
            <text:p>72.746</text:p>
          </table:table-cell>
          <table:table-cell office:value-type="string" table:style-name="ce10">
            <text:p>73.737</text:p>
          </table:table-cell>
          <table:table-cell office:value-type="string" table:style-name="ce10">
            <text:p>74.176</text:p>
          </table:table-cell>
          <table:table-cell office:value-type="string" table:style-name="ce10">
            <text:p>74.372</text:p>
          </table:table-cell>
          <table:table-cell office:value-type="string" table:style-name="ce10">
            <text:p>75.194</text:p>
          </table:table-cell>
          <table:table-cell office:value-type="string" table:style-name="ce10">
            <text:p>76.589</text:p>
          </table:table-cell>
          <table:table-cell office:value-type="string" table:style-name="ce10">
            <text:p>76.619</text:p>
          </table:table-cell>
          <table:table-cell office:value-type="string" table:style-name="ce10">
            <text:p>79.599</text:p>
          </table:table-cell>
          <table:table-cell office:value-type="string" table:style-name="ce10">
            <text:p>79.047</text:p>
          </table:table-cell>
          <table:table-cell office:value-type="string" table:style-name="ce10">
            <text:p>78.267</text:p>
          </table:table-cell>
          <table:table-cell table:number-columns-repeated="16366"/>
        </table:table-row>
        <table:table-row table:style-name="ro13">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style-name="ce4"/>
          <table:table-cell office:value-type="string" table:style-name="ce10">
            <text:p>62.187</text:p>
          </table:table-cell>
          <table:table-cell office:value-type="string" table:style-name="ce10">
            <text:p>55.39</text:p>
          </table:table-cell>
          <table:table-cell office:value-type="string" table:style-name="ce10">
            <text:p>54.249</text:p>
          </table:table-cell>
          <table:table-cell office:value-type="string" table:style-name="ce10">
            <text:p>57.877</text:p>
          </table:table-cell>
          <table:table-cell office:value-type="string" table:style-name="ce10">
            <text:p>60.899</text:p>
          </table:table-cell>
          <table:table-cell office:value-type="string" table:style-name="ce10">
            <text:p>62.32</text:p>
          </table:table-cell>
          <table:table-cell office:value-type="string" table:style-name="ce10">
            <text:p>62.888</text:p>
          </table:table-cell>
          <table:table-cell office:value-type="string" table:style-name="ce10">
            <text:p>60.673</text:p>
          </table:table-cell>
          <table:table-cell office:value-type="string" table:style-name="ce10">
            <text:p>63.255</text:p>
          </table:table-cell>
          <table:table-cell office:value-type="string" table:style-name="ce10">
            <text:p>64.118</text:p>
          </table:table-cell>
          <table:table-cell office:value-type="string" table:style-name="ce10">
            <text:p>64.421</text:p>
          </table:table-cell>
          <table:table-cell office:value-type="string" table:style-name="ce10">
            <text:p>65.848</text:p>
          </table:table-cell>
          <table:table-cell office:value-type="string" table:style-name="ce10">
            <text:p>67.134</text:p>
          </table:table-cell>
          <table:table-cell office:value-type="string" table:style-name="ce10">
            <text:p>65.837</text:p>
          </table:table-cell>
          <table:table-cell table:number-columns-repeated="16366"/>
        </table:table-row>
        <table:table-row table:style-name="ro1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style-name="ce4"/>
          <table:table-cell office:value-type="string" table:style-name="ce10">
            <text:p>51.002</text:p>
          </table:table-cell>
          <table:table-cell office:value-type="string" table:style-name="ce10">
            <text:p>48.151</text:p>
          </table:table-cell>
          <table:table-cell office:value-type="string" table:style-name="ce10">
            <text:p>44.55</text:p>
          </table:table-cell>
          <table:table-cell office:value-type="string" table:style-name="ce10">
            <text:p>45.958</text:p>
          </table:table-cell>
          <table:table-cell office:value-type="string" table:style-name="ce10">
            <text:p>47.672</text:p>
          </table:table-cell>
          <table:table-cell office:value-type="string" table:style-name="ce10">
            <text:p>50.787</text:p>
          </table:table-cell>
          <table:table-cell office:value-type="string" table:style-name="ce10">
            <text:p>51.799</text:p>
          </table:table-cell>
          <table:table-cell office:value-type="string" table:style-name="ce10">
            <text:p>50.682</text:p>
          </table:table-cell>
          <table:table-cell office:value-type="string" table:style-name="ce10">
            <text:p>52.195</text:p>
          </table:table-cell>
          <table:table-cell office:value-type="string" table:style-name="ce10">
            <text:p>53.322</text:p>
          </table:table-cell>
          <table:table-cell office:value-type="string" table:style-name="ce10">
            <text:p>54.347</text:p>
          </table:table-cell>
          <table:table-cell office:value-type="string" table:style-name="ce10">
            <text:p>51.863</text:p>
          </table:table-cell>
          <table:table-cell office:value-type="string" table:style-name="ce10">
            <text:p>51.389</text:p>
          </table:table-cell>
          <table:table-cell office:value-type="string" table:style-name="ce10">
            <text:p>51.961</text:p>
          </table:table-cell>
          <table:table-cell table:number-columns-repeated="16366"/>
        </table:table-row>
        <table:table-row table:style-name="ro13">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style-name="ce4"/>
          <table:table-cell office:value-type="string" table:style-name="ce10">
            <text:p>38.368</text:p>
          </table:table-cell>
          <table:table-cell office:value-type="string" table:style-name="ce10">
            <text:p>28.372</text:p>
          </table:table-cell>
          <table:table-cell office:value-type="string" table:style-name="ce10">
            <text:p>31.153</text:p>
          </table:table-cell>
          <table:table-cell office:value-type="string" table:style-name="ce10">
            <text:p>35.431</text:p>
          </table:table-cell>
          <table:table-cell office:value-type="string" table:style-name="ce10">
            <text:p>38</text:p>
          </table:table-cell>
          <table:table-cell office:value-type="string" table:style-name="ce10">
            <text:p>41.962</text:p>
          </table:table-cell>
          <table:table-cell office:value-type="string" table:style-name="ce10">
            <text:p>41.197</text:p>
          </table:table-cell>
          <table:table-cell office:value-type="string" table:style-name="ce10">
            <text:p>42.813</text:p>
          </table:table-cell>
          <table:table-cell office:value-type="string" table:style-name="ce10">
            <text:p>46.73</text:p>
          </table:table-cell>
          <table:table-cell office:value-type="string" table:style-name="ce10">
            <text:p>48.196</text:p>
          </table:table-cell>
          <table:table-cell office:value-type="string" table:style-name="ce10">
            <text:p>50.726</text:p>
          </table:table-cell>
          <table:table-cell office:value-type="string" table:style-name="ce10">
            <text:p>51.841</text:p>
          </table:table-cell>
          <table:table-cell office:value-type="string" table:style-name="ce10">
            <text:p>53.555</text:p>
          </table:table-cell>
          <table:table-cell office:value-type="string" table:style-name="ce10">
            <text:p>52.242</text:p>
          </table:table-cell>
          <table:table-cell table:number-columns-repeated="16366"/>
        </table:table-row>
        <table:table-row table:style-name="ro1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style-name="ce4"/>
          <table:table-cell office:value-type="string" table:style-name="ce10">
            <text:p>43.7</text:p>
          </table:table-cell>
          <table:table-cell office:value-type="string" table:style-name="ce10">
            <text:p>41.107</text:p>
          </table:table-cell>
          <table:table-cell office:value-type="string" table:style-name="ce10">
            <text:p>39.612</text:p>
          </table:table-cell>
          <table:table-cell office:value-type="string" table:style-name="ce10">
            <text:p>39.737</text:p>
          </table:table-cell>
          <table:table-cell office:value-type="string" table:style-name="ce10">
            <text:p>41.567</text:p>
          </table:table-cell>
          <table:table-cell office:value-type="string" table:style-name="ce10">
            <text:p>43.063</text:p>
          </table:table-cell>
          <table:table-cell office:value-type="string" table:style-name="ce10">
            <text:p>43.599</text:p>
          </table:table-cell>
          <table:table-cell office:value-type="string" table:style-name="ce10">
            <text:p>43.662</text:p>
          </table:table-cell>
          <table:table-cell office:value-type="string" table:style-name="ce10">
            <text:p>46.575</text:p>
          </table:table-cell>
          <table:table-cell office:value-type="string" table:style-name="ce10">
            <text:p>47.258</text:p>
          </table:table-cell>
          <table:table-cell office:value-type="string" table:style-name="ce10">
            <text:p>50.094</text:p>
          </table:table-cell>
          <table:table-cell office:value-type="string" table:style-name="ce10">
            <text:p>51.53</text:p>
          </table:table-cell>
          <table:table-cell office:value-type="string" table:style-name="ce10">
            <text:p>49.687</text:p>
          </table:table-cell>
          <table:table-cell office:value-type="string" table:style-name="ce10">
            <text:p>49.708</text:p>
          </table:table-cell>
          <table:table-cell table:number-columns-repeated="16366"/>
        </table:table-row>
        <table:table-row table:style-name="ro10">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style-name="ce4"/>
          <table:table-cell office:value-type="string" table:style-name="ce10">
            <text:p>78.599</text:p>
          </table:table-cell>
          <table:table-cell office:value-type="string" table:style-name="ce10">
            <text:p>78.304</text:p>
          </table:table-cell>
          <table:table-cell office:value-type="string" table:style-name="ce10">
            <text:p>78.077</text:p>
          </table:table-cell>
          <table:table-cell office:value-type="string" table:style-name="ce10">
            <text:p>78.168</text:p>
          </table:table-cell>
          <table:table-cell office:value-type="string" table:style-name="ce10">
            <text:p>78.185</text:p>
          </table:table-cell>
          <table:table-cell office:value-type="string" table:style-name="ce10">
            <text:p>79.221</text:p>
          </table:table-cell>
          <table:table-cell office:value-type="string" table:style-name="ce10">
            <text:p>78.181</text:p>
          </table:table-cell>
          <table:table-cell office:value-type="string" table:style-name="ce10">
            <text:p>78.811</text:p>
          </table:table-cell>
          <table:table-cell office:value-type="string" table:style-name="ce10">
            <text:p>79.921</text:p>
          </table:table-cell>
          <table:table-cell office:value-type="string" table:style-name="ce10">
            <text:p>80.436</text:p>
          </table:table-cell>
          <table:table-cell office:value-type="string" table:style-name="ce10">
            <text:p>81.519</text:p>
          </table:table-cell>
          <table:table-cell office:value-type="string" table:style-name="ce10">
            <text:p>84.142</text:p>
          </table:table-cell>
          <table:table-cell office:value-type="string" table:style-name="ce10">
            <text:p>84.867</text:p>
          </table:table-cell>
          <table:table-cell office:value-type="string" table:style-name="ce10">
            <text:p>84.593</text:p>
          </table:table-cell>
          <table:table-cell table:number-columns-repeated="16366"/>
        </table:table-row>
        <table:table-row table:style-name="ro9">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style-name="ce4"/>
          <table:table-cell office:value-type="string" table:style-name="ce10">
            <text:p>84.774</text:p>
          </table:table-cell>
          <table:table-cell office:value-type="string" table:style-name="ce10">
            <text:p>83.617</text:p>
          </table:table-cell>
          <table:table-cell office:value-type="string" table:style-name="ce10">
            <text:p>83.695</text:p>
          </table:table-cell>
          <table:table-cell office:value-type="string" table:style-name="ce10">
            <text:p>83.837</text:p>
          </table:table-cell>
          <table:table-cell office:value-type="string" table:style-name="ce10">
            <text:p>84.394</text:p>
          </table:table-cell>
          <table:table-cell office:value-type="string" table:style-name="ce10">
            <text:p>84.298</text:p>
          </table:table-cell>
          <table:table-cell office:value-type="string" table:style-name="ce10">
            <text:p>84.575</text:p>
          </table:table-cell>
          <table:table-cell office:value-type="string" table:style-name="ce10">
            <text:p>84.414</text:p>
          </table:table-cell>
          <table:table-cell office:value-type="string" table:style-name="ce10">
            <text:p>84.766</text:p>
          </table:table-cell>
          <table:table-cell office:value-type="string" table:style-name="ce10">
            <text:p>85.25</text:p>
          </table:table-cell>
          <table:table-cell office:value-type="string" table:style-name="ce10">
            <text:p>85.687</text:p>
          </table:table-cell>
          <table:table-cell office:value-type="string" table:style-name="ce10">
            <text:p>88.748</text:p>
          </table:table-cell>
          <table:table-cell office:value-type="string" table:style-name="ce10">
            <text:p>89.006</text:p>
          </table:table-cell>
          <table:table-cell office:value-type="string" table:style-name="ce10">
            <text:p>88.586</text:p>
          </table:table-cell>
          <table:table-cell table:number-columns-repeated="16366"/>
        </table:table-row>
        <table:table-row table:style-name="ro10">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style-name="ce4"/>
          <table:table-cell office:value-type="string" table:style-name="ce10">
            <text:p>61.862</text:p>
          </table:table-cell>
          <table:table-cell office:value-type="string" table:style-name="ce10">
            <text:p>60</text:p>
          </table:table-cell>
          <table:table-cell office:value-type="string" table:style-name="ce10">
            <text:p>59.459</text:p>
          </table:table-cell>
          <table:table-cell office:value-type="string" table:style-name="ce10">
            <text:p>62.069</text:p>
          </table:table-cell>
          <table:table-cell office:value-type="string" table:style-name="ce10">
            <text:p>62.993</text:p>
          </table:table-cell>
          <table:table-cell office:value-type="string" table:style-name="ce10">
            <text:p>64.596</text:p>
          </table:table-cell>
          <table:table-cell office:value-type="string" table:style-name="ce10">
            <text:p>63.772</text:p>
          </table:table-cell>
          <table:table-cell office:value-type="string" table:style-name="ce10">
            <text:p>64.601</text:p>
          </table:table-cell>
          <table:table-cell office:value-type="string" table:style-name="ce10">
            <text:p>65.56</text:p>
          </table:table-cell>
          <table:table-cell office:value-type="string" table:style-name="ce10">
            <text:p>67.834</text:p>
          </table:table-cell>
          <table:table-cell office:value-type="string" table:style-name="ce10">
            <text:p>68.189</text:p>
          </table:table-cell>
          <table:table-cell office:value-type="string" table:style-name="ce10">
            <text:p>74.037</text:p>
          </table:table-cell>
          <table:table-cell office:value-type="string" table:style-name="ce10">
            <text:p>73.454</text:p>
          </table:table-cell>
          <table:table-cell office:value-type="string" table:style-name="ce10">
            <text:p>71.278</text:p>
          </table:table-cell>
          <table:table-cell table:number-columns-repeated="16366"/>
        </table:table-row>
        <table:table-row table:style-name="ro1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style-name="ce4"/>
          <table:table-cell office:value-type="string" table:style-name="ce10">
            <text:p>70.87</text:p>
          </table:table-cell>
          <table:table-cell office:value-type="string" table:style-name="ce10">
            <text:p>70.599</text:p>
          </table:table-cell>
          <table:table-cell office:value-type="string" table:style-name="ce10">
            <text:p>70.37</text:p>
          </table:table-cell>
          <table:table-cell office:value-type="string" table:style-name="ce10">
            <text:p>71.469</text:p>
          </table:table-cell>
          <table:table-cell office:value-type="string" table:style-name="ce10">
            <text:p>72.481</text:p>
          </table:table-cell>
          <table:table-cell office:value-type="string" table:style-name="ce10">
            <text:p>73.81</text:p>
          </table:table-cell>
          <table:table-cell office:value-type="string" table:style-name="ce10">
            <text:p>72.319</text:p>
          </table:table-cell>
          <table:table-cell office:value-type="string" table:style-name="ce10">
            <text:p>73.874</text:p>
          </table:table-cell>
          <table:table-cell office:value-type="string" table:style-name="ce10">
            <text:p>75.604</text:p>
          </table:table-cell>
          <table:table-cell office:value-type="string" table:style-name="ce10">
            <text:p>76.676</text:p>
          </table:table-cell>
          <table:table-cell office:value-type="string" table:style-name="ce10">
            <text:p>77.758</text:p>
          </table:table-cell>
          <table:table-cell office:value-type="string" table:style-name="ce10">
            <text:p>80.138</text:p>
          </table:table-cell>
          <table:table-cell office:value-type="string" table:style-name="ce10">
            <text:p>80.277</text:p>
          </table:table-cell>
          <table:table-cell office:value-type="string" table:style-name="ce10">
            <text:p>80.384</text:p>
          </table:table-cell>
          <table:table-cell table:number-columns-repeated="16366"/>
        </table:table-row>
        <table:table-row table:style-name="ro9">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style-name="ce4"/>
          <table:table-cell office:value-type="string" table:style-name="ce10">
            <text:p>63.097</text:p>
          </table:table-cell>
          <table:table-cell office:value-type="string" table:style-name="ce10">
            <text:p>66.86</text:p>
          </table:table-cell>
          <table:table-cell office:value-type="string" table:style-name="ce10">
            <text:p>67.403</text:p>
          </table:table-cell>
          <table:table-cell office:value-type="string" table:style-name="ce10">
            <text:p>68.293</text:p>
          </table:table-cell>
          <table:table-cell office:value-type="string" table:style-name="ce10">
            <text:p>69.134</text:p>
          </table:table-cell>
          <table:table-cell office:value-type="string" table:style-name="ce10">
            <text:p>69.869</text:p>
          </table:table-cell>
          <table:table-cell office:value-type="string" table:style-name="ce10">
            <text:p>69.211</text:p>
          </table:table-cell>
          <table:table-cell office:value-type="string" table:style-name="ce10">
            <text:p>68.815</text:p>
          </table:table-cell>
          <table:table-cell office:value-type="string" table:style-name="ce10">
            <text:p>69.626</text:p>
          </table:table-cell>
          <table:table-cell office:value-type="string" table:style-name="ce10">
            <text:p>70.372</text:p>
          </table:table-cell>
          <table:table-cell office:value-type="string" table:style-name="ce10">
            <text:p>71.058</text:p>
          </table:table-cell>
          <table:table-cell office:value-type="string" table:style-name="ce10">
            <text:p>73.163</text:p>
          </table:table-cell>
          <table:table-cell office:value-type="string" table:style-name="ce10">
            <text:p>72.554</text:p>
          </table:table-cell>
          <table:table-cell office:value-type="string" table:style-name="ce10">
            <text:p>71.746</text:p>
          </table:table-cell>
          <table:table-cell table:number-columns-repeated="16366"/>
        </table:table-row>
        <table:table-row table:style-name="ro9">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style-name="ce4"/>
          <table:table-cell office:value-type="string" table:style-name="ce10">
            <text:p>72.499</text:p>
          </table:table-cell>
          <table:table-cell office:value-type="string" table:style-name="ce10">
            <text:p>73.876</text:p>
          </table:table-cell>
          <table:table-cell office:value-type="string" table:style-name="ce10">
            <text:p>73.548</text:p>
          </table:table-cell>
          <table:table-cell office:value-type="string" table:style-name="ce10">
            <text:p>74.96</text:p>
          </table:table-cell>
          <table:table-cell office:value-type="string" table:style-name="ce10">
            <text:p>75.256</text:p>
          </table:table-cell>
          <table:table-cell office:value-type="string" table:style-name="ce10">
            <text:p>75.57</text:p>
          </table:table-cell>
          <table:table-cell office:value-type="string" table:style-name="ce10">
            <text:p>75.492</text:p>
          </table:table-cell>
          <table:table-cell office:value-type="string" table:style-name="ce10">
            <text:p>75.123</text:p>
          </table:table-cell>
          <table:table-cell office:value-type="string" table:style-name="ce10">
            <text:p>75.331</text:p>
          </table:table-cell>
          <table:table-cell office:value-type="string" table:style-name="ce10">
            <text:p>75.846</text:p>
          </table:table-cell>
          <table:table-cell office:value-type="string" table:style-name="ce10">
            <text:p>75.69</text:p>
          </table:table-cell>
          <table:table-cell office:value-type="string" table:style-name="ce10">
            <text:p>78.633</text:p>
          </table:table-cell>
          <table:table-cell office:value-type="string" table:style-name="ce10">
            <text:p>77.842</text:p>
          </table:table-cell>
          <table:table-cell office:value-type="string" table:style-name="ce10">
            <text:p>77.01</text:p>
          </table:table-cell>
          <table:table-cell table:number-columns-repeated="16366"/>
        </table:table-row>
        <table:table-row table:style-name="ro9">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style-name="ce4"/>
          <table:table-cell office:value-type="string" table:style-name="ce10">
            <text:p>87.435</text:p>
          </table:table-cell>
          <table:table-cell office:value-type="string" table:style-name="ce10">
            <text:p>88.186</text:p>
          </table:table-cell>
          <table:table-cell office:value-type="string" table:style-name="ce10">
            <text:p>88.088</text:p>
          </table:table-cell>
          <table:table-cell office:value-type="string" table:style-name="ce10">
            <text:p>88.326</text:p>
          </table:table-cell>
          <table:table-cell office:value-type="string" table:style-name="ce10">
            <text:p>88.435</text:p>
          </table:table-cell>
          <table:table-cell office:value-type="string" table:style-name="ce10">
            <text:p>89.045</text:p>
          </table:table-cell>
          <table:table-cell office:value-type="string" table:style-name="ce10">
            <text:p>88.134</text:p>
          </table:table-cell>
          <table:table-cell office:value-type="string" table:style-name="ce10">
            <text:p>88.649</text:p>
          </table:table-cell>
          <table:table-cell office:value-type="string" table:style-name="ce10">
            <text:p>88.437</text:p>
          </table:table-cell>
          <table:table-cell office:value-type="string" table:style-name="ce10">
            <text:p>88.696</text:p>
          </table:table-cell>
          <table:table-cell office:value-type="string" table:style-name="ce10">
            <text:p>88.78</text:p>
          </table:table-cell>
          <table:table-cell office:value-type="string" table:style-name="ce10">
            <text:p>89.757</text:p>
          </table:table-cell>
          <table:table-cell office:value-type="string" table:style-name="ce10">
            <text:p>89.536</text:p>
          </table:table-cell>
          <table:table-cell office:value-type="string" table:style-name="ce10">
            <text:p>89.009</text:p>
          </table:table-cell>
          <table:table-cell table:number-columns-repeated="16366"/>
        </table:table-row>
        <table:table-row table:style-name="ro9">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style-name="ce4"/>
          <table:table-cell office:value-type="string" table:style-name="ce10">
            <text:p>71.575</text:p>
          </table:table-cell>
          <table:table-cell office:value-type="string" table:style-name="ce10">
            <text:p>71.753</text:p>
          </table:table-cell>
          <table:table-cell office:value-type="string" table:style-name="ce10">
            <text:p>70.31</text:p>
          </table:table-cell>
          <table:table-cell office:value-type="string" table:style-name="ce10">
            <text:p>71.614</text:p>
          </table:table-cell>
          <table:table-cell office:value-type="string" table:style-name="ce10">
            <text:p>71.366</text:p>
          </table:table-cell>
          <table:table-cell office:value-type="string" table:style-name="ce10">
            <text:p>71.826</text:p>
          </table:table-cell>
          <table:table-cell office:value-type="string" table:style-name="ce10">
            <text:p>68.748</text:p>
          </table:table-cell>
          <table:table-cell office:value-type="string" table:style-name="ce10">
            <text:p>70.012</text:p>
          </table:table-cell>
          <table:table-cell office:value-type="string" table:style-name="ce10">
            <text:p>69.952</text:p>
          </table:table-cell>
          <table:table-cell office:value-type="string" table:style-name="ce10">
            <text:p>71.11</text:p>
          </table:table-cell>
          <table:table-cell office:value-type="string" table:style-name="ce10">
            <text:p>72.409</text:p>
          </table:table-cell>
          <table:table-cell office:value-type="string" table:style-name="ce10">
            <text:p>76.104</text:p>
          </table:table-cell>
          <table:table-cell office:value-type="string" table:style-name="ce10">
            <text:p>76.098</text:p>
          </table:table-cell>
          <table:table-cell office:value-type="string" table:style-name="ce10">
            <text:p>74.689</text:p>
          </table:table-cell>
          <table:table-cell table:number-columns-repeated="16366"/>
        </table:table-row>
        <table:table-row table:style-name="ro9">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style-name="ce4"/>
          <table:table-cell office:value-type="string" table:style-name="ce10">
            <text:p>60.069</text:p>
          </table:table-cell>
          <table:table-cell office:value-type="string" table:style-name="ce10">
            <text:p>61.518</text:p>
          </table:table-cell>
          <table:table-cell office:value-type="string" table:style-name="ce10">
            <text:p>60.577</text:p>
          </table:table-cell>
          <table:table-cell office:value-type="string" table:style-name="ce10">
            <text:p>60.125</text:p>
          </table:table-cell>
          <table:table-cell office:value-type="string" table:style-name="ce10">
            <text:p>59.776</text:p>
          </table:table-cell>
          <table:table-cell office:value-type="string" table:style-name="ce10">
            <text:p>58.989</text:p>
          </table:table-cell>
          <table:table-cell office:value-type="string" table:style-name="ce10">
            <text:p>59.292</text:p>
          </table:table-cell>
          <table:table-cell office:value-type="string" table:style-name="ce10">
            <text:p>58.471</text:p>
          </table:table-cell>
          <table:table-cell office:value-type="string" table:style-name="ce10">
            <text:p>60.761</text:p>
          </table:table-cell>
          <table:table-cell office:value-type="string" table:style-name="ce10">
            <text:p>60.42</text:p>
          </table:table-cell>
          <table:table-cell office:value-type="string" table:style-name="ce10">
            <text:p>63.496</text:p>
          </table:table-cell>
          <table:table-cell office:value-type="string" table:style-name="ce10">
            <text:p>63.557</text:p>
          </table:table-cell>
          <table:table-cell office:value-type="string" table:style-name="ce10">
            <text:p>62.282</text:p>
          </table:table-cell>
          <table:table-cell office:value-type="string" table:style-name="ce10">
            <text:p>61.672</text:p>
          </table:table-cell>
          <table:table-cell table:number-columns-repeated="16366"/>
        </table:table-row>
        <table:table-row table:style-name="ro13">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style-name="ce4"/>
          <table:table-cell office:value-type="string" table:style-name="ce10">
            <text:p>67.667</text:p>
          </table:table-cell>
          <table:table-cell office:value-type="string" table:style-name="ce10">
            <text:p>69.668</text:p>
          </table:table-cell>
          <table:table-cell office:value-type="string" table:style-name="ce10">
            <text:p>67.265</text:p>
          </table:table-cell>
          <table:table-cell office:value-type="string" table:style-name="ce10">
            <text:p>67.652</text:p>
          </table:table-cell>
          <table:table-cell office:value-type="string" table:style-name="ce10">
            <text:p>67.883</text:p>
          </table:table-cell>
          <table:table-cell office:value-type="string" table:style-name="ce10">
            <text:p>66.196</text:p>
          </table:table-cell>
          <table:table-cell office:value-type="string" table:style-name="ce10">
            <text:p>66.709</text:p>
          </table:table-cell>
          <table:table-cell office:value-type="string" table:style-name="ce10">
            <text:p>66.963</text:p>
          </table:table-cell>
          <table:table-cell office:value-type="string" table:style-name="ce10">
            <text:p>68.219</text:p>
          </table:table-cell>
          <table:table-cell office:value-type="string" table:style-name="ce10">
            <text:p>69.131</text:p>
          </table:table-cell>
          <table:table-cell office:value-type="string" table:style-name="ce10">
            <text:p>71.254</text:p>
          </table:table-cell>
          <table:table-cell office:value-type="string" table:style-name="ce10">
            <text:p>71.755</text:p>
          </table:table-cell>
          <table:table-cell office:value-type="string" table:style-name="ce10">
            <text:p>72.061</text:p>
          </table:table-cell>
          <table:table-cell office:value-type="string" table:style-name="ce10">
            <text:p>72.984</text:p>
          </table:table-cell>
          <table:table-cell table:number-columns-repeated="16366"/>
        </table:table-row>
        <table:table-row table:style-name="ro13">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style-name="ce4"/>
          <table:table-cell office:value-type="string" table:style-name="ce10">
            <text:p>35.958</text:p>
          </table:table-cell>
          <table:table-cell office:value-type="string" table:style-name="ce10">
            <text:p>38.024</text:p>
          </table:table-cell>
          <table:table-cell office:value-type="string" table:style-name="ce10">
            <text:p>32.064</text:p>
          </table:table-cell>
          <table:table-cell office:value-type="string" table:style-name="ce10">
            <text:p>30.619</text:p>
          </table:table-cell>
          <table:table-cell office:value-type="string" table:style-name="ce10">
            <text:p>28.843</text:p>
          </table:table-cell>
          <table:table-cell office:value-type="string" table:style-name="ce10">
            <text:p>29.305</text:p>
          </table:table-cell>
          <table:table-cell office:value-type="string" table:style-name="ce10">
            <text:p>31.486</text:p>
          </table:table-cell>
          <table:table-cell office:value-type="string" table:style-name="ce10">
            <text:p>32.012</text:p>
          </table:table-cell>
          <table:table-cell office:value-type="string" table:style-name="ce10">
            <text:p>30.444</text:p>
          </table:table-cell>
          <table:table-cell office:value-type="string" table:style-name="ce10">
            <text:p>30.857</text:p>
          </table:table-cell>
          <table:table-cell office:value-type="string" table:style-name="ce10">
            <text:p>34.156</text:p>
          </table:table-cell>
          <table:table-cell office:value-type="string" table:style-name="ce10">
            <text:p>40.009</text:p>
          </table:table-cell>
          <table:table-cell office:value-type="string" table:style-name="ce10">
            <text:p>38.404</text:p>
          </table:table-cell>
          <table:table-cell office:value-type="string" table:style-name="ce10">
            <text:p>26.736</text:p>
          </table:table-cell>
          <table:table-cell table:number-columns-repeated="16366"/>
        </table:table-row>
        <table:table-row table:style-name="ro9">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style-name="ce4"/>
          <table:table-cell office:value-type="string" table:style-name="ce10">
            <text:p>42.927</text:p>
          </table:table-cell>
          <table:table-cell office:value-type="string" table:style-name="ce10">
            <text:p>38.801</text:p>
          </table:table-cell>
          <table:table-cell office:value-type="string" table:style-name="ce10">
            <text:p>33.835</text:p>
          </table:table-cell>
          <table:table-cell office:value-type="string" table:style-name="ce10">
            <text:p>33.065</text:p>
          </table:table-cell>
          <table:table-cell office:value-type="string" table:style-name="ce10">
            <text:p>32.437</text:p>
          </table:table-cell>
          <table:table-cell office:value-type="string" table:style-name="ce10">
            <text:p>31.769</text:p>
          </table:table-cell>
          <table:table-cell office:value-type="string" table:style-name="ce10">
            <text:p>32.842</text:p>
          </table:table-cell>
          <table:table-cell office:value-type="string" table:style-name="ce10">
            <text:p>33.877</text:p>
          </table:table-cell>
          <table:table-cell office:value-type="string" table:style-name="ce10">
            <text:p>33.695</text:p>
          </table:table-cell>
          <table:table-cell office:value-type="string" table:style-name="ce10">
            <text:p>35.707</text:p>
          </table:table-cell>
          <table:table-cell office:value-type="string" table:style-name="ce10">
            <text:p>38.779</text:p>
          </table:table-cell>
          <table:table-cell office:value-type="string" table:style-name="ce10">
            <text:p>46.72</text:p>
          </table:table-cell>
          <table:table-cell office:value-type="string" table:style-name="ce10">
            <text:p>45.272</text:p>
          </table:table-cell>
          <table:table-cell office:value-type="string" table:style-name="ce10">
            <text:p>33.855</text:p>
          </table:table-cell>
          <table:table-cell table:number-columns-repeated="16366"/>
        </table:table-row>
        <table:table-row table:style-name="ro12">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style-name="ce4"/>
          <table:table-cell office:value-type="string" table:style-name="ce10">
            <text:p>32.945</text:p>
          </table:table-cell>
          <table:table-cell office:value-type="string" table:style-name="ce10">
            <text:p>30.986</text:p>
          </table:table-cell>
          <table:table-cell office:value-type="string" table:style-name="ce10">
            <text:p>27.461</text:p>
          </table:table-cell>
          <table:table-cell office:value-type="string" table:style-name="ce10">
            <text:p>25.656</text:p>
          </table:table-cell>
          <table:table-cell office:value-type="string" table:style-name="ce10">
            <text:p>25.107</text:p>
          </table:table-cell>
          <table:table-cell office:value-type="string" table:style-name="ce10">
            <text:p>24.318</text:p>
          </table:table-cell>
          <table:table-cell office:value-type="string" table:style-name="ce10">
            <text:p>25.218</text:p>
          </table:table-cell>
          <table:table-cell office:value-type="string" table:style-name="ce10">
            <text:p>26.839</text:p>
          </table:table-cell>
          <table:table-cell office:value-type="string" table:style-name="ce10">
            <text:p>25.482</text:p>
          </table:table-cell>
          <table:table-cell office:value-type="string" table:style-name="ce10">
            <text:p>26.831</text:p>
          </table:table-cell>
          <table:table-cell office:value-type="string" table:style-name="ce10">
            <text:p>27.737</text:p>
          </table:table-cell>
          <table:table-cell office:value-type="string" table:style-name="ce10">
            <text:p>32.83</text:p>
          </table:table-cell>
          <table:table-cell office:value-type="string" table:style-name="ce10">
            <text:p>32.358</text:p>
          </table:table-cell>
          <table:table-cell office:value-type="string" table:style-name="ce10">
            <text:p>21.585</text:p>
          </table:table-cell>
          <table:table-cell table:number-columns-repeated="16366"/>
        </table:table-row>
        <table:table-row table:style-name="ro13">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style-name="ce4"/>
          <table:table-cell office:value-type="string" table:style-name="ce10">
            <text:p>44.632</text:p>
          </table:table-cell>
          <table:table-cell office:value-type="string" table:style-name="ce10">
            <text:p>45.018</text:p>
          </table:table-cell>
          <table:table-cell office:value-type="string" table:style-name="ce10">
            <text:p>45.349</text:p>
          </table:table-cell>
          <table:table-cell office:value-type="string" table:style-name="ce10">
            <text:p>48.075</text:p>
          </table:table-cell>
          <table:table-cell office:value-type="string" table:style-name="ce10">
            <text:p>51</text:p>
          </table:table-cell>
          <table:table-cell office:value-type="string" table:style-name="ce10">
            <text:p>53.151</text:p>
          </table:table-cell>
          <table:table-cell office:value-type="string" table:style-name="ce10">
            <text:p>53.109</text:p>
          </table:table-cell>
          <table:table-cell office:value-type="string" table:style-name="ce10">
            <text:p>54.929</text:p>
          </table:table-cell>
          <table:table-cell office:value-type="string" table:style-name="ce10">
            <text:p>60.042</text:p>
          </table:table-cell>
          <table:table-cell office:value-type="string" table:style-name="ce10">
            <text:p>61.486</text:p>
          </table:table-cell>
          <table:table-cell office:value-type="string" table:style-name="ce10">
            <text:p>62.745</text:p>
          </table:table-cell>
          <table:table-cell office:value-type="string" table:style-name="ce10">
            <text:p>75.655</text:p>
          </table:table-cell>
          <table:table-cell office:value-type="string" table:style-name="ce10">
            <text:p>72.254</text:p>
          </table:table-cell>
          <table:table-cell office:value-type="string" table:style-name="ce10">
            <text:p>72.428</text:p>
          </table:table-cell>
          <table:table-cell table:number-columns-repeated="16366"/>
        </table:table-row>
        <table:table-row table:style-name="ro12">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style-name="ce4"/>
          <table:table-cell office:value-type="string" table:style-name="ce10">
            <text:p>37.976</text:p>
          </table:table-cell>
          <table:table-cell office:value-type="string" table:style-name="ce10">
            <text:p>39.47</text:p>
          </table:table-cell>
          <table:table-cell office:value-type="string" table:style-name="ce10">
            <text:p>38.841</text:p>
          </table:table-cell>
          <table:table-cell office:value-type="string" table:style-name="ce10">
            <text:p>41.994</text:p>
          </table:table-cell>
          <table:table-cell office:value-type="string" table:style-name="ce10">
            <text:p>43.478</text:p>
          </table:table-cell>
          <table:table-cell office:value-type="string" table:style-name="ce10">
            <text:p>47.391</text:p>
          </table:table-cell>
          <table:table-cell office:value-type="string" table:style-name="ce10">
            <text:p>45.26</text:p>
          </table:table-cell>
          <table:table-cell office:value-type="string" table:style-name="ce10">
            <text:p>48.721</text:p>
          </table:table-cell>
          <table:table-cell office:value-type="string" table:style-name="ce10">
            <text:p>53.89</text:p>
          </table:table-cell>
          <table:table-cell office:value-type="string" table:style-name="ce10">
            <text:p>52.5</text:p>
          </table:table-cell>
          <table:table-cell office:value-type="string" table:style-name="ce10">
            <text:p>54.618</text:p>
          </table:table-cell>
          <table:table-cell office:value-type="string" table:style-name="ce10">
            <text:p>68.807</text:p>
          </table:table-cell>
          <table:table-cell office:value-type="string" table:style-name="ce10">
            <text:p>68</text:p>
          </table:table-cell>
          <table:table-cell office:value-type="string" table:style-name="ce10">
            <text:p>66.57</text:p>
          </table:table-cell>
          <table:table-cell table:number-columns-repeated="16366"/>
        </table:table-row>
        <table:table-row table:style-name="ro12">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style-name="ce4"/>
          <table:table-cell office:value-type="string" table:style-name="ce10">
            <text:p>36.188</text:p>
          </table:table-cell>
          <table:table-cell office:value-type="string" table:style-name="ce10">
            <text:p>35.124</text:p>
          </table:table-cell>
          <table:table-cell office:value-type="string" table:style-name="ce10">
            <text:p>39.268</text:p>
          </table:table-cell>
          <table:table-cell office:value-type="string" table:style-name="ce10">
            <text:p>39.604</text:p>
          </table:table-cell>
          <table:table-cell office:value-type="string" table:style-name="ce10">
            <text:p>41.589</text:p>
          </table:table-cell>
          <table:table-cell office:value-type="string" table:style-name="ce10">
            <text:p>44.749</text:p>
          </table:table-cell>
          <table:table-cell office:value-type="string" table:style-name="ce10">
            <text:p>42.225</text:p>
          </table:table-cell>
          <table:table-cell office:value-type="string" table:style-name="ce10">
            <text:p>42.804</text:p>
          </table:table-cell>
          <table:table-cell office:value-type="string" table:style-name="ce10">
            <text:p>48.548</text:p>
          </table:table-cell>
          <table:table-cell office:value-type="string" table:style-name="ce10">
            <text:p>47.776</text:p>
          </table:table-cell>
          <table:table-cell office:value-type="string" table:style-name="ce10">
            <text:p>50</text:p>
          </table:table-cell>
          <table:table-cell office:value-type="string" table:style-name="ce10">
            <text:p>59.611</text:p>
          </table:table-cell>
          <table:table-cell office:value-type="string" table:style-name="ce10">
            <text:p>60.098</text:p>
          </table:table-cell>
          <table:table-cell office:value-type="string" table:style-name="ce10">
            <text:p>55.253</text:p>
          </table:table-cell>
          <table:table-cell table:number-columns-repeated="16366"/>
        </table:table-row>
        <table:table-row table:style-name="ro12">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style-name="ce4"/>
          <table:table-cell office:value-type="string" table:style-name="ce10">
            <text:p>34.628</text:p>
          </table:table-cell>
          <table:table-cell office:value-type="string" table:style-name="ce10">
            <text:p>35.675</text:p>
          </table:table-cell>
          <table:table-cell office:value-type="string" table:style-name="ce10">
            <text:p>36.334</text:p>
          </table:table-cell>
          <table:table-cell office:value-type="string" table:style-name="ce10">
            <text:p>39.286</text:p>
          </table:table-cell>
          <table:table-cell office:value-type="string" table:style-name="ce10">
            <text:p>40.813</text:p>
          </table:table-cell>
          <table:table-cell office:value-type="string" table:style-name="ce10">
            <text:p>43.834</text:p>
          </table:table-cell>
          <table:table-cell office:value-type="string" table:style-name="ce10">
            <text:p>41.533</text:p>
          </table:table-cell>
          <table:table-cell office:value-type="string" table:style-name="ce10">
            <text:p>43.983</text:p>
          </table:table-cell>
          <table:table-cell office:value-type="string" table:style-name="ce10">
            <text:p>48.679</text:p>
          </table:table-cell>
          <table:table-cell office:value-type="string" table:style-name="ce10">
            <text:p>48.569</text:p>
          </table:table-cell>
          <table:table-cell office:value-type="string" table:style-name="ce10">
            <text:p>51.139</text:p>
          </table:table-cell>
          <table:table-cell office:value-type="string" table:style-name="ce10">
            <text:p>63.118</text:p>
          </table:table-cell>
          <table:table-cell office:value-type="string" table:style-name="ce10">
            <text:p>62.238</text:p>
          </table:table-cell>
          <table:table-cell office:value-type="string" table:style-name="ce10">
            <text:p>57.906</text:p>
          </table:table-cell>
          <table:table-cell table:number-columns-repeated="16366"/>
        </table:table-row>
        <table:table-row table:style-name="ro13">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style-name="ce4"/>
          <table:table-cell office:value-type="string" table:style-name="ce10">
            <text:p>27.049</text:p>
          </table:table-cell>
          <table:table-cell office:value-type="string" table:style-name="ce10">
            <text:p>27.321</text:p>
          </table:table-cell>
          <table:table-cell office:value-type="string" table:style-name="ce10">
            <text:p>27.344</text:p>
          </table:table-cell>
          <table:table-cell office:value-type="string" table:style-name="ce10">
            <text:p>29.177</text:p>
          </table:table-cell>
          <table:table-cell office:value-type="string" table:style-name="ce10">
            <text:p>28.592</text:p>
          </table:table-cell>
          <table:table-cell office:value-type="string" table:style-name="ce10">
            <text:p>31.223</text:p>
          </table:table-cell>
          <table:table-cell office:value-type="string" table:style-name="ce10">
            <text:p>30.118</text:p>
          </table:table-cell>
          <table:table-cell office:value-type="string" table:style-name="ce10">
            <text:p>29.386</text:p>
          </table:table-cell>
          <table:table-cell office:value-type="string" table:style-name="ce10">
            <text:p>33.088</text:p>
          </table:table-cell>
          <table:table-cell office:value-type="string" table:style-name="ce10">
            <text:p>33.052</text:p>
          </table:table-cell>
          <table:table-cell office:value-type="string" table:style-name="ce10">
            <text:p>35.105</text:p>
          </table:table-cell>
          <table:table-cell office:value-type="string" table:style-name="ce10">
            <text:p>43.871</text:p>
          </table:table-cell>
          <table:table-cell office:value-type="string" table:style-name="ce10">
            <text:p>41.225</text:p>
          </table:table-cell>
          <table:table-cell office:value-type="string" table:style-name="ce10">
            <text:p>38.219</text:p>
          </table:table-cell>
          <table:table-cell table:number-columns-repeated="16366"/>
        </table:table-row>
        <table:table-row table:style-name="ro13">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style-name="ce4"/>
          <table:table-cell office:value-type="string" table:style-name="ce10">
            <text:p>25.304</text:p>
          </table:table-cell>
          <table:table-cell office:value-type="string" table:style-name="ce10">
            <text:p>23.077</text:p>
          </table:table-cell>
          <table:table-cell office:value-type="string" table:style-name="ce10">
            <text:p>22.699</text:p>
          </table:table-cell>
          <table:table-cell office:value-type="string" table:style-name="ce10">
            <text:p>25</text:p>
          </table:table-cell>
          <table:table-cell office:value-type="string" table:style-name="ce10">
            <text:p>26.879</text:p>
          </table:table-cell>
          <table:table-cell office:value-type="string" table:style-name="ce10">
            <text:p>29.592</text:p>
          </table:table-cell>
          <table:table-cell office:value-type="string" table:style-name="ce10">
            <text:p>26.719</text:p>
          </table:table-cell>
          <table:table-cell office:value-type="string" table:style-name="ce10">
            <text:p>30.079</text:p>
          </table:table-cell>
          <table:table-cell office:value-type="string" table:style-name="ce10">
            <text:p>33.039</text:p>
          </table:table-cell>
          <table:table-cell office:value-type="string" table:style-name="ce10">
            <text:p>34.783</text:p>
          </table:table-cell>
          <table:table-cell office:value-type="string" table:style-name="ce10">
            <text:p>35.75</text:p>
          </table:table-cell>
          <table:table-cell office:value-type="string" table:style-name="ce10">
            <text:p>42.285</text:p>
          </table:table-cell>
          <table:table-cell office:value-type="string" table:style-name="ce10">
            <text:p>40.723</text:p>
          </table:table-cell>
          <table:table-cell office:value-type="string" table:style-name="ce10">
            <text:p>36.449</text:p>
          </table:table-cell>
          <table:table-cell table:number-columns-repeated="16366"/>
        </table:table-row>
        <table:table-row table:style-name="ro13">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style-name="ce4"/>
          <table:table-cell office:value-type="string" table:style-name="ce10">
            <text:p>55.488</text:p>
          </table:table-cell>
          <table:table-cell office:value-type="string" table:style-name="ce10">
            <text:p>54.496</text:p>
          </table:table-cell>
          <table:table-cell office:value-type="string" table:style-name="ce10">
            <text:p>55.03</text:p>
          </table:table-cell>
          <table:table-cell office:value-type="string" table:style-name="ce10">
            <text:p>56.472</text:p>
          </table:table-cell>
          <table:table-cell office:value-type="string" table:style-name="ce10">
            <text:p>58.028</text:p>
          </table:table-cell>
          <table:table-cell office:value-type="string" table:style-name="ce10">
            <text:p>58.266</text:p>
          </table:table-cell>
          <table:table-cell office:value-type="string" table:style-name="ce10">
            <text:p>55.686</text:p>
          </table:table-cell>
          <table:table-cell office:value-type="string" table:style-name="ce10">
            <text:p>55.7</text:p>
          </table:table-cell>
          <table:table-cell office:value-type="string" table:style-name="ce10">
            <text:p>57.871</text:p>
          </table:table-cell>
          <table:table-cell office:value-type="string" table:style-name="ce10">
            <text:p>59.153</text:p>
          </table:table-cell>
          <table:table-cell office:value-type="string" table:style-name="ce10">
            <text:p>60.098</text:p>
          </table:table-cell>
          <table:table-cell office:value-type="string" table:style-name="ce10">
            <text:p>71.433</text:p>
          </table:table-cell>
          <table:table-cell office:value-type="string" table:style-name="ce10">
            <text:p>70.089</text:p>
          </table:table-cell>
          <table:table-cell office:value-type="string" table:style-name="ce10">
            <text:p>66.159</text:p>
          </table:table-cell>
          <table:table-cell table:number-columns-repeated="16366"/>
        </table:table-row>
        <table:table-row table:style-name="ro13">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style-name="ce4"/>
          <table:table-cell office:value-type="string" table:style-name="ce10">
            <text:p>32.938</text:p>
          </table:table-cell>
          <table:table-cell office:value-type="string" table:style-name="ce10">
            <text:p>32.042</text:p>
          </table:table-cell>
          <table:table-cell office:value-type="string" table:style-name="ce10">
            <text:p>35.625</text:p>
          </table:table-cell>
          <table:table-cell office:value-type="string" table:style-name="ce10">
            <text:p>35.842</text:p>
          </table:table-cell>
          <table:table-cell office:value-type="string" table:style-name="ce10">
            <text:p>36.349</text:p>
          </table:table-cell>
          <table:table-cell office:value-type="string" table:style-name="ce10">
            <text:p>35.562</text:p>
          </table:table-cell>
          <table:table-cell office:value-type="string" table:style-name="ce10">
            <text:p>35.945</text:p>
          </table:table-cell>
          <table:table-cell office:value-type="string" table:style-name="ce10">
            <text:p>37.59</text:p>
          </table:table-cell>
          <table:table-cell office:value-type="string" table:style-name="ce10">
            <text:p>38.578</text:p>
          </table:table-cell>
          <table:table-cell office:value-type="string" table:style-name="ce10">
            <text:p>40.334</text:p>
          </table:table-cell>
          <table:table-cell office:value-type="string" table:style-name="ce10">
            <text:p>40.406</text:p>
          </table:table-cell>
          <table:table-cell office:value-type="string" table:style-name="ce10">
            <text:p>45.604</text:p>
          </table:table-cell>
          <table:table-cell office:value-type="string" table:style-name="ce10">
            <text:p>45.742</text:p>
          </table:table-cell>
          <table:table-cell office:value-type="string" table:style-name="ce10">
            <text:p>42.416</text:p>
          </table:table-cell>
          <table:table-cell table:number-columns-repeated="16366"/>
        </table:table-row>
        <table:table-row table:style-name="ro13">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style-name="ce4"/>
          <table:table-cell office:value-type="string" table:style-name="ce10">
            <text:p>39.236</text:p>
          </table:table-cell>
          <table:table-cell office:value-type="string" table:style-name="ce10">
            <text:p>39.447</text:p>
          </table:table-cell>
          <table:table-cell office:value-type="string" table:style-name="ce10">
            <text:p>38.425</text:p>
          </table:table-cell>
          <table:table-cell office:value-type="string" table:style-name="ce10">
            <text:p>40.388</text:p>
          </table:table-cell>
          <table:table-cell office:value-type="string" table:style-name="ce10">
            <text:p>38.403</text:p>
          </table:table-cell>
          <table:table-cell office:value-type="string" table:style-name="ce10">
            <text:p>41.284</text:p>
          </table:table-cell>
          <table:table-cell office:value-type="string" table:style-name="ce10">
            <text:p>41.195</text:p>
          </table:table-cell>
          <table:table-cell office:value-type="string" table:style-name="ce10">
            <text:p>43.154</text:p>
          </table:table-cell>
          <table:table-cell office:value-type="string" table:style-name="ce10">
            <text:p>45.959</text:p>
          </table:table-cell>
          <table:table-cell office:value-type="string" table:style-name="ce10">
            <text:p>47.437</text:p>
          </table:table-cell>
          <table:table-cell office:value-type="string" table:style-name="ce10">
            <text:p>49.514</text:p>
          </table:table-cell>
          <table:table-cell office:value-type="string" table:style-name="ce10">
            <text:p>54.096</text:p>
          </table:table-cell>
          <table:table-cell office:value-type="string" table:style-name="ce10">
            <text:p>54.536</text:p>
          </table:table-cell>
          <table:table-cell office:value-type="string" table:style-name="ce10">
            <text:p>52.708</text:p>
          </table:table-cell>
          <table:table-cell table:number-columns-repeated="16366"/>
        </table:table-row>
        <table:table-row table:style-name="ro13">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style-name="ce4"/>
          <table:table-cell office:value-type="string" table:style-name="ce10">
            <text:p>55.543</text:p>
          </table:table-cell>
          <table:table-cell office:value-type="string" table:style-name="ce10">
            <text:p>54.856</text:p>
          </table:table-cell>
          <table:table-cell office:value-type="string" table:style-name="ce10">
            <text:p>52.201</text:p>
          </table:table-cell>
          <table:table-cell office:value-type="string" table:style-name="ce10">
            <text:p>53.433</text:p>
          </table:table-cell>
          <table:table-cell office:value-type="string" table:style-name="ce10">
            <text:p>55.953</text:p>
          </table:table-cell>
          <table:table-cell office:value-type="string" table:style-name="ce10">
            <text:p>58.869</text:p>
          </table:table-cell>
          <table:table-cell office:value-type="string" table:style-name="ce10">
            <text:p>57.286</text:p>
          </table:table-cell>
          <table:table-cell office:value-type="string" table:style-name="ce10">
            <text:p>58.864</text:p>
          </table:table-cell>
          <table:table-cell office:value-type="string" table:style-name="ce10">
            <text:p>61.722</text:p>
          </table:table-cell>
          <table:table-cell office:value-type="string" table:style-name="ce10">
            <text:p>65.239</text:p>
          </table:table-cell>
          <table:table-cell office:value-type="string" table:style-name="ce10">
            <text:p>66.527</text:p>
          </table:table-cell>
          <table:table-cell office:value-type="string" table:style-name="ce10">
            <text:p>70.193</text:p>
          </table:table-cell>
          <table:table-cell office:value-type="string" table:style-name="ce10">
            <text:p>70.488</text:p>
          </table:table-cell>
          <table:table-cell office:value-type="string" table:style-name="ce10">
            <text:p>66.762</text:p>
          </table:table-cell>
          <table:table-cell table:number-columns-repeated="16366"/>
        </table:table-row>
        <table:table-row table:style-name="ro13">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style-name="ce4"/>
          <table:table-cell office:value-type="string" table:style-name="ce10">
            <text:p>47.957</text:p>
          </table:table-cell>
          <table:table-cell office:value-type="string" table:style-name="ce10">
            <text:p>41.555</text:p>
          </table:table-cell>
          <table:table-cell office:value-type="string" table:style-name="ce10">
            <text:p>42.741</text:p>
          </table:table-cell>
          <table:table-cell office:value-type="string" table:style-name="ce10">
            <text:p>46.483</text:p>
          </table:table-cell>
          <table:table-cell office:value-type="string" table:style-name="ce10">
            <text:p>44.828</text:p>
          </table:table-cell>
          <table:table-cell office:value-type="string" table:style-name="ce10">
            <text:p>48.902</text:p>
          </table:table-cell>
          <table:table-cell office:value-type="string" table:style-name="ce10">
            <text:p>47.15</text:p>
          </table:table-cell>
          <table:table-cell office:value-type="string" table:style-name="ce10">
            <text:p>51.064</text:p>
          </table:table-cell>
          <table:table-cell office:value-type="string" table:style-name="ce10">
            <text:p>55.018</text:p>
          </table:table-cell>
          <table:table-cell office:value-type="string" table:style-name="ce10">
            <text:p>57.903</text:p>
          </table:table-cell>
          <table:table-cell office:value-type="string" table:style-name="ce10">
            <text:p>61.112</text:p>
          </table:table-cell>
          <table:table-cell office:value-type="string" table:style-name="ce10">
            <text:p>65.891</text:p>
          </table:table-cell>
          <table:table-cell office:value-type="string" table:style-name="ce10">
            <text:p>63.59</text:p>
          </table:table-cell>
          <table:table-cell office:value-type="string" table:style-name="ce10">
            <text:p>61.013</text:p>
          </table:table-cell>
          <table:table-cell table:number-columns-repeated="16366"/>
        </table:table-row>
        <table:table-row table:style-name="ro9">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style-name="ce4"/>
          <table:table-cell office:value-type="string" table:style-name="ce10">
            <text:p>45.059</text:p>
          </table:table-cell>
          <table:table-cell office:value-type="string" table:style-name="ce10">
            <text:p>46.154</text:p>
          </table:table-cell>
          <table:table-cell office:value-type="string" table:style-name="ce10">
            <text:p>45.522</text:p>
          </table:table-cell>
          <table:table-cell office:value-type="string" table:style-name="ce10">
            <text:p>44.388</text:p>
          </table:table-cell>
          <table:table-cell office:value-type="string" table:style-name="ce10">
            <text:p>45.746</text:p>
          </table:table-cell>
          <table:table-cell office:value-type="string" table:style-name="ce10">
            <text:p>47.813</text:p>
          </table:table-cell>
          <table:table-cell office:value-type="string" table:style-name="ce10">
            <text:p>46.855</text:p>
          </table:table-cell>
          <table:table-cell office:value-type="string" table:style-name="ce10">
            <text:p>47.896</text:p>
          </table:table-cell>
          <table:table-cell office:value-type="string" table:style-name="ce10">
            <text:p>48.938</text:p>
          </table:table-cell>
          <table:table-cell office:value-type="string" table:style-name="ce10">
            <text:p>51.707</text:p>
          </table:table-cell>
          <table:table-cell office:value-type="string" table:style-name="ce10">
            <text:p>52.351</text:p>
          </table:table-cell>
          <table:table-cell office:value-type="string" table:style-name="ce10">
            <text:p>56.033</text:p>
          </table:table-cell>
          <table:table-cell office:value-type="string" table:style-name="ce10">
            <text:p>53.704</text:p>
          </table:table-cell>
          <table:table-cell office:value-type="string" table:style-name="ce10">
            <text:p>51.325</text:p>
          </table:table-cell>
          <table:table-cell table:number-columns-repeated="16366"/>
        </table:table-row>
        <table:table-row table:style-name="ro9">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style-name="ce4"/>
          <table:table-cell office:value-type="string" table:style-name="ce10">
            <text:p>39.829</text:p>
          </table:table-cell>
          <table:table-cell office:value-type="string" table:style-name="ce10">
            <text:p>39.073</text:p>
          </table:table-cell>
          <table:table-cell office:value-type="string" table:style-name="ce10">
            <text:p>38.261</text:p>
          </table:table-cell>
          <table:table-cell office:value-type="string" table:style-name="ce10">
            <text:p>41.008</text:p>
          </table:table-cell>
          <table:table-cell office:value-type="string" table:style-name="ce10">
            <text:p>43.161</text:p>
          </table:table-cell>
          <table:table-cell office:value-type="string" table:style-name="ce10">
            <text:p>45.122</text:p>
          </table:table-cell>
          <table:table-cell office:value-type="string" table:style-name="ce10">
            <text:p>44.343</text:p>
          </table:table-cell>
          <table:table-cell office:value-type="string" table:style-name="ce10">
            <text:p>45.921</text:p>
          </table:table-cell>
          <table:table-cell office:value-type="string" table:style-name="ce10">
            <text:p>47.699</text:p>
          </table:table-cell>
          <table:table-cell office:value-type="string" table:style-name="ce10">
            <text:p>49.867</text:p>
          </table:table-cell>
          <table:table-cell office:value-type="string" table:style-name="ce10">
            <text:p>52.065</text:p>
          </table:table-cell>
          <table:table-cell office:value-type="string" table:style-name="ce10">
            <text:p>57.639</text:p>
          </table:table-cell>
          <table:table-cell office:value-type="string" table:style-name="ce10">
            <text:p>57.636</text:p>
          </table:table-cell>
          <table:table-cell office:value-type="string" table:style-name="ce10">
            <text:p>55.513</text:p>
          </table:table-cell>
          <table:table-cell table:number-columns-repeated="16366"/>
        </table:table-row>
        <table:table-row table:style-name="ro13">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style-name="ce4"/>
          <table:table-cell office:value-type="string" table:style-name="ce10">
            <text:p>37.871</text:p>
          </table:table-cell>
          <table:table-cell office:value-type="string" table:style-name="ce10">
            <text:p>35.743</text:p>
          </table:table-cell>
          <table:table-cell office:value-type="string" table:style-name="ce10">
            <text:p>35.294</text:p>
          </table:table-cell>
          <table:table-cell office:value-type="string" table:style-name="ce10">
            <text:p>38.337</text:p>
          </table:table-cell>
          <table:table-cell office:value-type="string" table:style-name="ce10">
            <text:p>39.828</text:p>
          </table:table-cell>
          <table:table-cell office:value-type="string" table:style-name="ce10">
            <text:p>43.286</text:p>
          </table:table-cell>
          <table:table-cell office:value-type="string" table:style-name="ce10">
            <text:p>41.701</text:p>
          </table:table-cell>
          <table:table-cell office:value-type="string" table:style-name="ce10">
            <text:p>43.541</text:p>
          </table:table-cell>
          <table:table-cell office:value-type="string" table:style-name="ce10">
            <text:p>45.926</text:p>
          </table:table-cell>
          <table:table-cell office:value-type="string" table:style-name="ce10">
            <text:p>47.554</text:p>
          </table:table-cell>
          <table:table-cell office:value-type="string" table:style-name="ce10">
            <text:p>50.065</text:p>
          </table:table-cell>
          <table:table-cell office:value-type="string" table:style-name="ce10">
            <text:p>56.361</text:p>
          </table:table-cell>
          <table:table-cell office:value-type="string" table:style-name="ce10">
            <text:p>55.409</text:p>
          </table:table-cell>
          <table:table-cell office:value-type="string" table:style-name="ce10">
            <text:p>52.439</text:p>
          </table:table-cell>
          <table:table-cell table:number-columns-repeated="16366"/>
        </table:table-row>
        <table:table-row table:style-name="ro12">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style-name="ce4"/>
          <table:table-cell office:value-type="string" table:style-name="ce10">
            <text:p>36.484</text:p>
          </table:table-cell>
          <table:table-cell office:value-type="string" table:style-name="ce10">
            <text:p>37.652</text:p>
          </table:table-cell>
          <table:table-cell office:value-type="string" table:style-name="ce10">
            <text:p>38.827</text:p>
          </table:table-cell>
          <table:table-cell office:value-type="string" table:style-name="ce10">
            <text:p>43.057</text:p>
          </table:table-cell>
          <table:table-cell office:value-type="string" table:style-name="ce10">
            <text:p>42.98</text:p>
          </table:table-cell>
          <table:table-cell office:value-type="string" table:style-name="ce10">
            <text:p>45.215</text:p>
          </table:table-cell>
          <table:table-cell office:value-type="string" table:style-name="ce10">
            <text:p>43.337</text:p>
          </table:table-cell>
          <table:table-cell office:value-type="string" table:style-name="ce10">
            <text:p>46.128</text:p>
          </table:table-cell>
          <table:table-cell office:value-type="string" table:style-name="ce10">
            <text:p>50.116</text:p>
          </table:table-cell>
          <table:table-cell office:value-type="string" table:style-name="ce10">
            <text:p>49.206</text:p>
          </table:table-cell>
          <table:table-cell office:value-type="string" table:style-name="ce10">
            <text:p>50.98</text:p>
          </table:table-cell>
          <table:table-cell office:value-type="string" table:style-name="ce10">
            <text:p>57.213</text:p>
          </table:table-cell>
          <table:table-cell office:value-type="string" table:style-name="ce10">
            <text:p>54.167</text:p>
          </table:table-cell>
          <table:table-cell office:value-type="string" table:style-name="ce10">
            <text:p>50.678</text:p>
          </table:table-cell>
          <table:table-cell table:number-columns-repeated="16366"/>
        </table:table-row>
        <table:table-row table:style-name="ro13">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29.199</text:p>
          </table:table-cell>
          <table:table-cell office:value-type="string" table:style-name="ce10">
            <text:p>31.52</text:p>
          </table:table-cell>
          <table:table-cell office:value-type="string" table:style-name="ce10">
            <text:p>33.091</text:p>
          </table:table-cell>
          <table:table-cell office:value-type="string" table:style-name="ce10">
            <text:p>35.052</text:p>
          </table:table-cell>
          <table:table-cell office:value-type="string" table:style-name="ce10">
            <text:p>33.481</text:p>
          </table:table-cell>
          <table:table-cell office:value-type="string" table:style-name="ce10">
            <text:p>34.895</text:p>
          </table:table-cell>
          <table:table-cell office:value-type="string" table:style-name="ce10">
            <text:p>36.222</text:p>
          </table:table-cell>
          <table:table-cell office:value-type="string" table:style-name="ce10">
            <text:p>35.914</text:p>
          </table:table-cell>
          <table:table-cell office:value-type="string" table:style-name="ce10">
            <text:p>38.009</text:p>
          </table:table-cell>
          <table:table-cell office:value-type="string" table:style-name="ce10">
            <text:p>39.369</text:p>
          </table:table-cell>
          <table:table-cell office:value-type="string" table:style-name="ce10">
            <text:p>37.597</text:p>
          </table:table-cell>
          <table:table-cell office:value-type="string" table:style-name="ce10">
            <text:p>34.929</text:p>
          </table:table-cell>
          <table:table-cell table:number-columns-repeated="16366"/>
        </table:table-row>
        <table:table-row table:style-name="ro9">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6.163</text:p>
          </table:table-cell>
          <table:table-cell office:value-type="string" table:style-name="ce10">
            <text:p>88.026</text:p>
          </table:table-cell>
          <table:table-cell office:value-type="string" table:style-name="ce10">
            <text:p>88.573</text:p>
          </table:table-cell>
          <table:table-cell office:value-type="string" table:style-name="ce10">
            <text:p>87.762</text:p>
          </table:table-cell>
          <table:table-cell office:value-type="string" table:style-name="ce10">
            <text:p>87.989</text:p>
          </table:table-cell>
          <table:table-cell office:value-type="string" table:style-name="ce10">
            <text:p>88.513</text:p>
          </table:table-cell>
          <table:table-cell office:value-type="string" table:style-name="ce10">
            <text:p>89.293</text:p>
          </table:table-cell>
          <table:table-cell office:value-type="string" table:style-name="ce10">
            <text:p>89.3</text:p>
          </table:table-cell>
          <table:table-cell office:value-type="string" table:style-name="ce10">
            <text:p>90.806</text:p>
          </table:table-cell>
          <table:table-cell office:value-type="string" table:style-name="ce10">
            <text:p>91.736</text:p>
          </table:table-cell>
          <table:table-cell office:value-type="string" table:style-name="ce10">
            <text:p>90.575</text:p>
          </table:table-cell>
          <table:table-cell table:number-columns-repeated="16366"/>
        </table:table-row>
        <table:table-row table:style-name="ro13">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3.253</text:p>
          </table:table-cell>
          <table:table-cell office:value-type="string" table:style-name="ce10">
            <text:p>67.436</text:p>
          </table:table-cell>
          <table:table-cell office:value-type="string" table:style-name="ce10">
            <text:p>68.317</text:p>
          </table:table-cell>
          <table:table-cell office:value-type="string" table:style-name="ce10">
            <text:p>67.658</text:p>
          </table:table-cell>
          <table:table-cell office:value-type="string" table:style-name="ce10">
            <text:p>68.807</text:p>
          </table:table-cell>
          <table:table-cell office:value-type="string" table:style-name="ce10">
            <text:p>70.719</text:p>
          </table:table-cell>
          <table:table-cell office:value-type="string" table:style-name="ce10">
            <text:p>71.787</text:p>
          </table:table-cell>
          <table:table-cell office:value-type="string" table:style-name="ce10">
            <text:p>72.723</text:p>
          </table:table-cell>
          <table:table-cell office:value-type="string" table:style-name="ce10">
            <text:p>72.086</text:p>
          </table:table-cell>
          <table:table-cell office:value-type="string" table:style-name="ce10">
            <text:p>74.809</text:p>
          </table:table-cell>
          <table:table-cell office:value-type="string" table:style-name="ce10">
            <text:p>74.845</text:p>
          </table:table-cell>
          <table:table-cell table:number-columns-repeated="16366"/>
        </table:table-row>
        <table:table-row table:style-name="ro12">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6.341</text:p>
          </table:table-cell>
          <table:table-cell office:value-type="string" table:style-name="ce10">
            <text:p>67.606</text:p>
          </table:table-cell>
          <table:table-cell office:value-type="string" table:style-name="ce10">
            <text:p>70.049</text:p>
          </table:table-cell>
          <table:table-cell office:value-type="string" table:style-name="ce10">
            <text:p>72.477</text:p>
          </table:table-cell>
          <table:table-cell office:value-type="string" table:style-name="ce10">
            <text:p>74.846</text:p>
          </table:table-cell>
          <table:table-cell office:value-type="string" table:style-name="ce10">
            <text:p>74.036</text:p>
          </table:table-cell>
          <table:table-cell table:number-columns-repeated="16366"/>
        </table:table-row>
        <table:table-row table:style-name="ro13">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3.443</text:p>
          </table:table-cell>
          <table:table-cell office:value-type="string" table:style-name="ce10">
            <text:p>65.481</text:p>
          </table:table-cell>
          <table:table-cell office:value-type="string" table:style-name="ce10">
            <text:p>66.708</text:p>
          </table:table-cell>
          <table:table-cell office:value-type="string" table:style-name="ce10">
            <text:p>68.728</text:p>
          </table:table-cell>
          <table:table-cell office:value-type="string" table:style-name="ce10">
            <text:p>70</text:p>
          </table:table-cell>
          <table:table-cell office:value-type="string" table:style-name="ce10">
            <text:p>71.226</text:p>
          </table:table-cell>
          <table:table-cell table:number-columns-repeated="16366"/>
        </table:table-row>
        <table:table-row table:style-name="ro12">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3.64</text:p>
          </table:table-cell>
          <table:table-cell office:value-type="string" table:style-name="ce10">
            <text:p>74.722</text:p>
          </table:table-cell>
          <table:table-cell office:value-type="string" table:style-name="ce10">
            <text:p>76.184</text:p>
          </table:table-cell>
          <table:table-cell office:value-type="string" table:style-name="ce10">
            <text:p>80.218</text:p>
          </table:table-cell>
          <table:table-cell office:value-type="string" table:style-name="ce10">
            <text:p>79.753</text:p>
          </table:table-cell>
          <table:table-cell office:value-type="string" table:style-name="ce10">
            <text:p>78.031</text:p>
          </table:table-cell>
          <table:table-cell table:number-columns-repeated="16366"/>
        </table:table-row>
        <table:table-row table:style-name="ro13">
          <table:table-cell office:value-type="string" table:style-name="ce4">
            <text:p>B59</text:p>
          </table:table-cell>
          <table:table-cell office:value-type="string" table:style-name="ce4">
            <text:p>B59. I am aware of the Civil Service vision for 'A Modern Civil Servic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2.747</text:p>
          </table:table-cell>
          <table:table-cell office:value-type="string" table:style-name="ce10">
            <text:p>50.692</text:p>
          </table:table-cell>
          <table:table-cell office:value-type="string" table:style-name="ce10">
            <text:p>57.654</text:p>
          </table:table-cell>
          <table:table-cell office:value-type="string" table:style-name="ce10">
            <text:p>60.266</text:p>
          </table:table-cell>
          <table:table-cell office:value-type="string" table:style-name="ce10">
            <text:p>56.94</text:p>
          </table:table-cell>
          <table:table-cell office:value-type="string" table:style-name="ce10">
            <text:p>59.548</text:p>
          </table:table-cell>
          <table:table-cell table:number-columns-repeated="16366"/>
        </table:table-row>
        <table:table-row table:style-name="ro13">
          <table:table-cell office:value-type="string" table:style-name="ce4">
            <text:p>B59A</text:p>
          </table:table-cell>
          <table:table-cell office:value-type="string" table:style-name="ce4">
            <text:p>B59A. I understand how I can help achieve the vision for 'A Modern Civil Servic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9.318</text:p>
          </table:table-cell>
          <table:table-cell office:value-type="string" table:style-name="ce10">
            <text:p>40.793</text:p>
          </table:table-cell>
          <table:table-cell table:number-columns-repeated="16366"/>
        </table:table-row>
        <table:table-row table:style-name="ro15">
          <table:table-cell office:value-type="string" table:style-name="ce4">
            <text:p>B59B</text:p>
          </table:table-cell>
          <table:table-cell office:value-type="string" table:style-name="ce4">
            <text:p>B59B. The technology provided by [my organisation] enables me to easily connect and collaborate with the colleagues that I need to for me to do my job effectively, from any location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0.557</text:p>
          </table:table-cell>
          <table:table-cell office:value-type="string" table:style-name="ce10">
            <text:p>79.703</text:p>
          </table:table-cell>
          <table:table-cell table:number-columns-repeated="16366"/>
        </table:table-row>
        <table:table-row table:style-name="ro14">
          <table:table-cell office:value-type="string" table:style-name="ce4">
            <text:p>B59C</text:p>
          </table:table-cell>
          <table:table-cell office:value-type="string" table:style-name="ce4">
            <text:p>B59C. How often do you collaborate with civil servants in other Government departments and agencies to achieve common goals? (% some of the time, often or always)</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3.877</text:p>
          </table:table-cell>
          <table:table-cell office:value-type="string" table:style-name="ce10">
            <text:p>34.573</text:p>
          </table:table-cell>
          <table:table-cell office:value-type="string" table:style-name="ce10">
            <text:p>35.55</text:p>
          </table:table-cell>
          <table:table-cell table:number-columns-repeated="16366"/>
        </table:table-row>
        <table:table-row table:style-name="ro12">
          <table:table-cell office:value-type="string" table:style-name="ce4">
            <text:p>B59D</text:p>
          </table:table-cell>
          <table:table-cell office:value-type="string" table:style-name="ce4">
            <text:p>B59D. I consider how my work impacts upon the public in the course of carrying out my duties (% some of the time, often or always)</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5.553</text:p>
          </table:table-cell>
          <table:table-cell office:value-type="string" table:style-name="ce10">
            <text:p>86.557</text:p>
          </table:table-cell>
          <table:table-cell table:number-columns-repeated="16366"/>
        </table:table-row>
        <table:table-row table:style-name="ro12">
          <table:table-cell office:value-type="string" table:style-name="ce4">
            <text:p>B59E</text:p>
          </table:table-cell>
          <table:table-cell office:value-type="string" table:style-name="ce4">
            <text:p>B59E. I have a choice in deciding where I do my work (usual workplace or base, another workplace, hom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2.036</text:p>
          </table:table-cell>
          <table:table-cell office:value-type="string" table:style-name="ce10">
            <text:p>81.644</text:p>
          </table:table-cell>
          <table:table-cell office:value-type="string" table:style-name="ce10">
            <text:p>79.011</text:p>
          </table:table-cell>
          <table:table-cell table:number-columns-repeated="16366"/>
        </table:table-row>
        <table:table-row table:style-name="ro12">
          <table:table-cell office:value-type="string" table:style-name="ce4">
            <text:p>B59F</text:p>
          </table:table-cell>
          <table:table-cell office:value-type="string" table:style-name="ce4">
            <text:p>B59F. My manager trusts me to do my job effectively, even if I am not working from the same location as them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93.195</text:p>
          </table:table-cell>
          <table:table-cell office:value-type="string" table:style-name="ce10">
            <text:p>94.749</text:p>
          </table:table-cell>
          <table:table-cell office:value-type="string" table:style-name="ce10">
            <text:p>94.752</text:p>
          </table:table-cell>
          <table:table-cell table:number-columns-repeated="16366"/>
        </table:table-row>
        <table:table-row table:style-name="ro12">
          <table:table-cell office:value-type="string" table:style-name="ce4">
            <text:p>B59G</text:p>
          </table:table-cell>
          <table:table-cell office:value-type="string" table:style-name="ce4">
            <text:p>B59G. Over the last month, roughly how productive have you been? (% selecting '100% productive', '90-99% productiv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0.334</text:p>
          </table:table-cell>
          <table:table-cell office:value-type="string" table:style-name="ce10">
            <text:p>68.874</text:p>
          </table:table-cell>
          <table:table-cell table:number-columns-repeated="16366"/>
        </table:table-row>
        <table:table-row table:style-name="ro9">
          <table:table-cell office:value-type="string" table:style-name="ce4">
            <text:p>B59H</text:p>
          </table:table-cell>
          <table:table-cell office:value-type="string" table:style-name="ce4">
            <text:p>B59H. Efficiency is pursued as a priority in [my organisation]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6.742</text:p>
          </table:table-cell>
          <table:table-cell table:number-columns-repeated="16366"/>
        </table:table-row>
        <table:table-row table:style-name="ro9">
          <table:table-cell office:value-type="string" table:style-name="ce4">
            <text:p>C01_1</text:p>
          </table:table-cell>
          <table:table-cell office:value-type="string" table:style-name="ce4">
            <text:p>C01_1. I want to leave [my organisation] ( % selecting 'as soon as possible')</text:p>
          </table:table-cell>
          <table:table-cell office:value-type="string" table:style-name="ce4">
            <text:p>Future intentions</text:p>
          </table:table-cell>
          <table:table-cell table:style-name="ce4"/>
          <table:table-cell office:value-type="string" table:style-name="ce10">
            <text:p>6.284</text:p>
          </table:table-cell>
          <table:table-cell office:value-type="string" table:style-name="ce10">
            <text:p>7.757</text:p>
          </table:table-cell>
          <table:table-cell office:value-type="string" table:style-name="ce10">
            <text:p>7.48</text:p>
          </table:table-cell>
          <table:table-cell office:value-type="string" table:style-name="ce10">
            <text:p>8.032</text:p>
          </table:table-cell>
          <table:table-cell office:value-type="string" table:style-name="ce10">
            <text:p>7.95</text:p>
          </table:table-cell>
          <table:table-cell office:value-type="string" table:style-name="ce10">
            <text:p>7.372</text:p>
          </table:table-cell>
          <table:table-cell office:value-type="string" table:style-name="ce10">
            <text:p>8.613</text:p>
          </table:table-cell>
          <table:table-cell office:value-type="string" table:style-name="ce10">
            <text:p>8.452</text:p>
          </table:table-cell>
          <table:table-cell office:value-type="string" table:style-name="ce10">
            <text:p>8.331</text:p>
          </table:table-cell>
          <table:table-cell office:value-type="string" table:style-name="ce10">
            <text:p>7.663</text:p>
          </table:table-cell>
          <table:table-cell office:value-type="string" table:style-name="ce10">
            <text:p>7.339</text:p>
          </table:table-cell>
          <table:table-cell office:value-type="string" table:style-name="ce10">
            <text:p>5.663</text:p>
          </table:table-cell>
          <table:table-cell office:value-type="string" table:style-name="ce10">
            <text:p>6.32</text:p>
          </table:table-cell>
          <table:table-cell office:value-type="string" table:style-name="ce10">
            <text:p>7.045</text:p>
          </table:table-cell>
          <table:table-cell table:number-columns-repeated="16366"/>
        </table:table-row>
        <table:table-row table:style-name="ro9">
          <table:table-cell office:value-type="string" table:style-name="ce4">
            <text:p>C01_2</text:p>
          </table:table-cell>
          <table:table-cell office:value-type="string" table:style-name="ce4">
            <text:p>C01_2. I want to leave [my organisation] (% selecting 'within the next 12 months')</text:p>
          </table:table-cell>
          <table:table-cell office:value-type="string" table:style-name="ce4">
            <text:p>Future intentions</text:p>
          </table:table-cell>
          <table:table-cell table:style-name="ce4"/>
          <table:table-cell office:value-type="string" table:style-name="ce10">
            <text:p>11.268</text:p>
          </table:table-cell>
          <table:table-cell office:value-type="string" table:style-name="ce10">
            <text:p>10.976</text:p>
          </table:table-cell>
          <table:table-cell office:value-type="string" table:style-name="ce10">
            <text:p>11.089</text:p>
          </table:table-cell>
          <table:table-cell office:value-type="string" table:style-name="ce10">
            <text:p>12.366</text:p>
          </table:table-cell>
          <table:table-cell office:value-type="string" table:style-name="ce10">
            <text:p>13.048</text:p>
          </table:table-cell>
          <table:table-cell office:value-type="string" table:style-name="ce10">
            <text:p>13.744</text:p>
          </table:table-cell>
          <table:table-cell office:value-type="string" table:style-name="ce10">
            <text:p>15.486</text:p>
          </table:table-cell>
          <table:table-cell office:value-type="string" table:style-name="ce10">
            <text:p>14.99</text:p>
          </table:table-cell>
          <table:table-cell office:value-type="string" table:style-name="ce10">
            <text:p>14.576</text:p>
          </table:table-cell>
          <table:table-cell office:value-type="string" table:style-name="ce10">
            <text:p>14.579</text:p>
          </table:table-cell>
          <table:table-cell office:value-type="string" table:style-name="ce10">
            <text:p>14.654</text:p>
          </table:table-cell>
          <table:table-cell office:value-type="string" table:style-name="ce10">
            <text:p>12.008</text:p>
          </table:table-cell>
          <table:table-cell office:value-type="string" table:style-name="ce10">
            <text:p>13.503</text:p>
          </table:table-cell>
          <table:table-cell office:value-type="string" table:style-name="ce10">
            <text:p>14.537</text:p>
          </table:table-cell>
          <table:table-cell table:number-columns-repeated="16366"/>
        </table:table-row>
        <table:table-row table:style-name="ro13">
          <table:table-cell office:value-type="string" table:style-name="ce4">
            <text:p>C01_3</text:p>
          </table:table-cell>
          <table:table-cell office:value-type="string" table:style-name="ce4">
            <text:p>C01_3. I want to stay working for [my organisation] (% selecting 'for at least the next year')</text:p>
          </table:table-cell>
          <table:table-cell office:value-type="string" table:style-name="ce4">
            <text:p>Future intentions</text:p>
          </table:table-cell>
          <table:table-cell table:style-name="ce4"/>
          <table:table-cell office:value-type="string" table:style-name="ce10">
            <text:p>27.927</text:p>
          </table:table-cell>
          <table:table-cell office:value-type="string" table:style-name="ce10">
            <text:p>26.144</text:p>
          </table:table-cell>
          <table:table-cell office:value-type="string" table:style-name="ce10">
            <text:p>27.423</text:p>
          </table:table-cell>
          <table:table-cell office:value-type="string" table:style-name="ce10">
            <text:p>28.529</text:p>
          </table:table-cell>
          <table:table-cell office:value-type="string" table:style-name="ce10">
            <text:p>30.175</text:p>
          </table:table-cell>
          <table:table-cell office:value-type="string" table:style-name="ce10">
            <text:p>31.281</text:p>
          </table:table-cell>
          <table:table-cell office:value-type="string" table:style-name="ce10">
            <text:p>31.934</text:p>
          </table:table-cell>
          <table:table-cell office:value-type="string" table:style-name="ce10">
            <text:p>32.161</text:p>
          </table:table-cell>
          <table:table-cell office:value-type="string" table:style-name="ce10">
            <text:p>33.892</text:p>
          </table:table-cell>
          <table:table-cell office:value-type="string" table:style-name="ce10">
            <text:p>34.288</text:p>
          </table:table-cell>
          <table:table-cell office:value-type="string" table:style-name="ce10">
            <text:p>33.221</text:p>
          </table:table-cell>
          <table:table-cell office:value-type="string" table:style-name="ce10">
            <text:p>33.272</text:p>
          </table:table-cell>
          <table:table-cell office:value-type="string" table:style-name="ce10">
            <text:p>32.683</text:p>
          </table:table-cell>
          <table:table-cell office:value-type="string" table:style-name="ce10">
            <text:p>34.427</text:p>
          </table:table-cell>
          <table:table-cell table:number-columns-repeated="16366"/>
        </table:table-row>
        <table:table-row table:style-name="ro13">
          <table:table-cell office:value-type="string" table:style-name="ce4">
            <text:p>C01_4</text:p>
          </table:table-cell>
          <table:table-cell office:value-type="string" table:style-name="ce4">
            <text:p>C01_4. I want to stay working for [my organisation] (% selecting 'for at least the next three years')</text:p>
          </table:table-cell>
          <table:table-cell office:value-type="string" table:style-name="ce4">
            <text:p>Future intentions</text:p>
          </table:table-cell>
          <table:table-cell table:style-name="ce4"/>
          <table:table-cell office:value-type="string" table:style-name="ce10">
            <text:p>54.905</text:p>
          </table:table-cell>
          <table:table-cell office:value-type="string" table:style-name="ce10">
            <text:p>54.587</text:p>
          </table:table-cell>
          <table:table-cell office:value-type="string" table:style-name="ce10">
            <text:p>53.586</text:p>
          </table:table-cell>
          <table:table-cell office:value-type="string" table:style-name="ce10">
            <text:p>51.724</text:p>
          </table:table-cell>
          <table:table-cell office:value-type="string" table:style-name="ce10">
            <text:p>48.028</text:p>
          </table:table-cell>
          <table:table-cell office:value-type="string" table:style-name="ce10">
            <text:p>46.667</text:p>
          </table:table-cell>
          <table:table-cell office:value-type="string" table:style-name="ce10">
            <text:p>42.657</text:p>
          </table:table-cell>
          <table:table-cell office:value-type="string" table:style-name="ce10">
            <text:p>43.153</text:p>
          </table:table-cell>
          <table:table-cell office:value-type="string" table:style-name="ce10">
            <text:p>43.942</text:p>
          </table:table-cell>
          <table:table-cell office:value-type="string" table:style-name="ce10">
            <text:p>43.446</text:p>
          </table:table-cell>
          <table:table-cell office:value-type="string" table:style-name="ce10">
            <text:p>43.661</text:p>
          </table:table-cell>
          <table:table-cell office:value-type="string" table:style-name="ce10">
            <text:p>48.138</text:p>
          </table:table-cell>
          <table:table-cell office:value-type="string" table:style-name="ce10">
            <text:p>46.965</text:p>
          </table:table-cell>
          <table:table-cell office:value-type="string" table:style-name="ce10">
            <text:p>42.346</text:p>
          </table:table-cell>
          <table:table-cell table:number-columns-repeated="16366"/>
        </table:table-row>
        <table:table-row table:style-name="ro13">
          <table:table-cell office:value-type="string" table:style-name="ce4">
            <text:p>C02_01</text:p>
          </table:table-cell>
          <table:table-cell office:value-type="string" table:style-name="ce4">
            <text:p>C02_01. Why do you want to leave?: End of my current contract or loan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424</text:p>
          </table:table-cell>
          <table:table-cell table:number-columns-repeated="16366"/>
        </table:table-row>
        <table:table-row table:style-name="ro12">
          <table:table-cell office:value-type="string" table:style-name="ce4">
            <text:p>C02_02</text:p>
          </table:table-cell>
          <table:table-cell office:value-type="string" table:style-name="ce4">
            <text:p>C02_02. Why do you want to leave?: A promotion or career progression within the Civil Servi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3.367</text:p>
          </table:table-cell>
          <table:table-cell table:number-columns-repeated="16366"/>
        </table:table-row>
        <table:table-row table:style-name="ro12">
          <table:table-cell office:value-type="string" table:style-name="ce4">
            <text:p>C02_03</text:p>
          </table:table-cell>
          <table:table-cell office:value-type="string" table:style-name="ce4">
            <text:p>C02_03. Why do you want to leave?: A promotion or career progression outside of the Civil Servi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2.969</text:p>
          </table:table-cell>
          <table:table-cell table:number-columns-repeated="16366"/>
        </table:table-row>
        <table:table-row table:style-name="ro13">
          <table:table-cell office:value-type="string" table:style-name="ce4">
            <text:p>C02_04</text:p>
          </table:table-cell>
          <table:table-cell office:value-type="string" table:style-name="ce4">
            <text:p>C02_04. Why do you want to leave?: For a better pay and benefit packag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4.039</text:p>
          </table:table-cell>
          <table:table-cell table:number-columns-repeated="16366"/>
        </table:table-row>
        <table:table-row table:style-name="ro13">
          <table:table-cell office:value-type="string" table:style-name="ce4">
            <text:p>C02_05</text:p>
          </table:table-cell>
          <table:table-cell office:value-type="string" table:style-name="ce4">
            <text:p>C02_05. Why do you want to leave?: For more interesting work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379</text:p>
          </table:table-cell>
          <table:table-cell table:number-columns-repeated="16366"/>
        </table:table-row>
        <table:table-row table:style-name="ro13">
          <table:table-cell office:value-type="string" table:style-name="ce4">
            <text:p>C02_06</text:p>
          </table:table-cell>
          <table:table-cell office:value-type="string" table:style-name="ce4">
            <text:p>C02_06. Why do you want to leave?: Due to unmanageable workload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8.645</text:p>
          </table:table-cell>
          <table:table-cell table:number-columns-repeated="16366"/>
        </table:table-row>
        <table:table-row table:style-name="ro13">
          <table:table-cell office:value-type="string" table:style-name="ce4">
            <text:p>C02_07</text:p>
          </table:table-cell>
          <table:table-cell office:value-type="string" table:style-name="ce4">
            <text:p>C02_07. Why do you want to leave?: For a better work-life balan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0.153</text:p>
          </table:table-cell>
          <table:table-cell table:number-columns-repeated="16366"/>
        </table:table-row>
        <table:table-row table:style-name="ro13">
          <table:table-cell office:value-type="string" table:style-name="ce4">
            <text:p>C02_08</text:p>
          </table:table-cell>
          <table:table-cell office:value-type="string" table:style-name="ce4">
            <text:p>C02_08. Why do you want to leave?: Lack of inclusion and fair treatment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3.344</text:p>
          </table:table-cell>
          <table:table-cell table:number-columns-repeated="16366"/>
        </table:table-row>
        <table:table-row table:style-name="ro12">
          <table:table-cell office:value-type="string" table:style-name="ce4">
            <text:p>C02_09</text:p>
          </table:table-cell>
          <table:table-cell office:value-type="string" table:style-name="ce4">
            <text:p>C02_09. Why do you want to leave?: Do not like organisational cultur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5.688</text:p>
          </table:table-cell>
          <table:table-cell table:number-columns-repeated="16366"/>
        </table:table-row>
        <table:table-row table:style-name="ro13">
          <table:table-cell office:value-type="string" table:style-name="ce4">
            <text:p>C02_10</text:p>
          </table:table-cell>
          <table:table-cell office:value-type="string" table:style-name="ce4">
            <text:p>C02_10. Why do you want to leave?: Due to poor line management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6.667</text:p>
          </table:table-cell>
          <table:table-cell table:number-columns-repeated="16366"/>
        </table:table-row>
        <table:table-row table:style-name="ro13">
          <table:table-cell office:value-type="string" table:style-name="ce4">
            <text:p>C02_11</text:p>
          </table:table-cell>
          <table:table-cell office:value-type="string" table:style-name="ce4">
            <text:p>C02_11. Why do you want to leave?: Due to poor work relationships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817</text:p>
          </table:table-cell>
          <table:table-cell table:number-columns-repeated="16366"/>
        </table:table-row>
        <table:table-row table:style-name="ro13">
          <table:table-cell office:value-type="string" table:style-name="ce4">
            <text:p>C02_12</text:p>
          </table:table-cell>
          <table:table-cell office:value-type="string" table:style-name="ce4">
            <text:p>C02_12. Why do you want to leave?: Due to poor leadership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7.102</text:p>
          </table:table-cell>
          <table:table-cell table:number-columns-repeated="16366"/>
        </table:table-row>
        <table:table-row table:style-name="ro14">
          <table:table-cell office:value-type="string" table:style-name="ce4">
            <text:p>C02_13</text:p>
          </table:table-cell>
          <table:table-cell office:value-type="string" table:style-name="ce4">
            <text:p>C02_13. Why do you want to leave?: Personal circumstances (for example, caring responsibilities, ill health)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425</text:p>
          </table:table-cell>
          <table:table-cell table:number-columns-repeated="16366"/>
        </table:table-row>
        <table:table-row table:style-name="ro9">
          <table:table-cell office:value-type="string" table:style-name="ce4">
            <text:p>C02_14</text:p>
          </table:table-cell>
          <table:table-cell office:value-type="string" table:style-name="ce4">
            <text:p>C02_14. Why do you want to leave?: Retiring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184</text:p>
          </table:table-cell>
          <table:table-cell table:number-columns-repeated="16366"/>
        </table:table-row>
        <table:table-row table:style-name="ro13">
          <table:table-cell office:value-type="string" table:style-name="ce4">
            <text:p>C02_15</text:p>
          </table:table-cell>
          <table:table-cell office:value-type="string" table:style-name="ce4">
            <text:p>C02_15. Why do you want to leave?: Just want a chang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7.526</text:p>
          </table:table-cell>
          <table:table-cell table:number-columns-repeated="16366"/>
        </table:table-row>
        <table:table-row table:style-name="ro9">
          <table:table-cell office:value-type="string" table:style-name="ce4">
            <text:p>C02_16</text:p>
          </table:table-cell>
          <table:table-cell office:value-type="string" table:style-name="ce4">
            <text:p>C02_16. Why do you want to leave?: Other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62</text:p>
          </table:table-cell>
          <table:table-cell table:number-columns-repeated="16366"/>
        </table:table-row>
        <table:table-row table:style-name="ro15">
          <table:table-cell office:value-type="string" table:style-name="ce4">
            <text:p>CV3</text:p>
          </table:table-cell>
          <table:table-cell office:value-type="string" table:style-name="ce4">
            <text:p>CV3. Would you describe yourself as having 'long COVID', that is, you are still experiencing symptoms more than 4 weeks after you first had COVID-19, that are not explained by something else? (% yes)</text:p>
          </table:table-cell>
          <table:table-cell office:value-type="string" table:style-name="ce4">
            <text:p>The Coronavirus (Covid-19) Pandemic</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0.779</text:p>
          </table:table-cell>
          <table:table-cell table:number-columns-repeated="16366"/>
        </table:table-row>
        <table:table-row table:style-name="ro13">
          <table:table-cell office:value-type="string" table:style-name="ce4">
            <text:p>D01A</text:p>
          </table:table-cell>
          <table:table-cell office:value-type="string" table:style-name="ce4">
            <text:p>D01A. I understand the Civil Service Code and what it means for my conduct (% strongly agree or agree)</text:p>
          </table:table-cell>
          <table:table-cell office:value-type="string" table:style-name="ce4">
            <text:p>Civil Service Cod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9.241</text:p>
          </table:table-cell>
          <table:table-cell office:value-type="string" table:style-name="ce10">
            <text:p>89.34</text:p>
          </table:table-cell>
          <table:table-cell table:number-columns-repeated="16366"/>
        </table:table-row>
        <table:table-row table:style-name="ro9">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style-name="ce4"/>
          <table:table-cell office:value-type="string" table:style-name="ce10">
            <text:p>44.337</text:p>
          </table:table-cell>
          <table:table-cell office:value-type="string" table:style-name="ce10">
            <text:p>52.543</text:p>
          </table:table-cell>
          <table:table-cell office:value-type="string" table:style-name="ce10">
            <text:p>59.138</text:p>
          </table:table-cell>
          <table:table-cell office:value-type="string" table:style-name="ce10">
            <text:p>62.809</text:p>
          </table:table-cell>
          <table:table-cell office:value-type="string" table:style-name="ce10">
            <text:p>64.258</text:p>
          </table:table-cell>
          <table:table-cell office:value-type="string" table:style-name="ce10">
            <text:p>64.054</text:p>
          </table:table-cell>
          <table:table-cell office:value-type="string" table:style-name="ce10">
            <text:p>66.416</text:p>
          </table:table-cell>
          <table:table-cell office:value-type="string" table:style-name="ce10">
            <text:p>66.962</text:p>
          </table:table-cell>
          <table:table-cell office:value-type="string" table:style-name="ce10">
            <text:p>67.675</text:p>
          </table:table-cell>
          <table:table-cell office:value-type="string" table:style-name="ce10">
            <text:p>66.967</text:p>
          </table:table-cell>
          <table:table-cell office:value-type="string" table:style-name="ce10">
            <text:p>65.654</text:p>
          </table:table-cell>
          <table:table-cell office:value-type="string" table:style-name="ce10">
            <text:p>68.072</text:p>
          </table:table-cell>
          <table:table-cell office:value-type="string" table:style-name="ce10">
            <text:p>67.692</text:p>
          </table:table-cell>
          <table:table-cell office:value-type="string" table:style-name="ce10">
            <text:p>68.228</text:p>
          </table:table-cell>
          <table:table-cell table:number-columns-repeated="16366"/>
        </table:table-row>
        <table:table-row table:style-name="ro12">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style-name="ce4"/>
          <table:table-cell office:value-type="string" table:style-name="ce10">
            <text:p>57.047</text:p>
          </table:table-cell>
          <table:table-cell office:value-type="string" table:style-name="ce10">
            <text:p>62.069</text:p>
          </table:table-cell>
          <table:table-cell office:value-type="string" table:style-name="ce10">
            <text:p>64.264</text:p>
          </table:table-cell>
          <table:table-cell office:value-type="string" table:style-name="ce10">
            <text:p>66.667</text:p>
          </table:table-cell>
          <table:table-cell office:value-type="string" table:style-name="ce10">
            <text:p>67.081</text:p>
          </table:table-cell>
          <table:table-cell office:value-type="string" table:style-name="ce10">
            <text:p>68.691</text:p>
          </table:table-cell>
          <table:table-cell office:value-type="string" table:style-name="ce10">
            <text:p>67.635</text:p>
          </table:table-cell>
          <table:table-cell office:value-type="string" table:style-name="ce10">
            <text:p>67.455</text:p>
          </table:table-cell>
          <table:table-cell office:value-type="string" table:style-name="ce10">
            <text:p>70.192</text:p>
          </table:table-cell>
          <table:table-cell office:value-type="string" table:style-name="ce10">
            <text:p>70.54</text:p>
          </table:table-cell>
          <table:table-cell office:value-type="string" table:style-name="ce10">
            <text:p>71.56</text:p>
          </table:table-cell>
          <table:table-cell office:value-type="string" table:style-name="ce10">
            <text:p>76.501</text:p>
          </table:table-cell>
          <table:table-cell office:value-type="string" table:style-name="ce10">
            <text:p>75.967</text:p>
          </table:table-cell>
          <table:table-cell office:value-type="string" table:style-name="ce10">
            <text:p>74.791</text:p>
          </table:table-cell>
          <table:table-cell table:number-columns-repeated="16366"/>
        </table:table-row>
        <table:table-row table:style-name="ro9">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style-name="ce4"/>
          <table:table-cell office:value-type="string" table:style-name="ce10">
            <text:p>9.987</text:p>
          </table:table-cell>
          <table:table-cell office:value-type="string" table:style-name="ce10">
            <text:p>10.208</text:p>
          </table:table-cell>
          <table:table-cell office:value-type="string" table:style-name="ce10">
            <text:p>9.87</text:p>
          </table:table-cell>
          <table:table-cell office:value-type="string" table:style-name="ce10">
            <text:p>10.04</text:p>
          </table:table-cell>
          <table:table-cell office:value-type="string" table:style-name="ce10">
            <text:p>10.277</text:p>
          </table:table-cell>
          <table:table-cell office:value-type="string" table:style-name="ce10">
            <text:p>9.661</text:p>
          </table:table-cell>
          <table:table-cell office:value-type="string" table:style-name="ce10">
            <text:p>11.359</text:p>
          </table:table-cell>
          <table:table-cell office:value-type="string" table:style-name="ce10">
            <text:p>11.508</text:p>
          </table:table-cell>
          <table:table-cell office:value-type="string" table:style-name="ce10">
            <text:p>12.365</text:p>
          </table:table-cell>
          <table:table-cell office:value-type="string" table:style-name="ce10">
            <text:p>12.018</text:p>
          </table:table-cell>
          <table:table-cell office:value-type="string" table:style-name="ce10">
            <text:p>10.929</text:p>
          </table:table-cell>
          <table:table-cell office:value-type="string" table:style-name="ce10">
            <text:p>7.945</text:p>
          </table:table-cell>
          <table:table-cell office:value-type="string" table:style-name="ce10">
            <text:p>6.774</text:p>
          </table:table-cell>
          <table:table-cell office:value-type="string" table:style-name="ce10">
            <text:p>6.945</text:p>
          </table:table-cell>
          <table:table-cell table:number-columns-repeated="16366"/>
        </table:table-row>
        <table:table-row table:style-name="ro9">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style-name="ce4"/>
          <table:table-cell office:value-type="string" table:style-name="ce10">
            <text:p>81.057</text:p>
          </table:table-cell>
          <table:table-cell office:value-type="string" table:style-name="ce10">
            <text:p>81.421</text:p>
          </table:table-cell>
          <table:table-cell office:value-type="string" table:style-name="ce10">
            <text:p>81.379</text:p>
          </table:table-cell>
          <table:table-cell office:value-type="string" table:style-name="ce10">
            <text:p>81.387</text:p>
          </table:table-cell>
          <table:table-cell office:value-type="string" table:style-name="ce10">
            <text:p>81.487</text:p>
          </table:table-cell>
          <table:table-cell office:value-type="string" table:style-name="ce10">
            <text:p>81.818</text:p>
          </table:table-cell>
          <table:table-cell office:value-type="string" table:style-name="ce10">
            <text:p>80.235</text:p>
          </table:table-cell>
          <table:table-cell office:value-type="string" table:style-name="ce10">
            <text:p>79.961</text:p>
          </table:table-cell>
          <table:table-cell office:value-type="string" table:style-name="ce10">
            <text:p>80.077</text:p>
          </table:table-cell>
          <table:table-cell office:value-type="string" table:style-name="ce10">
            <text:p>80.762</text:p>
          </table:table-cell>
          <table:table-cell office:value-type="string" table:style-name="ce10">
            <text:p>81.438</text:p>
          </table:table-cell>
          <table:table-cell office:value-type="string" table:style-name="ce10">
            <text:p>85.522</text:p>
          </table:table-cell>
          <table:table-cell office:value-type="string" table:style-name="ce10">
            <text:p>86.788</text:p>
          </table:table-cell>
          <table:table-cell office:value-type="string" table:style-name="ce10">
            <text:p>86.984</text:p>
          </table:table-cell>
          <table:table-cell table:number-columns-repeated="16366"/>
        </table:table-row>
        <table:table-row table:style-name="ro13">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style-name="ce4"/>
          <table:table-cell office:value-type="string" table:style-name="ce10">
            <text:p>9.118</text:p>
          </table:table-cell>
          <table:table-cell office:value-type="string" table:style-name="ce10">
            <text:p>8.61</text:p>
          </table:table-cell>
          <table:table-cell office:value-type="string" table:style-name="ce10">
            <text:p>8.496</text:p>
          </table:table-cell>
          <table:table-cell office:value-type="string" table:style-name="ce10">
            <text:p>8.615</text:p>
          </table:table-cell>
          <table:table-cell office:value-type="string" table:style-name="ce10">
            <text:p>8.263</text:p>
          </table:table-cell>
          <table:table-cell office:value-type="string" table:style-name="ce10">
            <text:p>8.371</text:p>
          </table:table-cell>
          <table:table-cell office:value-type="string" table:style-name="ce10">
            <text:p>8.782</text:p>
          </table:table-cell>
          <table:table-cell office:value-type="string" table:style-name="ce10">
            <text:p>8.478</text:p>
          </table:table-cell>
          <table:table-cell office:value-type="string" table:style-name="ce10">
            <text:p>8.199</text:p>
          </table:table-cell>
          <table:table-cell office:value-type="string" table:style-name="ce10">
            <text:p>7.909</text:p>
          </table:table-cell>
          <table:table-cell office:value-type="string" table:style-name="ce10">
            <text:p>8.154</text:p>
          </table:table-cell>
          <table:table-cell office:value-type="string" table:style-name="ce10">
            <text:p>6.846</text:p>
          </table:table-cell>
          <table:table-cell office:value-type="string" table:style-name="ce10">
            <text:p>6.591</text:p>
          </table:table-cell>
          <table:table-cell office:value-type="string" table:style-name="ce10">
            <text:p>6.124</text:p>
          </table:table-cell>
          <table:table-cell table:number-columns-repeated="16366"/>
        </table:table-row>
        <table:table-row table:style-name="ro9">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14.545</text:p>
          </table:table-cell>
          <table:table-cell office:value-type="string" table:style-name="ce10">
            <text:p>12.353</text:p>
          </table:table-cell>
          <table:table-cell office:value-type="string" table:style-name="ce10">
            <text:p>12</text:p>
          </table:table-cell>
          <table:table-cell office:value-type="string" table:style-name="ce10">
            <text:p>12.143</text:p>
          </table:table-cell>
          <table:table-cell office:value-type="string" table:style-name="ce10">
            <text:p>12.679</text:p>
          </table:table-cell>
          <table:table-cell office:value-type="string" table:style-name="ce10">
            <text:p>12.518</text:p>
          </table:table-cell>
          <table:table-cell office:value-type="string" table:style-name="ce10">
            <text:p>14.286</text:p>
          </table:table-cell>
          <table:table-cell office:value-type="string" table:style-name="ce10">
            <text:p>14.424</text:p>
          </table:table-cell>
          <table:table-cell office:value-type="string" table:style-name="ce10">
            <text:p>14.935</text:p>
          </table:table-cell>
          <table:table-cell office:value-type="string" table:style-name="ce10">
            <text:p>17.215</text:p>
          </table:table-cell>
          <table:table-cell office:value-type="string" table:style-name="ce10">
            <text:p>18.205</text:p>
          </table:table-cell>
          <table:table-cell office:value-type="string" table:style-name="ce10">
            <text:p>16.667</text:p>
          </table:table-cell>
          <table:table-cell office:value-type="string" table:style-name="ce10">
            <text:p>17.91</text:p>
          </table:table-cell>
          <table:table-cell office:value-type="string" table:style-name="ce10">
            <text:p>16.573</text:p>
          </table:table-cell>
          <table:table-cell table:number-columns-repeated="16366"/>
        </table:table-row>
        <table:table-row table:style-name="ro13">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7.5</text:p>
          </table:table-cell>
          <table:table-cell office:value-type="string" table:style-name="ce10">
            <text:p>8</text:p>
          </table:table-cell>
          <table:table-cell office:value-type="string" table:style-name="ce10">
            <text:p>8.043</text:p>
          </table:table-cell>
          <table:table-cell office:value-type="string" table:style-name="ce10">
            <text:p>9.15</text:p>
          </table:table-cell>
          <table:table-cell office:value-type="string" table:style-name="ce10">
            <text:p>8.912</text:p>
          </table:table-cell>
          <table:table-cell office:value-type="string" table:style-name="ce10">
            <text:p>8.472</text:p>
          </table:table-cell>
          <table:table-cell office:value-type="string" table:style-name="ce10">
            <text:p>9.003</text:p>
          </table:table-cell>
          <table:table-cell office:value-type="string" table:style-name="ce10">
            <text:p>8.792</text:p>
          </table:table-cell>
          <table:table-cell office:value-type="string" table:style-name="ce10">
            <text:p>8.572</text:p>
          </table:table-cell>
          <table:table-cell office:value-type="string" table:style-name="ce10">
            <text:p>8.715</text:p>
          </table:table-cell>
          <table:table-cell office:value-type="string" table:style-name="ce10">
            <text:p>11.153</text:p>
          </table:table-cell>
          <table:table-cell office:value-type="string" table:style-name="ce10">
            <text:p>11.079</text:p>
          </table:table-cell>
          <table:table-cell office:value-type="string" table:style-name="ce10">
            <text:p>9.986</text:p>
          </table:table-cell>
          <table:table-cell table:number-columns-repeated="16366"/>
        </table:table-row>
        <table:table-row table:style-name="ro13">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8.333</text:p>
          </table:table-cell>
          <table:table-cell office:value-type="string" table:style-name="ce10">
            <text:p>7.273</text:p>
          </table:table-cell>
          <table:table-cell office:value-type="string" table:style-name="ce10">
            <text:p>7.692</text:p>
          </table:table-cell>
          <table:table-cell office:value-type="string" table:style-name="ce10">
            <text:p>8</text:p>
          </table:table-cell>
          <table:table-cell office:value-type="string" table:style-name="ce10">
            <text:p>9.072</text:p>
          </table:table-cell>
          <table:table-cell office:value-type="string" table:style-name="ce10">
            <text:p>8.781</text:p>
          </table:table-cell>
          <table:table-cell office:value-type="string" table:style-name="ce10">
            <text:p>10</text:p>
          </table:table-cell>
          <table:table-cell office:value-type="string" table:style-name="ce10">
            <text:p>10</text:p>
          </table:table-cell>
          <table:table-cell office:value-type="string" table:style-name="ce10">
            <text:p>10.342</text:p>
          </table:table-cell>
          <table:table-cell office:value-type="string" table:style-name="ce10">
            <text:p>10.843</text:p>
          </table:table-cell>
          <table:table-cell office:value-type="string" table:style-name="ce10">
            <text:p>11.017</text:p>
          </table:table-cell>
          <table:table-cell office:value-type="string" table:style-name="ce10">
            <text:p>11.149</text:p>
          </table:table-cell>
          <table:table-cell office:value-type="string" table:style-name="ce10">
            <text:p>12.5</text:p>
          </table:table-cell>
          <table:table-cell office:value-type="string" table:style-name="ce10">
            <text:p>14.072</text:p>
          </table:table-cell>
          <table:table-cell table:number-columns-repeated="16366"/>
        </table:table-row>
        <table:table-row table:style-name="ro13">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6.897</text:p>
          </table:table-cell>
          <table:table-cell office:value-type="string" table:style-name="ce10">
            <text:p>4.762</text:p>
          </table:table-cell>
          <table:table-cell office:value-type="string" table:style-name="ce10">
            <text:p>5.128</text:p>
          </table:table-cell>
          <table:table-cell office:value-type="string" table:style-name="ce10">
            <text:p>4.651</text:p>
          </table:table-cell>
          <table:table-cell office:value-type="string" table:style-name="ce10">
            <text:p>5.556</text:p>
          </table:table-cell>
          <table:table-cell office:value-type="string" table:style-name="ce10">
            <text:p>7.16</text:p>
          </table:table-cell>
          <table:table-cell office:value-type="string" table:style-name="ce10">
            <text:p>7.747</text:p>
          </table:table-cell>
          <table:table-cell office:value-type="string" table:style-name="ce10">
            <text:p>6.792</text:p>
          </table:table-cell>
          <table:table-cell office:value-type="string" table:style-name="ce10">
            <text:p>7.651</text:p>
          </table:table-cell>
          <table:table-cell office:value-type="string" table:style-name="ce10">
            <text:p>7.62</text:p>
          </table:table-cell>
          <table:table-cell office:value-type="string" table:style-name="ce10">
            <text:p>10.195</text:p>
          </table:table-cell>
          <table:table-cell office:value-type="string" table:style-name="ce10">
            <text:p>9.87</text:p>
          </table:table-cell>
          <table:table-cell office:value-type="string" table:style-name="ce10">
            <text:p>11.343</text:p>
          </table:table-cell>
          <table:table-cell office:value-type="string" table:style-name="ce10">
            <text:p>9.805</text:p>
          </table:table-cell>
          <table:table-cell table:number-columns-repeated="16366"/>
        </table:table-row>
        <table:table-row table:style-name="ro13">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12.5</text:p>
          </table:table-cell>
          <table:table-cell office:value-type="string" table:style-name="ce10">
            <text:p>10.526</text:p>
          </table:table-cell>
          <table:table-cell office:value-type="string" table:style-name="ce10">
            <text:p>9.278</text:p>
          </table:table-cell>
          <table:table-cell office:value-type="string" table:style-name="ce10">
            <text:p>9.091</text:p>
          </table:table-cell>
          <table:table-cell office:value-type="string" table:style-name="ce10">
            <text:p>10.419</text:p>
          </table:table-cell>
          <table:table-cell office:value-type="string" table:style-name="ce10">
            <text:p>12.357</text:p>
          </table:table-cell>
          <table:table-cell office:value-type="string" table:style-name="ce10">
            <text:p>12.517</text:p>
          </table:table-cell>
          <table:table-cell office:value-type="string" table:style-name="ce10">
            <text:p>12.315</text:p>
          </table:table-cell>
          <table:table-cell office:value-type="string" table:style-name="ce10">
            <text:p>15.153</text:p>
          </table:table-cell>
          <table:table-cell office:value-type="string" table:style-name="ce10">
            <text:p>15.775</text:p>
          </table:table-cell>
          <table:table-cell office:value-type="string" table:style-name="ce10">
            <text:p>16.403</text:p>
          </table:table-cell>
          <table:table-cell office:value-type="string" table:style-name="ce10">
            <text:p>14.88</text:p>
          </table:table-cell>
          <table:table-cell office:value-type="string" table:style-name="ce10">
            <text:p>16.013</text:p>
          </table:table-cell>
          <table:table-cell office:value-type="string" table:style-name="ce10">
            <text:p>17.018</text:p>
          </table:table-cell>
          <table:table-cell table:number-columns-repeated="16366"/>
        </table:table-row>
        <table:table-row table:style-name="ro12">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table:number-columns-repeated="16366"/>
        </table:table-row>
        <table:table-row table:style-name="ro13">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3.362</text:p>
          </table:table-cell>
          <table:table-cell office:value-type="string" table:style-name="ce10">
            <text:p>26.706</text:p>
          </table:table-cell>
          <table:table-cell office:value-type="string" table:style-name="ce10">
            <text:p>25.888</text:p>
          </table:table-cell>
          <table:table-cell office:value-type="string" table:style-name="ce10">
            <text:p>23.381</text:p>
          </table:table-cell>
          <table:table-cell table:number-columns-repeated="16366"/>
        </table:table-row>
        <table:table-row table:style-name="ro12">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4</text:p>
          </table:table-cell>
          <table:table-cell office:value-type="string" table:style-name="ce10">
            <text:p>3.093</text:p>
          </table:table-cell>
          <table:table-cell office:value-type="string" table:style-name="ce10">
            <text:p>3.523</text:p>
          </table:table-cell>
          <table:table-cell office:value-type="string" table:style-name="ce10">
            <text:p>2.785</text:p>
          </table:table-cell>
          <table:table-cell office:value-type="string" table:style-name="ce10">
            <text:p>3.953</text:p>
          </table:table-cell>
          <table:table-cell office:value-type="string" table:style-name="ce10">
            <text:p>3.731</text:p>
          </table:table-cell>
          <table:table-cell office:value-type="string" table:style-name="ce10">
            <text:p>4.283</text:p>
          </table:table-cell>
          <table:table-cell office:value-type="string" table:style-name="ce10">
            <text:p>3.746</text:p>
          </table:table-cell>
          <table:table-cell office:value-type="string" table:style-name="ce10">
            <text:p>3.408</text:p>
          </table:table-cell>
          <table:table-cell office:value-type="string" table:style-name="ce10">
            <text:p>3.093</text:p>
          </table:table-cell>
          <table:table-cell office:value-type="string" table:style-name="ce10">
            <text:p>2.741</text:p>
          </table:table-cell>
          <table:table-cell office:value-type="string" table:style-name="ce10">
            <text:p>3.226</text:p>
          </table:table-cell>
          <table:table-cell office:value-type="string" table:style-name="ce10">
            <text:p>3.481</text:p>
          </table:table-cell>
          <table:table-cell table:number-columns-repeated="16366"/>
        </table:table-row>
        <table:table-row table:style-name="ro13">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612</text:p>
          </table:table-cell>
          <table:table-cell office:value-type="string" table:style-name="ce10">
            <text:p>1.004</text:p>
          </table:table-cell>
          <table:table-cell office:value-type="string" table:style-name="ce10">
            <text:p>0</text:p>
          </table:table-cell>
          <table:table-cell office:value-type="string" table:style-name="ce10">
            <text:p>0.617</text:p>
          </table:table-cell>
          <table:table-cell office:value-type="string" table:style-name="ce10">
            <text:p>0.351</text:p>
          </table:table-cell>
          <table:table-cell table:number-columns-repeated="16366"/>
        </table:table-row>
        <table:table-row table:style-name="ro13">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491</text:p>
          </table:table-cell>
          <table:table-cell office:value-type="string" table:style-name="ce10">
            <text:p>10.786</text:p>
          </table:table-cell>
          <table:table-cell office:value-type="string" table:style-name="ce10">
            <text:p>11.905</text:p>
          </table:table-cell>
          <table:table-cell office:value-type="string" table:style-name="ce10">
            <text:p>11.931</text:p>
          </table:table-cell>
          <table:table-cell table:number-columns-repeated="16366"/>
        </table:table-row>
        <table:table-row table:style-name="ro9">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2.921</text:p>
          </table:table-cell>
          <table:table-cell office:value-type="string" table:style-name="ce10">
            <text:p>9.034</text:p>
          </table:table-cell>
          <table:table-cell office:value-type="string" table:style-name="ce10">
            <text:p>8.824</text:p>
          </table:table-cell>
          <table:table-cell office:value-type="string" table:style-name="ce10">
            <text:p>7.672</text:p>
          </table:table-cell>
          <table:table-cell table:number-columns-repeated="16366"/>
        </table:table-row>
        <table:table-row table:style-name="ro12">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783</text:p>
          </table:table-cell>
          <table:table-cell office:value-type="string" table:style-name="ce10">
            <text:p>1.871</text:p>
          </table:table-cell>
          <table:table-cell office:value-type="string" table:style-name="ce10">
            <text:p>1.342</text:p>
          </table:table-cell>
          <table:table-cell office:value-type="string" table:style-name="ce10">
            <text:p>1.597</text:p>
          </table:table-cell>
          <table:table-cell office:value-type="string" table:style-name="ce10">
            <text:p>1.863</text:p>
          </table:table-cell>
          <table:table-cell table:number-columns-repeated="16366"/>
        </table:table-row>
        <table:table-row table:style-name="ro13">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2.448</text:p>
          </table:table-cell>
          <table:table-cell office:value-type="string" table:style-name="ce10">
            <text:p>2.273</text:p>
          </table:table-cell>
          <table:table-cell office:value-type="string" table:style-name="ce10">
            <text:p>2.256</text:p>
          </table:table-cell>
          <table:table-cell office:value-type="string" table:style-name="ce10">
            <text:p>1.802</text:p>
          </table:table-cell>
          <table:table-cell office:value-type="string" table:style-name="ce10">
            <text:p>2.164</text:p>
          </table:table-cell>
          <table:table-cell office:value-type="string" table:style-name="ce10">
            <text:p>2.083</text:p>
          </table:table-cell>
          <table:table-cell office:value-type="string" table:style-name="ce10">
            <text:p>2.41</text:p>
          </table:table-cell>
          <table:table-cell office:value-type="string" table:style-name="ce10">
            <text:p>2.262</text:p>
          </table:table-cell>
          <table:table-cell office:value-type="string" table:style-name="ce10">
            <text:p>2.656</text:p>
          </table:table-cell>
          <table:table-cell office:value-type="string" table:style-name="ce10">
            <text:p>2.239</text:p>
          </table:table-cell>
          <table:table-cell office:value-type="string" table:style-name="ce10">
            <text:p>2.738</text:p>
          </table:table-cell>
          <table:table-cell office:value-type="string" table:style-name="ce10">
            <text:p>2.1</text:p>
          </table:table-cell>
          <table:table-cell office:value-type="string" table:style-name="ce10">
            <text:p>1.852</text:p>
          </table:table-cell>
          <table:table-cell office:value-type="string" table:style-name="ce10">
            <text:p>2.212</text:p>
          </table:table-cell>
          <table:table-cell table:number-columns-repeated="16366"/>
        </table:table-row>
        <table:table-row table:style-name="ro9">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403</text:p>
          </table:table-cell>
          <table:table-cell office:value-type="string" table:style-name="ce10">
            <text:p>2.778</text:p>
          </table:table-cell>
          <table:table-cell office:value-type="string" table:style-name="ce10">
            <text:p>3.585</text:p>
          </table:table-cell>
          <table:table-cell office:value-type="string" table:style-name="ce10">
            <text:p>3.497</text:p>
          </table:table-cell>
          <table:table-cell table:number-columns-repeated="16366"/>
        </table:table-row>
        <table:table-row table:style-name="ro13">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2.439</text:p>
          </table:table-cell>
          <table:table-cell office:value-type="string" table:style-name="ce10">
            <text:p>1.852</text:p>
          </table:table-cell>
          <table:table-cell office:value-type="string" table:style-name="ce10">
            <text:p>1.923</text:p>
          </table:table-cell>
          <table:table-cell office:value-type="string" table:style-name="ce10">
            <text:p>1.351</text:p>
          </table:table-cell>
          <table:table-cell office:value-type="string" table:style-name="ce10">
            <text:p>1.521</text:p>
          </table:table-cell>
          <table:table-cell office:value-type="string" table:style-name="ce10">
            <text:p>1.852</text:p>
          </table:table-cell>
          <table:table-cell office:value-type="string" table:style-name="ce10">
            <text:p>2.276</text:p>
          </table:table-cell>
          <table:table-cell office:value-type="string" table:style-name="ce10">
            <text:p>1.882</text:p>
          </table:table-cell>
          <table:table-cell office:value-type="string" table:style-name="ce10">
            <text:p>1.968</text:p>
          </table:table-cell>
          <table:table-cell office:value-type="string" table:style-name="ce10">
            <text:p>2.031</text:p>
          </table:table-cell>
          <table:table-cell office:value-type="string" table:style-name="ce10">
            <text:p>2.141</text:p>
          </table:table-cell>
          <table:table-cell office:value-type="string" table:style-name="ce10">
            <text:p>1.371</text:p>
          </table:table-cell>
          <table:table-cell office:value-type="string" table:style-name="ce10">
            <text:p>1.613</text:p>
          </table:table-cell>
          <table:table-cell office:value-type="string" table:style-name="ce10">
            <text:p>1.681</text:p>
          </table:table-cell>
          <table:table-cell table:number-columns-repeated="16366"/>
        </table:table-row>
        <table:table-row table:style-name="ro12">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5.035</text:p>
          </table:table-cell>
          <table:table-cell office:value-type="string" table:style-name="ce10">
            <text:p>4.848</text:p>
          </table:table-cell>
          <table:table-cell office:value-type="string" table:style-name="ce10">
            <text:p>5.063</text:p>
          </table:table-cell>
          <table:table-cell office:value-type="string" table:style-name="ce10">
            <text:p>5.361</text:p>
          </table:table-cell>
          <table:table-cell office:value-type="string" table:style-name="ce10">
            <text:p>5.982</text:p>
          </table:table-cell>
          <table:table-cell office:value-type="string" table:style-name="ce10">
            <text:p>6.525</text:p>
          </table:table-cell>
          <table:table-cell office:value-type="string" table:style-name="ce10">
            <text:p>5.95</text:p>
          </table:table-cell>
          <table:table-cell office:value-type="string" table:style-name="ce10">
            <text:p>5.93</text:p>
          </table:table-cell>
          <table:table-cell office:value-type="string" table:style-name="ce10">
            <text:p>5.326</text:p>
          </table:table-cell>
          <table:table-cell office:value-type="string" table:style-name="ce10">
            <text:p>6.438</text:p>
          </table:table-cell>
          <table:table-cell office:value-type="string" table:style-name="ce10">
            <text:p>5.391</text:p>
          </table:table-cell>
          <table:table-cell office:value-type="string" table:style-name="ce10">
            <text:p>6.061</text:p>
          </table:table-cell>
          <table:table-cell office:value-type="string" table:style-name="ce10">
            <text:p>5.704</text:p>
          </table:table-cell>
          <table:table-cell table:number-columns-repeated="16366"/>
        </table:table-row>
        <table:table-row table:style-name="ro13">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11.009</text:p>
          </table:table-cell>
          <table:table-cell office:value-type="string" table:style-name="ce10">
            <text:p>12.5</text:p>
          </table:table-cell>
          <table:table-cell office:value-type="string" table:style-name="ce10">
            <text:p>12.5</text:p>
          </table:table-cell>
          <table:table-cell office:value-type="string" table:style-name="ce10">
            <text:p>13.468</text:p>
          </table:table-cell>
          <table:table-cell office:value-type="string" table:style-name="ce10">
            <text:p>11.28</text:p>
          </table:table-cell>
          <table:table-cell office:value-type="string" table:style-name="ce10">
            <text:p>11.919</text:p>
          </table:table-cell>
          <table:table-cell office:value-type="string" table:style-name="ce10">
            <text:p>12.546</text:p>
          </table:table-cell>
          <table:table-cell office:value-type="string" table:style-name="ce10">
            <text:p>12.21</text:p>
          </table:table-cell>
          <table:table-cell office:value-type="string" table:style-name="ce10">
            <text:p>12.088</text:p>
          </table:table-cell>
          <table:table-cell office:value-type="string" table:style-name="ce10">
            <text:p>11.459</text:p>
          </table:table-cell>
          <table:table-cell office:value-type="string" table:style-name="ce10">
            <text:p>12.93</text:p>
          </table:table-cell>
          <table:table-cell office:value-type="string" table:style-name="ce10">
            <text:p>11.675</text:p>
          </table:table-cell>
          <table:table-cell office:value-type="string" table:style-name="ce10">
            <text:p>14.435</text:p>
          </table:table-cell>
          <table:table-cell table:number-columns-repeated="16366"/>
        </table:table-row>
        <table:table-row table:style-name="ro13">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23.005</text:p>
          </table:table-cell>
          <table:table-cell office:value-type="string" table:style-name="ce10">
            <text:p>22.112</text:p>
          </table:table-cell>
          <table:table-cell office:value-type="string" table:style-name="ce10">
            <text:p>21.053</text:p>
          </table:table-cell>
          <table:table-cell office:value-type="string" table:style-name="ce10">
            <text:p>22.531</text:p>
          </table:table-cell>
          <table:table-cell office:value-type="string" table:style-name="ce10">
            <text:p>22.029</text:p>
          </table:table-cell>
          <table:table-cell office:value-type="string" table:style-name="ce10">
            <text:p>22.415</text:p>
          </table:table-cell>
          <table:table-cell office:value-type="string" table:style-name="ce10">
            <text:p>21.353</text:p>
          </table:table-cell>
          <table:table-cell office:value-type="string" table:style-name="ce10">
            <text:p>20.142</text:p>
          </table:table-cell>
          <table:table-cell office:value-type="string" table:style-name="ce10">
            <text:p>19.808</text:p>
          </table:table-cell>
          <table:table-cell office:value-type="string" table:style-name="ce10">
            <text:p>19.197</text:p>
          </table:table-cell>
          <table:table-cell office:value-type="string" table:style-name="ce10">
            <text:p>17.182</text:p>
          </table:table-cell>
          <table:table-cell office:value-type="string" table:style-name="ce10">
            <text:p>16.541</text:p>
          </table:table-cell>
          <table:table-cell office:value-type="string" table:style-name="ce10">
            <text:p>14.286</text:p>
          </table:table-cell>
          <table:table-cell table:number-columns-repeated="16366"/>
        </table:table-row>
        <table:table-row table:style-name="ro13">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73.333</text:p>
          </table:table-cell>
          <table:table-cell office:value-type="string" table:style-name="ce10">
            <text:p>29.747</text:p>
          </table:table-cell>
          <table:table-cell office:value-type="string" table:style-name="ce10">
            <text:p>28</text:p>
          </table:table-cell>
          <table:table-cell office:value-type="string" table:style-name="ce10">
            <text:p>26.98</text:p>
          </table:table-cell>
          <table:table-cell office:value-type="string" table:style-name="ce10">
            <text:p>27.596</text:p>
          </table:table-cell>
          <table:table-cell office:value-type="string" table:style-name="ce10">
            <text:p>24.605</text:p>
          </table:table-cell>
          <table:table-cell office:value-type="string" table:style-name="ce10">
            <text:p>24.117</text:p>
          </table:table-cell>
          <table:table-cell office:value-type="string" table:style-name="ce10">
            <text:p>24.489</text:p>
          </table:table-cell>
          <table:table-cell office:value-type="string" table:style-name="ce10">
            <text:p>24.101</text:p>
          </table:table-cell>
          <table:table-cell office:value-type="string" table:style-name="ce10">
            <text:p>23.368</text:p>
          </table:table-cell>
          <table:table-cell office:value-type="string" table:style-name="ce10">
            <text:p>12.772</text:p>
          </table:table-cell>
          <table:table-cell office:value-type="string" table:style-name="ce10">
            <text:p>18.783</text:p>
          </table:table-cell>
          <table:table-cell office:value-type="string" table:style-name="ce10">
            <text:p>9.877</text:p>
          </table:table-cell>
          <table:table-cell office:value-type="string" table:style-name="ce10">
            <text:p>10.051</text:p>
          </table:table-cell>
          <table:table-cell table:number-columns-repeated="16366"/>
        </table:table-row>
        <table:table-row table:style-name="ro13">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11.111</text:p>
          </table:table-cell>
          <table:table-cell office:value-type="string" table:style-name="ce10">
            <text:p>11.176</text:p>
          </table:table-cell>
          <table:table-cell office:value-type="string" table:style-name="ce10">
            <text:p>12.346</text:p>
          </table:table-cell>
          <table:table-cell office:value-type="string" table:style-name="ce10">
            <text:p>9.983</text:p>
          </table:table-cell>
          <table:table-cell office:value-type="string" table:style-name="ce10">
            <text:p>10.427</text:p>
          </table:table-cell>
          <table:table-cell office:value-type="string" table:style-name="ce10">
            <text:p>10.133</text:p>
          </table:table-cell>
          <table:table-cell office:value-type="string" table:style-name="ce10">
            <text:p>11.052</text:p>
          </table:table-cell>
          <table:table-cell office:value-type="string" table:style-name="ce10">
            <text:p>10.512</text:p>
          </table:table-cell>
          <table:table-cell office:value-type="string" table:style-name="ce10">
            <text:p>10.576</text:p>
          </table:table-cell>
          <table:table-cell office:value-type="string" table:style-name="ce10">
            <text:p>12.688</text:p>
          </table:table-cell>
          <table:table-cell office:value-type="string" table:style-name="ce10">
            <text:p>9.712</text:p>
          </table:table-cell>
          <table:table-cell office:value-type="string" table:style-name="ce10">
            <text:p>10.204</text:p>
          </table:table-cell>
          <table:table-cell office:value-type="string" table:style-name="ce10">
            <text:p>8.832</text:p>
          </table:table-cell>
          <table:table-cell table:number-columns-repeated="16366"/>
        </table:table-row>
        <table:table-row table:style-name="ro9">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style-name="ce4"/>
          <table:table-cell office:value-type="string" table:style-name="ce10">
            <text:p>10.224</text:p>
          </table:table-cell>
          <table:table-cell office:value-type="string" table:style-name="ce10">
            <text:p>10.398</text:p>
          </table:table-cell>
          <table:table-cell office:value-type="string" table:style-name="ce10">
            <text:p>9.41</text:p>
          </table:table-cell>
          <table:table-cell office:value-type="string" table:style-name="ce10">
            <text:p>10.04</text:p>
          </table:table-cell>
          <table:table-cell office:value-type="string" table:style-name="ce10">
            <text:p>9.861</text:p>
          </table:table-cell>
          <table:table-cell office:value-type="string" table:style-name="ce10">
            <text:p>9.645</text:p>
          </table:table-cell>
          <table:table-cell office:value-type="string" table:style-name="ce10">
            <text:p>10.461</text:p>
          </table:table-cell>
          <table:table-cell office:value-type="string" table:style-name="ce10">
            <text:p>10.714</text:p>
          </table:table-cell>
          <table:table-cell office:value-type="string" table:style-name="ce10">
            <text:p>11.151</text:p>
          </table:table-cell>
          <table:table-cell office:value-type="string" table:style-name="ce10">
            <text:p>11.344</text:p>
          </table:table-cell>
          <table:table-cell office:value-type="string" table:style-name="ce10">
            <text:p>11.515</text:p>
          </table:table-cell>
          <table:table-cell office:value-type="string" table:style-name="ce10">
            <text:p>7.668</text:p>
          </table:table-cell>
          <table:table-cell office:value-type="string" table:style-name="ce10">
            <text:p>7.125</text:p>
          </table:table-cell>
          <table:table-cell office:value-type="string" table:style-name="ce10">
            <text:p>7.212</text:p>
          </table:table-cell>
          <table:table-cell table:number-columns-repeated="16366"/>
        </table:table-row>
        <table:table-row table:style-name="ro9">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style-name="ce4"/>
          <table:table-cell office:value-type="string" table:style-name="ce10">
            <text:p>82.51</text:p>
          </table:table-cell>
          <table:table-cell office:value-type="string" table:style-name="ce10">
            <text:p>82.645</text:p>
          </table:table-cell>
          <table:table-cell office:value-type="string" table:style-name="ce10">
            <text:p>82.931</text:p>
          </table:table-cell>
          <table:table-cell office:value-type="string" table:style-name="ce10">
            <text:p>82.609</text:p>
          </table:table-cell>
          <table:table-cell office:value-type="string" table:style-name="ce10">
            <text:p>83.249</text:p>
          </table:table-cell>
          <table:table-cell office:value-type="string" table:style-name="ce10">
            <text:p>83.179</text:p>
          </table:table-cell>
          <table:table-cell office:value-type="string" table:style-name="ce10">
            <text:p>82.062</text:p>
          </table:table-cell>
          <table:table-cell office:value-type="string" table:style-name="ce10">
            <text:p>81.939</text:p>
          </table:table-cell>
          <table:table-cell office:value-type="string" table:style-name="ce10">
            <text:p>81.708</text:p>
          </table:table-cell>
          <table:table-cell office:value-type="string" table:style-name="ce10">
            <text:p>82.21</text:p>
          </table:table-cell>
          <table:table-cell office:value-type="string" table:style-name="ce10">
            <text:p>82.16</text:p>
          </table:table-cell>
          <table:table-cell office:value-type="string" table:style-name="ce10">
            <text:p>87.155</text:p>
          </table:table-cell>
          <table:table-cell office:value-type="string" table:style-name="ce10">
            <text:p>87.654</text:p>
          </table:table-cell>
          <table:table-cell office:value-type="string" table:style-name="ce10">
            <text:p>87.799</text:p>
          </table:table-cell>
          <table:table-cell table:number-columns-repeated="16366"/>
        </table:table-row>
        <table:table-row table:style-name="ro13">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style-name="ce4"/>
          <table:table-cell office:value-type="string" table:style-name="ce10">
            <text:p>6.995</text:p>
          </table:table-cell>
          <table:table-cell office:value-type="string" table:style-name="ce10">
            <text:p>7.186</text:p>
          </table:table-cell>
          <table:table-cell office:value-type="string" table:style-name="ce10">
            <text:p>7.434</text:p>
          </table:table-cell>
          <table:table-cell office:value-type="string" table:style-name="ce10">
            <text:p>7.026</text:p>
          </table:table-cell>
          <table:table-cell office:value-type="string" table:style-name="ce10">
            <text:p>7.102</text:p>
          </table:table-cell>
          <table:table-cell office:value-type="string" table:style-name="ce10">
            <text:p>7.147</text:p>
          </table:table-cell>
          <table:table-cell office:value-type="string" table:style-name="ce10">
            <text:p>7.565</text:p>
          </table:table-cell>
          <table:table-cell office:value-type="string" table:style-name="ce10">
            <text:p>7.199</text:p>
          </table:table-cell>
          <table:table-cell office:value-type="string" table:style-name="ce10">
            <text:p>6.932</text:p>
          </table:table-cell>
          <table:table-cell office:value-type="string" table:style-name="ce10">
            <text:p>6.538</text:p>
          </table:table-cell>
          <table:table-cell office:value-type="string" table:style-name="ce10">
            <text:p>6.75</text:p>
          </table:table-cell>
          <table:table-cell office:value-type="string" table:style-name="ce10">
            <text:p>5.487</text:p>
          </table:table-cell>
          <table:table-cell office:value-type="string" table:style-name="ce10">
            <text:p>5.51</text:p>
          </table:table-cell>
          <table:table-cell office:value-type="string" table:style-name="ce10">
            <text:p>5.226</text:p>
          </table:table-cell>
          <table:table-cell table:number-columns-repeated="16366"/>
        </table:table-row>
        <table:table-row table:style-name="ro12">
          <table:table-cell office:value-type="string" table:style-name="ce4">
            <text:p>E03A_01</text:p>
          </table:table-cell>
          <table:table-cell office:value-type="string" table:style-name="ce4">
            <text:p>E03A_01. Nature of bullying and/or harassment: Comments about my personal appearanc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0.805</text:p>
          </table:table-cell>
          <table:table-cell office:value-type="string" table:style-name="ce10">
            <text:p>8.427</text:p>
          </table:table-cell>
          <table:table-cell office:value-type="string" table:style-name="ce10">
            <text:p>7.143</text:p>
          </table:table-cell>
          <table:table-cell office:value-type="string" table:style-name="ce10">
            <text:p>8.982</text:p>
          </table:table-cell>
          <table:table-cell table:number-columns-repeated="16366"/>
        </table:table-row>
        <table:table-row table:style-name="ro15">
          <table:table-cell office:value-type="string" table:style-name="ce4">
            <text:p>E03A_02</text:p>
          </table:table-cell>
          <table:table-cell office:value-type="string" table:style-name="ce4">
            <text:p>E03A_02. Nature of bullying and/or harassment: Sexual harassment (for example, sexual comments or jokes, unwelcome sexual advances, touching or assaul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336</text:p>
          </table:table-cell>
          <table:table-cell office:value-type="string" table:style-name="ce10">
            <text:p>2.952</text:p>
          </table:table-cell>
          <table:table-cell office:value-type="string" table:style-name="ce10">
            <text:p>2.625</text:p>
          </table:table-cell>
          <table:table-cell office:value-type="string" table:style-name="ce10">
            <text:p>2.817</text:p>
          </table:table-cell>
          <table:table-cell table:number-columns-repeated="16366"/>
        </table:table-row>
        <table:table-row table:style-name="ro14">
          <table:table-cell office:value-type="string" table:style-name="ce4">
            <text:p>E03A_03</text:p>
          </table:table-cell>
          <table:table-cell office:value-type="string" table:style-name="ce4">
            <text:p>E03A_03.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6.057</text:p>
          </table:table-cell>
          <table:table-cell office:value-type="string" table:style-name="ce10">
            <text:p>21.91</text:p>
          </table:table-cell>
          <table:table-cell office:value-type="string" table:style-name="ce10">
            <text:p>18.341</text:p>
          </table:table-cell>
          <table:table-cell office:value-type="string" table:style-name="ce10">
            <text:p>21.681</text:p>
          </table:table-cell>
          <table:table-cell table:number-columns-repeated="16366"/>
        </table:table-row>
        <table:table-row table:style-name="ro14">
          <table:table-cell office:value-type="string" table:style-name="ce4">
            <text:p>E03A_04</text:p>
          </table:table-cell>
          <table:table-cell office:value-type="string" table:style-name="ce4">
            <text:p>E03A_04.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754</text:p>
          </table:table-cell>
          <table:table-cell office:value-type="string" table:style-name="ce10">
            <text:p>40.278</text:p>
          </table:table-cell>
          <table:table-cell office:value-type="string" table:style-name="ce10">
            <text:p>39.773</text:p>
          </table:table-cell>
          <table:table-cell office:value-type="string" table:style-name="ce10">
            <text:p>38.916</text:p>
          </table:table-cell>
          <table:table-cell table:number-columns-repeated="16366"/>
        </table:table-row>
        <table:table-row table:style-name="ro14">
          <table:table-cell office:value-type="string" table:style-name="ce4">
            <text:p>E03A_05</text:p>
          </table:table-cell>
          <table:table-cell office:value-type="string" table:style-name="ce4">
            <text:p>E03A_05. Nature of bullying and/or harassment: Physical assault (for example, object thrown at me, pushed, hi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0.512</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table:number-columns-repeated="16366"/>
        </table:table-row>
        <table:table-row table:style-name="ro12">
          <table:table-cell office:value-type="string" table:style-name="ce4">
            <text:p>E03A_06</text:p>
          </table:table-cell>
          <table:table-cell office:value-type="string" table:style-name="ce4">
            <text:p>E03A_06. Nature of bullying and/or harassment: Humiliated in front of team or other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1.014</text:p>
          </table:table-cell>
          <table:table-cell office:value-type="string" table:style-name="ce10">
            <text:p>36.53</text:p>
          </table:table-cell>
          <table:table-cell office:value-type="string" table:style-name="ce10">
            <text:p>34.884</text:p>
          </table:table-cell>
          <table:table-cell office:value-type="string" table:style-name="ce10">
            <text:p>37.622</text:p>
          </table:table-cell>
          <table:table-cell table:number-columns-repeated="16366"/>
        </table:table-row>
        <table:table-row table:style-name="ro11">
          <table:table-cell office:value-type="string" table:style-name="ce4">
            <text:p>E03A_07</text:p>
          </table:table-cell>
          <table:table-cell office:value-type="string" table:style-name="ce4">
            <text:p>E03A_07. Nature of bullying and/or harassment: Negative micromanagement (for example, excessive control, made to feel incompeten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7.507</text:p>
          </table:table-cell>
          <table:table-cell office:value-type="string" table:style-name="ce10">
            <text:p>46.067</text:p>
          </table:table-cell>
          <table:table-cell office:value-type="string" table:style-name="ce10">
            <text:p>50</text:p>
          </table:table-cell>
          <table:table-cell office:value-type="string" table:style-name="ce10">
            <text:p>52.778</text:p>
          </table:table-cell>
          <table:table-cell table:number-columns-repeated="16366"/>
        </table:table-row>
        <table:table-row table:style-name="ro15">
          <table:table-cell office:value-type="string" table:style-name="ce4">
            <text:p>E03A_08</text:p>
          </table:table-cell>
          <table:table-cell office:value-type="string" table:style-name="ce4">
            <text:p>E03A_08.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1.8</text:p>
          </table:table-cell>
          <table:table-cell office:value-type="string" table:style-name="ce10">
            <text:p>27.536</text:p>
          </table:table-cell>
          <table:table-cell office:value-type="string" table:style-name="ce10">
            <text:p>28.767</text:p>
          </table:table-cell>
          <table:table-cell office:value-type="string" table:style-name="ce10">
            <text:p>30</text:p>
          </table:table-cell>
          <table:table-cell table:number-columns-repeated="16366"/>
        </table:table-row>
        <table:table-row table:style-name="ro12">
          <table:table-cell office:value-type="string" table:style-name="ce4">
            <text:p>E03A_09</text:p>
          </table:table-cell>
          <table:table-cell office:value-type="string" table:style-name="ce4">
            <text:p>E03A_09. Nature of bullying and/or harassment: Treated less favourably to other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9.325</text:p>
          </table:table-cell>
          <table:table-cell office:value-type="string" table:style-name="ce10">
            <text:p>36.986</text:p>
          </table:table-cell>
          <table:table-cell office:value-type="string" table:style-name="ce10">
            <text:p>35.616</text:p>
          </table:table-cell>
          <table:table-cell office:value-type="string" table:style-name="ce10">
            <text:p>37.321</text:p>
          </table:table-cell>
          <table:table-cell table:number-columns-repeated="16366"/>
        </table:table-row>
        <table:table-row table:style-name="ro12">
          <table:table-cell office:value-type="string" table:style-name="ce4">
            <text:p>E03A_10</text:p>
          </table:table-cell>
          <table:table-cell office:value-type="string" table:style-name="ce4">
            <text:p>E03A_10. Nature of bullying and/or harassment: Ignored, excluded, marginalised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614</text:p>
          </table:table-cell>
          <table:table-cell office:value-type="string" table:style-name="ce10">
            <text:p>36.269</text:p>
          </table:table-cell>
          <table:table-cell office:value-type="string" table:style-name="ce10">
            <text:p>36.267</text:p>
          </table:table-cell>
          <table:table-cell office:value-type="string" table:style-name="ce10">
            <text:p>36.004</text:p>
          </table:table-cell>
          <table:table-cell table:number-columns-repeated="16366"/>
        </table:table-row>
        <table:table-row table:style-name="ro12">
          <table:table-cell office:value-type="string" table:style-name="ce4">
            <text:p>E03A_11</text:p>
          </table:table-cell>
          <table:table-cell office:value-type="string" table:style-name="ce4">
            <text:p>E03A_11. Nature of bullying and/or harassment: Undermining or taking credit for my work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9</text:p>
          </table:table-cell>
          <table:table-cell office:value-type="string" table:style-name="ce10">
            <text:p>26.19</text:p>
          </table:table-cell>
          <table:table-cell office:value-type="string" table:style-name="ce10">
            <text:p>30.233</text:p>
          </table:table-cell>
          <table:table-cell office:value-type="string" table:style-name="ce10">
            <text:p>29.395</text:p>
          </table:table-cell>
          <table:table-cell table:number-columns-repeated="16366"/>
        </table:table-row>
        <table:table-row table:style-name="ro12">
          <table:table-cell office:value-type="string" table:style-name="ce4">
            <text:p>E03A_12</text:p>
          </table:table-cell>
          <table:table-cell office:value-type="string" table:style-name="ce4">
            <text:p>E03A_12. Nature of bullying and/or harassment: Denied time off for personal ill health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63</text:p>
          </table:table-cell>
          <table:table-cell office:value-type="string" table:style-name="ce10">
            <text:p>1.682</text:p>
          </table:table-cell>
          <table:table-cell office:value-type="string" table:style-name="ce10">
            <text:p>1.613</text:p>
          </table:table-cell>
          <table:table-cell office:value-type="string" table:style-name="ce10">
            <text:p>2</text:p>
          </table:table-cell>
          <table:table-cell table:number-columns-repeated="16366"/>
        </table:table-row>
        <table:table-row table:style-name="ro14">
          <table:table-cell office:value-type="string" table:style-name="ce4">
            <text:p>E03A_13</text:p>
          </table:table-cell>
          <table:table-cell office:value-type="string" table:style-name="ce4">
            <text:p>E03A_13.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95</text:p>
          </table:table-cell>
          <table:table-cell office:value-type="string" table:style-name="ce10">
            <text:p>2.809</text:p>
          </table:table-cell>
          <table:table-cell office:value-type="string" table:style-name="ce10">
            <text:p>3.571</text:p>
          </table:table-cell>
          <table:table-cell office:value-type="string" table:style-name="ce10">
            <text:p>2.456</text:p>
          </table:table-cell>
          <table:table-cell table:number-columns-repeated="16366"/>
        </table:table-row>
        <table:table-row table:style-name="ro11">
          <table:table-cell office:value-type="string" table:style-name="ce4">
            <text:p>E03A_14</text:p>
          </table:table-cell>
          <table:table-cell office:value-type="string" table:style-name="ce4">
            <text:p>E03A_14.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9.818</text:p>
          </table:table-cell>
          <table:table-cell office:value-type="string" table:style-name="ce10">
            <text:p>7.19</text:p>
          </table:table-cell>
          <table:table-cell office:value-type="string" table:style-name="ce10">
            <text:p>7.692</text:p>
          </table:table-cell>
          <table:table-cell office:value-type="string" table:style-name="ce10">
            <text:p>7.692</text:p>
          </table:table-cell>
          <table:table-cell table:number-columns-repeated="16366"/>
        </table:table-row>
        <table:table-row table:style-name="ro14">
          <table:table-cell office:value-type="string" table:style-name="ce4">
            <text:p>E03A_15</text:p>
          </table:table-cell>
          <table:table-cell office:value-type="string" table:style-name="ce4">
            <text:p>E03A_15.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9.312</text:p>
          </table:table-cell>
          <table:table-cell office:value-type="string" table:style-name="ce10">
            <text:p>9.091</text:p>
          </table:table-cell>
          <table:table-cell office:value-type="string" table:style-name="ce10">
            <text:p>10.587</text:p>
          </table:table-cell>
          <table:table-cell table:number-columns-repeated="16366"/>
        </table:table-row>
        <table:table-row table:style-name="ro12">
          <table:table-cell office:value-type="string" table:style-name="ce4">
            <text:p>E03A_16</text:p>
          </table:table-cell>
          <table:table-cell office:value-type="string" table:style-name="ce4">
            <text:p>E03A_16. Nature of bullying and/or harassment: Something else not listed her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765</text:p>
          </table:table-cell>
          <table:table-cell office:value-type="string" table:style-name="ce10">
            <text:p>14.953</text:p>
          </table:table-cell>
          <table:table-cell office:value-type="string" table:style-name="ce10">
            <text:p>7.764</text:p>
          </table:table-cell>
          <table:table-cell office:value-type="string" table:style-name="ce10">
            <text:p>7.811</text:p>
          </table:table-cell>
          <table:table-cell table:number-columns-repeated="16366"/>
        </table:table-row>
        <table:table-row table:style-name="ro13">
          <table:table-cell office:value-type="string" table:style-name="ce4">
            <text:p>E03A_17</text:p>
          </table:table-cell>
          <table:table-cell office:value-type="string" table:style-name="ce4">
            <text:p>E03A_17. Nature of bullying and/or harassment: Prefer not to say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text:p>
          </table:table-cell>
          <table:table-cell office:value-type="string" table:style-name="ce10">
            <text:p>3.636</text:p>
          </table:table-cell>
          <table:table-cell office:value-type="string" table:style-name="ce10">
            <text:p>3.399</text:p>
          </table:table-cell>
          <table:table-cell office:value-type="string" table:style-name="ce10">
            <text:p>2.707</text:p>
          </table:table-cell>
          <table:table-cell table:number-columns-repeated="16366"/>
        </table:table-row>
        <table:table-row table:style-name="ro12">
          <table:table-cell office:value-type="string" table:style-name="ce4">
            <text:p>E04_01</text:p>
          </table:table-cell>
          <table:table-cell office:value-type="string" table:style-name="ce4">
            <text:p>E04_01. Who bullied and/or harassed you? A colleague in my Area, Directorate or Divis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5.909</text:p>
          </table:table-cell>
          <table:table-cell office:value-type="string" table:style-name="ce10">
            <text:p>36.066</text:p>
          </table:table-cell>
          <table:table-cell office:value-type="string" table:style-name="ce10">
            <text:p>33.102</text:p>
          </table:table-cell>
          <table:table-cell office:value-type="string" table:style-name="ce10">
            <text:p>34.367</text:p>
          </table:table-cell>
          <table:table-cell table:number-columns-repeated="16366"/>
        </table:table-row>
        <table:table-row table:style-name="ro14">
          <table:table-cell office:value-type="string" table:style-name="ce4">
            <text:p>E04_02</text:p>
          </table:table-cell>
          <table:table-cell office:value-type="string" table:style-name="ce4">
            <text:p>E04_02. Who bullied and/or harassed you? A colleague in a different Area, Directorate, Division of [my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673</text:p>
          </table:table-cell>
          <table:table-cell office:value-type="string" table:style-name="ce10">
            <text:p>12.05</text:p>
          </table:table-cell>
          <table:table-cell office:value-type="string" table:style-name="ce10">
            <text:p>12.162</text:p>
          </table:table-cell>
          <table:table-cell office:value-type="string" table:style-name="ce10">
            <text:p>10.727</text:p>
          </table:table-cell>
          <table:table-cell table:number-columns-repeated="16366"/>
        </table:table-row>
        <table:table-row table:style-name="ro13">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31.272</text:p>
          </table:table-cell>
          <table:table-cell office:value-type="string" table:style-name="ce10">
            <text:p>27.944</text:p>
          </table:table-cell>
          <table:table-cell office:value-type="string" table:style-name="ce10">
            <text:p>28.197</text:p>
          </table:table-cell>
          <table:table-cell office:value-type="string" table:style-name="ce10">
            <text:p>27.379</text:p>
          </table:table-cell>
          <table:table-cell office:value-type="string" table:style-name="ce10">
            <text:p>29.525</text:p>
          </table:table-cell>
          <table:table-cell office:value-type="string" table:style-name="ce10">
            <text:p>29.787</text:p>
          </table:table-cell>
          <table:table-cell office:value-type="string" table:style-name="ce10">
            <text:p>28.609</text:p>
          </table:table-cell>
          <table:table-cell office:value-type="string" table:style-name="ce10">
            <text:p>29.361</text:p>
          </table:table-cell>
          <table:table-cell office:value-type="string" table:style-name="ce10">
            <text:p>26.366</text:p>
          </table:table-cell>
          <table:table-cell office:value-type="string" table:style-name="ce10">
            <text:p>27.083</text:p>
          </table:table-cell>
          <table:table-cell office:value-type="string" table:style-name="ce10">
            <text:p>29.656</text:p>
          </table:table-cell>
          <table:table-cell office:value-type="string" table:style-name="ce10">
            <text:p>30</text:p>
          </table:table-cell>
          <table:table-cell office:value-type="string" table:style-name="ce10">
            <text:p>32.301</text:p>
          </table:table-cell>
          <table:table-cell office:value-type="string" table:style-name="ce10">
            <text:p>32.364</text:p>
          </table:table-cell>
          <table:table-cell table:number-columns-repeated="16366"/>
        </table:table-row>
        <table:table-row table:style-name="ro12">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3.746</text:p>
          </table:table-cell>
          <table:table-cell office:value-type="string" table:style-name="ce10">
            <text:p>27.219</text:p>
          </table:table-cell>
          <table:table-cell office:value-type="string" table:style-name="ce10">
            <text:p>25.882</text:p>
          </table:table-cell>
          <table:table-cell office:value-type="string" table:style-name="ce10">
            <text:p>24.194</text:p>
          </table:table-cell>
          <table:table-cell table:number-columns-repeated="16366"/>
        </table:table-row>
        <table:table-row table:style-name="ro13">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4.096</text:p>
          </table:table-cell>
          <table:table-cell office:value-type="string" table:style-name="ce10">
            <text:p>4.37</text:p>
          </table:table-cell>
          <table:table-cell office:value-type="string" table:style-name="ce10">
            <text:p>4.35</text:p>
          </table:table-cell>
          <table:table-cell office:value-type="string" table:style-name="ce10">
            <text:p>3.909</text:p>
          </table:table-cell>
          <table:table-cell office:value-type="string" table:style-name="ce10">
            <text:p>4.17</text:p>
          </table:table-cell>
          <table:table-cell office:value-type="string" table:style-name="ce10">
            <text:p>3.846</text:p>
          </table:table-cell>
          <table:table-cell office:value-type="string" table:style-name="ce10">
            <text:p>3.928</text:p>
          </table:table-cell>
          <table:table-cell office:value-type="string" table:style-name="ce10">
            <text:p>4.278</text:p>
          </table:table-cell>
          <table:table-cell office:value-type="string" table:style-name="ce10">
            <text:p>3.884</text:p>
          </table:table-cell>
          <table:table-cell office:value-type="string" table:style-name="ce10">
            <text:p>4.502</text:p>
          </table:table-cell>
          <table:table-cell office:value-type="string" table:style-name="ce10">
            <text:p>4.149</text:p>
          </table:table-cell>
          <table:table-cell office:value-type="string" table:style-name="ce10">
            <text:p>4.348</text:p>
          </table:table-cell>
          <table:table-cell office:value-type="string" table:style-name="ce10">
            <text:p>3.846</text:p>
          </table:table-cell>
          <table:table-cell office:value-type="string" table:style-name="ce10">
            <text:p>4.407</text:p>
          </table:table-cell>
          <table:table-cell table:number-columns-repeated="16366"/>
        </table:table-row>
        <table:table-row table:style-name="ro1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577</text:p>
          </table:table-cell>
          <table:table-cell office:value-type="string" table:style-name="ce10">
            <text:p>0.82</text:p>
          </table:table-cell>
          <table:table-cell office:value-type="string" table:style-name="ce10">
            <text:p>3.419</text:p>
          </table:table-cell>
          <table:table-cell office:value-type="string" table:style-name="ce10">
            <text:p>2.446</text:p>
          </table:table-cell>
          <table:table-cell table:number-columns-repeated="16366"/>
        </table:table-row>
        <table:table-row table:style-name="ro12">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408</text:p>
          </table:table-cell>
          <table:table-cell office:value-type="string" table:style-name="ce10">
            <text:p>0.329</text:p>
          </table:table-cell>
          <table:table-cell office:value-type="string" table:style-name="ce10">
            <text:p>0</text:p>
          </table:table-cell>
          <table:table-cell office:value-type="string" table:style-name="ce10">
            <text:p>0.418</text:p>
          </table:table-cell>
          <table:table-cell table:number-columns-repeated="16366"/>
        </table:table-row>
        <table:table-row table:style-name="ro13">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37</text:p>
          </table:table-cell>
          <table:table-cell office:value-type="string" table:style-name="ce10">
            <text:p>1.439</text:p>
          </table:table-cell>
          <table:table-cell office:value-type="string" table:style-name="ce10">
            <text:p>1.6</text:p>
          </table:table-cell>
          <table:table-cell office:value-type="string" table:style-name="ce10">
            <text:p>1.099</text:p>
          </table:table-cell>
          <table:table-cell table:number-columns-repeated="16366"/>
        </table:table-row>
        <table:table-row table:style-name="ro12">
          <table:table-cell office:value-type="string" table:style-name="ce4">
            <text:p>E04_09</text:p>
          </table:table-cell>
          <table:table-cell office:value-type="string" table:style-name="ce4">
            <text:p>E04_09. Who bullied and/or harassed you? A service user (for example, customer, claimant, offende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37</text:p>
          </table:table-cell>
          <table:table-cell office:value-type="string" table:style-name="ce10">
            <text:p>0.494</text:p>
          </table:table-cell>
          <table:table-cell office:value-type="string" table:style-name="ce10">
            <text:p>0.419</text:p>
          </table:table-cell>
          <table:table-cell office:value-type="string" table:style-name="ce10">
            <text:p>0.274</text:p>
          </table:table-cell>
          <table:table-cell table:number-columns-repeated="16366"/>
        </table:table-row>
        <table:table-row table:style-name="ro13">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2.218</text:p>
          </table:table-cell>
          <table:table-cell office:value-type="string" table:style-name="ce10">
            <text:p>2.047</text:p>
          </table:table-cell>
          <table:table-cell office:value-type="string" table:style-name="ce10">
            <text:p>2.216</text:p>
          </table:table-cell>
          <table:table-cell office:value-type="string" table:style-name="ce10">
            <text:p>1.887</text:p>
          </table:table-cell>
          <table:table-cell office:value-type="string" table:style-name="ce10">
            <text:p>1.262</text:p>
          </table:table-cell>
          <table:table-cell office:value-type="string" table:style-name="ce10">
            <text:p>1.639</text:p>
          </table:table-cell>
          <table:table-cell office:value-type="string" table:style-name="ce10">
            <text:p>1.284</text:p>
          </table:table-cell>
          <table:table-cell office:value-type="string" table:style-name="ce10">
            <text:p>1.666</text:p>
          </table:table-cell>
          <table:table-cell office:value-type="string" table:style-name="ce10">
            <text:p>1.303</text:p>
          </table:table-cell>
          <table:table-cell office:value-type="string" table:style-name="ce10">
            <text:p>1.967</text:p>
          </table:table-cell>
          <table:table-cell office:value-type="string" table:style-name="ce10">
            <text:p>0.805</text:p>
          </table:table-cell>
          <table:table-cell office:value-type="string" table:style-name="ce10">
            <text:p>0</text:p>
          </table:table-cell>
          <table:table-cell office:value-type="string" table:style-name="ce10">
            <text:p>0</text:p>
          </table:table-cell>
          <table:table-cell office:value-type="string" table:style-name="ce10">
            <text:p>0</text:p>
          </table:table-cell>
          <table:table-cell table:number-columns-repeated="16366"/>
        </table:table-row>
        <table:table-row table:style-name="ro13">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3.34</text:p>
          </table:table-cell>
          <table:table-cell office:value-type="string" table:style-name="ce10">
            <text:p>3.101</text:p>
          </table:table-cell>
          <table:table-cell office:value-type="string" table:style-name="ce10">
            <text:p>2.983</text:p>
          </table:table-cell>
          <table:table-cell office:value-type="string" table:style-name="ce10">
            <text:p>2.933</text:p>
          </table:table-cell>
          <table:table-cell office:value-type="string" table:style-name="ce10">
            <text:p>3.472</text:p>
          </table:table-cell>
          <table:table-cell office:value-type="string" table:style-name="ce10">
            <text:p>3.529</text:p>
          </table:table-cell>
          <table:table-cell office:value-type="string" table:style-name="ce10">
            <text:p>3.853</text:p>
          </table:table-cell>
          <table:table-cell office:value-type="string" table:style-name="ce10">
            <text:p>4.322</text:p>
          </table:table-cell>
          <table:table-cell office:value-type="string" table:style-name="ce10">
            <text:p>4.483</text:p>
          </table:table-cell>
          <table:table-cell office:value-type="string" table:style-name="ce10">
            <text:p>4.167</text:p>
          </table:table-cell>
          <table:table-cell office:value-type="string" table:style-name="ce10">
            <text:p>2.532</text:p>
          </table:table-cell>
          <table:table-cell office:value-type="string" table:style-name="ce10">
            <text:p>2.247</text:p>
          </table:table-cell>
          <table:table-cell office:value-type="string" table:style-name="ce10">
            <text:p>4.05</text:p>
          </table:table-cell>
          <table:table-cell office:value-type="string" table:style-name="ce10">
            <text:p>4.141</text:p>
          </table:table-cell>
          <table:table-cell table:number-columns-repeated="16366"/>
        </table:table-row>
        <table:table-row table:style-name="ro13">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14.306</text:p>
          </table:table-cell>
          <table:table-cell office:value-type="string" table:style-name="ce10">
            <text:p>16.078</text:p>
          </table:table-cell>
          <table:table-cell office:value-type="string" table:style-name="ce10">
            <text:p>16.898</text:p>
          </table:table-cell>
          <table:table-cell office:value-type="string" table:style-name="ce10">
            <text:p>16.667</text:p>
          </table:table-cell>
          <table:table-cell office:value-type="string" table:style-name="ce10">
            <text:p>14.72</text:p>
          </table:table-cell>
          <table:table-cell office:value-type="string" table:style-name="ce10">
            <text:p>14.055</text:p>
          </table:table-cell>
          <table:table-cell office:value-type="string" table:style-name="ce10">
            <text:p>14.406</text:p>
          </table:table-cell>
          <table:table-cell office:value-type="string" table:style-name="ce10">
            <text:p>13.442</text:p>
          </table:table-cell>
          <table:table-cell office:value-type="string" table:style-name="ce10">
            <text:p>14.286</text:p>
          </table:table-cell>
          <table:table-cell office:value-type="string" table:style-name="ce10">
            <text:p>12.5</text:p>
          </table:table-cell>
          <table:table-cell office:value-type="string" table:style-name="ce10">
            <text:p>11.264</text:p>
          </table:table-cell>
          <table:table-cell office:value-type="string" table:style-name="ce10">
            <text:p>10.795</text:p>
          </table:table-cell>
          <table:table-cell office:value-type="string" table:style-name="ce10">
            <text:p>7.843</text:p>
          </table:table-cell>
          <table:table-cell office:value-type="string" table:style-name="ce10">
            <text:p>8.58</text:p>
          </table:table-cell>
          <table:table-cell table:number-columns-repeated="16366"/>
        </table:table-row>
        <table:table-row table:style-name="ro9">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4.365</text:p>
          </table:table-cell>
          <table:table-cell office:value-type="string" table:style-name="ce10">
            <text:p>36.353</text:p>
          </table:table-cell>
          <table:table-cell office:value-type="string" table:style-name="ce10">
            <text:p>40.047</text:p>
          </table:table-cell>
          <table:table-cell office:value-type="string" table:style-name="ce10">
            <text:p>50.619</text:p>
          </table:table-cell>
          <table:table-cell office:value-type="string" table:style-name="ce10">
            <text:p>39.394</text:p>
          </table:table-cell>
          <table:table-cell office:value-type="string" table:style-name="ce10">
            <text:p>38.71</text:p>
          </table:table-cell>
          <table:table-cell office:value-type="string" table:style-name="ce10">
            <text:p>38.546</text:p>
          </table:table-cell>
          <table:table-cell table:number-columns-repeated="16366"/>
        </table:table-row>
        <table:table-row table:style-name="ro9">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0</text:p>
          </table:table-cell>
          <table:table-cell office:value-type="string" table:style-name="ce10">
            <text:p>49.242</text:p>
          </table:table-cell>
          <table:table-cell office:value-type="string" table:style-name="ce10">
            <text:p>45.799</text:p>
          </table:table-cell>
          <table:table-cell office:value-type="string" table:style-name="ce10">
            <text:p>42.173</text:p>
          </table:table-cell>
          <table:table-cell office:value-type="string" table:style-name="ce10">
            <text:p>48.287</text:p>
          </table:table-cell>
          <table:table-cell office:value-type="string" table:style-name="ce10">
            <text:p>47.619</text:p>
          </table:table-cell>
          <table:table-cell office:value-type="string" table:style-name="ce10">
            <text:p>47.014</text:p>
          </table:table-cell>
          <table:table-cell table:number-columns-repeated="16366"/>
        </table:table-row>
        <table:table-row table:style-name="ro13">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4.027</text:p>
          </table:table-cell>
          <table:table-cell office:value-type="string" table:style-name="ce10">
            <text:p>14.286</text:p>
          </table:table-cell>
          <table:table-cell office:value-type="string" table:style-name="ce10">
            <text:p>13.879</text:p>
          </table:table-cell>
          <table:table-cell office:value-type="string" table:style-name="ce10">
            <text:p>6.547</text:p>
          </table:table-cell>
          <table:table-cell office:value-type="string" table:style-name="ce10">
            <text:p>11.838</text:p>
          </table:table-cell>
          <table:table-cell office:value-type="string" table:style-name="ce10">
            <text:p>13.665</text:p>
          </table:table-cell>
          <table:table-cell office:value-type="string" table:style-name="ce10">
            <text:p>13.976</text:p>
          </table:table-cell>
          <table:table-cell table:number-columns-repeated="16366"/>
        </table:table-row>
        <table:table-row table:style-name="ro12">
          <table:table-cell office:value-type="string" table:style-name="ce4">
            <text:p>E05A_01</text:p>
          </table:table-cell>
          <table:table-cell office:value-type="string" table:style-name="ce4">
            <text:p>E05A. How did you report your experience of bullying and harassment? I raised a formal complaint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6.481</text:p>
          </table:table-cell>
          <table:table-cell office:value-type="string" table:style-name="ce10">
            <text:p>15.385</text:p>
          </table:table-cell>
          <table:table-cell office:value-type="string" table:style-name="ce10">
            <text:p>16.667</text:p>
          </table:table-cell>
          <table:table-cell table:number-columns-repeated="16366"/>
        </table:table-row>
        <table:table-row table:style-name="ro11">
          <table:table-cell office:value-type="string" table:style-name="ce4">
            <text:p>E05A_02</text:p>
          </table:table-cell>
          <table:table-cell office:value-type="string" table:style-name="ce4">
            <text:p>E05A. How did you report your experience of bullying and harassment? I reported it in another way, through less formal means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3.953</text:p>
          </table:table-cell>
          <table:table-cell office:value-type="string" table:style-name="ce10">
            <text:p>67.176</text:p>
          </table:table-cell>
          <table:table-cell office:value-type="string" table:style-name="ce10">
            <text:p>66.667</text:p>
          </table:table-cell>
          <table:table-cell table:number-columns-repeated="16366"/>
        </table:table-row>
        <table:table-row table:style-name="ro14">
          <table:table-cell office:value-type="string" table:style-name="ce4">
            <text:p>E05A_03</text:p>
          </table:table-cell>
          <table:table-cell office:value-type="string" table:style-name="ce4">
            <text:p>E05A. How did you report your experience of bullying and harassment? I confided in someone (for example, a colleague)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777</text:p>
          </table:table-cell>
          <table:table-cell office:value-type="string" table:style-name="ce10">
            <text:p>28.571</text:p>
          </table:table-cell>
          <table:table-cell office:value-type="string" table:style-name="ce10">
            <text:p>34.694</text:p>
          </table:table-cell>
          <table:table-cell table:number-columns-repeated="16366"/>
        </table:table-row>
        <table:table-row table:style-name="ro12">
          <table:table-cell office:value-type="string" table:style-name="ce4">
            <text:p>E05A_04</text:p>
          </table:table-cell>
          <table:table-cell office:value-type="string" table:style-name="ce4">
            <text:p>E05A. How did you report your experience of bullying and harassment? In another way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2</text:p>
          </table:table-cell>
          <table:table-cell office:value-type="string" table:style-name="ce10">
            <text:p>5.859</text:p>
          </table:table-cell>
          <table:table-cell table:number-columns-repeated="16366"/>
        </table:table-row>
        <table:table-row table:style-name="ro14">
          <table:table-cell office:value-type="string" table:style-name="ce4">
            <text:p>E05B_01</text:p>
          </table:table-cell>
          <table:table-cell office:value-type="string" table:style-name="ce4">
            <text:p>E05B. Why did you not report your experience of bullying and harassment? I felt I might jeopardise my job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8.663</text:p>
          </table:table-cell>
          <table:table-cell office:value-type="string" table:style-name="ce10">
            <text:p>39.259</text:p>
          </table:table-cell>
          <table:table-cell office:value-type="string" table:style-name="ce10">
            <text:p>38.889</text:p>
          </table:table-cell>
          <table:table-cell table:number-columns-repeated="16366"/>
        </table:table-row>
        <table:table-row table:style-name="ro14">
          <table:table-cell office:value-type="string" table:style-name="ce4">
            <text:p>E05B_02</text:p>
          </table:table-cell>
          <table:table-cell office:value-type="string" table:style-name="ce4">
            <text:p>E05B. Why did you not report your experience of bullying and harassment? I did not want to be seen as a troublemaker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4.444</text:p>
          </table:table-cell>
          <table:table-cell office:value-type="string" table:style-name="ce10">
            <text:p>44.104</text:p>
          </table:table-cell>
          <table:table-cell office:value-type="string" table:style-name="ce10">
            <text:p>45.294</text:p>
          </table:table-cell>
          <table:table-cell table:number-columns-repeated="16366"/>
        </table:table-row>
        <table:table-row table:style-name="ro14">
          <table:table-cell office:value-type="string" table:style-name="ce4">
            <text:p>E05B_03</text:p>
          </table:table-cell>
          <table:table-cell office:value-type="string" table:style-name="ce4">
            <text:p>E05B. Why did you not report your experience of bullying and harassment? I did not believe that corrective action would be taken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1.938</text:p>
          </table:table-cell>
          <table:table-cell office:value-type="string" table:style-name="ce10">
            <text:p>61.892</text:p>
          </table:table-cell>
          <table:table-cell office:value-type="string" table:style-name="ce10">
            <text:p>63.333</text:p>
          </table:table-cell>
          <table:table-cell table:number-columns-repeated="16366"/>
        </table:table-row>
        <table:table-row table:style-name="ro14">
          <table:table-cell office:value-type="string" table:style-name="ce4">
            <text:p>E05B_04</text:p>
          </table:table-cell>
          <table:table-cell office:value-type="string" table:style-name="ce4">
            <text:p>E05B. Why did you not report your experience of bullying and harassment? I did not know how to report it or who to speak to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209</text:p>
          </table:table-cell>
          <table:table-cell office:value-type="string" table:style-name="ce10">
            <text:p>9.115</text:p>
          </table:table-cell>
          <table:table-cell office:value-type="string" table:style-name="ce10">
            <text:p>9.816</text:p>
          </table:table-cell>
          <table:table-cell table:number-columns-repeated="16366"/>
        </table:table-row>
        <table:table-row table:style-name="ro14">
          <table:table-cell office:value-type="string" table:style-name="ce4">
            <text:p>E05B_05</text:p>
          </table:table-cell>
          <table:table-cell office:value-type="string" table:style-name="ce4">
            <text:p>E05B. Why did you not report your experience of bullying and harassment? The behaviour stopped before I could report it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94</text:p>
          </table:table-cell>
          <table:table-cell office:value-type="string" table:style-name="ce10">
            <text:p>4.737</text:p>
          </table:table-cell>
          <table:table-cell office:value-type="string" table:style-name="ce10">
            <text:p>4.587</text:p>
          </table:table-cell>
          <table:table-cell table:number-columns-repeated="16366"/>
        </table:table-row>
        <table:table-row table:style-name="ro14">
          <table:table-cell office:value-type="string" table:style-name="ce4">
            <text:p>E05B_06</text:p>
          </table:table-cell>
          <table:table-cell office:value-type="string" table:style-name="ce4">
            <text:p>E05B. Why did you not report your experience of bullying and harassment? I did not report it for another reason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2.997</text:p>
          </table:table-cell>
          <table:table-cell office:value-type="string" table:style-name="ce10">
            <text:p>21.188</text:p>
          </table:table-cell>
          <table:table-cell office:value-type="string" table:style-name="ce10">
            <text:p>20</text:p>
          </table:table-cell>
          <table:table-cell table:number-columns-repeated="16366"/>
        </table:table-row>
        <table:table-row table:style-name="ro13">
          <table:table-cell office:value-type="string" table:style-name="ce4">
            <text:p>E06_A_yes</text:p>
          </table:table-cell>
          <table:table-cell office:value-type="string" table:style-name="ce4">
            <text:p>E06_A. Was appropriate action taken to address the behaviour you experienced?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5.622</text:p>
          </table:table-cell>
          <table:table-cell office:value-type="string" table:style-name="ce10">
            <text:p>14.402</text:p>
          </table:table-cell>
          <table:table-cell office:value-type="string" table:style-name="ce10">
            <text:p>28.571</text:p>
          </table:table-cell>
          <table:table-cell office:value-type="string" table:style-name="ce10">
            <text:p>29.167</text:p>
          </table:table-cell>
          <table:table-cell table:number-columns-repeated="16366"/>
        </table:table-row>
        <table:table-row table:style-name="ro13">
          <table:table-cell office:value-type="string" table:style-name="ce4">
            <text:p>E06_A_no</text:p>
          </table:table-cell>
          <table:table-cell office:value-type="string" table:style-name="ce4">
            <text:p>E06_A. Was appropriate action taken to address the behaviour you experienced?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2.602</text:p>
          </table:table-cell>
          <table:table-cell office:value-type="string" table:style-name="ce10">
            <text:p>63.636</text:p>
          </table:table-cell>
          <table:table-cell office:value-type="string" table:style-name="ce10">
            <text:p>57.143</text:p>
          </table:table-cell>
          <table:table-cell office:value-type="string" table:style-name="ce10">
            <text:p>56.556</text:p>
          </table:table-cell>
          <table:table-cell table:number-columns-repeated="16366"/>
        </table:table-row>
        <table:table-row table:style-name="ro13">
          <table:table-cell office:value-type="string" table:style-name="ce4">
            <text:p>E06_A_pnts</text:p>
          </table:table-cell>
          <table:table-cell office:value-type="string" table:style-name="ce4">
            <text:p>E06_A. Was appropriate action taken to address the behaviour you experienced?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1.146</text:p>
          </table:table-cell>
          <table:table-cell office:value-type="string" table:style-name="ce10">
            <text:p>21.074</text:p>
          </table:table-cell>
          <table:table-cell office:value-type="string" table:style-name="ce10">
            <text:p>12.5</text:p>
          </table:table-cell>
          <table:table-cell office:value-type="string" table:style-name="ce10">
            <text:p>12.5</text:p>
          </table:table-cell>
          <table:table-cell table:number-columns-repeated="16366"/>
        </table:table-row>
        <table:table-row table:style-name="ro9">
          <table:table-cell office:value-type="string" table:style-name="ce4">
            <text:p>E06_B_yes</text:p>
          </table:table-cell>
          <table:table-cell office:value-type="string" table:style-name="ce4">
            <text:p>E06_B. Has the bullying and/or harassment stopped?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721</text:p>
          </table:table-cell>
          <table:table-cell office:value-type="string" table:style-name="ce10">
            <text:p>37.945</text:p>
          </table:table-cell>
          <table:table-cell office:value-type="string" table:style-name="ce10">
            <text:p>39.759</text:p>
          </table:table-cell>
          <table:table-cell office:value-type="string" table:style-name="ce10">
            <text:p>40.016</text:p>
          </table:table-cell>
          <table:table-cell table:number-columns-repeated="16366"/>
        </table:table-row>
        <table:table-row table:style-name="ro9">
          <table:table-cell office:value-type="string" table:style-name="ce4">
            <text:p>E06_B_no</text:p>
          </table:table-cell>
          <table:table-cell office:value-type="string" table:style-name="ce4">
            <text:p>E06_B. Has the bullying and/or harassment stopped?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271</text:p>
          </table:table-cell>
          <table:table-cell office:value-type="string" table:style-name="ce10">
            <text:p>33.824</text:p>
          </table:table-cell>
          <table:table-cell office:value-type="string" table:style-name="ce10">
            <text:p>30.488</text:p>
          </table:table-cell>
          <table:table-cell office:value-type="string" table:style-name="ce10">
            <text:p>31.69</text:p>
          </table:table-cell>
          <table:table-cell table:number-columns-repeated="16366"/>
        </table:table-row>
        <table:table-row table:style-name="ro9">
          <table:table-cell office:value-type="string" table:style-name="ce4">
            <text:p>E06_B_pnts</text:p>
          </table:table-cell>
          <table:table-cell office:value-type="string" table:style-name="ce4">
            <text:p>E06_B. Has the bullying and/or harassment stopped?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3.551</text:p>
          </table:table-cell>
          <table:table-cell office:value-type="string" table:style-name="ce10">
            <text:p>28.016</text:p>
          </table:table-cell>
          <table:table-cell office:value-type="string" table:style-name="ce10">
            <text:p>26.911</text:p>
          </table:table-cell>
          <table:table-cell office:value-type="string" table:style-name="ce10">
            <text:p>28.291</text:p>
          </table:table-cell>
          <table:table-cell table:number-columns-repeated="16366"/>
        </table:table-row>
        <table:table-row table:style-name="ro9">
          <table:table-cell office:value-type="string" table:style-name="ce4">
            <text:p>E06_C_yes</text:p>
          </table:table-cell>
          <table:table-cell office:value-type="string" table:style-name="ce4">
            <text:p>E06_C. Does the culture where you work allow this kind of behaviour to continue?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5.198</text:p>
          </table:table-cell>
          <table:table-cell office:value-type="string" table:style-name="ce10">
            <text:p>61.726</text:p>
          </table:table-cell>
          <table:table-cell office:value-type="string" table:style-name="ce10">
            <text:p>57.143</text:p>
          </table:table-cell>
          <table:table-cell office:value-type="string" table:style-name="ce10">
            <text:p>59.265</text:p>
          </table:table-cell>
          <table:table-cell table:number-columns-repeated="16366"/>
        </table:table-row>
        <table:table-row table:style-name="ro9">
          <table:table-cell office:value-type="string" table:style-name="ce4">
            <text:p>E06_C_no</text:p>
          </table:table-cell>
          <table:table-cell office:value-type="string" table:style-name="ce4">
            <text:p>E06_C. Does the culture where you work allow this kind of behaviour to continue?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5.643</text:p>
          </table:table-cell>
          <table:table-cell office:value-type="string" table:style-name="ce10">
            <text:p>20</text:p>
          </table:table-cell>
          <table:table-cell office:value-type="string" table:style-name="ce10">
            <text:p>20.009</text:p>
          </table:table-cell>
          <table:table-cell office:value-type="string" table:style-name="ce10">
            <text:p>21.644</text:p>
          </table:table-cell>
          <table:table-cell table:number-columns-repeated="16366"/>
        </table:table-row>
        <table:table-row table:style-name="ro13">
          <table:table-cell office:value-type="string" table:style-name="ce4">
            <text:p>E06_C_pnts</text:p>
          </table:table-cell>
          <table:table-cell office:value-type="string" table:style-name="ce4">
            <text:p>E06_C. Does the culture where you work allow this kind of behaviour to continue?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8.163</text:p>
          </table:table-cell>
          <table:table-cell office:value-type="string" table:style-name="ce10">
            <text:p>17.391</text:p>
          </table:table-cell>
          <table:table-cell office:value-type="string" table:style-name="ce10">
            <text:p>19.149</text:p>
          </table:table-cell>
          <table:table-cell office:value-type="string" table:style-name="ce10">
            <text:p>18.2</text:p>
          </table:table-cell>
          <table:table-cell table:number-columns-repeated="16366"/>
        </table:table-row>
        <table:table-row table:style-name="ro9">
          <table:table-cell office:value-type="string" table:style-name="ce4">
            <text:p>E06_D_yes</text:p>
          </table:table-cell>
          <table:table-cell office:value-type="string" table:style-name="ce4">
            <text:p>E06_D. Did you feel like you were punished for reporting the incident?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7.533</text:p>
          </table:table-cell>
          <table:table-cell office:value-type="string" table:style-name="ce10">
            <text:p>31.407</text:p>
          </table:table-cell>
          <table:table-cell office:value-type="string" table:style-name="ce10">
            <text:p>30</text:p>
          </table:table-cell>
          <table:table-cell office:value-type="string" table:style-name="ce10">
            <text:p>31.072</text:p>
          </table:table-cell>
          <table:table-cell table:number-columns-repeated="16366"/>
        </table:table-row>
        <table:table-row table:style-name="ro9">
          <table:table-cell office:value-type="string" table:style-name="ce4">
            <text:p>E06_D_no</text:p>
          </table:table-cell>
          <table:table-cell office:value-type="string" table:style-name="ce4">
            <text:p>E06_D. Did you feel like you were punished for reporting the incident?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4.358</text:p>
          </table:table-cell>
          <table:table-cell office:value-type="string" table:style-name="ce10">
            <text:p>54.891</text:p>
          </table:table-cell>
          <table:table-cell office:value-type="string" table:style-name="ce10">
            <text:p>55.172</text:p>
          </table:table-cell>
          <table:table-cell office:value-type="string" table:style-name="ce10">
            <text:p>53.846</text:p>
          </table:table-cell>
          <table:table-cell table:number-columns-repeated="16366"/>
        </table:table-row>
        <table:table-row table:style-name="ro9">
          <table:table-cell office:value-type="string" table:style-name="ce4">
            <text:p>E06_D_pnts</text:p>
          </table:table-cell>
          <table:table-cell office:value-type="string" table:style-name="ce4">
            <text:p>E06_D. Did you feel like you were punished for reporting the incident?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6.982</text:p>
          </table:table-cell>
          <table:table-cell office:value-type="string" table:style-name="ce10">
            <text:p>13.312</text:p>
          </table:table-cell>
          <table:table-cell office:value-type="string" table:style-name="ce10">
            <text:p>13.397</text:p>
          </table:table-cell>
          <table:table-cell office:value-type="string" table:style-name="ce10">
            <text:p>13.889</text:p>
          </table:table-cell>
          <table:table-cell table:number-columns-repeated="16366"/>
        </table:table-row>
        <table:table-row table:style-name="ro13">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1.614</text:p>
          </table:table-cell>
          <table:table-cell office:value-type="string" table:style-name="ce10">
            <text:p>63.085</text:p>
          </table:table-cell>
          <table:table-cell office:value-type="string" table:style-name="ce10">
            <text:p>63.889</text:p>
          </table:table-cell>
          <table:table-cell office:value-type="string" table:style-name="ce10">
            <text:p>65.182</text:p>
          </table:table-cell>
          <table:table-cell office:value-type="string" table:style-name="ce10">
            <text:p>66.389</text:p>
          </table:table-cell>
          <table:table-cell office:value-type="string" table:style-name="ce10">
            <text:p>66</text:p>
          </table:table-cell>
          <table:table-cell office:value-type="string" table:style-name="ce10">
            <text:p>66.147</text:p>
          </table:table-cell>
          <table:table-cell office:value-type="string" table:style-name="ce10">
            <text:p>67.329</text:p>
          </table:table-cell>
          <table:table-cell office:value-type="string" table:style-name="ce10">
            <text:p>59.138</text:p>
          </table:table-cell>
          <table:table-cell office:value-type="string" table:style-name="ce10">
            <text:p>64.286</text:p>
          </table:table-cell>
          <table:table-cell office:value-type="string" table:style-name="ce10">
            <text:p>63.552</text:p>
          </table:table-cell>
          <table:table-cell table:number-columns-repeated="16366"/>
        </table:table-row>
        <table:table-row table:style-name="ro12">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7.625</text:p>
          </table:table-cell>
          <table:table-cell office:value-type="string" table:style-name="ce10">
            <text:p>69.19</text:p>
          </table:table-cell>
          <table:table-cell office:value-type="string" table:style-name="ce10">
            <text:p>69.58</text:p>
          </table:table-cell>
          <table:table-cell office:value-type="string" table:style-name="ce10">
            <text:p>71.067</text:p>
          </table:table-cell>
          <table:table-cell office:value-type="string" table:style-name="ce10">
            <text:p>71.058</text:p>
          </table:table-cell>
          <table:table-cell office:value-type="string" table:style-name="ce10">
            <text:p>71.094</text:p>
          </table:table-cell>
          <table:table-cell office:value-type="string" table:style-name="ce10">
            <text:p>71.349</text:p>
          </table:table-cell>
          <table:table-cell office:value-type="string" table:style-name="ce10">
            <text:p>71.338</text:p>
          </table:table-cell>
          <table:table-cell office:value-type="string" table:style-name="ce10">
            <text:p>66.765</text:p>
          </table:table-cell>
          <table:table-cell office:value-type="string" table:style-name="ce10">
            <text:p>69.603</text:p>
          </table:table-cell>
          <table:table-cell office:value-type="string" table:style-name="ce10">
            <text:p>69.106</text:p>
          </table:table-cell>
          <table:table-cell table:number-columns-repeated="16366"/>
        </table:table-row>
        <table:table-row table:style-name="ro13">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8.619</text:p>
          </table:table-cell>
          <table:table-cell office:value-type="string" table:style-name="ce10">
            <text:p>59.548</text:p>
          </table:table-cell>
          <table:table-cell office:value-type="string" table:style-name="ce10">
            <text:p>60.294</text:p>
          </table:table-cell>
          <table:table-cell office:value-type="string" table:style-name="ce10">
            <text:p>62.01</text:p>
          </table:table-cell>
          <table:table-cell office:value-type="string" table:style-name="ce10">
            <text:p>63.634</text:p>
          </table:table-cell>
          <table:table-cell office:value-type="string" table:style-name="ce10">
            <text:p>63.228</text:p>
          </table:table-cell>
          <table:table-cell office:value-type="string" table:style-name="ce10">
            <text:p>62.429</text:p>
          </table:table-cell>
          <table:table-cell office:value-type="string" table:style-name="ce10">
            <text:p>62.317</text:p>
          </table:table-cell>
          <table:table-cell office:value-type="string" table:style-name="ce10">
            <text:p>57.248</text:p>
          </table:table-cell>
          <table:table-cell office:value-type="string" table:style-name="ce10">
            <text:p>60.871</text:p>
          </table:table-cell>
          <table:table-cell office:value-type="string" table:style-name="ce10">
            <text:p>60.782</text:p>
          </table:table-cell>
          <table:table-cell table:number-columns-repeated="16366"/>
        </table:table-row>
        <table:table-row table:style-name="ro13">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084</text:p>
          </table:table-cell>
          <table:table-cell office:value-type="string" table:style-name="ce10">
            <text:p>29.829</text:p>
          </table:table-cell>
          <table:table-cell office:value-type="string" table:style-name="ce10">
            <text:p>29.779</text:p>
          </table:table-cell>
          <table:table-cell office:value-type="string" table:style-name="ce10">
            <text:p>30.038</text:p>
          </table:table-cell>
          <table:table-cell office:value-type="string" table:style-name="ce10">
            <text:p>29.989</text:p>
          </table:table-cell>
          <table:table-cell office:value-type="string" table:style-name="ce10">
            <text:p>31.575</text:p>
          </table:table-cell>
          <table:table-cell office:value-type="string" table:style-name="ce10">
            <text:p>32.401</text:p>
          </table:table-cell>
          <table:table-cell office:value-type="string" table:style-name="ce10">
            <text:p>32.152</text:p>
          </table:table-cell>
          <table:table-cell office:value-type="string" table:style-name="ce10">
            <text:p>35.418</text:p>
          </table:table-cell>
          <table:table-cell office:value-type="string" table:style-name="ce10">
            <text:p>34.661</text:p>
          </table:table-cell>
          <table:table-cell office:value-type="string" table:style-name="ce10">
            <text:p>35.44</text:p>
          </table:table-cell>
          <table:table-cell table:number-columns-repeated="16366"/>
        </table:table-row>
        <table:table-row table:style-name="ro13">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5.4</text:p>
          </table:table-cell>
          <table:table-cell office:value-type="string" table:style-name="ce10">
            <text:p>69.161</text:p>
          </table:table-cell>
          <table:table-cell office:value-type="string" table:style-name="ce10">
            <text:p>71.577</text:p>
          </table:table-cell>
          <table:table-cell office:value-type="string" table:style-name="ce10">
            <text:p>71.069</text:p>
          </table:table-cell>
          <table:table-cell table:number-columns-repeated="16366"/>
        </table:table-row>
        <table:table-row table:style-name="ro13">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2.19</text:p>
          </table:table-cell>
          <table:table-cell office:value-type="string" table:style-name="ce10">
            <text:p>73.029</text:p>
          </table:table-cell>
          <table:table-cell office:value-type="string" table:style-name="ce10">
            <text:p>72.918</text:p>
          </table:table-cell>
          <table:table-cell table:number-columns-repeated="16366"/>
        </table:table-row>
        <table:table-row table:style-name="ro10">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152</text:p>
          </table:table-cell>
          <table:table-cell office:value-type="string" table:style-name="ce10">
            <text:p>4.724</text:p>
          </table:table-cell>
          <table:table-cell office:value-type="string" table:style-name="ce10">
            <text:p>4.764</text:p>
          </table:table-cell>
          <table:table-cell table:number-columns-repeated="16366"/>
        </table:table-row>
        <table:table-row table:style-name="ro13">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7.626</text:p>
          </table:table-cell>
          <table:table-cell office:value-type="string" table:style-name="ce10">
            <text:p>76.955</text:p>
          </table:table-cell>
          <table:table-cell office:value-type="string" table:style-name="ce10">
            <text:p>76.691</text:p>
          </table:table-cell>
          <table:table-cell table:number-columns-repeated="16366"/>
        </table:table-row>
        <table:table-row table:style-name="ro10">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string" table:style-name="ce10">
            <text:p>30.952</text:p>
          </table:table-cell>
          <table:table-cell office:value-type="string" table:style-name="ce10">
            <text:p>31.131</text:p>
          </table:table-cell>
          <table:table-cell office:value-type="string" table:style-name="ce10">
            <text:p>30.445</text:p>
          </table:table-cell>
          <table:table-cell office:value-type="string" table:style-name="ce10">
            <text:p>29.942</text:p>
          </table:table-cell>
          <table:table-cell office:value-type="string" table:style-name="ce10">
            <text:p>30.725</text:p>
          </table:table-cell>
          <table:table-cell office:value-type="string" table:style-name="ce10">
            <text:p>29.887</text:p>
          </table:table-cell>
          <table:table-cell office:value-type="string" table:style-name="ce10">
            <text:p>30.169</text:p>
          </table:table-cell>
          <table:table-cell office:value-type="string" table:style-name="ce10">
            <text:p>29.381</text:p>
          </table:table-cell>
          <table:table-cell office:value-type="string" table:style-name="ce10">
            <text:p>29.378</text:p>
          </table:table-cell>
          <table:table-cell office:value-type="string" table:style-name="ce10">
            <text:p>29.062</text:p>
          </table:table-cell>
          <table:table-cell office:value-type="string" table:style-name="ce10">
            <text:p>28.375</text:p>
          </table:table-cell>
          <table:table-cell office:value-type="string" table:style-name="ce10">
            <text:p>26.07</text:p>
          </table:table-cell>
          <table:table-cell office:value-type="string" table:style-name="ce10">
            <text:p>25.587</text:p>
          </table:table-cell>
          <table:table-cell office:value-type="string" table:style-name="ce10">
            <text:p>26.601</text:p>
          </table:table-cell>
          <table:table-cell table:number-columns-repeated="16366"/>
        </table:table-row>
        <table:table-row table:style-name="ro10">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1.743</text:p>
          </table:table-cell>
          <table:table-cell office:value-type="string" table:style-name="ce10">
            <text:p>72.115</text:p>
          </table:table-cell>
          <table:table-cell office:value-type="string" table:style-name="ce10">
            <text:p>72.621</text:p>
          </table:table-cell>
          <table:table-cell office:value-type="string" table:style-name="ce10">
            <text:p>73.037</text:p>
          </table:table-cell>
          <table:table-cell office:value-type="string" table:style-name="ce10">
            <text:p>72.998</text:p>
          </table:table-cell>
          <table:table-cell office:value-type="string" table:style-name="ce10">
            <text:p>73.609</text:p>
          </table:table-cell>
          <table:table-cell office:value-type="string" table:style-name="ce10">
            <text:p>73.642</text:p>
          </table:table-cell>
          <table:table-cell office:value-type="string" table:style-name="ce10">
            <text:p>73.753</text:p>
          </table:table-cell>
          <table:table-cell office:value-type="string" table:style-name="ce10">
            <text:p>74.205</text:p>
          </table:table-cell>
          <table:table-cell office:value-type="string" table:style-name="ce10">
            <text:p>74.322</text:p>
          </table:table-cell>
          <table:table-cell office:value-type="string" table:style-name="ce10">
            <text:p>73.566</text:p>
          </table:table-cell>
          <table:table-cell table:number-columns-repeated="16366"/>
        </table:table-row>
        <table:table-row table:number-rows-repeated="1048380" table:style-name="ro6">
          <table:table-cell table:number-columns-repeated="16384"/>
        </table:table-row>
      </table:table>
      <table:table table:name="Table_2" table:style-name="ta1">
        <table:table-column table:style-name="co3" table:default-cell-style-name="ce1"/>
        <table:table-column table:style-name="co5" table:default-cell-style-name="ce1"/>
        <table:table-column table:style-name="co3" table:number-columns-repeated="16" table:default-cell-style-name="ce1"/>
        <table:table-column table:style-name="co2" table:number-columns-repeated="16366" table:default-cell-style-name="ce1"/>
        <table:table-row table:style-name="ro7">
          <table:table-cell office:value-type="string" table:style-name="ce5">
            <text:p>Mean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This table contains notes, which can be found in the Notes worksheet.</text:p>
          </table:table-cell>
          <table:table-cell table:number-columns-repeated="16383" table:style-name="ce1"/>
        </table:table-row>
        <table:table-row table:style-name="ro5">
          <table:table-cell office:value-type="string" table:style-name="ce1">
            <text:p>Blank cells indicate that there are no notes for the given row.</text:p>
          </table:table-cell>
          <table:table-cell table:number-columns-repeated="16383" table:style-name="ce1"/>
        </table:table-row>
        <table:table-row table:style-name="ro5">
          <table:table-cell office:value-type="string" table:style-name="ce1">
            <text:p>Source: Civil Service People Survey 2009 to 2022.</text:p>
          </table:table-cell>
          <table:table-cell table:number-columns-repeated="16383" table:style-name="ce1"/>
        </table:table-row>
        <table:table-row table:style-name="ro8">
          <table:table-cell office:value-type="string" table:style-name="ce8">
            <text:p>Measure</text:p>
          </table:table-cell>
          <table:table-cell office:value-type="string" table:style-name="ce8">
            <text:p>Label</text:p>
          </table:table-cell>
          <table:table-cell office:value-type="string" table:style-name="ce8">
            <text:p>Section</text:p>
          </table:table-cell>
          <table:table-cell office:value-type="string" table:style-name="ce8">
            <text:p>Notes</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table:number-columns-repeated="16366"/>
        </table:table-row>
        <table:table-row table:style-name="ro10">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style-name="ce4"/>
          <table:table-cell office:value-type="string" table:style-name="ce10">
            <text:p>51.063</text:p>
          </table:table-cell>
          <table:table-cell office:value-type="string" table:style-name="ce10">
            <text:p>49.374</text:p>
          </table:table-cell>
          <table:table-cell office:value-type="string" table:style-name="ce10">
            <text:p>49.732</text:p>
          </table:table-cell>
          <table:table-cell office:value-type="string" table:style-name="ce10">
            <text:p>50.862</text:p>
          </table:table-cell>
          <table:table-cell office:value-type="string" table:style-name="ce10">
            <text:p>53.742</text:p>
          </table:table-cell>
          <table:table-cell office:value-type="string" table:style-name="ce10">
            <text:p>54.162</text:p>
          </table:table-cell>
          <table:table-cell office:value-type="string" table:style-name="ce10">
            <text:p>54.528</text:p>
          </table:table-cell>
          <table:table-cell office:value-type="string" table:style-name="ce10">
            <text:p>56.403</text:p>
          </table:table-cell>
          <table:table-cell office:value-type="string" table:style-name="ce10">
            <text:p>57.789</text:p>
          </table:table-cell>
          <table:table-cell office:value-type="string" table:style-name="ce10">
            <text:p>58.354</text:p>
          </table:table-cell>
          <table:table-cell office:value-type="string" table:style-name="ce10">
            <text:p>59.908</text:p>
          </table:table-cell>
          <table:table-cell office:value-type="string" table:style-name="ce10">
            <text:p>63.632</text:p>
          </table:table-cell>
          <table:table-cell office:value-type="string" table:style-name="ce10">
            <text:p>62.657</text:p>
          </table:table-cell>
          <table:table-cell office:value-type="string" table:style-name="ce10">
            <text:p>61.015</text:p>
          </table:table-cell>
          <table:table-cell table:number-columns-repeated="16366"/>
        </table:table-row>
        <table:table-row table:style-name="ro10">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style-name="ce4"/>
          <table:table-cell office:value-type="string" table:style-name="ce10">
            <text:p>65.164</text:p>
          </table:table-cell>
          <table:table-cell office:value-type="string" table:style-name="ce10">
            <text:p>63.662</text:p>
          </table:table-cell>
          <table:table-cell office:value-type="string" table:style-name="ce10">
            <text:p>64.378</text:p>
          </table:table-cell>
          <table:table-cell office:value-type="string" table:style-name="ce10">
            <text:p>65.958</text:p>
          </table:table-cell>
          <table:table-cell office:value-type="string" table:style-name="ce10">
            <text:p>70.663</text:p>
          </table:table-cell>
          <table:table-cell office:value-type="string" table:style-name="ce10">
            <text:p>70.897</text:p>
          </table:table-cell>
          <table:table-cell office:value-type="string" table:style-name="ce10">
            <text:p>71.143</text:p>
          </table:table-cell>
          <table:table-cell office:value-type="string" table:style-name="ce10">
            <text:p>72.035</text:p>
          </table:table-cell>
          <table:table-cell office:value-type="string" table:style-name="ce10">
            <text:p>73.182</text:p>
          </table:table-cell>
          <table:table-cell office:value-type="string" table:style-name="ce10">
            <text:p>73.165</text:p>
          </table:table-cell>
          <table:table-cell office:value-type="string" table:style-name="ce10">
            <text:p>73.67</text:p>
          </table:table-cell>
          <table:table-cell office:value-type="string" table:style-name="ce10">
            <text:p>76.513</text:p>
          </table:table-cell>
          <table:table-cell office:value-type="string" table:style-name="ce10">
            <text:p>75.767</text:p>
          </table:table-cell>
          <table:table-cell office:value-type="string" table:style-name="ce10">
            <text:p>75.109</text:p>
          </table:table-cell>
          <table:table-cell table:number-columns-repeated="16366"/>
        </table:table-row>
        <table:table-row table:style-name="ro9">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style-name="ce4"/>
          <table:table-cell office:value-type="string" table:style-name="ce10">
            <text:p>73.249</text:p>
          </table:table-cell>
          <table:table-cell office:value-type="string" table:style-name="ce10">
            <text:p>73.894</text:p>
          </table:table-cell>
          <table:table-cell office:value-type="string" table:style-name="ce10">
            <text:p>74.082</text:p>
          </table:table-cell>
          <table:table-cell office:value-type="string" table:style-name="ce10">
            <text:p>75.803</text:p>
          </table:table-cell>
          <table:table-cell office:value-type="string" table:style-name="ce10">
            <text:p>78.776</text:p>
          </table:table-cell>
          <table:table-cell office:value-type="string" table:style-name="ce10">
            <text:p>78.426</text:p>
          </table:table-cell>
          <table:table-cell office:value-type="string" table:style-name="ce10">
            <text:p>78.948</text:p>
          </table:table-cell>
          <table:table-cell office:value-type="string" table:style-name="ce10">
            <text:p>79.833</text:p>
          </table:table-cell>
          <table:table-cell office:value-type="string" table:style-name="ce10">
            <text:p>80.802</text:p>
          </table:table-cell>
          <table:table-cell office:value-type="string" table:style-name="ce10">
            <text:p>80.166</text:p>
          </table:table-cell>
          <table:table-cell office:value-type="string" table:style-name="ce10">
            <text:p>80.907</text:p>
          </table:table-cell>
          <table:table-cell office:value-type="string" table:style-name="ce10">
            <text:p>82.934</text:p>
          </table:table-cell>
          <table:table-cell office:value-type="string" table:style-name="ce10">
            <text:p>81.457</text:p>
          </table:table-cell>
          <table:table-cell office:value-type="string" table:style-name="ce10">
            <text:p>81.269</text:p>
          </table:table-cell>
          <table:table-cell table:number-columns-repeated="16366"/>
        </table:table-row>
        <table:table-row table:style-name="ro10">
          <table:table-cell office:value-type="string" table:style-name="ce4">
            <text:p>lm_ts</text:p>
          </table:table-cell>
          <table:table-cell office:value-type="string" table:style-name="ce4">
            <text:p>My manager theme score (% positive, B08-B16)</text:p>
          </table:table-cell>
          <table:table-cell office:value-type="string" table:style-name="ce4">
            <text:p>Theme scores</text:p>
          </table:table-cell>
          <table:table-cell office:value-type="string" table:style-name="ce4">
            <text:p>[note 1]</text:p>
          </table:table-cell>
          <table:table-cell office:value-type="string" table:style-name="ce10">
            <text:p>62.942</text:p>
          </table:table-cell>
          <table:table-cell office:value-type="string" table:style-name="ce10">
            <text:p>63.942</text:p>
          </table:table-cell>
          <table:table-cell office:value-type="string" table:style-name="ce10">
            <text:p>63.952</text:p>
          </table:table-cell>
          <table:table-cell office:value-type="string" table:style-name="ce10">
            <text:p>65.288</text:p>
          </table:table-cell>
          <table:table-cell office:value-type="string" table:style-name="ce10">
            <text:p>67.87</text:p>
          </table:table-cell>
          <table:table-cell office:value-type="string" table:style-name="ce10">
            <text:p>67.765</text:p>
          </table:table-cell>
          <table:table-cell office:value-type="string" table:style-name="ce10">
            <text:p>69.205</text:p>
          </table:table-cell>
          <table:table-cell office:value-type="string" table:style-name="ce10">
            <text:p>70.288</text:p>
          </table:table-cell>
          <table:table-cell office:value-type="string" table:style-name="ce10">
            <text:p>71.845</text:p>
          </table:table-cell>
          <table:table-cell office:value-type="string" table:style-name="ce10">
            <text:p>72.102</text:p>
          </table:table-cell>
          <table:table-cell office:value-type="string" table:style-name="ce10">
            <text:p>72.885</text:p>
          </table:table-cell>
          <table:table-cell office:value-type="string" table:style-name="ce10">
            <text:p>75.029</text:p>
          </table:table-cell>
          <table:table-cell office:value-type="string" table:style-name="ce10">
            <text:p>75.513</text:p>
          </table:table-cell>
          <table:table-cell office:value-type="string" table:style-name="ce10">
            <text:p>75.626</text:p>
          </table:table-cell>
          <table:table-cell table:number-columns-repeated="16366"/>
        </table:table-row>
        <table:table-row table:style-name="ro10">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style-name="ce4"/>
          <table:table-cell office:value-type="string" table:style-name="ce10">
            <text:p>73.319</text:p>
          </table:table-cell>
          <table:table-cell office:value-type="string" table:style-name="ce10">
            <text:p>74.437</text:p>
          </table:table-cell>
          <table:table-cell office:value-type="string" table:style-name="ce10">
            <text:p>74.342</text:p>
          </table:table-cell>
          <table:table-cell office:value-type="string" table:style-name="ce10">
            <text:p>75.345</text:p>
          </table:table-cell>
          <table:table-cell office:value-type="string" table:style-name="ce10">
            <text:p>78.081</text:p>
          </table:table-cell>
          <table:table-cell office:value-type="string" table:style-name="ce10">
            <text:p>78.336</text:p>
          </table:table-cell>
          <table:table-cell office:value-type="string" table:style-name="ce10">
            <text:p>79.986</text:p>
          </table:table-cell>
          <table:table-cell office:value-type="string" table:style-name="ce10">
            <text:p>80.453</text:p>
          </table:table-cell>
          <table:table-cell office:value-type="string" table:style-name="ce10">
            <text:p>81.106</text:p>
          </table:table-cell>
          <table:table-cell office:value-type="string" table:style-name="ce10">
            <text:p>80.653</text:p>
          </table:table-cell>
          <table:table-cell office:value-type="string" table:style-name="ce10">
            <text:p>81.236</text:p>
          </table:table-cell>
          <table:table-cell office:value-type="string" table:style-name="ce10">
            <text:p>82.757</text:p>
          </table:table-cell>
          <table:table-cell office:value-type="string" table:style-name="ce10">
            <text:p>82.371</text:p>
          </table:table-cell>
          <table:table-cell office:value-type="string" table:style-name="ce10">
            <text:p>81.938</text:p>
          </table:table-cell>
          <table:table-cell table:number-columns-repeated="16366"/>
        </table:table-row>
        <table:table-row table:style-name="ro9">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style-name="ce4"/>
          <table:table-cell office:value-type="string" table:style-name="ce10">
            <text:p>45.992</text:p>
          </table:table-cell>
          <table:table-cell office:value-type="string" table:style-name="ce10">
            <text:p>38.987</text:p>
          </table:table-cell>
          <table:table-cell office:value-type="string" table:style-name="ce10">
            <text:p>38.649</text:p>
          </table:table-cell>
          <table:table-cell office:value-type="string" table:style-name="ce10">
            <text:p>41.972</text:p>
          </table:table-cell>
          <table:table-cell office:value-type="string" table:style-name="ce10">
            <text:p>46.659</text:p>
          </table:table-cell>
          <table:table-cell office:value-type="string" table:style-name="ce10">
            <text:p>48.686</text:p>
          </table:table-cell>
          <table:table-cell office:value-type="string" table:style-name="ce10">
            <text:p>50.836</text:p>
          </table:table-cell>
          <table:table-cell office:value-type="string" table:style-name="ce10">
            <text:p>52.455</text:p>
          </table:table-cell>
          <table:table-cell office:value-type="string" table:style-name="ce10">
            <text:p>53.27</text:p>
          </table:table-cell>
          <table:table-cell office:value-type="string" table:style-name="ce10">
            <text:p>54.078</text:p>
          </table:table-cell>
          <table:table-cell office:value-type="string" table:style-name="ce10">
            <text:p>55.471</text:p>
          </table:table-cell>
          <table:table-cell office:value-type="string" table:style-name="ce10">
            <text:p>56.51</text:p>
          </table:table-cell>
          <table:table-cell office:value-type="string" table:style-name="ce10">
            <text:p>57.074</text:p>
          </table:table-cell>
          <table:table-cell office:value-type="string" table:style-name="ce10">
            <text:p>56.193</text:p>
          </table:table-cell>
          <table:table-cell table:number-columns-repeated="16366"/>
        </table:table-row>
        <table:table-row table:style-name="ro9">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style-name="ce4"/>
          <table:table-cell office:value-type="string" table:style-name="ce10">
            <text:p>69.966</text:p>
          </table:table-cell>
          <table:table-cell office:value-type="string" table:style-name="ce10">
            <text:p>69.028</text:p>
          </table:table-cell>
          <table:table-cell office:value-type="string" table:style-name="ce10">
            <text:p>68.618</text:p>
          </table:table-cell>
          <table:table-cell office:value-type="string" table:style-name="ce10">
            <text:p>69.994</text:p>
          </table:table-cell>
          <table:table-cell office:value-type="string" table:style-name="ce10">
            <text:p>72.451</text:p>
          </table:table-cell>
          <table:table-cell office:value-type="string" table:style-name="ce10">
            <text:p>72.456</text:p>
          </table:table-cell>
          <table:table-cell office:value-type="string" table:style-name="ce10">
            <text:p>73.134</text:p>
          </table:table-cell>
          <table:table-cell office:value-type="string" table:style-name="ce10">
            <text:p>74.238</text:p>
          </table:table-cell>
          <table:table-cell office:value-type="string" table:style-name="ce10">
            <text:p>75.584</text:p>
          </table:table-cell>
          <table:table-cell office:value-type="string" table:style-name="ce10">
            <text:p>75.851</text:p>
          </table:table-cell>
          <table:table-cell office:value-type="string" table:style-name="ce10">
            <text:p>76.804</text:p>
          </table:table-cell>
          <table:table-cell office:value-type="string" table:style-name="ce10">
            <text:p>79.182</text:p>
          </table:table-cell>
          <table:table-cell office:value-type="string" table:style-name="ce10">
            <text:p>79.571</text:p>
          </table:table-cell>
          <table:table-cell office:value-type="string" table:style-name="ce10">
            <text:p>79.062</text:p>
          </table:table-cell>
          <table:table-cell table:number-columns-repeated="16366"/>
        </table:table-row>
        <table:table-row table:style-name="ro9">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style-name="ce4"/>
          <table:table-cell office:value-type="string" table:style-name="ce10">
            <text:p>65.901</text:p>
          </table:table-cell>
          <table:table-cell office:value-type="string" table:style-name="ce10">
            <text:p>67.41</text:p>
          </table:table-cell>
          <table:table-cell office:value-type="string" table:style-name="ce10">
            <text:p>67.138</text:p>
          </table:table-cell>
          <table:table-cell office:value-type="string" table:style-name="ce10">
            <text:p>67.504</text:p>
          </table:table-cell>
          <table:table-cell office:value-type="string" table:style-name="ce10">
            <text:p>69.233</text:p>
          </table:table-cell>
          <table:table-cell office:value-type="string" table:style-name="ce10">
            <text:p>67.768</text:p>
          </table:table-cell>
          <table:table-cell office:value-type="string" table:style-name="ce10">
            <text:p>68.209</text:p>
          </table:table-cell>
          <table:table-cell office:value-type="string" table:style-name="ce10">
            <text:p>69.085</text:p>
          </table:table-cell>
          <table:table-cell office:value-type="string" table:style-name="ce10">
            <text:p>70.078</text:p>
          </table:table-cell>
          <table:table-cell office:value-type="string" table:style-name="ce10">
            <text:p>70.563</text:p>
          </table:table-cell>
          <table:table-cell office:value-type="string" table:style-name="ce10">
            <text:p>71.797</text:p>
          </table:table-cell>
          <table:table-cell office:value-type="string" table:style-name="ce10">
            <text:p>73.757</text:p>
          </table:table-cell>
          <table:table-cell office:value-type="string" table:style-name="ce10">
            <text:p>72.819</text:p>
          </table:table-cell>
          <table:table-cell office:value-type="string" table:style-name="ce10">
            <text:p>72.471</text:p>
          </table:table-cell>
          <table:table-cell table:number-columns-repeated="16366"/>
        </table:table-row>
        <table:table-row table:style-name="ro10">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style-name="ce4"/>
          <table:table-cell office:value-type="string" table:style-name="ce10">
            <text:p>32.109</text:p>
          </table:table-cell>
          <table:table-cell office:value-type="string" table:style-name="ce10">
            <text:p>30.003</text:p>
          </table:table-cell>
          <table:table-cell office:value-type="string" table:style-name="ce10">
            <text:p>27.427</text:p>
          </table:table-cell>
          <table:table-cell office:value-type="string" table:style-name="ce10">
            <text:p>26.975</text:p>
          </table:table-cell>
          <table:table-cell office:value-type="string" table:style-name="ce10">
            <text:p>29.35</text:p>
          </table:table-cell>
          <table:table-cell office:value-type="string" table:style-name="ce10">
            <text:p>27.405</text:p>
          </table:table-cell>
          <table:table-cell office:value-type="string" table:style-name="ce10">
            <text:p>27.38</text:p>
          </table:table-cell>
          <table:table-cell office:value-type="string" table:style-name="ce10">
            <text:p>30.645</text:p>
          </table:table-cell>
          <table:table-cell office:value-type="string" table:style-name="ce10">
            <text:p>29.364</text:p>
          </table:table-cell>
          <table:table-cell office:value-type="string" table:style-name="ce10">
            <text:p>29.925</text:p>
          </table:table-cell>
          <table:table-cell office:value-type="string" table:style-name="ce10">
            <text:p>31.215</text:p>
          </table:table-cell>
          <table:table-cell office:value-type="string" table:style-name="ce10">
            <text:p>36.627</text:p>
          </table:table-cell>
          <table:table-cell office:value-type="string" table:style-name="ce10">
            <text:p>37.558</text:p>
          </table:table-cell>
          <table:table-cell office:value-type="string" table:style-name="ce10">
            <text:p>28.654</text:p>
          </table:table-cell>
          <table:table-cell table:number-columns-repeated="16366"/>
        </table:table-row>
        <table:table-row table:style-name="ro9">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style-name="ce4"/>
          <table:table-cell office:value-type="string" table:style-name="ce10">
            <text:p>28.465</text:p>
          </table:table-cell>
          <table:table-cell office:value-type="string" table:style-name="ce10">
            <text:p>27.45</text:p>
          </table:table-cell>
          <table:table-cell office:value-type="string" table:style-name="ce10">
            <text:p>28.123</text:p>
          </table:table-cell>
          <table:table-cell office:value-type="string" table:style-name="ce10">
            <text:p>30.921</text:p>
          </table:table-cell>
          <table:table-cell office:value-type="string" table:style-name="ce10">
            <text:p>35.685</text:p>
          </table:table-cell>
          <table:table-cell office:value-type="string" table:style-name="ce10">
            <text:p>36.2</text:p>
          </table:table-cell>
          <table:table-cell office:value-type="string" table:style-name="ce10">
            <text:p>37.523</text:p>
          </table:table-cell>
          <table:table-cell office:value-type="string" table:style-name="ce10">
            <text:p>39.75</text:p>
          </table:table-cell>
          <table:table-cell office:value-type="string" table:style-name="ce10">
            <text:p>42.481</text:p>
          </table:table-cell>
          <table:table-cell office:value-type="string" table:style-name="ce10">
            <text:p>42.782</text:p>
          </table:table-cell>
          <table:table-cell office:value-type="string" table:style-name="ce10">
            <text:p>44.598</text:p>
          </table:table-cell>
          <table:table-cell office:value-type="string" table:style-name="ce10">
            <text:p>52.641</text:p>
          </table:table-cell>
          <table:table-cell office:value-type="string" table:style-name="ce10">
            <text:p>51.236</text:p>
          </table:table-cell>
          <table:table-cell office:value-type="string" table:style-name="ce10">
            <text:p>48.794</text:p>
          </table:table-cell>
          <table:table-cell table:number-columns-repeated="16366"/>
        </table:table-row>
        <table:table-row table:style-name="ro10">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style-name="ce4"/>
          <table:table-cell office:value-type="string" table:style-name="ce10">
            <text:p>84.778</text:p>
          </table:table-cell>
          <table:table-cell office:value-type="string" table:style-name="ce10">
            <text:p>83.377</text:p>
          </table:table-cell>
          <table:table-cell office:value-type="string" table:style-name="ce10">
            <text:p>83.472</text:p>
          </table:table-cell>
          <table:table-cell office:value-type="string" table:style-name="ce10">
            <text:p>84.599</text:p>
          </table:table-cell>
          <table:table-cell office:value-type="string" table:style-name="ce10">
            <text:p>87.293</text:p>
          </table:table-cell>
          <table:table-cell office:value-type="string" table:style-name="ce10">
            <text:p>87.165</text:p>
          </table:table-cell>
          <table:table-cell office:value-type="string" table:style-name="ce10">
            <text:p>87.319</text:p>
          </table:table-cell>
          <table:table-cell office:value-type="string" table:style-name="ce10">
            <text:p>87.677</text:p>
          </table:table-cell>
          <table:table-cell office:value-type="string" table:style-name="ce10">
            <text:p>88.18</text:p>
          </table:table-cell>
          <table:table-cell office:value-type="string" table:style-name="ce10">
            <text:p>87.86</text:p>
          </table:table-cell>
          <table:table-cell office:value-type="string" table:style-name="ce10">
            <text:p>87.996</text:p>
          </table:table-cell>
          <table:table-cell office:value-type="string" table:style-name="ce10">
            <text:p>89.773</text:p>
          </table:table-cell>
          <table:table-cell office:value-type="string" table:style-name="ce10">
            <text:p>88.936</text:p>
          </table:table-cell>
          <table:table-cell office:value-type="string" table:style-name="ce10">
            <text:p>88.518</text:p>
          </table:table-cell>
          <table:table-cell table:number-columns-repeated="16366"/>
        </table:table-row>
        <table:table-row table:style-name="ro9">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style-name="ce4"/>
          <table:table-cell office:value-type="string" table:style-name="ce10">
            <text:p>70.871</text:p>
          </table:table-cell>
          <table:table-cell office:value-type="string" table:style-name="ce10">
            <text:p>69.577</text:p>
          </table:table-cell>
          <table:table-cell office:value-type="string" table:style-name="ce10">
            <text:p>70.757</text:p>
          </table:table-cell>
          <table:table-cell office:value-type="string" table:style-name="ce10">
            <text:p>73.217</text:p>
          </table:table-cell>
          <table:table-cell office:value-type="string" table:style-name="ce10">
            <text:p>77.462</text:p>
          </table:table-cell>
          <table:table-cell office:value-type="string" table:style-name="ce10">
            <text:p>78.289</text:p>
          </table:table-cell>
          <table:table-cell office:value-type="string" table:style-name="ce10">
            <text:p>79.117</text:p>
          </table:table-cell>
          <table:table-cell office:value-type="string" table:style-name="ce10">
            <text:p>79.658</text:p>
          </table:table-cell>
          <table:table-cell office:value-type="string" table:style-name="ce10">
            <text:p>79.986</text:p>
          </table:table-cell>
          <table:table-cell office:value-type="string" table:style-name="ce10">
            <text:p>79.733</text:p>
          </table:table-cell>
          <table:table-cell office:value-type="string" table:style-name="ce10">
            <text:p>79.438</text:p>
          </table:table-cell>
          <table:table-cell office:value-type="string" table:style-name="ce10">
            <text:p>83.144</text:p>
          </table:table-cell>
          <table:table-cell office:value-type="string" table:style-name="ce10">
            <text:p>82.701</text:p>
          </table:table-cell>
          <table:table-cell office:value-type="string" table:style-name="ce10">
            <text:p>81.839</text:p>
          </table:table-cell>
          <table:table-cell table:number-columns-repeated="16366"/>
        </table:table-row>
        <table:table-row table:style-name="ro13">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style-name="ce4"/>
          <table:table-cell office:value-type="string" table:style-name="ce10">
            <text:p>66.792</text:p>
          </table:table-cell>
          <table:table-cell office:value-type="string" table:style-name="ce10">
            <text:p>65.161</text:p>
          </table:table-cell>
          <table:table-cell office:value-type="string" table:style-name="ce10">
            <text:p>65.841</text:p>
          </table:table-cell>
          <table:table-cell office:value-type="string" table:style-name="ce10">
            <text:p>67.386</text:p>
          </table:table-cell>
          <table:table-cell office:value-type="string" table:style-name="ce10">
            <text:p>72.72</text:p>
          </table:table-cell>
          <table:table-cell office:value-type="string" table:style-name="ce10">
            <text:p>72.383</text:p>
          </table:table-cell>
          <table:table-cell office:value-type="string" table:style-name="ce10">
            <text:p>72.918</text:p>
          </table:table-cell>
          <table:table-cell office:value-type="string" table:style-name="ce10">
            <text:p>73.811</text:p>
          </table:table-cell>
          <table:table-cell office:value-type="string" table:style-name="ce10">
            <text:p>74.74</text:p>
          </table:table-cell>
          <table:table-cell office:value-type="string" table:style-name="ce10">
            <text:p>74.664</text:p>
          </table:table-cell>
          <table:table-cell office:value-type="string" table:style-name="ce10">
            <text:p>75.046</text:p>
          </table:table-cell>
          <table:table-cell office:value-type="string" table:style-name="ce10">
            <text:p>78.409</text:p>
          </table:table-cell>
          <table:table-cell office:value-type="string" table:style-name="ce10">
            <text:p>77.132</text:p>
          </table:table-cell>
          <table:table-cell office:value-type="string" table:style-name="ce10">
            <text:p>76.021</text:p>
          </table:table-cell>
          <table:table-cell table:number-columns-repeated="16366"/>
        </table:table-row>
        <table:table-row table:style-name="ro9">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style-name="ce4"/>
          <table:table-cell office:value-type="string" table:style-name="ce10">
            <text:p>44.745</text:p>
          </table:table-cell>
          <table:table-cell office:value-type="string" table:style-name="ce10">
            <text:p>41.97</text:p>
          </table:table-cell>
          <table:table-cell office:value-type="string" table:style-name="ce10">
            <text:p>42.973</text:p>
          </table:table-cell>
          <table:table-cell office:value-type="string" table:style-name="ce10">
            <text:p>44.653</text:p>
          </table:table-cell>
          <table:table-cell office:value-type="string" table:style-name="ce10">
            <text:p>51.346</text:p>
          </table:table-cell>
          <table:table-cell office:value-type="string" table:style-name="ce10">
            <text:p>51.578</text:p>
          </table:table-cell>
          <table:table-cell office:value-type="string" table:style-name="ce10">
            <text:p>51.609</text:p>
          </table:table-cell>
          <table:table-cell office:value-type="string" table:style-name="ce10">
            <text:p>52.864</text:p>
          </table:table-cell>
          <table:table-cell office:value-type="string" table:style-name="ce10">
            <text:p>54.707</text:p>
          </table:table-cell>
          <table:table-cell office:value-type="string" table:style-name="ce10">
            <text:p>54.723</text:p>
          </table:table-cell>
          <table:table-cell office:value-type="string" table:style-name="ce10">
            <text:p>55.746</text:p>
          </table:table-cell>
          <table:table-cell office:value-type="string" table:style-name="ce10">
            <text:p>57.975</text:p>
          </table:table-cell>
          <table:table-cell office:value-type="string" table:style-name="ce10">
            <text:p>57.172</text:p>
          </table:table-cell>
          <table:table-cell office:value-type="string" table:style-name="ce10">
            <text:p>56.517</text:p>
          </table:table-cell>
          <table:table-cell table:number-columns-repeated="16366"/>
        </table:table-row>
        <table:table-row table:style-name="ro9">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style-name="ce4"/>
          <table:table-cell office:value-type="string" table:style-name="ce10">
            <text:p>58.326</text:p>
          </table:table-cell>
          <table:table-cell office:value-type="string" table:style-name="ce10">
            <text:p>57.552</text:p>
          </table:table-cell>
          <table:table-cell office:value-type="string" table:style-name="ce10">
            <text:p>58.158</text:p>
          </table:table-cell>
          <table:table-cell office:value-type="string" table:style-name="ce10">
            <text:p>59.13</text:p>
          </table:table-cell>
          <table:table-cell office:value-type="string" table:style-name="ce10">
            <text:p>64.38</text:p>
          </table:table-cell>
          <table:table-cell office:value-type="string" table:style-name="ce10">
            <text:p>64.782</text:p>
          </table:table-cell>
          <table:table-cell office:value-type="string" table:style-name="ce10">
            <text:p>64.419</text:p>
          </table:table-cell>
          <table:table-cell office:value-type="string" table:style-name="ce10">
            <text:p>65.897</text:p>
          </table:table-cell>
          <table:table-cell office:value-type="string" table:style-name="ce10">
            <text:p>67.921</text:p>
          </table:table-cell>
          <table:table-cell office:value-type="string" table:style-name="ce10">
            <text:p>68.53</text:p>
          </table:table-cell>
          <table:table-cell office:value-type="string" table:style-name="ce10">
            <text:p>69.736</text:p>
          </table:table-cell>
          <table:table-cell office:value-type="string" table:style-name="ce10">
            <text:p>73.237</text:p>
          </table:table-cell>
          <table:table-cell office:value-type="string" table:style-name="ce10">
            <text:p>72.869</text:p>
          </table:table-cell>
          <table:table-cell office:value-type="string" table:style-name="ce10">
            <text:p>72.647</text:p>
          </table:table-cell>
          <table:table-cell table:number-columns-repeated="16366"/>
        </table:table-row>
        <table:table-row table:style-name="ro13">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style-name="ce4"/>
          <table:table-cell office:value-type="string" table:style-name="ce10">
            <text:p>71.633</text:p>
          </table:table-cell>
          <table:table-cell office:value-type="string" table:style-name="ce10">
            <text:p>72.278</text:p>
          </table:table-cell>
          <table:table-cell office:value-type="string" table:style-name="ce10">
            <text:p>72.551</text:p>
          </table:table-cell>
          <table:table-cell office:value-type="string" table:style-name="ce10">
            <text:p>74.488</text:p>
          </table:table-cell>
          <table:table-cell office:value-type="string" table:style-name="ce10">
            <text:p>77.383</text:p>
          </table:table-cell>
          <table:table-cell office:value-type="string" table:style-name="ce10">
            <text:p>77.009</text:p>
          </table:table-cell>
          <table:table-cell office:value-type="string" table:style-name="ce10">
            <text:p>77.522</text:p>
          </table:table-cell>
          <table:table-cell office:value-type="string" table:style-name="ce10">
            <text:p>78.363</text:p>
          </table:table-cell>
          <table:table-cell office:value-type="string" table:style-name="ce10">
            <text:p>79.543</text:p>
          </table:table-cell>
          <table:table-cell office:value-type="string" table:style-name="ce10">
            <text:p>78.939</text:p>
          </table:table-cell>
          <table:table-cell office:value-type="string" table:style-name="ce10">
            <text:p>79.784</text:p>
          </table:table-cell>
          <table:table-cell office:value-type="string" table:style-name="ce10">
            <text:p>81.377</text:p>
          </table:table-cell>
          <table:table-cell office:value-type="string" table:style-name="ce10">
            <text:p>79.765</text:p>
          </table:table-cell>
          <table:table-cell office:value-type="string" table:style-name="ce10">
            <text:p>79.588</text:p>
          </table:table-cell>
          <table:table-cell table:number-columns-repeated="16366"/>
        </table:table-row>
        <table:table-row table:style-name="ro13">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style-name="ce4"/>
          <table:table-cell office:value-type="string" table:style-name="ce10">
            <text:p>74.886</text:p>
          </table:table-cell>
          <table:table-cell office:value-type="string" table:style-name="ce10">
            <text:p>75.501</text:p>
          </table:table-cell>
          <table:table-cell office:value-type="string" table:style-name="ce10">
            <text:p>75.598</text:p>
          </table:table-cell>
          <table:table-cell office:value-type="string" table:style-name="ce10">
            <text:p>77.106</text:p>
          </table:table-cell>
          <table:table-cell office:value-type="string" table:style-name="ce10">
            <text:p>80.156</text:p>
          </table:table-cell>
          <table:table-cell office:value-type="string" table:style-name="ce10">
            <text:p>79.841</text:p>
          </table:table-cell>
          <table:table-cell office:value-type="string" table:style-name="ce10">
            <text:p>80.375</text:p>
          </table:table-cell>
          <table:table-cell office:value-type="string" table:style-name="ce10">
            <text:p>81.311</text:p>
          </table:table-cell>
          <table:table-cell office:value-type="string" table:style-name="ce10">
            <text:p>82.053</text:p>
          </table:table-cell>
          <table:table-cell office:value-type="string" table:style-name="ce10">
            <text:p>81.395</text:p>
          </table:table-cell>
          <table:table-cell office:value-type="string" table:style-name="ce10">
            <text:p>82.026</text:p>
          </table:table-cell>
          <table:table-cell office:value-type="string" table:style-name="ce10">
            <text:p>84.495</text:p>
          </table:table-cell>
          <table:table-cell office:value-type="string" table:style-name="ce10">
            <text:p>83.152</text:p>
          </table:table-cell>
          <table:table-cell office:value-type="string" table:style-name="ce10">
            <text:p>82.955</text:p>
          </table:table-cell>
          <table:table-cell table:number-columns-repeated="16366"/>
        </table:table-row>
        <table:table-row table:style-name="ro9">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style-name="ce4"/>
          <table:table-cell office:value-type="string" table:style-name="ce10">
            <text:p>58.395</text:p>
          </table:table-cell>
          <table:table-cell office:value-type="string" table:style-name="ce10">
            <text:p>59.793</text:p>
          </table:table-cell>
          <table:table-cell office:value-type="string" table:style-name="ce10">
            <text:p>60.164</text:p>
          </table:table-cell>
          <table:table-cell office:value-type="string" table:style-name="ce10">
            <text:p>62.161</text:p>
          </table:table-cell>
          <table:table-cell office:value-type="string" table:style-name="ce10">
            <text:p>65.195</text:p>
          </table:table-cell>
          <table:table-cell office:value-type="string" table:style-name="ce10">
            <text:p>65.557</text:p>
          </table:table-cell>
          <table:table-cell office:value-type="string" table:style-name="ce10">
            <text:p>67.247</text:p>
          </table:table-cell>
          <table:table-cell office:value-type="string" table:style-name="ce10">
            <text:p>68.471</text:p>
          </table:table-cell>
          <table:table-cell office:value-type="string" table:style-name="ce10">
            <text:p>69.994</text:p>
          </table:table-cell>
          <table:table-cell office:value-type="string" table:style-name="ce10">
            <text:p>70.259</text:p>
          </table:table-cell>
          <table:table-cell office:value-type="string" table:style-name="ce10">
            <text:p>71.296</text:p>
          </table:table-cell>
          <table:table-cell office:value-type="string" table:style-name="ce10">
            <text:p>73.849</text:p>
          </table:table-cell>
          <table:table-cell office:value-type="string" table:style-name="ce10">
            <text:p>74.763</text:p>
          </table:table-cell>
          <table:table-cell office:value-type="string" table:style-name="ce10">
            <text:p>74.894</text:p>
          </table:table-cell>
          <table:table-cell table:number-columns-repeated="16366"/>
        </table:table-row>
        <table:table-row table:style-name="ro13">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style-name="ce4"/>
          <table:table-cell office:value-type="string" table:style-name="ce10">
            <text:p>71.099</text:p>
          </table:table-cell>
          <table:table-cell office:value-type="string" table:style-name="ce10">
            <text:p>73</text:p>
          </table:table-cell>
          <table:table-cell office:value-type="string" table:style-name="ce10">
            <text:p>73.341</text:p>
          </table:table-cell>
          <table:table-cell office:value-type="string" table:style-name="ce10">
            <text:p>74.477</text:p>
          </table:table-cell>
          <table:table-cell office:value-type="string" table:style-name="ce10">
            <text:p>76.173</text:p>
          </table:table-cell>
          <table:table-cell office:value-type="string" table:style-name="ce10">
            <text:p>76.433</text:p>
          </table:table-cell>
          <table:table-cell office:value-type="string" table:style-name="ce10">
            <text:p>77.627</text:p>
          </table:table-cell>
          <table:table-cell office:value-type="string" table:style-name="ce10">
            <text:p>79.205</text:p>
          </table:table-cell>
          <table:table-cell office:value-type="string" table:style-name="ce10">
            <text:p>81.274</text:p>
          </table:table-cell>
          <table:table-cell office:value-type="string" table:style-name="ce10">
            <text:p>82.468</text:p>
          </table:table-cell>
          <table:table-cell office:value-type="string" table:style-name="ce10">
            <text:p>83.572</text:p>
          </table:table-cell>
          <table:table-cell office:value-type="string" table:style-name="ce10">
            <text:p>85.376</text:p>
          </table:table-cell>
          <table:table-cell office:value-type="string" table:style-name="ce10">
            <text:p>85.865</text:p>
          </table:table-cell>
          <table:table-cell office:value-type="string" table:style-name="ce10">
            <text:p>86.278</text:p>
          </table:table-cell>
          <table:table-cell table:number-columns-repeated="16366"/>
        </table:table-row>
        <table:table-row table:style-name="ro9">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style-name="ce4"/>
          <table:table-cell office:value-type="string" table:style-name="ce10">
            <text:p>71.713</text:p>
          </table:table-cell>
          <table:table-cell office:value-type="string" table:style-name="ce10">
            <text:p>72.677</text:p>
          </table:table-cell>
          <table:table-cell office:value-type="string" table:style-name="ce10">
            <text:p>72.542</text:p>
          </table:table-cell>
          <table:table-cell office:value-type="string" table:style-name="ce10">
            <text:p>73.758</text:p>
          </table:table-cell>
          <table:table-cell office:value-type="string" table:style-name="ce10">
            <text:p>76.543</text:p>
          </table:table-cell>
          <table:table-cell office:value-type="string" table:style-name="ce10">
            <text:p>76.61</text:p>
          </table:table-cell>
          <table:table-cell office:value-type="string" table:style-name="ce10">
            <text:p>77.652</text:p>
          </table:table-cell>
          <table:table-cell office:value-type="string" table:style-name="ce10">
            <text:p>78.331</text:p>
          </table:table-cell>
          <table:table-cell office:value-type="string" table:style-name="ce10">
            <text:p>79.709</text:p>
          </table:table-cell>
          <table:table-cell office:value-type="string" table:style-name="ce10">
            <text:p>79.784</text:p>
          </table:table-cell>
          <table:table-cell office:value-type="string" table:style-name="ce10">
            <text:p>80.52</text:p>
          </table:table-cell>
          <table:table-cell office:value-type="string" table:style-name="ce10">
            <text:p>82.309</text:p>
          </table:table-cell>
          <table:table-cell office:value-type="string" table:style-name="ce10">
            <text:p>82.838</text:p>
          </table:table-cell>
          <table:table-cell office:value-type="string" table:style-name="ce10">
            <text:p>82.801</text:p>
          </table:table-cell>
          <table:table-cell table:number-columns-repeated="16366"/>
        </table:table-row>
        <table:table-row table:style-name="ro13">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style-name="ce4"/>
          <table:table-cell office:value-type="string" table:style-name="ce10">
            <text:p>54.002</text:p>
          </table:table-cell>
          <table:table-cell office:value-type="string" table:style-name="ce10">
            <text:p>55.444</text:p>
          </table:table-cell>
          <table:table-cell office:value-type="string" table:style-name="ce10">
            <text:p>55.622</text:p>
          </table:table-cell>
          <table:table-cell office:value-type="string" table:style-name="ce10">
            <text:p>57.998</text:p>
          </table:table-cell>
          <table:table-cell office:value-type="string" table:style-name="ce10">
            <text:p>62.201</text:p>
          </table:table-cell>
          <table:table-cell office:value-type="string" table:style-name="ce10">
            <text:p>61.686</text:p>
          </table:table-cell>
          <table:table-cell office:value-type="string" table:style-name="ce10">
            <text:p>63.481</text:p>
          </table:table-cell>
          <table:table-cell office:value-type="string" table:style-name="ce10">
            <text:p>64.669</text:p>
          </table:table-cell>
          <table:table-cell office:value-type="string" table:style-name="ce10">
            <text:p>66.189</text:p>
          </table:table-cell>
          <table:table-cell office:value-type="string" table:style-name="ce10">
            <text:p>65.791</text:p>
          </table:table-cell>
          <table:table-cell office:value-type="string" table:style-name="ce10">
            <text:p>66.465</text:p>
          </table:table-cell>
          <table:table-cell office:value-type="string" table:style-name="ce10">
            <text:p>68.578</text:p>
          </table:table-cell>
          <table:table-cell office:value-type="string" table:style-name="ce10">
            <text:p>68.57</text:p>
          </table:table-cell>
          <table:table-cell office:value-type="string" table:style-name="ce10">
            <text:p>68.97</text:p>
          </table:table-cell>
          <table:table-cell table:number-columns-repeated="16366"/>
        </table:table-row>
        <table:table-row table:style-name="ro13">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style-name="ce4"/>
          <table:table-cell office:value-type="string" table:style-name="ce10">
            <text:p>64.788</text:p>
          </table:table-cell>
          <table:table-cell office:value-type="string" table:style-name="ce10">
            <text:p>64.516</text:p>
          </table:table-cell>
          <table:table-cell office:value-type="string" table:style-name="ce10">
            <text:p>64.814</text:p>
          </table:table-cell>
          <table:table-cell office:value-type="string" table:style-name="ce10">
            <text:p>66.045</text:p>
          </table:table-cell>
          <table:table-cell office:value-type="string" table:style-name="ce10">
            <text:p>68.646</text:p>
          </table:table-cell>
          <table:table-cell office:value-type="string" table:style-name="ce10">
            <text:p>68.944</text:p>
          </table:table-cell>
          <table:table-cell office:value-type="string" table:style-name="ce10">
            <text:p>70.032</text:p>
          </table:table-cell>
          <table:table-cell office:value-type="string" table:style-name="ce10">
            <text:p>71.527</text:p>
          </table:table-cell>
          <table:table-cell office:value-type="string" table:style-name="ce10">
            <text:p>73.318</text:p>
          </table:table-cell>
          <table:table-cell office:value-type="string" table:style-name="ce10">
            <text:p>73.922</text:p>
          </table:table-cell>
          <table:table-cell office:value-type="string" table:style-name="ce10">
            <text:p>74.943</text:p>
          </table:table-cell>
          <table:table-cell office:value-type="string" table:style-name="ce10">
            <text:p>78.09</text:p>
          </table:table-cell>
          <table:table-cell office:value-type="string" table:style-name="ce10">
            <text:p>78.671</text:p>
          </table:table-cell>
          <table:table-cell office:value-type="string" table:style-name="ce10">
            <text:p>78.73</text:p>
          </table:table-cell>
          <table:table-cell table:number-columns-repeated="16366"/>
        </table:table-row>
        <table:table-row table:style-name="ro9">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style-name="ce4"/>
          <table:table-cell office:value-type="string" table:style-name="ce10">
            <text:p>72.776</text:p>
          </table:table-cell>
          <table:table-cell office:value-type="string" table:style-name="ce10">
            <text:p>73.703</text:p>
          </table:table-cell>
          <table:table-cell office:value-type="string" table:style-name="ce10">
            <text:p>73.545</text:p>
          </table:table-cell>
          <table:table-cell office:value-type="string" table:style-name="ce10">
            <text:p>74.229</text:p>
          </table:table-cell>
          <table:table-cell office:value-type="string" table:style-name="ce10">
            <text:p>75.849</text:p>
          </table:table-cell>
          <table:table-cell office:value-type="string" table:style-name="ce10">
            <text:p>75.601</text:p>
          </table:table-cell>
          <table:table-cell office:value-type="string" table:style-name="ce10">
            <text:p>76.817</text:p>
          </table:table-cell>
          <table:table-cell office:value-type="string" table:style-name="ce10">
            <text:p>77.383</text:p>
          </table:table-cell>
          <table:table-cell office:value-type="string" table:style-name="ce10">
            <text:p>78.526</text:p>
          </table:table-cell>
          <table:table-cell office:value-type="string" table:style-name="ce10">
            <text:p>78.484</text:p>
          </table:table-cell>
          <table:table-cell office:value-type="string" table:style-name="ce10">
            <text:p>79.086</text:p>
          </table:table-cell>
          <table:table-cell office:value-type="string" table:style-name="ce10">
            <text:p>81.412</text:p>
          </table:table-cell>
          <table:table-cell office:value-type="string" table:style-name="ce10">
            <text:p>81.882</text:p>
          </table:table-cell>
          <table:table-cell office:value-type="string" table:style-name="ce10">
            <text:p>81.633</text:p>
          </table:table-cell>
          <table:table-cell table:number-columns-repeated="16366"/>
        </table:table-row>
        <table:table-row table:style-name="ro9">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style-name="ce4"/>
          <table:table-cell office:value-type="string" table:style-name="ce10">
            <text:p>59.463</text:p>
          </table:table-cell>
          <table:table-cell office:value-type="string" table:style-name="ce10">
            <text:p>61.951</text:p>
          </table:table-cell>
          <table:table-cell office:value-type="string" table:style-name="ce10">
            <text:p>61.501</text:p>
          </table:table-cell>
          <table:table-cell office:value-type="string" table:style-name="ce10">
            <text:p>62.643</text:p>
          </table:table-cell>
          <table:table-cell office:value-type="string" table:style-name="ce10">
            <text:p>64.974</text:p>
          </table:table-cell>
          <table:table-cell office:value-type="string" table:style-name="ce10">
            <text:p>64.846</text:p>
          </table:table-cell>
          <table:table-cell office:value-type="string" table:style-name="ce10">
            <text:p>67.178</text:p>
          </table:table-cell>
          <table:table-cell office:value-type="string" table:style-name="ce10">
            <text:p>67.859</text:p>
          </table:table-cell>
          <table:table-cell office:value-type="string" table:style-name="ce10">
            <text:p>68.61</text:p>
          </table:table-cell>
          <table:table-cell office:value-type="string" table:style-name="ce10">
            <text:p>68.269</text:p>
          </table:table-cell>
          <table:table-cell office:value-type="string" table:style-name="ce10">
            <text:p>68.199</text:p>
          </table:table-cell>
          <table:table-cell office:value-type="string" table:style-name="ce10">
            <text:p>69.572</text:p>
          </table:table-cell>
          <table:table-cell office:value-type="string" table:style-name="ce10">
            <text:p>70.288</text:p>
          </table:table-cell>
          <table:table-cell office:value-type="string" table:style-name="ce10">
            <text:p>70.462</text:p>
          </table:table-cell>
          <table:table-cell table:number-columns-repeated="16366"/>
        </table:table-row>
        <table:table-row table:style-name="ro13">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style-name="ce4"/>
          <table:table-cell office:value-type="string" table:style-name="ce10">
            <text:p>55.074</text:p>
          </table:table-cell>
          <table:table-cell office:value-type="string" table:style-name="ce10">
            <text:p>55.217</text:p>
          </table:table-cell>
          <table:table-cell office:value-type="string" table:style-name="ce10">
            <text:p>55.284</text:p>
          </table:table-cell>
          <table:table-cell office:value-type="string" table:style-name="ce10">
            <text:p>56.745</text:p>
          </table:table-cell>
          <table:table-cell office:value-type="string" table:style-name="ce10">
            <text:p>60.213</text:p>
          </table:table-cell>
          <table:table-cell office:value-type="string" table:style-name="ce10">
            <text:p>60.092</text:p>
          </table:table-cell>
          <table:table-cell office:value-type="string" table:style-name="ce10">
            <text:p>61.945</text:p>
          </table:table-cell>
          <table:table-cell office:value-type="string" table:style-name="ce10">
            <text:p>62.774</text:p>
          </table:table-cell>
          <table:table-cell office:value-type="string" table:style-name="ce10">
            <text:p>64.03</text:p>
          </table:table-cell>
          <table:table-cell office:value-type="string" table:style-name="ce10">
            <text:p>63.82</text:p>
          </table:table-cell>
          <table:table-cell office:value-type="string" table:style-name="ce10">
            <text:p>64.193</text:p>
          </table:table-cell>
          <table:table-cell office:value-type="string" table:style-name="ce10">
            <text:p>66.193</text:p>
          </table:table-cell>
          <table:table-cell office:value-type="string" table:style-name="ce10">
            <text:p>66.332</text:p>
          </table:table-cell>
          <table:table-cell office:value-type="string" table:style-name="ce10">
            <text:p>66.477</text:p>
          </table:table-cell>
          <table:table-cell table:number-columns-repeated="16366"/>
        </table:table-row>
        <table:table-row table:style-name="ro9">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style-name="ce4"/>
          <table:table-cell office:value-type="string" table:style-name="ce10">
            <text:p>59.041</text:p>
          </table:table-cell>
          <table:table-cell office:value-type="string" table:style-name="ce10">
            <text:p>59.115</text:p>
          </table:table-cell>
          <table:table-cell office:value-type="string" table:style-name="ce10">
            <text:p>58.599</text:p>
          </table:table-cell>
          <table:table-cell office:value-type="string" table:style-name="ce10">
            <text:p>59.37</text:p>
          </table:table-cell>
          <table:table-cell office:value-type="string" table:style-name="ce10">
            <text:p>60.971</text:p>
          </table:table-cell>
          <table:table-cell office:value-type="string" table:style-name="ce10">
            <text:p>60.03</text:p>
          </table:table-cell>
          <table:table-cell office:value-type="string" table:style-name="ce10">
            <text:p>60.835</text:p>
          </table:table-cell>
          <table:table-cell office:value-type="string" table:style-name="ce10">
            <text:p>62.289</text:p>
          </table:table-cell>
          <table:table-cell office:value-type="string" table:style-name="ce10">
            <text:p>64.903</text:p>
          </table:table-cell>
          <table:table-cell office:value-type="string" table:style-name="ce10">
            <text:p>66.087</text:p>
          </table:table-cell>
          <table:table-cell office:value-type="string" table:style-name="ce10">
            <text:p>67.655</text:p>
          </table:table-cell>
          <table:table-cell office:value-type="string" table:style-name="ce10">
            <text:p>69.855</text:p>
          </table:table-cell>
          <table:table-cell office:value-type="string" table:style-name="ce10">
            <text:p>70.418</text:p>
          </table:table-cell>
          <table:table-cell office:value-type="string" table:style-name="ce10">
            <text:p>70.428</text:p>
          </table:table-cell>
          <table:table-cell table:number-columns-repeated="16366"/>
        </table:table-row>
        <table:table-row table:style-name="ro13">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style-name="ce4"/>
          <table:table-cell office:value-type="string" table:style-name="ce10">
            <text:p>80.273</text:p>
          </table:table-cell>
          <table:table-cell office:value-type="string" table:style-name="ce10">
            <text:p>81.207</text:p>
          </table:table-cell>
          <table:table-cell office:value-type="string" table:style-name="ce10">
            <text:p>80.905</text:p>
          </table:table-cell>
          <table:table-cell office:value-type="string" table:style-name="ce10">
            <text:p>81.578</text:p>
          </table:table-cell>
          <table:table-cell office:value-type="string" table:style-name="ce10">
            <text:p>82.783</text:p>
          </table:table-cell>
          <table:table-cell office:value-type="string" table:style-name="ce10">
            <text:p>83.141</text:p>
          </table:table-cell>
          <table:table-cell office:value-type="string" table:style-name="ce10">
            <text:p>84.65</text:p>
          </table:table-cell>
          <table:table-cell office:value-type="string" table:style-name="ce10">
            <text:p>85.106</text:p>
          </table:table-cell>
          <table:table-cell office:value-type="string" table:style-name="ce10">
            <text:p>85.632</text:p>
          </table:table-cell>
          <table:table-cell office:value-type="string" table:style-name="ce10">
            <text:p>85.229</text:p>
          </table:table-cell>
          <table:table-cell office:value-type="string" table:style-name="ce10">
            <text:p>85.94</text:p>
          </table:table-cell>
          <table:table-cell office:value-type="string" table:style-name="ce10">
            <text:p>87.415</text:p>
          </table:table-cell>
          <table:table-cell office:value-type="string" table:style-name="ce10">
            <text:p>87.383</text:p>
          </table:table-cell>
          <table:table-cell office:value-type="string" table:style-name="ce10">
            <text:p>87.022</text:p>
          </table:table-cell>
          <table:table-cell table:number-columns-repeated="16366"/>
        </table:table-row>
        <table:table-row table:style-name="ro13">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style-name="ce4"/>
          <table:table-cell office:value-type="string" table:style-name="ce10">
            <text:p>74.984</text:p>
          </table:table-cell>
          <table:table-cell office:value-type="string" table:style-name="ce10">
            <text:p>75.934</text:p>
          </table:table-cell>
          <table:table-cell office:value-type="string" table:style-name="ce10">
            <text:p>75.921</text:p>
          </table:table-cell>
          <table:table-cell office:value-type="string" table:style-name="ce10">
            <text:p>76.577</text:p>
          </table:table-cell>
          <table:table-cell office:value-type="string" table:style-name="ce10">
            <text:p>79.292</text:p>
          </table:table-cell>
          <table:table-cell office:value-type="string" table:style-name="ce10">
            <text:p>79.682</text:p>
          </table:table-cell>
          <table:table-cell office:value-type="string" table:style-name="ce10">
            <text:p>81.409</text:p>
          </table:table-cell>
          <table:table-cell office:value-type="string" table:style-name="ce10">
            <text:p>81.965</text:p>
          </table:table-cell>
          <table:table-cell office:value-type="string" table:style-name="ce10">
            <text:p>82.479</text:p>
          </table:table-cell>
          <table:table-cell office:value-type="string" table:style-name="ce10">
            <text:p>82.064</text:p>
          </table:table-cell>
          <table:table-cell office:value-type="string" table:style-name="ce10">
            <text:p>82.637</text:p>
          </table:table-cell>
          <table:table-cell office:value-type="string" table:style-name="ce10">
            <text:p>84.307</text:p>
          </table:table-cell>
          <table:table-cell office:value-type="string" table:style-name="ce10">
            <text:p>84.05</text:p>
          </table:table-cell>
          <table:table-cell office:value-type="string" table:style-name="ce10">
            <text:p>83.612</text:p>
          </table:table-cell>
          <table:table-cell table:number-columns-repeated="16366"/>
        </table:table-row>
        <table:table-row table:style-name="ro12">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style-name="ce4"/>
          <table:table-cell office:value-type="string" table:style-name="ce10">
            <text:p>64.663</text:p>
          </table:table-cell>
          <table:table-cell office:value-type="string" table:style-name="ce10">
            <text:p>66.147</text:p>
          </table:table-cell>
          <table:table-cell office:value-type="string" table:style-name="ce10">
            <text:p>66.173</text:p>
          </table:table-cell>
          <table:table-cell office:value-type="string" table:style-name="ce10">
            <text:p>67.843</text:p>
          </table:table-cell>
          <table:table-cell office:value-type="string" table:style-name="ce10">
            <text:p>72.156</text:p>
          </table:table-cell>
          <table:table-cell office:value-type="string" table:style-name="ce10">
            <text:p>72.178</text:p>
          </table:table-cell>
          <table:table-cell office:value-type="string" table:style-name="ce10">
            <text:p>73.89</text:p>
          </table:table-cell>
          <table:table-cell office:value-type="string" table:style-name="ce10">
            <text:p>74.27</text:p>
          </table:table-cell>
          <table:table-cell office:value-type="string" table:style-name="ce10">
            <text:p>75.184</text:p>
          </table:table-cell>
          <table:table-cell office:value-type="string" table:style-name="ce10">
            <text:p>74.652</text:p>
          </table:table-cell>
          <table:table-cell office:value-type="string" table:style-name="ce10">
            <text:p>75.123</text:p>
          </table:table-cell>
          <table:table-cell office:value-type="string" table:style-name="ce10">
            <text:p>76.564</text:p>
          </table:table-cell>
          <table:table-cell office:value-type="string" table:style-name="ce10">
            <text:p>75.683</text:p>
          </table:table-cell>
          <table:table-cell office:value-type="string" table:style-name="ce10">
            <text:p>75.193</text:p>
          </table:table-cell>
          <table:table-cell table:number-columns-repeated="16366"/>
        </table:table-row>
        <table:table-row table:style-name="ro13">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style-name="ce4"/>
          <table:table-cell office:value-type="string" table:style-name="ce10">
            <text:p>59.626</text:p>
          </table:table-cell>
          <table:table-cell office:value-type="string" table:style-name="ce10">
            <text:p>52.774</text:p>
          </table:table-cell>
          <table:table-cell office:value-type="string" table:style-name="ce10">
            <text:p>52.728</text:p>
          </table:table-cell>
          <table:table-cell office:value-type="string" table:style-name="ce10">
            <text:p>55.438</text:p>
          </table:table-cell>
          <table:table-cell office:value-type="string" table:style-name="ce10">
            <text:p>59.935</text:p>
          </table:table-cell>
          <table:table-cell office:value-type="string" table:style-name="ce10">
            <text:p>60.615</text:p>
          </table:table-cell>
          <table:table-cell office:value-type="string" table:style-name="ce10">
            <text:p>61.603</text:p>
          </table:table-cell>
          <table:table-cell office:value-type="string" table:style-name="ce10">
            <text:p>61.557</text:p>
          </table:table-cell>
          <table:table-cell office:value-type="string" table:style-name="ce10">
            <text:p>61.879</text:p>
          </table:table-cell>
          <table:table-cell office:value-type="string" table:style-name="ce10">
            <text:p>62.916</text:p>
          </table:table-cell>
          <table:table-cell office:value-type="string" table:style-name="ce10">
            <text:p>64.627</text:p>
          </table:table-cell>
          <table:table-cell office:value-type="string" table:style-name="ce10">
            <text:p>66.579</text:p>
          </table:table-cell>
          <table:table-cell office:value-type="string" table:style-name="ce10">
            <text:p>66.672</text:p>
          </table:table-cell>
          <table:table-cell office:value-type="string" table:style-name="ce10">
            <text:p>65.887</text:p>
          </table:table-cell>
          <table:table-cell table:number-columns-repeated="16366"/>
        </table:table-row>
        <table:table-row table:style-name="ro1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style-name="ce4"/>
          <table:table-cell office:value-type="string" table:style-name="ce10">
            <text:p>48.567</text:p>
          </table:table-cell>
          <table:table-cell office:value-type="string" table:style-name="ce10">
            <text:p>43.397</text:p>
          </table:table-cell>
          <table:table-cell office:value-type="string" table:style-name="ce10">
            <text:p>41.605</text:p>
          </table:table-cell>
          <table:table-cell office:value-type="string" table:style-name="ce10">
            <text:p>43.218</text:p>
          </table:table-cell>
          <table:table-cell office:value-type="string" table:style-name="ce10">
            <text:p>48.133</text:p>
          </table:table-cell>
          <table:table-cell office:value-type="string" table:style-name="ce10">
            <text:p>49.651</text:p>
          </table:table-cell>
          <table:table-cell office:value-type="string" table:style-name="ce10">
            <text:p>51.864</text:p>
          </table:table-cell>
          <table:table-cell office:value-type="string" table:style-name="ce10">
            <text:p>52.408</text:p>
          </table:table-cell>
          <table:table-cell office:value-type="string" table:style-name="ce10">
            <text:p>52.701</text:p>
          </table:table-cell>
          <table:table-cell office:value-type="string" table:style-name="ce10">
            <text:p>52.747</text:p>
          </table:table-cell>
          <table:table-cell office:value-type="string" table:style-name="ce10">
            <text:p>53.946</text:p>
          </table:table-cell>
          <table:table-cell office:value-type="string" table:style-name="ce10">
            <text:p>52.01</text:p>
          </table:table-cell>
          <table:table-cell office:value-type="string" table:style-name="ce10">
            <text:p>51.975</text:p>
          </table:table-cell>
          <table:table-cell office:value-type="string" table:style-name="ce10">
            <text:p>51.881</text:p>
          </table:table-cell>
          <table:table-cell table:number-columns-repeated="16366"/>
        </table:table-row>
        <table:table-row table:style-name="ro13">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style-name="ce4"/>
          <table:table-cell office:value-type="string" table:style-name="ce10">
            <text:p>37.532</text:p>
          </table:table-cell>
          <table:table-cell office:value-type="string" table:style-name="ce10">
            <text:p>26.216</text:p>
          </table:table-cell>
          <table:table-cell office:value-type="string" table:style-name="ce10">
            <text:p>26.842</text:p>
          </table:table-cell>
          <table:table-cell office:value-type="string" table:style-name="ce10">
            <text:p>33.255</text:p>
          </table:table-cell>
          <table:table-cell office:value-type="string" table:style-name="ce10">
            <text:p>38.836</text:p>
          </table:table-cell>
          <table:table-cell office:value-type="string" table:style-name="ce10">
            <text:p>42.776</text:p>
          </table:table-cell>
          <table:table-cell office:value-type="string" table:style-name="ce10">
            <text:p>46.368</text:p>
          </table:table-cell>
          <table:table-cell office:value-type="string" table:style-name="ce10">
            <text:p>50.147</text:p>
          </table:table-cell>
          <table:table-cell office:value-type="string" table:style-name="ce10">
            <text:p>51.772</text:p>
          </table:table-cell>
          <table:table-cell office:value-type="string" table:style-name="ce10">
            <text:p>53.253</text:p>
          </table:table-cell>
          <table:table-cell office:value-type="string" table:style-name="ce10">
            <text:p>54.453</text:p>
          </table:table-cell>
          <table:table-cell office:value-type="string" table:style-name="ce10">
            <text:p>57.474</text:p>
          </table:table-cell>
          <table:table-cell office:value-type="string" table:style-name="ce10">
            <text:p>59.186</text:p>
          </table:table-cell>
          <table:table-cell office:value-type="string" table:style-name="ce10">
            <text:p>57.298</text:p>
          </table:table-cell>
          <table:table-cell table:number-columns-repeated="16366"/>
        </table:table-row>
        <table:table-row table:style-name="ro1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style-name="ce4"/>
          <table:table-cell office:value-type="string" table:style-name="ce10">
            <text:p>37.918</text:p>
          </table:table-cell>
          <table:table-cell office:value-type="string" table:style-name="ce10">
            <text:p>33.294</text:p>
          </table:table-cell>
          <table:table-cell office:value-type="string" table:style-name="ce10">
            <text:p>33.233</text:p>
          </table:table-cell>
          <table:table-cell office:value-type="string" table:style-name="ce10">
            <text:p>35.78</text:p>
          </table:table-cell>
          <table:table-cell office:value-type="string" table:style-name="ce10">
            <text:p>39.603</text:p>
          </table:table-cell>
          <table:table-cell office:value-type="string" table:style-name="ce10">
            <text:p>41.58</text:p>
          </table:table-cell>
          <table:table-cell office:value-type="string" table:style-name="ce10">
            <text:p>43.408</text:p>
          </table:table-cell>
          <table:table-cell office:value-type="string" table:style-name="ce10">
            <text:p>45.594</text:p>
          </table:table-cell>
          <table:table-cell office:value-type="string" table:style-name="ce10">
            <text:p>46.626</text:p>
          </table:table-cell>
          <table:table-cell office:value-type="string" table:style-name="ce10">
            <text:p>47.308</text:p>
          </table:table-cell>
          <table:table-cell office:value-type="string" table:style-name="ce10">
            <text:p>48.766</text:p>
          </table:table-cell>
          <table:table-cell office:value-type="string" table:style-name="ce10">
            <text:p>49.966</text:p>
          </table:table-cell>
          <table:table-cell office:value-type="string" table:style-name="ce10">
            <text:p>50.437</text:p>
          </table:table-cell>
          <table:table-cell office:value-type="string" table:style-name="ce10">
            <text:p>49.681</text:p>
          </table:table-cell>
          <table:table-cell table:number-columns-repeated="16366"/>
        </table:table-row>
        <table:table-row table:style-name="ro10">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style-name="ce4"/>
          <table:table-cell office:value-type="string" table:style-name="ce10">
            <text:p>75.524</text:p>
          </table:table-cell>
          <table:table-cell office:value-type="string" table:style-name="ce10">
            <text:p>74.309</text:p>
          </table:table-cell>
          <table:table-cell office:value-type="string" table:style-name="ce10">
            <text:p>73.829</text:p>
          </table:table-cell>
          <table:table-cell office:value-type="string" table:style-name="ce10">
            <text:p>74.735</text:p>
          </table:table-cell>
          <table:table-cell office:value-type="string" table:style-name="ce10">
            <text:p>76.308</text:p>
          </table:table-cell>
          <table:table-cell office:value-type="string" table:style-name="ce10">
            <text:p>76.166</text:p>
          </table:table-cell>
          <table:table-cell office:value-type="string" table:style-name="ce10">
            <text:p>76.526</text:p>
          </table:table-cell>
          <table:table-cell office:value-type="string" table:style-name="ce10">
            <text:p>77.427</text:p>
          </table:table-cell>
          <table:table-cell office:value-type="string" table:style-name="ce10">
            <text:p>78.705</text:p>
          </table:table-cell>
          <table:table-cell office:value-type="string" table:style-name="ce10">
            <text:p>78.859</text:p>
          </table:table-cell>
          <table:table-cell office:value-type="string" table:style-name="ce10">
            <text:p>79.676</text:p>
          </table:table-cell>
          <table:table-cell office:value-type="string" table:style-name="ce10">
            <text:p>81.596</text:p>
          </table:table-cell>
          <table:table-cell office:value-type="string" table:style-name="ce10">
            <text:p>82.44</text:p>
          </table:table-cell>
          <table:table-cell office:value-type="string" table:style-name="ce10">
            <text:p>82.314</text:p>
          </table:table-cell>
          <table:table-cell table:number-columns-repeated="16366"/>
        </table:table-row>
        <table:table-row table:style-name="ro9">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style-name="ce4"/>
          <table:table-cell office:value-type="string" table:style-name="ce10">
            <text:p>82.832</text:p>
          </table:table-cell>
          <table:table-cell office:value-type="string" table:style-name="ce10">
            <text:p>82.194</text:p>
          </table:table-cell>
          <table:table-cell office:value-type="string" table:style-name="ce10">
            <text:p>81.679</text:p>
          </table:table-cell>
          <table:table-cell office:value-type="string" table:style-name="ce10">
            <text:p>82.171</text:p>
          </table:table-cell>
          <table:table-cell office:value-type="string" table:style-name="ce10">
            <text:p>83.527</text:p>
          </table:table-cell>
          <table:table-cell office:value-type="string" table:style-name="ce10">
            <text:p>83.639</text:p>
          </table:table-cell>
          <table:table-cell office:value-type="string" table:style-name="ce10">
            <text:p>84.654</text:p>
          </table:table-cell>
          <table:table-cell office:value-type="string" table:style-name="ce10">
            <text:p>84.968</text:p>
          </table:table-cell>
          <table:table-cell office:value-type="string" table:style-name="ce10">
            <text:p>85.442</text:p>
          </table:table-cell>
          <table:table-cell office:value-type="string" table:style-name="ce10">
            <text:p>84.981</text:p>
          </table:table-cell>
          <table:table-cell office:value-type="string" table:style-name="ce10">
            <text:p>85.139</text:p>
          </table:table-cell>
          <table:table-cell office:value-type="string" table:style-name="ce10">
            <text:p>87.158</text:p>
          </table:table-cell>
          <table:table-cell office:value-type="string" table:style-name="ce10">
            <text:p>87.763</text:p>
          </table:table-cell>
          <table:table-cell office:value-type="string" table:style-name="ce10">
            <text:p>87.594</text:p>
          </table:table-cell>
          <table:table-cell table:number-columns-repeated="16366"/>
        </table:table-row>
        <table:table-row table:style-name="ro10">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style-name="ce4"/>
          <table:table-cell office:value-type="string" table:style-name="ce10">
            <text:p>54.464</text:p>
          </table:table-cell>
          <table:table-cell office:value-type="string" table:style-name="ce10">
            <text:p>52.68</text:p>
          </table:table-cell>
          <table:table-cell office:value-type="string" table:style-name="ce10">
            <text:p>53.366</text:p>
          </table:table-cell>
          <table:table-cell office:value-type="string" table:style-name="ce10">
            <text:p>54.958</text:p>
          </table:table-cell>
          <table:table-cell office:value-type="string" table:style-name="ce10">
            <text:p>59.778</text:p>
          </table:table-cell>
          <table:table-cell office:value-type="string" table:style-name="ce10">
            <text:p>59.889</text:p>
          </table:table-cell>
          <table:table-cell office:value-type="string" table:style-name="ce10">
            <text:p>60.732</text:p>
          </table:table-cell>
          <table:table-cell office:value-type="string" table:style-name="ce10">
            <text:p>62.511</text:p>
          </table:table-cell>
          <table:table-cell office:value-type="string" table:style-name="ce10">
            <text:p>64.372</text:p>
          </table:table-cell>
          <table:table-cell office:value-type="string" table:style-name="ce10">
            <text:p>64.881</text:p>
          </table:table-cell>
          <table:table-cell office:value-type="string" table:style-name="ce10">
            <text:p>66.374</text:p>
          </table:table-cell>
          <table:table-cell office:value-type="string" table:style-name="ce10">
            <text:p>70.29</text:p>
          </table:table-cell>
          <table:table-cell office:value-type="string" table:style-name="ce10">
            <text:p>70.033</text:p>
          </table:table-cell>
          <table:table-cell office:value-type="string" table:style-name="ce10">
            <text:p>68.764</text:p>
          </table:table-cell>
          <table:table-cell table:number-columns-repeated="16366"/>
        </table:table-row>
        <table:table-row table:style-name="ro1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style-name="ce4"/>
          <table:table-cell office:value-type="string" table:style-name="ce10">
            <text:p>66.966</text:p>
          </table:table-cell>
          <table:table-cell office:value-type="string" table:style-name="ce10">
            <text:p>66.898</text:p>
          </table:table-cell>
          <table:table-cell office:value-type="string" table:style-name="ce10">
            <text:p>65.555</text:p>
          </table:table-cell>
          <table:table-cell office:value-type="string" table:style-name="ce10">
            <text:p>68.056</text:p>
          </table:table-cell>
          <table:table-cell office:value-type="string" table:style-name="ce10">
            <text:p>70.197</text:p>
          </table:table-cell>
          <table:table-cell office:value-type="string" table:style-name="ce10">
            <text:p>70.128</text:p>
          </table:table-cell>
          <table:table-cell office:value-type="string" table:style-name="ce10">
            <text:p>70.619</text:p>
          </table:table-cell>
          <table:table-cell office:value-type="string" table:style-name="ce10">
            <text:p>72.069</text:p>
          </table:table-cell>
          <table:table-cell office:value-type="string" table:style-name="ce10">
            <text:p>73.835</text:p>
          </table:table-cell>
          <table:table-cell office:value-type="string" table:style-name="ce10">
            <text:p>74.706</text:p>
          </table:table-cell>
          <table:table-cell office:value-type="string" table:style-name="ce10">
            <text:p>76.053</text:p>
          </table:table-cell>
          <table:table-cell office:value-type="string" table:style-name="ce10">
            <text:p>77.688</text:p>
          </table:table-cell>
          <table:table-cell office:value-type="string" table:style-name="ce10">
            <text:p>78.04</text:p>
          </table:table-cell>
          <table:table-cell office:value-type="string" table:style-name="ce10">
            <text:p>77.583</text:p>
          </table:table-cell>
          <table:table-cell table:number-columns-repeated="16366"/>
        </table:table-row>
        <table:table-row table:style-name="ro9">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style-name="ce4"/>
          <table:table-cell office:value-type="string" table:style-name="ce10">
            <text:p>55.444</text:p>
          </table:table-cell>
          <table:table-cell office:value-type="string" table:style-name="ce10">
            <text:p>60.443</text:p>
          </table:table-cell>
          <table:table-cell office:value-type="string" table:style-name="ce10">
            <text:p>60.948</text:p>
          </table:table-cell>
          <table:table-cell office:value-type="string" table:style-name="ce10">
            <text:p>61.713</text:p>
          </table:table-cell>
          <table:table-cell office:value-type="string" table:style-name="ce10">
            <text:p>65.733</text:p>
          </table:table-cell>
          <table:table-cell office:value-type="string" table:style-name="ce10">
            <text:p>64.179</text:p>
          </table:table-cell>
          <table:table-cell office:value-type="string" table:style-name="ce10">
            <text:p>64.793</text:p>
          </table:table-cell>
          <table:table-cell office:value-type="string" table:style-name="ce10">
            <text:p>65.604</text:p>
          </table:table-cell>
          <table:table-cell office:value-type="string" table:style-name="ce10">
            <text:p>66.48</text:p>
          </table:table-cell>
          <table:table-cell office:value-type="string" table:style-name="ce10">
            <text:p>66.895</text:p>
          </table:table-cell>
          <table:table-cell office:value-type="string" table:style-name="ce10">
            <text:p>67.996</text:p>
          </table:table-cell>
          <table:table-cell office:value-type="string" table:style-name="ce10">
            <text:p>70.101</text:p>
          </table:table-cell>
          <table:table-cell office:value-type="string" table:style-name="ce10">
            <text:p>68.392</text:p>
          </table:table-cell>
          <table:table-cell office:value-type="string" table:style-name="ce10">
            <text:p>67.463</text:p>
          </table:table-cell>
          <table:table-cell table:number-columns-repeated="16366"/>
        </table:table-row>
        <table:table-row table:style-name="ro9">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style-name="ce4"/>
          <table:table-cell office:value-type="string" table:style-name="ce10">
            <text:p>68.889</text:p>
          </table:table-cell>
          <table:table-cell office:value-type="string" table:style-name="ce10">
            <text:p>71.449</text:p>
          </table:table-cell>
          <table:table-cell office:value-type="string" table:style-name="ce10">
            <text:p>71.577</text:p>
          </table:table-cell>
          <table:table-cell office:value-type="string" table:style-name="ce10">
            <text:p>72.543</text:p>
          </table:table-cell>
          <table:table-cell office:value-type="string" table:style-name="ce10">
            <text:p>74.845</text:p>
          </table:table-cell>
          <table:table-cell office:value-type="string" table:style-name="ce10">
            <text:p>73.628</text:p>
          </table:table-cell>
          <table:table-cell office:value-type="string" table:style-name="ce10">
            <text:p>74.766</text:p>
          </table:table-cell>
          <table:table-cell office:value-type="string" table:style-name="ce10">
            <text:p>75.076</text:p>
          </table:table-cell>
          <table:table-cell office:value-type="string" table:style-name="ce10">
            <text:p>75.363</text:p>
          </table:table-cell>
          <table:table-cell office:value-type="string" table:style-name="ce10">
            <text:p>75.122</text:p>
          </table:table-cell>
          <table:table-cell office:value-type="string" table:style-name="ce10">
            <text:p>75.011</text:p>
          </table:table-cell>
          <table:table-cell office:value-type="string" table:style-name="ce10">
            <text:p>77.601</text:p>
          </table:table-cell>
          <table:table-cell office:value-type="string" table:style-name="ce10">
            <text:p>76.791</text:p>
          </table:table-cell>
          <table:table-cell office:value-type="string" table:style-name="ce10">
            <text:p>76.243</text:p>
          </table:table-cell>
          <table:table-cell table:number-columns-repeated="16366"/>
        </table:table-row>
        <table:table-row table:style-name="ro9">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style-name="ce4"/>
          <table:table-cell office:value-type="string" table:style-name="ce10">
            <text:p>82.713</text:p>
          </table:table-cell>
          <table:table-cell office:value-type="string" table:style-name="ce10">
            <text:p>83.347</text:p>
          </table:table-cell>
          <table:table-cell office:value-type="string" table:style-name="ce10">
            <text:p>83.635</text:p>
          </table:table-cell>
          <table:table-cell office:value-type="string" table:style-name="ce10">
            <text:p>83.444</text:p>
          </table:table-cell>
          <table:table-cell office:value-type="string" table:style-name="ce10">
            <text:p>85.192</text:p>
          </table:table-cell>
          <table:table-cell office:value-type="string" table:style-name="ce10">
            <text:p>84.521</text:p>
          </table:table-cell>
          <table:table-cell office:value-type="string" table:style-name="ce10">
            <text:p>83.925</text:p>
          </table:table-cell>
          <table:table-cell office:value-type="string" table:style-name="ce10">
            <text:p>84.552</text:p>
          </table:table-cell>
          <table:table-cell office:value-type="string" table:style-name="ce10">
            <text:p>85.174</text:p>
          </table:table-cell>
          <table:table-cell office:value-type="string" table:style-name="ce10">
            <text:p>85.518</text:p>
          </table:table-cell>
          <table:table-cell office:value-type="string" table:style-name="ce10">
            <text:p>86.125</text:p>
          </table:table-cell>
          <table:table-cell office:value-type="string" table:style-name="ce10">
            <text:p>87.224</text:p>
          </table:table-cell>
          <table:table-cell office:value-type="string" table:style-name="ce10">
            <text:p>86.674</text:p>
          </table:table-cell>
          <table:table-cell office:value-type="string" table:style-name="ce10">
            <text:p>86.3</text:p>
          </table:table-cell>
          <table:table-cell table:number-columns-repeated="16366"/>
        </table:table-row>
        <table:table-row table:style-name="ro9">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style-name="ce4"/>
          <table:table-cell office:value-type="string" table:style-name="ce10">
            <text:p>63.634</text:p>
          </table:table-cell>
          <table:table-cell office:value-type="string" table:style-name="ce10">
            <text:p>64.397</text:p>
          </table:table-cell>
          <table:table-cell office:value-type="string" table:style-name="ce10">
            <text:p>63.961</text:p>
          </table:table-cell>
          <table:table-cell office:value-type="string" table:style-name="ce10">
            <text:p>63.371</text:p>
          </table:table-cell>
          <table:table-cell office:value-type="string" table:style-name="ce10">
            <text:p>64.422</text:p>
          </table:table-cell>
          <table:table-cell office:value-type="string" table:style-name="ce10">
            <text:p>62.172</text:p>
          </table:table-cell>
          <table:table-cell office:value-type="string" table:style-name="ce10">
            <text:p>62.431</text:p>
          </table:table-cell>
          <table:table-cell office:value-type="string" table:style-name="ce10">
            <text:p>63.119</text:p>
          </table:table-cell>
          <table:table-cell office:value-type="string" table:style-name="ce10">
            <text:p>63.569</text:p>
          </table:table-cell>
          <table:table-cell office:value-type="string" table:style-name="ce10">
            <text:p>65.277</text:p>
          </table:table-cell>
          <table:table-cell office:value-type="string" table:style-name="ce10">
            <text:p>68.023</text:p>
          </table:table-cell>
          <table:table-cell office:value-type="string" table:style-name="ce10">
            <text:p>72.42</text:p>
          </table:table-cell>
          <table:table-cell office:value-type="string" table:style-name="ce10">
            <text:p>71.382</text:p>
          </table:table-cell>
          <table:table-cell office:value-type="string" table:style-name="ce10">
            <text:p>70.491</text:p>
          </table:table-cell>
          <table:table-cell table:number-columns-repeated="16366"/>
        </table:table-row>
        <table:table-row table:style-name="ro9">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style-name="ce4"/>
          <table:table-cell office:value-type="string" table:style-name="ce10">
            <text:p>58.379</text:p>
          </table:table-cell>
          <table:table-cell office:value-type="string" table:style-name="ce10">
            <text:p>58.186</text:p>
          </table:table-cell>
          <table:table-cell office:value-type="string" table:style-name="ce10">
            <text:p>57.451</text:p>
          </table:table-cell>
          <table:table-cell office:value-type="string" table:style-name="ce10">
            <text:p>57.936</text:p>
          </table:table-cell>
          <table:table-cell office:value-type="string" table:style-name="ce10">
            <text:p>59.046</text:p>
          </table:table-cell>
          <table:table-cell office:value-type="string" table:style-name="ce10">
            <text:p>57.36</text:p>
          </table:table-cell>
          <table:table-cell office:value-type="string" table:style-name="ce10">
            <text:p>57.999</text:p>
          </table:table-cell>
          <table:table-cell office:value-type="string" table:style-name="ce10">
            <text:p>59.484</text:p>
          </table:table-cell>
          <table:table-cell office:value-type="string" table:style-name="ce10">
            <text:p>61.491</text:p>
          </table:table-cell>
          <table:table-cell office:value-type="string" table:style-name="ce10">
            <text:p>61.664</text:p>
          </table:table-cell>
          <table:table-cell office:value-type="string" table:style-name="ce10">
            <text:p>63.355</text:p>
          </table:table-cell>
          <table:table-cell office:value-type="string" table:style-name="ce10">
            <text:p>64.009</text:p>
          </table:table-cell>
          <table:table-cell office:value-type="string" table:style-name="ce10">
            <text:p>62.621</text:p>
          </table:table-cell>
          <table:table-cell office:value-type="string" table:style-name="ce10">
            <text:p>62.548</text:p>
          </table:table-cell>
          <table:table-cell table:number-columns-repeated="16366"/>
        </table:table-row>
        <table:table-row table:style-name="ro13">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style-name="ce4"/>
          <table:table-cell office:value-type="string" table:style-name="ce10">
            <text:p>66.21</text:p>
          </table:table-cell>
          <table:table-cell office:value-type="string" table:style-name="ce10">
            <text:p>66.615</text:p>
          </table:table-cell>
          <table:table-cell office:value-type="string" table:style-name="ce10">
            <text:p>65.214</text:p>
          </table:table-cell>
          <table:table-cell office:value-type="string" table:style-name="ce10">
            <text:p>65.966</text:p>
          </table:table-cell>
          <table:table-cell office:value-type="string" table:style-name="ce10">
            <text:p>66.169</text:p>
          </table:table-cell>
          <table:table-cell office:value-type="string" table:style-name="ce10">
            <text:p>64.776</text:p>
          </table:table-cell>
          <table:table-cell office:value-type="string" table:style-name="ce10">
            <text:p>65.364</text:p>
          </table:table-cell>
          <table:table-cell office:value-type="string" table:style-name="ce10">
            <text:p>66.717</text:p>
          </table:table-cell>
          <table:table-cell office:value-type="string" table:style-name="ce10">
            <text:p>68.407</text:p>
          </table:table-cell>
          <table:table-cell office:value-type="string" table:style-name="ce10">
            <text:p>68.931</text:p>
          </table:table-cell>
          <table:table-cell office:value-type="string" table:style-name="ce10">
            <text:p>70.311</text:p>
          </table:table-cell>
          <table:table-cell office:value-type="string" table:style-name="ce10">
            <text:p>71.219</text:p>
          </table:table-cell>
          <table:table-cell office:value-type="string" table:style-name="ce10">
            <text:p>71.087</text:p>
          </table:table-cell>
          <table:table-cell office:value-type="string" table:style-name="ce10">
            <text:p>71.808</text:p>
          </table:table-cell>
          <table:table-cell table:number-columns-repeated="16366"/>
        </table:table-row>
        <table:table-row table:style-name="ro13">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style-name="ce4"/>
          <table:table-cell office:value-type="string" table:style-name="ce10">
            <text:p>31.558</text:p>
          </table:table-cell>
          <table:table-cell office:value-type="string" table:style-name="ce10">
            <text:p>30.531</text:p>
          </table:table-cell>
          <table:table-cell office:value-type="string" table:style-name="ce10">
            <text:p>27.934</text:p>
          </table:table-cell>
          <table:table-cell office:value-type="string" table:style-name="ce10">
            <text:p>26.997</text:p>
          </table:table-cell>
          <table:table-cell office:value-type="string" table:style-name="ce10">
            <text:p>29.004</text:p>
          </table:table-cell>
          <table:table-cell office:value-type="string" table:style-name="ce10">
            <text:p>27.07</text:p>
          </table:table-cell>
          <table:table-cell office:value-type="string" table:style-name="ce10">
            <text:p>27.041</text:p>
          </table:table-cell>
          <table:table-cell office:value-type="string" table:style-name="ce10">
            <text:p>31.152</text:p>
          </table:table-cell>
          <table:table-cell office:value-type="string" table:style-name="ce10">
            <text:p>29.002</text:p>
          </table:table-cell>
          <table:table-cell office:value-type="string" table:style-name="ce10">
            <text:p>29.538</text:p>
          </table:table-cell>
          <table:table-cell office:value-type="string" table:style-name="ce10">
            <text:p>30.844</text:p>
          </table:table-cell>
          <table:table-cell office:value-type="string" table:style-name="ce10">
            <text:p>36.169</text:p>
          </table:table-cell>
          <table:table-cell office:value-type="string" table:style-name="ce10">
            <text:p>37.377</text:p>
          </table:table-cell>
          <table:table-cell office:value-type="string" table:style-name="ce10">
            <text:p>28.195</text:p>
          </table:table-cell>
          <table:table-cell table:number-columns-repeated="16366"/>
        </table:table-row>
        <table:table-row table:style-name="ro9">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style-name="ce4"/>
          <table:table-cell office:value-type="string" table:style-name="ce10">
            <text:p>36.115</text:p>
          </table:table-cell>
          <table:table-cell office:value-type="string" table:style-name="ce10">
            <text:p>32.356</text:p>
          </table:table-cell>
          <table:table-cell office:value-type="string" table:style-name="ce10">
            <text:p>28.924</text:p>
          </table:table-cell>
          <table:table-cell office:value-type="string" table:style-name="ce10">
            <text:p>29.534</text:p>
          </table:table-cell>
          <table:table-cell office:value-type="string" table:style-name="ce10">
            <text:p>32.521</text:p>
          </table:table-cell>
          <table:table-cell office:value-type="string" table:style-name="ce10">
            <text:p>30.646</text:p>
          </table:table-cell>
          <table:table-cell office:value-type="string" table:style-name="ce10">
            <text:p>30.954</text:p>
          </table:table-cell>
          <table:table-cell office:value-type="string" table:style-name="ce10">
            <text:p>33.31</text:p>
          </table:table-cell>
          <table:table-cell office:value-type="string" table:style-name="ce10">
            <text:p>33.183</text:p>
          </table:table-cell>
          <table:table-cell office:value-type="string" table:style-name="ce10">
            <text:p>34.078</text:p>
          </table:table-cell>
          <table:table-cell office:value-type="string" table:style-name="ce10">
            <text:p>35.842</text:p>
          </table:table-cell>
          <table:table-cell office:value-type="string" table:style-name="ce10">
            <text:p>42.631</text:p>
          </table:table-cell>
          <table:table-cell office:value-type="string" table:style-name="ce10">
            <text:p>43.144</text:p>
          </table:table-cell>
          <table:table-cell office:value-type="string" table:style-name="ce10">
            <text:p>33.867</text:p>
          </table:table-cell>
          <table:table-cell table:number-columns-repeated="16366"/>
        </table:table-row>
        <table:table-row table:style-name="ro12">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style-name="ce4"/>
          <table:table-cell office:value-type="string" table:style-name="ce10">
            <text:p>28.547</text:p>
          </table:table-cell>
          <table:table-cell office:value-type="string" table:style-name="ce10">
            <text:p>27.018</text:p>
          </table:table-cell>
          <table:table-cell office:value-type="string" table:style-name="ce10">
            <text:p>25.371</text:p>
          </table:table-cell>
          <table:table-cell office:value-type="string" table:style-name="ce10">
            <text:p>24.308</text:p>
          </table:table-cell>
          <table:table-cell office:value-type="string" table:style-name="ce10">
            <text:p>26.463</text:p>
          </table:table-cell>
          <table:table-cell office:value-type="string" table:style-name="ce10">
            <text:p>24.444</text:p>
          </table:table-cell>
          <table:table-cell office:value-type="string" table:style-name="ce10">
            <text:p>24.089</text:p>
          </table:table-cell>
          <table:table-cell office:value-type="string" table:style-name="ce10">
            <text:p>27.42</text:p>
          </table:table-cell>
          <table:table-cell office:value-type="string" table:style-name="ce10">
            <text:p>25.842</text:p>
          </table:table-cell>
          <table:table-cell office:value-type="string" table:style-name="ce10">
            <text:p>26.111</text:p>
          </table:table-cell>
          <table:table-cell office:value-type="string" table:style-name="ce10">
            <text:p>26.911</text:p>
          </table:table-cell>
          <table:table-cell office:value-type="string" table:style-name="ce10">
            <text:p>31.093</text:p>
          </table:table-cell>
          <table:table-cell office:value-type="string" table:style-name="ce10">
            <text:p>32.14</text:p>
          </table:table-cell>
          <table:table-cell office:value-type="string" table:style-name="ce10">
            <text:p>23.888</text:p>
          </table:table-cell>
          <table:table-cell table:number-columns-repeated="16366"/>
        </table:table-row>
        <table:table-row table:style-name="ro13">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style-name="ce4"/>
          <table:table-cell office:value-type="string" table:style-name="ce10">
            <text:p>31.935</text:p>
          </table:table-cell>
          <table:table-cell office:value-type="string" table:style-name="ce10">
            <text:p>32.811</text:p>
          </table:table-cell>
          <table:table-cell office:value-type="string" table:style-name="ce10">
            <text:p>33.629</text:p>
          </table:table-cell>
          <table:table-cell office:value-type="string" table:style-name="ce10">
            <text:p>37.566</text:p>
          </table:table-cell>
          <table:table-cell office:value-type="string" table:style-name="ce10">
            <text:p>42.547</text:p>
          </table:table-cell>
          <table:table-cell office:value-type="string" table:style-name="ce10">
            <text:p>43.297</text:p>
          </table:table-cell>
          <table:table-cell office:value-type="string" table:style-name="ce10">
            <text:p>45.843</text:p>
          </table:table-cell>
          <table:table-cell office:value-type="string" table:style-name="ce10">
            <text:p>48.254</text:p>
          </table:table-cell>
          <table:table-cell office:value-type="string" table:style-name="ce10">
            <text:p>54.607</text:p>
          </table:table-cell>
          <table:table-cell office:value-type="string" table:style-name="ce10">
            <text:p>54.776</text:p>
          </table:table-cell>
          <table:table-cell office:value-type="string" table:style-name="ce10">
            <text:p>56.741</text:p>
          </table:table-cell>
          <table:table-cell office:value-type="string" table:style-name="ce10">
            <text:p>68.796</text:p>
          </table:table-cell>
          <table:table-cell office:value-type="string" table:style-name="ce10">
            <text:p>66.974</text:p>
          </table:table-cell>
          <table:table-cell office:value-type="string" table:style-name="ce10">
            <text:p>66.681</text:p>
          </table:table-cell>
          <table:table-cell table:number-columns-repeated="16366"/>
        </table:table-row>
        <table:table-row table:style-name="ro12">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style-name="ce4"/>
          <table:table-cell office:value-type="string" table:style-name="ce10">
            <text:p>29.72</text:p>
          </table:table-cell>
          <table:table-cell office:value-type="string" table:style-name="ce10">
            <text:p>29.734</text:p>
          </table:table-cell>
          <table:table-cell office:value-type="string" table:style-name="ce10">
            <text:p>30.305</text:p>
          </table:table-cell>
          <table:table-cell office:value-type="string" table:style-name="ce10">
            <text:p>33.504</text:p>
          </table:table-cell>
          <table:table-cell office:value-type="string" table:style-name="ce10">
            <text:p>38.831</text:p>
          </table:table-cell>
          <table:table-cell office:value-type="string" table:style-name="ce10">
            <text:p>39.537</text:p>
          </table:table-cell>
          <table:table-cell office:value-type="string" table:style-name="ce10">
            <text:p>41.744</text:p>
          </table:table-cell>
          <table:table-cell office:value-type="string" table:style-name="ce10">
            <text:p>44.335</text:p>
          </table:table-cell>
          <table:table-cell office:value-type="string" table:style-name="ce10">
            <text:p>49.29</text:p>
          </table:table-cell>
          <table:table-cell office:value-type="string" table:style-name="ce10">
            <text:p>49.484</text:p>
          </table:table-cell>
          <table:table-cell office:value-type="string" table:style-name="ce10">
            <text:p>51.617</text:p>
          </table:table-cell>
          <table:table-cell office:value-type="string" table:style-name="ce10">
            <text:p>63.394</text:p>
          </table:table-cell>
          <table:table-cell office:value-type="string" table:style-name="ce10">
            <text:p>62.52</text:p>
          </table:table-cell>
          <table:table-cell office:value-type="string" table:style-name="ce10">
            <text:p>61.793</text:p>
          </table:table-cell>
          <table:table-cell table:number-columns-repeated="16366"/>
        </table:table-row>
        <table:table-row table:style-name="ro12">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style-name="ce4"/>
          <table:table-cell office:value-type="string" table:style-name="ce10">
            <text:p>27.666</text:p>
          </table:table-cell>
          <table:table-cell office:value-type="string" table:style-name="ce10">
            <text:p>25.229</text:p>
          </table:table-cell>
          <table:table-cell office:value-type="string" table:style-name="ce10">
            <text:p>28.185</text:p>
          </table:table-cell>
          <table:table-cell office:value-type="string" table:style-name="ce10">
            <text:p>32.057</text:p>
          </table:table-cell>
          <table:table-cell office:value-type="string" table:style-name="ce10">
            <text:p>37.169</text:p>
          </table:table-cell>
          <table:table-cell office:value-type="string" table:style-name="ce10">
            <text:p>37.857</text:p>
          </table:table-cell>
          <table:table-cell office:value-type="string" table:style-name="ce10">
            <text:p>39.448</text:p>
          </table:table-cell>
          <table:table-cell office:value-type="string" table:style-name="ce10">
            <text:p>41.285</text:p>
          </table:table-cell>
          <table:table-cell office:value-type="string" table:style-name="ce10">
            <text:p>43.05</text:p>
          </table:table-cell>
          <table:table-cell office:value-type="string" table:style-name="ce10">
            <text:p>43.174</text:p>
          </table:table-cell>
          <table:table-cell office:value-type="string" table:style-name="ce10">
            <text:p>44.494</text:p>
          </table:table-cell>
          <table:table-cell office:value-type="string" table:style-name="ce10">
            <text:p>54.417</text:p>
          </table:table-cell>
          <table:table-cell office:value-type="string" table:style-name="ce10">
            <text:p>53.678</text:p>
          </table:table-cell>
          <table:table-cell office:value-type="string" table:style-name="ce10">
            <text:p>50.813</text:p>
          </table:table-cell>
          <table:table-cell table:number-columns-repeated="16366"/>
        </table:table-row>
        <table:table-row table:style-name="ro12">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style-name="ce4"/>
          <table:table-cell office:value-type="string" table:style-name="ce10">
            <text:p>24.545</text:p>
          </table:table-cell>
          <table:table-cell office:value-type="string" table:style-name="ce10">
            <text:p>23.227</text:p>
          </table:table-cell>
          <table:table-cell office:value-type="string" table:style-name="ce10">
            <text:p>24.189</text:p>
          </table:table-cell>
          <table:table-cell office:value-type="string" table:style-name="ce10">
            <text:p>27.375</text:p>
          </table:table-cell>
          <table:table-cell office:value-type="string" table:style-name="ce10">
            <text:p>32.487</text:p>
          </table:table-cell>
          <table:table-cell office:value-type="string" table:style-name="ce10">
            <text:p>33.478</text:p>
          </table:table-cell>
          <table:table-cell office:value-type="string" table:style-name="ce10">
            <text:p>35.072</text:p>
          </table:table-cell>
          <table:table-cell office:value-type="string" table:style-name="ce10">
            <text:p>38.018</text:p>
          </table:table-cell>
          <table:table-cell office:value-type="string" table:style-name="ce10">
            <text:p>41.388</text:p>
          </table:table-cell>
          <table:table-cell office:value-type="string" table:style-name="ce10">
            <text:p>42.268</text:p>
          </table:table-cell>
          <table:table-cell office:value-type="string" table:style-name="ce10">
            <text:p>44.88</text:p>
          </table:table-cell>
          <table:table-cell office:value-type="string" table:style-name="ce10">
            <text:p>55.505</text:p>
          </table:table-cell>
          <table:table-cell office:value-type="string" table:style-name="ce10">
            <text:p>54.238</text:p>
          </table:table-cell>
          <table:table-cell office:value-type="string" table:style-name="ce10">
            <text:p>52.007</text:p>
          </table:table-cell>
          <table:table-cell table:number-columns-repeated="16366"/>
        </table:table-row>
        <table:table-row table:style-name="ro13">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style-name="ce4"/>
          <table:table-cell office:value-type="string" table:style-name="ce10">
            <text:p>22.764</text:p>
          </table:table-cell>
          <table:table-cell office:value-type="string" table:style-name="ce10">
            <text:p>21.653</text:p>
          </table:table-cell>
          <table:table-cell office:value-type="string" table:style-name="ce10">
            <text:p>21.077</text:p>
          </table:table-cell>
          <table:table-cell office:value-type="string" table:style-name="ce10">
            <text:p>22.992</text:p>
          </table:table-cell>
          <table:table-cell office:value-type="string" table:style-name="ce10">
            <text:p>26.916</text:p>
          </table:table-cell>
          <table:table-cell office:value-type="string" table:style-name="ce10">
            <text:p>27.434</text:p>
          </table:table-cell>
          <table:table-cell office:value-type="string" table:style-name="ce10">
            <text:p>28.666</text:p>
          </table:table-cell>
          <table:table-cell office:value-type="string" table:style-name="ce10">
            <text:p>30.351</text:p>
          </table:table-cell>
          <table:table-cell office:value-type="string" table:style-name="ce10">
            <text:p>31.599</text:p>
          </table:table-cell>
          <table:table-cell office:value-type="string" table:style-name="ce10">
            <text:p>31.841</text:p>
          </table:table-cell>
          <table:table-cell office:value-type="string" table:style-name="ce10">
            <text:p>33.507</text:p>
          </table:table-cell>
          <table:table-cell office:value-type="string" table:style-name="ce10">
            <text:p>40.138</text:p>
          </table:table-cell>
          <table:table-cell office:value-type="string" table:style-name="ce10">
            <text:p>37.04</text:p>
          </table:table-cell>
          <table:table-cell office:value-type="string" table:style-name="ce10">
            <text:p>33.773</text:p>
          </table:table-cell>
          <table:table-cell table:number-columns-repeated="16366"/>
        </table:table-row>
        <table:table-row table:style-name="ro13">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style-name="ce4"/>
          <table:table-cell office:value-type="string" table:style-name="ce10">
            <text:p>19.139</text:p>
          </table:table-cell>
          <table:table-cell office:value-type="string" table:style-name="ce10">
            <text:p>16.461</text:p>
          </table:table-cell>
          <table:table-cell office:value-type="string" table:style-name="ce10">
            <text:p>16.862</text:p>
          </table:table-cell>
          <table:table-cell office:value-type="string" table:style-name="ce10">
            <text:p>18.947</text:p>
          </table:table-cell>
          <table:table-cell office:value-type="string" table:style-name="ce10">
            <text:p>23.091</text:p>
          </table:table-cell>
          <table:table-cell office:value-type="string" table:style-name="ce10">
            <text:p>24.854</text:p>
          </table:table-cell>
          <table:table-cell office:value-type="string" table:style-name="ce10">
            <text:p>25.826</text:p>
          </table:table-cell>
          <table:table-cell office:value-type="string" table:style-name="ce10">
            <text:p>28.024</text:p>
          </table:table-cell>
          <table:table-cell office:value-type="string" table:style-name="ce10">
            <text:p>29.682</text:p>
          </table:table-cell>
          <table:table-cell office:value-type="string" table:style-name="ce10">
            <text:p>30.22</text:p>
          </table:table-cell>
          <table:table-cell office:value-type="string" table:style-name="ce10">
            <text:p>31.506</text:p>
          </table:table-cell>
          <table:table-cell office:value-type="string" table:style-name="ce10">
            <text:p>36.862</text:p>
          </table:table-cell>
          <table:table-cell office:value-type="string" table:style-name="ce10">
            <text:p>34.929</text:p>
          </table:table-cell>
          <table:table-cell office:value-type="string" table:style-name="ce10">
            <text:p>30.628</text:p>
          </table:table-cell>
          <table:table-cell table:number-columns-repeated="16366"/>
        </table:table-row>
        <table:table-row table:style-name="ro13">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style-name="ce4"/>
          <table:table-cell office:value-type="string" table:style-name="ce10">
            <text:p>44.922</text:p>
          </table:table-cell>
          <table:table-cell office:value-type="string" table:style-name="ce10">
            <text:p>43.477</text:p>
          </table:table-cell>
          <table:table-cell office:value-type="string" table:style-name="ce10">
            <text:p>43.984</text:p>
          </table:table-cell>
          <table:table-cell office:value-type="string" table:style-name="ce10">
            <text:p>46.737</text:p>
          </table:table-cell>
          <table:table-cell office:value-type="string" table:style-name="ce10">
            <text:p>51.662</text:p>
          </table:table-cell>
          <table:table-cell office:value-type="string" table:style-name="ce10">
            <text:p>51.222</text:p>
          </table:table-cell>
          <table:table-cell office:value-type="string" table:style-name="ce10">
            <text:p>51.181</text:p>
          </table:table-cell>
          <table:table-cell office:value-type="string" table:style-name="ce10">
            <text:p>53.721</text:p>
          </table:table-cell>
          <table:table-cell office:value-type="string" table:style-name="ce10">
            <text:p>54.727</text:p>
          </table:table-cell>
          <table:table-cell office:value-type="string" table:style-name="ce10">
            <text:p>54.673</text:p>
          </table:table-cell>
          <table:table-cell office:value-type="string" table:style-name="ce10">
            <text:p>56.621</text:p>
          </table:table-cell>
          <table:table-cell office:value-type="string" table:style-name="ce10">
            <text:p>66.071</text:p>
          </table:table-cell>
          <table:table-cell office:value-type="string" table:style-name="ce10">
            <text:p>63.327</text:p>
          </table:table-cell>
          <table:table-cell office:value-type="string" table:style-name="ce10">
            <text:p>60.526</text:p>
          </table:table-cell>
          <table:table-cell table:number-columns-repeated="16366"/>
        </table:table-row>
        <table:table-row table:style-name="ro13">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style-name="ce4"/>
          <table:table-cell office:value-type="string" table:style-name="ce10">
            <text:p>23.674</text:p>
          </table:table-cell>
          <table:table-cell office:value-type="string" table:style-name="ce10">
            <text:p>23.205</text:p>
          </table:table-cell>
          <table:table-cell office:value-type="string" table:style-name="ce10">
            <text:p>23.824</text:p>
          </table:table-cell>
          <table:table-cell office:value-type="string" table:style-name="ce10">
            <text:p>25.889</text:p>
          </table:table-cell>
          <table:table-cell office:value-type="string" table:style-name="ce10">
            <text:p>31.261</text:p>
          </table:table-cell>
          <table:table-cell office:value-type="string" table:style-name="ce10">
            <text:p>30.86</text:p>
          </table:table-cell>
          <table:table-cell office:value-type="string" table:style-name="ce10">
            <text:p>31.666</text:p>
          </table:table-cell>
          <table:table-cell office:value-type="string" table:style-name="ce10">
            <text:p>33.437</text:p>
          </table:table-cell>
          <table:table-cell office:value-type="string" table:style-name="ce10">
            <text:p>34.914</text:p>
          </table:table-cell>
          <table:table-cell office:value-type="string" table:style-name="ce10">
            <text:p>34.837</text:p>
          </table:table-cell>
          <table:table-cell office:value-type="string" table:style-name="ce10">
            <text:p>36.329</text:p>
          </table:table-cell>
          <table:table-cell office:value-type="string" table:style-name="ce10">
            <text:p>39.012</text:p>
          </table:table-cell>
          <table:table-cell office:value-type="string" table:style-name="ce10">
            <text:p>39.171</text:p>
          </table:table-cell>
          <table:table-cell office:value-type="string" table:style-name="ce10">
            <text:p>35.2</text:p>
          </table:table-cell>
          <table:table-cell table:number-columns-repeated="16366"/>
        </table:table-row>
        <table:table-row table:style-name="ro13">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style-name="ce4"/>
          <table:table-cell office:value-type="string" table:style-name="ce10">
            <text:p>30.85</text:p>
          </table:table-cell>
          <table:table-cell office:value-type="string" table:style-name="ce10">
            <text:p>30.621</text:p>
          </table:table-cell>
          <table:table-cell office:value-type="string" table:style-name="ce10">
            <text:p>30.637</text:p>
          </table:table-cell>
          <table:table-cell office:value-type="string" table:style-name="ce10">
            <text:p>32.75</text:p>
          </table:table-cell>
          <table:table-cell office:value-type="string" table:style-name="ce10">
            <text:p>36.907</text:p>
          </table:table-cell>
          <table:table-cell office:value-type="string" table:style-name="ce10">
            <text:p>37.064</text:p>
          </table:table-cell>
          <table:table-cell office:value-type="string" table:style-name="ce10">
            <text:p>38.029</text:p>
          </table:table-cell>
          <table:table-cell office:value-type="string" table:style-name="ce10">
            <text:p>40.056</text:p>
          </table:table-cell>
          <table:table-cell office:value-type="string" table:style-name="ce10">
            <text:p>42.727</text:p>
          </table:table-cell>
          <table:table-cell office:value-type="string" table:style-name="ce10">
            <text:p>43.524</text:p>
          </table:table-cell>
          <table:table-cell office:value-type="string" table:style-name="ce10">
            <text:p>45.453</text:p>
          </table:table-cell>
          <table:table-cell office:value-type="string" table:style-name="ce10">
            <text:p>49.564</text:p>
          </table:table-cell>
          <table:table-cell office:value-type="string" table:style-name="ce10">
            <text:p>49.173</text:p>
          </table:table-cell>
          <table:table-cell office:value-type="string" table:style-name="ce10">
            <text:p>47.693</text:p>
          </table:table-cell>
          <table:table-cell table:number-columns-repeated="16366"/>
        </table:table-row>
        <table:table-row table:style-name="ro13">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style-name="ce4"/>
          <table:table-cell office:value-type="string" table:style-name="ce10">
            <text:p>41.594</text:p>
          </table:table-cell>
          <table:table-cell office:value-type="string" table:style-name="ce10">
            <text:p>40.281</text:p>
          </table:table-cell>
          <table:table-cell office:value-type="string" table:style-name="ce10">
            <text:p>41.104</text:p>
          </table:table-cell>
          <table:table-cell office:value-type="string" table:style-name="ce10">
            <text:p>42.671</text:p>
          </table:table-cell>
          <table:table-cell office:value-type="string" table:style-name="ce10">
            <text:p>48.641</text:p>
          </table:table-cell>
          <table:table-cell office:value-type="string" table:style-name="ce10">
            <text:p>49.772</text:p>
          </table:table-cell>
          <table:table-cell office:value-type="string" table:style-name="ce10">
            <text:p>50.253</text:p>
          </table:table-cell>
          <table:table-cell office:value-type="string" table:style-name="ce10">
            <text:p>53.156</text:p>
          </table:table-cell>
          <table:table-cell office:value-type="string" table:style-name="ce10">
            <text:p>55.668</text:p>
          </table:table-cell>
          <table:table-cell office:value-type="string" table:style-name="ce10">
            <text:p>56.587</text:p>
          </table:table-cell>
          <table:table-cell office:value-type="string" table:style-name="ce10">
            <text:p>58.917</text:p>
          </table:table-cell>
          <table:table-cell office:value-type="string" table:style-name="ce10">
            <text:p>63.768</text:p>
          </table:table-cell>
          <table:table-cell office:value-type="string" table:style-name="ce10">
            <text:p>62.617</text:p>
          </table:table-cell>
          <table:table-cell office:value-type="string" table:style-name="ce10">
            <text:p>60.01</text:p>
          </table:table-cell>
          <table:table-cell table:number-columns-repeated="16366"/>
        </table:table-row>
        <table:table-row table:style-name="ro13">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style-name="ce4"/>
          <table:table-cell office:value-type="string" table:style-name="ce10">
            <text:p>36.378</text:p>
          </table:table-cell>
          <table:table-cell office:value-type="string" table:style-name="ce10">
            <text:p>31.702</text:p>
          </table:table-cell>
          <table:table-cell office:value-type="string" table:style-name="ce10">
            <text:p>31.39</text:p>
          </table:table-cell>
          <table:table-cell office:value-type="string" table:style-name="ce10">
            <text:p>33.626</text:p>
          </table:table-cell>
          <table:table-cell office:value-type="string" table:style-name="ce10">
            <text:p>38.916</text:p>
          </table:table-cell>
          <table:table-cell office:value-type="string" table:style-name="ce10">
            <text:p>40.176</text:p>
          </table:table-cell>
          <table:table-cell office:value-type="string" table:style-name="ce10">
            <text:p>41.21</text:p>
          </table:table-cell>
          <table:table-cell office:value-type="string" table:style-name="ce10">
            <text:p>45.191</text:p>
          </table:table-cell>
          <table:table-cell office:value-type="string" table:style-name="ce10">
            <text:p>48.43</text:p>
          </table:table-cell>
          <table:table-cell office:value-type="string" table:style-name="ce10">
            <text:p>50.661</text:p>
          </table:table-cell>
          <table:table-cell office:value-type="string" table:style-name="ce10">
            <text:p>54.044</text:p>
          </table:table-cell>
          <table:table-cell office:value-type="string" table:style-name="ce10">
            <text:p>60.911</text:p>
          </table:table-cell>
          <table:table-cell office:value-type="string" table:style-name="ce10">
            <text:p>59.286</text:p>
          </table:table-cell>
          <table:table-cell office:value-type="string" table:style-name="ce10">
            <text:p>55.95</text:p>
          </table:table-cell>
          <table:table-cell table:number-columns-repeated="16366"/>
        </table:table-row>
        <table:table-row table:style-name="ro9">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style-name="ce4"/>
          <table:table-cell office:value-type="string" table:style-name="ce10">
            <text:p>36.57</text:p>
          </table:table-cell>
          <table:table-cell office:value-type="string" table:style-name="ce10">
            <text:p>37.997</text:p>
          </table:table-cell>
          <table:table-cell office:value-type="string" table:style-name="ce10">
            <text:p>38.2</text:p>
          </table:table-cell>
          <table:table-cell office:value-type="string" table:style-name="ce10">
            <text:p>39.322</text:p>
          </table:table-cell>
          <table:table-cell office:value-type="string" table:style-name="ce10">
            <text:p>43.638</text:p>
          </table:table-cell>
          <table:table-cell office:value-type="string" table:style-name="ce10">
            <text:p>44.26</text:p>
          </table:table-cell>
          <table:table-cell office:value-type="string" table:style-name="ce10">
            <text:p>45.054</text:p>
          </table:table-cell>
          <table:table-cell office:value-type="string" table:style-name="ce10">
            <text:p>47.161</text:p>
          </table:table-cell>
          <table:table-cell office:value-type="string" table:style-name="ce10">
            <text:p>48.264</text:p>
          </table:table-cell>
          <table:table-cell office:value-type="string" table:style-name="ce10">
            <text:p>48.995</text:p>
          </table:table-cell>
          <table:table-cell office:value-type="string" table:style-name="ce10">
            <text:p>50.291</text:p>
          </table:table-cell>
          <table:table-cell office:value-type="string" table:style-name="ce10">
            <text:p>54.169</text:p>
          </table:table-cell>
          <table:table-cell office:value-type="string" table:style-name="ce10">
            <text:p>51.723</text:p>
          </table:table-cell>
          <table:table-cell office:value-type="string" table:style-name="ce10">
            <text:p>49.679</text:p>
          </table:table-cell>
          <table:table-cell table:number-columns-repeated="16366"/>
        </table:table-row>
        <table:table-row table:style-name="ro9">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style-name="ce4"/>
          <table:table-cell office:value-type="string" table:style-name="ce10">
            <text:p>32.473</text:p>
          </table:table-cell>
          <table:table-cell office:value-type="string" table:style-name="ce10">
            <text:p>31.272</text:p>
          </table:table-cell>
          <table:table-cell office:value-type="string" table:style-name="ce10">
            <text:p>31.165</text:p>
          </table:table-cell>
          <table:table-cell office:value-type="string" table:style-name="ce10">
            <text:p>33.129</text:p>
          </table:table-cell>
          <table:table-cell office:value-type="string" table:style-name="ce10">
            <text:p>38.728</text:p>
          </table:table-cell>
          <table:table-cell office:value-type="string" table:style-name="ce10">
            <text:p>39.201</text:p>
          </table:table-cell>
          <table:table-cell office:value-type="string" table:style-name="ce10">
            <text:p>40.79</text:p>
          </table:table-cell>
          <table:table-cell office:value-type="string" table:style-name="ce10">
            <text:p>43.552</text:p>
          </table:table-cell>
          <table:table-cell office:value-type="string" table:style-name="ce10">
            <text:p>45.676</text:p>
          </table:table-cell>
          <table:table-cell office:value-type="string" table:style-name="ce10">
            <text:p>46.473</text:p>
          </table:table-cell>
          <table:table-cell office:value-type="string" table:style-name="ce10">
            <text:p>48.759</text:p>
          </table:table-cell>
          <table:table-cell office:value-type="string" table:style-name="ce10">
            <text:p>54.783</text:p>
          </table:table-cell>
          <table:table-cell office:value-type="string" table:style-name="ce10">
            <text:p>53.527</text:p>
          </table:table-cell>
          <table:table-cell office:value-type="string" table:style-name="ce10">
            <text:p>51.076</text:p>
          </table:table-cell>
          <table:table-cell table:number-columns-repeated="16366"/>
        </table:table-row>
        <table:table-row table:style-name="ro13">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style-name="ce4"/>
          <table:table-cell office:value-type="string" table:style-name="ce10">
            <text:p>29.725</text:p>
          </table:table-cell>
          <table:table-cell office:value-type="string" table:style-name="ce10">
            <text:p>28.409</text:p>
          </table:table-cell>
          <table:table-cell office:value-type="string" table:style-name="ce10">
            <text:p>28.338</text:p>
          </table:table-cell>
          <table:table-cell office:value-type="string" table:style-name="ce10">
            <text:p>30.629</text:p>
          </table:table-cell>
          <table:table-cell office:value-type="string" table:style-name="ce10">
            <text:p>36.214</text:p>
          </table:table-cell>
          <table:table-cell office:value-type="string" table:style-name="ce10">
            <text:p>36.864</text:p>
          </table:table-cell>
          <table:table-cell office:value-type="string" table:style-name="ce10">
            <text:p>38.696</text:p>
          </table:table-cell>
          <table:table-cell office:value-type="string" table:style-name="ce10">
            <text:p>41.406</text:p>
          </table:table-cell>
          <table:table-cell office:value-type="string" table:style-name="ce10">
            <text:p>43.507</text:p>
          </table:table-cell>
          <table:table-cell office:value-type="string" table:style-name="ce10">
            <text:p>44.277</text:p>
          </table:table-cell>
          <table:table-cell office:value-type="string" table:style-name="ce10">
            <text:p>46.556</text:p>
          </table:table-cell>
          <table:table-cell office:value-type="string" table:style-name="ce10">
            <text:p>51.941</text:p>
          </table:table-cell>
          <table:table-cell office:value-type="string" table:style-name="ce10">
            <text:p>50.871</text:p>
          </table:table-cell>
          <table:table-cell office:value-type="string" table:style-name="ce10">
            <text:p>48.263</text:p>
          </table:table-cell>
          <table:table-cell table:number-columns-repeated="16366"/>
        </table:table-row>
        <table:table-row table:style-name="ro12">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style-name="ce4"/>
          <table:table-cell office:value-type="string" table:style-name="ce10">
            <text:p>27.516</text:p>
          </table:table-cell>
          <table:table-cell office:value-type="string" table:style-name="ce10">
            <text:p>28.33</text:p>
          </table:table-cell>
          <table:table-cell office:value-type="string" table:style-name="ce10">
            <text:p>29.22</text:p>
          </table:table-cell>
          <table:table-cell office:value-type="string" table:style-name="ce10">
            <text:p>32.549</text:p>
          </table:table-cell>
          <table:table-cell office:value-type="string" table:style-name="ce10">
            <text:p>37.175</text:p>
          </table:table-cell>
          <table:table-cell office:value-type="string" table:style-name="ce10">
            <text:p>37.194</text:p>
          </table:table-cell>
          <table:table-cell office:value-type="string" table:style-name="ce10">
            <text:p>38.591</text:p>
          </table:table-cell>
          <table:table-cell office:value-type="string" table:style-name="ce10">
            <text:p>41.097</text:p>
          </table:table-cell>
          <table:table-cell office:value-type="string" table:style-name="ce10">
            <text:p>43.464</text:p>
          </table:table-cell>
          <table:table-cell office:value-type="string" table:style-name="ce10">
            <text:p>43.226</text:p>
          </table:table-cell>
          <table:table-cell office:value-type="string" table:style-name="ce10">
            <text:p>44.442</text:p>
          </table:table-cell>
          <table:table-cell office:value-type="string" table:style-name="ce10">
            <text:p>49.729</text:p>
          </table:table-cell>
          <table:table-cell office:value-type="string" table:style-name="ce10">
            <text:p>48.351</text:p>
          </table:table-cell>
          <table:table-cell office:value-type="string" table:style-name="ce10">
            <text:p>45.105</text:p>
          </table:table-cell>
          <table:table-cell table:number-columns-repeated="16366"/>
        </table:table-row>
        <table:table-row table:style-name="ro13">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26.218</text:p>
          </table:table-cell>
          <table:table-cell office:value-type="string" table:style-name="ce10">
            <text:p>28.988</text:p>
          </table:table-cell>
          <table:table-cell office:value-type="string" table:style-name="ce10">
            <text:p>34.117</text:p>
          </table:table-cell>
          <table:table-cell office:value-type="string" table:style-name="ce10">
            <text:p>33.625</text:p>
          </table:table-cell>
          <table:table-cell office:value-type="string" table:style-name="ce10">
            <text:p>35.262</text:p>
          </table:table-cell>
          <table:table-cell office:value-type="string" table:style-name="ce10">
            <text:p>36.363</text:p>
          </table:table-cell>
          <table:table-cell office:value-type="string" table:style-name="ce10">
            <text:p>37.161</text:p>
          </table:table-cell>
          <table:table-cell office:value-type="string" table:style-name="ce10">
            <text:p>36.785</text:p>
          </table:table-cell>
          <table:table-cell office:value-type="string" table:style-name="ce10">
            <text:p>37.32</text:p>
          </table:table-cell>
          <table:table-cell office:value-type="string" table:style-name="ce10">
            <text:p>37.382</text:p>
          </table:table-cell>
          <table:table-cell office:value-type="string" table:style-name="ce10">
            <text:p>35.059</text:p>
          </table:table-cell>
          <table:table-cell office:value-type="string" table:style-name="ce10">
            <text:p>33.378</text:p>
          </table:table-cell>
          <table:table-cell table:number-columns-repeated="16366"/>
        </table:table-row>
        <table:table-row table:style-name="ro9">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3.999</text:p>
          </table:table-cell>
          <table:table-cell office:value-type="string" table:style-name="ce10">
            <text:p>86.525</text:p>
          </table:table-cell>
          <table:table-cell office:value-type="string" table:style-name="ce10">
            <text:p>86.178</text:p>
          </table:table-cell>
          <table:table-cell office:value-type="string" table:style-name="ce10">
            <text:p>86.195</text:p>
          </table:table-cell>
          <table:table-cell office:value-type="string" table:style-name="ce10">
            <text:p>86.573</text:p>
          </table:table-cell>
          <table:table-cell office:value-type="string" table:style-name="ce10">
            <text:p>87.769</text:p>
          </table:table-cell>
          <table:table-cell office:value-type="string" table:style-name="ce10">
            <text:p>87.955</text:p>
          </table:table-cell>
          <table:table-cell office:value-type="string" table:style-name="ce10">
            <text:p>88.557</text:p>
          </table:table-cell>
          <table:table-cell office:value-type="string" table:style-name="ce10">
            <text:p>89.538</text:p>
          </table:table-cell>
          <table:table-cell office:value-type="string" table:style-name="ce10">
            <text:p>89.736</text:p>
          </table:table-cell>
          <table:table-cell office:value-type="string" table:style-name="ce10">
            <text:p>89.343</text:p>
          </table:table-cell>
          <table:table-cell table:number-columns-repeated="16366"/>
        </table:table-row>
        <table:table-row table:style-name="ro13">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7.707</text:p>
          </table:table-cell>
          <table:table-cell office:value-type="string" table:style-name="ce10">
            <text:p>64.558</text:p>
          </table:table-cell>
          <table:table-cell office:value-type="string" table:style-name="ce10">
            <text:p>64.354</text:p>
          </table:table-cell>
          <table:table-cell office:value-type="string" table:style-name="ce10">
            <text:p>65.046</text:p>
          </table:table-cell>
          <table:table-cell office:value-type="string" table:style-name="ce10">
            <text:p>66.155</text:p>
          </table:table-cell>
          <table:table-cell office:value-type="string" table:style-name="ce10">
            <text:p>68.008</text:p>
          </table:table-cell>
          <table:table-cell office:value-type="string" table:style-name="ce10">
            <text:p>68.016</text:p>
          </table:table-cell>
          <table:table-cell office:value-type="string" table:style-name="ce10">
            <text:p>69.183</text:p>
          </table:table-cell>
          <table:table-cell office:value-type="string" table:style-name="ce10">
            <text:p>68.878</text:p>
          </table:table-cell>
          <table:table-cell office:value-type="string" table:style-name="ce10">
            <text:p>70.355</text:p>
          </table:table-cell>
          <table:table-cell office:value-type="string" table:style-name="ce10">
            <text:p>69.686</text:p>
          </table:table-cell>
          <table:table-cell table:number-columns-repeated="16366"/>
        </table:table-row>
        <table:table-row table:style-name="ro12">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5.006</text:p>
          </table:table-cell>
          <table:table-cell office:value-type="string" table:style-name="ce10">
            <text:p>65.736</text:p>
          </table:table-cell>
          <table:table-cell office:value-type="string" table:style-name="ce10">
            <text:p>67.432</text:p>
          </table:table-cell>
          <table:table-cell office:value-type="string" table:style-name="ce10">
            <text:p>69.964</text:p>
          </table:table-cell>
          <table:table-cell office:value-type="string" table:style-name="ce10">
            <text:p>71.316</text:p>
          </table:table-cell>
          <table:table-cell office:value-type="string" table:style-name="ce10">
            <text:p>71.484</text:p>
          </table:table-cell>
          <table:table-cell table:number-columns-repeated="16366"/>
        </table:table-row>
        <table:table-row table:style-name="ro13">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5.688</text:p>
          </table:table-cell>
          <table:table-cell office:value-type="string" table:style-name="ce10">
            <text:p>65.895</text:p>
          </table:table-cell>
          <table:table-cell office:value-type="string" table:style-name="ce10">
            <text:p>66.979</text:p>
          </table:table-cell>
          <table:table-cell office:value-type="string" table:style-name="ce10">
            <text:p>69.202</text:p>
          </table:table-cell>
          <table:table-cell office:value-type="string" table:style-name="ce10">
            <text:p>70.724</text:p>
          </table:table-cell>
          <table:table-cell office:value-type="string" table:style-name="ce10">
            <text:p>71.638</text:p>
          </table:table-cell>
          <table:table-cell table:number-columns-repeated="16366"/>
        </table:table-row>
        <table:table-row table:style-name="ro12">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3.638</text:p>
          </table:table-cell>
          <table:table-cell office:value-type="string" table:style-name="ce10">
            <text:p>74.877</text:p>
          </table:table-cell>
          <table:table-cell office:value-type="string" table:style-name="ce10">
            <text:p>76.152</text:p>
          </table:table-cell>
          <table:table-cell office:value-type="string" table:style-name="ce10">
            <text:p>79.106</text:p>
          </table:table-cell>
          <table:table-cell office:value-type="string" table:style-name="ce10">
            <text:p>79.429</text:p>
          </table:table-cell>
          <table:table-cell office:value-type="string" table:style-name="ce10">
            <text:p>78.214</text:p>
          </table:table-cell>
          <table:table-cell table:number-columns-repeated="16366"/>
        </table:table-row>
        <table:table-row table:style-name="ro13">
          <table:table-cell office:value-type="string" table:style-name="ce4">
            <text:p>B59</text:p>
          </table:table-cell>
          <table:table-cell office:value-type="string" table:style-name="ce4">
            <text:p>B59. I am aware of the Civil Service vision for 'A Modern Civil Servic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5.582</text:p>
          </table:table-cell>
          <table:table-cell office:value-type="string" table:style-name="ce10">
            <text:p>53.212</text:p>
          </table:table-cell>
          <table:table-cell office:value-type="string" table:style-name="ce10">
            <text:p>57.131</text:p>
          </table:table-cell>
          <table:table-cell office:value-type="string" table:style-name="ce10">
            <text:p>60.194</text:p>
          </table:table-cell>
          <table:table-cell office:value-type="string" table:style-name="ce10">
            <text:p>58.544</text:p>
          </table:table-cell>
          <table:table-cell office:value-type="string" table:style-name="ce10">
            <text:p>60.377</text:p>
          </table:table-cell>
          <table:table-cell table:number-columns-repeated="16366"/>
        </table:table-row>
        <table:table-row table:style-name="ro13">
          <table:table-cell office:value-type="string" table:style-name="ce4">
            <text:p>B59A</text:p>
          </table:table-cell>
          <table:table-cell office:value-type="string" table:style-name="ce4">
            <text:p>B59A. I understand how I can help achieve the vision for 'A Modern Civil Servic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3.162</text:p>
          </table:table-cell>
          <table:table-cell office:value-type="string" table:style-name="ce10">
            <text:p>43.959</text:p>
          </table:table-cell>
          <table:table-cell table:number-columns-repeated="16366"/>
        </table:table-row>
        <table:table-row table:style-name="ro15">
          <table:table-cell office:value-type="string" table:style-name="ce4">
            <text:p>B59B</text:p>
          </table:table-cell>
          <table:table-cell office:value-type="string" table:style-name="ce4">
            <text:p>B59B. The technology provided by [my organisation] enables me to easily connect and collaborate with the colleagues that I need to for me to do my job effectively, from any location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2.156</text:p>
          </table:table-cell>
          <table:table-cell office:value-type="string" table:style-name="ce10">
            <text:p>72.616</text:p>
          </table:table-cell>
          <table:table-cell table:number-columns-repeated="16366"/>
        </table:table-row>
        <table:table-row table:style-name="ro14">
          <table:table-cell office:value-type="string" table:style-name="ce4">
            <text:p>B59C</text:p>
          </table:table-cell>
          <table:table-cell office:value-type="string" table:style-name="ce4">
            <text:p>B59C. How often do you collaborate with civil servants in other Government departments and agencies to achieve common goals? (% some of the time, often or always)</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4.03</text:p>
          </table:table-cell>
          <table:table-cell office:value-type="string" table:style-name="ce10">
            <text:p>35.473</text:p>
          </table:table-cell>
          <table:table-cell office:value-type="string" table:style-name="ce10">
            <text:p>35.469</text:p>
          </table:table-cell>
          <table:table-cell table:number-columns-repeated="16366"/>
        </table:table-row>
        <table:table-row table:style-name="ro12">
          <table:table-cell office:value-type="string" table:style-name="ce4">
            <text:p>B59D</text:p>
          </table:table-cell>
          <table:table-cell office:value-type="string" table:style-name="ce4">
            <text:p>B59D. I consider how my work impacts upon the public in the course of carrying out my duties (% some of the time, often or always)</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2.854</text:p>
          </table:table-cell>
          <table:table-cell office:value-type="string" table:style-name="ce10">
            <text:p>83.303</text:p>
          </table:table-cell>
          <table:table-cell table:number-columns-repeated="16366"/>
        </table:table-row>
        <table:table-row table:style-name="ro12">
          <table:table-cell office:value-type="string" table:style-name="ce4">
            <text:p>B59E</text:p>
          </table:table-cell>
          <table:table-cell office:value-type="string" table:style-name="ce4">
            <text:p>B59E. I have a choice in deciding where I do my work (usual workplace or base, another workplace, home)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1.137</text:p>
          </table:table-cell>
          <table:table-cell office:value-type="string" table:style-name="ce10">
            <text:p>69.386</text:p>
          </table:table-cell>
          <table:table-cell office:value-type="string" table:style-name="ce10">
            <text:p>65.967</text:p>
          </table:table-cell>
          <table:table-cell table:number-columns-repeated="16366"/>
        </table:table-row>
        <table:table-row table:style-name="ro12">
          <table:table-cell office:value-type="string" table:style-name="ce4">
            <text:p>B59F</text:p>
          </table:table-cell>
          <table:table-cell office:value-type="string" table:style-name="ce4">
            <text:p>B59F. My manager trusts me to do my job effectively, even if I am not working from the same location as them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8.807</text:p>
          </table:table-cell>
          <table:table-cell office:value-type="string" table:style-name="ce10">
            <text:p>90.916</text:p>
          </table:table-cell>
          <table:table-cell office:value-type="string" table:style-name="ce10">
            <text:p>90.262</text:p>
          </table:table-cell>
          <table:table-cell table:number-columns-repeated="16366"/>
        </table:table-row>
        <table:table-row table:style-name="ro12">
          <table:table-cell office:value-type="string" table:style-name="ce4">
            <text:p>B59G</text:p>
          </table:table-cell>
          <table:table-cell office:value-type="string" table:style-name="ce4">
            <text:p>B59G. Over the last month, roughly how productive have you been? (% selecting '100% productive', '90-99% productiv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0.763</text:p>
          </table:table-cell>
          <table:table-cell office:value-type="string" table:style-name="ce10">
            <text:p>69.181</text:p>
          </table:table-cell>
          <table:table-cell table:number-columns-repeated="16366"/>
        </table:table-row>
        <table:table-row table:style-name="ro9">
          <table:table-cell office:value-type="string" table:style-name="ce4">
            <text:p>B59H</text:p>
          </table:table-cell>
          <table:table-cell office:value-type="string" table:style-name="ce4">
            <text:p>B59H. Efficiency is pursued as a priority in [my organisation] (%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6.448</text:p>
          </table:table-cell>
          <table:table-cell table:number-columns-repeated="16366"/>
        </table:table-row>
        <table:table-row table:style-name="ro9">
          <table:table-cell office:value-type="string" table:style-name="ce4">
            <text:p>C01_1</text:p>
          </table:table-cell>
          <table:table-cell office:value-type="string" table:style-name="ce4">
            <text:p>C01_1. I want to leave [my organisation] ( % selecting 'as soon as possible')</text:p>
          </table:table-cell>
          <table:table-cell office:value-type="string" table:style-name="ce4">
            <text:p>Future intentions</text:p>
          </table:table-cell>
          <table:table-cell table:style-name="ce4"/>
          <table:table-cell office:value-type="string" table:style-name="ce10">
            <text:p>8.303</text:p>
          </table:table-cell>
          <table:table-cell office:value-type="string" table:style-name="ce10">
            <text:p>9.535</text:p>
          </table:table-cell>
          <table:table-cell office:value-type="string" table:style-name="ce10">
            <text:p>9.787</text:p>
          </table:table-cell>
          <table:table-cell office:value-type="string" table:style-name="ce10">
            <text:p>9.201</text:p>
          </table:table-cell>
          <table:table-cell office:value-type="string" table:style-name="ce10">
            <text:p>8.943</text:p>
          </table:table-cell>
          <table:table-cell office:value-type="string" table:style-name="ce10">
            <text:p>9.441</text:p>
          </table:table-cell>
          <table:table-cell office:value-type="string" table:style-name="ce10">
            <text:p>10.344</text:p>
          </table:table-cell>
          <table:table-cell office:value-type="string" table:style-name="ce10">
            <text:p>9.739</text:p>
          </table:table-cell>
          <table:table-cell office:value-type="string" table:style-name="ce10">
            <text:p>9.174</text:p>
          </table:table-cell>
          <table:table-cell office:value-type="string" table:style-name="ce10">
            <text:p>9.346</text:p>
          </table:table-cell>
          <table:table-cell office:value-type="string" table:style-name="ce10">
            <text:p>8.412</text:p>
          </table:table-cell>
          <table:table-cell office:value-type="string" table:style-name="ce10">
            <text:p>6.302</text:p>
          </table:table-cell>
          <table:table-cell office:value-type="string" table:style-name="ce10">
            <text:p>7.228</text:p>
          </table:table-cell>
          <table:table-cell office:value-type="string" table:style-name="ce10">
            <text:p>7.464</text:p>
          </table:table-cell>
          <table:table-cell table:number-columns-repeated="16366"/>
        </table:table-row>
        <table:table-row table:style-name="ro9">
          <table:table-cell office:value-type="string" table:style-name="ce4">
            <text:p>C01_2</text:p>
          </table:table-cell>
          <table:table-cell office:value-type="string" table:style-name="ce4">
            <text:p>C01_2. I want to leave [my organisation] (% selecting 'within the next 12 months')</text:p>
          </table:table-cell>
          <table:table-cell office:value-type="string" table:style-name="ce4">
            <text:p>Future intentions</text:p>
          </table:table-cell>
          <table:table-cell table:style-name="ce4"/>
          <table:table-cell office:value-type="string" table:style-name="ce10">
            <text:p>9.372</text:p>
          </table:table-cell>
          <table:table-cell office:value-type="string" table:style-name="ce10">
            <text:p>9.472</text:p>
          </table:table-cell>
          <table:table-cell office:value-type="string" table:style-name="ce10">
            <text:p>10.117</text:p>
          </table:table-cell>
          <table:table-cell office:value-type="string" table:style-name="ce10">
            <text:p>9.911</text:p>
          </table:table-cell>
          <table:table-cell office:value-type="string" table:style-name="ce10">
            <text:p>10.76</text:p>
          </table:table-cell>
          <table:table-cell office:value-type="string" table:style-name="ce10">
            <text:p>11.46</text:p>
          </table:table-cell>
          <table:table-cell office:value-type="string" table:style-name="ce10">
            <text:p>12.738</text:p>
          </table:table-cell>
          <table:table-cell office:value-type="string" table:style-name="ce10">
            <text:p>12.155</text:p>
          </table:table-cell>
          <table:table-cell office:value-type="string" table:style-name="ce10">
            <text:p>12.18</text:p>
          </table:table-cell>
          <table:table-cell office:value-type="string" table:style-name="ce10">
            <text:p>12.544</text:p>
          </table:table-cell>
          <table:table-cell office:value-type="string" table:style-name="ce10">
            <text:p>13.185</text:p>
          </table:table-cell>
          <table:table-cell office:value-type="string" table:style-name="ce10">
            <text:p>10.876</text:p>
          </table:table-cell>
          <table:table-cell office:value-type="string" table:style-name="ce10">
            <text:p>12.48</text:p>
          </table:table-cell>
          <table:table-cell office:value-type="string" table:style-name="ce10">
            <text:p>13.55</text:p>
          </table:table-cell>
          <table:table-cell table:number-columns-repeated="16366"/>
        </table:table-row>
        <table:table-row table:style-name="ro13">
          <table:table-cell office:value-type="string" table:style-name="ce4">
            <text:p>C01_3</text:p>
          </table:table-cell>
          <table:table-cell office:value-type="string" table:style-name="ce4">
            <text:p>C01_3. I want to stay working for [my organisation] (% selecting 'for at least the next year')</text:p>
          </table:table-cell>
          <table:table-cell office:value-type="string" table:style-name="ce4">
            <text:p>Future intentions</text:p>
          </table:table-cell>
          <table:table-cell table:style-name="ce4"/>
          <table:table-cell office:value-type="string" table:style-name="ce10">
            <text:p>21.294</text:p>
          </table:table-cell>
          <table:table-cell office:value-type="string" table:style-name="ce10">
            <text:p>19.511</text:p>
          </table:table-cell>
          <table:table-cell office:value-type="string" table:style-name="ce10">
            <text:p>20.55</text:p>
          </table:table-cell>
          <table:table-cell office:value-type="string" table:style-name="ce10">
            <text:p>21.542</text:p>
          </table:table-cell>
          <table:table-cell office:value-type="string" table:style-name="ce10">
            <text:p>22.87</text:p>
          </table:table-cell>
          <table:table-cell office:value-type="string" table:style-name="ce10">
            <text:p>24.153</text:p>
          </table:table-cell>
          <table:table-cell office:value-type="string" table:style-name="ce10">
            <text:p>24.224</text:p>
          </table:table-cell>
          <table:table-cell office:value-type="string" table:style-name="ce10">
            <text:p>24.889</text:p>
          </table:table-cell>
          <table:table-cell office:value-type="string" table:style-name="ce10">
            <text:p>25.901</text:p>
          </table:table-cell>
          <table:table-cell office:value-type="string" table:style-name="ce10">
            <text:p>26.744</text:p>
          </table:table-cell>
          <table:table-cell office:value-type="string" table:style-name="ce10">
            <text:p>27.996</text:p>
          </table:table-cell>
          <table:table-cell office:value-type="string" table:style-name="ce10">
            <text:p>28.169</text:p>
          </table:table-cell>
          <table:table-cell office:value-type="string" table:style-name="ce10">
            <text:p>28.839</text:p>
          </table:table-cell>
          <table:table-cell office:value-type="string" table:style-name="ce10">
            <text:p>29.32</text:p>
          </table:table-cell>
          <table:table-cell table:number-columns-repeated="16366"/>
        </table:table-row>
        <table:table-row table:style-name="ro13">
          <table:table-cell office:value-type="string" table:style-name="ce4">
            <text:p>C01_4</text:p>
          </table:table-cell>
          <table:table-cell office:value-type="string" table:style-name="ce4">
            <text:p>C01_4. I want to stay working for [my organisation] (% selecting 'for at least the next three years')</text:p>
          </table:table-cell>
          <table:table-cell office:value-type="string" table:style-name="ce4">
            <text:p>Future intentions</text:p>
          </table:table-cell>
          <table:table-cell table:style-name="ce4"/>
          <table:table-cell office:value-type="string" table:style-name="ce10">
            <text:p>61.031</text:p>
          </table:table-cell>
          <table:table-cell office:value-type="string" table:style-name="ce10">
            <text:p>61.481</text:p>
          </table:table-cell>
          <table:table-cell office:value-type="string" table:style-name="ce10">
            <text:p>59.546</text:p>
          </table:table-cell>
          <table:table-cell office:value-type="string" table:style-name="ce10">
            <text:p>59.347</text:p>
          </table:table-cell>
          <table:table-cell office:value-type="string" table:style-name="ce10">
            <text:p>57.428</text:p>
          </table:table-cell>
          <table:table-cell office:value-type="string" table:style-name="ce10">
            <text:p>54.946</text:p>
          </table:table-cell>
          <table:table-cell office:value-type="string" table:style-name="ce10">
            <text:p>52.694</text:p>
          </table:table-cell>
          <table:table-cell office:value-type="string" table:style-name="ce10">
            <text:p>53.217</text:p>
          </table:table-cell>
          <table:table-cell office:value-type="string" table:style-name="ce10">
            <text:p>52.745</text:p>
          </table:table-cell>
          <table:table-cell office:value-type="string" table:style-name="ce10">
            <text:p>51.366</text:p>
          </table:table-cell>
          <table:table-cell office:value-type="string" table:style-name="ce10">
            <text:p>50.407</text:p>
          </table:table-cell>
          <table:table-cell office:value-type="string" table:style-name="ce10">
            <text:p>54.654</text:p>
          </table:table-cell>
          <table:table-cell office:value-type="string" table:style-name="ce10">
            <text:p>51.453</text:p>
          </table:table-cell>
          <table:table-cell office:value-type="string" table:style-name="ce10">
            <text:p>49.667</text:p>
          </table:table-cell>
          <table:table-cell table:number-columns-repeated="16366"/>
        </table:table-row>
        <table:table-row table:style-name="ro13">
          <table:table-cell office:value-type="string" table:style-name="ce4">
            <text:p>C02_01</text:p>
          </table:table-cell>
          <table:table-cell office:value-type="string" table:style-name="ce4">
            <text:p>C02_01. Why do you want to leave?: End of my current contract or loan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233</text:p>
          </table:table-cell>
          <table:table-cell table:number-columns-repeated="16366"/>
        </table:table-row>
        <table:table-row table:style-name="ro12">
          <table:table-cell office:value-type="string" table:style-name="ce4">
            <text:p>C02_02</text:p>
          </table:table-cell>
          <table:table-cell office:value-type="string" table:style-name="ce4">
            <text:p>C02_02. Why do you want to leave?: A promotion or career progression within the Civil Servi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939</text:p>
          </table:table-cell>
          <table:table-cell table:number-columns-repeated="16366"/>
        </table:table-row>
        <table:table-row table:style-name="ro12">
          <table:table-cell office:value-type="string" table:style-name="ce4">
            <text:p>C02_03</text:p>
          </table:table-cell>
          <table:table-cell office:value-type="string" table:style-name="ce4">
            <text:p>C02_03. Why do you want to leave?: A promotion or career progression outside of the Civil Servi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1.718</text:p>
          </table:table-cell>
          <table:table-cell table:number-columns-repeated="16366"/>
        </table:table-row>
        <table:table-row table:style-name="ro13">
          <table:table-cell office:value-type="string" table:style-name="ce4">
            <text:p>C02_04</text:p>
          </table:table-cell>
          <table:table-cell office:value-type="string" table:style-name="ce4">
            <text:p>C02_04. Why do you want to leave?: For a better pay and benefit packag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4.512</text:p>
          </table:table-cell>
          <table:table-cell table:number-columns-repeated="16366"/>
        </table:table-row>
        <table:table-row table:style-name="ro13">
          <table:table-cell office:value-type="string" table:style-name="ce4">
            <text:p>C02_05</text:p>
          </table:table-cell>
          <table:table-cell office:value-type="string" table:style-name="ce4">
            <text:p>C02_05. Why do you want to leave?: For more interesting work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107</text:p>
          </table:table-cell>
          <table:table-cell table:number-columns-repeated="16366"/>
        </table:table-row>
        <table:table-row table:style-name="ro13">
          <table:table-cell office:value-type="string" table:style-name="ce4">
            <text:p>C02_06</text:p>
          </table:table-cell>
          <table:table-cell office:value-type="string" table:style-name="ce4">
            <text:p>C02_06. Why do you want to leave?: Due to unmanageable workload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0.587</text:p>
          </table:table-cell>
          <table:table-cell table:number-columns-repeated="16366"/>
        </table:table-row>
        <table:table-row table:style-name="ro13">
          <table:table-cell office:value-type="string" table:style-name="ce4">
            <text:p>C02_07</text:p>
          </table:table-cell>
          <table:table-cell office:value-type="string" table:style-name="ce4">
            <text:p>C02_07. Why do you want to leave?: For a better work-life balanc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7.615</text:p>
          </table:table-cell>
          <table:table-cell table:number-columns-repeated="16366"/>
        </table:table-row>
        <table:table-row table:style-name="ro13">
          <table:table-cell office:value-type="string" table:style-name="ce4">
            <text:p>C02_08</text:p>
          </table:table-cell>
          <table:table-cell office:value-type="string" table:style-name="ce4">
            <text:p>C02_08. Why do you want to leave?: Lack of inclusion and fair treatment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6.268</text:p>
          </table:table-cell>
          <table:table-cell table:number-columns-repeated="16366"/>
        </table:table-row>
        <table:table-row table:style-name="ro12">
          <table:table-cell office:value-type="string" table:style-name="ce4">
            <text:p>C02_09</text:p>
          </table:table-cell>
          <table:table-cell office:value-type="string" table:style-name="ce4">
            <text:p>C02_09. Why do you want to leave?: Do not like organisational cultur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7.055</text:p>
          </table:table-cell>
          <table:table-cell table:number-columns-repeated="16366"/>
        </table:table-row>
        <table:table-row table:style-name="ro13">
          <table:table-cell office:value-type="string" table:style-name="ce4">
            <text:p>C02_10</text:p>
          </table:table-cell>
          <table:table-cell office:value-type="string" table:style-name="ce4">
            <text:p>C02_10. Why do you want to leave?: Due to poor line management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8.368</text:p>
          </table:table-cell>
          <table:table-cell table:number-columns-repeated="16366"/>
        </table:table-row>
        <table:table-row table:style-name="ro13">
          <table:table-cell office:value-type="string" table:style-name="ce4">
            <text:p>C02_11</text:p>
          </table:table-cell>
          <table:table-cell office:value-type="string" table:style-name="ce4">
            <text:p>C02_11. Why do you want to leave?: Due to poor work relationships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984</text:p>
          </table:table-cell>
          <table:table-cell table:number-columns-repeated="16366"/>
        </table:table-row>
        <table:table-row table:style-name="ro13">
          <table:table-cell office:value-type="string" table:style-name="ce4">
            <text:p>C02_12</text:p>
          </table:table-cell>
          <table:table-cell office:value-type="string" table:style-name="ce4">
            <text:p>C02_12. Why do you want to leave?: Due to poor leadership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424</text:p>
          </table:table-cell>
          <table:table-cell table:number-columns-repeated="16366"/>
        </table:table-row>
        <table:table-row table:style-name="ro14">
          <table:table-cell office:value-type="string" table:style-name="ce4">
            <text:p>C02_13</text:p>
          </table:table-cell>
          <table:table-cell office:value-type="string" table:style-name="ce4">
            <text:p>C02_13. Why do you want to leave?: Personal circumstances (for example, caring responsibilities, ill health)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629</text:p>
          </table:table-cell>
          <table:table-cell table:number-columns-repeated="16366"/>
        </table:table-row>
        <table:table-row table:style-name="ro9">
          <table:table-cell office:value-type="string" table:style-name="ce4">
            <text:p>C02_14</text:p>
          </table:table-cell>
          <table:table-cell office:value-type="string" table:style-name="ce4">
            <text:p>C02_14. Why do you want to leave?: Retiring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947</text:p>
          </table:table-cell>
          <table:table-cell table:number-columns-repeated="16366"/>
        </table:table-row>
        <table:table-row table:style-name="ro13">
          <table:table-cell office:value-type="string" table:style-name="ce4">
            <text:p>C02_15</text:p>
          </table:table-cell>
          <table:table-cell office:value-type="string" table:style-name="ce4">
            <text:p>C02_15. Why do you want to leave?: Just want a change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6.702</text:p>
          </table:table-cell>
          <table:table-cell table:number-columns-repeated="16366"/>
        </table:table-row>
        <table:table-row table:style-name="ro9">
          <table:table-cell office:value-type="string" table:style-name="ce4">
            <text:p>C02_16</text:p>
          </table:table-cell>
          <table:table-cell office:value-type="string" table:style-name="ce4">
            <text:p>C02_16. Why do you want to leave?: Other (% of those ticking at least one C02 option)</text:p>
          </table:table-cell>
          <table:table-cell office:value-type="string" table:style-name="ce4">
            <text:p>Future intentions to leave</text:p>
          </table:table-cell>
          <table:table-cell office:value-type="string" table:style-name="ce4">
            <text:p>[note 4]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9.961</text:p>
          </table:table-cell>
          <table:table-cell table:number-columns-repeated="16366"/>
        </table:table-row>
        <table:table-row table:style-name="ro15">
          <table:table-cell office:value-type="string" table:style-name="ce4">
            <text:p>CV3</text:p>
          </table:table-cell>
          <table:table-cell office:value-type="string" table:style-name="ce4">
            <text:p>CV3. Would you describe yourself as having 'long COVID', that is, you are still experiencing symptoms more than 4 weeks after you first had COVID-19, that are not explained by something else? (% yes)</text:p>
          </table:table-cell>
          <table:table-cell office:value-type="string" table:style-name="ce4">
            <text:p>The Coronavirus (Covid-19) Pandemic</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2.803</text:p>
          </table:table-cell>
          <table:table-cell table:number-columns-repeated="16366"/>
        </table:table-row>
        <table:table-row table:style-name="ro13">
          <table:table-cell office:value-type="string" table:style-name="ce4">
            <text:p>D01A</text:p>
          </table:table-cell>
          <table:table-cell office:value-type="string" table:style-name="ce4">
            <text:p>D01A. I understand the Civil Service Code and what it means for my conduct (% strongly agree or agree)</text:p>
          </table:table-cell>
          <table:table-cell office:value-type="string" table:style-name="ce4">
            <text:p>Civil Service Cod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8.59</text:p>
          </table:table-cell>
          <table:table-cell office:value-type="string" table:style-name="ce10">
            <text:p>87.95</text:p>
          </table:table-cell>
          <table:table-cell table:number-columns-repeated="16366"/>
        </table:table-row>
        <table:table-row table:style-name="ro9">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style-name="ce4"/>
          <table:table-cell office:value-type="string" table:style-name="ce10">
            <text:p>44.507</text:p>
          </table:table-cell>
          <table:table-cell office:value-type="string" table:style-name="ce10">
            <text:p>51.356</text:p>
          </table:table-cell>
          <table:table-cell office:value-type="string" table:style-name="ce10">
            <text:p>57.419</text:p>
          </table:table-cell>
          <table:table-cell office:value-type="string" table:style-name="ce10">
            <text:p>60.969</text:p>
          </table:table-cell>
          <table:table-cell office:value-type="string" table:style-name="ce10">
            <text:p>64.171</text:p>
          </table:table-cell>
          <table:table-cell office:value-type="string" table:style-name="ce10">
            <text:p>64.665</text:p>
          </table:table-cell>
          <table:table-cell office:value-type="string" table:style-name="ce10">
            <text:p>66.69</text:p>
          </table:table-cell>
          <table:table-cell office:value-type="string" table:style-name="ce10">
            <text:p>68.556</text:p>
          </table:table-cell>
          <table:table-cell office:value-type="string" table:style-name="ce10">
            <text:p>68.606</text:p>
          </table:table-cell>
          <table:table-cell office:value-type="string" table:style-name="ce10">
            <text:p>67.921</text:p>
          </table:table-cell>
          <table:table-cell office:value-type="string" table:style-name="ce10">
            <text:p>66.356</text:p>
          </table:table-cell>
          <table:table-cell office:value-type="string" table:style-name="ce10">
            <text:p>68.535</text:p>
          </table:table-cell>
          <table:table-cell office:value-type="string" table:style-name="ce10">
            <text:p>68.216</text:p>
          </table:table-cell>
          <table:table-cell office:value-type="string" table:style-name="ce10">
            <text:p>68.596</text:p>
          </table:table-cell>
          <table:table-cell table:number-columns-repeated="16366"/>
        </table:table-row>
        <table:table-row table:style-name="ro12">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style-name="ce4"/>
          <table:table-cell office:value-type="string" table:style-name="ce10">
            <text:p>51.378</text:p>
          </table:table-cell>
          <table:table-cell office:value-type="string" table:style-name="ce10">
            <text:p>54.643</text:p>
          </table:table-cell>
          <table:table-cell office:value-type="string" table:style-name="ce10">
            <text:p>56.779</text:p>
          </table:table-cell>
          <table:table-cell office:value-type="string" table:style-name="ce10">
            <text:p>59.413</text:p>
          </table:table-cell>
          <table:table-cell office:value-type="string" table:style-name="ce10">
            <text:p>62.901</text:p>
          </table:table-cell>
          <table:table-cell office:value-type="string" table:style-name="ce10">
            <text:p>62.711</text:p>
          </table:table-cell>
          <table:table-cell office:value-type="string" table:style-name="ce10">
            <text:p>62.959</text:p>
          </table:table-cell>
          <table:table-cell office:value-type="string" table:style-name="ce10">
            <text:p>65.47</text:p>
          </table:table-cell>
          <table:table-cell office:value-type="string" table:style-name="ce10">
            <text:p>66.677</text:p>
          </table:table-cell>
          <table:table-cell office:value-type="string" table:style-name="ce10">
            <text:p>66.425</text:p>
          </table:table-cell>
          <table:table-cell office:value-type="string" table:style-name="ce10">
            <text:p>66.965</text:p>
          </table:table-cell>
          <table:table-cell office:value-type="string" table:style-name="ce10">
            <text:p>72.038</text:p>
          </table:table-cell>
          <table:table-cell office:value-type="string" table:style-name="ce10">
            <text:p>71.951</text:p>
          </table:table-cell>
          <table:table-cell office:value-type="string" table:style-name="ce10">
            <text:p>71.225</text:p>
          </table:table-cell>
          <table:table-cell table:number-columns-repeated="16366"/>
        </table:table-row>
        <table:table-row table:style-name="ro9">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style-name="ce4"/>
          <table:table-cell office:value-type="string" table:style-name="ce10">
            <text:p>12.384</text:p>
          </table:table-cell>
          <table:table-cell office:value-type="string" table:style-name="ce10">
            <text:p>13.017</text:p>
          </table:table-cell>
          <table:table-cell office:value-type="string" table:style-name="ce10">
            <text:p>12.353</text:p>
          </table:table-cell>
          <table:table-cell office:value-type="string" table:style-name="ce10">
            <text:p>12.189</text:p>
          </table:table-cell>
          <table:table-cell office:value-type="string" table:style-name="ce10">
            <text:p>11.871</text:p>
          </table:table-cell>
          <table:table-cell office:value-type="string" table:style-name="ce10">
            <text:p>12.157</text:p>
          </table:table-cell>
          <table:table-cell office:value-type="string" table:style-name="ce10">
            <text:p>12.975</text:p>
          </table:table-cell>
          <table:table-cell office:value-type="string" table:style-name="ce10">
            <text:p>13.364</text:p>
          </table:table-cell>
          <table:table-cell office:value-type="string" table:style-name="ce10">
            <text:p>13.415</text:p>
          </table:table-cell>
          <table:table-cell office:value-type="string" table:style-name="ce10">
            <text:p>13.696</text:p>
          </table:table-cell>
          <table:table-cell office:value-type="string" table:style-name="ce10">
            <text:p>12.808</text:p>
          </table:table-cell>
          <table:table-cell office:value-type="string" table:style-name="ce10">
            <text:p>10.069</text:p>
          </table:table-cell>
          <table:table-cell office:value-type="string" table:style-name="ce10">
            <text:p>8.913</text:p>
          </table:table-cell>
          <table:table-cell office:value-type="string" table:style-name="ce10">
            <text:p>8.751</text:p>
          </table:table-cell>
          <table:table-cell table:number-columns-repeated="16366"/>
        </table:table-row>
        <table:table-row table:style-name="ro9">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style-name="ce4"/>
          <table:table-cell office:value-type="string" table:style-name="ce10">
            <text:p>78.311</text:p>
          </table:table-cell>
          <table:table-cell office:value-type="string" table:style-name="ce10">
            <text:p>77.943</text:p>
          </table:table-cell>
          <table:table-cell office:value-type="string" table:style-name="ce10">
            <text:p>78.018</text:p>
          </table:table-cell>
          <table:table-cell office:value-type="string" table:style-name="ce10">
            <text:p>78.139</text:p>
          </table:table-cell>
          <table:table-cell office:value-type="string" table:style-name="ce10">
            <text:p>79.002</text:p>
          </table:table-cell>
          <table:table-cell office:value-type="string" table:style-name="ce10">
            <text:p>78.769</text:p>
          </table:table-cell>
          <table:table-cell office:value-type="string" table:style-name="ce10">
            <text:p>77.835</text:p>
          </table:table-cell>
          <table:table-cell office:value-type="string" table:style-name="ce10">
            <text:p>77.665</text:p>
          </table:table-cell>
          <table:table-cell office:value-type="string" table:style-name="ce10">
            <text:p>77.866</text:p>
          </table:table-cell>
          <table:table-cell office:value-type="string" table:style-name="ce10">
            <text:p>77.8</text:p>
          </table:table-cell>
          <table:table-cell office:value-type="string" table:style-name="ce10">
            <text:p>78.704</text:p>
          </table:table-cell>
          <table:table-cell office:value-type="string" table:style-name="ce10">
            <text:p>82.015</text:p>
          </table:table-cell>
          <table:table-cell office:value-type="string" table:style-name="ce10">
            <text:p>83.366</text:p>
          </table:table-cell>
          <table:table-cell office:value-type="string" table:style-name="ce10">
            <text:p>84.168</text:p>
          </table:table-cell>
          <table:table-cell table:number-columns-repeated="16366"/>
        </table:table-row>
        <table:table-row table:style-name="ro13">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style-name="ce4"/>
          <table:table-cell office:value-type="string" table:style-name="ce10">
            <text:p>9.305</text:p>
          </table:table-cell>
          <table:table-cell office:value-type="string" table:style-name="ce10">
            <text:p>9.04</text:p>
          </table:table-cell>
          <table:table-cell office:value-type="string" table:style-name="ce10">
            <text:p>9.63</text:p>
          </table:table-cell>
          <table:table-cell office:value-type="string" table:style-name="ce10">
            <text:p>9.672</text:p>
          </table:table-cell>
          <table:table-cell office:value-type="string" table:style-name="ce10">
            <text:p>9.127</text:p>
          </table:table-cell>
          <table:table-cell office:value-type="string" table:style-name="ce10">
            <text:p>9.074</text:p>
          </table:table-cell>
          <table:table-cell office:value-type="string" table:style-name="ce10">
            <text:p>9.19</text:p>
          </table:table-cell>
          <table:table-cell office:value-type="string" table:style-name="ce10">
            <text:p>8.971</text:p>
          </table:table-cell>
          <table:table-cell office:value-type="string" table:style-name="ce10">
            <text:p>8.719</text:p>
          </table:table-cell>
          <table:table-cell office:value-type="string" table:style-name="ce10">
            <text:p>8.504</text:p>
          </table:table-cell>
          <table:table-cell office:value-type="string" table:style-name="ce10">
            <text:p>8.488</text:p>
          </table:table-cell>
          <table:table-cell office:value-type="string" table:style-name="ce10">
            <text:p>7.916</text:p>
          </table:table-cell>
          <table:table-cell office:value-type="string" table:style-name="ce10">
            <text:p>7.721</text:p>
          </table:table-cell>
          <table:table-cell office:value-type="string" table:style-name="ce10">
            <text:p>7.081</text:p>
          </table:table-cell>
          <table:table-cell table:number-columns-repeated="16366"/>
        </table:table-row>
        <table:table-row table:style-name="ro9">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15.907</text:p>
          </table:table-cell>
          <table:table-cell office:value-type="string" table:style-name="ce10">
            <text:p>12.65</text:p>
          </table:table-cell>
          <table:table-cell office:value-type="string" table:style-name="ce10">
            <text:p>12.849</text:p>
          </table:table-cell>
          <table:table-cell office:value-type="string" table:style-name="ce10">
            <text:p>12.431</text:p>
          </table:table-cell>
          <table:table-cell office:value-type="string" table:style-name="ce10">
            <text:p>13.261</text:p>
          </table:table-cell>
          <table:table-cell office:value-type="string" table:style-name="ce10">
            <text:p>14.219</text:p>
          </table:table-cell>
          <table:table-cell office:value-type="string" table:style-name="ce10">
            <text:p>14.742</text:p>
          </table:table-cell>
          <table:table-cell office:value-type="string" table:style-name="ce10">
            <text:p>15.87</text:p>
          </table:table-cell>
          <table:table-cell office:value-type="string" table:style-name="ce10">
            <text:p>16.348</text:p>
          </table:table-cell>
          <table:table-cell office:value-type="string" table:style-name="ce10">
            <text:p>17.616</text:p>
          </table:table-cell>
          <table:table-cell office:value-type="string" table:style-name="ce10">
            <text:p>18.814</text:p>
          </table:table-cell>
          <table:table-cell office:value-type="string" table:style-name="ce10">
            <text:p>16.566</text:p>
          </table:table-cell>
          <table:table-cell office:value-type="string" table:style-name="ce10">
            <text:p>17.209</text:p>
          </table:table-cell>
          <table:table-cell office:value-type="string" table:style-name="ce10">
            <text:p>17.463</text:p>
          </table:table-cell>
          <table:table-cell table:number-columns-repeated="16366"/>
        </table:table-row>
        <table:table-row table:style-name="ro13">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10.204</text:p>
          </table:table-cell>
          <table:table-cell office:value-type="string" table:style-name="ce10">
            <text:p>11.47</text:p>
          </table:table-cell>
          <table:table-cell office:value-type="string" table:style-name="ce10">
            <text:p>11.189</text:p>
          </table:table-cell>
          <table:table-cell office:value-type="string" table:style-name="ce10">
            <text:p>11.289</text:p>
          </table:table-cell>
          <table:table-cell office:value-type="string" table:style-name="ce10">
            <text:p>11.213</text:p>
          </table:table-cell>
          <table:table-cell office:value-type="string" table:style-name="ce10">
            <text:p>11.222</text:p>
          </table:table-cell>
          <table:table-cell office:value-type="string" table:style-name="ce10">
            <text:p>12.147</text:p>
          </table:table-cell>
          <table:table-cell office:value-type="string" table:style-name="ce10">
            <text:p>11.585</text:p>
          </table:table-cell>
          <table:table-cell office:value-type="string" table:style-name="ce10">
            <text:p>11.531</text:p>
          </table:table-cell>
          <table:table-cell office:value-type="string" table:style-name="ce10">
            <text:p>11.167</text:p>
          </table:table-cell>
          <table:table-cell office:value-type="string" table:style-name="ce10">
            <text:p>13.416</text:p>
          </table:table-cell>
          <table:table-cell office:value-type="string" table:style-name="ce10">
            <text:p>13.485</text:p>
          </table:table-cell>
          <table:table-cell office:value-type="string" table:style-name="ce10">
            <text:p>12.548</text:p>
          </table:table-cell>
          <table:table-cell table:number-columns-repeated="16366"/>
        </table:table-row>
        <table:table-row table:style-name="ro13">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10.836</text:p>
          </table:table-cell>
          <table:table-cell office:value-type="string" table:style-name="ce10">
            <text:p>10.347</text:p>
          </table:table-cell>
          <table:table-cell office:value-type="string" table:style-name="ce10">
            <text:p>11.322</text:p>
          </table:table-cell>
          <table:table-cell office:value-type="string" table:style-name="ce10">
            <text:p>11.729</text:p>
          </table:table-cell>
          <table:table-cell office:value-type="string" table:style-name="ce10">
            <text:p>11.157</text:p>
          </table:table-cell>
          <table:table-cell office:value-type="string" table:style-name="ce10">
            <text:p>12.044</text:p>
          </table:table-cell>
          <table:table-cell office:value-type="string" table:style-name="ce10">
            <text:p>13.827</text:p>
          </table:table-cell>
          <table:table-cell office:value-type="string" table:style-name="ce10">
            <text:p>14.08</text:p>
          </table:table-cell>
          <table:table-cell office:value-type="string" table:style-name="ce10">
            <text:p>13.991</text:p>
          </table:table-cell>
          <table:table-cell office:value-type="string" table:style-name="ce10">
            <text:p>14.432</text:p>
          </table:table-cell>
          <table:table-cell office:value-type="string" table:style-name="ce10">
            <text:p>14.329</text:p>
          </table:table-cell>
          <table:table-cell office:value-type="string" table:style-name="ce10">
            <text:p>14.414</text:p>
          </table:table-cell>
          <table:table-cell office:value-type="string" table:style-name="ce10">
            <text:p>15.967</text:p>
          </table:table-cell>
          <table:table-cell office:value-type="string" table:style-name="ce10">
            <text:p>18.013</text:p>
          </table:table-cell>
          <table:table-cell table:number-columns-repeated="16366"/>
        </table:table-row>
        <table:table-row table:style-name="ro13">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8.826</text:p>
          </table:table-cell>
          <table:table-cell office:value-type="string" table:style-name="ce10">
            <text:p>6.105</text:p>
          </table:table-cell>
          <table:table-cell office:value-type="string" table:style-name="ce10">
            <text:p>6.121</text:p>
          </table:table-cell>
          <table:table-cell office:value-type="string" table:style-name="ce10">
            <text:p>5.955</text:p>
          </table:table-cell>
          <table:table-cell office:value-type="string" table:style-name="ce10">
            <text:p>6.768</text:p>
          </table:table-cell>
          <table:table-cell office:value-type="string" table:style-name="ce10">
            <text:p>7.207</text:p>
          </table:table-cell>
          <table:table-cell office:value-type="string" table:style-name="ce10">
            <text:p>7.387</text:p>
          </table:table-cell>
          <table:table-cell office:value-type="string" table:style-name="ce10">
            <text:p>7.332</text:p>
          </table:table-cell>
          <table:table-cell office:value-type="string" table:style-name="ce10">
            <text:p>8.431</text:p>
          </table:table-cell>
          <table:table-cell office:value-type="string" table:style-name="ce10">
            <text:p>8.961</text:p>
          </table:table-cell>
          <table:table-cell office:value-type="string" table:style-name="ce10">
            <text:p>11.2</text:p>
          </table:table-cell>
          <table:table-cell office:value-type="string" table:style-name="ce10">
            <text:p>12.489</text:p>
          </table:table-cell>
          <table:table-cell office:value-type="string" table:style-name="ce10">
            <text:p>13.236</text:p>
          </table:table-cell>
          <table:table-cell office:value-type="string" table:style-name="ce10">
            <text:p>13.194</text:p>
          </table:table-cell>
          <table:table-cell table:number-columns-repeated="16366"/>
        </table:table-row>
        <table:table-row table:style-name="ro13">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12.431</text:p>
          </table:table-cell>
          <table:table-cell office:value-type="string" table:style-name="ce10">
            <text:p>9.561</text:p>
          </table:table-cell>
          <table:table-cell office:value-type="string" table:style-name="ce10">
            <text:p>9.931</text:p>
          </table:table-cell>
          <table:table-cell office:value-type="string" table:style-name="ce10">
            <text:p>9.653</text:p>
          </table:table-cell>
          <table:table-cell office:value-type="string" table:style-name="ce10">
            <text:p>10.713</text:p>
          </table:table-cell>
          <table:table-cell office:value-type="string" table:style-name="ce10">
            <text:p>11.85</text:p>
          </table:table-cell>
          <table:table-cell office:value-type="string" table:style-name="ce10">
            <text:p>12.028</text:p>
          </table:table-cell>
          <table:table-cell office:value-type="string" table:style-name="ce10">
            <text:p>12.504</text:p>
          </table:table-cell>
          <table:table-cell office:value-type="string" table:style-name="ce10">
            <text:p>13.988</text:p>
          </table:table-cell>
          <table:table-cell office:value-type="string" table:style-name="ce10">
            <text:p>14.143</text:p>
          </table:table-cell>
          <table:table-cell office:value-type="string" table:style-name="ce10">
            <text:p>14.662</text:p>
          </table:table-cell>
          <table:table-cell office:value-type="string" table:style-name="ce10">
            <text:p>14.183</text:p>
          </table:table-cell>
          <table:table-cell office:value-type="string" table:style-name="ce10">
            <text:p>16.056</text:p>
          </table:table-cell>
          <table:table-cell office:value-type="string" table:style-name="ce10">
            <text:p>15.739</text:p>
          </table:table-cell>
          <table:table-cell table:number-columns-repeated="16366"/>
        </table:table-row>
        <table:table-row table:style-name="ro12">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0.607</text:p>
          </table:table-cell>
          <table:table-cell office:value-type="string" table:style-name="ce10">
            <text:p>0.444</text:p>
          </table:table-cell>
          <table:table-cell office:value-type="string" table:style-name="ce10">
            <text:p>0.397</text:p>
          </table:table-cell>
          <table:table-cell office:value-type="string" table:style-name="ce10">
            <text:p>0.302</text:p>
          </table:table-cell>
          <table:table-cell office:value-type="string" table:style-name="ce10">
            <text:p>0.352</text:p>
          </table:table-cell>
          <table:table-cell office:value-type="string" table:style-name="ce10">
            <text:p>0.373</text:p>
          </table:table-cell>
          <table:table-cell office:value-type="string" table:style-name="ce10">
            <text:p>0.427</text:p>
          </table:table-cell>
          <table:table-cell office:value-type="string" table:style-name="ce10">
            <text:p>0.43</text:p>
          </table:table-cell>
          <table:table-cell office:value-type="string" table:style-name="ce10">
            <text:p>0.45</text:p>
          </table:table-cell>
          <table:table-cell office:value-type="string" table:style-name="ce10">
            <text:p>0.401</text:p>
          </table:table-cell>
          <table:table-cell office:value-type="string" table:style-name="ce10">
            <text:p>0.376</text:p>
          </table:table-cell>
          <table:table-cell office:value-type="string" table:style-name="ce10">
            <text:p>0.381</text:p>
          </table:table-cell>
          <table:table-cell office:value-type="string" table:style-name="ce10">
            <text:p>0.685</text:p>
          </table:table-cell>
          <table:table-cell office:value-type="string" table:style-name="ce10">
            <text:p>0.713</text:p>
          </table:table-cell>
          <table:table-cell table:number-columns-repeated="16366"/>
        </table:table-row>
        <table:table-row table:style-name="ro13">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2.096</text:p>
          </table:table-cell>
          <table:table-cell office:value-type="string" table:style-name="ce10">
            <text:p>23.182</text:p>
          </table:table-cell>
          <table:table-cell office:value-type="string" table:style-name="ce10">
            <text:p>24.168</text:p>
          </table:table-cell>
          <table:table-cell office:value-type="string" table:style-name="ce10">
            <text:p>22.958</text:p>
          </table:table-cell>
          <table:table-cell table:number-columns-repeated="16366"/>
        </table:table-row>
        <table:table-row table:style-name="ro12">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3.902</text:p>
          </table:table-cell>
          <table:table-cell office:value-type="string" table:style-name="ce10">
            <text:p>3.575</text:p>
          </table:table-cell>
          <table:table-cell office:value-type="string" table:style-name="ce10">
            <text:p>3.595</text:p>
          </table:table-cell>
          <table:table-cell office:value-type="string" table:style-name="ce10">
            <text:p>3.417</text:p>
          </table:table-cell>
          <table:table-cell office:value-type="string" table:style-name="ce10">
            <text:p>4.101</text:p>
          </table:table-cell>
          <table:table-cell office:value-type="string" table:style-name="ce10">
            <text:p>4.008</text:p>
          </table:table-cell>
          <table:table-cell office:value-type="string" table:style-name="ce10">
            <text:p>4.161</text:p>
          </table:table-cell>
          <table:table-cell office:value-type="string" table:style-name="ce10">
            <text:p>4.036</text:p>
          </table:table-cell>
          <table:table-cell office:value-type="string" table:style-name="ce10">
            <text:p>3.802</text:p>
          </table:table-cell>
          <table:table-cell office:value-type="string" table:style-name="ce10">
            <text:p>3.592</text:p>
          </table:table-cell>
          <table:table-cell office:value-type="string" table:style-name="ce10">
            <text:p>3.441</text:p>
          </table:table-cell>
          <table:table-cell office:value-type="string" table:style-name="ce10">
            <text:p>4.063</text:p>
          </table:table-cell>
          <table:table-cell office:value-type="string" table:style-name="ce10">
            <text:p>4.12</text:p>
          </table:table-cell>
          <table:table-cell table:number-columns-repeated="16366"/>
        </table:table-row>
        <table:table-row table:style-name="ro13">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319</text:p>
          </table:table-cell>
          <table:table-cell office:value-type="string" table:style-name="ce10">
            <text:p>1.828</text:p>
          </table:table-cell>
          <table:table-cell office:value-type="string" table:style-name="ce10">
            <text:p>1.613</text:p>
          </table:table-cell>
          <table:table-cell office:value-type="string" table:style-name="ce10">
            <text:p>1.865</text:p>
          </table:table-cell>
          <table:table-cell office:value-type="string" table:style-name="ce10">
            <text:p>1.604</text:p>
          </table:table-cell>
          <table:table-cell table:number-columns-repeated="16366"/>
        </table:table-row>
        <table:table-row table:style-name="ro13">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3.512</text:p>
          </table:table-cell>
          <table:table-cell office:value-type="string" table:style-name="ce10">
            <text:p>13.456</text:p>
          </table:table-cell>
          <table:table-cell office:value-type="string" table:style-name="ce10">
            <text:p>15.742</text:p>
          </table:table-cell>
          <table:table-cell office:value-type="string" table:style-name="ce10">
            <text:p>15.371</text:p>
          </table:table-cell>
          <table:table-cell table:number-columns-repeated="16366"/>
        </table:table-row>
        <table:table-row table:style-name="ro9">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2.844</text:p>
          </table:table-cell>
          <table:table-cell office:value-type="string" table:style-name="ce10">
            <text:p>10.269</text:p>
          </table:table-cell>
          <table:table-cell office:value-type="string" table:style-name="ce10">
            <text:p>9.191</text:p>
          </table:table-cell>
          <table:table-cell office:value-type="string" table:style-name="ce10">
            <text:p>8.64</text:p>
          </table:table-cell>
          <table:table-cell table:number-columns-repeated="16366"/>
        </table:table-row>
        <table:table-row table:style-name="ro12">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072</text:p>
          </table:table-cell>
          <table:table-cell office:value-type="string" table:style-name="ce10">
            <text:p>2.084</text:p>
          </table:table-cell>
          <table:table-cell office:value-type="string" table:style-name="ce10">
            <text:p>1.591</text:p>
          </table:table-cell>
          <table:table-cell office:value-type="string" table:style-name="ce10">
            <text:p>2.038</text:p>
          </table:table-cell>
          <table:table-cell office:value-type="string" table:style-name="ce10">
            <text:p>2.297</text:p>
          </table:table-cell>
          <table:table-cell table:number-columns-repeated="16366"/>
        </table:table-row>
        <table:table-row table:style-name="ro13">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3.973</text:p>
          </table:table-cell>
          <table:table-cell office:value-type="string" table:style-name="ce10">
            <text:p>3.426</text:p>
          </table:table-cell>
          <table:table-cell office:value-type="string" table:style-name="ce10">
            <text:p>3.411</text:p>
          </table:table-cell>
          <table:table-cell office:value-type="string" table:style-name="ce10">
            <text:p>3.248</text:p>
          </table:table-cell>
          <table:table-cell office:value-type="string" table:style-name="ce10">
            <text:p>3.02</text:p>
          </table:table-cell>
          <table:table-cell office:value-type="string" table:style-name="ce10">
            <text:p>3.2</text:p>
          </table:table-cell>
          <table:table-cell office:value-type="string" table:style-name="ce10">
            <text:p>3.389</text:p>
          </table:table-cell>
          <table:table-cell office:value-type="string" table:style-name="ce10">
            <text:p>3.201</text:p>
          </table:table-cell>
          <table:table-cell office:value-type="string" table:style-name="ce10">
            <text:p>3.417</text:p>
          </table:table-cell>
          <table:table-cell office:value-type="string" table:style-name="ce10">
            <text:p>3.885</text:p>
          </table:table-cell>
          <table:table-cell office:value-type="string" table:style-name="ce10">
            <text:p>3.653</text:p>
          </table:table-cell>
          <table:table-cell office:value-type="string" table:style-name="ce10">
            <text:p>3.082</text:p>
          </table:table-cell>
          <table:table-cell office:value-type="string" table:style-name="ce10">
            <text:p>3.322</text:p>
          </table:table-cell>
          <table:table-cell office:value-type="string" table:style-name="ce10">
            <text:p>3.589</text:p>
          </table:table-cell>
          <table:table-cell table:number-columns-repeated="16366"/>
        </table:table-row>
        <table:table-row table:style-name="ro9">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644</text:p>
          </table:table-cell>
          <table:table-cell office:value-type="string" table:style-name="ce10">
            <text:p>3.166</text:p>
          </table:table-cell>
          <table:table-cell office:value-type="string" table:style-name="ce10">
            <text:p>3.928</text:p>
          </table:table-cell>
          <table:table-cell office:value-type="string" table:style-name="ce10">
            <text:p>3.934</text:p>
          </table:table-cell>
          <table:table-cell table:number-columns-repeated="16366"/>
        </table:table-row>
        <table:table-row table:style-name="ro13">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3.354</text:p>
          </table:table-cell>
          <table:table-cell office:value-type="string" table:style-name="ce10">
            <text:p>2.735</text:p>
          </table:table-cell>
          <table:table-cell office:value-type="string" table:style-name="ce10">
            <text:p>2.666</text:p>
          </table:table-cell>
          <table:table-cell office:value-type="string" table:style-name="ce10">
            <text:p>2.476</text:p>
          </table:table-cell>
          <table:table-cell office:value-type="string" table:style-name="ce10">
            <text:p>2.369</text:p>
          </table:table-cell>
          <table:table-cell office:value-type="string" table:style-name="ce10">
            <text:p>2.566</text:p>
          </table:table-cell>
          <table:table-cell office:value-type="string" table:style-name="ce10">
            <text:p>2.725</text:p>
          </table:table-cell>
          <table:table-cell office:value-type="string" table:style-name="ce10">
            <text:p>2.495</text:p>
          </table:table-cell>
          <table:table-cell office:value-type="string" table:style-name="ce10">
            <text:p>2.816</text:p>
          </table:table-cell>
          <table:table-cell office:value-type="string" table:style-name="ce10">
            <text:p>2.83</text:p>
          </table:table-cell>
          <table:table-cell office:value-type="string" table:style-name="ce10">
            <text:p>3.016</text:p>
          </table:table-cell>
          <table:table-cell office:value-type="string" table:style-name="ce10">
            <text:p>2.249</text:p>
          </table:table-cell>
          <table:table-cell office:value-type="string" table:style-name="ce10">
            <text:p>2.844</text:p>
          </table:table-cell>
          <table:table-cell office:value-type="string" table:style-name="ce10">
            <text:p>2.907</text:p>
          </table:table-cell>
          <table:table-cell table:number-columns-repeated="16366"/>
        </table:table-row>
        <table:table-row table:style-name="ro12">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4.856</text:p>
          </table:table-cell>
          <table:table-cell office:value-type="string" table:style-name="ce10">
            <text:p>4.938</text:p>
          </table:table-cell>
          <table:table-cell office:value-type="string" table:style-name="ce10">
            <text:p>5.007</text:p>
          </table:table-cell>
          <table:table-cell office:value-type="string" table:style-name="ce10">
            <text:p>4.864</text:p>
          </table:table-cell>
          <table:table-cell office:value-type="string" table:style-name="ce10">
            <text:p>5.866</text:p>
          </table:table-cell>
          <table:table-cell office:value-type="string" table:style-name="ce10">
            <text:p>5.35</text:p>
          </table:table-cell>
          <table:table-cell office:value-type="string" table:style-name="ce10">
            <text:p>5.691</text:p>
          </table:table-cell>
          <table:table-cell office:value-type="string" table:style-name="ce10">
            <text:p>5.744</text:p>
          </table:table-cell>
          <table:table-cell office:value-type="string" table:style-name="ce10">
            <text:p>5.764</text:p>
          </table:table-cell>
          <table:table-cell office:value-type="string" table:style-name="ce10">
            <text:p>5.988</text:p>
          </table:table-cell>
          <table:table-cell office:value-type="string" table:style-name="ce10">
            <text:p>5.524</text:p>
          </table:table-cell>
          <table:table-cell office:value-type="string" table:style-name="ce10">
            <text:p>5.859</text:p>
          </table:table-cell>
          <table:table-cell office:value-type="string" table:style-name="ce10">
            <text:p>5.386</text:p>
          </table:table-cell>
          <table:table-cell table:number-columns-repeated="16366"/>
        </table:table-row>
        <table:table-row table:style-name="ro13">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13.686</text:p>
          </table:table-cell>
          <table:table-cell office:value-type="string" table:style-name="ce10">
            <text:p>14.319</text:p>
          </table:table-cell>
          <table:table-cell office:value-type="string" table:style-name="ce10">
            <text:p>13.9</text:p>
          </table:table-cell>
          <table:table-cell office:value-type="string" table:style-name="ce10">
            <text:p>13.283</text:p>
          </table:table-cell>
          <table:table-cell office:value-type="string" table:style-name="ce10">
            <text:p>13.758</text:p>
          </table:table-cell>
          <table:table-cell office:value-type="string" table:style-name="ce10">
            <text:p>12.419</text:p>
          </table:table-cell>
          <table:table-cell office:value-type="string" table:style-name="ce10">
            <text:p>13.112</text:p>
          </table:table-cell>
          <table:table-cell office:value-type="string" table:style-name="ce10">
            <text:p>13.287</text:p>
          </table:table-cell>
          <table:table-cell office:value-type="string" table:style-name="ce10">
            <text:p>13.185</text:p>
          </table:table-cell>
          <table:table-cell office:value-type="string" table:style-name="ce10">
            <text:p>11.733</text:p>
          </table:table-cell>
          <table:table-cell office:value-type="string" table:style-name="ce10">
            <text:p>17.312</text:p>
          </table:table-cell>
          <table:table-cell office:value-type="string" table:style-name="ce10">
            <text:p>16.167</text:p>
          </table:table-cell>
          <table:table-cell office:value-type="string" table:style-name="ce10">
            <text:p>16.448</text:p>
          </table:table-cell>
          <table:table-cell table:number-columns-repeated="16366"/>
        </table:table-row>
        <table:table-row table:style-name="ro13">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24.337</text:p>
          </table:table-cell>
          <table:table-cell office:value-type="string" table:style-name="ce10">
            <text:p>24.886</text:p>
          </table:table-cell>
          <table:table-cell office:value-type="string" table:style-name="ce10">
            <text:p>24.21</text:p>
          </table:table-cell>
          <table:table-cell office:value-type="string" table:style-name="ce10">
            <text:p>24.248</text:p>
          </table:table-cell>
          <table:table-cell office:value-type="string" table:style-name="ce10">
            <text:p>24.722</text:p>
          </table:table-cell>
          <table:table-cell office:value-type="string" table:style-name="ce10">
            <text:p>23.937</text:p>
          </table:table-cell>
          <table:table-cell office:value-type="string" table:style-name="ce10">
            <text:p>24.153</text:p>
          </table:table-cell>
          <table:table-cell office:value-type="string" table:style-name="ce10">
            <text:p>23.487</text:p>
          </table:table-cell>
          <table:table-cell office:value-type="string" table:style-name="ce10">
            <text:p>23.116</text:p>
          </table:table-cell>
          <table:table-cell office:value-type="string" table:style-name="ce10">
            <text:p>20.875</text:p>
          </table:table-cell>
          <table:table-cell office:value-type="string" table:style-name="ce10">
            <text:p>19.109</text:p>
          </table:table-cell>
          <table:table-cell office:value-type="string" table:style-name="ce10">
            <text:p>18.531</text:p>
          </table:table-cell>
          <table:table-cell office:value-type="string" table:style-name="ce10">
            <text:p>17.715</text:p>
          </table:table-cell>
          <table:table-cell table:number-columns-repeated="16366"/>
        </table:table-row>
        <table:table-row table:style-name="ro13">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72.453</text:p>
          </table:table-cell>
          <table:table-cell office:value-type="string" table:style-name="ce10">
            <text:p>29.36</text:p>
          </table:table-cell>
          <table:table-cell office:value-type="string" table:style-name="ce10">
            <text:p>28.439</text:p>
          </table:table-cell>
          <table:table-cell office:value-type="string" table:style-name="ce10">
            <text:p>27.699</text:p>
          </table:table-cell>
          <table:table-cell office:value-type="string" table:style-name="ce10">
            <text:p>28.684</text:p>
          </table:table-cell>
          <table:table-cell office:value-type="string" table:style-name="ce10">
            <text:p>26.624</text:p>
          </table:table-cell>
          <table:table-cell office:value-type="string" table:style-name="ce10">
            <text:p>25.613</text:p>
          </table:table-cell>
          <table:table-cell office:value-type="string" table:style-name="ce10">
            <text:p>25.589</text:p>
          </table:table-cell>
          <table:table-cell office:value-type="string" table:style-name="ce10">
            <text:p>24.769</text:p>
          </table:table-cell>
          <table:table-cell office:value-type="string" table:style-name="ce10">
            <text:p>23.864</text:p>
          </table:table-cell>
          <table:table-cell office:value-type="string" table:style-name="ce10">
            <text:p>13.825</text:p>
          </table:table-cell>
          <table:table-cell office:value-type="string" table:style-name="ce10">
            <text:p>19.43</text:p>
          </table:table-cell>
          <table:table-cell office:value-type="string" table:style-name="ce10">
            <text:p>12.157</text:p>
          </table:table-cell>
          <table:table-cell office:value-type="string" table:style-name="ce10">
            <text:p>11.441</text:p>
          </table:table-cell>
          <table:table-cell table:number-columns-repeated="16366"/>
        </table:table-row>
        <table:table-row table:style-name="ro13">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office:value-type="string" table:style-name="ce4">
            <text:p>[note 2] [note 5]</text:p>
          </table:table-cell>
          <table:table-cell office:value-type="string" table:style-name="ce10">
            <text:p>[z]</text:p>
          </table:table-cell>
          <table:table-cell office:value-type="string" table:style-name="ce10">
            <text:p>12.915</text:p>
          </table:table-cell>
          <table:table-cell office:value-type="string" table:style-name="ce10">
            <text:p>11.07</text:p>
          </table:table-cell>
          <table:table-cell office:value-type="string" table:style-name="ce10">
            <text:p>11.827</text:p>
          </table:table-cell>
          <table:table-cell office:value-type="string" table:style-name="ce10">
            <text:p>11.024</text:p>
          </table:table-cell>
          <table:table-cell office:value-type="string" table:style-name="ce10">
            <text:p>10.3</text:p>
          </table:table-cell>
          <table:table-cell office:value-type="string" table:style-name="ce10">
            <text:p>10.561</text:p>
          </table:table-cell>
          <table:table-cell office:value-type="string" table:style-name="ce10">
            <text:p>10.319</text:p>
          </table:table-cell>
          <table:table-cell office:value-type="string" table:style-name="ce10">
            <text:p>10.783</text:p>
          </table:table-cell>
          <table:table-cell office:value-type="string" table:style-name="ce10">
            <text:p>10.642</text:p>
          </table:table-cell>
          <table:table-cell office:value-type="string" table:style-name="ce10">
            <text:p>11.833</text:p>
          </table:table-cell>
          <table:table-cell office:value-type="string" table:style-name="ce10">
            <text:p>9.32</text:p>
          </table:table-cell>
          <table:table-cell office:value-type="string" table:style-name="ce10">
            <text:p>10.049</text:p>
          </table:table-cell>
          <table:table-cell office:value-type="string" table:style-name="ce10">
            <text:p>9.333</text:p>
          </table:table-cell>
          <table:table-cell table:number-columns-repeated="16366"/>
        </table:table-row>
        <table:table-row table:style-name="ro9">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style-name="ce4"/>
          <table:table-cell office:value-type="string" table:style-name="ce10">
            <text:p>11.863</text:p>
          </table:table-cell>
          <table:table-cell office:value-type="string" table:style-name="ce10">
            <text:p>11.63</text:p>
          </table:table-cell>
          <table:table-cell office:value-type="string" table:style-name="ce10">
            <text:p>11.488</text:p>
          </table:table-cell>
          <table:table-cell office:value-type="string" table:style-name="ce10">
            <text:p>11.457</text:p>
          </table:table-cell>
          <table:table-cell office:value-type="string" table:style-name="ce10">
            <text:p>11.203</text:p>
          </table:table-cell>
          <table:table-cell office:value-type="string" table:style-name="ce10">
            <text:p>11.291</text:p>
          </table:table-cell>
          <table:table-cell office:value-type="string" table:style-name="ce10">
            <text:p>11.565</text:p>
          </table:table-cell>
          <table:table-cell office:value-type="string" table:style-name="ce10">
            <text:p>11.612</text:p>
          </table:table-cell>
          <table:table-cell office:value-type="string" table:style-name="ce10">
            <text:p>11.643</text:p>
          </table:table-cell>
          <table:table-cell office:value-type="string" table:style-name="ce10">
            <text:p>12.249</text:p>
          </table:table-cell>
          <table:table-cell office:value-type="string" table:style-name="ce10">
            <text:p>12.321</text:p>
          </table:table-cell>
          <table:table-cell office:value-type="string" table:style-name="ce10">
            <text:p>8.85</text:p>
          </table:table-cell>
          <table:table-cell office:value-type="string" table:style-name="ce10">
            <text:p>8.719</text:p>
          </table:table-cell>
          <table:table-cell office:value-type="string" table:style-name="ce10">
            <text:p>8.606</text:p>
          </table:table-cell>
          <table:table-cell table:number-columns-repeated="16366"/>
        </table:table-row>
        <table:table-row table:style-name="ro9">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style-name="ce4"/>
          <table:table-cell office:value-type="string" table:style-name="ce10">
            <text:p>80.921</text:p>
          </table:table-cell>
          <table:table-cell office:value-type="string" table:style-name="ce10">
            <text:p>80.738</text:p>
          </table:table-cell>
          <table:table-cell office:value-type="string" table:style-name="ce10">
            <text:p>80.527</text:p>
          </table:table-cell>
          <table:table-cell office:value-type="string" table:style-name="ce10">
            <text:p>80.443</text:p>
          </table:table-cell>
          <table:table-cell office:value-type="string" table:style-name="ce10">
            <text:p>80.92</text:p>
          </table:table-cell>
          <table:table-cell office:value-type="string" table:style-name="ce10">
            <text:p>80.67</text:p>
          </table:table-cell>
          <table:table-cell office:value-type="string" table:style-name="ce10">
            <text:p>80.479</text:p>
          </table:table-cell>
          <table:table-cell office:value-type="string" table:style-name="ce10">
            <text:p>80.583</text:p>
          </table:table-cell>
          <table:table-cell office:value-type="string" table:style-name="ce10">
            <text:p>80.748</text:p>
          </table:table-cell>
          <table:table-cell office:value-type="string" table:style-name="ce10">
            <text:p>80.367</text:p>
          </table:table-cell>
          <table:table-cell office:value-type="string" table:style-name="ce10">
            <text:p>80.484</text:p>
          </table:table-cell>
          <table:table-cell office:value-type="string" table:style-name="ce10">
            <text:p>84.759</text:p>
          </table:table-cell>
          <table:table-cell office:value-type="string" table:style-name="ce10">
            <text:p>85.154</text:p>
          </table:table-cell>
          <table:table-cell office:value-type="string" table:style-name="ce10">
            <text:p>85.609</text:p>
          </table:table-cell>
          <table:table-cell table:number-columns-repeated="16366"/>
        </table:table-row>
        <table:table-row table:style-name="ro13">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style-name="ce4"/>
          <table:table-cell office:value-type="string" table:style-name="ce10">
            <text:p>7.216</text:p>
          </table:table-cell>
          <table:table-cell office:value-type="string" table:style-name="ce10">
            <text:p>7.632</text:p>
          </table:table-cell>
          <table:table-cell office:value-type="string" table:style-name="ce10">
            <text:p>7.985</text:p>
          </table:table-cell>
          <table:table-cell office:value-type="string" table:style-name="ce10">
            <text:p>8.101</text:p>
          </table:table-cell>
          <table:table-cell office:value-type="string" table:style-name="ce10">
            <text:p>7.877</text:p>
          </table:table-cell>
          <table:table-cell office:value-type="string" table:style-name="ce10">
            <text:p>8.04</text:p>
          </table:table-cell>
          <table:table-cell office:value-type="string" table:style-name="ce10">
            <text:p>7.956</text:p>
          </table:table-cell>
          <table:table-cell office:value-type="string" table:style-name="ce10">
            <text:p>7.806</text:p>
          </table:table-cell>
          <table:table-cell office:value-type="string" table:style-name="ce10">
            <text:p>7.609</text:p>
          </table:table-cell>
          <table:table-cell office:value-type="string" table:style-name="ce10">
            <text:p>7.384</text:p>
          </table:table-cell>
          <table:table-cell office:value-type="string" table:style-name="ce10">
            <text:p>7.196</text:p>
          </table:table-cell>
          <table:table-cell office:value-type="string" table:style-name="ce10">
            <text:p>6.391</text:p>
          </table:table-cell>
          <table:table-cell office:value-type="string" table:style-name="ce10">
            <text:p>6.128</text:p>
          </table:table-cell>
          <table:table-cell office:value-type="string" table:style-name="ce10">
            <text:p>5.785</text:p>
          </table:table-cell>
          <table:table-cell table:number-columns-repeated="16366"/>
        </table:table-row>
        <table:table-row table:style-name="ro12">
          <table:table-cell office:value-type="string" table:style-name="ce4">
            <text:p>E03A_01</text:p>
          </table:table-cell>
          <table:table-cell office:value-type="string" table:style-name="ce4">
            <text:p>E03A_01. Nature of bullying and/or harassment: Comments about my personal appearanc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754</text:p>
          </table:table-cell>
          <table:table-cell office:value-type="string" table:style-name="ce10">
            <text:p>10.441</text:p>
          </table:table-cell>
          <table:table-cell office:value-type="string" table:style-name="ce10">
            <text:p>9.356</text:p>
          </table:table-cell>
          <table:table-cell office:value-type="string" table:style-name="ce10">
            <text:p>10.139</text:p>
          </table:table-cell>
          <table:table-cell table:number-columns-repeated="16366"/>
        </table:table-row>
        <table:table-row table:style-name="ro15">
          <table:table-cell office:value-type="string" table:style-name="ce4">
            <text:p>E03A_02</text:p>
          </table:table-cell>
          <table:table-cell office:value-type="string" table:style-name="ce4">
            <text:p>E03A_02. Nature of bullying and/or harassment: Sexual harassment (for example, sexual comments or jokes, unwelcome sexual advances, touching or assaul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852</text:p>
          </table:table-cell>
          <table:table-cell office:value-type="string" table:style-name="ce10">
            <text:p>4.352</text:p>
          </table:table-cell>
          <table:table-cell office:value-type="string" table:style-name="ce10">
            <text:p>4.345</text:p>
          </table:table-cell>
          <table:table-cell office:value-type="string" table:style-name="ce10">
            <text:p>4.68</text:p>
          </table:table-cell>
          <table:table-cell table:number-columns-repeated="16366"/>
        </table:table-row>
        <table:table-row table:style-name="ro14">
          <table:table-cell office:value-type="string" table:style-name="ce4">
            <text:p>E03A_03</text:p>
          </table:table-cell>
          <table:table-cell office:value-type="string" table:style-name="ce4">
            <text:p>E03A_03.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8.725</text:p>
          </table:table-cell>
          <table:table-cell office:value-type="string" table:style-name="ce10">
            <text:p>26.157</text:p>
          </table:table-cell>
          <table:table-cell office:value-type="string" table:style-name="ce10">
            <text:p>23.815</text:p>
          </table:table-cell>
          <table:table-cell office:value-type="string" table:style-name="ce10">
            <text:p>25.429</text:p>
          </table:table-cell>
          <table:table-cell table:number-columns-repeated="16366"/>
        </table:table-row>
        <table:table-row table:style-name="ro14">
          <table:table-cell office:value-type="string" table:style-name="ce4">
            <text:p>E03A_04</text:p>
          </table:table-cell>
          <table:table-cell office:value-type="string" table:style-name="ce4">
            <text:p>E03A_04.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557</text:p>
          </table:table-cell>
          <table:table-cell office:value-type="string" table:style-name="ce10">
            <text:p>38.221</text:p>
          </table:table-cell>
          <table:table-cell office:value-type="string" table:style-name="ce10">
            <text:p>39.197</text:p>
          </table:table-cell>
          <table:table-cell office:value-type="string" table:style-name="ce10">
            <text:p>38.262</text:p>
          </table:table-cell>
          <table:table-cell table:number-columns-repeated="16366"/>
        </table:table-row>
        <table:table-row table:style-name="ro14">
          <table:table-cell office:value-type="string" table:style-name="ce4">
            <text:p>E03A_05</text:p>
          </table:table-cell>
          <table:table-cell office:value-type="string" table:style-name="ce4">
            <text:p>E03A_05. Nature of bullying and/or harassment: Physical assault (for example, object thrown at me, pushed, hi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263</text:p>
          </table:table-cell>
          <table:table-cell office:value-type="string" table:style-name="ce10">
            <text:p>0.848</text:p>
          </table:table-cell>
          <table:table-cell office:value-type="string" table:style-name="ce10">
            <text:p>0.786</text:p>
          </table:table-cell>
          <table:table-cell office:value-type="string" table:style-name="ce10">
            <text:p>0.764</text:p>
          </table:table-cell>
          <table:table-cell table:number-columns-repeated="16366"/>
        </table:table-row>
        <table:table-row table:style-name="ro12">
          <table:table-cell office:value-type="string" table:style-name="ce4">
            <text:p>E03A_06</text:p>
          </table:table-cell>
          <table:table-cell office:value-type="string" table:style-name="ce4">
            <text:p>E03A_06. Nature of bullying and/or harassment: Humiliated in front of team or other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2.021</text:p>
          </table:table-cell>
          <table:table-cell office:value-type="string" table:style-name="ce10">
            <text:p>38.139</text:p>
          </table:table-cell>
          <table:table-cell office:value-type="string" table:style-name="ce10">
            <text:p>37.636</text:p>
          </table:table-cell>
          <table:table-cell office:value-type="string" table:style-name="ce10">
            <text:p>37.858</text:p>
          </table:table-cell>
          <table:table-cell table:number-columns-repeated="16366"/>
        </table:table-row>
        <table:table-row table:style-name="ro11">
          <table:table-cell office:value-type="string" table:style-name="ce4">
            <text:p>E03A_07</text:p>
          </table:table-cell>
          <table:table-cell office:value-type="string" table:style-name="ce4">
            <text:p>E03A_07. Nature of bullying and/or harassment: Negative micromanagement (for example, excessive control, made to feel incompeten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6.227</text:p>
          </table:table-cell>
          <table:table-cell office:value-type="string" table:style-name="ce10">
            <text:p>44.788</text:p>
          </table:table-cell>
          <table:table-cell office:value-type="string" table:style-name="ce10">
            <text:p>48.737</text:p>
          </table:table-cell>
          <table:table-cell office:value-type="string" table:style-name="ce10">
            <text:p>51.141</text:p>
          </table:table-cell>
          <table:table-cell table:number-columns-repeated="16366"/>
        </table:table-row>
        <table:table-row table:style-name="ro15">
          <table:table-cell office:value-type="string" table:style-name="ce4">
            <text:p>E03A_08</text:p>
          </table:table-cell>
          <table:table-cell office:value-type="string" table:style-name="ce4">
            <text:p>E03A_08.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8.156</text:p>
          </table:table-cell>
          <table:table-cell office:value-type="string" table:style-name="ce10">
            <text:p>25.089</text:p>
          </table:table-cell>
          <table:table-cell office:value-type="string" table:style-name="ce10">
            <text:p>27.434</text:p>
          </table:table-cell>
          <table:table-cell office:value-type="string" table:style-name="ce10">
            <text:p>27.392</text:p>
          </table:table-cell>
          <table:table-cell table:number-columns-repeated="16366"/>
        </table:table-row>
        <table:table-row table:style-name="ro12">
          <table:table-cell office:value-type="string" table:style-name="ce4">
            <text:p>E03A_09</text:p>
          </table:table-cell>
          <table:table-cell office:value-type="string" table:style-name="ce4">
            <text:p>E03A_09. Nature of bullying and/or harassment: Treated less favourably to other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1.077</text:p>
          </table:table-cell>
          <table:table-cell office:value-type="string" table:style-name="ce10">
            <text:p>38.945</text:p>
          </table:table-cell>
          <table:table-cell office:value-type="string" table:style-name="ce10">
            <text:p>38.679</text:p>
          </table:table-cell>
          <table:table-cell office:value-type="string" table:style-name="ce10">
            <text:p>39.686</text:p>
          </table:table-cell>
          <table:table-cell table:number-columns-repeated="16366"/>
        </table:table-row>
        <table:table-row table:style-name="ro12">
          <table:table-cell office:value-type="string" table:style-name="ce4">
            <text:p>E03A_10</text:p>
          </table:table-cell>
          <table:table-cell office:value-type="string" table:style-name="ce4">
            <text:p>E03A_10. Nature of bullying and/or harassment: Ignored, excluded, marginalised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275</text:p>
          </table:table-cell>
          <table:table-cell office:value-type="string" table:style-name="ce10">
            <text:p>36.282</text:p>
          </table:table-cell>
          <table:table-cell office:value-type="string" table:style-name="ce10">
            <text:p>37.058</text:p>
          </table:table-cell>
          <table:table-cell office:value-type="string" table:style-name="ce10">
            <text:p>36.898</text:p>
          </table:table-cell>
          <table:table-cell table:number-columns-repeated="16366"/>
        </table:table-row>
        <table:table-row table:style-name="ro12">
          <table:table-cell office:value-type="string" table:style-name="ce4">
            <text:p>E03A_11</text:p>
          </table:table-cell>
          <table:table-cell office:value-type="string" table:style-name="ce4">
            <text:p>E03A_11. Nature of bullying and/or harassment: Undermining or taking credit for my work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7.696</text:p>
          </table:table-cell>
          <table:table-cell office:value-type="string" table:style-name="ce10">
            <text:p>25.344</text:p>
          </table:table-cell>
          <table:table-cell office:value-type="string" table:style-name="ce10">
            <text:p>28.389</text:p>
          </table:table-cell>
          <table:table-cell office:value-type="string" table:style-name="ce10">
            <text:p>27.951</text:p>
          </table:table-cell>
          <table:table-cell table:number-columns-repeated="16366"/>
        </table:table-row>
        <table:table-row table:style-name="ro12">
          <table:table-cell office:value-type="string" table:style-name="ce4">
            <text:p>E03A_12</text:p>
          </table:table-cell>
          <table:table-cell office:value-type="string" table:style-name="ce4">
            <text:p>E03A_12. Nature of bullying and/or harassment: Denied time off for personal ill health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53</text:p>
          </table:table-cell>
          <table:table-cell office:value-type="string" table:style-name="ce10">
            <text:p>3.131</text:p>
          </table:table-cell>
          <table:table-cell office:value-type="string" table:style-name="ce10">
            <text:p>3.63</text:p>
          </table:table-cell>
          <table:table-cell office:value-type="string" table:style-name="ce10">
            <text:p>4.105</text:p>
          </table:table-cell>
          <table:table-cell table:number-columns-repeated="16366"/>
        </table:table-row>
        <table:table-row table:style-name="ro14">
          <table:table-cell office:value-type="string" table:style-name="ce4">
            <text:p>E03A_13</text:p>
          </table:table-cell>
          <table:table-cell office:value-type="string" table:style-name="ce4">
            <text:p>E03A_13.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655</text:p>
          </table:table-cell>
          <table:table-cell office:value-type="string" table:style-name="ce10">
            <text:p>4.647</text:p>
          </table:table-cell>
          <table:table-cell office:value-type="string" table:style-name="ce10">
            <text:p>5.346</text:p>
          </table:table-cell>
          <table:table-cell office:value-type="string" table:style-name="ce10">
            <text:p>5</text:p>
          </table:table-cell>
          <table:table-cell table:number-columns-repeated="16366"/>
        </table:table-row>
        <table:table-row table:style-name="ro11">
          <table:table-cell office:value-type="string" table:style-name="ce4">
            <text:p>E03A_14</text:p>
          </table:table-cell>
          <table:table-cell office:value-type="string" table:style-name="ce4">
            <text:p>E03A_14.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071</text:p>
          </table:table-cell>
          <table:table-cell office:value-type="string" table:style-name="ce10">
            <text:p>9.134</text:p>
          </table:table-cell>
          <table:table-cell office:value-type="string" table:style-name="ce10">
            <text:p>9.406</text:p>
          </table:table-cell>
          <table:table-cell office:value-type="string" table:style-name="ce10">
            <text:p>9.927</text:p>
          </table:table-cell>
          <table:table-cell table:number-columns-repeated="16366"/>
        </table:table-row>
        <table:table-row table:style-name="ro14">
          <table:table-cell office:value-type="string" table:style-name="ce4">
            <text:p>E03A_15</text:p>
          </table:table-cell>
          <table:table-cell office:value-type="string" table:style-name="ce4">
            <text:p>E03A_15.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726</text:p>
          </table:table-cell>
          <table:table-cell office:value-type="string" table:style-name="ce10">
            <text:p>12.288</text:p>
          </table:table-cell>
          <table:table-cell office:value-type="string" table:style-name="ce10">
            <text:p>13.152</text:p>
          </table:table-cell>
          <table:table-cell table:number-columns-repeated="16366"/>
        </table:table-row>
        <table:table-row table:style-name="ro12">
          <table:table-cell office:value-type="string" table:style-name="ce4">
            <text:p>E03A_16</text:p>
          </table:table-cell>
          <table:table-cell office:value-type="string" table:style-name="ce4">
            <text:p>E03A_16. Nature of bullying and/or harassment: Something else not listed here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1.845</text:p>
          </table:table-cell>
          <table:table-cell office:value-type="string" table:style-name="ce10">
            <text:p>15.915</text:p>
          </table:table-cell>
          <table:table-cell office:value-type="string" table:style-name="ce10">
            <text:p>8.355</text:p>
          </table:table-cell>
          <table:table-cell office:value-type="string" table:style-name="ce10">
            <text:p>7.974</text:p>
          </table:table-cell>
          <table:table-cell table:number-columns-repeated="16366"/>
        </table:table-row>
        <table:table-row table:style-name="ro13">
          <table:table-cell office:value-type="string" table:style-name="ce4">
            <text:p>E03A_17</text:p>
          </table:table-cell>
          <table:table-cell office:value-type="string" table:style-name="ce4">
            <text:p>E03A_17. Nature of bullying and/or harassment: Prefer not to say (% of those ticking at least one E03A option)</text:p>
          </table:table-cell>
          <table:table-cell office:value-type="string" table:style-name="ce4">
            <text:p>Natur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522</text:p>
          </table:table-cell>
          <table:table-cell office:value-type="string" table:style-name="ce10">
            <text:p>3.763</text:p>
          </table:table-cell>
          <table:table-cell office:value-type="string" table:style-name="ce10">
            <text:p>3.845</text:p>
          </table:table-cell>
          <table:table-cell office:value-type="string" table:style-name="ce10">
            <text:p>3.219</text:p>
          </table:table-cell>
          <table:table-cell table:number-columns-repeated="16366"/>
        </table:table-row>
        <table:table-row table:style-name="ro12">
          <table:table-cell office:value-type="string" table:style-name="ce4">
            <text:p>E04_01</text:p>
          </table:table-cell>
          <table:table-cell office:value-type="string" table:style-name="ce4">
            <text:p>E04_01. Who bullied and/or harassed you? A colleague in my Area, Directorate or Divis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8.352</text:p>
          </table:table-cell>
          <table:table-cell office:value-type="string" table:style-name="ce10">
            <text:p>39.81</text:p>
          </table:table-cell>
          <table:table-cell office:value-type="string" table:style-name="ce10">
            <text:p>35.826</text:p>
          </table:table-cell>
          <table:table-cell office:value-type="string" table:style-name="ce10">
            <text:p>36.521</text:p>
          </table:table-cell>
          <table:table-cell table:number-columns-repeated="16366"/>
        </table:table-row>
        <table:table-row table:style-name="ro14">
          <table:table-cell office:value-type="string" table:style-name="ce4">
            <text:p>E04_02</text:p>
          </table:table-cell>
          <table:table-cell office:value-type="string" table:style-name="ce4">
            <text:p>E04_02. Who bullied and/or harassed you? A colleague in a different Area, Directorate, Division of [my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9.474</text:p>
          </table:table-cell>
          <table:table-cell office:value-type="string" table:style-name="ce10">
            <text:p>9.767</text:p>
          </table:table-cell>
          <table:table-cell office:value-type="string" table:style-name="ce10">
            <text:p>10.314</text:p>
          </table:table-cell>
          <table:table-cell office:value-type="string" table:style-name="ce10">
            <text:p>9.234</text:p>
          </table:table-cell>
          <table:table-cell table:number-columns-repeated="16366"/>
        </table:table-row>
        <table:table-row table:style-name="ro13">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32.077</text:p>
          </table:table-cell>
          <table:table-cell office:value-type="string" table:style-name="ce10">
            <text:p>29.962</text:p>
          </table:table-cell>
          <table:table-cell office:value-type="string" table:style-name="ce10">
            <text:p>30.942</text:p>
          </table:table-cell>
          <table:table-cell office:value-type="string" table:style-name="ce10">
            <text:p>30.024</text:p>
          </table:table-cell>
          <table:table-cell office:value-type="string" table:style-name="ce10">
            <text:p>31.614</text:p>
          </table:table-cell>
          <table:table-cell office:value-type="string" table:style-name="ce10">
            <text:p>31.784</text:p>
          </table:table-cell>
          <table:table-cell office:value-type="string" table:style-name="ce10">
            <text:p>31.147</text:p>
          </table:table-cell>
          <table:table-cell office:value-type="string" table:style-name="ce10">
            <text:p>30.886</text:p>
          </table:table-cell>
          <table:table-cell office:value-type="string" table:style-name="ce10">
            <text:p>29.606</text:p>
          </table:table-cell>
          <table:table-cell office:value-type="string" table:style-name="ce10">
            <text:p>29.833</text:p>
          </table:table-cell>
          <table:table-cell office:value-type="string" table:style-name="ce10">
            <text:p>32.698</text:p>
          </table:table-cell>
          <table:table-cell office:value-type="string" table:style-name="ce10">
            <text:p>32.318</text:p>
          </table:table-cell>
          <table:table-cell office:value-type="string" table:style-name="ce10">
            <text:p>34.419</text:p>
          </table:table-cell>
          <table:table-cell office:value-type="string" table:style-name="ce10">
            <text:p>34.661</text:p>
          </table:table-cell>
          <table:table-cell table:number-columns-repeated="16366"/>
        </table:table-row>
        <table:table-row table:style-name="ro12">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4.799</text:p>
          </table:table-cell>
          <table:table-cell office:value-type="string" table:style-name="ce10">
            <text:p>27.429</text:p>
          </table:table-cell>
          <table:table-cell office:value-type="string" table:style-name="ce10">
            <text:p>25.438</text:p>
          </table:table-cell>
          <table:table-cell office:value-type="string" table:style-name="ce10">
            <text:p>24.671</text:p>
          </table:table-cell>
          <table:table-cell table:number-columns-repeated="16366"/>
        </table:table-row>
        <table:table-row table:style-name="ro13">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4.841</text:p>
          </table:table-cell>
          <table:table-cell office:value-type="string" table:style-name="ce10">
            <text:p>4.846</text:p>
          </table:table-cell>
          <table:table-cell office:value-type="string" table:style-name="ce10">
            <text:p>4.913</text:p>
          </table:table-cell>
          <table:table-cell office:value-type="string" table:style-name="ce10">
            <text:p>4.52</text:p>
          </table:table-cell>
          <table:table-cell office:value-type="string" table:style-name="ce10">
            <text:p>4.51</text:p>
          </table:table-cell>
          <table:table-cell office:value-type="string" table:style-name="ce10">
            <text:p>4.371</text:p>
          </table:table-cell>
          <table:table-cell office:value-type="string" table:style-name="ce10">
            <text:p>4.15</text:p>
          </table:table-cell>
          <table:table-cell office:value-type="string" table:style-name="ce10">
            <text:p>4.343</text:p>
          </table:table-cell>
          <table:table-cell office:value-type="string" table:style-name="ce10">
            <text:p>4.44</text:p>
          </table:table-cell>
          <table:table-cell office:value-type="string" table:style-name="ce10">
            <text:p>4.73</text:p>
          </table:table-cell>
          <table:table-cell office:value-type="string" table:style-name="ce10">
            <text:p>4.556</text:p>
          </table:table-cell>
          <table:table-cell office:value-type="string" table:style-name="ce10">
            <text:p>4.778</text:p>
          </table:table-cell>
          <table:table-cell office:value-type="string" table:style-name="ce10">
            <text:p>4.805</text:p>
          </table:table-cell>
          <table:table-cell office:value-type="string" table:style-name="ce10">
            <text:p>5.352</text:p>
          </table:table-cell>
          <table:table-cell table:number-columns-repeated="16366"/>
        </table:table-row>
        <table:table-row table:style-name="ro1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07</text:p>
          </table:table-cell>
          <table:table-cell office:value-type="string" table:style-name="ce10">
            <text:p>1.926</text:p>
          </table:table-cell>
          <table:table-cell office:value-type="string" table:style-name="ce10">
            <text:p>3.522</text:p>
          </table:table-cell>
          <table:table-cell office:value-type="string" table:style-name="ce10">
            <text:p>3.205</text:p>
          </table:table-cell>
          <table:table-cell table:number-columns-repeated="16366"/>
        </table:table-row>
        <table:table-row table:style-name="ro12">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117</text:p>
          </table:table-cell>
          <table:table-cell office:value-type="string" table:style-name="ce10">
            <text:p>1.173</text:p>
          </table:table-cell>
          <table:table-cell office:value-type="string" table:style-name="ce10">
            <text:p>1.156</text:p>
          </table:table-cell>
          <table:table-cell office:value-type="string" table:style-name="ce10">
            <text:p>1.121</text:p>
          </table:table-cell>
          <table:table-cell table:number-columns-repeated="16366"/>
        </table:table-row>
        <table:table-row table:style-name="ro13">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86</text:p>
          </table:table-cell>
          <table:table-cell office:value-type="string" table:style-name="ce10">
            <text:p>1.79</text:p>
          </table:table-cell>
          <table:table-cell office:value-type="string" table:style-name="ce10">
            <text:p>2.189</text:p>
          </table:table-cell>
          <table:table-cell office:value-type="string" table:style-name="ce10">
            <text:p>1.938</text:p>
          </table:table-cell>
          <table:table-cell table:number-columns-repeated="16366"/>
        </table:table-row>
        <table:table-row table:style-name="ro12">
          <table:table-cell office:value-type="string" table:style-name="ce4">
            <text:p>E04_09</text:p>
          </table:table-cell>
          <table:table-cell office:value-type="string" table:style-name="ce4">
            <text:p>E04_09. Who bullied and/or harassed you? A service user (for example, customer, claimant, offender)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281</text:p>
          </table:table-cell>
          <table:table-cell office:value-type="string" table:style-name="ce10">
            <text:p>1.986</text:p>
          </table:table-cell>
          <table:table-cell office:value-type="string" table:style-name="ce10">
            <text:p>1.786</text:p>
          </table:table-cell>
          <table:table-cell office:value-type="string" table:style-name="ce10">
            <text:p>1.599</text:p>
          </table:table-cell>
          <table:table-cell table:number-columns-repeated="16366"/>
        </table:table-row>
        <table:table-row table:style-name="ro13">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5.732</text:p>
          </table:table-cell>
          <table:table-cell office:value-type="string" table:style-name="ce10">
            <text:p>5.429</text:p>
          </table:table-cell>
          <table:table-cell office:value-type="string" table:style-name="ce10">
            <text:p>5.425</text:p>
          </table:table-cell>
          <table:table-cell office:value-type="string" table:style-name="ce10">
            <text:p>5.069</text:p>
          </table:table-cell>
          <table:table-cell office:value-type="string" table:style-name="ce10">
            <text:p>4.49</text:p>
          </table:table-cell>
          <table:table-cell office:value-type="string" table:style-name="ce10">
            <text:p>3.847</text:p>
          </table:table-cell>
          <table:table-cell office:value-type="string" table:style-name="ce10">
            <text:p>3.564</text:p>
          </table:table-cell>
          <table:table-cell office:value-type="string" table:style-name="ce10">
            <text:p>3.465</text:p>
          </table:table-cell>
          <table:table-cell office:value-type="string" table:style-name="ce10">
            <text:p>3.389</text:p>
          </table:table-cell>
          <table:table-cell office:value-type="string" table:style-name="ce10">
            <text:p>3.356</text:p>
          </table:table-cell>
          <table:table-cell office:value-type="string" table:style-name="ce10">
            <text:p>1.929</text:p>
          </table:table-cell>
          <table:table-cell office:value-type="string" table:style-name="ce10">
            <text:p>1.273</text:p>
          </table:table-cell>
          <table:table-cell office:value-type="string" table:style-name="ce10">
            <text:p>1.071</text:p>
          </table:table-cell>
          <table:table-cell office:value-type="string" table:style-name="ce10">
            <text:p>1.308</text:p>
          </table:table-cell>
          <table:table-cell table:number-columns-repeated="16366"/>
        </table:table-row>
        <table:table-row table:style-name="ro13">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3.807</text:p>
          </table:table-cell>
          <table:table-cell office:value-type="string" table:style-name="ce10">
            <text:p>3.359</text:p>
          </table:table-cell>
          <table:table-cell office:value-type="string" table:style-name="ce10">
            <text:p>3.321</text:p>
          </table:table-cell>
          <table:table-cell office:value-type="string" table:style-name="ce10">
            <text:p>3.454</text:p>
          </table:table-cell>
          <table:table-cell office:value-type="string" table:style-name="ce10">
            <text:p>3.842</text:p>
          </table:table-cell>
          <table:table-cell office:value-type="string" table:style-name="ce10">
            <text:p>3.772</text:p>
          </table:table-cell>
          <table:table-cell office:value-type="string" table:style-name="ce10">
            <text:p>3.708</text:p>
          </table:table-cell>
          <table:table-cell office:value-type="string" table:style-name="ce10">
            <text:p>4.433</text:p>
          </table:table-cell>
          <table:table-cell office:value-type="string" table:style-name="ce10">
            <text:p>4.314</text:p>
          </table:table-cell>
          <table:table-cell office:value-type="string" table:style-name="ce10">
            <text:p>4.221</text:p>
          </table:table-cell>
          <table:table-cell office:value-type="string" table:style-name="ce10">
            <text:p>3.048</text:p>
          </table:table-cell>
          <table:table-cell office:value-type="string" table:style-name="ce10">
            <text:p>2.71</text:p>
          </table:table-cell>
          <table:table-cell office:value-type="string" table:style-name="ce10">
            <text:p>4.71</text:p>
          </table:table-cell>
          <table:table-cell office:value-type="string" table:style-name="ce10">
            <text:p>4.851</text:p>
          </table:table-cell>
          <table:table-cell table:number-columns-repeated="16366"/>
        </table:table-row>
        <table:table-row table:style-name="ro13">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office:value-type="string" table:style-name="ce4">
            <text:p>[note 3] [note 5]</text:p>
          </table:table-cell>
          <table:table-cell office:value-type="string" table:style-name="ce10">
            <text:p>14.393</text:p>
          </table:table-cell>
          <table:table-cell office:value-type="string" table:style-name="ce10">
            <text:p>16.435</text:p>
          </table:table-cell>
          <table:table-cell office:value-type="string" table:style-name="ce10">
            <text:p>15.075</text:p>
          </table:table-cell>
          <table:table-cell office:value-type="string" table:style-name="ce10">
            <text:p>15.621</text:p>
          </table:table-cell>
          <table:table-cell office:value-type="string" table:style-name="ce10">
            <text:p>13.743</text:p>
          </table:table-cell>
          <table:table-cell office:value-type="string" table:style-name="ce10">
            <text:p>13.645</text:p>
          </table:table-cell>
          <table:table-cell office:value-type="string" table:style-name="ce10">
            <text:p>13.898</text:p>
          </table:table-cell>
          <table:table-cell office:value-type="string" table:style-name="ce10">
            <text:p>13.281</text:p>
          </table:table-cell>
          <table:table-cell office:value-type="string" table:style-name="ce10">
            <text:p>13.076</text:p>
          </table:table-cell>
          <table:table-cell office:value-type="string" table:style-name="ce10">
            <text:p>12.073</text:p>
          </table:table-cell>
          <table:table-cell office:value-type="string" table:style-name="ce10">
            <text:p>11.717</text:p>
          </table:table-cell>
          <table:table-cell office:value-type="string" table:style-name="ce10">
            <text:p>10.569</text:p>
          </table:table-cell>
          <table:table-cell office:value-type="string" table:style-name="ce10">
            <text:p>8.412</text:p>
          </table:table-cell>
          <table:table-cell office:value-type="string" table:style-name="ce10">
            <text:p>8.476</text:p>
          </table:table-cell>
          <table:table-cell table:number-columns-repeated="16366"/>
        </table:table-row>
        <table:table-row table:style-name="ro9">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5.533</text:p>
          </table:table-cell>
          <table:table-cell office:value-type="string" table:style-name="ce10">
            <text:p>38.17</text:p>
          </table:table-cell>
          <table:table-cell office:value-type="string" table:style-name="ce10">
            <text:p>39.858</text:p>
          </table:table-cell>
          <table:table-cell office:value-type="string" table:style-name="ce10">
            <text:p>49.639</text:p>
          </table:table-cell>
          <table:table-cell office:value-type="string" table:style-name="ce10">
            <text:p>40.533</text:p>
          </table:table-cell>
          <table:table-cell office:value-type="string" table:style-name="ce10">
            <text:p>38.939</text:p>
          </table:table-cell>
          <table:table-cell office:value-type="string" table:style-name="ce10">
            <text:p>38.978</text:p>
          </table:table-cell>
          <table:table-cell table:number-columns-repeated="16366"/>
        </table:table-row>
        <table:table-row table:style-name="ro9">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9.775</text:p>
          </table:table-cell>
          <table:table-cell office:value-type="string" table:style-name="ce10">
            <text:p>47.323</text:p>
          </table:table-cell>
          <table:table-cell office:value-type="string" table:style-name="ce10">
            <text:p>46.32</text:p>
          </table:table-cell>
          <table:table-cell office:value-type="string" table:style-name="ce10">
            <text:p>43.236</text:p>
          </table:table-cell>
          <table:table-cell office:value-type="string" table:style-name="ce10">
            <text:p>47.593</text:p>
          </table:table-cell>
          <table:table-cell office:value-type="string" table:style-name="ce10">
            <text:p>47.84</text:p>
          </table:table-cell>
          <table:table-cell office:value-type="string" table:style-name="ce10">
            <text:p>47.176</text:p>
          </table:table-cell>
          <table:table-cell table:number-columns-repeated="16366"/>
        </table:table-row>
        <table:table-row table:style-name="ro13">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4.692</text:p>
          </table:table-cell>
          <table:table-cell office:value-type="string" table:style-name="ce10">
            <text:p>14.507</text:p>
          </table:table-cell>
          <table:table-cell office:value-type="string" table:style-name="ce10">
            <text:p>13.822</text:p>
          </table:table-cell>
          <table:table-cell office:value-type="string" table:style-name="ce10">
            <text:p>7.125</text:p>
          </table:table-cell>
          <table:table-cell office:value-type="string" table:style-name="ce10">
            <text:p>11.874</text:p>
          </table:table-cell>
          <table:table-cell office:value-type="string" table:style-name="ce10">
            <text:p>13.221</text:p>
          </table:table-cell>
          <table:table-cell office:value-type="string" table:style-name="ce10">
            <text:p>13.845</text:p>
          </table:table-cell>
          <table:table-cell table:number-columns-repeated="16366"/>
        </table:table-row>
        <table:table-row table:style-name="ro12">
          <table:table-cell office:value-type="string" table:style-name="ce4">
            <text:p>E05A_01</text:p>
          </table:table-cell>
          <table:table-cell office:value-type="string" table:style-name="ce4">
            <text:p>E05A. How did you report your experience of bullying and harassment? I raised a formal complaint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0.67</text:p>
          </table:table-cell>
          <table:table-cell office:value-type="string" table:style-name="ce10">
            <text:p>20.945</text:p>
          </table:table-cell>
          <table:table-cell office:value-type="string" table:style-name="ce10">
            <text:p>22.867</text:p>
          </table:table-cell>
          <table:table-cell table:number-columns-repeated="16366"/>
        </table:table-row>
        <table:table-row table:style-name="ro11">
          <table:table-cell office:value-type="string" table:style-name="ce4">
            <text:p>E05A_02</text:p>
          </table:table-cell>
          <table:table-cell office:value-type="string" table:style-name="ce4">
            <text:p>E05A. How did you report your experience of bullying and harassment? I reported it in another way, through less formal means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2.069</text:p>
          </table:table-cell>
          <table:table-cell office:value-type="string" table:style-name="ce10">
            <text:p>63.659</text:p>
          </table:table-cell>
          <table:table-cell office:value-type="string" table:style-name="ce10">
            <text:p>62.962</text:p>
          </table:table-cell>
          <table:table-cell table:number-columns-repeated="16366"/>
        </table:table-row>
        <table:table-row table:style-name="ro14">
          <table:table-cell office:value-type="string" table:style-name="ce4">
            <text:p>E05A_03</text:p>
          </table:table-cell>
          <table:table-cell office:value-type="string" table:style-name="ce4">
            <text:p>E05A. How did you report your experience of bullying and harassment? I confided in someone (for example, a colleague)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0.287</text:p>
          </table:table-cell>
          <table:table-cell office:value-type="string" table:style-name="ce10">
            <text:p>28.901</text:p>
          </table:table-cell>
          <table:table-cell office:value-type="string" table:style-name="ce10">
            <text:p>35.141</text:p>
          </table:table-cell>
          <table:table-cell table:number-columns-repeated="16366"/>
        </table:table-row>
        <table:table-row table:style-name="ro12">
          <table:table-cell office:value-type="string" table:style-name="ce4">
            <text:p>E05A_04</text:p>
          </table:table-cell>
          <table:table-cell office:value-type="string" table:style-name="ce4">
            <text:p>E05A. How did you report your experience of bullying and harassment? In another way (% of those ticking at least one E05A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3.496</text:p>
          </table:table-cell>
          <table:table-cell office:value-type="string" table:style-name="ce10">
            <text:p>7.293</text:p>
          </table:table-cell>
          <table:table-cell table:number-columns-repeated="16366"/>
        </table:table-row>
        <table:table-row table:style-name="ro14">
          <table:table-cell office:value-type="string" table:style-name="ce4">
            <text:p>E05B_01</text:p>
          </table:table-cell>
          <table:table-cell office:value-type="string" table:style-name="ce4">
            <text:p>E05B. Why did you not report your experience of bullying and harassment? I felt I might jeopardise my job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762</text:p>
          </table:table-cell>
          <table:table-cell office:value-type="string" table:style-name="ce10">
            <text:p>39.109</text:p>
          </table:table-cell>
          <table:table-cell office:value-type="string" table:style-name="ce10">
            <text:p>39.473</text:p>
          </table:table-cell>
          <table:table-cell table:number-columns-repeated="16366"/>
        </table:table-row>
        <table:table-row table:style-name="ro14">
          <table:table-cell office:value-type="string" table:style-name="ce4">
            <text:p>E05B_02</text:p>
          </table:table-cell>
          <table:table-cell office:value-type="string" table:style-name="ce4">
            <text:p>E05B. Why did you not report your experience of bullying and harassment? I did not want to be seen as a troublemaker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3.662</text:p>
          </table:table-cell>
          <table:table-cell office:value-type="string" table:style-name="ce10">
            <text:p>43.156</text:p>
          </table:table-cell>
          <table:table-cell office:value-type="string" table:style-name="ce10">
            <text:p>44.071</text:p>
          </table:table-cell>
          <table:table-cell table:number-columns-repeated="16366"/>
        </table:table-row>
        <table:table-row table:style-name="ro14">
          <table:table-cell office:value-type="string" table:style-name="ce4">
            <text:p>E05B_03</text:p>
          </table:table-cell>
          <table:table-cell office:value-type="string" table:style-name="ce4">
            <text:p>E05B. Why did you not report your experience of bullying and harassment? I did not believe that corrective action would be taken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1.649</text:p>
          </table:table-cell>
          <table:table-cell office:value-type="string" table:style-name="ce10">
            <text:p>62.02</text:p>
          </table:table-cell>
          <table:table-cell office:value-type="string" table:style-name="ce10">
            <text:p>62.613</text:p>
          </table:table-cell>
          <table:table-cell table:number-columns-repeated="16366"/>
        </table:table-row>
        <table:table-row table:style-name="ro14">
          <table:table-cell office:value-type="string" table:style-name="ce4">
            <text:p>E05B_04</text:p>
          </table:table-cell>
          <table:table-cell office:value-type="string" table:style-name="ce4">
            <text:p>E05B. Why did you not report your experience of bullying and harassment? I did not know how to report it or who to speak to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8.79</text:p>
          </table:table-cell>
          <table:table-cell office:value-type="string" table:style-name="ce10">
            <text:p>9.929</text:p>
          </table:table-cell>
          <table:table-cell office:value-type="string" table:style-name="ce10">
            <text:p>10.174</text:p>
          </table:table-cell>
          <table:table-cell table:number-columns-repeated="16366"/>
        </table:table-row>
        <table:table-row table:style-name="ro14">
          <table:table-cell office:value-type="string" table:style-name="ce4">
            <text:p>E05B_05</text:p>
          </table:table-cell>
          <table:table-cell office:value-type="string" table:style-name="ce4">
            <text:p>E05B. Why did you not report your experience of bullying and harassment? The behaviour stopped before I could report it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4.912</text:p>
          </table:table-cell>
          <table:table-cell office:value-type="string" table:style-name="ce10">
            <text:p>5.288</text:p>
          </table:table-cell>
          <table:table-cell office:value-type="string" table:style-name="ce10">
            <text:p>5.468</text:p>
          </table:table-cell>
          <table:table-cell table:number-columns-repeated="16366"/>
        </table:table-row>
        <table:table-row table:style-name="ro14">
          <table:table-cell office:value-type="string" table:style-name="ce4">
            <text:p>E05B_06</text:p>
          </table:table-cell>
          <table:table-cell office:value-type="string" table:style-name="ce4">
            <text:p>E05B. Why did you not report your experience of bullying and harassment? I did not report it for another reason (% of those ticking at least one E05B option)</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3.487</text:p>
          </table:table-cell>
          <table:table-cell office:value-type="string" table:style-name="ce10">
            <text:p>21.716</text:p>
          </table:table-cell>
          <table:table-cell office:value-type="string" table:style-name="ce10">
            <text:p>20.478</text:p>
          </table:table-cell>
          <table:table-cell table:number-columns-repeated="16366"/>
        </table:table-row>
        <table:table-row table:style-name="ro13">
          <table:table-cell office:value-type="string" table:style-name="ce4">
            <text:p>E06_A_yes</text:p>
          </table:table-cell>
          <table:table-cell office:value-type="string" table:style-name="ce4">
            <text:p>E06_A. Was appropriate action taken to address the behaviour you experienced?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5.614</text:p>
          </table:table-cell>
          <table:table-cell office:value-type="string" table:style-name="ce10">
            <text:p>14.378</text:p>
          </table:table-cell>
          <table:table-cell office:value-type="string" table:style-name="ce10">
            <text:p>27.672</text:p>
          </table:table-cell>
          <table:table-cell office:value-type="string" table:style-name="ce10">
            <text:p>28.68</text:p>
          </table:table-cell>
          <table:table-cell table:number-columns-repeated="16366"/>
        </table:table-row>
        <table:table-row table:style-name="ro13">
          <table:table-cell office:value-type="string" table:style-name="ce4">
            <text:p>E06_A_no</text:p>
          </table:table-cell>
          <table:table-cell office:value-type="string" table:style-name="ce4">
            <text:p>E06_A. Was appropriate action taken to address the behaviour you experienced?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3.594</text:p>
          </table:table-cell>
          <table:table-cell office:value-type="string" table:style-name="ce10">
            <text:p>64.331</text:p>
          </table:table-cell>
          <table:table-cell office:value-type="string" table:style-name="ce10">
            <text:p>59.401</text:p>
          </table:table-cell>
          <table:table-cell office:value-type="string" table:style-name="ce10">
            <text:p>57.523</text:p>
          </table:table-cell>
          <table:table-cell table:number-columns-repeated="16366"/>
        </table:table-row>
        <table:table-row table:style-name="ro13">
          <table:table-cell office:value-type="string" table:style-name="ce4">
            <text:p>E06_A_pnts</text:p>
          </table:table-cell>
          <table:table-cell office:value-type="string" table:style-name="ce4">
            <text:p>E06_A. Was appropriate action taken to address the behaviour you experienced?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0.792</text:p>
          </table:table-cell>
          <table:table-cell office:value-type="string" table:style-name="ce10">
            <text:p>21.291</text:p>
          </table:table-cell>
          <table:table-cell office:value-type="string" table:style-name="ce10">
            <text:p>12.927</text:p>
          </table:table-cell>
          <table:table-cell office:value-type="string" table:style-name="ce10">
            <text:p>13.797</text:p>
          </table:table-cell>
          <table:table-cell table:number-columns-repeated="16366"/>
        </table:table-row>
        <table:table-row table:style-name="ro9">
          <table:table-cell office:value-type="string" table:style-name="ce4">
            <text:p>E06_B_yes</text:p>
          </table:table-cell>
          <table:table-cell office:value-type="string" table:style-name="ce4">
            <text:p>E06_B. Has the bullying and/or harassment stopped?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8.192</text:p>
          </table:table-cell>
          <table:table-cell office:value-type="string" table:style-name="ce10">
            <text:p>39.066</text:p>
          </table:table-cell>
          <table:table-cell office:value-type="string" table:style-name="ce10">
            <text:p>42.143</text:p>
          </table:table-cell>
          <table:table-cell office:value-type="string" table:style-name="ce10">
            <text:p>41.214</text:p>
          </table:table-cell>
          <table:table-cell table:number-columns-repeated="16366"/>
        </table:table-row>
        <table:table-row table:style-name="ro9">
          <table:table-cell office:value-type="string" table:style-name="ce4">
            <text:p>E06_B_no</text:p>
          </table:table-cell>
          <table:table-cell office:value-type="string" table:style-name="ce4">
            <text:p>E06_B. Has the bullying and/or harassment stopped?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37.693</text:p>
          </table:table-cell>
          <table:table-cell office:value-type="string" table:style-name="ce10">
            <text:p>33.349</text:p>
          </table:table-cell>
          <table:table-cell office:value-type="string" table:style-name="ce10">
            <text:p>31.217</text:p>
          </table:table-cell>
          <table:table-cell office:value-type="string" table:style-name="ce10">
            <text:p>31.881</text:p>
          </table:table-cell>
          <table:table-cell table:number-columns-repeated="16366"/>
        </table:table-row>
        <table:table-row table:style-name="ro9">
          <table:table-cell office:value-type="string" table:style-name="ce4">
            <text:p>E06_B_pnts</text:p>
          </table:table-cell>
          <table:table-cell office:value-type="string" table:style-name="ce4">
            <text:p>E06_B. Has the bullying and/or harassment stopped?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4.115</text:p>
          </table:table-cell>
          <table:table-cell office:value-type="string" table:style-name="ce10">
            <text:p>27.585</text:p>
          </table:table-cell>
          <table:table-cell office:value-type="string" table:style-name="ce10">
            <text:p>26.64</text:p>
          </table:table-cell>
          <table:table-cell office:value-type="string" table:style-name="ce10">
            <text:p>26.905</text:p>
          </table:table-cell>
          <table:table-cell table:number-columns-repeated="16366"/>
        </table:table-row>
        <table:table-row table:style-name="ro9">
          <table:table-cell office:value-type="string" table:style-name="ce4">
            <text:p>E06_C_yes</text:p>
          </table:table-cell>
          <table:table-cell office:value-type="string" table:style-name="ce4">
            <text:p>E06_C. Does the culture where you work allow this kind of behaviour to continue?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5.489</text:p>
          </table:table-cell>
          <table:table-cell office:value-type="string" table:style-name="ce10">
            <text:p>61.589</text:p>
          </table:table-cell>
          <table:table-cell office:value-type="string" table:style-name="ce10">
            <text:p>59.266</text:p>
          </table:table-cell>
          <table:table-cell office:value-type="string" table:style-name="ce10">
            <text:p>58.91</text:p>
          </table:table-cell>
          <table:table-cell table:number-columns-repeated="16366"/>
        </table:table-row>
        <table:table-row table:style-name="ro9">
          <table:table-cell office:value-type="string" table:style-name="ce4">
            <text:p>E06_C_no</text:p>
          </table:table-cell>
          <table:table-cell office:value-type="string" table:style-name="ce4">
            <text:p>E06_C. Does the culture where you work allow this kind of behaviour to continue?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5.24</text:p>
          </table:table-cell>
          <table:table-cell office:value-type="string" table:style-name="ce10">
            <text:p>20.534</text:p>
          </table:table-cell>
          <table:table-cell office:value-type="string" table:style-name="ce10">
            <text:p>22.087</text:p>
          </table:table-cell>
          <table:table-cell office:value-type="string" table:style-name="ce10">
            <text:p>22.196</text:p>
          </table:table-cell>
          <table:table-cell table:number-columns-repeated="16366"/>
        </table:table-row>
        <table:table-row table:style-name="ro13">
          <table:table-cell office:value-type="string" table:style-name="ce4">
            <text:p>E06_C_pnts</text:p>
          </table:table-cell>
          <table:table-cell office:value-type="string" table:style-name="ce4">
            <text:p>E06_C. Does the culture where you work allow this kind of behaviour to continue?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9.27</text:p>
          </table:table-cell>
          <table:table-cell office:value-type="string" table:style-name="ce10">
            <text:p>17.877</text:p>
          </table:table-cell>
          <table:table-cell office:value-type="string" table:style-name="ce10">
            <text:p>18.648</text:p>
          </table:table-cell>
          <table:table-cell office:value-type="string" table:style-name="ce10">
            <text:p>18.894</text:p>
          </table:table-cell>
          <table:table-cell table:number-columns-repeated="16366"/>
        </table:table-row>
        <table:table-row table:style-name="ro9">
          <table:table-cell office:value-type="string" table:style-name="ce4">
            <text:p>E06_D_yes</text:p>
          </table:table-cell>
          <table:table-cell office:value-type="string" table:style-name="ce4">
            <text:p>E06_D. Did you feel like you were punished for reporting the incident? (% yes)</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18.849</text:p>
          </table:table-cell>
          <table:table-cell office:value-type="string" table:style-name="ce10">
            <text:p>34.921</text:p>
          </table:table-cell>
          <table:table-cell office:value-type="string" table:style-name="ce10">
            <text:p>34.898</text:p>
          </table:table-cell>
          <table:table-cell office:value-type="string" table:style-name="ce10">
            <text:p>33.547</text:p>
          </table:table-cell>
          <table:table-cell table:number-columns-repeated="16366"/>
        </table:table-row>
        <table:table-row table:style-name="ro9">
          <table:table-cell office:value-type="string" table:style-name="ce4">
            <text:p>E06_D_no</text:p>
          </table:table-cell>
          <table:table-cell office:value-type="string" table:style-name="ce4">
            <text:p>E06_D. Did you feel like you were punished for reporting the incident? (% no)</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2.823</text:p>
          </table:table-cell>
          <table:table-cell office:value-type="string" table:style-name="ce10">
            <text:p>50.7</text:p>
          </table:table-cell>
          <table:table-cell office:value-type="string" table:style-name="ce10">
            <text:p>51.335</text:p>
          </table:table-cell>
          <table:table-cell office:value-type="string" table:style-name="ce10">
            <text:p>52.264</text:p>
          </table:table-cell>
          <table:table-cell table:number-columns-repeated="16366"/>
        </table:table-row>
        <table:table-row table:style-name="ro9">
          <table:table-cell office:value-type="string" table:style-name="ce4">
            <text:p>E06_D_pnts</text:p>
          </table:table-cell>
          <table:table-cell office:value-type="string" table:style-name="ce4">
            <text:p>E06_D. Did you feel like you were punished for reporting the incident? (% prefer not to say)</text:p>
          </table:table-cell>
          <table:table-cell office:value-type="string" table:style-name="ce4">
            <text:p>Reporting of bullying and harassment</text:p>
          </table:table-cell>
          <table:table-cell office:value-type="string" table:style-name="ce4">
            <text:p>[note 3]</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8.328</text:p>
          </table:table-cell>
          <table:table-cell office:value-type="string" table:style-name="ce10">
            <text:p>14.379</text:p>
          </table:table-cell>
          <table:table-cell office:value-type="string" table:style-name="ce10">
            <text:p>13.767</text:p>
          </table:table-cell>
          <table:table-cell office:value-type="string" table:style-name="ce10">
            <text:p>14.189</text:p>
          </table:table-cell>
          <table:table-cell table:number-columns-repeated="16366"/>
        </table:table-row>
        <table:table-row table:style-name="ro13">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8.43</text:p>
          </table:table-cell>
          <table:table-cell office:value-type="string" table:style-name="ce10">
            <text:p>61.126</text:p>
          </table:table-cell>
          <table:table-cell office:value-type="string" table:style-name="ce10">
            <text:p>61.031</text:p>
          </table:table-cell>
          <table:table-cell office:value-type="string" table:style-name="ce10">
            <text:p>62.989</text:p>
          </table:table-cell>
          <table:table-cell office:value-type="string" table:style-name="ce10">
            <text:p>64.126</text:p>
          </table:table-cell>
          <table:table-cell office:value-type="string" table:style-name="ce10">
            <text:p>63.993</text:p>
          </table:table-cell>
          <table:table-cell office:value-type="string" table:style-name="ce10">
            <text:p>64.535</text:p>
          </table:table-cell>
          <table:table-cell office:value-type="string" table:style-name="ce10">
            <text:p>65.936</text:p>
          </table:table-cell>
          <table:table-cell office:value-type="string" table:style-name="ce10">
            <text:p>58.584</text:p>
          </table:table-cell>
          <table:table-cell office:value-type="string" table:style-name="ce10">
            <text:p>63.576</text:p>
          </table:table-cell>
          <table:table-cell office:value-type="string" table:style-name="ce10">
            <text:p>62.78</text:p>
          </table:table-cell>
          <table:table-cell table:number-columns-repeated="16366"/>
        </table:table-row>
        <table:table-row table:style-name="ro12">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5.304</text:p>
          </table:table-cell>
          <table:table-cell office:value-type="string" table:style-name="ce10">
            <text:p>68.463</text:p>
          </table:table-cell>
          <table:table-cell office:value-type="string" table:style-name="ce10">
            <text:p>67.982</text:p>
          </table:table-cell>
          <table:table-cell office:value-type="string" table:style-name="ce10">
            <text:p>69.415</text:p>
          </table:table-cell>
          <table:table-cell office:value-type="string" table:style-name="ce10">
            <text:p>70.115</text:p>
          </table:table-cell>
          <table:table-cell office:value-type="string" table:style-name="ce10">
            <text:p>69.427</text:p>
          </table:table-cell>
          <table:table-cell office:value-type="string" table:style-name="ce10">
            <text:p>69.903</text:p>
          </table:table-cell>
          <table:table-cell office:value-type="string" table:style-name="ce10">
            <text:p>70.531</text:p>
          </table:table-cell>
          <table:table-cell office:value-type="string" table:style-name="ce10">
            <text:p>66.302</text:p>
          </table:table-cell>
          <table:table-cell office:value-type="string" table:style-name="ce10">
            <text:p>69.01</text:p>
          </table:table-cell>
          <table:table-cell office:value-type="string" table:style-name="ce10">
            <text:p>68.354</text:p>
          </table:table-cell>
          <table:table-cell table:number-columns-repeated="16366"/>
        </table:table-row>
        <table:table-row table:style-name="ro13">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6.614</text:p>
          </table:table-cell>
          <table:table-cell office:value-type="string" table:style-name="ce10">
            <text:p>58.266</text:p>
          </table:table-cell>
          <table:table-cell office:value-type="string" table:style-name="ce10">
            <text:p>58.881</text:p>
          </table:table-cell>
          <table:table-cell office:value-type="string" table:style-name="ce10">
            <text:p>60.693</text:p>
          </table:table-cell>
          <table:table-cell office:value-type="string" table:style-name="ce10">
            <text:p>62.275</text:p>
          </table:table-cell>
          <table:table-cell office:value-type="string" table:style-name="ce10">
            <text:p>61.366</text:p>
          </table:table-cell>
          <table:table-cell office:value-type="string" table:style-name="ce10">
            <text:p>61.643</text:p>
          </table:table-cell>
          <table:table-cell office:value-type="string" table:style-name="ce10">
            <text:p>61.508</text:p>
          </table:table-cell>
          <table:table-cell office:value-type="string" table:style-name="ce10">
            <text:p>56.656</text:p>
          </table:table-cell>
          <table:table-cell office:value-type="string" table:style-name="ce10">
            <text:p>60.217</text:p>
          </table:table-cell>
          <table:table-cell office:value-type="string" table:style-name="ce10">
            <text:p>59.947</text:p>
          </table:table-cell>
          <table:table-cell table:number-columns-repeated="16366"/>
        </table:table-row>
        <table:table-row table:style-name="ro13">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29.12</text:p>
          </table:table-cell>
          <table:table-cell office:value-type="string" table:style-name="ce10">
            <text:p>30.133</text:p>
          </table:table-cell>
          <table:table-cell office:value-type="string" table:style-name="ce10">
            <text:p>29.943</text:p>
          </table:table-cell>
          <table:table-cell office:value-type="string" table:style-name="ce10">
            <text:p>30.434</text:p>
          </table:table-cell>
          <table:table-cell office:value-type="string" table:style-name="ce10">
            <text:p>30.164</text:p>
          </table:table-cell>
          <table:table-cell office:value-type="string" table:style-name="ce10">
            <text:p>31.283</text:p>
          </table:table-cell>
          <table:table-cell office:value-type="string" table:style-name="ce10">
            <text:p>32.084</text:p>
          </table:table-cell>
          <table:table-cell office:value-type="string" table:style-name="ce10">
            <text:p>32.329</text:p>
          </table:table-cell>
          <table:table-cell office:value-type="string" table:style-name="ce10">
            <text:p>35.101</text:p>
          </table:table-cell>
          <table:table-cell office:value-type="string" table:style-name="ce10">
            <text:p>34.744</text:p>
          </table:table-cell>
          <table:table-cell office:value-type="string" table:style-name="ce10">
            <text:p>35.668</text:p>
          </table:table-cell>
          <table:table-cell table:number-columns-repeated="16366"/>
        </table:table-row>
        <table:table-row table:style-name="ro13">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4.101</text:p>
          </table:table-cell>
          <table:table-cell office:value-type="string" table:style-name="ce10">
            <text:p>68.6</text:p>
          </table:table-cell>
          <table:table-cell office:value-type="string" table:style-name="ce10">
            <text:p>69.694</text:p>
          </table:table-cell>
          <table:table-cell office:value-type="string" table:style-name="ce10">
            <text:p>69.302</text:p>
          </table:table-cell>
          <table:table-cell table:number-columns-repeated="16366"/>
        </table:table-row>
        <table:table-row table:style-name="ro13">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9.839</text:p>
          </table:table-cell>
          <table:table-cell office:value-type="string" table:style-name="ce10">
            <text:p>70.273</text:p>
          </table:table-cell>
          <table:table-cell office:value-type="string" table:style-name="ce10">
            <text:p>69.608</text:p>
          </table:table-cell>
          <table:table-cell table:number-columns-repeated="16366"/>
        </table:table-row>
        <table:table-row table:style-name="ro10">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5.751</text:p>
          </table:table-cell>
          <table:table-cell office:value-type="string" table:style-name="ce10">
            <text:p>5.331</text:p>
          </table:table-cell>
          <table:table-cell office:value-type="string" table:style-name="ce10">
            <text:p>5.343</text:p>
          </table:table-cell>
          <table:table-cell table:number-columns-repeated="16366"/>
        </table:table-row>
        <table:table-row table:style-name="ro13">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75.83</text:p>
          </table:table-cell>
          <table:table-cell office:value-type="string" table:style-name="ce10">
            <text:p>75.53</text:p>
          </table:table-cell>
          <table:table-cell office:value-type="string" table:style-name="ce10">
            <text:p>75.107</text:p>
          </table:table-cell>
          <table:table-cell table:number-columns-repeated="16366"/>
        </table:table-row>
        <table:table-row table:style-name="ro10">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string" table:style-name="ce10">
            <text:p>34.655</text:p>
          </table:table-cell>
          <table:table-cell office:value-type="string" table:style-name="ce10">
            <text:p>34.753</text:p>
          </table:table-cell>
          <table:table-cell office:value-type="string" table:style-name="ce10">
            <text:p>34.68</text:p>
          </table:table-cell>
          <table:table-cell office:value-type="string" table:style-name="ce10">
            <text:p>34.01</text:p>
          </table:table-cell>
          <table:table-cell office:value-type="string" table:style-name="ce10">
            <text:p>32.353</text:p>
          </table:table-cell>
          <table:table-cell office:value-type="string" table:style-name="ce10">
            <text:p>32.517</text:p>
          </table:table-cell>
          <table:table-cell office:value-type="string" table:style-name="ce10">
            <text:p>32.025</text:p>
          </table:table-cell>
          <table:table-cell office:value-type="string" table:style-name="ce10">
            <text:p>31.362</text:p>
          </table:table-cell>
          <table:table-cell office:value-type="string" table:style-name="ce10">
            <text:p>30.679</text:p>
          </table:table-cell>
          <table:table-cell office:value-type="string" table:style-name="ce10">
            <text:p>30.677</text:p>
          </table:table-cell>
          <table:table-cell office:value-type="string" table:style-name="ce10">
            <text:p>29.965</text:p>
          </table:table-cell>
          <table:table-cell office:value-type="string" table:style-name="ce10">
            <text:p>28.004</text:p>
          </table:table-cell>
          <table:table-cell office:value-type="string" table:style-name="ce10">
            <text:p>27.998</text:p>
          </table:table-cell>
          <table:table-cell office:value-type="string" table:style-name="ce10">
            <text:p>28.277</text:p>
          </table:table-cell>
          <table:table-cell table:number-columns-repeated="16366"/>
        </table:table-row>
        <table:table-row table:style-name="ro10">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69.424</text:p>
          </table:table-cell>
          <table:table-cell office:value-type="string" table:style-name="ce10">
            <text:p>71.27</text:p>
          </table:table-cell>
          <table:table-cell office:value-type="string" table:style-name="ce10">
            <text:p>71.301</text:p>
          </table:table-cell>
          <table:table-cell office:value-type="string" table:style-name="ce10">
            <text:p>71.928</text:p>
          </table:table-cell>
          <table:table-cell office:value-type="string" table:style-name="ce10">
            <text:p>72.364</text:p>
          </table:table-cell>
          <table:table-cell office:value-type="string" table:style-name="ce10">
            <text:p>72.588</text:p>
          </table:table-cell>
          <table:table-cell office:value-type="string" table:style-name="ce10">
            <text:p>72.611</text:p>
          </table:table-cell>
          <table:table-cell office:value-type="string" table:style-name="ce10">
            <text:p>72.996</text:p>
          </table:table-cell>
          <table:table-cell office:value-type="string" table:style-name="ce10">
            <text:p>73.313</text:p>
          </table:table-cell>
          <table:table-cell office:value-type="string" table:style-name="ce10">
            <text:p>73.584</text:p>
          </table:table-cell>
          <table:table-cell office:value-type="string" table:style-name="ce10">
            <text:p>73.186</text:p>
          </table:table-cell>
          <table:table-cell table:number-columns-repeated="16366"/>
        </table:table-row>
        <table:table-row table:number-rows-repeated="1048380" table:style-name="ro6">
          <table:table-cell table:number-columns-repeated="16384"/>
        </table:table-row>
      </table:table>
      <table:table table:name="Table_3" table:style-name="ta1">
        <table:table-column table:style-name="co3" table:default-cell-style-name="ce1"/>
        <table:table-column table:style-name="co5" table:number-columns-repeated="2" table:default-cell-style-name="ce1"/>
        <table:table-column table:style-name="co3" table:number-columns-repeated="4" table:default-cell-style-name="ce1"/>
        <table:table-column table:style-name="co5" table:number-columns-repeated="2" table:default-cell-style-name="ce1"/>
        <table:table-column table:style-name="co3" table:default-cell-style-name="ce1"/>
        <table:table-column table:style-name="co5" table:number-columns-repeated="110" table:default-cell-style-name="ce1"/>
        <table:table-column table:style-name="co2" table:number-columns-repeated="16264" table:default-cell-style-name="ce1"/>
        <table:table-row table:style-name="ro7">
          <table:table-cell office:value-type="string" table:style-name="ce5">
            <text:p>Mean scores by organisation</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This table contains notes, which can be found in the Notes worksheet.</text:p>
          </table:table-cell>
          <table:table-cell table:number-columns-repeated="16383" table:style-name="ce1"/>
        </table:table-row>
        <table:table-row table:style-name="ro5">
          <table:table-cell office:value-type="string" table:style-name="ce1">
            <text:p>Blank cells indicate that there are no notes for the given row.</text:p>
          </table:table-cell>
          <table:table-cell table:number-columns-repeated="16383" table:style-name="ce1"/>
        </table:table-row>
        <table:table-row table:style-name="ro5">
          <table:table-cell office:value-type="string" table:style-name="ce1">
            <text:p>Source: Civil Service People Survey 2022.</text:p>
          </table:table-cell>
          <table:table-cell table:number-columns-repeated="16383" table:style-name="ce1"/>
        </table:table-row>
        <table:table-row table:style-name="ro16">
          <table:table-cell office:value-type="string" table:style-name="ce8">
            <text:p>Organisation</text:p>
          </table:table-cell>
          <table:table-cell office:value-type="string" table:style-name="ce8">
            <text:p>Organisation name</text:p>
          </table:table-cell>
          <table:table-cell office:value-type="string" table:style-name="ce8">
            <text:p>Department group</text:p>
          </table:table-cell>
          <table:table-cell office:value-type="string" table:style-name="ce8">
            <text:p>Notes</text:p>
          </table:table-cell>
          <table:table-cell office:value-type="string" table:style-name="ce9">
            <text:p>Response rate</text:p>
          </table:table-cell>
          <table:table-cell office:value-type="string" table:style-name="ce9">
            <text:p>Employee engagement index (B47-B51)</text:p>
          </table:table-cell>
          <table:table-cell office:value-type="string" table:style-name="ce9">
            <text:p>mw_ts. My work theme score (% positive, B01-B05)</text:p>
          </table:table-cell>
          <table:table-cell office:value-type="string" table:style-name="ce9">
            <text:p>op_ts. Organisational objectives and purpose theme score (% positive, B06-B07)</text:p>
          </table:table-cell>
          <table:table-cell office:value-type="string" table:style-name="ce9">
            <text:p>lm_ts. My manager theme score (% positive, B08-B16) [note 1]</text:p>
          </table:table-cell>
          <table:table-cell office:value-type="string" table:style-name="ce9">
            <text:p>mt_ts. My team theme score (% positive, B18-B20)</text:p>
          </table:table-cell>
          <table:table-cell office:value-type="string" table:style-name="ce9">
            <text:p>ld_ts. Learning and development theme score (% positive, B21-B24)</text:p>
          </table:table-cell>
          <table:table-cell office:value-type="string" table:style-name="ce9">
            <text:p>if_ts. Inclusion and fair treatment theme score (% positive, B25-B28)</text:p>
          </table:table-cell>
          <table:table-cell office:value-type="string" table:style-name="ce9">
            <text:p>rw_ts. Resources and workload theme score (% positive, B29-B34)</text:p>
          </table:table-cell>
          <table:table-cell office:value-type="string" table:style-name="ce9">
            <text:p>pb_ts. Pay and benefits theme score (% positive, B35-B37)</text:p>
          </table:table-cell>
          <table:table-cell office:value-type="string" table:style-name="ce9">
            <text:p>lc_ts. Leadership and managing change theme score (% positive, B38-B46)</text:p>
          </table:table-cell>
          <table:table-cell office:value-type="string" table:style-name="ce9">
            <text:p>B01. I am interested in my work (% strongly agree or agree)</text:p>
          </table:table-cell>
          <table:table-cell office:value-type="string" table:style-name="ce9">
            <text:p>B02. I am sufficiently challenged by my work (% strongly agree or agree)</text:p>
          </table:table-cell>
          <table:table-cell office:value-type="string" table:style-name="ce9">
            <text:p>B03. My work gives me a sense of personal accomplishment (% strongly agree or agree)</text:p>
          </table:table-cell>
          <table:table-cell office:value-type="string" table:style-name="ce9">
            <text:p>B04. I feel involved in the decisions that affect my work (% strongly agree or agree)</text:p>
          </table:table-cell>
          <table:table-cell office:value-type="string" table:style-name="ce9">
            <text:p>B05. I have a choice in deciding how I do my work (% strongly agree or agree)</text:p>
          </table:table-cell>
          <table:table-cell office:value-type="string" table:style-name="ce9">
            <text:p>B06. I have a clear understanding of [my organisation's] objectives (% strongly agree or agree)</text:p>
          </table:table-cell>
          <table:table-cell office:value-type="string" table:style-name="ce9">
            <text:p>B07. I understand how my work contributes to [my organisation's] objectives (% strongly agree or agree)</text:p>
          </table:table-cell>
          <table:table-cell office:value-type="string" table:style-name="ce9">
            <text:p>B08. My manager motivates me to be more effective in my job (% strongly agree or agree)</text:p>
          </table:table-cell>
          <table:table-cell office:value-type="string" table:style-name="ce9">
            <text:p>B09. My manager is considerate of my life outside work (% strongly agree or agree)</text:p>
          </table:table-cell>
          <table:table-cell office:value-type="string" table:style-name="ce9">
            <text:p>B10. My manager is open to my ideas (% strongly agree or agree)</text:p>
          </table:table-cell>
          <table:table-cell office:value-type="string" table:style-name="ce9">
            <text:p>B11. My manager helps me to understand how I contribute to [my organisation's] objectives (% strongly agree or agree)</text:p>
          </table:table-cell>
          <table:table-cell office:value-type="string" table:style-name="ce9">
            <text:p>B12. Overall, I have confidence in the decisions made by my manager (% strongly agree or agree)</text:p>
          </table:table-cell>
          <table:table-cell office:value-type="string" table:style-name="ce9">
            <text:p>B13. My manager recognises when I have done my job well (% strongly agree or agree)</text:p>
          </table:table-cell>
          <table:table-cell office:value-type="string" table:style-name="ce9">
            <text:p>B14. I receive regular feedback on my performance (% strongly agree or agree)</text:p>
          </table:table-cell>
          <table:table-cell office:value-type="string" table:style-name="ce9">
            <text:p>B15. The feedback I receive helps me to improve my performance (% strongly agree or agree)</text:p>
          </table:table-cell>
          <table:table-cell office:value-type="string" table:style-name="ce9">
            <text:p>B16. I think that my performance is evaluated fairly (% strongly agree or agree)</text:p>
          </table:table-cell>
          <table:table-cell office:value-type="string" table:style-name="ce9">
            <text:p>B18. The people in my team can be relied upon to help when things get difficult in my job (% strongly agree or agree)</text:p>
          </table:table-cell>
          <table:table-cell office:value-type="string" table:style-name="ce9">
            <text:p>B19. The people in my team work together to find ways to improve the service we provide (% strongly agree or agree)</text:p>
          </table:table-cell>
          <table:table-cell office:value-type="string" table:style-name="ce9">
            <text:p>B20. The people in my team are encouraged to come up with new and better ways of doing things (% strongly agree or agree)</text:p>
          </table:table-cell>
          <table:table-cell office:value-type="string" table:style-name="ce9">
            <text:p>B21. I am able to access the right learning and development opportunities when I need to (% strongly agree or agree)</text:p>
          </table:table-cell>
          <table:table-cell office:value-type="string" table:style-name="ce9">
            <text:p>B22. Learning and development activities I have completed in the past 12 months have helped to improve my performance (% strongly agree or agree)</text:p>
          </table:table-cell>
          <table:table-cell office:value-type="string" table:style-name="ce9">
            <text:p>B23. There are opportunities for me to develop my career in [my organisation] (% strongly agree or agree)</text:p>
          </table:table-cell>
          <table:table-cell office:value-type="string" table:style-name="ce9">
            <text:p>B24. Learning and development activities I have completed while working for [my organisation] are helping me to develop my career (% strongly agree or agree)</text:p>
          </table:table-cell>
          <table:table-cell office:value-type="string" table:style-name="ce9">
            <text:p>B25. I am treated fairly at work (% strongly agree or agree)</text:p>
          </table:table-cell>
          <table:table-cell office:value-type="string" table:style-name="ce9">
            <text:p>B26. I am treated with respect by the people I work with (% strongly agree or agree)</text:p>
          </table:table-cell>
          <table:table-cell office:value-type="string" table:style-name="ce9">
            <text:p>B27. I feel valued for the work I do (% strongly agree or agree)</text:p>
          </table:table-cell>
          <table:table-cell office:value-type="string" table:style-name="ce9">
            <text:p>B28. I think that [my organisation] respects individual differences (e.g. cultures, working styles, backgrounds, ideas, etc.) (% strongly agree or agree)</text:p>
          </table:table-cell>
          <table:table-cell office:value-type="string" table:style-name="ce9">
            <text:p>B29. I get the information I need to do my job well (% strongly agree or agree)</text:p>
          </table:table-cell>
          <table:table-cell office:value-type="string" table:style-name="ce9">
            <text:p>B30. I have clear work objectives (% strongly agree or agree)</text:p>
          </table:table-cell>
          <table:table-cell office:value-type="string" table:style-name="ce9">
            <text:p>B31. I have the skills I need to do my job effectively (% strongly agree or agree)</text:p>
          </table:table-cell>
          <table:table-cell office:value-type="string" table:style-name="ce9">
            <text:p>B32. I have the tools I need to do my job effectively (% strongly agree or agree)</text:p>
          </table:table-cell>
          <table:table-cell office:value-type="string" table:style-name="ce9">
            <text:p>B33. I have an acceptable workload (% strongly agree or agree)</text:p>
          </table:table-cell>
          <table:table-cell office:value-type="string" table:style-name="ce9">
            <text:p>B34. I achieve a good balance between my work life and my private life (% strongly agree or agree)</text:p>
          </table:table-cell>
          <table:table-cell office:value-type="string" table:style-name="ce9">
            <text:p>B35. I feel that my pay adequately reflects my performance (% strongly agree or agree)</text:p>
          </table:table-cell>
          <table:table-cell office:value-type="string" table:style-name="ce9">
            <text:p>B36. I am satisfied with the total benefits package (% strongly agree or agree)</text:p>
          </table:table-cell>
          <table:table-cell office:value-type="string" table:style-name="ce9">
            <text:p>B37. Compared to people doing a similar job in other organisations I feel my pay is reasonable (% strongly agree or agree)</text:p>
          </table:table-cell>
          <table:table-cell office:value-type="string" table:style-name="ce9">
            <text:p>B38. [Senior managers] in [my organisation] are sufficiently visible (% strongly agree or agree)</text:p>
          </table:table-cell>
          <table:table-cell office:value-type="string" table:style-name="ce9">
            <text:p>B39. I believe the actions of [senior managers] are consistent with [my organisation's] values (% strongly agree or agree)</text:p>
          </table:table-cell>
          <table:table-cell office:value-type="string" table:style-name="ce9">
            <text:p>B40. I believe that [my organisation's] senior leaders have a clear vision for the future of [my organisation] (% strongly agree or agree)</text:p>
          </table:table-cell>
          <table:table-cell office:value-type="string" table:style-name="ce9">
            <text:p>B41. Overall, I have confidence in the decisions made by [my organisation's senior managers] (% strongly agree or agree)</text:p>
          </table:table-cell>
          <table:table-cell office:value-type="string" table:style-name="ce9">
            <text:p>B42. I feel that change is managed well in [my organisation] (% strongly agree or agree)</text:p>
          </table:table-cell>
          <table:table-cell office:value-type="string" table:style-name="ce9">
            <text:p>B43. When changes are made in [my organisation] they are usually for the better (% strongly agree or agree)</text:p>
          </table:table-cell>
          <table:table-cell office:value-type="string" table:style-name="ce9">
            <text:p>B44. [My organisation] keeps me informed about matters that affect me (% strongly agree or agree)</text:p>
          </table:table-cell>
          <table:table-cell office:value-type="string" table:style-name="ce9">
            <text:p>B45. I have the opportunity to contribute my views before decisions are made that affect me (% strongly agree or agree)</text:p>
          </table:table-cell>
          <table:table-cell office:value-type="string" table:style-name="ce9">
            <text:p>B46. I think it is safe to challenge the way things are done in [my organisation] (% strongly agree or agree)</text:p>
          </table:table-cell>
          <table:table-cell office:value-type="string" table:style-name="ce9">
            <text:p>B47. I am proud when I tell others I am part of [my organisation] (% strongly agree or agree)</text:p>
          </table:table-cell>
          <table:table-cell office:value-type="string" table:style-name="ce9">
            <text:p>B48. I would recommend [my organisation] as a great place to work (% strongly agree or agree)</text:p>
          </table:table-cell>
          <table:table-cell office:value-type="string" table:style-name="ce9">
            <text:p>B49. I feel a strong personal attachment to [my organisation] (% strongly agree or agree)</text:p>
          </table:table-cell>
          <table:table-cell office:value-type="string" table:style-name="ce9">
            <text:p>B50. [My organisation] inspires me to do the best in my job (% strongly agree or agree)</text:p>
          </table:table-cell>
          <table:table-cell office:value-type="string" table:style-name="ce9">
            <text:p>B51. [My organisation] motivates me to help it achieve its objectives (% strongly agree or agree)</text:p>
          </table:table-cell>
          <table:table-cell office:value-type="string" table:style-name="ce9">
            <text:p>B52. I believe that [senior managers] in [my organisation] will take action on the results from this survey (% strongly agree or agree)</text:p>
          </table:table-cell>
          <table:table-cell office:value-type="string" table:style-name="ce9">
            <text:p>B53. Where I work, I think effective action has been taken on the results of the last survey (% strongly agree or agree)</text:p>
          </table:table-cell>
          <table:table-cell office:value-type="string" table:style-name="ce9">
            <text:p>B54. I am trusted to carry out my job effectively (% strongly agree or agree)</text:p>
          </table:table-cell>
          <table:table-cell office:value-type="string" table:style-name="ce9">
            <text:p>B55. I believe I would be supported if I try a new idea, even if it may not work (% strongly agree or agree)</text:p>
          </table:table-cell>
          <table:table-cell office:value-type="string" table:style-name="ce9">
            <text:p>B56. In [my organisation], people are encouraged to speak up when they identify a serious policy or delivery risk (% strongly agree or agree)</text:p>
          </table:table-cell>
          <table:table-cell office:value-type="string" table:style-name="ce9">
            <text:p>B57. I feel able to challenge inappropriate behaviour in the workplace (% strongly agree or agree)</text:p>
          </table:table-cell>
          <table:table-cell office:value-type="string" table:style-name="ce9">
            <text:p>B58. My organisation is committed to creating a diverse and inclusive workplace (% strongly agree or agree)</text:p>
          </table:table-cell>
          <table:table-cell office:value-type="string" table:style-name="ce9">
            <text:p>B59. I am aware of the Civil Service vision for 'A Modern Civil Service' (% strongly agree or agree)</text:p>
          </table:table-cell>
          <table:table-cell office:value-type="string" table:style-name="ce9">
            <text:p>B59A. I understand how I can help achieve the vision for 'A Modern Civil Service' (% strongly agree or agree)</text:p>
          </table:table-cell>
          <table:table-cell office:value-type="string" table:style-name="ce9">
            <text:p>B59B. The technology provided by [my organisation] enables me to easily connect and collaborate with the colleagues that I need to for me to do my job effectively, from any location (% strongly agree or agree)</text:p>
          </table:table-cell>
          <table:table-cell office:value-type="string" table:style-name="ce9">
            <text:p>B59C. How often do you collaborate with civil servants in other Government departments and agencies to achieve common goals? (% some of the time, often or always)</text:p>
          </table:table-cell>
          <table:table-cell office:value-type="string" table:style-name="ce9">
            <text:p>B59D. I consider how my work impacts upon the public in the course of carrying out my duties (% some of the time, often or always)</text:p>
          </table:table-cell>
          <table:table-cell office:value-type="string" table:style-name="ce9">
            <text:p>B59E. I have a choice in deciding where I do my work (usual workplace or base, another workplace, home) (% strongly agree or agree)</text:p>
          </table:table-cell>
          <table:table-cell office:value-type="string" table:style-name="ce9">
            <text:p>B59F. My manager trusts me to do my job effectively, even if I am not working from the same location as them (% strongly agree or agree)</text:p>
          </table:table-cell>
          <table:table-cell office:value-type="string" table:style-name="ce9">
            <text:p>B59G. Over the last month, roughly how productive have you been? (% selecting '100% productive', '90-99% productive')</text:p>
          </table:table-cell>
          <table:table-cell office:value-type="string" table:style-name="ce9">
            <text:p>B59H. Efficiency is pursued as a priority in [my organisation] (% strongly agree or agree)</text:p>
          </table:table-cell>
          <table:table-cell office:value-type="string" table:style-name="ce9">
            <text:p>C01_1. I want to leave [my organisation] ( % selecting 'as soon as possible')</text:p>
          </table:table-cell>
          <table:table-cell office:value-type="string" table:style-name="ce9">
            <text:p>C01_2. I want to leave [my organisation] (% selecting 'within the next 12 months')</text:p>
          </table:table-cell>
          <table:table-cell office:value-type="string" table:style-name="ce9">
            <text:p>C01_3. I want to stay working for [my organisation] (% selecting 'for at least the next year')</text:p>
          </table:table-cell>
          <table:table-cell office:value-type="string" table:style-name="ce9">
            <text:p>C01_4. I want to stay working for [my organisation] (% selecting 'for at least the next three years')</text:p>
          </table:table-cell>
          <table:table-cell office:value-type="string" table:style-name="ce9">
            <text:p>CV3. Would you describe yourself as having 'long COVID', that is, you are still experiencing symptoms more than 4 weeks after you first had COVID-19, that are not explained by something else? (% yes)</text:p>
          </table:table-cell>
          <table:table-cell office:value-type="string" table:style-name="ce9">
            <text:p>D01A. I understand the Civil Service Code and what it means for my conduct (% strongly agree or agree)</text:p>
          </table:table-cell>
          <table:table-cell office:value-type="string" table:style-name="ce9">
            <text:p>D02. Are you aware of how to raise a concern under the Civil Service Code? (% yes)</text:p>
          </table:table-cell>
          <table:table-cell office:value-type="string" table:style-name="ce9">
            <text:p>D03. Are you confident that if you raise a concern under the Civil Service Code in [your organisation] it would be investigated properly? (% yes)</text:p>
          </table:table-cell>
          <table:table-cell office:value-type="string" table:style-name="ce9">
            <text:p>E01. Have you been discriminated against at work, in the past 12 months? (% yes)</text:p>
          </table:table-cell>
          <table:table-cell office:value-type="string" table:style-name="ce9">
            <text:p>E01. Have you been discriminated against at work, in the past 12 months? (% no)</text:p>
          </table:table-cell>
          <table:table-cell office:value-type="string" table:style-name="ce9">
            <text:p>E01. Have you been discriminated against at work, in the past 12 months? (% prefer not to say)</text:p>
          </table:table-cell>
          <table:table-cell office:value-type="string" table:style-name="ce9">
            <text:p>E03. Have you been bullied or harassed at work, in the past 12 months? (% yes)</text:p>
          </table:table-cell>
          <table:table-cell office:value-type="string" table:style-name="ce9">
            <text:p>E03. Have you been bullied or harassed at work, in the past 12 months? (% no)</text:p>
          </table:table-cell>
          <table:table-cell office:value-type="string" table:style-name="ce9">
            <text:p>E03. Have you been bullied or harassed at work, in the past 12 months? (% prefer not to say)</text:p>
          </table:table-cell>
          <table:table-cell office:value-type="string" table:style-name="ce9">
            <text:p>E05. Did you report your experience of bullying and/or harassment? (% yes) [note 3]</text:p>
          </table:table-cell>
          <table:table-cell office:value-type="string" table:style-name="ce9">
            <text:p>E05. Did you report your experience of bullying and/or harassment? (% no) [note 3]</text:p>
          </table:table-cell>
          <table:table-cell office:value-type="string" table:style-name="ce9">
            <text:p>E05. Did you report your experience of bullying and/or harassment? (% prefer not to say) [note 3]</text:p>
          </table:table-cell>
          <table:table-cell office:value-type="string" table:style-name="ce9">
            <text:p>E06_A. Was appropriate action taken to address the behaviour you experienced? (% yes) [note 3]</text:p>
          </table:table-cell>
          <table:table-cell office:value-type="string" table:style-name="ce9">
            <text:p>E06_A. Was appropriate action taken to address the behaviour you experienced? (% no) [note 3]</text:p>
          </table:table-cell>
          <table:table-cell office:value-type="string" table:style-name="ce9">
            <text:p>E06_A. Was appropriate action taken to address the behaviour you experienced? (% prefer not to say) [note 3]</text:p>
          </table:table-cell>
          <table:table-cell office:value-type="string" table:style-name="ce9">
            <text:p>E06_B. Has the bullying and/or harassment stopped? (% yes) [note 3]</text:p>
          </table:table-cell>
          <table:table-cell office:value-type="string" table:style-name="ce9">
            <text:p>E06_B. Has the bullying and/or harassment stopped? (% no) [note 3]</text:p>
          </table:table-cell>
          <table:table-cell office:value-type="string" table:style-name="ce9">
            <text:p>E06_B. Has the bullying and/or harassment stopped? (% prefer not to say) [note 3]</text:p>
          </table:table-cell>
          <table:table-cell office:value-type="string" table:style-name="ce9">
            <text:p>E06_C. Does the culture where you work allow this kind of behaviour to continue? (% yes) [note 3]</text:p>
          </table:table-cell>
          <table:table-cell office:value-type="string" table:style-name="ce9">
            <text:p>E06_C. Does the culture where you work allow this kind of behaviour to continue? (% no) [note 3]</text:p>
          </table:table-cell>
          <table:table-cell office:value-type="string" table:style-name="ce9">
            <text:p>E06_C. Does the culture where you work allow this kind of behaviour to continue? (% prefer not to say) [note 3]</text:p>
          </table:table-cell>
          <table:table-cell office:value-type="string" table:style-name="ce9">
            <text:p>E06_D. Did you feel like you were punished for reporting the incident? (% yes) [note 3]</text:p>
          </table:table-cell>
          <table:table-cell office:value-type="string" table:style-name="ce9">
            <text:p>E06_D. Did you feel like you were punished for reporting the incident? (% no) [note 3]</text:p>
          </table:table-cell>
          <table:table-cell office:value-type="string" table:style-name="ce9">
            <text:p>E06_D. Did you feel like you were punished for reporting the incident? (% prefer not to say) [note 3]</text:p>
          </table:table-cell>
          <table:table-cell office:value-type="string" table:style-name="ce9">
            <text:p>W01. Overall, how satisfied are you with your life nowadays? (% rating 7-10, where 10 is 'completely satisfied')</text:p>
          </table:table-cell>
          <table:table-cell office:value-type="string" table:style-name="ce9">
            <text:p>W02. Overall, to what extent do you feel the things you do in your life are worthwhile? (% rating 7-10, where 10 is 'worthwhile')</text:p>
          </table:table-cell>
          <table:table-cell office:value-type="string" table:style-name="ce9">
            <text:p>W03. Overall, how happy did you feel yesterday? (% rating 7-10, where 10 is 'completely happy')</text:p>
          </table:table-cell>
          <table:table-cell office:value-type="string" table:style-name="ce9">
            <text:p>W04. Overall, how anxious did you feel yesterday? (% rating 6-10, where 10 is 'completely anxious')</text:p>
          </table:table-cell>
          <table:table-cell office:value-type="string" table:style-name="ce9">
            <text:p>J04B. In general, how would you rate your overall mental health now? (% excellent, very good or good)</text:p>
          </table:table-cell>
          <table:table-cell office:value-type="string" table:style-name="ce9">
            <text:p>W05. In general, how would you rate your overall physical health now? (% excellent, very good or good)</text:p>
          </table:table-cell>
          <table:table-cell office:value-type="string" table:style-name="ce9">
            <text:p>W07. How often do you feel lonely? (% 'often or always')</text:p>
          </table:table-cell>
          <table:table-cell office:value-type="string" table:style-name="ce9">
            <text:p>W08. The people in my team genuinely care about my wellbeing (% strongly agree or agree)</text:p>
          </table:table-cell>
          <table:table-cell office:value-type="string" table:style-name="ce9">
            <text:p>HSE_index. Proxy Stress Index (high score means high stress)</text:p>
          </table:table-cell>
          <table:table-cell office:value-type="string" table:style-name="ce9">
            <text:p>PERMA_index. PERMA Index (high score means high flourishing)</text:p>
          </table:table-cell>
          <table:table-cell table:number-columns-repeated="16264"/>
        </table:table-row>
        <table:table-row table:style-name="ro10">
          <table:table-cell office:value-type="string" table:style-name="ce4">
            <text:p>CS_MEDIAN</text:p>
          </table:table-cell>
          <table:table-cell office:value-type="string" table:style-name="ce4">
            <text:p>Civil Service Benchmark (median)</text:p>
          </table:table-cell>
          <table:table-cell office:value-type="string" table:style-name="ce4">
            <text:p>All Civil Servants</text:p>
          </table:table-cell>
          <table:table-cell table:style-name="ce4"/>
          <table:table-cell office:value-type="float" office:value="76.513000000000005" table:style-name="ce10">
            <text:p>76.513</text:p>
          </table:table-cell>
          <table:table-cell office:value-type="float" office:value="64.584999999999994" table:style-name="ce10">
            <text:p>64.585</text:p>
          </table:table-cell>
          <table:table-cell office:value-type="float" office:value="78.510999999999996" table:style-name="ce10">
            <text:p>78.511</text:p>
          </table:table-cell>
          <table:table-cell office:value-type="float" office:value="82.86" table:style-name="ce10">
            <text:p>82.86</text:p>
          </table:table-cell>
          <table:table-cell office:value-type="float" office:value="77.536000000000001" table:style-name="ce10">
            <text:p>77.536</text:p>
          </table:table-cell>
          <table:table-cell office:value-type="float" office:value="83.519000000000005" table:style-name="ce10">
            <text:p>83.519</text:p>
          </table:table-cell>
          <table:table-cell office:value-type="float" office:value="55.031999999999996" table:style-name="ce10">
            <text:p>55.032</text:p>
          </table:table-cell>
          <table:table-cell office:value-type="float" office:value="81.375" table:style-name="ce10">
            <text:p>81.375</text:p>
          </table:table-cell>
          <table:table-cell office:value-type="float" office:value="74.138000000000005" table:style-name="ce10">
            <text:p>74.138</text:p>
          </table:table-cell>
          <table:table-cell office:value-type="float" office:value="27.603999999999999" table:style-name="ce10">
            <text:p>27.604</text:p>
          </table:table-cell>
          <table:table-cell office:value-type="float" office:value="53.999000000000002" table:style-name="ce10">
            <text:p>53.999</text:p>
          </table:table-cell>
          <table:table-cell office:value-type="float" office:value="89.808000000000007" table:style-name="ce10">
            <text:p>89.808</text:p>
          </table:table-cell>
          <table:table-cell office:value-type="float" office:value="83.382000000000005" table:style-name="ce10">
            <text:p>83.382</text:p>
          </table:table-cell>
          <table:table-cell office:value-type="float" office:value="77.631" table:style-name="ce10">
            <text:p>77.631</text:p>
          </table:table-cell>
          <table:table-cell office:value-type="float" office:value="61.905999999999999" table:style-name="ce10">
            <text:p>61.906</text:p>
          </table:table-cell>
          <table:table-cell office:value-type="float" office:value="80.843999999999994" table:style-name="ce10">
            <text:p>80.844</text:p>
          </table:table-cell>
          <table:table-cell office:value-type="float" office:value="81.775999999999996" table:style-name="ce10">
            <text:p>81.776</text:p>
          </table:table-cell>
          <table:table-cell office:value-type="float" office:value="85.102999999999994" table:style-name="ce10">
            <text:p>85.103</text:p>
          </table:table-cell>
          <table:table-cell office:value-type="float" office:value="76.076999999999998" table:style-name="ce10">
            <text:p>76.077</text:p>
          </table:table-cell>
          <table:table-cell office:value-type="float" office:value="89.369" table:style-name="ce10">
            <text:p>89.369</text:p>
          </table:table-cell>
          <table:table-cell office:value-type="float" office:value="86.313000000000002" table:style-name="ce10">
            <text:p>86.313</text:p>
          </table:table-cell>
          <table:table-cell office:value-type="float" office:value="70.584999999999994" table:style-name="ce10">
            <text:p>70.585</text:p>
          </table:table-cell>
          <table:table-cell office:value-type="float" office:value="81.600999999999999" table:style-name="ce10">
            <text:p>81.601</text:p>
          </table:table-cell>
          <table:table-cell office:value-type="float" office:value="83.486000000000004" table:style-name="ce10">
            <text:p>83.486</text:p>
          </table:table-cell>
          <table:table-cell office:value-type="float" office:value="71.512" table:style-name="ce10">
            <text:p>71.512</text:p>
          </table:table-cell>
          <table:table-cell office:value-type="float" office:value="66.822000000000003" table:style-name="ce10">
            <text:p>66.822</text:p>
          </table:table-cell>
          <table:table-cell office:value-type="float" office:value="72.433000000000007" table:style-name="ce10">
            <text:p>72.433</text:p>
          </table:table-cell>
          <table:table-cell office:value-type="float" office:value="87.8" table:style-name="ce10">
            <text:p>87.8</text:p>
          </table:table-cell>
          <table:table-cell office:value-type="float" office:value="84.599000000000004" table:style-name="ce10">
            <text:p>84.599</text:p>
          </table:table-cell>
          <table:table-cell office:value-type="float" office:value="78.266999999999996" table:style-name="ce10">
            <text:p>78.267</text:p>
          </table:table-cell>
          <table:table-cell office:value-type="float" office:value="65.837000000000003" table:style-name="ce10">
            <text:p>65.837</text:p>
          </table:table-cell>
          <table:table-cell office:value-type="float" office:value="51.960999999999999" table:style-name="ce10">
            <text:p>51.961</text:p>
          </table:table-cell>
          <table:table-cell office:value-type="float" office:value="52.241999999999997" table:style-name="ce10">
            <text:p>52.242</text:p>
          </table:table-cell>
          <table:table-cell office:value-type="float" office:value="49.707999999999998" table:style-name="ce10">
            <text:p>49.708</text:p>
          </table:table-cell>
          <table:table-cell office:value-type="float" office:value="84.593000000000004" table:style-name="ce10">
            <text:p>84.593</text:p>
          </table:table-cell>
          <table:table-cell office:value-type="float" office:value="88.585999999999999" table:style-name="ce10">
            <text:p>88.586</text:p>
          </table:table-cell>
          <table:table-cell office:value-type="float" office:value="71.278000000000006" table:style-name="ce10">
            <text:p>71.278</text:p>
          </table:table-cell>
          <table:table-cell office:value-type="float" office:value="80.384" table:style-name="ce10">
            <text:p>80.384</text:p>
          </table:table-cell>
          <table:table-cell office:value-type="float" office:value="71.745999999999995" table:style-name="ce10">
            <text:p>71.746</text:p>
          </table:table-cell>
          <table:table-cell office:value-type="float" office:value="77.010000000000005" table:style-name="ce10">
            <text:p>77.01</text:p>
          </table:table-cell>
          <table:table-cell office:value-type="float" office:value="89.009" table:style-name="ce10">
            <text:p>89.009</text:p>
          </table:table-cell>
          <table:table-cell office:value-type="float" office:value="74.688999999999993" table:style-name="ce10">
            <text:p>74.689</text:p>
          </table:table-cell>
          <table:table-cell office:value-type="float" office:value="61.671999999999997" table:style-name="ce10">
            <text:p>61.672</text:p>
          </table:table-cell>
          <table:table-cell office:value-type="float" office:value="72.983999999999995" table:style-name="ce10">
            <text:p>72.984</text:p>
          </table:table-cell>
          <table:table-cell office:value-type="float" office:value="26.736000000000001" table:style-name="ce10">
            <text:p>26.736</text:p>
          </table:table-cell>
          <table:table-cell office:value-type="float" office:value="33.854999999999997" table:style-name="ce10">
            <text:p>33.855</text:p>
          </table:table-cell>
          <table:table-cell office:value-type="float" office:value="21.585000000000001" table:style-name="ce10">
            <text:p>21.585</text:p>
          </table:table-cell>
          <table:table-cell office:value-type="float" office:value="72.427999999999997" table:style-name="ce10">
            <text:p>72.428</text:p>
          </table:table-cell>
          <table:table-cell office:value-type="float" office:value="66.569999999999993" table:style-name="ce10">
            <text:p>66.57</text:p>
          </table:table-cell>
          <table:table-cell office:value-type="float" office:value="55.253" table:style-name="ce10">
            <text:p>55.253</text:p>
          </table:table-cell>
          <table:table-cell office:value-type="float" office:value="57.905999999999999" table:style-name="ce10">
            <text:p>57.906</text:p>
          </table:table-cell>
          <table:table-cell office:value-type="float" office:value="38.219000000000001" table:style-name="ce10">
            <text:p>38.219</text:p>
          </table:table-cell>
          <table:table-cell office:value-type="float" office:value="36.448999999999998" table:style-name="ce10">
            <text:p>36.449</text:p>
          </table:table-cell>
          <table:table-cell office:value-type="float" office:value="66.159000000000006" table:style-name="ce10">
            <text:p>66.159</text:p>
          </table:table-cell>
          <table:table-cell office:value-type="float" office:value="42.415999999999997" table:style-name="ce10">
            <text:p>42.416</text:p>
          </table:table-cell>
          <table:table-cell office:value-type="float" office:value="52.707999999999998" table:style-name="ce10">
            <text:p>52.708</text:p>
          </table:table-cell>
          <table:table-cell office:value-type="float" office:value="66.762" table:style-name="ce10">
            <text:p>66.762</text:p>
          </table:table-cell>
          <table:table-cell office:value-type="float" office:value="61.012999999999998" table:style-name="ce10">
            <text:p>61.013</text:p>
          </table:table-cell>
          <table:table-cell office:value-type="float" office:value="51.325000000000003" table:style-name="ce10">
            <text:p>51.325</text:p>
          </table:table-cell>
          <table:table-cell office:value-type="float" office:value="55.512999999999998" table:style-name="ce10">
            <text:p>55.513</text:p>
          </table:table-cell>
          <table:table-cell office:value-type="float" office:value="52.439" table:style-name="ce10">
            <text:p>52.439</text:p>
          </table:table-cell>
          <table:table-cell office:value-type="float" office:value="50.677999999999997" table:style-name="ce10">
            <text:p>50.678</text:p>
          </table:table-cell>
          <table:table-cell office:value-type="float" office:value="34.929000000000002" table:style-name="ce10">
            <text:p>34.929</text:p>
          </table:table-cell>
          <table:table-cell office:value-type="float" office:value="90.575000000000003" table:style-name="ce10">
            <text:p>90.575</text:p>
          </table:table-cell>
          <table:table-cell office:value-type="float" office:value="74.844999999999999" table:style-name="ce10">
            <text:p>74.845</text:p>
          </table:table-cell>
          <table:table-cell office:value-type="float" office:value="74.036000000000001" table:style-name="ce10">
            <text:p>74.036</text:p>
          </table:table-cell>
          <table:table-cell office:value-type="float" office:value="71.225999999999999" table:style-name="ce10">
            <text:p>71.226</text:p>
          </table:table-cell>
          <table:table-cell office:value-type="float" office:value="78.031000000000006" table:style-name="ce10">
            <text:p>78.031</text:p>
          </table:table-cell>
          <table:table-cell office:value-type="float" office:value="59.548000000000002" table:style-name="ce10">
            <text:p>59.548</text:p>
          </table:table-cell>
          <table:table-cell office:value-type="float" office:value="40.792999999999999" table:style-name="ce10">
            <text:p>40.793</text:p>
          </table:table-cell>
          <table:table-cell office:value-type="float" office:value="79.703000000000003" table:style-name="ce10">
            <text:p>79.703</text:p>
          </table:table-cell>
          <table:table-cell office:value-type="float" office:value="35.549999999999997" table:style-name="ce10">
            <text:p>35.55</text:p>
          </table:table-cell>
          <table:table-cell office:value-type="float" office:value="86.557000000000002" table:style-name="ce10">
            <text:p>86.557</text:p>
          </table:table-cell>
          <table:table-cell office:value-type="float" office:value="79.010999999999996" table:style-name="ce10">
            <text:p>79.011</text:p>
          </table:table-cell>
          <table:table-cell office:value-type="float" office:value="94.751999999999995" table:style-name="ce10">
            <text:p>94.752</text:p>
          </table:table-cell>
          <table:table-cell office:value-type="float" office:value="68.873999999999995" table:style-name="ce10">
            <text:p>68.874</text:p>
          </table:table-cell>
          <table:table-cell office:value-type="float" office:value="56.741999999999997" table:style-name="ce10">
            <text:p>56.742</text:p>
          </table:table-cell>
          <table:table-cell office:value-type="float" office:value="7.0449999999999999" table:style-name="ce10">
            <text:p>7.045</text:p>
          </table:table-cell>
          <table:table-cell office:value-type="float" office:value="14.537000000000001" table:style-name="ce10">
            <text:p>14.537</text:p>
          </table:table-cell>
          <table:table-cell office:value-type="float" office:value="34.427" table:style-name="ce10">
            <text:p>34.427</text:p>
          </table:table-cell>
          <table:table-cell office:value-type="float" office:value="42.345999999999997" table:style-name="ce10">
            <text:p>42.346</text:p>
          </table:table-cell>
          <table:table-cell office:value-type="float" office:value="10.779" table:style-name="ce10">
            <text:p>10.779</text:p>
          </table:table-cell>
          <table:table-cell office:value-type="float" office:value="89.34" table:style-name="ce10">
            <text:p>89.34</text:p>
          </table:table-cell>
          <table:table-cell office:value-type="float" office:value="68.227999999999994" table:style-name="ce10">
            <text:p>68.228</text:p>
          </table:table-cell>
          <table:table-cell office:value-type="float" office:value="74.790999999999997" table:style-name="ce10">
            <text:p>74.791</text:p>
          </table:table-cell>
          <table:table-cell office:value-type="float" office:value="6.9450000000000003" table:style-name="ce10">
            <text:p>6.945</text:p>
          </table:table-cell>
          <table:table-cell office:value-type="float" office:value="86.983999999999995" table:style-name="ce10">
            <text:p>86.984</text:p>
          </table:table-cell>
          <table:table-cell office:value-type="float" office:value="6.1239999999999997" table:style-name="ce10">
            <text:p>6.124</text:p>
          </table:table-cell>
          <table:table-cell office:value-type="float" office:value="7.2119999999999997" table:style-name="ce10">
            <text:p>7.212</text:p>
          </table:table-cell>
          <table:table-cell office:value-type="float" office:value="87.799000000000007" table:style-name="ce10">
            <text:p>87.799</text:p>
          </table:table-cell>
          <table:table-cell office:value-type="float" office:value="5.226" table:style-name="ce10">
            <text:p>5.226</text:p>
          </table:table-cell>
          <table:table-cell office:value-type="float" office:value="38.545999999999999" table:style-name="ce10">
            <text:p>38.546</text:p>
          </table:table-cell>
          <table:table-cell office:value-type="float" office:value="47.014000000000003" table:style-name="ce10">
            <text:p>47.014</text:p>
          </table:table-cell>
          <table:table-cell office:value-type="float" office:value="13.976000000000001" table:style-name="ce10">
            <text:p>13.976</text:p>
          </table:table-cell>
          <table:table-cell office:value-type="float" office:value="29.167000000000002" table:style-name="ce10">
            <text:p>29.167</text:p>
          </table:table-cell>
          <table:table-cell office:value-type="float" office:value="56.555999999999997" table:style-name="ce10">
            <text:p>56.556</text:p>
          </table:table-cell>
          <table:table-cell office:value-type="float" office:value="12.5" table:style-name="ce10">
            <text:p>12.5</text:p>
          </table:table-cell>
          <table:table-cell office:value-type="float" office:value="40.015999999999998" table:style-name="ce10">
            <text:p>40.016</text:p>
          </table:table-cell>
          <table:table-cell office:value-type="float" office:value="31.69" table:style-name="ce10">
            <text:p>31.69</text:p>
          </table:table-cell>
          <table:table-cell office:value-type="float" office:value="28.291" table:style-name="ce10">
            <text:p>28.291</text:p>
          </table:table-cell>
          <table:table-cell office:value-type="float" office:value="59.265000000000001" table:style-name="ce10">
            <text:p>59.265</text:p>
          </table:table-cell>
          <table:table-cell office:value-type="float" office:value="21.643999999999998" table:style-name="ce10">
            <text:p>21.644</text:p>
          </table:table-cell>
          <table:table-cell office:value-type="float" office:value="18.2" table:style-name="ce10">
            <text:p>18.2</text:p>
          </table:table-cell>
          <table:table-cell office:value-type="float" office:value="31.071999999999999" table:style-name="ce10">
            <text:p>31.072</text:p>
          </table:table-cell>
          <table:table-cell office:value-type="float" office:value="53.845999999999997" table:style-name="ce10">
            <text:p>53.846</text:p>
          </table:table-cell>
          <table:table-cell office:value-type="float" office:value="13.888999999999999" table:style-name="ce10">
            <text:p>13.889</text:p>
          </table:table-cell>
          <table:table-cell office:value-type="float" office:value="63.552" table:style-name="ce10">
            <text:p>63.552</text:p>
          </table:table-cell>
          <table:table-cell office:value-type="float" office:value="69.105999999999995" table:style-name="ce10">
            <text:p>69.106</text:p>
          </table:table-cell>
          <table:table-cell office:value-type="float" office:value="60.781999999999996" table:style-name="ce10">
            <text:p>60.782</text:p>
          </table:table-cell>
          <table:table-cell office:value-type="float" office:value="35.44" table:style-name="ce10">
            <text:p>35.44</text:p>
          </table:table-cell>
          <table:table-cell office:value-type="float" office:value="71.069000000000003" table:style-name="ce10">
            <text:p>71.069</text:p>
          </table:table-cell>
          <table:table-cell office:value-type="float" office:value="72.918000000000006" table:style-name="ce10">
            <text:p>72.918</text:p>
          </table:table-cell>
          <table:table-cell office:value-type="float" office:value="4.7640000000000002" table:style-name="ce10">
            <text:p>4.764</text:p>
          </table:table-cell>
          <table:table-cell office:value-type="float" office:value="76.691000000000003" table:style-name="ce10">
            <text:p>76.691</text:p>
          </table:table-cell>
          <table:table-cell office:value-type="float" office:value="26.600999999999999" table:style-name="ce10">
            <text:p>26.601</text:p>
          </table:table-cell>
          <table:table-cell office:value-type="float" office:value="73.566000000000003" table:style-name="ce10">
            <text:p>73.566</text:p>
          </table:table-cell>
          <table:table-cell table:number-columns-repeated="16264"/>
        </table:table-row>
        <table:table-row table:style-name="ro5">
          <table:table-cell office:value-type="string" table:style-name="ce4">
            <text:p>CS_MEAN</text:p>
          </table:table-cell>
          <table:table-cell office:value-type="string" table:style-name="ce4">
            <text:p>All civil servants (mean score)</text:p>
          </table:table-cell>
          <table:table-cell office:value-type="string" table:style-name="ce4">
            <text:p>All Civil Servants</text:p>
          </table:table-cell>
          <table:table-cell table:style-name="ce4"/>
          <table:table-cell office:value-type="float" office:value="64.718999999999994" table:style-name="ce10">
            <text:p>64.719</text:p>
          </table:table-cell>
          <table:table-cell office:value-type="float" office:value="61.015000000000001" table:style-name="ce10">
            <text:p>61.015</text:p>
          </table:table-cell>
          <table:table-cell office:value-type="float" office:value="75.108999999999995" table:style-name="ce10">
            <text:p>75.109</text:p>
          </table:table-cell>
          <table:table-cell office:value-type="float" office:value="81.269000000000005" table:style-name="ce10">
            <text:p>81.269</text:p>
          </table:table-cell>
          <table:table-cell office:value-type="float" office:value="75.626000000000005" table:style-name="ce10">
            <text:p>75.626</text:p>
          </table:table-cell>
          <table:table-cell office:value-type="float" office:value="81.938000000000002" table:style-name="ce10">
            <text:p>81.938</text:p>
          </table:table-cell>
          <table:table-cell office:value-type="float" office:value="56.192999999999998" table:style-name="ce10">
            <text:p>56.193</text:p>
          </table:table-cell>
          <table:table-cell office:value-type="float" office:value="79.061999999999998" table:style-name="ce10">
            <text:p>79.062</text:p>
          </table:table-cell>
          <table:table-cell office:value-type="float" office:value="72.471000000000004" table:style-name="ce10">
            <text:p>72.471</text:p>
          </table:table-cell>
          <table:table-cell office:value-type="float" office:value="28.654" table:style-name="ce10">
            <text:p>28.654</text:p>
          </table:table-cell>
          <table:table-cell office:value-type="float" office:value="48.793999999999997" table:style-name="ce10">
            <text:p>48.794</text:p>
          </table:table-cell>
          <table:table-cell office:value-type="float" office:value="88.518000000000001" table:style-name="ce10">
            <text:p>88.518</text:p>
          </table:table-cell>
          <table:table-cell office:value-type="float" office:value="81.838999999999999" table:style-name="ce10">
            <text:p>81.839</text:p>
          </table:table-cell>
          <table:table-cell office:value-type="float" office:value="76.021000000000001" table:style-name="ce10">
            <text:p>76.021</text:p>
          </table:table-cell>
          <table:table-cell office:value-type="float" office:value="56.517000000000003" table:style-name="ce10">
            <text:p>56.517</text:p>
          </table:table-cell>
          <table:table-cell office:value-type="float" office:value="72.647000000000006" table:style-name="ce10">
            <text:p>72.647</text:p>
          </table:table-cell>
          <table:table-cell office:value-type="float" office:value="79.587999999999994" table:style-name="ce10">
            <text:p>79.588</text:p>
          </table:table-cell>
          <table:table-cell office:value-type="float" office:value="82.954999999999998" table:style-name="ce10">
            <text:p>82.955</text:p>
          </table:table-cell>
          <table:table-cell office:value-type="float" office:value="74.894000000000005" table:style-name="ce10">
            <text:p>74.894</text:p>
          </table:table-cell>
          <table:table-cell office:value-type="float" office:value="86.278000000000006" table:style-name="ce10">
            <text:p>86.278</text:p>
          </table:table-cell>
          <table:table-cell office:value-type="float" office:value="82.801000000000002" table:style-name="ce10">
            <text:p>82.801</text:p>
          </table:table-cell>
          <table:table-cell office:value-type="float" office:value="68.97" table:style-name="ce10">
            <text:p>68.97</text:p>
          </table:table-cell>
          <table:table-cell office:value-type="float" office:value="78.73" table:style-name="ce10">
            <text:p>78.73</text:p>
          </table:table-cell>
          <table:table-cell office:value-type="float" office:value="81.632999999999996" table:style-name="ce10">
            <text:p>81.633</text:p>
          </table:table-cell>
          <table:table-cell office:value-type="float" office:value="70.462000000000003" table:style-name="ce10">
            <text:p>70.462</text:p>
          </table:table-cell>
          <table:table-cell office:value-type="float" office:value="66.477000000000004" table:style-name="ce10">
            <text:p>66.477</text:p>
          </table:table-cell>
          <table:table-cell office:value-type="float" office:value="70.427999999999997" table:style-name="ce10">
            <text:p>70.428</text:p>
          </table:table-cell>
          <table:table-cell office:value-type="float" office:value="87.022000000000006" table:style-name="ce10">
            <text:p>87.022</text:p>
          </table:table-cell>
          <table:table-cell office:value-type="float" office:value="83.611999999999995" table:style-name="ce10">
            <text:p>83.612</text:p>
          </table:table-cell>
          <table:table-cell office:value-type="float" office:value="75.192999999999998" table:style-name="ce10">
            <text:p>75.193</text:p>
          </table:table-cell>
          <table:table-cell office:value-type="float" office:value="65.887" table:style-name="ce10">
            <text:p>65.887</text:p>
          </table:table-cell>
          <table:table-cell office:value-type="float" office:value="51.881" table:style-name="ce10">
            <text:p>51.881</text:p>
          </table:table-cell>
          <table:table-cell office:value-type="float" office:value="57.298000000000002" table:style-name="ce10">
            <text:p>57.298</text:p>
          </table:table-cell>
          <table:table-cell office:value-type="float" office:value="49.680999999999997" table:style-name="ce10">
            <text:p>49.681</text:p>
          </table:table-cell>
          <table:table-cell office:value-type="float" office:value="82.313999999999993" table:style-name="ce10">
            <text:p>82.314</text:p>
          </table:table-cell>
          <table:table-cell office:value-type="float" office:value="87.593999999999994" table:style-name="ce10">
            <text:p>87.594</text:p>
          </table:table-cell>
          <table:table-cell office:value-type="float" office:value="68.763999999999996" table:style-name="ce10">
            <text:p>68.764</text:p>
          </table:table-cell>
          <table:table-cell office:value-type="float" office:value="77.582999999999998" table:style-name="ce10">
            <text:p>77.583</text:p>
          </table:table-cell>
          <table:table-cell office:value-type="float" office:value="67.462999999999994" table:style-name="ce10">
            <text:p>67.463</text:p>
          </table:table-cell>
          <table:table-cell office:value-type="float" office:value="76.242999999999995" table:style-name="ce10">
            <text:p>76.243</text:p>
          </table:table-cell>
          <table:table-cell office:value-type="float" office:value="86.3" table:style-name="ce10">
            <text:p>86.3</text:p>
          </table:table-cell>
          <table:table-cell office:value-type="float" office:value="70.491" table:style-name="ce10">
            <text:p>70.491</text:p>
          </table:table-cell>
          <table:table-cell office:value-type="float" office:value="62.548000000000002" table:style-name="ce10">
            <text:p>62.548</text:p>
          </table:table-cell>
          <table:table-cell office:value-type="float" office:value="71.808000000000007" table:style-name="ce10">
            <text:p>71.808</text:p>
          </table:table-cell>
          <table:table-cell office:value-type="float" office:value="28.195" table:style-name="ce10">
            <text:p>28.195</text:p>
          </table:table-cell>
          <table:table-cell office:value-type="float" office:value="33.866999999999997" table:style-name="ce10">
            <text:p>33.867</text:p>
          </table:table-cell>
          <table:table-cell office:value-type="float" office:value="23.888000000000002" table:style-name="ce10">
            <text:p>23.888</text:p>
          </table:table-cell>
          <table:table-cell office:value-type="float" office:value="66.680999999999997" table:style-name="ce10">
            <text:p>66.681</text:p>
          </table:table-cell>
          <table:table-cell office:value-type="float" office:value="61.792999999999999" table:style-name="ce10">
            <text:p>61.793</text:p>
          </table:table-cell>
          <table:table-cell office:value-type="float" office:value="50.813000000000002" table:style-name="ce10">
            <text:p>50.813</text:p>
          </table:table-cell>
          <table:table-cell office:value-type="float" office:value="52.006999999999998" table:style-name="ce10">
            <text:p>52.007</text:p>
          </table:table-cell>
          <table:table-cell office:value-type="float" office:value="33.773000000000003" table:style-name="ce10">
            <text:p>33.773</text:p>
          </table:table-cell>
          <table:table-cell office:value-type="float" office:value="30.628" table:style-name="ce10">
            <text:p>30.628</text:p>
          </table:table-cell>
          <table:table-cell office:value-type="float" office:value="60.526000000000003" table:style-name="ce10">
            <text:p>60.526</text:p>
          </table:table-cell>
          <table:table-cell office:value-type="float" office:value="35.200000000000003" table:style-name="ce10">
            <text:p>35.2</text:p>
          </table:table-cell>
          <table:table-cell office:value-type="float" office:value="47.692999999999998" table:style-name="ce10">
            <text:p>47.693</text:p>
          </table:table-cell>
          <table:table-cell office:value-type="float" office:value="60.01" table:style-name="ce10">
            <text:p>60.01</text:p>
          </table:table-cell>
          <table:table-cell office:value-type="float" office:value="55.95" table:style-name="ce10">
            <text:p>55.95</text:p>
          </table:table-cell>
          <table:table-cell office:value-type="float" office:value="49.679000000000002" table:style-name="ce10">
            <text:p>49.679</text:p>
          </table:table-cell>
          <table:table-cell office:value-type="float" office:value="51.076000000000001" table:style-name="ce10">
            <text:p>51.076</text:p>
          </table:table-cell>
          <table:table-cell office:value-type="float" office:value="48.262999999999998" table:style-name="ce10">
            <text:p>48.263</text:p>
          </table:table-cell>
          <table:table-cell office:value-type="float" office:value="45.104999999999997" table:style-name="ce10">
            <text:p>45.105</text:p>
          </table:table-cell>
          <table:table-cell office:value-type="float" office:value="33.378" table:style-name="ce10">
            <text:p>33.378</text:p>
          </table:table-cell>
          <table:table-cell office:value-type="float" office:value="89.343000000000004" table:style-name="ce10">
            <text:p>89.343</text:p>
          </table:table-cell>
          <table:table-cell office:value-type="float" office:value="69.686000000000007" table:style-name="ce10">
            <text:p>69.686</text:p>
          </table:table-cell>
          <table:table-cell office:value-type="float" office:value="71.483999999999995" table:style-name="ce10">
            <text:p>71.484</text:p>
          </table:table-cell>
          <table:table-cell office:value-type="float" office:value="71.638000000000005" table:style-name="ce10">
            <text:p>71.638</text:p>
          </table:table-cell>
          <table:table-cell office:value-type="float" office:value="78.213999999999999" table:style-name="ce10">
            <text:p>78.214</text:p>
          </table:table-cell>
          <table:table-cell office:value-type="float" office:value="60.377000000000002" table:style-name="ce10">
            <text:p>60.377</text:p>
          </table:table-cell>
          <table:table-cell office:value-type="float" office:value="43.959000000000003" table:style-name="ce10">
            <text:p>43.959</text:p>
          </table:table-cell>
          <table:table-cell office:value-type="float" office:value="72.616" table:style-name="ce10">
            <text:p>72.616</text:p>
          </table:table-cell>
          <table:table-cell office:value-type="float" office:value="35.469000000000001" table:style-name="ce10">
            <text:p>35.469</text:p>
          </table:table-cell>
          <table:table-cell office:value-type="float" office:value="83.302999999999997" table:style-name="ce10">
            <text:p>83.303</text:p>
          </table:table-cell>
          <table:table-cell office:value-type="float" office:value="65.966999999999999" table:style-name="ce10">
            <text:p>65.967</text:p>
          </table:table-cell>
          <table:table-cell office:value-type="float" office:value="90.262" table:style-name="ce10">
            <text:p>90.262</text:p>
          </table:table-cell>
          <table:table-cell office:value-type="float" office:value="69.180999999999997" table:style-name="ce10">
            <text:p>69.181</text:p>
          </table:table-cell>
          <table:table-cell office:value-type="float" office:value="56.448" table:style-name="ce10">
            <text:p>56.448</text:p>
          </table:table-cell>
          <table:table-cell office:value-type="float" office:value="7.4640000000000004" table:style-name="ce10">
            <text:p>7.464</text:p>
          </table:table-cell>
          <table:table-cell office:value-type="float" office:value="13.55" table:style-name="ce10">
            <text:p>13.55</text:p>
          </table:table-cell>
          <table:table-cell office:value-type="float" office:value="29.32" table:style-name="ce10">
            <text:p>29.32</text:p>
          </table:table-cell>
          <table:table-cell office:value-type="float" office:value="49.667000000000002" table:style-name="ce10">
            <text:p>49.667</text:p>
          </table:table-cell>
          <table:table-cell office:value-type="float" office:value="12.803000000000001" table:style-name="ce10">
            <text:p>12.803</text:p>
          </table:table-cell>
          <table:table-cell office:value-type="float" office:value="87.95" table:style-name="ce10">
            <text:p>87.95</text:p>
          </table:table-cell>
          <table:table-cell office:value-type="float" office:value="68.596000000000004" table:style-name="ce10">
            <text:p>68.596</text:p>
          </table:table-cell>
          <table:table-cell office:value-type="float" office:value="71.224999999999994" table:style-name="ce10">
            <text:p>71.225</text:p>
          </table:table-cell>
          <table:table-cell office:value-type="float" office:value="8.7509999999999994" table:style-name="ce10">
            <text:p>8.751</text:p>
          </table:table-cell>
          <table:table-cell office:value-type="float" office:value="84.168000000000006" table:style-name="ce10">
            <text:p>84.168</text:p>
          </table:table-cell>
          <table:table-cell office:value-type="float" office:value="7.0810000000000004" table:style-name="ce10">
            <text:p>7.081</text:p>
          </table:table-cell>
          <table:table-cell office:value-type="float" office:value="8.6059999999999999" table:style-name="ce10">
            <text:p>8.606</text:p>
          </table:table-cell>
          <table:table-cell office:value-type="float" office:value="85.608999999999995" table:style-name="ce10">
            <text:p>85.609</text:p>
          </table:table-cell>
          <table:table-cell office:value-type="float" office:value="5.7850000000000001" table:style-name="ce10">
            <text:p>5.785</text:p>
          </table:table-cell>
          <table:table-cell office:value-type="float" office:value="38.978000000000002" table:style-name="ce10">
            <text:p>38.978</text:p>
          </table:table-cell>
          <table:table-cell office:value-type="float" office:value="47.176000000000002" table:style-name="ce10">
            <text:p>47.176</text:p>
          </table:table-cell>
          <table:table-cell office:value-type="float" office:value="13.845000000000001" table:style-name="ce10">
            <text:p>13.845</text:p>
          </table:table-cell>
          <table:table-cell office:value-type="float" office:value="28.68" table:style-name="ce10">
            <text:p>28.68</text:p>
          </table:table-cell>
          <table:table-cell office:value-type="float" office:value="57.523000000000003" table:style-name="ce10">
            <text:p>57.523</text:p>
          </table:table-cell>
          <table:table-cell office:value-type="float" office:value="13.797000000000001" table:style-name="ce10">
            <text:p>13.797</text:p>
          </table:table-cell>
          <table:table-cell office:value-type="float" office:value="41.213999999999999" table:style-name="ce10">
            <text:p>41.214</text:p>
          </table:table-cell>
          <table:table-cell office:value-type="float" office:value="31.881" table:style-name="ce10">
            <text:p>31.881</text:p>
          </table:table-cell>
          <table:table-cell office:value-type="float" office:value="26.905000000000001" table:style-name="ce10">
            <text:p>26.905</text:p>
          </table:table-cell>
          <table:table-cell office:value-type="float" office:value="58.91" table:style-name="ce10">
            <text:p>58.91</text:p>
          </table:table-cell>
          <table:table-cell office:value-type="float" office:value="22.196000000000002" table:style-name="ce10">
            <text:p>22.196</text:p>
          </table:table-cell>
          <table:table-cell office:value-type="float" office:value="18.893999999999998" table:style-name="ce10">
            <text:p>18.894</text:p>
          </table:table-cell>
          <table:table-cell office:value-type="float" office:value="33.546999999999997" table:style-name="ce10">
            <text:p>33.547</text:p>
          </table:table-cell>
          <table:table-cell office:value-type="float" office:value="52.264000000000003" table:style-name="ce10">
            <text:p>52.264</text:p>
          </table:table-cell>
          <table:table-cell office:value-type="float" office:value="14.189" table:style-name="ce10">
            <text:p>14.189</text:p>
          </table:table-cell>
          <table:table-cell office:value-type="float" office:value="62.78" table:style-name="ce10">
            <text:p>62.78</text:p>
          </table:table-cell>
          <table:table-cell office:value-type="float" office:value="68.353999999999999" table:style-name="ce10">
            <text:p>68.354</text:p>
          </table:table-cell>
          <table:table-cell office:value-type="float" office:value="59.947000000000003" table:style-name="ce10">
            <text:p>59.947</text:p>
          </table:table-cell>
          <table:table-cell office:value-type="float" office:value="35.667999999999999" table:style-name="ce10">
            <text:p>35.668</text:p>
          </table:table-cell>
          <table:table-cell office:value-type="float" office:value="69.302000000000007" table:style-name="ce10">
            <text:p>69.302</text:p>
          </table:table-cell>
          <table:table-cell office:value-type="float" office:value="69.608000000000004" table:style-name="ce10">
            <text:p>69.608</text:p>
          </table:table-cell>
          <table:table-cell office:value-type="float" office:value="5.343" table:style-name="ce10">
            <text:p>5.343</text:p>
          </table:table-cell>
          <table:table-cell office:value-type="float" office:value="75.106999999999999" table:style-name="ce10">
            <text:p>75.107</text:p>
          </table:table-cell>
          <table:table-cell office:value-type="float" office:value="28.277000000000001" table:style-name="ce10">
            <text:p>28.277</text:p>
          </table:table-cell>
          <table:table-cell office:value-type="float" office:value="73.186000000000007" table:style-name="ce10">
            <text:p>73.186</text:p>
          </table:table-cell>
          <table:table-cell table:number-columns-repeated="16264"/>
        </table:table-row>
        <table:table-row table:style-name="ro10">
          <table:table-cell office:value-type="string" table:style-name="ce4">
            <text:p>ACAS</text:p>
          </table:table-cell>
          <table:table-cell office:value-type="string" table:style-name="ce4">
            <text:p>Acas</text:p>
          </table:table-cell>
          <table:table-cell office:value-type="string" table:style-name="ce4">
            <text:p>Business, Energy and Industrial Strategy</text:p>
          </table:table-cell>
          <table:table-cell table:style-name="ce4"/>
          <table:table-cell office:value-type="float" office:value="72.665000000000006" table:style-name="ce10">
            <text:p>72.665</text:p>
          </table:table-cell>
          <table:table-cell office:value-type="float" office:value="62.802" table:style-name="ce10">
            <text:p>62.802</text:p>
          </table:table-cell>
          <table:table-cell office:value-type="float" office:value="72.423000000000002" table:style-name="ce10">
            <text:p>72.423</text:p>
          </table:table-cell>
          <table:table-cell office:value-type="float" office:value="81.525999999999996" table:style-name="ce10">
            <text:p>81.526</text:p>
          </table:table-cell>
          <table:table-cell office:value-type="float" office:value="76.519000000000005" table:style-name="ce10">
            <text:p>76.519</text:p>
          </table:table-cell>
          <table:table-cell office:value-type="float" office:value="78.001000000000005" table:style-name="ce10">
            <text:p>78.001</text:p>
          </table:table-cell>
          <table:table-cell office:value-type="float" office:value="51.338999999999999" table:style-name="ce10">
            <text:p>51.339</text:p>
          </table:table-cell>
          <table:table-cell office:value-type="float" office:value="77.085999999999999" table:style-name="ce10">
            <text:p>77.086</text:p>
          </table:table-cell>
          <table:table-cell office:value-type="float" office:value="74.293000000000006" table:style-name="ce10">
            <text:p>74.293</text:p>
          </table:table-cell>
          <table:table-cell office:value-type="float" office:value="19.768000000000001" table:style-name="ce10">
            <text:p>19.768</text:p>
          </table:table-cell>
          <table:table-cell office:value-type="float" office:value="46.393000000000001" table:style-name="ce10">
            <text:p>46.393</text:p>
          </table:table-cell>
          <table:table-cell office:value-type="float" office:value="87.951999999999998" table:style-name="ce10">
            <text:p>87.952</text:p>
          </table:table-cell>
          <table:table-cell office:value-type="float" office:value="80.856999999999999" table:style-name="ce10">
            <text:p>80.857</text:p>
          </table:table-cell>
          <table:table-cell office:value-type="float" office:value="76.376000000000005" table:style-name="ce10">
            <text:p>76.376</text:p>
          </table:table-cell>
          <table:table-cell office:value-type="float" office:value="44.832000000000001" table:style-name="ce10">
            <text:p>44.832</text:p>
          </table:table-cell>
          <table:table-cell office:value-type="float" office:value="72.021000000000001" table:style-name="ce10">
            <text:p>72.021</text:p>
          </table:table-cell>
          <table:table-cell office:value-type="float" office:value="77.778000000000006" table:style-name="ce10">
            <text:p>77.778</text:p>
          </table:table-cell>
          <table:table-cell office:value-type="float" office:value="85.274000000000001" table:style-name="ce10">
            <text:p>85.274</text:p>
          </table:table-cell>
          <table:table-cell office:value-type="float" office:value="74.966999999999999" table:style-name="ce10">
            <text:p>74.967</text:p>
          </table:table-cell>
          <table:table-cell office:value-type="float" office:value="88.352999999999994" table:style-name="ce10">
            <text:p>88.353</text:p>
          </table:table-cell>
          <table:table-cell office:value-type="float" office:value="80.888000000000005" table:style-name="ce10">
            <text:p>80.888</text:p>
          </table:table-cell>
          <table:table-cell office:value-type="float" office:value="70.241" table:style-name="ce10">
            <text:p>70.241</text:p>
          </table:table-cell>
          <table:table-cell office:value-type="float" office:value="79.652000000000001" table:style-name="ce10">
            <text:p>79.652</text:p>
          </table:table-cell>
          <table:table-cell office:value-type="float" office:value="84.605000000000004" table:style-name="ce10">
            <text:p>84.605</text:p>
          </table:table-cell>
          <table:table-cell office:value-type="float" office:value="75.168000000000006" table:style-name="ce10">
            <text:p>75.168</text:p>
          </table:table-cell>
          <table:table-cell office:value-type="float" office:value="68.054000000000002" table:style-name="ce10">
            <text:p>68.054</text:p>
          </table:table-cell>
          <table:table-cell office:value-type="float" office:value="66.756" table:style-name="ce10">
            <text:p>66.756</text:p>
          </table:table-cell>
          <table:table-cell office:value-type="float" office:value="86.078000000000003" table:style-name="ce10">
            <text:p>86.078</text:p>
          </table:table-cell>
          <table:table-cell office:value-type="float" office:value="78.983000000000004" table:style-name="ce10">
            <text:p>78.983</text:p>
          </table:table-cell>
          <table:table-cell office:value-type="float" office:value="68.941999999999993" table:style-name="ce10">
            <text:p>68.942</text:p>
          </table:table-cell>
          <table:table-cell office:value-type="float" office:value="63.137" table:style-name="ce10">
            <text:p>63.137</text:p>
          </table:table-cell>
          <table:table-cell office:value-type="float" office:value="52.145000000000003" table:style-name="ce10">
            <text:p>52.145</text:p>
          </table:table-cell>
          <table:table-cell office:value-type="float" office:value="45.71" table:style-name="ce10">
            <text:p>45.71</text:p>
          </table:table-cell>
          <table:table-cell office:value-type="float" office:value="44.235999999999997" table:style-name="ce10">
            <text:p>44.236</text:p>
          </table:table-cell>
          <table:table-cell office:value-type="float" office:value="80.856999999999999" table:style-name="ce10">
            <text:p>80.857</text:p>
          </table:table-cell>
          <table:table-cell office:value-type="float" office:value="87.650999999999996" table:style-name="ce10">
            <text:p>87.651</text:p>
          </table:table-cell>
          <table:table-cell office:value-type="float" office:value="65.281999999999996" table:style-name="ce10">
            <text:p>65.282</text:p>
          </table:table-cell>
          <table:table-cell office:value-type="float" office:value="74.564999999999998" table:style-name="ce10">
            <text:p>74.565</text:p>
          </table:table-cell>
          <table:table-cell office:value-type="float" office:value="73.628" table:style-name="ce10">
            <text:p>73.628</text:p>
          </table:table-cell>
          <table:table-cell office:value-type="float" office:value="78.046000000000006" table:style-name="ce10">
            <text:p>78.046</text:p>
          </table:table-cell>
          <table:table-cell office:value-type="float" office:value="89.156999999999996" table:style-name="ce10">
            <text:p>89.157</text:p>
          </table:table-cell>
          <table:table-cell office:value-type="float" office:value="73.19" table:style-name="ce10">
            <text:p>73.19</text:p>
          </table:table-cell>
          <table:table-cell office:value-type="float" office:value="58.332999999999998" table:style-name="ce10">
            <text:p>58.333</text:p>
          </table:table-cell>
          <table:table-cell office:value-type="float" office:value="73.323999999999998" table:style-name="ce10">
            <text:p>73.324</text:p>
          </table:table-cell>
          <table:table-cell office:value-type="float" office:value="20.884" table:style-name="ce10">
            <text:p>20.884</text:p>
          </table:table-cell>
          <table:table-cell office:value-type="float" office:value="23.561" table:style-name="ce10">
            <text:p>23.561</text:p>
          </table:table-cell>
          <table:table-cell office:value-type="float" office:value="14.859" table:style-name="ce10">
            <text:p>14.859</text:p>
          </table:table-cell>
          <table:table-cell office:value-type="float" office:value="57.965000000000003" table:style-name="ce10">
            <text:p>57.965</text:p>
          </table:table-cell>
          <table:table-cell office:value-type="float" office:value="52.343000000000004" table:style-name="ce10">
            <text:p>52.343</text:p>
          </table:table-cell>
          <table:table-cell office:value-type="float" office:value="48.253" table:style-name="ce10">
            <text:p>48.253</text:p>
          </table:table-cell>
          <table:table-cell office:value-type="float" office:value="44.311" table:style-name="ce10">
            <text:p>44.311</text:p>
          </table:table-cell>
          <table:table-cell office:value-type="float" office:value="31.190999999999999" table:style-name="ce10">
            <text:p>31.191</text:p>
          </table:table-cell>
          <table:table-cell office:value-type="float" office:value="27.212" table:style-name="ce10">
            <text:p>27.212</text:p>
          </table:table-cell>
          <table:table-cell office:value-type="float" office:value="60.375" table:style-name="ce10">
            <text:p>60.375</text:p>
          </table:table-cell>
          <table:table-cell office:value-type="float" office:value="49.398000000000003" table:style-name="ce10">
            <text:p>49.398</text:p>
          </table:table-cell>
          <table:table-cell office:value-type="float" office:value="46.319000000000003" table:style-name="ce10">
            <text:p>46.319</text:p>
          </table:table-cell>
          <table:table-cell office:value-type="float" office:value="67.870999999999995" table:style-name="ce10">
            <text:p>67.871</text:p>
          </table:table-cell>
          <table:table-cell office:value-type="float" office:value="52.814999999999998" table:style-name="ce10">
            <text:p>52.815</text:p>
          </table:table-cell>
          <table:table-cell office:value-type="float" office:value="55.362000000000002" table:style-name="ce10">
            <text:p>55.362</text:p>
          </table:table-cell>
          <table:table-cell office:value-type="float" office:value="51.941000000000003" table:style-name="ce10">
            <text:p>51.941</text:p>
          </table:table-cell>
          <table:table-cell office:value-type="float" office:value="48.524999999999999" table:style-name="ce10">
            <text:p>48.525</text:p>
          </table:table-cell>
          <table:table-cell office:value-type="float" office:value="40.963999999999999" table:style-name="ce10">
            <text:p>40.964</text:p>
          </table:table-cell>
          <table:table-cell office:value-type="float" office:value="35.877000000000002" table:style-name="ce10">
            <text:p>35.877</text:p>
          </table:table-cell>
          <table:table-cell office:value-type="float" office:value="90.213999999999999" table:style-name="ce10">
            <text:p>90.214</text:p>
          </table:table-cell>
          <table:table-cell office:value-type="float" office:value="65.772000000000006" table:style-name="ce10">
            <text:p>65.772</text:p>
          </table:table-cell>
          <table:table-cell office:value-type="float" office:value="65.054000000000002" table:style-name="ce10">
            <text:p>65.054</text:p>
          </table:table-cell>
          <table:table-cell office:value-type="float" office:value="70.683000000000007" table:style-name="ce10">
            <text:p>70.683</text:p>
          </table:table-cell>
          <table:table-cell office:value-type="float" office:value="73.091999999999999" table:style-name="ce10">
            <text:p>73.092</text:p>
          </table:table-cell>
          <table:table-cell office:value-type="float" office:value="51.807000000000002" table:style-name="ce10">
            <text:p>51.807</text:p>
          </table:table-cell>
          <table:table-cell office:value-type="float" office:value="34.450000000000003" table:style-name="ce10">
            <text:p>34.45</text:p>
          </table:table-cell>
          <table:table-cell office:value-type="float" office:value="77.48" table:style-name="ce10">
            <text:p>77.48</text:p>
          </table:table-cell>
          <table:table-cell office:value-type="float" office:value="17.024000000000001" table:style-name="ce10">
            <text:p>17.024</text:p>
          </table:table-cell>
          <table:table-cell office:value-type="float" office:value="86.747" table:style-name="ce10">
            <text:p>86.747</text:p>
          </table:table-cell>
          <table:table-cell office:value-type="float" office:value="85.944000000000003" table:style-name="ce10">
            <text:p>85.944</text:p>
          </table:table-cell>
          <table:table-cell office:value-type="float" office:value="96.117999999999995" table:style-name="ce10">
            <text:p>96.118</text:p>
          </table:table-cell>
          <table:table-cell office:value-type="float" office:value="75.403000000000006" table:style-name="ce10">
            <text:p>75.403</text:p>
          </table:table-cell>
          <table:table-cell office:value-type="float" office:value="57.965000000000003" table:style-name="ce10">
            <text:p>57.965</text:p>
          </table:table-cell>
          <table:table-cell office:value-type="float" office:value="9.1769999999999996" table:style-name="ce10">
            <text:p>9.177</text:p>
          </table:table-cell>
          <table:table-cell office:value-type="float" office:value="14.71" table:style-name="ce10">
            <text:p>14.71</text:p>
          </table:table-cell>
          <table:table-cell office:value-type="float" office:value="34.683" table:style-name="ce10">
            <text:p>34.683</text:p>
          </table:table-cell>
          <table:table-cell office:value-type="float" office:value="41.43" table:style-name="ce10">
            <text:p>41.43</text:p>
          </table:table-cell>
          <table:table-cell office:value-type="float" office:value="10.930999999999999" table:style-name="ce10">
            <text:p>10.931</text:p>
          </table:table-cell>
          <table:table-cell office:value-type="float" office:value="79.518000000000001" table:style-name="ce10">
            <text:p>79.518</text:p>
          </table:table-cell>
          <table:table-cell office:value-type="float" office:value="62.064" table:style-name="ce10">
            <text:p>62.064</text:p>
          </table:table-cell>
          <table:table-cell office:value-type="float" office:value="70.135000000000005" table:style-name="ce10">
            <text:p>70.135</text:p>
          </table:table-cell>
          <table:table-cell office:value-type="float" office:value="7.641" table:style-name="ce10">
            <text:p>7.641</text:p>
          </table:table-cell>
          <table:table-cell office:value-type="float" office:value="84.316000000000003" table:style-name="ce10">
            <text:p>84.316</text:p>
          </table:table-cell>
          <table:table-cell office:value-type="float" office:value="8.0429999999999993" table:style-name="ce10">
            <text:p>8.043</text:p>
          </table:table-cell>
          <table:table-cell office:value-type="float" office:value="5.7560000000000002" table:style-name="ce10">
            <text:p>5.756</text:p>
          </table:table-cell>
          <table:table-cell office:value-type="float" office:value="88.085999999999999" table:style-name="ce10">
            <text:p>88.086</text:p>
          </table:table-cell>
          <table:table-cell office:value-type="float" office:value="6.1580000000000004" table:style-name="ce10">
            <text:p>6.158</text:p>
          </table:table-cell>
          <table:table-cell office:value-type="float" office:value="27.907" table:style-name="ce10">
            <text:p>27.907</text:p>
          </table:table-cell>
          <table:table-cell office:value-type="float" office:value="58.14" table:style-name="ce10">
            <text:p>58.14</text:p>
          </table:table-cell>
          <table:table-cell office:value-type="float" office:value="13.952999999999999" table:style-name="ce10">
            <text:p>13.953</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16.667000000000002" table:style-name="ce10">
            <text:p>16.667</text:p>
          </table:table-cell>
          <table:table-cell office:value-type="float" office:value="30.233000000000001" table:style-name="ce10">
            <text:p>30.233</text:p>
          </table:table-cell>
          <table:table-cell office:value-type="float" office:value="37.209000000000003" table:style-name="ce10">
            <text:p>37.209</text:p>
          </table:table-cell>
          <table:table-cell office:value-type="float" office:value="32.558" table:style-name="ce10">
            <text:p>32.558</text:p>
          </table:table-cell>
          <table:table-cell office:value-type="float" office:value="69.766999999999996" table:style-name="ce10">
            <text:p>69.767</text:p>
          </table:table-cell>
          <table:table-cell office:value-type="float" office:value="13.952999999999999" table:style-name="ce10">
            <text:p>13.953</text:p>
          </table:table-cell>
          <table:table-cell office:value-type="float" office:value="16.279" table:style-name="ce10">
            <text:p>16.279</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16.667000000000002" table:style-name="ce10">
            <text:p>16.667</text:p>
          </table:table-cell>
          <table:table-cell office:value-type="float" office:value="61.005000000000003" table:style-name="ce10">
            <text:p>61.005</text:p>
          </table:table-cell>
          <table:table-cell office:value-type="float" office:value="68.570999999999998" table:style-name="ce10">
            <text:p>68.571</text:p>
          </table:table-cell>
          <table:table-cell office:value-type="float" office:value="60.597999999999999" table:style-name="ce10">
            <text:p>60.598</text:p>
          </table:table-cell>
          <table:table-cell office:value-type="float" office:value="34.103000000000002" table:style-name="ce10">
            <text:p>34.103</text:p>
          </table:table-cell>
          <table:table-cell office:value-type="float" office:value="63.414999999999999" table:style-name="ce10">
            <text:p>63.415</text:p>
          </table:table-cell>
          <table:table-cell office:value-type="float" office:value="63.279000000000003" table:style-name="ce10">
            <text:p>63.279</text:p>
          </table:table-cell>
          <table:table-cell office:value-type="float" office:value="5.149" table:style-name="ce10">
            <text:p>5.149</text:p>
          </table:table-cell>
          <table:table-cell office:value-type="float" office:value="74.355000000000004" table:style-name="ce10">
            <text:p>74.355</text:p>
          </table:table-cell>
          <table:table-cell office:value-type="float" office:value="26.844999999999999" table:style-name="ce10">
            <text:p>26.845</text:p>
          </table:table-cell>
          <table:table-cell office:value-type="float" office:value="73.179000000000002" table:style-name="ce10">
            <text:p>73.179</text:p>
          </table:table-cell>
          <table:table-cell table:number-columns-repeated="16264"/>
        </table:table-row>
        <table:table-row table:style-name="ro10">
          <table:table-cell office:value-type="string" table:style-name="ce4">
            <text:p>AGO</text:p>
          </table:table-cell>
          <table:table-cell office:value-type="string" table:style-name="ce4">
            <text:p>Attorney General's Office</text:p>
          </table:table-cell>
          <table:table-cell office:value-type="string" table:style-name="ce4">
            <text:p>Attorney General's Departments</text:p>
          </table:table-cell>
          <table:table-cell table:style-name="ce4"/>
          <table:table-cell office:value-type="float" office:value="85.713999999999999" table:style-name="ce10">
            <text:p>85.714</text:p>
          </table:table-cell>
          <table:table-cell office:value-type="float" office:value="69.167000000000002" table:style-name="ce10">
            <text:p>69.167</text:p>
          </table:table-cell>
          <table:table-cell office:value-type="float" office:value="78.75" table:style-name="ce10">
            <text:p>78.75</text:p>
          </table:table-cell>
          <table:table-cell office:value-type="float" office:value="80.207999999999998" table:style-name="ce10">
            <text:p>80.208</text:p>
          </table:table-cell>
          <table:table-cell office:value-type="float" office:value="73.813999999999993" table:style-name="ce10">
            <text:p>73.814</text:p>
          </table:table-cell>
          <table:table-cell office:value-type="float" office:value="77.082999999999998" table:style-name="ce10">
            <text:p>77.083</text:p>
          </table:table-cell>
          <table:table-cell office:value-type="float" office:value="55.207999999999998" table:style-name="ce10">
            <text:p>55.208</text:p>
          </table:table-cell>
          <table:table-cell office:value-type="float" office:value="79.688000000000002" table:style-name="ce10">
            <text:p>79.688</text:p>
          </table:table-cell>
          <table:table-cell office:value-type="float" office:value="73.957999999999998" table:style-name="ce10">
            <text:p>73.958</text:p>
          </table:table-cell>
          <table:table-cell office:value-type="float" office:value="27.082999999999998" table:style-name="ce10">
            <text:p>27.083</text:p>
          </table:table-cell>
          <table:table-cell office:value-type="float" office:value="67.331999999999994" table:style-name="ce10">
            <text:p>67.332</text:p>
          </table:table-cell>
          <table:table-cell office:value-type="float" office:value="95.832999999999998" table:style-name="ce10">
            <text:p>95.833</text:p>
          </table:table-cell>
          <table:table-cell office:value-type="float" office:value="85.417000000000002" table:style-name="ce10">
            <text:p>85.417</text:p>
          </table:table-cell>
          <table:table-cell office:value-type="float" office:value="78.722999999999999" table:style-name="ce10">
            <text:p>78.723</text:p>
          </table:table-cell>
          <table:table-cell office:value-type="float" office:value="66.667000000000002" table:style-name="ce10">
            <text:p>66.667</text:p>
          </table:table-cell>
          <table:table-cell office:value-type="float" office:value="66.667000000000002" table:style-name="ce10">
            <text:p>66.667</text:p>
          </table:table-cell>
          <table:table-cell office:value-type="float" office:value="77.082999999999998" table:style-name="ce10">
            <text:p>77.083</text:p>
          </table:table-cell>
          <table:table-cell office:value-type="float" office:value="83.332999999999998" table:style-name="ce10">
            <text:p>83.333</text:p>
          </table:table-cell>
          <table:table-cell office:value-type="float" office:value="70.832999999999998" table:style-name="ce10">
            <text:p>70.833</text:p>
          </table:table-cell>
          <table:table-cell office:value-type="float" office:value="81.25" table:style-name="ce10">
            <text:p>81.25</text:p>
          </table:table-cell>
          <table:table-cell office:value-type="float" office:value="74.468000000000004" table:style-name="ce10">
            <text:p>74.468</text:p>
          </table:table-cell>
          <table:table-cell office:value-type="float" office:value="62.5" table:style-name="ce10">
            <text:p>62.5</text:p>
          </table:table-cell>
          <table:table-cell office:value-type="float" office:value="75" table:style-name="ce10">
            <text:p>75</text:p>
          </table:table-cell>
          <table:table-cell office:value-type="float" office:value="83.332999999999998" table:style-name="ce10">
            <text:p>83.333</text:p>
          </table:table-cell>
          <table:table-cell office:value-type="float" office:value="79.167000000000002" table:style-name="ce10">
            <text:p>79.167</text:p>
          </table:table-cell>
          <table:table-cell office:value-type="float" office:value="66.667000000000002" table:style-name="ce10">
            <text:p>66.667</text:p>
          </table:table-cell>
          <table:table-cell office:value-type="float" office:value="70.832999999999998" table:style-name="ce10">
            <text:p>70.833</text:p>
          </table:table-cell>
          <table:table-cell office:value-type="float" office:value="75" table:style-name="ce10">
            <text:p>75</text:p>
          </table:table-cell>
          <table:table-cell office:value-type="float" office:value="77.082999999999998" table:style-name="ce10">
            <text:p>77.083</text:p>
          </table:table-cell>
          <table:table-cell office:value-type="float" office:value="79.167000000000002" table:style-name="ce10">
            <text:p>79.167</text:p>
          </table:table-cell>
          <table:table-cell office:value-type="float" office:value="62.5" table:style-name="ce10">
            <text:p>62.5</text:p>
          </table:table-cell>
          <table:table-cell office:value-type="float" office:value="56.25" table:style-name="ce10">
            <text:p>56.25</text:p>
          </table:table-cell>
          <table:table-cell office:value-type="float" office:value="50" table:style-name="ce10">
            <text:p>50</text:p>
          </table:table-cell>
          <table:table-cell office:value-type="float" office:value="52.082999999999998" table:style-name="ce10">
            <text:p>52.083</text:p>
          </table:table-cell>
          <table:table-cell office:value-type="float" office:value="83.332999999999998" table:style-name="ce10">
            <text:p>83.333</text:p>
          </table:table-cell>
          <table:table-cell office:value-type="float" office:value="83.332999999999998" table:style-name="ce10">
            <text:p>83.333</text:p>
          </table:table-cell>
          <table:table-cell office:value-type="float" office:value="68.75" table:style-name="ce10">
            <text:p>68.75</text:p>
          </table:table-cell>
          <table:table-cell office:value-type="float" office:value="83.332999999999998" table:style-name="ce10">
            <text:p>83.333</text:p>
          </table:table-cell>
          <table:table-cell office:value-type="float" office:value="72.917000000000002" table:style-name="ce10">
            <text:p>72.917</text:p>
          </table:table-cell>
          <table:table-cell office:value-type="float" office:value="81.25" table:style-name="ce10">
            <text:p>81.25</text:p>
          </table:table-cell>
          <table:table-cell office:value-type="float" office:value="85.417000000000002" table:style-name="ce10">
            <text:p>85.417</text:p>
          </table:table-cell>
          <table:table-cell office:value-type="float" office:value="79.167000000000002" table:style-name="ce10">
            <text:p>79.167</text:p>
          </table:table-cell>
          <table:table-cell office:value-type="float" office:value="58.332999999999998" table:style-name="ce10">
            <text:p>58.333</text:p>
          </table:table-cell>
          <table:table-cell office:value-type="float" office:value="66.667000000000002" table:style-name="ce10">
            <text:p>66.667</text:p>
          </table:table-cell>
          <table:table-cell office:value-type="float" office:value="22.917000000000002" table:style-name="ce10">
            <text:p>22.917</text:p>
          </table:table-cell>
          <table:table-cell office:value-type="float" office:value="33.332999999999998" table:style-name="ce10">
            <text:p>33.333</text:p>
          </table:table-cell>
          <table:table-cell office:value-type="float" office:value="25" table:style-name="ce10">
            <text:p>25</text:p>
          </table:table-cell>
          <table:table-cell office:value-type="float" office:value="85.417000000000002" table:style-name="ce10">
            <text:p>85.417</text:p>
          </table:table-cell>
          <table:table-cell office:value-type="float" office:value="77.082999999999998" table:style-name="ce10">
            <text:p>77.083</text:p>
          </table:table-cell>
          <table:table-cell office:value-type="float" office:value="62.5" table:style-name="ce10">
            <text:p>62.5</text:p>
          </table:table-cell>
          <table:table-cell office:value-type="float" office:value="75" table:style-name="ce10">
            <text:p>75</text:p>
          </table:table-cell>
          <table:table-cell office:value-type="float" office:value="59.573999999999998" table:style-name="ce10">
            <text:p>59.574</text:p>
          </table:table-cell>
          <table:table-cell office:value-type="float" office:value="50" table:style-name="ce10">
            <text:p>50</text:p>
          </table:table-cell>
          <table:table-cell office:value-type="float" office:value="81.25" table:style-name="ce10">
            <text:p>81.25</text:p>
          </table:table-cell>
          <table:table-cell office:value-type="float" office:value="52.082999999999998" table:style-name="ce10">
            <text:p>52.083</text:p>
          </table:table-cell>
          <table:table-cell office:value-type="float" office:value="62.5" table:style-name="ce10">
            <text:p>62.5</text:p>
          </table:table-cell>
          <table:table-cell office:value-type="float" office:value="77.082999999999998" table:style-name="ce10">
            <text:p>77.083</text:p>
          </table:table-cell>
          <table:table-cell office:value-type="float" office:value="77.082999999999998" table:style-name="ce10">
            <text:p>77.083</text:p>
          </table:table-cell>
          <table:table-cell office:value-type="float" office:value="52.082999999999998" table:style-name="ce10">
            <text:p>52.083</text:p>
          </table:table-cell>
          <table:table-cell office:value-type="float" office:value="66.667000000000002" table:style-name="ce10">
            <text:p>66.667</text:p>
          </table:table-cell>
          <table:table-cell office:value-type="float" office:value="58.332999999999998" table:style-name="ce10">
            <text:p>58.333</text:p>
          </table:table-cell>
          <table:table-cell office:value-type="float" office:value="72.917000000000002" table:style-name="ce10">
            <text:p>72.917</text:p>
          </table:table-cell>
          <table:table-cell office:value-type="float" office:value="52.082999999999998" table:style-name="ce10">
            <text:p>52.083</text:p>
          </table:table-cell>
          <table:table-cell office:value-type="float" office:value="83.332999999999998" table:style-name="ce10">
            <text:p>83.333</text:p>
          </table:table-cell>
          <table:table-cell office:value-type="float" office:value="72.917000000000002" table:style-name="ce10">
            <text:p>72.917</text:p>
          </table:table-cell>
          <table:table-cell office:value-type="float" office:value="75" table:style-name="ce10">
            <text:p>75</text:p>
          </table:table-cell>
          <table:table-cell office:value-type="float" office:value="68.75" table:style-name="ce10">
            <text:p>68.75</text:p>
          </table:table-cell>
          <table:table-cell office:value-type="float" office:value="77.082999999999998" table:style-name="ce10">
            <text:p>77.083</text:p>
          </table:table-cell>
          <table:table-cell office:value-type="float" office:value="66.667000000000002" table:style-name="ce10">
            <text:p>66.667</text:p>
          </table:table-cell>
          <table:table-cell office:value-type="float" office:value="43.75" table:style-name="ce10">
            <text:p>43.75</text:p>
          </table:table-cell>
          <table:table-cell office:value-type="float" office:value="87.5" table:style-name="ce10">
            <text:p>87.5</text:p>
          </table:table-cell>
          <table:table-cell office:value-type="float" office:value="85.417000000000002" table:style-name="ce10">
            <text:p>85.417</text:p>
          </table:table-cell>
          <table:table-cell office:value-type="float" office:value="95.745000000000005" table:style-name="ce10">
            <text:p>95.745</text:p>
          </table:table-cell>
          <table:table-cell office:value-type="float" office:value="79.167000000000002" table:style-name="ce10">
            <text:p>79.167</text:p>
          </table:table-cell>
          <table:table-cell office:value-type="float" office:value="89.582999999999998" table:style-name="ce10">
            <text:p>89.583</text:p>
          </table:table-cell>
          <table:table-cell office:value-type="float" office:value="66.667000000000002" table:style-name="ce10">
            <text:p>66.667</text:p>
          </table:table-cell>
          <table:table-cell office:value-type="float" office:value="68.75" table:style-name="ce10">
            <text:p>68.75</text:p>
          </table:table-cell>
          <table:table-cell office:value-type="float" office:value="8.5109999999999992" table:style-name="ce10">
            <text:p>8.511</text:p>
          </table:table-cell>
          <table:table-cell office:value-type="float" office:value="31.914999999999999" table:style-name="ce10">
            <text:p>31.915</text:p>
          </table:table-cell>
          <table:table-cell office:value-type="float" office:value="48.936" table:style-name="ce10">
            <text:p>48.936</text:p>
          </table:table-cell>
          <table:table-cell office:value-type="float" office:value="10.638" table:style-name="ce10">
            <text:p>10.638</text:p>
          </table:table-cell>
          <table:table-cell office:value-type="float" office:value="10.638" table:style-name="ce10">
            <text:p>10.638</text:p>
          </table:table-cell>
          <table:table-cell office:value-type="float" office:value="95.832999999999998" table:style-name="ce10">
            <text:p>95.833</text:p>
          </table:table-cell>
          <table:table-cell office:value-type="float" office:value="64.582999999999998" table:style-name="ce10">
            <text:p>64.583</text:p>
          </table:table-cell>
          <table:table-cell office:value-type="float" office:value="80.850999999999999" table:style-name="ce10">
            <text:p>80.851</text:p>
          </table:table-cell>
          <table:table-cell office:value-type="float" office:value="14.583" table:style-name="ce10">
            <text:p>14.583</text:p>
          </table:table-cell>
          <table:table-cell office:value-type="float" office:value="77.082999999999998" table:style-name="ce10">
            <text:p>77.083</text:p>
          </table:table-cell>
          <table:table-cell office:value-type="float" office:value="8.3330000000000002" table:style-name="ce10">
            <text:p>8.333</text:p>
          </table:table-cell>
          <table:table-cell office:value-type="float" office:value="6.25" table:style-name="ce10">
            <text:p>6.25</text:p>
          </table:table-cell>
          <table:table-cell office:value-type="float" office:value="87.5" table:style-name="ce10">
            <text:p>87.5</text:p>
          </table:table-cell>
          <table:table-cell office:value-type="float" office:value="6.25" table:style-name="ce10">
            <text:p>6.25</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66.667000000000002" table:style-name="ce10">
            <text:p>66.667</text:p>
          </table:table-cell>
          <table:table-cell office:value-type="float" office:value="0" table:style-name="ce10">
            <text:p>0</text:p>
          </table:table-cell>
          <table:table-cell office:value-type="float" office:value="33.332999999999998" table:style-name="ce10">
            <text:p>33.333</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72.917000000000002" table:style-name="ce10">
            <text:p>72.917</text:p>
          </table:table-cell>
          <table:table-cell office:value-type="float" office:value="81.25" table:style-name="ce10">
            <text:p>81.25</text:p>
          </table:table-cell>
          <table:table-cell office:value-type="float" office:value="66.667000000000002" table:style-name="ce10">
            <text:p>66.667</text:p>
          </table:table-cell>
          <table:table-cell office:value-type="float" office:value="41.667000000000002" table:style-name="ce10">
            <text:p>41.667</text:p>
          </table:table-cell>
          <table:table-cell office:value-type="float" office:value="75" table:style-name="ce10">
            <text:p>75</text:p>
          </table:table-cell>
          <table:table-cell office:value-type="float" office:value="81.25" table:style-name="ce10">
            <text:p>81.25</text:p>
          </table:table-cell>
          <table:table-cell office:value-type="float" office:value="0" table:style-name="ce10">
            <text:p>0</text:p>
          </table:table-cell>
          <table:table-cell office:value-type="float" office:value="72.34" table:style-name="ce10">
            <text:p>72.34</text:p>
          </table:table-cell>
          <table:table-cell office:value-type="float" office:value="26.888000000000002" table:style-name="ce10">
            <text:p>26.888</text:p>
          </table:table-cell>
          <table:table-cell office:value-type="float" office:value="77.128" table:style-name="ce10">
            <text:p>77.128</text:p>
          </table:table-cell>
          <table:table-cell table:number-columns-repeated="16264"/>
        </table:table-row>
        <table:table-row table:style-name="ro5">
          <table:table-cell office:value-type="string" table:style-name="ce4">
            <text:p>AIB</text:p>
          </table:table-cell>
          <table:table-cell office:value-type="string" table:style-name="ce4">
            <text:p>Accountant in Bankruptcy</text:p>
          </table:table-cell>
          <table:table-cell office:value-type="string" table:style-name="ce4">
            <text:p>Scottish Government</text:p>
          </table:table-cell>
          <table:table-cell table:style-name="ce4"/>
          <table:table-cell office:value-type="float" office:value="81.197000000000003" table:style-name="ce10">
            <text:p>81.197</text:p>
          </table:table-cell>
          <table:table-cell office:value-type="float" office:value="69.894999999999996" table:style-name="ce10">
            <text:p>69.895</text:p>
          </table:table-cell>
          <table:table-cell office:value-type="float" office:value="81.474000000000004" table:style-name="ce10">
            <text:p>81.474</text:p>
          </table:table-cell>
          <table:table-cell office:value-type="float" office:value="90" table:style-name="ce10">
            <text:p>90</text:p>
          </table:table-cell>
          <table:table-cell office:value-type="float" office:value="85.965000000000003" table:style-name="ce10">
            <text:p>85.965</text:p>
          </table:table-cell>
          <table:table-cell office:value-type="float" office:value="89.123000000000005" table:style-name="ce10">
            <text:p>89.123</text:p>
          </table:table-cell>
          <table:table-cell office:value-type="float" office:value="66.052999999999997" table:style-name="ce10">
            <text:p>66.053</text:p>
          </table:table-cell>
          <table:table-cell office:value-type="float" office:value="86.316000000000003" table:style-name="ce10">
            <text:p>86.316</text:p>
          </table:table-cell>
          <table:table-cell office:value-type="float" office:value="80.632000000000005" table:style-name="ce10">
            <text:p>80.632</text:p>
          </table:table-cell>
          <table:table-cell office:value-type="float" office:value="43.158000000000001" table:style-name="ce10">
            <text:p>43.158</text:p>
          </table:table-cell>
          <table:table-cell office:value-type="float" office:value="64.02" table:style-name="ce10">
            <text:p>64.02</text:p>
          </table:table-cell>
          <table:table-cell office:value-type="float" office:value="85.263000000000005" table:style-name="ce10">
            <text:p>85.263</text:p>
          </table:table-cell>
          <table:table-cell office:value-type="float" office:value="83.158000000000001" table:style-name="ce10">
            <text:p>83.158</text:p>
          </table:table-cell>
          <table:table-cell office:value-type="float" office:value="77.66" table:style-name="ce10">
            <text:p>77.66</text:p>
          </table:table-cell>
          <table:table-cell office:value-type="float" office:value="76.841999999999999" table:style-name="ce10">
            <text:p>76.842</text:p>
          </table:table-cell>
          <table:table-cell office:value-type="float" office:value="84.210999999999999" table:style-name="ce10">
            <text:p>84.211</text:p>
          </table:table-cell>
          <table:table-cell office:value-type="float" office:value="89.474000000000004" table:style-name="ce10">
            <text:p>89.474</text:p>
          </table:table-cell>
          <table:table-cell office:value-type="float" office:value="90.525999999999996" table:style-name="ce10">
            <text:p>90.526</text:p>
          </table:table-cell>
          <table:table-cell office:value-type="float" office:value="84.210999999999999" table:style-name="ce10">
            <text:p>84.211</text:p>
          </table:table-cell>
          <table:table-cell office:value-type="float" office:value="93.683999999999997" table:style-name="ce10">
            <text:p>93.684</text:p>
          </table:table-cell>
          <table:table-cell office:value-type="float" office:value="92.552999999999997" table:style-name="ce10">
            <text:p>92.553</text:p>
          </table:table-cell>
          <table:table-cell office:value-type="float" office:value="82.105000000000004" table:style-name="ce10">
            <text:p>82.105</text:p>
          </table:table-cell>
          <table:table-cell office:value-type="float" office:value="91.489000000000004" table:style-name="ce10">
            <text:p>91.489</text:p>
          </table:table-cell>
          <table:table-cell office:value-type="float" office:value="91.578999999999994" table:style-name="ce10">
            <text:p>91.579</text:p>
          </table:table-cell>
          <table:table-cell office:value-type="float" office:value="84.210999999999999" table:style-name="ce10">
            <text:p>84.211</text:p>
          </table:table-cell>
          <table:table-cell office:value-type="float" office:value="69.891999999999996" table:style-name="ce10">
            <text:p>69.892</text:p>
          </table:table-cell>
          <table:table-cell office:value-type="float" office:value="83.158000000000001" table:style-name="ce10">
            <text:p>83.158</text:p>
          </table:table-cell>
          <table:table-cell office:value-type="float" office:value="90.525999999999996" table:style-name="ce10">
            <text:p>90.526</text:p>
          </table:table-cell>
          <table:table-cell office:value-type="float" office:value="86.316000000000003" table:style-name="ce10">
            <text:p>86.316</text:p>
          </table:table-cell>
          <table:table-cell office:value-type="float" office:value="90.525999999999996" table:style-name="ce10">
            <text:p>90.526</text:p>
          </table:table-cell>
          <table:table-cell office:value-type="float" office:value="84.210999999999999" table:style-name="ce10">
            <text:p>84.211</text:p>
          </table:table-cell>
          <table:table-cell office:value-type="float" office:value="58.947000000000003" table:style-name="ce10">
            <text:p>58.947</text:p>
          </table:table-cell>
          <table:table-cell office:value-type="float" office:value="63.83" table:style-name="ce10">
            <text:p>63.83</text:p>
          </table:table-cell>
          <table:table-cell office:value-type="float" office:value="56.841999999999999" table:style-name="ce10">
            <text:p>56.842</text:p>
          </table:table-cell>
          <table:table-cell office:value-type="float" office:value="91.578999999999994" table:style-name="ce10">
            <text:p>91.579</text:p>
          </table:table-cell>
          <table:table-cell office:value-type="float" office:value="92.632000000000005" table:style-name="ce10">
            <text:p>92.632</text:p>
          </table:table-cell>
          <table:table-cell office:value-type="float" office:value="71.578999999999994" table:style-name="ce10">
            <text:p>71.579</text:p>
          </table:table-cell>
          <table:table-cell office:value-type="float" office:value="89.474000000000004" table:style-name="ce10">
            <text:p>89.474</text:p>
          </table:table-cell>
          <table:table-cell office:value-type="float" office:value="75.789000000000001" table:style-name="ce10">
            <text:p>75.789</text:p>
          </table:table-cell>
          <table:table-cell office:value-type="float" office:value="85.105999999999995" table:style-name="ce10">
            <text:p>85.106</text:p>
          </table:table-cell>
          <table:table-cell office:value-type="float" office:value="93.683999999999997" table:style-name="ce10">
            <text:p>93.684</text:p>
          </table:table-cell>
          <table:table-cell office:value-type="float" office:value="76.841999999999999" table:style-name="ce10">
            <text:p>76.842</text:p>
          </table:table-cell>
          <table:table-cell office:value-type="float" office:value="68.421000000000006" table:style-name="ce10">
            <text:p>68.421</text:p>
          </table:table-cell>
          <table:table-cell office:value-type="float" office:value="84.210999999999999" table:style-name="ce10">
            <text:p>84.211</text:p>
          </table:table-cell>
          <table:table-cell office:value-type="float" office:value="38.947000000000003" table:style-name="ce10">
            <text:p>38.947</text:p>
          </table:table-cell>
          <table:table-cell office:value-type="float" office:value="52.631999999999998" table:style-name="ce10">
            <text:p>52.632</text:p>
          </table:table-cell>
          <table:table-cell office:value-type="float" office:value="37.895000000000003" table:style-name="ce10">
            <text:p>37.895</text:p>
          </table:table-cell>
          <table:table-cell office:value-type="float" office:value="84.210999999999999" table:style-name="ce10">
            <text:p>84.211</text:p>
          </table:table-cell>
          <table:table-cell office:value-type="float" office:value="74.736999999999995" table:style-name="ce10">
            <text:p>74.737</text:p>
          </table:table-cell>
          <table:table-cell office:value-type="float" office:value="64.894000000000005" table:style-name="ce10">
            <text:p>64.894</text:p>
          </table:table-cell>
          <table:table-cell office:value-type="float" office:value="68.421000000000006" table:style-name="ce10">
            <text:p>68.421</text:p>
          </table:table-cell>
          <table:table-cell office:value-type="float" office:value="50.526000000000003" table:style-name="ce10">
            <text:p>50.526</text:p>
          </table:table-cell>
          <table:table-cell office:value-type="float" office:value="47.368000000000002" table:style-name="ce10">
            <text:p>47.368</text:p>
          </table:table-cell>
          <table:table-cell office:value-type="float" office:value="74.736999999999995" table:style-name="ce10">
            <text:p>74.737</text:p>
          </table:table-cell>
          <table:table-cell office:value-type="float" office:value="54.737000000000002" table:style-name="ce10">
            <text:p>54.737</text:p>
          </table:table-cell>
          <table:table-cell office:value-type="float" office:value="56.841999999999999" table:style-name="ce10">
            <text:p>56.842</text:p>
          </table:table-cell>
          <table:table-cell office:value-type="float" office:value="70.525999999999996" table:style-name="ce10">
            <text:p>70.526</text:p>
          </table:table-cell>
          <table:table-cell office:value-type="float" office:value="84.210999999999999" table:style-name="ce10">
            <text:p>84.211</text:p>
          </table:table-cell>
          <table:table-cell office:value-type="float" office:value="52.631999999999998" table:style-name="ce10">
            <text:p>52.632</text:p>
          </table:table-cell>
          <table:table-cell office:value-type="float" office:value="66.316000000000003" table:style-name="ce10">
            <text:p>66.316</text:p>
          </table:table-cell>
          <table:table-cell office:value-type="float" office:value="65.263000000000005" table:style-name="ce10">
            <text:p>65.263</text:p>
          </table:table-cell>
          <table:table-cell office:value-type="float" office:value="69.474000000000004" table:style-name="ce10">
            <text:p>69.474</text:p>
          </table:table-cell>
          <table:table-cell office:value-type="float" office:value="49.473999999999997" table:style-name="ce10">
            <text:p>49.474</text:p>
          </table:table-cell>
          <table:table-cell office:value-type="float" office:value="89.474000000000004" table:style-name="ce10">
            <text:p>89.474</text:p>
          </table:table-cell>
          <table:table-cell office:value-type="float" office:value="83.158000000000001" table:style-name="ce10">
            <text:p>83.158</text:p>
          </table:table-cell>
          <table:table-cell office:value-type="float" office:value="82.105000000000004" table:style-name="ce10">
            <text:p>82.105</text:p>
          </table:table-cell>
          <table:table-cell office:value-type="float" office:value="73.683999999999997" table:style-name="ce10">
            <text:p>73.684</text:p>
          </table:table-cell>
          <table:table-cell office:value-type="float" office:value="83.158000000000001" table:style-name="ce10">
            <text:p>83.158</text:p>
          </table:table-cell>
          <table:table-cell office:value-type="float" office:value="66.316000000000003" table:style-name="ce10">
            <text:p>66.316</text:p>
          </table:table-cell>
          <table:table-cell office:value-type="float" office:value="56.841999999999999" table:style-name="ce10">
            <text:p>56.842</text:p>
          </table:table-cell>
          <table:table-cell office:value-type="float" office:value="91.578999999999994" table:style-name="ce10">
            <text:p>91.579</text:p>
          </table:table-cell>
          <table:table-cell office:value-type="float" office:value="26.596" table:style-name="ce10">
            <text:p>26.596</text:p>
          </table:table-cell>
          <table:table-cell office:value-type="float" office:value="86.316000000000003" table:style-name="ce10">
            <text:p>86.316</text:p>
          </table:table-cell>
          <table:table-cell office:value-type="float" office:value="75.789000000000001" table:style-name="ce10">
            <text:p>75.789</text:p>
          </table:table-cell>
          <table:table-cell office:value-type="float" office:value="94.736999999999995" table:style-name="ce10">
            <text:p>94.737</text:p>
          </table:table-cell>
          <table:table-cell office:value-type="float" office:value="71.277000000000001" table:style-name="ce10">
            <text:p>71.277</text:p>
          </table:table-cell>
          <table:table-cell office:value-type="float" office:value="74.468000000000004" table:style-name="ce10">
            <text:p>74.468</text:p>
          </table:table-cell>
          <table:table-cell office:value-type="float" office:value="4.2110000000000003" table:style-name="ce10">
            <text:p>4.211</text:p>
          </table:table-cell>
          <table:table-cell office:value-type="float" office:value="9.4740000000000002" table:style-name="ce10">
            <text:p>9.474</text:p>
          </table:table-cell>
          <table:table-cell office:value-type="float" office:value="23.158000000000001" table:style-name="ce10">
            <text:p>23.158</text:p>
          </table:table-cell>
          <table:table-cell office:value-type="float" office:value="63.158000000000001" table:style-name="ce10">
            <text:p>63.158</text:p>
          </table:table-cell>
          <table:table-cell office:value-type="float" office:value="13.683999999999999" table:style-name="ce10">
            <text:p>13.684</text:p>
          </table:table-cell>
          <table:table-cell office:value-type="float" office:value="91.578999999999994" table:style-name="ce10">
            <text:p>91.579</text:p>
          </table:table-cell>
          <table:table-cell office:value-type="float" office:value="81.052999999999997" table:style-name="ce10">
            <text:p>81.053</text:p>
          </table:table-cell>
          <table:table-cell office:value-type="float" office:value="87.233999999999995" table:style-name="ce10">
            <text:p>87.234</text:p>
          </table:table-cell>
          <table:table-cell office:value-type="float" office:value="3.1579999999999999" table:style-name="ce10">
            <text:p>3.158</text:p>
          </table:table-cell>
          <table:table-cell office:value-type="float" office:value="89.474000000000004" table:style-name="ce10">
            <text:p>89.474</text:p>
          </table:table-cell>
          <table:table-cell office:value-type="float" office:value="7.3680000000000003" table:style-name="ce10">
            <text:p>7.368</text:p>
          </table:table-cell>
          <table:table-cell office:value-type="float" office:value="1.0529999999999999" table:style-name="ce10">
            <text:p>1.053</text:p>
          </table:table-cell>
          <table:table-cell office:value-type="float" office:value="95.789000000000001" table:style-name="ce10">
            <text:p>95.789</text:p>
          </table:table-cell>
          <table:table-cell office:value-type="float" office:value="3.1579999999999999" table:style-name="ce10">
            <text:p>3.158</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62.104999999999997" table:style-name="ce10">
            <text:p>62.105</text:p>
          </table:table-cell>
          <table:table-cell office:value-type="float" office:value="63.158000000000001" table:style-name="ce10">
            <text:p>63.158</text:p>
          </table:table-cell>
          <table:table-cell office:value-type="float" office:value="62.104999999999997" table:style-name="ce10">
            <text:p>62.105</text:p>
          </table:table-cell>
          <table:table-cell office:value-type="float" office:value="27.367999999999999" table:style-name="ce10">
            <text:p>27.368</text:p>
          </table:table-cell>
          <table:table-cell office:value-type="float" office:value="68.084999999999994" table:style-name="ce10">
            <text:p>68.085</text:p>
          </table:table-cell>
          <table:table-cell office:value-type="float" office:value="67.367999999999995" table:style-name="ce10">
            <text:p>67.368</text:p>
          </table:table-cell>
          <table:table-cell office:value-type="float" office:value="6.3159999999999998" table:style-name="ce10">
            <text:p>6.316</text:p>
          </table:table-cell>
          <table:table-cell office:value-type="float" office:value="78.947000000000003" table:style-name="ce10">
            <text:p>78.947</text:p>
          </table:table-cell>
          <table:table-cell office:value-type="float" office:value="22.140999999999998" table:style-name="ce10">
            <text:p>22.141</text:p>
          </table:table-cell>
          <table:table-cell office:value-type="float" office:value="74.096000000000004" table:style-name="ce10">
            <text:p>74.096</text:p>
          </table:table-cell>
          <table:table-cell table:number-columns-repeated="16264"/>
        </table:table-row>
        <table:table-row table:style-name="ro10">
          <table:table-cell office:value-type="string" table:style-name="ce4">
            <text:p>ALOB</text:p>
          </table:table-cell>
          <table:table-cell office:value-type="string" table:style-name="ce4">
            <text:p>Ministry of Justice Arm's Length and Other Bodies</text:p>
          </table:table-cell>
          <table:table-cell office:value-type="string" table:style-name="ce4">
            <text:p>Justice</text:p>
          </table:table-cell>
          <table:table-cell office:value-type="string" table:style-name="ce4">
            <text:p>[note 6]</text:p>
          </table:table-cell>
          <table:table-cell office:value-type="float" office:value="75.213999999999999" table:style-name="ce10">
            <text:p>75.214</text:p>
          </table:table-cell>
          <table:table-cell office:value-type="float" office:value="68.266999999999996" table:style-name="ce10">
            <text:p>68.267</text:p>
          </table:table-cell>
          <table:table-cell office:value-type="float" office:value="80.429000000000002" table:style-name="ce10">
            <text:p>80.429</text:p>
          </table:table-cell>
          <table:table-cell office:value-type="float" office:value="88.754000000000005" table:style-name="ce10">
            <text:p>88.754</text:p>
          </table:table-cell>
          <table:table-cell office:value-type="float" office:value="78.759" table:style-name="ce10">
            <text:p>78.759</text:p>
          </table:table-cell>
          <table:table-cell office:value-type="float" office:value="82.066999999999993" table:style-name="ce10">
            <text:p>82.067</text:p>
          </table:table-cell>
          <table:table-cell office:value-type="float" office:value="53.558999999999997" table:style-name="ce10">
            <text:p>53.559</text:p>
          </table:table-cell>
          <table:table-cell office:value-type="float" office:value="82.212999999999994" table:style-name="ce10">
            <text:p>82.213</text:p>
          </table:table-cell>
          <table:table-cell office:value-type="float" office:value="78.432000000000002" table:style-name="ce10">
            <text:p>78.432</text:p>
          </table:table-cell>
          <table:table-cell office:value-type="float" office:value="30.393000000000001" table:style-name="ce10">
            <text:p>30.393</text:p>
          </table:table-cell>
          <table:table-cell office:value-type="float" office:value="62.902999999999999" table:style-name="ce10">
            <text:p>62.903</text:p>
          </table:table-cell>
          <table:table-cell office:value-type="float" office:value="92.704999999999998" table:style-name="ce10">
            <text:p>92.705</text:p>
          </table:table-cell>
          <table:table-cell office:value-type="float" office:value="84.093999999999994" table:style-name="ce10">
            <text:p>84.094</text:p>
          </table:table-cell>
          <table:table-cell office:value-type="float" office:value="81.873999999999995" table:style-name="ce10">
            <text:p>81.874</text:p>
          </table:table-cell>
          <table:table-cell office:value-type="float" office:value="62.938000000000002" table:style-name="ce10">
            <text:p>62.938</text:p>
          </table:table-cell>
          <table:table-cell office:value-type="float" office:value="80.456000000000003" table:style-name="ce10">
            <text:p>80.456</text:p>
          </table:table-cell>
          <table:table-cell office:value-type="float" office:value="87.081999999999994" table:style-name="ce10">
            <text:p>87.082</text:p>
          </table:table-cell>
          <table:table-cell office:value-type="float" office:value="90.426000000000002" table:style-name="ce10">
            <text:p>90.426</text:p>
          </table:table-cell>
          <table:table-cell office:value-type="float" office:value="75.075999999999993" table:style-name="ce10">
            <text:p>75.076</text:p>
          </table:table-cell>
          <table:table-cell office:value-type="float" office:value="90.259" table:style-name="ce10">
            <text:p>90.259</text:p>
          </table:table-cell>
          <table:table-cell office:value-type="float" office:value="85.212999999999994" table:style-name="ce10">
            <text:p>85.213</text:p>
          </table:table-cell>
          <table:table-cell office:value-type="float" office:value="76.483999999999995" table:style-name="ce10">
            <text:p>76.484</text:p>
          </table:table-cell>
          <table:table-cell office:value-type="float" office:value="80.531999999999996" table:style-name="ce10">
            <text:p>80.532</text:p>
          </table:table-cell>
          <table:table-cell office:value-type="float" office:value="83.953999999999994" table:style-name="ce10">
            <text:p>83.954</text:p>
          </table:table-cell>
          <table:table-cell office:value-type="float" office:value="75.323999999999998" table:style-name="ce10">
            <text:p>75.324</text:p>
          </table:table-cell>
          <table:table-cell office:value-type="float" office:value="70.296999999999997" table:style-name="ce10">
            <text:p>70.297</text:p>
          </table:table-cell>
          <table:table-cell office:value-type="float" office:value="71.635000000000005" table:style-name="ce10">
            <text:p>71.635</text:p>
          </table:table-cell>
          <table:table-cell office:value-type="float" office:value="86.474000000000004" table:style-name="ce10">
            <text:p>86.474</text:p>
          </table:table-cell>
          <table:table-cell office:value-type="float" office:value="83.206999999999994" table:style-name="ce10">
            <text:p>83.207</text:p>
          </table:table-cell>
          <table:table-cell office:value-type="float" office:value="76.501999999999995" table:style-name="ce10">
            <text:p>76.502</text:p>
          </table:table-cell>
          <table:table-cell office:value-type="float" office:value="62.69" table:style-name="ce10">
            <text:p>62.69</text:p>
          </table:table-cell>
          <table:table-cell office:value-type="float" office:value="51.218000000000004" table:style-name="ce10">
            <text:p>51.218</text:p>
          </table:table-cell>
          <table:table-cell office:value-type="float" office:value="50.912999999999997" table:style-name="ce10">
            <text:p>50.913</text:p>
          </table:table-cell>
          <table:table-cell office:value-type="float" office:value="49.392000000000003" table:style-name="ce10">
            <text:p>49.392</text:p>
          </table:table-cell>
          <table:table-cell office:value-type="float" office:value="84.105999999999995" table:style-name="ce10">
            <text:p>84.106</text:p>
          </table:table-cell>
          <table:table-cell office:value-type="float" office:value="88.212999999999994" table:style-name="ce10">
            <text:p>88.213</text:p>
          </table:table-cell>
          <table:table-cell office:value-type="float" office:value="74.600999999999999" table:style-name="ce10">
            <text:p>74.601</text:p>
          </table:table-cell>
          <table:table-cell office:value-type="float" office:value="81.915000000000006" table:style-name="ce10">
            <text:p>81.915</text:p>
          </table:table-cell>
          <table:table-cell office:value-type="float" office:value="76.444000000000003" table:style-name="ce10">
            <text:p>76.444</text:p>
          </table:table-cell>
          <table:table-cell office:value-type="float" office:value="82.572000000000003" table:style-name="ce10">
            <text:p>82.572</text:p>
          </table:table-cell>
          <table:table-cell office:value-type="float" office:value="91.475999999999999" table:style-name="ce10">
            <text:p>91.476</text:p>
          </table:table-cell>
          <table:table-cell office:value-type="float" office:value="79.725999999999999" table:style-name="ce10">
            <text:p>79.726</text:p>
          </table:table-cell>
          <table:table-cell office:value-type="float" office:value="64.459999999999994" table:style-name="ce10">
            <text:p>64.46</text:p>
          </table:table-cell>
          <table:table-cell office:value-type="float" office:value="75.912000000000006" table:style-name="ce10">
            <text:p>75.912</text:p>
          </table:table-cell>
          <table:table-cell office:value-type="float" office:value="30.722000000000001" table:style-name="ce10">
            <text:p>30.722</text:p>
          </table:table-cell>
          <table:table-cell office:value-type="float" office:value="34.627000000000002" table:style-name="ce10">
            <text:p>34.627</text:p>
          </table:table-cell>
          <table:table-cell office:value-type="float" office:value="25.779" table:style-name="ce10">
            <text:p>25.779</text:p>
          </table:table-cell>
          <table:table-cell office:value-type="float" office:value="78.570999999999998" table:style-name="ce10">
            <text:p>78.571</text:p>
          </table:table-cell>
          <table:table-cell office:value-type="float" office:value="71.766000000000005" table:style-name="ce10">
            <text:p>71.766</text:p>
          </table:table-cell>
          <table:table-cell office:value-type="float" office:value="68.289000000000001" table:style-name="ce10">
            <text:p>68.289</text:p>
          </table:table-cell>
          <table:table-cell office:value-type="float" office:value="67.325000000000003" table:style-name="ce10">
            <text:p>67.325</text:p>
          </table:table-cell>
          <table:table-cell office:value-type="float" office:value="48.48" table:style-name="ce10">
            <text:p>48.48</text:p>
          </table:table-cell>
          <table:table-cell office:value-type="float" office:value="48.668999999999997" table:style-name="ce10">
            <text:p>48.669</text:p>
          </table:table-cell>
          <table:table-cell office:value-type="float" office:value="73.668000000000006" table:style-name="ce10">
            <text:p>73.668</text:p>
          </table:table-cell>
          <table:table-cell office:value-type="float" office:value="51.142000000000003" table:style-name="ce10">
            <text:p>51.142</text:p>
          </table:table-cell>
          <table:table-cell office:value-type="float" office:value="58.174999999999997" table:style-name="ce10">
            <text:p>58.175</text:p>
          </table:table-cell>
          <table:table-cell office:value-type="float" office:value="76.501999999999995" table:style-name="ce10">
            <text:p>76.502</text:p>
          </table:table-cell>
          <table:table-cell office:value-type="float" office:value="65.399000000000001" table:style-name="ce10">
            <text:p>65.399</text:p>
          </table:table-cell>
          <table:table-cell office:value-type="float" office:value="57.871000000000002" table:style-name="ce10">
            <text:p>57.871</text:p>
          </table:table-cell>
          <table:table-cell office:value-type="float" office:value="63.213999999999999" table:style-name="ce10">
            <text:p>63.214</text:p>
          </table:table-cell>
          <table:table-cell office:value-type="float" office:value="62.204999999999998" table:style-name="ce10">
            <text:p>62.205</text:p>
          </table:table-cell>
          <table:table-cell office:value-type="float" office:value="61.034999999999997" table:style-name="ce10">
            <text:p>61.035</text:p>
          </table:table-cell>
          <table:table-cell office:value-type="float" office:value="44.631" table:style-name="ce10">
            <text:p>44.631</text:p>
          </table:table-cell>
          <table:table-cell office:value-type="float" office:value="90.867999999999995" table:style-name="ce10">
            <text:p>90.868</text:p>
          </table:table-cell>
          <table:table-cell office:value-type="float" office:value="70.927999999999997" table:style-name="ce10">
            <text:p>70.928</text:p>
          </table:table-cell>
          <table:table-cell office:value-type="float" office:value="73.384" table:style-name="ce10">
            <text:p>73.384</text:p>
          </table:table-cell>
          <table:table-cell office:value-type="float" office:value="71.058999999999997" table:style-name="ce10">
            <text:p>71.059</text:p>
          </table:table-cell>
          <table:table-cell office:value-type="float" office:value="81.141000000000005" table:style-name="ce10">
            <text:p>81.141</text:p>
          </table:table-cell>
          <table:table-cell office:value-type="float" office:value="57.351999999999997" table:style-name="ce10">
            <text:p>57.352</text:p>
          </table:table-cell>
          <table:table-cell office:value-type="float" office:value="42.262999999999998" table:style-name="ce10">
            <text:p>42.263</text:p>
          </table:table-cell>
          <table:table-cell office:value-type="float" office:value="82.99" table:style-name="ce10">
            <text:p>82.99</text:p>
          </table:table-cell>
          <table:table-cell office:value-type="float" office:value="42.54" table:style-name="ce10">
            <text:p>42.54</text:p>
          </table:table-cell>
          <table:table-cell office:value-type="float" office:value="85.790999999999997" table:style-name="ce10">
            <text:p>85.791</text:p>
          </table:table-cell>
          <table:table-cell office:value-type="float" office:value="76.129000000000005" table:style-name="ce10">
            <text:p>76.129</text:p>
          </table:table-cell>
          <table:table-cell office:value-type="float" office:value="94.962000000000003" table:style-name="ce10">
            <text:p>94.962</text:p>
          </table:table-cell>
          <table:table-cell office:value-type="float" office:value="68.304000000000002" table:style-name="ce10">
            <text:p>68.304</text:p>
          </table:table-cell>
          <table:table-cell office:value-type="float" office:value="61.896999999999998" table:style-name="ce10">
            <text:p>61.897</text:p>
          </table:table-cell>
          <table:table-cell office:value-type="float" office:value="6.7229999999999999" table:style-name="ce10">
            <text:p>6.723</text:p>
          </table:table-cell>
          <table:table-cell office:value-type="float" office:value="19.021999999999998" table:style-name="ce10">
            <text:p>19.022</text:p>
          </table:table-cell>
          <table:table-cell office:value-type="float" office:value="40.642000000000003" table:style-name="ce10">
            <text:p>40.642</text:p>
          </table:table-cell>
          <table:table-cell office:value-type="float" office:value="33.613" table:style-name="ce10">
            <text:p>33.613</text:p>
          </table:table-cell>
          <table:table-cell office:value-type="float" office:value="9.6329999999999991" table:style-name="ce10">
            <text:p>9.633</text:p>
          </table:table-cell>
          <table:table-cell office:value-type="float" office:value="80.537999999999997" table:style-name="ce10">
            <text:p>80.538</text:p>
          </table:table-cell>
          <table:table-cell office:value-type="float" office:value="61.692" table:style-name="ce10">
            <text:p>61.692</text:p>
          </table:table-cell>
          <table:table-cell office:value-type="float" office:value="72.804000000000002" table:style-name="ce10">
            <text:p>72.804</text:p>
          </table:table-cell>
          <table:table-cell office:value-type="float" office:value="6.6870000000000003" table:style-name="ce10">
            <text:p>6.687</text:p>
          </table:table-cell>
          <table:table-cell office:value-type="float" office:value="87.081999999999994" table:style-name="ce10">
            <text:p>87.082</text:p>
          </table:table-cell>
          <table:table-cell office:value-type="float" office:value="6.2309999999999999" table:style-name="ce10">
            <text:p>6.231</text:p>
          </table:table-cell>
          <table:table-cell office:value-type="float" office:value="7.0720000000000001" table:style-name="ce10">
            <text:p>7.072</text:p>
          </table:table-cell>
          <table:table-cell office:value-type="float" office:value="87.376000000000005" table:style-name="ce10">
            <text:p>87.376</text:p>
          </table:table-cell>
          <table:table-cell office:value-type="float" office:value="5.5510000000000002" table:style-name="ce10">
            <text:p>5.551</text:p>
          </table:table-cell>
          <table:table-cell office:value-type="float" office:value="35.869999999999997" table:style-name="ce10">
            <text:p>35.87</text:p>
          </table:table-cell>
          <table:table-cell office:value-type="float" office:value="43.478000000000002" table:style-name="ce10">
            <text:p>43.478</text:p>
          </table:table-cell>
          <table:table-cell office:value-type="float" office:value="20.652000000000001" table:style-name="ce10">
            <text:p>20.652</text:p>
          </table:table-cell>
          <table:table-cell office:value-type="float" office:value="31.25" table:style-name="ce10">
            <text:p>31.25</text:p>
          </table:table-cell>
          <table:table-cell office:value-type="float" office:value="56.25" table:style-name="ce10">
            <text:p>56.25</text:p>
          </table:table-cell>
          <table:table-cell office:value-type="float" office:value="12.5" table:style-name="ce10">
            <text:p>12.5</text:p>
          </table:table-cell>
          <table:table-cell office:value-type="float" office:value="38.042999999999999" table:style-name="ce10">
            <text:p>38.043</text:p>
          </table:table-cell>
          <table:table-cell office:value-type="float" office:value="20.652000000000001" table:style-name="ce10">
            <text:p>20.652</text:p>
          </table:table-cell>
          <table:table-cell office:value-type="float" office:value="41.304000000000002" table:style-name="ce10">
            <text:p>41.304</text:p>
          </table:table-cell>
          <table:table-cell office:value-type="float" office:value="56.521999999999998" table:style-name="ce10">
            <text:p>56.522</text:p>
          </table:table-cell>
          <table:table-cell office:value-type="float" office:value="21.739000000000001" table:style-name="ce10">
            <text:p>21.739</text:p>
          </table:table-cell>
          <table:table-cell office:value-type="float" office:value="21.739000000000001" table:style-name="ce10">
            <text:p>21.739</text:p>
          </table:table-cell>
          <table:table-cell office:value-type="float" office:value="21.212" table:style-name="ce10">
            <text:p>21.212</text:p>
          </table:table-cell>
          <table:table-cell office:value-type="float" office:value="63.636000000000003" table:style-name="ce10">
            <text:p>63.636</text:p>
          </table:table-cell>
          <table:table-cell office:value-type="float" office:value="15.151999999999999" table:style-name="ce10">
            <text:p>15.152</text:p>
          </table:table-cell>
          <table:table-cell office:value-type="float" office:value="67.206000000000003" table:style-name="ce10">
            <text:p>67.206</text:p>
          </table:table-cell>
          <table:table-cell office:value-type="float" office:value="73.034999999999997" table:style-name="ce10">
            <text:p>73.035</text:p>
          </table:table-cell>
          <table:table-cell office:value-type="float" office:value="63.398000000000003" table:style-name="ce10">
            <text:p>63.398</text:p>
          </table:table-cell>
          <table:table-cell office:value-type="float" office:value="36.110999999999997" table:style-name="ce10">
            <text:p>36.111</text:p>
          </table:table-cell>
          <table:table-cell office:value-type="float" office:value="72.063999999999993" table:style-name="ce10">
            <text:p>72.064</text:p>
          </table:table-cell>
          <table:table-cell office:value-type="float" office:value="71.088999999999999" table:style-name="ce10">
            <text:p>71.089</text:p>
          </table:table-cell>
          <table:table-cell office:value-type="float" office:value="5.3239999999999998" table:style-name="ce10">
            <text:p>5.324</text:p>
          </table:table-cell>
          <table:table-cell office:value-type="float" office:value="74.808000000000007" table:style-name="ce10">
            <text:p>74.808</text:p>
          </table:table-cell>
          <table:table-cell office:value-type="float" office:value="25.268000000000001" table:style-name="ce10">
            <text:p>25.268</text:p>
          </table:table-cell>
          <table:table-cell office:value-type="float" office:value="75.128" table:style-name="ce10">
            <text:p>75.128</text:p>
          </table:table-cell>
          <table:table-cell table:number-columns-repeated="16264"/>
        </table:table-row>
        <table:table-row table:style-name="ro10">
          <table:table-cell office:value-type="string" table:style-name="ce4">
            <text:p>APHA</text:p>
          </table:table-cell>
          <table:table-cell office:value-type="string" table:style-name="ce4">
            <text:p>Animal and Plant Health Agency</text:p>
          </table:table-cell>
          <table:table-cell office:value-type="string" table:style-name="ce4">
            <text:p>Environment, Food and Rural Affairs</text:p>
          </table:table-cell>
          <table:table-cell table:style-name="ce4"/>
          <table:table-cell office:value-type="float" office:value="50.213000000000001" table:style-name="ce10">
            <text:p>50.213</text:p>
          </table:table-cell>
          <table:table-cell office:value-type="float" office:value="54.673999999999999" table:style-name="ce10">
            <text:p>54.674</text:p>
          </table:table-cell>
          <table:table-cell office:value-type="float" office:value="71.975999999999999" table:style-name="ce10">
            <text:p>71.976</text:p>
          </table:table-cell>
          <table:table-cell office:value-type="float" office:value="78.894999999999996" table:style-name="ce10">
            <text:p>78.895</text:p>
          </table:table-cell>
          <table:table-cell office:value-type="float" office:value="71.197999999999993" table:style-name="ce10">
            <text:p>71.198</text:p>
          </table:table-cell>
          <table:table-cell office:value-type="float" office:value="77.454999999999998" table:style-name="ce10">
            <text:p>77.455</text:p>
          </table:table-cell>
          <table:table-cell office:value-type="float" office:value="48.140999999999998" table:style-name="ce10">
            <text:p>48.141</text:p>
          </table:table-cell>
          <table:table-cell office:value-type="float" office:value="74.268000000000001" table:style-name="ce10">
            <text:p>74.268</text:p>
          </table:table-cell>
          <table:table-cell office:value-type="float" office:value="64.271000000000001" table:style-name="ce10">
            <text:p>64.271</text:p>
          </table:table-cell>
          <table:table-cell office:value-type="float" office:value="13.231999999999999" table:style-name="ce10">
            <text:p>13.232</text:p>
          </table:table-cell>
          <table:table-cell office:value-type="float" office:value="39.662999999999997" table:style-name="ce10">
            <text:p>39.663</text:p>
          </table:table-cell>
          <table:table-cell office:value-type="float" office:value="88.385000000000005" table:style-name="ce10">
            <text:p>88.385</text:p>
          </table:table-cell>
          <table:table-cell office:value-type="float" office:value="79.715999999999994" table:style-name="ce10">
            <text:p>79.716</text:p>
          </table:table-cell>
          <table:table-cell office:value-type="float" office:value="70.709000000000003" table:style-name="ce10">
            <text:p>70.709</text:p>
          </table:table-cell>
          <table:table-cell office:value-type="float" office:value="47.768000000000001" table:style-name="ce10">
            <text:p>47.768</text:p>
          </table:table-cell>
          <table:table-cell office:value-type="float" office:value="73.3" table:style-name="ce10">
            <text:p>73.3</text:p>
          </table:table-cell>
          <table:table-cell office:value-type="float" office:value="75.283000000000001" table:style-name="ce10">
            <text:p>75.283</text:p>
          </table:table-cell>
          <table:table-cell office:value-type="float" office:value="82.507000000000005" table:style-name="ce10">
            <text:p>82.507</text:p>
          </table:table-cell>
          <table:table-cell office:value-type="float" office:value="67.257000000000005" table:style-name="ce10">
            <text:p>67.257</text:p>
          </table:table-cell>
          <table:table-cell office:value-type="float" office:value="85.956999999999994" table:style-name="ce10">
            <text:p>85.957</text:p>
          </table:table-cell>
          <table:table-cell office:value-type="float" office:value="81.644000000000005" table:style-name="ce10">
            <text:p>81.644</text:p>
          </table:table-cell>
          <table:table-cell office:value-type="float" office:value="63.668999999999997" table:style-name="ce10">
            <text:p>63.669</text:p>
          </table:table-cell>
          <table:table-cell office:value-type="float" office:value="73.352000000000004" table:style-name="ce10">
            <text:p>73.352</text:p>
          </table:table-cell>
          <table:table-cell office:value-type="float" office:value="77.691000000000003" table:style-name="ce10">
            <text:p>77.691</text:p>
          </table:table-cell>
          <table:table-cell office:value-type="float" office:value="66.879000000000005" table:style-name="ce10">
            <text:p>66.879</text:p>
          </table:table-cell>
          <table:table-cell office:value-type="float" office:value="59.064999999999998" table:style-name="ce10">
            <text:p>59.065</text:p>
          </table:table-cell>
          <table:table-cell office:value-type="float" office:value="65.367999999999995" table:style-name="ce10">
            <text:p>65.368</text:p>
          </table:table-cell>
          <table:table-cell office:value-type="float" office:value="82.578000000000003" table:style-name="ce10">
            <text:p>82.578</text:p>
          </table:table-cell>
          <table:table-cell office:value-type="float" office:value="78.328999999999994" table:style-name="ce10">
            <text:p>78.329</text:p>
          </table:table-cell>
          <table:table-cell office:value-type="float" office:value="71.459000000000003" table:style-name="ce10">
            <text:p>71.459</text:p>
          </table:table-cell>
          <table:table-cell office:value-type="float" office:value="59.347999999999999" table:style-name="ce10">
            <text:p>59.348</text:p>
          </table:table-cell>
          <table:table-cell office:value-type="float" office:value="46.988" table:style-name="ce10">
            <text:p>46.988</text:p>
          </table:table-cell>
          <table:table-cell office:value-type="float" office:value="44.429000000000002" table:style-name="ce10">
            <text:p>44.429</text:p>
          </table:table-cell>
          <table:table-cell office:value-type="float" office:value="41.743000000000002" table:style-name="ce10">
            <text:p>41.743</text:p>
          </table:table-cell>
          <table:table-cell office:value-type="float" office:value="79.037000000000006" table:style-name="ce10">
            <text:p>79.037</text:p>
          </table:table-cell>
          <table:table-cell office:value-type="float" office:value="83.994" table:style-name="ce10">
            <text:p>83.994</text:p>
          </table:table-cell>
          <table:table-cell office:value-type="float" office:value="60.694000000000003" table:style-name="ce10">
            <text:p>60.694</text:p>
          </table:table-cell>
          <table:table-cell office:value-type="float" office:value="73.352000000000004" table:style-name="ce10">
            <text:p>73.352</text:p>
          </table:table-cell>
          <table:table-cell office:value-type="float" office:value="58.073999999999998" table:style-name="ce10">
            <text:p>58.074</text:p>
          </table:table-cell>
          <table:table-cell office:value-type="float" office:value="69.242000000000004" table:style-name="ce10">
            <text:p>69.242</text:p>
          </table:table-cell>
          <table:table-cell office:value-type="float" office:value="84.195999999999998" table:style-name="ce10">
            <text:p>84.196</text:p>
          </table:table-cell>
          <table:table-cell office:value-type="float" office:value="62.057000000000002" table:style-name="ce10">
            <text:p>62.057</text:p>
          </table:table-cell>
          <table:table-cell office:value-type="float" office:value="50.283999999999999" table:style-name="ce10">
            <text:p>50.284</text:p>
          </table:table-cell>
          <table:table-cell office:value-type="float" office:value="61.826999999999998" table:style-name="ce10">
            <text:p>61.827</text:p>
          </table:table-cell>
          <table:table-cell office:value-type="float" office:value="11.19" table:style-name="ce10">
            <text:p>11.19</text:p>
          </table:table-cell>
          <table:table-cell office:value-type="float" office:value="19.829999999999998" table:style-name="ce10">
            <text:p>19.83</text:p>
          </table:table-cell>
          <table:table-cell office:value-type="float" office:value="8.6460000000000008" table:style-name="ce10">
            <text:p>8.646</text:p>
          </table:table-cell>
          <table:table-cell office:value-type="float" office:value="55.39" table:style-name="ce10">
            <text:p>55.39</text:p>
          </table:table-cell>
          <table:table-cell office:value-type="float" office:value="51.776000000000003" table:style-name="ce10">
            <text:p>51.776</text:p>
          </table:table-cell>
          <table:table-cell office:value-type="float" office:value="38.494" table:style-name="ce10">
            <text:p>38.494</text:p>
          </table:table-cell>
          <table:table-cell office:value-type="float" office:value="41.661000000000001" table:style-name="ce10">
            <text:p>41.661</text:p>
          </table:table-cell>
          <table:table-cell office:value-type="float" office:value="24.184000000000001" table:style-name="ce10">
            <text:p>24.184</text:p>
          </table:table-cell>
          <table:table-cell office:value-type="float" office:value="19.901" table:style-name="ce10">
            <text:p>19.901</text:p>
          </table:table-cell>
          <table:table-cell office:value-type="float" office:value="50.707999999999998" table:style-name="ce10">
            <text:p>50.708</text:p>
          </table:table-cell>
          <table:table-cell office:value-type="float" office:value="30.099" table:style-name="ce10">
            <text:p>30.099</text:p>
          </table:table-cell>
          <table:table-cell office:value-type="float" office:value="44.83" table:style-name="ce10">
            <text:p>44.83</text:p>
          </table:table-cell>
          <table:table-cell office:value-type="float" office:value="53.045000000000002" table:style-name="ce10">
            <text:p>53.045</text:p>
          </table:table-cell>
          <table:table-cell office:value-type="float" office:value="41.006" table:style-name="ce10">
            <text:p>41.006</text:p>
          </table:table-cell>
          <table:table-cell office:value-type="float" office:value="39.901000000000003" table:style-name="ce10">
            <text:p>39.901</text:p>
          </table:table-cell>
          <table:table-cell office:value-type="float" office:value="38.838000000000001" table:style-name="ce10">
            <text:p>38.838</text:p>
          </table:table-cell>
          <table:table-cell office:value-type="float" office:value="36.19" table:style-name="ce10">
            <text:p>36.19</text:p>
          </table:table-cell>
          <table:table-cell office:value-type="float" office:value="29.199000000000002" table:style-name="ce10">
            <text:p>29.199</text:p>
          </table:table-cell>
          <table:table-cell office:value-type="float" office:value="17.009" table:style-name="ce10">
            <text:p>17.009</text:p>
          </table:table-cell>
          <table:table-cell office:value-type="float" office:value="90.013999999999996" table:style-name="ce10">
            <text:p>90.014</text:p>
          </table:table-cell>
          <table:table-cell office:value-type="float" office:value="67.563999999999993" table:style-name="ce10">
            <text:p>67.564</text:p>
          </table:table-cell>
          <table:table-cell office:value-type="float" office:value="68.936000000000007" table:style-name="ce10">
            <text:p>68.936</text:p>
          </table:table-cell>
          <table:table-cell office:value-type="float" office:value="67.704999999999998" table:style-name="ce10">
            <text:p>67.705</text:p>
          </table:table-cell>
          <table:table-cell office:value-type="float" office:value="70.516999999999996" table:style-name="ce10">
            <text:p>70.517</text:p>
          </table:table-cell>
          <table:table-cell office:value-type="float" office:value="55.39" table:style-name="ce10">
            <text:p>55.39</text:p>
          </table:table-cell>
          <table:table-cell office:value-type="float" office:value="34.493000000000002" table:style-name="ce10">
            <text:p>34.493</text:p>
          </table:table-cell>
          <table:table-cell office:value-type="float" office:value="59.673999999999999" table:style-name="ce10">
            <text:p>59.674</text:p>
          </table:table-cell>
          <table:table-cell office:value-type="float" office:value="30.262" table:style-name="ce10">
            <text:p>30.262</text:p>
          </table:table-cell>
          <table:table-cell office:value-type="float" office:value="84.408000000000001" table:style-name="ce10">
            <text:p>84.408</text:p>
          </table:table-cell>
          <table:table-cell office:value-type="float" office:value="71.915000000000006" table:style-name="ce10">
            <text:p>71.915</text:p>
          </table:table-cell>
          <table:table-cell office:value-type="float" office:value="90.793000000000006" table:style-name="ce10">
            <text:p>90.793</text:p>
          </table:table-cell>
          <table:table-cell office:value-type="float" office:value="70.063999999999993" table:style-name="ce10">
            <text:p>70.064</text:p>
          </table:table-cell>
          <table:table-cell office:value-type="float" office:value="45.286999999999999" table:style-name="ce10">
            <text:p>45.287</text:p>
          </table:table-cell>
          <table:table-cell office:value-type="float" office:value="10.993" table:style-name="ce10">
            <text:p>10.993</text:p>
          </table:table-cell>
          <table:table-cell office:value-type="float" office:value="17.446999999999999" table:style-name="ce10">
            <text:p>17.447</text:p>
          </table:table-cell>
          <table:table-cell office:value-type="float" office:value="33.616999999999997" table:style-name="ce10">
            <text:p>33.617</text:p>
          </table:table-cell>
          <table:table-cell office:value-type="float" office:value="37.942999999999998" table:style-name="ce10">
            <text:p>37.943</text:p>
          </table:table-cell>
          <table:table-cell office:value-type="float" office:value="11.292999999999999" table:style-name="ce10">
            <text:p>11.293</text:p>
          </table:table-cell>
          <table:table-cell office:value-type="float" office:value="89.447999999999993" table:style-name="ce10">
            <text:p>89.448</text:p>
          </table:table-cell>
          <table:table-cell office:value-type="float" office:value="67.846999999999994" table:style-name="ce10">
            <text:p>67.847</text:p>
          </table:table-cell>
          <table:table-cell office:value-type="float" office:value="67.33" table:style-name="ce10">
            <text:p>67.33</text:p>
          </table:table-cell>
          <table:table-cell office:value-type="float" office:value="9.2840000000000007" table:style-name="ce10">
            <text:p>9.284</text:p>
          </table:table-cell>
          <table:table-cell office:value-type="float" office:value="82.991" table:style-name="ce10">
            <text:p>82.991</text:p>
          </table:table-cell>
          <table:table-cell office:value-type="float" office:value="7.7249999999999996" table:style-name="ce10">
            <text:p>7.725</text:p>
          </table:table-cell>
          <table:table-cell office:value-type="float" office:value="11.127000000000001" table:style-name="ce10">
            <text:p>11.127</text:p>
          </table:table-cell>
          <table:table-cell office:value-type="float" office:value="81.927999999999997" table:style-name="ce10">
            <text:p>81.928</text:p>
          </table:table-cell>
          <table:table-cell office:value-type="float" office:value="6.9450000000000003" table:style-name="ce10">
            <text:p>6.945</text:p>
          </table:table-cell>
          <table:table-cell office:value-type="float" office:value="47.436" table:style-name="ce10">
            <text:p>47.436</text:p>
          </table:table-cell>
          <table:table-cell office:value-type="float" office:value="37.179000000000002" table:style-name="ce10">
            <text:p>37.179</text:p>
          </table:table-cell>
          <table:table-cell office:value-type="float" office:value="15.385" table:style-name="ce10">
            <text:p>15.385</text:p>
          </table:table-cell>
          <table:table-cell office:value-type="float" office:value="25.675999999999998" table:style-name="ce10">
            <text:p>25.676</text:p>
          </table:table-cell>
          <table:table-cell office:value-type="float" office:value="56.756999999999998" table:style-name="ce10">
            <text:p>56.757</text:p>
          </table:table-cell>
          <table:table-cell office:value-type="float" office:value="17.568000000000001" table:style-name="ce10">
            <text:p>17.568</text:p>
          </table:table-cell>
          <table:table-cell office:value-type="float" office:value="40.127000000000002" table:style-name="ce10">
            <text:p>40.127</text:p>
          </table:table-cell>
          <table:table-cell office:value-type="float" office:value="33.758000000000003" table:style-name="ce10">
            <text:p>33.758</text:p>
          </table:table-cell>
          <table:table-cell office:value-type="float" office:value="26.114999999999998" table:style-name="ce10">
            <text:p>26.115</text:p>
          </table:table-cell>
          <table:table-cell office:value-type="float" office:value="60.51" table:style-name="ce10">
            <text:p>60.51</text:p>
          </table:table-cell>
          <table:table-cell office:value-type="float" office:value="19.108000000000001" table:style-name="ce10">
            <text:p>19.108</text:p>
          </table:table-cell>
          <table:table-cell office:value-type="float" office:value="20.382000000000001" table:style-name="ce10">
            <text:p>20.382</text:p>
          </table:table-cell>
          <table:table-cell office:value-type="float" office:value="24.324000000000002" table:style-name="ce10">
            <text:p>24.324</text:p>
          </table:table-cell>
          <table:table-cell office:value-type="float" office:value="55.405000000000001" table:style-name="ce10">
            <text:p>55.405</text:p>
          </table:table-cell>
          <table:table-cell office:value-type="float" office:value="20.27" table:style-name="ce10">
            <text:p>20.27</text:p>
          </table:table-cell>
          <table:table-cell office:value-type="float" office:value="53.819000000000003" table:style-name="ce10">
            <text:p>53.819</text:p>
          </table:table-cell>
          <table:table-cell office:value-type="float" office:value="60.587000000000003" table:style-name="ce10">
            <text:p>60.587</text:p>
          </table:table-cell>
          <table:table-cell office:value-type="float" office:value="52.604999999999997" table:style-name="ce10">
            <text:p>52.605</text:p>
          </table:table-cell>
          <table:table-cell office:value-type="float" office:value="38.384999999999998" table:style-name="ce10">
            <text:p>38.385</text:p>
          </table:table-cell>
          <table:table-cell office:value-type="float" office:value="64.037000000000006" table:style-name="ce10">
            <text:p>64.037</text:p>
          </table:table-cell>
          <table:table-cell office:value-type="float" office:value="71.286000000000001" table:style-name="ce10">
            <text:p>71.286</text:p>
          </table:table-cell>
          <table:table-cell office:value-type="float" office:value="7.1829999999999998" table:style-name="ce10">
            <text:p>7.183</text:p>
          </table:table-cell>
          <table:table-cell office:value-type="float" office:value="70.405000000000001" table:style-name="ce10">
            <text:p>70.405</text:p>
          </table:table-cell>
          <table:table-cell office:value-type="float" office:value="31.806999999999999" table:style-name="ce10">
            <text:p>31.807</text:p>
          </table:table-cell>
          <table:table-cell office:value-type="float" office:value="70.293999999999997" table:style-name="ce10">
            <text:p>70.294</text:p>
          </table:table-cell>
          <table:table-cell table:number-columns-repeated="16264"/>
        </table:table-row>
        <table:table-row table:style-name="ro5">
          <table:table-cell office:value-type="string" table:style-name="ce4">
            <text:p>BDUK</text:p>
          </table:table-cell>
          <table:table-cell office:value-type="string" table:style-name="ce4">
            <text:p>Building Digital UK</text:p>
          </table:table-cell>
          <table:table-cell office:value-type="string" table:style-name="ce4">
            <text:p>Digital, Culture, Media &amp; Sport</text:p>
          </table:table-cell>
          <table:table-cell table:style-name="ce4"/>
          <table:table-cell office:value-type="float" office:value="90.421000000000006" table:style-name="ce10">
            <text:p>90.421</text:p>
          </table:table-cell>
          <table:table-cell office:value-type="float" office:value="66.132000000000005" table:style-name="ce10">
            <text:p>66.132</text:p>
          </table:table-cell>
          <table:table-cell office:value-type="float" office:value="80.168999999999997" table:style-name="ce10">
            <text:p>80.169</text:p>
          </table:table-cell>
          <table:table-cell office:value-type="float" office:value="91.948999999999998" table:style-name="ce10">
            <text:p>91.949</text:p>
          </table:table-cell>
          <table:table-cell office:value-type="float" office:value="79.001999999999995" table:style-name="ce10">
            <text:p>79.002</text:p>
          </table:table-cell>
          <table:table-cell office:value-type="float" office:value="85.816000000000003" table:style-name="ce10">
            <text:p>85.816</text:p>
          </table:table-cell>
          <table:table-cell office:value-type="float" office:value="59.468000000000004" table:style-name="ce10">
            <text:p>59.468</text:p>
          </table:table-cell>
          <table:table-cell office:value-type="float" office:value="85.212999999999994" table:style-name="ce10">
            <text:p>85.213</text:p>
          </table:table-cell>
          <table:table-cell office:value-type="float" office:value="72.766000000000005" table:style-name="ce10">
            <text:p>72.766</text:p>
          </table:table-cell>
          <table:table-cell office:value-type="float" office:value="32.905999999999999" table:style-name="ce10">
            <text:p>32.906</text:p>
          </table:table-cell>
          <table:table-cell office:value-type="float" office:value="63.215000000000003" table:style-name="ce10">
            <text:p>63.215</text:p>
          </table:table-cell>
          <table:table-cell office:value-type="float" office:value="88.558999999999997" table:style-name="ce10">
            <text:p>88.559</text:p>
          </table:table-cell>
          <table:table-cell office:value-type="float" office:value="82.626999999999995" table:style-name="ce10">
            <text:p>82.627</text:p>
          </table:table-cell>
          <table:table-cell office:value-type="float" office:value="78.39" table:style-name="ce10">
            <text:p>78.39</text:p>
          </table:table-cell>
          <table:table-cell office:value-type="float" office:value="66.525000000000006" table:style-name="ce10">
            <text:p>66.525</text:p>
          </table:table-cell>
          <table:table-cell office:value-type="float" office:value="84.745999999999995" table:style-name="ce10">
            <text:p>84.746</text:p>
          </table:table-cell>
          <table:table-cell office:value-type="float" office:value="91.525000000000006" table:style-name="ce10">
            <text:p>91.525</text:p>
          </table:table-cell>
          <table:table-cell office:value-type="float" office:value="92.373000000000005" table:style-name="ce10">
            <text:p>92.373</text:p>
          </table:table-cell>
          <table:table-cell office:value-type="float" office:value="75.846999999999994" table:style-name="ce10">
            <text:p>75.847</text:p>
          </table:table-cell>
          <table:table-cell office:value-type="float" office:value="88.983000000000004" table:style-name="ce10">
            <text:p>88.983</text:p>
          </table:table-cell>
          <table:table-cell office:value-type="float" office:value="88.558999999999997" table:style-name="ce10">
            <text:p>88.559</text:p>
          </table:table-cell>
          <table:table-cell office:value-type="float" office:value="77.542000000000002" table:style-name="ce10">
            <text:p>77.542</text:p>
          </table:table-cell>
          <table:table-cell office:value-type="float" office:value="83.051000000000002" table:style-name="ce10">
            <text:p>83.051</text:p>
          </table:table-cell>
          <table:table-cell office:value-type="float" office:value="84.745999999999995" table:style-name="ce10">
            <text:p>84.746</text:p>
          </table:table-cell>
          <table:table-cell office:value-type="float" office:value="74.043000000000006" table:style-name="ce10">
            <text:p>74.043</text:p>
          </table:table-cell>
          <table:table-cell office:value-type="float" office:value="66.102000000000004" table:style-name="ce10">
            <text:p>66.102</text:p>
          </table:table-cell>
          <table:table-cell office:value-type="float" office:value="72.457999999999998" table:style-name="ce10">
            <text:p>72.458</text:p>
          </table:table-cell>
          <table:table-cell office:value-type="float" office:value="87.66" table:style-name="ce10">
            <text:p>87.66</text:p>
          </table:table-cell>
          <table:table-cell office:value-type="float" office:value="87.233999999999995" table:style-name="ce10">
            <text:p>87.234</text:p>
          </table:table-cell>
          <table:table-cell office:value-type="float" office:value="82.478999999999999" table:style-name="ce10">
            <text:p>82.479</text:p>
          </table:table-cell>
          <table:table-cell office:value-type="float" office:value="74.894000000000005" table:style-name="ce10">
            <text:p>74.894</text:p>
          </table:table-cell>
          <table:table-cell office:value-type="float" office:value="58.798000000000002" table:style-name="ce10">
            <text:p>58.798</text:p>
          </table:table-cell>
          <table:table-cell office:value-type="float" office:value="50.862000000000002" table:style-name="ce10">
            <text:p>50.862</text:p>
          </table:table-cell>
          <table:table-cell office:value-type="float" office:value="52.991" table:style-name="ce10">
            <text:p>52.991</text:p>
          </table:table-cell>
          <table:table-cell office:value-type="float" office:value="91.063999999999993" table:style-name="ce10">
            <text:p>91.064</text:p>
          </table:table-cell>
          <table:table-cell office:value-type="float" office:value="88.084999999999994" table:style-name="ce10">
            <text:p>88.085</text:p>
          </table:table-cell>
          <table:table-cell office:value-type="float" office:value="77.021000000000001" table:style-name="ce10">
            <text:p>77.021</text:p>
          </table:table-cell>
          <table:table-cell office:value-type="float" office:value="84.614999999999995" table:style-name="ce10">
            <text:p>84.615</text:p>
          </table:table-cell>
          <table:table-cell office:value-type="float" office:value="63.674999999999997" table:style-name="ce10">
            <text:p>63.675</text:p>
          </table:table-cell>
          <table:table-cell office:value-type="float" office:value="73.932000000000002" table:style-name="ce10">
            <text:p>73.932</text:p>
          </table:table-cell>
          <table:table-cell office:value-type="float" office:value="89.316000000000003" table:style-name="ce10">
            <text:p>89.316</text:p>
          </table:table-cell>
          <table:table-cell office:value-type="float" office:value="71.915000000000006" table:style-name="ce10">
            <text:p>71.915</text:p>
          </table:table-cell>
          <table:table-cell office:value-type="float" office:value="62.820999999999998" table:style-name="ce10">
            <text:p>62.821</text:p>
          </table:table-cell>
          <table:table-cell office:value-type="float" office:value="74.358999999999995" table:style-name="ce10">
            <text:p>74.359</text:p>
          </table:table-cell>
          <table:table-cell office:value-type="float" office:value="35.042999999999999" table:style-name="ce10">
            <text:p>35.043</text:p>
          </table:table-cell>
          <table:table-cell office:value-type="float" office:value="37.179000000000002" table:style-name="ce10">
            <text:p>37.179</text:p>
          </table:table-cell>
          <table:table-cell office:value-type="float" office:value="26.495999999999999" table:style-name="ce10">
            <text:p>26.496</text:p>
          </table:table-cell>
          <table:table-cell office:value-type="float" office:value="73.191000000000003" table:style-name="ce10">
            <text:p>73.191</text:p>
          </table:table-cell>
          <table:table-cell office:value-type="float" office:value="68.376000000000005" table:style-name="ce10">
            <text:p>68.376</text:p>
          </table:table-cell>
          <table:table-cell office:value-type="float" office:value="65.811999999999998" table:style-name="ce10">
            <text:p>65.812</text:p>
          </table:table-cell>
          <table:table-cell office:value-type="float" office:value="64.102999999999994" table:style-name="ce10">
            <text:p>64.103</text:p>
          </table:table-cell>
          <table:table-cell office:value-type="float" office:value="51.709000000000003" table:style-name="ce10">
            <text:p>51.709</text:p>
          </table:table-cell>
          <table:table-cell office:value-type="float" office:value="52.564" table:style-name="ce10">
            <text:p>52.564</text:p>
          </table:table-cell>
          <table:table-cell office:value-type="float" office:value="72.650000000000006" table:style-name="ce10">
            <text:p>72.65</text:p>
          </table:table-cell>
          <table:table-cell office:value-type="float" office:value="51.709000000000003" table:style-name="ce10">
            <text:p>51.709</text:p>
          </table:table-cell>
          <table:table-cell office:value-type="float" office:value="67.521000000000001" table:style-name="ce10">
            <text:p>67.521</text:p>
          </table:table-cell>
          <table:table-cell office:value-type="float" office:value="73.076999999999998" table:style-name="ce10">
            <text:p>73.077</text:p>
          </table:table-cell>
          <table:table-cell office:value-type="float" office:value="62.820999999999998" table:style-name="ce10">
            <text:p>62.821</text:p>
          </table:table-cell>
          <table:table-cell office:value-type="float" office:value="48.290999999999997" table:style-name="ce10">
            <text:p>48.291</text:p>
          </table:table-cell>
          <table:table-cell office:value-type="float" office:value="56.838000000000001" table:style-name="ce10">
            <text:p>56.838</text:p>
          </table:table-cell>
          <table:table-cell office:value-type="float" office:value="58.12" table:style-name="ce10">
            <text:p>58.12</text:p>
          </table:table-cell>
          <table:table-cell office:value-type="float" office:value="58.546999999999997" table:style-name="ce10">
            <text:p>58.547</text:p>
          </table:table-cell>
          <table:table-cell office:value-type="float" office:value="40.773000000000003" table:style-name="ce10">
            <text:p>40.773</text:p>
          </table:table-cell>
          <table:table-cell office:value-type="float" office:value="92.766000000000005" table:style-name="ce10">
            <text:p>92.766</text:p>
          </table:table-cell>
          <table:table-cell office:value-type="float" office:value="81.197000000000003" table:style-name="ce10">
            <text:p>81.197</text:p>
          </table:table-cell>
          <table:table-cell office:value-type="float" office:value="79.486999999999995" table:style-name="ce10">
            <text:p>79.487</text:p>
          </table:table-cell>
          <table:table-cell office:value-type="float" office:value="73.819999999999993" table:style-name="ce10">
            <text:p>73.82</text:p>
          </table:table-cell>
          <table:table-cell office:value-type="float" office:value="77.253" table:style-name="ce10">
            <text:p>77.253</text:p>
          </table:table-cell>
          <table:table-cell office:value-type="float" office:value="65.811999999999998" table:style-name="ce10">
            <text:p>65.812</text:p>
          </table:table-cell>
          <table:table-cell office:value-type="float" office:value="44.872" table:style-name="ce10">
            <text:p>44.872</text:p>
          </table:table-cell>
          <table:table-cell office:value-type="float" office:value="79.573999999999998" table:style-name="ce10">
            <text:p>79.574</text:p>
          </table:table-cell>
          <table:table-cell office:value-type="float" office:value="33.191000000000003" table:style-name="ce10">
            <text:p>33.191</text:p>
          </table:table-cell>
          <table:table-cell office:value-type="float" office:value="90.212999999999994" table:style-name="ce10">
            <text:p>90.213</text:p>
          </table:table-cell>
          <table:table-cell office:value-type="float" office:value="91.915000000000006" table:style-name="ce10">
            <text:p>91.915</text:p>
          </table:table-cell>
          <table:table-cell office:value-type="float" office:value="95.319000000000003" table:style-name="ce10">
            <text:p>95.319</text:p>
          </table:table-cell>
          <table:table-cell office:value-type="float" office:value="66.382999999999996" table:style-name="ce10">
            <text:p>66.383</text:p>
          </table:table-cell>
          <table:table-cell office:value-type="float" office:value="57.265000000000001" table:style-name="ce10">
            <text:p>57.265</text:p>
          </table:table-cell>
          <table:table-cell office:value-type="float" office:value="5.5789999999999997" table:style-name="ce10">
            <text:p>5.579</text:p>
          </table:table-cell>
          <table:table-cell office:value-type="float" office:value="26.609000000000002" table:style-name="ce10">
            <text:p>26.609</text:p>
          </table:table-cell>
          <table:table-cell office:value-type="float" office:value="48.069000000000003" table:style-name="ce10">
            <text:p>48.069</text:p>
          </table:table-cell>
          <table:table-cell office:value-type="float" office:value="19.742000000000001" table:style-name="ce10">
            <text:p>19.742</text:p>
          </table:table-cell>
          <table:table-cell office:value-type="float" office:value="8.5109999999999992" table:style-name="ce10">
            <text:p>8.511</text:p>
          </table:table-cell>
          <table:table-cell office:value-type="float" office:value="91.88" table:style-name="ce10">
            <text:p>91.88</text:p>
          </table:table-cell>
          <table:table-cell office:value-type="float" office:value="64.956999999999994" table:style-name="ce10">
            <text:p>64.957</text:p>
          </table:table-cell>
          <table:table-cell office:value-type="float" office:value="76.495999999999995" table:style-name="ce10">
            <text:p>76.496</text:p>
          </table:table-cell>
          <table:table-cell office:value-type="float" office:value="5.1059999999999999" table:style-name="ce10">
            <text:p>5.106</text:p>
          </table:table-cell>
          <table:table-cell office:value-type="float" office:value="92.34" table:style-name="ce10">
            <text:p>92.34</text:p>
          </table:table-cell>
          <table:table-cell office:value-type="float" office:value="2.5529999999999999" table:style-name="ce10">
            <text:p>2.553</text:p>
          </table:table-cell>
          <table:table-cell office:value-type="float" office:value="9.7870000000000008" table:style-name="ce10">
            <text:p>9.787</text:p>
          </table:table-cell>
          <table:table-cell office:value-type="float" office:value="88.084999999999994" table:style-name="ce10">
            <text:p>88.085</text:p>
          </table:table-cell>
          <table:table-cell office:value-type="float" office:value="2.1280000000000001" table:style-name="ce10">
            <text:p>2.128</text:p>
          </table:table-cell>
          <table:table-cell office:value-type="float" office:value="30.434999999999999" table:style-name="ce10">
            <text:p>30.435</text:p>
          </table:table-cell>
          <table:table-cell office:value-type="float" office:value="60.87" table:style-name="ce10">
            <text:p>60.87</text:p>
          </table:table-cell>
          <table:table-cell office:value-type="float" office:value="8.6959999999999997" table:style-name="ce10">
            <text:p>8.696</text:p>
          </table:table-cell>
          <table:table-cell office:value-type="float" office:value="57.143000000000001" table:style-name="ce10">
            <text:p>57.143</text:p>
          </table:table-cell>
          <table:table-cell office:value-type="float" office:value="28.571000000000002" table:style-name="ce10">
            <text:p>28.571</text:p>
          </table:table-cell>
          <table:table-cell office:value-type="float" office:value="14.286" table:style-name="ce10">
            <text:p>14.286</text:p>
          </table:table-cell>
          <table:table-cell office:value-type="float" office:value="65.216999999999999" table:style-name="ce10">
            <text:p>65.217</text:p>
          </table:table-cell>
          <table:table-cell office:value-type="float" office:value="13.042999999999999" table:style-name="ce10">
            <text:p>13.043</text:p>
          </table:table-cell>
          <table:table-cell office:value-type="float" office:value="21.739000000000001" table:style-name="ce10">
            <text:p>21.739</text:p>
          </table:table-cell>
          <table:table-cell office:value-type="float" office:value="39.130000000000003" table:style-name="ce10">
            <text:p>39.13</text:p>
          </table:table-cell>
          <table:table-cell office:value-type="float" office:value="39.130000000000003" table:style-name="ce10">
            <text:p>39.13</text:p>
          </table:table-cell>
          <table:table-cell office:value-type="float" office:value="21.739000000000001" table:style-name="ce10">
            <text:p>21.739</text:p>
          </table:table-cell>
          <table:table-cell office:value-type="float" office:value="0" table:style-name="ce10">
            <text:p>0</text:p>
          </table:table-cell>
          <table:table-cell office:value-type="float" office:value="85.713999999999999" table:style-name="ce10">
            <text:p>85.714</text:p>
          </table:table-cell>
          <table:table-cell office:value-type="float" office:value="14.286" table:style-name="ce10">
            <text:p>14.286</text:p>
          </table:table-cell>
          <table:table-cell office:value-type="float" office:value="67.671999999999997" table:style-name="ce10">
            <text:p>67.672</text:p>
          </table:table-cell>
          <table:table-cell office:value-type="float" office:value="72.844999999999999" table:style-name="ce10">
            <text:p>72.845</text:p>
          </table:table-cell>
          <table:table-cell office:value-type="float" office:value="59.914000000000001" table:style-name="ce10">
            <text:p>59.914</text:p>
          </table:table-cell>
          <table:table-cell office:value-type="float" office:value="39.223999999999997" table:style-name="ce10">
            <text:p>39.224</text:p>
          </table:table-cell>
          <table:table-cell office:value-type="float" office:value="78.540999999999997" table:style-name="ce10">
            <text:p>78.541</text:p>
          </table:table-cell>
          <table:table-cell office:value-type="float" office:value="77.253" table:style-name="ce10">
            <text:p>77.253</text:p>
          </table:table-cell>
          <table:table-cell office:value-type="float" office:value="4.7409999999999997" table:style-name="ce10">
            <text:p>4.741</text:p>
          </table:table-cell>
          <table:table-cell office:value-type="float" office:value="77.682000000000002" table:style-name="ce10">
            <text:p>77.682</text:p>
          </table:table-cell>
          <table:table-cell office:value-type="float" office:value="24.518999999999998" table:style-name="ce10">
            <text:p>24.519</text:p>
          </table:table-cell>
          <table:table-cell office:value-type="float" office:value="74.72" table:style-name="ce10">
            <text:p>74.72</text:p>
          </table:table-cell>
          <table:table-cell table:number-columns-repeated="16264"/>
        </table:table-row>
        <table:table-row table:style-name="ro10">
          <table:table-cell office:value-type="string" table:style-name="ce4">
            <text:p>BEIS</text:p>
          </table:table-cell>
          <table:table-cell office:value-type="string" table:style-name="ce4">
            <text:p>Department for Business, Energy and Industrial Strategy</text:p>
          </table:table-cell>
          <table:table-cell office:value-type="string" table:style-name="ce4">
            <text:p>Business, Energy and Industrial Strategy</text:p>
          </table:table-cell>
          <table:table-cell table:style-name="ce4"/>
          <table:table-cell office:value-type="float" office:value="85.26" table:style-name="ce10">
            <text:p>85.26</text:p>
          </table:table-cell>
          <table:table-cell office:value-type="float" office:value="60.639000000000003" table:style-name="ce10">
            <text:p>60.639</text:p>
          </table:table-cell>
          <table:table-cell office:value-type="float" office:value="77.775999999999996" table:style-name="ce10">
            <text:p>77.776</text:p>
          </table:table-cell>
          <table:table-cell office:value-type="float" office:value="77.853999999999999" table:style-name="ce10">
            <text:p>77.854</text:p>
          </table:table-cell>
          <table:table-cell office:value-type="float" office:value="77.953000000000003" table:style-name="ce10">
            <text:p>77.953</text:p>
          </table:table-cell>
          <table:table-cell office:value-type="float" office:value="84.593999999999994" table:style-name="ce10">
            <text:p>84.594</text:p>
          </table:table-cell>
          <table:table-cell office:value-type="float" office:value="53.792000000000002" table:style-name="ce10">
            <text:p>53.792</text:p>
          </table:table-cell>
          <table:table-cell office:value-type="float" office:value="83.268000000000001" table:style-name="ce10">
            <text:p>83.268</text:p>
          </table:table-cell>
          <table:table-cell office:value-type="float" office:value="72.8" table:style-name="ce10">
            <text:p>72.8</text:p>
          </table:table-cell>
          <table:table-cell office:value-type="float" office:value="22.099" table:style-name="ce10">
            <text:p>22.099</text:p>
          </table:table-cell>
          <table:table-cell office:value-type="float" office:value="54.265999999999998" table:style-name="ce10">
            <text:p>54.266</text:p>
          </table:table-cell>
          <table:table-cell office:value-type="float" office:value="89.706000000000003" table:style-name="ce10">
            <text:p>89.706</text:p>
          </table:table-cell>
          <table:table-cell office:value-type="float" office:value="80.129000000000005" table:style-name="ce10">
            <text:p>80.129</text:p>
          </table:table-cell>
          <table:table-cell office:value-type="float" office:value="75.010000000000005" table:style-name="ce10">
            <text:p>75.01</text:p>
          </table:table-cell>
          <table:table-cell office:value-type="float" office:value="60.676000000000002" table:style-name="ce10">
            <text:p>60.676</text:p>
          </table:table-cell>
          <table:table-cell office:value-type="float" office:value="83.42" table:style-name="ce10">
            <text:p>83.42</text:p>
          </table:table-cell>
          <table:table-cell office:value-type="float" office:value="74.477000000000004" table:style-name="ce10">
            <text:p>74.477</text:p>
          </table:table-cell>
          <table:table-cell office:value-type="float" office:value="81.230999999999995" table:style-name="ce10">
            <text:p>81.231</text:p>
          </table:table-cell>
          <table:table-cell office:value-type="float" office:value="76.917000000000002" table:style-name="ce10">
            <text:p>76.917</text:p>
          </table:table-cell>
          <table:table-cell office:value-type="float" office:value="90.694000000000003" table:style-name="ce10">
            <text:p>90.694</text:p>
          </table:table-cell>
          <table:table-cell office:value-type="float" office:value="89.269000000000005" table:style-name="ce10">
            <text:p>89.269</text:p>
          </table:table-cell>
          <table:table-cell office:value-type="float" office:value="65.781999999999996" table:style-name="ce10">
            <text:p>65.782</text:p>
          </table:table-cell>
          <table:table-cell office:value-type="float" office:value="82.391000000000005" table:style-name="ce10">
            <text:p>82.391</text:p>
          </table:table-cell>
          <table:table-cell office:value-type="float" office:value="85.180999999999997" table:style-name="ce10">
            <text:p>85.181</text:p>
          </table:table-cell>
          <table:table-cell office:value-type="float" office:value="69.778000000000006" table:style-name="ce10">
            <text:p>69.778</text:p>
          </table:table-cell>
          <table:table-cell office:value-type="float" office:value="66.611000000000004" table:style-name="ce10">
            <text:p>66.611</text:p>
          </table:table-cell>
          <table:table-cell office:value-type="float" office:value="74.933000000000007" table:style-name="ce10">
            <text:p>74.933</text:p>
          </table:table-cell>
          <table:table-cell office:value-type="float" office:value="88.896000000000001" table:style-name="ce10">
            <text:p>88.896</text:p>
          </table:table-cell>
          <table:table-cell office:value-type="float" office:value="85.623000000000005" table:style-name="ce10">
            <text:p>85.623</text:p>
          </table:table-cell>
          <table:table-cell office:value-type="float" office:value="79.257999999999996" table:style-name="ce10">
            <text:p>79.258</text:p>
          </table:table-cell>
          <table:table-cell office:value-type="float" office:value="57.853000000000002" table:style-name="ce10">
            <text:p>57.853</text:p>
          </table:table-cell>
          <table:table-cell office:value-type="float" office:value="48.548999999999999" table:style-name="ce10">
            <text:p>48.549</text:p>
          </table:table-cell>
          <table:table-cell office:value-type="float" office:value="59.472999999999999" table:style-name="ce10">
            <text:p>59.473</text:p>
          </table:table-cell>
          <table:table-cell office:value-type="float" office:value="49.253999999999998" table:style-name="ce10">
            <text:p>49.254</text:p>
          </table:table-cell>
          <table:table-cell office:value-type="float" office:value="87.096000000000004" table:style-name="ce10">
            <text:p>87.096</text:p>
          </table:table-cell>
          <table:table-cell office:value-type="float" office:value="90.573999999999998" table:style-name="ce10">
            <text:p>90.574</text:p>
          </table:table-cell>
          <table:table-cell office:value-type="float" office:value="74.658000000000001" table:style-name="ce10">
            <text:p>74.658</text:p>
          </table:table-cell>
          <table:table-cell office:value-type="float" office:value="80.716999999999999" table:style-name="ce10">
            <text:p>80.717</text:p>
          </table:table-cell>
          <table:table-cell office:value-type="float" office:value="71.590999999999994" table:style-name="ce10">
            <text:p>71.591</text:p>
          </table:table-cell>
          <table:table-cell office:value-type="float" office:value="72.605000000000004" table:style-name="ce10">
            <text:p>72.605</text:p>
          </table:table-cell>
          <table:table-cell office:value-type="float" office:value="87.14" table:style-name="ce10">
            <text:p>87.14</text:p>
          </table:table-cell>
          <table:table-cell office:value-type="float" office:value="75.783000000000001" table:style-name="ce10">
            <text:p>75.783</text:p>
          </table:table-cell>
          <table:table-cell office:value-type="float" office:value="59.850999999999999" table:style-name="ce10">
            <text:p>59.851</text:p>
          </table:table-cell>
          <table:table-cell office:value-type="float" office:value="69.795000000000002" table:style-name="ce10">
            <text:p>69.795</text:p>
          </table:table-cell>
          <table:table-cell office:value-type="float" office:value="23.414999999999999" table:style-name="ce10">
            <text:p>23.415</text:p>
          </table:table-cell>
          <table:table-cell office:value-type="float" office:value="24.327000000000002" table:style-name="ce10">
            <text:p>24.327</text:p>
          </table:table-cell>
          <table:table-cell office:value-type="float" office:value="18.558" table:style-name="ce10">
            <text:p>18.558</text:p>
          </table:table-cell>
          <table:table-cell office:value-type="float" office:value="80.953000000000003" table:style-name="ce10">
            <text:p>80.953</text:p>
          </table:table-cell>
          <table:table-cell office:value-type="float" office:value="72.584000000000003" table:style-name="ce10">
            <text:p>72.584</text:p>
          </table:table-cell>
          <table:table-cell office:value-type="float" office:value="50.228000000000002" table:style-name="ce10">
            <text:p>50.228</text:p>
          </table:table-cell>
          <table:table-cell office:value-type="float" office:value="62.668999999999997" table:style-name="ce10">
            <text:p>62.669</text:p>
          </table:table-cell>
          <table:table-cell office:value-type="float" office:value="40.195" table:style-name="ce10">
            <text:p>40.195</text:p>
          </table:table-cell>
          <table:table-cell office:value-type="float" office:value="27.81" table:style-name="ce10">
            <text:p>27.81</text:p>
          </table:table-cell>
          <table:table-cell office:value-type="float" office:value="66.210999999999999" table:style-name="ce10">
            <text:p>66.211</text:p>
          </table:table-cell>
          <table:table-cell office:value-type="float" office:value="37.390999999999998" table:style-name="ce10">
            <text:p>37.391</text:p>
          </table:table-cell>
          <table:table-cell office:value-type="float" office:value="50.176000000000002" table:style-name="ce10">
            <text:p>50.176</text:p>
          </table:table-cell>
          <table:table-cell office:value-type="float" office:value="60.451999999999998" table:style-name="ce10">
            <text:p>60.452</text:p>
          </table:table-cell>
          <table:table-cell office:value-type="float" office:value="64.600999999999999" table:style-name="ce10">
            <text:p>64.601</text:p>
          </table:table-cell>
          <table:table-cell office:value-type="float" office:value="40.302999999999997" table:style-name="ce10">
            <text:p>40.303</text:p>
          </table:table-cell>
          <table:table-cell office:value-type="float" office:value="45.832000000000001" table:style-name="ce10">
            <text:p>45.832</text:p>
          </table:table-cell>
          <table:table-cell office:value-type="float" office:value="43.988" table:style-name="ce10">
            <text:p>43.988</text:p>
          </table:table-cell>
          <table:table-cell office:value-type="float" office:value="53.1" table:style-name="ce10">
            <text:p>53.1</text:p>
          </table:table-cell>
          <table:table-cell office:value-type="float" office:value="37.034999999999997" table:style-name="ce10">
            <text:p>37.035</text:p>
          </table:table-cell>
          <table:table-cell office:value-type="float" office:value="90.816999999999993" table:style-name="ce10">
            <text:p>90.817</text:p>
          </table:table-cell>
          <table:table-cell office:value-type="float" office:value="77.980999999999995" table:style-name="ce10">
            <text:p>77.981</text:p>
          </table:table-cell>
          <table:table-cell office:value-type="float" office:value="71.959000000000003" table:style-name="ce10">
            <text:p>71.959</text:p>
          </table:table-cell>
          <table:table-cell office:value-type="float" office:value="72.076999999999998" table:style-name="ce10">
            <text:p>72.077</text:p>
          </table:table-cell>
          <table:table-cell office:value-type="float" office:value="77.191000000000003" table:style-name="ce10">
            <text:p>77.191</text:p>
          </table:table-cell>
          <table:table-cell office:value-type="float" office:value="63.593000000000004" table:style-name="ce10">
            <text:p>63.593</text:p>
          </table:table-cell>
          <table:table-cell office:value-type="float" office:value="37.648000000000003" table:style-name="ce10">
            <text:p>37.648</text:p>
          </table:table-cell>
          <table:table-cell office:value-type="float" office:value="76.435000000000002" table:style-name="ce10">
            <text:p>76.435</text:p>
          </table:table-cell>
          <table:table-cell office:value-type="float" office:value="68.945999999999998" table:style-name="ce10">
            <text:p>68.946</text:p>
          </table:table-cell>
          <table:table-cell office:value-type="float" office:value="88.227999999999994" table:style-name="ce10">
            <text:p>88.228</text:p>
          </table:table-cell>
          <table:table-cell office:value-type="float" office:value="69.650000000000006" table:style-name="ce10">
            <text:p>69.65</text:p>
          </table:table-cell>
          <table:table-cell office:value-type="float" office:value="95.275999999999996" table:style-name="ce10">
            <text:p>95.276</text:p>
          </table:table-cell>
          <table:table-cell office:value-type="float" office:value="63.457999999999998" table:style-name="ce10">
            <text:p>63.458</text:p>
          </table:table-cell>
          <table:table-cell office:value-type="float" office:value="49.948" table:style-name="ce10">
            <text:p>49.948</text:p>
          </table:table-cell>
          <table:table-cell office:value-type="float" office:value="8.7780000000000005" table:style-name="ce10">
            <text:p>8.778</text:p>
          </table:table-cell>
          <table:table-cell office:value-type="float" office:value="23.510999999999999" table:style-name="ce10">
            <text:p>23.511</text:p>
          </table:table-cell>
          <table:table-cell office:value-type="float" office:value="46.793999999999997" table:style-name="ce10">
            <text:p>46.794</text:p>
          </table:table-cell>
          <table:table-cell office:value-type="float" office:value="20.917000000000002" table:style-name="ce10">
            <text:p>20.917</text:p>
          </table:table-cell>
          <table:table-cell office:value-type="float" office:value="9.1310000000000002" table:style-name="ce10">
            <text:p>9.131</text:p>
          </table:table-cell>
          <table:table-cell office:value-type="float" office:value="93.284000000000006" table:style-name="ce10">
            <text:p>93.284</text:p>
          </table:table-cell>
          <table:table-cell office:value-type="float" office:value="67.206000000000003" table:style-name="ce10">
            <text:p>67.206</text:p>
          </table:table-cell>
          <table:table-cell office:value-type="float" office:value="73.016000000000005" table:style-name="ce10">
            <text:p>73.016</text:p>
          </table:table-cell>
          <table:table-cell office:value-type="float" office:value="7.3780000000000001" table:style-name="ce10">
            <text:p>7.378</text:p>
          </table:table-cell>
          <table:table-cell office:value-type="float" office:value="88.186999999999998" table:style-name="ce10">
            <text:p>88.187</text:p>
          </table:table-cell>
          <table:table-cell office:value-type="float" office:value="4.4349999999999996" table:style-name="ce10">
            <text:p>4.435</text:p>
          </table:table-cell>
          <table:table-cell office:value-type="float" office:value="7.4370000000000003" table:style-name="ce10">
            <text:p>7.437</text:p>
          </table:table-cell>
          <table:table-cell office:value-type="float" office:value="88.896000000000001" table:style-name="ce10">
            <text:p>88.896</text:p>
          </table:table-cell>
          <table:table-cell office:value-type="float" office:value="3.6669999999999998" table:style-name="ce10">
            <text:p>3.667</text:p>
          </table:table-cell>
          <table:table-cell office:value-type="float" office:value="37.255000000000003" table:style-name="ce10">
            <text:p>37.255</text:p>
          </table:table-cell>
          <table:table-cell office:value-type="float" office:value="50.7" table:style-name="ce10">
            <text:p>50.7</text:p>
          </table:table-cell>
          <table:table-cell office:value-type="float" office:value="12.045" table:style-name="ce10">
            <text:p>12.045</text:p>
          </table:table-cell>
          <table:table-cell office:value-type="float" office:value="29.545000000000002" table:style-name="ce10">
            <text:p>29.545</text:p>
          </table:table-cell>
          <table:table-cell office:value-type="float" office:value="53.03" table:style-name="ce10">
            <text:p>53.03</text:p>
          </table:table-cell>
          <table:table-cell office:value-type="float" office:value="17.423999999999999" table:style-name="ce10">
            <text:p>17.424</text:p>
          </table:table-cell>
          <table:table-cell office:value-type="float" office:value="51.531999999999996" table:style-name="ce10">
            <text:p>51.532</text:p>
          </table:table-cell>
          <table:table-cell office:value-type="float" office:value="23.398" table:style-name="ce10">
            <text:p>23.398</text:p>
          </table:table-cell>
          <table:table-cell office:value-type="float" office:value="25.07" table:style-name="ce10">
            <text:p>25.07</text:p>
          </table:table-cell>
          <table:table-cell office:value-type="float" office:value="45.634" table:style-name="ce10">
            <text:p>45.634</text:p>
          </table:table-cell>
          <table:table-cell office:value-type="float" office:value="30.422999999999998" table:style-name="ce10">
            <text:p>30.423</text:p>
          </table:table-cell>
          <table:table-cell office:value-type="float" office:value="23.943999999999999" table:style-name="ce10">
            <text:p>23.944</text:p>
          </table:table-cell>
          <table:table-cell office:value-type="float" office:value="27.82" table:style-name="ce10">
            <text:p>27.82</text:p>
          </table:table-cell>
          <table:table-cell office:value-type="float" office:value="57.895000000000003" table:style-name="ce10">
            <text:p>57.895</text:p>
          </table:table-cell>
          <table:table-cell office:value-type="float" office:value="14.286" table:style-name="ce10">
            <text:p>14.286</text:p>
          </table:table-cell>
          <table:table-cell office:value-type="float" office:value="62.415999999999997" table:style-name="ce10">
            <text:p>62.416</text:p>
          </table:table-cell>
          <table:table-cell office:value-type="float" office:value="68.102000000000004" table:style-name="ce10">
            <text:p>68.102</text:p>
          </table:table-cell>
          <table:table-cell office:value-type="float" office:value="59.481999999999999" table:style-name="ce10">
            <text:p>59.482</text:p>
          </table:table-cell>
          <table:table-cell office:value-type="float" office:value="37.238999999999997" table:style-name="ce10">
            <text:p>37.239</text:p>
          </table:table-cell>
          <table:table-cell office:value-type="float" office:value="70.781999999999996" table:style-name="ce10">
            <text:p>70.782</text:p>
          </table:table-cell>
          <table:table-cell office:value-type="float" office:value="74.415999999999997" table:style-name="ce10">
            <text:p>74.416</text:p>
          </table:table-cell>
          <table:table-cell office:value-type="float" office:value="4.6580000000000004" table:style-name="ce10">
            <text:p>4.658</text:p>
          </table:table-cell>
          <table:table-cell office:value-type="float" office:value="78.533000000000001" table:style-name="ce10">
            <text:p>78.533</text:p>
          </table:table-cell>
          <table:table-cell office:value-type="float" office:value="26.564" table:style-name="ce10">
            <text:p>26.564</text:p>
          </table:table-cell>
          <table:table-cell office:value-type="float" office:value="73.260000000000005" table:style-name="ce10">
            <text:p>73.26</text:p>
          </table:table-cell>
          <table:table-cell table:number-columns-repeated="16264"/>
        </table:table-row>
        <table:table-row table:style-name="ro5">
          <table:table-cell office:value-type="string" table:style-name="ce4">
            <text:p>CC</text:p>
          </table:table-cell>
          <table:table-cell office:value-type="string" table:style-name="ce4">
            <text:p>Charity Commission</text:p>
          </table:table-cell>
          <table:table-cell office:value-type="string" table:style-name="ce4">
            <text:p>Charity Commission</text:p>
          </table:table-cell>
          <table:table-cell table:style-name="ce4"/>
          <table:table-cell office:value-type="float" office:value="82.875" table:style-name="ce10">
            <text:p>82.875</text:p>
          </table:table-cell>
          <table:table-cell office:value-type="float" office:value="65.013000000000005" table:style-name="ce10">
            <text:p>65.013</text:p>
          </table:table-cell>
          <table:table-cell office:value-type="float" office:value="78.89" table:style-name="ce10">
            <text:p>78.89</text:p>
          </table:table-cell>
          <table:table-cell office:value-type="float" office:value="86.352000000000004" table:style-name="ce10">
            <text:p>86.352</text:p>
          </table:table-cell>
          <table:table-cell office:value-type="float" office:value="79.046000000000006" table:style-name="ce10">
            <text:p>79.046</text:p>
          </table:table-cell>
          <table:table-cell office:value-type="float" office:value="85.289000000000001" table:style-name="ce10">
            <text:p>85.289</text:p>
          </table:table-cell>
          <table:table-cell office:value-type="float" office:value="55.292999999999999" table:style-name="ce10">
            <text:p>55.293</text:p>
          </table:table-cell>
          <table:table-cell office:value-type="float" office:value="81.378" table:style-name="ce10">
            <text:p>81.378</text:p>
          </table:table-cell>
          <table:table-cell office:value-type="float" office:value="74.643000000000001" table:style-name="ce10">
            <text:p>74.643</text:p>
          </table:table-cell>
          <table:table-cell office:value-type="float" office:value="17.177" table:style-name="ce10">
            <text:p>17.177</text:p>
          </table:table-cell>
          <table:table-cell office:value-type="float" office:value="53.447000000000003" table:style-name="ce10">
            <text:p>53.447</text:p>
          </table:table-cell>
          <table:table-cell office:value-type="float" office:value="90.816000000000003" table:style-name="ce10">
            <text:p>90.816</text:p>
          </table:table-cell>
          <table:table-cell office:value-type="float" office:value="84.143000000000001" table:style-name="ce10">
            <text:p>84.143</text:p>
          </table:table-cell>
          <table:table-cell office:value-type="float" office:value="77.494" table:style-name="ce10">
            <text:p>77.494</text:p>
          </table:table-cell>
          <table:table-cell office:value-type="float" office:value="61.48" table:style-name="ce10">
            <text:p>61.48</text:p>
          </table:table-cell>
          <table:table-cell office:value-type="float" office:value="80.611999999999995" table:style-name="ce10">
            <text:p>80.612</text:p>
          </table:table-cell>
          <table:table-cell office:value-type="float" office:value="85.459000000000003" table:style-name="ce10">
            <text:p>85.459</text:p>
          </table:table-cell>
          <table:table-cell office:value-type="float" office:value="87.245000000000005" table:style-name="ce10">
            <text:p>87.245</text:p>
          </table:table-cell>
          <table:table-cell office:value-type="float" office:value="79.337000000000003" table:style-name="ce10">
            <text:p>79.337</text:p>
          </table:table-cell>
          <table:table-cell office:value-type="float" office:value="91.326999999999998" table:style-name="ce10">
            <text:p>91.327</text:p>
          </table:table-cell>
          <table:table-cell office:value-type="float" office:value="87.245000000000005" table:style-name="ce10">
            <text:p>87.245</text:p>
          </table:table-cell>
          <table:table-cell office:value-type="float" office:value="72.703999999999994" table:style-name="ce10">
            <text:p>72.704</text:p>
          </table:table-cell>
          <table:table-cell office:value-type="float" office:value="82.653000000000006" table:style-name="ce10">
            <text:p>82.653</text:p>
          </table:table-cell>
          <table:table-cell office:value-type="float" office:value="83.929000000000002" table:style-name="ce10">
            <text:p>83.929</text:p>
          </table:table-cell>
          <table:table-cell office:value-type="float" office:value="73.724000000000004" table:style-name="ce10">
            <text:p>73.724</text:p>
          </table:table-cell>
          <table:table-cell office:value-type="float" office:value="69.308999999999997" table:style-name="ce10">
            <text:p>69.309</text:p>
          </table:table-cell>
          <table:table-cell office:value-type="float" office:value="71.173000000000002" table:style-name="ce10">
            <text:p>71.173</text:p>
          </table:table-cell>
          <table:table-cell office:value-type="float" office:value="90.051000000000002" table:style-name="ce10">
            <text:p>90.051</text:p>
          </table:table-cell>
          <table:table-cell office:value-type="float" office:value="87.5" table:style-name="ce10">
            <text:p>87.5</text:p>
          </table:table-cell>
          <table:table-cell office:value-type="float" office:value="78.316000000000003" table:style-name="ce10">
            <text:p>78.316</text:p>
          </table:table-cell>
          <table:table-cell office:value-type="float" office:value="72.448999999999998" table:style-name="ce10">
            <text:p>72.449</text:p>
          </table:table-cell>
          <table:table-cell office:value-type="float" office:value="56.887999999999998" table:style-name="ce10">
            <text:p>56.888</text:p>
          </table:table-cell>
          <table:table-cell office:value-type="float" office:value="45.917999999999999" table:style-name="ce10">
            <text:p>45.918</text:p>
          </table:table-cell>
          <table:table-cell office:value-type="float" office:value="45.917999999999999" table:style-name="ce10">
            <text:p>45.918</text:p>
          </table:table-cell>
          <table:table-cell office:value-type="float" office:value="85.968999999999994" table:style-name="ce10">
            <text:p>85.969</text:p>
          </table:table-cell>
          <table:table-cell office:value-type="float" office:value="88.52" table:style-name="ce10">
            <text:p>88.52</text:p>
          </table:table-cell>
          <table:table-cell office:value-type="float" office:value="70.769000000000005" table:style-name="ce10">
            <text:p>70.769</text:p>
          </table:table-cell>
          <table:table-cell office:value-type="float" office:value="80.102000000000004" table:style-name="ce10">
            <text:p>80.102</text:p>
          </table:table-cell>
          <table:table-cell office:value-type="float" office:value="73.213999999999999" table:style-name="ce10">
            <text:p>73.214</text:p>
          </table:table-cell>
          <table:table-cell office:value-type="float" office:value="72.89" table:style-name="ce10">
            <text:p>72.89</text:p>
          </table:table-cell>
          <table:table-cell office:value-type="float" office:value="88.462000000000003" table:style-name="ce10">
            <text:p>88.462</text:p>
          </table:table-cell>
          <table:table-cell office:value-type="float" office:value="70.918000000000006" table:style-name="ce10">
            <text:p>70.918</text:p>
          </table:table-cell>
          <table:table-cell office:value-type="float" office:value="65.561000000000007" table:style-name="ce10">
            <text:p>65.561</text:p>
          </table:table-cell>
          <table:table-cell office:value-type="float" office:value="76.786000000000001" table:style-name="ce10">
            <text:p>76.786</text:p>
          </table:table-cell>
          <table:table-cell office:value-type="float" office:value="17.347000000000001" table:style-name="ce10">
            <text:p>17.347</text:p>
          </table:table-cell>
          <table:table-cell office:value-type="float" office:value="20.972000000000001" table:style-name="ce10">
            <text:p>20.972</text:p>
          </table:table-cell>
          <table:table-cell office:value-type="float" office:value="13.01" table:style-name="ce10">
            <text:p>13.01</text:p>
          </table:table-cell>
          <table:table-cell office:value-type="float" office:value="72.634" table:style-name="ce10">
            <text:p>72.634</text:p>
          </table:table-cell>
          <table:table-cell office:value-type="float" office:value="61.381" table:style-name="ce10">
            <text:p>61.381</text:p>
          </table:table-cell>
          <table:table-cell office:value-type="float" office:value="59.079000000000001" table:style-name="ce10">
            <text:p>59.079</text:p>
          </table:table-cell>
          <table:table-cell office:value-type="float" office:value="58.929000000000002" table:style-name="ce10">
            <text:p>58.929</text:p>
          </table:table-cell>
          <table:table-cell office:value-type="float" office:value="33.417999999999999" table:style-name="ce10">
            <text:p>33.418</text:p>
          </table:table-cell>
          <table:table-cell office:value-type="float" office:value="33.673000000000002" table:style-name="ce10">
            <text:p>33.673</text:p>
          </table:table-cell>
          <table:table-cell office:value-type="float" office:value="67.346999999999994" table:style-name="ce10">
            <text:p>67.347</text:p>
          </table:table-cell>
          <table:table-cell office:value-type="float" office:value="43.622" table:style-name="ce10">
            <text:p>43.622</text:p>
          </table:table-cell>
          <table:table-cell office:value-type="float" office:value="50.765000000000001" table:style-name="ce10">
            <text:p>50.765</text:p>
          </table:table-cell>
          <table:table-cell office:value-type="float" office:value="69.132999999999996" table:style-name="ce10">
            <text:p>69.133</text:p>
          </table:table-cell>
          <table:table-cell office:value-type="float" office:value="60.204000000000001" table:style-name="ce10">
            <text:p>60.204</text:p>
          </table:table-cell>
          <table:table-cell office:value-type="float" office:value="51.02" table:style-name="ce10">
            <text:p>51.02</text:p>
          </table:table-cell>
          <table:table-cell office:value-type="float" office:value="56.265999999999998" table:style-name="ce10">
            <text:p>56.266</text:p>
          </table:table-cell>
          <table:table-cell office:value-type="float" office:value="52.040999999999997" table:style-name="ce10">
            <text:p>52.041</text:p>
          </table:table-cell>
          <table:table-cell office:value-type="float" office:value="48.213999999999999" table:style-name="ce10">
            <text:p>48.214</text:p>
          </table:table-cell>
          <table:table-cell office:value-type="float" office:value="30.611999999999998" table:style-name="ce10">
            <text:p>30.612</text:p>
          </table:table-cell>
          <table:table-cell office:value-type="float" office:value="89.286000000000001" table:style-name="ce10">
            <text:p>89.286</text:p>
          </table:table-cell>
          <table:table-cell office:value-type="float" office:value="75.510000000000005" table:style-name="ce10">
            <text:p>75.51</text:p>
          </table:table-cell>
          <table:table-cell office:value-type="float" office:value="73.213999999999999" table:style-name="ce10">
            <text:p>73.214</text:p>
          </table:table-cell>
          <table:table-cell office:value-type="float" office:value="67.775000000000006" table:style-name="ce10">
            <text:p>67.775</text:p>
          </table:table-cell>
          <table:table-cell office:value-type="float" office:value="74.489999999999995" table:style-name="ce10">
            <text:p>74.49</text:p>
          </table:table-cell>
          <table:table-cell office:value-type="float" office:value="59.847000000000001" table:style-name="ce10">
            <text:p>59.847</text:p>
          </table:table-cell>
          <table:table-cell office:value-type="float" office:value="41.281999999999996" table:style-name="ce10">
            <text:p>41.282</text:p>
          </table:table-cell>
          <table:table-cell office:value-type="float" office:value="83.418000000000006" table:style-name="ce10">
            <text:p>83.418</text:p>
          </table:table-cell>
          <table:table-cell office:value-type="float" office:value="27.806000000000001" table:style-name="ce10">
            <text:p>27.806</text:p>
          </table:table-cell>
          <table:table-cell office:value-type="float" office:value="88.775999999999996" table:style-name="ce10">
            <text:p>88.776</text:p>
          </table:table-cell>
          <table:table-cell office:value-type="float" office:value="71.025999999999996" table:style-name="ce10">
            <text:p>71.026</text:p>
          </table:table-cell>
          <table:table-cell office:value-type="float" office:value="94.132999999999996" table:style-name="ce10">
            <text:p>94.133</text:p>
          </table:table-cell>
          <table:table-cell office:value-type="float" office:value="68.462000000000003" table:style-name="ce10">
            <text:p>68.462</text:p>
          </table:table-cell>
          <table:table-cell office:value-type="float" office:value="53.061" table:style-name="ce10">
            <text:p>53.061</text:p>
          </table:table-cell>
          <table:table-cell office:value-type="float" office:value="5.3710000000000004" table:style-name="ce10">
            <text:p>5.371</text:p>
          </table:table-cell>
          <table:table-cell office:value-type="float" office:value="19.693000000000001" table:style-name="ce10">
            <text:p>19.693</text:p>
          </table:table-cell>
          <table:table-cell office:value-type="float" office:value="35.293999999999997" table:style-name="ce10">
            <text:p>35.294</text:p>
          </table:table-cell>
          <table:table-cell office:value-type="float" office:value="39.642000000000003" table:style-name="ce10">
            <text:p>39.642</text:p>
          </table:table-cell>
          <table:table-cell office:value-type="float" office:value="11.824999999999999" table:style-name="ce10">
            <text:p>11.825</text:p>
          </table:table-cell>
          <table:table-cell office:value-type="float" office:value="87.5" table:style-name="ce10">
            <text:p>87.5</text:p>
          </table:table-cell>
          <table:table-cell office:value-type="float" office:value="64.962000000000003" table:style-name="ce10">
            <text:p>64.962</text:p>
          </table:table-cell>
          <table:table-cell office:value-type="float" office:value="72.448999999999998" table:style-name="ce10">
            <text:p>72.449</text:p>
          </table:table-cell>
          <table:table-cell office:value-type="float" office:value="6.633" table:style-name="ce10">
            <text:p>6.633</text:p>
          </table:table-cell>
          <table:table-cell office:value-type="float" office:value="85.713999999999999" table:style-name="ce10">
            <text:p>85.714</text:p>
          </table:table-cell>
          <table:table-cell office:value-type="float" office:value="7.6529999999999996" table:style-name="ce10">
            <text:p>7.653</text:p>
          </table:table-cell>
          <table:table-cell office:value-type="float" office:value="5.867" table:style-name="ce10">
            <text:p>5.867</text:p>
          </table:table-cell>
          <table:table-cell office:value-type="float" office:value="86.48" table:style-name="ce10">
            <text:p>86.48</text:p>
          </table:table-cell>
          <table:table-cell office:value-type="float" office:value="7.6529999999999996" table:style-name="ce10">
            <text:p>7.653</text:p>
          </table:table-cell>
          <table:table-cell office:value-type="float" office:value="13.042999999999999" table:style-name="ce10">
            <text:p>13.043</text:p>
          </table:table-cell>
          <table:table-cell office:value-type="float" office:value="65.216999999999999" table:style-name="ce10">
            <text:p>65.217</text:p>
          </table:table-cell>
          <table:table-cell office:value-type="float" office:value="21.739000000000001" table:style-name="ce10">
            <text:p>21.739</text:p>
          </table:table-cell>
          <table:table-cell office:value-type="float" office:value="66.667000000000002" table:style-name="ce10">
            <text:p>66.667</text:p>
          </table:table-cell>
          <table:table-cell office:value-type="float" office:value="33.332999999999998" table:style-name="ce10">
            <text:p>33.333</text:p>
          </table:table-cell>
          <table:table-cell office:value-type="float" office:value="0" table:style-name="ce10">
            <text:p>0</text:p>
          </table:table-cell>
          <table:table-cell office:value-type="float" office:value="47.826000000000001" table:style-name="ce10">
            <text:p>47.826</text:p>
          </table:table-cell>
          <table:table-cell office:value-type="float" office:value="30.434999999999999" table:style-name="ce10">
            <text:p>30.435</text:p>
          </table:table-cell>
          <table:table-cell office:value-type="float" office:value="21.739000000000001" table:style-name="ce10">
            <text:p>21.739</text:p>
          </table:table-cell>
          <table:table-cell office:value-type="float" office:value="65.216999999999999" table:style-name="ce10">
            <text:p>65.217</text:p>
          </table:table-cell>
          <table:table-cell office:value-type="float" office:value="13.042999999999999" table:style-name="ce10">
            <text:p>13.043</text:p>
          </table:table-cell>
          <table:table-cell office:value-type="float" office:value="21.739000000000001" table:style-name="ce10">
            <text:p>21.739</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60.938000000000002" table:style-name="ce10">
            <text:p>60.938</text:p>
          </table:table-cell>
          <table:table-cell office:value-type="float" office:value="69.191000000000003" table:style-name="ce10">
            <text:p>69.191</text:p>
          </table:table-cell>
          <table:table-cell office:value-type="float" office:value="59.948" table:style-name="ce10">
            <text:p>59.948</text:p>
          </table:table-cell>
          <table:table-cell office:value-type="float" office:value="39.790999999999997" table:style-name="ce10">
            <text:p>39.791</text:p>
          </table:table-cell>
          <table:table-cell office:value-type="float" office:value="66.753" table:style-name="ce10">
            <text:p>66.753</text:p>
          </table:table-cell>
          <table:table-cell office:value-type="float" office:value="69.531000000000006" table:style-name="ce10">
            <text:p>69.531</text:p>
          </table:table-cell>
          <table:table-cell office:value-type="float" office:value="4.6749999999999998" table:style-name="ce10">
            <text:p>4.675</text:p>
          </table:table-cell>
          <table:table-cell office:value-type="float" office:value="79.016000000000005" table:style-name="ce10">
            <text:p>79.016</text:p>
          </table:table-cell>
          <table:table-cell office:value-type="float" office:value="25.504000000000001" table:style-name="ce10">
            <text:p>25.504</text:p>
          </table:table-cell>
          <table:table-cell office:value-type="float" office:value="74.489999999999995" table:style-name="ce10">
            <text:p>74.49</text:p>
          </table:table-cell>
          <table:table-cell table:number-columns-repeated="16264"/>
        </table:table-row>
        <table:table-row table:style-name="ro5">
          <table:table-cell office:value-type="string" table:style-name="ce4">
            <text:p>CCS</text:p>
          </table:table-cell>
          <table:table-cell office:value-type="string" table:style-name="ce4">
            <text:p>Crown Commercial Service</text:p>
          </table:table-cell>
          <table:table-cell office:value-type="string" table:style-name="ce4">
            <text:p>Cabinet Office</text:p>
          </table:table-cell>
          <table:table-cell table:style-name="ce4"/>
          <table:table-cell office:value-type="float" office:value="96.462000000000003" table:style-name="ce10">
            <text:p>96.462</text:p>
          </table:table-cell>
          <table:table-cell office:value-type="float" office:value="68.956999999999994" table:style-name="ce10">
            <text:p>68.957</text:p>
          </table:table-cell>
          <table:table-cell office:value-type="float" office:value="81.92" table:style-name="ce10">
            <text:p>81.92</text:p>
          </table:table-cell>
          <table:table-cell office:value-type="float" office:value="86.462000000000003" table:style-name="ce10">
            <text:p>86.462</text:p>
          </table:table-cell>
          <table:table-cell office:value-type="float" office:value="81.290000000000006" table:style-name="ce10">
            <text:p>81.29</text:p>
          </table:table-cell>
          <table:table-cell office:value-type="float" office:value="88.528999999999996" table:style-name="ce10">
            <text:p>88.529</text:p>
          </table:table-cell>
          <table:table-cell office:value-type="float" office:value="68.581000000000003" table:style-name="ce10">
            <text:p>68.581</text:p>
          </table:table-cell>
          <table:table-cell office:value-type="float" office:value="85.427999999999997" table:style-name="ce10">
            <text:p>85.428</text:p>
          </table:table-cell>
          <table:table-cell office:value-type="float" office:value="79.697999999999993" table:style-name="ce10">
            <text:p>79.698</text:p>
          </table:table-cell>
          <table:table-cell office:value-type="float" office:value="43.293999999999997" table:style-name="ce10">
            <text:p>43.294</text:p>
          </table:table-cell>
          <table:table-cell office:value-type="float" office:value="56.406999999999996" table:style-name="ce10">
            <text:p>56.407</text:p>
          </table:table-cell>
          <table:table-cell office:value-type="float" office:value="90.712999999999994" table:style-name="ce10">
            <text:p>90.713</text:p>
          </table:table-cell>
          <table:table-cell office:value-type="float" office:value="85.436999999999998" table:style-name="ce10">
            <text:p>85.437</text:p>
          </table:table-cell>
          <table:table-cell office:value-type="float" office:value="79.72" table:style-name="ce10">
            <text:p>79.72</text:p>
          </table:table-cell>
          <table:table-cell office:value-type="float" office:value="66.343000000000004" table:style-name="ce10">
            <text:p>66.343</text:p>
          </table:table-cell>
          <table:table-cell office:value-type="float" office:value="87.379000000000005" table:style-name="ce10">
            <text:p>87.379</text:p>
          </table:table-cell>
          <table:table-cell office:value-type="float" office:value="84.125" table:style-name="ce10">
            <text:p>84.125</text:p>
          </table:table-cell>
          <table:table-cell office:value-type="float" office:value="88.781000000000006" table:style-name="ce10">
            <text:p>88.781</text:p>
          </table:table-cell>
          <table:table-cell office:value-type="float" office:value="80.474999999999994" table:style-name="ce10">
            <text:p>80.475</text:p>
          </table:table-cell>
          <table:table-cell office:value-type="float" office:value="92.549000000000007" table:style-name="ce10">
            <text:p>92.549</text:p>
          </table:table-cell>
          <table:table-cell office:value-type="float" office:value="88.540999999999997" table:style-name="ce10">
            <text:p>88.541</text:p>
          </table:table-cell>
          <table:table-cell office:value-type="float" office:value="79.396000000000001" table:style-name="ce10">
            <text:p>79.396</text:p>
          </table:table-cell>
          <table:table-cell office:value-type="float" office:value="84.358000000000004" table:style-name="ce10">
            <text:p>84.358</text:p>
          </table:table-cell>
          <table:table-cell office:value-type="float" office:value="85.421000000000006" table:style-name="ce10">
            <text:p>85.421</text:p>
          </table:table-cell>
          <table:table-cell office:value-type="float" office:value="76.89" table:style-name="ce10">
            <text:p>76.89</text:p>
          </table:table-cell>
          <table:table-cell office:value-type="float" office:value="73.355000000000004" table:style-name="ce10">
            <text:p>73.355</text:p>
          </table:table-cell>
          <table:table-cell office:value-type="float" office:value="70.658000000000001" table:style-name="ce10">
            <text:p>70.658</text:p>
          </table:table-cell>
          <table:table-cell office:value-type="float" office:value="90.929000000000002" table:style-name="ce10">
            <text:p>90.929</text:p>
          </table:table-cell>
          <table:table-cell office:value-type="float" office:value="89.536000000000001" table:style-name="ce10">
            <text:p>89.536</text:p>
          </table:table-cell>
          <table:table-cell office:value-type="float" office:value="85.113" table:style-name="ce10">
            <text:p>85.113</text:p>
          </table:table-cell>
          <table:table-cell office:value-type="float" office:value="81.23" table:style-name="ce10">
            <text:p>81.23</text:p>
          </table:table-cell>
          <table:table-cell office:value-type="float" office:value="69.364000000000004" table:style-name="ce10">
            <text:p>69.364</text:p>
          </table:table-cell>
          <table:table-cell office:value-type="float" office:value="60.582999999999998" table:style-name="ce10">
            <text:p>60.583</text:p>
          </table:table-cell>
          <table:table-cell office:value-type="float" office:value="63.106999999999999" table:style-name="ce10">
            <text:p>63.107</text:p>
          </table:table-cell>
          <table:table-cell office:value-type="float" office:value="86.516000000000005" table:style-name="ce10">
            <text:p>86.516</text:p>
          </table:table-cell>
          <table:table-cell office:value-type="float" office:value="89.427999999999997" table:style-name="ce10">
            <text:p>89.428</text:p>
          </table:table-cell>
          <table:table-cell office:value-type="float" office:value="77.97" table:style-name="ce10">
            <text:p>77.97</text:p>
          </table:table-cell>
          <table:table-cell office:value-type="float" office:value="87.81" table:style-name="ce10">
            <text:p>87.81</text:p>
          </table:table-cell>
          <table:table-cell office:value-type="float" office:value="75.405000000000001" table:style-name="ce10">
            <text:p>75.405</text:p>
          </table:table-cell>
          <table:table-cell office:value-type="float" office:value="80.150999999999996" table:style-name="ce10">
            <text:p>80.151</text:p>
          </table:table-cell>
          <table:table-cell office:value-type="float" office:value="91.046000000000006" table:style-name="ce10">
            <text:p>91.046</text:p>
          </table:table-cell>
          <table:table-cell office:value-type="float" office:value="79.826999999999998" table:style-name="ce10">
            <text:p>79.827</text:p>
          </table:table-cell>
          <table:table-cell office:value-type="float" office:value="69.762" table:style-name="ce10">
            <text:p>69.762</text:p>
          </table:table-cell>
          <table:table-cell office:value-type="float" office:value="81.984999999999999" table:style-name="ce10">
            <text:p>81.985</text:p>
          </table:table-cell>
          <table:table-cell office:value-type="float" office:value="44.984000000000002" table:style-name="ce10">
            <text:p>44.984</text:p>
          </table:table-cell>
          <table:table-cell office:value-type="float" office:value="48.543999999999997" table:style-name="ce10">
            <text:p>48.544</text:p>
          </table:table-cell>
          <table:table-cell office:value-type="float" office:value="36.353999999999999" table:style-name="ce10">
            <text:p>36.354</text:p>
          </table:table-cell>
          <table:table-cell office:value-type="float" office:value="73.138999999999996" table:style-name="ce10">
            <text:p>73.139</text:p>
          </table:table-cell>
          <table:table-cell office:value-type="float" office:value="69.33" table:style-name="ce10">
            <text:p>69.33</text:p>
          </table:table-cell>
          <table:table-cell office:value-type="float" office:value="61.662999999999997" table:style-name="ce10">
            <text:p>61.663</text:p>
          </table:table-cell>
          <table:table-cell office:value-type="float" office:value="62.999000000000002" table:style-name="ce10">
            <text:p>62.999</text:p>
          </table:table-cell>
          <table:table-cell office:value-type="float" office:value="33.332999999999998" table:style-name="ce10">
            <text:p>33.333</text:p>
          </table:table-cell>
          <table:table-cell office:value-type="float" office:value="40.237000000000002" table:style-name="ce10">
            <text:p>40.237</text:p>
          </table:table-cell>
          <table:table-cell office:value-type="float" office:value="65.912000000000006" table:style-name="ce10">
            <text:p>65.912</text:p>
          </table:table-cell>
          <table:table-cell office:value-type="float" office:value="44.228999999999999" table:style-name="ce10">
            <text:p>44.229</text:p>
          </table:table-cell>
          <table:table-cell office:value-type="float" office:value="56.802999999999997" table:style-name="ce10">
            <text:p>56.803</text:p>
          </table:table-cell>
          <table:table-cell office:value-type="float" office:value="73.679000000000002" table:style-name="ce10">
            <text:p>73.679</text:p>
          </table:table-cell>
          <table:table-cell office:value-type="float" office:value="74.703000000000003" table:style-name="ce10">
            <text:p>74.703</text:p>
          </table:table-cell>
          <table:table-cell office:value-type="float" office:value="54.261000000000003" table:style-name="ce10">
            <text:p>54.261</text:p>
          </table:table-cell>
          <table:table-cell office:value-type="float" office:value="64.941000000000003" table:style-name="ce10">
            <text:p>64.941</text:p>
          </table:table-cell>
          <table:table-cell office:value-type="float" office:value="62.027999999999999" table:style-name="ce10">
            <text:p>62.028</text:p>
          </table:table-cell>
          <table:table-cell office:value-type="float" office:value="64.078000000000003" table:style-name="ce10">
            <text:p>64.078</text:p>
          </table:table-cell>
          <table:table-cell office:value-type="float" office:value="53.996000000000002" table:style-name="ce10">
            <text:p>53.996</text:p>
          </table:table-cell>
          <table:table-cell office:value-type="float" office:value="92.765000000000001" table:style-name="ce10">
            <text:p>92.765</text:p>
          </table:table-cell>
          <table:table-cell office:value-type="float" office:value="82.828999999999994" table:style-name="ce10">
            <text:p>82.829</text:p>
          </table:table-cell>
          <table:table-cell office:value-type="float" office:value="80.13" table:style-name="ce10">
            <text:p>80.13</text:p>
          </table:table-cell>
          <table:table-cell office:value-type="float" office:value="77.994" table:style-name="ce10">
            <text:p>77.994</text:p>
          </table:table-cell>
          <table:table-cell office:value-type="float" office:value="87.81" table:style-name="ce10">
            <text:p>87.81</text:p>
          </table:table-cell>
          <table:table-cell office:value-type="float" office:value="77.646000000000001" table:style-name="ce10">
            <text:p>77.646</text:p>
          </table:table-cell>
          <table:table-cell office:value-type="float" office:value="58.854999999999997" table:style-name="ce10">
            <text:p>58.855</text:p>
          </table:table-cell>
          <table:table-cell office:value-type="float" office:value="84.682000000000002" table:style-name="ce10">
            <text:p>84.682</text:p>
          </table:table-cell>
          <table:table-cell office:value-type="float" office:value="57.066000000000003" table:style-name="ce10">
            <text:p>57.066</text:p>
          </table:table-cell>
          <table:table-cell office:value-type="float" office:value="84.25" table:style-name="ce10">
            <text:p>84.25</text:p>
          </table:table-cell>
          <table:table-cell office:value-type="float" office:value="94.168000000000006" table:style-name="ce10">
            <text:p>94.168</text:p>
          </table:table-cell>
          <table:table-cell office:value-type="float" office:value="95.685000000000002" table:style-name="ce10">
            <text:p>95.685</text:p>
          </table:table-cell>
          <table:table-cell office:value-type="float" office:value="77.174000000000007" table:style-name="ce10">
            <text:p>77.174</text:p>
          </table:table-cell>
          <table:table-cell office:value-type="float" office:value="65.075999999999993" table:style-name="ce10">
            <text:p>65.076</text:p>
          </table:table-cell>
          <table:table-cell office:value-type="float" office:value="5.1890000000000001" table:style-name="ce10">
            <text:p>5.189</text:p>
          </table:table-cell>
          <table:table-cell office:value-type="float" office:value="14.162000000000001" table:style-name="ce10">
            <text:p>14.162</text:p>
          </table:table-cell>
          <table:table-cell office:value-type="float" office:value="32" table:style-name="ce10">
            <text:p>32</text:p>
          </table:table-cell>
          <table:table-cell office:value-type="float" office:value="48.649000000000001" table:style-name="ce10">
            <text:p>48.649</text:p>
          </table:table-cell>
          <table:table-cell office:value-type="float" office:value="12.432" table:style-name="ce10">
            <text:p>12.432</text:p>
          </table:table-cell>
          <table:table-cell office:value-type="float" office:value="92.656999999999996" table:style-name="ce10">
            <text:p>92.657</text:p>
          </table:table-cell>
          <table:table-cell office:value-type="float" office:value="76.998000000000005" table:style-name="ce10">
            <text:p>76.998</text:p>
          </table:table-cell>
          <table:table-cell office:value-type="float" office:value="80.972999999999999" table:style-name="ce10">
            <text:p>80.973</text:p>
          </table:table-cell>
          <table:table-cell office:value-type="float" office:value="4.8540000000000001" table:style-name="ce10">
            <text:p>4.854</text:p>
          </table:table-cell>
          <table:table-cell office:value-type="float" office:value="89.751999999999995" table:style-name="ce10">
            <text:p>89.752</text:p>
          </table:table-cell>
          <table:table-cell office:value-type="float" office:value="5.3940000000000001" table:style-name="ce10">
            <text:p>5.394</text:p>
          </table:table-cell>
          <table:table-cell office:value-type="float" office:value="5.9329999999999998" table:style-name="ce10">
            <text:p>5.933</text:p>
          </table:table-cell>
          <table:table-cell office:value-type="float" office:value="89.968000000000004" table:style-name="ce10">
            <text:p>89.968</text:p>
          </table:table-cell>
          <table:table-cell office:value-type="float" office:value="4.0990000000000002" table:style-name="ce10">
            <text:p>4.099</text:p>
          </table:table-cell>
          <table:table-cell office:value-type="float" office:value="18.181999999999999" table:style-name="ce10">
            <text:p>18.182</text:p>
          </table:table-cell>
          <table:table-cell office:value-type="float" office:value="61.817999999999998" table:style-name="ce10">
            <text:p>61.818</text:p>
          </table:table-cell>
          <table:table-cell office:value-type="float" office:value="20" table:style-name="ce10">
            <text:p>20</text:p>
          </table:table-cell>
          <table:table-cell office:value-type="float" office:value="20" table:style-name="ce10">
            <text:p>20</text:p>
          </table:table-cell>
          <table:table-cell office:value-type="float" office:value="80" table:style-name="ce10">
            <text:p>80</text:p>
          </table:table-cell>
          <table:table-cell office:value-type="float" office:value="0" table:style-name="ce10">
            <text:p>0</text:p>
          </table:table-cell>
          <table:table-cell office:value-type="float" office:value="43.636000000000003" table:style-name="ce10">
            <text:p>43.636</text:p>
          </table:table-cell>
          <table:table-cell office:value-type="float" office:value="34.545000000000002" table:style-name="ce10">
            <text:p>34.545</text:p>
          </table:table-cell>
          <table:table-cell office:value-type="float" office:value="21.818000000000001" table:style-name="ce10">
            <text:p>21.818</text:p>
          </table:table-cell>
          <table:table-cell office:value-type="float" office:value="65.454999999999998" table:style-name="ce10">
            <text:p>65.455</text:p>
          </table:table-cell>
          <table:table-cell office:value-type="float" office:value="21.818000000000001" table:style-name="ce10">
            <text:p>21.818</text:p>
          </table:table-cell>
          <table:table-cell office:value-type="float" office:value="12.727" table:style-name="ce10">
            <text:p>12.727</text:p>
          </table:table-cell>
          <table:table-cell office:value-type="float" office:value="40" table:style-name="ce10">
            <text:p>40</text:p>
          </table:table-cell>
          <table:table-cell office:value-type="float" office:value="40" table:style-name="ce10">
            <text:p>40</text:p>
          </table:table-cell>
          <table:table-cell office:value-type="float" office:value="20" table:style-name="ce10">
            <text:p>20</text:p>
          </table:table-cell>
          <table:table-cell office:value-type="float" office:value="71.552999999999997" table:style-name="ce10">
            <text:p>71.553</text:p>
          </table:table-cell>
          <table:table-cell office:value-type="float" office:value="74.347999999999999" table:style-name="ce10">
            <text:p>74.348</text:p>
          </table:table-cell>
          <table:table-cell office:value-type="float" office:value="66.992000000000004" table:style-name="ce10">
            <text:p>66.992</text:p>
          </table:table-cell>
          <table:table-cell office:value-type="float" office:value="32.682000000000002" table:style-name="ce10">
            <text:p>32.682</text:p>
          </table:table-cell>
          <table:table-cell office:value-type="float" office:value="75.38" table:style-name="ce10">
            <text:p>75.38</text:p>
          </table:table-cell>
          <table:table-cell office:value-type="float" office:value="74.837000000000003" table:style-name="ce10">
            <text:p>74.837</text:p>
          </table:table-cell>
          <table:table-cell office:value-type="float" office:value="2.7109999999999999" table:style-name="ce10">
            <text:p>2.711</text:p>
          </table:table-cell>
          <table:table-cell office:value-type="float" office:value="83.531999999999996" table:style-name="ce10">
            <text:p>83.532</text:p>
          </table:table-cell>
          <table:table-cell office:value-type="float" office:value="23.056999999999999" table:style-name="ce10">
            <text:p>23.057</text:p>
          </table:table-cell>
          <table:table-cell office:value-type="float" office:value="76.111000000000004" table:style-name="ce10">
            <text:p>76.111</text:p>
          </table:table-cell>
          <table:table-cell table:number-columns-repeated="16264"/>
        </table:table-row>
        <table:table-row table:style-name="ro9">
          <table:table-cell office:value-type="string" table:style-name="ce4">
            <text:p>CEFAS</text:p>
          </table:table-cell>
          <table:table-cell office:value-type="string" table:style-name="ce4">
            <text:p>Centre for Environment, Fisheries and Aquaculture Science</text:p>
          </table:table-cell>
          <table:table-cell office:value-type="string" table:style-name="ce4">
            <text:p>Environment, Food and Rural Affairs</text:p>
          </table:table-cell>
          <table:table-cell table:style-name="ce4"/>
          <table:table-cell office:value-type="float" office:value="82.953000000000003" table:style-name="ce10">
            <text:p>82.953</text:p>
          </table:table-cell>
          <table:table-cell office:value-type="float" office:value="63.676000000000002" table:style-name="ce10">
            <text:p>63.676</text:p>
          </table:table-cell>
          <table:table-cell office:value-type="float" office:value="82.289000000000001" table:style-name="ce10">
            <text:p>82.289</text:p>
          </table:table-cell>
          <table:table-cell office:value-type="float" office:value="76.930000000000007" table:style-name="ce10">
            <text:p>76.93</text:p>
          </table:table-cell>
          <table:table-cell office:value-type="float" office:value="74.528999999999996" table:style-name="ce10">
            <text:p>74.529</text:p>
          </table:table-cell>
          <table:table-cell office:value-type="float" office:value="84.62" table:style-name="ce10">
            <text:p>84.62</text:p>
          </table:table-cell>
          <table:table-cell office:value-type="float" office:value="58.762" table:style-name="ce10">
            <text:p>58.762</text:p>
          </table:table-cell>
          <table:table-cell office:value-type="float" office:value="80.423000000000002" table:style-name="ce10">
            <text:p>80.423</text:p>
          </table:table-cell>
          <table:table-cell office:value-type="float" office:value="73.113" table:style-name="ce10">
            <text:p>73.113</text:p>
          </table:table-cell>
          <table:table-cell office:value-type="float" office:value="21.722000000000001" table:style-name="ce10">
            <text:p>21.722</text:p>
          </table:table-cell>
          <table:table-cell office:value-type="float" office:value="50.305999999999997" table:style-name="ce10">
            <text:p>50.306</text:p>
          </table:table-cell>
          <table:table-cell office:value-type="float" office:value="91.176000000000002" table:style-name="ce10">
            <text:p>91.176</text:p>
          </table:table-cell>
          <table:table-cell office:value-type="float" office:value="84.899000000000001" table:style-name="ce10">
            <text:p>84.899</text:p>
          </table:table-cell>
          <table:table-cell office:value-type="float" office:value="79.742000000000004" table:style-name="ce10">
            <text:p>79.742</text:p>
          </table:table-cell>
          <table:table-cell office:value-type="float" office:value="65.009" table:style-name="ce10">
            <text:p>65.009</text:p>
          </table:table-cell>
          <table:table-cell office:value-type="float" office:value="90.625" table:style-name="ce10">
            <text:p>90.625</text:p>
          </table:table-cell>
          <table:table-cell office:value-type="float" office:value="75.367999999999995" table:style-name="ce10">
            <text:p>75.368</text:p>
          </table:table-cell>
          <table:table-cell office:value-type="float" office:value="78.492999999999995" table:style-name="ce10">
            <text:p>78.493</text:p>
          </table:table-cell>
          <table:table-cell office:value-type="float" office:value="72.61" table:style-name="ce10">
            <text:p>72.61</text:p>
          </table:table-cell>
          <table:table-cell office:value-type="float" office:value="88.766000000000005" table:style-name="ce10">
            <text:p>88.766</text:p>
          </table:table-cell>
          <table:table-cell office:value-type="float" office:value="88.581999999999994" table:style-name="ce10">
            <text:p>88.582</text:p>
          </table:table-cell>
          <table:table-cell office:value-type="float" office:value="66.727999999999994" table:style-name="ce10">
            <text:p>66.728</text:p>
          </table:table-cell>
          <table:table-cell office:value-type="float" office:value="77.757000000000005" table:style-name="ce10">
            <text:p>77.757</text:p>
          </table:table-cell>
          <table:table-cell office:value-type="float" office:value="78.86" table:style-name="ce10">
            <text:p>78.86</text:p>
          </table:table-cell>
          <table:table-cell office:value-type="float" office:value="67.831000000000003" table:style-name="ce10">
            <text:p>67.831</text:p>
          </table:table-cell>
          <table:table-cell office:value-type="float" office:value="62.914999999999999" table:style-name="ce10">
            <text:p>62.915</text:p>
          </table:table-cell>
          <table:table-cell office:value-type="float" office:value="66.667000000000002" table:style-name="ce10">
            <text:p>66.667</text:p>
          </table:table-cell>
          <table:table-cell office:value-type="float" office:value="86.765000000000001" table:style-name="ce10">
            <text:p>86.765</text:p>
          </table:table-cell>
          <table:table-cell office:value-type="float" office:value="84.346000000000004" table:style-name="ce10">
            <text:p>84.346</text:p>
          </table:table-cell>
          <table:table-cell office:value-type="float" office:value="82.721000000000004" table:style-name="ce10">
            <text:p>82.721</text:p>
          </table:table-cell>
          <table:table-cell office:value-type="float" office:value="67.096000000000004" table:style-name="ce10">
            <text:p>67.096</text:p>
          </table:table-cell>
          <table:table-cell office:value-type="float" office:value="52.302" table:style-name="ce10">
            <text:p>52.302</text:p>
          </table:table-cell>
          <table:table-cell office:value-type="float" office:value="58.823999999999998" table:style-name="ce10">
            <text:p>58.824</text:p>
          </table:table-cell>
          <table:table-cell office:value-type="float" office:value="56.801000000000002" table:style-name="ce10">
            <text:p>56.801</text:p>
          </table:table-cell>
          <table:table-cell office:value-type="float" office:value="83.64" table:style-name="ce10">
            <text:p>83.64</text:p>
          </table:table-cell>
          <table:table-cell office:value-type="float" office:value="88.028999999999996" table:style-name="ce10">
            <text:p>88.029</text:p>
          </table:table-cell>
          <table:table-cell office:value-type="float" office:value="69.117999999999995" table:style-name="ce10">
            <text:p>69.118</text:p>
          </table:table-cell>
          <table:table-cell office:value-type="float" office:value="81.031000000000006" table:style-name="ce10">
            <text:p>81.031</text:p>
          </table:table-cell>
          <table:table-cell office:value-type="float" office:value="72.61" table:style-name="ce10">
            <text:p>72.61</text:p>
          </table:table-cell>
          <table:table-cell office:value-type="float" office:value="75.322000000000003" table:style-name="ce10">
            <text:p>75.322</text:p>
          </table:table-cell>
          <table:table-cell office:value-type="float" office:value="89.522000000000006" table:style-name="ce10">
            <text:p>89.522</text:p>
          </table:table-cell>
          <table:table-cell office:value-type="float" office:value="75.277000000000001" table:style-name="ce10">
            <text:p>75.277</text:p>
          </table:table-cell>
          <table:table-cell office:value-type="float" office:value="58.487000000000002" table:style-name="ce10">
            <text:p>58.487</text:p>
          </table:table-cell>
          <table:table-cell office:value-type="float" office:value="67.218999999999994" table:style-name="ce10">
            <text:p>67.219</text:p>
          </table:table-cell>
          <table:table-cell office:value-type="float" office:value="20.257999999999999" table:style-name="ce10">
            <text:p>20.258</text:p>
          </table:table-cell>
          <table:table-cell office:value-type="float" office:value="31.434000000000001" table:style-name="ce10">
            <text:p>31.434</text:p>
          </table:table-cell>
          <table:table-cell office:value-type="float" office:value="13.26" table:style-name="ce10">
            <text:p>13.26</text:p>
          </table:table-cell>
          <table:table-cell office:value-type="float" office:value="64.337999999999994" table:style-name="ce10">
            <text:p>64.338</text:p>
          </table:table-cell>
          <table:table-cell office:value-type="float" office:value="59.191000000000003" table:style-name="ce10">
            <text:p>59.191</text:p>
          </table:table-cell>
          <table:table-cell office:value-type="float" office:value="54.228000000000002" table:style-name="ce10">
            <text:p>54.228</text:p>
          </table:table-cell>
          <table:table-cell office:value-type="float" office:value="49.54" table:style-name="ce10">
            <text:p>49.54</text:p>
          </table:table-cell>
          <table:table-cell office:value-type="float" office:value="34.253999999999998" table:style-name="ce10">
            <text:p>34.254</text:p>
          </table:table-cell>
          <table:table-cell office:value-type="float" office:value="30.882000000000001" table:style-name="ce10">
            <text:p>30.882</text:p>
          </table:table-cell>
          <table:table-cell office:value-type="float" office:value="63.603000000000002" table:style-name="ce10">
            <text:p>63.603</text:p>
          </table:table-cell>
          <table:table-cell office:value-type="float" office:value="43.357999999999997" table:style-name="ce10">
            <text:p>43.358</text:p>
          </table:table-cell>
          <table:table-cell office:value-type="float" office:value="53.039000000000001" table:style-name="ce10">
            <text:p>53.039</text:p>
          </table:table-cell>
          <table:table-cell office:value-type="float" office:value="73.712999999999994" table:style-name="ce10">
            <text:p>73.713</text:p>
          </table:table-cell>
          <table:table-cell office:value-type="float" office:value="60.405000000000001" table:style-name="ce10">
            <text:p>60.405</text:p>
          </table:table-cell>
          <table:table-cell office:value-type="float" office:value="51.933999999999997" table:style-name="ce10">
            <text:p>51.934</text:p>
          </table:table-cell>
          <table:table-cell office:value-type="float" office:value="52.951999999999998" table:style-name="ce10">
            <text:p>52.952</text:p>
          </table:table-cell>
          <table:table-cell office:value-type="float" office:value="47.786000000000001" table:style-name="ce10">
            <text:p>47.786</text:p>
          </table:table-cell>
          <table:table-cell office:value-type="float" office:value="45.956000000000003" table:style-name="ce10">
            <text:p>45.956</text:p>
          </table:table-cell>
          <table:table-cell office:value-type="float" office:value="28.651" table:style-name="ce10">
            <text:p>28.651</text:p>
          </table:table-cell>
          <table:table-cell office:value-type="float" office:value="95.221000000000004" table:style-name="ce10">
            <text:p>95.221</text:p>
          </table:table-cell>
          <table:table-cell office:value-type="float" office:value="80.698999999999998" table:style-name="ce10">
            <text:p>80.699</text:p>
          </table:table-cell>
          <table:table-cell office:value-type="float" office:value="78.125" table:style-name="ce10">
            <text:p>78.125</text:p>
          </table:table-cell>
          <table:table-cell office:value-type="float" office:value="68.933999999999997" table:style-name="ce10">
            <text:p>68.934</text:p>
          </table:table-cell>
          <table:table-cell office:value-type="float" office:value="80.147000000000006" table:style-name="ce10">
            <text:p>80.147</text:p>
          </table:table-cell>
          <table:table-cell office:value-type="float" office:value="56.801000000000002" table:style-name="ce10">
            <text:p>56.801</text:p>
          </table:table-cell>
          <table:table-cell office:value-type="float" office:value="38.418999999999997" table:style-name="ce10">
            <text:p>38.419</text:p>
          </table:table-cell>
          <table:table-cell office:value-type="float" office:value="79.150999999999996" table:style-name="ce10">
            <text:p>79.151</text:p>
          </table:table-cell>
          <table:table-cell office:value-type="float" office:value="50.645000000000003" table:style-name="ce10">
            <text:p>50.645</text:p>
          </table:table-cell>
          <table:table-cell office:value-type="float" office:value="77.634" table:style-name="ce10">
            <text:p>77.634</text:p>
          </table:table-cell>
          <table:table-cell office:value-type="float" office:value="86.74" table:style-name="ce10">
            <text:p>86.74</text:p>
          </table:table-cell>
          <table:table-cell office:value-type="float" office:value="95.763999999999996" table:style-name="ce10">
            <text:p>95.764</text:p>
          </table:table-cell>
          <table:table-cell office:value-type="float" office:value="65.677000000000007" table:style-name="ce10">
            <text:p>65.677</text:p>
          </table:table-cell>
          <table:table-cell office:value-type="float" office:value="47.231999999999999" table:style-name="ce10">
            <text:p>47.232</text:p>
          </table:table-cell>
          <table:table-cell office:value-type="float" office:value="5.1950000000000003" table:style-name="ce10">
            <text:p>5.195</text:p>
          </table:table-cell>
          <table:table-cell office:value-type="float" office:value="12.987" table:style-name="ce10">
            <text:p>12.987</text:p>
          </table:table-cell>
          <table:table-cell office:value-type="float" office:value="33.024000000000001" table:style-name="ce10">
            <text:p>33.024</text:p>
          </table:table-cell>
          <table:table-cell office:value-type="float" office:value="48.793999999999997" table:style-name="ce10">
            <text:p>48.794</text:p>
          </table:table-cell>
          <table:table-cell office:value-type="float" office:value="7.7489999999999997" table:style-name="ce10">
            <text:p>7.749</text:p>
          </table:table-cell>
          <table:table-cell office:value-type="float" office:value="88.397999999999996" table:style-name="ce10">
            <text:p>88.398</text:p>
          </table:table-cell>
          <table:table-cell office:value-type="float" office:value="68.14" table:style-name="ce10">
            <text:p>68.14</text:p>
          </table:table-cell>
          <table:table-cell office:value-type="float" office:value="76.567999999999998" table:style-name="ce10">
            <text:p>76.568</text:p>
          </table:table-cell>
          <table:table-cell office:value-type="float" office:value="7.5650000000000004" table:style-name="ce10">
            <text:p>7.565</text:p>
          </table:table-cell>
          <table:table-cell office:value-type="float" office:value="86.346999999999994" table:style-name="ce10">
            <text:p>86.347</text:p>
          </table:table-cell>
          <table:table-cell office:value-type="float" office:value="6.0890000000000004" table:style-name="ce10">
            <text:p>6.089</text:p>
          </table:table-cell>
          <table:table-cell office:value-type="float" office:value="7.3659999999999997" table:style-name="ce10">
            <text:p>7.366</text:p>
          </table:table-cell>
          <table:table-cell office:value-type="float" office:value="87.477000000000004" table:style-name="ce10">
            <text:p>87.477</text:p>
          </table:table-cell>
          <table:table-cell office:value-type="float" office:value="5.157" table:style-name="ce10">
            <text:p>5.157</text:p>
          </table:table-cell>
          <table:table-cell office:value-type="float" office:value="42.5" table:style-name="ce10">
            <text:p>42.5</text:p>
          </table:table-cell>
          <table:table-cell office:value-type="float" office:value="40" table:style-name="ce10">
            <text:p>40</text:p>
          </table:table-cell>
          <table:table-cell office:value-type="float" office:value="17.5" table:style-name="ce10">
            <text:p>17.5</text:p>
          </table:table-cell>
          <table:table-cell office:value-type="float" office:value="58.823999999999998" table:style-name="ce10">
            <text:p>58.824</text:p>
          </table:table-cell>
          <table:table-cell office:value-type="float" office:value="35.293999999999997" table:style-name="ce10">
            <text:p>35.294</text:p>
          </table:table-cell>
          <table:table-cell office:value-type="float" office:value="5.8819999999999997" table:style-name="ce10">
            <text:p>5.882</text:p>
          </table:table-cell>
          <table:table-cell office:value-type="float" office:value="32.5" table:style-name="ce10">
            <text:p>32.5</text:p>
          </table:table-cell>
          <table:table-cell office:value-type="float" office:value="45" table:style-name="ce10">
            <text:p>45</text:p>
          </table:table-cell>
          <table:table-cell office:value-type="float" office:value="22.5" table:style-name="ce10">
            <text:p>22.5</text:p>
          </table:table-cell>
          <table:table-cell office:value-type="float" office:value="60" table:style-name="ce10">
            <text:p>60</text:p>
          </table:table-cell>
          <table:table-cell office:value-type="float" office:value="15" table:style-name="ce10">
            <text:p>15</text:p>
          </table:table-cell>
          <table:table-cell office:value-type="float" office:value="25" table:style-name="ce10">
            <text:p>25</text:p>
          </table:table-cell>
          <table:table-cell office:value-type="float" office:value="5.8819999999999997" table:style-name="ce10">
            <text:p>5.882</text:p>
          </table:table-cell>
          <table:table-cell office:value-type="float" office:value="88.234999999999999" table:style-name="ce10">
            <text:p>88.235</text:p>
          </table:table-cell>
          <table:table-cell office:value-type="float" office:value="5.8819999999999997" table:style-name="ce10">
            <text:p>5.882</text:p>
          </table:table-cell>
          <table:table-cell office:value-type="float" office:value="64.007000000000005" table:style-name="ce10">
            <text:p>64.007</text:p>
          </table:table-cell>
          <table:table-cell office:value-type="float" office:value="67.903999999999996" table:style-name="ce10">
            <text:p>67.904</text:p>
          </table:table-cell>
          <table:table-cell office:value-type="float" office:value="60.780999999999999" table:style-name="ce10">
            <text:p>60.781</text:p>
          </table:table-cell>
          <table:table-cell office:value-type="float" office:value="38.960999999999999" table:style-name="ce10">
            <text:p>38.961</text:p>
          </table:table-cell>
          <table:table-cell office:value-type="float" office:value="72.406999999999996" table:style-name="ce10">
            <text:p>72.407</text:p>
          </table:table-cell>
          <table:table-cell office:value-type="float" office:value="72.962999999999994" table:style-name="ce10">
            <text:p>72.963</text:p>
          </table:table-cell>
          <table:table-cell office:value-type="float" office:value="4.8239999999999998" table:style-name="ce10">
            <text:p>4.824</text:p>
          </table:table-cell>
          <table:table-cell office:value-type="float" office:value="78.781999999999996" table:style-name="ce10">
            <text:p>78.782</text:p>
          </table:table-cell>
          <table:table-cell office:value-type="float" office:value="26.731000000000002" table:style-name="ce10">
            <text:p>26.731</text:p>
          </table:table-cell>
          <table:table-cell office:value-type="float" office:value="73.885000000000005" table:style-name="ce10">
            <text:p>73.885</text:p>
          </table:table-cell>
          <table:table-cell table:number-columns-repeated="16264"/>
        </table:table-row>
        <table:table-row table:style-name="ro10">
          <table:table-cell office:value-type="string" table:style-name="ce4">
            <text:p>CH</text:p>
          </table:table-cell>
          <table:table-cell office:value-type="string" table:style-name="ce4">
            <text:p>Companies House</text:p>
          </table:table-cell>
          <table:table-cell office:value-type="string" table:style-name="ce4">
            <text:p>Business, Energy and Industrial Strategy</text:p>
          </table:table-cell>
          <table:table-cell table:style-name="ce4"/>
          <table:table-cell office:value-type="float" office:value="87.069000000000003" table:style-name="ce10">
            <text:p>87.069</text:p>
          </table:table-cell>
          <table:table-cell office:value-type="float" office:value="65.488" table:style-name="ce10">
            <text:p>65.488</text:p>
          </table:table-cell>
          <table:table-cell office:value-type="float" office:value="78.47" table:style-name="ce10">
            <text:p>78.47</text:p>
          </table:table-cell>
          <table:table-cell office:value-type="float" office:value="86.733000000000004" table:style-name="ce10">
            <text:p>86.733</text:p>
          </table:table-cell>
          <table:table-cell office:value-type="float" office:value="77.31" table:style-name="ce10">
            <text:p>77.31</text:p>
          </table:table-cell>
          <table:table-cell office:value-type="float" office:value="86.587000000000003" table:style-name="ce10">
            <text:p>86.587</text:p>
          </table:table-cell>
          <table:table-cell office:value-type="float" office:value="58.045000000000002" table:style-name="ce10">
            <text:p>58.045</text:p>
          </table:table-cell>
          <table:table-cell office:value-type="float" office:value="82.796999999999997" table:style-name="ce10">
            <text:p>82.797</text:p>
          </table:table-cell>
          <table:table-cell office:value-type="float" office:value="80.102000000000004" table:style-name="ce10">
            <text:p>80.102</text:p>
          </table:table-cell>
          <table:table-cell office:value-type="float" office:value="24.224" table:style-name="ce10">
            <text:p>24.224</text:p>
          </table:table-cell>
          <table:table-cell office:value-type="float" office:value="57.348999999999997" table:style-name="ce10">
            <text:p>57.349</text:p>
          </table:table-cell>
          <table:table-cell office:value-type="float" office:value="89.406000000000006" table:style-name="ce10">
            <text:p>89.406</text:p>
          </table:table-cell>
          <table:table-cell office:value-type="float" office:value="82.837000000000003" table:style-name="ce10">
            <text:p>82.837</text:p>
          </table:table-cell>
          <table:table-cell office:value-type="float" office:value="77.602000000000004" table:style-name="ce10">
            <text:p>77.602</text:p>
          </table:table-cell>
          <table:table-cell office:value-type="float" office:value="60.99" table:style-name="ce10">
            <text:p>60.99</text:p>
          </table:table-cell>
          <table:table-cell office:value-type="float" office:value="81.665000000000006" table:style-name="ce10">
            <text:p>81.665</text:p>
          </table:table-cell>
          <table:table-cell office:value-type="float" office:value="85.149000000000001" table:style-name="ce10">
            <text:p>85.149</text:p>
          </table:table-cell>
          <table:table-cell office:value-type="float" office:value="88.316999999999993" table:style-name="ce10">
            <text:p>88.317</text:p>
          </table:table-cell>
          <table:table-cell office:value-type="float" office:value="75.793999999999997" table:style-name="ce10">
            <text:p>75.794</text:p>
          </table:table-cell>
          <table:table-cell office:value-type="float" office:value="87.326999999999998" table:style-name="ce10">
            <text:p>87.327</text:p>
          </table:table-cell>
          <table:table-cell office:value-type="float" office:value="82.837000000000003" table:style-name="ce10">
            <text:p>82.837</text:p>
          </table:table-cell>
          <table:table-cell office:value-type="float" office:value="72.376000000000005" table:style-name="ce10">
            <text:p>72.376</text:p>
          </table:table-cell>
          <table:table-cell office:value-type="float" office:value="79.802000000000007" table:style-name="ce10">
            <text:p>79.802</text:p>
          </table:table-cell>
          <table:table-cell office:value-type="float" office:value="83.168000000000006" table:style-name="ce10">
            <text:p>83.168</text:p>
          </table:table-cell>
          <table:table-cell office:value-type="float" office:value="72.673000000000002" table:style-name="ce10">
            <text:p>72.673</text:p>
          </table:table-cell>
          <table:table-cell office:value-type="float" office:value="69.277000000000001" table:style-name="ce10">
            <text:p>69.277</text:p>
          </table:table-cell>
          <table:table-cell office:value-type="float" office:value="72.421000000000006" table:style-name="ce10">
            <text:p>72.421</text:p>
          </table:table-cell>
          <table:table-cell office:value-type="float" office:value="89.891000000000005" table:style-name="ce10">
            <text:p>89.891</text:p>
          </table:table-cell>
          <table:table-cell office:value-type="float" office:value="88.293999999999997" table:style-name="ce10">
            <text:p>88.294</text:p>
          </table:table-cell>
          <table:table-cell office:value-type="float" office:value="81.566000000000003" table:style-name="ce10">
            <text:p>81.566</text:p>
          </table:table-cell>
          <table:table-cell office:value-type="float" office:value="73.861000000000004" table:style-name="ce10">
            <text:p>73.861</text:p>
          </table:table-cell>
          <table:table-cell office:value-type="float" office:value="53.267000000000003" table:style-name="ce10">
            <text:p>53.267</text:p>
          </table:table-cell>
          <table:table-cell office:value-type="float" office:value="55.347000000000001" table:style-name="ce10">
            <text:p>55.347</text:p>
          </table:table-cell>
          <table:table-cell office:value-type="float" office:value="49.652000000000001" table:style-name="ce10">
            <text:p>49.652</text:p>
          </table:table-cell>
          <table:table-cell office:value-type="float" office:value="85.629000000000005" table:style-name="ce10">
            <text:p>85.629</text:p>
          </table:table-cell>
          <table:table-cell office:value-type="float" office:value="89.296000000000006" table:style-name="ce10">
            <text:p>89.296</text:p>
          </table:table-cell>
          <table:table-cell office:value-type="float" office:value="69.811000000000007" table:style-name="ce10">
            <text:p>69.811</text:p>
          </table:table-cell>
          <table:table-cell office:value-type="float" office:value="86.436000000000007" table:style-name="ce10">
            <text:p>86.436</text:p>
          </table:table-cell>
          <table:table-cell office:value-type="float" office:value="73.662999999999997" table:style-name="ce10">
            <text:p>73.663</text:p>
          </table:table-cell>
          <table:table-cell office:value-type="float" office:value="81.25" table:style-name="ce10">
            <text:p>81.25</text:p>
          </table:table-cell>
          <table:table-cell office:value-type="float" office:value="89.703000000000003" table:style-name="ce10">
            <text:p>89.703</text:p>
          </table:table-cell>
          <table:table-cell office:value-type="float" office:value="82.340999999999994" table:style-name="ce10">
            <text:p>82.341</text:p>
          </table:table-cell>
          <table:table-cell office:value-type="float" office:value="71.555999999999997" table:style-name="ce10">
            <text:p>71.556</text:p>
          </table:table-cell>
          <table:table-cell office:value-type="float" office:value="82.061000000000007" table:style-name="ce10">
            <text:p>82.061</text:p>
          </table:table-cell>
          <table:table-cell office:value-type="float" office:value="20.198" table:style-name="ce10">
            <text:p>20.198</text:p>
          </table:table-cell>
          <table:table-cell office:value-type="float" office:value="35.877000000000002" table:style-name="ce10">
            <text:p>35.877</text:p>
          </table:table-cell>
          <table:table-cell office:value-type="float" office:value="16.452000000000002" table:style-name="ce10">
            <text:p>16.452</text:p>
          </table:table-cell>
          <table:table-cell office:value-type="float" office:value="71.429000000000002" table:style-name="ce10">
            <text:p>71.429</text:p>
          </table:table-cell>
          <table:table-cell office:value-type="float" office:value="66.402000000000001" table:style-name="ce10">
            <text:p>66.402</text:p>
          </table:table-cell>
          <table:table-cell office:value-type="float" office:value="64.448999999999998" table:style-name="ce10">
            <text:p>64.449</text:p>
          </table:table-cell>
          <table:table-cell office:value-type="float" office:value="56.816000000000003" table:style-name="ce10">
            <text:p>56.816</text:p>
          </table:table-cell>
          <table:table-cell office:value-type="float" office:value="44.058999999999997" table:style-name="ce10">
            <text:p>44.059</text:p>
          </table:table-cell>
          <table:table-cell office:value-type="float" office:value="42.517000000000003" table:style-name="ce10">
            <text:p>42.517</text:p>
          </table:table-cell>
          <table:table-cell office:value-type="float" office:value="68.024000000000001" table:style-name="ce10">
            <text:p>68.024</text:p>
          </table:table-cell>
          <table:table-cell office:value-type="float" office:value="44.444000000000003" table:style-name="ce10">
            <text:p>44.444</text:p>
          </table:table-cell>
          <table:table-cell office:value-type="float" office:value="57.936999999999998" table:style-name="ce10">
            <text:p>57.937</text:p>
          </table:table-cell>
          <table:table-cell office:value-type="float" office:value="66.7" table:style-name="ce10">
            <text:p>66.7</text:p>
          </table:table-cell>
          <table:table-cell office:value-type="float" office:value="67.924999999999997" table:style-name="ce10">
            <text:p>67.925</text:p>
          </table:table-cell>
          <table:table-cell office:value-type="float" office:value="53.77" table:style-name="ce10">
            <text:p>53.77</text:p>
          </table:table-cell>
          <table:table-cell office:value-type="float" office:value="61.012" table:style-name="ce10">
            <text:p>61.012</text:p>
          </table:table-cell>
          <table:table-cell office:value-type="float" office:value="58.234000000000002" table:style-name="ce10">
            <text:p>58.234</text:p>
          </table:table-cell>
          <table:table-cell office:value-type="float" office:value="51.040999999999997" table:style-name="ce10">
            <text:p>51.041</text:p>
          </table:table-cell>
          <table:table-cell office:value-type="float" office:value="39.661999999999999" table:style-name="ce10">
            <text:p>39.662</text:p>
          </table:table-cell>
          <table:table-cell office:value-type="float" office:value="93.459000000000003" table:style-name="ce10">
            <text:p>93.459</text:p>
          </table:table-cell>
          <table:table-cell office:value-type="float" office:value="77.227999999999994" table:style-name="ce10">
            <text:p>77.228</text:p>
          </table:table-cell>
          <table:table-cell office:value-type="float" office:value="80.475999999999999" table:style-name="ce10">
            <text:p>80.476</text:p>
          </table:table-cell>
          <table:table-cell office:value-type="float" office:value="74.628" table:style-name="ce10">
            <text:p>74.628</text:p>
          </table:table-cell>
          <table:table-cell office:value-type="float" office:value="86.436000000000007" table:style-name="ce10">
            <text:p>86.436</text:p>
          </table:table-cell>
          <table:table-cell office:value-type="float" office:value="61.98" table:style-name="ce10">
            <text:p>61.98</text:p>
          </table:table-cell>
          <table:table-cell office:value-type="float" office:value="48.759" table:style-name="ce10">
            <text:p>48.759</text:p>
          </table:table-cell>
          <table:table-cell office:value-type="float" office:value="87.426000000000002" table:style-name="ce10">
            <text:p>87.426</text:p>
          </table:table-cell>
          <table:table-cell office:value-type="float" office:value="24.95" table:style-name="ce10">
            <text:p>24.95</text:p>
          </table:table-cell>
          <table:table-cell office:value-type="float" office:value="83.828999999999994" table:style-name="ce10">
            <text:p>83.829</text:p>
          </table:table-cell>
          <table:table-cell office:value-type="float" office:value="76.534999999999997" table:style-name="ce10">
            <text:p>76.535</text:p>
          </table:table-cell>
          <table:table-cell office:value-type="float" office:value="93.563999999999993" table:style-name="ce10">
            <text:p>93.564</text:p>
          </table:table-cell>
          <table:table-cell office:value-type="float" office:value="75.248999999999995" table:style-name="ce10">
            <text:p>75.249</text:p>
          </table:table-cell>
          <table:table-cell office:value-type="float" office:value="67.459999999999994" table:style-name="ce10">
            <text:p>67.46</text:p>
          </table:table-cell>
          <table:table-cell office:value-type="float" office:value="7.0439999999999996" table:style-name="ce10">
            <text:p>7.044</text:p>
          </table:table-cell>
          <table:table-cell office:value-type="float" office:value="13.69" table:style-name="ce10">
            <text:p>13.69</text:p>
          </table:table-cell>
          <table:table-cell office:value-type="float" office:value="31.052" table:style-name="ce10">
            <text:p>31.052</text:p>
          </table:table-cell>
          <table:table-cell office:value-type="float" office:value="48.213999999999999" table:style-name="ce10">
            <text:p>48.214</text:p>
          </table:table-cell>
          <table:table-cell office:value-type="float" office:value="9.99" table:style-name="ce10">
            <text:p>9.99</text:p>
          </table:table-cell>
          <table:table-cell office:value-type="float" office:value="84.751999999999995" table:style-name="ce10">
            <text:p>84.752</text:p>
          </table:table-cell>
          <table:table-cell office:value-type="float" office:value="69.474999999999994" table:style-name="ce10">
            <text:p>69.475</text:p>
          </table:table-cell>
          <table:table-cell office:value-type="float" office:value="81.293999999999997" table:style-name="ce10">
            <text:p>81.294</text:p>
          </table:table-cell>
          <table:table-cell office:value-type="float" office:value="5.4560000000000004" table:style-name="ce10">
            <text:p>5.456</text:p>
          </table:table-cell>
          <table:table-cell office:value-type="float" office:value="87.897000000000006" table:style-name="ce10">
            <text:p>87.897</text:p>
          </table:table-cell>
          <table:table-cell office:value-type="float" office:value="6.6470000000000002" table:style-name="ce10">
            <text:p>6.647</text:p>
          </table:table-cell>
          <table:table-cell office:value-type="float" office:value="5.3520000000000003" table:style-name="ce10">
            <text:p>5.352</text:p>
          </table:table-cell>
          <table:table-cell office:value-type="float" office:value="89.495000000000005" table:style-name="ce10">
            <text:p>89.495</text:p>
          </table:table-cell>
          <table:table-cell office:value-type="float" office:value="5.1539999999999999" table:style-name="ce10">
            <text:p>5.154</text:p>
          </table:table-cell>
          <table:table-cell office:value-type="float" office:value="22.222000000000001" table:style-name="ce10">
            <text:p>22.222</text:p>
          </table:table-cell>
          <table:table-cell office:value-type="float" office:value="62.963000000000001" table:style-name="ce10">
            <text:p>62.963</text:p>
          </table:table-cell>
          <table:table-cell office:value-type="float" office:value="14.815" table:style-name="ce10">
            <text:p>14.815</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42.593000000000004" table:style-name="ce10">
            <text:p>42.593</text:p>
          </table:table-cell>
          <table:table-cell office:value-type="float" office:value="20.37" table:style-name="ce10">
            <text:p>20.37</text:p>
          </table:table-cell>
          <table:table-cell office:value-type="float" office:value="37.036999999999999" table:style-name="ce10">
            <text:p>37.037</text:p>
          </table:table-cell>
          <table:table-cell office:value-type="float" office:value="35.185000000000002" table:style-name="ce10">
            <text:p>35.185</text:p>
          </table:table-cell>
          <table:table-cell office:value-type="float" office:value="24.074000000000002" table:style-name="ce10">
            <text:p>24.074</text:p>
          </table:table-cell>
          <table:table-cell office:value-type="float" office:value="40.741" table:style-name="ce10">
            <text:p>40.741</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65.3" table:style-name="ce10">
            <text:p>65.3</text:p>
          </table:table-cell>
          <table:table-cell office:value-type="float" office:value="68.506" table:style-name="ce10">
            <text:p>68.506</text:p>
          </table:table-cell>
          <table:table-cell office:value-type="float" office:value="61.283999999999999" table:style-name="ce10">
            <text:p>61.284</text:p>
          </table:table-cell>
          <table:table-cell office:value-type="float" office:value="34.302999999999997" table:style-name="ce10">
            <text:p>34.303</text:p>
          </table:table-cell>
          <table:table-cell office:value-type="float" office:value="70.641000000000005" table:style-name="ce10">
            <text:p>70.641</text:p>
          </table:table-cell>
          <table:table-cell office:value-type="float" office:value="71.715000000000003" table:style-name="ce10">
            <text:p>71.715</text:p>
          </table:table-cell>
          <table:table-cell office:value-type="float" office:value="4.7190000000000003" table:style-name="ce10">
            <text:p>4.719</text:p>
          </table:table-cell>
          <table:table-cell office:value-type="float" office:value="77.843999999999994" table:style-name="ce10">
            <text:p>77.844</text:p>
          </table:table-cell>
          <table:table-cell office:value-type="float" office:value="25.097000000000001" table:style-name="ce10">
            <text:p>25.097</text:p>
          </table:table-cell>
          <table:table-cell office:value-type="float" office:value="73.494" table:style-name="ce10">
            <text:p>73.494</text:p>
          </table:table-cell>
          <table:table-cell table:number-columns-repeated="16264"/>
        </table:table-row>
        <table:table-row table:style-name="ro10">
          <table:table-cell office:value-type="string" table:style-name="ce4">
            <text:p>CICA</text:p>
          </table:table-cell>
          <table:table-cell office:value-type="string" table:style-name="ce4">
            <text:p>Criminal Injuries Compensation Authority</text:p>
          </table:table-cell>
          <table:table-cell office:value-type="string" table:style-name="ce4">
            <text:p>Justice</text:p>
          </table:table-cell>
          <table:table-cell office:value-type="string" table:style-name="ce4">
            <text:p>[note 6]</text:p>
          </table:table-cell>
          <table:table-cell office:value-type="float" office:value="74.085999999999999" table:style-name="ce10">
            <text:p>74.086</text:p>
          </table:table-cell>
          <table:table-cell office:value-type="float" office:value="69.661000000000001" table:style-name="ce10">
            <text:p>69.661</text:p>
          </table:table-cell>
          <table:table-cell office:value-type="float" office:value="79.462000000000003" table:style-name="ce10">
            <text:p>79.462</text:p>
          </table:table-cell>
          <table:table-cell office:value-type="float" office:value="92.376999999999995" table:style-name="ce10">
            <text:p>92.377</text:p>
          </table:table-cell>
          <table:table-cell office:value-type="float" office:value="81.054000000000002" table:style-name="ce10">
            <text:p>81.054</text:p>
          </table:table-cell>
          <table:table-cell office:value-type="float" office:value="85.052000000000007" table:style-name="ce10">
            <text:p>85.052</text:p>
          </table:table-cell>
          <table:table-cell office:value-type="float" office:value="56.39" table:style-name="ce10">
            <text:p>56.39</text:p>
          </table:table-cell>
          <table:table-cell office:value-type="float" office:value="87.22" table:style-name="ce10">
            <text:p>87.22</text:p>
          </table:table-cell>
          <table:table-cell office:value-type="float" office:value="83.766999999999996" table:style-name="ce10">
            <text:p>83.767</text:p>
          </table:table-cell>
          <table:table-cell office:value-type="float" office:value="20.178999999999998" table:style-name="ce10">
            <text:p>20.179</text:p>
          </table:table-cell>
          <table:table-cell office:value-type="float" office:value="59.802" table:style-name="ce10">
            <text:p>59.802</text:p>
          </table:table-cell>
          <table:table-cell office:value-type="float" office:value="93.274000000000001" table:style-name="ce10">
            <text:p>93.274</text:p>
          </table:table-cell>
          <table:table-cell office:value-type="float" office:value="84.753" table:style-name="ce10">
            <text:p>84.753</text:p>
          </table:table-cell>
          <table:table-cell office:value-type="float" office:value="85.585999999999999" table:style-name="ce10">
            <text:p>85.586</text:p>
          </table:table-cell>
          <table:table-cell office:value-type="float" office:value="58.295999999999999" table:style-name="ce10">
            <text:p>58.296</text:p>
          </table:table-cell>
          <table:table-cell office:value-type="float" office:value="75.335999999999999" table:style-name="ce10">
            <text:p>75.336</text:p>
          </table:table-cell>
          <table:table-cell office:value-type="float" office:value="91.031000000000006" table:style-name="ce10">
            <text:p>91.031</text:p>
          </table:table-cell>
          <table:table-cell office:value-type="float" office:value="93.721999999999994" table:style-name="ce10">
            <text:p>93.722</text:p>
          </table:table-cell>
          <table:table-cell office:value-type="float" office:value="81.614000000000004" table:style-name="ce10">
            <text:p>81.614</text:p>
          </table:table-cell>
          <table:table-cell office:value-type="float" office:value="91.031000000000006" table:style-name="ce10">
            <text:p>91.031</text:p>
          </table:table-cell>
          <table:table-cell office:value-type="float" office:value="85.52" table:style-name="ce10">
            <text:p>85.52</text:p>
          </table:table-cell>
          <table:table-cell office:value-type="float" office:value="78.828999999999994" table:style-name="ce10">
            <text:p>78.829</text:p>
          </table:table-cell>
          <table:table-cell office:value-type="float" office:value="86.546999999999997" table:style-name="ce10">
            <text:p>86.547</text:p>
          </table:table-cell>
          <table:table-cell office:value-type="float" office:value="84.753" table:style-name="ce10">
            <text:p>84.753</text:p>
          </table:table-cell>
          <table:table-cell office:value-type="float" office:value="74.888000000000005" table:style-name="ce10">
            <text:p>74.888</text:p>
          </table:table-cell>
          <table:table-cell office:value-type="float" office:value="71.171000000000006" table:style-name="ce10">
            <text:p>71.171</text:p>
          </table:table-cell>
          <table:table-cell office:value-type="float" office:value="74.888000000000005" table:style-name="ce10">
            <text:p>74.888</text:p>
          </table:table-cell>
          <table:table-cell office:value-type="float" office:value="92.376999999999995" table:style-name="ce10">
            <text:p>92.377</text:p>
          </table:table-cell>
          <table:table-cell office:value-type="float" office:value="89.686000000000007" table:style-name="ce10">
            <text:p>89.686</text:p>
          </table:table-cell>
          <table:table-cell office:value-type="float" office:value="73.093999999999994" table:style-name="ce10">
            <text:p>73.094</text:p>
          </table:table-cell>
          <table:table-cell office:value-type="float" office:value="69.507000000000005" table:style-name="ce10">
            <text:p>69.507</text:p>
          </table:table-cell>
          <table:table-cell office:value-type="float" office:value="47.533999999999999" table:style-name="ce10">
            <text:p>47.534</text:p>
          </table:table-cell>
          <table:table-cell office:value-type="float" office:value="63.228999999999999" table:style-name="ce10">
            <text:p>63.229</text:p>
          </table:table-cell>
          <table:table-cell office:value-type="float" office:value="45.045000000000002" table:style-name="ce10">
            <text:p>45.045</text:p>
          </table:table-cell>
          <table:table-cell office:value-type="float" office:value="91.927999999999997" table:style-name="ce10">
            <text:p>91.928</text:p>
          </table:table-cell>
          <table:table-cell office:value-type="float" office:value="93.274000000000001" table:style-name="ce10">
            <text:p>93.274</text:p>
          </table:table-cell>
          <table:table-cell office:value-type="float" office:value="76.233000000000004" table:style-name="ce10">
            <text:p>76.233</text:p>
          </table:table-cell>
          <table:table-cell office:value-type="float" office:value="87.444000000000003" table:style-name="ce10">
            <text:p>87.444</text:p>
          </table:table-cell>
          <table:table-cell office:value-type="float" office:value="81.614000000000004" table:style-name="ce10">
            <text:p>81.614</text:p>
          </table:table-cell>
          <table:table-cell office:value-type="float" office:value="84.305000000000007" table:style-name="ce10">
            <text:p>84.305</text:p>
          </table:table-cell>
          <table:table-cell office:value-type="float" office:value="92.341999999999999" table:style-name="ce10">
            <text:p>92.342</text:p>
          </table:table-cell>
          <table:table-cell office:value-type="float" office:value="83.332999999999998" table:style-name="ce10">
            <text:p>83.333</text:p>
          </table:table-cell>
          <table:table-cell office:value-type="float" office:value="77.13" table:style-name="ce10">
            <text:p>77.13</text:p>
          </table:table-cell>
          <table:table-cell office:value-type="float" office:value="83.856999999999999" table:style-name="ce10">
            <text:p>83.857</text:p>
          </table:table-cell>
          <table:table-cell office:value-type="float" office:value="18.834" table:style-name="ce10">
            <text:p>18.834</text:p>
          </table:table-cell>
          <table:table-cell office:value-type="float" office:value="27.928000000000001" table:style-name="ce10">
            <text:p>27.928</text:p>
          </table:table-cell>
          <table:table-cell office:value-type="float" office:value="13.901" table:style-name="ce10">
            <text:p>13.901</text:p>
          </table:table-cell>
          <table:table-cell office:value-type="float" office:value="72.646000000000001" table:style-name="ce10">
            <text:p>72.646</text:p>
          </table:table-cell>
          <table:table-cell office:value-type="float" office:value="71.171000000000006" table:style-name="ce10">
            <text:p>71.171</text:p>
          </table:table-cell>
          <table:table-cell office:value-type="float" office:value="67.117000000000004" table:style-name="ce10">
            <text:p>67.117</text:p>
          </table:table-cell>
          <table:table-cell office:value-type="float" office:value="65.022000000000006" table:style-name="ce10">
            <text:p>65.022</text:p>
          </table:table-cell>
          <table:table-cell office:value-type="float" office:value="48.198" table:style-name="ce10">
            <text:p>48.198</text:p>
          </table:table-cell>
          <table:table-cell office:value-type="float" office:value="45.290999999999997" table:style-name="ce10">
            <text:p>45.291</text:p>
          </table:table-cell>
          <table:table-cell office:value-type="float" office:value="70.852000000000004" table:style-name="ce10">
            <text:p>70.852</text:p>
          </table:table-cell>
          <table:table-cell office:value-type="float" office:value="43.048999999999999" table:style-name="ce10">
            <text:p>43.049</text:p>
          </table:table-cell>
          <table:table-cell office:value-type="float" office:value="55.405000000000001" table:style-name="ce10">
            <text:p>55.405</text:p>
          </table:table-cell>
          <table:table-cell office:value-type="float" office:value="76.233000000000004" table:style-name="ce10">
            <text:p>76.233</text:p>
          </table:table-cell>
          <table:table-cell office:value-type="float" office:value="69.230999999999995" table:style-name="ce10">
            <text:p>69.231</text:p>
          </table:table-cell>
          <table:table-cell office:value-type="float" office:value="65.022000000000006" table:style-name="ce10">
            <text:p>65.022</text:p>
          </table:table-cell>
          <table:table-cell office:value-type="float" office:value="64.573999999999998" table:style-name="ce10">
            <text:p>64.574</text:p>
          </table:table-cell>
          <table:table-cell office:value-type="float" office:value="62.332000000000001" table:style-name="ce10">
            <text:p>62.332</text:p>
          </table:table-cell>
          <table:table-cell office:value-type="float" office:value="56.054000000000002" table:style-name="ce10">
            <text:p>56.054</text:p>
          </table:table-cell>
          <table:table-cell office:value-type="float" office:value="40.991" table:style-name="ce10">
            <text:p>40.991</text:p>
          </table:table-cell>
          <table:table-cell office:value-type="float" office:value="92.376999999999995" table:style-name="ce10">
            <text:p>92.377</text:p>
          </table:table-cell>
          <table:table-cell office:value-type="float" office:value="71.3" table:style-name="ce10">
            <text:p>71.3</text:p>
          </table:table-cell>
          <table:table-cell office:value-type="float" office:value="84.305000000000007" table:style-name="ce10">
            <text:p>84.305</text:p>
          </table:table-cell>
          <table:table-cell office:value-type="float" office:value="78.924000000000007" table:style-name="ce10">
            <text:p>78.924</text:p>
          </table:table-cell>
          <table:table-cell office:value-type="float" office:value="84.305000000000007" table:style-name="ce10">
            <text:p>84.305</text:p>
          </table:table-cell>
          <table:table-cell office:value-type="float" office:value="73.093999999999994" table:style-name="ce10">
            <text:p>73.094</text:p>
          </table:table-cell>
          <table:table-cell office:value-type="float" office:value="60.537999999999997" table:style-name="ce10">
            <text:p>60.538</text:p>
          </table:table-cell>
          <table:table-cell office:value-type="float" office:value="82.96" table:style-name="ce10">
            <text:p>82.96</text:p>
          </table:table-cell>
          <table:table-cell office:value-type="float" office:value="20.721" table:style-name="ce10">
            <text:p>20.721</text:p>
          </table:table-cell>
          <table:table-cell office:value-type="float" office:value="92.793000000000006" table:style-name="ce10">
            <text:p>92.793</text:p>
          </table:table-cell>
          <table:table-cell office:value-type="float" office:value="81.081000000000003" table:style-name="ce10">
            <text:p>81.081</text:p>
          </table:table-cell>
          <table:table-cell office:value-type="float" office:value="95.963999999999999" table:style-name="ce10">
            <text:p>95.964</text:p>
          </table:table-cell>
          <table:table-cell office:value-type="float" office:value="78.924000000000007" table:style-name="ce10">
            <text:p>78.924</text:p>
          </table:table-cell>
          <table:table-cell office:value-type="float" office:value="71.748999999999995" table:style-name="ce10">
            <text:p>71.749</text:p>
          </table:table-cell>
          <table:table-cell office:value-type="float" office:value="7.1749999999999998" table:style-name="ce10">
            <text:p>7.175</text:p>
          </table:table-cell>
          <table:table-cell office:value-type="float" office:value="11.211" table:style-name="ce10">
            <text:p>11.211</text:p>
          </table:table-cell>
          <table:table-cell office:value-type="float" office:value="31.838999999999999" table:style-name="ce10">
            <text:p>31.839</text:p>
          </table:table-cell>
          <table:table-cell office:value-type="float" office:value="49.776000000000003" table:style-name="ce10">
            <text:p>49.776</text:p>
          </table:table-cell>
          <table:table-cell office:value-type="float" office:value="11.659000000000001" table:style-name="ce10">
            <text:p>11.659</text:p>
          </table:table-cell>
          <table:table-cell office:value-type="float" office:value="91.031000000000006" table:style-name="ce10">
            <text:p>91.031</text:p>
          </table:table-cell>
          <table:table-cell office:value-type="float" office:value="70.403999999999996" table:style-name="ce10">
            <text:p>70.404</text:p>
          </table:table-cell>
          <table:table-cell office:value-type="float" office:value="82.063000000000002" table:style-name="ce10">
            <text:p>82.063</text:p>
          </table:table-cell>
          <table:table-cell office:value-type="float" office:value="5.3810000000000002" table:style-name="ce10">
            <text:p>5.381</text:p>
          </table:table-cell>
          <table:table-cell office:value-type="float" office:value="91.48" table:style-name="ce10">
            <text:p>91.48</text:p>
          </table:table-cell>
          <table:table-cell office:value-type="float" office:value="3.1389999999999998" table:style-name="ce10">
            <text:p>3.139</text:p>
          </table:table-cell>
          <table:table-cell office:value-type="float" office:value="4.484" table:style-name="ce10">
            <text:p>4.484</text:p>
          </table:table-cell>
          <table:table-cell office:value-type="float" office:value="92.825000000000003" table:style-name="ce10">
            <text:p>92.825</text:p>
          </table:table-cell>
          <table:table-cell office:value-type="float" office:value="2.6909999999999998" table:style-name="ce10">
            <text:p>2.691</text:p>
          </table:table-cell>
          <table:table-cell office:value-type="float" office:value="40" table:style-name="ce10">
            <text:p>40</text:p>
          </table:table-cell>
          <table:table-cell office:value-type="float" office:value="50" table:style-name="ce10">
            <text:p>50</text:p>
          </table:table-cell>
          <table:table-cell office:value-type="float" office:value="10" table:style-name="ce10">
            <text:p>10</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30" table:style-name="ce10">
            <text:p>30</text:p>
          </table:table-cell>
          <table:table-cell office:value-type="float" office:value="40" table:style-name="ce10">
            <text:p>40</text:p>
          </table:table-cell>
          <table:table-cell office:value-type="float" office:value="30" table:style-name="ce10">
            <text:p>30</text:p>
          </table:table-cell>
          <table:table-cell office:value-type="float" office:value="80" table:style-name="ce10">
            <text:p>80</text:p>
          </table:table-cell>
          <table:table-cell office:value-type="float" office:value="10" table:style-name="ce10">
            <text:p>10</text:p>
          </table:table-cell>
          <table:table-cell office:value-type="float" office:value="10" table:style-name="ce10">
            <text:p>1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72.272999999999996" table:style-name="ce10">
            <text:p>72.273</text:p>
          </table:table-cell>
          <table:table-cell office:value-type="float" office:value="76.817999999999998" table:style-name="ce10">
            <text:p>76.818</text:p>
          </table:table-cell>
          <table:table-cell office:value-type="float" office:value="69.545000000000002" table:style-name="ce10">
            <text:p>69.545</text:p>
          </table:table-cell>
          <table:table-cell office:value-type="float" office:value="33.636000000000003" table:style-name="ce10">
            <text:p>33.636</text:p>
          </table:table-cell>
          <table:table-cell office:value-type="float" office:value="71.945999999999998" table:style-name="ce10">
            <text:p>71.946</text:p>
          </table:table-cell>
          <table:table-cell office:value-type="float" office:value="72.972999999999999" table:style-name="ce10">
            <text:p>72.973</text:p>
          </table:table-cell>
          <table:table-cell office:value-type="float" office:value="4.0720000000000001" table:style-name="ce10">
            <text:p>4.072</text:p>
          </table:table-cell>
          <table:table-cell office:value-type="float" office:value="75.909000000000006" table:style-name="ce10">
            <text:p>75.909</text:p>
          </table:table-cell>
          <table:table-cell office:value-type="float" office:value="23.710999999999999" table:style-name="ce10">
            <text:p>23.711</text:p>
          </table:table-cell>
          <table:table-cell office:value-type="float" office:value="77.831000000000003" table:style-name="ce10">
            <text:p>77.831</text:p>
          </table:table-cell>
          <table:table-cell table:number-columns-repeated="16264"/>
        </table:table-row>
        <table:table-row table:style-name="ro10">
          <table:table-cell office:value-type="string" table:style-name="ce4">
            <text:p>CMA</text:p>
          </table:table-cell>
          <table:table-cell office:value-type="string" table:style-name="ce4">
            <text:p>Competition and Markets Authority</text:p>
          </table:table-cell>
          <table:table-cell office:value-type="string" table:style-name="ce4">
            <text:p>Business, Energy and Industrial Strategy</text:p>
          </table:table-cell>
          <table:table-cell table:style-name="ce4"/>
          <table:table-cell office:value-type="float" office:value="75.397000000000006" table:style-name="ce10">
            <text:p>75.397</text:p>
          </table:table-cell>
          <table:table-cell office:value-type="float" office:value="63.655999999999999" table:style-name="ce10">
            <text:p>63.656</text:p>
          </table:table-cell>
          <table:table-cell office:value-type="float" office:value="76.924999999999997" table:style-name="ce10">
            <text:p>76.925</text:p>
          </table:table-cell>
          <table:table-cell office:value-type="float" office:value="83.91" table:style-name="ce10">
            <text:p>83.91</text:p>
          </table:table-cell>
          <table:table-cell office:value-type="float" office:value="74.510999999999996" table:style-name="ce10">
            <text:p>74.511</text:p>
          </table:table-cell>
          <table:table-cell office:value-type="float" office:value="80.822999999999993" table:style-name="ce10">
            <text:p>80.823</text:p>
          </table:table-cell>
          <table:table-cell office:value-type="float" office:value="55.564" table:style-name="ce10">
            <text:p>55.564</text:p>
          </table:table-cell>
          <table:table-cell office:value-type="float" office:value="77.067999999999998" table:style-name="ce10">
            <text:p>77.068</text:p>
          </table:table-cell>
          <table:table-cell office:value-type="float" office:value="75.268000000000001" table:style-name="ce10">
            <text:p>75.268</text:p>
          </table:table-cell>
          <table:table-cell office:value-type="float" office:value="20.481999999999999" table:style-name="ce10">
            <text:p>20.482</text:p>
          </table:table-cell>
          <table:table-cell office:value-type="float" office:value="56.514000000000003" table:style-name="ce10">
            <text:p>56.514</text:p>
          </table:table-cell>
          <table:table-cell office:value-type="float" office:value="90.677000000000007" table:style-name="ce10">
            <text:p>90.677</text:p>
          </table:table-cell>
          <table:table-cell office:value-type="float" office:value="79.789000000000001" table:style-name="ce10">
            <text:p>79.789</text:p>
          </table:table-cell>
          <table:table-cell office:value-type="float" office:value="78.765000000000001" table:style-name="ce10">
            <text:p>78.765</text:p>
          </table:table-cell>
          <table:table-cell office:value-type="float" office:value="61.747" table:style-name="ce10">
            <text:p>61.747</text:p>
          </table:table-cell>
          <table:table-cell office:value-type="float" office:value="73.534000000000006" table:style-name="ce10">
            <text:p>73.534</text:p>
          </table:table-cell>
          <table:table-cell office:value-type="float" office:value="81.805000000000007" table:style-name="ce10">
            <text:p>81.805</text:p>
          </table:table-cell>
          <table:table-cell office:value-type="float" office:value="86.015000000000001" table:style-name="ce10">
            <text:p>86.015</text:p>
          </table:table-cell>
          <table:table-cell office:value-type="float" office:value="75.150999999999996" table:style-name="ce10">
            <text:p>75.151</text:p>
          </table:table-cell>
          <table:table-cell office:value-type="float" office:value="88.554000000000002" table:style-name="ce10">
            <text:p>88.554</text:p>
          </table:table-cell>
          <table:table-cell office:value-type="float" office:value="87.33" table:style-name="ce10">
            <text:p>87.33</text:p>
          </table:table-cell>
          <table:table-cell office:value-type="float" office:value="64.156999999999996" table:style-name="ce10">
            <text:p>64.157</text:p>
          </table:table-cell>
          <table:table-cell office:value-type="float" office:value="81.626999999999995" table:style-name="ce10">
            <text:p>81.627</text:p>
          </table:table-cell>
          <table:table-cell office:value-type="float" office:value="81.927999999999997" table:style-name="ce10">
            <text:p>81.928</text:p>
          </table:table-cell>
          <table:table-cell office:value-type="float" office:value="65.963999999999999" table:style-name="ce10">
            <text:p>65.964</text:p>
          </table:table-cell>
          <table:table-cell office:value-type="float" office:value="64.608000000000004" table:style-name="ce10">
            <text:p>64.608</text:p>
          </table:table-cell>
          <table:table-cell office:value-type="float" office:value="61.295000000000002" table:style-name="ce10">
            <text:p>61.295</text:p>
          </table:table-cell>
          <table:table-cell office:value-type="float" office:value="85.241" table:style-name="ce10">
            <text:p>85.241</text:p>
          </table:table-cell>
          <table:table-cell office:value-type="float" office:value="84.337000000000003" table:style-name="ce10">
            <text:p>84.337</text:p>
          </table:table-cell>
          <table:table-cell office:value-type="float" office:value="72.891999999999996" table:style-name="ce10">
            <text:p>72.892</text:p>
          </table:table-cell>
          <table:table-cell office:value-type="float" office:value="69.474000000000004" table:style-name="ce10">
            <text:p>69.474</text:p>
          </table:table-cell>
          <table:table-cell office:value-type="float" office:value="54.668999999999997" table:style-name="ce10">
            <text:p>54.669</text:p>
          </table:table-cell>
          <table:table-cell office:value-type="float" office:value="46.164999999999999" table:style-name="ce10">
            <text:p>46.165</text:p>
          </table:table-cell>
          <table:table-cell office:value-type="float" office:value="51.807000000000002" table:style-name="ce10">
            <text:p>51.807</text:p>
          </table:table-cell>
          <table:table-cell office:value-type="float" office:value="80.572000000000003" table:style-name="ce10">
            <text:p>80.572</text:p>
          </table:table-cell>
          <table:table-cell office:value-type="float" office:value="85.563999999999993" table:style-name="ce10">
            <text:p>85.564</text:p>
          </table:table-cell>
          <table:table-cell office:value-type="float" office:value="69.427999999999997" table:style-name="ce10">
            <text:p>69.428</text:p>
          </table:table-cell>
          <table:table-cell office:value-type="float" office:value="72.632000000000005" table:style-name="ce10">
            <text:p>72.632</text:p>
          </table:table-cell>
          <table:table-cell office:value-type="float" office:value="78.194999999999993" table:style-name="ce10">
            <text:p>78.195</text:p>
          </table:table-cell>
          <table:table-cell office:value-type="float" office:value="75.150999999999996" table:style-name="ce10">
            <text:p>75.151</text:p>
          </table:table-cell>
          <table:table-cell office:value-type="float" office:value="91.566000000000003" table:style-name="ce10">
            <text:p>91.566</text:p>
          </table:table-cell>
          <table:table-cell office:value-type="float" office:value="83.308000000000007" table:style-name="ce10">
            <text:p>83.308</text:p>
          </table:table-cell>
          <table:table-cell office:value-type="float" office:value="59.878999999999998" table:style-name="ce10">
            <text:p>59.879</text:p>
          </table:table-cell>
          <table:table-cell office:value-type="float" office:value="63.609000000000002" table:style-name="ce10">
            <text:p>63.609</text:p>
          </table:table-cell>
          <table:table-cell office:value-type="float" office:value="22.891999999999999" table:style-name="ce10">
            <text:p>22.892</text:p>
          </table:table-cell>
          <table:table-cell office:value-type="float" office:value="22.138999999999999" table:style-name="ce10">
            <text:p>22.139</text:p>
          </table:table-cell>
          <table:table-cell office:value-type="float" office:value="16.416" table:style-name="ce10">
            <text:p>16.416</text:p>
          </table:table-cell>
          <table:table-cell office:value-type="float" office:value="75.301000000000002" table:style-name="ce10">
            <text:p>75.301</text:p>
          </table:table-cell>
          <table:table-cell office:value-type="float" office:value="64.91" table:style-name="ce10">
            <text:p>64.91</text:p>
          </table:table-cell>
          <table:table-cell office:value-type="float" office:value="55.052999999999997" table:style-name="ce10">
            <text:p>55.053</text:p>
          </table:table-cell>
          <table:table-cell office:value-type="float" office:value="62.594000000000001" table:style-name="ce10">
            <text:p>62.594</text:p>
          </table:table-cell>
          <table:table-cell office:value-type="float" office:value="47.741" table:style-name="ce10">
            <text:p>47.741</text:p>
          </table:table-cell>
          <table:table-cell office:value-type="float" office:value="38.612000000000002" table:style-name="ce10">
            <text:p>38.612</text:p>
          </table:table-cell>
          <table:table-cell office:value-type="float" office:value="71.191999999999993" table:style-name="ce10">
            <text:p>71.192</text:p>
          </table:table-cell>
          <table:table-cell office:value-type="float" office:value="46.234999999999999" table:style-name="ce10">
            <text:p>46.235</text:p>
          </table:table-cell>
          <table:table-cell office:value-type="float" office:value="46.988" table:style-name="ce10">
            <text:p>46.988</text:p>
          </table:table-cell>
          <table:table-cell office:value-type="float" office:value="71.084000000000003" table:style-name="ce10">
            <text:p>71.084</text:p>
          </table:table-cell>
          <table:table-cell office:value-type="float" office:value="63.046999999999997" table:style-name="ce10">
            <text:p>63.047</text:p>
          </table:table-cell>
          <table:table-cell office:value-type="float" office:value="46.154000000000003" table:style-name="ce10">
            <text:p>46.154</text:p>
          </table:table-cell>
          <table:table-cell office:value-type="float" office:value="55.722999999999999" table:style-name="ce10">
            <text:p>55.723</text:p>
          </table:table-cell>
          <table:table-cell office:value-type="float" office:value="53.915999999999997" table:style-name="ce10">
            <text:p>53.916</text:p>
          </table:table-cell>
          <table:table-cell office:value-type="float" office:value="49.548000000000002" table:style-name="ce10">
            <text:p>49.548</text:p>
          </table:table-cell>
          <table:table-cell office:value-type="float" office:value="34.337000000000003" table:style-name="ce10">
            <text:p>34.337</text:p>
          </table:table-cell>
          <table:table-cell office:value-type="float" office:value="85.843000000000004" table:style-name="ce10">
            <text:p>85.843</text:p>
          </table:table-cell>
          <table:table-cell office:value-type="float" office:value="67.119" table:style-name="ce10">
            <text:p>67.119</text:p>
          </table:table-cell>
          <table:table-cell office:value-type="float" office:value="75.301000000000002" table:style-name="ce10">
            <text:p>75.301</text:p>
          </table:table-cell>
          <table:table-cell office:value-type="float" office:value="65.210999999999999" table:style-name="ce10">
            <text:p>65.211</text:p>
          </table:table-cell>
          <table:table-cell office:value-type="float" office:value="75.337999999999994" table:style-name="ce10">
            <text:p>75.338</text:p>
          </table:table-cell>
          <table:table-cell office:value-type="float" office:value="51.204999999999998" table:style-name="ce10">
            <text:p>51.205</text:p>
          </table:table-cell>
          <table:table-cell office:value-type="float" office:value="28.356000000000002" table:style-name="ce10">
            <text:p>28.356</text:p>
          </table:table-cell>
          <table:table-cell office:value-type="float" office:value="90.525999999999996" table:style-name="ce10">
            <text:p>90.526</text:p>
          </table:table-cell>
          <table:table-cell office:value-type="float" office:value="33.484000000000002" table:style-name="ce10">
            <text:p>33.484</text:p>
          </table:table-cell>
          <table:table-cell office:value-type="float" office:value="87.480999999999995" table:style-name="ce10">
            <text:p>87.481</text:p>
          </table:table-cell>
          <table:table-cell office:value-type="float" office:value="50.225999999999999" table:style-name="ce10">
            <text:p>50.226</text:p>
          </table:table-cell>
          <table:table-cell office:value-type="float" office:value="91.540999999999997" table:style-name="ce10">
            <text:p>91.541</text:p>
          </table:table-cell>
          <table:table-cell office:value-type="float" office:value="71.100999999999999" table:style-name="ce10">
            <text:p>71.101</text:p>
          </table:table-cell>
          <table:table-cell office:value-type="float" office:value="59.908999999999999" table:style-name="ce10">
            <text:p>59.909</text:p>
          </table:table-cell>
          <table:table-cell office:value-type="float" office:value="9.077" table:style-name="ce10">
            <text:p>9.077</text:p>
          </table:table-cell>
          <table:table-cell office:value-type="float" office:value="19.97" table:style-name="ce10">
            <text:p>19.97</text:p>
          </table:table-cell>
          <table:table-cell office:value-type="float" office:value="47.655000000000001" table:style-name="ce10">
            <text:p>47.655</text:p>
          </table:table-cell>
          <table:table-cell office:value-type="float" office:value="23.297999999999998" table:style-name="ce10">
            <text:p>23.298</text:p>
          </table:table-cell>
          <table:table-cell office:value-type="float" office:value="10.334" table:style-name="ce10">
            <text:p>10.334</text:p>
          </table:table-cell>
          <table:table-cell office:value-type="float" office:value="84.638999999999996" table:style-name="ce10">
            <text:p>84.639</text:p>
          </table:table-cell>
          <table:table-cell office:value-type="float" office:value="61.177999999999997" table:style-name="ce10">
            <text:p>61.178</text:p>
          </table:table-cell>
          <table:table-cell office:value-type="float" office:value="72.519000000000005" table:style-name="ce10">
            <text:p>72.519</text:p>
          </table:table-cell>
          <table:table-cell office:value-type="float" office:value="7.5410000000000004" table:style-name="ce10">
            <text:p>7.541</text:p>
          </table:table-cell>
          <table:table-cell office:value-type="float" office:value="86.275000000000006" table:style-name="ce10">
            <text:p>86.275</text:p>
          </table:table-cell>
          <table:table-cell office:value-type="float" office:value="6.1840000000000002" table:style-name="ce10">
            <text:p>6.184</text:p>
          </table:table-cell>
          <table:table-cell office:value-type="float" office:value="7.4020000000000001" table:style-name="ce10">
            <text:p>7.402</text:p>
          </table:table-cell>
          <table:table-cell office:value-type="float" office:value="87.915000000000006" table:style-name="ce10">
            <text:p>87.915</text:p>
          </table:table-cell>
          <table:table-cell office:value-type="float" office:value="4.6829999999999998" table:style-name="ce10">
            <text:p>4.683</text:p>
          </table:table-cell>
          <table:table-cell office:value-type="float" office:value="24.49" table:style-name="ce10">
            <text:p>24.49</text:p>
          </table:table-cell>
          <table:table-cell office:value-type="float" office:value="59.183999999999997" table:style-name="ce10">
            <text:p>59.184</text:p>
          </table:table-cell>
          <table:table-cell office:value-type="float" office:value="16.327000000000002" table:style-name="ce10">
            <text:p>16.327</text:p>
          </table:table-cell>
          <table:table-cell office:value-type="float" office:value="25" table:style-name="ce10">
            <text:p>25</text:p>
          </table:table-cell>
          <table:table-cell office:value-type="float" office:value="66.667000000000002" table:style-name="ce10">
            <text:p>66.667</text:p>
          </table:table-cell>
          <table:table-cell office:value-type="float" office:value="8.3330000000000002" table:style-name="ce10">
            <text:p>8.333</text:p>
          </table:table-cell>
          <table:table-cell office:value-type="float" office:value="36.734999999999999" table:style-name="ce10">
            <text:p>36.735</text:p>
          </table:table-cell>
          <table:table-cell office:value-type="float" office:value="30.611999999999998" table:style-name="ce10">
            <text:p>30.612</text:p>
          </table:table-cell>
          <table:table-cell office:value-type="float" office:value="32.652999999999999" table:style-name="ce10">
            <text:p>32.653</text:p>
          </table:table-cell>
          <table:table-cell office:value-type="float" office:value="75.510000000000005" table:style-name="ce10">
            <text:p>75.51</text:p>
          </table:table-cell>
          <table:table-cell office:value-type="float" office:value="14.286" table:style-name="ce10">
            <text:p>14.286</text:p>
          </table:table-cell>
          <table:table-cell office:value-type="float" office:value="10.204000000000001" table:style-name="ce10">
            <text:p>10.204</text:p>
          </table:table-cell>
          <table:table-cell office:value-type="float" office:value="25" table:style-name="ce10">
            <text:p>25</text:p>
          </table:table-cell>
          <table:table-cell office:value-type="float" office:value="75" table:style-name="ce10">
            <text:p>75</text:p>
          </table:table-cell>
          <table:table-cell office:value-type="float" office:value="0" table:style-name="ce10">
            <text:p>0</text:p>
          </table:table-cell>
          <table:table-cell office:value-type="float" office:value="65.691999999999993" table:style-name="ce10">
            <text:p>65.692</text:p>
          </table:table-cell>
          <table:table-cell office:value-type="float" office:value="69.953999999999994" table:style-name="ce10">
            <text:p>69.954</text:p>
          </table:table-cell>
          <table:table-cell office:value-type="float" office:value="61.110999999999997" table:style-name="ce10">
            <text:p>61.111</text:p>
          </table:table-cell>
          <table:table-cell office:value-type="float" office:value="37.345999999999997" table:style-name="ce10">
            <text:p>37.346</text:p>
          </table:table-cell>
          <table:table-cell office:value-type="float" office:value="73.272000000000006" table:style-name="ce10">
            <text:p>73.272</text:p>
          </table:table-cell>
          <table:table-cell office:value-type="float" office:value="75.846000000000004" table:style-name="ce10">
            <text:p>75.846</text:p>
          </table:table-cell>
          <table:table-cell office:value-type="float" office:value="5.085" table:style-name="ce10">
            <text:p>5.085</text:p>
          </table:table-cell>
          <table:table-cell office:value-type="float" office:value="70.968000000000004" table:style-name="ce10">
            <text:p>70.968</text:p>
          </table:table-cell>
          <table:table-cell office:value-type="float" office:value="28.007000000000001" table:style-name="ce10">
            <text:p>28.007</text:p>
          </table:table-cell>
          <table:table-cell office:value-type="float" office:value="73.453999999999994" table:style-name="ce10">
            <text:p>73.454</text:p>
          </table:table-cell>
          <table:table-cell table:number-columns-repeated="16264"/>
        </table:table-row>
        <table:table-row table:style-name="ro5">
          <table:table-cell office:value-type="string" table:style-name="ce4">
            <text:p>CO</text:p>
          </table:table-cell>
          <table:table-cell office:value-type="string" table:style-name="ce4">
            <text:p>Cabinet Office</text:p>
          </table:table-cell>
          <table:table-cell office:value-type="string" table:style-name="ce4">
            <text:p>Cabinet Office</text:p>
          </table:table-cell>
          <table:table-cell table:style-name="ce4"/>
          <table:table-cell office:value-type="float" office:value="71.959999999999994" table:style-name="ce10">
            <text:p>71.96</text:p>
          </table:table-cell>
          <table:table-cell office:value-type="float" office:value="53.575000000000003" table:style-name="ce10">
            <text:p>53.575</text:p>
          </table:table-cell>
          <table:table-cell office:value-type="float" office:value="72.688999999999993" table:style-name="ce10">
            <text:p>72.689</text:p>
          </table:table-cell>
          <table:table-cell office:value-type="float" office:value="61.737000000000002" table:style-name="ce10">
            <text:p>61.737</text:p>
          </table:table-cell>
          <table:table-cell office:value-type="float" office:value="74.314999999999998" table:style-name="ce10">
            <text:p>74.315</text:p>
          </table:table-cell>
          <table:table-cell office:value-type="float" office:value="83.117000000000004" table:style-name="ce10">
            <text:p>83.117</text:p>
          </table:table-cell>
          <table:table-cell office:value-type="float" office:value="46.261000000000003" table:style-name="ce10">
            <text:p>46.261</text:p>
          </table:table-cell>
          <table:table-cell office:value-type="float" office:value="73.582999999999998" table:style-name="ce10">
            <text:p>73.583</text:p>
          </table:table-cell>
          <table:table-cell office:value-type="float" office:value="69.174999999999997" table:style-name="ce10">
            <text:p>69.175</text:p>
          </table:table-cell>
          <table:table-cell office:value-type="float" office:value="24.613" table:style-name="ce10">
            <text:p>24.613</text:p>
          </table:table-cell>
          <table:table-cell office:value-type="float" office:value="37.808999999999997" table:style-name="ce10">
            <text:p>37.809</text:p>
          </table:table-cell>
          <table:table-cell office:value-type="float" office:value="87.736999999999995" table:style-name="ce10">
            <text:p>87.737</text:p>
          </table:table-cell>
          <table:table-cell office:value-type="float" office:value="75.546000000000006" table:style-name="ce10">
            <text:p>75.546</text:p>
          </table:table-cell>
          <table:table-cell office:value-type="float" office:value="72.405000000000001" table:style-name="ce10">
            <text:p>72.405</text:p>
          </table:table-cell>
          <table:table-cell office:value-type="float" office:value="51.722999999999999" table:style-name="ce10">
            <text:p>51.723</text:p>
          </table:table-cell>
          <table:table-cell office:value-type="float" office:value="75.978999999999999" table:style-name="ce10">
            <text:p>75.979</text:p>
          </table:table-cell>
          <table:table-cell office:value-type="float" office:value="58.247" table:style-name="ce10">
            <text:p>58.247</text:p>
          </table:table-cell>
          <table:table-cell office:value-type="float" office:value="65.230999999999995" table:style-name="ce10">
            <text:p>65.231</text:p>
          </table:table-cell>
          <table:table-cell office:value-type="float" office:value="74.484999999999999" table:style-name="ce10">
            <text:p>74.485</text:p>
          </table:table-cell>
          <table:table-cell office:value-type="float" office:value="88.046999999999997" table:style-name="ce10">
            <text:p>88.047</text:p>
          </table:table-cell>
          <table:table-cell office:value-type="float" office:value="85.03" table:style-name="ce10">
            <text:p>85.03</text:p>
          </table:table-cell>
          <table:table-cell office:value-type="float" office:value="57.063000000000002" table:style-name="ce10">
            <text:p>57.063</text:p>
          </table:table-cell>
          <table:table-cell office:value-type="float" office:value="78.313999999999993" table:style-name="ce10">
            <text:p>78.314</text:p>
          </table:table-cell>
          <table:table-cell office:value-type="float" office:value="82.334000000000003" table:style-name="ce10">
            <text:p>82.334</text:p>
          </table:table-cell>
          <table:table-cell office:value-type="float" office:value="68.909000000000006" table:style-name="ce10">
            <text:p>68.909</text:p>
          </table:table-cell>
          <table:table-cell office:value-type="float" office:value="65.552999999999997" table:style-name="ce10">
            <text:p>65.553</text:p>
          </table:table-cell>
          <table:table-cell office:value-type="float" office:value="69.135999999999996" table:style-name="ce10">
            <text:p>69.136</text:p>
          </table:table-cell>
          <table:table-cell office:value-type="float" office:value="86.634" table:style-name="ce10">
            <text:p>86.634</text:p>
          </table:table-cell>
          <table:table-cell office:value-type="float" office:value="84.495999999999995" table:style-name="ce10">
            <text:p>84.496</text:p>
          </table:table-cell>
          <table:table-cell office:value-type="float" office:value="78.218000000000004" table:style-name="ce10">
            <text:p>78.218</text:p>
          </table:table-cell>
          <table:table-cell office:value-type="float" office:value="59.042999999999999" table:style-name="ce10">
            <text:p>59.043</text:p>
          </table:table-cell>
          <table:table-cell office:value-type="float" office:value="46.241" table:style-name="ce10">
            <text:p>46.241</text:p>
          </table:table-cell>
          <table:table-cell office:value-type="float" office:value="38.743000000000002" table:style-name="ce10">
            <text:p>38.743</text:p>
          </table:table-cell>
          <table:table-cell office:value-type="float" office:value="40.895000000000003" table:style-name="ce10">
            <text:p>40.895</text:p>
          </table:table-cell>
          <table:table-cell office:value-type="float" office:value="79.369" table:style-name="ce10">
            <text:p>79.369</text:p>
          </table:table-cell>
          <table:table-cell office:value-type="float" office:value="84.587999999999994" table:style-name="ce10">
            <text:p>84.588</text:p>
          </table:table-cell>
          <table:table-cell office:value-type="float" office:value="65.194999999999993" table:style-name="ce10">
            <text:p>65.195</text:p>
          </table:table-cell>
          <table:table-cell office:value-type="float" office:value="65.23" table:style-name="ce10">
            <text:p>65.23</text:p>
          </table:table-cell>
          <table:table-cell office:value-type="float" office:value="62.790999999999997" table:style-name="ce10">
            <text:p>62.791</text:p>
          </table:table-cell>
          <table:table-cell office:value-type="float" office:value="68.119" table:style-name="ce10">
            <text:p>68.119</text:p>
          </table:table-cell>
          <table:table-cell office:value-type="float" office:value="87.894999999999996" table:style-name="ce10">
            <text:p>87.895</text:p>
          </table:table-cell>
          <table:table-cell office:value-type="float" office:value="68.16" table:style-name="ce10">
            <text:p>68.16</text:p>
          </table:table-cell>
          <table:table-cell office:value-type="float" office:value="59.405000000000001" table:style-name="ce10">
            <text:p>59.405</text:p>
          </table:table-cell>
          <table:table-cell office:value-type="float" office:value="68.646000000000001" table:style-name="ce10">
            <text:p>68.646</text:p>
          </table:table-cell>
          <table:table-cell office:value-type="float" office:value="26.31" table:style-name="ce10">
            <text:p>26.31</text:p>
          </table:table-cell>
          <table:table-cell office:value-type="float" office:value="27.111000000000001" table:style-name="ce10">
            <text:p>27.111</text:p>
          </table:table-cell>
          <table:table-cell office:value-type="float" office:value="20.408999999999999" table:style-name="ce10">
            <text:p>20.409</text:p>
          </table:table-cell>
          <table:table-cell office:value-type="float" office:value="64.233000000000004" table:style-name="ce10">
            <text:p>64.233</text:p>
          </table:table-cell>
          <table:table-cell office:value-type="float" office:value="53.436999999999998" table:style-name="ce10">
            <text:p>53.437</text:p>
          </table:table-cell>
          <table:table-cell office:value-type="float" office:value="35.701999999999998" table:style-name="ce10">
            <text:p>35.702</text:p>
          </table:table-cell>
          <table:table-cell office:value-type="float" office:value="42.747999999999998" table:style-name="ce10">
            <text:p>42.748</text:p>
          </table:table-cell>
          <table:table-cell office:value-type="float" office:value="20.739000000000001" table:style-name="ce10">
            <text:p>20.739</text:p>
          </table:table-cell>
          <table:table-cell office:value-type="float" office:value="16.34" table:style-name="ce10">
            <text:p>16.34</text:p>
          </table:table-cell>
          <table:table-cell office:value-type="float" office:value="45.447000000000003" table:style-name="ce10">
            <text:p>45.447</text:p>
          </table:table-cell>
          <table:table-cell office:value-type="float" office:value="25.599" table:style-name="ce10">
            <text:p>25.599</text:p>
          </table:table-cell>
          <table:table-cell office:value-type="float" office:value="35.947000000000003" table:style-name="ce10">
            <text:p>35.947</text:p>
          </table:table-cell>
          <table:table-cell office:value-type="float" office:value="56.887" table:style-name="ce10">
            <text:p>56.887</text:p>
          </table:table-cell>
          <table:table-cell office:value-type="float" office:value="42.86" table:style-name="ce10">
            <text:p>42.86</text:p>
          </table:table-cell>
          <table:table-cell office:value-type="float" office:value="32.741" table:style-name="ce10">
            <text:p>32.741</text:p>
          </table:table-cell>
          <table:table-cell office:value-type="float" office:value="38.735999999999997" table:style-name="ce10">
            <text:p>38.736</text:p>
          </table:table-cell>
          <table:table-cell office:value-type="float" office:value="34.014000000000003" table:style-name="ce10">
            <text:p>34.014</text:p>
          </table:table-cell>
          <table:table-cell office:value-type="float" office:value="39.347999999999999" table:style-name="ce10">
            <text:p>39.348</text:p>
          </table:table-cell>
          <table:table-cell office:value-type="float" office:value="28.963999999999999" table:style-name="ce10">
            <text:p>28.964</text:p>
          </table:table-cell>
          <table:table-cell office:value-type="float" office:value="86.073999999999998" table:style-name="ce10">
            <text:p>86.074</text:p>
          </table:table-cell>
          <table:table-cell office:value-type="float" office:value="71.596999999999994" table:style-name="ce10">
            <text:p>71.597</text:p>
          </table:table-cell>
          <table:table-cell office:value-type="float" office:value="64.376999999999995" table:style-name="ce10">
            <text:p>64.377</text:p>
          </table:table-cell>
          <table:table-cell office:value-type="float" office:value="66.247" table:style-name="ce10">
            <text:p>66.247</text:p>
          </table:table-cell>
          <table:table-cell office:value-type="float" office:value="63.930999999999997" table:style-name="ce10">
            <text:p>63.931</text:p>
          </table:table-cell>
          <table:table-cell office:value-type="float" office:value="69.325999999999993" table:style-name="ce10">
            <text:p>69.326</text:p>
          </table:table-cell>
          <table:table-cell office:value-type="float" office:value="41.572000000000003" table:style-name="ce10">
            <text:p>41.572</text:p>
          </table:table-cell>
          <table:table-cell office:value-type="float" office:value="60.354999999999997" table:style-name="ce10">
            <text:p>60.355</text:p>
          </table:table-cell>
          <table:table-cell office:value-type="float" office:value="70.551000000000002" table:style-name="ce10">
            <text:p>70.551</text:p>
          </table:table-cell>
          <table:table-cell office:value-type="float" office:value="85.11" table:style-name="ce10">
            <text:p>85.11</text:p>
          </table:table-cell>
          <table:table-cell office:value-type="float" office:value="72.549000000000007" table:style-name="ce10">
            <text:p>72.549</text:p>
          </table:table-cell>
          <table:table-cell office:value-type="float" office:value="92.055000000000007" table:style-name="ce10">
            <text:p>92.055</text:p>
          </table:table-cell>
          <table:table-cell office:value-type="float" office:value="66.3" table:style-name="ce10">
            <text:p>66.3</text:p>
          </table:table-cell>
          <table:table-cell office:value-type="float" office:value="53.84" table:style-name="ce10">
            <text:p>53.84</text:p>
          </table:table-cell>
          <table:table-cell office:value-type="float" office:value="16.411999999999999" table:style-name="ce10">
            <text:p>16.412</text:p>
          </table:table-cell>
          <table:table-cell office:value-type="float" office:value="28.317" table:style-name="ce10">
            <text:p>28.317</text:p>
          </table:table-cell>
          <table:table-cell office:value-type="float" office:value="36.088999999999999" table:style-name="ce10">
            <text:p>36.089</text:p>
          </table:table-cell>
          <table:table-cell office:value-type="float" office:value="19.181000000000001" table:style-name="ce10">
            <text:p>19.181</text:p>
          </table:table-cell>
          <table:table-cell office:value-type="float" office:value="10.847" table:style-name="ce10">
            <text:p>10.847</text:p>
          </table:table-cell>
          <table:table-cell office:value-type="float" office:value="90.486999999999995" table:style-name="ce10">
            <text:p>90.487</text:p>
          </table:table-cell>
          <table:table-cell office:value-type="float" office:value="66.185000000000002" table:style-name="ce10">
            <text:p>66.185</text:p>
          </table:table-cell>
          <table:table-cell office:value-type="float" office:value="65.474000000000004" table:style-name="ce10">
            <text:p>65.474</text:p>
          </table:table-cell>
          <table:table-cell office:value-type="float" office:value="10.336" table:style-name="ce10">
            <text:p>10.336</text:p>
          </table:table-cell>
          <table:table-cell office:value-type="float" office:value="83.597999999999999" table:style-name="ce10">
            <text:p>83.598</text:p>
          </table:table-cell>
          <table:table-cell office:value-type="float" office:value="6.0659999999999998" table:style-name="ce10">
            <text:p>6.066</text:p>
          </table:table-cell>
          <table:table-cell office:value-type="float" office:value="10.912000000000001" table:style-name="ce10">
            <text:p>10.912</text:p>
          </table:table-cell>
          <table:table-cell office:value-type="float" office:value="84.241" table:style-name="ce10">
            <text:p>84.241</text:p>
          </table:table-cell>
          <table:table-cell office:value-type="float" office:value="4.8470000000000004" table:style-name="ce10">
            <text:p>4.847</text:p>
          </table:table-cell>
          <table:table-cell office:value-type="float" office:value="38.520000000000003" table:style-name="ce10">
            <text:p>38.52</text:p>
          </table:table-cell>
          <table:table-cell office:value-type="float" office:value="50.473999999999997" table:style-name="ce10">
            <text:p>50.474</text:p>
          </table:table-cell>
          <table:table-cell office:value-type="float" office:value="11.006" table:style-name="ce10">
            <text:p>11.006</text:p>
          </table:table-cell>
          <table:table-cell office:value-type="float" office:value="28.079000000000001" table:style-name="ce10">
            <text:p>28.079</text:p>
          </table:table-cell>
          <table:table-cell office:value-type="float" office:value="60.591000000000001" table:style-name="ce10">
            <text:p>60.591</text:p>
          </table:table-cell>
          <table:table-cell office:value-type="float" office:value="11.33" table:style-name="ce10">
            <text:p>11.33</text:p>
          </table:table-cell>
          <table:table-cell office:value-type="float" office:value="40.341000000000001" table:style-name="ce10">
            <text:p>40.341</text:p>
          </table:table-cell>
          <table:table-cell office:value-type="float" office:value="35.037999999999997" table:style-name="ce10">
            <text:p>35.038</text:p>
          </table:table-cell>
          <table:table-cell office:value-type="float" office:value="24.620999999999999" table:style-name="ce10">
            <text:p>24.621</text:p>
          </table:table-cell>
          <table:table-cell office:value-type="float" office:value="66.855999999999995" table:style-name="ce10">
            <text:p>66.856</text:p>
          </table:table-cell>
          <table:table-cell office:value-type="float" office:value="18.561" table:style-name="ce10">
            <text:p>18.561</text:p>
          </table:table-cell>
          <table:table-cell office:value-type="float" office:value="14.583" table:style-name="ce10">
            <text:p>14.583</text:p>
          </table:table-cell>
          <table:table-cell office:value-type="float" office:value="32.020000000000003" table:style-name="ce10">
            <text:p>32.02</text:p>
          </table:table-cell>
          <table:table-cell office:value-type="float" office:value="57.143000000000001" table:style-name="ce10">
            <text:p>57.143</text:p>
          </table:table-cell>
          <table:table-cell office:value-type="float" office:value="10.837" table:style-name="ce10">
            <text:p>10.837</text:p>
          </table:table-cell>
          <table:table-cell office:value-type="float" office:value="60.420999999999999" table:style-name="ce10">
            <text:p>60.421</text:p>
          </table:table-cell>
          <table:table-cell office:value-type="float" office:value="66.575999999999993" table:style-name="ce10">
            <text:p>66.576</text:p>
          </table:table-cell>
          <table:table-cell office:value-type="float" office:value="58.027999999999999" table:style-name="ce10">
            <text:p>58.028</text:p>
          </table:table-cell>
          <table:table-cell office:value-type="float" office:value="37.134999999999998" table:style-name="ce10">
            <text:p>37.135</text:p>
          </table:table-cell>
          <table:table-cell office:value-type="float" office:value="69.843999999999994" table:style-name="ce10">
            <text:p>69.844</text:p>
          </table:table-cell>
          <table:table-cell office:value-type="float" office:value="73.010999999999996" table:style-name="ce10">
            <text:p>73.011</text:p>
          </table:table-cell>
          <table:table-cell office:value-type="float" office:value="5.5060000000000002" table:style-name="ce10">
            <text:p>5.506</text:p>
          </table:table-cell>
          <table:table-cell office:value-type="float" office:value="76.394999999999996" table:style-name="ce10">
            <text:p>76.395</text:p>
          </table:table-cell>
          <table:table-cell office:value-type="float" office:value="30.295999999999999" table:style-name="ce10">
            <text:p>30.296</text:p>
          </table:table-cell>
          <table:table-cell office:value-type="float" office:value="72.287000000000006" table:style-name="ce10">
            <text:p>72.287</text:p>
          </table:table-cell>
          <table:table-cell table:number-columns-repeated="16264"/>
        </table:table-row>
        <table:table-row table:style-name="ro10">
          <table:table-cell office:value-type="string" table:style-name="ce4">
            <text:p>COPFS</text:p>
          </table:table-cell>
          <table:table-cell office:value-type="string" table:style-name="ce4">
            <text:p>Crown Office and Procurator Fiscal Service</text:p>
          </table:table-cell>
          <table:table-cell office:value-type="string" table:style-name="ce4">
            <text:p>Scottish Government</text:p>
          </table:table-cell>
          <table:table-cell table:style-name="ce4"/>
          <table:table-cell office:value-type="float" office:value="63.174999999999997" table:style-name="ce10">
            <text:p>63.175</text:p>
          </table:table-cell>
          <table:table-cell office:value-type="float" office:value="64.611999999999995" table:style-name="ce10">
            <text:p>64.612</text:p>
          </table:table-cell>
          <table:table-cell office:value-type="float" office:value="77.162999999999997" table:style-name="ce10">
            <text:p>77.163</text:p>
          </table:table-cell>
          <table:table-cell office:value-type="float" office:value="88.251000000000005" table:style-name="ce10">
            <text:p>88.251</text:p>
          </table:table-cell>
          <table:table-cell office:value-type="float" office:value="74.126999999999995" table:style-name="ce10">
            <text:p>74.127</text:p>
          </table:table-cell>
          <table:table-cell office:value-type="float" office:value="77.763000000000005" table:style-name="ce10">
            <text:p>77.763</text:p>
          </table:table-cell>
          <table:table-cell office:value-type="float" office:value="52.682000000000002" table:style-name="ce10">
            <text:p>52.682</text:p>
          </table:table-cell>
          <table:table-cell office:value-type="float" office:value="79.221000000000004" table:style-name="ce10">
            <text:p>79.221</text:p>
          </table:table-cell>
          <table:table-cell office:value-type="float" office:value="72.216999999999999" table:style-name="ce10">
            <text:p>72.217</text:p>
          </table:table-cell>
          <table:table-cell office:value-type="float" office:value="31.254999999999999" table:style-name="ce10">
            <text:p>31.255</text:p>
          </table:table-cell>
          <table:table-cell office:value-type="float" office:value="45.966000000000001" table:style-name="ce10">
            <text:p>45.966</text:p>
          </table:table-cell>
          <table:table-cell office:value-type="float" office:value="92.558999999999997" table:style-name="ce10">
            <text:p>92.559</text:p>
          </table:table-cell>
          <table:table-cell office:value-type="float" office:value="86.164000000000001" table:style-name="ce10">
            <text:p>86.164</text:p>
          </table:table-cell>
          <table:table-cell office:value-type="float" office:value="80.382999999999996" table:style-name="ce10">
            <text:p>80.383</text:p>
          </table:table-cell>
          <table:table-cell office:value-type="float" office:value="53.744999999999997" table:style-name="ce10">
            <text:p>53.745</text:p>
          </table:table-cell>
          <table:table-cell office:value-type="float" office:value="72.894000000000005" table:style-name="ce10">
            <text:p>72.894</text:p>
          </table:table-cell>
          <table:table-cell office:value-type="float" office:value="89.034000000000006" table:style-name="ce10">
            <text:p>89.034</text:p>
          </table:table-cell>
          <table:table-cell office:value-type="float" office:value="87.459000000000003" table:style-name="ce10">
            <text:p>87.459</text:p>
          </table:table-cell>
          <table:table-cell office:value-type="float" office:value="74.543000000000006" table:style-name="ce10">
            <text:p>74.543</text:p>
          </table:table-cell>
          <table:table-cell office:value-type="float" office:value="83.594999999999999" table:style-name="ce10">
            <text:p>83.595</text:p>
          </table:table-cell>
          <table:table-cell office:value-type="float" office:value="79.459999999999994" table:style-name="ce10">
            <text:p>79.46</text:p>
          </table:table-cell>
          <table:table-cell office:value-type="float" office:value="67.628" table:style-name="ce10">
            <text:p>67.628</text:p>
          </table:table-cell>
          <table:table-cell office:value-type="float" office:value="77.647000000000006" table:style-name="ce10">
            <text:p>77.647</text:p>
          </table:table-cell>
          <table:table-cell office:value-type="float" office:value="80.156999999999996" table:style-name="ce10">
            <text:p>80.157</text:p>
          </table:table-cell>
          <table:table-cell office:value-type="float" office:value="67.602999999999994" table:style-name="ce10">
            <text:p>67.603</text:p>
          </table:table-cell>
          <table:table-cell office:value-type="float" office:value="65.38" table:style-name="ce10">
            <text:p>65.38</text:p>
          </table:table-cell>
          <table:table-cell office:value-type="float" office:value="71.503" table:style-name="ce10">
            <text:p>71.503</text:p>
          </table:table-cell>
          <table:table-cell office:value-type="float" office:value="84.399000000000001" table:style-name="ce10">
            <text:p>84.399</text:p>
          </table:table-cell>
          <table:table-cell office:value-type="float" office:value="78.837000000000003" table:style-name="ce10">
            <text:p>78.837</text:p>
          </table:table-cell>
          <table:table-cell office:value-type="float" office:value="70.039000000000001" table:style-name="ce10">
            <text:p>70.039</text:p>
          </table:table-cell>
          <table:table-cell office:value-type="float" office:value="63.423000000000002" table:style-name="ce10">
            <text:p>63.423</text:p>
          </table:table-cell>
          <table:table-cell office:value-type="float" office:value="44.997" table:style-name="ce10">
            <text:p>44.997</text:p>
          </table:table-cell>
          <table:table-cell office:value-type="float" office:value="58.901000000000003" table:style-name="ce10">
            <text:p>58.901</text:p>
          </table:table-cell>
          <table:table-cell office:value-type="float" office:value="43.341999999999999" table:style-name="ce10">
            <text:p>43.342</text:p>
          </table:table-cell>
          <table:table-cell office:value-type="float" office:value="81.789000000000001" table:style-name="ce10">
            <text:p>81.789</text:p>
          </table:table-cell>
          <table:table-cell office:value-type="float" office:value="88.185000000000002" table:style-name="ce10">
            <text:p>88.185</text:p>
          </table:table-cell>
          <table:table-cell office:value-type="float" office:value="68.962999999999994" table:style-name="ce10">
            <text:p>68.963</text:p>
          </table:table-cell>
          <table:table-cell office:value-type="float" office:value="77.974000000000004" table:style-name="ce10">
            <text:p>77.974</text:p>
          </table:table-cell>
          <table:table-cell office:value-type="float" office:value="69.628" table:style-name="ce10">
            <text:p>69.628</text:p>
          </table:table-cell>
          <table:table-cell office:value-type="float" office:value="80.418000000000006" table:style-name="ce10">
            <text:p>80.418</text:p>
          </table:table-cell>
          <table:table-cell office:value-type="float" office:value="88.998000000000005" table:style-name="ce10">
            <text:p>88.998</text:p>
          </table:table-cell>
          <table:table-cell office:value-type="float" office:value="70.072000000000003" table:style-name="ce10">
            <text:p>70.072</text:p>
          </table:table-cell>
          <table:table-cell office:value-type="float" office:value="57.966999999999999" table:style-name="ce10">
            <text:p>57.967</text:p>
          </table:table-cell>
          <table:table-cell office:value-type="float" office:value="66.165999999999997" table:style-name="ce10">
            <text:p>66.166</text:p>
          </table:table-cell>
          <table:table-cell office:value-type="float" office:value="29.7" table:style-name="ce10">
            <text:p>29.7</text:p>
          </table:table-cell>
          <table:table-cell office:value-type="float" office:value="38.145000000000003" table:style-name="ce10">
            <text:p>38.145</text:p>
          </table:table-cell>
          <table:table-cell office:value-type="float" office:value="25.914000000000001" table:style-name="ce10">
            <text:p>25.914</text:p>
          </table:table-cell>
          <table:table-cell office:value-type="float" office:value="56.005000000000003" table:style-name="ce10">
            <text:p>56.005</text:p>
          </table:table-cell>
          <table:table-cell office:value-type="float" office:value="59.228000000000002" table:style-name="ce10">
            <text:p>59.228</text:p>
          </table:table-cell>
          <table:table-cell office:value-type="float" office:value="49.639000000000003" table:style-name="ce10">
            <text:p>49.639</text:p>
          </table:table-cell>
          <table:table-cell office:value-type="float" office:value="51.274999999999999" table:style-name="ce10">
            <text:p>51.275</text:p>
          </table:table-cell>
          <table:table-cell office:value-type="float" office:value="32.832000000000001" table:style-name="ce10">
            <text:p>32.832</text:p>
          </table:table-cell>
          <table:table-cell office:value-type="float" office:value="32.875999999999998" table:style-name="ce10">
            <text:p>32.876</text:p>
          </table:table-cell>
          <table:table-cell office:value-type="float" office:value="57.832999999999998" table:style-name="ce10">
            <text:p>57.833</text:p>
          </table:table-cell>
          <table:table-cell office:value-type="float" office:value="32.332000000000001" table:style-name="ce10">
            <text:p>32.332</text:p>
          </table:table-cell>
          <table:table-cell office:value-type="float" office:value="41.737000000000002" table:style-name="ce10">
            <text:p>41.737</text:p>
          </table:table-cell>
          <table:table-cell office:value-type="float" office:value="66.623000000000005" table:style-name="ce10">
            <text:p>66.623</text:p>
          </table:table-cell>
          <table:table-cell office:value-type="float" office:value="58.784999999999997" table:style-name="ce10">
            <text:p>58.785</text:p>
          </table:table-cell>
          <table:table-cell office:value-type="float" office:value="54.45" table:style-name="ce10">
            <text:p>54.45</text:p>
          </table:table-cell>
          <table:table-cell office:value-type="float" office:value="56.741" table:style-name="ce10">
            <text:p>56.741</text:p>
          </table:table-cell>
          <table:table-cell office:value-type="float" office:value="52.941000000000003" table:style-name="ce10">
            <text:p>52.941</text:p>
          </table:table-cell>
          <table:table-cell office:value-type="float" office:value="37.793999999999997" table:style-name="ce10">
            <text:p>37.794</text:p>
          </table:table-cell>
          <table:table-cell office:value-type="float" office:value="23.106999999999999" table:style-name="ce10">
            <text:p>23.107</text:p>
          </table:table-cell>
          <table:table-cell office:value-type="float" office:value="92.231999999999999" table:style-name="ce10">
            <text:p>92.232</text:p>
          </table:table-cell>
          <table:table-cell office:value-type="float" office:value="66.863" table:style-name="ce10">
            <text:p>66.863</text:p>
          </table:table-cell>
          <table:table-cell office:value-type="float" office:value="66.209000000000003" table:style-name="ce10">
            <text:p>66.209</text:p>
          </table:table-cell>
          <table:table-cell office:value-type="float" office:value="67.736000000000004" table:style-name="ce10">
            <text:p>67.736</text:p>
          </table:table-cell>
          <table:table-cell office:value-type="float" office:value="76.159000000000006" table:style-name="ce10">
            <text:p>76.159</text:p>
          </table:table-cell>
          <table:table-cell office:value-type="float" office:value="46.164000000000001" table:style-name="ce10">
            <text:p>46.164</text:p>
          </table:table-cell>
          <table:table-cell office:value-type="float" office:value="35.606999999999999" table:style-name="ce10">
            <text:p>35.607</text:p>
          </table:table-cell>
          <table:table-cell office:value-type="float" office:value="65.620999999999995" table:style-name="ce10">
            <text:p>65.621</text:p>
          </table:table-cell>
          <table:table-cell office:value-type="float" office:value="42.456000000000003" table:style-name="ce10">
            <text:p>42.456</text:p>
          </table:table-cell>
          <table:table-cell office:value-type="float" office:value="91.307000000000002" table:style-name="ce10">
            <text:p>91.307</text:p>
          </table:table-cell>
          <table:table-cell office:value-type="float" office:value="69.522999999999996" table:style-name="ce10">
            <text:p>69.523</text:p>
          </table:table-cell>
          <table:table-cell office:value-type="float" office:value="90.19" table:style-name="ce10">
            <text:p>90.19</text:p>
          </table:table-cell>
          <table:table-cell office:value-type="float" office:value="75.180000000000007" table:style-name="ce10">
            <text:p>75.18</text:p>
          </table:table-cell>
          <table:table-cell office:value-type="float" office:value="59.542000000000002" table:style-name="ce10">
            <text:p>59.542</text:p>
          </table:table-cell>
          <table:table-cell office:value-type="float" office:value="4.3849999999999998" table:style-name="ce10">
            <text:p>4.385</text:p>
          </table:table-cell>
          <table:table-cell office:value-type="float" office:value="8.5730000000000004" table:style-name="ce10">
            <text:p>8.573</text:p>
          </table:table-cell>
          <table:table-cell office:value-type="float" office:value="23.297999999999998" table:style-name="ce10">
            <text:p>23.298</text:p>
          </table:table-cell>
          <table:table-cell office:value-type="float" office:value="63.743000000000002" table:style-name="ce10">
            <text:p>63.743</text:p>
          </table:table-cell>
          <table:table-cell office:value-type="float" office:value="11.648999999999999" table:style-name="ce10">
            <text:p>11.649</text:p>
          </table:table-cell>
          <table:table-cell office:value-type="float" office:value="88.031000000000006" table:style-name="ce10">
            <text:p>88.031</text:p>
          </table:table-cell>
          <table:table-cell office:value-type="float" office:value="65.225999999999999" table:style-name="ce10">
            <text:p>65.226</text:p>
          </table:table-cell>
          <table:table-cell office:value-type="float" office:value="72.834999999999994" table:style-name="ce10">
            <text:p>72.835</text:p>
          </table:table-cell>
          <table:table-cell office:value-type="float" office:value="6.0739999999999998" table:style-name="ce10">
            <text:p>6.074</text:p>
          </table:table-cell>
          <table:table-cell office:value-type="float" office:value="86.283000000000001" table:style-name="ce10">
            <text:p>86.283</text:p>
          </table:table-cell>
          <table:table-cell office:value-type="float" office:value="7.6420000000000003" table:style-name="ce10">
            <text:p>7.642</text:p>
          </table:table-cell>
          <table:table-cell office:value-type="float" office:value="6.806" table:style-name="ce10">
            <text:p>6.806</text:p>
          </table:table-cell>
          <table:table-cell office:value-type="float" office:value="87.238" table:style-name="ce10">
            <text:p>87.238</text:p>
          </table:table-cell>
          <table:table-cell office:value-type="float" office:value="5.9550000000000001" table:style-name="ce10">
            <text:p>5.955</text:p>
          </table:table-cell>
          <table:table-cell office:value-type="float" office:value="34.951000000000001" table:style-name="ce10">
            <text:p>34.951</text:p>
          </table:table-cell>
          <table:table-cell office:value-type="float" office:value="50.484999999999999" table:style-name="ce10">
            <text:p>50.485</text:p>
          </table:table-cell>
          <table:table-cell office:value-type="float" office:value="14.563000000000001" table:style-name="ce10">
            <text:p>14.563</text:p>
          </table:table-cell>
          <table:table-cell office:value-type="float" office:value="38.889000000000003" table:style-name="ce10">
            <text:p>38.889</text:p>
          </table:table-cell>
          <table:table-cell office:value-type="float" office:value="47.222000000000001" table:style-name="ce10">
            <text:p>47.222</text:p>
          </table:table-cell>
          <table:table-cell office:value-type="float" office:value="13.888999999999999" table:style-name="ce10">
            <text:p>13.889</text:p>
          </table:table-cell>
          <table:table-cell office:value-type="float" office:value="46.154000000000003" table:style-name="ce10">
            <text:p>46.154</text:p>
          </table:table-cell>
          <table:table-cell office:value-type="float" office:value="24.038" table:style-name="ce10">
            <text:p>24.038</text:p>
          </table:table-cell>
          <table:table-cell office:value-type="float" office:value="29.808" table:style-name="ce10">
            <text:p>29.808</text:p>
          </table:table-cell>
          <table:table-cell office:value-type="float" office:value="52.427" table:style-name="ce10">
            <text:p>52.427</text:p>
          </table:table-cell>
          <table:table-cell office:value-type="float" office:value="25.242999999999999" table:style-name="ce10">
            <text:p>25.243</text:p>
          </table:table-cell>
          <table:table-cell office:value-type="float" office:value="22.33" table:style-name="ce10">
            <text:p>22.33</text:p>
          </table:table-cell>
          <table:table-cell office:value-type="float" office:value="16.667000000000002" table:style-name="ce10">
            <text:p>16.667</text:p>
          </table:table-cell>
          <table:table-cell office:value-type="float" office:value="69.444000000000003" table:style-name="ce10">
            <text:p>69.444</text:p>
          </table:table-cell>
          <table:table-cell office:value-type="float" office:value="13.888999999999999" table:style-name="ce10">
            <text:p>13.889</text:p>
          </table:table-cell>
          <table:table-cell office:value-type="float" office:value="64.64" table:style-name="ce10">
            <text:p>64.64</text:p>
          </table:table-cell>
          <table:table-cell office:value-type="float" office:value="69.894000000000005" table:style-name="ce10">
            <text:p>69.894</text:p>
          </table:table-cell>
          <table:table-cell office:value-type="float" office:value="57.918999999999997" table:style-name="ce10">
            <text:p>57.919</text:p>
          </table:table-cell>
          <table:table-cell office:value-type="float" office:value="37.168999999999997" table:style-name="ce10">
            <text:p>37.169</text:p>
          </table:table-cell>
          <table:table-cell office:value-type="float" office:value="69.58" table:style-name="ce10">
            <text:p>69.58</text:p>
          </table:table-cell>
          <table:table-cell office:value-type="float" office:value="71.418999999999997" table:style-name="ce10">
            <text:p>71.419</text:p>
          </table:table-cell>
          <table:table-cell office:value-type="float" office:value="4.2930000000000001" table:style-name="ce10">
            <text:p>4.293</text:p>
          </table:table-cell>
          <table:table-cell office:value-type="float" office:value="73.504000000000005" table:style-name="ce10">
            <text:p>73.504</text:p>
          </table:table-cell>
          <table:table-cell office:value-type="float" office:value="28.302" table:style-name="ce10">
            <text:p>28.302</text:p>
          </table:table-cell>
          <table:table-cell office:value-type="float" office:value="74.912999999999997" table:style-name="ce10">
            <text:p>74.913</text:p>
          </table:table-cell>
          <table:table-cell table:number-columns-repeated="16264"/>
        </table:table-row>
        <table:table-row table:style-name="ro10">
          <table:table-cell office:value-type="string" table:style-name="ce4">
            <text:p>CPS</text:p>
          </table:table-cell>
          <table:table-cell office:value-type="string" table:style-name="ce4">
            <text:p>Crown Prosecution Service</text:p>
          </table:table-cell>
          <table:table-cell office:value-type="string" table:style-name="ce4">
            <text:p>Attorney General's Departments</text:p>
          </table:table-cell>
          <table:table-cell table:style-name="ce4"/>
          <table:table-cell office:value-type="float" office:value="70.272999999999996" table:style-name="ce10">
            <text:p>70.273</text:p>
          </table:table-cell>
          <table:table-cell office:value-type="float" office:value="68.572999999999993" table:style-name="ce10">
            <text:p>68.573</text:p>
          </table:table-cell>
          <table:table-cell office:value-type="float" office:value="78.552000000000007" table:style-name="ce10">
            <text:p>78.552</text:p>
          </table:table-cell>
          <table:table-cell office:value-type="float" office:value="91.123000000000005" table:style-name="ce10">
            <text:p>91.123</text:p>
          </table:table-cell>
          <table:table-cell office:value-type="float" office:value="77.667000000000002" table:style-name="ce10">
            <text:p>77.667</text:p>
          </table:table-cell>
          <table:table-cell office:value-type="float" office:value="79.066999999999993" table:style-name="ce10">
            <text:p>79.067</text:p>
          </table:table-cell>
          <table:table-cell office:value-type="float" office:value="66.037000000000006" table:style-name="ce10">
            <text:p>66.037</text:p>
          </table:table-cell>
          <table:table-cell office:value-type="float" office:value="80.024000000000001" table:style-name="ce10">
            <text:p>80.024</text:p>
          </table:table-cell>
          <table:table-cell office:value-type="float" office:value="73.087000000000003" table:style-name="ce10">
            <text:p>73.087</text:p>
          </table:table-cell>
          <table:table-cell office:value-type="float" office:value="30.029" table:style-name="ce10">
            <text:p>30.029</text:p>
          </table:table-cell>
          <table:table-cell office:value-type="float" office:value="55.256999999999998" table:style-name="ce10">
            <text:p>55.257</text:p>
          </table:table-cell>
          <table:table-cell office:value-type="float" office:value="93.456000000000003" table:style-name="ce10">
            <text:p>93.456</text:p>
          </table:table-cell>
          <table:table-cell office:value-type="float" office:value="87.388000000000005" table:style-name="ce10">
            <text:p>87.388</text:p>
          </table:table-cell>
          <table:table-cell office:value-type="float" office:value="84.748999999999995" table:style-name="ce10">
            <text:p>84.749</text:p>
          </table:table-cell>
          <table:table-cell office:value-type="float" office:value="56.936999999999998" table:style-name="ce10">
            <text:p>56.937</text:p>
          </table:table-cell>
          <table:table-cell office:value-type="float" office:value="70.191999999999993" table:style-name="ce10">
            <text:p>70.192</text:p>
          </table:table-cell>
          <table:table-cell office:value-type="float" office:value="90.781999999999996" table:style-name="ce10">
            <text:p>90.782</text:p>
          </table:table-cell>
          <table:table-cell office:value-type="float" office:value="91.462000000000003" table:style-name="ce10">
            <text:p>91.462</text:p>
          </table:table-cell>
          <table:table-cell office:value-type="float" office:value="76.272000000000006" table:style-name="ce10">
            <text:p>76.272</text:p>
          </table:table-cell>
          <table:table-cell office:value-type="float" office:value="86.453999999999994" table:style-name="ce10">
            <text:p>86.454</text:p>
          </table:table-cell>
          <table:table-cell office:value-type="float" office:value="80.468000000000004" table:style-name="ce10">
            <text:p>80.468</text:p>
          </table:table-cell>
          <table:table-cell office:value-type="float" office:value="74.305000000000007" table:style-name="ce10">
            <text:p>74.305</text:p>
          </table:table-cell>
          <table:table-cell office:value-type="float" office:value="80.790999999999997" table:style-name="ce10">
            <text:p>80.791</text:p>
          </table:table-cell>
          <table:table-cell office:value-type="float" office:value="81.86" table:style-name="ce10">
            <text:p>81.86</text:p>
          </table:table-cell>
          <table:table-cell office:value-type="float" office:value="73.981999999999999" table:style-name="ce10">
            <text:p>73.982</text:p>
          </table:table-cell>
          <table:table-cell office:value-type="float" office:value="70.31" table:style-name="ce10">
            <text:p>70.31</text:p>
          </table:table-cell>
          <table:table-cell office:value-type="float" office:value="74.73" table:style-name="ce10">
            <text:p>74.73</text:p>
          </table:table-cell>
          <table:table-cell office:value-type="float" office:value="87.804000000000002" table:style-name="ce10">
            <text:p>87.804</text:p>
          </table:table-cell>
          <table:table-cell office:value-type="float" office:value="82.331999999999994" table:style-name="ce10">
            <text:p>82.332</text:p>
          </table:table-cell>
          <table:table-cell office:value-type="float" office:value="67.058999999999997" table:style-name="ce10">
            <text:p>67.059</text:p>
          </table:table-cell>
          <table:table-cell office:value-type="float" office:value="77.010999999999996" table:style-name="ce10">
            <text:p>77.011</text:p>
          </table:table-cell>
          <table:table-cell office:value-type="float" office:value="64.263999999999996" table:style-name="ce10">
            <text:p>64.264</text:p>
          </table:table-cell>
          <table:table-cell office:value-type="float" office:value="65.953999999999994" table:style-name="ce10">
            <text:p>65.954</text:p>
          </table:table-cell>
          <table:table-cell office:value-type="float" office:value="56.908999999999999" table:style-name="ce10">
            <text:p>56.909</text:p>
          </table:table-cell>
          <table:table-cell office:value-type="float" office:value="81.623999999999995" table:style-name="ce10">
            <text:p>81.624</text:p>
          </table:table-cell>
          <table:table-cell office:value-type="float" office:value="88.028999999999996" table:style-name="ce10">
            <text:p>88.029</text:p>
          </table:table-cell>
          <table:table-cell office:value-type="float" office:value="69.12" table:style-name="ce10">
            <text:p>69.12</text:p>
          </table:table-cell>
          <table:table-cell office:value-type="float" office:value="81.325000000000003" table:style-name="ce10">
            <text:p>81.325</text:p>
          </table:table-cell>
          <table:table-cell office:value-type="float" office:value="73.322999999999993" table:style-name="ce10">
            <text:p>73.323</text:p>
          </table:table-cell>
          <table:table-cell office:value-type="float" office:value="84.159000000000006" table:style-name="ce10">
            <text:p>84.159</text:p>
          </table:table-cell>
          <table:table-cell office:value-type="float" office:value="91.025000000000006" table:style-name="ce10">
            <text:p>91.025</text:p>
          </table:table-cell>
          <table:table-cell office:value-type="float" office:value="76.275000000000006" table:style-name="ce10">
            <text:p>76.275</text:p>
          </table:table-cell>
          <table:table-cell office:value-type="float" office:value="51.21" table:style-name="ce10">
            <text:p>51.21</text:p>
          </table:table-cell>
          <table:table-cell office:value-type="float" office:value="62.587000000000003" table:style-name="ce10">
            <text:p>62.587</text:p>
          </table:table-cell>
          <table:table-cell office:value-type="float" office:value="25.474" table:style-name="ce10">
            <text:p>25.474</text:p>
          </table:table-cell>
          <table:table-cell office:value-type="float" office:value="37.512" table:style-name="ce10">
            <text:p>37.512</text:p>
          </table:table-cell>
          <table:table-cell office:value-type="float" office:value="27.12" table:style-name="ce10">
            <text:p>27.12</text:p>
          </table:table-cell>
          <table:table-cell office:value-type="float" office:value="70.352999999999994" table:style-name="ce10">
            <text:p>70.353</text:p>
          </table:table-cell>
          <table:table-cell office:value-type="float" office:value="68.311999999999998" table:style-name="ce10">
            <text:p>68.312</text:p>
          </table:table-cell>
          <table:table-cell office:value-type="float" office:value="62.88" table:style-name="ce10">
            <text:p>62.88</text:p>
          </table:table-cell>
          <table:table-cell office:value-type="float" office:value="60.228000000000002" table:style-name="ce10">
            <text:p>60.228</text:p>
          </table:table-cell>
          <table:table-cell office:value-type="float" office:value="42.168999999999997" table:style-name="ce10">
            <text:p>42.169</text:p>
          </table:table-cell>
          <table:table-cell office:value-type="float" office:value="38.091000000000001" table:style-name="ce10">
            <text:p>38.091</text:p>
          </table:table-cell>
          <table:table-cell office:value-type="float" office:value="66.106999999999999" table:style-name="ce10">
            <text:p>66.107</text:p>
          </table:table-cell>
          <table:table-cell office:value-type="float" office:value="40.731000000000002" table:style-name="ce10">
            <text:p>40.731</text:p>
          </table:table-cell>
          <table:table-cell office:value-type="float" office:value="48.502000000000002" table:style-name="ce10">
            <text:p>48.502</text:p>
          </table:table-cell>
          <table:table-cell office:value-type="float" office:value="73.009" table:style-name="ce10">
            <text:p>73.009</text:p>
          </table:table-cell>
          <table:table-cell office:value-type="float" office:value="64.183999999999997" table:style-name="ce10">
            <text:p>64.184</text:p>
          </table:table-cell>
          <table:table-cell office:value-type="float" office:value="64.721000000000004" table:style-name="ce10">
            <text:p>64.721</text:p>
          </table:table-cell>
          <table:table-cell office:value-type="float" office:value="63.601999999999997" table:style-name="ce10">
            <text:p>63.602</text:p>
          </table:table-cell>
          <table:table-cell office:value-type="float" office:value="61.25" table:style-name="ce10">
            <text:p>61.25</text:p>
          </table:table-cell>
          <table:table-cell office:value-type="float" office:value="52.844000000000001" table:style-name="ce10">
            <text:p>52.844</text:p>
          </table:table-cell>
          <table:table-cell office:value-type="float" office:value="38.087000000000003" table:style-name="ce10">
            <text:p>38.087</text:p>
          </table:table-cell>
          <table:table-cell office:value-type="float" office:value="89.123999999999995" table:style-name="ce10">
            <text:p>89.124</text:p>
          </table:table-cell>
          <table:table-cell office:value-type="float" office:value="60.622999999999998" table:style-name="ce10">
            <text:p>60.623</text:p>
          </table:table-cell>
          <table:table-cell office:value-type="float" office:value="72.94" table:style-name="ce10">
            <text:p>72.94</text:p>
          </table:table-cell>
          <table:table-cell office:value-type="float" office:value="71.180000000000007" table:style-name="ce10">
            <text:p>71.18</text:p>
          </table:table-cell>
          <table:table-cell office:value-type="float" office:value="83.39" table:style-name="ce10">
            <text:p>83.39</text:p>
          </table:table-cell>
          <table:table-cell office:value-type="float" office:value="54.707000000000001" table:style-name="ce10">
            <text:p>54.707</text:p>
          </table:table-cell>
          <table:table-cell office:value-type="float" office:value="44.018000000000001" table:style-name="ce10">
            <text:p>44.018</text:p>
          </table:table-cell>
          <table:table-cell office:value-type="float" office:value="84.325000000000003" table:style-name="ce10">
            <text:p>84.325</text:p>
          </table:table-cell>
          <table:table-cell office:value-type="float" office:value="42.265999999999998" table:style-name="ce10">
            <text:p>42.266</text:p>
          </table:table-cell>
          <table:table-cell office:value-type="float" office:value="92.673000000000002" table:style-name="ce10">
            <text:p>92.673</text:p>
          </table:table-cell>
          <table:table-cell office:value-type="float" office:value="82.120999999999995" table:style-name="ce10">
            <text:p>82.121</text:p>
          </table:table-cell>
          <table:table-cell office:value-type="float" office:value="94.826999999999998" table:style-name="ce10">
            <text:p>94.827</text:p>
          </table:table-cell>
          <table:table-cell office:value-type="float" office:value="78.614000000000004" table:style-name="ce10">
            <text:p>78.614</text:p>
          </table:table-cell>
          <table:table-cell office:value-type="float" office:value="68.81" table:style-name="ce10">
            <text:p>68.81</text:p>
          </table:table-cell>
          <table:table-cell office:value-type="float" office:value="5.1959999999999997" table:style-name="ce10">
            <text:p>5.196</text:p>
          </table:table-cell>
          <table:table-cell office:value-type="float" office:value="9.173" table:style-name="ce10">
            <text:p>9.173</text:p>
          </table:table-cell>
          <table:table-cell office:value-type="float" office:value="25.34" table:style-name="ce10">
            <text:p>25.34</text:p>
          </table:table-cell>
          <table:table-cell office:value-type="float" office:value="60.292000000000002" table:style-name="ce10">
            <text:p>60.292</text:p>
          </table:table-cell>
          <table:table-cell office:value-type="float" office:value="10.14" table:style-name="ce10">
            <text:p>10.14</text:p>
          </table:table-cell>
          <table:table-cell office:value-type="float" office:value="86.444000000000003" table:style-name="ce10">
            <text:p>86.444</text:p>
          </table:table-cell>
          <table:table-cell office:value-type="float" office:value="64.781999999999996" table:style-name="ce10">
            <text:p>64.782</text:p>
          </table:table-cell>
          <table:table-cell office:value-type="float" office:value="74.760000000000005" table:style-name="ce10">
            <text:p>74.76</text:p>
          </table:table-cell>
          <table:table-cell office:value-type="float" office:value="7.0860000000000003" table:style-name="ce10">
            <text:p>7.086</text:p>
          </table:table-cell>
          <table:table-cell office:value-type="float" office:value="85.489000000000004" table:style-name="ce10">
            <text:p>85.489</text:p>
          </table:table-cell>
          <table:table-cell office:value-type="float" office:value="7.4249999999999998" table:style-name="ce10">
            <text:p>7.425</text:p>
          </table:table-cell>
          <table:table-cell office:value-type="float" office:value="7.47" table:style-name="ce10">
            <text:p>7.47</text:p>
          </table:table-cell>
          <table:table-cell office:value-type="float" office:value="86.578999999999994" table:style-name="ce10">
            <text:p>86.579</text:p>
          </table:table-cell>
          <table:table-cell office:value-type="float" office:value="5.952" table:style-name="ce10">
            <text:p>5.952</text:p>
          </table:table-cell>
          <table:table-cell office:value-type="float" office:value="35.293999999999997" table:style-name="ce10">
            <text:p>35.294</text:p>
          </table:table-cell>
          <table:table-cell office:value-type="float" office:value="49.465000000000003" table:style-name="ce10">
            <text:p>49.465</text:p>
          </table:table-cell>
          <table:table-cell office:value-type="float" office:value="15.241" table:style-name="ce10">
            <text:p>15.241</text:p>
          </table:table-cell>
          <table:table-cell office:value-type="float" office:value="32.823999999999998" table:style-name="ce10">
            <text:p>32.824</text:p>
          </table:table-cell>
          <table:table-cell office:value-type="float" office:value="54.198" table:style-name="ce10">
            <text:p>54.198</text:p>
          </table:table-cell>
          <table:table-cell office:value-type="float" office:value="12.977" table:style-name="ce10">
            <text:p>12.977</text:p>
          </table:table-cell>
          <table:table-cell office:value-type="float" office:value="38.441000000000003" table:style-name="ce10">
            <text:p>38.441</text:p>
          </table:table-cell>
          <table:table-cell office:value-type="float" office:value="33.064999999999998" table:style-name="ce10">
            <text:p>33.065</text:p>
          </table:table-cell>
          <table:table-cell office:value-type="float" office:value="28.495000000000001" table:style-name="ce10">
            <text:p>28.495</text:p>
          </table:table-cell>
          <table:table-cell office:value-type="float" office:value="60.484000000000002" table:style-name="ce10">
            <text:p>60.484</text:p>
          </table:table-cell>
          <table:table-cell office:value-type="float" office:value="18.547999999999998" table:style-name="ce10">
            <text:p>18.548</text:p>
          </table:table-cell>
          <table:table-cell office:value-type="float" office:value="20.968" table:style-name="ce10">
            <text:p>20.968</text:p>
          </table:table-cell>
          <table:table-cell office:value-type="float" office:value="33.332999999999998" table:style-name="ce10">
            <text:p>33.333</text:p>
          </table:table-cell>
          <table:table-cell office:value-type="float" office:value="53.03" table:style-name="ce10">
            <text:p>53.03</text:p>
          </table:table-cell>
          <table:table-cell office:value-type="float" office:value="13.635999999999999" table:style-name="ce10">
            <text:p>13.636</text:p>
          </table:table-cell>
          <table:table-cell office:value-type="float" office:value="63.09" table:style-name="ce10">
            <text:p>63.09</text:p>
          </table:table-cell>
          <table:table-cell office:value-type="float" office:value="70.974000000000004" table:style-name="ce10">
            <text:p>70.974</text:p>
          </table:table-cell>
          <table:table-cell office:value-type="float" office:value="60.344999999999999" table:style-name="ce10">
            <text:p>60.345</text:p>
          </table:table-cell>
          <table:table-cell office:value-type="float" office:value="37.750999999999998" table:style-name="ce10">
            <text:p>37.751</text:p>
          </table:table-cell>
          <table:table-cell office:value-type="float" office:value="69.451999999999998" table:style-name="ce10">
            <text:p>69.452</text:p>
          </table:table-cell>
          <table:table-cell office:value-type="float" office:value="69.953999999999994" table:style-name="ce10">
            <text:p>69.954</text:p>
          </table:table-cell>
          <table:table-cell office:value-type="float" office:value="5.1710000000000003" table:style-name="ce10">
            <text:p>5.171</text:p>
          </table:table-cell>
          <table:table-cell office:value-type="float" office:value="71.430999999999997" table:style-name="ce10">
            <text:p>71.431</text:p>
          </table:table-cell>
          <table:table-cell office:value-type="float" office:value="28.195" table:style-name="ce10">
            <text:p>28.195</text:p>
          </table:table-cell>
          <table:table-cell office:value-type="float" office:value="75.790000000000006" table:style-name="ce10">
            <text:p>75.79</text:p>
          </table:table-cell>
          <table:table-cell table:number-columns-repeated="16264"/>
        </table:table-row>
        <table:table-row table:style-name="ro10">
          <table:table-cell office:value-type="string" table:style-name="ce4">
            <text:p>DCMS</text:p>
          </table:table-cell>
          <table:table-cell office:value-type="string" table:style-name="ce4">
            <text:p>Department for Digital, Culture, Media and Sport</text:p>
          </table:table-cell>
          <table:table-cell office:value-type="string" table:style-name="ce4">
            <text:p>Digital, Culture, Media and Sport</text:p>
          </table:table-cell>
          <table:table-cell table:style-name="ce4"/>
          <table:table-cell office:value-type="float" office:value="93.984999999999999" table:style-name="ce10">
            <text:p>93.985</text:p>
          </table:table-cell>
          <table:table-cell office:value-type="float" office:value="67.605000000000004" table:style-name="ce10">
            <text:p>67.605</text:p>
          </table:table-cell>
          <table:table-cell office:value-type="float" office:value="77.350999999999999" table:style-name="ce10">
            <text:p>77.351</text:p>
          </table:table-cell>
          <table:table-cell office:value-type="float" office:value="79.754000000000005" table:style-name="ce10">
            <text:p>79.754</text:p>
          </table:table-cell>
          <table:table-cell office:value-type="float" office:value="78.784000000000006" table:style-name="ce10">
            <text:p>78.784</text:p>
          </table:table-cell>
          <table:table-cell office:value-type="float" office:value="85.805000000000007" table:style-name="ce10">
            <text:p>85.805</text:p>
          </table:table-cell>
          <table:table-cell office:value-type="float" office:value="52.359000000000002" table:style-name="ce10">
            <text:p>52.359</text:p>
          </table:table-cell>
          <table:table-cell office:value-type="float" office:value="84.569000000000003" table:style-name="ce10">
            <text:p>84.569</text:p>
          </table:table-cell>
          <table:table-cell office:value-type="float" office:value="75.076999999999998" table:style-name="ce10">
            <text:p>75.077</text:p>
          </table:table-cell>
          <table:table-cell office:value-type="float" office:value="24.082000000000001" table:style-name="ce10">
            <text:p>24.082</text:p>
          </table:table-cell>
          <table:table-cell office:value-type="float" office:value="59.451999999999998" table:style-name="ce10">
            <text:p>59.452</text:p>
          </table:table-cell>
          <table:table-cell office:value-type="float" office:value="88.861999999999995" table:style-name="ce10">
            <text:p>88.862</text:p>
          </table:table-cell>
          <table:table-cell office:value-type="float" office:value="78.064999999999998" table:style-name="ce10">
            <text:p>78.065</text:p>
          </table:table-cell>
          <table:table-cell office:value-type="float" office:value="74.537999999999997" table:style-name="ce10">
            <text:p>74.538</text:p>
          </table:table-cell>
          <table:table-cell office:value-type="float" office:value="62.277000000000001" table:style-name="ce10">
            <text:p>62.277</text:p>
          </table:table-cell>
          <table:table-cell office:value-type="float" office:value="82.953999999999994" table:style-name="ce10">
            <text:p>82.954</text:p>
          </table:table-cell>
          <table:table-cell office:value-type="float" office:value="79.138000000000005" table:style-name="ce10">
            <text:p>79.138</text:p>
          </table:table-cell>
          <table:table-cell office:value-type="float" office:value="80.369" table:style-name="ce10">
            <text:p>80.369</text:p>
          </table:table-cell>
          <table:table-cell office:value-type="float" office:value="77.709000000000003" table:style-name="ce10">
            <text:p>77.709</text:p>
          </table:table-cell>
          <table:table-cell office:value-type="float" office:value="91.814999999999998" table:style-name="ce10">
            <text:p>91.815</text:p>
          </table:table-cell>
          <table:table-cell office:value-type="float" office:value="88.793000000000006" table:style-name="ce10">
            <text:p>88.793</text:p>
          </table:table-cell>
          <table:table-cell office:value-type="float" office:value="62.784999999999997" table:style-name="ce10">
            <text:p>62.785</text:p>
          </table:table-cell>
          <table:table-cell office:value-type="float" office:value="83.507999999999996" table:style-name="ce10">
            <text:p>83.508</text:p>
          </table:table-cell>
          <table:table-cell office:value-type="float" office:value="86.277000000000001" table:style-name="ce10">
            <text:p>86.277</text:p>
          </table:table-cell>
          <table:table-cell office:value-type="float" office:value="73.135999999999996" table:style-name="ce10">
            <text:p>73.136</text:p>
          </table:table-cell>
          <table:table-cell office:value-type="float" office:value="69.212000000000003" table:style-name="ce10">
            <text:p>69.212</text:p>
          </table:table-cell>
          <table:table-cell office:value-type="float" office:value="75.754000000000005" table:style-name="ce10">
            <text:p>75.754</text:p>
          </table:table-cell>
          <table:table-cell office:value-type="float" office:value="90.522999999999996" table:style-name="ce10">
            <text:p>90.523</text:p>
          </table:table-cell>
          <table:table-cell office:value-type="float" office:value="87.076999999999998" table:style-name="ce10">
            <text:p>87.077</text:p>
          </table:table-cell>
          <table:table-cell office:value-type="float" office:value="79.814999999999998" table:style-name="ce10">
            <text:p>79.815</text:p>
          </table:table-cell>
          <table:table-cell office:value-type="float" office:value="61.661999999999999" table:style-name="ce10">
            <text:p>61.662</text:p>
          </table:table-cell>
          <table:table-cell office:value-type="float" office:value="48.116" table:style-name="ce10">
            <text:p>48.116</text:p>
          </table:table-cell>
          <table:table-cell office:value-type="float" office:value="52.404000000000003" table:style-name="ce10">
            <text:p>52.404</text:p>
          </table:table-cell>
          <table:table-cell office:value-type="float" office:value="47.073" table:style-name="ce10">
            <text:p>47.073</text:p>
          </table:table-cell>
          <table:table-cell office:value-type="float" office:value="88.361999999999995" table:style-name="ce10">
            <text:p>88.362</text:p>
          </table:table-cell>
          <table:table-cell office:value-type="float" office:value="91.938000000000002" table:style-name="ce10">
            <text:p>91.938</text:p>
          </table:table-cell>
          <table:table-cell office:value-type="float" office:value="76.216999999999999" table:style-name="ce10">
            <text:p>76.217</text:p>
          </table:table-cell>
          <table:table-cell office:value-type="float" office:value="81.722999999999999" table:style-name="ce10">
            <text:p>81.723</text:p>
          </table:table-cell>
          <table:table-cell office:value-type="float" office:value="73.292000000000002" table:style-name="ce10">
            <text:p>73.292</text:p>
          </table:table-cell>
          <table:table-cell office:value-type="float" office:value="73.382999999999996" table:style-name="ce10">
            <text:p>73.383</text:p>
          </table:table-cell>
          <table:table-cell office:value-type="float" office:value="89.635999999999996" table:style-name="ce10">
            <text:p>89.636</text:p>
          </table:table-cell>
          <table:table-cell office:value-type="float" office:value="76.216999999999999" table:style-name="ce10">
            <text:p>76.217</text:p>
          </table:table-cell>
          <table:table-cell office:value-type="float" office:value="63.709000000000003" table:style-name="ce10">
            <text:p>63.709</text:p>
          </table:table-cell>
          <table:table-cell office:value-type="float" office:value="74.277000000000001" table:style-name="ce10">
            <text:p>74.277</text:p>
          </table:table-cell>
          <table:table-cell office:value-type="float" office:value="25.661999999999999" table:style-name="ce10">
            <text:p>25.662</text:p>
          </table:table-cell>
          <table:table-cell office:value-type="float" office:value="27.937999999999999" table:style-name="ce10">
            <text:p>27.938</text:p>
          </table:table-cell>
          <table:table-cell office:value-type="float" office:value="18.646000000000001" table:style-name="ce10">
            <text:p>18.646</text:p>
          </table:table-cell>
          <table:table-cell office:value-type="float" office:value="81.353999999999999" table:style-name="ce10">
            <text:p>81.354</text:p>
          </table:table-cell>
          <table:table-cell office:value-type="float" office:value="74.400000000000006" table:style-name="ce10">
            <text:p>74.4</text:p>
          </table:table-cell>
          <table:table-cell office:value-type="float" office:value="58.497999999999998" table:style-name="ce10">
            <text:p>58.498</text:p>
          </table:table-cell>
          <table:table-cell office:value-type="float" office:value="67.632999999999996" table:style-name="ce10">
            <text:p>67.633</text:p>
          </table:table-cell>
          <table:table-cell office:value-type="float" office:value="42.98" table:style-name="ce10">
            <text:p>42.98</text:p>
          </table:table-cell>
          <table:table-cell office:value-type="float" office:value="36.351999999999997" table:style-name="ce10">
            <text:p>36.352</text:p>
          </table:table-cell>
          <table:table-cell office:value-type="float" office:value="70.319999999999993" table:style-name="ce10">
            <text:p>70.32</text:p>
          </table:table-cell>
          <table:table-cell office:value-type="float" office:value="43.314999999999998" table:style-name="ce10">
            <text:p>43.315</text:p>
          </table:table-cell>
          <table:table-cell office:value-type="float" office:value="60.098999999999997" table:style-name="ce10">
            <text:p>60.099</text:p>
          </table:table-cell>
          <table:table-cell office:value-type="float" office:value="74.646000000000001" table:style-name="ce10">
            <text:p>74.646</text:p>
          </table:table-cell>
          <table:table-cell office:value-type="float" office:value="76.923000000000002" table:style-name="ce10">
            <text:p>76.923</text:p>
          </table:table-cell>
          <table:table-cell office:value-type="float" office:value="52.862000000000002" table:style-name="ce10">
            <text:p>52.862</text:p>
          </table:table-cell>
          <table:table-cell office:value-type="float" office:value="58.765000000000001" table:style-name="ce10">
            <text:p>58.765</text:p>
          </table:table-cell>
          <table:table-cell office:value-type="float" office:value="54.768999999999998" table:style-name="ce10">
            <text:p>54.769</text:p>
          </table:table-cell>
          <table:table-cell office:value-type="float" office:value="60.984999999999999" table:style-name="ce10">
            <text:p>60.985</text:p>
          </table:table-cell>
          <table:table-cell office:value-type="float" office:value="45.869" table:style-name="ce10">
            <text:p>45.869</text:p>
          </table:table-cell>
          <table:table-cell office:value-type="float" office:value="89.409000000000006" table:style-name="ce10">
            <text:p>89.409</text:p>
          </table:table-cell>
          <table:table-cell office:value-type="float" office:value="78.373000000000005" table:style-name="ce10">
            <text:p>78.373</text:p>
          </table:table-cell>
          <table:table-cell office:value-type="float" office:value="79.754000000000005" table:style-name="ce10">
            <text:p>79.754</text:p>
          </table:table-cell>
          <table:table-cell office:value-type="float" office:value="75.293000000000006" table:style-name="ce10">
            <text:p>75.293</text:p>
          </table:table-cell>
          <table:table-cell office:value-type="float" office:value="78.646000000000001" table:style-name="ce10">
            <text:p>78.646</text:p>
          </table:table-cell>
          <table:table-cell office:value-type="float" office:value="62.030999999999999" table:style-name="ce10">
            <text:p>62.031</text:p>
          </table:table-cell>
          <table:table-cell office:value-type="float" office:value="33.6" table:style-name="ce10">
            <text:p>33.6</text:p>
          </table:table-cell>
          <table:table-cell office:value-type="float" office:value="73.046000000000006" table:style-name="ce10">
            <text:p>73.046</text:p>
          </table:table-cell>
          <table:table-cell office:value-type="float" office:value="72.061999999999998" table:style-name="ce10">
            <text:p>72.062</text:p>
          </table:table-cell>
          <table:table-cell office:value-type="float" office:value="86.084000000000003" table:style-name="ce10">
            <text:p>86.084</text:p>
          </table:table-cell>
          <table:table-cell office:value-type="float" office:value="85.722999999999999" table:style-name="ce10">
            <text:p>85.723</text:p>
          </table:table-cell>
          <table:table-cell office:value-type="float" office:value="96.369" table:style-name="ce10">
            <text:p>96.369</text:p>
          </table:table-cell>
          <table:table-cell office:value-type="float" office:value="59.246000000000002" table:style-name="ce10">
            <text:p>59.246</text:p>
          </table:table-cell>
          <table:table-cell office:value-type="float" office:value="53.476999999999997" table:style-name="ce10">
            <text:p>53.477</text:p>
          </table:table-cell>
          <table:table-cell office:value-type="float" office:value="9.9819999999999993" table:style-name="ce10">
            <text:p>9.982</text:p>
          </table:table-cell>
          <table:table-cell office:value-type="float" office:value="26.986999999999998" table:style-name="ce10">
            <text:p>26.987</text:p>
          </table:table-cell>
          <table:table-cell office:value-type="float" office:value="44.177" table:style-name="ce10">
            <text:p>44.177</text:p>
          </table:table-cell>
          <table:table-cell office:value-type="float" office:value="18.853999999999999" table:style-name="ce10">
            <text:p>18.854</text:p>
          </table:table-cell>
          <table:table-cell office:value-type="float" office:value="8.0250000000000004" table:style-name="ce10">
            <text:p>8.025</text:p>
          </table:table-cell>
          <table:table-cell office:value-type="float" office:value="93.353999999999999" table:style-name="ce10">
            <text:p>93.354</text:p>
          </table:table-cell>
          <table:table-cell office:value-type="float" office:value="61.969000000000001" table:style-name="ce10">
            <text:p>61.969</text:p>
          </table:table-cell>
          <table:table-cell office:value-type="float" office:value="74.953999999999994" table:style-name="ce10">
            <text:p>74.954</text:p>
          </table:table-cell>
          <table:table-cell office:value-type="float" office:value="6.1580000000000004" table:style-name="ce10">
            <text:p>6.158</text:p>
          </table:table-cell>
          <table:table-cell office:value-type="float" office:value="89.84" table:style-name="ce10">
            <text:p>89.84</text:p>
          </table:table-cell>
          <table:table-cell office:value-type="float" office:value="4.0019999999999998" table:style-name="ce10">
            <text:p>4.002</text:p>
          </table:table-cell>
          <table:table-cell office:value-type="float" office:value="7.702" table:style-name="ce10">
            <text:p>7.702</text:p>
          </table:table-cell>
          <table:table-cell office:value-type="float" office:value="89.278999999999996" table:style-name="ce10">
            <text:p>89.279</text:p>
          </table:table-cell>
          <table:table-cell office:value-type="float" office:value="3.0190000000000001" table:style-name="ce10">
            <text:p>3.019</text:p>
          </table:table-cell>
          <table:table-cell office:value-type="float" office:value="40.799999999999997" table:style-name="ce10">
            <text:p>40.8</text:p>
          </table:table-cell>
          <table:table-cell office:value-type="float" office:value="52" table:style-name="ce10">
            <text:p>52</text:p>
          </table:table-cell>
          <table:table-cell office:value-type="float" office:value="7.2" table:style-name="ce10">
            <text:p>7.2</text:p>
          </table:table-cell>
          <table:table-cell office:value-type="float" office:value="41.176000000000002" table:style-name="ce10">
            <text:p>41.176</text:p>
          </table:table-cell>
          <table:table-cell office:value-type="float" office:value="54.902000000000001" table:style-name="ce10">
            <text:p>54.902</text:p>
          </table:table-cell>
          <table:table-cell office:value-type="float" office:value="3.9220000000000002" table:style-name="ce10">
            <text:p>3.922</text:p>
          </table:table-cell>
          <table:table-cell office:value-type="float" office:value="58.4" table:style-name="ce10">
            <text:p>58.4</text:p>
          </table:table-cell>
          <table:table-cell office:value-type="float" office:value="24" table:style-name="ce10">
            <text:p>24</text:p>
          </table:table-cell>
          <table:table-cell office:value-type="float" office:value="17.600000000000001" table:style-name="ce10">
            <text:p>17.6</text:p>
          </table:table-cell>
          <table:table-cell office:value-type="float" office:value="52" table:style-name="ce10">
            <text:p>52</text:p>
          </table:table-cell>
          <table:table-cell office:value-type="float" office:value="33.6" table:style-name="ce10">
            <text:p>33.6</text:p>
          </table:table-cell>
          <table:table-cell office:value-type="float" office:value="14.4" table:style-name="ce10">
            <text:p>14.4</text:p>
          </table:table-cell>
          <table:table-cell office:value-type="float" office:value="19.608000000000001" table:style-name="ce10">
            <text:p>19.608</text:p>
          </table:table-cell>
          <table:table-cell office:value-type="float" office:value="68.626999999999995" table:style-name="ce10">
            <text:p>68.627</text:p>
          </table:table-cell>
          <table:table-cell office:value-type="float" office:value="11.765000000000001" table:style-name="ce10">
            <text:p>11.765</text:p>
          </table:table-cell>
          <table:table-cell office:value-type="float" office:value="65.015000000000001" table:style-name="ce10">
            <text:p>65.015</text:p>
          </table:table-cell>
          <table:table-cell office:value-type="float" office:value="70.507999999999996" table:style-name="ce10">
            <text:p>70.508</text:p>
          </table:table-cell>
          <table:table-cell office:value-type="float" office:value="61.423999999999999" table:style-name="ce10">
            <text:p>61.424</text:p>
          </table:table-cell>
          <table:table-cell office:value-type="float" office:value="35.542000000000002" table:style-name="ce10">
            <text:p>35.542</text:p>
          </table:table-cell>
          <table:table-cell office:value-type="float" office:value="72.277000000000001" table:style-name="ce10">
            <text:p>72.277</text:p>
          </table:table-cell>
          <table:table-cell office:value-type="float" office:value="76.98" table:style-name="ce10">
            <text:p>76.98</text:p>
          </table:table-cell>
          <table:table-cell office:value-type="float" office:value="4.5789999999999997" table:style-name="ce10">
            <text:p>4.579</text:p>
          </table:table-cell>
          <table:table-cell office:value-type="float" office:value="82.24" table:style-name="ce10">
            <text:p>82.24</text:p>
          </table:table-cell>
          <table:table-cell office:value-type="float" office:value="25.035" table:style-name="ce10">
            <text:p>25.035</text:p>
          </table:table-cell>
          <table:table-cell office:value-type="float" office:value="73.932000000000002" table:style-name="ce10">
            <text:p>73.932</text:p>
          </table:table-cell>
          <table:table-cell table:number-columns-repeated="16264"/>
        </table:table-row>
        <table:table-row table:style-name="ro10">
          <table:table-cell office:value-type="string" table:style-name="ce4">
            <text:p>DECA</text:p>
          </table:table-cell>
          <table:table-cell office:value-type="string" table:style-name="ce4">
            <text:p>Defence Electronics and Components Agency</text:p>
          </table:table-cell>
          <table:table-cell office:value-type="string" table:style-name="ce4">
            <text:p>Defence</text:p>
          </table:table-cell>
          <table:table-cell table:style-name="ce4"/>
          <table:table-cell office:value-type="float" office:value="59.859000000000002" table:style-name="ce10">
            <text:p>59.859</text:p>
          </table:table-cell>
          <table:table-cell office:value-type="float" office:value="46.686" table:style-name="ce10">
            <text:p>46.686</text:p>
          </table:table-cell>
          <table:table-cell office:value-type="float" office:value="69.823999999999998" table:style-name="ce10">
            <text:p>69.824</text:p>
          </table:table-cell>
          <table:table-cell office:value-type="float" office:value="61.960999999999999" table:style-name="ce10">
            <text:p>61.961</text:p>
          </table:table-cell>
          <table:table-cell office:value-type="float" office:value="57.951999999999998" table:style-name="ce10">
            <text:p>57.952</text:p>
          </table:table-cell>
          <table:table-cell office:value-type="float" office:value="76.992999999999995" table:style-name="ce10">
            <text:p>76.993</text:p>
          </table:table-cell>
          <table:table-cell office:value-type="float" office:value="32.744999999999997" table:style-name="ce10">
            <text:p>32.745</text:p>
          </table:table-cell>
          <table:table-cell office:value-type="float" office:value="59.706000000000003" table:style-name="ce10">
            <text:p>59.706</text:p>
          </table:table-cell>
          <table:table-cell office:value-type="float" office:value="61.83" table:style-name="ce10">
            <text:p>61.83</text:p>
          </table:table-cell>
          <table:table-cell office:value-type="float" office:value="11.765000000000001" table:style-name="ce10">
            <text:p>11.765</text:p>
          </table:table-cell>
          <table:table-cell office:value-type="float" office:value="32.015000000000001" table:style-name="ce10">
            <text:p>32.015</text:p>
          </table:table-cell>
          <table:table-cell office:value-type="float" office:value="81.495999999999995" table:style-name="ce10">
            <text:p>81.496</text:p>
          </table:table-cell>
          <table:table-cell office:value-type="float" office:value="74.117999999999995" table:style-name="ce10">
            <text:p>74.118</text:p>
          </table:table-cell>
          <table:table-cell office:value-type="float" office:value="70.98" table:style-name="ce10">
            <text:p>70.98</text:p>
          </table:table-cell>
          <table:table-cell office:value-type="float" office:value="50.786999999999999" table:style-name="ce10">
            <text:p>50.787</text:p>
          </table:table-cell>
          <table:table-cell office:value-type="float" office:value="71.765000000000001" table:style-name="ce10">
            <text:p>71.765</text:p>
          </table:table-cell>
          <table:table-cell office:value-type="float" office:value="58.039000000000001" table:style-name="ce10">
            <text:p>58.039</text:p>
          </table:table-cell>
          <table:table-cell office:value-type="float" office:value="65.882000000000005" table:style-name="ce10">
            <text:p>65.882</text:p>
          </table:table-cell>
          <table:table-cell office:value-type="float" office:value="57.255000000000003" table:style-name="ce10">
            <text:p>57.255</text:p>
          </table:table-cell>
          <table:table-cell office:value-type="float" office:value="75.293999999999997" table:style-name="ce10">
            <text:p>75.294</text:p>
          </table:table-cell>
          <table:table-cell office:value-type="float" office:value="70.587999999999994" table:style-name="ce10">
            <text:p>70.588</text:p>
          </table:table-cell>
          <table:table-cell office:value-type="float" office:value="54.51" table:style-name="ce10">
            <text:p>54.51</text:p>
          </table:table-cell>
          <table:table-cell office:value-type="float" office:value="63.529000000000003" table:style-name="ce10">
            <text:p>63.529</text:p>
          </table:table-cell>
          <table:table-cell office:value-type="float" office:value="60.783999999999999" table:style-name="ce10">
            <text:p>60.784</text:p>
          </table:table-cell>
          <table:table-cell office:value-type="float" office:value="49.02" table:style-name="ce10">
            <text:p>49.02</text:p>
          </table:table-cell>
          <table:table-cell office:value-type="float" office:value="43.529000000000003" table:style-name="ce10">
            <text:p>43.529</text:p>
          </table:table-cell>
          <table:table-cell office:value-type="float" office:value="47.058999999999997" table:style-name="ce10">
            <text:p>47.059</text:p>
          </table:table-cell>
          <table:table-cell office:value-type="float" office:value="84.313999999999993" table:style-name="ce10">
            <text:p>84.314</text:p>
          </table:table-cell>
          <table:table-cell office:value-type="float" office:value="78.430999999999997" table:style-name="ce10">
            <text:p>78.431</text:p>
          </table:table-cell>
          <table:table-cell office:value-type="float" office:value="68.234999999999999" table:style-name="ce10">
            <text:p>68.235</text:p>
          </table:table-cell>
          <table:table-cell office:value-type="float" office:value="43.701000000000001" table:style-name="ce10">
            <text:p>43.701</text:p>
          </table:table-cell>
          <table:table-cell office:value-type="float" office:value="36.863" table:style-name="ce10">
            <text:p>36.863</text:p>
          </table:table-cell>
          <table:table-cell office:value-type="float" office:value="23.922000000000001" table:style-name="ce10">
            <text:p>23.922</text:p>
          </table:table-cell>
          <table:table-cell office:value-type="float" office:value="26.667000000000002" table:style-name="ce10">
            <text:p>26.667</text:p>
          </table:table-cell>
          <table:table-cell office:value-type="float" office:value="63.137" table:style-name="ce10">
            <text:p>63.137</text:p>
          </table:table-cell>
          <table:table-cell office:value-type="float" office:value="80.784000000000006" table:style-name="ce10">
            <text:p>80.784</text:p>
          </table:table-cell>
          <table:table-cell office:value-type="float" office:value="42.744999999999997" table:style-name="ce10">
            <text:p>42.745</text:p>
          </table:table-cell>
          <table:table-cell office:value-type="float" office:value="52.156999999999996" table:style-name="ce10">
            <text:p>52.157</text:p>
          </table:table-cell>
          <table:table-cell office:value-type="float" office:value="54.902000000000001" table:style-name="ce10">
            <text:p>54.902</text:p>
          </table:table-cell>
          <table:table-cell office:value-type="float" office:value="66.275000000000006" table:style-name="ce10">
            <text:p>66.275</text:p>
          </table:table-cell>
          <table:table-cell office:value-type="float" office:value="81.176000000000002" table:style-name="ce10">
            <text:p>81.176</text:p>
          </table:table-cell>
          <table:table-cell office:value-type="float" office:value="57.646999999999998" table:style-name="ce10">
            <text:p>57.647</text:p>
          </table:table-cell>
          <table:table-cell office:value-type="float" office:value="47.058999999999997" table:style-name="ce10">
            <text:p>47.059</text:p>
          </table:table-cell>
          <table:table-cell office:value-type="float" office:value="63.921999999999997" table:style-name="ce10">
            <text:p>63.922</text:p>
          </table:table-cell>
          <table:table-cell office:value-type="float" office:value="10.196" table:style-name="ce10">
            <text:p>10.196</text:p>
          </table:table-cell>
          <table:table-cell office:value-type="float" office:value="16.863" table:style-name="ce10">
            <text:p>16.863</text:p>
          </table:table-cell>
          <table:table-cell office:value-type="float" office:value="8.2349999999999994" table:style-name="ce10">
            <text:p>8.235</text:p>
          </table:table-cell>
          <table:table-cell office:value-type="float" office:value="40.783999999999999" table:style-name="ce10">
            <text:p>40.784</text:p>
          </table:table-cell>
          <table:table-cell office:value-type="float" office:value="38.582999999999998" table:style-name="ce10">
            <text:p>38.583</text:p>
          </table:table-cell>
          <table:table-cell office:value-type="float" office:value="29.803999999999998" table:style-name="ce10">
            <text:p>29.804</text:p>
          </table:table-cell>
          <table:table-cell office:value-type="float" office:value="31.495999999999999" table:style-name="ce10">
            <text:p>31.496</text:p>
          </table:table-cell>
          <table:table-cell office:value-type="float" office:value="18.824000000000002" table:style-name="ce10">
            <text:p>18.824</text:p>
          </table:table-cell>
          <table:table-cell office:value-type="float" office:value="22.745000000000001" table:style-name="ce10">
            <text:p>22.745</text:p>
          </table:table-cell>
          <table:table-cell office:value-type="float" office:value="40.156999999999996" table:style-name="ce10">
            <text:p>40.157</text:p>
          </table:table-cell>
          <table:table-cell office:value-type="float" office:value="27.451000000000001" table:style-name="ce10">
            <text:p>27.451</text:p>
          </table:table-cell>
          <table:table-cell office:value-type="float" office:value="38.582999999999998" table:style-name="ce10">
            <text:p>38.583</text:p>
          </table:table-cell>
          <table:table-cell office:value-type="float" office:value="43.529000000000003" table:style-name="ce10">
            <text:p>43.529</text:p>
          </table:table-cell>
          <table:table-cell office:value-type="float" office:value="27.843" table:style-name="ce10">
            <text:p>27.843</text:p>
          </table:table-cell>
          <table:table-cell office:value-type="float" office:value="35.686" table:style-name="ce10">
            <text:p>35.686</text:p>
          </table:table-cell>
          <table:table-cell office:value-type="float" office:value="27.843" table:style-name="ce10">
            <text:p>27.843</text:p>
          </table:table-cell>
          <table:table-cell office:value-type="float" office:value="23.529" table:style-name="ce10">
            <text:p>23.529</text:p>
          </table:table-cell>
          <table:table-cell office:value-type="float" office:value="20.783999999999999" table:style-name="ce10">
            <text:p>20.784</text:p>
          </table:table-cell>
          <table:table-cell office:value-type="float" office:value="12.548999999999999" table:style-name="ce10">
            <text:p>12.549</text:p>
          </table:table-cell>
          <table:table-cell office:value-type="float" office:value="82.745000000000005" table:style-name="ce10">
            <text:p>82.745</text:p>
          </table:table-cell>
          <table:table-cell office:value-type="float" office:value="60.783999999999999" table:style-name="ce10">
            <text:p>60.784</text:p>
          </table:table-cell>
          <table:table-cell office:value-type="float" office:value="61.024000000000001" table:style-name="ce10">
            <text:p>61.024</text:p>
          </table:table-cell>
          <table:table-cell office:value-type="float" office:value="58.430999999999997" table:style-name="ce10">
            <text:p>58.431</text:p>
          </table:table-cell>
          <table:table-cell office:value-type="float" office:value="52.156999999999996" table:style-name="ce10">
            <text:p>52.157</text:p>
          </table:table-cell>
          <table:table-cell office:value-type="float" office:value="44.706000000000003" table:style-name="ce10">
            <text:p>44.706</text:p>
          </table:table-cell>
          <table:table-cell office:value-type="float" office:value="28.234999999999999" table:style-name="ce10">
            <text:p>28.235</text:p>
          </table:table-cell>
          <table:table-cell office:value-type="float" office:value="38.039000000000001" table:style-name="ce10">
            <text:p>38.039</text:p>
          </table:table-cell>
          <table:table-cell office:value-type="float" office:value="40.392000000000003" table:style-name="ce10">
            <text:p>40.392</text:p>
          </table:table-cell>
          <table:table-cell office:value-type="float" office:value="51.372999999999998" table:style-name="ce10">
            <text:p>51.373</text:p>
          </table:table-cell>
          <table:table-cell office:value-type="float" office:value="42.353000000000002" table:style-name="ce10">
            <text:p>42.353</text:p>
          </table:table-cell>
          <table:table-cell office:value-type="float" office:value="73.622" table:style-name="ce10">
            <text:p>73.622</text:p>
          </table:table-cell>
          <table:table-cell office:value-type="float" office:value="62.204999999999998" table:style-name="ce10">
            <text:p>62.205</text:p>
          </table:table-cell>
          <table:table-cell office:value-type="float" office:value="46.667000000000002" table:style-name="ce10">
            <text:p>46.667</text:p>
          </table:table-cell>
          <table:table-cell office:value-type="float" office:value="14.901999999999999" table:style-name="ce10">
            <text:p>14.902</text:p>
          </table:table-cell>
          <table:table-cell office:value-type="float" office:value="17.646999999999998" table:style-name="ce10">
            <text:p>17.647</text:p>
          </table:table-cell>
          <table:table-cell office:value-type="float" office:value="21.568999999999999" table:style-name="ce10">
            <text:p>21.569</text:p>
          </table:table-cell>
          <table:table-cell office:value-type="float" office:value="45.881999999999998" table:style-name="ce10">
            <text:p>45.882</text:p>
          </table:table-cell>
          <table:table-cell office:value-type="float" office:value="10.587999999999999" table:style-name="ce10">
            <text:p>10.588</text:p>
          </table:table-cell>
          <table:table-cell office:value-type="float" office:value="62.744999999999997" table:style-name="ce10">
            <text:p>62.745</text:p>
          </table:table-cell>
          <table:table-cell office:value-type="float" office:value="48.234999999999999" table:style-name="ce10">
            <text:p>48.235</text:p>
          </table:table-cell>
          <table:table-cell office:value-type="float" office:value="48.819000000000003" table:style-name="ce10">
            <text:p>48.819</text:p>
          </table:table-cell>
          <table:table-cell office:value-type="float" office:value="17.646999999999998" table:style-name="ce10">
            <text:p>17.647</text:p>
          </table:table-cell>
          <table:table-cell office:value-type="float" office:value="72.549000000000007" table:style-name="ce10">
            <text:p>72.549</text:p>
          </table:table-cell>
          <table:table-cell office:value-type="float" office:value="9.8040000000000003" table:style-name="ce10">
            <text:p>9.804</text:p>
          </table:table-cell>
          <table:table-cell office:value-type="float" office:value="12.157" table:style-name="ce10">
            <text:p>12.157</text:p>
          </table:table-cell>
          <table:table-cell office:value-type="float" office:value="80.784000000000006" table:style-name="ce10">
            <text:p>80.784</text:p>
          </table:table-cell>
          <table:table-cell office:value-type="float" office:value="7.0590000000000002" table:style-name="ce10">
            <text:p>7.059</text:p>
          </table:table-cell>
          <table:table-cell office:value-type="float" office:value="25.806000000000001" table:style-name="ce10">
            <text:p>25.806</text:p>
          </table:table-cell>
          <table:table-cell office:value-type="float" office:value="45.161000000000001" table:style-name="ce10">
            <text:p>45.161</text:p>
          </table:table-cell>
          <table:table-cell office:value-type="float" office:value="29.032" table:style-name="ce10">
            <text:p>29.032</text:p>
          </table:table-cell>
          <table:table-cell office:value-type="float" office:value="37.5" table:style-name="ce10">
            <text:p>37.5</text:p>
          </table:table-cell>
          <table:table-cell office:value-type="float" office:value="50" table:style-name="ce10">
            <text:p>50</text:p>
          </table:table-cell>
          <table:table-cell office:value-type="float" office:value="12.5" table:style-name="ce10">
            <text:p>12.5</text:p>
          </table:table-cell>
          <table:table-cell office:value-type="float" office:value="9.6769999999999996" table:style-name="ce10">
            <text:p>9.677</text:p>
          </table:table-cell>
          <table:table-cell office:value-type="float" office:value="51.613" table:style-name="ce10">
            <text:p>51.613</text:p>
          </table:table-cell>
          <table:table-cell office:value-type="float" office:value="38.71" table:style-name="ce10">
            <text:p>38.71</text:p>
          </table:table-cell>
          <table:table-cell office:value-type="float" office:value="90.322999999999993" table:style-name="ce10">
            <text:p>90.323</text:p>
          </table:table-cell>
          <table:table-cell office:value-type="float" office:value="3.226" table:style-name="ce10">
            <text:p>3.226</text:p>
          </table:table-cell>
          <table:table-cell office:value-type="float" office:value="6.452" table:style-name="ce10">
            <text:p>6.452</text:p>
          </table:table-cell>
          <table:table-cell office:value-type="float" office:value="37.5" table:style-name="ce10">
            <text:p>37.5</text:p>
          </table:table-cell>
          <table:table-cell office:value-type="float" office:value="37.5" table:style-name="ce10">
            <text:p>37.5</text:p>
          </table:table-cell>
          <table:table-cell office:value-type="float" office:value="25" table:style-name="ce10">
            <text:p>25</text:p>
          </table:table-cell>
          <table:table-cell office:value-type="float" office:value="52.156999999999996" table:style-name="ce10">
            <text:p>52.157</text:p>
          </table:table-cell>
          <table:table-cell office:value-type="float" office:value="59.843000000000004" table:style-name="ce10">
            <text:p>59.843</text:p>
          </table:table-cell>
          <table:table-cell office:value-type="float" office:value="55.905999999999999" table:style-name="ce10">
            <text:p>55.906</text:p>
          </table:table-cell>
          <table:table-cell office:value-type="float" office:value="34.252000000000002" table:style-name="ce10">
            <text:p>34.252</text:p>
          </table:table-cell>
          <table:table-cell office:value-type="float" office:value="66.141999999999996" table:style-name="ce10">
            <text:p>66.142</text:p>
          </table:table-cell>
          <table:table-cell office:value-type="float" office:value="63.529000000000003" table:style-name="ce10">
            <text:p>63.529</text:p>
          </table:table-cell>
          <table:table-cell office:value-type="float" office:value="5.1379999999999999" table:style-name="ce10">
            <text:p>5.138</text:p>
          </table:table-cell>
          <table:table-cell office:value-type="float" office:value="61.811" table:style-name="ce10">
            <text:p>61.811</text:p>
          </table:table-cell>
          <table:table-cell office:value-type="float" office:value="33.884999999999998" table:style-name="ce10">
            <text:p>33.885</text:p>
          </table:table-cell>
          <table:table-cell office:value-type="float" office:value="68.971999999999994" table:style-name="ce10">
            <text:p>68.972</text:p>
          </table:table-cell>
          <table:table-cell table:number-columns-repeated="16264"/>
        </table:table-row>
        <table:table-row table:style-name="ro10">
          <table:table-cell office:value-type="string" table:style-name="ce4">
            <text:p>DEFRA</text:p>
          </table:table-cell>
          <table:table-cell office:value-type="string" table:style-name="ce4">
            <text:p>Department for Environment, Food and Rural Affairs</text:p>
          </table:table-cell>
          <table:table-cell office:value-type="string" table:style-name="ce4">
            <text:p>Environment, Food and Rural Affairs</text:p>
          </table:table-cell>
          <table:table-cell table:style-name="ce4"/>
          <table:table-cell office:value-type="float" office:value="76.105999999999995" table:style-name="ce10">
            <text:p>76.106</text:p>
          </table:table-cell>
          <table:table-cell office:value-type="float" office:value="60.411999999999999" table:style-name="ce10">
            <text:p>60.412</text:p>
          </table:table-cell>
          <table:table-cell office:value-type="float" office:value="75.960999999999999" table:style-name="ce10">
            <text:p>75.961</text:p>
          </table:table-cell>
          <table:table-cell office:value-type="float" office:value="73.385000000000005" table:style-name="ce10">
            <text:p>73.385</text:p>
          </table:table-cell>
          <table:table-cell office:value-type="float" office:value="76.138000000000005" table:style-name="ce10">
            <text:p>76.138</text:p>
          </table:table-cell>
          <table:table-cell office:value-type="float" office:value="84.153000000000006" table:style-name="ce10">
            <text:p>84.153</text:p>
          </table:table-cell>
          <table:table-cell office:value-type="float" office:value="51.872" table:style-name="ce10">
            <text:p>51.872</text:p>
          </table:table-cell>
          <table:table-cell office:value-type="float" office:value="81.400999999999996" table:style-name="ce10">
            <text:p>81.401</text:p>
          </table:table-cell>
          <table:table-cell office:value-type="float" office:value="69.634" table:style-name="ce10">
            <text:p>69.634</text:p>
          </table:table-cell>
          <table:table-cell office:value-type="float" office:value="19.305" table:style-name="ce10">
            <text:p>19.305</text:p>
          </table:table-cell>
          <table:table-cell office:value-type="float" office:value="49.850999999999999" table:style-name="ce10">
            <text:p>49.851</text:p>
          </table:table-cell>
          <table:table-cell office:value-type="float" office:value="88.563999999999993" table:style-name="ce10">
            <text:p>88.564</text:p>
          </table:table-cell>
          <table:table-cell office:value-type="float" office:value="79.569999999999993" table:style-name="ce10">
            <text:p>79.57</text:p>
          </table:table-cell>
          <table:table-cell office:value-type="float" office:value="71.534999999999997" table:style-name="ce10">
            <text:p>71.535</text:p>
          </table:table-cell>
          <table:table-cell office:value-type="float" office:value="57.67" table:style-name="ce10">
            <text:p>57.67</text:p>
          </table:table-cell>
          <table:table-cell office:value-type="float" office:value="82.477999999999994" table:style-name="ce10">
            <text:p>82.478</text:p>
          </table:table-cell>
          <table:table-cell office:value-type="float" office:value="70.38" table:style-name="ce10">
            <text:p>70.38</text:p>
          </table:table-cell>
          <table:table-cell office:value-type="float" office:value="76.385999999999996" table:style-name="ce10">
            <text:p>76.386</text:p>
          </table:table-cell>
          <table:table-cell office:value-type="float" office:value="75" table:style-name="ce10">
            <text:p>75</text:p>
          </table:table-cell>
          <table:table-cell office:value-type="float" office:value="91.213999999999999" table:style-name="ce10">
            <text:p>91.214</text:p>
          </table:table-cell>
          <table:table-cell office:value-type="float" office:value="88.552000000000007" table:style-name="ce10">
            <text:p>88.552</text:p>
          </table:table-cell>
          <table:table-cell office:value-type="float" office:value="64.375" table:style-name="ce10">
            <text:p>64.375</text:p>
          </table:table-cell>
          <table:table-cell office:value-type="float" office:value="80.733999999999995" table:style-name="ce10">
            <text:p>80.734</text:p>
          </table:table-cell>
          <table:table-cell office:value-type="float" office:value="83.486000000000004" table:style-name="ce10">
            <text:p>83.486</text:p>
          </table:table-cell>
          <table:table-cell office:value-type="float" office:value="67.435000000000002" table:style-name="ce10">
            <text:p>67.435</text:p>
          </table:table-cell>
          <table:table-cell office:value-type="float" office:value="64.224000000000004" table:style-name="ce10">
            <text:p>64.224</text:p>
          </table:table-cell>
          <table:table-cell office:value-type="float" office:value="70.251999999999995" table:style-name="ce10">
            <text:p>70.252</text:p>
          </table:table-cell>
          <table:table-cell office:value-type="float" office:value="87.268000000000001" table:style-name="ce10">
            <text:p>87.268</text:p>
          </table:table-cell>
          <table:table-cell office:value-type="float" office:value="85.325999999999993" table:style-name="ce10">
            <text:p>85.326</text:p>
          </table:table-cell>
          <table:table-cell office:value-type="float" office:value="79.870999999999995" table:style-name="ce10">
            <text:p>79.871</text:p>
          </table:table-cell>
          <table:table-cell office:value-type="float" office:value="62.737000000000002" table:style-name="ce10">
            <text:p>62.737</text:p>
          </table:table-cell>
          <table:table-cell office:value-type="float" office:value="49.99" table:style-name="ce10">
            <text:p>49.99</text:p>
          </table:table-cell>
          <table:table-cell office:value-type="float" office:value="47.732999999999997" table:style-name="ce10">
            <text:p>47.733</text:p>
          </table:table-cell>
          <table:table-cell office:value-type="float" office:value="47.04" table:style-name="ce10">
            <text:p>47.04</text:p>
          </table:table-cell>
          <table:table-cell office:value-type="float" office:value="86.201999999999998" table:style-name="ce10">
            <text:p>86.202</text:p>
          </table:table-cell>
          <table:table-cell office:value-type="float" office:value="89.668000000000006" table:style-name="ce10">
            <text:p>89.668</text:p>
          </table:table-cell>
          <table:table-cell office:value-type="float" office:value="69.218999999999994" table:style-name="ce10">
            <text:p>69.219</text:p>
          </table:table-cell>
          <table:table-cell office:value-type="float" office:value="80.554000000000002" table:style-name="ce10">
            <text:p>80.554</text:p>
          </table:table-cell>
          <table:table-cell office:value-type="float" office:value="63.591999999999999" table:style-name="ce10">
            <text:p>63.592</text:p>
          </table:table-cell>
          <table:table-cell office:value-type="float" office:value="69.613" table:style-name="ce10">
            <text:p>69.613</text:p>
          </table:table-cell>
          <table:table-cell office:value-type="float" office:value="85.974000000000004" table:style-name="ce10">
            <text:p>85.974</text:p>
          </table:table-cell>
          <table:table-cell office:value-type="float" office:value="71.876000000000005" table:style-name="ce10">
            <text:p>71.876</text:p>
          </table:table-cell>
          <table:table-cell office:value-type="float" office:value="56.302999999999997" table:style-name="ce10">
            <text:p>56.303</text:p>
          </table:table-cell>
          <table:table-cell office:value-type="float" office:value="70.531000000000006" table:style-name="ce10">
            <text:p>70.531</text:p>
          </table:table-cell>
          <table:table-cell office:value-type="float" office:value="19.715" table:style-name="ce10">
            <text:p>19.715</text:p>
          </table:table-cell>
          <table:table-cell office:value-type="float" office:value="23.783999999999999" table:style-name="ce10">
            <text:p>23.784</text:p>
          </table:table-cell>
          <table:table-cell office:value-type="float" office:value="14.411" table:style-name="ce10">
            <text:p>14.411</text:p>
          </table:table-cell>
          <table:table-cell office:value-type="float" office:value="74.760999999999996" table:style-name="ce10">
            <text:p>74.761</text:p>
          </table:table-cell>
          <table:table-cell office:value-type="float" office:value="67.525999999999996" table:style-name="ce10">
            <text:p>67.526</text:p>
          </table:table-cell>
          <table:table-cell office:value-type="float" office:value="45.35" table:style-name="ce10">
            <text:p>45.35</text:p>
          </table:table-cell>
          <table:table-cell office:value-type="float" office:value="55.423000000000002" table:style-name="ce10">
            <text:p>55.423</text:p>
          </table:table-cell>
          <table:table-cell office:value-type="float" office:value="30.780999999999999" table:style-name="ce10">
            <text:p>30.781</text:p>
          </table:table-cell>
          <table:table-cell office:value-type="float" office:value="25.059000000000001" table:style-name="ce10">
            <text:p>25.059</text:p>
          </table:table-cell>
          <table:table-cell office:value-type="float" office:value="63.213000000000001" table:style-name="ce10">
            <text:p>63.213</text:p>
          </table:table-cell>
          <table:table-cell office:value-type="float" office:value="35.209000000000003" table:style-name="ce10">
            <text:p>35.209</text:p>
          </table:table-cell>
          <table:table-cell office:value-type="float" office:value="51.25" table:style-name="ce10">
            <text:p>51.25</text:p>
          </table:table-cell>
          <table:table-cell office:value-type="float" office:value="63.249000000000002" table:style-name="ce10">
            <text:p>63.249</text:p>
          </table:table-cell>
          <table:table-cell office:value-type="float" office:value="57.003" table:style-name="ce10">
            <text:p>57.003</text:p>
          </table:table-cell>
          <table:table-cell office:value-type="float" office:value="46.435000000000002" table:style-name="ce10">
            <text:p>46.435</text:p>
          </table:table-cell>
          <table:table-cell office:value-type="float" office:value="47.04" table:style-name="ce10">
            <text:p>47.04</text:p>
          </table:table-cell>
          <table:table-cell office:value-type="float" office:value="43.094000000000001" table:style-name="ce10">
            <text:p>43.094</text:p>
          </table:table-cell>
          <table:table-cell office:value-type="float" office:value="44.814999999999998" table:style-name="ce10">
            <text:p>44.815</text:p>
          </table:table-cell>
          <table:table-cell office:value-type="float" office:value="29.263999999999999" table:style-name="ce10">
            <text:p>29.264</text:p>
          </table:table-cell>
          <table:table-cell office:value-type="float" office:value="90.534999999999997" table:style-name="ce10">
            <text:p>90.535</text:p>
          </table:table-cell>
          <table:table-cell office:value-type="float" office:value="77.251000000000005" table:style-name="ce10">
            <text:p>77.251</text:p>
          </table:table-cell>
          <table:table-cell office:value-type="float" office:value="72.820999999999998" table:style-name="ce10">
            <text:p>72.821</text:p>
          </table:table-cell>
          <table:table-cell office:value-type="float" office:value="72.820999999999998" table:style-name="ce10">
            <text:p>72.821</text:p>
          </table:table-cell>
          <table:table-cell office:value-type="float" office:value="77.983999999999995" table:style-name="ce10">
            <text:p>77.984</text:p>
          </table:table-cell>
          <table:table-cell office:value-type="float" office:value="65.474999999999994" table:style-name="ce10">
            <text:p>65.475</text:p>
          </table:table-cell>
          <table:table-cell office:value-type="float" office:value="36.645000000000003" table:style-name="ce10">
            <text:p>36.645</text:p>
          </table:table-cell>
          <table:table-cell office:value-type="float" office:value="75.492999999999995" table:style-name="ce10">
            <text:p>75.493</text:p>
          </table:table-cell>
          <table:table-cell office:value-type="float" office:value="55.826999999999998" table:style-name="ce10">
            <text:p>55.827</text:p>
          </table:table-cell>
          <table:table-cell office:value-type="float" office:value="81.968999999999994" table:style-name="ce10">
            <text:p>81.969</text:p>
          </table:table-cell>
          <table:table-cell office:value-type="float" office:value="81.734999999999999" table:style-name="ce10">
            <text:p>81.735</text:p>
          </table:table-cell>
          <table:table-cell office:value-type="float" office:value="96.212000000000003" table:style-name="ce10">
            <text:p>96.212</text:p>
          </table:table-cell>
          <table:table-cell office:value-type="float" office:value="64.097999999999999" table:style-name="ce10">
            <text:p>64.098</text:p>
          </table:table-cell>
          <table:table-cell office:value-type="float" office:value="45.081000000000003" table:style-name="ce10">
            <text:p>45.081</text:p>
          </table:table-cell>
          <table:table-cell office:value-type="float" office:value="8.8290000000000006" table:style-name="ce10">
            <text:p>8.829</text:p>
          </table:table-cell>
          <table:table-cell office:value-type="float" office:value="21.398" table:style-name="ce10">
            <text:p>21.398</text:p>
          </table:table-cell>
          <table:table-cell office:value-type="float" office:value="38.860999999999997" table:style-name="ce10">
            <text:p>38.861</text:p>
          </table:table-cell>
          <table:table-cell office:value-type="float" office:value="30.911999999999999" table:style-name="ce10">
            <text:p>30.912</text:p>
          </table:table-cell>
          <table:table-cell office:value-type="float" office:value="10.667" table:style-name="ce10">
            <text:p>10.667</text:p>
          </table:table-cell>
          <table:table-cell office:value-type="float" office:value="91.893000000000001" table:style-name="ce10">
            <text:p>91.893</text:p>
          </table:table-cell>
          <table:table-cell office:value-type="float" office:value="66.986000000000004" table:style-name="ce10">
            <text:p>66.986</text:p>
          </table:table-cell>
          <table:table-cell office:value-type="float" office:value="73.212000000000003" table:style-name="ce10">
            <text:p>73.212</text:p>
          </table:table-cell>
          <table:table-cell office:value-type="float" office:value="7.26" table:style-name="ce10">
            <text:p>7.26</text:p>
          </table:table-cell>
          <table:table-cell office:value-type="float" office:value="87.704999999999998" table:style-name="ce10">
            <text:p>87.705</text:p>
          </table:table-cell>
          <table:table-cell office:value-type="float" office:value="5.0350000000000001" table:style-name="ce10">
            <text:p>5.035</text:p>
          </table:table-cell>
          <table:table-cell office:value-type="float" office:value="7.8550000000000004" table:style-name="ce10">
            <text:p>7.855</text:p>
          </table:table-cell>
          <table:table-cell office:value-type="float" office:value="87.885999999999996" table:style-name="ce10">
            <text:p>87.886</text:p>
          </table:table-cell>
          <table:table-cell office:value-type="float" office:value="4.2590000000000003" table:style-name="ce10">
            <text:p>4.259</text:p>
          </table:table-cell>
          <table:table-cell office:value-type="float" office:value="47.88" table:style-name="ce10">
            <text:p>47.88</text:p>
          </table:table-cell>
          <table:table-cell office:value-type="float" office:value="42.893000000000001" table:style-name="ce10">
            <text:p>42.893</text:p>
          </table:table-cell>
          <table:table-cell office:value-type="float" office:value="9.2270000000000003" table:style-name="ce10">
            <text:p>9.227</text:p>
          </table:table-cell>
          <table:table-cell office:value-type="float" office:value="33.853999999999999" table:style-name="ce10">
            <text:p>33.854</text:p>
          </table:table-cell>
          <table:table-cell office:value-type="float" office:value="52.082999999999998" table:style-name="ce10">
            <text:p>52.083</text:p>
          </table:table-cell>
          <table:table-cell office:value-type="float" office:value="14.063000000000001" table:style-name="ce10">
            <text:p>14.063</text:p>
          </table:table-cell>
          <table:table-cell office:value-type="float" office:value="46.5" table:style-name="ce10">
            <text:p>46.5</text:p>
          </table:table-cell>
          <table:table-cell office:value-type="float" office:value="27.25" table:style-name="ce10">
            <text:p>27.25</text:p>
          </table:table-cell>
          <table:table-cell office:value-type="float" office:value="26.25" table:style-name="ce10">
            <text:p>26.25</text:p>
          </table:table-cell>
          <table:table-cell office:value-type="float" office:value="57.25" table:style-name="ce10">
            <text:p>57.25</text:p>
          </table:table-cell>
          <table:table-cell office:value-type="float" office:value="25.75" table:style-name="ce10">
            <text:p>25.75</text:p>
          </table:table-cell>
          <table:table-cell office:value-type="float" office:value="17" table:style-name="ce10">
            <text:p>17</text:p>
          </table:table-cell>
          <table:table-cell office:value-type="float" office:value="21.99" table:style-name="ce10">
            <text:p>21.99</text:p>
          </table:table-cell>
          <table:table-cell office:value-type="float" office:value="68.585999999999999" table:style-name="ce10">
            <text:p>68.586</text:p>
          </table:table-cell>
          <table:table-cell office:value-type="float" office:value="9.4239999999999995" table:style-name="ce10">
            <text:p>9.424</text:p>
          </table:table-cell>
          <table:table-cell office:value-type="float" office:value="59.406999999999996" table:style-name="ce10">
            <text:p>59.407</text:p>
          </table:table-cell>
          <table:table-cell office:value-type="float" office:value="65.754999999999995" table:style-name="ce10">
            <text:p>65.755</text:p>
          </table:table-cell>
          <table:table-cell office:value-type="float" office:value="56.109000000000002" table:style-name="ce10">
            <text:p>56.109</text:p>
          </table:table-cell>
          <table:table-cell office:value-type="float" office:value="40.923999999999999" table:style-name="ce10">
            <text:p>40.924</text:p>
          </table:table-cell>
          <table:table-cell office:value-type="float" office:value="67.739000000000004" table:style-name="ce10">
            <text:p>67.739</text:p>
          </table:table-cell>
          <table:table-cell office:value-type="float" office:value="71.557000000000002" table:style-name="ce10">
            <text:p>71.557</text:p>
          </table:table-cell>
          <table:table-cell office:value-type="float" office:value="5.2859999999999996" table:style-name="ce10">
            <text:p>5.286</text:p>
          </table:table-cell>
          <table:table-cell office:value-type="float" office:value="80.462000000000003" table:style-name="ce10">
            <text:p>80.462</text:p>
          </table:table-cell>
          <table:table-cell office:value-type="float" office:value="27.965" table:style-name="ce10">
            <text:p>27.965</text:p>
          </table:table-cell>
          <table:table-cell office:value-type="float" office:value="71.917000000000002" table:style-name="ce10">
            <text:p>71.917</text:p>
          </table:table-cell>
          <table:table-cell table:number-columns-repeated="16264"/>
        </table:table-row>
        <table:table-row table:style-name="ro10">
          <table:table-cell office:value-type="string" table:style-name="ce4">
            <text:p>DES</text:p>
          </table:table-cell>
          <table:table-cell office:value-type="string" table:style-name="ce4">
            <text:p>Defence Equipment and Support</text:p>
          </table:table-cell>
          <table:table-cell office:value-type="string" table:style-name="ce4">
            <text:p>Defence</text:p>
          </table:table-cell>
          <table:table-cell table:style-name="ce4"/>
          <table:table-cell office:value-type="float" office:value="77.692999999999998" table:style-name="ce10">
            <text:p>77.693</text:p>
          </table:table-cell>
          <table:table-cell office:value-type="float" office:value="59.662999999999997" table:style-name="ce10">
            <text:p>59.663</text:p>
          </table:table-cell>
          <table:table-cell office:value-type="float" office:value="81.221999999999994" table:style-name="ce10">
            <text:p>81.222</text:p>
          </table:table-cell>
          <table:table-cell office:value-type="float" office:value="79.97" table:style-name="ce10">
            <text:p>79.97</text:p>
          </table:table-cell>
          <table:table-cell office:value-type="float" office:value="77.584999999999994" table:style-name="ce10">
            <text:p>77.585</text:p>
          </table:table-cell>
          <table:table-cell office:value-type="float" office:value="81.605999999999995" table:style-name="ce10">
            <text:p>81.606</text:p>
          </table:table-cell>
          <table:table-cell office:value-type="float" office:value="59.415999999999997" table:style-name="ce10">
            <text:p>59.416</text:p>
          </table:table-cell>
          <table:table-cell office:value-type="float" office:value="83.332999999999998" table:style-name="ce10">
            <text:p>83.333</text:p>
          </table:table-cell>
          <table:table-cell office:value-type="float" office:value="71.364000000000004" table:style-name="ce10">
            <text:p>71.364</text:p>
          </table:table-cell>
          <table:table-cell office:value-type="float" office:value="32.177999999999997" table:style-name="ce10">
            <text:p>32.178</text:p>
          </table:table-cell>
          <table:table-cell office:value-type="float" office:value="49.981999999999999" table:style-name="ce10">
            <text:p>49.982</text:p>
          </table:table-cell>
          <table:table-cell office:value-type="float" office:value="89.938000000000002" table:style-name="ce10">
            <text:p>89.938</text:p>
          </table:table-cell>
          <table:table-cell office:value-type="float" office:value="84.353999999999999" table:style-name="ce10">
            <text:p>84.354</text:p>
          </table:table-cell>
          <table:table-cell office:value-type="float" office:value="77.412999999999997" table:style-name="ce10">
            <text:p>77.413</text:p>
          </table:table-cell>
          <table:table-cell office:value-type="float" office:value="67.459000000000003" table:style-name="ce10">
            <text:p>67.459</text:p>
          </table:table-cell>
          <table:table-cell office:value-type="float" office:value="86.992999999999995" table:style-name="ce10">
            <text:p>86.993</text:p>
          </table:table-cell>
          <table:table-cell office:value-type="float" office:value="78.84" table:style-name="ce10">
            <text:p>78.84</text:p>
          </table:table-cell>
          <table:table-cell office:value-type="float" office:value="81.096999999999994" table:style-name="ce10">
            <text:p>81.097</text:p>
          </table:table-cell>
          <table:table-cell office:value-type="float" office:value="76.840999999999994" table:style-name="ce10">
            <text:p>76.841</text:p>
          </table:table-cell>
          <table:table-cell office:value-type="float" office:value="90.149000000000001" table:style-name="ce10">
            <text:p>90.149</text:p>
          </table:table-cell>
          <table:table-cell office:value-type="float" office:value="87.421000000000006" table:style-name="ce10">
            <text:p>87.421</text:p>
          </table:table-cell>
          <table:table-cell office:value-type="float" office:value="68.887" table:style-name="ce10">
            <text:p>68.887</text:p>
          </table:table-cell>
          <table:table-cell office:value-type="float" office:value="83.260999999999996" table:style-name="ce10">
            <text:p>83.261</text:p>
          </table:table-cell>
          <table:table-cell office:value-type="float" office:value="83.194000000000003" table:style-name="ce10">
            <text:p>83.194</text:p>
          </table:table-cell>
          <table:table-cell office:value-type="float" office:value="69.206999999999994" table:style-name="ce10">
            <text:p>69.207</text:p>
          </table:table-cell>
          <table:table-cell office:value-type="float" office:value="66.977999999999994" table:style-name="ce10">
            <text:p>66.978</text:p>
          </table:table-cell>
          <table:table-cell office:value-type="float" office:value="72.343999999999994" table:style-name="ce10">
            <text:p>72.344</text:p>
          </table:table-cell>
          <table:table-cell office:value-type="float" office:value="84.802999999999997" table:style-name="ce10">
            <text:p>84.803</text:p>
          </table:table-cell>
          <table:table-cell office:value-type="float" office:value="82.953999999999994" table:style-name="ce10">
            <text:p>82.954</text:p>
          </table:table-cell>
          <table:table-cell office:value-type="float" office:value="77.08" table:style-name="ce10">
            <text:p>77.08</text:p>
          </table:table-cell>
          <table:table-cell office:value-type="float" office:value="65.207999999999998" table:style-name="ce10">
            <text:p>65.208</text:p>
          </table:table-cell>
          <table:table-cell office:value-type="float" office:value="50.811" table:style-name="ce10">
            <text:p>50.811</text:p>
          </table:table-cell>
          <table:table-cell office:value-type="float" office:value="64.061000000000007" table:style-name="ce10">
            <text:p>64.061</text:p>
          </table:table-cell>
          <table:table-cell office:value-type="float" office:value="57.588999999999999" table:style-name="ce10">
            <text:p>57.589</text:p>
          </table:table-cell>
          <table:table-cell office:value-type="float" office:value="87.725999999999999" table:style-name="ce10">
            <text:p>87.726</text:p>
          </table:table-cell>
          <table:table-cell office:value-type="float" office:value="90.001999999999995" table:style-name="ce10">
            <text:p>90.002</text:p>
          </table:table-cell>
          <table:table-cell office:value-type="float" office:value="73.275999999999996" table:style-name="ce10">
            <text:p>73.276</text:p>
          </table:table-cell>
          <table:table-cell office:value-type="float" office:value="82.316999999999993" table:style-name="ce10">
            <text:p>82.317</text:p>
          </table:table-cell>
          <table:table-cell office:value-type="float" office:value="63.546999999999997" table:style-name="ce10">
            <text:p>63.547</text:p>
          </table:table-cell>
          <table:table-cell office:value-type="float" office:value="77.054000000000002" table:style-name="ce10">
            <text:p>77.054</text:p>
          </table:table-cell>
          <table:table-cell office:value-type="float" office:value="87.599000000000004" table:style-name="ce10">
            <text:p>87.599</text:p>
          </table:table-cell>
          <table:table-cell office:value-type="float" office:value="66.117999999999995" table:style-name="ce10">
            <text:p>66.118</text:p>
          </table:table-cell>
          <table:table-cell office:value-type="float" office:value="59.219000000000001" table:style-name="ce10">
            <text:p>59.219</text:p>
          </table:table-cell>
          <table:table-cell office:value-type="float" office:value="74.628" table:style-name="ce10">
            <text:p>74.628</text:p>
          </table:table-cell>
          <table:table-cell office:value-type="float" office:value="33.366999999999997" table:style-name="ce10">
            <text:p>33.367</text:p>
          </table:table-cell>
          <table:table-cell office:value-type="float" office:value="40.758000000000003" table:style-name="ce10">
            <text:p>40.758</text:p>
          </table:table-cell>
          <table:table-cell office:value-type="float" office:value="22.407" table:style-name="ce10">
            <text:p>22.407</text:p>
          </table:table-cell>
          <table:table-cell office:value-type="float" office:value="67.263000000000005" table:style-name="ce10">
            <text:p>67.263</text:p>
          </table:table-cell>
          <table:table-cell office:value-type="float" office:value="64.444000000000003" table:style-name="ce10">
            <text:p>64.444</text:p>
          </table:table-cell>
          <table:table-cell office:value-type="float" office:value="53.987000000000002" table:style-name="ce10">
            <text:p>53.987</text:p>
          </table:table-cell>
          <table:table-cell office:value-type="float" office:value="54.904000000000003" table:style-name="ce10">
            <text:p>54.904</text:p>
          </table:table-cell>
          <table:table-cell office:value-type="float" office:value="26.303000000000001" table:style-name="ce10">
            <text:p>26.303</text:p>
          </table:table-cell>
          <table:table-cell office:value-type="float" office:value="27.72" table:style-name="ce10">
            <text:p>27.72</text:p>
          </table:table-cell>
          <table:table-cell office:value-type="float" office:value="62.701999999999998" table:style-name="ce10">
            <text:p>62.702</text:p>
          </table:table-cell>
          <table:table-cell office:value-type="float" office:value="35.229999999999997" table:style-name="ce10">
            <text:p>35.23</text:p>
          </table:table-cell>
          <table:table-cell office:value-type="float" office:value="57.243000000000002" table:style-name="ce10">
            <text:p>57.243</text:p>
          </table:table-cell>
          <table:table-cell office:value-type="float" office:value="58.04" table:style-name="ce10">
            <text:p>58.04</text:p>
          </table:table-cell>
          <table:table-cell office:value-type="float" office:value="57.734999999999999" table:style-name="ce10">
            <text:p>57.735</text:p>
          </table:table-cell>
          <table:table-cell office:value-type="float" office:value="42.752000000000002" table:style-name="ce10">
            <text:p>42.752</text:p>
          </table:table-cell>
          <table:table-cell office:value-type="float" office:value="45.918999999999997" table:style-name="ce10">
            <text:p>45.919</text:p>
          </table:table-cell>
          <table:table-cell office:value-type="float" office:value="43.703000000000003" table:style-name="ce10">
            <text:p>43.703</text:p>
          </table:table-cell>
          <table:table-cell office:value-type="float" office:value="51.917000000000002" table:style-name="ce10">
            <text:p>51.917</text:p>
          </table:table-cell>
          <table:table-cell office:value-type="float" office:value="39.511000000000003" table:style-name="ce10">
            <text:p>39.511</text:p>
          </table:table-cell>
          <table:table-cell office:value-type="float" office:value="93.466999999999999" table:style-name="ce10">
            <text:p>93.467</text:p>
          </table:table-cell>
          <table:table-cell office:value-type="float" office:value="77.492000000000004" table:style-name="ce10">
            <text:p>77.492</text:p>
          </table:table-cell>
          <table:table-cell office:value-type="float" office:value="79.233000000000004" table:style-name="ce10">
            <text:p>79.233</text:p>
          </table:table-cell>
          <table:table-cell office:value-type="float" office:value="79.3" table:style-name="ce10">
            <text:p>79.3</text:p>
          </table:table-cell>
          <table:table-cell office:value-type="float" office:value="83.055999999999997" table:style-name="ce10">
            <text:p>83.056</text:p>
          </table:table-cell>
          <table:table-cell office:value-type="float" office:value="54.445999999999998" table:style-name="ce10">
            <text:p>54.446</text:p>
          </table:table-cell>
          <table:table-cell office:value-type="float" office:value="38.497" table:style-name="ce10">
            <text:p>38.497</text:p>
          </table:table-cell>
          <table:table-cell office:value-type="float" office:value="70.394999999999996" table:style-name="ce10">
            <text:p>70.395</text:p>
          </table:table-cell>
          <table:table-cell office:value-type="float" office:value="24.210999999999999" table:style-name="ce10">
            <text:p>24.211</text:p>
          </table:table-cell>
          <table:table-cell office:value-type="float" office:value="67.751999999999995" table:style-name="ce10">
            <text:p>67.752</text:p>
          </table:table-cell>
          <table:table-cell office:value-type="float" office:value="88.302999999999997" table:style-name="ce10">
            <text:p>88.303</text:p>
          </table:table-cell>
          <table:table-cell office:value-type="float" office:value="94.49" table:style-name="ce10">
            <text:p>94.49</text:p>
          </table:table-cell>
          <table:table-cell office:value-type="float" office:value="65.316000000000003" table:style-name="ce10">
            <text:p>65.316</text:p>
          </table:table-cell>
          <table:table-cell office:value-type="float" office:value="53.987000000000002" table:style-name="ce10">
            <text:p>53.987</text:p>
          </table:table-cell>
          <table:table-cell office:value-type="float" office:value="5.931" table:style-name="ce10">
            <text:p>5.931</text:p>
          </table:table-cell>
          <table:table-cell office:value-type="float" office:value="12.62" table:style-name="ce10">
            <text:p>12.62</text:p>
          </table:table-cell>
          <table:table-cell office:value-type="float" office:value="32.228000000000002" table:style-name="ce10">
            <text:p>32.228</text:p>
          </table:table-cell>
          <table:table-cell office:value-type="float" office:value="49.220999999999997" table:style-name="ce10">
            <text:p>49.221</text:p>
          </table:table-cell>
          <table:table-cell office:value-type="float" office:value="10.65" table:style-name="ce10">
            <text:p>10.65</text:p>
          </table:table-cell>
          <table:table-cell office:value-type="float" office:value="85.049000000000007" table:style-name="ce10">
            <text:p>85.049</text:p>
          </table:table-cell>
          <table:table-cell office:value-type="float" office:value="63.715000000000003" table:style-name="ce10">
            <text:p>63.715</text:p>
          </table:table-cell>
          <table:table-cell office:value-type="float" office:value="74.878" table:style-name="ce10">
            <text:p>74.878</text:p>
          </table:table-cell>
          <table:table-cell office:value-type="float" office:value="6.8559999999999999" table:style-name="ce10">
            <text:p>6.856</text:p>
          </table:table-cell>
          <table:table-cell office:value-type="float" office:value="88.132999999999996" table:style-name="ce10">
            <text:p>88.133</text:p>
          </table:table-cell>
          <table:table-cell office:value-type="float" office:value="5.0110000000000001" table:style-name="ce10">
            <text:p>5.011</text:p>
          </table:table-cell>
          <table:table-cell office:value-type="float" office:value="6.2119999999999997" table:style-name="ce10">
            <text:p>6.212</text:p>
          </table:table-cell>
          <table:table-cell office:value-type="float" office:value="89.909000000000006" table:style-name="ce10">
            <text:p>89.909</text:p>
          </table:table-cell>
          <table:table-cell office:value-type="float" office:value="3.879" table:style-name="ce10">
            <text:p>3.879</text:p>
          </table:table-cell>
          <table:table-cell office:value-type="float" office:value="38.061" table:style-name="ce10">
            <text:p>38.061</text:p>
          </table:table-cell>
          <table:table-cell office:value-type="float" office:value="47.935000000000002" table:style-name="ce10">
            <text:p>47.935</text:p>
          </table:table-cell>
          <table:table-cell office:value-type="float" office:value="14.004" table:style-name="ce10">
            <text:p>14.004</text:p>
          </table:table-cell>
          <table:table-cell office:value-type="float" office:value="28.436" table:style-name="ce10">
            <text:p>28.436</text:p>
          </table:table-cell>
          <table:table-cell office:value-type="float" office:value="60.664000000000001" table:style-name="ce10">
            <text:p>60.664</text:p>
          </table:table-cell>
          <table:table-cell office:value-type="float" office:value="10.9" table:style-name="ce10">
            <text:p>10.9</text:p>
          </table:table-cell>
          <table:table-cell office:value-type="float" office:value="43.268000000000001" table:style-name="ce10">
            <text:p>43.268</text:p>
          </table:table-cell>
          <table:table-cell office:value-type="float" office:value="32.136000000000003" table:style-name="ce10">
            <text:p>32.136</text:p>
          </table:table-cell>
          <table:table-cell office:value-type="float" office:value="24.596" table:style-name="ce10">
            <text:p>24.596</text:p>
          </table:table-cell>
          <table:table-cell office:value-type="float" office:value="55.018000000000001" table:style-name="ce10">
            <text:p>55.018</text:p>
          </table:table-cell>
          <table:table-cell office:value-type="float" office:value="23.835000000000001" table:style-name="ce10">
            <text:p>23.835</text:p>
          </table:table-cell>
          <table:table-cell office:value-type="float" office:value="21.146999999999998" table:style-name="ce10">
            <text:p>21.147</text:p>
          </table:table-cell>
          <table:table-cell office:value-type="float" office:value="35.377000000000002" table:style-name="ce10">
            <text:p>35.377</text:p>
          </table:table-cell>
          <table:table-cell office:value-type="float" office:value="52.83" table:style-name="ce10">
            <text:p>52.83</text:p>
          </table:table-cell>
          <table:table-cell office:value-type="float" office:value="11.792" table:style-name="ce10">
            <text:p>11.792</text:p>
          </table:table-cell>
          <table:table-cell office:value-type="float" office:value="64.53" table:style-name="ce10">
            <text:p>64.53</text:p>
          </table:table-cell>
          <table:table-cell office:value-type="float" office:value="69.34" table:style-name="ce10">
            <text:p>69.34</text:p>
          </table:table-cell>
          <table:table-cell office:value-type="float" office:value="61.566000000000003" table:style-name="ce10">
            <text:p>61.566</text:p>
          </table:table-cell>
          <table:table-cell office:value-type="float" office:value="31.9" table:style-name="ce10">
            <text:p>31.9</text:p>
          </table:table-cell>
          <table:table-cell office:value-type="float" office:value="72.399000000000001" table:style-name="ce10">
            <text:p>72.399</text:p>
          </table:table-cell>
          <table:table-cell office:value-type="float" office:value="73.268000000000001" table:style-name="ce10">
            <text:p>73.268</text:p>
          </table:table-cell>
          <table:table-cell office:value-type="float" office:value="4.5540000000000003" table:style-name="ce10">
            <text:p>4.554</text:p>
          </table:table-cell>
          <table:table-cell office:value-type="float" office:value="75.284999999999997" table:style-name="ce10">
            <text:p>75.285</text:p>
          </table:table-cell>
          <table:table-cell office:value-type="float" office:value="26.972999999999999" table:style-name="ce10">
            <text:p>26.973</text:p>
          </table:table-cell>
          <table:table-cell office:value-type="float" office:value="72.956000000000003" table:style-name="ce10">
            <text:p>72.956</text:p>
          </table:table-cell>
          <table:table-cell table:number-columns-repeated="16264"/>
        </table:table-row>
        <table:table-row table:style-name="ro5">
          <table:table-cell office:value-type="string" table:style-name="ce4">
            <text:p>DFE</text:p>
          </table:table-cell>
          <table:table-cell office:value-type="string" table:style-name="ce4">
            <text:p>Department for Education</text:p>
          </table:table-cell>
          <table:table-cell office:value-type="string" table:style-name="ce4">
            <text:p>Education</text:p>
          </table:table-cell>
          <table:table-cell office:value-type="string" table:style-name="ce4">
            <text:p>[note 7]</text:p>
          </table:table-cell>
          <table:table-cell office:value-type="float" office:value="88.007000000000005" table:style-name="ce10">
            <text:p>88.007</text:p>
          </table:table-cell>
          <table:table-cell office:value-type="float" office:value="60.868000000000002" table:style-name="ce10">
            <text:p>60.868</text:p>
          </table:table-cell>
          <table:table-cell office:value-type="float" office:value="77.522999999999996" table:style-name="ce10">
            <text:p>77.523</text:p>
          </table:table-cell>
          <table:table-cell office:value-type="float" office:value="77.284999999999997" table:style-name="ce10">
            <text:p>77.285</text:p>
          </table:table-cell>
          <table:table-cell office:value-type="float" office:value="81.358999999999995" table:style-name="ce10">
            <text:p>81.359</text:p>
          </table:table-cell>
          <table:table-cell office:value-type="float" office:value="87.606999999999999" table:style-name="ce10">
            <text:p>87.607</text:p>
          </table:table-cell>
          <table:table-cell office:value-type="float" office:value="57.256" table:style-name="ce10">
            <text:p>57.256</text:p>
          </table:table-cell>
          <table:table-cell office:value-type="float" office:value="82.206000000000003" table:style-name="ce10">
            <text:p>82.206</text:p>
          </table:table-cell>
          <table:table-cell office:value-type="float" office:value="75.251999999999995" table:style-name="ce10">
            <text:p>75.252</text:p>
          </table:table-cell>
          <table:table-cell office:value-type="float" office:value="32.973999999999997" table:style-name="ce10">
            <text:p>32.974</text:p>
          </table:table-cell>
          <table:table-cell office:value-type="float" office:value="49.456000000000003" table:style-name="ce10">
            <text:p>49.456</text:p>
          </table:table-cell>
          <table:table-cell office:value-type="float" office:value="88.010999999999996" table:style-name="ce10">
            <text:p>88.011</text:p>
          </table:table-cell>
          <table:table-cell office:value-type="float" office:value="80.926000000000002" table:style-name="ce10">
            <text:p>80.926</text:p>
          </table:table-cell>
          <table:table-cell office:value-type="float" office:value="75.549000000000007" table:style-name="ce10">
            <text:p>75.549</text:p>
          </table:table-cell>
          <table:table-cell office:value-type="float" office:value="62.045999999999999" table:style-name="ce10">
            <text:p>62.046</text:p>
          </table:table-cell>
          <table:table-cell office:value-type="float" office:value="81.090999999999994" table:style-name="ce10">
            <text:p>81.091</text:p>
          </table:table-cell>
          <table:table-cell office:value-type="float" office:value="74.975999999999999" table:style-name="ce10">
            <text:p>74.976</text:p>
          </table:table-cell>
          <table:table-cell office:value-type="float" office:value="79.590999999999994" table:style-name="ce10">
            <text:p>79.591</text:p>
          </table:table-cell>
          <table:table-cell office:value-type="float" office:value="80.304000000000002" table:style-name="ce10">
            <text:p>80.304</text:p>
          </table:table-cell>
          <table:table-cell office:value-type="float" office:value="92.239000000000004" table:style-name="ce10">
            <text:p>92.239</text:p>
          </table:table-cell>
          <table:table-cell office:value-type="float" office:value="89.828999999999994" table:style-name="ce10">
            <text:p>89.829</text:p>
          </table:table-cell>
          <table:table-cell office:value-type="float" office:value="69.346999999999994" table:style-name="ce10">
            <text:p>69.347</text:p>
          </table:table-cell>
          <table:table-cell office:value-type="float" office:value="84.382999999999996" table:style-name="ce10">
            <text:p>84.383</text:p>
          </table:table-cell>
          <table:table-cell office:value-type="float" office:value="87.239000000000004" table:style-name="ce10">
            <text:p>87.239</text:p>
          </table:table-cell>
          <table:table-cell office:value-type="float" office:value="79.712999999999994" table:style-name="ce10">
            <text:p>79.713</text:p>
          </table:table-cell>
          <table:table-cell office:value-type="float" office:value="71.076999999999998" table:style-name="ce10">
            <text:p>71.077</text:p>
          </table:table-cell>
          <table:table-cell office:value-type="float" office:value="78.085999999999999" table:style-name="ce10">
            <text:p>78.086</text:p>
          </table:table-cell>
          <table:table-cell office:value-type="float" office:value="90.126000000000005" table:style-name="ce10">
            <text:p>90.126</text:p>
          </table:table-cell>
          <table:table-cell office:value-type="float" office:value="88.822999999999993" table:style-name="ce10">
            <text:p>88.823</text:p>
          </table:table-cell>
          <table:table-cell office:value-type="float" office:value="83.87" table:style-name="ce10">
            <text:p>83.87</text:p>
          </table:table-cell>
          <table:table-cell office:value-type="float" office:value="66.647999999999996" table:style-name="ce10">
            <text:p>66.648</text:p>
          </table:table-cell>
          <table:table-cell office:value-type="float" office:value="55.415999999999997" table:style-name="ce10">
            <text:p>55.416</text:p>
          </table:table-cell>
          <table:table-cell office:value-type="float" office:value="55.994" table:style-name="ce10">
            <text:p>55.994</text:p>
          </table:table-cell>
          <table:table-cell office:value-type="float" office:value="50.96" table:style-name="ce10">
            <text:p>50.96</text:p>
          </table:table-cell>
          <table:table-cell office:value-type="float" office:value="85.801000000000002" table:style-name="ce10">
            <text:p>85.801</text:p>
          </table:table-cell>
          <table:table-cell office:value-type="float" office:value="91.09" table:style-name="ce10">
            <text:p>91.09</text:p>
          </table:table-cell>
          <table:table-cell office:value-type="float" office:value="75.569999999999993" table:style-name="ce10">
            <text:p>75.57</text:p>
          </table:table-cell>
          <table:table-cell office:value-type="float" office:value="76.370999999999995" table:style-name="ce10">
            <text:p>76.371</text:p>
          </table:table-cell>
          <table:table-cell office:value-type="float" office:value="73.453000000000003" table:style-name="ce10">
            <text:p>73.453</text:p>
          </table:table-cell>
          <table:table-cell office:value-type="float" office:value="72.242000000000004" table:style-name="ce10">
            <text:p>72.242</text:p>
          </table:table-cell>
          <table:table-cell office:value-type="float" office:value="88.590999999999994" table:style-name="ce10">
            <text:p>88.591</text:p>
          </table:table-cell>
          <table:table-cell office:value-type="float" office:value="78.013999999999996" table:style-name="ce10">
            <text:p>78.014</text:p>
          </table:table-cell>
          <table:table-cell office:value-type="float" office:value="65.509" table:style-name="ce10">
            <text:p>65.509</text:p>
          </table:table-cell>
          <table:table-cell office:value-type="float" office:value="73.694999999999993" table:style-name="ce10">
            <text:p>73.695</text:p>
          </table:table-cell>
          <table:table-cell office:value-type="float" office:value="34.508000000000003" table:style-name="ce10">
            <text:p>34.508</text:p>
          </table:table-cell>
          <table:table-cell office:value-type="float" office:value="36.003999999999998" table:style-name="ce10">
            <text:p>36.004</text:p>
          </table:table-cell>
          <table:table-cell office:value-type="float" office:value="28.373999999999999" table:style-name="ce10">
            <text:p>28.374</text:p>
          </table:table-cell>
          <table:table-cell office:value-type="float" office:value="79.341999999999999" table:style-name="ce10">
            <text:p>79.342</text:p>
          </table:table-cell>
          <table:table-cell office:value-type="float" office:value="66.656999999999996" table:style-name="ce10">
            <text:p>66.657</text:p>
          </table:table-cell>
          <table:table-cell office:value-type="float" office:value="49.219000000000001" table:style-name="ce10">
            <text:p>49.219</text:p>
          </table:table-cell>
          <table:table-cell office:value-type="float" office:value="53.158999999999999" table:style-name="ce10">
            <text:p>53.159</text:p>
          </table:table-cell>
          <table:table-cell office:value-type="float" office:value="28.212" table:style-name="ce10">
            <text:p>28.212</text:p>
          </table:table-cell>
          <table:table-cell office:value-type="float" office:value="23.635999999999999" table:style-name="ce10">
            <text:p>23.636</text:p>
          </table:table-cell>
          <table:table-cell office:value-type="float" office:value="64.903000000000006" table:style-name="ce10">
            <text:p>64.903</text:p>
          </table:table-cell>
          <table:table-cell office:value-type="float" office:value="33.112000000000002" table:style-name="ce10">
            <text:p>33.112</text:p>
          </table:table-cell>
          <table:table-cell office:value-type="float" office:value="46.912999999999997" table:style-name="ce10">
            <text:p>46.913</text:p>
          </table:table-cell>
          <table:table-cell office:value-type="float" office:value="59.875999999999998" table:style-name="ce10">
            <text:p>59.876</text:p>
          </table:table-cell>
          <table:table-cell office:value-type="float" office:value="58.765000000000001" table:style-name="ce10">
            <text:p>58.765</text:p>
          </table:table-cell>
          <table:table-cell office:value-type="float" office:value="48.451999999999998" table:style-name="ce10">
            <text:p>48.452</text:p>
          </table:table-cell>
          <table:table-cell office:value-type="float" office:value="51.533999999999999" table:style-name="ce10">
            <text:p>51.534</text:p>
          </table:table-cell>
          <table:table-cell office:value-type="float" office:value="47.328000000000003" table:style-name="ce10">
            <text:p>47.328</text:p>
          </table:table-cell>
          <table:table-cell office:value-type="float" office:value="48.963999999999999" table:style-name="ce10">
            <text:p>48.964</text:p>
          </table:table-cell>
          <table:table-cell office:value-type="float" office:value="35.594999999999999" table:style-name="ce10">
            <text:p>35.595</text:p>
          </table:table-cell>
          <table:table-cell office:value-type="float" office:value="90.238" table:style-name="ce10">
            <text:p>90.238</text:p>
          </table:table-cell>
          <table:table-cell office:value-type="float" office:value="77.655000000000001" table:style-name="ce10">
            <text:p>77.655</text:p>
          </table:table-cell>
          <table:table-cell office:value-type="float" office:value="74.081000000000003" table:style-name="ce10">
            <text:p>74.081</text:p>
          </table:table-cell>
          <table:table-cell office:value-type="float" office:value="71.507999999999996" table:style-name="ce10">
            <text:p>71.508</text:p>
          </table:table-cell>
          <table:table-cell office:value-type="float" office:value="77.975999999999999" table:style-name="ce10">
            <text:p>77.976</text:p>
          </table:table-cell>
          <table:table-cell office:value-type="float" office:value="66.372" table:style-name="ce10">
            <text:p>66.372</text:p>
          </table:table-cell>
          <table:table-cell office:value-type="float" office:value="40.082999999999998" table:style-name="ce10">
            <text:p>40.083</text:p>
          </table:table-cell>
          <table:table-cell office:value-type="float" office:value="85.825000000000003" table:style-name="ce10">
            <text:p>85.825</text:p>
          </table:table-cell>
          <table:table-cell office:value-type="float" office:value="35.616999999999997" table:style-name="ce10">
            <text:p>35.617</text:p>
          </table:table-cell>
          <table:table-cell office:value-type="float" office:value="87.006" table:style-name="ce10">
            <text:p>87.006</text:p>
          </table:table-cell>
          <table:table-cell office:value-type="float" office:value="50.124000000000002" table:style-name="ce10">
            <text:p>50.124</text:p>
          </table:table-cell>
          <table:table-cell office:value-type="float" office:value="94.954999999999998" table:style-name="ce10">
            <text:p>94.955</text:p>
          </table:table-cell>
          <table:table-cell office:value-type="float" office:value="69.216999999999999" table:style-name="ce10">
            <text:p>69.217</text:p>
          </table:table-cell>
          <table:table-cell office:value-type="float" office:value="50.131" table:style-name="ce10">
            <text:p>50.131</text:p>
          </table:table-cell>
          <table:table-cell office:value-type="float" office:value="6.6669999999999998" table:style-name="ce10">
            <text:p>6.667</text:p>
          </table:table-cell>
          <table:table-cell office:value-type="float" office:value="17.827999999999999" table:style-name="ce10">
            <text:p>17.828</text:p>
          </table:table-cell>
          <table:table-cell office:value-type="float" office:value="38.368000000000002" table:style-name="ce10">
            <text:p>38.368</text:p>
          </table:table-cell>
          <table:table-cell office:value-type="float" office:value="37.137" table:style-name="ce10">
            <text:p>37.137</text:p>
          </table:table-cell>
          <table:table-cell office:value-type="float" office:value="11.348000000000001" table:style-name="ce10">
            <text:p>11.348</text:p>
          </table:table-cell>
          <table:table-cell office:value-type="float" office:value="91.933999999999997" table:style-name="ce10">
            <text:p>91.934</text:p>
          </table:table-cell>
          <table:table-cell office:value-type="float" office:value="68.858999999999995" table:style-name="ce10">
            <text:p>68.859</text:p>
          </table:table-cell>
          <table:table-cell office:value-type="float" office:value="73.683999999999997" table:style-name="ce10">
            <text:p>73.684</text:p>
          </table:table-cell>
          <table:table-cell office:value-type="float" office:value="8.66" table:style-name="ce10">
            <text:p>8.66</text:p>
          </table:table-cell>
          <table:table-cell office:value-type="float" office:value="85.552000000000007" table:style-name="ce10">
            <text:p>85.552</text:p>
          </table:table-cell>
          <table:table-cell office:value-type="float" office:value="5.7869999999999999" table:style-name="ce10">
            <text:p>5.787</text:p>
          </table:table-cell>
          <table:table-cell office:value-type="float" office:value="7.2939999999999996" table:style-name="ce10">
            <text:p>7.294</text:p>
          </table:table-cell>
          <table:table-cell office:value-type="float" office:value="88.203000000000003" table:style-name="ce10">
            <text:p>88.203</text:p>
          </table:table-cell>
          <table:table-cell office:value-type="float" office:value="4.5030000000000001" table:style-name="ce10">
            <text:p>4.503</text:p>
          </table:table-cell>
          <table:table-cell office:value-type="float" office:value="35.945999999999998" table:style-name="ce10">
            <text:p>35.946</text:p>
          </table:table-cell>
          <table:table-cell office:value-type="float" office:value="50.478000000000002" table:style-name="ce10">
            <text:p>50.478</text:p>
          </table:table-cell>
          <table:table-cell office:value-type="float" office:value="13.576000000000001" table:style-name="ce10">
            <text:p>13.576</text:p>
          </table:table-cell>
          <table:table-cell office:value-type="float" office:value="28.722999999999999" table:style-name="ce10">
            <text:p>28.723</text:p>
          </table:table-cell>
          <table:table-cell office:value-type="float" office:value="52.128" table:style-name="ce10">
            <text:p>52.128</text:p>
          </table:table-cell>
          <table:table-cell office:value-type="float" office:value="19.149000000000001" table:style-name="ce10">
            <text:p>19.149</text:p>
          </table:table-cell>
          <table:table-cell office:value-type="float" office:value="44.570999999999998" table:style-name="ce10">
            <text:p>44.571</text:p>
          </table:table-cell>
          <table:table-cell office:value-type="float" office:value="26.286000000000001" table:style-name="ce10">
            <text:p>26.286</text:p>
          </table:table-cell>
          <table:table-cell office:value-type="float" office:value="29.143000000000001" table:style-name="ce10">
            <text:p>29.143</text:p>
          </table:table-cell>
          <table:table-cell office:value-type="float" office:value="55.703000000000003" table:style-name="ce10">
            <text:p>55.703</text:p>
          </table:table-cell>
          <table:table-cell office:value-type="float" office:value="21.863" table:style-name="ce10">
            <text:p>21.863</text:p>
          </table:table-cell>
          <table:table-cell office:value-type="float" office:value="22.433" table:style-name="ce10">
            <text:p>22.433</text:p>
          </table:table-cell>
          <table:table-cell office:value-type="float" office:value="29.411999999999999" table:style-name="ce10">
            <text:p>29.412</text:p>
          </table:table-cell>
          <table:table-cell office:value-type="float" office:value="57.219000000000001" table:style-name="ce10">
            <text:p>57.219</text:p>
          </table:table-cell>
          <table:table-cell office:value-type="float" office:value="13.369" table:style-name="ce10">
            <text:p>13.369</text:p>
          </table:table-cell>
          <table:table-cell office:value-type="float" office:value="61.094000000000001" table:style-name="ce10">
            <text:p>61.094</text:p>
          </table:table-cell>
          <table:table-cell office:value-type="float" office:value="66.602000000000004" table:style-name="ce10">
            <text:p>66.602</text:p>
          </table:table-cell>
          <table:table-cell office:value-type="float" office:value="57.363999999999997" table:style-name="ce10">
            <text:p>57.364</text:p>
          </table:table-cell>
          <table:table-cell office:value-type="float" office:value="39.729999999999997" table:style-name="ce10">
            <text:p>39.73</text:p>
          </table:table-cell>
          <table:table-cell office:value-type="float" office:value="66.611000000000004" table:style-name="ce10">
            <text:p>66.611</text:p>
          </table:table-cell>
          <table:table-cell office:value-type="float" office:value="68.668000000000006" table:style-name="ce10">
            <text:p>68.668</text:p>
          </table:table-cell>
          <table:table-cell office:value-type="float" office:value="4.7649999999999997" table:style-name="ce10">
            <text:p>4.765</text:p>
          </table:table-cell>
          <table:table-cell office:value-type="float" office:value="81.480999999999995" table:style-name="ce10">
            <text:p>81.481</text:p>
          </table:table-cell>
          <table:table-cell office:value-type="float" office:value="26.637" table:style-name="ce10">
            <text:p>26.637</text:p>
          </table:table-cell>
          <table:table-cell office:value-type="float" office:value="72.858000000000004" table:style-name="ce10">
            <text:p>72.858</text:p>
          </table:table-cell>
          <table:table-cell table:number-columns-repeated="16264"/>
        </table:table-row>
        <table:table-row table:style-name="ro5">
          <table:table-cell office:value-type="string" table:style-name="ce4">
            <text:p>DFT</text:p>
          </table:table-cell>
          <table:table-cell office:value-type="string" table:style-name="ce4">
            <text:p>Department for Transport</text:p>
          </table:table-cell>
          <table:table-cell office:value-type="string" table:style-name="ce4">
            <text:p>Transport</text:p>
          </table:table-cell>
          <table:table-cell table:style-name="ce4"/>
          <table:table-cell office:value-type="float" office:value="87.203000000000003" table:style-name="ce10">
            <text:p>87.203</text:p>
          </table:table-cell>
          <table:table-cell office:value-type="float" office:value="64.281000000000006" table:style-name="ce10">
            <text:p>64.281</text:p>
          </table:table-cell>
          <table:table-cell office:value-type="float" office:value="78.688999999999993" table:style-name="ce10">
            <text:p>78.689</text:p>
          </table:table-cell>
          <table:table-cell office:value-type="float" office:value="81.632000000000005" table:style-name="ce10">
            <text:p>81.632</text:p>
          </table:table-cell>
          <table:table-cell office:value-type="float" office:value="79.567999999999998" table:style-name="ce10">
            <text:p>79.568</text:p>
          </table:table-cell>
          <table:table-cell office:value-type="float" office:value="84.453999999999994" table:style-name="ce10">
            <text:p>84.454</text:p>
          </table:table-cell>
          <table:table-cell office:value-type="float" office:value="57.744999999999997" table:style-name="ce10">
            <text:p>57.745</text:p>
          </table:table-cell>
          <table:table-cell office:value-type="float" office:value="82.902000000000001" table:style-name="ce10">
            <text:p>82.902</text:p>
          </table:table-cell>
          <table:table-cell office:value-type="float" office:value="75.472999999999999" table:style-name="ce10">
            <text:p>75.473</text:p>
          </table:table-cell>
          <table:table-cell office:value-type="float" office:value="28.832999999999998" table:style-name="ce10">
            <text:p>28.833</text:p>
          </table:table-cell>
          <table:table-cell office:value-type="float" office:value="60.834000000000003" table:style-name="ce10">
            <text:p>60.834</text:p>
          </table:table-cell>
          <table:table-cell office:value-type="float" office:value="89.218999999999994" table:style-name="ce10">
            <text:p>89.219</text:p>
          </table:table-cell>
          <table:table-cell office:value-type="float" office:value="80.37" table:style-name="ce10">
            <text:p>80.37</text:p>
          </table:table-cell>
          <table:table-cell office:value-type="float" office:value="74.340999999999994" table:style-name="ce10">
            <text:p>74.341</text:p>
          </table:table-cell>
          <table:table-cell office:value-type="float" office:value="64.233999999999995" table:style-name="ce10">
            <text:p>64.234</text:p>
          </table:table-cell>
          <table:table-cell office:value-type="float" office:value="85.311999999999998" table:style-name="ce10">
            <text:p>85.312</text:p>
          </table:table-cell>
          <table:table-cell office:value-type="float" office:value="80.206000000000003" table:style-name="ce10">
            <text:p>80.206</text:p>
          </table:table-cell>
          <table:table-cell office:value-type="float" office:value="83.061000000000007" table:style-name="ce10">
            <text:p>83.061</text:p>
          </table:table-cell>
          <table:table-cell office:value-type="float" office:value="77.545000000000002" table:style-name="ce10">
            <text:p>77.545</text:p>
          </table:table-cell>
          <table:table-cell office:value-type="float" office:value="91.302999999999997" table:style-name="ce10">
            <text:p>91.303</text:p>
          </table:table-cell>
          <table:table-cell office:value-type="float" office:value="87.432000000000002" table:style-name="ce10">
            <text:p>87.432</text:p>
          </table:table-cell>
          <table:table-cell office:value-type="float" office:value="68.332999999999998" table:style-name="ce10">
            <text:p>68.333</text:p>
          </table:table-cell>
          <table:table-cell office:value-type="float" office:value="81.557000000000002" table:style-name="ce10">
            <text:p>81.557</text:p>
          </table:table-cell>
          <table:table-cell office:value-type="float" office:value="85.614999999999995" table:style-name="ce10">
            <text:p>85.615</text:p>
          </table:table-cell>
          <table:table-cell office:value-type="float" office:value="76.015000000000001" table:style-name="ce10">
            <text:p>76.015</text:p>
          </table:table-cell>
          <table:table-cell office:value-type="float" office:value="70.930999999999997" table:style-name="ce10">
            <text:p>70.931</text:p>
          </table:table-cell>
          <table:table-cell office:value-type="float" office:value="77.430999999999997" table:style-name="ce10">
            <text:p>77.431</text:p>
          </table:table-cell>
          <table:table-cell office:value-type="float" office:value="87.697000000000003" table:style-name="ce10">
            <text:p>87.697</text:p>
          </table:table-cell>
          <table:table-cell office:value-type="float" office:value="85.817999999999998" table:style-name="ce10">
            <text:p>85.818</text:p>
          </table:table-cell>
          <table:table-cell office:value-type="float" office:value="79.885000000000005" table:style-name="ce10">
            <text:p>79.885</text:p>
          </table:table-cell>
          <table:table-cell office:value-type="float" office:value="67.251999999999995" table:style-name="ce10">
            <text:p>67.252</text:p>
          </table:table-cell>
          <table:table-cell office:value-type="float" office:value="50.576999999999998" table:style-name="ce10">
            <text:p>50.577</text:p>
          </table:table-cell>
          <table:table-cell office:value-type="float" office:value="60.218000000000004" table:style-name="ce10">
            <text:p>60.218</text:p>
          </table:table-cell>
          <table:table-cell office:value-type="float" office:value="52.817999999999998" table:style-name="ce10">
            <text:p>52.818</text:p>
          </table:table-cell>
          <table:table-cell office:value-type="float" office:value="85.813999999999993" table:style-name="ce10">
            <text:p>85.814</text:p>
          </table:table-cell>
          <table:table-cell office:value-type="float" office:value="88.572000000000003" table:style-name="ce10">
            <text:p>88.572</text:p>
          </table:table-cell>
          <table:table-cell office:value-type="float" office:value="74.787999999999997" table:style-name="ce10">
            <text:p>74.788</text:p>
          </table:table-cell>
          <table:table-cell office:value-type="float" office:value="82.51" table:style-name="ce10">
            <text:p>82.51</text:p>
          </table:table-cell>
          <table:table-cell office:value-type="float" office:value="73.697000000000003" table:style-name="ce10">
            <text:p>73.697</text:p>
          </table:table-cell>
          <table:table-cell office:value-type="float" office:value="76.123000000000005" table:style-name="ce10">
            <text:p>76.123</text:p>
          </table:table-cell>
          <table:table-cell office:value-type="float" office:value="89.239000000000004" table:style-name="ce10">
            <text:p>89.239</text:p>
          </table:table-cell>
          <table:table-cell office:value-type="float" office:value="78.866" table:style-name="ce10">
            <text:p>78.866</text:p>
          </table:table-cell>
          <table:table-cell office:value-type="float" office:value="62.087000000000003" table:style-name="ce10">
            <text:p>62.087</text:p>
          </table:table-cell>
          <table:table-cell office:value-type="float" office:value="72.766000000000005" table:style-name="ce10">
            <text:p>72.766</text:p>
          </table:table-cell>
          <table:table-cell office:value-type="float" office:value="30.786000000000001" table:style-name="ce10">
            <text:p>30.786</text:p>
          </table:table-cell>
          <table:table-cell office:value-type="float" office:value="31.15" table:style-name="ce10">
            <text:p>31.15</text:p>
          </table:table-cell>
          <table:table-cell office:value-type="float" office:value="24.523" table:style-name="ce10">
            <text:p>24.523</text:p>
          </table:table-cell>
          <table:table-cell office:value-type="float" office:value="82.974999999999994" table:style-name="ce10">
            <text:p>82.975</text:p>
          </table:table-cell>
          <table:table-cell office:value-type="float" office:value="74.135999999999996" table:style-name="ce10">
            <text:p>74.136</text:p>
          </table:table-cell>
          <table:table-cell office:value-type="float" office:value="60.424999999999997" table:style-name="ce10">
            <text:p>60.425</text:p>
          </table:table-cell>
          <table:table-cell office:value-type="float" office:value="66.555000000000007" table:style-name="ce10">
            <text:p>66.555</text:p>
          </table:table-cell>
          <table:table-cell office:value-type="float" office:value="47.756" table:style-name="ce10">
            <text:p>47.756</text:p>
          </table:table-cell>
          <table:table-cell office:value-type="float" office:value="40.036000000000001" table:style-name="ce10">
            <text:p>40.036</text:p>
          </table:table-cell>
          <table:table-cell office:value-type="float" office:value="71.974999999999994" table:style-name="ce10">
            <text:p>71.975</text:p>
          </table:table-cell>
          <table:table-cell office:value-type="float" office:value="45.813000000000002" table:style-name="ce10">
            <text:p>45.813</text:p>
          </table:table-cell>
          <table:table-cell office:value-type="float" office:value="57.524000000000001" table:style-name="ce10">
            <text:p>57.524</text:p>
          </table:table-cell>
          <table:table-cell office:value-type="float" office:value="64.97" table:style-name="ce10">
            <text:p>64.97</text:p>
          </table:table-cell>
          <table:table-cell office:value-type="float" office:value="71.307000000000002" table:style-name="ce10">
            <text:p>71.307</text:p>
          </table:table-cell>
          <table:table-cell office:value-type="float" office:value="48.24" table:style-name="ce10">
            <text:p>48.24</text:p>
          </table:table-cell>
          <table:table-cell office:value-type="float" office:value="55.140999999999998" table:style-name="ce10">
            <text:p>55.141</text:p>
          </table:table-cell>
          <table:table-cell office:value-type="float" office:value="54.264000000000003" table:style-name="ce10">
            <text:p>54.264</text:p>
          </table:table-cell>
          <table:table-cell office:value-type="float" office:value="56.043999999999997" table:style-name="ce10">
            <text:p>56.044</text:p>
          </table:table-cell>
          <table:table-cell office:value-type="float" office:value="37.381999999999998" table:style-name="ce10">
            <text:p>37.382</text:p>
          </table:table-cell>
          <table:table-cell office:value-type="float" office:value="88.948999999999998" table:style-name="ce10">
            <text:p>88.949</text:p>
          </table:table-cell>
          <table:table-cell office:value-type="float" office:value="76.733999999999995" table:style-name="ce10">
            <text:p>76.734</text:p>
          </table:table-cell>
          <table:table-cell office:value-type="float" office:value="74.075000000000003" table:style-name="ce10">
            <text:p>74.075</text:p>
          </table:table-cell>
          <table:table-cell office:value-type="float" office:value="72.057000000000002" table:style-name="ce10">
            <text:p>72.057</text:p>
          </table:table-cell>
          <table:table-cell office:value-type="float" office:value="80.278999999999996" table:style-name="ce10">
            <text:p>80.279</text:p>
          </table:table-cell>
          <table:table-cell office:value-type="float" office:value="65.173000000000002" table:style-name="ce10">
            <text:p>65.173</text:p>
          </table:table-cell>
          <table:table-cell office:value-type="float" office:value="39.375999999999998" table:style-name="ce10">
            <text:p>39.376</text:p>
          </table:table-cell>
          <table:table-cell office:value-type="float" office:value="80.677999999999997" table:style-name="ce10">
            <text:p>80.678</text:p>
          </table:table-cell>
          <table:table-cell office:value-type="float" office:value="57.801000000000002" table:style-name="ce10">
            <text:p>57.801</text:p>
          </table:table-cell>
          <table:table-cell office:value-type="float" office:value="87.147999999999996" table:style-name="ce10">
            <text:p>87.148</text:p>
          </table:table-cell>
          <table:table-cell office:value-type="float" office:value="80.364000000000004" table:style-name="ce10">
            <text:p>80.364</text:p>
          </table:table-cell>
          <table:table-cell office:value-type="float" office:value="94.518000000000001" table:style-name="ce10">
            <text:p>94.518</text:p>
          </table:table-cell>
          <table:table-cell office:value-type="float" office:value="63.713999999999999" table:style-name="ce10">
            <text:p>63.714</text:p>
          </table:table-cell>
          <table:table-cell office:value-type="float" office:value="54.594999999999999" table:style-name="ce10">
            <text:p>54.595</text:p>
          </table:table-cell>
          <table:table-cell office:value-type="float" office:value="7.6639999999999997" table:style-name="ce10">
            <text:p>7.664</text:p>
          </table:table-cell>
          <table:table-cell office:value-type="float" office:value="20.164000000000001" table:style-name="ce10">
            <text:p>20.164</text:p>
          </table:table-cell>
          <table:table-cell office:value-type="float" office:value="45.103000000000002" table:style-name="ce10">
            <text:p>45.103</text:p>
          </table:table-cell>
          <table:table-cell office:value-type="float" office:value="27.068000000000001" table:style-name="ce10">
            <text:p>27.068</text:p>
          </table:table-cell>
          <table:table-cell office:value-type="float" office:value="10.177" table:style-name="ce10">
            <text:p>10.177</text:p>
          </table:table-cell>
          <table:table-cell office:value-type="float" office:value="92.786000000000001" table:style-name="ce10">
            <text:p>92.786</text:p>
          </table:table-cell>
          <table:table-cell office:value-type="float" office:value="68.536000000000001" table:style-name="ce10">
            <text:p>68.536</text:p>
          </table:table-cell>
          <table:table-cell office:value-type="float" office:value="74.337999999999994" table:style-name="ce10">
            <text:p>74.338</text:p>
          </table:table-cell>
          <table:table-cell office:value-type="float" office:value="7.7859999999999996" table:style-name="ce10">
            <text:p>7.786</text:p>
          </table:table-cell>
          <table:table-cell office:value-type="float" office:value="86.397999999999996" table:style-name="ce10">
            <text:p>86.398</text:p>
          </table:table-cell>
          <table:table-cell office:value-type="float" office:value="5.8159999999999998" table:style-name="ce10">
            <text:p>5.816</text:p>
          </table:table-cell>
          <table:table-cell office:value-type="float" office:value="8.5760000000000005" table:style-name="ce10">
            <text:p>8.576</text:p>
          </table:table-cell>
          <table:table-cell office:value-type="float" office:value="86.575999999999993" table:style-name="ce10">
            <text:p>86.576</text:p>
          </table:table-cell>
          <table:table-cell office:value-type="float" office:value="4.8479999999999999" table:style-name="ce10">
            <text:p>4.848</text:p>
          </table:table-cell>
          <table:table-cell office:value-type="float" office:value="38.515999999999998" table:style-name="ce10">
            <text:p>38.516</text:p>
          </table:table-cell>
          <table:table-cell office:value-type="float" office:value="44.523000000000003" table:style-name="ce10">
            <text:p>44.523</text:p>
          </table:table-cell>
          <table:table-cell office:value-type="float" office:value="16.960999999999999" table:style-name="ce10">
            <text:p>16.961</text:p>
          </table:table-cell>
          <table:table-cell office:value-type="float" office:value="25.687999999999999" table:style-name="ce10">
            <text:p>25.688</text:p>
          </table:table-cell>
          <table:table-cell office:value-type="float" office:value="61.468000000000004" table:style-name="ce10">
            <text:p>61.468</text:p>
          </table:table-cell>
          <table:table-cell office:value-type="float" office:value="12.843999999999999" table:style-name="ce10">
            <text:p>12.844</text:p>
          </table:table-cell>
          <table:table-cell office:value-type="float" office:value="40.78" table:style-name="ce10">
            <text:p>40.78</text:p>
          </table:table-cell>
          <table:table-cell office:value-type="float" office:value="30.850999999999999" table:style-name="ce10">
            <text:p>30.851</text:p>
          </table:table-cell>
          <table:table-cell office:value-type="float" office:value="28.369" table:style-name="ce10">
            <text:p>28.369</text:p>
          </table:table-cell>
          <table:table-cell office:value-type="float" office:value="56.536999999999999" table:style-name="ce10">
            <text:p>56.537</text:p>
          </table:table-cell>
          <table:table-cell office:value-type="float" office:value="23.675000000000001" table:style-name="ce10">
            <text:p>23.675</text:p>
          </table:table-cell>
          <table:table-cell office:value-type="float" office:value="19.788" table:style-name="ce10">
            <text:p>19.788</text:p>
          </table:table-cell>
          <table:table-cell office:value-type="float" office:value="29.358000000000001" table:style-name="ce10">
            <text:p>29.358</text:p>
          </table:table-cell>
          <table:table-cell office:value-type="float" office:value="56.881" table:style-name="ce10">
            <text:p>56.881</text:p>
          </table:table-cell>
          <table:table-cell office:value-type="float" office:value="13.760999999999999" table:style-name="ce10">
            <text:p>13.761</text:p>
          </table:table-cell>
          <table:table-cell office:value-type="float" office:value="62.048999999999999" table:style-name="ce10">
            <text:p>62.049</text:p>
          </table:table-cell>
          <table:table-cell office:value-type="float" office:value="67.492000000000004" table:style-name="ce10">
            <text:p>67.492</text:p>
          </table:table-cell>
          <table:table-cell office:value-type="float" office:value="59.167000000000002" table:style-name="ce10">
            <text:p>59.167</text:p>
          </table:table-cell>
          <table:table-cell office:value-type="float" office:value="37.167000000000002" table:style-name="ce10">
            <text:p>37.167</text:p>
          </table:table-cell>
          <table:table-cell office:value-type="float" office:value="69.774000000000001" table:style-name="ce10">
            <text:p>69.774</text:p>
          </table:table-cell>
          <table:table-cell office:value-type="float" office:value="72.936000000000007" table:style-name="ce10">
            <text:p>72.936</text:p>
          </table:table-cell>
          <table:table-cell office:value-type="float" office:value="5.0170000000000003" table:style-name="ce10">
            <text:p>5.017</text:p>
          </table:table-cell>
          <table:table-cell office:value-type="float" office:value="78.608000000000004" table:style-name="ce10">
            <text:p>78.608</text:p>
          </table:table-cell>
          <table:table-cell office:value-type="float" office:value="25.806999999999999" table:style-name="ce10">
            <text:p>25.807</text:p>
          </table:table-cell>
          <table:table-cell office:value-type="float" office:value="72.965000000000003" table:style-name="ce10">
            <text:p>72.965</text:p>
          </table:table-cell>
          <table:table-cell table:number-columns-repeated="16264"/>
        </table:table-row>
        <table:table-row table:style-name="ro10">
          <table:table-cell office:value-type="string" table:style-name="ce4">
            <text:p>DHSC</text:p>
          </table:table-cell>
          <table:table-cell office:value-type="string" table:style-name="ce4">
            <text:p>Department of Health and Social Care</text:p>
          </table:table-cell>
          <table:table-cell office:value-type="string" table:style-name="ce4">
            <text:p>Health and Social Care</text:p>
          </table:table-cell>
          <table:table-cell table:style-name="ce4"/>
          <table:table-cell office:value-type="float" office:value="83.914000000000001" table:style-name="ce10">
            <text:p>83.914</text:p>
          </table:table-cell>
          <table:table-cell office:value-type="float" office:value="59.771999999999998" table:style-name="ce10">
            <text:p>59.772</text:p>
          </table:table-cell>
          <table:table-cell office:value-type="float" office:value="76.272000000000006" table:style-name="ce10">
            <text:p>76.272</text:p>
          </table:table-cell>
          <table:table-cell office:value-type="float" office:value="68.957999999999998" table:style-name="ce10">
            <text:p>68.958</text:p>
          </table:table-cell>
          <table:table-cell office:value-type="float" office:value="77.174999999999997" table:style-name="ce10">
            <text:p>77.175</text:p>
          </table:table-cell>
          <table:table-cell office:value-type="float" office:value="84.893000000000001" table:style-name="ce10">
            <text:p>84.893</text:p>
          </table:table-cell>
          <table:table-cell office:value-type="float" office:value="50.981999999999999" table:style-name="ce10">
            <text:p>50.982</text:p>
          </table:table-cell>
          <table:table-cell office:value-type="float" office:value="80.459999999999994" table:style-name="ce10">
            <text:p>80.46</text:p>
          </table:table-cell>
          <table:table-cell office:value-type="float" office:value="71.363" table:style-name="ce10">
            <text:p>71.363</text:p>
          </table:table-cell>
          <table:table-cell office:value-type="float" office:value="28.885999999999999" table:style-name="ce10">
            <text:p>28.886</text:p>
          </table:table-cell>
          <table:table-cell office:value-type="float" office:value="49.140999999999998" table:style-name="ce10">
            <text:p>49.141</text:p>
          </table:table-cell>
          <table:table-cell office:value-type="float" office:value="88.817999999999998" table:style-name="ce10">
            <text:p>88.818</text:p>
          </table:table-cell>
          <table:table-cell office:value-type="float" office:value="78.731999999999999" table:style-name="ce10">
            <text:p>78.732</text:p>
          </table:table-cell>
          <table:table-cell office:value-type="float" office:value="73.885000000000005" table:style-name="ce10">
            <text:p>73.885</text:p>
          </table:table-cell>
          <table:table-cell office:value-type="float" office:value="58.533000000000001" table:style-name="ce10">
            <text:p>58.533</text:p>
          </table:table-cell>
          <table:table-cell office:value-type="float" office:value="81.344999999999999" table:style-name="ce10">
            <text:p>81.345</text:p>
          </table:table-cell>
          <table:table-cell office:value-type="float" office:value="67.141000000000005" table:style-name="ce10">
            <text:p>67.141</text:p>
          </table:table-cell>
          <table:table-cell office:value-type="float" office:value="70.775000000000006" table:style-name="ce10">
            <text:p>70.775</text:p>
          </table:table-cell>
          <table:table-cell office:value-type="float" office:value="76.613" table:style-name="ce10">
            <text:p>76.613</text:p>
          </table:table-cell>
          <table:table-cell office:value-type="float" office:value="90.149000000000001" table:style-name="ce10">
            <text:p>90.149</text:p>
          </table:table-cell>
          <table:table-cell office:value-type="float" office:value="88.376000000000005" table:style-name="ce10">
            <text:p>88.376</text:p>
          </table:table-cell>
          <table:table-cell office:value-type="float" office:value="60.764000000000003" table:style-name="ce10">
            <text:p>60.764</text:p>
          </table:table-cell>
          <table:table-cell office:value-type="float" office:value="82.388999999999996" table:style-name="ce10">
            <text:p>82.389</text:p>
          </table:table-cell>
          <table:table-cell office:value-type="float" office:value="85.718999999999994" table:style-name="ce10">
            <text:p>85.719</text:p>
          </table:table-cell>
          <table:table-cell office:value-type="float" office:value="71.722999999999999" table:style-name="ce10">
            <text:p>71.723</text:p>
          </table:table-cell>
          <table:table-cell office:value-type="float" office:value="65.917000000000002" table:style-name="ce10">
            <text:p>65.917</text:p>
          </table:table-cell>
          <table:table-cell office:value-type="float" office:value="72.807000000000002" table:style-name="ce10">
            <text:p>72.807</text:p>
          </table:table-cell>
          <table:table-cell office:value-type="float" office:value="88.242000000000004" table:style-name="ce10">
            <text:p>88.242</text:p>
          </table:table-cell>
          <table:table-cell office:value-type="float" office:value="86.120999999999995" table:style-name="ce10">
            <text:p>86.121</text:p>
          </table:table-cell>
          <table:table-cell office:value-type="float" office:value="80.302999999999997" table:style-name="ce10">
            <text:p>80.303</text:p>
          </table:table-cell>
          <table:table-cell office:value-type="float" office:value="61.121000000000002" table:style-name="ce10">
            <text:p>61.121</text:p>
          </table:table-cell>
          <table:table-cell office:value-type="float" office:value="48.466000000000001" table:style-name="ce10">
            <text:p>48.466</text:p>
          </table:table-cell>
          <table:table-cell office:value-type="float" office:value="48.997999999999998" table:style-name="ce10">
            <text:p>48.998</text:p>
          </table:table-cell>
          <table:table-cell office:value-type="float" office:value="45.293999999999997" table:style-name="ce10">
            <text:p>45.294</text:p>
          </table:table-cell>
          <table:table-cell office:value-type="float" office:value="85.692999999999998" table:style-name="ce10">
            <text:p>85.693</text:p>
          </table:table-cell>
          <table:table-cell office:value-type="float" office:value="88.694000000000003" table:style-name="ce10">
            <text:p>88.694</text:p>
          </table:table-cell>
          <table:table-cell office:value-type="float" office:value="73.113" table:style-name="ce10">
            <text:p>73.113</text:p>
          </table:table-cell>
          <table:table-cell office:value-type="float" office:value="74.325999999999993" table:style-name="ce10">
            <text:p>74.326</text:p>
          </table:table-cell>
          <table:table-cell office:value-type="float" office:value="68.233000000000004" table:style-name="ce10">
            <text:p>68.233</text:p>
          </table:table-cell>
          <table:table-cell office:value-type="float" office:value="66.352999999999994" table:style-name="ce10">
            <text:p>66.353</text:p>
          </table:table-cell>
          <table:table-cell office:value-type="float" office:value="88.289000000000001" table:style-name="ce10">
            <text:p>88.289</text:p>
          </table:table-cell>
          <table:table-cell office:value-type="float" office:value="73.998999999999995" table:style-name="ce10">
            <text:p>73.999</text:p>
          </table:table-cell>
          <table:table-cell office:value-type="float" office:value="59.774999999999999" table:style-name="ce10">
            <text:p>59.775</text:p>
          </table:table-cell>
          <table:table-cell office:value-type="float" office:value="71.528000000000006" table:style-name="ce10">
            <text:p>71.528</text:p>
          </table:table-cell>
          <table:table-cell office:value-type="float" office:value="31.271000000000001" table:style-name="ce10">
            <text:p>31.271</text:p>
          </table:table-cell>
          <table:table-cell office:value-type="float" office:value="31.026" table:style-name="ce10">
            <text:p>31.026</text:p>
          </table:table-cell>
          <table:table-cell office:value-type="float" office:value="24.295000000000002" table:style-name="ce10">
            <text:p>24.295</text:p>
          </table:table-cell>
          <table:table-cell office:value-type="float" office:value="76.319000000000003" table:style-name="ce10">
            <text:p>76.319</text:p>
          </table:table-cell>
          <table:table-cell office:value-type="float" office:value="66.768000000000001" table:style-name="ce10">
            <text:p>66.768</text:p>
          </table:table-cell>
          <table:table-cell office:value-type="float" office:value="43.168999999999997" table:style-name="ce10">
            <text:p>43.169</text:p>
          </table:table-cell>
          <table:table-cell office:value-type="float" office:value="58.658999999999999" table:style-name="ce10">
            <text:p>58.659</text:p>
          </table:table-cell>
          <table:table-cell office:value-type="float" office:value="30.088000000000001" table:style-name="ce10">
            <text:p>30.088</text:p>
          </table:table-cell>
          <table:table-cell office:value-type="float" office:value="23.096" table:style-name="ce10">
            <text:p>23.096</text:p>
          </table:table-cell>
          <table:table-cell office:value-type="float" office:value="62.317999999999998" table:style-name="ce10">
            <text:p>62.318</text:p>
          </table:table-cell>
          <table:table-cell office:value-type="float" office:value="36.427" table:style-name="ce10">
            <text:p>36.427</text:p>
          </table:table-cell>
          <table:table-cell office:value-type="float" office:value="45.341000000000001" table:style-name="ce10">
            <text:p>45.341</text:p>
          </table:table-cell>
          <table:table-cell office:value-type="float" office:value="62.344999999999999" table:style-name="ce10">
            <text:p>62.345</text:p>
          </table:table-cell>
          <table:table-cell office:value-type="float" office:value="55.34" table:style-name="ce10">
            <text:p>55.34</text:p>
          </table:table-cell>
          <table:table-cell office:value-type="float" office:value="41.347999999999999" table:style-name="ce10">
            <text:p>41.348</text:p>
          </table:table-cell>
          <table:table-cell office:value-type="float" office:value="47.070999999999998" table:style-name="ce10">
            <text:p>47.071</text:p>
          </table:table-cell>
          <table:table-cell office:value-type="float" office:value="42.978000000000002" table:style-name="ce10">
            <text:p>42.978</text:p>
          </table:table-cell>
          <table:table-cell office:value-type="float" office:value="53.259" table:style-name="ce10">
            <text:p>53.259</text:p>
          </table:table-cell>
          <table:table-cell office:value-type="float" office:value="39.021999999999998" table:style-name="ce10">
            <text:p>39.022</text:p>
          </table:table-cell>
          <table:table-cell office:value-type="float" office:value="89.488" table:style-name="ce10">
            <text:p>89.488</text:p>
          </table:table-cell>
          <table:table-cell office:value-type="float" office:value="76.218999999999994" table:style-name="ce10">
            <text:p>76.219</text:p>
          </table:table-cell>
          <table:table-cell office:value-type="float" office:value="70.14" table:style-name="ce10">
            <text:p>70.14</text:p>
          </table:table-cell>
          <table:table-cell office:value-type="float" office:value="68.183000000000007" table:style-name="ce10">
            <text:p>68.183</text:p>
          </table:table-cell>
          <table:table-cell office:value-type="float" office:value="72.656000000000006" table:style-name="ce10">
            <text:p>72.656</text:p>
          </table:table-cell>
          <table:table-cell office:value-type="float" office:value="65.331999999999994" table:style-name="ce10">
            <text:p>65.332</text:p>
          </table:table-cell>
          <table:table-cell office:value-type="float" office:value="34.536999999999999" table:style-name="ce10">
            <text:p>34.537</text:p>
          </table:table-cell>
          <table:table-cell office:value-type="float" office:value="69.224000000000004" table:style-name="ce10">
            <text:p>69.224</text:p>
          </table:table-cell>
          <table:table-cell office:value-type="float" office:value="59.576000000000001" table:style-name="ce10">
            <text:p>59.576</text:p>
          </table:table-cell>
          <table:table-cell office:value-type="float" office:value="87.897999999999996" table:style-name="ce10">
            <text:p>87.898</text:p>
          </table:table-cell>
          <table:table-cell office:value-type="float" office:value="77.885000000000005" table:style-name="ce10">
            <text:p>77.885</text:p>
          </table:table-cell>
          <table:table-cell office:value-type="float" office:value="95.058000000000007" table:style-name="ce10">
            <text:p>95.058</text:p>
          </table:table-cell>
          <table:table-cell office:value-type="float" office:value="62.844000000000001" table:style-name="ce10">
            <text:p>62.844</text:p>
          </table:table-cell>
          <table:table-cell office:value-type="float" office:value="47.478999999999999" table:style-name="ce10">
            <text:p>47.479</text:p>
          </table:table-cell>
          <table:table-cell office:value-type="float" office:value="10.143000000000001" table:style-name="ce10">
            <text:p>10.143</text:p>
          </table:table-cell>
          <table:table-cell office:value-type="float" office:value="24.123999999999999" table:style-name="ce10">
            <text:p>24.124</text:p>
          </table:table-cell>
          <table:table-cell office:value-type="float" office:value="42.460999999999999" table:style-name="ce10">
            <text:p>42.461</text:p>
          </table:table-cell>
          <table:table-cell office:value-type="float" office:value="23.271000000000001" table:style-name="ce10">
            <text:p>23.271</text:p>
          </table:table-cell>
          <table:table-cell office:value-type="float" office:value="9.0909999999999993" table:style-name="ce10">
            <text:p>9.091</text:p>
          </table:table-cell>
          <table:table-cell office:value-type="float" office:value="90.664000000000001" table:style-name="ce10">
            <text:p>90.664</text:p>
          </table:table-cell>
          <table:table-cell office:value-type="float" office:value="64.474000000000004" table:style-name="ce10">
            <text:p>64.474</text:p>
          </table:table-cell>
          <table:table-cell office:value-type="float" office:value="72.519000000000005" table:style-name="ce10">
            <text:p>72.519</text:p>
          </table:table-cell>
          <table:table-cell office:value-type="float" office:value="7.0350000000000001" table:style-name="ce10">
            <text:p>7.035</text:p>
          </table:table-cell>
          <table:table-cell office:value-type="float" office:value="88.114000000000004" table:style-name="ce10">
            <text:p>88.114</text:p>
          </table:table-cell>
          <table:table-cell office:value-type="float" office:value="4.851" table:style-name="ce10">
            <text:p>4.851</text:p>
          </table:table-cell>
          <table:table-cell office:value-type="float" office:value="8.6419999999999995" table:style-name="ce10">
            <text:p>8.642</text:p>
          </table:table-cell>
          <table:table-cell office:value-type="float" office:value="87.265000000000001" table:style-name="ce10">
            <text:p>87.265</text:p>
          </table:table-cell>
          <table:table-cell office:value-type="float" office:value="4.093" table:style-name="ce10">
            <text:p>4.093</text:p>
          </table:table-cell>
          <table:table-cell office:value-type="float" office:value="40.140999999999998" table:style-name="ce10">
            <text:p>40.141</text:p>
          </table:table-cell>
          <table:table-cell office:value-type="float" office:value="44.366" table:style-name="ce10">
            <text:p>44.366</text:p>
          </table:table-cell>
          <table:table-cell office:value-type="float" office:value="15.493" table:style-name="ce10">
            <text:p>15.493</text:p>
          </table:table-cell>
          <table:table-cell office:value-type="float" office:value="30.972999999999999" table:style-name="ce10">
            <text:p>30.973</text:p>
          </table:table-cell>
          <table:table-cell office:value-type="float" office:value="54.866999999999997" table:style-name="ce10">
            <text:p>54.867</text:p>
          </table:table-cell>
          <table:table-cell office:value-type="float" office:value="14.159000000000001" table:style-name="ce10">
            <text:p>14.159</text:p>
          </table:table-cell>
          <table:table-cell office:value-type="float" office:value="47.143000000000001" table:style-name="ce10">
            <text:p>47.143</text:p>
          </table:table-cell>
          <table:table-cell office:value-type="float" office:value="26.786000000000001" table:style-name="ce10">
            <text:p>26.786</text:p>
          </table:table-cell>
          <table:table-cell office:value-type="float" office:value="26.071000000000002" table:style-name="ce10">
            <text:p>26.071</text:p>
          </table:table-cell>
          <table:table-cell office:value-type="float" office:value="50.177" table:style-name="ce10">
            <text:p>50.177</text:p>
          </table:table-cell>
          <table:table-cell office:value-type="float" office:value="25.442" table:style-name="ce10">
            <text:p>25.442</text:p>
          </table:table-cell>
          <table:table-cell office:value-type="float" office:value="24.382000000000001" table:style-name="ce10">
            <text:p>24.382</text:p>
          </table:table-cell>
          <table:table-cell office:value-type="float" office:value="23.009" table:style-name="ce10">
            <text:p>23.009</text:p>
          </table:table-cell>
          <table:table-cell office:value-type="float" office:value="61.947000000000003" table:style-name="ce10">
            <text:p>61.947</text:p>
          </table:table-cell>
          <table:table-cell office:value-type="float" office:value="15.044" table:style-name="ce10">
            <text:p>15.044</text:p>
          </table:table-cell>
          <table:table-cell office:value-type="float" office:value="63.436999999999998" table:style-name="ce10">
            <text:p>63.437</text:p>
          </table:table-cell>
          <table:table-cell office:value-type="float" office:value="69.045000000000002" table:style-name="ce10">
            <text:p>69.045</text:p>
          </table:table-cell>
          <table:table-cell office:value-type="float" office:value="60.488" table:style-name="ce10">
            <text:p>60.488</text:p>
          </table:table-cell>
          <table:table-cell office:value-type="float" office:value="39.97" table:style-name="ce10">
            <text:p>39.97</text:p>
          </table:table-cell>
          <table:table-cell office:value-type="float" office:value="70.793999999999997" table:style-name="ce10">
            <text:p>70.794</text:p>
          </table:table-cell>
          <table:table-cell office:value-type="float" office:value="75.227999999999994" table:style-name="ce10">
            <text:p>75.228</text:p>
          </table:table-cell>
          <table:table-cell office:value-type="float" office:value="4.8449999999999998" table:style-name="ce10">
            <text:p>4.845</text:p>
          </table:table-cell>
          <table:table-cell office:value-type="float" office:value="81.412000000000006" table:style-name="ce10">
            <text:p>81.412</text:p>
          </table:table-cell>
          <table:table-cell office:value-type="float" office:value="27.49" table:style-name="ce10">
            <text:p>27.49</text:p>
          </table:table-cell>
          <table:table-cell office:value-type="float" office:value="73.105999999999995" table:style-name="ce10">
            <text:p>73.106</text:p>
          </table:table-cell>
          <table:table-cell table:number-columns-repeated="16264"/>
        </table:table-row>
        <table:table-row table:style-name="ro10">
          <table:table-cell office:value-type="string" table:style-name="ce4">
            <text:p>DIT</text:p>
          </table:table-cell>
          <table:table-cell office:value-type="string" table:style-name="ce4">
            <text:p>Department for International Trade</text:p>
          </table:table-cell>
          <table:table-cell office:value-type="string" table:style-name="ce4">
            <text:p>International Trade</text:p>
          </table:table-cell>
          <table:table-cell table:style-name="ce4"/>
          <table:table-cell office:value-type="float" office:value="82.534999999999997" table:style-name="ce10">
            <text:p>82.535</text:p>
          </table:table-cell>
          <table:table-cell office:value-type="float" office:value="64.820999999999998" table:style-name="ce10">
            <text:p>64.821</text:p>
          </table:table-cell>
          <table:table-cell office:value-type="float" office:value="77.298000000000002" table:style-name="ce10">
            <text:p>77.298</text:p>
          </table:table-cell>
          <table:table-cell office:value-type="float" office:value="85.57" table:style-name="ce10">
            <text:p>85.57</text:p>
          </table:table-cell>
          <table:table-cell office:value-type="float" office:value="76.024000000000001" table:style-name="ce10">
            <text:p>76.024</text:p>
          </table:table-cell>
          <table:table-cell office:value-type="float" office:value="81.983999999999995" table:style-name="ce10">
            <text:p>81.984</text:p>
          </table:table-cell>
          <table:table-cell office:value-type="float" office:value="55.451000000000001" table:style-name="ce10">
            <text:p>55.451</text:p>
          </table:table-cell>
          <table:table-cell office:value-type="float" office:value="80.769000000000005" table:style-name="ce10">
            <text:p>80.769</text:p>
          </table:table-cell>
          <table:table-cell office:value-type="float" office:value="71.852000000000004" table:style-name="ce10">
            <text:p>71.852</text:p>
          </table:table-cell>
          <table:table-cell office:value-type="float" office:value="18.545999999999999" table:style-name="ce10">
            <text:p>18.546</text:p>
          </table:table-cell>
          <table:table-cell office:value-type="float" office:value="54.972999999999999" table:style-name="ce10">
            <text:p>54.973</text:p>
          </table:table-cell>
          <table:table-cell office:value-type="float" office:value="90.161000000000001" table:style-name="ce10">
            <text:p>90.161</text:p>
          </table:table-cell>
          <table:table-cell office:value-type="float" office:value="79.384" table:style-name="ce10">
            <text:p>79.384</text:p>
          </table:table-cell>
          <table:table-cell office:value-type="float" office:value="76.697999999999993" table:style-name="ce10">
            <text:p>76.698</text:p>
          </table:table-cell>
          <table:table-cell office:value-type="float" office:value="58.914000000000001" table:style-name="ce10">
            <text:p>58.914</text:p>
          </table:table-cell>
          <table:table-cell office:value-type="float" office:value="81.311000000000007" table:style-name="ce10">
            <text:p>81.311</text:p>
          </table:table-cell>
          <table:table-cell office:value-type="float" office:value="83.825000000000003" table:style-name="ce10">
            <text:p>83.825</text:p>
          </table:table-cell>
          <table:table-cell office:value-type="float" office:value="87.311000000000007" table:style-name="ce10">
            <text:p>87.311</text:p>
          </table:table-cell>
          <table:table-cell office:value-type="float" office:value="74.527000000000001" table:style-name="ce10">
            <text:p>74.527</text:p>
          </table:table-cell>
          <table:table-cell office:value-type="float" office:value="86.67" table:style-name="ce10">
            <text:p>86.67</text:p>
          </table:table-cell>
          <table:table-cell office:value-type="float" office:value="85.796999999999997" table:style-name="ce10">
            <text:p>85.797</text:p>
          </table:table-cell>
          <table:table-cell office:value-type="float" office:value="71.786000000000001" table:style-name="ce10">
            <text:p>71.786</text:p>
          </table:table-cell>
          <table:table-cell office:value-type="float" office:value="77.712999999999994" table:style-name="ce10">
            <text:p>77.713</text:p>
          </table:table-cell>
          <table:table-cell office:value-type="float" office:value="82.896000000000001" table:style-name="ce10">
            <text:p>82.896</text:p>
          </table:table-cell>
          <table:table-cell office:value-type="float" office:value="70.179000000000002" table:style-name="ce10">
            <text:p>70.179</text:p>
          </table:table-cell>
          <table:table-cell office:value-type="float" office:value="67.34" table:style-name="ce10">
            <text:p>67.34</text:p>
          </table:table-cell>
          <table:table-cell office:value-type="float" office:value="67.322999999999993" table:style-name="ce10">
            <text:p>67.323</text:p>
          </table:table-cell>
          <table:table-cell office:value-type="float" office:value="84.228999999999999" table:style-name="ce10">
            <text:p>84.229</text:p>
          </table:table-cell>
          <table:table-cell office:value-type="float" office:value="83.063999999999993" table:style-name="ce10">
            <text:p>83.064</text:p>
          </table:table-cell>
          <table:table-cell office:value-type="float" office:value="78.688999999999993" table:style-name="ce10">
            <text:p>78.689</text:p>
          </table:table-cell>
          <table:table-cell office:value-type="float" office:value="66.566000000000003" table:style-name="ce10">
            <text:p>66.566</text:p>
          </table:table-cell>
          <table:table-cell office:value-type="float" office:value="52.719000000000001" table:style-name="ce10">
            <text:p>52.719</text:p>
          </table:table-cell>
          <table:table-cell office:value-type="float" office:value="52.677999999999997" table:style-name="ce10">
            <text:p>52.678</text:p>
          </table:table-cell>
          <table:table-cell office:value-type="float" office:value="49.823" table:style-name="ce10">
            <text:p>49.823</text:p>
          </table:table-cell>
          <table:table-cell office:value-type="float" office:value="82.983999999999995" table:style-name="ce10">
            <text:p>82.984</text:p>
          </table:table-cell>
          <table:table-cell office:value-type="float" office:value="87.102000000000004" table:style-name="ce10">
            <text:p>87.102</text:p>
          </table:table-cell>
          <table:table-cell office:value-type="float" office:value="71.89" table:style-name="ce10">
            <text:p>71.89</text:p>
          </table:table-cell>
          <table:table-cell office:value-type="float" office:value="81.125" table:style-name="ce10">
            <text:p>81.125</text:p>
          </table:table-cell>
          <table:table-cell office:value-type="float" office:value="67.34" table:style-name="ce10">
            <text:p>67.34</text:p>
          </table:table-cell>
          <table:table-cell office:value-type="float" office:value="74.563999999999993" table:style-name="ce10">
            <text:p>74.564</text:p>
          </table:table-cell>
          <table:table-cell office:value-type="float" office:value="89.007000000000005" table:style-name="ce10">
            <text:p>89.007</text:p>
          </table:table-cell>
          <table:table-cell office:value-type="float" office:value="69.066999999999993" table:style-name="ce10">
            <text:p>69.067</text:p>
          </table:table-cell>
          <table:table-cell office:value-type="float" office:value="60.718000000000004" table:style-name="ce10">
            <text:p>60.718</text:p>
          </table:table-cell>
          <table:table-cell office:value-type="float" office:value="70.308000000000007" table:style-name="ce10">
            <text:p>70.308</text:p>
          </table:table-cell>
          <table:table-cell office:value-type="float" office:value="19.757999999999999" table:style-name="ce10">
            <text:p>19.758</text:p>
          </table:table-cell>
          <table:table-cell office:value-type="float" office:value="22.146000000000001" table:style-name="ce10">
            <text:p>22.146</text:p>
          </table:table-cell>
          <table:table-cell office:value-type="float" office:value="13.744999999999999" table:style-name="ce10">
            <text:p>13.745</text:p>
          </table:table-cell>
          <table:table-cell office:value-type="float" office:value="75.423000000000002" table:style-name="ce10">
            <text:p>75.423</text:p>
          </table:table-cell>
          <table:table-cell office:value-type="float" office:value="70.599000000000004" table:style-name="ce10">
            <text:p>70.599</text:p>
          </table:table-cell>
          <table:table-cell office:value-type="float" office:value="53.578000000000003" table:style-name="ce10">
            <text:p>53.578</text:p>
          </table:table-cell>
          <table:table-cell office:value-type="float" office:value="60.207000000000001" table:style-name="ce10">
            <text:p>60.207</text:p>
          </table:table-cell>
          <table:table-cell office:value-type="float" office:value="41.09" table:style-name="ce10">
            <text:p>41.09</text:p>
          </table:table-cell>
          <table:table-cell office:value-type="float" office:value="33.290999999999997" table:style-name="ce10">
            <text:p>33.291</text:p>
          </table:table-cell>
          <table:table-cell office:value-type="float" office:value="66.725999999999999" table:style-name="ce10">
            <text:p>66.726</text:p>
          </table:table-cell>
          <table:table-cell office:value-type="float" office:value="39.889000000000003" table:style-name="ce10">
            <text:p>39.889</text:p>
          </table:table-cell>
          <table:table-cell office:value-type="float" office:value="53.965000000000003" table:style-name="ce10">
            <text:p>53.965</text:p>
          </table:table-cell>
          <table:table-cell office:value-type="float" office:value="73.063999999999993" table:style-name="ce10">
            <text:p>73.064</text:p>
          </table:table-cell>
          <table:table-cell office:value-type="float" office:value="65.731999999999999" table:style-name="ce10">
            <text:p>65.732</text:p>
          </table:table-cell>
          <table:table-cell office:value-type="float" office:value="49.595999999999997" table:style-name="ce10">
            <text:p>49.596</text:p>
          </table:table-cell>
          <table:table-cell office:value-type="float" office:value="54.473999999999997" table:style-name="ce10">
            <text:p>54.474</text:p>
          </table:table-cell>
          <table:table-cell office:value-type="float" office:value="53.017000000000003" table:style-name="ce10">
            <text:p>53.017</text:p>
          </table:table-cell>
          <table:table-cell office:value-type="float" office:value="51.009" table:style-name="ce10">
            <text:p>51.009</text:p>
          </table:table-cell>
          <table:table-cell office:value-type="float" office:value="34.353000000000002" table:style-name="ce10">
            <text:p>34.353</text:p>
          </table:table-cell>
          <table:table-cell office:value-type="float" office:value="88.471000000000004" table:style-name="ce10">
            <text:p>88.471</text:p>
          </table:table-cell>
          <table:table-cell office:value-type="float" office:value="74.804000000000002" table:style-name="ce10">
            <text:p>74.804</text:p>
          </table:table-cell>
          <table:table-cell office:value-type="float" office:value="71.775000000000006" table:style-name="ce10">
            <text:p>71.775</text:p>
          </table:table-cell>
          <table:table-cell office:value-type="float" office:value="70.731999999999999" table:style-name="ce10">
            <text:p>70.732</text:p>
          </table:table-cell>
          <table:table-cell office:value-type="float" office:value="79.459999999999994" table:style-name="ce10">
            <text:p>79.46</text:p>
          </table:table-cell>
          <table:table-cell office:value-type="float" office:value="60.475999999999999" table:style-name="ce10">
            <text:p>60.476</text:p>
          </table:table-cell>
          <table:table-cell office:value-type="float" office:value="42.225000000000001" table:style-name="ce10">
            <text:p>42.225</text:p>
          </table:table-cell>
          <table:table-cell office:value-type="float" office:value="70.483000000000004" table:style-name="ce10">
            <text:p>70.483</text:p>
          </table:table-cell>
          <table:table-cell office:value-type="float" office:value="65.656000000000006" table:style-name="ce10">
            <text:p>65.656</text:p>
          </table:table-cell>
          <table:table-cell office:value-type="float" office:value="82.814999999999998" table:style-name="ce10">
            <text:p>82.815</text:p>
          </table:table-cell>
          <table:table-cell office:value-type="float" office:value="82.120999999999995" table:style-name="ce10">
            <text:p>82.121</text:p>
          </table:table-cell>
          <table:table-cell office:value-type="float" office:value="91.462000000000003" table:style-name="ce10">
            <text:p>91.462</text:p>
          </table:table-cell>
          <table:table-cell office:value-type="float" office:value="61.17" table:style-name="ce10">
            <text:p>61.17</text:p>
          </table:table-cell>
          <table:table-cell office:value-type="float" office:value="51.918999999999997" table:style-name="ce10">
            <text:p>51.919</text:p>
          </table:table-cell>
          <table:table-cell office:value-type="float" office:value="8.2509999999999994" table:style-name="ce10">
            <text:p>8.251</text:p>
          </table:table-cell>
          <table:table-cell office:value-type="float" office:value="21.64" table:style-name="ce10">
            <text:p>21.64</text:p>
          </table:table-cell>
          <table:table-cell office:value-type="float" office:value="42.722999999999999" table:style-name="ce10">
            <text:p>42.723</text:p>
          </table:table-cell>
          <table:table-cell office:value-type="float" office:value="27.385000000000002" table:style-name="ce10">
            <text:p>27.385</text:p>
          </table:table-cell>
          <table:table-cell office:value-type="float" office:value="10.129" table:style-name="ce10">
            <text:p>10.129</text:p>
          </table:table-cell>
          <table:table-cell office:value-type="float" office:value="87.563000000000002" table:style-name="ce10">
            <text:p>87.563</text:p>
          </table:table-cell>
          <table:table-cell office:value-type="float" office:value="64.087000000000003" table:style-name="ce10">
            <text:p>64.087</text:p>
          </table:table-cell>
          <table:table-cell office:value-type="float" office:value="72.206999999999994" table:style-name="ce10">
            <text:p>72.207</text:p>
          </table:table-cell>
          <table:table-cell office:value-type="float" office:value="8.9849999999999994" table:style-name="ce10">
            <text:p>8.985</text:p>
          </table:table-cell>
          <table:table-cell office:value-type="float" office:value="84.855999999999995" table:style-name="ce10">
            <text:p>84.856</text:p>
          </table:table-cell>
          <table:table-cell office:value-type="float" office:value="6.1589999999999998" table:style-name="ce10">
            <text:p>6.159</text:p>
          </table:table-cell>
          <table:table-cell office:value-type="float" office:value="9.74" table:style-name="ce10">
            <text:p>9.74</text:p>
          </table:table-cell>
          <table:table-cell office:value-type="float" office:value="84.986000000000004" table:style-name="ce10">
            <text:p>84.986</text:p>
          </table:table-cell>
          <table:table-cell office:value-type="float" office:value="5.274" table:style-name="ce10">
            <text:p>5.274</text:p>
          </table:table-cell>
          <table:table-cell office:value-type="float" office:value="42.707999999999998" table:style-name="ce10">
            <text:p>42.708</text:p>
          </table:table-cell>
          <table:table-cell office:value-type="float" office:value="45.052" table:style-name="ce10">
            <text:p>45.052</text:p>
          </table:table-cell>
          <table:table-cell office:value-type="float" office:value="12.24" table:style-name="ce10">
            <text:p>12.24</text:p>
          </table:table-cell>
          <table:table-cell office:value-type="float" office:value="28.221" table:style-name="ce10">
            <text:p>28.221</text:p>
          </table:table-cell>
          <table:table-cell office:value-type="float" office:value="57.055" table:style-name="ce10">
            <text:p>57.055</text:p>
          </table:table-cell>
          <table:table-cell office:value-type="float" office:value="14.724" table:style-name="ce10">
            <text:p>14.724</text:p>
          </table:table-cell>
          <table:table-cell office:value-type="float" office:value="37.597999999999999" table:style-name="ce10">
            <text:p>37.598</text:p>
          </table:table-cell>
          <table:table-cell office:value-type="float" office:value="35.509" table:style-name="ce10">
            <text:p>35.509</text:p>
          </table:table-cell>
          <table:table-cell office:value-type="float" office:value="26.893000000000001" table:style-name="ce10">
            <text:p>26.893</text:p>
          </table:table-cell>
          <table:table-cell office:value-type="float" office:value="51.295000000000002" table:style-name="ce10">
            <text:p>51.295</text:p>
          </table:table-cell>
          <table:table-cell office:value-type="float" office:value="28.238" table:style-name="ce10">
            <text:p>28.238</text:p>
          </table:table-cell>
          <table:table-cell office:value-type="float" office:value="20.466000000000001" table:style-name="ce10">
            <text:p>20.466</text:p>
          </table:table-cell>
          <table:table-cell office:value-type="float" office:value="30.488" table:style-name="ce10">
            <text:p>30.488</text:p>
          </table:table-cell>
          <table:table-cell office:value-type="float" office:value="53.048999999999999" table:style-name="ce10">
            <text:p>53.049</text:p>
          </table:table-cell>
          <table:table-cell office:value-type="float" office:value="16.463000000000001" table:style-name="ce10">
            <text:p>16.463</text:p>
          </table:table-cell>
          <table:table-cell office:value-type="float" office:value="64.513999999999996" table:style-name="ce10">
            <text:p>64.514</text:p>
          </table:table-cell>
          <table:table-cell office:value-type="float" office:value="69.376999999999995" table:style-name="ce10">
            <text:p>69.377</text:p>
          </table:table-cell>
          <table:table-cell office:value-type="float" office:value="63.802999999999997" table:style-name="ce10">
            <text:p>63.803</text:p>
          </table:table-cell>
          <table:table-cell office:value-type="float" office:value="36.661999999999999" table:style-name="ce10">
            <text:p>36.662</text:p>
          </table:table-cell>
          <table:table-cell office:value-type="float" office:value="75.221999999999994" table:style-name="ce10">
            <text:p>75.222</text:p>
          </table:table-cell>
          <table:table-cell office:value-type="float" office:value="76.897999999999996" table:style-name="ce10">
            <text:p>76.898</text:p>
          </table:table-cell>
          <table:table-cell office:value-type="float" office:value="4.9359999999999999" table:style-name="ce10">
            <text:p>4.936</text:p>
          </table:table-cell>
          <table:table-cell office:value-type="float" office:value="75.748000000000005" table:style-name="ce10">
            <text:p>75.748</text:p>
          </table:table-cell>
          <table:table-cell office:value-type="float" office:value="27.47" table:style-name="ce10">
            <text:p>27.47</text:p>
          </table:table-cell>
          <table:table-cell office:value-type="float" office:value="73.265000000000001" table:style-name="ce10">
            <text:p>73.265</text:p>
          </table:table-cell>
          <table:table-cell table:number-columns-repeated="16264"/>
        </table:table-row>
        <table:table-row table:style-name="ro10">
          <table:table-cell office:value-type="string" table:style-name="ce4">
            <text:p>DLUHC</text:p>
          </table:table-cell>
          <table:table-cell office:value-type="string" table:style-name="ce4">
            <text:p>Department for Levelling Up, Housing and Communities</text:p>
          </table:table-cell>
          <table:table-cell office:value-type="string" table:style-name="ce4">
            <text:p>Levelling Up, Housing and Communities</text:p>
          </table:table-cell>
          <table:table-cell table:style-name="ce4"/>
          <table:table-cell office:value-type="float" office:value="87.186000000000007" table:style-name="ce10">
            <text:p>87.186</text:p>
          </table:table-cell>
          <table:table-cell office:value-type="float" office:value="60.228000000000002" table:style-name="ce10">
            <text:p>60.228</text:p>
          </table:table-cell>
          <table:table-cell office:value-type="float" office:value="75.998999999999995" table:style-name="ce10">
            <text:p>75.999</text:p>
          </table:table-cell>
          <table:table-cell office:value-type="float" office:value="70.870999999999995" table:style-name="ce10">
            <text:p>70.871</text:p>
          </table:table-cell>
          <table:table-cell office:value-type="float" office:value="80.27" table:style-name="ce10">
            <text:p>80.27</text:p>
          </table:table-cell>
          <table:table-cell office:value-type="float" office:value="85.114999999999995" table:style-name="ce10">
            <text:p>85.115</text:p>
          </table:table-cell>
          <table:table-cell office:value-type="float" office:value="55.607999999999997" table:style-name="ce10">
            <text:p>55.608</text:p>
          </table:table-cell>
          <table:table-cell office:value-type="float" office:value="82.760999999999996" table:style-name="ce10">
            <text:p>82.761</text:p>
          </table:table-cell>
          <table:table-cell office:value-type="float" office:value="74.975999999999999" table:style-name="ce10">
            <text:p>74.976</text:p>
          </table:table-cell>
          <table:table-cell office:value-type="float" office:value="26.49" table:style-name="ce10">
            <text:p>26.49</text:p>
          </table:table-cell>
          <table:table-cell office:value-type="float" office:value="54.478999999999999" table:style-name="ce10">
            <text:p>54.479</text:p>
          </table:table-cell>
          <table:table-cell office:value-type="float" office:value="88.888999999999996" table:style-name="ce10">
            <text:p>88.889</text:p>
          </table:table-cell>
          <table:table-cell office:value-type="float" office:value="76.984999999999999" table:style-name="ce10">
            <text:p>76.985</text:p>
          </table:table-cell>
          <table:table-cell office:value-type="float" office:value="72.841999999999999" table:style-name="ce10">
            <text:p>72.842</text:p>
          </table:table-cell>
          <table:table-cell office:value-type="float" office:value="58.616999999999997" table:style-name="ce10">
            <text:p>58.617</text:p>
          </table:table-cell>
          <table:table-cell office:value-type="float" office:value="82.664000000000001" table:style-name="ce10">
            <text:p>82.664</text:p>
          </table:table-cell>
          <table:table-cell office:value-type="float" office:value="66.936999999999998" table:style-name="ce10">
            <text:p>66.937</text:p>
          </table:table-cell>
          <table:table-cell office:value-type="float" office:value="74.822000000000003" table:style-name="ce10">
            <text:p>74.822</text:p>
          </table:table-cell>
          <table:table-cell office:value-type="float" office:value="78.659000000000006" table:style-name="ce10">
            <text:p>78.659</text:p>
          </table:table-cell>
          <table:table-cell office:value-type="float" office:value="92.128" table:style-name="ce10">
            <text:p>92.128</text:p>
          </table:table-cell>
          <table:table-cell office:value-type="float" office:value="88.736999999999995" table:style-name="ce10">
            <text:p>88.737</text:p>
          </table:table-cell>
          <table:table-cell office:value-type="float" office:value="66.299000000000007" table:style-name="ce10">
            <text:p>66.299</text:p>
          </table:table-cell>
          <table:table-cell office:value-type="float" office:value="84.165000000000006" table:style-name="ce10">
            <text:p>84.165</text:p>
          </table:table-cell>
          <table:table-cell office:value-type="float" office:value="87.037999999999997" table:style-name="ce10">
            <text:p>87.038</text:p>
          </table:table-cell>
          <table:table-cell office:value-type="float" office:value="75.688999999999993" table:style-name="ce10">
            <text:p>75.689</text:p>
          </table:table-cell>
          <table:table-cell office:value-type="float" office:value="70.882000000000005" table:style-name="ce10">
            <text:p>70.882</text:p>
          </table:table-cell>
          <table:table-cell office:value-type="float" office:value="78.825999999999993" table:style-name="ce10">
            <text:p>78.826</text:p>
          </table:table-cell>
          <table:table-cell office:value-type="float" office:value="88.435000000000002" table:style-name="ce10">
            <text:p>88.435</text:p>
          </table:table-cell>
          <table:table-cell office:value-type="float" office:value="86.632000000000005" table:style-name="ce10">
            <text:p>86.632</text:p>
          </table:table-cell>
          <table:table-cell office:value-type="float" office:value="80.272000000000006" table:style-name="ce10">
            <text:p>80.272</text:p>
          </table:table-cell>
          <table:table-cell office:value-type="float" office:value="67.325000000000003" table:style-name="ce10">
            <text:p>67.325</text:p>
          </table:table-cell>
          <table:table-cell office:value-type="float" office:value="54.619" table:style-name="ce10">
            <text:p>54.619</text:p>
          </table:table-cell>
          <table:table-cell office:value-type="float" office:value="50.795000000000002" table:style-name="ce10">
            <text:p>50.795</text:p>
          </table:table-cell>
          <table:table-cell office:value-type="float" office:value="49.579000000000001" table:style-name="ce10">
            <text:p>49.579</text:p>
          </table:table-cell>
          <table:table-cell office:value-type="float" office:value="87.260999999999996" table:style-name="ce10">
            <text:p>87.261</text:p>
          </table:table-cell>
          <table:table-cell office:value-type="float" office:value="89.924999999999997" table:style-name="ce10">
            <text:p>89.925</text:p>
          </table:table-cell>
          <table:table-cell office:value-type="float" office:value="73.938000000000002" table:style-name="ce10">
            <text:p>73.938</text:p>
          </table:table-cell>
          <table:table-cell office:value-type="float" office:value="79.980999999999995" table:style-name="ce10">
            <text:p>79.981</text:p>
          </table:table-cell>
          <table:table-cell office:value-type="float" office:value="69.906000000000006" table:style-name="ce10">
            <text:p>69.906</text:p>
          </table:table-cell>
          <table:table-cell office:value-type="float" office:value="73.290000000000006" table:style-name="ce10">
            <text:p>73.29</text:p>
          </table:table-cell>
          <table:table-cell office:value-type="float" office:value="88.066999999999993" table:style-name="ce10">
            <text:p>88.067</text:p>
          </table:table-cell>
          <table:table-cell office:value-type="float" office:value="78.376999999999995" table:style-name="ce10">
            <text:p>78.377</text:p>
          </table:table-cell>
          <table:table-cell office:value-type="float" office:value="64.989999999999995" table:style-name="ce10">
            <text:p>64.99</text:p>
          </table:table-cell>
          <table:table-cell office:value-type="float" office:value="75.251000000000005" table:style-name="ce10">
            <text:p>75.251</text:p>
          </table:table-cell>
          <table:table-cell office:value-type="float" office:value="27.655000000000001" table:style-name="ce10">
            <text:p>27.655</text:p>
          </table:table-cell>
          <table:table-cell office:value-type="float" office:value="29.747" table:style-name="ce10">
            <text:p>29.747</text:p>
          </table:table-cell>
          <table:table-cell office:value-type="float" office:value="22.06" table:style-name="ce10">
            <text:p>22.06</text:p>
          </table:table-cell>
          <table:table-cell office:value-type="float" office:value="80.914000000000001" table:style-name="ce10">
            <text:p>80.914</text:p>
          </table:table-cell>
          <table:table-cell office:value-type="float" office:value="70.570999999999998" table:style-name="ce10">
            <text:p>70.571</text:p>
          </table:table-cell>
          <table:table-cell office:value-type="float" office:value="47.843000000000004" table:style-name="ce10">
            <text:p>47.843</text:p>
          </table:table-cell>
          <table:table-cell office:value-type="float" office:value="63.091000000000001" table:style-name="ce10">
            <text:p>63.091</text:p>
          </table:table-cell>
          <table:table-cell office:value-type="float" office:value="40.920999999999999" table:style-name="ce10">
            <text:p>40.921</text:p>
          </table:table-cell>
          <table:table-cell office:value-type="float" office:value="29.117999999999999" table:style-name="ce10">
            <text:p>29.118</text:p>
          </table:table-cell>
          <table:table-cell office:value-type="float" office:value="65.531999999999996" table:style-name="ce10">
            <text:p>65.532</text:p>
          </table:table-cell>
          <table:table-cell office:value-type="float" office:value="38.171999999999997" table:style-name="ce10">
            <text:p>38.172</text:p>
          </table:table-cell>
          <table:table-cell office:value-type="float" office:value="54.003" table:style-name="ce10">
            <text:p>54.003</text:p>
          </table:table-cell>
          <table:table-cell office:value-type="float" office:value="55.365000000000002" table:style-name="ce10">
            <text:p>55.365</text:p>
          </table:table-cell>
          <table:table-cell office:value-type="float" office:value="66.019000000000005" table:style-name="ce10">
            <text:p>66.019</text:p>
          </table:table-cell>
          <table:table-cell office:value-type="float" office:value="41.207000000000001" table:style-name="ce10">
            <text:p>41.207</text:p>
          </table:table-cell>
          <table:table-cell office:value-type="float" office:value="49.058999999999997" table:style-name="ce10">
            <text:p>49.059</text:p>
          </table:table-cell>
          <table:table-cell office:value-type="float" office:value="46.613" table:style-name="ce10">
            <text:p>46.613</text:p>
          </table:table-cell>
          <table:table-cell office:value-type="float" office:value="54.668999999999997" table:style-name="ce10">
            <text:p>54.669</text:p>
          </table:table-cell>
          <table:table-cell office:value-type="float" office:value="34.567" table:style-name="ce10">
            <text:p>34.567</text:p>
          </table:table-cell>
          <table:table-cell office:value-type="float" office:value="90.180999999999997" table:style-name="ce10">
            <text:p>90.181</text:p>
          </table:table-cell>
          <table:table-cell office:value-type="float" office:value="77.957999999999998" table:style-name="ce10">
            <text:p>77.958</text:p>
          </table:table-cell>
          <table:table-cell office:value-type="float" office:value="73.995999999999995" table:style-name="ce10">
            <text:p>73.996</text:p>
          </table:table-cell>
          <table:table-cell office:value-type="float" office:value="73.290000000000006" table:style-name="ce10">
            <text:p>73.29</text:p>
          </table:table-cell>
          <table:table-cell office:value-type="float" office:value="76.466999999999999" table:style-name="ce10">
            <text:p>76.467</text:p>
          </table:table-cell>
          <table:table-cell office:value-type="float" office:value="68.091999999999999" table:style-name="ce10">
            <text:p>68.092</text:p>
          </table:table-cell>
          <table:table-cell office:value-type="float" office:value="42.475999999999999" table:style-name="ce10">
            <text:p>42.476</text:p>
          </table:table-cell>
          <table:table-cell office:value-type="float" office:value="84.03" table:style-name="ce10">
            <text:p>84.03</text:p>
          </table:table-cell>
          <table:table-cell office:value-type="float" office:value="62.613" table:style-name="ce10">
            <text:p>62.613</text:p>
          </table:table-cell>
          <table:table-cell office:value-type="float" office:value="89.983999999999995" table:style-name="ce10">
            <text:p>89.984</text:p>
          </table:table-cell>
          <table:table-cell office:value-type="float" office:value="83.084999999999994" table:style-name="ce10">
            <text:p>83.085</text:p>
          </table:table-cell>
          <table:table-cell office:value-type="float" office:value="95.789000000000001" table:style-name="ce10">
            <text:p>95.789</text:p>
          </table:table-cell>
          <table:table-cell office:value-type="float" office:value="62.325000000000003" table:style-name="ce10">
            <text:p>62.325</text:p>
          </table:table-cell>
          <table:table-cell office:value-type="float" office:value="49.838000000000001" table:style-name="ce10">
            <text:p>49.838</text:p>
          </table:table-cell>
          <table:table-cell office:value-type="float" office:value="10.266" table:style-name="ce10">
            <text:p>10.266</text:p>
          </table:table-cell>
          <table:table-cell office:value-type="float" office:value="25.309000000000001" table:style-name="ce10">
            <text:p>25.309</text:p>
          </table:table-cell>
          <table:table-cell office:value-type="float" office:value="42.137999999999998" table:style-name="ce10">
            <text:p>42.138</text:p>
          </table:table-cell>
          <table:table-cell office:value-type="float" office:value="22.286999999999999" table:style-name="ce10">
            <text:p>22.287</text:p>
          </table:table-cell>
          <table:table-cell office:value-type="float" office:value="9.5670000000000002" table:style-name="ce10">
            <text:p>9.567</text:p>
          </table:table-cell>
          <table:table-cell office:value-type="float" office:value="92.808999999999997" table:style-name="ce10">
            <text:p>92.809</text:p>
          </table:table-cell>
          <table:table-cell office:value-type="float" office:value="69.52" table:style-name="ce10">
            <text:p>69.52</text:p>
          </table:table-cell>
          <table:table-cell office:value-type="float" office:value="74.820999999999998" table:style-name="ce10">
            <text:p>74.821</text:p>
          </table:table-cell>
          <table:table-cell office:value-type="float" office:value="7.3609999999999998" table:style-name="ce10">
            <text:p>7.361</text:p>
          </table:table-cell>
          <table:table-cell office:value-type="float" office:value="87.97" table:style-name="ce10">
            <text:p>87.97</text:p>
          </table:table-cell>
          <table:table-cell office:value-type="float" office:value="4.6689999999999996" table:style-name="ce10">
            <text:p>4.669</text:p>
          </table:table-cell>
          <table:table-cell office:value-type="float" office:value="7.5529999999999999" table:style-name="ce10">
            <text:p>7.553</text:p>
          </table:table-cell>
          <table:table-cell office:value-type="float" office:value="89.206000000000003" table:style-name="ce10">
            <text:p>89.206</text:p>
          </table:table-cell>
          <table:table-cell office:value-type="float" office:value="3.2410000000000001" table:style-name="ce10">
            <text:p>3.241</text:p>
          </table:table-cell>
          <table:table-cell office:value-type="float" office:value="39.655000000000001" table:style-name="ce10">
            <text:p>39.655</text:p>
          </table:table-cell>
          <table:table-cell office:value-type="float" office:value="46.552" table:style-name="ce10">
            <text:p>46.552</text:p>
          </table:table-cell>
          <table:table-cell office:value-type="float" office:value="13.792999999999999" table:style-name="ce10">
            <text:p>13.793</text:p>
          </table:table-cell>
          <table:table-cell office:value-type="float" office:value="30.434999999999999" table:style-name="ce10">
            <text:p>30.435</text:p>
          </table:table-cell>
          <table:table-cell office:value-type="float" office:value="46.738999999999997" table:style-name="ce10">
            <text:p>46.739</text:p>
          </table:table-cell>
          <table:table-cell office:value-type="float" office:value="22.826000000000001" table:style-name="ce10">
            <text:p>22.826</text:p>
          </table:table-cell>
          <table:table-cell office:value-type="float" office:value="43.777000000000001" table:style-name="ce10">
            <text:p>43.777</text:p>
          </table:table-cell>
          <table:table-cell office:value-type="float" office:value="25.321999999999999" table:style-name="ce10">
            <text:p>25.322</text:p>
          </table:table-cell>
          <table:table-cell office:value-type="float" office:value="30.901" table:style-name="ce10">
            <text:p>30.901</text:p>
          </table:table-cell>
          <table:table-cell office:value-type="float" office:value="57.328000000000003" table:style-name="ce10">
            <text:p>57.328</text:p>
          </table:table-cell>
          <table:table-cell office:value-type="float" office:value="23.276" table:style-name="ce10">
            <text:p>23.276</text:p>
          </table:table-cell>
          <table:table-cell office:value-type="float" office:value="19.396999999999998" table:style-name="ce10">
            <text:p>19.397</text:p>
          </table:table-cell>
          <table:table-cell office:value-type="float" office:value="26.087" table:style-name="ce10">
            <text:p>26.087</text:p>
          </table:table-cell>
          <table:table-cell office:value-type="float" office:value="61.957000000000001" table:style-name="ce10">
            <text:p>61.957</text:p>
          </table:table-cell>
          <table:table-cell office:value-type="float" office:value="11.957000000000001" table:style-name="ce10">
            <text:p>11.957</text:p>
          </table:table-cell>
          <table:table-cell office:value-type="float" office:value="61.496000000000002" table:style-name="ce10">
            <text:p>61.496</text:p>
          </table:table-cell>
          <table:table-cell office:value-type="float" office:value="67.591999999999999" table:style-name="ce10">
            <text:p>67.592</text:p>
          </table:table-cell>
          <table:table-cell office:value-type="float" office:value="58.87" table:style-name="ce10">
            <text:p>58.87</text:p>
          </table:table-cell>
          <table:table-cell office:value-type="float" office:value="38.014000000000003" table:style-name="ce10">
            <text:p>38.014</text:p>
          </table:table-cell>
          <table:table-cell office:value-type="float" office:value="70.558000000000007" table:style-name="ce10">
            <text:p>70.558</text:p>
          </table:table-cell>
          <table:table-cell office:value-type="float" office:value="73.622" table:style-name="ce10">
            <text:p>73.622</text:p>
          </table:table-cell>
          <table:table-cell office:value-type="float" office:value="4.8659999999999997" table:style-name="ce10">
            <text:p>4.866</text:p>
          </table:table-cell>
          <table:table-cell office:value-type="float" office:value="82.28" table:style-name="ce10">
            <text:p>82.28</text:p>
          </table:table-cell>
          <table:table-cell office:value-type="float" office:value="25.852" table:style-name="ce10">
            <text:p>25.852</text:p>
          </table:table-cell>
          <table:table-cell office:value-type="float" office:value="72.763999999999996" table:style-name="ce10">
            <text:p>72.764</text:p>
          </table:table-cell>
          <table:table-cell table:number-columns-repeated="16264"/>
        </table:table-row>
        <table:table-row table:style-name="ro5">
          <table:table-cell office:value-type="string" table:style-name="ce4">
            <text:p>DMO</text:p>
          </table:table-cell>
          <table:table-cell office:value-type="string" table:style-name="ce4">
            <text:p>UK Debt Management Office</text:p>
          </table:table-cell>
          <table:table-cell office:value-type="string" table:style-name="ce4">
            <text:p>HM Treasury Group</text:p>
          </table:table-cell>
          <table:table-cell table:style-name="ce4"/>
          <table:table-cell office:value-type="float" office:value="43.283999999999999" table:style-name="ce10">
            <text:p>43.284</text:p>
          </table:table-cell>
          <table:table-cell office:value-type="float" office:value="75.775999999999996" table:style-name="ce10">
            <text:p>75.776</text:p>
          </table:table-cell>
          <table:table-cell office:value-type="float" office:value="83.793000000000006" table:style-name="ce10">
            <text:p>83.793</text:p>
          </table:table-cell>
          <table:table-cell office:value-type="float" office:value="93.965999999999994" table:style-name="ce10">
            <text:p>93.966</text:p>
          </table:table-cell>
          <table:table-cell office:value-type="float" office:value="87.165000000000006" table:style-name="ce10">
            <text:p>87.165</text:p>
          </table:table-cell>
          <table:table-cell office:value-type="float" office:value="91.379000000000005" table:style-name="ce10">
            <text:p>91.379</text:p>
          </table:table-cell>
          <table:table-cell office:value-type="float" office:value="48.276000000000003" table:style-name="ce10">
            <text:p>48.276</text:p>
          </table:table-cell>
          <table:table-cell office:value-type="float" office:value="84.483000000000004" table:style-name="ce10">
            <text:p>84.483</text:p>
          </table:table-cell>
          <table:table-cell office:value-type="float" office:value="85.344999999999999" table:style-name="ce10">
            <text:p>85.345</text:p>
          </table:table-cell>
          <table:table-cell office:value-type="float" office:value="22.414000000000001" table:style-name="ce10">
            <text:p>22.414</text:p>
          </table:table-cell>
          <table:table-cell office:value-type="float" office:value="68.774000000000001" table:style-name="ce10">
            <text:p>68.774</text:p>
          </table:table-cell>
          <table:table-cell office:value-type="float" office:value="98.275999999999996" table:style-name="ce10">
            <text:p>98.276</text:p>
          </table:table-cell>
          <table:table-cell office:value-type="float" office:value="85.965000000000003" table:style-name="ce10">
            <text:p>85.965</text:p>
          </table:table-cell>
          <table:table-cell office:value-type="float" office:value="91.379000000000005" table:style-name="ce10">
            <text:p>91.379</text:p>
          </table:table-cell>
          <table:table-cell office:value-type="float" office:value="74.138000000000005" table:style-name="ce10">
            <text:p>74.138</text:p>
          </table:table-cell>
          <table:table-cell office:value-type="float" office:value="68.965999999999994" table:style-name="ce10">
            <text:p>68.966</text:p>
          </table:table-cell>
          <table:table-cell office:value-type="float" office:value="93.102999999999994" table:style-name="ce10">
            <text:p>93.103</text:p>
          </table:table-cell>
          <table:table-cell office:value-type="float" office:value="94.828000000000003" table:style-name="ce10">
            <text:p>94.828</text:p>
          </table:table-cell>
          <table:table-cell office:value-type="float" office:value="87.930999999999997" table:style-name="ce10">
            <text:p>87.931</text:p>
          </table:table-cell>
          <table:table-cell office:value-type="float" office:value="98.213999999999999" table:style-name="ce10">
            <text:p>98.214</text:p>
          </table:table-cell>
          <table:table-cell office:value-type="float" office:value="89.655000000000001" table:style-name="ce10">
            <text:p>89.655</text:p>
          </table:table-cell>
          <table:table-cell office:value-type="float" office:value="82.456000000000003" table:style-name="ce10">
            <text:p>82.456</text:p>
          </table:table-cell>
          <table:table-cell office:value-type="float" office:value="87.718999999999994" table:style-name="ce10">
            <text:p>87.719</text:p>
          </table:table-cell>
          <table:table-cell office:value-type="float" office:value="96.552000000000007" table:style-name="ce10">
            <text:p>96.552</text:p>
          </table:table-cell>
          <table:table-cell office:value-type="float" office:value="82.456000000000003" table:style-name="ce10">
            <text:p>82.456</text:p>
          </table:table-cell>
          <table:table-cell office:value-type="float" office:value="82.456000000000003" table:style-name="ce10">
            <text:p>82.456</text:p>
          </table:table-cell>
          <table:table-cell office:value-type="float" office:value="75.861999999999995" table:style-name="ce10">
            <text:p>75.862</text:p>
          </table:table-cell>
          <table:table-cell office:value-type="float" office:value="96.552000000000007" table:style-name="ce10">
            <text:p>96.552</text:p>
          </table:table-cell>
          <table:table-cell office:value-type="float" office:value="94.828000000000003" table:style-name="ce10">
            <text:p>94.828</text:p>
          </table:table-cell>
          <table:table-cell office:value-type="float" office:value="82.759" table:style-name="ce10">
            <text:p>82.759</text:p>
          </table:table-cell>
          <table:table-cell office:value-type="float" office:value="67.241" table:style-name="ce10">
            <text:p>67.241</text:p>
          </table:table-cell>
          <table:table-cell office:value-type="float" office:value="50" table:style-name="ce10">
            <text:p>50</text:p>
          </table:table-cell>
          <table:table-cell office:value-type="float" office:value="32.759" table:style-name="ce10">
            <text:p>32.759</text:p>
          </table:table-cell>
          <table:table-cell office:value-type="float" office:value="43.103000000000002" table:style-name="ce10">
            <text:p>43.103</text:p>
          </table:table-cell>
          <table:table-cell office:value-type="float" office:value="89.655000000000001" table:style-name="ce10">
            <text:p>89.655</text:p>
          </table:table-cell>
          <table:table-cell office:value-type="float" office:value="89.655000000000001" table:style-name="ce10">
            <text:p>89.655</text:p>
          </table:table-cell>
          <table:table-cell office:value-type="float" office:value="79.31" table:style-name="ce10">
            <text:p>79.31</text:p>
          </table:table-cell>
          <table:table-cell office:value-type="float" office:value="79.31" table:style-name="ce10">
            <text:p>79.31</text:p>
          </table:table-cell>
          <table:table-cell office:value-type="float" office:value="77.585999999999999" table:style-name="ce10">
            <text:p>77.586</text:p>
          </table:table-cell>
          <table:table-cell office:value-type="float" office:value="89.474000000000004" table:style-name="ce10">
            <text:p>89.474</text:p>
          </table:table-cell>
          <table:table-cell office:value-type="float" office:value="93.102999999999994" table:style-name="ce10">
            <text:p>93.103</text:p>
          </table:table-cell>
          <table:table-cell office:value-type="float" office:value="86.206999999999994" table:style-name="ce10">
            <text:p>86.207</text:p>
          </table:table-cell>
          <table:table-cell office:value-type="float" office:value="82.456000000000003" table:style-name="ce10">
            <text:p>82.456</text:p>
          </table:table-cell>
          <table:table-cell office:value-type="float" office:value="82.456000000000003" table:style-name="ce10">
            <text:p>82.456</text:p>
          </table:table-cell>
          <table:table-cell office:value-type="float" office:value="25.861999999999998" table:style-name="ce10">
            <text:p>25.862</text:p>
          </table:table-cell>
          <table:table-cell office:value-type="float" office:value="22.414000000000001" table:style-name="ce10">
            <text:p>22.414</text:p>
          </table:table-cell>
          <table:table-cell office:value-type="float" office:value="18.966000000000001" table:style-name="ce10">
            <text:p>18.966</text:p>
          </table:table-cell>
          <table:table-cell office:value-type="float" office:value="91.379000000000005" table:style-name="ce10">
            <text:p>91.379</text:p>
          </table:table-cell>
          <table:table-cell office:value-type="float" office:value="82.759" table:style-name="ce10">
            <text:p>82.759</text:p>
          </table:table-cell>
          <table:table-cell office:value-type="float" office:value="77.585999999999999" table:style-name="ce10">
            <text:p>77.586</text:p>
          </table:table-cell>
          <table:table-cell office:value-type="float" office:value="81.034000000000006" table:style-name="ce10">
            <text:p>81.034</text:p>
          </table:table-cell>
          <table:table-cell office:value-type="float" office:value="50" table:style-name="ce10">
            <text:p>50</text:p>
          </table:table-cell>
          <table:table-cell office:value-type="float" office:value="62.069000000000003" table:style-name="ce10">
            <text:p>62.069</text:p>
          </table:table-cell>
          <table:table-cell office:value-type="float" office:value="74.138000000000005" table:style-name="ce10">
            <text:p>74.138</text:p>
          </table:table-cell>
          <table:table-cell office:value-type="float" office:value="51.723999999999997" table:style-name="ce10">
            <text:p>51.724</text:p>
          </table:table-cell>
          <table:table-cell office:value-type="float" office:value="48.276000000000003" table:style-name="ce10">
            <text:p>48.276</text:p>
          </table:table-cell>
          <table:table-cell office:value-type="float" office:value="82.759" table:style-name="ce10">
            <text:p>82.759</text:p>
          </table:table-cell>
          <table:table-cell office:value-type="float" office:value="68.965999999999994" table:style-name="ce10">
            <text:p>68.966</text:p>
          </table:table-cell>
          <table:table-cell office:value-type="float" office:value="79.31" table:style-name="ce10">
            <text:p>79.31</text:p>
          </table:table-cell>
          <table:table-cell office:value-type="float" office:value="75.861999999999995" table:style-name="ce10">
            <text:p>75.862</text:p>
          </table:table-cell>
          <table:table-cell office:value-type="float" office:value="77.585999999999999" table:style-name="ce10">
            <text:p>77.586</text:p>
          </table:table-cell>
          <table:table-cell office:value-type="float" office:value="55.171999999999997" table:style-name="ce10">
            <text:p>55.172</text:p>
          </table:table-cell>
          <table:table-cell office:value-type="float" office:value="34.482999999999997" table:style-name="ce10">
            <text:p>34.483</text:p>
          </table:table-cell>
          <table:table-cell office:value-type="float" office:value="93.102999999999994" table:style-name="ce10">
            <text:p>93.103</text:p>
          </table:table-cell>
          <table:table-cell office:value-type="float" office:value="72.414000000000001" table:style-name="ce10">
            <text:p>72.414</text:p>
          </table:table-cell>
          <table:table-cell office:value-type="float" office:value="81.034000000000006" table:style-name="ce10">
            <text:p>81.034</text:p>
          </table:table-cell>
          <table:table-cell office:value-type="float" office:value="73.683999999999997" table:style-name="ce10">
            <text:p>73.684</text:p>
          </table:table-cell>
          <table:table-cell office:value-type="float" office:value="81.034000000000006" table:style-name="ce10">
            <text:p>81.034</text:p>
          </table:table-cell>
          <table:table-cell office:value-type="float" office:value="55.171999999999997" table:style-name="ce10">
            <text:p>55.172</text:p>
          </table:table-cell>
          <table:table-cell office:value-type="float" office:value="46.552" table:style-name="ce10">
            <text:p>46.552</text:p>
          </table:table-cell>
          <table:table-cell office:value-type="float" office:value="93.102999999999994" table:style-name="ce10">
            <text:p>93.103</text:p>
          </table:table-cell>
          <table:table-cell office:value-type="float" office:value="46.552" table:style-name="ce10">
            <text:p>46.552</text:p>
          </table:table-cell>
          <table:table-cell office:value-type="float" office:value="70.69" table:style-name="ce10">
            <text:p>70.69</text:p>
          </table:table-cell>
          <table:table-cell office:value-type="float" office:value="50" table:style-name="ce10">
            <text:p>50</text:p>
          </table:table-cell>
          <table:table-cell office:value-type="float" office:value="96.552000000000007" table:style-name="ce10">
            <text:p>96.552</text:p>
          </table:table-cell>
          <table:table-cell office:value-type="float" office:value="68.421000000000006" table:style-name="ce10">
            <text:p>68.421</text:p>
          </table:table-cell>
          <table:table-cell office:value-type="float" office:value="54.386000000000003" table:style-name="ce10">
            <text:p>54.386</text:p>
          </table:table-cell>
          <table:table-cell office:value-type="float" office:value="6.8970000000000002" table:style-name="ce10">
            <text:p>6.897</text:p>
          </table:table-cell>
          <table:table-cell office:value-type="float" office:value="8.6210000000000004" table:style-name="ce10">
            <text:p>8.621</text:p>
          </table:table-cell>
          <table:table-cell office:value-type="float" office:value="46.552" table:style-name="ce10">
            <text:p>46.552</text:p>
          </table:table-cell>
          <table:table-cell office:value-type="float" office:value="37.930999999999997" table:style-name="ce10">
            <text:p>37.931</text:p>
          </table:table-cell>
          <table:table-cell office:value-type="float" office:value="12.281000000000001" table:style-name="ce10">
            <text:p>12.281</text:p>
          </table:table-cell>
          <table:table-cell office:value-type="float" office:value="84.483000000000004" table:style-name="ce10">
            <text:p>84.483</text:p>
          </table:table-cell>
          <table:table-cell office:value-type="float" office:value="74.138000000000005" table:style-name="ce10">
            <text:p>74.138</text:p>
          </table:table-cell>
          <table:table-cell office:value-type="float" office:value="77.585999999999999" table:style-name="ce10">
            <text:p>77.586</text:p>
          </table:table-cell>
          <table:table-cell office:value-type="float" office:value="1.724" table:style-name="ce10">
            <text:p>1.724</text:p>
          </table:table-cell>
          <table:table-cell office:value-type="float" office:value="96.552000000000007" table:style-name="ce10">
            <text:p>96.552</text:p>
          </table:table-cell>
          <table:table-cell office:value-type="float" office:value="1.724" table:style-name="ce10">
            <text:p>1.724</text:p>
          </table:table-cell>
          <table:table-cell office:value-type="float" office:value="0" table:style-name="ce10">
            <text:p>0</text:p>
          </table:table-cell>
          <table:table-cell office:value-type="float" office:value="94.828000000000003" table:style-name="ce10">
            <text:p>94.828</text:p>
          </table:table-cell>
          <table:table-cell office:value-type="float" office:value="5.1719999999999997" table:style-name="ce10">
            <text:p>5.17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3.683999999999997" table:style-name="ce10">
            <text:p>73.684</text:p>
          </table:table-cell>
          <table:table-cell office:value-type="float" office:value="77.192999999999998" table:style-name="ce10">
            <text:p>77.193</text:p>
          </table:table-cell>
          <table:table-cell office:value-type="float" office:value="71.930000000000007" table:style-name="ce10">
            <text:p>71.93</text:p>
          </table:table-cell>
          <table:table-cell office:value-type="float" office:value="25" table:style-name="ce10">
            <text:p>25</text:p>
          </table:table-cell>
          <table:table-cell office:value-type="float" office:value="80.701999999999998" table:style-name="ce10">
            <text:p>80.702</text:p>
          </table:table-cell>
          <table:table-cell office:value-type="float" office:value="84.210999999999999" table:style-name="ce10">
            <text:p>84.211</text:p>
          </table:table-cell>
          <table:table-cell office:value-type="float" office:value="3.5089999999999999" table:style-name="ce10">
            <text:p>3.509</text:p>
          </table:table-cell>
          <table:table-cell office:value-type="float" office:value="77.585999999999999" table:style-name="ce10">
            <text:p>77.586</text:p>
          </table:table-cell>
          <table:table-cell office:value-type="float" office:value="20.998000000000001" table:style-name="ce10">
            <text:p>20.998</text:p>
          </table:table-cell>
          <table:table-cell office:value-type="float" office:value="78.772000000000006" table:style-name="ce10">
            <text:p>78.772</text:p>
          </table:table-cell>
          <table:table-cell table:number-columns-repeated="16264"/>
        </table:table-row>
        <table:table-row table:style-name="ro5">
          <table:table-cell office:value-type="string" table:style-name="ce4">
            <text:p>DS</text:p>
          </table:table-cell>
          <table:table-cell office:value-type="string" table:style-name="ce4">
            <text:p>Disclosure Scotland</text:p>
          </table:table-cell>
          <table:table-cell office:value-type="string" table:style-name="ce4">
            <text:p>Scottish Government</text:p>
          </table:table-cell>
          <table:table-cell table:style-name="ce4"/>
          <table:table-cell office:value-type="float" office:value="79.191000000000003" table:style-name="ce10">
            <text:p>79.191</text:p>
          </table:table-cell>
          <table:table-cell office:value-type="float" office:value="64.501999999999995" table:style-name="ce10">
            <text:p>64.502</text:p>
          </table:table-cell>
          <table:table-cell office:value-type="float" office:value="69.051000000000002" table:style-name="ce10">
            <text:p>69.051</text:p>
          </table:table-cell>
          <table:table-cell office:value-type="float" office:value="89.233999999999995" table:style-name="ce10">
            <text:p>89.234</text:p>
          </table:table-cell>
          <table:table-cell office:value-type="float" office:value="78.183000000000007" table:style-name="ce10">
            <text:p>78.183</text:p>
          </table:table-cell>
          <table:table-cell office:value-type="float" office:value="73.358000000000004" table:style-name="ce10">
            <text:p>73.358</text:p>
          </table:table-cell>
          <table:table-cell office:value-type="float" office:value="48.814" table:style-name="ce10">
            <text:p>48.814</text:p>
          </table:table-cell>
          <table:table-cell office:value-type="float" office:value="77.736999999999995" table:style-name="ce10">
            <text:p>77.737</text:p>
          </table:table-cell>
          <table:table-cell office:value-type="float" office:value="79.111999999999995" table:style-name="ce10">
            <text:p>79.112</text:p>
          </table:table-cell>
          <table:table-cell office:value-type="float" office:value="33.332999999999998" table:style-name="ce10">
            <text:p>33.333</text:p>
          </table:table-cell>
          <table:table-cell office:value-type="float" office:value="53.731000000000002" table:style-name="ce10">
            <text:p>53.731</text:p>
          </table:table-cell>
          <table:table-cell office:value-type="float" office:value="86.131" table:style-name="ce10">
            <text:p>86.131</text:p>
          </table:table-cell>
          <table:table-cell office:value-type="float" office:value="74.087999999999994" table:style-name="ce10">
            <text:p>74.088</text:p>
          </table:table-cell>
          <table:table-cell office:value-type="float" office:value="71.897999999999996" table:style-name="ce10">
            <text:p>71.898</text:p>
          </table:table-cell>
          <table:table-cell office:value-type="float" office:value="46.35" table:style-name="ce10">
            <text:p>46.35</text:p>
          </table:table-cell>
          <table:table-cell office:value-type="float" office:value="66.787999999999997" table:style-name="ce10">
            <text:p>66.788</text:p>
          </table:table-cell>
          <table:table-cell office:value-type="float" office:value="87.590999999999994" table:style-name="ce10">
            <text:p>87.591</text:p>
          </table:table-cell>
          <table:table-cell office:value-type="float" office:value="90.876000000000005" table:style-name="ce10">
            <text:p>90.876</text:p>
          </table:table-cell>
          <table:table-cell office:value-type="float" office:value="75.546999999999997" table:style-name="ce10">
            <text:p>75.547</text:p>
          </table:table-cell>
          <table:table-cell office:value-type="float" office:value="87.956000000000003" table:style-name="ce10">
            <text:p>87.956</text:p>
          </table:table-cell>
          <table:table-cell office:value-type="float" office:value="82.846999999999994" table:style-name="ce10">
            <text:p>82.847</text:p>
          </table:table-cell>
          <table:table-cell office:value-type="float" office:value="72.628" table:style-name="ce10">
            <text:p>72.628</text:p>
          </table:table-cell>
          <table:table-cell office:value-type="float" office:value="82.846999999999994" table:style-name="ce10">
            <text:p>82.847</text:p>
          </table:table-cell>
          <table:table-cell office:value-type="float" office:value="85.766000000000005" table:style-name="ce10">
            <text:p>85.766</text:p>
          </table:table-cell>
          <table:table-cell office:value-type="float" office:value="70.438000000000002" table:style-name="ce10">
            <text:p>70.438</text:p>
          </table:table-cell>
          <table:table-cell office:value-type="float" office:value="70.438000000000002" table:style-name="ce10">
            <text:p>70.438</text:p>
          </table:table-cell>
          <table:table-cell office:value-type="float" office:value="75.182000000000002" table:style-name="ce10">
            <text:p>75.182</text:p>
          </table:table-cell>
          <table:table-cell office:value-type="float" office:value="83.212000000000003" table:style-name="ce10">
            <text:p>83.212</text:p>
          </table:table-cell>
          <table:table-cell office:value-type="float" office:value="71.897999999999996" table:style-name="ce10">
            <text:p>71.898</text:p>
          </table:table-cell>
          <table:table-cell office:value-type="float" office:value="64.963999999999999" table:style-name="ce10">
            <text:p>64.964</text:p>
          </table:table-cell>
          <table:table-cell office:value-type="float" office:value="61.314" table:style-name="ce10">
            <text:p>61.314</text:p>
          </table:table-cell>
          <table:table-cell office:value-type="float" office:value="41.241" table:style-name="ce10">
            <text:p>41.241</text:p>
          </table:table-cell>
          <table:table-cell office:value-type="float" office:value="50.183" table:style-name="ce10">
            <text:p>50.183</text:p>
          </table:table-cell>
          <table:table-cell office:value-type="float" office:value="42.335999999999999" table:style-name="ce10">
            <text:p>42.336</text:p>
          </table:table-cell>
          <table:table-cell office:value-type="float" office:value="83.576999999999998" table:style-name="ce10">
            <text:p>83.577</text:p>
          </table:table-cell>
          <table:table-cell office:value-type="float" office:value="84.671999999999997" table:style-name="ce10">
            <text:p>84.672</text:p>
          </table:table-cell>
          <table:table-cell office:value-type="float" office:value="65.567999999999998" table:style-name="ce10">
            <text:p>65.568</text:p>
          </table:table-cell>
          <table:table-cell office:value-type="float" office:value="77.372" table:style-name="ce10">
            <text:p>77.372</text:p>
          </table:table-cell>
          <table:table-cell office:value-type="float" office:value="78.022000000000006" table:style-name="ce10">
            <text:p>78.022</text:p>
          </table:table-cell>
          <table:table-cell office:value-type="float" office:value="79.197000000000003" table:style-name="ce10">
            <text:p>79.197</text:p>
          </table:table-cell>
          <table:table-cell office:value-type="float" office:value="91.575000000000003" table:style-name="ce10">
            <text:p>91.575</text:p>
          </table:table-cell>
          <table:table-cell office:value-type="float" office:value="76.277000000000001" table:style-name="ce10">
            <text:p>76.277</text:p>
          </table:table-cell>
          <table:table-cell office:value-type="float" office:value="72.263000000000005" table:style-name="ce10">
            <text:p>72.263</text:p>
          </table:table-cell>
          <table:table-cell office:value-type="float" office:value="77.372" table:style-name="ce10">
            <text:p>77.372</text:p>
          </table:table-cell>
          <table:table-cell office:value-type="float" office:value="32.847000000000001" table:style-name="ce10">
            <text:p>32.847</text:p>
          </table:table-cell>
          <table:table-cell office:value-type="float" office:value="39.780999999999999" table:style-name="ce10">
            <text:p>39.781</text:p>
          </table:table-cell>
          <table:table-cell office:value-type="float" office:value="27.372" table:style-name="ce10">
            <text:p>27.372</text:p>
          </table:table-cell>
          <table:table-cell office:value-type="float" office:value="66.058000000000007" table:style-name="ce10">
            <text:p>66.058</text:p>
          </table:table-cell>
          <table:table-cell office:value-type="float" office:value="60.219000000000001" table:style-name="ce10">
            <text:p>60.219</text:p>
          </table:table-cell>
          <table:table-cell office:value-type="float" office:value="63.869" table:style-name="ce10">
            <text:p>63.869</text:p>
          </table:table-cell>
          <table:table-cell office:value-type="float" office:value="54.744999999999997" table:style-name="ce10">
            <text:p>54.745</text:p>
          </table:table-cell>
          <table:table-cell office:value-type="float" office:value="41.970999999999997" table:style-name="ce10">
            <text:p>41.971</text:p>
          </table:table-cell>
          <table:table-cell office:value-type="float" office:value="45.255000000000003" table:style-name="ce10">
            <text:p>45.255</text:p>
          </table:table-cell>
          <table:table-cell office:value-type="float" office:value="65.692999999999998" table:style-name="ce10">
            <text:p>65.693</text:p>
          </table:table-cell>
          <table:table-cell office:value-type="float" office:value="39.415999999999997" table:style-name="ce10">
            <text:p>39.416</text:p>
          </table:table-cell>
          <table:table-cell office:value-type="float" office:value="46.35" table:style-name="ce10">
            <text:p>46.35</text:p>
          </table:table-cell>
          <table:table-cell office:value-type="float" office:value="60.219000000000001" table:style-name="ce10">
            <text:p>60.219</text:p>
          </table:table-cell>
          <table:table-cell office:value-type="float" office:value="57.143000000000001" table:style-name="ce10">
            <text:p>57.143</text:p>
          </table:table-cell>
          <table:table-cell office:value-type="float" office:value="50.183" table:style-name="ce10">
            <text:p>50.183</text:p>
          </table:table-cell>
          <table:table-cell office:value-type="float" office:value="57.298999999999999" table:style-name="ce10">
            <text:p>57.299</text:p>
          </table:table-cell>
          <table:table-cell office:value-type="float" office:value="53.845999999999997" table:style-name="ce10">
            <text:p>53.846</text:p>
          </table:table-cell>
          <table:table-cell office:value-type="float" office:value="49.634999999999998" table:style-name="ce10">
            <text:p>49.635</text:p>
          </table:table-cell>
          <table:table-cell office:value-type="float" office:value="31.387" table:style-name="ce10">
            <text:p>31.387</text:p>
          </table:table-cell>
          <table:table-cell office:value-type="float" office:value="93.066000000000003" table:style-name="ce10">
            <text:p>93.066</text:p>
          </table:table-cell>
          <table:table-cell office:value-type="float" office:value="64.599000000000004" table:style-name="ce10">
            <text:p>64.599</text:p>
          </table:table-cell>
          <table:table-cell office:value-type="float" office:value="80.292000000000002" table:style-name="ce10">
            <text:p>80.292</text:p>
          </table:table-cell>
          <table:table-cell office:value-type="float" office:value="71.168000000000006" table:style-name="ce10">
            <text:p>71.168</text:p>
          </table:table-cell>
          <table:table-cell office:value-type="float" office:value="80.292000000000002" table:style-name="ce10">
            <text:p>80.292</text:p>
          </table:table-cell>
          <table:table-cell office:value-type="float" office:value="55.473999999999997" table:style-name="ce10">
            <text:p>55.474</text:p>
          </table:table-cell>
          <table:table-cell office:value-type="float" office:value="45.255000000000003" table:style-name="ce10">
            <text:p>45.255</text:p>
          </table:table-cell>
          <table:table-cell office:value-type="float" office:value="82.846999999999994" table:style-name="ce10">
            <text:p>82.847</text:p>
          </table:table-cell>
          <table:table-cell office:value-type="float" office:value="23.722999999999999" table:style-name="ce10">
            <text:p>23.723</text:p>
          </table:table-cell>
          <table:table-cell office:value-type="float" office:value="91.605999999999995" table:style-name="ce10">
            <text:p>91.606</text:p>
          </table:table-cell>
          <table:table-cell office:value-type="float" office:value="67.766000000000005" table:style-name="ce10">
            <text:p>67.766</text:p>
          </table:table-cell>
          <table:table-cell office:value-type="float" office:value="95.254999999999995" table:style-name="ce10">
            <text:p>95.255</text:p>
          </table:table-cell>
          <table:table-cell office:value-type="float" office:value="73.260000000000005" table:style-name="ce10">
            <text:p>73.26</text:p>
          </table:table-cell>
          <table:table-cell office:value-type="float" office:value="70.072999999999993" table:style-name="ce10">
            <text:p>70.073</text:p>
          </table:table-cell>
          <table:table-cell office:value-type="float" office:value="4.7450000000000001" table:style-name="ce10">
            <text:p>4.745</text:p>
          </table:table-cell>
          <table:table-cell office:value-type="float" office:value="18.613" table:style-name="ce10">
            <text:p>18.613</text:p>
          </table:table-cell>
          <table:table-cell office:value-type="float" office:value="31.751999999999999" table:style-name="ce10">
            <text:p>31.752</text:p>
          </table:table-cell>
          <table:table-cell office:value-type="float" office:value="44.890999999999998" table:style-name="ce10">
            <text:p>44.891</text:p>
          </table:table-cell>
          <table:table-cell office:value-type="float" office:value="14.599" table:style-name="ce10">
            <text:p>14.599</text:p>
          </table:table-cell>
          <table:table-cell office:value-type="float" office:value="92.700999999999993" table:style-name="ce10">
            <text:p>92.701</text:p>
          </table:table-cell>
          <table:table-cell office:value-type="float" office:value="75.091999999999999" table:style-name="ce10">
            <text:p>75.092</text:p>
          </table:table-cell>
          <table:table-cell office:value-type="float" office:value="82.117000000000004" table:style-name="ce10">
            <text:p>82.117</text:p>
          </table:table-cell>
          <table:table-cell office:value-type="float" office:value="4.0149999999999997" table:style-name="ce10">
            <text:p>4.015</text:p>
          </table:table-cell>
          <table:table-cell office:value-type="float" office:value="90.146000000000001" table:style-name="ce10">
            <text:p>90.146</text:p>
          </table:table-cell>
          <table:table-cell office:value-type="float" office:value="5.8390000000000004" table:style-name="ce10">
            <text:p>5.839</text:p>
          </table:table-cell>
          <table:table-cell office:value-type="float" office:value="5.4740000000000002" table:style-name="ce10">
            <text:p>5.474</text:p>
          </table:table-cell>
          <table:table-cell office:value-type="float" office:value="91.605999999999995" table:style-name="ce10">
            <text:p>91.606</text:p>
          </table:table-cell>
          <table:table-cell office:value-type="float" office:value="2.92" table:style-name="ce10">
            <text:p>2.92</text:p>
          </table:table-cell>
          <table:table-cell office:value-type="float" office:value="40" table:style-name="ce10">
            <text:p>40</text:p>
          </table:table-cell>
          <table:table-cell office:value-type="float" office:value="53.332999999999998" table:style-name="ce10">
            <text:p>53.333</text:p>
          </table:table-cell>
          <table:table-cell office:value-type="float" office:value="6.6669999999999998" table:style-name="ce10">
            <text:p>6.667</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46.667000000000002" table:style-name="ce10">
            <text:p>46.667</text:p>
          </table:table-cell>
          <table:table-cell office:value-type="float" office:value="26.667000000000002" table:style-name="ce10">
            <text:p>26.667</text:p>
          </table:table-cell>
          <table:table-cell office:value-type="float" office:value="26.667000000000002" table:style-name="ce10">
            <text:p>26.667</text:p>
          </table:table-cell>
          <table:table-cell office:value-type="float" office:value="60" table:style-name="ce10">
            <text:p>60</text:p>
          </table:table-cell>
          <table:table-cell office:value-type="float" office:value="26.667000000000002" table:style-name="ce10">
            <text:p>26.667</text:p>
          </table:table-cell>
          <table:table-cell office:value-type="float" office:value="13.333" table:style-name="ce10">
            <text:p>13.333</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16.667000000000002" table:style-name="ce10">
            <text:p>16.667</text:p>
          </table:table-cell>
          <table:table-cell office:value-type="float" office:value="58.607999999999997" table:style-name="ce10">
            <text:p>58.608</text:p>
          </table:table-cell>
          <table:table-cell office:value-type="float" office:value="65.441000000000003" table:style-name="ce10">
            <text:p>65.441</text:p>
          </table:table-cell>
          <table:table-cell office:value-type="float" office:value="58.823999999999998" table:style-name="ce10">
            <text:p>58.824</text:p>
          </table:table-cell>
          <table:table-cell office:value-type="float" office:value="33.332999999999998" table:style-name="ce10">
            <text:p>33.333</text:p>
          </table:table-cell>
          <table:table-cell office:value-type="float" office:value="64.233999999999995" table:style-name="ce10">
            <text:p>64.234</text:p>
          </table:table-cell>
          <table:table-cell office:value-type="float" office:value="67.153000000000006" table:style-name="ce10">
            <text:p>67.153</text:p>
          </table:table-cell>
          <table:table-cell office:value-type="float" office:value="5.109" table:style-name="ce10">
            <text:p>5.109</text:p>
          </table:table-cell>
          <table:table-cell office:value-type="float" office:value="66.058000000000007" table:style-name="ce10">
            <text:p>66.058</text:p>
          </table:table-cell>
          <table:table-cell office:value-type="float" office:value="27.234999999999999" table:style-name="ce10">
            <text:p>27.235</text:p>
          </table:table-cell>
          <table:table-cell office:value-type="float" office:value="71.599000000000004" table:style-name="ce10">
            <text:p>71.599</text:p>
          </table:table-cell>
          <table:table-cell table:number-columns-repeated="16264"/>
        </table:table-row>
        <table:table-row table:style-name="ro5">
          <table:table-cell office:value-type="string" table:style-name="ce4">
            <text:p>DSTL</text:p>
          </table:table-cell>
          <table:table-cell office:value-type="string" table:style-name="ce4">
            <text:p>Dstl</text:p>
          </table:table-cell>
          <table:table-cell office:value-type="string" table:style-name="ce4">
            <text:p>Defence</text:p>
          </table:table-cell>
          <table:table-cell table:style-name="ce4"/>
          <table:table-cell office:value-type="float" office:value="75.965999999999994" table:style-name="ce10">
            <text:p>75.966</text:p>
          </table:table-cell>
          <table:table-cell office:value-type="float" office:value="60.191000000000003" table:style-name="ce10">
            <text:p>60.191</text:p>
          </table:table-cell>
          <table:table-cell office:value-type="float" office:value="80.093999999999994" table:style-name="ce10">
            <text:p>80.094</text:p>
          </table:table-cell>
          <table:table-cell office:value-type="float" office:value="74.712000000000003" table:style-name="ce10">
            <text:p>74.712</text:p>
          </table:table-cell>
          <table:table-cell office:value-type="float" office:value="70.418999999999997" table:style-name="ce10">
            <text:p>70.419</text:p>
          </table:table-cell>
          <table:table-cell office:value-type="float" office:value="78.073999999999998" table:style-name="ce10">
            <text:p>78.074</text:p>
          </table:table-cell>
          <table:table-cell office:value-type="float" office:value="56.921999999999997" table:style-name="ce10">
            <text:p>56.922</text:p>
          </table:table-cell>
          <table:table-cell office:value-type="float" office:value="79.718999999999994" table:style-name="ce10">
            <text:p>79.719</text:p>
          </table:table-cell>
          <table:table-cell office:value-type="float" office:value="63.506999999999998" table:style-name="ce10">
            <text:p>63.507</text:p>
          </table:table-cell>
          <table:table-cell office:value-type="float" office:value="21.288" table:style-name="ce10">
            <text:p>21.288</text:p>
          </table:table-cell>
          <table:table-cell office:value-type="float" office:value="44.279000000000003" table:style-name="ce10">
            <text:p>44.279</text:p>
          </table:table-cell>
          <table:table-cell office:value-type="float" office:value="91.296000000000006" table:style-name="ce10">
            <text:p>91.296</text:p>
          </table:table-cell>
          <table:table-cell office:value-type="float" office:value="83.650999999999996" table:style-name="ce10">
            <text:p>83.651</text:p>
          </table:table-cell>
          <table:table-cell office:value-type="float" office:value="78.424000000000007" table:style-name="ce10">
            <text:p>78.424</text:p>
          </table:table-cell>
          <table:table-cell office:value-type="float" office:value="62.255000000000003" table:style-name="ce10">
            <text:p>62.255</text:p>
          </table:table-cell>
          <table:table-cell office:value-type="float" office:value="84.814999999999998" table:style-name="ce10">
            <text:p>84.815</text:p>
          </table:table-cell>
          <table:table-cell office:value-type="float" office:value="73.352999999999994" table:style-name="ce10">
            <text:p>73.353</text:p>
          </table:table-cell>
          <table:table-cell office:value-type="float" office:value="76.063999999999993" table:style-name="ce10">
            <text:p>76.064</text:p>
          </table:table-cell>
          <table:table-cell office:value-type="float" office:value="67.274000000000001" table:style-name="ce10">
            <text:p>67.274</text:p>
          </table:table-cell>
          <table:table-cell office:value-type="float" office:value="91.075000000000003" table:style-name="ce10">
            <text:p>91.075</text:p>
          </table:table-cell>
          <table:table-cell office:value-type="float" office:value="84.825999999999993" table:style-name="ce10">
            <text:p>84.826</text:p>
          </table:table-cell>
          <table:table-cell office:value-type="float" office:value="57.292000000000002" table:style-name="ce10">
            <text:p>57.292</text:p>
          </table:table-cell>
          <table:table-cell office:value-type="float" office:value="74.484999999999999" table:style-name="ce10">
            <text:p>74.485</text:p>
          </table:table-cell>
          <table:table-cell office:value-type="float" office:value="77.697000000000003" table:style-name="ce10">
            <text:p>77.697</text:p>
          </table:table-cell>
          <table:table-cell office:value-type="float" office:value="60.188000000000002" table:style-name="ce10">
            <text:p>60.188</text:p>
          </table:table-cell>
          <table:table-cell office:value-type="float" office:value="56.741" table:style-name="ce10">
            <text:p>56.741</text:p>
          </table:table-cell>
          <table:table-cell office:value-type="float" office:value="64.131" table:style-name="ce10">
            <text:p>64.131</text:p>
          </table:table-cell>
          <table:table-cell office:value-type="float" office:value="81.715999999999994" table:style-name="ce10">
            <text:p>81.716</text:p>
          </table:table-cell>
          <table:table-cell office:value-type="float" office:value="78.616" table:style-name="ce10">
            <text:p>78.616</text:p>
          </table:table-cell>
          <table:table-cell office:value-type="float" office:value="73.834000000000003" table:style-name="ce10">
            <text:p>73.834</text:p>
          </table:table-cell>
          <table:table-cell office:value-type="float" office:value="63.164000000000001" table:style-name="ce10">
            <text:p>63.164</text:p>
          </table:table-cell>
          <table:table-cell office:value-type="float" office:value="47.734000000000002" table:style-name="ce10">
            <text:p>47.734</text:p>
          </table:table-cell>
          <table:table-cell office:value-type="float" office:value="61.957000000000001" table:style-name="ce10">
            <text:p>61.957</text:p>
          </table:table-cell>
          <table:table-cell office:value-type="float" office:value="54.811" table:style-name="ce10">
            <text:p>54.811</text:p>
          </table:table-cell>
          <table:table-cell office:value-type="float" office:value="82.293000000000006" table:style-name="ce10">
            <text:p>82.293</text:p>
          </table:table-cell>
          <table:table-cell office:value-type="float" office:value="87.406000000000006" table:style-name="ce10">
            <text:p>87.406</text:p>
          </table:table-cell>
          <table:table-cell office:value-type="float" office:value="67.212000000000003" table:style-name="ce10">
            <text:p>67.212</text:p>
          </table:table-cell>
          <table:table-cell office:value-type="float" office:value="81.998000000000005" table:style-name="ce10">
            <text:p>81.998</text:p>
          </table:table-cell>
          <table:table-cell office:value-type="float" office:value="55.874000000000002" table:style-name="ce10">
            <text:p>55.874</text:p>
          </table:table-cell>
          <table:table-cell office:value-type="float" office:value="66.497" table:style-name="ce10">
            <text:p>66.497</text:p>
          </table:table-cell>
          <table:table-cell office:value-type="float" office:value="84.644000000000005" table:style-name="ce10">
            <text:p>84.644</text:p>
          </table:table-cell>
          <table:table-cell office:value-type="float" office:value="47.264000000000003" table:style-name="ce10">
            <text:p>47.264</text:p>
          </table:table-cell>
          <table:table-cell office:value-type="float" office:value="55.546999999999997" table:style-name="ce10">
            <text:p>55.547</text:p>
          </table:table-cell>
          <table:table-cell office:value-type="float" office:value="71.263999999999996" table:style-name="ce10">
            <text:p>71.264</text:p>
          </table:table-cell>
          <table:table-cell office:value-type="float" office:value="19.420999999999999" table:style-name="ce10">
            <text:p>19.421</text:p>
          </table:table-cell>
          <table:table-cell office:value-type="float" office:value="31.152999999999999" table:style-name="ce10">
            <text:p>31.153</text:p>
          </table:table-cell>
          <table:table-cell office:value-type="float" office:value="13.314" table:style-name="ce10">
            <text:p>13.314</text:p>
          </table:table-cell>
          <table:table-cell office:value-type="float" office:value="54.93" table:style-name="ce10">
            <text:p>54.93</text:p>
          </table:table-cell>
          <table:table-cell office:value-type="float" office:value="56.732999999999997" table:style-name="ce10">
            <text:p>56.733</text:p>
          </table:table-cell>
          <table:table-cell office:value-type="float" office:value="45.279000000000003" table:style-name="ce10">
            <text:p>45.279</text:p>
          </table:table-cell>
          <table:table-cell office:value-type="float" office:value="46.850999999999999" table:style-name="ce10">
            <text:p>46.851</text:p>
          </table:table-cell>
          <table:table-cell office:value-type="float" office:value="21.966000000000001" table:style-name="ce10">
            <text:p>21.966</text:p>
          </table:table-cell>
          <table:table-cell office:value-type="float" office:value="24.913" table:style-name="ce10">
            <text:p>24.913</text:p>
          </table:table-cell>
          <table:table-cell office:value-type="float" office:value="59.195999999999998" table:style-name="ce10">
            <text:p>59.196</text:p>
          </table:table-cell>
          <table:table-cell office:value-type="float" office:value="32.197000000000003" table:style-name="ce10">
            <text:p>32.197</text:p>
          </table:table-cell>
          <table:table-cell office:value-type="float" office:value="56.273000000000003" table:style-name="ce10">
            <text:p>56.273</text:p>
          </table:table-cell>
          <table:table-cell office:value-type="float" office:value="66.372" table:style-name="ce10">
            <text:p>66.372</text:p>
          </table:table-cell>
          <table:table-cell office:value-type="float" office:value="57.345999999999997" table:style-name="ce10">
            <text:p>57.346</text:p>
          </table:table-cell>
          <table:table-cell office:value-type="float" office:value="50.442999999999998" table:style-name="ce10">
            <text:p>50.443</text:p>
          </table:table-cell>
          <table:table-cell office:value-type="float" office:value="48.109000000000002" table:style-name="ce10">
            <text:p>48.109</text:p>
          </table:table-cell>
          <table:table-cell office:value-type="float" office:value="42.08" table:style-name="ce10">
            <text:p>42.08</text:p>
          </table:table-cell>
          <table:table-cell office:value-type="float" office:value="40.058999999999997" table:style-name="ce10">
            <text:p>40.059</text:p>
          </table:table-cell>
          <table:table-cell office:value-type="float" office:value="24.1" table:style-name="ce10">
            <text:p>24.1</text:p>
          </table:table-cell>
          <table:table-cell office:value-type="float" office:value="91.135999999999996" table:style-name="ce10">
            <text:p>91.136</text:p>
          </table:table-cell>
          <table:table-cell office:value-type="float" office:value="79.528000000000006" table:style-name="ce10">
            <text:p>79.528</text:p>
          </table:table-cell>
          <table:table-cell office:value-type="float" office:value="78.819999999999993" table:style-name="ce10">
            <text:p>78.82</text:p>
          </table:table-cell>
          <table:table-cell office:value-type="float" office:value="74.168000000000006" table:style-name="ce10">
            <text:p>74.168</text:p>
          </table:table-cell>
          <table:table-cell office:value-type="float" office:value="80.852999999999994" table:style-name="ce10">
            <text:p>80.853</text:p>
          </table:table-cell>
          <table:table-cell office:value-type="float" office:value="56.289000000000001" table:style-name="ce10">
            <text:p>56.289</text:p>
          </table:table-cell>
          <table:table-cell office:value-type="float" office:value="36.043999999999997" table:style-name="ce10">
            <text:p>36.044</text:p>
          </table:table-cell>
          <table:table-cell office:value-type="float" office:value="54.167999999999999" table:style-name="ce10">
            <text:p>54.168</text:p>
          </table:table-cell>
          <table:table-cell office:value-type="float" office:value="40.225999999999999" table:style-name="ce10">
            <text:p>40.226</text:p>
          </table:table-cell>
          <table:table-cell office:value-type="float" office:value="68.188000000000002" table:style-name="ce10">
            <text:p>68.188</text:p>
          </table:table-cell>
          <table:table-cell office:value-type="float" office:value="82.793000000000006" table:style-name="ce10">
            <text:p>82.793</text:p>
          </table:table-cell>
          <table:table-cell office:value-type="float" office:value="94.236999999999995" table:style-name="ce10">
            <text:p>94.237</text:p>
          </table:table-cell>
          <table:table-cell office:value-type="float" office:value="58.273000000000003" table:style-name="ce10">
            <text:p>58.273</text:p>
          </table:table-cell>
          <table:table-cell office:value-type="float" office:value="38.054000000000002" table:style-name="ce10">
            <text:p>38.054</text:p>
          </table:table-cell>
          <table:table-cell office:value-type="float" office:value="8.02" table:style-name="ce10">
            <text:p>8.02</text:p>
          </table:table-cell>
          <table:table-cell office:value-type="float" office:value="14.244" table:style-name="ce10">
            <text:p>14.244</text:p>
          </table:table-cell>
          <table:table-cell office:value-type="float" office:value="34.253999999999998" table:style-name="ce10">
            <text:p>34.254</text:p>
          </table:table-cell>
          <table:table-cell office:value-type="float" office:value="43.481999999999999" table:style-name="ce10">
            <text:p>43.482</text:p>
          </table:table-cell>
          <table:table-cell office:value-type="float" office:value="9.2620000000000005" table:style-name="ce10">
            <text:p>9.262</text:p>
          </table:table-cell>
          <table:table-cell office:value-type="float" office:value="86.971000000000004" table:style-name="ce10">
            <text:p>86.971</text:p>
          </table:table-cell>
          <table:table-cell office:value-type="float" office:value="64.105000000000004" table:style-name="ce10">
            <text:p>64.105</text:p>
          </table:table-cell>
          <table:table-cell office:value-type="float" office:value="73.992000000000004" table:style-name="ce10">
            <text:p>73.992</text:p>
          </table:table-cell>
          <table:table-cell office:value-type="float" office:value="9.3000000000000007" table:style-name="ce10">
            <text:p>9.3</text:p>
          </table:table-cell>
          <table:table-cell office:value-type="float" office:value="84.105999999999995" table:style-name="ce10">
            <text:p>84.106</text:p>
          </table:table-cell>
          <table:table-cell office:value-type="float" office:value="6.593" table:style-name="ce10">
            <text:p>6.593</text:p>
          </table:table-cell>
          <table:table-cell office:value-type="float" office:value="8.84" table:style-name="ce10">
            <text:p>8.84</text:p>
          </table:table-cell>
          <table:table-cell office:value-type="float" office:value="86.096999999999994" table:style-name="ce10">
            <text:p>86.097</text:p>
          </table:table-cell>
          <table:table-cell office:value-type="float" office:value="5.0629999999999997" table:style-name="ce10">
            <text:p>5.063</text:p>
          </table:table-cell>
          <table:table-cell office:value-type="float" office:value="44.817" table:style-name="ce10">
            <text:p>44.817</text:p>
          </table:table-cell>
          <table:table-cell office:value-type="float" office:value="41.158999999999999" table:style-name="ce10">
            <text:p>41.159</text:p>
          </table:table-cell>
          <table:table-cell office:value-type="float" office:value="14.023999999999999" table:style-name="ce10">
            <text:p>14.024</text:p>
          </table:table-cell>
          <table:table-cell office:value-type="float" office:value="31.507000000000001" table:style-name="ce10">
            <text:p>31.507</text:p>
          </table:table-cell>
          <table:table-cell office:value-type="float" office:value="55.478999999999999" table:style-name="ce10">
            <text:p>55.479</text:p>
          </table:table-cell>
          <table:table-cell office:value-type="float" office:value="13.013999999999999" table:style-name="ce10">
            <text:p>13.014</text:p>
          </table:table-cell>
          <table:table-cell office:value-type="float" office:value="40.426000000000002" table:style-name="ce10">
            <text:p>40.426</text:p>
          </table:table-cell>
          <table:table-cell office:value-type="float" office:value="32.826999999999998" table:style-name="ce10">
            <text:p>32.827</text:p>
          </table:table-cell>
          <table:table-cell office:value-type="float" office:value="26.748000000000001" table:style-name="ce10">
            <text:p>26.748</text:p>
          </table:table-cell>
          <table:table-cell office:value-type="float" office:value="63.72" table:style-name="ce10">
            <text:p>63.72</text:p>
          </table:table-cell>
          <table:table-cell office:value-type="float" office:value="19.207000000000001" table:style-name="ce10">
            <text:p>19.207</text:p>
          </table:table-cell>
          <table:table-cell office:value-type="float" office:value="17.073" table:style-name="ce10">
            <text:p>17.073</text:p>
          </table:table-cell>
          <table:table-cell office:value-type="float" office:value="31.292999999999999" table:style-name="ce10">
            <text:p>31.293</text:p>
          </table:table-cell>
          <table:table-cell office:value-type="float" office:value="54.421999999999997" table:style-name="ce10">
            <text:p>54.422</text:p>
          </table:table-cell>
          <table:table-cell office:value-type="float" office:value="14.286" table:style-name="ce10">
            <text:p>14.286</text:p>
          </table:table-cell>
          <table:table-cell office:value-type="float" office:value="58.917000000000002" table:style-name="ce10">
            <text:p>58.917</text:p>
          </table:table-cell>
          <table:table-cell office:value-type="float" office:value="63.643999999999998" table:style-name="ce10">
            <text:p>63.644</text:p>
          </table:table-cell>
          <table:table-cell office:value-type="float" office:value="54.197000000000003" table:style-name="ce10">
            <text:p>54.197</text:p>
          </table:table-cell>
          <table:table-cell office:value-type="float" office:value="36.209000000000003" table:style-name="ce10">
            <text:p>36.209</text:p>
          </table:table-cell>
          <table:table-cell office:value-type="float" office:value="68.344999999999999" table:style-name="ce10">
            <text:p>68.345</text:p>
          </table:table-cell>
          <table:table-cell office:value-type="float" office:value="69.350999999999999" table:style-name="ce10">
            <text:p>69.351</text:p>
          </table:table-cell>
          <table:table-cell office:value-type="float" office:value="6.9269999999999996" table:style-name="ce10">
            <text:p>6.927</text:p>
          </table:table-cell>
          <table:table-cell office:value-type="float" office:value="73.271000000000001" table:style-name="ce10">
            <text:p>73.271</text:p>
          </table:table-cell>
          <table:table-cell office:value-type="float" office:value="29.884" table:style-name="ce10">
            <text:p>29.884</text:p>
          </table:table-cell>
          <table:table-cell office:value-type="float" office:value="72.090999999999994" table:style-name="ce10">
            <text:p>72.091</text:p>
          </table:table-cell>
          <table:table-cell table:number-columns-repeated="16264"/>
        </table:table-row>
        <table:table-row table:style-name="ro10">
          <table:table-cell office:value-type="string" table:style-name="ce4">
            <text:p>DVLA</text:p>
          </table:table-cell>
          <table:table-cell office:value-type="string" table:style-name="ce4">
            <text:p>Driver and Vehicle Licensing Agency</text:p>
          </table:table-cell>
          <table:table-cell office:value-type="string" table:style-name="ce4">
            <text:p>Transport</text:p>
          </table:table-cell>
          <table:table-cell table:style-name="ce4"/>
          <table:table-cell office:value-type="float" office:value="64.403999999999996" table:style-name="ce10">
            <text:p>64.404</text:p>
          </table:table-cell>
          <table:table-cell office:value-type="float" office:value="54.451999999999998" table:style-name="ce10">
            <text:p>54.452</text:p>
          </table:table-cell>
          <table:table-cell office:value-type="float" office:value="65.893000000000001" table:style-name="ce10">
            <text:p>65.893</text:p>
          </table:table-cell>
          <table:table-cell office:value-type="float" office:value="78.093000000000004" table:style-name="ce10">
            <text:p>78.093</text:p>
          </table:table-cell>
          <table:table-cell office:value-type="float" office:value="77.936999999999998" table:style-name="ce10">
            <text:p>77.937</text:p>
          </table:table-cell>
          <table:table-cell office:value-type="float" office:value="80.816000000000003" table:style-name="ce10">
            <text:p>80.816</text:p>
          </table:table-cell>
          <table:table-cell office:value-type="float" office:value="52.536999999999999" table:style-name="ce10">
            <text:p>52.537</text:p>
          </table:table-cell>
          <table:table-cell office:value-type="float" office:value="75.998999999999995" table:style-name="ce10">
            <text:p>75.999</text:p>
          </table:table-cell>
          <table:table-cell office:value-type="float" office:value="74.432000000000002" table:style-name="ce10">
            <text:p>74.432</text:p>
          </table:table-cell>
          <table:table-cell office:value-type="float" office:value="22.815999999999999" table:style-name="ce10">
            <text:p>22.816</text:p>
          </table:table-cell>
          <table:table-cell office:value-type="float" office:value="43.363999999999997" table:style-name="ce10">
            <text:p>43.364</text:p>
          </table:table-cell>
          <table:table-cell office:value-type="float" office:value="81.953000000000003" table:style-name="ce10">
            <text:p>81.953</text:p>
          </table:table-cell>
          <table:table-cell office:value-type="float" office:value="74.305000000000007" table:style-name="ce10">
            <text:p>74.305</text:p>
          </table:table-cell>
          <table:table-cell office:value-type="float" office:value="67.382000000000005" table:style-name="ce10">
            <text:p>67.382</text:p>
          </table:table-cell>
          <table:table-cell office:value-type="float" office:value="47.646999999999998" table:style-name="ce10">
            <text:p>47.647</text:p>
          </table:table-cell>
          <table:table-cell office:value-type="float" office:value="58.197000000000003" table:style-name="ce10">
            <text:p>58.197</text:p>
          </table:table-cell>
          <table:table-cell office:value-type="float" office:value="75.742999999999995" table:style-name="ce10">
            <text:p>75.743</text:p>
          </table:table-cell>
          <table:table-cell office:value-type="float" office:value="80.442999999999998" table:style-name="ce10">
            <text:p>80.443</text:p>
          </table:table-cell>
          <table:table-cell office:value-type="float" office:value="76.960999999999999" table:style-name="ce10">
            <text:p>76.961</text:p>
          </table:table-cell>
          <table:table-cell office:value-type="float" office:value="86.784000000000006" table:style-name="ce10">
            <text:p>86.784</text:p>
          </table:table-cell>
          <table:table-cell office:value-type="float" office:value="80.8" table:style-name="ce10">
            <text:p>80.8</text:p>
          </table:table-cell>
          <table:table-cell office:value-type="float" office:value="70.850999999999999" table:style-name="ce10">
            <text:p>70.851</text:p>
          </table:table-cell>
          <table:table-cell office:value-type="float" office:value="79.635000000000005" table:style-name="ce10">
            <text:p>79.635</text:p>
          </table:table-cell>
          <table:table-cell office:value-type="float" office:value="83.677999999999997" table:style-name="ce10">
            <text:p>83.678</text:p>
          </table:table-cell>
          <table:table-cell office:value-type="float" office:value="79.167000000000002" table:style-name="ce10">
            <text:p>79.167</text:p>
          </table:table-cell>
          <table:table-cell office:value-type="float" office:value="72.141999999999996" table:style-name="ce10">
            <text:p>72.142</text:p>
          </table:table-cell>
          <table:table-cell office:value-type="float" office:value="71.424999999999997" table:style-name="ce10">
            <text:p>71.425</text:p>
          </table:table-cell>
          <table:table-cell office:value-type="float" office:value="88.986000000000004" table:style-name="ce10">
            <text:p>88.986</text:p>
          </table:table-cell>
          <table:table-cell office:value-type="float" office:value="81.94" table:style-name="ce10">
            <text:p>81.94</text:p>
          </table:table-cell>
          <table:table-cell office:value-type="float" office:value="71.533000000000001" table:style-name="ce10">
            <text:p>71.533</text:p>
          </table:table-cell>
          <table:table-cell office:value-type="float" office:value="65.709000000000003" table:style-name="ce10">
            <text:p>65.709</text:p>
          </table:table-cell>
          <table:table-cell office:value-type="float" office:value="45.514000000000003" table:style-name="ce10">
            <text:p>45.514</text:p>
          </table:table-cell>
          <table:table-cell office:value-type="float" office:value="54.96" table:style-name="ce10">
            <text:p>54.96</text:p>
          </table:table-cell>
          <table:table-cell office:value-type="float" office:value="43.942999999999998" table:style-name="ce10">
            <text:p>43.943</text:p>
          </table:table-cell>
          <table:table-cell office:value-type="float" office:value="79.503" table:style-name="ce10">
            <text:p>79.503</text:p>
          </table:table-cell>
          <table:table-cell office:value-type="float" office:value="87.296000000000006" table:style-name="ce10">
            <text:p>87.296</text:p>
          </table:table-cell>
          <table:table-cell office:value-type="float" office:value="63.317" table:style-name="ce10">
            <text:p>63.317</text:p>
          </table:table-cell>
          <table:table-cell office:value-type="float" office:value="73.927999999999997" table:style-name="ce10">
            <text:p>73.928</text:p>
          </table:table-cell>
          <table:table-cell office:value-type="float" office:value="69.688000000000002" table:style-name="ce10">
            <text:p>69.688</text:p>
          </table:table-cell>
          <table:table-cell office:value-type="float" office:value="76.501000000000005" table:style-name="ce10">
            <text:p>76.501</text:p>
          </table:table-cell>
          <table:table-cell office:value-type="float" office:value="86.652000000000001" table:style-name="ce10">
            <text:p>86.652</text:p>
          </table:table-cell>
          <table:table-cell office:value-type="float" office:value="72.212999999999994" table:style-name="ce10">
            <text:p>72.213</text:p>
          </table:table-cell>
          <table:table-cell office:value-type="float" office:value="68.352000000000004" table:style-name="ce10">
            <text:p>68.352</text:p>
          </table:table-cell>
          <table:table-cell office:value-type="float" office:value="73.227999999999994" table:style-name="ce10">
            <text:p>73.228</text:p>
          </table:table-cell>
          <table:table-cell office:value-type="float" office:value="21.369" table:style-name="ce10">
            <text:p>21.369</text:p>
          </table:table-cell>
          <table:table-cell office:value-type="float" office:value="29.073" table:style-name="ce10">
            <text:p>29.073</text:p>
          </table:table-cell>
          <table:table-cell office:value-type="float" office:value="17.962" table:style-name="ce10">
            <text:p>17.962</text:p>
          </table:table-cell>
          <table:table-cell office:value-type="float" office:value="58.079000000000001" table:style-name="ce10">
            <text:p>58.079</text:p>
          </table:table-cell>
          <table:table-cell office:value-type="float" office:value="51.695999999999998" table:style-name="ce10">
            <text:p>51.696</text:p>
          </table:table-cell>
          <table:table-cell office:value-type="float" office:value="45" table:style-name="ce10">
            <text:p>45</text:p>
          </table:table-cell>
          <table:table-cell office:value-type="float" office:value="44.232999999999997" table:style-name="ce10">
            <text:p>44.233</text:p>
          </table:table-cell>
          <table:table-cell office:value-type="float" office:value="32.893999999999998" table:style-name="ce10">
            <text:p>32.894</text:p>
          </table:table-cell>
          <table:table-cell office:value-type="float" office:value="32.253" table:style-name="ce10">
            <text:p>32.253</text:p>
          </table:table-cell>
          <table:table-cell office:value-type="float" office:value="54.33" table:style-name="ce10">
            <text:p>54.33</text:p>
          </table:table-cell>
          <table:table-cell office:value-type="float" office:value="30.869" table:style-name="ce10">
            <text:p>30.869</text:p>
          </table:table-cell>
          <table:table-cell office:value-type="float" office:value="40.776000000000003" table:style-name="ce10">
            <text:p>40.776</text:p>
          </table:table-cell>
          <table:table-cell office:value-type="float" office:value="43.16" table:style-name="ce10">
            <text:p>43.16</text:p>
          </table:table-cell>
          <table:table-cell office:value-type="float" office:value="49.670999999999999" table:style-name="ce10">
            <text:p>49.671</text:p>
          </table:table-cell>
          <table:table-cell office:value-type="float" office:value="38.338000000000001" table:style-name="ce10">
            <text:p>38.338</text:p>
          </table:table-cell>
          <table:table-cell office:value-type="float" office:value="43.845999999999997" table:style-name="ce10">
            <text:p>43.846</text:p>
          </table:table-cell>
          <table:table-cell office:value-type="float" office:value="42.100999999999999" table:style-name="ce10">
            <text:p>42.101</text:p>
          </table:table-cell>
          <table:table-cell office:value-type="float" office:value="35.488" table:style-name="ce10">
            <text:p>35.488</text:p>
          </table:table-cell>
          <table:table-cell office:value-type="float" office:value="24.756" table:style-name="ce10">
            <text:p>24.756</text:p>
          </table:table-cell>
          <table:table-cell office:value-type="float" office:value="88.131" table:style-name="ce10">
            <text:p>88.131</text:p>
          </table:table-cell>
          <table:table-cell office:value-type="float" office:value="62.445" table:style-name="ce10">
            <text:p>62.445</text:p>
          </table:table-cell>
          <table:table-cell office:value-type="float" office:value="70.001999999999995" table:style-name="ce10">
            <text:p>70.002</text:p>
          </table:table-cell>
          <table:table-cell office:value-type="float" office:value="63.631999999999998" table:style-name="ce10">
            <text:p>63.632</text:p>
          </table:table-cell>
          <table:table-cell office:value-type="float" office:value="73.573999999999998" table:style-name="ce10">
            <text:p>73.574</text:p>
          </table:table-cell>
          <table:table-cell office:value-type="float" office:value="56.107999999999997" table:style-name="ce10">
            <text:p>56.108</text:p>
          </table:table-cell>
          <table:table-cell office:value-type="float" office:value="44.107999999999997" table:style-name="ce10">
            <text:p>44.108</text:p>
          </table:table-cell>
          <table:table-cell office:value-type="float" office:value="61.18" table:style-name="ce10">
            <text:p>61.18</text:p>
          </table:table-cell>
          <table:table-cell office:value-type="float" office:value="18.962" table:style-name="ce10">
            <text:p>18.962</text:p>
          </table:table-cell>
          <table:table-cell office:value-type="float" office:value="84.76" table:style-name="ce10">
            <text:p>84.76</text:p>
          </table:table-cell>
          <table:table-cell office:value-type="float" office:value="34.901000000000003" table:style-name="ce10">
            <text:p>34.901</text:p>
          </table:table-cell>
          <table:table-cell office:value-type="float" office:value="78.369" table:style-name="ce10">
            <text:p>78.369</text:p>
          </table:table-cell>
          <table:table-cell office:value-type="float" office:value="77.965000000000003" table:style-name="ce10">
            <text:p>77.965</text:p>
          </table:table-cell>
          <table:table-cell office:value-type="float" office:value="64.055999999999997" table:style-name="ce10">
            <text:p>64.056</text:p>
          </table:table-cell>
          <table:table-cell office:value-type="float" office:value="8.9459999999999997" table:style-name="ce10">
            <text:p>8.946</text:p>
          </table:table-cell>
          <table:table-cell office:value-type="float" office:value="15.253" table:style-name="ce10">
            <text:p>15.253</text:p>
          </table:table-cell>
          <table:table-cell office:value-type="float" office:value="24.957000000000001" table:style-name="ce10">
            <text:p>24.957</text:p>
          </table:table-cell>
          <table:table-cell office:value-type="float" office:value="50.843000000000004" table:style-name="ce10">
            <text:p>50.843</text:p>
          </table:table-cell>
          <table:table-cell office:value-type="float" office:value="18.957000000000001" table:style-name="ce10">
            <text:p>18.957</text:p>
          </table:table-cell>
          <table:table-cell office:value-type="float" office:value="82.902000000000001" table:style-name="ce10">
            <text:p>82.902</text:p>
          </table:table-cell>
          <table:table-cell office:value-type="float" office:value="63.862000000000002" table:style-name="ce10">
            <text:p>63.862</text:p>
          </table:table-cell>
          <table:table-cell office:value-type="float" office:value="66.757000000000005" table:style-name="ce10">
            <text:p>66.757</text:p>
          </table:table-cell>
          <table:table-cell office:value-type="float" office:value="7.4560000000000004" table:style-name="ce10">
            <text:p>7.456</text:p>
          </table:table-cell>
          <table:table-cell office:value-type="float" office:value="84.771000000000001" table:style-name="ce10">
            <text:p>84.771</text:p>
          </table:table-cell>
          <table:table-cell office:value-type="float" office:value="7.7729999999999997" table:style-name="ce10">
            <text:p>7.773</text:p>
          </table:table-cell>
          <table:table-cell office:value-type="float" office:value="6.2679999999999998" table:style-name="ce10">
            <text:p>6.268</text:p>
          </table:table-cell>
          <table:table-cell office:value-type="float" office:value="87.049000000000007" table:style-name="ce10">
            <text:p>87.049</text:p>
          </table:table-cell>
          <table:table-cell office:value-type="float" office:value="6.6829999999999998" table:style-name="ce10">
            <text:p>6.683</text:p>
          </table:table-cell>
          <table:table-cell office:value-type="float" office:value="35.798000000000002" table:style-name="ce10">
            <text:p>35.798</text:p>
          </table:table-cell>
          <table:table-cell office:value-type="float" office:value="45.914000000000001" table:style-name="ce10">
            <text:p>45.914</text:p>
          </table:table-cell>
          <table:table-cell office:value-type="float" office:value="18.288" table:style-name="ce10">
            <text:p>18.288</text:p>
          </table:table-cell>
          <table:table-cell office:value-type="float" office:value="29.347999999999999" table:style-name="ce10">
            <text:p>29.348</text:p>
          </table:table-cell>
          <table:table-cell office:value-type="float" office:value="58.695999999999998" table:style-name="ce10">
            <text:p>58.696</text:p>
          </table:table-cell>
          <table:table-cell office:value-type="float" office:value="11.957000000000001" table:style-name="ce10">
            <text:p>11.957</text:p>
          </table:table-cell>
          <table:table-cell office:value-type="float" office:value="44.921999999999997" table:style-name="ce10">
            <text:p>44.922</text:p>
          </table:table-cell>
          <table:table-cell office:value-type="float" office:value="21.094000000000001" table:style-name="ce10">
            <text:p>21.094</text:p>
          </table:table-cell>
          <table:table-cell office:value-type="float" office:value="33.984000000000002" table:style-name="ce10">
            <text:p>33.984</text:p>
          </table:table-cell>
          <table:table-cell office:value-type="float" office:value="55.253" table:style-name="ce10">
            <text:p>55.253</text:p>
          </table:table-cell>
          <table:table-cell office:value-type="float" office:value="24.125" table:style-name="ce10">
            <text:p>24.125</text:p>
          </table:table-cell>
          <table:table-cell office:value-type="float" office:value="20.623000000000001" table:style-name="ce10">
            <text:p>20.623</text:p>
          </table:table-cell>
          <table:table-cell office:value-type="float" office:value="35.869999999999997" table:style-name="ce10">
            <text:p>35.87</text:p>
          </table:table-cell>
          <table:table-cell office:value-type="float" office:value="50" table:style-name="ce10">
            <text:p>50</text:p>
          </table:table-cell>
          <table:table-cell office:value-type="float" office:value="14.13" table:style-name="ce10">
            <text:p>14.13</text:p>
          </table:table-cell>
          <table:table-cell office:value-type="float" office:value="59.521000000000001" table:style-name="ce10">
            <text:p>59.521</text:p>
          </table:table-cell>
          <table:table-cell office:value-type="float" office:value="63.758000000000003" table:style-name="ce10">
            <text:p>63.758</text:p>
          </table:table-cell>
          <table:table-cell office:value-type="float" office:value="57.220999999999997" table:style-name="ce10">
            <text:p>57.221</text:p>
          </table:table-cell>
          <table:table-cell office:value-type="float" office:value="36.200000000000003" table:style-name="ce10">
            <text:p>36.2</text:p>
          </table:table-cell>
          <table:table-cell office:value-type="float" office:value="64.364999999999995" table:style-name="ce10">
            <text:p>64.365</text:p>
          </table:table-cell>
          <table:table-cell office:value-type="float" office:value="64.936999999999998" table:style-name="ce10">
            <text:p>64.937</text:p>
          </table:table-cell>
          <table:table-cell office:value-type="float" office:value="6.468" table:style-name="ce10">
            <text:p>6.468</text:p>
          </table:table-cell>
          <table:table-cell office:value-type="float" office:value="73.457999999999998" table:style-name="ce10">
            <text:p>73.458</text:p>
          </table:table-cell>
          <table:table-cell office:value-type="float" office:value="28.641999999999999" table:style-name="ce10">
            <text:p>28.642</text:p>
          </table:table-cell>
          <table:table-cell office:value-type="float" office:value="70.84" table:style-name="ce10">
            <text:p>70.84</text:p>
          </table:table-cell>
          <table:table-cell table:number-columns-repeated="16264"/>
        </table:table-row>
        <table:table-row table:style-name="ro10">
          <table:table-cell office:value-type="string" table:style-name="ce4">
            <text:p>DVSA</text:p>
          </table:table-cell>
          <table:table-cell office:value-type="string" table:style-name="ce4">
            <text:p>Driver and Vehicle Standards Agency</text:p>
          </table:table-cell>
          <table:table-cell office:value-type="string" table:style-name="ce4">
            <text:p>Transport</text:p>
          </table:table-cell>
          <table:table-cell table:style-name="ce4"/>
          <table:table-cell office:value-type="float" office:value="75.81" table:style-name="ce10">
            <text:p>75.81</text:p>
          </table:table-cell>
          <table:table-cell office:value-type="float" office:value="53.651000000000003" table:style-name="ce10">
            <text:p>53.651</text:p>
          </table:table-cell>
          <table:table-cell office:value-type="float" office:value="68.194999999999993" table:style-name="ce10">
            <text:p>68.195</text:p>
          </table:table-cell>
          <table:table-cell office:value-type="float" office:value="71.352000000000004" table:style-name="ce10">
            <text:p>71.352</text:p>
          </table:table-cell>
          <table:table-cell office:value-type="float" office:value="78.39" table:style-name="ce10">
            <text:p>78.39</text:p>
          </table:table-cell>
          <table:table-cell office:value-type="float" office:value="79.147999999999996" table:style-name="ce10">
            <text:p>79.148</text:p>
          </table:table-cell>
          <table:table-cell office:value-type="float" office:value="47.579000000000001" table:style-name="ce10">
            <text:p>47.579</text:p>
          </table:table-cell>
          <table:table-cell office:value-type="float" office:value="73.120999999999995" table:style-name="ce10">
            <text:p>73.121</text:p>
          </table:table-cell>
          <table:table-cell office:value-type="float" office:value="73.304000000000002" table:style-name="ce10">
            <text:p>73.304</text:p>
          </table:table-cell>
          <table:table-cell office:value-type="float" office:value="13.02" table:style-name="ce10">
            <text:p>13.02</text:p>
          </table:table-cell>
          <table:table-cell office:value-type="float" office:value="35.287999999999997" table:style-name="ce10">
            <text:p>35.288</text:p>
          </table:table-cell>
          <table:table-cell office:value-type="float" office:value="86.379000000000005" table:style-name="ce10">
            <text:p>86.379</text:p>
          </table:table-cell>
          <table:table-cell office:value-type="float" office:value="79.626000000000005" table:style-name="ce10">
            <text:p>79.626</text:p>
          </table:table-cell>
          <table:table-cell office:value-type="float" office:value="72.665000000000006" table:style-name="ce10">
            <text:p>72.665</text:p>
          </table:table-cell>
          <table:table-cell office:value-type="float" office:value="46.012" table:style-name="ce10">
            <text:p>46.012</text:p>
          </table:table-cell>
          <table:table-cell office:value-type="float" office:value="56.341000000000001" table:style-name="ce10">
            <text:p>56.341</text:p>
          </table:table-cell>
          <table:table-cell office:value-type="float" office:value="67.409000000000006" table:style-name="ce10">
            <text:p>67.409</text:p>
          </table:table-cell>
          <table:table-cell office:value-type="float" office:value="75.322999999999993" table:style-name="ce10">
            <text:p>75.323</text:p>
          </table:table-cell>
          <table:table-cell office:value-type="float" office:value="76.765000000000001" table:style-name="ce10">
            <text:p>76.765</text:p>
          </table:table-cell>
          <table:table-cell office:value-type="float" office:value="86.248000000000005" table:style-name="ce10">
            <text:p>86.248</text:p>
          </table:table-cell>
          <table:table-cell office:value-type="float" office:value="81.878" table:style-name="ce10">
            <text:p>81.878</text:p>
          </table:table-cell>
          <table:table-cell office:value-type="float" office:value="71.322999999999993" table:style-name="ce10">
            <text:p>71.323</text:p>
          </table:table-cell>
          <table:table-cell office:value-type="float" office:value="79.472999999999999" table:style-name="ce10">
            <text:p>79.473</text:p>
          </table:table-cell>
          <table:table-cell office:value-type="float" office:value="82.724999999999994" table:style-name="ce10">
            <text:p>82.725</text:p>
          </table:table-cell>
          <table:table-cell office:value-type="float" office:value="80.186999999999998" table:style-name="ce10">
            <text:p>80.187</text:p>
          </table:table-cell>
          <table:table-cell office:value-type="float" office:value="71.055999999999997" table:style-name="ce10">
            <text:p>71.056</text:p>
          </table:table-cell>
          <table:table-cell office:value-type="float" office:value="76.022999999999996" table:style-name="ce10">
            <text:p>76.023</text:p>
          </table:table-cell>
          <table:table-cell office:value-type="float" office:value="87.795000000000002" table:style-name="ce10">
            <text:p>87.795</text:p>
          </table:table-cell>
          <table:table-cell office:value-type="float" office:value="80.978999999999999" table:style-name="ce10">
            <text:p>80.979</text:p>
          </table:table-cell>
          <table:table-cell office:value-type="float" office:value="68.673000000000002" table:style-name="ce10">
            <text:p>68.673</text:p>
          </table:table-cell>
          <table:table-cell office:value-type="float" office:value="59.345999999999997" table:style-name="ce10">
            <text:p>59.346</text:p>
          </table:table-cell>
          <table:table-cell office:value-type="float" office:value="44.084000000000003" table:style-name="ce10">
            <text:p>44.084</text:p>
          </table:table-cell>
          <table:table-cell office:value-type="float" office:value="44.249000000000002" table:style-name="ce10">
            <text:p>44.249</text:p>
          </table:table-cell>
          <table:table-cell office:value-type="float" office:value="42.613" table:style-name="ce10">
            <text:p>42.613</text:p>
          </table:table-cell>
          <table:table-cell office:value-type="float" office:value="77.86" table:style-name="ce10">
            <text:p>77.86</text:p>
          </table:table-cell>
          <table:table-cell office:value-type="float" office:value="86.504000000000005" table:style-name="ce10">
            <text:p>86.504</text:p>
          </table:table-cell>
          <table:table-cell office:value-type="float" office:value="58.732999999999997" table:style-name="ce10">
            <text:p>58.733</text:p>
          </table:table-cell>
          <table:table-cell office:value-type="float" office:value="69.497" table:style-name="ce10">
            <text:p>69.497</text:p>
          </table:table-cell>
          <table:table-cell office:value-type="float" office:value="66.069999999999993" table:style-name="ce10">
            <text:p>66.07</text:p>
          </table:table-cell>
          <table:table-cell office:value-type="float" office:value="80.698999999999998" table:style-name="ce10">
            <text:p>80.699</text:p>
          </table:table-cell>
          <table:table-cell office:value-type="float" office:value="88.135000000000005" table:style-name="ce10">
            <text:p>88.135</text:p>
          </table:table-cell>
          <table:table-cell office:value-type="float" office:value="74.959000000000003" table:style-name="ce10">
            <text:p>74.959</text:p>
          </table:table-cell>
          <table:table-cell office:value-type="float" office:value="61.53" table:style-name="ce10">
            <text:p>61.53</text:p>
          </table:table-cell>
          <table:table-cell office:value-type="float" office:value="68.63" table:style-name="ce10">
            <text:p>68.63</text:p>
          </table:table-cell>
          <table:table-cell office:value-type="float" office:value="11.388999999999999" table:style-name="ce10">
            <text:p>11.389</text:p>
          </table:table-cell>
          <table:table-cell office:value-type="float" office:value="18.172000000000001" table:style-name="ce10">
            <text:p>18.172</text:p>
          </table:table-cell>
          <table:table-cell office:value-type="float" office:value="9.4949999999999992" table:style-name="ce10">
            <text:p>9.495</text:p>
          </table:table-cell>
          <table:table-cell office:value-type="float" office:value="48.171999999999997" table:style-name="ce10">
            <text:p>48.172</text:p>
          </table:table-cell>
          <table:table-cell office:value-type="float" office:value="43.136000000000003" table:style-name="ce10">
            <text:p>43.136</text:p>
          </table:table-cell>
          <table:table-cell office:value-type="float" office:value="34.921999999999997" table:style-name="ce10">
            <text:p>34.922</text:p>
          </table:table-cell>
          <table:table-cell office:value-type="float" office:value="32.570999999999998" table:style-name="ce10">
            <text:p>32.571</text:p>
          </table:table-cell>
          <table:table-cell office:value-type="float" office:value="23.914000000000001" table:style-name="ce10">
            <text:p>23.914</text:p>
          </table:table-cell>
          <table:table-cell office:value-type="float" office:value="24.016999999999999" table:style-name="ce10">
            <text:p>24.017</text:p>
          </table:table-cell>
          <table:table-cell office:value-type="float" office:value="48.28" table:style-name="ce10">
            <text:p>48.28</text:p>
          </table:table-cell>
          <table:table-cell office:value-type="float" office:value="26.74" table:style-name="ce10">
            <text:p>26.74</text:p>
          </table:table-cell>
          <table:table-cell office:value-type="float" office:value="35.460999999999999" table:style-name="ce10">
            <text:p>35.461</text:p>
          </table:table-cell>
          <table:table-cell office:value-type="float" office:value="49.146999999999998" table:style-name="ce10">
            <text:p>49.147</text:p>
          </table:table-cell>
          <table:table-cell office:value-type="float" office:value="39.345999999999997" table:style-name="ce10">
            <text:p>39.346</text:p>
          </table:table-cell>
          <table:table-cell office:value-type="float" office:value="40.749000000000002" table:style-name="ce10">
            <text:p>40.749</text:p>
          </table:table-cell>
          <table:table-cell office:value-type="float" office:value="40.622" table:style-name="ce10">
            <text:p>40.622</text:p>
          </table:table-cell>
          <table:table-cell office:value-type="float" office:value="37.314" table:style-name="ce10">
            <text:p>37.314</text:p>
          </table:table-cell>
          <table:table-cell office:value-type="float" office:value="26.155000000000001" table:style-name="ce10">
            <text:p>26.155</text:p>
          </table:table-cell>
          <table:table-cell office:value-type="float" office:value="20.675999999999998" table:style-name="ce10">
            <text:p>20.676</text:p>
          </table:table-cell>
          <table:table-cell office:value-type="float" office:value="86.292000000000002" table:style-name="ce10">
            <text:p>86.292</text:p>
          </table:table-cell>
          <table:table-cell office:value-type="float" office:value="60.390999999999998" table:style-name="ce10">
            <text:p>60.391</text:p>
          </table:table-cell>
          <table:table-cell office:value-type="float" office:value="60.204000000000001" table:style-name="ce10">
            <text:p>60.204</text:p>
          </table:table-cell>
          <table:table-cell office:value-type="float" office:value="70.977000000000004" table:style-name="ce10">
            <text:p>70.977</text:p>
          </table:table-cell>
          <table:table-cell office:value-type="float" office:value="71.891999999999996" table:style-name="ce10">
            <text:p>71.892</text:p>
          </table:table-cell>
          <table:table-cell office:value-type="float" office:value="52.688000000000002" table:style-name="ce10">
            <text:p>52.688</text:p>
          </table:table-cell>
          <table:table-cell office:value-type="float" office:value="37.713999999999999" table:style-name="ce10">
            <text:p>37.714</text:p>
          </table:table-cell>
          <table:table-cell office:value-type="float" office:value="70.421000000000006" table:style-name="ce10">
            <text:p>70.421</text:p>
          </table:table-cell>
          <table:table-cell office:value-type="float" office:value="17.103000000000002" table:style-name="ce10">
            <text:p>17.103</text:p>
          </table:table-cell>
          <table:table-cell office:value-type="float" office:value="83.635999999999996" table:style-name="ce10">
            <text:p>83.636</text:p>
          </table:table-cell>
          <table:table-cell office:value-type="float" office:value="47.000999999999998" table:style-name="ce10">
            <text:p>47.001</text:p>
          </table:table-cell>
          <table:table-cell office:value-type="float" office:value="90.551000000000002" table:style-name="ce10">
            <text:p>90.551</text:p>
          </table:table-cell>
          <table:table-cell office:value-type="float" office:value="79.391000000000005" table:style-name="ce10">
            <text:p>79.391</text:p>
          </table:table-cell>
          <table:table-cell office:value-type="float" office:value="53.704000000000001" table:style-name="ce10">
            <text:p>53.704</text:p>
          </table:table-cell>
          <table:table-cell office:value-type="float" office:value="11.406000000000001" table:style-name="ce10">
            <text:p>11.406</text:p>
          </table:table-cell>
          <table:table-cell office:value-type="float" office:value="15.603" table:style-name="ce10">
            <text:p>15.603</text:p>
          </table:table-cell>
          <table:table-cell office:value-type="float" office:value="29.053000000000001" table:style-name="ce10">
            <text:p>29.053</text:p>
          </table:table-cell>
          <table:table-cell office:value-type="float" office:value="43.938000000000002" table:style-name="ce10">
            <text:p>43.938</text:p>
          </table:table-cell>
          <table:table-cell office:value-type="float" office:value="16.079000000000001" table:style-name="ce10">
            <text:p>16.079</text:p>
          </table:table-cell>
          <table:table-cell office:value-type="float" office:value="86.399000000000001" table:style-name="ce10">
            <text:p>86.399</text:p>
          </table:table-cell>
          <table:table-cell office:value-type="float" office:value="69.698999999999998" table:style-name="ce10">
            <text:p>69.699</text:p>
          </table:table-cell>
          <table:table-cell office:value-type="float" office:value="64.102000000000004" table:style-name="ce10">
            <text:p>64.102</text:p>
          </table:table-cell>
          <table:table-cell office:value-type="float" office:value="8.0649999999999995" table:style-name="ce10">
            <text:p>8.065</text:p>
          </table:table-cell>
          <table:table-cell office:value-type="float" office:value="81.915999999999997" table:style-name="ce10">
            <text:p>81.916</text:p>
          </table:table-cell>
          <table:table-cell office:value-type="float" office:value="10.019" table:style-name="ce10">
            <text:p>10.019</text:p>
          </table:table-cell>
          <table:table-cell office:value-type="float" office:value="9.5190000000000001" table:style-name="ce10">
            <text:p>9.519</text:p>
          </table:table-cell>
          <table:table-cell office:value-type="float" office:value="81.128" table:style-name="ce10">
            <text:p>81.128</text:p>
          </table:table-cell>
          <table:table-cell office:value-type="float" office:value="9.3539999999999992" table:style-name="ce10">
            <text:p>9.354</text:p>
          </table:table-cell>
          <table:table-cell office:value-type="float" office:value="42.029000000000003" table:style-name="ce10">
            <text:p>42.029</text:p>
          </table:table-cell>
          <table:table-cell office:value-type="float" office:value="41.448999999999998" table:style-name="ce10">
            <text:p>41.449</text:p>
          </table:table-cell>
          <table:table-cell office:value-type="float" office:value="16.521999999999998" table:style-name="ce10">
            <text:p>16.522</text:p>
          </table:table-cell>
          <table:table-cell office:value-type="float" office:value="22.917000000000002" table:style-name="ce10">
            <text:p>22.917</text:p>
          </table:table-cell>
          <table:table-cell office:value-type="float" office:value="58.332999999999998" table:style-name="ce10">
            <text:p>58.333</text:p>
          </table:table-cell>
          <table:table-cell office:value-type="float" office:value="18.75" table:style-name="ce10">
            <text:p>18.75</text:p>
          </table:table-cell>
          <table:table-cell office:value-type="float" office:value="28.613" table:style-name="ce10">
            <text:p>28.613</text:p>
          </table:table-cell>
          <table:table-cell office:value-type="float" office:value="37.283000000000001" table:style-name="ce10">
            <text:p>37.283</text:p>
          </table:table-cell>
          <table:table-cell office:value-type="float" office:value="34.103999999999999" table:style-name="ce10">
            <text:p>34.104</text:p>
          </table:table-cell>
          <table:table-cell office:value-type="float" office:value="59.302" table:style-name="ce10">
            <text:p>59.302</text:p>
          </table:table-cell>
          <table:table-cell office:value-type="float" office:value="20.058" table:style-name="ce10">
            <text:p>20.058</text:p>
          </table:table-cell>
          <table:table-cell office:value-type="float" office:value="20.64" table:style-name="ce10">
            <text:p>20.64</text:p>
          </table:table-cell>
          <table:table-cell office:value-type="float" office:value="41.378999999999998" table:style-name="ce10">
            <text:p>41.379</text:p>
          </table:table-cell>
          <table:table-cell office:value-type="float" office:value="45.517000000000003" table:style-name="ce10">
            <text:p>45.517</text:p>
          </table:table-cell>
          <table:table-cell office:value-type="float" office:value="13.103" table:style-name="ce10">
            <text:p>13.103</text:p>
          </table:table-cell>
          <table:table-cell office:value-type="float" office:value="58.765999999999998" table:style-name="ce10">
            <text:p>58.766</text:p>
          </table:table-cell>
          <table:table-cell office:value-type="float" office:value="65.533000000000001" table:style-name="ce10">
            <text:p>65.533</text:p>
          </table:table-cell>
          <table:table-cell office:value-type="float" office:value="57.741999999999997" table:style-name="ce10">
            <text:p>57.742</text:p>
          </table:table-cell>
          <table:table-cell office:value-type="float" office:value="34.149000000000001" table:style-name="ce10">
            <text:p>34.149</text:p>
          </table:table-cell>
          <table:table-cell office:value-type="float" office:value="68.182000000000002" table:style-name="ce10">
            <text:p>68.182</text:p>
          </table:table-cell>
          <table:table-cell office:value-type="float" office:value="66.509" table:style-name="ce10">
            <text:p>66.509</text:p>
          </table:table-cell>
          <table:table-cell office:value-type="float" office:value="6.1840000000000002" table:style-name="ce10">
            <text:p>6.184</text:p>
          </table:table-cell>
          <table:table-cell office:value-type="float" office:value="74.031999999999996" table:style-name="ce10">
            <text:p>74.032</text:p>
          </table:table-cell>
          <table:table-cell office:value-type="float" office:value="29.762" table:style-name="ce10">
            <text:p>29.762</text:p>
          </table:table-cell>
          <table:table-cell office:value-type="float" office:value="72.346999999999994" table:style-name="ce10">
            <text:p>72.347</text:p>
          </table:table-cell>
          <table:table-cell table:number-columns-repeated="16264"/>
        </table:table-row>
        <table:table-row table:style-name="ro10">
          <table:table-cell office:value-type="string" table:style-name="ce4">
            <text:p>DWP</text:p>
          </table:table-cell>
          <table:table-cell office:value-type="string" table:style-name="ce4">
            <text:p>Department for Work and Pensions</text:p>
          </table:table-cell>
          <table:table-cell office:value-type="string" table:style-name="ce4">
            <text:p>Work and Pensions</text:p>
          </table:table-cell>
          <table:table-cell table:style-name="ce4"/>
          <table:table-cell office:value-type="float" office:value="64.596000000000004" table:style-name="ce10">
            <text:p>64.596</text:p>
          </table:table-cell>
          <table:table-cell office:value-type="float" office:value="60.29" table:style-name="ce10">
            <text:p>60.29</text:p>
          </table:table-cell>
          <table:table-cell office:value-type="float" office:value="72.655000000000001" table:style-name="ce10">
            <text:p>72.655</text:p>
          </table:table-cell>
          <table:table-cell office:value-type="float" office:value="85.043999999999997" table:style-name="ce10">
            <text:p>85.044</text:p>
          </table:table-cell>
          <table:table-cell office:value-type="float" office:value="75.906000000000006" table:style-name="ce10">
            <text:p>75.906</text:p>
          </table:table-cell>
          <table:table-cell office:value-type="float" office:value="82.959000000000003" table:style-name="ce10">
            <text:p>82.959</text:p>
          </table:table-cell>
          <table:table-cell office:value-type="float" office:value="59.826000000000001" table:style-name="ce10">
            <text:p>59.826</text:p>
          </table:table-cell>
          <table:table-cell office:value-type="float" office:value="79.22" table:style-name="ce10">
            <text:p>79.22</text:p>
          </table:table-cell>
          <table:table-cell office:value-type="float" office:value="74.954999999999998" table:style-name="ce10">
            <text:p>74.955</text:p>
          </table:table-cell>
          <table:table-cell office:value-type="float" office:value="29.28" table:style-name="ce10">
            <text:p>29.28</text:p>
          </table:table-cell>
          <table:table-cell office:value-type="float" office:value="49.853000000000002" table:style-name="ce10">
            <text:p>49.853</text:p>
          </table:table-cell>
          <table:table-cell office:value-type="float" office:value="87.388999999999996" table:style-name="ce10">
            <text:p>87.389</text:p>
          </table:table-cell>
          <table:table-cell office:value-type="float" office:value="82.995999999999995" table:style-name="ce10">
            <text:p>82.996</text:p>
          </table:table-cell>
          <table:table-cell office:value-type="float" office:value="77.197000000000003" table:style-name="ce10">
            <text:p>77.197</text:p>
          </table:table-cell>
          <table:table-cell office:value-type="float" office:value="52.241" table:style-name="ce10">
            <text:p>52.241</text:p>
          </table:table-cell>
          <table:table-cell office:value-type="float" office:value="63.414000000000001" table:style-name="ce10">
            <text:p>63.414</text:p>
          </table:table-cell>
          <table:table-cell office:value-type="float" office:value="84.197000000000003" table:style-name="ce10">
            <text:p>84.197</text:p>
          </table:table-cell>
          <table:table-cell office:value-type="float" office:value="85.89" table:style-name="ce10">
            <text:p>85.89</text:p>
          </table:table-cell>
          <table:table-cell office:value-type="float" office:value="76.385000000000005" table:style-name="ce10">
            <text:p>76.385</text:p>
          </table:table-cell>
          <table:table-cell office:value-type="float" office:value="85.552000000000007" table:style-name="ce10">
            <text:p>85.552</text:p>
          </table:table-cell>
          <table:table-cell office:value-type="float" office:value="80.417000000000002" table:style-name="ce10">
            <text:p>80.417</text:p>
          </table:table-cell>
          <table:table-cell office:value-type="float" office:value="73.311999999999998" table:style-name="ce10">
            <text:p>73.312</text:p>
          </table:table-cell>
          <table:table-cell office:value-type="float" office:value="77.840999999999994" table:style-name="ce10">
            <text:p>77.841</text:p>
          </table:table-cell>
          <table:table-cell office:value-type="float" office:value="81.683999999999997" table:style-name="ce10">
            <text:p>81.684</text:p>
          </table:table-cell>
          <table:table-cell office:value-type="float" office:value="71.257999999999996" table:style-name="ce10">
            <text:p>71.258</text:p>
          </table:table-cell>
          <table:table-cell office:value-type="float" office:value="67.662000000000006" table:style-name="ce10">
            <text:p>67.662</text:p>
          </table:table-cell>
          <table:table-cell office:value-type="float" office:value="69.11" table:style-name="ce10">
            <text:p>69.11</text:p>
          </table:table-cell>
          <table:table-cell office:value-type="float" office:value="89.578999999999994" table:style-name="ce10">
            <text:p>89.579</text:p>
          </table:table-cell>
          <table:table-cell office:value-type="float" office:value="85.759" table:style-name="ce10">
            <text:p>85.759</text:p>
          </table:table-cell>
          <table:table-cell office:value-type="float" office:value="73.552999999999997" table:style-name="ce10">
            <text:p>73.553</text:p>
          </table:table-cell>
          <table:table-cell office:value-type="float" office:value="70.998000000000005" table:style-name="ce10">
            <text:p>70.998</text:p>
          </table:table-cell>
          <table:table-cell office:value-type="float" office:value="55.021999999999998" table:style-name="ce10">
            <text:p>55.022</text:p>
          </table:table-cell>
          <table:table-cell office:value-type="float" office:value="63.323" table:style-name="ce10">
            <text:p>63.323</text:p>
          </table:table-cell>
          <table:table-cell office:value-type="float" office:value="49.948" table:style-name="ce10">
            <text:p>49.948</text:p>
          </table:table-cell>
          <table:table-cell office:value-type="float" office:value="81.210999999999999" table:style-name="ce10">
            <text:p>81.211</text:p>
          </table:table-cell>
          <table:table-cell office:value-type="float" office:value="88.087999999999994" table:style-name="ce10">
            <text:p>88.088</text:p>
          </table:table-cell>
          <table:table-cell office:value-type="float" office:value="68.713999999999999" table:style-name="ce10">
            <text:p>68.714</text:p>
          </table:table-cell>
          <table:table-cell office:value-type="float" office:value="78.876000000000005" table:style-name="ce10">
            <text:p>78.876</text:p>
          </table:table-cell>
          <table:table-cell office:value-type="float" office:value="70.052999999999997" table:style-name="ce10">
            <text:p>70.053</text:p>
          </table:table-cell>
          <table:table-cell office:value-type="float" office:value="78.456000000000003" table:style-name="ce10">
            <text:p>78.456</text:p>
          </table:table-cell>
          <table:table-cell office:value-type="float" office:value="85.602999999999994" table:style-name="ce10">
            <text:p>85.603</text:p>
          </table:table-cell>
          <table:table-cell office:value-type="float" office:value="73.668000000000006" table:style-name="ce10">
            <text:p>73.668</text:p>
          </table:table-cell>
          <table:table-cell office:value-type="float" office:value="66.838999999999999" table:style-name="ce10">
            <text:p>66.839</text:p>
          </table:table-cell>
          <table:table-cell office:value-type="float" office:value="75.090999999999994" table:style-name="ce10">
            <text:p>75.091</text:p>
          </table:table-cell>
          <table:table-cell office:value-type="float" office:value="26.553000000000001" table:style-name="ce10">
            <text:p>26.553</text:p>
          </table:table-cell>
          <table:table-cell office:value-type="float" office:value="36.835000000000001" table:style-name="ce10">
            <text:p>36.835</text:p>
          </table:table-cell>
          <table:table-cell office:value-type="float" office:value="24.44" table:style-name="ce10">
            <text:p>24.44</text:p>
          </table:table-cell>
          <table:table-cell office:value-type="float" office:value="64.98" table:style-name="ce10">
            <text:p>64.98</text:p>
          </table:table-cell>
          <table:table-cell office:value-type="float" office:value="59.808" table:style-name="ce10">
            <text:p>59.808</text:p>
          </table:table-cell>
          <table:table-cell office:value-type="float" office:value="52.606000000000002" table:style-name="ce10">
            <text:p>52.606</text:p>
          </table:table-cell>
          <table:table-cell office:value-type="float" office:value="49.612000000000002" table:style-name="ce10">
            <text:p>49.612</text:p>
          </table:table-cell>
          <table:table-cell office:value-type="float" office:value="39.075000000000003" table:style-name="ce10">
            <text:p>39.075</text:p>
          </table:table-cell>
          <table:table-cell office:value-type="float" office:value="35.347999999999999" table:style-name="ce10">
            <text:p>35.348</text:p>
          </table:table-cell>
          <table:table-cell office:value-type="float" office:value="63.465000000000003" table:style-name="ce10">
            <text:p>63.465</text:p>
          </table:table-cell>
          <table:table-cell office:value-type="float" office:value="36.020000000000003" table:style-name="ce10">
            <text:p>36.02</text:p>
          </table:table-cell>
          <table:table-cell office:value-type="float" office:value="47.732999999999997" table:style-name="ce10">
            <text:p>47.733</text:p>
          </table:table-cell>
          <table:table-cell office:value-type="float" office:value="53.411000000000001" table:style-name="ce10">
            <text:p>53.411</text:p>
          </table:table-cell>
          <table:table-cell office:value-type="float" office:value="55.064" table:style-name="ce10">
            <text:p>55.064</text:p>
          </table:table-cell>
          <table:table-cell office:value-type="float" office:value="51.308999999999997" table:style-name="ce10">
            <text:p>51.309</text:p>
          </table:table-cell>
          <table:table-cell office:value-type="float" office:value="53.262999999999998" table:style-name="ce10">
            <text:p>53.263</text:p>
          </table:table-cell>
          <table:table-cell office:value-type="float" office:value="51.494" table:style-name="ce10">
            <text:p>51.494</text:p>
          </table:table-cell>
          <table:table-cell office:value-type="float" office:value="45.311999999999998" table:style-name="ce10">
            <text:p>45.312</text:p>
          </table:table-cell>
          <table:table-cell office:value-type="float" office:value="38.536000000000001" table:style-name="ce10">
            <text:p>38.536</text:p>
          </table:table-cell>
          <table:table-cell office:value-type="float" office:value="87.225999999999999" table:style-name="ce10">
            <text:p>87.226</text:p>
          </table:table-cell>
          <table:table-cell office:value-type="float" office:value="65.132000000000005" table:style-name="ce10">
            <text:p>65.132</text:p>
          </table:table-cell>
          <table:table-cell office:value-type="float" office:value="70.891000000000005" table:style-name="ce10">
            <text:p>70.891</text:p>
          </table:table-cell>
          <table:table-cell office:value-type="float" office:value="71.22" table:style-name="ce10">
            <text:p>71.22</text:p>
          </table:table-cell>
          <table:table-cell office:value-type="float" office:value="80.436000000000007" table:style-name="ce10">
            <text:p>80.436</text:p>
          </table:table-cell>
          <table:table-cell office:value-type="float" office:value="68.769000000000005" table:style-name="ce10">
            <text:p>68.769</text:p>
          </table:table-cell>
          <table:table-cell office:value-type="float" office:value="55.616" table:style-name="ce10">
            <text:p>55.616</text:p>
          </table:table-cell>
          <table:table-cell office:value-type="float" office:value="77.102999999999994" table:style-name="ce10">
            <text:p>77.103</text:p>
          </table:table-cell>
          <table:table-cell office:value-type="float" office:value="29.977" table:style-name="ce10">
            <text:p>29.977</text:p>
          </table:table-cell>
          <table:table-cell office:value-type="float" office:value="90.602999999999994" table:style-name="ce10">
            <text:p>90.603</text:p>
          </table:table-cell>
          <table:table-cell office:value-type="float" office:value="58.203000000000003" table:style-name="ce10">
            <text:p>58.203</text:p>
          </table:table-cell>
          <table:table-cell office:value-type="float" office:value="88.790999999999997" table:style-name="ce10">
            <text:p>88.791</text:p>
          </table:table-cell>
          <table:table-cell office:value-type="float" office:value="74.87" table:style-name="ce10">
            <text:p>74.87</text:p>
          </table:table-cell>
          <table:table-cell office:value-type="float" office:value="63.92" table:style-name="ce10">
            <text:p>63.92</text:p>
          </table:table-cell>
          <table:table-cell office:value-type="float" office:value="8.3949999999999996" table:style-name="ce10">
            <text:p>8.395</text:p>
          </table:table-cell>
          <table:table-cell office:value-type="float" office:value="12.125999999999999" table:style-name="ce10">
            <text:p>12.126</text:p>
          </table:table-cell>
          <table:table-cell office:value-type="float" office:value="23.117999999999999" table:style-name="ce10">
            <text:p>23.118</text:p>
          </table:table-cell>
          <table:table-cell office:value-type="float" office:value="56.36" table:style-name="ce10">
            <text:p>56.36</text:p>
          </table:table-cell>
          <table:table-cell office:value-type="float" office:value="14.763" table:style-name="ce10">
            <text:p>14.763</text:p>
          </table:table-cell>
          <table:table-cell office:value-type="float" office:value="91.393000000000001" table:style-name="ce10">
            <text:p>91.393</text:p>
          </table:table-cell>
          <table:table-cell office:value-type="float" office:value="75.784000000000006" table:style-name="ce10">
            <text:p>75.784</text:p>
          </table:table-cell>
          <table:table-cell office:value-type="float" office:value="72.105000000000004" table:style-name="ce10">
            <text:p>72.105</text:p>
          </table:table-cell>
          <table:table-cell office:value-type="float" office:value="10.076000000000001" table:style-name="ce10">
            <text:p>10.076</text:p>
          </table:table-cell>
          <table:table-cell office:value-type="float" office:value="81.78" table:style-name="ce10">
            <text:p>81.78</text:p>
          </table:table-cell>
          <table:table-cell office:value-type="float" office:value="8.1440000000000001" table:style-name="ce10">
            <text:p>8.144</text:p>
          </table:table-cell>
          <table:table-cell office:value-type="float" office:value="9.6020000000000003" table:style-name="ce10">
            <text:p>9.602</text:p>
          </table:table-cell>
          <table:table-cell office:value-type="float" office:value="83.64" table:style-name="ce10">
            <text:p>83.64</text:p>
          </table:table-cell>
          <table:table-cell office:value-type="float" office:value="6.758" table:style-name="ce10">
            <text:p>6.758</text:p>
          </table:table-cell>
          <table:table-cell office:value-type="float" office:value="37.274000000000001" table:style-name="ce10">
            <text:p>37.274</text:p>
          </table:table-cell>
          <table:table-cell office:value-type="float" office:value="47.198" table:style-name="ce10">
            <text:p>47.198</text:p>
          </table:table-cell>
          <table:table-cell office:value-type="float" office:value="15.528" table:style-name="ce10">
            <text:p>15.528</text:p>
          </table:table-cell>
          <table:table-cell office:value-type="float" office:value="29.094999999999999" table:style-name="ce10">
            <text:p>29.095</text:p>
          </table:table-cell>
          <table:table-cell office:value-type="float" office:value="57.738999999999997" table:style-name="ce10">
            <text:p>57.739</text:p>
          </table:table-cell>
          <table:table-cell office:value-type="float" office:value="13.166" table:style-name="ce10">
            <text:p>13.166</text:p>
          </table:table-cell>
          <table:table-cell office:value-type="float" office:value="42.838000000000001" table:style-name="ce10">
            <text:p>42.838</text:p>
          </table:table-cell>
          <table:table-cell office:value-type="float" office:value="30.175000000000001" table:style-name="ce10">
            <text:p>30.175</text:p>
          </table:table-cell>
          <table:table-cell office:value-type="float" office:value="26.986000000000001" table:style-name="ce10">
            <text:p>26.986</text:p>
          </table:table-cell>
          <table:table-cell office:value-type="float" office:value="60.654000000000003" table:style-name="ce10">
            <text:p>60.654</text:p>
          </table:table-cell>
          <table:table-cell office:value-type="float" office:value="19.859000000000002" table:style-name="ce10">
            <text:p>19.859</text:p>
          </table:table-cell>
          <table:table-cell office:value-type="float" office:value="19.486999999999998" table:style-name="ce10">
            <text:p>19.487</text:p>
          </table:table-cell>
          <table:table-cell office:value-type="float" office:value="38.35" table:style-name="ce10">
            <text:p>38.35</text:p>
          </table:table-cell>
          <table:table-cell office:value-type="float" office:value="46.35" table:style-name="ce10">
            <text:p>46.35</text:p>
          </table:table-cell>
          <table:table-cell office:value-type="float" office:value="15.3" table:style-name="ce10">
            <text:p>15.3</text:p>
          </table:table-cell>
          <table:table-cell office:value-type="float" office:value="62.536999999999999" table:style-name="ce10">
            <text:p>62.537</text:p>
          </table:table-cell>
          <table:table-cell office:value-type="float" office:value="68.804000000000002" table:style-name="ce10">
            <text:p>68.804</text:p>
          </table:table-cell>
          <table:table-cell office:value-type="float" office:value="60.155000000000001" table:style-name="ce10">
            <text:p>60.155</text:p>
          </table:table-cell>
          <table:table-cell office:value-type="float" office:value="35.878" table:style-name="ce10">
            <text:p>35.878</text:p>
          </table:table-cell>
          <table:table-cell office:value-type="float" office:value="65.302999999999997" table:style-name="ce10">
            <text:p>65.303</text:p>
          </table:table-cell>
          <table:table-cell office:value-type="float" office:value="63.771999999999998" table:style-name="ce10">
            <text:p>63.772</text:p>
          </table:table-cell>
          <table:table-cell office:value-type="float" office:value="6.2469999999999999" table:style-name="ce10">
            <text:p>6.247</text:p>
          </table:table-cell>
          <table:table-cell office:value-type="float" office:value="77.802999999999997" table:style-name="ce10">
            <text:p>77.803</text:p>
          </table:table-cell>
          <table:table-cell office:value-type="float" office:value="28.634" table:style-name="ce10">
            <text:p>28.634</text:p>
          </table:table-cell>
          <table:table-cell office:value-type="float" office:value="73.754999999999995" table:style-name="ce10">
            <text:p>73.755</text:p>
          </table:table-cell>
          <table:table-cell table:number-columns-repeated="16264"/>
        </table:table-row>
        <table:table-row table:style-name="ro5">
          <table:table-cell office:value-type="string" table:style-name="ce4">
            <text:p>ES</text:p>
          </table:table-cell>
          <table:table-cell office:value-type="string" table:style-name="ce4">
            <text:p>Education Scotland</text:p>
          </table:table-cell>
          <table:table-cell office:value-type="string" table:style-name="ce4">
            <text:p>Scottish Government</text:p>
          </table:table-cell>
          <table:table-cell table:style-name="ce4"/>
          <table:table-cell office:value-type="float" office:value="75.566999999999993" table:style-name="ce10">
            <text:p>75.567</text:p>
          </table:table-cell>
          <table:table-cell office:value-type="float" office:value="58.712000000000003" table:style-name="ce10">
            <text:p>58.712</text:p>
          </table:table-cell>
          <table:table-cell office:value-type="float" office:value="79.667000000000002" table:style-name="ce10">
            <text:p>79.667</text:p>
          </table:table-cell>
          <table:table-cell office:value-type="float" office:value="70.400999999999996" table:style-name="ce10">
            <text:p>70.401</text:p>
          </table:table-cell>
          <table:table-cell office:value-type="float" office:value="75.064999999999998" table:style-name="ce10">
            <text:p>75.065</text:p>
          </table:table-cell>
          <table:table-cell office:value-type="float" office:value="83.611999999999995" table:style-name="ce10">
            <text:p>83.612</text:p>
          </table:table-cell>
          <table:table-cell office:value-type="float" office:value="56.103999999999999" table:style-name="ce10">
            <text:p>56.104</text:p>
          </table:table-cell>
          <table:table-cell office:value-type="float" office:value="75.167000000000002" table:style-name="ce10">
            <text:p>75.167</text:p>
          </table:table-cell>
          <table:table-cell office:value-type="float" office:value="70.813999999999993" table:style-name="ce10">
            <text:p>70.814</text:p>
          </table:table-cell>
          <table:table-cell office:value-type="float" office:value="51.23" table:style-name="ce10">
            <text:p>51.23</text:p>
          </table:table-cell>
          <table:table-cell office:value-type="float" office:value="48.122999999999998" table:style-name="ce10">
            <text:p>48.123</text:p>
          </table:table-cell>
          <table:table-cell office:value-type="float" office:value="94" table:style-name="ce10">
            <text:p>94</text:p>
          </table:table-cell>
          <table:table-cell office:value-type="float" office:value="85.284000000000006" table:style-name="ce10">
            <text:p>85.284</text:p>
          </table:table-cell>
          <table:table-cell office:value-type="float" office:value="79.263999999999996" table:style-name="ce10">
            <text:p>79.264</text:p>
          </table:table-cell>
          <table:table-cell office:value-type="float" office:value="61.204000000000001" table:style-name="ce10">
            <text:p>61.204</text:p>
          </table:table-cell>
          <table:table-cell office:value-type="float" office:value="78.260999999999996" table:style-name="ce10">
            <text:p>78.261</text:p>
          </table:table-cell>
          <table:table-cell office:value-type="float" office:value="70.233999999999995" table:style-name="ce10">
            <text:p>70.234</text:p>
          </table:table-cell>
          <table:table-cell office:value-type="float" office:value="70.569000000000003" table:style-name="ce10">
            <text:p>70.569</text:p>
          </table:table-cell>
          <table:table-cell office:value-type="float" office:value="75.168000000000006" table:style-name="ce10">
            <text:p>75.168</text:p>
          </table:table-cell>
          <table:table-cell office:value-type="float" office:value="85.619" table:style-name="ce10">
            <text:p>85.619</text:p>
          </table:table-cell>
          <table:table-cell office:value-type="float" office:value="82.608999999999995" table:style-name="ce10">
            <text:p>82.609</text:p>
          </table:table-cell>
          <table:table-cell office:value-type="float" office:value="64.430000000000007" table:style-name="ce10">
            <text:p>64.43</text:p>
          </table:table-cell>
          <table:table-cell office:value-type="float" office:value="75.251000000000005" table:style-name="ce10">
            <text:p>75.251</text:p>
          </table:table-cell>
          <table:table-cell office:value-type="float" office:value="82.608999999999995" table:style-name="ce10">
            <text:p>82.609</text:p>
          </table:table-cell>
          <table:table-cell office:value-type="float" office:value="71.572000000000003" table:style-name="ce10">
            <text:p>71.572</text:p>
          </table:table-cell>
          <table:table-cell office:value-type="float" office:value="64.213999999999999" table:style-name="ce10">
            <text:p>64.214</text:p>
          </table:table-cell>
          <table:table-cell office:value-type="float" office:value="73.912999999999997" table:style-name="ce10">
            <text:p>73.913</text:p>
          </table:table-cell>
          <table:table-cell office:value-type="float" office:value="88.629000000000005" table:style-name="ce10">
            <text:p>88.629</text:p>
          </table:table-cell>
          <table:table-cell office:value-type="float" office:value="84.899000000000001" table:style-name="ce10">
            <text:p>84.899</text:p>
          </table:table-cell>
          <table:table-cell office:value-type="float" office:value="77.852000000000004" table:style-name="ce10">
            <text:p>77.852</text:p>
          </table:table-cell>
          <table:table-cell office:value-type="float" office:value="62.207000000000001" table:style-name="ce10">
            <text:p>62.207</text:p>
          </table:table-cell>
          <table:table-cell office:value-type="float" office:value="63.758000000000003" table:style-name="ce10">
            <text:p>63.758</text:p>
          </table:table-cell>
          <table:table-cell office:value-type="float" office:value="47.314999999999998" table:style-name="ce10">
            <text:p>47.315</text:p>
          </table:table-cell>
          <table:table-cell office:value-type="float" office:value="51.677999999999997" table:style-name="ce10">
            <text:p>51.678</text:p>
          </table:table-cell>
          <table:table-cell office:value-type="float" office:value="76.923000000000002" table:style-name="ce10">
            <text:p>76.923</text:p>
          </table:table-cell>
          <table:table-cell office:value-type="float" office:value="82.942999999999998" table:style-name="ce10">
            <text:p>82.943</text:p>
          </table:table-cell>
          <table:table-cell office:value-type="float" office:value="66.442999999999998" table:style-name="ce10">
            <text:p>66.443</text:p>
          </table:table-cell>
          <table:table-cell office:value-type="float" office:value="74.247" table:style-name="ce10">
            <text:p>74.247</text:p>
          </table:table-cell>
          <table:table-cell office:value-type="float" office:value="61.744999999999997" table:style-name="ce10">
            <text:p>61.745</text:p>
          </table:table-cell>
          <table:table-cell office:value-type="float" office:value="78.260999999999996" table:style-name="ce10">
            <text:p>78.261</text:p>
          </table:table-cell>
          <table:table-cell office:value-type="float" office:value="89.596999999999994" table:style-name="ce10">
            <text:p>89.597</text:p>
          </table:table-cell>
          <table:table-cell office:value-type="float" office:value="67.677000000000007" table:style-name="ce10">
            <text:p>67.677</text:p>
          </table:table-cell>
          <table:table-cell office:value-type="float" office:value="58.527999999999999" table:style-name="ce10">
            <text:p>58.528</text:p>
          </table:table-cell>
          <table:table-cell office:value-type="float" office:value="69.564999999999998" table:style-name="ce10">
            <text:p>69.565</text:p>
          </table:table-cell>
          <table:table-cell office:value-type="float" office:value="53.356000000000002" table:style-name="ce10">
            <text:p>53.356</text:p>
          </table:table-cell>
          <table:table-cell office:value-type="float" office:value="55.033999999999999" table:style-name="ce10">
            <text:p>55.034</text:p>
          </table:table-cell>
          <table:table-cell office:value-type="float" office:value="45.302" table:style-name="ce10">
            <text:p>45.302</text:p>
          </table:table-cell>
          <table:table-cell office:value-type="float" office:value="66.555000000000007" table:style-name="ce10">
            <text:p>66.555</text:p>
          </table:table-cell>
          <table:table-cell office:value-type="float" office:value="52.843000000000004" table:style-name="ce10">
            <text:p>52.843</text:p>
          </table:table-cell>
          <table:table-cell office:value-type="float" office:value="38.127000000000002" table:style-name="ce10">
            <text:p>38.127</text:p>
          </table:table-cell>
          <table:table-cell office:value-type="float" office:value="45.819000000000003" table:style-name="ce10">
            <text:p>45.819</text:p>
          </table:table-cell>
          <table:table-cell office:value-type="float" office:value="39.130000000000003" table:style-name="ce10">
            <text:p>39.13</text:p>
          </table:table-cell>
          <table:table-cell office:value-type="float" office:value="28.763000000000002" table:style-name="ce10">
            <text:p>28.763</text:p>
          </table:table-cell>
          <table:table-cell office:value-type="float" office:value="73.825999999999993" table:style-name="ce10">
            <text:p>73.826</text:p>
          </table:table-cell>
          <table:table-cell office:value-type="float" office:value="49.832999999999998" table:style-name="ce10">
            <text:p>49.833</text:p>
          </table:table-cell>
          <table:table-cell office:value-type="float" office:value="38.462000000000003" table:style-name="ce10">
            <text:p>38.462</text:p>
          </table:table-cell>
          <table:table-cell office:value-type="float" office:value="52.173999999999999" table:style-name="ce10">
            <text:p>52.174</text:p>
          </table:table-cell>
          <table:table-cell office:value-type="float" office:value="47.826000000000001" table:style-name="ce10">
            <text:p>47.826</text:p>
          </table:table-cell>
          <table:table-cell office:value-type="float" office:value="40.802999999999997" table:style-name="ce10">
            <text:p>40.803</text:p>
          </table:table-cell>
          <table:table-cell office:value-type="float" office:value="48.161000000000001" table:style-name="ce10">
            <text:p>48.161</text:p>
          </table:table-cell>
          <table:table-cell office:value-type="float" office:value="44.481999999999999" table:style-name="ce10">
            <text:p>44.482</text:p>
          </table:table-cell>
          <table:table-cell office:value-type="float" office:value="53.177" table:style-name="ce10">
            <text:p>53.177</text:p>
          </table:table-cell>
          <table:table-cell office:value-type="float" office:value="39.465000000000003" table:style-name="ce10">
            <text:p>39.465</text:p>
          </table:table-cell>
          <table:table-cell office:value-type="float" office:value="84.281000000000006" table:style-name="ce10">
            <text:p>84.281</text:p>
          </table:table-cell>
          <table:table-cell office:value-type="float" office:value="67.893000000000001" table:style-name="ce10">
            <text:p>67.893</text:p>
          </table:table-cell>
          <table:table-cell office:value-type="float" office:value="57.046999999999997" table:style-name="ce10">
            <text:p>57.047</text:p>
          </table:table-cell>
          <table:table-cell office:value-type="float" office:value="54.027000000000001" table:style-name="ce10">
            <text:p>54.027</text:p>
          </table:table-cell>
          <table:table-cell office:value-type="float" office:value="71.236999999999995" table:style-name="ce10">
            <text:p>71.237</text:p>
          </table:table-cell>
          <table:table-cell office:value-type="float" office:value="56.375999999999998" table:style-name="ce10">
            <text:p>56.376</text:p>
          </table:table-cell>
          <table:table-cell office:value-type="float" office:value="43.771000000000001" table:style-name="ce10">
            <text:p>43.771</text:p>
          </table:table-cell>
          <table:table-cell office:value-type="float" office:value="77.926000000000002" table:style-name="ce10">
            <text:p>77.926</text:p>
          </table:table-cell>
          <table:table-cell office:value-type="float" office:value="40.468000000000004" table:style-name="ce10">
            <text:p>40.468</text:p>
          </table:table-cell>
          <table:table-cell office:value-type="float" office:value="87.918999999999997" table:style-name="ce10">
            <text:p>87.919</text:p>
          </table:table-cell>
          <table:table-cell office:value-type="float" office:value="91.972999999999999" table:style-name="ce10">
            <text:p>91.973</text:p>
          </table:table-cell>
          <table:table-cell office:value-type="float" office:value="94.649000000000001" table:style-name="ce10">
            <text:p>94.649</text:p>
          </table:table-cell>
          <table:table-cell office:value-type="float" office:value="75.757999999999996" table:style-name="ce10">
            <text:p>75.758</text:p>
          </table:table-cell>
          <table:table-cell office:value-type="float" office:value="52.348999999999997" table:style-name="ce10">
            <text:p>52.349</text:p>
          </table:table-cell>
          <table:table-cell office:value-type="float" office:value="6.0609999999999999" table:style-name="ce10">
            <text:p>6.061</text:p>
          </table:table-cell>
          <table:table-cell office:value-type="float" office:value="11.785" table:style-name="ce10">
            <text:p>11.785</text:p>
          </table:table-cell>
          <table:table-cell office:value-type="float" office:value="37.374000000000002" table:style-name="ce10">
            <text:p>37.374</text:p>
          </table:table-cell>
          <table:table-cell office:value-type="float" office:value="44.780999999999999" table:style-name="ce10">
            <text:p>44.781</text:p>
          </table:table-cell>
          <table:table-cell office:value-type="float" office:value="10.773999999999999" table:style-name="ce10">
            <text:p>10.774</text:p>
          </table:table-cell>
          <table:table-cell office:value-type="float" office:value="92.953000000000003" table:style-name="ce10">
            <text:p>92.953</text:p>
          </table:table-cell>
          <table:table-cell office:value-type="float" office:value="75.168000000000006" table:style-name="ce10">
            <text:p>75.168</text:p>
          </table:table-cell>
          <table:table-cell office:value-type="float" office:value="73.649000000000001" table:style-name="ce10">
            <text:p>73.649</text:p>
          </table:table-cell>
          <table:table-cell office:value-type="float" office:value="8.6959999999999997" table:style-name="ce10">
            <text:p>8.696</text:p>
          </table:table-cell>
          <table:table-cell office:value-type="float" office:value="85.619" table:style-name="ce10">
            <text:p>85.619</text:p>
          </table:table-cell>
          <table:table-cell office:value-type="float" office:value="5.6859999999999999" table:style-name="ce10">
            <text:p>5.686</text:p>
          </table:table-cell>
          <table:table-cell office:value-type="float" office:value="11.371" table:style-name="ce10">
            <text:p>11.371</text:p>
          </table:table-cell>
          <table:table-cell office:value-type="float" office:value="78.930000000000007" table:style-name="ce10">
            <text:p>78.93</text:p>
          </table:table-cell>
          <table:table-cell office:value-type="float" office:value="9.6989999999999998" table:style-name="ce10">
            <text:p>9.699</text:p>
          </table:table-cell>
          <table:table-cell office:value-type="float" office:value="52.941000000000003" table:style-name="ce10">
            <text:p>52.941</text:p>
          </table:table-cell>
          <table:table-cell office:value-type="float" office:value="44.118000000000002" table:style-name="ce10">
            <text:p>44.118</text:p>
          </table:table-cell>
          <table:table-cell office:value-type="float" office:value="2.9409999999999998" table:style-name="ce10">
            <text:p>2.941</text:p>
          </table:table-cell>
          <table:table-cell office:value-type="float" office:value="44.444000000000003" table:style-name="ce10">
            <text:p>44.444</text:p>
          </table:table-cell>
          <table:table-cell office:value-type="float" office:value="50" table:style-name="ce10">
            <text:p>50</text:p>
          </table:table-cell>
          <table:table-cell office:value-type="float" office:value="5.556" table:style-name="ce10">
            <text:p>5.556</text:p>
          </table:table-cell>
          <table:table-cell office:value-type="float" office:value="35.293999999999997" table:style-name="ce10">
            <text:p>35.294</text:p>
          </table:table-cell>
          <table:table-cell office:value-type="float" office:value="35.293999999999997" table:style-name="ce10">
            <text:p>35.294</text:p>
          </table:table-cell>
          <table:table-cell office:value-type="float" office:value="29.411999999999999" table:style-name="ce10">
            <text:p>29.412</text:p>
          </table:table-cell>
          <table:table-cell office:value-type="float" office:value="67.647000000000006" table:style-name="ce10">
            <text:p>67.647</text:p>
          </table:table-cell>
          <table:table-cell office:value-type="float" office:value="20.588000000000001" table:style-name="ce10">
            <text:p>20.588</text:p>
          </table:table-cell>
          <table:table-cell office:value-type="float" office:value="11.765000000000001" table:style-name="ce10">
            <text:p>11.765</text:p>
          </table:table-cell>
          <table:table-cell office:value-type="float" office:value="16.667000000000002" table:style-name="ce10">
            <text:p>16.667</text:p>
          </table:table-cell>
          <table:table-cell office:value-type="float" office:value="66.667000000000002" table:style-name="ce10">
            <text:p>66.667</text:p>
          </table:table-cell>
          <table:table-cell office:value-type="float" office:value="16.667000000000002" table:style-name="ce10">
            <text:p>16.667</text:p>
          </table:table-cell>
          <table:table-cell office:value-type="float" office:value="75.427000000000007" table:style-name="ce10">
            <text:p>75.427</text:p>
          </table:table-cell>
          <table:table-cell office:value-type="float" office:value="80.204999999999998" table:style-name="ce10">
            <text:p>80.205</text:p>
          </table:table-cell>
          <table:table-cell office:value-type="float" office:value="74.403000000000006" table:style-name="ce10">
            <text:p>74.403</text:p>
          </table:table-cell>
          <table:table-cell office:value-type="float" office:value="27.550999999999998" table:style-name="ce10">
            <text:p>27.551</text:p>
          </table:table-cell>
          <table:table-cell office:value-type="float" office:value="79.932000000000002" table:style-name="ce10">
            <text:p>79.932</text:p>
          </table:table-cell>
          <table:table-cell office:value-type="float" office:value="75.17" table:style-name="ce10">
            <text:p>75.17</text:p>
          </table:table-cell>
          <table:table-cell office:value-type="float" office:value="2.7120000000000002" table:style-name="ce10">
            <text:p>2.712</text:p>
          </table:table-cell>
          <table:table-cell office:value-type="float" office:value="82.373000000000005" table:style-name="ce10">
            <text:p>82.373</text:p>
          </table:table-cell>
          <table:table-cell office:value-type="float" office:value="27.087" table:style-name="ce10">
            <text:p>27.087</text:p>
          </table:table-cell>
          <table:table-cell office:value-type="float" office:value="78.293999999999997" table:style-name="ce10">
            <text:p>78.294</text:p>
          </table:table-cell>
          <table:table-cell table:number-columns-repeated="16264"/>
        </table:table-row>
        <table:table-row table:style-name="ro5">
          <table:table-cell office:value-type="string" table:style-name="ce4">
            <text:p>ESTYN</text:p>
          </table:table-cell>
          <table:table-cell office:value-type="string" table:style-name="ce4">
            <text:p>Estyn</text:p>
          </table:table-cell>
          <table:table-cell office:value-type="string" table:style-name="ce4">
            <text:p>Estyn</text:p>
          </table:table-cell>
          <table:table-cell table:style-name="ce4"/>
          <table:table-cell office:value-type="float" office:value="82.5" table:style-name="ce10">
            <text:p>82.5</text:p>
          </table:table-cell>
          <table:table-cell office:value-type="float" office:value="66.162000000000006" table:style-name="ce10">
            <text:p>66.162</text:p>
          </table:table-cell>
          <table:table-cell office:value-type="float" office:value="74.141000000000005" table:style-name="ce10">
            <text:p>74.141</text:p>
          </table:table-cell>
          <table:table-cell office:value-type="float" office:value="85.858999999999995" table:style-name="ce10">
            <text:p>85.859</text:p>
          </table:table-cell>
          <table:table-cell office:value-type="float" office:value="77.552999999999997" table:style-name="ce10">
            <text:p>77.553</text:p>
          </table:table-cell>
          <table:table-cell office:value-type="float" office:value="85.858999999999995" table:style-name="ce10">
            <text:p>85.859</text:p>
          </table:table-cell>
          <table:table-cell office:value-type="float" office:value="37.121000000000002" table:style-name="ce10">
            <text:p>37.121</text:p>
          </table:table-cell>
          <table:table-cell office:value-type="float" office:value="74.495000000000005" table:style-name="ce10">
            <text:p>74.495</text:p>
          </table:table-cell>
          <table:table-cell office:value-type="float" office:value="68.855000000000004" table:style-name="ce10">
            <text:p>68.855</text:p>
          </table:table-cell>
          <table:table-cell office:value-type="float" office:value="43.771000000000001" table:style-name="ce10">
            <text:p>43.771</text:p>
          </table:table-cell>
          <table:table-cell office:value-type="float" office:value="52.076000000000001" table:style-name="ce10">
            <text:p>52.076</text:p>
          </table:table-cell>
          <table:table-cell office:value-type="float" office:value="91.918999999999997" table:style-name="ce10">
            <text:p>91.919</text:p>
          </table:table-cell>
          <table:table-cell office:value-type="float" office:value="86.869" table:style-name="ce10">
            <text:p>86.869</text:p>
          </table:table-cell>
          <table:table-cell office:value-type="float" office:value="77.551000000000002" table:style-name="ce10">
            <text:p>77.551</text:p>
          </table:table-cell>
          <table:table-cell office:value-type="float" office:value="45.454999999999998" table:style-name="ce10">
            <text:p>45.455</text:p>
          </table:table-cell>
          <table:table-cell office:value-type="float" office:value="68.686999999999998" table:style-name="ce10">
            <text:p>68.687</text:p>
          </table:table-cell>
          <table:table-cell office:value-type="float" office:value="85.858999999999995" table:style-name="ce10">
            <text:p>85.859</text:p>
          </table:table-cell>
          <table:table-cell office:value-type="float" office:value="85.858999999999995" table:style-name="ce10">
            <text:p>85.859</text:p>
          </table:table-cell>
          <table:table-cell office:value-type="float" office:value="76.768000000000001" table:style-name="ce10">
            <text:p>76.768</text:p>
          </table:table-cell>
          <table:table-cell office:value-type="float" office:value="89.899000000000001" table:style-name="ce10">
            <text:p>89.899</text:p>
          </table:table-cell>
          <table:table-cell office:value-type="float" office:value="89.899000000000001" table:style-name="ce10">
            <text:p>89.899</text:p>
          </table:table-cell>
          <table:table-cell office:value-type="float" office:value="69.697000000000003" table:style-name="ce10">
            <text:p>69.697</text:p>
          </table:table-cell>
          <table:table-cell office:value-type="float" office:value="80.808000000000007" table:style-name="ce10">
            <text:p>80.808</text:p>
          </table:table-cell>
          <table:table-cell office:value-type="float" office:value="82.828000000000003" table:style-name="ce10">
            <text:p>82.828</text:p>
          </table:table-cell>
          <table:table-cell office:value-type="float" office:value="69.697000000000003" table:style-name="ce10">
            <text:p>69.697</text:p>
          </table:table-cell>
          <table:table-cell office:value-type="float" office:value="64.646000000000001" table:style-name="ce10">
            <text:p>64.646</text:p>
          </table:table-cell>
          <table:table-cell office:value-type="float" office:value="73.736999999999995" table:style-name="ce10">
            <text:p>73.737</text:p>
          </table:table-cell>
          <table:table-cell office:value-type="float" office:value="89.899000000000001" table:style-name="ce10">
            <text:p>89.899</text:p>
          </table:table-cell>
          <table:table-cell office:value-type="float" office:value="89.899000000000001" table:style-name="ce10">
            <text:p>89.899</text:p>
          </table:table-cell>
          <table:table-cell office:value-type="float" office:value="77.778000000000006" table:style-name="ce10">
            <text:p>77.778</text:p>
          </table:table-cell>
          <table:table-cell office:value-type="float" office:value="39.393999999999998" table:style-name="ce10">
            <text:p>39.394</text:p>
          </table:table-cell>
          <table:table-cell office:value-type="float" office:value="37.374000000000002" table:style-name="ce10">
            <text:p>37.374</text:p>
          </table:table-cell>
          <table:table-cell office:value-type="float" office:value="32.323" table:style-name="ce10">
            <text:p>32.323</text:p>
          </table:table-cell>
          <table:table-cell office:value-type="float" office:value="39.393999999999998" table:style-name="ce10">
            <text:p>39.394</text:p>
          </table:table-cell>
          <table:table-cell office:value-type="float" office:value="70.706999999999994" table:style-name="ce10">
            <text:p>70.707</text:p>
          </table:table-cell>
          <table:table-cell office:value-type="float" office:value="83.837999999999994" table:style-name="ce10">
            <text:p>83.838</text:p>
          </table:table-cell>
          <table:table-cell office:value-type="float" office:value="72.448999999999998" table:style-name="ce10">
            <text:p>72.449</text:p>
          </table:table-cell>
          <table:table-cell office:value-type="float" office:value="70.706999999999994" table:style-name="ce10">
            <text:p>70.707</text:p>
          </table:table-cell>
          <table:table-cell office:value-type="float" office:value="68.686999999999998" table:style-name="ce10">
            <text:p>68.687</text:p>
          </table:table-cell>
          <table:table-cell office:value-type="float" office:value="80.611999999999995" table:style-name="ce10">
            <text:p>80.612</text:p>
          </table:table-cell>
          <table:table-cell office:value-type="float" office:value="93.938999999999993" table:style-name="ce10">
            <text:p>93.939</text:p>
          </table:table-cell>
          <table:table-cell office:value-type="float" office:value="67.677000000000007" table:style-name="ce10">
            <text:p>67.677</text:p>
          </table:table-cell>
          <table:table-cell office:value-type="float" office:value="44.444000000000003" table:style-name="ce10">
            <text:p>44.444</text:p>
          </table:table-cell>
          <table:table-cell office:value-type="float" office:value="57.576000000000001" table:style-name="ce10">
            <text:p>57.576</text:p>
          </table:table-cell>
          <table:table-cell office:value-type="float" office:value="47.475000000000001" table:style-name="ce10">
            <text:p>47.475</text:p>
          </table:table-cell>
          <table:table-cell office:value-type="float" office:value="45.454999999999998" table:style-name="ce10">
            <text:p>45.455</text:p>
          </table:table-cell>
          <table:table-cell office:value-type="float" office:value="38.384" table:style-name="ce10">
            <text:p>38.384</text:p>
          </table:table-cell>
          <table:table-cell office:value-type="float" office:value="67.677000000000007" table:style-name="ce10">
            <text:p>67.677</text:p>
          </table:table-cell>
          <table:table-cell office:value-type="float" office:value="66.667000000000002" table:style-name="ce10">
            <text:p>66.667</text:p>
          </table:table-cell>
          <table:table-cell office:value-type="float" office:value="50.505000000000003" table:style-name="ce10">
            <text:p>50.505</text:p>
          </table:table-cell>
          <table:table-cell office:value-type="float" office:value="54.545000000000002" table:style-name="ce10">
            <text:p>54.545</text:p>
          </table:table-cell>
          <table:table-cell office:value-type="float" office:value="39.393999999999998" table:style-name="ce10">
            <text:p>39.394</text:p>
          </table:table-cell>
          <table:table-cell office:value-type="float" office:value="39.393999999999998" table:style-name="ce10">
            <text:p>39.394</text:p>
          </table:table-cell>
          <table:table-cell office:value-type="float" office:value="55.555999999999997" table:style-name="ce10">
            <text:p>55.556</text:p>
          </table:table-cell>
          <table:table-cell office:value-type="float" office:value="40.404000000000003" table:style-name="ce10">
            <text:p>40.404</text:p>
          </table:table-cell>
          <table:table-cell office:value-type="float" office:value="54.545000000000002" table:style-name="ce10">
            <text:p>54.545</text:p>
          </table:table-cell>
          <table:table-cell office:value-type="float" office:value="74.747" table:style-name="ce10">
            <text:p>74.747</text:p>
          </table:table-cell>
          <table:table-cell office:value-type="float" office:value="59.595999999999997" table:style-name="ce10">
            <text:p>59.596</text:p>
          </table:table-cell>
          <table:table-cell office:value-type="float" office:value="60.606000000000002" table:style-name="ce10">
            <text:p>60.606</text:p>
          </table:table-cell>
          <table:table-cell office:value-type="float" office:value="61.616" table:style-name="ce10">
            <text:p>61.616</text:p>
          </table:table-cell>
          <table:table-cell office:value-type="float" office:value="55.555999999999997" table:style-name="ce10">
            <text:p>55.556</text:p>
          </table:table-cell>
          <table:table-cell office:value-type="float" office:value="53.534999999999997" table:style-name="ce10">
            <text:p>53.535</text:p>
          </table:table-cell>
          <table:table-cell office:value-type="float" office:value="32.323" table:style-name="ce10">
            <text:p>32.323</text:p>
          </table:table-cell>
          <table:table-cell office:value-type="float" office:value="91.918999999999997" table:style-name="ce10">
            <text:p>91.919</text:p>
          </table:table-cell>
          <table:table-cell office:value-type="float" office:value="73.736999999999995" table:style-name="ce10">
            <text:p>73.737</text:p>
          </table:table-cell>
          <table:table-cell office:value-type="float" office:value="68.686999999999998" table:style-name="ce10">
            <text:p>68.687</text:p>
          </table:table-cell>
          <table:table-cell office:value-type="float" office:value="61.616" table:style-name="ce10">
            <text:p>61.616</text:p>
          </table:table-cell>
          <table:table-cell office:value-type="float" office:value="67.677000000000007" table:style-name="ce10">
            <text:p>67.677</text:p>
          </table:table-cell>
          <table:table-cell office:value-type="float" office:value="61.616" table:style-name="ce10">
            <text:p>61.616</text:p>
          </table:table-cell>
          <table:table-cell office:value-type="float" office:value="47.475000000000001" table:style-name="ce10">
            <text:p>47.475</text:p>
          </table:table-cell>
          <table:table-cell office:value-type="float" office:value="75.757999999999996" table:style-name="ce10">
            <text:p>75.758</text:p>
          </table:table-cell>
          <table:table-cell office:value-type="float" office:value="30.303000000000001" table:style-name="ce10">
            <text:p>30.303</text:p>
          </table:table-cell>
          <table:table-cell office:value-type="float" office:value="85.858999999999995" table:style-name="ce10">
            <text:p>85.859</text:p>
          </table:table-cell>
          <table:table-cell office:value-type="float" office:value="69.388000000000005" table:style-name="ce10">
            <text:p>69.388</text:p>
          </table:table-cell>
          <table:table-cell office:value-type="float" office:value="94.948999999999998" table:style-name="ce10">
            <text:p>94.949</text:p>
          </table:table-cell>
          <table:table-cell office:value-type="float" office:value="76.531000000000006" table:style-name="ce10">
            <text:p>76.531</text:p>
          </table:table-cell>
          <table:table-cell office:value-type="float" office:value="57.576000000000001" table:style-name="ce10">
            <text:p>57.576</text:p>
          </table:table-cell>
          <table:table-cell office:value-type="float" office:value="11.111000000000001" table:style-name="ce10">
            <text:p>11.111</text:p>
          </table:table-cell>
          <table:table-cell office:value-type="float" office:value="21.212" table:style-name="ce10">
            <text:p>21.212</text:p>
          </table:table-cell>
          <table:table-cell office:value-type="float" office:value="26.263000000000002" table:style-name="ce10">
            <text:p>26.263</text:p>
          </table:table-cell>
          <table:table-cell office:value-type="float" office:value="41.414000000000001" table:style-name="ce10">
            <text:p>41.414</text:p>
          </table:table-cell>
          <table:table-cell office:value-type="float" office:value="9.0909999999999993" table:style-name="ce10">
            <text:p>9.091</text:p>
          </table:table-cell>
          <table:table-cell office:value-type="float" office:value="90.909000000000006" table:style-name="ce10">
            <text:p>90.909</text:p>
          </table:table-cell>
          <table:table-cell office:value-type="float" office:value="74.747" table:style-name="ce10">
            <text:p>74.747</text:p>
          </table:table-cell>
          <table:table-cell office:value-type="float" office:value="72.448999999999998" table:style-name="ce10">
            <text:p>72.449</text:p>
          </table:table-cell>
          <table:table-cell office:value-type="float" office:value="12.121" table:style-name="ce10">
            <text:p>12.121</text:p>
          </table:table-cell>
          <table:table-cell office:value-type="float" office:value="80.808000000000007" table:style-name="ce10">
            <text:p>80.808</text:p>
          </table:table-cell>
          <table:table-cell office:value-type="float" office:value="7.0709999999999997" table:style-name="ce10">
            <text:p>7.071</text:p>
          </table:table-cell>
          <table:table-cell office:value-type="float" office:value="10.101000000000001" table:style-name="ce10">
            <text:p>10.101</text:p>
          </table:table-cell>
          <table:table-cell office:value-type="float" office:value="85.858999999999995" table:style-name="ce10">
            <text:p>85.859</text:p>
          </table:table-cell>
          <table:table-cell office:value-type="float" office:value="4.04" table:style-name="ce10">
            <text:p>4.04</text:p>
          </table:table-cell>
          <table:table-cell office:value-type="float" office:value="60" table:style-name="ce10">
            <text:p>60</text:p>
          </table:table-cell>
          <table:table-cell office:value-type="float" office:value="20" table:style-name="ce10">
            <text:p>20</text:p>
          </table:table-cell>
          <table:table-cell office:value-type="float" office:value="20" table:style-name="ce10">
            <text:p>20</text:p>
          </table:table-cell>
          <table:table-cell office:value-type="float" office:value="0" table:style-name="ce10">
            <text:p>0</text:p>
          </table:table-cell>
          <table:table-cell office:value-type="float" office:value="83.332999999999998" table:style-name="ce10">
            <text:p>83.333</text:p>
          </table:table-cell>
          <table:table-cell office:value-type="float" office:value="16.667000000000002" table:style-name="ce10">
            <text:p>16.667</text:p>
          </table:table-cell>
          <table:table-cell office:value-type="float" office:value="30" table:style-name="ce10">
            <text:p>30</text:p>
          </table:table-cell>
          <table:table-cell office:value-type="float" office:value="30" table:style-name="ce10">
            <text:p>30</text:p>
          </table:table-cell>
          <table:table-cell office:value-type="float" office:value="40" table:style-name="ce10">
            <text:p>40</text:p>
          </table:table-cell>
          <table:table-cell office:value-type="float" office:value="70" table:style-name="ce10">
            <text:p>70</text:p>
          </table:table-cell>
          <table:table-cell office:value-type="float" office:value="0" table:style-name="ce10">
            <text:p>0</text:p>
          </table:table-cell>
          <table:table-cell office:value-type="float" office:value="30" table:style-name="ce10">
            <text:p>30</text:p>
          </table:table-cell>
          <table:table-cell office:value-type="float" office:value="0" table:style-name="ce10">
            <text:p>0</text:p>
          </table:table-cell>
          <table:table-cell office:value-type="float" office:value="83.332999999999998" table:style-name="ce10">
            <text:p>83.333</text:p>
          </table:table-cell>
          <table:table-cell office:value-type="float" office:value="16.667000000000002" table:style-name="ce10">
            <text:p>16.667</text:p>
          </table:table-cell>
          <table:table-cell office:value-type="float" office:value="70.706999999999994" table:style-name="ce10">
            <text:p>70.707</text:p>
          </table:table-cell>
          <table:table-cell office:value-type="float" office:value="73.736999999999995" table:style-name="ce10">
            <text:p>73.737</text:p>
          </table:table-cell>
          <table:table-cell office:value-type="float" office:value="66.667000000000002" table:style-name="ce10">
            <text:p>66.667</text:p>
          </table:table-cell>
          <table:table-cell office:value-type="float" office:value="30.303000000000001" table:style-name="ce10">
            <text:p>30.303</text:p>
          </table:table-cell>
          <table:table-cell office:value-type="float" office:value="70.706999999999994" table:style-name="ce10">
            <text:p>70.707</text:p>
          </table:table-cell>
          <table:table-cell office:value-type="float" office:value="70.706999999999994" table:style-name="ce10">
            <text:p>70.707</text:p>
          </table:table-cell>
          <table:table-cell office:value-type="float" office:value="2.02" table:style-name="ce10">
            <text:p>2.02</text:p>
          </table:table-cell>
          <table:table-cell office:value-type="float" office:value="77.778000000000006" table:style-name="ce10">
            <text:p>77.778</text:p>
          </table:table-cell>
          <table:table-cell office:value-type="float" office:value="29.974" table:style-name="ce10">
            <text:p>29.974</text:p>
          </table:table-cell>
          <table:table-cell office:value-type="float" office:value="75.561000000000007" table:style-name="ce10">
            <text:p>75.561</text:p>
          </table:table-cell>
          <table:table-cell table:number-columns-repeated="16264"/>
        </table:table-row>
        <table:table-row table:style-name="ro10">
          <table:table-cell office:value-type="string" table:style-name="ce4">
            <text:p>FCDO</text:p>
          </table:table-cell>
          <table:table-cell office:value-type="string" table:style-name="ce4">
            <text:p>Foreign, Commonwealth and Development Office</text:p>
          </table:table-cell>
          <table:table-cell office:value-type="string" table:style-name="ce4">
            <text:p>Foreign, Commonwealth and Development Office</text:p>
          </table:table-cell>
          <table:table-cell table:style-name="ce4"/>
          <table:table-cell office:value-type="float" office:value="69.869" table:style-name="ce10">
            <text:p>69.869</text:p>
          </table:table-cell>
          <table:table-cell office:value-type="float" office:value="61.473999999999997" table:style-name="ce10">
            <text:p>61.474</text:p>
          </table:table-cell>
          <table:table-cell office:value-type="float" office:value="77.266000000000005" table:style-name="ce10">
            <text:p>77.266</text:p>
          </table:table-cell>
          <table:table-cell office:value-type="float" office:value="72.762" table:style-name="ce10">
            <text:p>72.762</text:p>
          </table:table-cell>
          <table:table-cell office:value-type="float" office:value="73.658000000000001" table:style-name="ce10">
            <text:p>73.658</text:p>
          </table:table-cell>
          <table:table-cell office:value-type="float" office:value="81.632000000000005" table:style-name="ce10">
            <text:p>81.632</text:p>
          </table:table-cell>
          <table:table-cell office:value-type="float" office:value="52.872" table:style-name="ce10">
            <text:p>52.872</text:p>
          </table:table-cell>
          <table:table-cell office:value-type="float" office:value="74.222999999999999" table:style-name="ce10">
            <text:p>74.223</text:p>
          </table:table-cell>
          <table:table-cell office:value-type="float" office:value="70.792000000000002" table:style-name="ce10">
            <text:p>70.792</text:p>
          </table:table-cell>
          <table:table-cell office:value-type="float" office:value="21.204999999999998" table:style-name="ce10">
            <text:p>21.205</text:p>
          </table:table-cell>
          <table:table-cell office:value-type="float" office:value="44.454999999999998" table:style-name="ce10">
            <text:p>44.455</text:p>
          </table:table-cell>
          <table:table-cell office:value-type="float" office:value="91.191000000000003" table:style-name="ce10">
            <text:p>91.191</text:p>
          </table:table-cell>
          <table:table-cell office:value-type="float" office:value="82.167000000000002" table:style-name="ce10">
            <text:p>82.167</text:p>
          </table:table-cell>
          <table:table-cell office:value-type="float" office:value="78.441000000000003" table:style-name="ce10">
            <text:p>78.441</text:p>
          </table:table-cell>
          <table:table-cell office:value-type="float" office:value="59.466000000000001" table:style-name="ce10">
            <text:p>59.466</text:p>
          </table:table-cell>
          <table:table-cell office:value-type="float" office:value="75.022000000000006" table:style-name="ce10">
            <text:p>75.022</text:p>
          </table:table-cell>
          <table:table-cell office:value-type="float" office:value="68.429000000000002" table:style-name="ce10">
            <text:p>68.429</text:p>
          </table:table-cell>
          <table:table-cell office:value-type="float" office:value="77.096999999999994" table:style-name="ce10">
            <text:p>77.097</text:p>
          </table:table-cell>
          <table:table-cell office:value-type="float" office:value="74.046999999999997" table:style-name="ce10">
            <text:p>74.047</text:p>
          </table:table-cell>
          <table:table-cell office:value-type="float" office:value="81.620999999999995" table:style-name="ce10">
            <text:p>81.621</text:p>
          </table:table-cell>
          <table:table-cell office:value-type="float" office:value="82.756" table:style-name="ce10">
            <text:p>82.756</text:p>
          </table:table-cell>
          <table:table-cell office:value-type="float" office:value="65.094999999999999" table:style-name="ce10">
            <text:p>65.095</text:p>
          </table:table-cell>
          <table:table-cell office:value-type="float" office:value="75.042000000000002" table:style-name="ce10">
            <text:p>75.042</text:p>
          </table:table-cell>
          <table:table-cell office:value-type="float" office:value="81.257999999999996" table:style-name="ce10">
            <text:p>81.258</text:p>
          </table:table-cell>
          <table:table-cell office:value-type="float" office:value="67.927000000000007" table:style-name="ce10">
            <text:p>67.927</text:p>
          </table:table-cell>
          <table:table-cell office:value-type="float" office:value="67.873000000000005" table:style-name="ce10">
            <text:p>67.873</text:p>
          </table:table-cell>
          <table:table-cell office:value-type="float" office:value="67.331999999999994" table:style-name="ce10">
            <text:p>67.332</text:p>
          </table:table-cell>
          <table:table-cell office:value-type="float" office:value="84.593999999999994" table:style-name="ce10">
            <text:p>84.594</text:p>
          </table:table-cell>
          <table:table-cell office:value-type="float" office:value="83.046000000000006" table:style-name="ce10">
            <text:p>83.046</text:p>
          </table:table-cell>
          <table:table-cell office:value-type="float" office:value="77.25" table:style-name="ce10">
            <text:p>77.25</text:p>
          </table:table-cell>
          <table:table-cell office:value-type="float" office:value="59.948999999999998" table:style-name="ce10">
            <text:p>59.949</text:p>
          </table:table-cell>
          <table:table-cell office:value-type="float" office:value="52.162999999999997" table:style-name="ce10">
            <text:p>52.163</text:p>
          </table:table-cell>
          <table:table-cell office:value-type="float" office:value="46.731000000000002" table:style-name="ce10">
            <text:p>46.731</text:p>
          </table:table-cell>
          <table:table-cell office:value-type="float" office:value="52.512" table:style-name="ce10">
            <text:p>52.512</text:p>
          </table:table-cell>
          <table:table-cell office:value-type="float" office:value="76.480999999999995" table:style-name="ce10">
            <text:p>76.481</text:p>
          </table:table-cell>
          <table:table-cell office:value-type="float" office:value="83.802999999999997" table:style-name="ce10">
            <text:p>83.803</text:p>
          </table:table-cell>
          <table:table-cell office:value-type="float" office:value="68.572999999999993" table:style-name="ce10">
            <text:p>68.573</text:p>
          </table:table-cell>
          <table:table-cell office:value-type="float" office:value="67.965000000000003" table:style-name="ce10">
            <text:p>67.965</text:p>
          </table:table-cell>
          <table:table-cell office:value-type="float" office:value="67.734999999999999" table:style-name="ce10">
            <text:p>67.735</text:p>
          </table:table-cell>
          <table:table-cell office:value-type="float" office:value="74.769000000000005" table:style-name="ce10">
            <text:p>74.769</text:p>
          </table:table-cell>
          <table:table-cell office:value-type="float" office:value="89.744" table:style-name="ce10">
            <text:p>89.744</text:p>
          </table:table-cell>
          <table:table-cell office:value-type="float" office:value="68.399000000000001" table:style-name="ce10">
            <text:p>68.399</text:p>
          </table:table-cell>
          <table:table-cell office:value-type="float" office:value="58.713999999999999" table:style-name="ce10">
            <text:p>58.714</text:p>
          </table:table-cell>
          <table:table-cell office:value-type="float" office:value="65.366" table:style-name="ce10">
            <text:p>65.366</text:p>
          </table:table-cell>
          <table:table-cell office:value-type="float" office:value="22.062999999999999" table:style-name="ce10">
            <text:p>22.063</text:p>
          </table:table-cell>
          <table:table-cell office:value-type="float" office:value="23.942" table:style-name="ce10">
            <text:p>23.942</text:p>
          </table:table-cell>
          <table:table-cell office:value-type="float" office:value="17.472000000000001" table:style-name="ce10">
            <text:p>17.472</text:p>
          </table:table-cell>
          <table:table-cell office:value-type="float" office:value="66.977999999999994" table:style-name="ce10">
            <text:p>66.978</text:p>
          </table:table-cell>
          <table:table-cell office:value-type="float" office:value="60.41" table:style-name="ce10">
            <text:p>60.41</text:p>
          </table:table-cell>
          <table:table-cell office:value-type="float" office:value="41.761000000000003" table:style-name="ce10">
            <text:p>41.761</text:p>
          </table:table-cell>
          <table:table-cell office:value-type="float" office:value="49.701000000000001" table:style-name="ce10">
            <text:p>49.701</text:p>
          </table:table-cell>
          <table:table-cell office:value-type="float" office:value="30.324000000000002" table:style-name="ce10">
            <text:p>30.324</text:p>
          </table:table-cell>
          <table:table-cell office:value-type="float" office:value="26.698" table:style-name="ce10">
            <text:p>26.698</text:p>
          </table:table-cell>
          <table:table-cell office:value-type="float" office:value="50.338999999999999" table:style-name="ce10">
            <text:p>50.339</text:p>
          </table:table-cell>
          <table:table-cell office:value-type="float" office:value="32.432000000000002" table:style-name="ce10">
            <text:p>32.432</text:p>
          </table:table-cell>
          <table:table-cell office:value-type="float" office:value="41.087000000000003" table:style-name="ce10">
            <text:p>41.087</text:p>
          </table:table-cell>
          <table:table-cell office:value-type="float" office:value="67.569000000000003" table:style-name="ce10">
            <text:p>67.569</text:p>
          </table:table-cell>
          <table:table-cell office:value-type="float" office:value="50.506" table:style-name="ce10">
            <text:p>50.506</text:p>
          </table:table-cell>
          <table:table-cell office:value-type="float" office:value="54.863" table:style-name="ce10">
            <text:p>54.863</text:p>
          </table:table-cell>
          <table:table-cell office:value-type="float" office:value="50.872" table:style-name="ce10">
            <text:p>50.872</text:p>
          </table:table-cell>
          <table:table-cell office:value-type="float" office:value="46.097000000000001" table:style-name="ce10">
            <text:p>46.097</text:p>
          </table:table-cell>
          <table:table-cell office:value-type="float" office:value="45.442999999999998" table:style-name="ce10">
            <text:p>45.443</text:p>
          </table:table-cell>
          <table:table-cell office:value-type="float" office:value="38.545000000000002" table:style-name="ce10">
            <text:p>38.545</text:p>
          </table:table-cell>
          <table:table-cell office:value-type="float" office:value="87.722999999999999" table:style-name="ce10">
            <text:p>87.723</text:p>
          </table:table-cell>
          <table:table-cell office:value-type="float" office:value="68.866" table:style-name="ce10">
            <text:p>68.866</text:p>
          </table:table-cell>
          <table:table-cell office:value-type="float" office:value="66.2" table:style-name="ce10">
            <text:p>66.2</text:p>
          </table:table-cell>
          <table:table-cell office:value-type="float" office:value="65.643000000000001" table:style-name="ce10">
            <text:p>65.643</text:p>
          </table:table-cell>
          <table:table-cell office:value-type="float" office:value="66.980999999999995" table:style-name="ce10">
            <text:p>66.981</text:p>
          </table:table-cell>
          <table:table-cell office:value-type="float" office:value="48.991999999999997" table:style-name="ce10">
            <text:p>48.992</text:p>
          </table:table-cell>
          <table:table-cell office:value-type="float" office:value="35.261000000000003" table:style-name="ce10">
            <text:p>35.261</text:p>
          </table:table-cell>
          <table:table-cell office:value-type="float" office:value="60.636000000000003" table:style-name="ce10">
            <text:p>60.636</text:p>
          </table:table-cell>
          <table:table-cell office:value-type="float" office:value="54.862000000000002" table:style-name="ce10">
            <text:p>54.862</text:p>
          </table:table-cell>
          <table:table-cell office:value-type="float" office:value="79.003" table:style-name="ce10">
            <text:p>79.003</text:p>
          </table:table-cell>
          <table:table-cell office:value-type="float" office:value="62.744" table:style-name="ce10">
            <text:p>62.744</text:p>
          </table:table-cell>
          <table:table-cell office:value-type="float" office:value="84.296000000000006" table:style-name="ce10">
            <text:p>84.296</text:p>
          </table:table-cell>
          <table:table-cell office:value-type="float" office:value="63.850999999999999" table:style-name="ce10">
            <text:p>63.851</text:p>
          </table:table-cell>
          <table:table-cell office:value-type="float" office:value="51.97" table:style-name="ce10">
            <text:p>51.97</text:p>
          </table:table-cell>
          <table:table-cell office:value-type="float" office:value="7.944" table:style-name="ce10">
            <text:p>7.944</text:p>
          </table:table-cell>
          <table:table-cell office:value-type="float" office:value="13.691000000000001" table:style-name="ce10">
            <text:p>13.691</text:p>
          </table:table-cell>
          <table:table-cell office:value-type="float" office:value="29.818999999999999" table:style-name="ce10">
            <text:p>29.819</text:p>
          </table:table-cell>
          <table:table-cell office:value-type="float" office:value="48.545999999999999" table:style-name="ce10">
            <text:p>48.546</text:p>
          </table:table-cell>
          <table:table-cell office:value-type="float" office:value="11.62" table:style-name="ce10">
            <text:p>11.62</text:p>
          </table:table-cell>
          <table:table-cell office:value-type="float" office:value="79.8" table:style-name="ce10">
            <text:p>79.8</text:p>
          </table:table-cell>
          <table:table-cell office:value-type="float" office:value="66.688000000000002" table:style-name="ce10">
            <text:p>66.688</text:p>
          </table:table-cell>
          <table:table-cell office:value-type="float" office:value="63.607999999999997" table:style-name="ce10">
            <text:p>63.608</text:p>
          </table:table-cell>
          <table:table-cell office:value-type="float" office:value="12.095000000000001" table:style-name="ce10">
            <text:p>12.095</text:p>
          </table:table-cell>
          <table:table-cell office:value-type="float" office:value="78.537999999999997" table:style-name="ce10">
            <text:p>78.538</text:p>
          </table:table-cell>
          <table:table-cell office:value-type="float" office:value="9.3670000000000009" table:style-name="ce10">
            <text:p>9.367</text:p>
          </table:table-cell>
          <table:table-cell office:value-type="float" office:value="11.933999999999999" table:style-name="ce10">
            <text:p>11.934</text:p>
          </table:table-cell>
          <table:table-cell office:value-type="float" office:value="80.691000000000003" table:style-name="ce10">
            <text:p>80.691</text:p>
          </table:table-cell>
          <table:table-cell office:value-type="float" office:value="7.3760000000000003" table:style-name="ce10">
            <text:p>7.376</text:p>
          </table:table-cell>
          <table:table-cell office:value-type="float" office:value="36.987000000000002" table:style-name="ce10">
            <text:p>36.987</text:p>
          </table:table-cell>
          <table:table-cell office:value-type="float" office:value="48.695" table:style-name="ce10">
            <text:p>48.695</text:p>
          </table:table-cell>
          <table:table-cell office:value-type="float" office:value="14.318" table:style-name="ce10">
            <text:p>14.318</text:p>
          </table:table-cell>
          <table:table-cell office:value-type="float" office:value="28.85" table:style-name="ce10">
            <text:p>28.85</text:p>
          </table:table-cell>
          <table:table-cell office:value-type="float" office:value="58.869" table:style-name="ce10">
            <text:p>58.869</text:p>
          </table:table-cell>
          <table:table-cell office:value-type="float" office:value="12.281000000000001" table:style-name="ce10">
            <text:p>12.281</text:p>
          </table:table-cell>
          <table:table-cell office:value-type="float" office:value="33.933" table:style-name="ce10">
            <text:p>33.933</text:p>
          </table:table-cell>
          <table:table-cell office:value-type="float" office:value="39.625" table:style-name="ce10">
            <text:p>39.625</text:p>
          </table:table-cell>
          <table:table-cell office:value-type="float" office:value="26.442" table:style-name="ce10">
            <text:p>26.442</text:p>
          </table:table-cell>
          <table:table-cell office:value-type="float" office:value="55.898000000000003" table:style-name="ce10">
            <text:p>55.898</text:p>
          </table:table-cell>
          <table:table-cell office:value-type="float" office:value="25.995000000000001" table:style-name="ce10">
            <text:p>25.995</text:p>
          </table:table-cell>
          <table:table-cell office:value-type="float" office:value="18.106999999999999" table:style-name="ce10">
            <text:p>18.107</text:p>
          </table:table-cell>
          <table:table-cell office:value-type="float" office:value="28.946999999999999" table:style-name="ce10">
            <text:p>28.947</text:p>
          </table:table-cell>
          <table:table-cell office:value-type="float" office:value="57.692" table:style-name="ce10">
            <text:p>57.692</text:p>
          </table:table-cell>
          <table:table-cell office:value-type="float" office:value="13.36" table:style-name="ce10">
            <text:p>13.36</text:p>
          </table:table-cell>
          <table:table-cell office:value-type="float" office:value="61.392000000000003" table:style-name="ce10">
            <text:p>61.392</text:p>
          </table:table-cell>
          <table:table-cell office:value-type="float" office:value="68.078000000000003" table:style-name="ce10">
            <text:p>68.078</text:p>
          </table:table-cell>
          <table:table-cell office:value-type="float" office:value="61.07" table:style-name="ce10">
            <text:p>61.07</text:p>
          </table:table-cell>
          <table:table-cell office:value-type="float" office:value="37.408000000000001" table:style-name="ce10">
            <text:p>37.408</text:p>
          </table:table-cell>
          <table:table-cell office:value-type="float" office:value="77.594999999999999" table:style-name="ce10">
            <text:p>77.595</text:p>
          </table:table-cell>
          <table:table-cell office:value-type="float" office:value="79.284999999999997" table:style-name="ce10">
            <text:p>79.285</text:p>
          </table:table-cell>
          <table:table-cell office:value-type="float" office:value="4.5220000000000002" table:style-name="ce10">
            <text:p>4.522</text:p>
          </table:table-cell>
          <table:table-cell office:value-type="float" office:value="73.421000000000006" table:style-name="ce10">
            <text:p>73.421</text:p>
          </table:table-cell>
          <table:table-cell office:value-type="float" office:value="30.068000000000001" table:style-name="ce10">
            <text:p>30.068</text:p>
          </table:table-cell>
          <table:table-cell office:value-type="float" office:value="73.695999999999998" table:style-name="ce10">
            <text:p>73.696</text:p>
          </table:table-cell>
          <table:table-cell table:number-columns-repeated="16264"/>
        </table:table-row>
        <table:table-row table:style-name="ro10">
          <table:table-cell office:value-type="string" table:style-name="ce4">
            <text:p>FCDOS</text:p>
          </table:table-cell>
          <table:table-cell office:value-type="string" table:style-name="ce4">
            <text:p>FCDO Services</text:p>
          </table:table-cell>
          <table:table-cell office:value-type="string" table:style-name="ce4">
            <text:p>Foreign, Commonwealth and Development Office</text:p>
          </table:table-cell>
          <table:table-cell table:style-name="ce4"/>
          <table:table-cell office:value-type="float" office:value="70.962000000000003" table:style-name="ce10">
            <text:p>70.962</text:p>
          </table:table-cell>
          <table:table-cell office:value-type="float" office:value="57.88" table:style-name="ce10">
            <text:p>57.88</text:p>
          </table:table-cell>
          <table:table-cell office:value-type="float" office:value="76.989000000000004" table:style-name="ce10">
            <text:p>76.989</text:p>
          </table:table-cell>
          <table:table-cell office:value-type="float" office:value="66.149000000000001" table:style-name="ce10">
            <text:p>66.149</text:p>
          </table:table-cell>
          <table:table-cell office:value-type="float" office:value="71.257999999999996" table:style-name="ce10">
            <text:p>71.258</text:p>
          </table:table-cell>
          <table:table-cell office:value-type="float" office:value="79.272000000000006" table:style-name="ce10">
            <text:p>79.272</text:p>
          </table:table-cell>
          <table:table-cell office:value-type="float" office:value="55.545999999999999" table:style-name="ce10">
            <text:p>55.546</text:p>
          </table:table-cell>
          <table:table-cell office:value-type="float" office:value="75.171999999999997" table:style-name="ce10">
            <text:p>75.172</text:p>
          </table:table-cell>
          <table:table-cell office:value-type="float" office:value="63.988999999999997" table:style-name="ce10">
            <text:p>63.989</text:p>
          </table:table-cell>
          <table:table-cell office:value-type="float" office:value="20.957999999999998" table:style-name="ce10">
            <text:p>20.958</text:p>
          </table:table-cell>
          <table:table-cell office:value-type="float" office:value="36.484999999999999" table:style-name="ce10">
            <text:p>36.485</text:p>
          </table:table-cell>
          <table:table-cell office:value-type="float" office:value="90.46" table:style-name="ce10">
            <text:p>90.46</text:p>
          </table:table-cell>
          <table:table-cell office:value-type="float" office:value="85.402000000000001" table:style-name="ce10">
            <text:p>85.402</text:p>
          </table:table-cell>
          <table:table-cell office:value-type="float" office:value="76.525000000000006" table:style-name="ce10">
            <text:p>76.525</text:p>
          </table:table-cell>
          <table:table-cell office:value-type="float" office:value="56.207000000000001" table:style-name="ce10">
            <text:p>56.207</text:p>
          </table:table-cell>
          <table:table-cell office:value-type="float" office:value="76.322000000000003" table:style-name="ce10">
            <text:p>76.322</text:p>
          </table:table-cell>
          <table:table-cell office:value-type="float" office:value="61.838999999999999" table:style-name="ce10">
            <text:p>61.839</text:p>
          </table:table-cell>
          <table:table-cell office:value-type="float" office:value="70.459999999999994" table:style-name="ce10">
            <text:p>70.46</text:p>
          </table:table-cell>
          <table:table-cell office:value-type="float" office:value="71.263999999999996" table:style-name="ce10">
            <text:p>71.264</text:p>
          </table:table-cell>
          <table:table-cell office:value-type="float" office:value="84.138000000000005" table:style-name="ce10">
            <text:p>84.138</text:p>
          </table:table-cell>
          <table:table-cell office:value-type="float" office:value="80.552000000000007" table:style-name="ce10">
            <text:p>80.552</text:p>
          </table:table-cell>
          <table:table-cell office:value-type="float" office:value="62.298999999999999" table:style-name="ce10">
            <text:p>62.299</text:p>
          </table:table-cell>
          <table:table-cell office:value-type="float" office:value="74.138000000000005" table:style-name="ce10">
            <text:p>74.138</text:p>
          </table:table-cell>
          <table:table-cell office:value-type="float" office:value="77.215000000000003" table:style-name="ce10">
            <text:p>77.215</text:p>
          </table:table-cell>
          <table:table-cell office:value-type="float" office:value="63.521000000000001" table:style-name="ce10">
            <text:p>63.521</text:p>
          </table:table-cell>
          <table:table-cell office:value-type="float" office:value="62.183999999999997" table:style-name="ce10">
            <text:p>62.184</text:p>
          </table:table-cell>
          <table:table-cell office:value-type="float" office:value="65.938000000000002" table:style-name="ce10">
            <text:p>65.938</text:p>
          </table:table-cell>
          <table:table-cell office:value-type="float" office:value="83.89" table:style-name="ce10">
            <text:p>83.89</text:p>
          </table:table-cell>
          <table:table-cell office:value-type="float" office:value="81.724000000000004" table:style-name="ce10">
            <text:p>81.724</text:p>
          </table:table-cell>
          <table:table-cell office:value-type="float" office:value="72.183999999999997" table:style-name="ce10">
            <text:p>72.184</text:p>
          </table:table-cell>
          <table:table-cell office:value-type="float" office:value="68.506" table:style-name="ce10">
            <text:p>68.506</text:p>
          </table:table-cell>
          <table:table-cell office:value-type="float" office:value="53.51" table:style-name="ce10">
            <text:p>53.51</text:p>
          </table:table-cell>
          <table:table-cell office:value-type="float" office:value="50.345999999999997" table:style-name="ce10">
            <text:p>50.346</text:p>
          </table:table-cell>
          <table:table-cell office:value-type="float" office:value="49.654000000000003" table:style-name="ce10">
            <text:p>49.654</text:p>
          </table:table-cell>
          <table:table-cell office:value-type="float" office:value="78.275999999999996" table:style-name="ce10">
            <text:p>78.276</text:p>
          </table:table-cell>
          <table:table-cell office:value-type="float" office:value="82.948999999999998" table:style-name="ce10">
            <text:p>82.949</text:p>
          </table:table-cell>
          <table:table-cell office:value-type="float" office:value="64.212000000000003" table:style-name="ce10">
            <text:p>64.212</text:p>
          </table:table-cell>
          <table:table-cell office:value-type="float" office:value="75.287000000000006" table:style-name="ce10">
            <text:p>75.287</text:p>
          </table:table-cell>
          <table:table-cell office:value-type="float" office:value="54.253" table:style-name="ce10">
            <text:p>54.253</text:p>
          </table:table-cell>
          <table:table-cell office:value-type="float" office:value="68.317999999999998" table:style-name="ce10">
            <text:p>68.318</text:p>
          </table:table-cell>
          <table:table-cell office:value-type="float" office:value="88.134" table:style-name="ce10">
            <text:p>88.134</text:p>
          </table:table-cell>
          <table:table-cell office:value-type="float" office:value="53.563000000000002" table:style-name="ce10">
            <text:p>53.563</text:p>
          </table:table-cell>
          <table:table-cell office:value-type="float" office:value="55.121000000000002" table:style-name="ce10">
            <text:p>55.121</text:p>
          </table:table-cell>
          <table:table-cell office:value-type="float" office:value="64.597999999999999" table:style-name="ce10">
            <text:p>64.598</text:p>
          </table:table-cell>
          <table:table-cell office:value-type="float" office:value="22.298999999999999" table:style-name="ce10">
            <text:p>22.299</text:p>
          </table:table-cell>
          <table:table-cell office:value-type="float" office:value="24.023" table:style-name="ce10">
            <text:p>24.023</text:p>
          </table:table-cell>
          <table:table-cell office:value-type="float" office:value="16.456" table:style-name="ce10">
            <text:p>16.456</text:p>
          </table:table-cell>
          <table:table-cell office:value-type="float" office:value="50.518000000000001" table:style-name="ce10">
            <text:p>50.518</text:p>
          </table:table-cell>
          <table:table-cell office:value-type="float" office:value="48.445999999999998" table:style-name="ce10">
            <text:p>48.446</text:p>
          </table:table-cell>
          <table:table-cell office:value-type="float" office:value="32.795999999999999" table:style-name="ce10">
            <text:p>32.796</text:p>
          </table:table-cell>
          <table:table-cell office:value-type="float" office:value="40.045999999999999" table:style-name="ce10">
            <text:p>40.046</text:p>
          </table:table-cell>
          <table:table-cell office:value-type="float" office:value="14.532999999999999" table:style-name="ce10">
            <text:p>14.533</text:p>
          </table:table-cell>
          <table:table-cell office:value-type="float" office:value="16.11" table:style-name="ce10">
            <text:p>16.11</text:p>
          </table:table-cell>
          <table:table-cell office:value-type="float" office:value="50.518000000000001" table:style-name="ce10">
            <text:p>50.518</text:p>
          </table:table-cell>
          <table:table-cell office:value-type="float" office:value="32.335999999999999" table:style-name="ce10">
            <text:p>32.336</text:p>
          </table:table-cell>
          <table:table-cell office:value-type="float" office:value="43.037999999999997" table:style-name="ce10">
            <text:p>43.038</text:p>
          </table:table-cell>
          <table:table-cell office:value-type="float" office:value="57.192" table:style-name="ce10">
            <text:p>57.192</text:p>
          </table:table-cell>
          <table:table-cell office:value-type="float" office:value="47.465000000000003" table:style-name="ce10">
            <text:p>47.465</text:p>
          </table:table-cell>
          <table:table-cell office:value-type="float" office:value="47.640999999999998" table:style-name="ce10">
            <text:p>47.641</text:p>
          </table:table-cell>
          <table:table-cell office:value-type="float" office:value="44.073999999999998" table:style-name="ce10">
            <text:p>44.074</text:p>
          </table:table-cell>
          <table:table-cell office:value-type="float" office:value="39.01" table:style-name="ce10">
            <text:p>39.01</text:p>
          </table:table-cell>
          <table:table-cell office:value-type="float" office:value="39.585999999999999" table:style-name="ce10">
            <text:p>39.586</text:p>
          </table:table-cell>
          <table:table-cell office:value-type="float" office:value="26.007000000000001" table:style-name="ce10">
            <text:p>26.007</text:p>
          </table:table-cell>
          <table:table-cell office:value-type="float" office:value="88.161000000000001" table:style-name="ce10">
            <text:p>88.161</text:p>
          </table:table-cell>
          <table:table-cell office:value-type="float" office:value="68.965999999999994" table:style-name="ce10">
            <text:p>68.966</text:p>
          </table:table-cell>
          <table:table-cell office:value-type="float" office:value="65.516999999999996" table:style-name="ce10">
            <text:p>65.517</text:p>
          </table:table-cell>
          <table:table-cell office:value-type="float" office:value="67.778999999999996" table:style-name="ce10">
            <text:p>67.779</text:p>
          </table:table-cell>
          <table:table-cell office:value-type="float" office:value="76.091999999999999" table:style-name="ce10">
            <text:p>76.092</text:p>
          </table:table-cell>
          <table:table-cell office:value-type="float" office:value="51.207999999999998" table:style-name="ce10">
            <text:p>51.208</text:p>
          </table:table-cell>
          <table:table-cell office:value-type="float" office:value="37.356000000000002" table:style-name="ce10">
            <text:p>37.356</text:p>
          </table:table-cell>
          <table:table-cell office:value-type="float" office:value="57.930999999999997" table:style-name="ce10">
            <text:p>57.931</text:p>
          </table:table-cell>
          <table:table-cell office:value-type="float" office:value="44.418999999999997" table:style-name="ce10">
            <text:p>44.419</text:p>
          </table:table-cell>
          <table:table-cell office:value-type="float" office:value="68.850999999999999" table:style-name="ce10">
            <text:p>68.851</text:p>
          </table:table-cell>
          <table:table-cell office:value-type="float" office:value="64.483000000000004" table:style-name="ce10">
            <text:p>64.483</text:p>
          </table:table-cell>
          <table:table-cell office:value-type="float" office:value="89.424999999999997" table:style-name="ce10">
            <text:p>89.425</text:p>
          </table:table-cell>
          <table:table-cell office:value-type="float" office:value="66.091999999999999" table:style-name="ce10">
            <text:p>66.092</text:p>
          </table:table-cell>
          <table:table-cell office:value-type="float" office:value="46.322000000000003" table:style-name="ce10">
            <text:p>46.322</text:p>
          </table:table-cell>
          <table:table-cell office:value-type="float" office:value="6.5670000000000002" table:style-name="ce10">
            <text:p>6.567</text:p>
          </table:table-cell>
          <table:table-cell office:value-type="float" office:value="14.516" table:style-name="ce10">
            <text:p>14.516</text:p>
          </table:table-cell>
          <table:table-cell office:value-type="float" office:value="30.3" table:style-name="ce10">
            <text:p>30.3</text:p>
          </table:table-cell>
          <table:table-cell office:value-type="float" office:value="48.618000000000002" table:style-name="ce10">
            <text:p>48.618</text:p>
          </table:table-cell>
          <table:table-cell office:value-type="float" office:value="12.471" table:style-name="ce10">
            <text:p>12.471</text:p>
          </table:table-cell>
          <table:table-cell office:value-type="float" office:value="84.138000000000005" table:style-name="ce10">
            <text:p>84.138</text:p>
          </table:table-cell>
          <table:table-cell office:value-type="float" office:value="71.838999999999999" table:style-name="ce10">
            <text:p>71.839</text:p>
          </table:table-cell>
          <table:table-cell office:value-type="float" office:value="63.636000000000003" table:style-name="ce10">
            <text:p>63.636</text:p>
          </table:table-cell>
          <table:table-cell office:value-type="float" office:value="10.69" table:style-name="ce10">
            <text:p>10.69</text:p>
          </table:table-cell>
          <table:table-cell office:value-type="float" office:value="81.034000000000006" table:style-name="ce10">
            <text:p>81.034</text:p>
          </table:table-cell>
          <table:table-cell office:value-type="float" office:value="8.2759999999999998" table:style-name="ce10">
            <text:p>8.276</text:p>
          </table:table-cell>
          <table:table-cell office:value-type="float" office:value="11.379" table:style-name="ce10">
            <text:p>11.379</text:p>
          </table:table-cell>
          <table:table-cell office:value-type="float" office:value="81.379000000000005" table:style-name="ce10">
            <text:p>81.379</text:p>
          </table:table-cell>
          <table:table-cell office:value-type="float" office:value="7.2409999999999997" table:style-name="ce10">
            <text:p>7.241</text:p>
          </table:table-cell>
          <table:table-cell office:value-type="float" office:value="27.273" table:style-name="ce10">
            <text:p>27.273</text:p>
          </table:table-cell>
          <table:table-cell office:value-type="float" office:value="61.616" table:style-name="ce10">
            <text:p>61.616</text:p>
          </table:table-cell>
          <table:table-cell office:value-type="float" office:value="11.111000000000001" table:style-name="ce10">
            <text:p>11.111</text:p>
          </table:table-cell>
          <table:table-cell office:value-type="float" office:value="18.518999999999998" table:style-name="ce10">
            <text:p>18.519</text:p>
          </table:table-cell>
          <table:table-cell office:value-type="float" office:value="70.37" table:style-name="ce10">
            <text:p>70.37</text:p>
          </table:table-cell>
          <table:table-cell office:value-type="float" office:value="11.111000000000001" table:style-name="ce10">
            <text:p>11.111</text:p>
          </table:table-cell>
          <table:table-cell office:value-type="float" office:value="37.374000000000002" table:style-name="ce10">
            <text:p>37.374</text:p>
          </table:table-cell>
          <table:table-cell office:value-type="float" office:value="37.374000000000002" table:style-name="ce10">
            <text:p>37.374</text:p>
          </table:table-cell>
          <table:table-cell office:value-type="float" office:value="25.253" table:style-name="ce10">
            <text:p>25.253</text:p>
          </table:table-cell>
          <table:table-cell office:value-type="float" office:value="59.183999999999997" table:style-name="ce10">
            <text:p>59.184</text:p>
          </table:table-cell>
          <table:table-cell office:value-type="float" office:value="25.51" table:style-name="ce10">
            <text:p>25.51</text:p>
          </table:table-cell>
          <table:table-cell office:value-type="float" office:value="15.305999999999999" table:style-name="ce10">
            <text:p>15.306</text:p>
          </table:table-cell>
          <table:table-cell office:value-type="float" office:value="33.332999999999998" table:style-name="ce10">
            <text:p>33.333</text:p>
          </table:table-cell>
          <table:table-cell office:value-type="float" office:value="51.851999999999997" table:style-name="ce10">
            <text:p>51.852</text:p>
          </table:table-cell>
          <table:table-cell office:value-type="float" office:value="14.815" table:style-name="ce10">
            <text:p>14.815</text:p>
          </table:table-cell>
          <table:table-cell office:value-type="float" office:value="62.036999999999999" table:style-name="ce10">
            <text:p>62.037</text:p>
          </table:table-cell>
          <table:table-cell office:value-type="float" office:value="67.48" table:style-name="ce10">
            <text:p>67.48</text:p>
          </table:table-cell>
          <table:table-cell office:value-type="float" office:value="61.162999999999997" table:style-name="ce10">
            <text:p>61.163</text:p>
          </table:table-cell>
          <table:table-cell office:value-type="float" office:value="32.561" table:style-name="ce10">
            <text:p>32.561</text:p>
          </table:table-cell>
          <table:table-cell office:value-type="float" office:value="70.418000000000006" table:style-name="ce10">
            <text:p>70.418</text:p>
          </table:table-cell>
          <table:table-cell office:value-type="float" office:value="71.528000000000006" table:style-name="ce10">
            <text:p>71.528</text:p>
          </table:table-cell>
          <table:table-cell office:value-type="float" office:value="4.2919999999999998" table:style-name="ce10">
            <text:p>4.292</text:p>
          </table:table-cell>
          <table:table-cell office:value-type="float" office:value="71.841999999999999" table:style-name="ce10">
            <text:p>71.842</text:p>
          </table:table-cell>
          <table:table-cell office:value-type="float" office:value="30.681000000000001" table:style-name="ce10">
            <text:p>30.681</text:p>
          </table:table-cell>
          <table:table-cell office:value-type="float" office:value="72.543999999999997" table:style-name="ce10">
            <text:p>72.544</text:p>
          </table:table-cell>
          <table:table-cell table:number-columns-repeated="16264"/>
        </table:table-row>
        <table:table-row table:style-name="ro5">
          <table:table-cell office:value-type="string" table:style-name="ce4">
            <text:p>FLS</text:p>
          </table:table-cell>
          <table:table-cell office:value-type="string" table:style-name="ce4">
            <text:p>Forestry and Land Scotland</text:p>
          </table:table-cell>
          <table:table-cell office:value-type="string" table:style-name="ce4">
            <text:p>Scottish Government</text:p>
          </table:table-cell>
          <table:table-cell table:style-name="ce4"/>
          <table:table-cell office:value-type="float" office:value="67.504999999999995" table:style-name="ce10">
            <text:p>67.505</text:p>
          </table:table-cell>
          <table:table-cell office:value-type="float" office:value="61.482999999999997" table:style-name="ce10">
            <text:p>61.483</text:p>
          </table:table-cell>
          <table:table-cell office:value-type="float" office:value="80.159000000000006" table:style-name="ce10">
            <text:p>80.159</text:p>
          </table:table-cell>
          <table:table-cell office:value-type="float" office:value="77.379000000000005" table:style-name="ce10">
            <text:p>77.379</text:p>
          </table:table-cell>
          <table:table-cell office:value-type="float" office:value="73.113" table:style-name="ce10">
            <text:p>73.113</text:p>
          </table:table-cell>
          <table:table-cell office:value-type="float" office:value="78.344999999999999" table:style-name="ce10">
            <text:p>78.345</text:p>
          </table:table-cell>
          <table:table-cell office:value-type="float" office:value="44.195" table:style-name="ce10">
            <text:p>44.195</text:p>
          </table:table-cell>
          <table:table-cell office:value-type="float" office:value="75.483000000000004" table:style-name="ce10">
            <text:p>75.483</text:p>
          </table:table-cell>
          <table:table-cell office:value-type="float" office:value="67.745000000000005" table:style-name="ce10">
            <text:p>67.745</text:p>
          </table:table-cell>
          <table:table-cell office:value-type="float" office:value="27.448" table:style-name="ce10">
            <text:p>27.448</text:p>
          </table:table-cell>
          <table:table-cell office:value-type="float" office:value="41.606999999999999" table:style-name="ce10">
            <text:p>41.607</text:p>
          </table:table-cell>
          <table:table-cell office:value-type="float" office:value="92.540999999999997" table:style-name="ce10">
            <text:p>92.541</text:p>
          </table:table-cell>
          <table:table-cell office:value-type="float" office:value="82.963999999999999" table:style-name="ce10">
            <text:p>82.964</text:p>
          </table:table-cell>
          <table:table-cell office:value-type="float" office:value="77.379000000000005" table:style-name="ce10">
            <text:p>77.379</text:p>
          </table:table-cell>
          <table:table-cell office:value-type="float" office:value="62.932000000000002" table:style-name="ce10">
            <text:p>62.932</text:p>
          </table:table-cell>
          <table:table-cell office:value-type="float" office:value="84.965999999999994" table:style-name="ce10">
            <text:p>84.966</text:p>
          </table:table-cell>
          <table:table-cell office:value-type="float" office:value="72.138000000000005" table:style-name="ce10">
            <text:p>72.138</text:p>
          </table:table-cell>
          <table:table-cell office:value-type="float" office:value="82.734999999999999" table:style-name="ce10">
            <text:p>82.735</text:p>
          </table:table-cell>
          <table:table-cell office:value-type="float" office:value="71.171999999999997" table:style-name="ce10">
            <text:p>71.172</text:p>
          </table:table-cell>
          <table:table-cell office:value-type="float" office:value="86.759" table:style-name="ce10">
            <text:p>86.759</text:p>
          </table:table-cell>
          <table:table-cell office:value-type="float" office:value="83.31" table:style-name="ce10">
            <text:p>83.31</text:p>
          </table:table-cell>
          <table:table-cell office:value-type="float" office:value="66.298000000000002" table:style-name="ce10">
            <text:p>66.298</text:p>
          </table:table-cell>
          <table:table-cell office:value-type="float" office:value="76.552000000000007" table:style-name="ce10">
            <text:p>76.552</text:p>
          </table:table-cell>
          <table:table-cell office:value-type="float" office:value="80.938999999999993" table:style-name="ce10">
            <text:p>80.939</text:p>
          </table:table-cell>
          <table:table-cell office:value-type="float" office:value="65.608000000000004" table:style-name="ce10">
            <text:p>65.608</text:p>
          </table:table-cell>
          <table:table-cell office:value-type="float" office:value="61.271999999999998" table:style-name="ce10">
            <text:p>61.272</text:p>
          </table:table-cell>
          <table:table-cell office:value-type="float" office:value="66.16" table:style-name="ce10">
            <text:p>66.16</text:p>
          </table:table-cell>
          <table:table-cell office:value-type="float" office:value="81.516999999999996" table:style-name="ce10">
            <text:p>81.517</text:p>
          </table:table-cell>
          <table:table-cell office:value-type="float" office:value="79.034000000000006" table:style-name="ce10">
            <text:p>79.034</text:p>
          </table:table-cell>
          <table:table-cell office:value-type="float" office:value="74.483000000000004" table:style-name="ce10">
            <text:p>74.483</text:p>
          </table:table-cell>
          <table:table-cell office:value-type="float" office:value="45.165999999999997" table:style-name="ce10">
            <text:p>45.166</text:p>
          </table:table-cell>
          <table:table-cell office:value-type="float" office:value="42.069000000000003" table:style-name="ce10">
            <text:p>42.069</text:p>
          </table:table-cell>
          <table:table-cell office:value-type="float" office:value="46.207000000000001" table:style-name="ce10">
            <text:p>46.207</text:p>
          </table:table-cell>
          <table:table-cell office:value-type="float" office:value="43.31" table:style-name="ce10">
            <text:p>43.31</text:p>
          </table:table-cell>
          <table:table-cell office:value-type="float" office:value="83.585999999999999" table:style-name="ce10">
            <text:p>83.586</text:p>
          </table:table-cell>
          <table:table-cell office:value-type="float" office:value="82.344999999999999" table:style-name="ce10">
            <text:p>82.345</text:p>
          </table:table-cell>
          <table:table-cell office:value-type="float" office:value="65.512" table:style-name="ce10">
            <text:p>65.512</text:p>
          </table:table-cell>
          <table:table-cell office:value-type="float" office:value="70.58" table:style-name="ce10">
            <text:p>70.58</text:p>
          </table:table-cell>
          <table:table-cell office:value-type="float" office:value="57.655000000000001" table:style-name="ce10">
            <text:p>57.655</text:p>
          </table:table-cell>
          <table:table-cell office:value-type="float" office:value="71.429000000000002" table:style-name="ce10">
            <text:p>71.429</text:p>
          </table:table-cell>
          <table:table-cell office:value-type="float" office:value="83.956000000000003" table:style-name="ce10">
            <text:p>83.956</text:p>
          </table:table-cell>
          <table:table-cell office:value-type="float" office:value="65.793000000000006" table:style-name="ce10">
            <text:p>65.793</text:p>
          </table:table-cell>
          <table:table-cell office:value-type="float" office:value="56.905999999999999" table:style-name="ce10">
            <text:p>56.906</text:p>
          </table:table-cell>
          <table:table-cell office:value-type="float" office:value="70.759" table:style-name="ce10">
            <text:p>70.759</text:p>
          </table:table-cell>
          <table:table-cell office:value-type="float" office:value="27.486000000000001" table:style-name="ce10">
            <text:p>27.486</text:p>
          </table:table-cell>
          <table:table-cell office:value-type="float" office:value="33.655000000000001" table:style-name="ce10">
            <text:p>33.655</text:p>
          </table:table-cell>
          <table:table-cell office:value-type="float" office:value="21.241" table:style-name="ce10">
            <text:p>21.241</text:p>
          </table:table-cell>
          <table:table-cell office:value-type="float" office:value="51.585999999999999" table:style-name="ce10">
            <text:p>51.586</text:p>
          </table:table-cell>
          <table:table-cell office:value-type="float" office:value="56.232999999999997" table:style-name="ce10">
            <text:p>56.233</text:p>
          </table:table-cell>
          <table:table-cell office:value-type="float" office:value="35.911999999999999" table:style-name="ce10">
            <text:p>35.912</text:p>
          </table:table-cell>
          <table:table-cell office:value-type="float" office:value="43.862000000000002" table:style-name="ce10">
            <text:p>43.862</text:p>
          </table:table-cell>
          <table:table-cell office:value-type="float" office:value="19.172000000000001" table:style-name="ce10">
            <text:p>19.172</text:p>
          </table:table-cell>
          <table:table-cell office:value-type="float" office:value="21.823" table:style-name="ce10">
            <text:p>21.823</text:p>
          </table:table-cell>
          <table:table-cell office:value-type="float" office:value="56.353999999999999" table:style-name="ce10">
            <text:p>56.354</text:p>
          </table:table-cell>
          <table:table-cell office:value-type="float" office:value="38.207000000000001" table:style-name="ce10">
            <text:p>38.207</text:p>
          </table:table-cell>
          <table:table-cell office:value-type="float" office:value="51.104999999999997" table:style-name="ce10">
            <text:p>51.105</text:p>
          </table:table-cell>
          <table:table-cell office:value-type="float" office:value="60" table:style-name="ce10">
            <text:p>60</text:p>
          </table:table-cell>
          <table:table-cell office:value-type="float" office:value="51.31" table:style-name="ce10">
            <text:p>51.31</text:p>
          </table:table-cell>
          <table:table-cell office:value-type="float" office:value="55.448" table:style-name="ce10">
            <text:p>55.448</text:p>
          </table:table-cell>
          <table:table-cell office:value-type="float" office:value="47.171999999999997" table:style-name="ce10">
            <text:p>47.172</text:p>
          </table:table-cell>
          <table:table-cell office:value-type="float" office:value="43.31" table:style-name="ce10">
            <text:p>43.31</text:p>
          </table:table-cell>
          <table:table-cell office:value-type="float" office:value="33.655000000000001" table:style-name="ce10">
            <text:p>33.655</text:p>
          </table:table-cell>
          <table:table-cell office:value-type="float" office:value="19.64" table:style-name="ce10">
            <text:p>19.64</text:p>
          </table:table-cell>
          <table:table-cell office:value-type="float" office:value="89.655000000000001" table:style-name="ce10">
            <text:p>89.655</text:p>
          </table:table-cell>
          <table:table-cell office:value-type="float" office:value="72.099000000000004" table:style-name="ce10">
            <text:p>72.099</text:p>
          </table:table-cell>
          <table:table-cell office:value-type="float" office:value="69.793000000000006" table:style-name="ce10">
            <text:p>69.793</text:p>
          </table:table-cell>
          <table:table-cell office:value-type="float" office:value="70.165999999999997" table:style-name="ce10">
            <text:p>70.166</text:p>
          </table:table-cell>
          <table:table-cell office:value-type="float" office:value="70.028000000000006" table:style-name="ce10">
            <text:p>70.028</text:p>
          </table:table-cell>
          <table:table-cell office:value-type="float" office:value="40.607999999999997" table:style-name="ce10">
            <text:p>40.608</text:p>
          </table:table-cell>
          <table:table-cell office:value-type="float" office:value="26.934000000000001" table:style-name="ce10">
            <text:p>26.934</text:p>
          </table:table-cell>
          <table:table-cell office:value-type="float" office:value="75.691000000000003" table:style-name="ce10">
            <text:p>75.691</text:p>
          </table:table-cell>
          <table:table-cell office:value-type="float" office:value="17.265000000000001" table:style-name="ce10">
            <text:p>17.265</text:p>
          </table:table-cell>
          <table:table-cell office:value-type="float" office:value="81.353999999999999" table:style-name="ce10">
            <text:p>81.354</text:p>
          </table:table-cell>
          <table:table-cell office:value-type="float" office:value="82.459000000000003" table:style-name="ce10">
            <text:p>82.459</text:p>
          </table:table-cell>
          <table:table-cell office:value-type="float" office:value="92.254000000000005" table:style-name="ce10">
            <text:p>92.254</text:p>
          </table:table-cell>
          <table:table-cell office:value-type="float" office:value="64.305999999999997" table:style-name="ce10">
            <text:p>64.306</text:p>
          </table:table-cell>
          <table:table-cell office:value-type="float" office:value="36.929000000000002" table:style-name="ce10">
            <text:p>36.929</text:p>
          </table:table-cell>
          <table:table-cell office:value-type="float" office:value="5.548" table:style-name="ce10">
            <text:p>5.548</text:p>
          </table:table-cell>
          <table:table-cell office:value-type="float" office:value="10.957000000000001" table:style-name="ce10">
            <text:p>10.957</text:p>
          </table:table-cell>
          <table:table-cell office:value-type="float" office:value="29.82" table:style-name="ce10">
            <text:p>29.82</text:p>
          </table:table-cell>
          <table:table-cell office:value-type="float" office:value="53.674999999999997" table:style-name="ce10">
            <text:p>53.675</text:p>
          </table:table-cell>
          <table:table-cell office:value-type="float" office:value="8.8279999999999994" table:style-name="ce10">
            <text:p>8.828</text:p>
          </table:table-cell>
          <table:table-cell office:value-type="float" office:value="78.837999999999994" table:style-name="ce10">
            <text:p>78.838</text:p>
          </table:table-cell>
          <table:table-cell office:value-type="float" office:value="51.933999999999997" table:style-name="ce10">
            <text:p>51.934</text:p>
          </table:table-cell>
          <table:table-cell office:value-type="float" office:value="66.203000000000003" table:style-name="ce10">
            <text:p>66.203</text:p>
          </table:table-cell>
          <table:table-cell office:value-type="float" office:value="6.6210000000000004" table:style-name="ce10">
            <text:p>6.621</text:p>
          </table:table-cell>
          <table:table-cell office:value-type="float" office:value="85.655000000000001" table:style-name="ce10">
            <text:p>85.655</text:p>
          </table:table-cell>
          <table:table-cell office:value-type="float" office:value="7.7240000000000002" table:style-name="ce10">
            <text:p>7.724</text:p>
          </table:table-cell>
          <table:table-cell office:value-type="float" office:value="8.9779999999999998" table:style-name="ce10">
            <text:p>8.978</text:p>
          </table:table-cell>
          <table:table-cell office:value-type="float" office:value="85.912000000000006" table:style-name="ce10">
            <text:p>85.912</text:p>
          </table:table-cell>
          <table:table-cell office:value-type="float" office:value="5.1100000000000003" table:style-name="ce10">
            <text:p>5.11</text:p>
          </table:table-cell>
          <table:table-cell office:value-type="float" office:value="40" table:style-name="ce10">
            <text:p>40</text:p>
          </table:table-cell>
          <table:table-cell office:value-type="float" office:value="40" table:style-name="ce10">
            <text:p>40</text:p>
          </table:table-cell>
          <table:table-cell office:value-type="float" office:value="20" table:style-name="ce10">
            <text:p>20</text:p>
          </table:table-cell>
          <table:table-cell office:value-type="float" office:value="23.077000000000002" table:style-name="ce10">
            <text:p>23.077</text:p>
          </table:table-cell>
          <table:table-cell office:value-type="float" office:value="69.230999999999995" table:style-name="ce10">
            <text:p>69.231</text:p>
          </table:table-cell>
          <table:table-cell office:value-type="float" office:value="7.6920000000000002" table:style-name="ce10">
            <text:p>7.692</text:p>
          </table:table-cell>
          <table:table-cell office:value-type="float" office:value="33.332999999999998" table:style-name="ce10">
            <text:p>33.333</text:p>
          </table:table-cell>
          <table:table-cell office:value-type="float" office:value="30.158999999999999" table:style-name="ce10">
            <text:p>30.159</text:p>
          </table:table-cell>
          <table:table-cell office:value-type="float" office:value="36.508000000000003" table:style-name="ce10">
            <text:p>36.508</text:p>
          </table:table-cell>
          <table:table-cell office:value-type="float" office:value="60" table:style-name="ce10">
            <text:p>60</text:p>
          </table:table-cell>
          <table:table-cell office:value-type="float" office:value="18.462" table:style-name="ce10">
            <text:p>18.462</text:p>
          </table:table-cell>
          <table:table-cell office:value-type="float" office:value="21.538" table:style-name="ce10">
            <text:p>21.538</text:p>
          </table:table-cell>
          <table:table-cell office:value-type="float" office:value="8" table:style-name="ce10">
            <text:p>8</text:p>
          </table:table-cell>
          <table:table-cell office:value-type="float" office:value="68" table:style-name="ce10">
            <text:p>68</text:p>
          </table:table-cell>
          <table:table-cell office:value-type="float" office:value="24" table:style-name="ce10">
            <text:p>24</text:p>
          </table:table-cell>
          <table:table-cell office:value-type="float" office:value="65.503" table:style-name="ce10">
            <text:p>65.503</text:p>
          </table:table-cell>
          <table:table-cell office:value-type="float" office:value="70.489999999999995" table:style-name="ce10">
            <text:p>70.49</text:p>
          </table:table-cell>
          <table:table-cell office:value-type="float" office:value="60.783999999999999" table:style-name="ce10">
            <text:p>60.784</text:p>
          </table:table-cell>
          <table:table-cell office:value-type="float" office:value="33.472999999999999" table:style-name="ce10">
            <text:p>33.473</text:p>
          </table:table-cell>
          <table:table-cell office:value-type="float" office:value="71.308999999999997" table:style-name="ce10">
            <text:p>71.309</text:p>
          </table:table-cell>
          <table:table-cell office:value-type="float" office:value="75.766000000000005" table:style-name="ce10">
            <text:p>75.766</text:p>
          </table:table-cell>
          <table:table-cell office:value-type="float" office:value="4.4690000000000003" table:style-name="ce10">
            <text:p>4.469</text:p>
          </table:table-cell>
          <table:table-cell office:value-type="float" office:value="70.710999999999999" table:style-name="ce10">
            <text:p>70.711</text:p>
          </table:table-cell>
          <table:table-cell office:value-type="float" office:value="28.568000000000001" table:style-name="ce10">
            <text:p>28.568</text:p>
          </table:table-cell>
          <table:table-cell office:value-type="float" office:value="73.789000000000001" table:style-name="ce10">
            <text:p>73.789</text:p>
          </table:table-cell>
          <table:table-cell table:number-columns-repeated="16264"/>
        </table:table-row>
        <table:table-row table:style-name="ro5">
          <table:table-cell office:value-type="string" table:style-name="ce4">
            <text:p>FSA</text:p>
          </table:table-cell>
          <table:table-cell office:value-type="string" table:style-name="ce4">
            <text:p>Food Standards Agency</text:p>
          </table:table-cell>
          <table:table-cell office:value-type="string" table:style-name="ce4">
            <text:p>Food Standards Agency</text:p>
          </table:table-cell>
          <table:table-cell table:style-name="ce4"/>
          <table:table-cell office:value-type="float" office:value="79.388000000000005" table:style-name="ce10">
            <text:p>79.388</text:p>
          </table:table-cell>
          <table:table-cell office:value-type="float" office:value="68.662000000000006" table:style-name="ce10">
            <text:p>68.662</text:p>
          </table:table-cell>
          <table:table-cell office:value-type="float" office:value="80.028000000000006" table:style-name="ce10">
            <text:p>80.028</text:p>
          </table:table-cell>
          <table:table-cell office:value-type="float" office:value="87.73" table:style-name="ce10">
            <text:p>87.73</text:p>
          </table:table-cell>
          <table:table-cell office:value-type="float" office:value="79.049000000000007" table:style-name="ce10">
            <text:p>79.049</text:p>
          </table:table-cell>
          <table:table-cell office:value-type="float" office:value="83.751999999999995" table:style-name="ce10">
            <text:p>83.752</text:p>
          </table:table-cell>
          <table:table-cell office:value-type="float" office:value="61.697000000000003" table:style-name="ce10">
            <text:p>61.697</text:p>
          </table:table-cell>
          <table:table-cell office:value-type="float" office:value="82.58" table:style-name="ce10">
            <text:p>82.58</text:p>
          </table:table-cell>
          <table:table-cell office:value-type="float" office:value="78.447999999999993" table:style-name="ce10">
            <text:p>78.448</text:p>
          </table:table-cell>
          <table:table-cell office:value-type="float" office:value="30.510999999999999" table:style-name="ce10">
            <text:p>30.511</text:p>
          </table:table-cell>
          <table:table-cell office:value-type="float" office:value="62.128" table:style-name="ce10">
            <text:p>62.128</text:p>
          </table:table-cell>
          <table:table-cell office:value-type="float" office:value="91.876000000000005" table:style-name="ce10">
            <text:p>91.876</text:p>
          </table:table-cell>
          <table:table-cell office:value-type="float" office:value="83.879000000000005" table:style-name="ce10">
            <text:p>83.879</text:p>
          </table:table-cell>
          <table:table-cell office:value-type="float" office:value="78.703999999999994" table:style-name="ce10">
            <text:p>78.704</text:p>
          </table:table-cell>
          <table:table-cell office:value-type="float" office:value="65.290999999999997" table:style-name="ce10">
            <text:p>65.291</text:p>
          </table:table-cell>
          <table:table-cell office:value-type="float" office:value="80.569999999999993" table:style-name="ce10">
            <text:p>80.57</text:p>
          </table:table-cell>
          <table:table-cell office:value-type="float" office:value="87.27" table:style-name="ce10">
            <text:p>87.27</text:p>
          </table:table-cell>
          <table:table-cell office:value-type="float" office:value="88.180999999999997" table:style-name="ce10">
            <text:p>88.181</text:p>
          </table:table-cell>
          <table:table-cell office:value-type="float" office:value="76.465999999999994" table:style-name="ce10">
            <text:p>76.466</text:p>
          </table:table-cell>
          <table:table-cell office:value-type="float" office:value="89.262" table:style-name="ce10">
            <text:p>89.262</text:p>
          </table:table-cell>
          <table:table-cell office:value-type="float" office:value="87.259" table:style-name="ce10">
            <text:p>87.259</text:p>
          </table:table-cell>
          <table:table-cell office:value-type="float" office:value="73.804000000000002" table:style-name="ce10">
            <text:p>73.804</text:p>
          </table:table-cell>
          <table:table-cell office:value-type="float" office:value="81.575000000000003" table:style-name="ce10">
            <text:p>81.575</text:p>
          </table:table-cell>
          <table:table-cell office:value-type="float" office:value="83.25" table:style-name="ce10">
            <text:p>83.25</text:p>
          </table:table-cell>
          <table:table-cell office:value-type="float" office:value="74.811000000000007" table:style-name="ce10">
            <text:p>74.811</text:p>
          </table:table-cell>
          <table:table-cell office:value-type="float" office:value="70.058999999999997" table:style-name="ce10">
            <text:p>70.059</text:p>
          </table:table-cell>
          <table:table-cell office:value-type="float" office:value="75.188999999999993" table:style-name="ce10">
            <text:p>75.189</text:p>
          </table:table-cell>
          <table:table-cell office:value-type="float" office:value="87.174999999999997" table:style-name="ce10">
            <text:p>87.175</text:p>
          </table:table-cell>
          <table:table-cell office:value-type="float" office:value="84.647999999999996" table:style-name="ce10">
            <text:p>84.648</text:p>
          </table:table-cell>
          <table:table-cell office:value-type="float" office:value="79.563999999999993" table:style-name="ce10">
            <text:p>79.564</text:p>
          </table:table-cell>
          <table:table-cell office:value-type="float" office:value="73.009" table:style-name="ce10">
            <text:p>73.009</text:p>
          </table:table-cell>
          <table:table-cell office:value-type="float" office:value="60.284999999999997" table:style-name="ce10">
            <text:p>60.285</text:p>
          </table:table-cell>
          <table:table-cell office:value-type="float" office:value="58.557000000000002" table:style-name="ce10">
            <text:p>58.557</text:p>
          </table:table-cell>
          <table:table-cell office:value-type="float" office:value="55.033999999999999" table:style-name="ce10">
            <text:p>55.034</text:p>
          </table:table-cell>
          <table:table-cell office:value-type="float" office:value="84.924999999999997" table:style-name="ce10">
            <text:p>84.925</text:p>
          </table:table-cell>
          <table:table-cell office:value-type="float" office:value="88.6" table:style-name="ce10">
            <text:p>88.6</text:p>
          </table:table-cell>
          <table:table-cell office:value-type="float" office:value="73.866" table:style-name="ce10">
            <text:p>73.866</text:p>
          </table:table-cell>
          <table:table-cell office:value-type="float" office:value="83.081999999999994" table:style-name="ce10">
            <text:p>83.082</text:p>
          </table:table-cell>
          <table:table-cell office:value-type="float" office:value="76.046999999999997" table:style-name="ce10">
            <text:p>76.047</text:p>
          </table:table-cell>
          <table:table-cell office:value-type="float" office:value="77.180999999999997" table:style-name="ce10">
            <text:p>77.181</text:p>
          </table:table-cell>
          <table:table-cell office:value-type="float" office:value="90.688000000000002" table:style-name="ce10">
            <text:p>90.688</text:p>
          </table:table-cell>
          <table:table-cell office:value-type="float" office:value="83.403000000000006" table:style-name="ce10">
            <text:p>83.403</text:p>
          </table:table-cell>
          <table:table-cell office:value-type="float" office:value="66.611000000000004" table:style-name="ce10">
            <text:p>66.611</text:p>
          </table:table-cell>
          <table:table-cell office:value-type="float" office:value="76.968000000000004" table:style-name="ce10">
            <text:p>76.968</text:p>
          </table:table-cell>
          <table:table-cell office:value-type="float" office:value="28.919" table:style-name="ce10">
            <text:p>28.919</text:p>
          </table:table-cell>
          <table:table-cell office:value-type="float" office:value="37.415999999999997" table:style-name="ce10">
            <text:p>37.416</text:p>
          </table:table-cell>
          <table:table-cell office:value-type="float" office:value="25.231000000000002" table:style-name="ce10">
            <text:p>25.231</text:p>
          </table:table-cell>
          <table:table-cell office:value-type="float" office:value="75.775000000000006" table:style-name="ce10">
            <text:p>75.775</text:p>
          </table:table-cell>
          <table:table-cell office:value-type="float" office:value="72.459999999999994" table:style-name="ce10">
            <text:p>72.46</text:p>
          </table:table-cell>
          <table:table-cell office:value-type="float" office:value="64.933000000000007" table:style-name="ce10">
            <text:p>64.933</text:p>
          </table:table-cell>
          <table:table-cell office:value-type="float" office:value="65.462000000000003" table:style-name="ce10">
            <text:p>65.462</text:p>
          </table:table-cell>
          <table:table-cell office:value-type="float" office:value="49.957999999999998" table:style-name="ce10">
            <text:p>49.958</text:p>
          </table:table-cell>
          <table:table-cell office:value-type="float" office:value="47.235999999999997" table:style-name="ce10">
            <text:p>47.236</text:p>
          </table:table-cell>
          <table:table-cell office:value-type="float" office:value="75.942999999999998" table:style-name="ce10">
            <text:p>75.943</text:p>
          </table:table-cell>
          <table:table-cell office:value-type="float" office:value="49.915999999999997" table:style-name="ce10">
            <text:p>49.916</text:p>
          </table:table-cell>
          <table:table-cell office:value-type="float" office:value="57.956000000000003" table:style-name="ce10">
            <text:p>57.956</text:p>
          </table:table-cell>
          <table:table-cell office:value-type="float" office:value="75.543999999999997" table:style-name="ce10">
            <text:p>75.544</text:p>
          </table:table-cell>
          <table:table-cell office:value-type="float" office:value="73.992999999999995" table:style-name="ce10">
            <text:p>73.993</text:p>
          </table:table-cell>
          <table:table-cell office:value-type="float" office:value="57.011000000000003" table:style-name="ce10">
            <text:p>57.011</text:p>
          </table:table-cell>
          <table:table-cell office:value-type="float" office:value="64.147999999999996" table:style-name="ce10">
            <text:p>64.148</text:p>
          </table:table-cell>
          <table:table-cell office:value-type="float" office:value="62.384999999999998" table:style-name="ce10">
            <text:p>62.385</text:p>
          </table:table-cell>
          <table:table-cell office:value-type="float" office:value="60.72" table:style-name="ce10">
            <text:p>60.72</text:p>
          </table:table-cell>
          <table:table-cell office:value-type="float" office:value="42.796999999999997" table:style-name="ce10">
            <text:p>42.797</text:p>
          </table:table-cell>
          <table:table-cell office:value-type="float" office:value="92.295000000000002" table:style-name="ce10">
            <text:p>92.295</text:p>
          </table:table-cell>
          <table:table-cell office:value-type="float" office:value="75.272000000000006" table:style-name="ce10">
            <text:p>75.272</text:p>
          </table:table-cell>
          <table:table-cell office:value-type="float" office:value="75.147000000000006" table:style-name="ce10">
            <text:p>75.147</text:p>
          </table:table-cell>
          <table:table-cell office:value-type="float" office:value="72.628" table:style-name="ce10">
            <text:p>72.628</text:p>
          </table:table-cell>
          <table:table-cell office:value-type="float" office:value="84.647999999999996" table:style-name="ce10">
            <text:p>84.648</text:p>
          </table:table-cell>
          <table:table-cell office:value-type="float" office:value="65.242999999999995" table:style-name="ce10">
            <text:p>65.243</text:p>
          </table:table-cell>
          <table:table-cell office:value-type="float" office:value="48.07" table:style-name="ce10">
            <text:p>48.07</text:p>
          </table:table-cell>
          <table:table-cell office:value-type="float" office:value="82.55" table:style-name="ce10">
            <text:p>82.55</text:p>
          </table:table-cell>
          <table:table-cell office:value-type="float" office:value="47.863" table:style-name="ce10">
            <text:p>47.863</text:p>
          </table:table-cell>
          <table:table-cell office:value-type="float" office:value="90.787000000000006" table:style-name="ce10">
            <text:p>90.787</text:p>
          </table:table-cell>
          <table:table-cell office:value-type="float" office:value="85.247" table:style-name="ce10">
            <text:p>85.247</text:p>
          </table:table-cell>
          <table:table-cell office:value-type="float" office:value="95.305999999999997" table:style-name="ce10">
            <text:p>95.306</text:p>
          </table:table-cell>
          <table:table-cell office:value-type="float" office:value="70.218000000000004" table:style-name="ce10">
            <text:p>70.218</text:p>
          </table:table-cell>
          <table:table-cell office:value-type="float" office:value="57.167000000000002" table:style-name="ce10">
            <text:p>57.167</text:p>
          </table:table-cell>
          <table:table-cell office:value-type="float" office:value="5.9710000000000001" table:style-name="ce10">
            <text:p>5.971</text:p>
          </table:table-cell>
          <table:table-cell office:value-type="float" office:value="11.438000000000001" table:style-name="ce10">
            <text:p>11.438</text:p>
          </table:table-cell>
          <table:table-cell office:value-type="float" office:value="30.361999999999998" table:style-name="ce10">
            <text:p>30.362</text:p>
          </table:table-cell>
          <table:table-cell office:value-type="float" office:value="52.228999999999999" table:style-name="ce10">
            <text:p>52.229</text:p>
          </table:table-cell>
          <table:table-cell office:value-type="float" office:value="11.372999999999999" table:style-name="ce10">
            <text:p>11.373</text:p>
          </table:table-cell>
          <table:table-cell office:value-type="float" office:value="93.126999999999995" table:style-name="ce10">
            <text:p>93.127</text:p>
          </table:table-cell>
          <table:table-cell office:value-type="float" office:value="75.209000000000003" table:style-name="ce10">
            <text:p>75.209</text:p>
          </table:table-cell>
          <table:table-cell office:value-type="float" office:value="78.775000000000006" table:style-name="ce10">
            <text:p>78.775</text:p>
          </table:table-cell>
          <table:table-cell office:value-type="float" office:value="7.2930000000000001" table:style-name="ce10">
            <text:p>7.293</text:p>
          </table:table-cell>
          <table:table-cell office:value-type="float" office:value="84.995999999999995" table:style-name="ce10">
            <text:p>84.996</text:p>
          </table:table-cell>
          <table:table-cell office:value-type="float" office:value="7.7119999999999997" table:style-name="ce10">
            <text:p>7.712</text:p>
          </table:table-cell>
          <table:table-cell office:value-type="float" office:value="8.8010000000000002" table:style-name="ce10">
            <text:p>8.801</text:p>
          </table:table-cell>
          <table:table-cell office:value-type="float" office:value="84.828000000000003" table:style-name="ce10">
            <text:p>84.828</text:p>
          </table:table-cell>
          <table:table-cell office:value-type="float" office:value="6.37" table:style-name="ce10">
            <text:p>6.37</text:p>
          </table:table-cell>
          <table:table-cell office:value-type="float" office:value="35.238" table:style-name="ce10">
            <text:p>35.238</text:p>
          </table:table-cell>
          <table:table-cell office:value-type="float" office:value="58.094999999999999" table:style-name="ce10">
            <text:p>58.095</text:p>
          </table:table-cell>
          <table:table-cell office:value-type="float" office:value="6.6669999999999998" table:style-name="ce10">
            <text:p>6.667</text:p>
          </table:table-cell>
          <table:table-cell office:value-type="float" office:value="35.134999999999998" table:style-name="ce10">
            <text:p>35.135</text:p>
          </table:table-cell>
          <table:table-cell office:value-type="float" office:value="54.054000000000002" table:style-name="ce10">
            <text:p>54.054</text:p>
          </table:table-cell>
          <table:table-cell office:value-type="float" office:value="10.811" table:style-name="ce10">
            <text:p>10.811</text:p>
          </table:table-cell>
          <table:table-cell office:value-type="float" office:value="46.667000000000002" table:style-name="ce10">
            <text:p>46.667</text:p>
          </table:table-cell>
          <table:table-cell office:value-type="float" office:value="33.332999999999998" table:style-name="ce10">
            <text:p>33.333</text:p>
          </table:table-cell>
          <table:table-cell office:value-type="float" office:value="20" table:style-name="ce10">
            <text:p>20</text:p>
          </table:table-cell>
          <table:table-cell office:value-type="float" office:value="60" table:style-name="ce10">
            <text:p>60</text:p>
          </table:table-cell>
          <table:table-cell office:value-type="float" office:value="25.713999999999999" table:style-name="ce10">
            <text:p>25.714</text:p>
          </table:table-cell>
          <table:table-cell office:value-type="float" office:value="14.286" table:style-name="ce10">
            <text:p>14.286</text:p>
          </table:table-cell>
          <table:table-cell office:value-type="float" office:value="29.73" table:style-name="ce10">
            <text:p>29.73</text:p>
          </table:table-cell>
          <table:table-cell office:value-type="float" office:value="56.756999999999998" table:style-name="ce10">
            <text:p>56.757</text:p>
          </table:table-cell>
          <table:table-cell office:value-type="float" office:value="13.513999999999999" table:style-name="ce10">
            <text:p>13.514</text:p>
          </table:table-cell>
          <table:table-cell office:value-type="float" office:value="67.944999999999993" table:style-name="ce10">
            <text:p>67.945</text:p>
          </table:table-cell>
          <table:table-cell office:value-type="float" office:value="71.805999999999997" table:style-name="ce10">
            <text:p>71.806</text:p>
          </table:table-cell>
          <table:table-cell office:value-type="float" office:value="65.158000000000001" table:style-name="ce10">
            <text:p>65.158</text:p>
          </table:table-cell>
          <table:table-cell office:value-type="float" office:value="33.475000000000001" table:style-name="ce10">
            <text:p>33.475</text:p>
          </table:table-cell>
          <table:table-cell office:value-type="float" office:value="73.367000000000004" table:style-name="ce10">
            <text:p>73.367</text:p>
          </table:table-cell>
          <table:table-cell office:value-type="float" office:value="71.066000000000003" table:style-name="ce10">
            <text:p>71.066</text:p>
          </table:table-cell>
          <table:table-cell office:value-type="float" office:value="3.3959999999999999" table:style-name="ce10">
            <text:p>3.396</text:p>
          </table:table-cell>
          <table:table-cell office:value-type="float" office:value="76.480999999999995" table:style-name="ce10">
            <text:p>76.481</text:p>
          </table:table-cell>
          <table:table-cell office:value-type="float" office:value="25.251000000000001" table:style-name="ce10">
            <text:p>25.251</text:p>
          </table:table-cell>
          <table:table-cell office:value-type="float" office:value="74.814999999999998" table:style-name="ce10">
            <text:p>74.815</text:p>
          </table:table-cell>
          <table:table-cell table:number-columns-repeated="16264"/>
        </table:table-row>
        <table:table-row table:style-name="ro5">
          <table:table-cell office:value-type="string" table:style-name="ce4">
            <text:p>FSS</text:p>
          </table:table-cell>
          <table:table-cell office:value-type="string" table:style-name="ce4">
            <text:p>Food Standards Scotland</text:p>
          </table:table-cell>
          <table:table-cell office:value-type="string" table:style-name="ce4">
            <text:p>Scottish Government</text:p>
          </table:table-cell>
          <table:table-cell table:style-name="ce4"/>
          <table:table-cell office:value-type="float" office:value="85.466999999999999" table:style-name="ce10">
            <text:p>85.467</text:p>
          </table:table-cell>
          <table:table-cell office:value-type="float" office:value="72.033000000000001" table:style-name="ce10">
            <text:p>72.033</text:p>
          </table:table-cell>
          <table:table-cell office:value-type="float" office:value="83.239000000000004" table:style-name="ce10">
            <text:p>83.239</text:p>
          </table:table-cell>
          <table:table-cell office:value-type="float" office:value="89.676000000000002" table:style-name="ce10">
            <text:p>89.676</text:p>
          </table:table-cell>
          <table:table-cell office:value-type="float" office:value="85.459000000000003" table:style-name="ce10">
            <text:p>85.459</text:p>
          </table:table-cell>
          <table:table-cell office:value-type="float" office:value="88.799000000000007" table:style-name="ce10">
            <text:p>88.799</text:p>
          </table:table-cell>
          <table:table-cell office:value-type="float" office:value="73.076999999999998" table:style-name="ce10">
            <text:p>73.077</text:p>
          </table:table-cell>
          <table:table-cell office:value-type="float" office:value="87.652000000000001" table:style-name="ce10">
            <text:p>87.652</text:p>
          </table:table-cell>
          <table:table-cell office:value-type="float" office:value="84.116" table:style-name="ce10">
            <text:p>84.116</text:p>
          </table:table-cell>
          <table:table-cell office:value-type="float" office:value="43.994999999999997" table:style-name="ce10">
            <text:p>43.995</text:p>
          </table:table-cell>
          <table:table-cell office:value-type="float" office:value="68.825999999999993" table:style-name="ce10">
            <text:p>68.826</text:p>
          </table:table-cell>
          <table:table-cell office:value-type="float" office:value="95.546999999999997" table:style-name="ce10">
            <text:p>95.547</text:p>
          </table:table-cell>
          <table:table-cell office:value-type="float" office:value="87.045000000000002" table:style-name="ce10">
            <text:p>87.045</text:p>
          </table:table-cell>
          <table:table-cell office:value-type="float" office:value="82.186000000000007" table:style-name="ce10">
            <text:p>82.186</text:p>
          </table:table-cell>
          <table:table-cell office:value-type="float" office:value="71.66" table:style-name="ce10">
            <text:p>71.66</text:p>
          </table:table-cell>
          <table:table-cell office:value-type="float" office:value="79.757000000000005" table:style-name="ce10">
            <text:p>79.757</text:p>
          </table:table-cell>
          <table:table-cell office:value-type="float" office:value="87.853999999999999" table:style-name="ce10">
            <text:p>87.854</text:p>
          </table:table-cell>
          <table:table-cell office:value-type="float" office:value="91.498000000000005" table:style-name="ce10">
            <text:p>91.498</text:p>
          </table:table-cell>
          <table:table-cell office:value-type="float" office:value="85.02" table:style-name="ce10">
            <text:p>85.02</text:p>
          </table:table-cell>
          <table:table-cell office:value-type="float" office:value="89.879000000000005" table:style-name="ce10">
            <text:p>89.879</text:p>
          </table:table-cell>
          <table:table-cell office:value-type="float" office:value="87.397999999999996" table:style-name="ce10">
            <text:p>87.398</text:p>
          </table:table-cell>
          <table:table-cell office:value-type="float" office:value="83.400999999999996" table:style-name="ce10">
            <text:p>83.401</text:p>
          </table:table-cell>
          <table:table-cell office:value-type="float" office:value="85.424999999999997" table:style-name="ce10">
            <text:p>85.425</text:p>
          </table:table-cell>
          <table:table-cell office:value-type="float" office:value="89.069000000000003" table:style-name="ce10">
            <text:p>89.069</text:p>
          </table:table-cell>
          <table:table-cell office:value-type="float" office:value="85.02" table:style-name="ce10">
            <text:p>85.02</text:p>
          </table:table-cell>
          <table:table-cell office:value-type="float" office:value="80.566999999999993" table:style-name="ce10">
            <text:p>80.567</text:p>
          </table:table-cell>
          <table:table-cell office:value-type="float" office:value="83.400999999999996" table:style-name="ce10">
            <text:p>83.401</text:p>
          </table:table-cell>
          <table:table-cell office:value-type="float" office:value="90.688000000000002" table:style-name="ce10">
            <text:p>90.688</text:p>
          </table:table-cell>
          <table:table-cell office:value-type="float" office:value="89.069000000000003" table:style-name="ce10">
            <text:p>89.069</text:p>
          </table:table-cell>
          <table:table-cell office:value-type="float" office:value="86.64" table:style-name="ce10">
            <text:p>86.64</text:p>
          </table:table-cell>
          <table:table-cell office:value-type="float" office:value="84.210999999999999" table:style-name="ce10">
            <text:p>84.211</text:p>
          </table:table-cell>
          <table:table-cell office:value-type="float" office:value="71.254999999999995" table:style-name="ce10">
            <text:p>71.255</text:p>
          </table:table-cell>
          <table:table-cell office:value-type="float" office:value="64.227999999999994" table:style-name="ce10">
            <text:p>64.228</text:p>
          </table:table-cell>
          <table:table-cell office:value-type="float" office:value="72.47" table:style-name="ce10">
            <text:p>72.47</text:p>
          </table:table-cell>
          <table:table-cell office:value-type="float" office:value="92.308000000000007" table:style-name="ce10">
            <text:p>92.308</text:p>
          </table:table-cell>
          <table:table-cell office:value-type="float" office:value="91.903000000000006" table:style-name="ce10">
            <text:p>91.903</text:p>
          </table:table-cell>
          <table:table-cell office:value-type="float" office:value="77.236000000000004" table:style-name="ce10">
            <text:p>77.236</text:p>
          </table:table-cell>
          <table:table-cell office:value-type="float" office:value="89.069000000000003" table:style-name="ce10">
            <text:p>89.069</text:p>
          </table:table-cell>
          <table:table-cell office:value-type="float" office:value="84.614999999999995" table:style-name="ce10">
            <text:p>84.615</text:p>
          </table:table-cell>
          <table:table-cell office:value-type="float" office:value="86.122" table:style-name="ce10">
            <text:p>86.122</text:p>
          </table:table-cell>
          <table:table-cell office:value-type="float" office:value="96.355999999999995" table:style-name="ce10">
            <text:p>96.356</text:p>
          </table:table-cell>
          <table:table-cell office:value-type="float" office:value="89.069000000000003" table:style-name="ce10">
            <text:p>89.069</text:p>
          </table:table-cell>
          <table:table-cell office:value-type="float" office:value="71.254999999999995" table:style-name="ce10">
            <text:p>71.255</text:p>
          </table:table-cell>
          <table:table-cell office:value-type="float" office:value="77.328000000000003" table:style-name="ce10">
            <text:p>77.328</text:p>
          </table:table-cell>
          <table:table-cell office:value-type="float" office:value="39.271000000000001" table:style-name="ce10">
            <text:p>39.271</text:p>
          </table:table-cell>
          <table:table-cell office:value-type="float" office:value="56.274999999999999" table:style-name="ce10">
            <text:p>56.275</text:p>
          </table:table-cell>
          <table:table-cell office:value-type="float" office:value="36.436999999999998" table:style-name="ce10">
            <text:p>36.437</text:p>
          </table:table-cell>
          <table:table-cell office:value-type="float" office:value="82.995999999999995" table:style-name="ce10">
            <text:p>82.996</text:p>
          </table:table-cell>
          <table:table-cell office:value-type="float" office:value="76.923000000000002" table:style-name="ce10">
            <text:p>76.923</text:p>
          </table:table-cell>
          <table:table-cell office:value-type="float" office:value="65.305999999999997" table:style-name="ce10">
            <text:p>65.306</text:p>
          </table:table-cell>
          <table:table-cell office:value-type="float" office:value="72.873999999999995" table:style-name="ce10">
            <text:p>72.874</text:p>
          </table:table-cell>
          <table:table-cell office:value-type="float" office:value="59.109000000000002" table:style-name="ce10">
            <text:p>59.109</text:p>
          </table:table-cell>
          <table:table-cell office:value-type="float" office:value="51.417000000000002" table:style-name="ce10">
            <text:p>51.417</text:p>
          </table:table-cell>
          <table:table-cell office:value-type="float" office:value="84.614999999999995" table:style-name="ce10">
            <text:p>84.615</text:p>
          </table:table-cell>
          <table:table-cell office:value-type="float" office:value="60.728999999999999" table:style-name="ce10">
            <text:p>60.729</text:p>
          </table:table-cell>
          <table:table-cell office:value-type="float" office:value="65.587000000000003" table:style-name="ce10">
            <text:p>65.587</text:p>
          </table:table-cell>
          <table:table-cell office:value-type="float" office:value="76.923000000000002" table:style-name="ce10">
            <text:p>76.923</text:p>
          </table:table-cell>
          <table:table-cell office:value-type="float" office:value="77.328000000000003" table:style-name="ce10">
            <text:p>77.328</text:p>
          </table:table-cell>
          <table:table-cell office:value-type="float" office:value="58.13" table:style-name="ce10">
            <text:p>58.13</text:p>
          </table:table-cell>
          <table:table-cell office:value-type="float" office:value="68.825999999999993" table:style-name="ce10">
            <text:p>68.826</text:p>
          </table:table-cell>
          <table:table-cell office:value-type="float" office:value="69.635999999999996" table:style-name="ce10">
            <text:p>69.636</text:p>
          </table:table-cell>
          <table:table-cell office:value-type="float" office:value="67.611000000000004" table:style-name="ce10">
            <text:p>67.611</text:p>
          </table:table-cell>
          <table:table-cell office:value-type="float" office:value="51.417000000000002" table:style-name="ce10">
            <text:p>51.417</text:p>
          </table:table-cell>
          <table:table-cell office:value-type="float" office:value="96.355999999999995" table:style-name="ce10">
            <text:p>96.356</text:p>
          </table:table-cell>
          <table:table-cell office:value-type="float" office:value="83.400999999999996" table:style-name="ce10">
            <text:p>83.401</text:p>
          </table:table-cell>
          <table:table-cell office:value-type="float" office:value="87.045000000000002" table:style-name="ce10">
            <text:p>87.045</text:p>
          </table:table-cell>
          <table:table-cell office:value-type="float" office:value="81.376999999999995" table:style-name="ce10">
            <text:p>81.377</text:p>
          </table:table-cell>
          <table:table-cell office:value-type="float" office:value="86.64" table:style-name="ce10">
            <text:p>86.64</text:p>
          </table:table-cell>
          <table:table-cell office:value-type="float" office:value="63.968000000000004" table:style-name="ce10">
            <text:p>63.968</text:p>
          </table:table-cell>
          <table:table-cell office:value-type="float" office:value="52.226999999999997" table:style-name="ce10">
            <text:p>52.227</text:p>
          </table:table-cell>
          <table:table-cell office:value-type="float" office:value="85.424999999999997" table:style-name="ce10">
            <text:p>85.425</text:p>
          </table:table-cell>
          <table:table-cell office:value-type="float" office:value="51.822000000000003" table:style-name="ce10">
            <text:p>51.822</text:p>
          </table:table-cell>
          <table:table-cell office:value-type="float" office:value="93.117000000000004" table:style-name="ce10">
            <text:p>93.117</text:p>
          </table:table-cell>
          <table:table-cell office:value-type="float" office:value="70.444999999999993" table:style-name="ce10">
            <text:p>70.445</text:p>
          </table:table-cell>
          <table:table-cell office:value-type="float" office:value="95.141999999999996" table:style-name="ce10">
            <text:p>95.142</text:p>
          </table:table-cell>
          <table:table-cell office:value-type="float" office:value="74.796999999999997" table:style-name="ce10">
            <text:p>74.797</text:p>
          </table:table-cell>
          <table:table-cell office:value-type="float" office:value="77.733000000000004" table:style-name="ce10">
            <text:p>77.733</text:p>
          </table:table-cell>
          <table:table-cell office:value-type="float" office:value="2.4289999999999998" table:style-name="ce10">
            <text:p>2.429</text:p>
          </table:table-cell>
          <table:table-cell office:value-type="float" office:value="9.7170000000000005" table:style-name="ce10">
            <text:p>9.717</text:p>
          </table:table-cell>
          <table:table-cell office:value-type="float" office:value="31.173999999999999" table:style-name="ce10">
            <text:p>31.174</text:p>
          </table:table-cell>
          <table:table-cell office:value-type="float" office:value="56.68" table:style-name="ce10">
            <text:p>56.68</text:p>
          </table:table-cell>
          <table:table-cell office:value-type="float" office:value="12.146000000000001" table:style-name="ce10">
            <text:p>12.146</text:p>
          </table:table-cell>
          <table:table-cell office:value-type="float" office:value="95.950999999999993" table:style-name="ce10">
            <text:p>95.951</text:p>
          </table:table-cell>
          <table:table-cell office:value-type="float" office:value="76.518000000000001" table:style-name="ce10">
            <text:p>76.518</text:p>
          </table:table-cell>
          <table:table-cell office:value-type="float" office:value="88.259" table:style-name="ce10">
            <text:p>88.259</text:p>
          </table:table-cell>
          <table:table-cell office:value-type="float" office:value="2.8340000000000001" table:style-name="ce10">
            <text:p>2.834</text:p>
          </table:table-cell>
          <table:table-cell office:value-type="float" office:value="91.903000000000006" table:style-name="ce10">
            <text:p>91.903</text:p>
          </table:table-cell>
          <table:table-cell office:value-type="float" office:value="5.2629999999999999" table:style-name="ce10">
            <text:p>5.263</text:p>
          </table:table-cell>
          <table:table-cell office:value-type="float" office:value="5.2629999999999999" table:style-name="ce10">
            <text:p>5.263</text:p>
          </table:table-cell>
          <table:table-cell office:value-type="float" office:value="87.853999999999999" table:style-name="ce10">
            <text:p>87.854</text:p>
          </table:table-cell>
          <table:table-cell office:value-type="float" office:value="6.883" table:style-name="ce10">
            <text:p>6.883</text:p>
          </table:table-cell>
          <table:table-cell office:value-type="float" office:value="61.537999999999997" table:style-name="ce10">
            <text:p>61.538</text:p>
          </table:table-cell>
          <table:table-cell office:value-type="float" office:value="30.768999999999998" table:style-name="ce10">
            <text:p>30.769</text:p>
          </table:table-cell>
          <table:table-cell office:value-type="float" office:value="7.6920000000000002" table:style-name="ce10">
            <text:p>7.692</text:p>
          </table:table-cell>
          <table:table-cell office:value-type="float" office:value="75" table:style-name="ce10">
            <text:p>75</text:p>
          </table:table-cell>
          <table:table-cell office:value-type="float" office:value="25" table:style-name="ce10">
            <text:p>25</text:p>
          </table:table-cell>
          <table:table-cell office:value-type="float" office:value="0" table:style-name="ce10">
            <text:p>0</text:p>
          </table:table-cell>
          <table:table-cell office:value-type="float" office:value="69.230999999999995" table:style-name="ce10">
            <text:p>69.231</text:p>
          </table:table-cell>
          <table:table-cell office:value-type="float" office:value="7.6920000000000002" table:style-name="ce10">
            <text:p>7.692</text:p>
          </table:table-cell>
          <table:table-cell office:value-type="float" office:value="23.077000000000002" table:style-name="ce10">
            <text:p>23.077</text:p>
          </table:table-cell>
          <table:table-cell office:value-type="float" office:value="61.537999999999997" table:style-name="ce10">
            <text:p>61.538</text:p>
          </table:table-cell>
          <table:table-cell office:value-type="float" office:value="23.077000000000002" table:style-name="ce10">
            <text:p>23.077</text:p>
          </table:table-cell>
          <table:table-cell office:value-type="float" office:value="15.385" table:style-name="ce10">
            <text:p>15.385</text:p>
          </table:table-cell>
          <table:table-cell office:value-type="float" office:value="0" table:style-name="ce10">
            <text:p>0</text:p>
          </table:table-cell>
          <table:table-cell office:value-type="float" office:value="75" table:style-name="ce10">
            <text:p>75</text:p>
          </table:table-cell>
          <table:table-cell office:value-type="float" office:value="25" table:style-name="ce10">
            <text:p>25</text:p>
          </table:table-cell>
          <table:table-cell office:value-type="float" office:value="73.361000000000004" table:style-name="ce10">
            <text:p>73.361</text:p>
          </table:table-cell>
          <table:table-cell office:value-type="float" office:value="75.918000000000006" table:style-name="ce10">
            <text:p>75.918</text:p>
          </table:table-cell>
          <table:table-cell office:value-type="float" office:value="72.131" table:style-name="ce10">
            <text:p>72.131</text:p>
          </table:table-cell>
          <table:table-cell office:value-type="float" office:value="27.347000000000001" table:style-name="ce10">
            <text:p>27.347</text:p>
          </table:table-cell>
          <table:table-cell office:value-type="float" office:value="80.081000000000003" table:style-name="ce10">
            <text:p>80.081</text:p>
          </table:table-cell>
          <table:table-cell office:value-type="float" office:value="81.706999999999994" table:style-name="ce10">
            <text:p>81.707</text:p>
          </table:table-cell>
          <table:table-cell office:value-type="float" office:value="2.8570000000000002" table:style-name="ce10">
            <text:p>2.857</text:p>
          </table:table-cell>
          <table:table-cell office:value-type="float" office:value="78.138000000000005" table:style-name="ce10">
            <text:p>78.138</text:p>
          </table:table-cell>
          <table:table-cell office:value-type="float" office:value="21.454000000000001" table:style-name="ce10">
            <text:p>21.454</text:p>
          </table:table-cell>
          <table:table-cell office:value-type="float" office:value="77.950999999999993" table:style-name="ce10">
            <text:p>77.951</text:p>
          </table:table-cell>
          <table:table-cell table:number-columns-repeated="16264"/>
        </table:table-row>
        <table:table-row table:style-name="ro10">
          <table:table-cell office:value-type="string" table:style-name="ce4">
            <text:p>GAD</text:p>
          </table:table-cell>
          <table:table-cell office:value-type="string" table:style-name="ce4">
            <text:p>Government Actuary's Department</text:p>
          </table:table-cell>
          <table:table-cell office:value-type="string" table:style-name="ce4">
            <text:p>Government Actuary's Department</text:p>
          </table:table-cell>
          <table:table-cell table:style-name="ce4"/>
          <table:table-cell office:value-type="float" office:value="84.331999999999994" table:style-name="ce10">
            <text:p>84.332</text:p>
          </table:table-cell>
          <table:table-cell office:value-type="float" office:value="67.182000000000002" table:style-name="ce10">
            <text:p>67.182</text:p>
          </table:table-cell>
          <table:table-cell office:value-type="float" office:value="80.873999999999995" table:style-name="ce10">
            <text:p>80.874</text:p>
          </table:table-cell>
          <table:table-cell office:value-type="float" office:value="80.873999999999995" table:style-name="ce10">
            <text:p>80.874</text:p>
          </table:table-cell>
          <table:table-cell office:value-type="float" office:value="75.227999999999994" table:style-name="ce10">
            <text:p>75.228</text:p>
          </table:table-cell>
          <table:table-cell office:value-type="float" office:value="81.239000000000004" table:style-name="ce10">
            <text:p>81.239</text:p>
          </table:table-cell>
          <table:table-cell office:value-type="float" office:value="53.825000000000003" table:style-name="ce10">
            <text:p>53.825</text:p>
          </table:table-cell>
          <table:table-cell office:value-type="float" office:value="81.284000000000006" table:style-name="ce10">
            <text:p>81.284</text:p>
          </table:table-cell>
          <table:table-cell office:value-type="float" office:value="76.010999999999996" table:style-name="ce10">
            <text:p>76.011</text:p>
          </table:table-cell>
          <table:table-cell office:value-type="float" office:value="26.047000000000001" table:style-name="ce10">
            <text:p>26.047</text:p>
          </table:table-cell>
          <table:table-cell office:value-type="float" office:value="62.036999999999999" table:style-name="ce10">
            <text:p>62.037</text:p>
          </table:table-cell>
          <table:table-cell office:value-type="float" office:value="89.070999999999998" table:style-name="ce10">
            <text:p>89.071</text:p>
          </table:table-cell>
          <table:table-cell office:value-type="float" office:value="83.606999999999999" table:style-name="ce10">
            <text:p>83.607</text:p>
          </table:table-cell>
          <table:table-cell office:value-type="float" office:value="79.120999999999995" table:style-name="ce10">
            <text:p>79.121</text:p>
          </table:table-cell>
          <table:table-cell office:value-type="float" office:value="69.230999999999995" table:style-name="ce10">
            <text:p>69.231</text:p>
          </table:table-cell>
          <table:table-cell office:value-type="float" office:value="83.606999999999999" table:style-name="ce10">
            <text:p>83.607</text:p>
          </table:table-cell>
          <table:table-cell office:value-type="float" office:value="81.966999999999999" table:style-name="ce10">
            <text:p>81.967</text:p>
          </table:table-cell>
          <table:table-cell office:value-type="float" office:value="79.781000000000006" table:style-name="ce10">
            <text:p>79.781</text:p>
          </table:table-cell>
          <table:table-cell office:value-type="float" office:value="77.596000000000004" table:style-name="ce10">
            <text:p>77.596</text:p>
          </table:table-cell>
          <table:table-cell office:value-type="float" office:value="87.432000000000002" table:style-name="ce10">
            <text:p>87.432</text:p>
          </table:table-cell>
          <table:table-cell office:value-type="float" office:value="85.713999999999999" table:style-name="ce10">
            <text:p>85.714</text:p>
          </table:table-cell>
          <table:table-cell office:value-type="float" office:value="63.186999999999998" table:style-name="ce10">
            <text:p>63.187</text:p>
          </table:table-cell>
          <table:table-cell office:value-type="float" office:value="79.781000000000006" table:style-name="ce10">
            <text:p>79.781</text:p>
          </table:table-cell>
          <table:table-cell office:value-type="float" office:value="77.049000000000007" table:style-name="ce10">
            <text:p>77.049</text:p>
          </table:table-cell>
          <table:table-cell office:value-type="float" office:value="73.77" table:style-name="ce10">
            <text:p>73.77</text:p>
          </table:table-cell>
          <table:table-cell office:value-type="float" office:value="61.537999999999997" table:style-name="ce10">
            <text:p>61.538</text:p>
          </table:table-cell>
          <table:table-cell office:value-type="float" office:value="70.492000000000004" table:style-name="ce10">
            <text:p>70.492</text:p>
          </table:table-cell>
          <table:table-cell office:value-type="float" office:value="84.698999999999998" table:style-name="ce10">
            <text:p>84.699</text:p>
          </table:table-cell>
          <table:table-cell office:value-type="float" office:value="80.328000000000003" table:style-name="ce10">
            <text:p>80.328</text:p>
          </table:table-cell>
          <table:table-cell office:value-type="float" office:value="78.688999999999993" table:style-name="ce10">
            <text:p>78.689</text:p>
          </table:table-cell>
          <table:table-cell office:value-type="float" office:value="61.201999999999998" table:style-name="ce10">
            <text:p>61.202</text:p>
          </table:table-cell>
          <table:table-cell office:value-type="float" office:value="45.902000000000001" table:style-name="ce10">
            <text:p>45.902</text:p>
          </table:table-cell>
          <table:table-cell office:value-type="float" office:value="50.82" table:style-name="ce10">
            <text:p>50.82</text:p>
          </table:table-cell>
          <table:table-cell office:value-type="float" office:value="57.377000000000002" table:style-name="ce10">
            <text:p>57.377</text:p>
          </table:table-cell>
          <table:table-cell office:value-type="float" office:value="82.513999999999996" table:style-name="ce10">
            <text:p>82.514</text:p>
          </table:table-cell>
          <table:table-cell office:value-type="float" office:value="90.164000000000001" table:style-name="ce10">
            <text:p>90.164</text:p>
          </table:table-cell>
          <table:table-cell office:value-type="float" office:value="71.429000000000002" table:style-name="ce10">
            <text:p>71.429</text:p>
          </table:table-cell>
          <table:table-cell office:value-type="float" office:value="80.873999999999995" table:style-name="ce10">
            <text:p>80.874</text:p>
          </table:table-cell>
          <table:table-cell office:value-type="float" office:value="81.421000000000006" table:style-name="ce10">
            <text:p>81.421</text:p>
          </table:table-cell>
          <table:table-cell office:value-type="float" office:value="74.863" table:style-name="ce10">
            <text:p>74.863</text:p>
          </table:table-cell>
          <table:table-cell office:value-type="float" office:value="83.606999999999999" table:style-name="ce10">
            <text:p>83.607</text:p>
          </table:table-cell>
          <table:table-cell office:value-type="float" office:value="73.224000000000004" table:style-name="ce10">
            <text:p>73.224</text:p>
          </table:table-cell>
          <table:table-cell office:value-type="float" office:value="69.230999999999995" table:style-name="ce10">
            <text:p>69.231</text:p>
          </table:table-cell>
          <table:table-cell office:value-type="float" office:value="73.77" table:style-name="ce10">
            <text:p>73.77</text:p>
          </table:table-cell>
          <table:table-cell office:value-type="float" office:value="26.776" table:style-name="ce10">
            <text:p>26.776</text:p>
          </table:table-cell>
          <table:table-cell office:value-type="float" office:value="33.332999999999998" table:style-name="ce10">
            <text:p>33.333</text:p>
          </table:table-cell>
          <table:table-cell office:value-type="float" office:value="18.033000000000001" table:style-name="ce10">
            <text:p>18.033</text:p>
          </table:table-cell>
          <table:table-cell office:value-type="float" office:value="80.873999999999995" table:style-name="ce10">
            <text:p>80.874</text:p>
          </table:table-cell>
          <table:table-cell office:value-type="float" office:value="69.230999999999995" table:style-name="ce10">
            <text:p>69.231</text:p>
          </table:table-cell>
          <table:table-cell office:value-type="float" office:value="64.480999999999995" table:style-name="ce10">
            <text:p>64.481</text:p>
          </table:table-cell>
          <table:table-cell office:value-type="float" office:value="60.655999999999999" table:style-name="ce10">
            <text:p>60.656</text:p>
          </table:table-cell>
          <table:table-cell office:value-type="float" office:value="46.994999999999997" table:style-name="ce10">
            <text:p>46.995</text:p>
          </table:table-cell>
          <table:table-cell office:value-type="float" office:value="51.366" table:style-name="ce10">
            <text:p>51.366</text:p>
          </table:table-cell>
          <table:table-cell office:value-type="float" office:value="73.224000000000004" table:style-name="ce10">
            <text:p>73.224</text:p>
          </table:table-cell>
          <table:table-cell office:value-type="float" office:value="50.273000000000003" table:style-name="ce10">
            <text:p>50.273</text:p>
          </table:table-cell>
          <table:table-cell office:value-type="float" office:value="61.201999999999998" table:style-name="ce10">
            <text:p>61.202</text:p>
          </table:table-cell>
          <table:table-cell office:value-type="float" office:value="73.77" table:style-name="ce10">
            <text:p>73.77</text:p>
          </table:table-cell>
          <table:table-cell office:value-type="float" office:value="72.677999999999997" table:style-name="ce10">
            <text:p>72.678</text:p>
          </table:table-cell>
          <table:table-cell office:value-type="float" office:value="55.494999999999997" table:style-name="ce10">
            <text:p>55.495</text:p>
          </table:table-cell>
          <table:table-cell office:value-type="float" office:value="58.790999999999997" table:style-name="ce10">
            <text:p>58.791</text:p>
          </table:table-cell>
          <table:table-cell office:value-type="float" office:value="56.831000000000003" table:style-name="ce10">
            <text:p>56.831</text:p>
          </table:table-cell>
          <table:table-cell office:value-type="float" office:value="57.377000000000002" table:style-name="ce10">
            <text:p>57.377</text:p>
          </table:table-cell>
          <table:table-cell office:value-type="float" office:value="38.462000000000003" table:style-name="ce10">
            <text:p>38.462</text:p>
          </table:table-cell>
          <table:table-cell office:value-type="float" office:value="92.896000000000001" table:style-name="ce10">
            <text:p>92.896</text:p>
          </table:table-cell>
          <table:table-cell office:value-type="float" office:value="79.234999999999999" table:style-name="ce10">
            <text:p>79.235</text:p>
          </table:table-cell>
          <table:table-cell office:value-type="float" office:value="89.56" table:style-name="ce10">
            <text:p>89.56</text:p>
          </table:table-cell>
          <table:table-cell office:value-type="float" office:value="70.33" table:style-name="ce10">
            <text:p>70.33</text:p>
          </table:table-cell>
          <table:table-cell office:value-type="float" office:value="84.698999999999998" table:style-name="ce10">
            <text:p>84.699</text:p>
          </table:table-cell>
          <table:table-cell office:value-type="float" office:value="59.563000000000002" table:style-name="ce10">
            <text:p>59.563</text:p>
          </table:table-cell>
          <table:table-cell office:value-type="float" office:value="33.880000000000003" table:style-name="ce10">
            <text:p>33.88</text:p>
          </table:table-cell>
          <table:table-cell office:value-type="float" office:value="76.503" table:style-name="ce10">
            <text:p>76.503</text:p>
          </table:table-cell>
          <table:table-cell office:value-type="float" office:value="42.622999999999998" table:style-name="ce10">
            <text:p>42.623</text:p>
          </table:table-cell>
          <table:table-cell office:value-type="float" office:value="75.41" table:style-name="ce10">
            <text:p>75.41</text:p>
          </table:table-cell>
          <table:table-cell office:value-type="float" office:value="70.492000000000004" table:style-name="ce10">
            <text:p>70.492</text:p>
          </table:table-cell>
          <table:table-cell office:value-type="float" office:value="93.442999999999998" table:style-name="ce10">
            <text:p>93.443</text:p>
          </table:table-cell>
          <table:table-cell office:value-type="float" office:value="61.749000000000002" table:style-name="ce10">
            <text:p>61.749</text:p>
          </table:table-cell>
          <table:table-cell office:value-type="float" office:value="65.573999999999998" table:style-name="ce10">
            <text:p>65.574</text:p>
          </table:table-cell>
          <table:table-cell office:value-type="float" office:value="4.3959999999999999" table:style-name="ce10">
            <text:p>4.396</text:p>
          </table:table-cell>
          <table:table-cell office:value-type="float" office:value="13.736000000000001" table:style-name="ce10">
            <text:p>13.736</text:p>
          </table:table-cell>
          <table:table-cell office:value-type="float" office:value="47.253" table:style-name="ce10">
            <text:p>47.253</text:p>
          </table:table-cell>
          <table:table-cell office:value-type="float" office:value="34.615000000000002" table:style-name="ce10">
            <text:p>34.615</text:p>
          </table:table-cell>
          <table:table-cell office:value-type="float" office:value="8.1969999999999992" table:style-name="ce10">
            <text:p>8.197</text:p>
          </table:table-cell>
          <table:table-cell office:value-type="float" office:value="84.698999999999998" table:style-name="ce10">
            <text:p>84.699</text:p>
          </table:table-cell>
          <table:table-cell office:value-type="float" office:value="63.933999999999997" table:style-name="ce10">
            <text:p>63.934</text:p>
          </table:table-cell>
          <table:table-cell office:value-type="float" office:value="85.245999999999995" table:style-name="ce10">
            <text:p>85.246</text:p>
          </table:table-cell>
          <table:table-cell office:value-type="float" office:value="2.7320000000000002" table:style-name="ce10">
            <text:p>2.732</text:p>
          </table:table-cell>
          <table:table-cell office:value-type="float" office:value="93.442999999999998" table:style-name="ce10">
            <text:p>93.443</text:p>
          </table:table-cell>
          <table:table-cell office:value-type="float" office:value="3.8250000000000002" table:style-name="ce10">
            <text:p>3.825</text:p>
          </table:table-cell>
          <table:table-cell office:value-type="float" office:value="1.093" table:style-name="ce10">
            <text:p>1.093</text:p>
          </table:table-cell>
          <table:table-cell office:value-type="float" office:value="95.081999999999994" table:style-name="ce10">
            <text:p>95.082</text:p>
          </table:table-cell>
          <table:table-cell office:value-type="float" office:value="3.8250000000000002" table:style-name="ce10">
            <text:p>3.825</text:p>
          </table:table-cell>
          <table:table-cell office:value-type="float" office:value="50" table:style-name="ce10">
            <text:p>50</text:p>
          </table:table-cell>
          <table:table-cell office:value-type="float" office:value="0" table:style-name="ce10">
            <text:p>0</text:p>
          </table:table-cell>
          <table:table-cell office:value-type="float" office:value="50" table:style-name="ce10">
            <text:p>5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50" table:style-name="ce10">
            <text:p>50</text:p>
          </table:table-cell>
          <table:table-cell office:value-type="float" office:value="0" table:style-name="ce10">
            <text:p>0</text:p>
          </table:table-cell>
          <table:table-cell office:value-type="float" office:value="50" table:style-name="ce10">
            <text:p>5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62.295000000000002" table:style-name="ce10">
            <text:p>62.295</text:p>
          </table:table-cell>
          <table:table-cell office:value-type="float" office:value="66.12" table:style-name="ce10">
            <text:p>66.12</text:p>
          </table:table-cell>
          <table:table-cell office:value-type="float" office:value="61.201999999999998" table:style-name="ce10">
            <text:p>61.202</text:p>
          </table:table-cell>
          <table:table-cell office:value-type="float" office:value="40.984000000000002" table:style-name="ce10">
            <text:p>40.984</text:p>
          </table:table-cell>
          <table:table-cell office:value-type="float" office:value="74.316999999999993" table:style-name="ce10">
            <text:p>74.317</text:p>
          </table:table-cell>
          <table:table-cell office:value-type="float" office:value="75.41" table:style-name="ce10">
            <text:p>75.41</text:p>
          </table:table-cell>
          <table:table-cell office:value-type="float" office:value="6.0110000000000001" table:style-name="ce10">
            <text:p>6.011</text:p>
          </table:table-cell>
          <table:table-cell office:value-type="float" office:value="65.573999999999998" table:style-name="ce10">
            <text:p>65.574</text:p>
          </table:table-cell>
          <table:table-cell office:value-type="float" office:value="25.481000000000002" table:style-name="ce10">
            <text:p>25.481</text:p>
          </table:table-cell>
          <table:table-cell office:value-type="float" office:value="70.852000000000004" table:style-name="ce10">
            <text:p>70.852</text:p>
          </table:table-cell>
          <table:table-cell table:number-columns-repeated="16264"/>
        </table:table-row>
        <table:table-row table:style-name="ro10">
          <table:table-cell office:value-type="string" table:style-name="ce4">
            <text:p>GIAA</text:p>
          </table:table-cell>
          <table:table-cell office:value-type="string" table:style-name="ce4">
            <text:p>Government Internal Audit Agency</text:p>
          </table:table-cell>
          <table:table-cell office:value-type="string" table:style-name="ce4">
            <text:p>HM Treasury Group</text:p>
          </table:table-cell>
          <table:table-cell table:style-name="ce4"/>
          <table:table-cell office:value-type="float" office:value="87.552000000000007" table:style-name="ce10">
            <text:p>87.552</text:p>
          </table:table-cell>
          <table:table-cell office:value-type="float" office:value="63.124000000000002" table:style-name="ce10">
            <text:p>63.124</text:p>
          </table:table-cell>
          <table:table-cell office:value-type="float" office:value="82.748999999999995" table:style-name="ce10">
            <text:p>82.749</text:p>
          </table:table-cell>
          <table:table-cell office:value-type="float" office:value="87.796000000000006" table:style-name="ce10">
            <text:p>87.796</text:p>
          </table:table-cell>
          <table:table-cell office:value-type="float" office:value="81.227000000000004" table:style-name="ce10">
            <text:p>81.227</text:p>
          </table:table-cell>
          <table:table-cell office:value-type="float" office:value="83.807000000000002" table:style-name="ce10">
            <text:p>83.807</text:p>
          </table:table-cell>
          <table:table-cell office:value-type="float" office:value="60.328000000000003" table:style-name="ce10">
            <text:p>60.328</text:p>
          </table:table-cell>
          <table:table-cell office:value-type="float" office:value="83.116" table:style-name="ce10">
            <text:p>83.116</text:p>
          </table:table-cell>
          <table:table-cell office:value-type="float" office:value="77.819999999999993" table:style-name="ce10">
            <text:p>77.82</text:p>
          </table:table-cell>
          <table:table-cell office:value-type="float" office:value="25.829000000000001" table:style-name="ce10">
            <text:p>25.829</text:p>
          </table:table-cell>
          <table:table-cell office:value-type="float" office:value="66.459000000000003" table:style-name="ce10">
            <text:p>66.459</text:p>
          </table:table-cell>
          <table:table-cell office:value-type="float" office:value="92.18" table:style-name="ce10">
            <text:p>92.18</text:p>
          </table:table-cell>
          <table:table-cell office:value-type="float" office:value="88.626000000000005" table:style-name="ce10">
            <text:p>88.626</text:p>
          </table:table-cell>
          <table:table-cell office:value-type="float" office:value="82.700999999999993" table:style-name="ce10">
            <text:p>82.701</text:p>
          </table:table-cell>
          <table:table-cell office:value-type="float" office:value="69.120999999999995" table:style-name="ce10">
            <text:p>69.121</text:p>
          </table:table-cell>
          <table:table-cell office:value-type="float" office:value="81.043000000000006" table:style-name="ce10">
            <text:p>81.043</text:p>
          </table:table-cell>
          <table:table-cell office:value-type="float" office:value="87.677999999999997" table:style-name="ce10">
            <text:p>87.678</text:p>
          </table:table-cell>
          <table:table-cell office:value-type="float" office:value="87.856999999999999" table:style-name="ce10">
            <text:p>87.857</text:p>
          </table:table-cell>
          <table:table-cell office:value-type="float" office:value="78.91" table:style-name="ce10">
            <text:p>78.91</text:p>
          </table:table-cell>
          <table:table-cell office:value-type="float" office:value="90.951999999999998" table:style-name="ce10">
            <text:p>90.952</text:p>
          </table:table-cell>
          <table:table-cell office:value-type="float" office:value="87.677999999999997" table:style-name="ce10">
            <text:p>87.678</text:p>
          </table:table-cell>
          <table:table-cell office:value-type="float" office:value="73.81" table:style-name="ce10">
            <text:p>73.81</text:p>
          </table:table-cell>
          <table:table-cell office:value-type="float" office:value="83.174999999999997" table:style-name="ce10">
            <text:p>83.175</text:p>
          </table:table-cell>
          <table:table-cell office:value-type="float" office:value="87.677999999999997" table:style-name="ce10">
            <text:p>87.678</text:p>
          </table:table-cell>
          <table:table-cell office:value-type="float" office:value="77.962000000000003" table:style-name="ce10">
            <text:p>77.962</text:p>
          </table:table-cell>
          <table:table-cell office:value-type="float" office:value="74.108999999999995" table:style-name="ce10">
            <text:p>74.109</text:p>
          </table:table-cell>
          <table:table-cell office:value-type="float" office:value="76.777000000000001" table:style-name="ce10">
            <text:p>76.777</text:p>
          </table:table-cell>
          <table:table-cell office:value-type="float" office:value="87.203999999999994" table:style-name="ce10">
            <text:p>87.204</text:p>
          </table:table-cell>
          <table:table-cell office:value-type="float" office:value="83.649000000000001" table:style-name="ce10">
            <text:p>83.649</text:p>
          </table:table-cell>
          <table:table-cell office:value-type="float" office:value="80.569000000000003" table:style-name="ce10">
            <text:p>80.569</text:p>
          </table:table-cell>
          <table:table-cell office:value-type="float" office:value="70.070999999999998" table:style-name="ce10">
            <text:p>70.071</text:p>
          </table:table-cell>
          <table:table-cell office:value-type="float" office:value="57.72" table:style-name="ce10">
            <text:p>57.72</text:p>
          </table:table-cell>
          <table:table-cell office:value-type="float" office:value="59.524000000000001" table:style-name="ce10">
            <text:p>59.524</text:p>
          </table:table-cell>
          <table:table-cell office:value-type="float" office:value="54.027999999999999" table:style-name="ce10">
            <text:p>54.028</text:p>
          </table:table-cell>
          <table:table-cell office:value-type="float" office:value="83.649000000000001" table:style-name="ce10">
            <text:p>83.649</text:p>
          </table:table-cell>
          <table:table-cell office:value-type="float" office:value="89.572999999999993" table:style-name="ce10">
            <text:p>89.573</text:p>
          </table:table-cell>
          <table:table-cell office:value-type="float" office:value="77.435000000000002" table:style-name="ce10">
            <text:p>77.435</text:p>
          </table:table-cell>
          <table:table-cell office:value-type="float" office:value="81.709999999999994" table:style-name="ce10">
            <text:p>81.71</text:p>
          </table:table-cell>
          <table:table-cell office:value-type="float" office:value="78.436000000000007" table:style-name="ce10">
            <text:p>78.436</text:p>
          </table:table-cell>
          <table:table-cell office:value-type="float" office:value="83.373000000000005" table:style-name="ce10">
            <text:p>83.373</text:p>
          </table:table-cell>
          <table:table-cell office:value-type="float" office:value="91.231999999999999" table:style-name="ce10">
            <text:p>91.232</text:p>
          </table:table-cell>
          <table:table-cell office:value-type="float" office:value="77.197000000000003" table:style-name="ce10">
            <text:p>77.197</text:p>
          </table:table-cell>
          <table:table-cell office:value-type="float" office:value="63.42" table:style-name="ce10">
            <text:p>63.42</text:p>
          </table:table-cell>
          <table:table-cell office:value-type="float" office:value="73.222999999999999" table:style-name="ce10">
            <text:p>73.223</text:p>
          </table:table-cell>
          <table:table-cell office:value-type="float" office:value="27.013999999999999" table:style-name="ce10">
            <text:p>27.014</text:p>
          </table:table-cell>
          <table:table-cell office:value-type="float" office:value="31.591000000000001" table:style-name="ce10">
            <text:p>31.591</text:p>
          </table:table-cell>
          <table:table-cell office:value-type="float" office:value="18.957000000000001" table:style-name="ce10">
            <text:p>18.957</text:p>
          </table:table-cell>
          <table:table-cell office:value-type="float" office:value="81.754000000000005" table:style-name="ce10">
            <text:p>81.754</text:p>
          </table:table-cell>
          <table:table-cell office:value-type="float" office:value="71.971000000000004" table:style-name="ce10">
            <text:p>71.971</text:p>
          </table:table-cell>
          <table:table-cell office:value-type="float" office:value="78.147000000000006" table:style-name="ce10">
            <text:p>78.147</text:p>
          </table:table-cell>
          <table:table-cell office:value-type="float" office:value="69.194000000000003" table:style-name="ce10">
            <text:p>69.194</text:p>
          </table:table-cell>
          <table:table-cell office:value-type="float" office:value="50.119" table:style-name="ce10">
            <text:p>50.119</text:p>
          </table:table-cell>
          <table:table-cell office:value-type="float" office:value="54.975999999999999" table:style-name="ce10">
            <text:p>54.976</text:p>
          </table:table-cell>
          <table:table-cell office:value-type="float" office:value="79.384" table:style-name="ce10">
            <text:p>79.384</text:p>
          </table:table-cell>
          <table:table-cell office:value-type="float" office:value="51.185000000000002" table:style-name="ce10">
            <text:p>51.185</text:p>
          </table:table-cell>
          <table:table-cell office:value-type="float" office:value="61.374000000000002" table:style-name="ce10">
            <text:p>61.374</text:p>
          </table:table-cell>
          <table:table-cell office:value-type="float" office:value="63.033000000000001" table:style-name="ce10">
            <text:p>63.033</text:p>
          </table:table-cell>
          <table:table-cell office:value-type="float" office:value="60.9" table:style-name="ce10">
            <text:p>60.9</text:p>
          </table:table-cell>
          <table:table-cell office:value-type="float" office:value="43.365000000000002" table:style-name="ce10">
            <text:p>43.365</text:p>
          </table:table-cell>
          <table:table-cell office:value-type="float" office:value="55.686999999999998" table:style-name="ce10">
            <text:p>55.687</text:p>
          </table:table-cell>
          <table:table-cell office:value-type="float" office:value="54.156999999999996" table:style-name="ce10">
            <text:p>54.157</text:p>
          </table:table-cell>
          <table:table-cell office:value-type="float" office:value="67.061999999999998" table:style-name="ce10">
            <text:p>67.062</text:p>
          </table:table-cell>
          <table:table-cell office:value-type="float" office:value="52.018999999999998" table:style-name="ce10">
            <text:p>52.019</text:p>
          </table:table-cell>
          <table:table-cell office:value-type="float" office:value="90.284000000000006" table:style-name="ce10">
            <text:p>90.284</text:p>
          </table:table-cell>
          <table:table-cell office:value-type="float" office:value="75.772000000000006" table:style-name="ce10">
            <text:p>75.772</text:p>
          </table:table-cell>
          <table:table-cell office:value-type="float" office:value="75.951999999999998" table:style-name="ce10">
            <text:p>75.952</text:p>
          </table:table-cell>
          <table:table-cell office:value-type="float" office:value="72.143000000000001" table:style-name="ce10">
            <text:p>72.143</text:p>
          </table:table-cell>
          <table:table-cell office:value-type="float" office:value="83.412000000000006" table:style-name="ce10">
            <text:p>83.412</text:p>
          </table:table-cell>
          <table:table-cell office:value-type="float" office:value="76.302999999999997" table:style-name="ce10">
            <text:p>76.303</text:p>
          </table:table-cell>
          <table:table-cell office:value-type="float" office:value="54.027999999999999" table:style-name="ce10">
            <text:p>54.028</text:p>
          </table:table-cell>
          <table:table-cell office:value-type="float" office:value="85.545000000000002" table:style-name="ce10">
            <text:p>85.545</text:p>
          </table:table-cell>
          <table:table-cell office:value-type="float" office:value="60.9" table:style-name="ce10">
            <text:p>60.9</text:p>
          </table:table-cell>
          <table:table-cell office:value-type="float" office:value="81.234999999999999" table:style-name="ce10">
            <text:p>81.235</text:p>
          </table:table-cell>
          <table:table-cell office:value-type="float" office:value="88.863" table:style-name="ce10">
            <text:p>88.863</text:p>
          </table:table-cell>
          <table:table-cell office:value-type="float" office:value="96.209000000000003" table:style-name="ce10">
            <text:p>96.209</text:p>
          </table:table-cell>
          <table:table-cell office:value-type="float" office:value="66.745999999999995" table:style-name="ce10">
            <text:p>66.746</text:p>
          </table:table-cell>
          <table:table-cell office:value-type="float" office:value="61.994999999999997" table:style-name="ce10">
            <text:p>61.995</text:p>
          </table:table-cell>
          <table:table-cell office:value-type="float" office:value="5.2510000000000003" table:style-name="ce10">
            <text:p>5.251</text:p>
          </table:table-cell>
          <table:table-cell office:value-type="float" office:value="14.558" table:style-name="ce10">
            <text:p>14.558</text:p>
          </table:table-cell>
          <table:table-cell office:value-type="float" office:value="40.094999999999999" table:style-name="ce10">
            <text:p>40.095</text:p>
          </table:table-cell>
          <table:table-cell office:value-type="float" office:value="40.094999999999999" table:style-name="ce10">
            <text:p>40.095</text:p>
          </table:table-cell>
          <table:table-cell office:value-type="float" office:value="12.143000000000001" table:style-name="ce10">
            <text:p>12.143</text:p>
          </table:table-cell>
          <table:table-cell office:value-type="float" office:value="95.260999999999996" table:style-name="ce10">
            <text:p>95.261</text:p>
          </table:table-cell>
          <table:table-cell office:value-type="float" office:value="82.66" table:style-name="ce10">
            <text:p>82.66</text:p>
          </table:table-cell>
          <table:table-cell office:value-type="float" office:value="80.998000000000005" table:style-name="ce10">
            <text:p>80.998</text:p>
          </table:table-cell>
          <table:table-cell office:value-type="float" office:value="8.2940000000000005" table:style-name="ce10">
            <text:p>8.294</text:p>
          </table:table-cell>
          <table:table-cell office:value-type="float" office:value="84.596999999999994" table:style-name="ce10">
            <text:p>84.597</text:p>
          </table:table-cell>
          <table:table-cell office:value-type="float" office:value="7.109" table:style-name="ce10">
            <text:p>7.109</text:p>
          </table:table-cell>
          <table:table-cell office:value-type="float" office:value="8.2940000000000005" table:style-name="ce10">
            <text:p>8.294</text:p>
          </table:table-cell>
          <table:table-cell office:value-type="float" office:value="86.966999999999999" table:style-name="ce10">
            <text:p>86.967</text:p>
          </table:table-cell>
          <table:table-cell office:value-type="float" office:value="4.7389999999999999" table:style-name="ce10">
            <text:p>4.739</text:p>
          </table:table-cell>
          <table:table-cell office:value-type="float" office:value="35.293999999999997" table:style-name="ce10">
            <text:p>35.294</text:p>
          </table:table-cell>
          <table:table-cell office:value-type="float" office:value="58.823999999999998" table:style-name="ce10">
            <text:p>58.824</text:p>
          </table:table-cell>
          <table:table-cell office:value-type="float" office:value="5.8819999999999997" table:style-name="ce10">
            <text:p>5.882</text:p>
          </table:table-cell>
          <table:table-cell office:value-type="float" office:value="33.332999999999998" table:style-name="ce10">
            <text:p>33.333</text:p>
          </table:table-cell>
          <table:table-cell office:value-type="float" office:value="58.332999999999998" table:style-name="ce10">
            <text:p>58.333</text:p>
          </table:table-cell>
          <table:table-cell office:value-type="float" office:value="8.3330000000000002" table:style-name="ce10">
            <text:p>8.333</text:p>
          </table:table-cell>
          <table:table-cell office:value-type="float" office:value="48.570999999999998" table:style-name="ce10">
            <text:p>48.571</text:p>
          </table:table-cell>
          <table:table-cell office:value-type="float" office:value="25.713999999999999" table:style-name="ce10">
            <text:p>25.714</text:p>
          </table:table-cell>
          <table:table-cell office:value-type="float" office:value="25.713999999999999" table:style-name="ce10">
            <text:p>25.714</text:p>
          </table:table-cell>
          <table:table-cell office:value-type="float" office:value="54.286000000000001" table:style-name="ce10">
            <text:p>54.286</text:p>
          </table:table-cell>
          <table:table-cell office:value-type="float" office:value="28.571000000000002" table:style-name="ce10">
            <text:p>28.571</text:p>
          </table:table-cell>
          <table:table-cell office:value-type="float" office:value="17.143000000000001" table:style-name="ce10">
            <text:p>17.143</text:p>
          </table:table-cell>
          <table:table-cell office:value-type="float" office:value="41.667000000000002" table:style-name="ce10">
            <text:p>41.667</text:p>
          </table:table-cell>
          <table:table-cell office:value-type="float" office:value="50" table:style-name="ce10">
            <text:p>50</text:p>
          </table:table-cell>
          <table:table-cell office:value-type="float" office:value="8.3330000000000002" table:style-name="ce10">
            <text:p>8.333</text:p>
          </table:table-cell>
          <table:table-cell office:value-type="float" office:value="67.063999999999993" table:style-name="ce10">
            <text:p>67.064</text:p>
          </table:table-cell>
          <table:table-cell office:value-type="float" office:value="72.792000000000002" table:style-name="ce10">
            <text:p>72.792</text:p>
          </table:table-cell>
          <table:table-cell office:value-type="float" office:value="64.438999999999993" table:style-name="ce10">
            <text:p>64.439</text:p>
          </table:table-cell>
          <table:table-cell office:value-type="float" office:value="34.368000000000002" table:style-name="ce10">
            <text:p>34.368</text:p>
          </table:table-cell>
          <table:table-cell office:value-type="float" office:value="71.052999999999997" table:style-name="ce10">
            <text:p>71.053</text:p>
          </table:table-cell>
          <table:table-cell office:value-type="float" office:value="73.444999999999993" table:style-name="ce10">
            <text:p>73.445</text:p>
          </table:table-cell>
          <table:table-cell office:value-type="float" office:value="2.3919999999999999" table:style-name="ce10">
            <text:p>2.392</text:p>
          </table:table-cell>
          <table:table-cell office:value-type="float" office:value="76.555000000000007" table:style-name="ce10">
            <text:p>76.555</text:p>
          </table:table-cell>
          <table:table-cell office:value-type="float" office:value="25.067" table:style-name="ce10">
            <text:p>25.067</text:p>
          </table:table-cell>
          <table:table-cell office:value-type="float" office:value="74.915999999999997" table:style-name="ce10">
            <text:p>74.916</text:p>
          </table:table-cell>
          <table:table-cell table:number-columns-repeated="16264"/>
        </table:table-row>
        <table:table-row table:style-name="ro5">
          <table:table-cell office:value-type="string" table:style-name="ce4">
            <text:p>GLD</text:p>
          </table:table-cell>
          <table:table-cell office:value-type="string" table:style-name="ce4">
            <text:p>Government Legal Department</text:p>
          </table:table-cell>
          <table:table-cell office:value-type="string" table:style-name="ce4">
            <text:p>Government Legal Department</text:p>
          </table:table-cell>
          <table:table-cell table:style-name="ce4"/>
          <table:table-cell office:value-type="float" office:value="69.953999999999994" table:style-name="ce10">
            <text:p>69.954</text:p>
          </table:table-cell>
          <table:table-cell office:value-type="float" office:value="58.732999999999997" table:style-name="ce10">
            <text:p>58.733</text:p>
          </table:table-cell>
          <table:table-cell office:value-type="float" office:value="79.882000000000005" table:style-name="ce10">
            <text:p>79.882</text:p>
          </table:table-cell>
          <table:table-cell office:value-type="float" office:value="74.522999999999996" table:style-name="ce10">
            <text:p>74.523</text:p>
          </table:table-cell>
          <table:table-cell office:value-type="float" office:value="78.941999999999993" table:style-name="ce10">
            <text:p>78.942</text:p>
          </table:table-cell>
          <table:table-cell office:value-type="float" office:value="83.635999999999996" table:style-name="ce10">
            <text:p>83.636</text:p>
          </table:table-cell>
          <table:table-cell office:value-type="float" office:value="61.923999999999999" table:style-name="ce10">
            <text:p>61.924</text:p>
          </table:table-cell>
          <table:table-cell office:value-type="float" office:value="83.256" table:style-name="ce10">
            <text:p>83.256</text:p>
          </table:table-cell>
          <table:table-cell office:value-type="float" office:value="73.265000000000001" table:style-name="ce10">
            <text:p>73.265</text:p>
          </table:table-cell>
          <table:table-cell office:value-type="float" office:value="8.8650000000000002" table:style-name="ce10">
            <text:p>8.865</text:p>
          </table:table-cell>
          <table:table-cell office:value-type="float" office:value="50.198999999999998" table:style-name="ce10">
            <text:p>50.199</text:p>
          </table:table-cell>
          <table:table-cell office:value-type="float" office:value="90.781999999999996" table:style-name="ce10">
            <text:p>90.782</text:p>
          </table:table-cell>
          <table:table-cell office:value-type="float" office:value="86.775999999999996" table:style-name="ce10">
            <text:p>86.776</text:p>
          </table:table-cell>
          <table:table-cell office:value-type="float" office:value="80.346999999999994" table:style-name="ce10">
            <text:p>80.347</text:p>
          </table:table-cell>
          <table:table-cell office:value-type="float" office:value="57.804000000000002" table:style-name="ce10">
            <text:p>57.804</text:p>
          </table:table-cell>
          <table:table-cell office:value-type="float" office:value="83.59" table:style-name="ce10">
            <text:p>83.59</text:p>
          </table:table-cell>
          <table:table-cell office:value-type="float" office:value="74.463999999999999" table:style-name="ce10">
            <text:p>74.464</text:p>
          </table:table-cell>
          <table:table-cell office:value-type="float" office:value="74.591999999999999" table:style-name="ce10">
            <text:p>74.592</text:p>
          </table:table-cell>
          <table:table-cell office:value-type="float" office:value="80.28" table:style-name="ce10">
            <text:p>80.28</text:p>
          </table:table-cell>
          <table:table-cell office:value-type="float" office:value="92.713999999999999" table:style-name="ce10">
            <text:p>92.714</text:p>
          </table:table-cell>
          <table:table-cell office:value-type="float" office:value="89.602000000000004" table:style-name="ce10">
            <text:p>89.602</text:p>
          </table:table-cell>
          <table:table-cell office:value-type="float" office:value="63.259" table:style-name="ce10">
            <text:p>63.259</text:p>
          </table:table-cell>
          <table:table-cell office:value-type="float" office:value="86.147000000000006" table:style-name="ce10">
            <text:p>86.147</text:p>
          </table:table-cell>
          <table:table-cell office:value-type="float" office:value="86.4" table:style-name="ce10">
            <text:p>86.4</text:p>
          </table:table-cell>
          <table:table-cell office:value-type="float" office:value="70.340999999999994" table:style-name="ce10">
            <text:p>70.341</text:p>
          </table:table-cell>
          <table:table-cell office:value-type="float" office:value="69.040000000000006" table:style-name="ce10">
            <text:p>69.04</text:p>
          </table:table-cell>
          <table:table-cell office:value-type="float" office:value="72.608000000000004" table:style-name="ce10">
            <text:p>72.608</text:p>
          </table:table-cell>
          <table:table-cell office:value-type="float" office:value="89.421999999999997" table:style-name="ce10">
            <text:p>89.422</text:p>
          </table:table-cell>
          <table:table-cell office:value-type="float" office:value="84.4" table:style-name="ce10">
            <text:p>84.4</text:p>
          </table:table-cell>
          <table:table-cell office:value-type="float" office:value="77.12" table:style-name="ce10">
            <text:p>77.12</text:p>
          </table:table-cell>
          <table:table-cell office:value-type="float" office:value="73.905000000000001" table:style-name="ce10">
            <text:p>73.905</text:p>
          </table:table-cell>
          <table:table-cell office:value-type="float" office:value="64.847999999999999" table:style-name="ce10">
            <text:p>64.848</text:p>
          </table:table-cell>
          <table:table-cell office:value-type="float" office:value="53.22" table:style-name="ce10">
            <text:p>53.22</text:p>
          </table:table-cell>
          <table:table-cell office:value-type="float" office:value="55.482999999999997" table:style-name="ce10">
            <text:p>55.483</text:p>
          </table:table-cell>
          <table:table-cell office:value-type="float" office:value="86.878" table:style-name="ce10">
            <text:p>86.878</text:p>
          </table:table-cell>
          <table:table-cell office:value-type="float" office:value="91.751999999999995" table:style-name="ce10">
            <text:p>91.752</text:p>
          </table:table-cell>
          <table:table-cell office:value-type="float" office:value="72.867999999999995" table:style-name="ce10">
            <text:p>72.868</text:p>
          </table:table-cell>
          <table:table-cell office:value-type="float" office:value="81.546999999999997" table:style-name="ce10">
            <text:p>81.547</text:p>
          </table:table-cell>
          <table:table-cell office:value-type="float" office:value="74.290000000000006" table:style-name="ce10">
            <text:p>74.29</text:p>
          </table:table-cell>
          <table:table-cell office:value-type="float" office:value="73.656999999999996" table:style-name="ce10">
            <text:p>73.657</text:p>
          </table:table-cell>
          <table:table-cell office:value-type="float" office:value="90.739000000000004" table:style-name="ce10">
            <text:p>90.739</text:p>
          </table:table-cell>
          <table:table-cell office:value-type="float" office:value="74.052000000000007" table:style-name="ce10">
            <text:p>74.052</text:p>
          </table:table-cell>
          <table:table-cell office:value-type="float" office:value="58.991" table:style-name="ce10">
            <text:p>58.991</text:p>
          </table:table-cell>
          <table:table-cell office:value-type="float" office:value="67.691999999999993" table:style-name="ce10">
            <text:p>67.692</text:p>
          </table:table-cell>
          <table:table-cell office:value-type="float" office:value="9.6880000000000006" table:style-name="ce10">
            <text:p>9.688</text:p>
          </table:table-cell>
          <table:table-cell office:value-type="float" office:value="9.9770000000000003" table:style-name="ce10">
            <text:p>9.977</text:p>
          </table:table-cell>
          <table:table-cell office:value-type="float" office:value="6.94" table:style-name="ce10">
            <text:p>6.94</text:p>
          </table:table-cell>
          <table:table-cell office:value-type="float" office:value="74.918000000000006" table:style-name="ce10">
            <text:p>74.918</text:p>
          </table:table-cell>
          <table:table-cell office:value-type="float" office:value="70" table:style-name="ce10">
            <text:p>70</text:p>
          </table:table-cell>
          <table:table-cell office:value-type="float" office:value="46.945" table:style-name="ce10">
            <text:p>46.945</text:p>
          </table:table-cell>
          <table:table-cell office:value-type="float" office:value="58.235999999999997" table:style-name="ce10">
            <text:p>58.236</text:p>
          </table:table-cell>
          <table:table-cell office:value-type="float" office:value="34.920999999999999" table:style-name="ce10">
            <text:p>34.921</text:p>
          </table:table-cell>
          <table:table-cell office:value-type="float" office:value="26.925000000000001" table:style-name="ce10">
            <text:p>26.925</text:p>
          </table:table-cell>
          <table:table-cell office:value-type="float" office:value="60.177" table:style-name="ce10">
            <text:p>60.177</text:p>
          </table:table-cell>
          <table:table-cell office:value-type="float" office:value="33.317999999999998" table:style-name="ce10">
            <text:p>33.318</text:p>
          </table:table-cell>
          <table:table-cell office:value-type="float" office:value="46.594999999999999" table:style-name="ce10">
            <text:p>46.595</text:p>
          </table:table-cell>
          <table:table-cell office:value-type="float" office:value="60.084000000000003" table:style-name="ce10">
            <text:p>60.084</text:p>
          </table:table-cell>
          <table:table-cell office:value-type="float" office:value="51.844999999999999" table:style-name="ce10">
            <text:p>51.845</text:p>
          </table:table-cell>
          <table:table-cell office:value-type="float" office:value="44.823999999999998" table:style-name="ce10">
            <text:p>44.824</text:p>
          </table:table-cell>
          <table:table-cell office:value-type="float" office:value="47.942" table:style-name="ce10">
            <text:p>47.942</text:p>
          </table:table-cell>
          <table:table-cell office:value-type="float" office:value="43.423999999999999" table:style-name="ce10">
            <text:p>43.424</text:p>
          </table:table-cell>
          <table:table-cell office:value-type="float" office:value="52.704999999999998" table:style-name="ce10">
            <text:p>52.705</text:p>
          </table:table-cell>
          <table:table-cell office:value-type="float" office:value="38.741" table:style-name="ce10">
            <text:p>38.741</text:p>
          </table:table-cell>
          <table:table-cell office:value-type="float" office:value="93.619" table:style-name="ce10">
            <text:p>93.619</text:p>
          </table:table-cell>
          <table:table-cell office:value-type="float" office:value="75.816999999999993" table:style-name="ce10">
            <text:p>75.817</text:p>
          </table:table-cell>
          <table:table-cell office:value-type="float" office:value="75.97" table:style-name="ce10">
            <text:p>75.97</text:p>
          </table:table-cell>
          <table:table-cell office:value-type="float" office:value="70.046999999999997" table:style-name="ce10">
            <text:p>70.047</text:p>
          </table:table-cell>
          <table:table-cell office:value-type="float" office:value="78.078000000000003" table:style-name="ce10">
            <text:p>78.078</text:p>
          </table:table-cell>
          <table:table-cell office:value-type="float" office:value="59.533999999999999" table:style-name="ce10">
            <text:p>59.534</text:p>
          </table:table-cell>
          <table:table-cell office:value-type="float" office:value="33.411000000000001" table:style-name="ce10">
            <text:p>33.411</text:p>
          </table:table-cell>
          <table:table-cell office:value-type="float" office:value="55.637999999999998" table:style-name="ce10">
            <text:p>55.638</text:p>
          </table:table-cell>
          <table:table-cell office:value-type="float" office:value="65.206999999999994" table:style-name="ce10">
            <text:p>65.207</text:p>
          </table:table-cell>
          <table:table-cell office:value-type="float" office:value="86.427000000000007" table:style-name="ce10">
            <text:p>86.427</text:p>
          </table:table-cell>
          <table:table-cell office:value-type="float" office:value="80.355000000000004" table:style-name="ce10">
            <text:p>80.355</text:p>
          </table:table-cell>
          <table:table-cell office:value-type="float" office:value="96.215000000000003" table:style-name="ce10">
            <text:p>96.215</text:p>
          </table:table-cell>
          <table:table-cell office:value-type="float" office:value="70.126999999999995" table:style-name="ce10">
            <text:p>70.127</text:p>
          </table:table-cell>
          <table:table-cell office:value-type="float" office:value="52.006999999999998" table:style-name="ce10">
            <text:p>52.007</text:p>
          </table:table-cell>
          <table:table-cell office:value-type="float" office:value="10.458" table:style-name="ce10">
            <text:p>10.458</text:p>
          </table:table-cell>
          <table:table-cell office:value-type="float" office:value="19.608000000000001" table:style-name="ce10">
            <text:p>19.608</text:p>
          </table:table-cell>
          <table:table-cell office:value-type="float" office:value="37.582000000000001" table:style-name="ce10">
            <text:p>37.582</text:p>
          </table:table-cell>
          <table:table-cell office:value-type="float" office:value="32.353000000000002" table:style-name="ce10">
            <text:p>32.353</text:p>
          </table:table-cell>
          <table:table-cell office:value-type="float" office:value="10.243" table:style-name="ce10">
            <text:p>10.243</text:p>
          </table:table-cell>
          <table:table-cell office:value-type="float" office:value="91.052999999999997" table:style-name="ce10">
            <text:p>91.053</text:p>
          </table:table-cell>
          <table:table-cell office:value-type="float" office:value="65.376000000000005" table:style-name="ce10">
            <text:p>65.376</text:p>
          </table:table-cell>
          <table:table-cell office:value-type="float" office:value="73.305000000000007" table:style-name="ce10">
            <text:p>73.305</text:p>
          </table:table-cell>
          <table:table-cell office:value-type="float" office:value="6.3289999999999997" table:style-name="ce10">
            <text:p>6.329</text:p>
          </table:table-cell>
          <table:table-cell office:value-type="float" office:value="87.436000000000007" table:style-name="ce10">
            <text:p>87.436</text:p>
          </table:table-cell>
          <table:table-cell office:value-type="float" office:value="6.2350000000000003" table:style-name="ce10">
            <text:p>6.235</text:p>
          </table:table-cell>
          <table:table-cell office:value-type="float" office:value="6.0990000000000002" table:style-name="ce10">
            <text:p>6.099</text:p>
          </table:table-cell>
          <table:table-cell office:value-type="float" office:value="90.13" table:style-name="ce10">
            <text:p>90.13</text:p>
          </table:table-cell>
          <table:table-cell office:value-type="float" office:value="3.7709999999999999" table:style-name="ce10">
            <text:p>3.771</text:p>
          </table:table-cell>
          <table:table-cell office:value-type="float" office:value="45.037999999999997" table:style-name="ce10">
            <text:p>45.038</text:p>
          </table:table-cell>
          <table:table-cell office:value-type="float" office:value="41.220999999999997" table:style-name="ce10">
            <text:p>41.221</text:p>
          </table:table-cell>
          <table:table-cell office:value-type="float" office:value="13.74" table:style-name="ce10">
            <text:p>13.74</text:p>
          </table:table-cell>
          <table:table-cell office:value-type="float" office:value="24.138000000000002" table:style-name="ce10">
            <text:p>24.138</text:p>
          </table:table-cell>
          <table:table-cell office:value-type="float" office:value="60.344999999999999" table:style-name="ce10">
            <text:p>60.345</text:p>
          </table:table-cell>
          <table:table-cell office:value-type="float" office:value="15.516999999999999" table:style-name="ce10">
            <text:p>15.517</text:p>
          </table:table-cell>
          <table:table-cell office:value-type="float" office:value="44.274999999999999" table:style-name="ce10">
            <text:p>44.275</text:p>
          </table:table-cell>
          <table:table-cell office:value-type="float" office:value="33.588000000000001" table:style-name="ce10">
            <text:p>33.588</text:p>
          </table:table-cell>
          <table:table-cell office:value-type="float" office:value="22.137" table:style-name="ce10">
            <text:p>22.137</text:p>
          </table:table-cell>
          <table:table-cell office:value-type="float" office:value="66.412000000000006" table:style-name="ce10">
            <text:p>66.412</text:p>
          </table:table-cell>
          <table:table-cell office:value-type="float" office:value="14.504" table:style-name="ce10">
            <text:p>14.504</text:p>
          </table:table-cell>
          <table:table-cell office:value-type="float" office:value="19.084" table:style-name="ce10">
            <text:p>19.084</text:p>
          </table:table-cell>
          <table:table-cell office:value-type="float" office:value="18.643999999999998" table:style-name="ce10">
            <text:p>18.644</text:p>
          </table:table-cell>
          <table:table-cell office:value-type="float" office:value="57.627000000000002" table:style-name="ce10">
            <text:p>57.627</text:p>
          </table:table-cell>
          <table:table-cell office:value-type="float" office:value="23.728999999999999" table:style-name="ce10">
            <text:p>23.729</text:p>
          </table:table-cell>
          <table:table-cell office:value-type="float" office:value="61.237000000000002" table:style-name="ce10">
            <text:p>61.237</text:p>
          </table:table-cell>
          <table:table-cell office:value-type="float" office:value="66.02" table:style-name="ce10">
            <text:p>66.02</text:p>
          </table:table-cell>
          <table:table-cell office:value-type="float" office:value="57.851999999999997" table:style-name="ce10">
            <text:p>57.852</text:p>
          </table:table-cell>
          <table:table-cell office:value-type="float" office:value="38.203000000000003" table:style-name="ce10">
            <text:p>38.203</text:p>
          </table:table-cell>
          <table:table-cell office:value-type="float" office:value="71.543000000000006" table:style-name="ce10">
            <text:p>71.543</text:p>
          </table:table-cell>
          <table:table-cell office:value-type="float" office:value="72.805000000000007" table:style-name="ce10">
            <text:p>72.805</text:p>
          </table:table-cell>
          <table:table-cell office:value-type="float" office:value="4.4420000000000002" table:style-name="ce10">
            <text:p>4.442</text:p>
          </table:table-cell>
          <table:table-cell office:value-type="float" office:value="75.87" table:style-name="ce10">
            <text:p>75.87</text:p>
          </table:table-cell>
          <table:table-cell office:value-type="float" office:value="26.393000000000001" table:style-name="ce10">
            <text:p>26.393</text:p>
          </table:table-cell>
          <table:table-cell office:value-type="float" office:value="73.841999999999999" table:style-name="ce10">
            <text:p>73.842</text:p>
          </table:table-cell>
          <table:table-cell table:number-columns-repeated="16264"/>
        </table:table-row>
        <table:table-row table:style-name="ro5">
          <table:table-cell office:value-type="string" table:style-name="ce4">
            <text:p>GPA</text:p>
          </table:table-cell>
          <table:table-cell office:value-type="string" table:style-name="ce4">
            <text:p>Government Property Agency</text:p>
          </table:table-cell>
          <table:table-cell office:value-type="string" table:style-name="ce4">
            <text:p>Cabinet Office</text:p>
          </table:table-cell>
          <table:table-cell table:style-name="ce4"/>
          <table:table-cell office:value-type="float" office:value="100" table:style-name="ce10">
            <text:p>100</text:p>
          </table:table-cell>
          <table:table-cell office:value-type="float" office:value="65.542000000000002" table:style-name="ce10">
            <text:p>65.542</text:p>
          </table:table-cell>
          <table:table-cell office:value-type="float" office:value="83.459000000000003" table:style-name="ce10">
            <text:p>83.459</text:p>
          </table:table-cell>
          <table:table-cell office:value-type="float" office:value="87.972999999999999" table:style-name="ce10">
            <text:p>87.973</text:p>
          </table:table-cell>
          <table:table-cell office:value-type="float" office:value="81.441000000000003" table:style-name="ce10">
            <text:p>81.441</text:p>
          </table:table-cell>
          <table:table-cell office:value-type="float" office:value="85.817999999999998" table:style-name="ce10">
            <text:p>85.818</text:p>
          </table:table-cell>
          <table:table-cell office:value-type="float" office:value="59.392000000000003" table:style-name="ce10">
            <text:p>59.392</text:p>
          </table:table-cell>
          <table:table-cell office:value-type="float" office:value="81.373999999999995" table:style-name="ce10">
            <text:p>81.374</text:p>
          </table:table-cell>
          <table:table-cell office:value-type="float" office:value="66.91" table:style-name="ce10">
            <text:p>66.91</text:p>
          </table:table-cell>
          <table:table-cell office:value-type="float" office:value="37.94" table:style-name="ce10">
            <text:p>37.94</text:p>
          </table:table-cell>
          <table:table-cell office:value-type="float" office:value="61.043999999999997" table:style-name="ce10">
            <text:p>61.044</text:p>
          </table:table-cell>
          <table:table-cell office:value-type="float" office:value="92.432000000000002" table:style-name="ce10">
            <text:p>92.432</text:p>
          </table:table-cell>
          <table:table-cell office:value-type="float" office:value="85.135000000000005" table:style-name="ce10">
            <text:p>85.135</text:p>
          </table:table-cell>
          <table:table-cell office:value-type="float" office:value="81.081000000000003" table:style-name="ce10">
            <text:p>81.081</text:p>
          </table:table-cell>
          <table:table-cell office:value-type="float" office:value="71.622" table:style-name="ce10">
            <text:p>71.622</text:p>
          </table:table-cell>
          <table:table-cell office:value-type="float" office:value="87.027000000000001" table:style-name="ce10">
            <text:p>87.027</text:p>
          </table:table-cell>
          <table:table-cell office:value-type="float" office:value="87.027000000000001" table:style-name="ce10">
            <text:p>87.027</text:p>
          </table:table-cell>
          <table:table-cell office:value-type="float" office:value="88.918999999999997" table:style-name="ce10">
            <text:p>88.919</text:p>
          </table:table-cell>
          <table:table-cell office:value-type="float" office:value="82.432000000000002" table:style-name="ce10">
            <text:p>82.432</text:p>
          </table:table-cell>
          <table:table-cell office:value-type="float" office:value="89.188999999999993" table:style-name="ce10">
            <text:p>89.189</text:p>
          </table:table-cell>
          <table:table-cell office:value-type="float" office:value="90.27" table:style-name="ce10">
            <text:p>90.27</text:p>
          </table:table-cell>
          <table:table-cell office:value-type="float" office:value="80.540999999999997" table:style-name="ce10">
            <text:p>80.541</text:p>
          </table:table-cell>
          <table:table-cell office:value-type="float" office:value="84.323999999999998" table:style-name="ce10">
            <text:p>84.324</text:p>
          </table:table-cell>
          <table:table-cell office:value-type="float" office:value="84.864999999999995" table:style-name="ce10">
            <text:p>84.865</text:p>
          </table:table-cell>
          <table:table-cell office:value-type="float" office:value="75.405000000000001" table:style-name="ce10">
            <text:p>75.405</text:p>
          </table:table-cell>
          <table:table-cell office:value-type="float" office:value="72.432000000000002" table:style-name="ce10">
            <text:p>72.432</text:p>
          </table:table-cell>
          <table:table-cell office:value-type="float" office:value="73.513999999999996" table:style-name="ce10">
            <text:p>73.514</text:p>
          </table:table-cell>
          <table:table-cell office:value-type="float" office:value="86.992000000000004" table:style-name="ce10">
            <text:p>86.992</text:p>
          </table:table-cell>
          <table:table-cell office:value-type="float" office:value="86.179000000000002" table:style-name="ce10">
            <text:p>86.179</text:p>
          </table:table-cell>
          <table:table-cell office:value-type="float" office:value="84.281999999999996" table:style-name="ce10">
            <text:p>84.282</text:p>
          </table:table-cell>
          <table:table-cell office:value-type="float" office:value="72.703000000000003" table:style-name="ce10">
            <text:p>72.703</text:p>
          </table:table-cell>
          <table:table-cell office:value-type="float" office:value="58.649000000000001" table:style-name="ce10">
            <text:p>58.649</text:p>
          </table:table-cell>
          <table:table-cell office:value-type="float" office:value="55.134999999999998" table:style-name="ce10">
            <text:p>55.135</text:p>
          </table:table-cell>
          <table:table-cell office:value-type="float" office:value="51.22" table:style-name="ce10">
            <text:p>51.22</text:p>
          </table:table-cell>
          <table:table-cell office:value-type="float" office:value="85.135000000000005" table:style-name="ce10">
            <text:p>85.135</text:p>
          </table:table-cell>
          <table:table-cell office:value-type="float" office:value="86.45" table:style-name="ce10">
            <text:p>86.45</text:p>
          </table:table-cell>
          <table:table-cell office:value-type="float" office:value="74.594999999999999" table:style-name="ce10">
            <text:p>74.595</text:p>
          </table:table-cell>
          <table:table-cell office:value-type="float" office:value="79.459000000000003" table:style-name="ce10">
            <text:p>79.459</text:p>
          </table:table-cell>
          <table:table-cell office:value-type="float" office:value="54.865000000000002" table:style-name="ce10">
            <text:p>54.865</text:p>
          </table:table-cell>
          <table:table-cell office:value-type="float" office:value="72.629000000000005" table:style-name="ce10">
            <text:p>72.629</text:p>
          </table:table-cell>
          <table:table-cell office:value-type="float" office:value="91.081000000000003" table:style-name="ce10">
            <text:p>91.081</text:p>
          </table:table-cell>
          <table:table-cell office:value-type="float" office:value="65.405000000000001" table:style-name="ce10">
            <text:p>65.405</text:p>
          </table:table-cell>
          <table:table-cell office:value-type="float" office:value="53.134" table:style-name="ce10">
            <text:p>53.134</text:p>
          </table:table-cell>
          <table:table-cell office:value-type="float" office:value="64.054000000000002" table:style-name="ce10">
            <text:p>64.054</text:p>
          </table:table-cell>
          <table:table-cell office:value-type="float" office:value="41.734000000000002" table:style-name="ce10">
            <text:p>41.734</text:p>
          </table:table-cell>
          <table:table-cell office:value-type="float" office:value="39.837000000000003" table:style-name="ce10">
            <text:p>39.837</text:p>
          </table:table-cell>
          <table:table-cell office:value-type="float" office:value="32.249000000000002" table:style-name="ce10">
            <text:p>32.249</text:p>
          </table:table-cell>
          <table:table-cell office:value-type="float" office:value="74.864999999999995" table:style-name="ce10">
            <text:p>74.865</text:p>
          </table:table-cell>
          <table:table-cell office:value-type="float" office:value="68.293000000000006" table:style-name="ce10">
            <text:p>68.293</text:p>
          </table:table-cell>
          <table:table-cell office:value-type="float" office:value="72.972999999999999" table:style-name="ce10">
            <text:p>72.973</text:p>
          </table:table-cell>
          <table:table-cell office:value-type="float" office:value="68.108000000000004" table:style-name="ce10">
            <text:p>68.108</text:p>
          </table:table-cell>
          <table:table-cell office:value-type="float" office:value="40.540999999999997" table:style-name="ce10">
            <text:p>40.541</text:p>
          </table:table-cell>
          <table:table-cell office:value-type="float" office:value="51.350999999999999" table:style-name="ce10">
            <text:p>51.351</text:p>
          </table:table-cell>
          <table:table-cell office:value-type="float" office:value="66.486000000000004" table:style-name="ce10">
            <text:p>66.486</text:p>
          </table:table-cell>
          <table:table-cell office:value-type="float" office:value="48.649000000000001" table:style-name="ce10">
            <text:p>48.649</text:p>
          </table:table-cell>
          <table:table-cell office:value-type="float" office:value="58.107999999999997" table:style-name="ce10">
            <text:p>58.108</text:p>
          </table:table-cell>
          <table:table-cell office:value-type="float" office:value="70.811000000000007" table:style-name="ce10">
            <text:p>70.811</text:p>
          </table:table-cell>
          <table:table-cell office:value-type="float" office:value="59.079000000000001" table:style-name="ce10">
            <text:p>59.079</text:p>
          </table:table-cell>
          <table:table-cell office:value-type="float" office:value="45.134999999999998" table:style-name="ce10">
            <text:p>45.135</text:p>
          </table:table-cell>
          <table:table-cell office:value-type="float" office:value="60.540999999999997" table:style-name="ce10">
            <text:p>60.541</text:p>
          </table:table-cell>
          <table:table-cell office:value-type="float" office:value="58.649000000000001" table:style-name="ce10">
            <text:p>58.649</text:p>
          </table:table-cell>
          <table:table-cell office:value-type="float" office:value="59.459000000000003" table:style-name="ce10">
            <text:p>59.459</text:p>
          </table:table-cell>
          <table:table-cell office:value-type="float" office:value="37.127000000000002" table:style-name="ce10">
            <text:p>37.127</text:p>
          </table:table-cell>
          <table:table-cell office:value-type="float" office:value="91.622" table:style-name="ce10">
            <text:p>91.622</text:p>
          </table:table-cell>
          <table:table-cell office:value-type="float" office:value="79.73" table:style-name="ce10">
            <text:p>79.73</text:p>
          </table:table-cell>
          <table:table-cell office:value-type="float" office:value="72.432000000000002" table:style-name="ce10">
            <text:p>72.432</text:p>
          </table:table-cell>
          <table:table-cell office:value-type="float" office:value="69.73" table:style-name="ce10">
            <text:p>69.73</text:p>
          </table:table-cell>
          <table:table-cell office:value-type="float" office:value="75.135000000000005" table:style-name="ce10">
            <text:p>75.135</text:p>
          </table:table-cell>
          <table:table-cell office:value-type="float" office:value="77.296999999999997" table:style-name="ce10">
            <text:p>77.297</text:p>
          </table:table-cell>
          <table:table-cell office:value-type="float" office:value="63.957000000000001" table:style-name="ce10">
            <text:p>63.957</text:p>
          </table:table-cell>
          <table:table-cell office:value-type="float" office:value="70.27" table:style-name="ce10">
            <text:p>70.27</text:p>
          </table:table-cell>
          <table:table-cell office:value-type="float" office:value="69.459000000000003" table:style-name="ce10">
            <text:p>69.459</text:p>
          </table:table-cell>
          <table:table-cell office:value-type="float" office:value="81.622" table:style-name="ce10">
            <text:p>81.622</text:p>
          </table:table-cell>
          <table:table-cell office:value-type="float" office:value="87.837999999999994" table:style-name="ce10">
            <text:p>87.838</text:p>
          </table:table-cell>
          <table:table-cell office:value-type="float" office:value="94.323999999999998" table:style-name="ce10">
            <text:p>94.324</text:p>
          </table:table-cell>
          <table:table-cell office:value-type="float" office:value="73.242999999999995" table:style-name="ce10">
            <text:p>73.243</text:p>
          </table:table-cell>
          <table:table-cell office:value-type="float" office:value="67.209000000000003" table:style-name="ce10">
            <text:p>67.209</text:p>
          </table:table-cell>
          <table:table-cell office:value-type="float" office:value="7.0460000000000003" table:style-name="ce10">
            <text:p>7.046</text:p>
          </table:table-cell>
          <table:table-cell office:value-type="float" office:value="17.885999999999999" table:style-name="ce10">
            <text:p>17.886</text:p>
          </table:table-cell>
          <table:table-cell office:value-type="float" office:value="41.463000000000001" table:style-name="ce10">
            <text:p>41.463</text:p>
          </table:table-cell>
          <table:table-cell office:value-type="float" office:value="33.603999999999999" table:style-name="ce10">
            <text:p>33.604</text:p>
          </table:table-cell>
          <table:table-cell office:value-type="float" office:value="10.598000000000001" table:style-name="ce10">
            <text:p>10.598</text:p>
          </table:table-cell>
          <table:table-cell office:value-type="float" office:value="88.108000000000004" table:style-name="ce10">
            <text:p>88.108</text:p>
          </table:table-cell>
          <table:table-cell office:value-type="float" office:value="70.27" table:style-name="ce10">
            <text:p>70.27</text:p>
          </table:table-cell>
          <table:table-cell office:value-type="float" office:value="79.945999999999998" table:style-name="ce10">
            <text:p>79.946</text:p>
          </table:table-cell>
          <table:table-cell office:value-type="float" office:value="7.8380000000000001" table:style-name="ce10">
            <text:p>7.838</text:p>
          </table:table-cell>
          <table:table-cell office:value-type="float" office:value="85.135000000000005" table:style-name="ce10">
            <text:p>85.135</text:p>
          </table:table-cell>
          <table:table-cell office:value-type="float" office:value="7.0270000000000001" table:style-name="ce10">
            <text:p>7.027</text:p>
          </table:table-cell>
          <table:table-cell office:value-type="float" office:value="9.73" table:style-name="ce10">
            <text:p>9.73</text:p>
          </table:table-cell>
          <table:table-cell office:value-type="float" office:value="84.864999999999995" table:style-name="ce10">
            <text:p>84.865</text:p>
          </table:table-cell>
          <table:table-cell office:value-type="float" office:value="5.4050000000000002" table:style-name="ce10">
            <text:p>5.405</text:p>
          </table:table-cell>
          <table:table-cell office:value-type="float" office:value="33.332999999999998" table:style-name="ce10">
            <text:p>33.333</text:p>
          </table:table-cell>
          <table:table-cell office:value-type="float" office:value="47.222000000000001" table:style-name="ce10">
            <text:p>47.222</text:p>
          </table:table-cell>
          <table:table-cell office:value-type="float" office:value="19.443999999999999" table:style-name="ce10">
            <text:p>19.444</text:p>
          </table:table-cell>
          <table:table-cell office:value-type="float" office:value="50" table:style-name="ce10">
            <text:p>50</text:p>
          </table:table-cell>
          <table:table-cell office:value-type="float" office:value="33.332999999999998" table:style-name="ce10">
            <text:p>33.333</text:p>
          </table:table-cell>
          <table:table-cell office:value-type="float" office:value="16.667000000000002" table:style-name="ce10">
            <text:p>16.667</text:p>
          </table:table-cell>
          <table:table-cell office:value-type="float" office:value="33.332999999999998" table:style-name="ce10">
            <text:p>33.333</text:p>
          </table:table-cell>
          <table:table-cell office:value-type="float" office:value="36.110999999999997" table:style-name="ce10">
            <text:p>36.111</text:p>
          </table:table-cell>
          <table:table-cell office:value-type="float" office:value="30.556000000000001" table:style-name="ce10">
            <text:p>30.556</text:p>
          </table:table-cell>
          <table:table-cell office:value-type="float" office:value="50" table:style-name="ce10">
            <text:p>50</text:p>
          </table:table-cell>
          <table:table-cell office:value-type="float" office:value="38.889000000000003" table:style-name="ce10">
            <text:p>38.889</text:p>
          </table:table-cell>
          <table:table-cell office:value-type="float" office:value="11.111000000000001" table:style-name="ce10">
            <text:p>11.111</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71.037999999999997" table:style-name="ce10">
            <text:p>71.038</text:p>
          </table:table-cell>
          <table:table-cell office:value-type="float" office:value="75.956000000000003" table:style-name="ce10">
            <text:p>75.956</text:p>
          </table:table-cell>
          <table:table-cell office:value-type="float" office:value="66.301000000000002" table:style-name="ce10">
            <text:p>66.301</text:p>
          </table:table-cell>
          <table:table-cell office:value-type="float" office:value="33.332999999999998" table:style-name="ce10">
            <text:p>33.333</text:p>
          </table:table-cell>
          <table:table-cell office:value-type="float" office:value="77.778000000000006" table:style-name="ce10">
            <text:p>77.778</text:p>
          </table:table-cell>
          <table:table-cell office:value-type="float" office:value="72.900000000000006" table:style-name="ce10">
            <text:p>72.9</text:p>
          </table:table-cell>
          <table:table-cell office:value-type="float" office:value="3.2610000000000001" table:style-name="ce10">
            <text:p>3.261</text:p>
          </table:table-cell>
          <table:table-cell office:value-type="float" office:value="76.087000000000003" table:style-name="ce10">
            <text:p>76.087</text:p>
          </table:table-cell>
          <table:table-cell office:value-type="float" office:value="25.901" table:style-name="ce10">
            <text:p>25.901</text:p>
          </table:table-cell>
          <table:table-cell office:value-type="float" office:value="76.067999999999998" table:style-name="ce10">
            <text:p>76.068</text:p>
          </table:table-cell>
          <table:table-cell table:number-columns-repeated="16264"/>
        </table:table-row>
        <table:table-row table:style-name="ro10">
          <table:table-cell office:value-type="string" table:style-name="ce4">
            <text:p>HMCPSI</text:p>
          </table:table-cell>
          <table:table-cell office:value-type="string" table:style-name="ce4">
            <text:p>HM CPS Inspectorate</text:p>
          </table:table-cell>
          <table:table-cell office:value-type="string" table:style-name="ce4">
            <text:p>Attorney General's Departments</text:p>
          </table:table-cell>
          <table:table-cell table:style-name="ce4"/>
          <table:table-cell office:value-type="float" office:value="93.102999999999994" table:style-name="ce10">
            <text:p>93.103</text:p>
          </table:table-cell>
          <table:table-cell office:value-type="float" office:value="85.741" table:style-name="ce10">
            <text:p>85.741</text:p>
          </table:table-cell>
          <table:table-cell office:value-type="float" office:value="88.888999999999996" table:style-name="ce10">
            <text:p>88.889</text:p>
          </table:table-cell>
          <table:table-cell office:value-type="float" office:value="94.444000000000003" table:style-name="ce10">
            <text:p>94.444</text:p>
          </table:table-cell>
          <table:table-cell office:value-type="float" office:value="96.707999999999998" table:style-name="ce10">
            <text:p>96.708</text:p>
          </table:table-cell>
          <table:table-cell office:value-type="float" office:value="91.358000000000004" table:style-name="ce10">
            <text:p>91.358</text:p>
          </table:table-cell>
          <table:table-cell office:value-type="float" office:value="81.480999999999995" table:style-name="ce10">
            <text:p>81.481</text:p>
          </table:table-cell>
          <table:table-cell office:value-type="float" office:value="89.814999999999998" table:style-name="ce10">
            <text:p>89.815</text:p>
          </table:table-cell>
          <table:table-cell office:value-type="float" office:value="90.123000000000005" table:style-name="ce10">
            <text:p>90.123</text:p>
          </table:table-cell>
          <table:table-cell office:value-type="float" office:value="60.494" table:style-name="ce10">
            <text:p>60.494</text:p>
          </table:table-cell>
          <table:table-cell office:value-type="float" office:value="88.888999999999996" table:style-name="ce10">
            <text:p>88.889</text:p>
          </table:table-cell>
          <table:table-cell office:value-type="float" office:value="88.888999999999996" table:style-name="ce10">
            <text:p>88.889</text:p>
          </table:table-cell>
          <table:table-cell office:value-type="float" office:value="92.593000000000004" table:style-name="ce10">
            <text:p>92.593</text:p>
          </table:table-cell>
          <table:table-cell office:value-type="float" office:value="92.593000000000004" table:style-name="ce10">
            <text:p>92.593</text:p>
          </table:table-cell>
          <table:table-cell office:value-type="float" office:value="81.480999999999995" table:style-name="ce10">
            <text:p>81.481</text:p>
          </table:table-cell>
          <table:table-cell office:value-type="float" office:value="88.888999999999996" table:style-name="ce10">
            <text:p>88.889</text:p>
          </table:table-cell>
          <table:table-cell office:value-type="float" office:value="92.593000000000004" table:style-name="ce10">
            <text:p>92.593</text:p>
          </table:table-cell>
          <table:table-cell office:value-type="float" office:value="96.296000000000006" table:style-name="ce10">
            <text:p>96.296</text:p>
          </table:table-cell>
          <table:table-cell office:value-type="float" office:value="96.296000000000006" table:style-name="ce10">
            <text:p>96.296</text:p>
          </table:table-cell>
          <table:table-cell office:value-type="float" office:value="96.296000000000006" table:style-name="ce10">
            <text:p>96.296</text:p>
          </table:table-cell>
          <table:table-cell office:value-type="float" office:value="96.296000000000006" table:style-name="ce10">
            <text:p>96.296</text:p>
          </table:table-cell>
          <table:table-cell office:value-type="float" office:value="96.296000000000006" table:style-name="ce10">
            <text:p>96.296</text:p>
          </table:table-cell>
          <table:table-cell office:value-type="float" office:value="96.296000000000006" table:style-name="ce10">
            <text:p>96.296</text:p>
          </table:table-cell>
          <table:table-cell office:value-type="float" office:value="100" table:style-name="ce10">
            <text:p>100</text:p>
          </table:table-cell>
          <table:table-cell office:value-type="float" office:value="100" table:style-name="ce10">
            <text:p>100</text:p>
          </table:table-cell>
          <table:table-cell office:value-type="float" office:value="96.296000000000006" table:style-name="ce10">
            <text:p>96.296</text:p>
          </table:table-cell>
          <table:table-cell office:value-type="float" office:value="92.593000000000004" table:style-name="ce10">
            <text:p>92.593</text:p>
          </table:table-cell>
          <table:table-cell office:value-type="float" office:value="92.593000000000004" table:style-name="ce10">
            <text:p>92.593</text:p>
          </table:table-cell>
          <table:table-cell office:value-type="float" office:value="88.888999999999996" table:style-name="ce10">
            <text:p>88.889</text:p>
          </table:table-cell>
          <table:table-cell office:value-type="float" office:value="92.593000000000004" table:style-name="ce10">
            <text:p>92.593</text:p>
          </table:table-cell>
          <table:table-cell office:value-type="float" office:value="88.888999999999996" table:style-name="ce10">
            <text:p>88.889</text:p>
          </table:table-cell>
          <table:table-cell office:value-type="float" office:value="81.480999999999995" table:style-name="ce10">
            <text:p>81.481</text:p>
          </table:table-cell>
          <table:table-cell office:value-type="float" office:value="66.667000000000002" table:style-name="ce10">
            <text:p>66.667</text:p>
          </table:table-cell>
          <table:table-cell office:value-type="float" office:value="88.888999999999996" table:style-name="ce10">
            <text:p>88.889</text:p>
          </table:table-cell>
          <table:table-cell office:value-type="float" office:value="92.593000000000004" table:style-name="ce10">
            <text:p>92.593</text:p>
          </table:table-cell>
          <table:table-cell office:value-type="float" office:value="96.296000000000006" table:style-name="ce10">
            <text:p>96.296</text:p>
          </table:table-cell>
          <table:table-cell office:value-type="float" office:value="85.185000000000002" table:style-name="ce10">
            <text:p>85.185</text:p>
          </table:table-cell>
          <table:table-cell office:value-type="float" office:value="85.185000000000002" table:style-name="ce10">
            <text:p>85.185</text:p>
          </table:table-cell>
          <table:table-cell office:value-type="float" office:value="85.185000000000002" table:style-name="ce10">
            <text:p>85.185</text:p>
          </table:table-cell>
          <table:table-cell office:value-type="float" office:value="88.888999999999996" table:style-name="ce10">
            <text:p>88.889</text:p>
          </table:table-cell>
          <table:table-cell office:value-type="float" office:value="96.296000000000006" table:style-name="ce10">
            <text:p>96.296</text:p>
          </table:table-cell>
          <table:table-cell office:value-type="float" office:value="88.888999999999996" table:style-name="ce10">
            <text:p>88.889</text:p>
          </table:table-cell>
          <table:table-cell office:value-type="float" office:value="88.888999999999996" table:style-name="ce10">
            <text:p>88.889</text:p>
          </table:table-cell>
          <table:table-cell office:value-type="float" office:value="92.593000000000004" table:style-name="ce10">
            <text:p>92.593</text:p>
          </table:table-cell>
          <table:table-cell office:value-type="float" office:value="62.963000000000001" table:style-name="ce10">
            <text:p>62.963</text:p>
          </table:table-cell>
          <table:table-cell office:value-type="float" office:value="66.667000000000002" table:style-name="ce10">
            <text:p>66.667</text:p>
          </table:table-cell>
          <table:table-cell office:value-type="float" office:value="51.851999999999997" table:style-name="ce10">
            <text:p>51.852</text:p>
          </table:table-cell>
          <table:table-cell office:value-type="float" office:value="96.296000000000006" table:style-name="ce10">
            <text:p>96.296</text:p>
          </table:table-cell>
          <table:table-cell office:value-type="float" office:value="92.593000000000004" table:style-name="ce10">
            <text:p>92.593</text:p>
          </table:table-cell>
          <table:table-cell office:value-type="float" office:value="92.593000000000004" table:style-name="ce10">
            <text:p>92.593</text:p>
          </table:table-cell>
          <table:table-cell office:value-type="float" office:value="92.593000000000004" table:style-name="ce10">
            <text:p>92.593</text:p>
          </table:table-cell>
          <table:table-cell office:value-type="float" office:value="85.185000000000002" table:style-name="ce10">
            <text:p>85.185</text:p>
          </table:table-cell>
          <table:table-cell office:value-type="float" office:value="81.480999999999995" table:style-name="ce10">
            <text:p>81.481</text:p>
          </table:table-cell>
          <table:table-cell office:value-type="float" office:value="92.593000000000004" table:style-name="ce10">
            <text:p>92.593</text:p>
          </table:table-cell>
          <table:table-cell office:value-type="float" office:value="85.185000000000002" table:style-name="ce10">
            <text:p>85.185</text:p>
          </table:table-cell>
          <table:table-cell office:value-type="float" office:value="81.480999999999995" table:style-name="ce10">
            <text:p>81.481</text:p>
          </table:table-cell>
          <table:table-cell office:value-type="float" office:value="85.185000000000002" table:style-name="ce10">
            <text:p>85.185</text:p>
          </table:table-cell>
          <table:table-cell office:value-type="float" office:value="85.185000000000002" table:style-name="ce10">
            <text:p>85.185</text:p>
          </table:table-cell>
          <table:table-cell office:value-type="float" office:value="81.480999999999995" table:style-name="ce10">
            <text:p>81.481</text:p>
          </table:table-cell>
          <table:table-cell office:value-type="float" office:value="92.593000000000004" table:style-name="ce10">
            <text:p>92.593</text:p>
          </table:table-cell>
          <table:table-cell office:value-type="float" office:value="92.593000000000004" table:style-name="ce10">
            <text:p>92.593</text:p>
          </table:table-cell>
          <table:table-cell office:value-type="float" office:value="85.185000000000002" table:style-name="ce10">
            <text:p>85.185</text:p>
          </table:table-cell>
          <table:table-cell office:value-type="float" office:value="74.073999999999998" table:style-name="ce10">
            <text:p>74.074</text:p>
          </table:table-cell>
          <table:table-cell office:value-type="float" office:value="96.296000000000006" table:style-name="ce10">
            <text:p>96.296</text:p>
          </table:table-cell>
          <table:table-cell office:value-type="float" office:value="81.480999999999995" table:style-name="ce10">
            <text:p>81.481</text:p>
          </table:table-cell>
          <table:table-cell office:value-type="float" office:value="85.185000000000002" table:style-name="ce10">
            <text:p>85.185</text:p>
          </table:table-cell>
          <table:table-cell office:value-type="float" office:value="77.778000000000006" table:style-name="ce10">
            <text:p>77.778</text:p>
          </table:table-cell>
          <table:table-cell office:value-type="float" office:value="81.480999999999995" table:style-name="ce10">
            <text:p>81.481</text:p>
          </table:table-cell>
          <table:table-cell office:value-type="float" office:value="70.37" table:style-name="ce10">
            <text:p>70.37</text:p>
          </table:table-cell>
          <table:table-cell office:value-type="float" office:value="55.555999999999997" table:style-name="ce10">
            <text:p>55.556</text:p>
          </table:table-cell>
          <table:table-cell office:value-type="float" office:value="96.153999999999996" table:style-name="ce10">
            <text:p>96.154</text:p>
          </table:table-cell>
          <table:table-cell office:value-type="float" office:value="70.37" table:style-name="ce10">
            <text:p>70.37</text:p>
          </table:table-cell>
          <table:table-cell office:value-type="float" office:value="100" table:style-name="ce10">
            <text:p>100</text:p>
          </table:table-cell>
          <table:table-cell office:value-type="float" office:value="88.888999999999996" table:style-name="ce10">
            <text:p>88.889</text:p>
          </table:table-cell>
          <table:table-cell office:value-type="float" office:value="100" table:style-name="ce10">
            <text:p>100</text:p>
          </table:table-cell>
          <table:table-cell office:value-type="float" office:value="85.185000000000002" table:style-name="ce10">
            <text:p>85.185</text:p>
          </table:table-cell>
          <table:table-cell office:value-type="float" office:value="92.593000000000004" table:style-name="ce10">
            <text:p>92.593</text:p>
          </table:table-cell>
          <table:table-cell office:value-type="float" office:value="3.7040000000000002" table:style-name="ce10">
            <text:p>3.704</text:p>
          </table:table-cell>
          <table:table-cell office:value-type="float" office:value="3.7040000000000002" table:style-name="ce10">
            <text:p>3.704</text:p>
          </table:table-cell>
          <table:table-cell office:value-type="float" office:value="55.555999999999997" table:style-name="ce10">
            <text:p>55.556</text:p>
          </table:table-cell>
          <table:table-cell office:value-type="float" office:value="37.036999999999999" table:style-name="ce10">
            <text:p>37.037</text:p>
          </table:table-cell>
          <table:table-cell office:value-type="float" office:value="11.111000000000001" table:style-name="ce10">
            <text:p>11.111</text:p>
          </table:table-cell>
          <table:table-cell office:value-type="float" office:value="92.593000000000004" table:style-name="ce10">
            <text:p>92.593</text:p>
          </table:table-cell>
          <table:table-cell office:value-type="float" office:value="77.778000000000006" table:style-name="ce10">
            <text:p>77.778</text:p>
          </table:table-cell>
          <table:table-cell office:value-type="float" office:value="92.593000000000004" table:style-name="ce10">
            <text:p>92.593</text:p>
          </table:table-cell>
          <table:table-cell office:value-type="float" office:value="3.7040000000000002" table:style-name="ce10">
            <text:p>3.704</text:p>
          </table:table-cell>
          <table:table-cell office:value-type="float" office:value="88.888999999999996" table:style-name="ce10">
            <text:p>88.889</text:p>
          </table:table-cell>
          <table:table-cell office:value-type="float" office:value="7.407" table:style-name="ce10">
            <text:p>7.407</text:p>
          </table:table-cell>
          <table:table-cell office:value-type="float" office:value="3.7040000000000002" table:style-name="ce10">
            <text:p>3.704</text:p>
          </table:table-cell>
          <table:table-cell office:value-type="float" office:value="92.593000000000004" table:style-name="ce10">
            <text:p>92.593</text:p>
          </table:table-cell>
          <table:table-cell office:value-type="float" office:value="3.7040000000000002" table:style-name="ce10">
            <text:p>3.704</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80.769000000000005" table:style-name="ce10">
            <text:p>80.769</text:p>
          </table:table-cell>
          <table:table-cell office:value-type="float" office:value="84" table:style-name="ce10">
            <text:p>84</text:p>
          </table:table-cell>
          <table:table-cell office:value-type="float" office:value="73.076999999999998" table:style-name="ce10">
            <text:p>73.077</text:p>
          </table:table-cell>
          <table:table-cell office:value-type="float" office:value="19.231000000000002" table:style-name="ce10">
            <text:p>19.231</text:p>
          </table:table-cell>
          <table:table-cell office:value-type="float" office:value="76.923000000000002" table:style-name="ce10">
            <text:p>76.923</text:p>
          </table:table-cell>
          <table:table-cell office:value-type="float" office:value="88.462000000000003" table:style-name="ce10">
            <text:p>88.462</text:p>
          </table:table-cell>
          <table:table-cell office:value-type="float" office:value="3.8460000000000001" table:style-name="ce10">
            <text:p>3.846</text:p>
          </table:table-cell>
          <table:table-cell office:value-type="float" office:value="96.153999999999996" table:style-name="ce10">
            <text:p>96.154</text:p>
          </table:table-cell>
          <table:table-cell office:value-type="float" office:value="12.384" table:style-name="ce10">
            <text:p>12.384</text:p>
          </table:table-cell>
          <table:table-cell office:value-type="float" office:value="81" table:style-name="ce10">
            <text:p>81</text:p>
          </table:table-cell>
          <table:table-cell table:number-columns-repeated="16264"/>
        </table:table-row>
        <table:table-row table:style-name="ro10">
          <table:table-cell office:value-type="string" table:style-name="ce4">
            <text:p>HMCTS</text:p>
          </table:table-cell>
          <table:table-cell office:value-type="string" table:style-name="ce4">
            <text:p>HM Courts and Tribunals Service</text:p>
          </table:table-cell>
          <table:table-cell office:value-type="string" table:style-name="ce4">
            <text:p>Justice</text:p>
          </table:table-cell>
          <table:table-cell office:value-type="string" table:style-name="ce4">
            <text:p>[note 6]</text:p>
          </table:table-cell>
          <table:table-cell office:value-type="float" office:value="59.569000000000003" table:style-name="ce10">
            <text:p>59.569</text:p>
          </table:table-cell>
          <table:table-cell office:value-type="float" office:value="57.000999999999998" table:style-name="ce10">
            <text:p>57.001</text:p>
          </table:table-cell>
          <table:table-cell office:value-type="float" office:value="69.745000000000005" table:style-name="ce10">
            <text:p>69.745</text:p>
          </table:table-cell>
          <table:table-cell office:value-type="float" office:value="76.195999999999998" table:style-name="ce10">
            <text:p>76.196</text:p>
          </table:table-cell>
          <table:table-cell office:value-type="float" office:value="69.942999999999998" table:style-name="ce10">
            <text:p>69.943</text:p>
          </table:table-cell>
          <table:table-cell office:value-type="float" office:value="78.385000000000005" table:style-name="ce10">
            <text:p>78.385</text:p>
          </table:table-cell>
          <table:table-cell office:value-type="float" office:value="49.531999999999996" table:style-name="ce10">
            <text:p>49.532</text:p>
          </table:table-cell>
          <table:table-cell office:value-type="float" office:value="75.009" table:style-name="ce10">
            <text:p>75.009</text:p>
          </table:table-cell>
          <table:table-cell office:value-type="float" office:value="70.010999999999996" table:style-name="ce10">
            <text:p>70.011</text:p>
          </table:table-cell>
          <table:table-cell office:value-type="float" office:value="20.611000000000001" table:style-name="ce10">
            <text:p>20.611</text:p>
          </table:table-cell>
          <table:table-cell office:value-type="float" office:value="43.213000000000001" table:style-name="ce10">
            <text:p>43.213</text:p>
          </table:table-cell>
          <table:table-cell office:value-type="float" office:value="86.63" table:style-name="ce10">
            <text:p>86.63</text:p>
          </table:table-cell>
          <table:table-cell office:value-type="float" office:value="77.954999999999998" table:style-name="ce10">
            <text:p>77.955</text:p>
          </table:table-cell>
          <table:table-cell office:value-type="float" office:value="73.488" table:style-name="ce10">
            <text:p>73.488</text:p>
          </table:table-cell>
          <table:table-cell office:value-type="float" office:value="48.787999999999997" table:style-name="ce10">
            <text:p>48.788</text:p>
          </table:table-cell>
          <table:table-cell office:value-type="float" office:value="61.744" table:style-name="ce10">
            <text:p>61.744</text:p>
          </table:table-cell>
          <table:table-cell office:value-type="float" office:value="74.61" table:style-name="ce10">
            <text:p>74.61</text:p>
          </table:table-cell>
          <table:table-cell office:value-type="float" office:value="77.793999999999997" table:style-name="ce10">
            <text:p>77.794</text:p>
          </table:table-cell>
          <table:table-cell office:value-type="float" office:value="70.051000000000002" table:style-name="ce10">
            <text:p>70.051</text:p>
          </table:table-cell>
          <table:table-cell office:value-type="float" office:value="80.251000000000005" table:style-name="ce10">
            <text:p>80.251</text:p>
          </table:table-cell>
          <table:table-cell office:value-type="float" office:value="75.960999999999999" table:style-name="ce10">
            <text:p>75.961</text:p>
          </table:table-cell>
          <table:table-cell office:value-type="float" office:value="62.267000000000003" table:style-name="ce10">
            <text:p>62.267</text:p>
          </table:table-cell>
          <table:table-cell office:value-type="float" office:value="72.256" table:style-name="ce10">
            <text:p>72.256</text:p>
          </table:table-cell>
          <table:table-cell office:value-type="float" office:value="76.251999999999995" table:style-name="ce10">
            <text:p>76.252</text:p>
          </table:table-cell>
          <table:table-cell office:value-type="float" office:value="64.769000000000005" table:style-name="ce10">
            <text:p>64.769</text:p>
          </table:table-cell>
          <table:table-cell office:value-type="float" office:value="62.337000000000003" table:style-name="ce10">
            <text:p>62.337</text:p>
          </table:table-cell>
          <table:table-cell office:value-type="float" office:value="65.33" table:style-name="ce10">
            <text:p>65.33</text:p>
          </table:table-cell>
          <table:table-cell office:value-type="float" office:value="84.602000000000004" table:style-name="ce10">
            <text:p>84.602</text:p>
          </table:table-cell>
          <table:table-cell office:value-type="float" office:value="80.326999999999998" table:style-name="ce10">
            <text:p>80.327</text:p>
          </table:table-cell>
          <table:table-cell office:value-type="float" office:value="70.251999999999995" table:style-name="ce10">
            <text:p>70.252</text:p>
          </table:table-cell>
          <table:table-cell office:value-type="float" office:value="63.286000000000001" table:style-name="ce10">
            <text:p>63.286</text:p>
          </table:table-cell>
          <table:table-cell office:value-type="float" office:value="45.582999999999998" table:style-name="ce10">
            <text:p>45.583</text:p>
          </table:table-cell>
          <table:table-cell office:value-type="float" office:value="49.171999999999997" table:style-name="ce10">
            <text:p>49.172</text:p>
          </table:table-cell>
          <table:table-cell office:value-type="float" office:value="40.040999999999997" table:style-name="ce10">
            <text:p>40.041</text:p>
          </table:table-cell>
          <table:table-cell office:value-type="float" office:value="77.349000000000004" table:style-name="ce10">
            <text:p>77.349</text:p>
          </table:table-cell>
          <table:table-cell office:value-type="float" office:value="83.822000000000003" table:style-name="ce10">
            <text:p>83.822</text:p>
          </table:table-cell>
          <table:table-cell office:value-type="float" office:value="63.972000000000001" table:style-name="ce10">
            <text:p>63.972</text:p>
          </table:table-cell>
          <table:table-cell office:value-type="float" office:value="74.872" table:style-name="ce10">
            <text:p>74.872</text:p>
          </table:table-cell>
          <table:table-cell office:value-type="float" office:value="64.061999999999998" table:style-name="ce10">
            <text:p>64.062</text:p>
          </table:table-cell>
          <table:table-cell office:value-type="float" office:value="77.923000000000002" table:style-name="ce10">
            <text:p>77.923</text:p>
          </table:table-cell>
          <table:table-cell office:value-type="float" office:value="86.200999999999993" table:style-name="ce10">
            <text:p>86.201</text:p>
          </table:table-cell>
          <table:table-cell office:value-type="float" office:value="63.572000000000003" table:style-name="ce10">
            <text:p>63.572</text:p>
          </table:table-cell>
          <table:table-cell office:value-type="float" office:value="59.156999999999996" table:style-name="ce10">
            <text:p>59.157</text:p>
          </table:table-cell>
          <table:table-cell office:value-type="float" office:value="69.094999999999999" table:style-name="ce10">
            <text:p>69.095</text:p>
          </table:table-cell>
          <table:table-cell office:value-type="float" office:value="19.57" table:style-name="ce10">
            <text:p>19.57</text:p>
          </table:table-cell>
          <table:table-cell office:value-type="float" office:value="26.852" table:style-name="ce10">
            <text:p>26.852</text:p>
          </table:table-cell>
          <table:table-cell office:value-type="float" office:value="15.407" table:style-name="ce10">
            <text:p>15.407</text:p>
          </table:table-cell>
          <table:table-cell office:value-type="float" office:value="61.362000000000002" table:style-name="ce10">
            <text:p>61.362</text:p>
          </table:table-cell>
          <table:table-cell office:value-type="float" office:value="54.923000000000002" table:style-name="ce10">
            <text:p>54.923</text:p>
          </table:table-cell>
          <table:table-cell office:value-type="float" office:value="44.515000000000001" table:style-name="ce10">
            <text:p>44.515</text:p>
          </table:table-cell>
          <table:table-cell office:value-type="float" office:value="44.561" table:style-name="ce10">
            <text:p>44.561</text:p>
          </table:table-cell>
          <table:table-cell office:value-type="float" office:value="30.02" table:style-name="ce10">
            <text:p>30.02</text:p>
          </table:table-cell>
          <table:table-cell office:value-type="float" office:value="26.898" table:style-name="ce10">
            <text:p>26.898</text:p>
          </table:table-cell>
          <table:table-cell office:value-type="float" office:value="53.569000000000003" table:style-name="ce10">
            <text:p>53.569</text:p>
          </table:table-cell>
          <table:table-cell office:value-type="float" office:value="30.928000000000001" table:style-name="ce10">
            <text:p>30.928</text:p>
          </table:table-cell>
          <table:table-cell office:value-type="float" office:value="42.317" table:style-name="ce10">
            <text:p>42.317</text:p>
          </table:table-cell>
          <table:table-cell office:value-type="float" office:value="55.634999999999998" table:style-name="ce10">
            <text:p>55.635</text:p>
          </table:table-cell>
          <table:table-cell office:value-type="float" office:value="43.006999999999998" table:style-name="ce10">
            <text:p>43.007</text:p>
          </table:table-cell>
          <table:table-cell office:value-type="float" office:value="43.15" table:style-name="ce10">
            <text:p>43.15</text:p>
          </table:table-cell>
          <table:table-cell office:value-type="float" office:value="44.738999999999997" table:style-name="ce10">
            <text:p>44.739</text:p>
          </table:table-cell>
          <table:table-cell office:value-type="float" office:value="41.243000000000002" table:style-name="ce10">
            <text:p>41.243</text:p>
          </table:table-cell>
          <table:table-cell office:value-type="float" office:value="41.250999999999998" table:style-name="ce10">
            <text:p>41.251</text:p>
          </table:table-cell>
          <table:table-cell office:value-type="float" office:value="30.370999999999999" table:style-name="ce10">
            <text:p>30.371</text:p>
          </table:table-cell>
          <table:table-cell office:value-type="float" office:value="90.546000000000006" table:style-name="ce10">
            <text:p>90.546</text:p>
          </table:table-cell>
          <table:table-cell office:value-type="float" office:value="65.176000000000002" table:style-name="ce10">
            <text:p>65.176</text:p>
          </table:table-cell>
          <table:table-cell office:value-type="float" office:value="69.406000000000006" table:style-name="ce10">
            <text:p>69.406</text:p>
          </table:table-cell>
          <table:table-cell office:value-type="float" office:value="66.900999999999996" table:style-name="ce10">
            <text:p>66.901</text:p>
          </table:table-cell>
          <table:table-cell office:value-type="float" office:value="75.238" table:style-name="ce10">
            <text:p>75.238</text:p>
          </table:table-cell>
          <table:table-cell office:value-type="float" office:value="59.488999999999997" table:style-name="ce10">
            <text:p>59.489</text:p>
          </table:table-cell>
          <table:table-cell office:value-type="float" office:value="45.134" table:style-name="ce10">
            <text:p>45.134</text:p>
          </table:table-cell>
          <table:table-cell office:value-type="float" office:value="56.488999999999997" table:style-name="ce10">
            <text:p>56.489</text:p>
          </table:table-cell>
          <table:table-cell office:value-type="float" office:value="29.617000000000001" table:style-name="ce10">
            <text:p>29.617</text:p>
          </table:table-cell>
          <table:table-cell office:value-type="float" office:value="87.667000000000002" table:style-name="ce10">
            <text:p>87.667</text:p>
          </table:table-cell>
          <table:table-cell office:value-type="float" office:value="38.631999999999998" table:style-name="ce10">
            <text:p>38.632</text:p>
          </table:table-cell>
          <table:table-cell office:value-type="float" office:value="81.364999999999995" table:style-name="ce10">
            <text:p>81.365</text:p>
          </table:table-cell>
          <table:table-cell office:value-type="float" office:value="71.72" table:style-name="ce10">
            <text:p>71.72</text:p>
          </table:table-cell>
          <table:table-cell office:value-type="float" office:value="56.898000000000003" table:style-name="ce10">
            <text:p>56.898</text:p>
          </table:table-cell>
          <table:table-cell office:value-type="float" office:value="9.9410000000000007" table:style-name="ce10">
            <text:p>9.941</text:p>
          </table:table-cell>
          <table:table-cell office:value-type="float" office:value="15.808999999999999" table:style-name="ce10">
            <text:p>15.809</text:p>
          </table:table-cell>
          <table:table-cell office:value-type="float" office:value="29.559000000000001" table:style-name="ce10">
            <text:p>29.559</text:p>
          </table:table-cell>
          <table:table-cell office:value-type="float" office:value="44.691000000000003" table:style-name="ce10">
            <text:p>44.691</text:p>
          </table:table-cell>
          <table:table-cell office:value-type="float" office:value="13.372999999999999" table:style-name="ce10">
            <text:p>13.373</text:p>
          </table:table-cell>
          <table:table-cell office:value-type="float" office:value="83.91" table:style-name="ce10">
            <text:p>83.91</text:p>
          </table:table-cell>
          <table:table-cell office:value-type="float" office:value="69.463999999999999" table:style-name="ce10">
            <text:p>69.464</text:p>
          </table:table-cell>
          <table:table-cell office:value-type="float" office:value="69.23" table:style-name="ce10">
            <text:p>69.23</text:p>
          </table:table-cell>
          <table:table-cell office:value-type="float" office:value="8.3119999999999994" table:style-name="ce10">
            <text:p>8.312</text:p>
          </table:table-cell>
          <table:table-cell office:value-type="float" office:value="81.942999999999998" table:style-name="ce10">
            <text:p>81.943</text:p>
          </table:table-cell>
          <table:table-cell office:value-type="float" office:value="9.7439999999999998" table:style-name="ce10">
            <text:p>9.744</text:p>
          </table:table-cell>
          <table:table-cell office:value-type="float" office:value="9.0429999999999993" table:style-name="ce10">
            <text:p>9.043</text:p>
          </table:table-cell>
          <table:table-cell office:value-type="float" office:value="82.671000000000006" table:style-name="ce10">
            <text:p>82.671</text:p>
          </table:table-cell>
          <table:table-cell office:value-type="float" office:value="8.2859999999999996" table:style-name="ce10">
            <text:p>8.286</text:p>
          </table:table-cell>
          <table:table-cell office:value-type="float" office:value="44.652000000000001" table:style-name="ce10">
            <text:p>44.652</text:p>
          </table:table-cell>
          <table:table-cell office:value-type="float" office:value="41.951999999999998" table:style-name="ce10">
            <text:p>41.952</text:p>
          </table:table-cell>
          <table:table-cell office:value-type="float" office:value="13.396000000000001" table:style-name="ce10">
            <text:p>13.396</text:p>
          </table:table-cell>
          <table:table-cell office:value-type="float" office:value="29.524000000000001" table:style-name="ce10">
            <text:p>29.524</text:p>
          </table:table-cell>
          <table:table-cell office:value-type="float" office:value="55" table:style-name="ce10">
            <text:p>55</text:p>
          </table:table-cell>
          <table:table-cell office:value-type="float" office:value="15.476000000000001" table:style-name="ce10">
            <text:p>15.476</text:p>
          </table:table-cell>
          <table:table-cell office:value-type="float" office:value="36.859000000000002" table:style-name="ce10">
            <text:p>36.859</text:p>
          </table:table-cell>
          <table:table-cell office:value-type="float" office:value="34.241" table:style-name="ce10">
            <text:p>34.241</text:p>
          </table:table-cell>
          <table:table-cell office:value-type="float" office:value="28.901" table:style-name="ce10">
            <text:p>28.901</text:p>
          </table:table-cell>
          <table:table-cell office:value-type="float" office:value="57.95" table:style-name="ce10">
            <text:p>57.95</text:p>
          </table:table-cell>
          <table:table-cell office:value-type="float" office:value="21.547999999999998" table:style-name="ce10">
            <text:p>21.548</text:p>
          </table:table-cell>
          <table:table-cell office:value-type="float" office:value="20.501999999999999" table:style-name="ce10">
            <text:p>20.502</text:p>
          </table:table-cell>
          <table:table-cell office:value-type="float" office:value="32.319000000000003" table:style-name="ce10">
            <text:p>32.319</text:p>
          </table:table-cell>
          <table:table-cell office:value-type="float" office:value="53.63" table:style-name="ce10">
            <text:p>53.63</text:p>
          </table:table-cell>
          <table:table-cell office:value-type="float" office:value="14.052" table:style-name="ce10">
            <text:p>14.052</text:p>
          </table:table-cell>
          <table:table-cell office:value-type="float" office:value="60.119" table:style-name="ce10">
            <text:p>60.119</text:p>
          </table:table-cell>
          <table:table-cell office:value-type="float" office:value="66.123000000000005" table:style-name="ce10">
            <text:p>66.123</text:p>
          </table:table-cell>
          <table:table-cell office:value-type="float" office:value="58.048999999999999" table:style-name="ce10">
            <text:p>58.049</text:p>
          </table:table-cell>
          <table:table-cell office:value-type="float" office:value="36.018000000000001" table:style-name="ce10">
            <text:p>36.018</text:p>
          </table:table-cell>
          <table:table-cell office:value-type="float" office:value="67.641999999999996" table:style-name="ce10">
            <text:p>67.642</text:p>
          </table:table-cell>
          <table:table-cell office:value-type="float" office:value="67.253" table:style-name="ce10">
            <text:p>67.253</text:p>
          </table:table-cell>
          <table:table-cell office:value-type="float" office:value="6.234" table:style-name="ce10">
            <text:p>6.234</text:p>
          </table:table-cell>
          <table:table-cell office:value-type="float" office:value="71.25" table:style-name="ce10">
            <text:p>71.25</text:p>
          </table:table-cell>
          <table:table-cell office:value-type="float" office:value="31.175000000000001" table:style-name="ce10">
            <text:p>31.175</text:p>
          </table:table-cell>
          <table:table-cell office:value-type="float" office:value="71.512" table:style-name="ce10">
            <text:p>71.512</text:p>
          </table:table-cell>
          <table:table-cell table:number-columns-repeated="16264"/>
        </table:table-row>
        <table:table-row table:style-name="ro9">
          <table:table-cell office:value-type="string" table:style-name="ce4">
            <text:p>HMICFR</text:p>
          </table:table-cell>
          <table:table-cell office:value-type="string" table:style-name="ce4">
            <text:p>Her Majesty's Inspectorate of Constabulary and Fire and Rescue Services</text:p>
          </table:table-cell>
          <table:table-cell office:value-type="string" table:style-name="ce4">
            <text:p>HM Inspectorate of Constabulary and Fire &amp; Rescue Services</text:p>
          </table:table-cell>
          <table:table-cell table:style-name="ce4"/>
          <table:table-cell office:value-type="float" office:value="81.081000000000003" table:style-name="ce10">
            <text:p>81.081</text:p>
          </table:table-cell>
          <table:table-cell office:value-type="float" office:value="69.709999999999994" table:style-name="ce10">
            <text:p>69.71</text:p>
          </table:table-cell>
          <table:table-cell office:value-type="float" office:value="82.286000000000001" table:style-name="ce10">
            <text:p>82.286</text:p>
          </table:table-cell>
          <table:table-cell office:value-type="float" office:value="93.570999999999998" table:style-name="ce10">
            <text:p>93.571</text:p>
          </table:table-cell>
          <table:table-cell office:value-type="float" office:value="80.316999999999993" table:style-name="ce10">
            <text:p>80.317</text:p>
          </table:table-cell>
          <table:table-cell office:value-type="float" office:value="86.349000000000004" table:style-name="ce10">
            <text:p>86.349</text:p>
          </table:table-cell>
          <table:table-cell office:value-type="float" office:value="45.158999999999999" table:style-name="ce10">
            <text:p>45.159</text:p>
          </table:table-cell>
          <table:table-cell office:value-type="float" office:value="85" table:style-name="ce10">
            <text:p>85</text:p>
          </table:table-cell>
          <table:table-cell office:value-type="float" office:value="77.762" table:style-name="ce10">
            <text:p>77.762</text:p>
          </table:table-cell>
          <table:table-cell office:value-type="float" office:value="40.793999999999997" table:style-name="ce10">
            <text:p>40.794</text:p>
          </table:table-cell>
          <table:table-cell office:value-type="float" office:value="65.641000000000005" table:style-name="ce10">
            <text:p>65.641</text:p>
          </table:table-cell>
          <table:table-cell office:value-type="float" office:value="93.81" table:style-name="ce10">
            <text:p>93.81</text:p>
          </table:table-cell>
          <table:table-cell office:value-type="float" office:value="85.238" table:style-name="ce10">
            <text:p>85.238</text:p>
          </table:table-cell>
          <table:table-cell office:value-type="float" office:value="84.210999999999999" table:style-name="ce10">
            <text:p>84.211</text:p>
          </table:table-cell>
          <table:table-cell office:value-type="float" office:value="63.332999999999998" table:style-name="ce10">
            <text:p>63.333</text:p>
          </table:table-cell>
          <table:table-cell office:value-type="float" office:value="84.762" table:style-name="ce10">
            <text:p>84.762</text:p>
          </table:table-cell>
          <table:table-cell office:value-type="float" office:value="93.332999999999998" table:style-name="ce10">
            <text:p>93.333</text:p>
          </table:table-cell>
          <table:table-cell office:value-type="float" office:value="93.81" table:style-name="ce10">
            <text:p>93.81</text:p>
          </table:table-cell>
          <table:table-cell office:value-type="float" office:value="82.856999999999999" table:style-name="ce10">
            <text:p>82.857</text:p>
          </table:table-cell>
          <table:table-cell office:value-type="float" office:value="90" table:style-name="ce10">
            <text:p>90</text:p>
          </table:table-cell>
          <table:table-cell office:value-type="float" office:value="88.570999999999998" table:style-name="ce10">
            <text:p>88.571</text:p>
          </table:table-cell>
          <table:table-cell office:value-type="float" office:value="80" table:style-name="ce10">
            <text:p>80</text:p>
          </table:table-cell>
          <table:table-cell office:value-type="float" office:value="87.143000000000001" table:style-name="ce10">
            <text:p>87.143</text:p>
          </table:table-cell>
          <table:table-cell office:value-type="float" office:value="85.238" table:style-name="ce10">
            <text:p>85.238</text:p>
          </table:table-cell>
          <table:table-cell office:value-type="float" office:value="74.762" table:style-name="ce10">
            <text:p>74.762</text:p>
          </table:table-cell>
          <table:table-cell office:value-type="float" office:value="64.114999999999995" table:style-name="ce10">
            <text:p>64.115</text:p>
          </table:table-cell>
          <table:table-cell office:value-type="float" office:value="70" table:style-name="ce10">
            <text:p>70</text:p>
          </table:table-cell>
          <table:table-cell office:value-type="float" office:value="88.570999999999998" table:style-name="ce10">
            <text:p>88.571</text:p>
          </table:table-cell>
          <table:table-cell office:value-type="float" office:value="86.19" table:style-name="ce10">
            <text:p>86.19</text:p>
          </table:table-cell>
          <table:table-cell office:value-type="float" office:value="84.286000000000001" table:style-name="ce10">
            <text:p>84.286</text:p>
          </table:table-cell>
          <table:table-cell office:value-type="float" office:value="55.981000000000002" table:style-name="ce10">
            <text:p>55.981</text:p>
          </table:table-cell>
          <table:table-cell office:value-type="float" office:value="42.029000000000003" table:style-name="ce10">
            <text:p>42.029</text:p>
          </table:table-cell>
          <table:table-cell office:value-type="float" office:value="42.381" table:style-name="ce10">
            <text:p>42.381</text:p>
          </table:table-cell>
          <table:table-cell office:value-type="float" office:value="41.345999999999997" table:style-name="ce10">
            <text:p>41.346</text:p>
          </table:table-cell>
          <table:table-cell office:value-type="float" office:value="88.094999999999999" table:style-name="ce10">
            <text:p>88.095</text:p>
          </table:table-cell>
          <table:table-cell office:value-type="float" office:value="91.388000000000005" table:style-name="ce10">
            <text:p>91.388</text:p>
          </table:table-cell>
          <table:table-cell office:value-type="float" office:value="77.143000000000001" table:style-name="ce10">
            <text:p>77.143</text:p>
          </table:table-cell>
          <table:table-cell office:value-type="float" office:value="83.332999999999998" table:style-name="ce10">
            <text:p>83.333</text:p>
          </table:table-cell>
          <table:table-cell office:value-type="float" office:value="69.524000000000001" table:style-name="ce10">
            <text:p>69.524</text:p>
          </table:table-cell>
          <table:table-cell office:value-type="float" office:value="85.238" table:style-name="ce10">
            <text:p>85.238</text:p>
          </table:table-cell>
          <table:table-cell office:value-type="float" office:value="89.048000000000002" table:style-name="ce10">
            <text:p>89.048</text:p>
          </table:table-cell>
          <table:table-cell office:value-type="float" office:value="81.817999999999998" table:style-name="ce10">
            <text:p>81.818</text:p>
          </table:table-cell>
          <table:table-cell office:value-type="float" office:value="63.81" table:style-name="ce10">
            <text:p>63.81</text:p>
          </table:table-cell>
          <table:table-cell office:value-type="float" office:value="77.033000000000001" table:style-name="ce10">
            <text:p>77.033</text:p>
          </table:table-cell>
          <table:table-cell office:value-type="float" office:value="43.332999999999998" table:style-name="ce10">
            <text:p>43.333</text:p>
          </table:table-cell>
          <table:table-cell office:value-type="float" office:value="44.286000000000001" table:style-name="ce10">
            <text:p>44.286</text:p>
          </table:table-cell>
          <table:table-cell office:value-type="float" office:value="34.762" table:style-name="ce10">
            <text:p>34.762</text:p>
          </table:table-cell>
          <table:table-cell office:value-type="float" office:value="86.667000000000002" table:style-name="ce10">
            <text:p>86.667</text:p>
          </table:table-cell>
          <table:table-cell office:value-type="float" office:value="77.033000000000001" table:style-name="ce10">
            <text:p>77.033</text:p>
          </table:table-cell>
          <table:table-cell office:value-type="float" office:value="70.334999999999994" table:style-name="ce10">
            <text:p>70.335</text:p>
          </table:table-cell>
          <table:table-cell office:value-type="float" office:value="71.77" table:style-name="ce10">
            <text:p>71.77</text:p>
          </table:table-cell>
          <table:table-cell office:value-type="float" office:value="43.332999999999998" table:style-name="ce10">
            <text:p>43.333</text:p>
          </table:table-cell>
          <table:table-cell office:value-type="float" office:value="39.048000000000002" table:style-name="ce10">
            <text:p>39.048</text:p>
          </table:table-cell>
          <table:table-cell office:value-type="float" office:value="76.667000000000002" table:style-name="ce10">
            <text:p>76.667</text:p>
          </table:table-cell>
          <table:table-cell office:value-type="float" office:value="60.951999999999998" table:style-name="ce10">
            <text:p>60.952</text:p>
          </table:table-cell>
          <table:table-cell office:value-type="float" office:value="65.238" table:style-name="ce10">
            <text:p>65.238</text:p>
          </table:table-cell>
          <table:table-cell office:value-type="float" office:value="80.475999999999999" table:style-name="ce10">
            <text:p>80.476</text:p>
          </table:table-cell>
          <table:table-cell office:value-type="float" office:value="67.619" table:style-name="ce10">
            <text:p>67.619</text:p>
          </table:table-cell>
          <table:table-cell office:value-type="float" office:value="62.201000000000001" table:style-name="ce10">
            <text:p>62.201</text:p>
          </table:table-cell>
          <table:table-cell office:value-type="float" office:value="64.903999999999996" table:style-name="ce10">
            <text:p>64.904</text:p>
          </table:table-cell>
          <table:table-cell office:value-type="float" office:value="62.5" table:style-name="ce10">
            <text:p>62.5</text:p>
          </table:table-cell>
          <table:table-cell office:value-type="float" office:value="57.619" table:style-name="ce10">
            <text:p>57.619</text:p>
          </table:table-cell>
          <table:table-cell office:value-type="float" office:value="37.143000000000001" table:style-name="ce10">
            <text:p>37.143</text:p>
          </table:table-cell>
          <table:table-cell office:value-type="float" office:value="93.81" table:style-name="ce10">
            <text:p>93.81</text:p>
          </table:table-cell>
          <table:table-cell office:value-type="float" office:value="78.094999999999999" table:style-name="ce10">
            <text:p>78.095</text:p>
          </table:table-cell>
          <table:table-cell office:value-type="float" office:value="77.512" table:style-name="ce10">
            <text:p>77.512</text:p>
          </table:table-cell>
          <table:table-cell office:value-type="float" office:value="80.951999999999998" table:style-name="ce10">
            <text:p>80.952</text:p>
          </table:table-cell>
          <table:table-cell office:value-type="float" office:value="77.143000000000001" table:style-name="ce10">
            <text:p>77.143</text:p>
          </table:table-cell>
          <table:table-cell office:value-type="float" office:value="60" table:style-name="ce10">
            <text:p>60</text:p>
          </table:table-cell>
          <table:table-cell office:value-type="float" office:value="40.191000000000003" table:style-name="ce10">
            <text:p>40.191</text:p>
          </table:table-cell>
          <table:table-cell office:value-type="float" office:value="83.81" table:style-name="ce10">
            <text:p>83.81</text:p>
          </table:table-cell>
          <table:table-cell office:value-type="float" office:value="33.332999999999998" table:style-name="ce10">
            <text:p>33.333</text:p>
          </table:table-cell>
          <table:table-cell office:value-type="float" office:value="89.048000000000002" table:style-name="ce10">
            <text:p>89.048</text:p>
          </table:table-cell>
          <table:table-cell office:value-type="float" office:value="86.19" table:style-name="ce10">
            <text:p>86.19</text:p>
          </table:table-cell>
          <table:table-cell office:value-type="float" office:value="98.094999999999999" table:style-name="ce10">
            <text:p>98.095</text:p>
          </table:table-cell>
          <table:table-cell office:value-type="float" office:value="71.292000000000002" table:style-name="ce10">
            <text:p>71.292</text:p>
          </table:table-cell>
          <table:table-cell office:value-type="float" office:value="51.905000000000001" table:style-name="ce10">
            <text:p>51.905</text:p>
          </table:table-cell>
          <table:table-cell office:value-type="float" office:value="9.5690000000000008" table:style-name="ce10">
            <text:p>9.569</text:p>
          </table:table-cell>
          <table:table-cell office:value-type="float" office:value="18.181999999999999" table:style-name="ce10">
            <text:p>18.182</text:p>
          </table:table-cell>
          <table:table-cell office:value-type="float" office:value="35.884999999999998" table:style-name="ce10">
            <text:p>35.885</text:p>
          </table:table-cell>
          <table:table-cell office:value-type="float" office:value="36.363999999999997" table:style-name="ce10">
            <text:p>36.364</text:p>
          </table:table-cell>
          <table:table-cell office:value-type="float" office:value="6.6669999999999998" table:style-name="ce10">
            <text:p>6.667</text:p>
          </table:table-cell>
          <table:table-cell office:value-type="float" office:value="88.037999999999997" table:style-name="ce10">
            <text:p>88.038</text:p>
          </table:table-cell>
          <table:table-cell office:value-type="float" office:value="65.072000000000003" table:style-name="ce10">
            <text:p>65.072</text:p>
          </table:table-cell>
          <table:table-cell office:value-type="float" office:value="80.287999999999997" table:style-name="ce10">
            <text:p>80.288</text:p>
          </table:table-cell>
          <table:table-cell office:value-type="float" office:value="6.19" table:style-name="ce10">
            <text:p>6.19</text:p>
          </table:table-cell>
          <table:table-cell office:value-type="float" office:value="90.951999999999998" table:style-name="ce10">
            <text:p>90.952</text:p>
          </table:table-cell>
          <table:table-cell office:value-type="float" office:value="2.8570000000000002" table:style-name="ce10">
            <text:p>2.857</text:p>
          </table:table-cell>
          <table:table-cell office:value-type="float" office:value="6.22" table:style-name="ce10">
            <text:p>6.22</text:p>
          </table:table-cell>
          <table:table-cell office:value-type="float" office:value="90.909000000000006" table:style-name="ce10">
            <text:p>90.909</text:p>
          </table:table-cell>
          <table:table-cell office:value-type="float" office:value="2.871" table:style-name="ce10">
            <text:p>2.871</text:p>
          </table:table-cell>
          <table:table-cell office:value-type="float" office:value="69.230999999999995" table:style-name="ce10">
            <text:p>69.231</text:p>
          </table:table-cell>
          <table:table-cell office:value-type="float" office:value="30.768999999999998" table:style-name="ce10">
            <text:p>30.769</text:p>
          </table:table-cell>
          <table:table-cell office:value-type="float" office:value="0" table:style-name="ce10">
            <text:p>0</text:p>
          </table:table-cell>
          <table:table-cell office:value-type="float" office:value="33.332999999999998" table:style-name="ce10">
            <text:p>33.333</text:p>
          </table:table-cell>
          <table:table-cell office:value-type="float" office:value="55.555999999999997" table:style-name="ce10">
            <text:p>55.556</text:p>
          </table:table-cell>
          <table:table-cell office:value-type="float" office:value="11.111000000000001" table:style-name="ce10">
            <text:p>11.111</text:p>
          </table:table-cell>
          <table:table-cell office:value-type="float" office:value="38.462000000000003" table:style-name="ce10">
            <text:p>38.462</text:p>
          </table:table-cell>
          <table:table-cell office:value-type="float" office:value="30.768999999999998" table:style-name="ce10">
            <text:p>30.769</text:p>
          </table:table-cell>
          <table:table-cell office:value-type="float" office:value="30.768999999999998" table:style-name="ce10">
            <text:p>30.769</text:p>
          </table:table-cell>
          <table:table-cell office:value-type="float" office:value="69.230999999999995" table:style-name="ce10">
            <text:p>69.231</text:p>
          </table:table-cell>
          <table:table-cell office:value-type="float" office:value="23.077000000000002" table:style-name="ce10">
            <text:p>23.077</text:p>
          </table:table-cell>
          <table:table-cell office:value-type="float" office:value="7.6920000000000002" table:style-name="ce10">
            <text:p>7.692</text:p>
          </table:table-cell>
          <table:table-cell office:value-type="float" office:value="22.222000000000001" table:style-name="ce10">
            <text:p>22.222</text:p>
          </table:table-cell>
          <table:table-cell office:value-type="float" office:value="77.778000000000006" table:style-name="ce10">
            <text:p>77.778</text:p>
          </table:table-cell>
          <table:table-cell office:value-type="float" office:value="0" table:style-name="ce10">
            <text:p>0</text:p>
          </table:table-cell>
          <table:table-cell office:value-type="float" office:value="70.813000000000002" table:style-name="ce10">
            <text:p>70.813</text:p>
          </table:table-cell>
          <table:table-cell office:value-type="float" office:value="78.468999999999994" table:style-name="ce10">
            <text:p>78.469</text:p>
          </table:table-cell>
          <table:table-cell office:value-type="float" office:value="63.158000000000001" table:style-name="ce10">
            <text:p>63.158</text:p>
          </table:table-cell>
          <table:table-cell office:value-type="float" office:value="33.970999999999997" table:style-name="ce10">
            <text:p>33.971</text:p>
          </table:table-cell>
          <table:table-cell office:value-type="float" office:value="76.555000000000007" table:style-name="ce10">
            <text:p>76.555</text:p>
          </table:table-cell>
          <table:table-cell office:value-type="float" office:value="76.555000000000007" table:style-name="ce10">
            <text:p>76.555</text:p>
          </table:table-cell>
          <table:table-cell office:value-type="float" office:value="5.7690000000000001" table:style-name="ce10">
            <text:p>5.769</text:p>
          </table:table-cell>
          <table:table-cell office:value-type="float" office:value="80.382999999999996" table:style-name="ce10">
            <text:p>80.383</text:p>
          </table:table-cell>
          <table:table-cell office:value-type="float" office:value="23.001999999999999" table:style-name="ce10">
            <text:p>23.002</text:p>
          </table:table-cell>
          <table:table-cell office:value-type="float" office:value="77.188000000000002" table:style-name="ce10">
            <text:p>77.188</text:p>
          </table:table-cell>
          <table:table-cell table:number-columns-repeated="16264"/>
        </table:table-row>
        <table:table-row table:style-name="ro10">
          <table:table-cell office:value-type="string" table:style-name="ce4">
            <text:p>HMLR</text:p>
          </table:table-cell>
          <table:table-cell office:value-type="string" table:style-name="ce4">
            <text:p>HM Land Registry</text:p>
          </table:table-cell>
          <table:table-cell office:value-type="string" table:style-name="ce4">
            <text:p>Business, Energy and Industrial Strategy</text:p>
          </table:table-cell>
          <table:table-cell table:style-name="ce4"/>
          <table:table-cell office:value-type="float" office:value="69.894999999999996" table:style-name="ce10">
            <text:p>69.895</text:p>
          </table:table-cell>
          <table:table-cell office:value-type="float" office:value="64.778999999999996" table:style-name="ce10">
            <text:p>64.779</text:p>
          </table:table-cell>
          <table:table-cell office:value-type="float" office:value="74.257000000000005" table:style-name="ce10">
            <text:p>74.257</text:p>
          </table:table-cell>
          <table:table-cell office:value-type="float" office:value="80.046000000000006" table:style-name="ce10">
            <text:p>80.046</text:p>
          </table:table-cell>
          <table:table-cell office:value-type="float" office:value="80.281999999999996" table:style-name="ce10">
            <text:p>80.282</text:p>
          </table:table-cell>
          <table:table-cell office:value-type="float" office:value="87.778000000000006" table:style-name="ce10">
            <text:p>87.778</text:p>
          </table:table-cell>
          <table:table-cell office:value-type="float" office:value="61.468000000000004" table:style-name="ce10">
            <text:p>61.468</text:p>
          </table:table-cell>
          <table:table-cell office:value-type="float" office:value="83.375" table:style-name="ce10">
            <text:p>83.375</text:p>
          </table:table-cell>
          <table:table-cell office:value-type="float" office:value="78.634" table:style-name="ce10">
            <text:p>78.634</text:p>
          </table:table-cell>
          <table:table-cell office:value-type="float" office:value="34.292000000000002" table:style-name="ce10">
            <text:p>34.292</text:p>
          </table:table-cell>
          <table:table-cell office:value-type="float" office:value="50.063000000000002" table:style-name="ce10">
            <text:p>50.063</text:p>
          </table:table-cell>
          <table:table-cell office:value-type="float" office:value="86.22" table:style-name="ce10">
            <text:p>86.22</text:p>
          </table:table-cell>
          <table:table-cell office:value-type="float" office:value="86.727000000000004" table:style-name="ce10">
            <text:p>86.727</text:p>
          </table:table-cell>
          <table:table-cell office:value-type="float" office:value="76.480999999999995" table:style-name="ce10">
            <text:p>76.481</text:p>
          </table:table-cell>
          <table:table-cell office:value-type="float" office:value="50.771999999999998" table:style-name="ce10">
            <text:p>50.772</text:p>
          </table:table-cell>
          <table:table-cell office:value-type="float" office:value="71.010000000000005" table:style-name="ce10">
            <text:p>71.01</text:p>
          </table:table-cell>
          <table:table-cell office:value-type="float" office:value="75.558000000000007" table:style-name="ce10">
            <text:p>75.558</text:p>
          </table:table-cell>
          <table:table-cell office:value-type="float" office:value="84.549000000000007" table:style-name="ce10">
            <text:p>84.549</text:p>
          </table:table-cell>
          <table:table-cell office:value-type="float" office:value="78.620999999999995" table:style-name="ce10">
            <text:p>78.621</text:p>
          </table:table-cell>
          <table:table-cell office:value-type="float" office:value="89.856999999999999" table:style-name="ce10">
            <text:p>89.857</text:p>
          </table:table-cell>
          <table:table-cell office:value-type="float" office:value="86.031000000000006" table:style-name="ce10">
            <text:p>86.031</text:p>
          </table:table-cell>
          <table:table-cell office:value-type="float" office:value="76.753" table:style-name="ce10">
            <text:p>76.753</text:p>
          </table:table-cell>
          <table:table-cell office:value-type="float" office:value="82.1" table:style-name="ce10">
            <text:p>82.1</text:p>
          </table:table-cell>
          <table:table-cell office:value-type="float" office:value="85.222999999999999" table:style-name="ce10">
            <text:p>85.223</text:p>
          </table:table-cell>
          <table:table-cell office:value-type="float" office:value="78.311999999999998" table:style-name="ce10">
            <text:p>78.312</text:p>
          </table:table-cell>
          <table:table-cell office:value-type="float" office:value="69.25" table:style-name="ce10">
            <text:p>69.25</text:p>
          </table:table-cell>
          <table:table-cell office:value-type="float" office:value="76.307000000000002" table:style-name="ce10">
            <text:p>76.307</text:p>
          </table:table-cell>
          <table:table-cell office:value-type="float" office:value="91.277000000000001" table:style-name="ce10">
            <text:p>91.277</text:p>
          </table:table-cell>
          <table:table-cell office:value-type="float" office:value="88.733999999999995" table:style-name="ce10">
            <text:p>88.734</text:p>
          </table:table-cell>
          <table:table-cell office:value-type="float" office:value="83.332999999999998" table:style-name="ce10">
            <text:p>83.333</text:p>
          </table:table-cell>
          <table:table-cell office:value-type="float" office:value="70.426000000000002" table:style-name="ce10">
            <text:p>70.426</text:p>
          </table:table-cell>
          <table:table-cell office:value-type="float" office:value="60.805999999999997" table:style-name="ce10">
            <text:p>60.806</text:p>
          </table:table-cell>
          <table:table-cell office:value-type="float" office:value="61.664000000000001" table:style-name="ce10">
            <text:p>61.664</text:p>
          </table:table-cell>
          <table:table-cell office:value-type="float" office:value="53.058" table:style-name="ce10">
            <text:p>53.058</text:p>
          </table:table-cell>
          <table:table-cell office:value-type="float" office:value="87.183999999999997" table:style-name="ce10">
            <text:p>87.184</text:p>
          </table:table-cell>
          <table:table-cell office:value-type="float" office:value="90.915000000000006" table:style-name="ce10">
            <text:p>90.915</text:p>
          </table:table-cell>
          <table:table-cell office:value-type="float" office:value="70.057000000000002" table:style-name="ce10">
            <text:p>70.057</text:p>
          </table:table-cell>
          <table:table-cell office:value-type="float" office:value="85.376999999999995" table:style-name="ce10">
            <text:p>85.377</text:p>
          </table:table-cell>
          <table:table-cell office:value-type="float" office:value="74.135999999999996" table:style-name="ce10">
            <text:p>74.136</text:p>
          </table:table-cell>
          <table:table-cell office:value-type="float" office:value="83.864000000000004" table:style-name="ce10">
            <text:p>83.864</text:p>
          </table:table-cell>
          <table:table-cell office:value-type="float" office:value="84.31" table:style-name="ce10">
            <text:p>84.31</text:p>
          </table:table-cell>
          <table:table-cell office:value-type="float" office:value="79.539000000000001" table:style-name="ce10">
            <text:p>79.539</text:p>
          </table:table-cell>
          <table:table-cell office:value-type="float" office:value="69.13" table:style-name="ce10">
            <text:p>69.13</text:p>
          </table:table-cell>
          <table:table-cell office:value-type="float" office:value="80.94" table:style-name="ce10">
            <text:p>80.94</text:p>
          </table:table-cell>
          <table:table-cell office:value-type="float" office:value="30.283000000000001" table:style-name="ce10">
            <text:p>30.283</text:p>
          </table:table-cell>
          <table:table-cell office:value-type="float" office:value="43.384999999999998" table:style-name="ce10">
            <text:p>43.385</text:p>
          </table:table-cell>
          <table:table-cell office:value-type="float" office:value="29.177" table:style-name="ce10">
            <text:p>29.177</text:p>
          </table:table-cell>
          <table:table-cell office:value-type="float" office:value="69.225999999999999" table:style-name="ce10">
            <text:p>69.226</text:p>
          </table:table-cell>
          <table:table-cell office:value-type="float" office:value="63.56" table:style-name="ce10">
            <text:p>63.56</text:p>
          </table:table-cell>
          <table:table-cell office:value-type="float" office:value="51.957999999999998" table:style-name="ce10">
            <text:p>51.958</text:p>
          </table:table-cell>
          <table:table-cell office:value-type="float" office:value="48.901000000000003" table:style-name="ce10">
            <text:p>48.901</text:p>
          </table:table-cell>
          <table:table-cell office:value-type="float" office:value="33.713000000000001" table:style-name="ce10">
            <text:p>33.713</text:p>
          </table:table-cell>
          <table:table-cell office:value-type="float" office:value="30.175000000000001" table:style-name="ce10">
            <text:p>30.175</text:p>
          </table:table-cell>
          <table:table-cell office:value-type="float" office:value="62.78" table:style-name="ce10">
            <text:p>62.78</text:p>
          </table:table-cell>
          <table:table-cell office:value-type="float" office:value="35.128999999999998" table:style-name="ce10">
            <text:p>35.129</text:p>
          </table:table-cell>
          <table:table-cell office:value-type="float" office:value="55.168999999999997" table:style-name="ce10">
            <text:p>55.169</text:p>
          </table:table-cell>
          <table:table-cell office:value-type="float" office:value="64.622" table:style-name="ce10">
            <text:p>64.622</text:p>
          </table:table-cell>
          <table:table-cell office:value-type="float" office:value="68.875" table:style-name="ce10">
            <text:p>68.875</text:p>
          </table:table-cell>
          <table:table-cell office:value-type="float" office:value="54.947000000000003" table:style-name="ce10">
            <text:p>54.947</text:p>
          </table:table-cell>
          <table:table-cell office:value-type="float" office:value="55.463999999999999" table:style-name="ce10">
            <text:p>55.464</text:p>
          </table:table-cell>
          <table:table-cell office:value-type="float" office:value="52.384" table:style-name="ce10">
            <text:p>52.384</text:p>
          </table:table-cell>
          <table:table-cell office:value-type="float" office:value="46.89" table:style-name="ce10">
            <text:p>46.89</text:p>
          </table:table-cell>
          <table:table-cell office:value-type="float" office:value="33.46" table:style-name="ce10">
            <text:p>33.46</text:p>
          </table:table-cell>
          <table:table-cell office:value-type="float" office:value="91.400999999999996" table:style-name="ce10">
            <text:p>91.401</text:p>
          </table:table-cell>
          <table:table-cell office:value-type="float" office:value="73.048000000000002" table:style-name="ce10">
            <text:p>73.048</text:p>
          </table:table-cell>
          <table:table-cell office:value-type="float" office:value="80.215000000000003" table:style-name="ce10">
            <text:p>80.215</text:p>
          </table:table-cell>
          <table:table-cell office:value-type="float" office:value="73.283000000000001" table:style-name="ce10">
            <text:p>73.283</text:p>
          </table:table-cell>
          <table:table-cell office:value-type="float" office:value="85.494" table:style-name="ce10">
            <text:p>85.494</text:p>
          </table:table-cell>
          <table:table-cell office:value-type="float" office:value="58.610999999999997" table:style-name="ce10">
            <text:p>58.611</text:p>
          </table:table-cell>
          <table:table-cell office:value-type="float" office:value="42.417000000000002" table:style-name="ce10">
            <text:p>42.417</text:p>
          </table:table-cell>
          <table:table-cell office:value-type="float" office:value="86.971999999999994" table:style-name="ce10">
            <text:p>86.972</text:p>
          </table:table-cell>
          <table:table-cell office:value-type="float" office:value="7.9569999999999999" table:style-name="ce10">
            <text:p>7.957</text:p>
          </table:table-cell>
          <table:table-cell office:value-type="float" office:value="86.754000000000005" table:style-name="ce10">
            <text:p>86.754</text:p>
          </table:table-cell>
          <table:table-cell office:value-type="float" office:value="87.257000000000005" table:style-name="ce10">
            <text:p>87.257</text:p>
          </table:table-cell>
          <table:table-cell office:value-type="float" office:value="94.766999999999996" table:style-name="ce10">
            <text:p>94.767</text:p>
          </table:table-cell>
          <table:table-cell office:value-type="float" office:value="79.837999999999994" table:style-name="ce10">
            <text:p>79.838</text:p>
          </table:table-cell>
          <table:table-cell office:value-type="float" office:value="75.838999999999999" table:style-name="ce10">
            <text:p>75.839</text:p>
          </table:table-cell>
          <table:table-cell office:value-type="float" office:value="4.984" table:style-name="ce10">
            <text:p>4.984</text:p>
          </table:table-cell>
          <table:table-cell office:value-type="float" office:value="8.3420000000000005" table:style-name="ce10">
            <text:p>8.342</text:p>
          </table:table-cell>
          <table:table-cell office:value-type="float" office:value="24.076000000000001" table:style-name="ce10">
            <text:p>24.076</text:p>
          </table:table-cell>
          <table:table-cell office:value-type="float" office:value="62.597999999999999" table:style-name="ce10">
            <text:p>62.598</text:p>
          </table:table-cell>
          <table:table-cell office:value-type="float" office:value="11.193" table:style-name="ce10">
            <text:p>11.193</text:p>
          </table:table-cell>
          <table:table-cell office:value-type="float" office:value="89.555000000000007" table:style-name="ce10">
            <text:p>89.555</text:p>
          </table:table-cell>
          <table:table-cell office:value-type="float" office:value="72.558000000000007" table:style-name="ce10">
            <text:p>72.558</text:p>
          </table:table-cell>
          <table:table-cell office:value-type="float" office:value="82.49" table:style-name="ce10">
            <text:p>82.49</text:p>
          </table:table-cell>
          <table:table-cell office:value-type="float" office:value="4.4290000000000003" table:style-name="ce10">
            <text:p>4.429</text:p>
          </table:table-cell>
          <table:table-cell office:value-type="float" office:value="89.58" table:style-name="ce10">
            <text:p>89.58</text:p>
          </table:table-cell>
          <table:table-cell office:value-type="float" office:value="5.99" table:style-name="ce10">
            <text:p>5.99</text:p>
          </table:table-cell>
          <table:table-cell office:value-type="float" office:value="5.0380000000000003" table:style-name="ce10">
            <text:p>5.038</text:p>
          </table:table-cell>
          <table:table-cell office:value-type="float" office:value="89.84" table:style-name="ce10">
            <text:p>89.84</text:p>
          </table:table-cell>
          <table:table-cell office:value-type="float" office:value="5.1219999999999999" table:style-name="ce10">
            <text:p>5.122</text:p>
          </table:table-cell>
          <table:table-cell office:value-type="float" office:value="38.911999999999999" table:style-name="ce10">
            <text:p>38.912</text:p>
          </table:table-cell>
          <table:table-cell office:value-type="float" office:value="46.444000000000003" table:style-name="ce10">
            <text:p>46.444</text:p>
          </table:table-cell>
          <table:table-cell office:value-type="float" office:value="14.644" table:style-name="ce10">
            <text:p>14.644</text:p>
          </table:table-cell>
          <table:table-cell office:value-type="float" office:value="32.258000000000003" table:style-name="ce10">
            <text:p>32.258</text:p>
          </table:table-cell>
          <table:table-cell office:value-type="float" office:value="58.064999999999998" table:style-name="ce10">
            <text:p>58.065</text:p>
          </table:table-cell>
          <table:table-cell office:value-type="float" office:value="9.6769999999999996" table:style-name="ce10">
            <text:p>9.677</text:p>
          </table:table-cell>
          <table:table-cell office:value-type="float" office:value="41.423000000000002" table:style-name="ce10">
            <text:p>41.423</text:p>
          </table:table-cell>
          <table:table-cell office:value-type="float" office:value="31.381" table:style-name="ce10">
            <text:p>31.381</text:p>
          </table:table-cell>
          <table:table-cell office:value-type="float" office:value="27.196999999999999" table:style-name="ce10">
            <text:p>27.197</text:p>
          </table:table-cell>
          <table:table-cell office:value-type="float" office:value="60.923999999999999" table:style-name="ce10">
            <text:p>60.924</text:p>
          </table:table-cell>
          <table:table-cell office:value-type="float" office:value="21.007999999999999" table:style-name="ce10">
            <text:p>21.008</text:p>
          </table:table-cell>
          <table:table-cell office:value-type="float" office:value="18.067" table:style-name="ce10">
            <text:p>18.067</text:p>
          </table:table-cell>
          <table:table-cell office:value-type="float" office:value="34.783000000000001" table:style-name="ce10">
            <text:p>34.783</text:p>
          </table:table-cell>
          <table:table-cell office:value-type="float" office:value="57.609000000000002" table:style-name="ce10">
            <text:p>57.609</text:p>
          </table:table-cell>
          <table:table-cell office:value-type="float" office:value="7.609" table:style-name="ce10">
            <text:p>7.609</text:p>
          </table:table-cell>
          <table:table-cell office:value-type="float" office:value="63.183" table:style-name="ce10">
            <text:p>63.183</text:p>
          </table:table-cell>
          <table:table-cell office:value-type="float" office:value="66.438000000000002" table:style-name="ce10">
            <text:p>66.438</text:p>
          </table:table-cell>
          <table:table-cell office:value-type="float" office:value="60.665999999999997" table:style-name="ce10">
            <text:p>60.666</text:p>
          </table:table-cell>
          <table:table-cell office:value-type="float" office:value="34.807000000000002" table:style-name="ce10">
            <text:p>34.807</text:p>
          </table:table-cell>
          <table:table-cell office:value-type="float" office:value="68.762" table:style-name="ce10">
            <text:p>68.762</text:p>
          </table:table-cell>
          <table:table-cell office:value-type="float" office:value="69.867999999999995" table:style-name="ce10">
            <text:p>69.868</text:p>
          </table:table-cell>
          <table:table-cell office:value-type="float" office:value="4.5289999999999999" table:style-name="ce10">
            <text:p>4.529</text:p>
          </table:table-cell>
          <table:table-cell office:value-type="float" office:value="78.494" table:style-name="ce10">
            <text:p>78.494</text:p>
          </table:table-cell>
          <table:table-cell office:value-type="float" office:value="26.263000000000002" table:style-name="ce10">
            <text:p>26.263</text:p>
          </table:table-cell>
          <table:table-cell office:value-type="float" office:value="72.745000000000005" table:style-name="ce10">
            <text:p>72.745</text:p>
          </table:table-cell>
          <table:table-cell table:number-columns-repeated="16264"/>
        </table:table-row>
        <table:table-row table:style-name="ro10">
          <table:table-cell office:value-type="string" table:style-name="ce4">
            <text:p>HMPPHQ</text:p>
          </table:table-cell>
          <table:table-cell office:value-type="string" table:style-name="ce4">
            <text:p>HM Prison and Probation Service Headquarters</text:p>
          </table:table-cell>
          <table:table-cell office:value-type="string" table:style-name="ce4">
            <text:p>Justice</text:p>
          </table:table-cell>
          <table:table-cell office:value-type="string" table:style-name="ce4">
            <text:p>[note 6]</text:p>
          </table:table-cell>
          <table:table-cell office:value-type="float" office:value="62.814" table:style-name="ce10">
            <text:p>62.814</text:p>
          </table:table-cell>
          <table:table-cell office:value-type="float" office:value="65.091999999999999" table:style-name="ce10">
            <text:p>65.092</text:p>
          </table:table-cell>
          <table:table-cell office:value-type="float" office:value="81.582999999999998" table:style-name="ce10">
            <text:p>81.583</text:p>
          </table:table-cell>
          <table:table-cell office:value-type="float" office:value="87.563000000000002" table:style-name="ce10">
            <text:p>87.563</text:p>
          </table:table-cell>
          <table:table-cell office:value-type="float" office:value="78.91" table:style-name="ce10">
            <text:p>78.91</text:p>
          </table:table-cell>
          <table:table-cell office:value-type="float" office:value="85.194999999999993" table:style-name="ce10">
            <text:p>85.195</text:p>
          </table:table-cell>
          <table:table-cell office:value-type="float" office:value="60.654000000000003" table:style-name="ce10">
            <text:p>60.654</text:p>
          </table:table-cell>
          <table:table-cell office:value-type="float" office:value="81.409000000000006" table:style-name="ce10">
            <text:p>81.409</text:p>
          </table:table-cell>
          <table:table-cell office:value-type="float" office:value="76.668999999999997" table:style-name="ce10">
            <text:p>76.669</text:p>
          </table:table-cell>
          <table:table-cell office:value-type="float" office:value="44.4" table:style-name="ce10">
            <text:p>44.4</text:p>
          </table:table-cell>
          <table:table-cell office:value-type="float" office:value="53.27" table:style-name="ce10">
            <text:p>53.27</text:p>
          </table:table-cell>
          <table:table-cell office:value-type="float" office:value="94.322000000000003" table:style-name="ce10">
            <text:p>94.322</text:p>
          </table:table-cell>
          <table:table-cell office:value-type="float" office:value="85.873999999999995" table:style-name="ce10">
            <text:p>85.874</text:p>
          </table:table-cell>
          <table:table-cell office:value-type="float" office:value="83.971000000000004" table:style-name="ce10">
            <text:p>83.971</text:p>
          </table:table-cell>
          <table:table-cell office:value-type="float" office:value="64.459999999999994" table:style-name="ce10">
            <text:p>64.46</text:p>
          </table:table-cell>
          <table:table-cell office:value-type="float" office:value="79.278000000000006" table:style-name="ce10">
            <text:p>79.278</text:p>
          </table:table-cell>
          <table:table-cell office:value-type="float" office:value="86.206999999999994" table:style-name="ce10">
            <text:p>86.207</text:p>
          </table:table-cell>
          <table:table-cell office:value-type="float" office:value="88.912000000000006" table:style-name="ce10">
            <text:p>88.912</text:p>
          </table:table-cell>
          <table:table-cell office:value-type="float" office:value="79.257000000000005" table:style-name="ce10">
            <text:p>79.257</text:p>
          </table:table-cell>
          <table:table-cell office:value-type="float" office:value="88.947999999999993" table:style-name="ce10">
            <text:p>88.948</text:p>
          </table:table-cell>
          <table:table-cell office:value-type="float" office:value="86.078999999999994" table:style-name="ce10">
            <text:p>86.079</text:p>
          </table:table-cell>
          <table:table-cell office:value-type="float" office:value="73.260999999999996" table:style-name="ce10">
            <text:p>73.261</text:p>
          </table:table-cell>
          <table:table-cell office:value-type="float" office:value="82.784999999999997" table:style-name="ce10">
            <text:p>82.785</text:p>
          </table:table-cell>
          <table:table-cell office:value-type="float" office:value="83.74" table:style-name="ce10">
            <text:p>83.74</text:p>
          </table:table-cell>
          <table:table-cell office:value-type="float" office:value="72.837999999999994" table:style-name="ce10">
            <text:p>72.838</text:p>
          </table:table-cell>
          <table:table-cell office:value-type="float" office:value="70.570999999999998" table:style-name="ce10">
            <text:p>70.571</text:p>
          </table:table-cell>
          <table:table-cell office:value-type="float" office:value="72.751000000000005" table:style-name="ce10">
            <text:p>72.751</text:p>
          </table:table-cell>
          <table:table-cell office:value-type="float" office:value="88.674000000000007" table:style-name="ce10">
            <text:p>88.674</text:p>
          </table:table-cell>
          <table:table-cell office:value-type="float" office:value="86.058999999999997" table:style-name="ce10">
            <text:p>86.059</text:p>
          </table:table-cell>
          <table:table-cell office:value-type="float" office:value="80.843999999999994" table:style-name="ce10">
            <text:p>80.844</text:p>
          </table:table-cell>
          <table:table-cell office:value-type="float" office:value="65.763999999999996" table:style-name="ce10">
            <text:p>65.764</text:p>
          </table:table-cell>
          <table:table-cell office:value-type="float" office:value="56.732999999999997" table:style-name="ce10">
            <text:p>56.733</text:p>
          </table:table-cell>
          <table:table-cell office:value-type="float" office:value="61.991999999999997" table:style-name="ce10">
            <text:p>61.992</text:p>
          </table:table-cell>
          <table:table-cell office:value-type="float" office:value="58.040999999999997" table:style-name="ce10">
            <text:p>58.041</text:p>
          </table:table-cell>
          <table:table-cell office:value-type="float" office:value="84.93" table:style-name="ce10">
            <text:p>84.93</text:p>
          </table:table-cell>
          <table:table-cell office:value-type="float" office:value="89.143000000000001" table:style-name="ce10">
            <text:p>89.143</text:p>
          </table:table-cell>
          <table:table-cell office:value-type="float" office:value="75.186000000000007" table:style-name="ce10">
            <text:p>75.186</text:p>
          </table:table-cell>
          <table:table-cell office:value-type="float" office:value="76.34" table:style-name="ce10">
            <text:p>76.34</text:p>
          </table:table-cell>
          <table:table-cell office:value-type="float" office:value="74.787999999999997" table:style-name="ce10">
            <text:p>74.788</text:p>
          </table:table-cell>
          <table:table-cell office:value-type="float" office:value="80.456999999999994" table:style-name="ce10">
            <text:p>80.457</text:p>
          </table:table-cell>
          <table:table-cell office:value-type="float" office:value="90.742000000000004" table:style-name="ce10">
            <text:p>90.742</text:p>
          </table:table-cell>
          <table:table-cell office:value-type="float" office:value="78.617000000000004" table:style-name="ce10">
            <text:p>78.617</text:p>
          </table:table-cell>
          <table:table-cell office:value-type="float" office:value="65.043999999999997" table:style-name="ce10">
            <text:p>65.044</text:p>
          </table:table-cell>
          <table:table-cell office:value-type="float" office:value="70.39" table:style-name="ce10">
            <text:p>70.39</text:p>
          </table:table-cell>
          <table:table-cell office:value-type="float" office:value="46.009" table:style-name="ce10">
            <text:p>46.009</text:p>
          </table:table-cell>
          <table:table-cell office:value-type="float" office:value="49.337000000000003" table:style-name="ce10">
            <text:p>49.337</text:p>
          </table:table-cell>
          <table:table-cell office:value-type="float" office:value="37.825000000000003" table:style-name="ce10">
            <text:p>37.825</text:p>
          </table:table-cell>
          <table:table-cell office:value-type="float" office:value="70.659000000000006" table:style-name="ce10">
            <text:p>70.659</text:p>
          </table:table-cell>
          <table:table-cell office:value-type="float" office:value="70.412000000000006" table:style-name="ce10">
            <text:p>70.412</text:p>
          </table:table-cell>
          <table:table-cell office:value-type="float" office:value="60.813000000000002" table:style-name="ce10">
            <text:p>60.813</text:p>
          </table:table-cell>
          <table:table-cell office:value-type="float" office:value="62.293999999999997" table:style-name="ce10">
            <text:p>62.294</text:p>
          </table:table-cell>
          <table:table-cell office:value-type="float" office:value="38.008000000000003" table:style-name="ce10">
            <text:p>38.008</text:p>
          </table:table-cell>
          <table:table-cell office:value-type="float" office:value="31.661000000000001" table:style-name="ce10">
            <text:p>31.661</text:p>
          </table:table-cell>
          <table:table-cell office:value-type="float" office:value="63.408999999999999" table:style-name="ce10">
            <text:p>63.409</text:p>
          </table:table-cell>
          <table:table-cell office:value-type="float" office:value="36.673000000000002" table:style-name="ce10">
            <text:p>36.673</text:p>
          </table:table-cell>
          <table:table-cell office:value-type="float" office:value="45.393999999999998" table:style-name="ce10">
            <text:p>45.394</text:p>
          </table:table-cell>
          <table:table-cell office:value-type="float" office:value="70.769000000000005" table:style-name="ce10">
            <text:p>70.769</text:p>
          </table:table-cell>
          <table:table-cell office:value-type="float" office:value="57.34" table:style-name="ce10">
            <text:p>57.34</text:p>
          </table:table-cell>
          <table:table-cell office:value-type="float" office:value="60.34" table:style-name="ce10">
            <text:p>60.34</text:p>
          </table:table-cell>
          <table:table-cell office:value-type="float" office:value="55.546999999999997" table:style-name="ce10">
            <text:p>55.547</text:p>
          </table:table-cell>
          <table:table-cell office:value-type="float" office:value="53.517000000000003" table:style-name="ce10">
            <text:p>53.517</text:p>
          </table:table-cell>
          <table:table-cell office:value-type="float" office:value="49.256999999999998" table:style-name="ce10">
            <text:p>49.257</text:p>
          </table:table-cell>
          <table:table-cell office:value-type="float" office:value="35.793999999999997" table:style-name="ce10">
            <text:p>35.794</text:p>
          </table:table-cell>
          <table:table-cell office:value-type="float" office:value="91.49" table:style-name="ce10">
            <text:p>91.49</text:p>
          </table:table-cell>
          <table:table-cell office:value-type="float" office:value="75.457999999999998" table:style-name="ce10">
            <text:p>75.458</text:p>
          </table:table-cell>
          <table:table-cell office:value-type="float" office:value="72.619" table:style-name="ce10">
            <text:p>72.619</text:p>
          </table:table-cell>
          <table:table-cell office:value-type="float" office:value="74.337000000000003" table:style-name="ce10">
            <text:p>74.337</text:p>
          </table:table-cell>
          <table:table-cell office:value-type="float" office:value="77.766000000000005" table:style-name="ce10">
            <text:p>77.766</text:p>
          </table:table-cell>
          <table:table-cell office:value-type="float" office:value="58.741999999999997" table:style-name="ce10">
            <text:p>58.742</text:p>
          </table:table-cell>
          <table:table-cell office:value-type="float" office:value="43.051000000000002" table:style-name="ce10">
            <text:p>43.051</text:p>
          </table:table-cell>
          <table:table-cell office:value-type="float" office:value="80.864999999999995" table:style-name="ce10">
            <text:p>80.865</text:p>
          </table:table-cell>
          <table:table-cell office:value-type="float" office:value="45.98" table:style-name="ce10">
            <text:p>45.98</text:p>
          </table:table-cell>
          <table:table-cell office:value-type="float" office:value="88.88" table:style-name="ce10">
            <text:p>88.88</text:p>
          </table:table-cell>
          <table:table-cell office:value-type="float" office:value="64.313999999999993" table:style-name="ce10">
            <text:p>64.314</text:p>
          </table:table-cell>
          <table:table-cell office:value-type="float" office:value="91.64" table:style-name="ce10">
            <text:p>91.64</text:p>
          </table:table-cell>
          <table:table-cell office:value-type="float" office:value="69.75" table:style-name="ce10">
            <text:p>69.75</text:p>
          </table:table-cell>
          <table:table-cell office:value-type="float" office:value="60.137999999999998" table:style-name="ce10">
            <text:p>60.138</text:p>
          </table:table-cell>
          <table:table-cell office:value-type="float" office:value="3.9590000000000001" table:style-name="ce10">
            <text:p>3.959</text:p>
          </table:table-cell>
          <table:table-cell office:value-type="float" office:value="8.6609999999999996" table:style-name="ce10">
            <text:p>8.661</text:p>
          </table:table-cell>
          <table:table-cell office:value-type="float" office:value="29.303999999999998" table:style-name="ce10">
            <text:p>29.304</text:p>
          </table:table-cell>
          <table:table-cell office:value-type="float" office:value="58.076999999999998" table:style-name="ce10">
            <text:p>58.077</text:p>
          </table:table-cell>
          <table:table-cell office:value-type="float" office:value="12.53" table:style-name="ce10">
            <text:p>12.53</text:p>
          </table:table-cell>
          <table:table-cell office:value-type="float" office:value="89.793000000000006" table:style-name="ce10">
            <text:p>89.793</text:p>
          </table:table-cell>
          <table:table-cell office:value-type="float" office:value="67.701999999999998" table:style-name="ce10">
            <text:p>67.702</text:p>
          </table:table-cell>
          <table:table-cell office:value-type="float" office:value="69.778999999999996" table:style-name="ce10">
            <text:p>69.779</text:p>
          </table:table-cell>
          <table:table-cell office:value-type="float" office:value="10.423999999999999" table:style-name="ce10">
            <text:p>10.424</text:p>
          </table:table-cell>
          <table:table-cell office:value-type="float" office:value="82.492999999999995" table:style-name="ce10">
            <text:p>82.493</text:p>
          </table:table-cell>
          <table:table-cell office:value-type="float" office:value="7.0819999999999999" table:style-name="ce10">
            <text:p>7.082</text:p>
          </table:table-cell>
          <table:table-cell office:value-type="float" office:value="9.8089999999999993" table:style-name="ce10">
            <text:p>9.809</text:p>
          </table:table-cell>
          <table:table-cell office:value-type="float" office:value="85.18" table:style-name="ce10">
            <text:p>85.18</text:p>
          </table:table-cell>
          <table:table-cell office:value-type="float" office:value="5.0110000000000001" table:style-name="ce10">
            <text:p>5.011</text:p>
          </table:table-cell>
          <table:table-cell office:value-type="float" office:value="46.466999999999999" table:style-name="ce10">
            <text:p>46.467</text:p>
          </table:table-cell>
          <table:table-cell office:value-type="float" office:value="45.38" table:style-name="ce10">
            <text:p>45.38</text:p>
          </table:table-cell>
          <table:table-cell office:value-type="float" office:value="8.1519999999999992" table:style-name="ce10">
            <text:p>8.152</text:p>
          </table:table-cell>
          <table:table-cell office:value-type="float" office:value="21.893000000000001" table:style-name="ce10">
            <text:p>21.893</text:p>
          </table:table-cell>
          <table:table-cell office:value-type="float" office:value="65.680000000000007" table:style-name="ce10">
            <text:p>65.68</text:p>
          </table:table-cell>
          <table:table-cell office:value-type="float" office:value="12.426" table:style-name="ce10">
            <text:p>12.426</text:p>
          </table:table-cell>
          <table:table-cell office:value-type="float" office:value="39.673999999999999" table:style-name="ce10">
            <text:p>39.674</text:p>
          </table:table-cell>
          <table:table-cell office:value-type="float" office:value="32.609000000000002" table:style-name="ce10">
            <text:p>32.609</text:p>
          </table:table-cell>
          <table:table-cell office:value-type="float" office:value="27.716999999999999" table:style-name="ce10">
            <text:p>27.717</text:p>
          </table:table-cell>
          <table:table-cell office:value-type="float" office:value="58.582999999999998" table:style-name="ce10">
            <text:p>58.583</text:p>
          </table:table-cell>
          <table:table-cell office:value-type="float" office:value="24.523" table:style-name="ce10">
            <text:p>24.523</text:p>
          </table:table-cell>
          <table:table-cell office:value-type="float" office:value="16.893999999999998" table:style-name="ce10">
            <text:p>16.894</text:p>
          </table:table-cell>
          <table:table-cell office:value-type="float" office:value="38.234999999999999" table:style-name="ce10">
            <text:p>38.235</text:p>
          </table:table-cell>
          <table:table-cell office:value-type="float" office:value="51.765000000000001" table:style-name="ce10">
            <text:p>51.765</text:p>
          </table:table-cell>
          <table:table-cell office:value-type="float" office:value="10" table:style-name="ce10">
            <text:p>10</text:p>
          </table:table-cell>
          <table:table-cell office:value-type="float" office:value="68.453000000000003" table:style-name="ce10">
            <text:p>68.453</text:p>
          </table:table-cell>
          <table:table-cell office:value-type="float" office:value="75.287000000000006" table:style-name="ce10">
            <text:p>75.287</text:p>
          </table:table-cell>
          <table:table-cell office:value-type="float" office:value="64.832999999999998" table:style-name="ce10">
            <text:p>64.833</text:p>
          </table:table-cell>
          <table:table-cell office:value-type="float" office:value="35.146999999999998" table:style-name="ce10">
            <text:p>35.147</text:p>
          </table:table-cell>
          <table:table-cell office:value-type="float" office:value="73.816000000000003" table:style-name="ce10">
            <text:p>73.816</text:p>
          </table:table-cell>
          <table:table-cell office:value-type="float" office:value="72.41" table:style-name="ce10">
            <text:p>72.41</text:p>
          </table:table-cell>
          <table:table-cell office:value-type="float" office:value="4.21" table:style-name="ce10">
            <text:p>4.21</text:p>
          </table:table-cell>
          <table:table-cell office:value-type="float" office:value="77.611999999999995" table:style-name="ce10">
            <text:p>77.612</text:p>
          </table:table-cell>
          <table:table-cell office:value-type="float" office:value="26.094999999999999" table:style-name="ce10">
            <text:p>26.095</text:p>
          </table:table-cell>
          <table:table-cell office:value-type="float" office:value="76.867000000000004" table:style-name="ce10">
            <text:p>76.867</text:p>
          </table:table-cell>
          <table:table-cell table:number-columns-repeated="16264"/>
        </table:table-row>
        <table:table-row table:style-name="ro5">
          <table:table-cell office:value-type="string" table:style-name="ce4">
            <text:p>HMPS</text:p>
          </table:table-cell>
          <table:table-cell office:value-type="string" table:style-name="ce4">
            <text:p>HM Prison Service</text:p>
          </table:table-cell>
          <table:table-cell office:value-type="string" table:style-name="ce4">
            <text:p>Justice</text:p>
          </table:table-cell>
          <table:table-cell office:value-type="string" table:style-name="ce4">
            <text:p>[note 6]</text:p>
          </table:table-cell>
          <table:table-cell office:value-type="float" office:value="27.747" table:style-name="ce10">
            <text:p>27.747</text:p>
          </table:table-cell>
          <table:table-cell office:value-type="float" office:value="57.250999999999998" table:style-name="ce10">
            <text:p>57.251</text:p>
          </table:table-cell>
          <table:table-cell office:value-type="float" office:value="68.870999999999995" table:style-name="ce10">
            <text:p>68.871</text:p>
          </table:table-cell>
          <table:table-cell office:value-type="float" office:value="73.066999999999993" table:style-name="ce10">
            <text:p>73.067</text:p>
          </table:table-cell>
          <table:table-cell office:value-type="float" office:value="60.988" table:style-name="ce10">
            <text:p>60.988</text:p>
          </table:table-cell>
          <table:table-cell office:value-type="float" office:value="71.349000000000004" table:style-name="ce10">
            <text:p>71.349</text:p>
          </table:table-cell>
          <table:table-cell office:value-type="float" office:value="45.698" table:style-name="ce10">
            <text:p>45.698</text:p>
          </table:table-cell>
          <table:table-cell office:value-type="float" office:value="65.588999999999999" table:style-name="ce10">
            <text:p>65.589</text:p>
          </table:table-cell>
          <table:table-cell office:value-type="float" office:value="63.398000000000003" table:style-name="ce10">
            <text:p>63.398</text:p>
          </table:table-cell>
          <table:table-cell office:value-type="float" office:value="24.085999999999999" table:style-name="ce10">
            <text:p>24.086</text:p>
          </table:table-cell>
          <table:table-cell office:value-type="float" office:value="39.234999999999999" table:style-name="ce10">
            <text:p>39.235</text:p>
          </table:table-cell>
          <table:table-cell office:value-type="float" office:value="86.831999999999994" table:style-name="ce10">
            <text:p>86.832</text:p>
          </table:table-cell>
          <table:table-cell office:value-type="float" office:value="78.415000000000006" table:style-name="ce10">
            <text:p>78.415</text:p>
          </table:table-cell>
          <table:table-cell office:value-type="float" office:value="70.975999999999999" table:style-name="ce10">
            <text:p>70.976</text:p>
          </table:table-cell>
          <table:table-cell office:value-type="float" office:value="49.238999999999997" table:style-name="ce10">
            <text:p>49.239</text:p>
          </table:table-cell>
          <table:table-cell office:value-type="float" office:value="59.180999999999997" table:style-name="ce10">
            <text:p>59.181</text:p>
          </table:table-cell>
          <table:table-cell office:value-type="float" office:value="72.492000000000004" table:style-name="ce10">
            <text:p>72.492</text:p>
          </table:table-cell>
          <table:table-cell office:value-type="float" office:value="73.697000000000003" table:style-name="ce10">
            <text:p>73.697</text:p>
          </table:table-cell>
          <table:table-cell office:value-type="float" office:value="63.258000000000003" table:style-name="ce10">
            <text:p>63.258</text:p>
          </table:table-cell>
          <table:table-cell office:value-type="float" office:value="67.760999999999996" table:style-name="ce10">
            <text:p>67.761</text:p>
          </table:table-cell>
          <table:table-cell office:value-type="float" office:value="69.998000000000005" table:style-name="ce10">
            <text:p>69.998</text:p>
          </table:table-cell>
          <table:table-cell office:value-type="float" office:value="55.32" table:style-name="ce10">
            <text:p>55.32</text:p>
          </table:table-cell>
          <table:table-cell office:value-type="float" office:value="66.733000000000004" table:style-name="ce10">
            <text:p>66.733</text:p>
          </table:table-cell>
          <table:table-cell office:value-type="float" office:value="67.647999999999996" table:style-name="ce10">
            <text:p>67.648</text:p>
          </table:table-cell>
          <table:table-cell office:value-type="float" office:value="52.343000000000004" table:style-name="ce10">
            <text:p>52.343</text:p>
          </table:table-cell>
          <table:table-cell office:value-type="float" office:value="52.664000000000001" table:style-name="ce10">
            <text:p>52.664</text:p>
          </table:table-cell>
          <table:table-cell office:value-type="float" office:value="53.436999999999998" table:style-name="ce10">
            <text:p>53.437</text:p>
          </table:table-cell>
          <table:table-cell office:value-type="float" office:value="76.558999999999997" table:style-name="ce10">
            <text:p>76.559</text:p>
          </table:table-cell>
          <table:table-cell office:value-type="float" office:value="72.527000000000001" table:style-name="ce10">
            <text:p>72.527</text:p>
          </table:table-cell>
          <table:table-cell office:value-type="float" office:value="65.066999999999993" table:style-name="ce10">
            <text:p>65.067</text:p>
          </table:table-cell>
          <table:table-cell office:value-type="float" office:value="48.462000000000003" table:style-name="ce10">
            <text:p>48.462</text:p>
          </table:table-cell>
          <table:table-cell office:value-type="float" office:value="41.588999999999999" table:style-name="ce10">
            <text:p>41.589</text:p>
          </table:table-cell>
          <table:table-cell office:value-type="float" office:value="49.598999999999997" table:style-name="ce10">
            <text:p>49.599</text:p>
          </table:table-cell>
          <table:table-cell office:value-type="float" office:value="43.072000000000003" table:style-name="ce10">
            <text:p>43.072</text:p>
          </table:table-cell>
          <table:table-cell office:value-type="float" office:value="67.792000000000002" table:style-name="ce10">
            <text:p>67.792</text:p>
          </table:table-cell>
          <table:table-cell office:value-type="float" office:value="76.236000000000004" table:style-name="ce10">
            <text:p>76.236</text:p>
          </table:table-cell>
          <table:table-cell office:value-type="float" office:value="53.448999999999998" table:style-name="ce10">
            <text:p>53.449</text:p>
          </table:table-cell>
          <table:table-cell office:value-type="float" office:value="64.908000000000001" table:style-name="ce10">
            <text:p>64.908</text:p>
          </table:table-cell>
          <table:table-cell office:value-type="float" office:value="57.673000000000002" table:style-name="ce10">
            <text:p>57.673</text:p>
          </table:table-cell>
          <table:table-cell office:value-type="float" office:value="70.290999999999997" table:style-name="ce10">
            <text:p>70.291</text:p>
          </table:table-cell>
          <table:table-cell office:value-type="float" office:value="84.361999999999995" table:style-name="ce10">
            <text:p>84.362</text:p>
          </table:table-cell>
          <table:table-cell office:value-type="float" office:value="61.06" table:style-name="ce10">
            <text:p>61.06</text:p>
          </table:table-cell>
          <table:table-cell office:value-type="float" office:value="51.988" table:style-name="ce10">
            <text:p>51.988</text:p>
          </table:table-cell>
          <table:table-cell office:value-type="float" office:value="55.439" table:style-name="ce10">
            <text:p>55.439</text:p>
          </table:table-cell>
          <table:table-cell office:value-type="float" office:value="24.565999999999999" table:style-name="ce10">
            <text:p>24.566</text:p>
          </table:table-cell>
          <table:table-cell office:value-type="float" office:value="26.184999999999999" table:style-name="ce10">
            <text:p>26.185</text:p>
          </table:table-cell>
          <table:table-cell office:value-type="float" office:value="21.475999999999999" table:style-name="ce10">
            <text:p>21.476</text:p>
          </table:table-cell>
          <table:table-cell office:value-type="float" office:value="52.93" table:style-name="ce10">
            <text:p>52.93</text:p>
          </table:table-cell>
          <table:table-cell office:value-type="float" office:value="50.51" table:style-name="ce10">
            <text:p>50.51</text:p>
          </table:table-cell>
          <table:table-cell office:value-type="float" office:value="43.856999999999999" table:style-name="ce10">
            <text:p>43.857</text:p>
          </table:table-cell>
          <table:table-cell office:value-type="float" office:value="44.085999999999999" table:style-name="ce10">
            <text:p>44.086</text:p>
          </table:table-cell>
          <table:table-cell office:value-type="float" office:value="31.64" table:style-name="ce10">
            <text:p>31.64</text:p>
          </table:table-cell>
          <table:table-cell office:value-type="float" office:value="25.501000000000001" table:style-name="ce10">
            <text:p>25.501</text:p>
          </table:table-cell>
          <table:table-cell office:value-type="float" office:value="43.116" table:style-name="ce10">
            <text:p>43.116</text:p>
          </table:table-cell>
          <table:table-cell office:value-type="float" office:value="26.751000000000001" table:style-name="ce10">
            <text:p>26.751</text:p>
          </table:table-cell>
          <table:table-cell office:value-type="float" office:value="34.475000000000001" table:style-name="ce10">
            <text:p>34.475</text:p>
          </table:table-cell>
          <table:table-cell office:value-type="float" office:value="61.484000000000002" table:style-name="ce10">
            <text:p>61.484</text:p>
          </table:table-cell>
          <table:table-cell office:value-type="float" office:value="38.564999999999998" table:style-name="ce10">
            <text:p>38.565</text:p>
          </table:table-cell>
          <table:table-cell office:value-type="float" office:value="52.27" table:style-name="ce10">
            <text:p>52.27</text:p>
          </table:table-cell>
          <table:table-cell office:value-type="float" office:value="43.363999999999997" table:style-name="ce10">
            <text:p>43.364</text:p>
          </table:table-cell>
          <table:table-cell office:value-type="float" office:value="39.970999999999997" table:style-name="ce10">
            <text:p>39.971</text:p>
          </table:table-cell>
          <table:table-cell office:value-type="float" office:value="28.068999999999999" table:style-name="ce10">
            <text:p>28.069</text:p>
          </table:table-cell>
          <table:table-cell office:value-type="float" office:value="21.88" table:style-name="ce10">
            <text:p>21.88</text:p>
          </table:table-cell>
          <table:table-cell office:value-type="float" office:value="85.805999999999997" table:style-name="ce10">
            <text:p>85.806</text:p>
          </table:table-cell>
          <table:table-cell office:value-type="float" office:value="58.834000000000003" table:style-name="ce10">
            <text:p>58.834</text:p>
          </table:table-cell>
          <table:table-cell office:value-type="float" office:value="56.576000000000001" table:style-name="ce10">
            <text:p>56.576</text:p>
          </table:table-cell>
          <table:table-cell office:value-type="float" office:value="70.991" table:style-name="ce10">
            <text:p>70.991</text:p>
          </table:table-cell>
          <table:table-cell office:value-type="float" office:value="69.066999999999993" table:style-name="ce10">
            <text:p>69.067</text:p>
          </table:table-cell>
          <table:table-cell office:value-type="float" office:value="41.487000000000002" table:style-name="ce10">
            <text:p>41.487</text:p>
          </table:table-cell>
          <table:table-cell office:value-type="float" office:value="35.189" table:style-name="ce10">
            <text:p>35.189</text:p>
          </table:table-cell>
          <table:table-cell office:value-type="float" office:value="51.994" table:style-name="ce10">
            <text:p>51.994</text:p>
          </table:table-cell>
          <table:table-cell office:value-type="float" office:value="27.545999999999999" table:style-name="ce10">
            <text:p>27.546</text:p>
          </table:table-cell>
          <table:table-cell office:value-type="float" office:value="65.144000000000005" table:style-name="ce10">
            <text:p>65.144</text:p>
          </table:table-cell>
          <table:table-cell office:value-type="float" office:value="18.968" table:style-name="ce10">
            <text:p>18.968</text:p>
          </table:table-cell>
          <table:table-cell office:value-type="float" office:value="68.13" table:style-name="ce10">
            <text:p>68.13</text:p>
          </table:table-cell>
          <table:table-cell office:value-type="float" office:value="63.36" table:style-name="ce10">
            <text:p>63.36</text:p>
          </table:table-cell>
          <table:table-cell office:value-type="float" office:value="42.298000000000002" table:style-name="ce10">
            <text:p>42.298</text:p>
          </table:table-cell>
          <table:table-cell office:value-type="float" office:value="8.35" table:style-name="ce10">
            <text:p>8.35</text:p>
          </table:table-cell>
          <table:table-cell office:value-type="float" office:value="11.914" table:style-name="ce10">
            <text:p>11.914</text:p>
          </table:table-cell>
          <table:table-cell office:value-type="float" office:value="22.132000000000001" table:style-name="ce10">
            <text:p>22.132</text:p>
          </table:table-cell>
          <table:table-cell office:value-type="float" office:value="57.603999999999999" table:style-name="ce10">
            <text:p>57.604</text:p>
          </table:table-cell>
          <table:table-cell office:value-type="float" office:value="17.826000000000001" table:style-name="ce10">
            <text:p>17.826</text:p>
          </table:table-cell>
          <table:table-cell office:value-type="float" office:value="74.679000000000002" table:style-name="ce10">
            <text:p>74.679</text:p>
          </table:table-cell>
          <table:table-cell office:value-type="float" office:value="62.959000000000003" table:style-name="ce10">
            <text:p>62.959</text:p>
          </table:table-cell>
          <table:table-cell office:value-type="float" office:value="54.828000000000003" table:style-name="ce10">
            <text:p>54.828</text:p>
          </table:table-cell>
          <table:table-cell office:value-type="float" office:value="14.622999999999999" table:style-name="ce10">
            <text:p>14.623</text:p>
          </table:table-cell>
          <table:table-cell office:value-type="float" office:value="74.728999999999999" table:style-name="ce10">
            <text:p>74.729</text:p>
          </table:table-cell>
          <table:table-cell office:value-type="float" office:value="10.648" table:style-name="ce10">
            <text:p>10.648</text:p>
          </table:table-cell>
          <table:table-cell office:value-type="float" office:value="14.176" table:style-name="ce10">
            <text:p>14.176</text:p>
          </table:table-cell>
          <table:table-cell office:value-type="float" office:value="77.087999999999994" table:style-name="ce10">
            <text:p>77.088</text:p>
          </table:table-cell>
          <table:table-cell office:value-type="float" office:value="8.7360000000000007" table:style-name="ce10">
            <text:p>8.736</text:p>
          </table:table-cell>
          <table:table-cell office:value-type="float" office:value="38.960999999999999" table:style-name="ce10">
            <text:p>38.961</text:p>
          </table:table-cell>
          <table:table-cell office:value-type="float" office:value="46.48" table:style-name="ce10">
            <text:p>46.48</text:p>
          </table:table-cell>
          <table:table-cell office:value-type="float" office:value="14.558999999999999" table:style-name="ce10">
            <text:p>14.559</text:p>
          </table:table-cell>
          <table:table-cell office:value-type="float" office:value="19.672000000000001" table:style-name="ce10">
            <text:p>19.672</text:p>
          </table:table-cell>
          <table:table-cell office:value-type="float" office:value="64.082999999999998" table:style-name="ce10">
            <text:p>64.083</text:p>
          </table:table-cell>
          <table:table-cell office:value-type="float" office:value="16.244" table:style-name="ce10">
            <text:p>16.244</text:p>
          </table:table-cell>
          <table:table-cell office:value-type="float" office:value="36.648000000000003" table:style-name="ce10">
            <text:p>36.648</text:p>
          </table:table-cell>
          <table:table-cell office:value-type="float" office:value="39.631" table:style-name="ce10">
            <text:p>39.631</text:p>
          </table:table-cell>
          <table:table-cell office:value-type="float" office:value="23.722000000000001" table:style-name="ce10">
            <text:p>23.722</text:p>
          </table:table-cell>
          <table:table-cell office:value-type="float" office:value="66.831000000000003" table:style-name="ce10">
            <text:p>66.831</text:p>
          </table:table-cell>
          <table:table-cell office:value-type="float" office:value="16.161000000000001" table:style-name="ce10">
            <text:p>16.161</text:p>
          </table:table-cell>
          <table:table-cell office:value-type="float" office:value="17.007999999999999" table:style-name="ce10">
            <text:p>17.008</text:p>
          </table:table-cell>
          <table:table-cell office:value-type="float" office:value="42.530999999999999" table:style-name="ce10">
            <text:p>42.531</text:p>
          </table:table-cell>
          <table:table-cell office:value-type="float" office:value="43.936999999999998" table:style-name="ce10">
            <text:p>43.937</text:p>
          </table:table-cell>
          <table:table-cell office:value-type="float" office:value="13.532999999999999" table:style-name="ce10">
            <text:p>13.533</text:p>
          </table:table-cell>
          <table:table-cell office:value-type="float" office:value="60.944000000000003" table:style-name="ce10">
            <text:p>60.944</text:p>
          </table:table-cell>
          <table:table-cell office:value-type="float" office:value="66.75" table:style-name="ce10">
            <text:p>66.75</text:p>
          </table:table-cell>
          <table:table-cell office:value-type="float" office:value="59.118000000000002" table:style-name="ce10">
            <text:p>59.118</text:p>
          </table:table-cell>
          <table:table-cell office:value-type="float" office:value="33.104999999999997" table:style-name="ce10">
            <text:p>33.105</text:p>
          </table:table-cell>
          <table:table-cell office:value-type="float" office:value="66.426000000000002" table:style-name="ce10">
            <text:p>66.426</text:p>
          </table:table-cell>
          <table:table-cell office:value-type="float" office:value="70.138000000000005" table:style-name="ce10">
            <text:p>70.138</text:p>
          </table:table-cell>
          <table:table-cell office:value-type="float" office:value="6.2709999999999999" table:style-name="ce10">
            <text:p>6.271</text:p>
          </table:table-cell>
          <table:table-cell office:value-type="float" office:value="64.816999999999993" table:style-name="ce10">
            <text:p>64.817</text:p>
          </table:table-cell>
          <table:table-cell office:value-type="float" office:value="35.122999999999998" table:style-name="ce10">
            <text:p>35.123</text:p>
          </table:table-cell>
          <table:table-cell office:value-type="float" office:value="70.5" table:style-name="ce10">
            <text:p>70.5</text:p>
          </table:table-cell>
          <table:table-cell table:number-columns-repeated="16264"/>
        </table:table-row>
        <table:table-row table:style-name="ro5">
          <table:table-cell office:value-type="string" table:style-name="ce4">
            <text:p>HMRC</text:p>
          </table:table-cell>
          <table:table-cell office:value-type="string" table:style-name="ce4">
            <text:p>HM Revenue and Customs</text:p>
          </table:table-cell>
          <table:table-cell office:value-type="string" table:style-name="ce4">
            <text:p>HM Revenue &amp; Customs</text:p>
          </table:table-cell>
          <table:table-cell table:style-name="ce4"/>
          <table:table-cell office:value-type="float" office:value="65.858999999999995" table:style-name="ce10">
            <text:p>65.859</text:p>
          </table:table-cell>
          <table:table-cell office:value-type="float" office:value="59.064999999999998" table:style-name="ce10">
            <text:p>59.065</text:p>
          </table:table-cell>
          <table:table-cell office:value-type="float" office:value="72.057000000000002" table:style-name="ce10">
            <text:p>72.057</text:p>
          </table:table-cell>
          <table:table-cell office:value-type="float" office:value="84.427000000000007" table:style-name="ce10">
            <text:p>84.427</text:p>
          </table:table-cell>
          <table:table-cell office:value-type="float" office:value="77.451999999999998" table:style-name="ce10">
            <text:p>77.452</text:p>
          </table:table-cell>
          <table:table-cell office:value-type="float" office:value="82.863" table:style-name="ce10">
            <text:p>82.863</text:p>
          </table:table-cell>
          <table:table-cell office:value-type="float" office:value="59.518000000000001" table:style-name="ce10">
            <text:p>59.518</text:p>
          </table:table-cell>
          <table:table-cell office:value-type="float" office:value="80.433000000000007" table:style-name="ce10">
            <text:p>80.433</text:p>
          </table:table-cell>
          <table:table-cell office:value-type="float" office:value="73.424999999999997" table:style-name="ce10">
            <text:p>73.425</text:p>
          </table:table-cell>
          <table:table-cell office:value-type="float" office:value="35.509" table:style-name="ce10">
            <text:p>35.509</text:p>
          </table:table-cell>
          <table:table-cell office:value-type="float" office:value="49.423999999999999" table:style-name="ce10">
            <text:p>49.424</text:p>
          </table:table-cell>
          <table:table-cell office:value-type="float" office:value="84.960999999999999" table:style-name="ce10">
            <text:p>84.961</text:p>
          </table:table-cell>
          <table:table-cell office:value-type="float" office:value="80.825999999999993" table:style-name="ce10">
            <text:p>80.826</text:p>
          </table:table-cell>
          <table:table-cell office:value-type="float" office:value="72.616" table:style-name="ce10">
            <text:p>72.616</text:p>
          </table:table-cell>
          <table:table-cell office:value-type="float" office:value="53.460999999999999" table:style-name="ce10">
            <text:p>53.461</text:p>
          </table:table-cell>
          <table:table-cell office:value-type="float" office:value="68.424000000000007" table:style-name="ce10">
            <text:p>68.424</text:p>
          </table:table-cell>
          <table:table-cell office:value-type="float" office:value="83.179000000000002" table:style-name="ce10">
            <text:p>83.179</text:p>
          </table:table-cell>
          <table:table-cell office:value-type="float" office:value="85.682000000000002" table:style-name="ce10">
            <text:p>85.682</text:p>
          </table:table-cell>
          <table:table-cell office:value-type="float" office:value="75.989000000000004" table:style-name="ce10">
            <text:p>75.989</text:p>
          </table:table-cell>
          <table:table-cell office:value-type="float" office:value="87.980999999999995" table:style-name="ce10">
            <text:p>87.981</text:p>
          </table:table-cell>
          <table:table-cell office:value-type="float" office:value="83.07" table:style-name="ce10">
            <text:p>83.07</text:p>
          </table:table-cell>
          <table:table-cell office:value-type="float" office:value="72.021000000000001" table:style-name="ce10">
            <text:p>72.021</text:p>
          </table:table-cell>
          <table:table-cell office:value-type="float" office:value="79.765000000000001" table:style-name="ce10">
            <text:p>79.765</text:p>
          </table:table-cell>
          <table:table-cell office:value-type="float" office:value="82.948999999999998" table:style-name="ce10">
            <text:p>82.949</text:p>
          </table:table-cell>
          <table:table-cell office:value-type="float" office:value="74.177999999999997" table:style-name="ce10">
            <text:p>74.178</text:p>
          </table:table-cell>
          <table:table-cell office:value-type="float" office:value="68.484999999999999" table:style-name="ce10">
            <text:p>68.485</text:p>
          </table:table-cell>
          <table:table-cell office:value-type="float" office:value="72.677999999999997" table:style-name="ce10">
            <text:p>72.678</text:p>
          </table:table-cell>
          <table:table-cell office:value-type="float" office:value="88.552999999999997" table:style-name="ce10">
            <text:p>88.553</text:p>
          </table:table-cell>
          <table:table-cell office:value-type="float" office:value="84.55" table:style-name="ce10">
            <text:p>84.55</text:p>
          </table:table-cell>
          <table:table-cell office:value-type="float" office:value="75.506" table:style-name="ce10">
            <text:p>75.506</text:p>
          </table:table-cell>
          <table:table-cell office:value-type="float" office:value="69.825000000000003" table:style-name="ce10">
            <text:p>69.825</text:p>
          </table:table-cell>
          <table:table-cell office:value-type="float" office:value="54.600999999999999" table:style-name="ce10">
            <text:p>54.601</text:p>
          </table:table-cell>
          <table:table-cell office:value-type="float" office:value="62.771000000000001" table:style-name="ce10">
            <text:p>62.771</text:p>
          </table:table-cell>
          <table:table-cell office:value-type="float" office:value="50.88" table:style-name="ce10">
            <text:p>50.88</text:p>
          </table:table-cell>
          <table:table-cell office:value-type="float" office:value="84.046999999999997" table:style-name="ce10">
            <text:p>84.047</text:p>
          </table:table-cell>
          <table:table-cell office:value-type="float" office:value="89.408000000000001" table:style-name="ce10">
            <text:p>89.408</text:p>
          </table:table-cell>
          <table:table-cell office:value-type="float" office:value="68.055000000000007" table:style-name="ce10">
            <text:p>68.055</text:p>
          </table:table-cell>
          <table:table-cell office:value-type="float" office:value="80.212999999999994" table:style-name="ce10">
            <text:p>80.213</text:p>
          </table:table-cell>
          <table:table-cell office:value-type="float" office:value="65.941000000000003" table:style-name="ce10">
            <text:p>65.941</text:p>
          </table:table-cell>
          <table:table-cell office:value-type="float" office:value="77.027000000000001" table:style-name="ce10">
            <text:p>77.027</text:p>
          </table:table-cell>
          <table:table-cell office:value-type="float" office:value="81.025000000000006" table:style-name="ce10">
            <text:p>81.025</text:p>
          </table:table-cell>
          <table:table-cell office:value-type="float" office:value="70.224000000000004" table:style-name="ce10">
            <text:p>70.224</text:p>
          </table:table-cell>
          <table:table-cell office:value-type="float" office:value="69.052999999999997" table:style-name="ce10">
            <text:p>69.053</text:p>
          </table:table-cell>
          <table:table-cell office:value-type="float" office:value="77.343999999999994" table:style-name="ce10">
            <text:p>77.344</text:p>
          </table:table-cell>
          <table:table-cell office:value-type="float" office:value="36.173000000000002" table:style-name="ce10">
            <text:p>36.173</text:p>
          </table:table-cell>
          <table:table-cell office:value-type="float" office:value="39.274000000000001" table:style-name="ce10">
            <text:p>39.274</text:p>
          </table:table-cell>
          <table:table-cell office:value-type="float" office:value="31.082999999999998" table:style-name="ce10">
            <text:p>31.083</text:p>
          </table:table-cell>
          <table:table-cell office:value-type="float" office:value="67.460999999999999" table:style-name="ce10">
            <text:p>67.461</text:p>
          </table:table-cell>
          <table:table-cell office:value-type="float" office:value="62.527000000000001" table:style-name="ce10">
            <text:p>62.527</text:p>
          </table:table-cell>
          <table:table-cell office:value-type="float" office:value="52.722999999999999" table:style-name="ce10">
            <text:p>52.723</text:p>
          </table:table-cell>
          <table:table-cell office:value-type="float" office:value="51.353999999999999" table:style-name="ce10">
            <text:p>51.354</text:p>
          </table:table-cell>
          <table:table-cell office:value-type="float" office:value="34.64" table:style-name="ce10">
            <text:p>34.64</text:p>
          </table:table-cell>
          <table:table-cell office:value-type="float" office:value="31.033000000000001" table:style-name="ce10">
            <text:p>31.033</text:p>
          </table:table-cell>
          <table:table-cell office:value-type="float" office:value="62.686" table:style-name="ce10">
            <text:p>62.686</text:p>
          </table:table-cell>
          <table:table-cell office:value-type="float" office:value="33.445" table:style-name="ce10">
            <text:p>33.445</text:p>
          </table:table-cell>
          <table:table-cell office:value-type="float" office:value="48.972000000000001" table:style-name="ce10">
            <text:p>48.972</text:p>
          </table:table-cell>
          <table:table-cell office:value-type="float" office:value="51.09" table:style-name="ce10">
            <text:p>51.09</text:p>
          </table:table-cell>
          <table:table-cell office:value-type="float" office:value="57.103000000000002" table:style-name="ce10">
            <text:p>57.103</text:p>
          </table:table-cell>
          <table:table-cell office:value-type="float" office:value="44.576999999999998" table:style-name="ce10">
            <text:p>44.577</text:p>
          </table:table-cell>
          <table:table-cell office:value-type="float" office:value="48.356999999999999" table:style-name="ce10">
            <text:p>48.357</text:p>
          </table:table-cell>
          <table:table-cell office:value-type="float" office:value="47.021000000000001" table:style-name="ce10">
            <text:p>47.021</text:p>
          </table:table-cell>
          <table:table-cell office:value-type="float" office:value="45.302999999999997" table:style-name="ce10">
            <text:p>45.303</text:p>
          </table:table-cell>
          <table:table-cell office:value-type="float" office:value="32.801000000000002" table:style-name="ce10">
            <text:p>32.801</text:p>
          </table:table-cell>
          <table:table-cell office:value-type="float" office:value="89.171000000000006" table:style-name="ce10">
            <text:p>89.171</text:p>
          </table:table-cell>
          <table:table-cell office:value-type="float" office:value="67.384" table:style-name="ce10">
            <text:p>67.384</text:p>
          </table:table-cell>
          <table:table-cell office:value-type="float" office:value="74.465999999999994" table:style-name="ce10">
            <text:p>74.466</text:p>
          </table:table-cell>
          <table:table-cell office:value-type="float" office:value="72.897000000000006" table:style-name="ce10">
            <text:p>72.897</text:p>
          </table:table-cell>
          <table:table-cell office:value-type="float" office:value="82.531000000000006" table:style-name="ce10">
            <text:p>82.531</text:p>
          </table:table-cell>
          <table:table-cell office:value-type="float" office:value="68.379000000000005" table:style-name="ce10">
            <text:p>68.379</text:p>
          </table:table-cell>
          <table:table-cell office:value-type="float" office:value="51.947000000000003" table:style-name="ce10">
            <text:p>51.947</text:p>
          </table:table-cell>
          <table:table-cell office:value-type="float" office:value="81.236000000000004" table:style-name="ce10">
            <text:p>81.236</text:p>
          </table:table-cell>
          <table:table-cell office:value-type="float" office:value="24.276" table:style-name="ce10">
            <text:p>24.276</text:p>
          </table:table-cell>
          <table:table-cell office:value-type="float" office:value="82.460999999999999" table:style-name="ce10">
            <text:p>82.461</text:p>
          </table:table-cell>
          <table:table-cell office:value-type="float" office:value="66.179000000000002" table:style-name="ce10">
            <text:p>66.179</text:p>
          </table:table-cell>
          <table:table-cell office:value-type="float" office:value="93.268000000000001" table:style-name="ce10">
            <text:p>93.268</text:p>
          </table:table-cell>
          <table:table-cell office:value-type="float" office:value="67.933999999999997" table:style-name="ce10">
            <text:p>67.934</text:p>
          </table:table-cell>
          <table:table-cell office:value-type="float" office:value="60.354999999999997" table:style-name="ce10">
            <text:p>60.355</text:p>
          </table:table-cell>
          <table:table-cell office:value-type="float" office:value="6.7839999999999998" table:style-name="ce10">
            <text:p>6.784</text:p>
          </table:table-cell>
          <table:table-cell office:value-type="float" office:value="9.6170000000000009" table:style-name="ce10">
            <text:p>9.617</text:p>
          </table:table-cell>
          <table:table-cell office:value-type="float" office:value="24.882999999999999" table:style-name="ce10">
            <text:p>24.883</text:p>
          </table:table-cell>
          <table:table-cell office:value-type="float" office:value="58.716000000000001" table:style-name="ce10">
            <text:p>58.716</text:p>
          </table:table-cell>
          <table:table-cell office:value-type="float" office:value="14.766" table:style-name="ce10">
            <text:p>14.766</text:p>
          </table:table-cell>
          <table:table-cell office:value-type="float" office:value="90.084000000000003" table:style-name="ce10">
            <text:p>90.084</text:p>
          </table:table-cell>
          <table:table-cell office:value-type="float" office:value="71.918000000000006" table:style-name="ce10">
            <text:p>71.918</text:p>
          </table:table-cell>
          <table:table-cell office:value-type="float" office:value="73.849000000000004" table:style-name="ce10">
            <text:p>73.849</text:p>
          </table:table-cell>
          <table:table-cell office:value-type="float" office:value="7.8460000000000001" table:style-name="ce10">
            <text:p>7.846</text:p>
          </table:table-cell>
          <table:table-cell office:value-type="float" office:value="85.489000000000004" table:style-name="ce10">
            <text:p>85.489</text:p>
          </table:table-cell>
          <table:table-cell office:value-type="float" office:value="6.665" table:style-name="ce10">
            <text:p>6.665</text:p>
          </table:table-cell>
          <table:table-cell office:value-type="float" office:value="7.3" table:style-name="ce10">
            <text:p>7.3</text:p>
          </table:table-cell>
          <table:table-cell office:value-type="float" office:value="87.38" table:style-name="ce10">
            <text:p>87.38</text:p>
          </table:table-cell>
          <table:table-cell office:value-type="float" office:value="5.32" table:style-name="ce10">
            <text:p>5.32</text:p>
          </table:table-cell>
          <table:table-cell office:value-type="float" office:value="36.475000000000001" table:style-name="ce10">
            <text:p>36.475</text:p>
          </table:table-cell>
          <table:table-cell office:value-type="float" office:value="50.838000000000001" table:style-name="ce10">
            <text:p>50.838</text:p>
          </table:table-cell>
          <table:table-cell office:value-type="float" office:value="12.686999999999999" table:style-name="ce10">
            <text:p>12.687</text:p>
          </table:table-cell>
          <table:table-cell office:value-type="float" office:value="29.785" table:style-name="ce10">
            <text:p>29.785</text:p>
          </table:table-cell>
          <table:table-cell office:value-type="float" office:value="56.847999999999999" table:style-name="ce10">
            <text:p>56.848</text:p>
          </table:table-cell>
          <table:table-cell office:value-type="float" office:value="13.366" table:style-name="ce10">
            <text:p>13.366</text:p>
          </table:table-cell>
          <table:table-cell office:value-type="float" office:value="45.658999999999999" table:style-name="ce10">
            <text:p>45.659</text:p>
          </table:table-cell>
          <table:table-cell office:value-type="float" office:value="28.771999999999998" table:style-name="ce10">
            <text:p>28.772</text:p>
          </table:table-cell>
          <table:table-cell office:value-type="float" office:value="25.568999999999999" table:style-name="ce10">
            <text:p>25.569</text:p>
          </table:table-cell>
          <table:table-cell office:value-type="float" office:value="56.548999999999999" table:style-name="ce10">
            <text:p>56.549</text:p>
          </table:table-cell>
          <table:table-cell office:value-type="float" office:value="25.15" table:style-name="ce10">
            <text:p>25.15</text:p>
          </table:table-cell>
          <table:table-cell office:value-type="float" office:value="18.300999999999998" table:style-name="ce10">
            <text:p>18.301</text:p>
          </table:table-cell>
          <table:table-cell office:value-type="float" office:value="33.168999999999997" table:style-name="ce10">
            <text:p>33.169</text:p>
          </table:table-cell>
          <table:table-cell office:value-type="float" office:value="52.216999999999999" table:style-name="ce10">
            <text:p>52.217</text:p>
          </table:table-cell>
          <table:table-cell office:value-type="float" office:value="14.614000000000001" table:style-name="ce10">
            <text:p>14.614</text:p>
          </table:table-cell>
          <table:table-cell office:value-type="float" office:value="62.738" table:style-name="ce10">
            <text:p>62.738</text:p>
          </table:table-cell>
          <table:table-cell office:value-type="float" office:value="67.165000000000006" table:style-name="ce10">
            <text:p>67.165</text:p>
          </table:table-cell>
          <table:table-cell office:value-type="float" office:value="58.813000000000002" table:style-name="ce10">
            <text:p>58.813</text:p>
          </table:table-cell>
          <table:table-cell office:value-type="float" office:value="36.408999999999999" table:style-name="ce10">
            <text:p>36.409</text:p>
          </table:table-cell>
          <table:table-cell office:value-type="float" office:value="67.691000000000003" table:style-name="ce10">
            <text:p>67.691</text:p>
          </table:table-cell>
          <table:table-cell office:value-type="float" office:value="66.180999999999997" table:style-name="ce10">
            <text:p>66.181</text:p>
          </table:table-cell>
          <table:table-cell office:value-type="float" office:value="5.5720000000000001" table:style-name="ce10">
            <text:p>5.572</text:p>
          </table:table-cell>
          <table:table-cell office:value-type="float" office:value="72.272999999999996" table:style-name="ce10">
            <text:p>72.273</text:p>
          </table:table-cell>
          <table:table-cell office:value-type="float" office:value="27.699000000000002" table:style-name="ce10">
            <text:p>27.699</text:p>
          </table:table-cell>
          <table:table-cell office:value-type="float" office:value="72.203000000000003" table:style-name="ce10">
            <text:p>72.203</text:p>
          </table:table-cell>
          <table:table-cell table:number-columns-repeated="16264"/>
        </table:table-row>
        <table:table-row table:style-name="ro5">
          <table:table-cell office:value-type="string" table:style-name="ce4">
            <text:p>HMT</text:p>
          </table:table-cell>
          <table:table-cell office:value-type="string" table:style-name="ce4">
            <text:p>HM Treasury</text:p>
          </table:table-cell>
          <table:table-cell office:value-type="string" table:style-name="ce4">
            <text:p>HM Treasury Group</text:p>
          </table:table-cell>
          <table:table-cell table:style-name="ce4"/>
          <table:table-cell office:value-type="float" office:value="89.644999999999996" table:style-name="ce10">
            <text:p>89.645</text:p>
          </table:table-cell>
          <table:table-cell office:value-type="float" office:value="68.185000000000002" table:style-name="ce10">
            <text:p>68.185</text:p>
          </table:table-cell>
          <table:table-cell office:value-type="float" office:value="78.224000000000004" table:style-name="ce10">
            <text:p>78.224</text:p>
          </table:table-cell>
          <table:table-cell office:value-type="float" office:value="79.751999999999995" table:style-name="ce10">
            <text:p>79.752</text:p>
          </table:table-cell>
          <table:table-cell office:value-type="float" office:value="79.366" table:style-name="ce10">
            <text:p>79.366</text:p>
          </table:table-cell>
          <table:table-cell office:value-type="float" office:value="84.305999999999997" table:style-name="ce10">
            <text:p>84.306</text:p>
          </table:table-cell>
          <table:table-cell office:value-type="float" office:value="52.795000000000002" table:style-name="ce10">
            <text:p>52.795</text:p>
          </table:table-cell>
          <table:table-cell office:value-type="float" office:value="81.488" table:style-name="ce10">
            <text:p>81.488</text:p>
          </table:table-cell>
          <table:table-cell office:value-type="float" office:value="73.245000000000005" table:style-name="ce10">
            <text:p>73.245</text:p>
          </table:table-cell>
          <table:table-cell office:value-type="float" office:value="17.896000000000001" table:style-name="ce10">
            <text:p>17.896</text:p>
          </table:table-cell>
          <table:table-cell office:value-type="float" office:value="60.216000000000001" table:style-name="ce10">
            <text:p>60.216</text:p>
          </table:table-cell>
          <table:table-cell office:value-type="float" office:value="89.372" table:style-name="ce10">
            <text:p>89.372</text:p>
          </table:table-cell>
          <table:table-cell office:value-type="float" office:value="80.936999999999998" table:style-name="ce10">
            <text:p>80.937</text:p>
          </table:table-cell>
          <table:table-cell office:value-type="float" office:value="75.412999999999997" table:style-name="ce10">
            <text:p>75.413</text:p>
          </table:table-cell>
          <table:table-cell office:value-type="float" office:value="62.9" table:style-name="ce10">
            <text:p>62.9</text:p>
          </table:table-cell>
          <table:table-cell office:value-type="float" office:value="82.424000000000007" table:style-name="ce10">
            <text:p>82.424</text:p>
          </table:table-cell>
          <table:table-cell office:value-type="float" office:value="77.906000000000006" table:style-name="ce10">
            <text:p>77.906</text:p>
          </table:table-cell>
          <table:table-cell office:value-type="float" office:value="81.597999999999999" table:style-name="ce10">
            <text:p>81.598</text:p>
          </table:table-cell>
          <table:table-cell office:value-type="float" office:value="77.147999999999996" table:style-name="ce10">
            <text:p>77.148</text:p>
          </table:table-cell>
          <table:table-cell office:value-type="float" office:value="89.477000000000004" table:style-name="ce10">
            <text:p>89.477</text:p>
          </table:table-cell>
          <table:table-cell office:value-type="float" office:value="88.704999999999998" table:style-name="ce10">
            <text:p>88.705</text:p>
          </table:table-cell>
          <table:table-cell office:value-type="float" office:value="70.578999999999994" table:style-name="ce10">
            <text:p>70.579</text:p>
          </table:table-cell>
          <table:table-cell office:value-type="float" office:value="84.637" table:style-name="ce10">
            <text:p>84.637</text:p>
          </table:table-cell>
          <table:table-cell office:value-type="float" office:value="86.391000000000005" table:style-name="ce10">
            <text:p>86.391</text:p>
          </table:table-cell>
          <table:table-cell office:value-type="float" office:value="72.546999999999997" table:style-name="ce10">
            <text:p>72.547</text:p>
          </table:table-cell>
          <table:table-cell office:value-type="float" office:value="70.192999999999998" table:style-name="ce10">
            <text:p>70.193</text:p>
          </table:table-cell>
          <table:table-cell office:value-type="float" office:value="74.820999999999998" table:style-name="ce10">
            <text:p>74.821</text:p>
          </table:table-cell>
          <table:table-cell office:value-type="float" office:value="89.703000000000003" table:style-name="ce10">
            <text:p>89.703</text:p>
          </table:table-cell>
          <table:table-cell office:value-type="float" office:value="85.462999999999994" table:style-name="ce10">
            <text:p>85.463</text:p>
          </table:table-cell>
          <table:table-cell office:value-type="float" office:value="77.741" table:style-name="ce10">
            <text:p>77.741</text:p>
          </table:table-cell>
          <table:table-cell office:value-type="float" office:value="59.250999999999998" table:style-name="ce10">
            <text:p>59.251</text:p>
          </table:table-cell>
          <table:table-cell office:value-type="float" office:value="45.094000000000001" table:style-name="ce10">
            <text:p>45.094</text:p>
          </table:table-cell>
          <table:table-cell office:value-type="float" office:value="58.433999999999997" table:style-name="ce10">
            <text:p>58.434</text:p>
          </table:table-cell>
          <table:table-cell office:value-type="float" office:value="48.290999999999997" table:style-name="ce10">
            <text:p>48.291</text:p>
          </table:table-cell>
          <table:table-cell office:value-type="float" office:value="86.99" table:style-name="ce10">
            <text:p>86.99</text:p>
          </table:table-cell>
          <table:table-cell office:value-type="float" office:value="91.234999999999999" table:style-name="ce10">
            <text:p>91.235</text:p>
          </table:table-cell>
          <table:table-cell office:value-type="float" office:value="73.554000000000002" table:style-name="ce10">
            <text:p>73.554</text:p>
          </table:table-cell>
          <table:table-cell office:value-type="float" office:value="74.16" table:style-name="ce10">
            <text:p>74.16</text:p>
          </table:table-cell>
          <table:table-cell office:value-type="float" office:value="74.489999999999995" table:style-name="ce10">
            <text:p>74.49</text:p>
          </table:table-cell>
          <table:table-cell office:value-type="float" office:value="73.043000000000006" table:style-name="ce10">
            <text:p>73.043</text:p>
          </table:table-cell>
          <table:table-cell office:value-type="float" office:value="86.037999999999997" table:style-name="ce10">
            <text:p>86.038</text:p>
          </table:table-cell>
          <table:table-cell office:value-type="float" office:value="79.989000000000004" table:style-name="ce10">
            <text:p>79.989</text:p>
          </table:table-cell>
          <table:table-cell office:value-type="float" office:value="59.923000000000002" table:style-name="ce10">
            <text:p>59.923</text:p>
          </table:table-cell>
          <table:table-cell office:value-type="float" office:value="65.95" table:style-name="ce10">
            <text:p>65.95</text:p>
          </table:table-cell>
          <table:table-cell office:value-type="float" office:value="19.559000000000001" table:style-name="ce10">
            <text:p>19.559</text:p>
          </table:table-cell>
          <table:table-cell office:value-type="float" office:value="21.035" table:style-name="ce10">
            <text:p>21.035</text:p>
          </table:table-cell>
          <table:table-cell office:value-type="float" office:value="13.106" table:style-name="ce10">
            <text:p>13.106</text:p>
          </table:table-cell>
          <table:table-cell office:value-type="float" office:value="82.92" table:style-name="ce10">
            <text:p>82.92</text:p>
          </table:table-cell>
          <table:table-cell office:value-type="float" office:value="76.915000000000006" table:style-name="ce10">
            <text:p>76.915</text:p>
          </table:table-cell>
          <table:table-cell office:value-type="float" office:value="50.826999999999998" table:style-name="ce10">
            <text:p>50.827</text:p>
          </table:table-cell>
          <table:table-cell office:value-type="float" office:value="70.712000000000003" table:style-name="ce10">
            <text:p>70.712</text:p>
          </table:table-cell>
          <table:table-cell office:value-type="float" office:value="52.067999999999998" table:style-name="ce10">
            <text:p>52.068</text:p>
          </table:table-cell>
          <table:table-cell office:value-type="float" office:value="38.787999999999997" table:style-name="ce10">
            <text:p>38.788</text:p>
          </table:table-cell>
          <table:table-cell office:value-type="float" office:value="71.94" table:style-name="ce10">
            <text:p>71.94</text:p>
          </table:table-cell>
          <table:table-cell office:value-type="float" office:value="42.999000000000002" table:style-name="ce10">
            <text:p>42.999</text:p>
          </table:table-cell>
          <table:table-cell office:value-type="float" office:value="54.936999999999998" table:style-name="ce10">
            <text:p>54.937</text:p>
          </table:table-cell>
          <table:table-cell office:value-type="float" office:value="76.626000000000005" table:style-name="ce10">
            <text:p>76.626</text:p>
          </table:table-cell>
          <table:table-cell office:value-type="float" office:value="71.459999999999994" table:style-name="ce10">
            <text:p>71.46</text:p>
          </table:table-cell>
          <table:table-cell office:value-type="float" office:value="56.86" table:style-name="ce10">
            <text:p>56.86</text:p>
          </table:table-cell>
          <table:table-cell office:value-type="float" office:value="65.546000000000006" table:style-name="ce10">
            <text:p>65.546</text:p>
          </table:table-cell>
          <table:table-cell office:value-type="float" office:value="60.936999999999998" table:style-name="ce10">
            <text:p>60.937</text:p>
          </table:table-cell>
          <table:table-cell office:value-type="float" office:value="53.829000000000001" table:style-name="ce10">
            <text:p>53.829</text:p>
          </table:table-cell>
          <table:table-cell office:value-type="float" office:value="35.485999999999997" table:style-name="ce10">
            <text:p>35.486</text:p>
          </table:table-cell>
          <table:table-cell office:value-type="float" office:value="90.242999999999995" table:style-name="ce10">
            <text:p>90.243</text:p>
          </table:table-cell>
          <table:table-cell office:value-type="float" office:value="75.620999999999995" table:style-name="ce10">
            <text:p>75.621</text:p>
          </table:table-cell>
          <table:table-cell office:value-type="float" office:value="77.936999999999998" table:style-name="ce10">
            <text:p>77.937</text:p>
          </table:table-cell>
          <table:table-cell office:value-type="float" office:value="76.087999999999994" table:style-name="ce10">
            <text:p>76.088</text:p>
          </table:table-cell>
          <table:table-cell office:value-type="float" office:value="75.096000000000004" table:style-name="ce10">
            <text:p>75.096</text:p>
          </table:table-cell>
          <table:table-cell office:value-type="float" office:value="51.35" table:style-name="ce10">
            <text:p>51.35</text:p>
          </table:table-cell>
          <table:table-cell office:value-type="float" office:value="31.826000000000001" table:style-name="ce10">
            <text:p>31.826</text:p>
          </table:table-cell>
          <table:table-cell office:value-type="float" office:value="75.813000000000002" table:style-name="ce10">
            <text:p>75.813</text:p>
          </table:table-cell>
          <table:table-cell office:value-type="float" office:value="78.126999999999995" table:style-name="ce10">
            <text:p>78.127</text:p>
          </table:table-cell>
          <table:table-cell office:value-type="float" office:value="87.981999999999999" table:style-name="ce10">
            <text:p>87.982</text:p>
          </table:table-cell>
          <table:table-cell office:value-type="float" office:value="78.578999999999994" table:style-name="ce10">
            <text:p>78.579</text:p>
          </table:table-cell>
          <table:table-cell office:value-type="float" office:value="95.704999999999998" table:style-name="ce10">
            <text:p>95.705</text:p>
          </table:table-cell>
          <table:table-cell office:value-type="float" office:value="57.167000000000002" table:style-name="ce10">
            <text:p>57.167</text:p>
          </table:table-cell>
          <table:table-cell office:value-type="float" office:value="65.894999999999996" table:style-name="ce10">
            <text:p>65.895</text:p>
          </table:table-cell>
          <table:table-cell office:value-type="float" office:value="10.138" table:style-name="ce10">
            <text:p>10.138</text:p>
          </table:table-cell>
          <table:table-cell office:value-type="float" office:value="24.463000000000001" table:style-name="ce10">
            <text:p>24.463</text:p>
          </table:table-cell>
          <table:table-cell office:value-type="float" office:value="42.865000000000002" table:style-name="ce10">
            <text:p>42.865</text:p>
          </table:table-cell>
          <table:table-cell office:value-type="float" office:value="22.533999999999999" table:style-name="ce10">
            <text:p>22.534</text:p>
          </table:table-cell>
          <table:table-cell office:value-type="float" office:value="7.8239999999999998" table:style-name="ce10">
            <text:p>7.824</text:p>
          </table:table-cell>
          <table:table-cell office:value-type="float" office:value="91.620999999999995" table:style-name="ce10">
            <text:p>91.621</text:p>
          </table:table-cell>
          <table:table-cell office:value-type="float" office:value="60.164999999999999" table:style-name="ce10">
            <text:p>60.165</text:p>
          </table:table-cell>
          <table:table-cell office:value-type="float" office:value="76.132999999999996" table:style-name="ce10">
            <text:p>76.133</text:p>
          </table:table-cell>
          <table:table-cell office:value-type="float" office:value="5.8369999999999997" table:style-name="ce10">
            <text:p>5.837</text:p>
          </table:table-cell>
          <table:table-cell office:value-type="float" office:value="89.152000000000001" table:style-name="ce10">
            <text:p>89.152</text:p>
          </table:table-cell>
          <table:table-cell office:value-type="float" office:value="5.0110000000000001" table:style-name="ce10">
            <text:p>5.011</text:p>
          </table:table-cell>
          <table:table-cell office:value-type="float" office:value="5.0659999999999998" table:style-name="ce10">
            <text:p>5.066</text:p>
          </table:table-cell>
          <table:table-cell office:value-type="float" office:value="91.188999999999993" table:style-name="ce10">
            <text:p>91.189</text:p>
          </table:table-cell>
          <table:table-cell office:value-type="float" office:value="3.7440000000000002" table:style-name="ce10">
            <text:p>3.744</text:p>
          </table:table-cell>
          <table:table-cell office:value-type="float" office:value="42.390999999999998" table:style-name="ce10">
            <text:p>42.391</text:p>
          </table:table-cell>
          <table:table-cell office:value-type="float" office:value="48.912999999999997" table:style-name="ce10">
            <text:p>48.913</text:p>
          </table:table-cell>
          <table:table-cell office:value-type="float" office:value="8.6959999999999997" table:style-name="ce10">
            <text:p>8.696</text:p>
          </table:table-cell>
          <table:table-cell office:value-type="float" office:value="38.462000000000003" table:style-name="ce10">
            <text:p>38.462</text:p>
          </table:table-cell>
          <table:table-cell office:value-type="float" office:value="51.281999999999996" table:style-name="ce10">
            <text:p>51.282</text:p>
          </table:table-cell>
          <table:table-cell office:value-type="float" office:value="10.256" table:style-name="ce10">
            <text:p>10.256</text:p>
          </table:table-cell>
          <table:table-cell office:value-type="float" office:value="44.564999999999998" table:style-name="ce10">
            <text:p>44.565</text:p>
          </table:table-cell>
          <table:table-cell office:value-type="float" office:value="25" table:style-name="ce10">
            <text:p>25</text:p>
          </table:table-cell>
          <table:table-cell office:value-type="float" office:value="30.434999999999999" table:style-name="ce10">
            <text:p>30.435</text:p>
          </table:table-cell>
          <table:table-cell office:value-type="float" office:value="67.391000000000005" table:style-name="ce10">
            <text:p>67.391</text:p>
          </table:table-cell>
          <table:table-cell office:value-type="float" office:value="17.390999999999998" table:style-name="ce10">
            <text:p>17.391</text:p>
          </table:table-cell>
          <table:table-cell office:value-type="float" office:value="15.217000000000001" table:style-name="ce10">
            <text:p>15.217</text:p>
          </table:table-cell>
          <table:table-cell office:value-type="float" office:value="38.462000000000003" table:style-name="ce10">
            <text:p>38.462</text:p>
          </table:table-cell>
          <table:table-cell office:value-type="float" office:value="53.845999999999997" table:style-name="ce10">
            <text:p>53.846</text:p>
          </table:table-cell>
          <table:table-cell office:value-type="float" office:value="7.6920000000000002" table:style-name="ce10">
            <text:p>7.692</text:p>
          </table:table-cell>
          <table:table-cell office:value-type="float" office:value="62.271999999999998" table:style-name="ce10">
            <text:p>62.272</text:p>
          </table:table-cell>
          <table:table-cell office:value-type="float" office:value="67.144000000000005" table:style-name="ce10">
            <text:p>67.144</text:p>
          </table:table-cell>
          <table:table-cell office:value-type="float" office:value="58.113" table:style-name="ce10">
            <text:p>58.113</text:p>
          </table:table-cell>
          <table:table-cell office:value-type="float" office:value="38.521000000000001" table:style-name="ce10">
            <text:p>38.521</text:p>
          </table:table-cell>
          <table:table-cell office:value-type="float" office:value="72.617000000000004" table:style-name="ce10">
            <text:p>72.617</text:p>
          </table:table-cell>
          <table:table-cell office:value-type="float" office:value="76.804000000000002" table:style-name="ce10">
            <text:p>76.804</text:p>
          </table:table-cell>
          <table:table-cell office:value-type="float" office:value="5.5709999999999997" table:style-name="ce10">
            <text:p>5.571</text:p>
          </table:table-cell>
          <table:table-cell office:value-type="float" office:value="79.626000000000005" table:style-name="ce10">
            <text:p>79.626</text:p>
          </table:table-cell>
          <table:table-cell office:value-type="float" office:value="25.783999999999999" table:style-name="ce10">
            <text:p>25.784</text:p>
          </table:table-cell>
          <table:table-cell office:value-type="float" office:value="73.400999999999996" table:style-name="ce10">
            <text:p>73.401</text:p>
          </table:table-cell>
          <table:table-cell table:number-columns-repeated="16264"/>
        </table:table-row>
        <table:table-row table:style-name="ro5">
          <table:table-cell office:value-type="string" table:style-name="ce4">
            <text:p>HO</text:p>
          </table:table-cell>
          <table:table-cell office:value-type="string" table:style-name="ce4">
            <text:p>Home Office</text:p>
          </table:table-cell>
          <table:table-cell office:value-type="string" table:style-name="ce4">
            <text:p>Home Office</text:p>
          </table:table-cell>
          <table:table-cell table:style-name="ce4"/>
          <table:table-cell office:value-type="float" office:value="57.496000000000002" table:style-name="ce10">
            <text:p>57.496</text:p>
          </table:table-cell>
          <table:table-cell office:value-type="float" office:value="56.656999999999996" table:style-name="ce10">
            <text:p>56.657</text:p>
          </table:table-cell>
          <table:table-cell office:value-type="float" office:value="72.881" table:style-name="ce10">
            <text:p>72.881</text:p>
          </table:table-cell>
          <table:table-cell office:value-type="float" office:value="79.412999999999997" table:style-name="ce10">
            <text:p>79.413</text:p>
          </table:table-cell>
          <table:table-cell office:value-type="float" office:value="74.454999999999998" table:style-name="ce10">
            <text:p>74.455</text:p>
          </table:table-cell>
          <table:table-cell office:value-type="float" office:value="80.343000000000004" table:style-name="ce10">
            <text:p>80.343</text:p>
          </table:table-cell>
          <table:table-cell office:value-type="float" office:value="55.545000000000002" table:style-name="ce10">
            <text:p>55.545</text:p>
          </table:table-cell>
          <table:table-cell office:value-type="float" office:value="77.043000000000006" table:style-name="ce10">
            <text:p>77.043</text:p>
          </table:table-cell>
          <table:table-cell office:value-type="float" office:value="71.876000000000005" table:style-name="ce10">
            <text:p>71.876</text:p>
          </table:table-cell>
          <table:table-cell office:value-type="float" office:value="23.963999999999999" table:style-name="ce10">
            <text:p>23.964</text:p>
          </table:table-cell>
          <table:table-cell office:value-type="float" office:value="46.465000000000003" table:style-name="ce10">
            <text:p>46.465</text:p>
          </table:table-cell>
          <table:table-cell office:value-type="float" office:value="87.831999999999994" table:style-name="ce10">
            <text:p>87.832</text:p>
          </table:table-cell>
          <table:table-cell office:value-type="float" office:value="79.787000000000006" table:style-name="ce10">
            <text:p>79.787</text:p>
          </table:table-cell>
          <table:table-cell office:value-type="float" office:value="74.122" table:style-name="ce10">
            <text:p>74.122</text:p>
          </table:table-cell>
          <table:table-cell office:value-type="float" office:value="55.192999999999998" table:style-name="ce10">
            <text:p>55.193</text:p>
          </table:table-cell>
          <table:table-cell office:value-type="float" office:value="67.465999999999994" table:style-name="ce10">
            <text:p>67.466</text:p>
          </table:table-cell>
          <table:table-cell office:value-type="float" office:value="77.245999999999995" table:style-name="ce10">
            <text:p>77.246</text:p>
          </table:table-cell>
          <table:table-cell office:value-type="float" office:value="81.593999999999994" table:style-name="ce10">
            <text:p>81.594</text:p>
          </table:table-cell>
          <table:table-cell office:value-type="float" office:value="74.051000000000002" table:style-name="ce10">
            <text:p>74.051</text:p>
          </table:table-cell>
          <table:table-cell office:value-type="float" office:value="83.956999999999994" table:style-name="ce10">
            <text:p>83.957</text:p>
          </table:table-cell>
          <table:table-cell office:value-type="float" office:value="80.28" table:style-name="ce10">
            <text:p>80.28</text:p>
          </table:table-cell>
          <table:table-cell office:value-type="float" office:value="66.471999999999994" table:style-name="ce10">
            <text:p>66.472</text:p>
          </table:table-cell>
          <table:table-cell office:value-type="float" office:value="77.753" table:style-name="ce10">
            <text:p>77.753</text:p>
          </table:table-cell>
          <table:table-cell office:value-type="float" office:value="80.617000000000004" table:style-name="ce10">
            <text:p>80.617</text:p>
          </table:table-cell>
          <table:table-cell office:value-type="float" office:value="70.903000000000006" table:style-name="ce10">
            <text:p>70.903</text:p>
          </table:table-cell>
          <table:table-cell office:value-type="float" office:value="66.53" table:style-name="ce10">
            <text:p>66.53</text:p>
          </table:table-cell>
          <table:table-cell office:value-type="float" office:value="69.61" table:style-name="ce10">
            <text:p>69.61</text:p>
          </table:table-cell>
          <table:table-cell office:value-type="float" office:value="86.331999999999994" table:style-name="ce10">
            <text:p>86.332</text:p>
          </table:table-cell>
          <table:table-cell office:value-type="float" office:value="81.745999999999995" table:style-name="ce10">
            <text:p>81.746</text:p>
          </table:table-cell>
          <table:table-cell office:value-type="float" office:value="72.97" table:style-name="ce10">
            <text:p>72.97</text:p>
          </table:table-cell>
          <table:table-cell office:value-type="float" office:value="64.727999999999994" table:style-name="ce10">
            <text:p>64.728</text:p>
          </table:table-cell>
          <table:table-cell office:value-type="float" office:value="50.244999999999997" table:style-name="ce10">
            <text:p>50.245</text:p>
          </table:table-cell>
          <table:table-cell office:value-type="float" office:value="59.064" table:style-name="ce10">
            <text:p>59.064</text:p>
          </table:table-cell>
          <table:table-cell office:value-type="float" office:value="48.107999999999997" table:style-name="ce10">
            <text:p>48.108</text:p>
          </table:table-cell>
          <table:table-cell office:value-type="float" office:value="80.352999999999994" table:style-name="ce10">
            <text:p>80.353</text:p>
          </table:table-cell>
          <table:table-cell office:value-type="float" office:value="86.346000000000004" table:style-name="ce10">
            <text:p>86.346</text:p>
          </table:table-cell>
          <table:table-cell office:value-type="float" office:value="66.921000000000006" table:style-name="ce10">
            <text:p>66.921</text:p>
          </table:table-cell>
          <table:table-cell office:value-type="float" office:value="74.557000000000002" table:style-name="ce10">
            <text:p>74.557</text:p>
          </table:table-cell>
          <table:table-cell office:value-type="float" office:value="66.471000000000004" table:style-name="ce10">
            <text:p>66.471</text:p>
          </table:table-cell>
          <table:table-cell office:value-type="float" office:value="76.012" table:style-name="ce10">
            <text:p>76.012</text:p>
          </table:table-cell>
          <table:table-cell office:value-type="float" office:value="84.3" table:style-name="ce10">
            <text:p>84.3</text:p>
          </table:table-cell>
          <table:table-cell office:value-type="float" office:value="69.343999999999994" table:style-name="ce10">
            <text:p>69.344</text:p>
          </table:table-cell>
          <table:table-cell office:value-type="float" office:value="63.634999999999998" table:style-name="ce10">
            <text:p>63.635</text:p>
          </table:table-cell>
          <table:table-cell office:value-type="float" office:value="71.522999999999996" table:style-name="ce10">
            <text:p>71.523</text:p>
          </table:table-cell>
          <table:table-cell office:value-type="float" office:value="24.207999999999998" table:style-name="ce10">
            <text:p>24.208</text:p>
          </table:table-cell>
          <table:table-cell office:value-type="float" office:value="26.914000000000001" table:style-name="ce10">
            <text:p>26.914</text:p>
          </table:table-cell>
          <table:table-cell office:value-type="float" office:value="20.733000000000001" table:style-name="ce10">
            <text:p>20.733</text:p>
          </table:table-cell>
          <table:table-cell office:value-type="float" office:value="67.454999999999998" table:style-name="ce10">
            <text:p>67.455</text:p>
          </table:table-cell>
          <table:table-cell office:value-type="float" office:value="60.707000000000001" table:style-name="ce10">
            <text:p>60.707</text:p>
          </table:table-cell>
          <table:table-cell office:value-type="float" office:value="47.665999999999997" table:style-name="ce10">
            <text:p>47.666</text:p>
          </table:table-cell>
          <table:table-cell office:value-type="float" office:value="49.985999999999997" table:style-name="ce10">
            <text:p>49.986</text:p>
          </table:table-cell>
          <table:table-cell office:value-type="float" office:value="31.81" table:style-name="ce10">
            <text:p>31.81</text:p>
          </table:table-cell>
          <table:table-cell office:value-type="float" office:value="26.77" table:style-name="ce10">
            <text:p>26.77</text:p>
          </table:table-cell>
          <table:table-cell office:value-type="float" office:value="57.845999999999997" table:style-name="ce10">
            <text:p>57.846</text:p>
          </table:table-cell>
          <table:table-cell office:value-type="float" office:value="33.368000000000002" table:style-name="ce10">
            <text:p>33.368</text:p>
          </table:table-cell>
          <table:table-cell office:value-type="float" office:value="42.439" table:style-name="ce10">
            <text:p>42.439</text:p>
          </table:table-cell>
          <table:table-cell office:value-type="float" office:value="49.051000000000002" table:style-name="ce10">
            <text:p>49.051</text:p>
          </table:table-cell>
          <table:table-cell office:value-type="float" office:value="51.101999999999997" table:style-name="ce10">
            <text:p>51.102</text:p>
          </table:table-cell>
          <table:table-cell office:value-type="float" office:value="40.338000000000001" table:style-name="ce10">
            <text:p>40.338</text:p>
          </table:table-cell>
          <table:table-cell office:value-type="float" office:value="45.277999999999999" table:style-name="ce10">
            <text:p>45.278</text:p>
          </table:table-cell>
          <table:table-cell office:value-type="float" office:value="42.908000000000001" table:style-name="ce10">
            <text:p>42.908</text:p>
          </table:table-cell>
          <table:table-cell office:value-type="float" office:value="44.332999999999998" table:style-name="ce10">
            <text:p>44.333</text:p>
          </table:table-cell>
          <table:table-cell office:value-type="float" office:value="34.198999999999998" table:style-name="ce10">
            <text:p>34.199</text:p>
          </table:table-cell>
          <table:table-cell office:value-type="float" office:value="89.033000000000001" table:style-name="ce10">
            <text:p>89.033</text:p>
          </table:table-cell>
          <table:table-cell office:value-type="float" office:value="66.147999999999996" table:style-name="ce10">
            <text:p>66.148</text:p>
          </table:table-cell>
          <table:table-cell office:value-type="float" office:value="67.543999999999997" table:style-name="ce10">
            <text:p>67.544</text:p>
          </table:table-cell>
          <table:table-cell office:value-type="float" office:value="69.885000000000005" table:style-name="ce10">
            <text:p>69.885</text:p>
          </table:table-cell>
          <table:table-cell office:value-type="float" office:value="75.484999999999999" table:style-name="ce10">
            <text:p>75.485</text:p>
          </table:table-cell>
          <table:table-cell office:value-type="float" office:value="57.491" table:style-name="ce10">
            <text:p>57.491</text:p>
          </table:table-cell>
          <table:table-cell office:value-type="float" office:value="40.973999999999997" table:style-name="ce10">
            <text:p>40.974</text:p>
          </table:table-cell>
          <table:table-cell office:value-type="float" office:value="70.652000000000001" table:style-name="ce10">
            <text:p>70.652</text:p>
          </table:table-cell>
          <table:table-cell office:value-type="float" office:value="40.048999999999999" table:style-name="ce10">
            <text:p>40.049</text:p>
          </table:table-cell>
          <table:table-cell office:value-type="float" office:value="86.561999999999998" table:style-name="ce10">
            <text:p>86.562</text:p>
          </table:table-cell>
          <table:table-cell office:value-type="float" office:value="57.057000000000002" table:style-name="ce10">
            <text:p>57.057</text:p>
          </table:table-cell>
          <table:table-cell office:value-type="float" office:value="87.516000000000005" table:style-name="ce10">
            <text:p>87.516</text:p>
          </table:table-cell>
          <table:table-cell office:value-type="float" office:value="70.897000000000006" table:style-name="ce10">
            <text:p>70.897</text:p>
          </table:table-cell>
          <table:table-cell office:value-type="float" office:value="56.11" table:style-name="ce10">
            <text:p>56.11</text:p>
          </table:table-cell>
          <table:table-cell office:value-type="float" office:value="7.9580000000000002" table:style-name="ce10">
            <text:p>7.958</text:p>
          </table:table-cell>
          <table:table-cell office:value-type="float" office:value="13.701000000000001" table:style-name="ce10">
            <text:p>13.701</text:p>
          </table:table-cell>
          <table:table-cell office:value-type="float" office:value="29.97" table:style-name="ce10">
            <text:p>29.97</text:p>
          </table:table-cell>
          <table:table-cell office:value-type="float" office:value="48.372" table:style-name="ce10">
            <text:p>48.372</text:p>
          </table:table-cell>
          <table:table-cell office:value-type="float" office:value="14.108000000000001" table:style-name="ce10">
            <text:p>14.108</text:p>
          </table:table-cell>
          <table:table-cell office:value-type="float" office:value="87.372" table:style-name="ce10">
            <text:p>87.372</text:p>
          </table:table-cell>
          <table:table-cell office:value-type="float" office:value="63.756" table:style-name="ce10">
            <text:p>63.756</text:p>
          </table:table-cell>
          <table:table-cell office:value-type="float" office:value="66.314999999999998" table:style-name="ce10">
            <text:p>66.315</text:p>
          </table:table-cell>
          <table:table-cell office:value-type="float" office:value="9.8970000000000002" table:style-name="ce10">
            <text:p>9.897</text:p>
          </table:table-cell>
          <table:table-cell office:value-type="float" office:value="82.248000000000005" table:style-name="ce10">
            <text:p>82.248</text:p>
          </table:table-cell>
          <table:table-cell office:value-type="float" office:value="7.8559999999999999" table:style-name="ce10">
            <text:p>7.856</text:p>
          </table:table-cell>
          <table:table-cell office:value-type="float" office:value="9.4529999999999994" table:style-name="ce10">
            <text:p>9.453</text:p>
          </table:table-cell>
          <table:table-cell office:value-type="float" office:value="84.617000000000004" table:style-name="ce10">
            <text:p>84.617</text:p>
          </table:table-cell>
          <table:table-cell office:value-type="float" office:value="5.93" table:style-name="ce10">
            <text:p>5.93</text:p>
          </table:table-cell>
          <table:table-cell office:value-type="float" office:value="39.651000000000003" table:style-name="ce10">
            <text:p>39.651</text:p>
          </table:table-cell>
          <table:table-cell office:value-type="float" office:value="46.884999999999998" table:style-name="ce10">
            <text:p>46.885</text:p>
          </table:table-cell>
          <table:table-cell office:value-type="float" office:value="13.464" table:style-name="ce10">
            <text:p>13.464</text:p>
          </table:table-cell>
          <table:table-cell office:value-type="float" office:value="28.207999999999998" table:style-name="ce10">
            <text:p>28.208</text:p>
          </table:table-cell>
          <table:table-cell office:value-type="float" office:value="60.398000000000003" table:style-name="ce10">
            <text:p>60.398</text:p>
          </table:table-cell>
          <table:table-cell office:value-type="float" office:value="11.394" table:style-name="ce10">
            <text:p>11.394</text:p>
          </table:table-cell>
          <table:table-cell office:value-type="float" office:value="39.904000000000003" table:style-name="ce10">
            <text:p>39.904</text:p>
          </table:table-cell>
          <table:table-cell office:value-type="float" office:value="32.838999999999999" table:style-name="ce10">
            <text:p>32.839</text:p>
          </table:table-cell>
          <table:table-cell office:value-type="float" office:value="27.257000000000001" table:style-name="ce10">
            <text:p>27.257</text:p>
          </table:table-cell>
          <table:table-cell office:value-type="float" office:value="60.383000000000003" table:style-name="ce10">
            <text:p>60.383</text:p>
          </table:table-cell>
          <table:table-cell office:value-type="float" office:value="22.116" table:style-name="ce10">
            <text:p>22.116</text:p>
          </table:table-cell>
          <table:table-cell office:value-type="float" office:value="17.501000000000001" table:style-name="ce10">
            <text:p>17.501</text:p>
          </table:table-cell>
          <table:table-cell office:value-type="float" office:value="36.825000000000003" table:style-name="ce10">
            <text:p>36.825</text:p>
          </table:table-cell>
          <table:table-cell office:value-type="float" office:value="49.063000000000002" table:style-name="ce10">
            <text:p>49.063</text:p>
          </table:table-cell>
          <table:table-cell office:value-type="float" office:value="14.112" table:style-name="ce10">
            <text:p>14.112</text:p>
          </table:table-cell>
          <table:table-cell office:value-type="float" office:value="62.302999999999997" table:style-name="ce10">
            <text:p>62.303</text:p>
          </table:table-cell>
          <table:table-cell office:value-type="float" office:value="68.012" table:style-name="ce10">
            <text:p>68.012</text:p>
          </table:table-cell>
          <table:table-cell office:value-type="float" office:value="59.896000000000001" table:style-name="ce10">
            <text:p>59.896</text:p>
          </table:table-cell>
          <table:table-cell office:value-type="float" office:value="35.368000000000002" table:style-name="ce10">
            <text:p>35.368</text:p>
          </table:table-cell>
          <table:table-cell office:value-type="float" office:value="69.849999999999994" table:style-name="ce10">
            <text:p>69.85</text:p>
          </table:table-cell>
          <table:table-cell office:value-type="float" office:value="69.138999999999996" table:style-name="ce10">
            <text:p>69.139</text:p>
          </table:table-cell>
          <table:table-cell office:value-type="float" office:value="5.8010000000000002" table:style-name="ce10">
            <text:p>5.801</text:p>
          </table:table-cell>
          <table:table-cell office:value-type="float" office:value="72.007000000000005" table:style-name="ce10">
            <text:p>72.007</text:p>
          </table:table-cell>
          <table:table-cell office:value-type="float" office:value="28.91" table:style-name="ce10">
            <text:p>28.91</text:p>
          </table:table-cell>
          <table:table-cell office:value-type="float" office:value="72.709999999999994" table:style-name="ce10">
            <text:p>72.71</text:p>
          </table:table-cell>
          <table:table-cell table:number-columns-repeated="16264"/>
        </table:table-row>
        <table:table-row table:style-name="ro5">
          <table:table-cell office:value-type="string" table:style-name="ce4">
            <text:p>HSE</text:p>
          </table:table-cell>
          <table:table-cell office:value-type="string" table:style-name="ce4">
            <text:p>Health and Safety Executive</text:p>
          </table:table-cell>
          <table:table-cell office:value-type="string" table:style-name="ce4">
            <text:p>Work and Pensions</text:p>
          </table:table-cell>
          <table:table-cell table:style-name="ce4"/>
          <table:table-cell office:value-type="float" office:value="69.471999999999994" table:style-name="ce10">
            <text:p>69.472</text:p>
          </table:table-cell>
          <table:table-cell office:value-type="float" office:value="56.131999999999998" table:style-name="ce10">
            <text:p>56.132</text:p>
          </table:table-cell>
          <table:table-cell office:value-type="float" office:value="76.680000000000007" table:style-name="ce10">
            <text:p>76.68</text:p>
          </table:table-cell>
          <table:table-cell office:value-type="float" office:value="78.209000000000003" table:style-name="ce10">
            <text:p>78.209</text:p>
          </table:table-cell>
          <table:table-cell office:value-type="float" office:value="77.504000000000005" table:style-name="ce10">
            <text:p>77.504</text:p>
          </table:table-cell>
          <table:table-cell office:value-type="float" office:value="80.179000000000002" table:style-name="ce10">
            <text:p>80.179</text:p>
          </table:table-cell>
          <table:table-cell office:value-type="float" office:value="51.146000000000001" table:style-name="ce10">
            <text:p>51.146</text:p>
          </table:table-cell>
          <table:table-cell office:value-type="float" office:value="77.414000000000001" table:style-name="ce10">
            <text:p>77.414</text:p>
          </table:table-cell>
          <table:table-cell office:value-type="float" office:value="67.611999999999995" table:style-name="ce10">
            <text:p>67.612</text:p>
          </table:table-cell>
          <table:table-cell office:value-type="float" office:value="22.013999999999999" table:style-name="ce10">
            <text:p>22.014</text:p>
          </table:table-cell>
          <table:table-cell office:value-type="float" office:value="44.008000000000003" table:style-name="ce10">
            <text:p>44.008</text:p>
          </table:table-cell>
          <table:table-cell office:value-type="float" office:value="88.68" table:style-name="ce10">
            <text:p>88.68</text:p>
          </table:table-cell>
          <table:table-cell office:value-type="float" office:value="83.85" table:style-name="ce10">
            <text:p>83.85</text:p>
          </table:table-cell>
          <table:table-cell office:value-type="float" office:value="76.566000000000003" table:style-name="ce10">
            <text:p>76.566</text:p>
          </table:table-cell>
          <table:table-cell office:value-type="float" office:value="55.584000000000003" table:style-name="ce10">
            <text:p>55.584</text:p>
          </table:table-cell>
          <table:table-cell office:value-type="float" office:value="78.578999999999994" table:style-name="ce10">
            <text:p>78.579</text:p>
          </table:table-cell>
          <table:table-cell office:value-type="float" office:value="76.192999999999998" table:style-name="ce10">
            <text:p>76.193</text:p>
          </table:table-cell>
          <table:table-cell office:value-type="float" office:value="80.212999999999994" table:style-name="ce10">
            <text:p>80.213</text:p>
          </table:table-cell>
          <table:table-cell office:value-type="float" office:value="74.099000000000004" table:style-name="ce10">
            <text:p>74.099</text:p>
          </table:table-cell>
          <table:table-cell office:value-type="float" office:value="89.572999999999993" table:style-name="ce10">
            <text:p>89.573</text:p>
          </table:table-cell>
          <table:table-cell office:value-type="float" office:value="84.933999999999997" table:style-name="ce10">
            <text:p>84.934</text:p>
          </table:table-cell>
          <table:table-cell office:value-type="float" office:value="67.447000000000003" table:style-name="ce10">
            <text:p>67.447</text:p>
          </table:table-cell>
          <table:table-cell office:value-type="float" office:value="79.064999999999998" table:style-name="ce10">
            <text:p>79.065</text:p>
          </table:table-cell>
          <table:table-cell office:value-type="float" office:value="83.486000000000004" table:style-name="ce10">
            <text:p>83.486</text:p>
          </table:table-cell>
          <table:table-cell office:value-type="float" office:value="76.536000000000001" table:style-name="ce10">
            <text:p>76.536</text:p>
          </table:table-cell>
          <table:table-cell office:value-type="float" office:value="69.078000000000003" table:style-name="ce10">
            <text:p>69.078</text:p>
          </table:table-cell>
          <table:table-cell office:value-type="float" office:value="73.180999999999997" table:style-name="ce10">
            <text:p>73.181</text:p>
          </table:table-cell>
          <table:table-cell office:value-type="float" office:value="88.477000000000004" table:style-name="ce10">
            <text:p>88.477</text:p>
          </table:table-cell>
          <table:table-cell office:value-type="float" office:value="81.837000000000003" table:style-name="ce10">
            <text:p>81.837</text:p>
          </table:table-cell>
          <table:table-cell office:value-type="float" office:value="70.254000000000005" table:style-name="ce10">
            <text:p>70.254</text:p>
          </table:table-cell>
          <table:table-cell office:value-type="float" office:value="59.238999999999997" table:style-name="ce10">
            <text:p>59.239</text:p>
          </table:table-cell>
          <table:table-cell office:value-type="float" office:value="54.244999999999997" table:style-name="ce10">
            <text:p>54.245</text:p>
          </table:table-cell>
          <table:table-cell office:value-type="float" office:value="42.704999999999998" table:style-name="ce10">
            <text:p>42.705</text:p>
          </table:table-cell>
          <table:table-cell office:value-type="float" office:value="48.375999999999998" table:style-name="ce10">
            <text:p>48.376</text:p>
          </table:table-cell>
          <table:table-cell office:value-type="float" office:value="81.227999999999994" table:style-name="ce10">
            <text:p>81.228</text:p>
          </table:table-cell>
          <table:table-cell office:value-type="float" office:value="87.867999999999995" table:style-name="ce10">
            <text:p>87.868</text:p>
          </table:table-cell>
          <table:table-cell office:value-type="float" office:value="66.447000000000003" table:style-name="ce10">
            <text:p>66.447</text:p>
          </table:table-cell>
          <table:table-cell office:value-type="float" office:value="74.125" table:style-name="ce10">
            <text:p>74.125</text:p>
          </table:table-cell>
          <table:table-cell office:value-type="float" office:value="62.405000000000001" table:style-name="ce10">
            <text:p>62.405</text:p>
          </table:table-cell>
          <table:table-cell office:value-type="float" office:value="75.661000000000001" table:style-name="ce10">
            <text:p>75.661</text:p>
          </table:table-cell>
          <table:table-cell office:value-type="float" office:value="84.325999999999993" table:style-name="ce10">
            <text:p>84.326</text:p>
          </table:table-cell>
          <table:table-cell office:value-type="float" office:value="53.53" table:style-name="ce10">
            <text:p>53.53</text:p>
          </table:table-cell>
          <table:table-cell office:value-type="float" office:value="57.244999999999997" table:style-name="ce10">
            <text:p>57.245</text:p>
          </table:table-cell>
          <table:table-cell office:value-type="float" office:value="72.400000000000006" table:style-name="ce10">
            <text:p>72.4</text:p>
          </table:table-cell>
          <table:table-cell office:value-type="float" office:value="20.324000000000002" table:style-name="ce10">
            <text:p>20.324</text:p>
          </table:table-cell>
          <table:table-cell office:value-type="float" office:value="28.027999999999999" table:style-name="ce10">
            <text:p>28.028</text:p>
          </table:table-cell>
          <table:table-cell office:value-type="float" office:value="17.689" table:style-name="ce10">
            <text:p>17.689</text:p>
          </table:table-cell>
          <table:table-cell office:value-type="float" office:value="60.051000000000002" table:style-name="ce10">
            <text:p>60.051</text:p>
          </table:table-cell>
          <table:table-cell office:value-type="float" office:value="54.420999999999999" table:style-name="ce10">
            <text:p>54.421</text:p>
          </table:table-cell>
          <table:table-cell office:value-type="float" office:value="46.993000000000002" table:style-name="ce10">
            <text:p>46.993</text:p>
          </table:table-cell>
          <table:table-cell office:value-type="float" office:value="46.036999999999999" table:style-name="ce10">
            <text:p>46.037</text:p>
          </table:table-cell>
          <table:table-cell office:value-type="float" office:value="26.89" table:style-name="ce10">
            <text:p>26.89</text:p>
          </table:table-cell>
          <table:table-cell office:value-type="float" office:value="27.498999999999999" table:style-name="ce10">
            <text:p>27.499</text:p>
          </table:table-cell>
          <table:table-cell office:value-type="float" office:value="59.34" table:style-name="ce10">
            <text:p>59.34</text:p>
          </table:table-cell>
          <table:table-cell office:value-type="float" office:value="30.859000000000002" table:style-name="ce10">
            <text:p>30.859</text:p>
          </table:table-cell>
          <table:table-cell office:value-type="float" office:value="43.75" table:style-name="ce10">
            <text:p>43.75</text:p>
          </table:table-cell>
          <table:table-cell office:value-type="float" office:value="58.637999999999998" table:style-name="ce10">
            <text:p>58.638</text:p>
          </table:table-cell>
          <table:table-cell office:value-type="float" office:value="48.731999999999999" table:style-name="ce10">
            <text:p>48.732</text:p>
          </table:table-cell>
          <table:table-cell office:value-type="float" office:value="44.642000000000003" table:style-name="ce10">
            <text:p>44.642</text:p>
          </table:table-cell>
          <table:table-cell office:value-type="float" office:value="42.784999999999997" table:style-name="ce10">
            <text:p>42.785</text:p>
          </table:table-cell>
          <table:table-cell office:value-type="float" office:value="39.777000000000001" table:style-name="ce10">
            <text:p>39.777</text:p>
          </table:table-cell>
          <table:table-cell office:value-type="float" office:value="39.289000000000001" table:style-name="ce10">
            <text:p>39.289</text:p>
          </table:table-cell>
          <table:table-cell office:value-type="float" office:value="26.713999999999999" table:style-name="ce10">
            <text:p>26.714</text:p>
          </table:table-cell>
          <table:table-cell office:value-type="float" office:value="86.866" table:style-name="ce10">
            <text:p>86.866</text:p>
          </table:table-cell>
          <table:table-cell office:value-type="float" office:value="64.518000000000001" table:style-name="ce10">
            <text:p>64.518</text:p>
          </table:table-cell>
          <table:table-cell office:value-type="float" office:value="64.126000000000005" table:style-name="ce10">
            <text:p>64.126</text:p>
          </table:table-cell>
          <table:table-cell office:value-type="float" office:value="68.156000000000006" table:style-name="ce10">
            <text:p>68.156</text:p>
          </table:table-cell>
          <table:table-cell office:value-type="float" office:value="71.522999999999996" table:style-name="ce10">
            <text:p>71.523</text:p>
          </table:table-cell>
          <table:table-cell office:value-type="float" office:value="60.253999999999998" table:style-name="ce10">
            <text:p>60.254</text:p>
          </table:table-cell>
          <table:table-cell office:value-type="float" office:value="35.892000000000003" table:style-name="ce10">
            <text:p>35.892</text:p>
          </table:table-cell>
          <table:table-cell office:value-type="float" office:value="54.518000000000001" table:style-name="ce10">
            <text:p>54.518</text:p>
          </table:table-cell>
          <table:table-cell office:value-type="float" office:value="32.470999999999997" table:style-name="ce10">
            <text:p>32.471</text:p>
          </table:table-cell>
          <table:table-cell office:value-type="float" office:value="85.62" table:style-name="ce10">
            <text:p>85.62</text:p>
          </table:table-cell>
          <table:table-cell office:value-type="float" office:value="94.007000000000005" table:style-name="ce10">
            <text:p>94.007</text:p>
          </table:table-cell>
          <table:table-cell office:value-type="float" office:value="94.364999999999995" table:style-name="ce10">
            <text:p>94.365</text:p>
          </table:table-cell>
          <table:table-cell office:value-type="float" office:value="65.677999999999997" table:style-name="ce10">
            <text:p>65.678</text:p>
          </table:table-cell>
          <table:table-cell office:value-type="float" office:value="49.593000000000004" table:style-name="ce10">
            <text:p>49.593</text:p>
          </table:table-cell>
          <table:table-cell office:value-type="float" office:value="9.1509999999999998" table:style-name="ce10">
            <text:p>9.151</text:p>
          </table:table-cell>
          <table:table-cell office:value-type="float" office:value="16.013999999999999" table:style-name="ce10">
            <text:p>16.014</text:p>
          </table:table-cell>
          <table:table-cell office:value-type="float" office:value="34.215000000000003" table:style-name="ce10">
            <text:p>34.215</text:p>
          </table:table-cell>
          <table:table-cell office:value-type="float" office:value="40.619999999999997" table:style-name="ce10">
            <text:p>40.62</text:p>
          </table:table-cell>
          <table:table-cell office:value-type="float" office:value="11.56" table:style-name="ce10">
            <text:p>11.56</text:p>
          </table:table-cell>
          <table:table-cell office:value-type="float" office:value="89.548000000000002" table:style-name="ce10">
            <text:p>89.548</text:p>
          </table:table-cell>
          <table:table-cell office:value-type="float" office:value="67.936999999999998" table:style-name="ce10">
            <text:p>67.937</text:p>
          </table:table-cell>
          <table:table-cell office:value-type="float" office:value="67.856999999999999" table:style-name="ce10">
            <text:p>67.857</text:p>
          </table:table-cell>
          <table:table-cell office:value-type="float" office:value="8.3249999999999993" table:style-name="ce10">
            <text:p>8.325</text:p>
          </table:table-cell>
          <table:table-cell office:value-type="float" office:value="85.635000000000005" table:style-name="ce10">
            <text:p>85.635</text:p>
          </table:table-cell>
          <table:table-cell office:value-type="float" office:value="6.0410000000000004" table:style-name="ce10">
            <text:p>6.041</text:p>
          </table:table-cell>
          <table:table-cell office:value-type="float" office:value="7.766" table:style-name="ce10">
            <text:p>7.766</text:p>
          </table:table-cell>
          <table:table-cell office:value-type="float" office:value="86.090999999999994" table:style-name="ce10">
            <text:p>86.091</text:p>
          </table:table-cell>
          <table:table-cell office:value-type="float" office:value="6.1420000000000003" table:style-name="ce10">
            <text:p>6.142</text:p>
          </table:table-cell>
          <table:table-cell office:value-type="float" office:value="35.293999999999997" table:style-name="ce10">
            <text:p>35.294</text:p>
          </table:table-cell>
          <table:table-cell office:value-type="float" office:value="50.98" table:style-name="ce10">
            <text:p>50.98</text:p>
          </table:table-cell>
          <table:table-cell office:value-type="float" office:value="13.725" table:style-name="ce10">
            <text:p>13.725</text:p>
          </table:table-cell>
          <table:table-cell office:value-type="float" office:value="31.481000000000002" table:style-name="ce10">
            <text:p>31.481</text:p>
          </table:table-cell>
          <table:table-cell office:value-type="float" office:value="51.851999999999997" table:style-name="ce10">
            <text:p>51.852</text:p>
          </table:table-cell>
          <table:table-cell office:value-type="float" office:value="16.667000000000002" table:style-name="ce10">
            <text:p>16.667</text:p>
          </table:table-cell>
          <table:table-cell office:value-type="float" office:value="32.237000000000002" table:style-name="ce10">
            <text:p>32.237</text:p>
          </table:table-cell>
          <table:table-cell office:value-type="float" office:value="34.868000000000002" table:style-name="ce10">
            <text:p>34.868</text:p>
          </table:table-cell>
          <table:table-cell office:value-type="float" office:value="32.895000000000003" table:style-name="ce10">
            <text:p>32.895</text:p>
          </table:table-cell>
          <table:table-cell office:value-type="float" office:value="65.358999999999995" table:style-name="ce10">
            <text:p>65.359</text:p>
          </table:table-cell>
          <table:table-cell office:value-type="float" office:value="16.34" table:style-name="ce10">
            <text:p>16.34</text:p>
          </table:table-cell>
          <table:table-cell office:value-type="float" office:value="18.300999999999998" table:style-name="ce10">
            <text:p>18.301</text:p>
          </table:table-cell>
          <table:table-cell office:value-type="float" office:value="25.925999999999998" table:style-name="ce10">
            <text:p>25.926</text:p>
          </table:table-cell>
          <table:table-cell office:value-type="float" office:value="55.555999999999997" table:style-name="ce10">
            <text:p>55.556</text:p>
          </table:table-cell>
          <table:table-cell office:value-type="float" office:value="18.518999999999998" table:style-name="ce10">
            <text:p>18.519</text:p>
          </table:table-cell>
          <table:table-cell office:value-type="float" office:value="61.06" table:style-name="ce10">
            <text:p>61.06</text:p>
          </table:table-cell>
          <table:table-cell office:value-type="float" office:value="66.614999999999995" table:style-name="ce10">
            <text:p>66.615</text:p>
          </table:table-cell>
          <table:table-cell office:value-type="float" office:value="57.746000000000002" table:style-name="ce10">
            <text:p>57.746</text:p>
          </table:table-cell>
          <table:table-cell office:value-type="float" office:value="36.579000000000001" table:style-name="ce10">
            <text:p>36.579</text:p>
          </table:table-cell>
          <table:table-cell office:value-type="float" office:value="67.076999999999998" table:style-name="ce10">
            <text:p>67.077</text:p>
          </table:table-cell>
          <table:table-cell office:value-type="float" office:value="70.108000000000004" table:style-name="ce10">
            <text:p>70.108</text:p>
          </table:table-cell>
          <table:table-cell office:value-type="float" office:value="4.9039999999999999" table:style-name="ce10">
            <text:p>4.904</text:p>
          </table:table-cell>
          <table:table-cell office:value-type="float" office:value="79.363" table:style-name="ce10">
            <text:p>79.363</text:p>
          </table:table-cell>
          <table:table-cell office:value-type="float" office:value="28.864999999999998" table:style-name="ce10">
            <text:p>28.865</text:p>
          </table:table-cell>
          <table:table-cell office:value-type="float" office:value="72.552000000000007" table:style-name="ce10">
            <text:p>72.552</text:p>
          </table:table-cell>
          <table:table-cell table:number-columns-repeated="16264"/>
        </table:table-row>
        <table:table-row table:style-name="ro10">
          <table:table-cell office:value-type="string" table:style-name="ce4">
            <text:p>IFATE</text:p>
          </table:table-cell>
          <table:table-cell office:value-type="string" table:style-name="ce4">
            <text:p>Institute for Apprenticeships and Technical Education</text:p>
          </table:table-cell>
          <table:table-cell office:value-type="string" table:style-name="ce4">
            <text:p>Institute for Apprenticeships and Technical Education</text:p>
          </table:table-cell>
          <table:table-cell table:style-name="ce4"/>
          <table:table-cell office:value-type="float" office:value="93.238" table:style-name="ce10">
            <text:p>93.238</text:p>
          </table:table-cell>
          <table:table-cell office:value-type="float" office:value="67.269000000000005" table:style-name="ce10">
            <text:p>67.269</text:p>
          </table:table-cell>
          <table:table-cell office:value-type="float" office:value="79.694999999999993" table:style-name="ce10">
            <text:p>79.695</text:p>
          </table:table-cell>
          <table:table-cell office:value-type="float" office:value="81.489000000000004" table:style-name="ce10">
            <text:p>81.489</text:p>
          </table:table-cell>
          <table:table-cell office:value-type="float" office:value="78.620999999999995" table:style-name="ce10">
            <text:p>78.621</text:p>
          </table:table-cell>
          <table:table-cell office:value-type="float" office:value="87.022999999999996" table:style-name="ce10">
            <text:p>87.023</text:p>
          </table:table-cell>
          <table:table-cell office:value-type="float" office:value="45.42" table:style-name="ce10">
            <text:p>45.42</text:p>
          </table:table-cell>
          <table:table-cell office:value-type="float" office:value="83.27" table:style-name="ce10">
            <text:p>83.27</text:p>
          </table:table-cell>
          <table:table-cell office:value-type="float" office:value="69.706999999999994" table:style-name="ce10">
            <text:p>69.707</text:p>
          </table:table-cell>
          <table:table-cell office:value-type="float" office:value="48.658999999999999" table:style-name="ce10">
            <text:p>48.659</text:p>
          </table:table-cell>
          <table:table-cell office:value-type="float" office:value="57.357999999999997" table:style-name="ce10">
            <text:p>57.358</text:p>
          </table:table-cell>
          <table:table-cell office:value-type="float" office:value="89.694999999999993" table:style-name="ce10">
            <text:p>89.695</text:p>
          </table:table-cell>
          <table:table-cell office:value-type="float" office:value="80.534000000000006" table:style-name="ce10">
            <text:p>80.534</text:p>
          </table:table-cell>
          <table:table-cell office:value-type="float" office:value="76.718000000000004" table:style-name="ce10">
            <text:p>76.718</text:p>
          </table:table-cell>
          <table:table-cell office:value-type="float" office:value="62.594999999999999" table:style-name="ce10">
            <text:p>62.595</text:p>
          </table:table-cell>
          <table:table-cell office:value-type="float" office:value="88.930999999999997" table:style-name="ce10">
            <text:p>88.931</text:p>
          </table:table-cell>
          <table:table-cell office:value-type="float" office:value="81.298000000000002" table:style-name="ce10">
            <text:p>81.298</text:p>
          </table:table-cell>
          <table:table-cell office:value-type="float" office:value="81.679000000000002" table:style-name="ce10">
            <text:p>81.679</text:p>
          </table:table-cell>
          <table:table-cell office:value-type="float" office:value="77.863" table:style-name="ce10">
            <text:p>77.863</text:p>
          </table:table-cell>
          <table:table-cell office:value-type="float" office:value="95.019000000000005" table:style-name="ce10">
            <text:p>95.019</text:p>
          </table:table-cell>
          <table:table-cell office:value-type="float" office:value="88.55" table:style-name="ce10">
            <text:p>88.55</text:p>
          </table:table-cell>
          <table:table-cell office:value-type="float" office:value="70.498000000000005" table:style-name="ce10">
            <text:p>70.498</text:p>
          </table:table-cell>
          <table:table-cell office:value-type="float" office:value="82.823999999999998" table:style-name="ce10">
            <text:p>82.824</text:p>
          </table:table-cell>
          <table:table-cell office:value-type="float" office:value="86.641000000000005" table:style-name="ce10">
            <text:p>86.641</text:p>
          </table:table-cell>
          <table:table-cell office:value-type="float" office:value="70.992000000000004" table:style-name="ce10">
            <text:p>70.992</text:p>
          </table:table-cell>
          <table:table-cell office:value-type="float" office:value="64.122" table:style-name="ce10">
            <text:p>64.122</text:p>
          </table:table-cell>
          <table:table-cell office:value-type="float" office:value="71.263999999999996" table:style-name="ce10">
            <text:p>71.264</text:p>
          </table:table-cell>
          <table:table-cell office:value-type="float" office:value="88.168000000000006" table:style-name="ce10">
            <text:p>88.168</text:p>
          </table:table-cell>
          <table:table-cell office:value-type="float" office:value="87.786000000000001" table:style-name="ce10">
            <text:p>87.786</text:p>
          </table:table-cell>
          <table:table-cell office:value-type="float" office:value="85.057000000000002" table:style-name="ce10">
            <text:p>85.057</text:p>
          </table:table-cell>
          <table:table-cell office:value-type="float" office:value="54.58" table:style-name="ce10">
            <text:p>54.58</text:p>
          </table:table-cell>
          <table:table-cell office:value-type="float" office:value="38.549999999999997" table:style-name="ce10">
            <text:p>38.55</text:p>
          </table:table-cell>
          <table:table-cell office:value-type="float" office:value="48.091999999999999" table:style-name="ce10">
            <text:p>48.092</text:p>
          </table:table-cell>
          <table:table-cell office:value-type="float" office:value="40.229999999999997" table:style-name="ce10">
            <text:p>40.23</text:p>
          </table:table-cell>
          <table:table-cell office:value-type="float" office:value="85.878" table:style-name="ce10">
            <text:p>85.878</text:p>
          </table:table-cell>
          <table:table-cell office:value-type="float" office:value="88.930999999999997" table:style-name="ce10">
            <text:p>88.931</text:p>
          </table:table-cell>
          <table:table-cell office:value-type="float" office:value="73.945999999999998" table:style-name="ce10">
            <text:p>73.946</text:p>
          </table:table-cell>
          <table:table-cell office:value-type="float" office:value="84.674000000000007" table:style-name="ce10">
            <text:p>84.674</text:p>
          </table:table-cell>
          <table:table-cell office:value-type="float" office:value="61.39" table:style-name="ce10">
            <text:p>61.39</text:p>
          </table:table-cell>
          <table:table-cell office:value-type="float" office:value="67.308000000000007" table:style-name="ce10">
            <text:p>67.308</text:p>
          </table:table-cell>
          <table:table-cell office:value-type="float" office:value="84.230999999999995" table:style-name="ce10">
            <text:p>84.231</text:p>
          </table:table-cell>
          <table:table-cell office:value-type="float" office:value="66.667000000000002" table:style-name="ce10">
            <text:p>66.667</text:p>
          </table:table-cell>
          <table:table-cell office:value-type="float" office:value="63.076999999999998" table:style-name="ce10">
            <text:p>63.077</text:p>
          </table:table-cell>
          <table:table-cell office:value-type="float" office:value="74.427000000000007" table:style-name="ce10">
            <text:p>74.427</text:p>
          </table:table-cell>
          <table:table-cell office:value-type="float" office:value="50.384999999999998" table:style-name="ce10">
            <text:p>50.385</text:p>
          </table:table-cell>
          <table:table-cell office:value-type="float" office:value="50.575000000000003" table:style-name="ce10">
            <text:p>50.575</text:p>
          </table:table-cell>
          <table:table-cell office:value-type="float" office:value="45.210999999999999" table:style-name="ce10">
            <text:p>45.211</text:p>
          </table:table-cell>
          <table:table-cell office:value-type="float" office:value="75.861999999999995" table:style-name="ce10">
            <text:p>75.862</text:p>
          </table:table-cell>
          <table:table-cell office:value-type="float" office:value="71.814999999999998" table:style-name="ce10">
            <text:p>71.815</text:p>
          </table:table-cell>
          <table:table-cell office:value-type="float" office:value="61.39" table:style-name="ce10">
            <text:p>61.39</text:p>
          </table:table-cell>
          <table:table-cell office:value-type="float" office:value="63.076999999999998" table:style-name="ce10">
            <text:p>63.077</text:p>
          </table:table-cell>
          <table:table-cell office:value-type="float" office:value="33.716000000000001" table:style-name="ce10">
            <text:p>33.716</text:p>
          </table:table-cell>
          <table:table-cell office:value-type="float" office:value="39.08" table:style-name="ce10">
            <text:p>39.08</text:p>
          </table:table-cell>
          <table:table-cell office:value-type="float" office:value="68.701999999999998" table:style-name="ce10">
            <text:p>68.702</text:p>
          </table:table-cell>
          <table:table-cell office:value-type="float" office:value="45.945999999999998" table:style-name="ce10">
            <text:p>45.946</text:p>
          </table:table-cell>
          <table:table-cell office:value-type="float" office:value="55.939" table:style-name="ce10">
            <text:p>55.939</text:p>
          </table:table-cell>
          <table:table-cell office:value-type="float" office:value="70.881" table:style-name="ce10">
            <text:p>70.881</text:p>
          </table:table-cell>
          <table:table-cell office:value-type="float" office:value="73.180000000000007" table:style-name="ce10">
            <text:p>73.18</text:p>
          </table:table-cell>
          <table:table-cell office:value-type="float" office:value="51.341000000000001" table:style-name="ce10">
            <text:p>51.341</text:p>
          </table:table-cell>
          <table:table-cell office:value-type="float" office:value="61.923000000000002" table:style-name="ce10">
            <text:p>61.923</text:p>
          </table:table-cell>
          <table:table-cell office:value-type="float" office:value="61.923000000000002" table:style-name="ce10">
            <text:p>61.923</text:p>
          </table:table-cell>
          <table:table-cell office:value-type="float" office:value="56.154000000000003" table:style-name="ce10">
            <text:p>56.154</text:p>
          </table:table-cell>
          <table:table-cell office:value-type="float" office:value="40" table:style-name="ce10">
            <text:p>40</text:p>
          </table:table-cell>
          <table:table-cell office:value-type="float" office:value="90.075999999999993" table:style-name="ce10">
            <text:p>90.076</text:p>
          </table:table-cell>
          <table:table-cell office:value-type="float" office:value="80.843000000000004" table:style-name="ce10">
            <text:p>80.843</text:p>
          </table:table-cell>
          <table:table-cell office:value-type="float" office:value="75.385000000000005" table:style-name="ce10">
            <text:p>75.385</text:p>
          </table:table-cell>
          <table:table-cell office:value-type="float" office:value="66.923000000000002" table:style-name="ce10">
            <text:p>66.923</text:p>
          </table:table-cell>
          <table:table-cell office:value-type="float" office:value="82.442999999999998" table:style-name="ce10">
            <text:p>82.443</text:p>
          </table:table-cell>
          <table:table-cell office:value-type="float" office:value="62.835000000000001" table:style-name="ce10">
            <text:p>62.835</text:p>
          </table:table-cell>
          <table:table-cell office:value-type="float" office:value="40.613" table:style-name="ce10">
            <text:p>40.613</text:p>
          </table:table-cell>
          <table:table-cell office:value-type="float" office:value="79.007999999999996" table:style-name="ce10">
            <text:p>79.008</text:p>
          </table:table-cell>
          <table:table-cell office:value-type="float" office:value="49.424999999999997" table:style-name="ce10">
            <text:p>49.425</text:p>
          </table:table-cell>
          <table:table-cell office:value-type="float" office:value="90.457999999999998" table:style-name="ce10">
            <text:p>90.458</text:p>
          </table:table-cell>
          <table:table-cell office:value-type="float" office:value="85.495999999999995" table:style-name="ce10">
            <text:p>85.496</text:p>
          </table:table-cell>
          <table:table-cell office:value-type="float" office:value="96.564999999999998" table:style-name="ce10">
            <text:p>96.565</text:p>
          </table:table-cell>
          <table:table-cell office:value-type="float" office:value="72.900999999999996" table:style-name="ce10">
            <text:p>72.901</text:p>
          </table:table-cell>
          <table:table-cell office:value-type="float" office:value="52.692" table:style-name="ce10">
            <text:p>52.692</text:p>
          </table:table-cell>
          <table:table-cell office:value-type="float" office:value="6.87" table:style-name="ce10">
            <text:p>6.87</text:p>
          </table:table-cell>
          <table:table-cell office:value-type="float" office:value="17.175999999999998" table:style-name="ce10">
            <text:p>17.176</text:p>
          </table:table-cell>
          <table:table-cell office:value-type="float" office:value="40.076000000000001" table:style-name="ce10">
            <text:p>40.076</text:p>
          </table:table-cell>
          <table:table-cell office:value-type="float" office:value="35.878" table:style-name="ce10">
            <text:p>35.878</text:p>
          </table:table-cell>
          <table:table-cell office:value-type="float" office:value="9.6150000000000002" table:style-name="ce10">
            <text:p>9.615</text:p>
          </table:table-cell>
          <table:table-cell office:value-type="float" office:value="88.930999999999997" table:style-name="ce10">
            <text:p>88.931</text:p>
          </table:table-cell>
          <table:table-cell office:value-type="float" office:value="63.74" table:style-name="ce10">
            <text:p>63.74</text:p>
          </table:table-cell>
          <table:table-cell office:value-type="float" office:value="77.043000000000006" table:style-name="ce10">
            <text:p>77.043</text:p>
          </table:table-cell>
          <table:table-cell office:value-type="float" office:value="9.9239999999999995" table:style-name="ce10">
            <text:p>9.924</text:p>
          </table:table-cell>
          <table:table-cell office:value-type="float" office:value="83.206000000000003" table:style-name="ce10">
            <text:p>83.206</text:p>
          </table:table-cell>
          <table:table-cell office:value-type="float" office:value="6.87" table:style-name="ce10">
            <text:p>6.87</text:p>
          </table:table-cell>
          <table:table-cell office:value-type="float" office:value="9.5419999999999998" table:style-name="ce10">
            <text:p>9.542</text:p>
          </table:table-cell>
          <table:table-cell office:value-type="float" office:value="83.587999999999994" table:style-name="ce10">
            <text:p>83.588</text:p>
          </table:table-cell>
          <table:table-cell office:value-type="float" office:value="6.87" table:style-name="ce10">
            <text:p>6.87</text:p>
          </table:table-cell>
          <table:table-cell office:value-type="float" office:value="56" table:style-name="ce10">
            <text:p>56</text:p>
          </table:table-cell>
          <table:table-cell office:value-type="float" office:value="40" table:style-name="ce10">
            <text:p>40</text:p>
          </table:table-cell>
          <table:table-cell office:value-type="float" office:value="4" table:style-name="ce10">
            <text:p>4</text:p>
          </table:table-cell>
          <table:table-cell office:value-type="float" office:value="28.571000000000002" table:style-name="ce10">
            <text:p>28.571</text:p>
          </table:table-cell>
          <table:table-cell office:value-type="float" office:value="57.143000000000001" table:style-name="ce10">
            <text:p>57.143</text:p>
          </table:table-cell>
          <table:table-cell office:value-type="float" office:value="14.286" table:style-name="ce10">
            <text:p>14.286</text:p>
          </table:table-cell>
          <table:table-cell office:value-type="float" office:value="44" table:style-name="ce10">
            <text:p>44</text:p>
          </table:table-cell>
          <table:table-cell office:value-type="float" office:value="32" table:style-name="ce10">
            <text:p>32</text:p>
          </table:table-cell>
          <table:table-cell office:value-type="float" office:value="24" table:style-name="ce10">
            <text:p>24</text:p>
          </table:table-cell>
          <table:table-cell office:value-type="float" office:value="54.167000000000002" table:style-name="ce10">
            <text:p>54.167</text:p>
          </table:table-cell>
          <table:table-cell office:value-type="float" office:value="33.332999999999998" table:style-name="ce10">
            <text:p>33.333</text:p>
          </table:table-cell>
          <table:table-cell office:value-type="float" office:value="12.5" table:style-name="ce10">
            <text:p>12.5</text:p>
          </table:table-cell>
          <table:table-cell office:value-type="float" office:value="7.1429999999999998" table:style-name="ce10">
            <text:p>7.143</text:p>
          </table:table-cell>
          <table:table-cell office:value-type="float" office:value="64.286000000000001" table:style-name="ce10">
            <text:p>64.286</text:p>
          </table:table-cell>
          <table:table-cell office:value-type="float" office:value="28.571000000000002" table:style-name="ce10">
            <text:p>28.571</text:p>
          </table:table-cell>
          <table:table-cell office:value-type="float" office:value="73.358999999999995" table:style-name="ce10">
            <text:p>73.359</text:p>
          </table:table-cell>
          <table:table-cell office:value-type="float" office:value="73.462000000000003" table:style-name="ce10">
            <text:p>73.462</text:p>
          </table:table-cell>
          <table:table-cell office:value-type="float" office:value="64.230999999999995" table:style-name="ce10">
            <text:p>64.231</text:p>
          </table:table-cell>
          <table:table-cell office:value-type="float" office:value="41.154000000000003" table:style-name="ce10">
            <text:p>41.154</text:p>
          </table:table-cell>
          <table:table-cell office:value-type="float" office:value="72.691999999999993" table:style-name="ce10">
            <text:p>72.692</text:p>
          </table:table-cell>
          <table:table-cell office:value-type="float" office:value="68.846000000000004" table:style-name="ce10">
            <text:p>68.846</text:p>
          </table:table-cell>
          <table:table-cell office:value-type="float" office:value="3.8610000000000002" table:style-name="ce10">
            <text:p>3.861</text:p>
          </table:table-cell>
          <table:table-cell office:value-type="float" office:value="84.230999999999995" table:style-name="ce10">
            <text:p>84.231</text:p>
          </table:table-cell>
          <table:table-cell office:value-type="float" office:value="25.641999999999999" table:style-name="ce10">
            <text:p>25.642</text:p>
          </table:table-cell>
          <table:table-cell office:value-type="float" office:value="75.27" table:style-name="ce10">
            <text:p>75.27</text:p>
          </table:table-cell>
          <table:table-cell table:number-columns-repeated="16264"/>
        </table:table-row>
        <table:table-row table:style-name="ro10">
          <table:table-cell office:value-type="string" table:style-name="ce4">
            <text:p>INSS</text:p>
          </table:table-cell>
          <table:table-cell office:value-type="string" table:style-name="ce4">
            <text:p>The Insolvency Service</text:p>
          </table:table-cell>
          <table:table-cell office:value-type="string" table:style-name="ce4">
            <text:p>Business, Energy and Industrial Strategy</text:p>
          </table:table-cell>
          <table:table-cell table:style-name="ce4"/>
          <table:table-cell office:value-type="float" office:value="76.009" table:style-name="ce10">
            <text:p>76.009</text:p>
          </table:table-cell>
          <table:table-cell office:value-type="float" office:value="59.247999999999998" table:style-name="ce10">
            <text:p>59.248</text:p>
          </table:table-cell>
          <table:table-cell office:value-type="float" office:value="77.852999999999994" table:style-name="ce10">
            <text:p>77.853</text:p>
          </table:table-cell>
          <table:table-cell office:value-type="float" office:value="88.049000000000007" table:style-name="ce10">
            <text:p>88.049</text:p>
          </table:table-cell>
          <table:table-cell office:value-type="float" office:value="82.305000000000007" table:style-name="ce10">
            <text:p>82.305</text:p>
          </table:table-cell>
          <table:table-cell office:value-type="float" office:value="84.4" table:style-name="ce10">
            <text:p>84.4</text:p>
          </table:table-cell>
          <table:table-cell office:value-type="float" office:value="59.945999999999998" table:style-name="ce10">
            <text:p>59.946</text:p>
          </table:table-cell>
          <table:table-cell office:value-type="float" office:value="81.655000000000001" table:style-name="ce10">
            <text:p>81.655</text:p>
          </table:table-cell>
          <table:table-cell office:value-type="float" office:value="76.064999999999998" table:style-name="ce10">
            <text:p>76.065</text:p>
          </table:table-cell>
          <table:table-cell office:value-type="float" office:value="25.122" table:style-name="ce10">
            <text:p>25.122</text:p>
          </table:table-cell>
          <table:table-cell office:value-type="float" office:value="51.874000000000002" table:style-name="ce10">
            <text:p>51.874</text:p>
          </table:table-cell>
          <table:table-cell office:value-type="float" office:value="87.123999999999995" table:style-name="ce10">
            <text:p>87.124</text:p>
          </table:table-cell>
          <table:table-cell office:value-type="float" office:value="81.403999999999996" table:style-name="ce10">
            <text:p>81.404</text:p>
          </table:table-cell>
          <table:table-cell office:value-type="float" office:value="78.344999999999999" table:style-name="ce10">
            <text:p>78.345</text:p>
          </table:table-cell>
          <table:table-cell office:value-type="float" office:value="62.625" table:style-name="ce10">
            <text:p>62.625</text:p>
          </table:table-cell>
          <table:table-cell office:value-type="float" office:value="79.8" table:style-name="ce10">
            <text:p>79.8</text:p>
          </table:table-cell>
          <table:table-cell office:value-type="float" office:value="85.659000000000006" table:style-name="ce10">
            <text:p>85.659</text:p>
          </table:table-cell>
          <table:table-cell office:value-type="float" office:value="90.438999999999993" table:style-name="ce10">
            <text:p>90.439</text:p>
          </table:table-cell>
          <table:table-cell office:value-type="float" office:value="79.8" table:style-name="ce10">
            <text:p>79.8</text:p>
          </table:table-cell>
          <table:table-cell office:value-type="float" office:value="92.597999999999999" table:style-name="ce10">
            <text:p>92.598</text:p>
          </table:table-cell>
          <table:table-cell office:value-type="float" office:value="87.239000000000004" table:style-name="ce10">
            <text:p>87.239</text:p>
          </table:table-cell>
          <table:table-cell office:value-type="float" office:value="78.147000000000006" table:style-name="ce10">
            <text:p>78.147</text:p>
          </table:table-cell>
          <table:table-cell office:value-type="float" office:value="84.876999999999995" table:style-name="ce10">
            <text:p>84.877</text:p>
          </table:table-cell>
          <table:table-cell office:value-type="float" office:value="85.802000000000007" table:style-name="ce10">
            <text:p>85.802</text:p>
          </table:table-cell>
          <table:table-cell office:value-type="float" office:value="80.108000000000004" table:style-name="ce10">
            <text:p>80.108</text:p>
          </table:table-cell>
          <table:table-cell office:value-type="float" office:value="73.204999999999998" table:style-name="ce10">
            <text:p>73.205</text:p>
          </table:table-cell>
          <table:table-cell office:value-type="float" office:value="78.918999999999997" table:style-name="ce10">
            <text:p>78.919</text:p>
          </table:table-cell>
          <table:table-cell office:value-type="float" office:value="88.665999999999997" table:style-name="ce10">
            <text:p>88.666</text:p>
          </table:table-cell>
          <table:table-cell office:value-type="float" office:value="85.274000000000001" table:style-name="ce10">
            <text:p>85.274</text:p>
          </table:table-cell>
          <table:table-cell office:value-type="float" office:value="79.260000000000005" table:style-name="ce10">
            <text:p>79.26</text:p>
          </table:table-cell>
          <table:table-cell office:value-type="float" office:value="73.477000000000004" table:style-name="ce10">
            <text:p>73.477</text:p>
          </table:table-cell>
          <table:table-cell office:value-type="float" office:value="59.259" table:style-name="ce10">
            <text:p>59.259</text:p>
          </table:table-cell>
          <table:table-cell office:value-type="float" office:value="55.023000000000003" table:style-name="ce10">
            <text:p>55.023</text:p>
          </table:table-cell>
          <table:table-cell office:value-type="float" office:value="51.966000000000001" table:style-name="ce10">
            <text:p>51.966</text:p>
          </table:table-cell>
          <table:table-cell office:value-type="float" office:value="84.644999999999996" table:style-name="ce10">
            <text:p>84.645</text:p>
          </table:table-cell>
          <table:table-cell office:value-type="float" office:value="89.73" table:style-name="ce10">
            <text:p>89.73</text:p>
          </table:table-cell>
          <table:table-cell office:value-type="float" office:value="72.257000000000005" table:style-name="ce10">
            <text:p>72.257</text:p>
          </table:table-cell>
          <table:table-cell office:value-type="float" office:value="80.093000000000004" table:style-name="ce10">
            <text:p>80.093</text:p>
          </table:table-cell>
          <table:table-cell office:value-type="float" office:value="73.92" table:style-name="ce10">
            <text:p>73.92</text:p>
          </table:table-cell>
          <table:table-cell office:value-type="float" office:value="85.713999999999999" table:style-name="ce10">
            <text:p>85.714</text:p>
          </table:table-cell>
          <table:table-cell office:value-type="float" office:value="92.343000000000004" table:style-name="ce10">
            <text:p>92.343</text:p>
          </table:table-cell>
          <table:table-cell office:value-type="float" office:value="58.249000000000002" table:style-name="ce10">
            <text:p>58.249</text:p>
          </table:table-cell>
          <table:table-cell office:value-type="float" office:value="67.900999999999996" table:style-name="ce10">
            <text:p>67.901</text:p>
          </table:table-cell>
          <table:table-cell office:value-type="float" office:value="78.317999999999998" table:style-name="ce10">
            <text:p>78.318</text:p>
          </table:table-cell>
          <table:table-cell office:value-type="float" office:value="22.745000000000001" table:style-name="ce10">
            <text:p>22.745</text:p>
          </table:table-cell>
          <table:table-cell office:value-type="float" office:value="34.054000000000002" table:style-name="ce10">
            <text:p>34.054</text:p>
          </table:table-cell>
          <table:table-cell office:value-type="float" office:value="18.533000000000001" table:style-name="ce10">
            <text:p>18.533</text:p>
          </table:table-cell>
          <table:table-cell office:value-type="float" office:value="75.385999999999996" table:style-name="ce10">
            <text:p>75.386</text:p>
          </table:table-cell>
          <table:table-cell office:value-type="float" office:value="66.305999999999997" table:style-name="ce10">
            <text:p>66.306</text:p>
          </table:table-cell>
          <table:table-cell office:value-type="float" office:value="55.451999999999998" table:style-name="ce10">
            <text:p>55.452</text:p>
          </table:table-cell>
          <table:table-cell office:value-type="float" office:value="52.587000000000003" table:style-name="ce10">
            <text:p>52.587</text:p>
          </table:table-cell>
          <table:table-cell office:value-type="float" office:value="31.79" table:style-name="ce10">
            <text:p>31.79</text:p>
          </table:table-cell>
          <table:table-cell office:value-type="float" office:value="30.995000000000001" table:style-name="ce10">
            <text:p>30.995</text:p>
          </table:table-cell>
          <table:table-cell office:value-type="float" office:value="65.509" table:style-name="ce10">
            <text:p>65.509</text:p>
          </table:table-cell>
          <table:table-cell office:value-type="float" office:value="37.451999999999998" table:style-name="ce10">
            <text:p>37.452</text:p>
          </table:table-cell>
          <table:table-cell office:value-type="float" office:value="51.811999999999998" table:style-name="ce10">
            <text:p>51.812</text:p>
          </table:table-cell>
          <table:table-cell office:value-type="float" office:value="56.371000000000002" table:style-name="ce10">
            <text:p>56.371</text:p>
          </table:table-cell>
          <table:table-cell office:value-type="float" office:value="54.44" table:style-name="ce10">
            <text:p>54.44</text:p>
          </table:table-cell>
          <table:table-cell office:value-type="float" office:value="50.231999999999999" table:style-name="ce10">
            <text:p>50.232</text:p>
          </table:table-cell>
          <table:table-cell office:value-type="float" office:value="49.459000000000003" table:style-name="ce10">
            <text:p>49.459</text:p>
          </table:table-cell>
          <table:table-cell office:value-type="float" office:value="48.451999999999998" table:style-name="ce10">
            <text:p>48.452</text:p>
          </table:table-cell>
          <table:table-cell office:value-type="float" office:value="52.12" table:style-name="ce10">
            <text:p>52.12</text:p>
          </table:table-cell>
          <table:table-cell office:value-type="float" office:value="47.372" table:style-name="ce10">
            <text:p>47.372</text:p>
          </table:table-cell>
          <table:table-cell office:value-type="float" office:value="92.597999999999999" table:style-name="ce10">
            <text:p>92.598</text:p>
          </table:table-cell>
          <table:table-cell office:value-type="float" office:value="74.343000000000004" table:style-name="ce10">
            <text:p>74.343</text:p>
          </table:table-cell>
          <table:table-cell office:value-type="float" office:value="74.266000000000005" table:style-name="ce10">
            <text:p>74.266</text:p>
          </table:table-cell>
          <table:table-cell office:value-type="float" office:value="73.997" table:style-name="ce10">
            <text:p>73.997</text:p>
          </table:table-cell>
          <table:table-cell office:value-type="float" office:value="80.477999999999994" table:style-name="ce10">
            <text:p>80.478</text:p>
          </table:table-cell>
          <table:table-cell office:value-type="float" office:value="74.054000000000002" table:style-name="ce10">
            <text:p>74.054</text:p>
          </table:table-cell>
          <table:table-cell office:value-type="float" office:value="52.709000000000003" table:style-name="ce10">
            <text:p>52.709</text:p>
          </table:table-cell>
          <table:table-cell office:value-type="float" office:value="49.226999999999997" table:style-name="ce10">
            <text:p>49.227</text:p>
          </table:table-cell>
          <table:table-cell office:value-type="float" office:value="32.948" table:style-name="ce10">
            <text:p>32.948</text:p>
          </table:table-cell>
          <table:table-cell office:value-type="float" office:value="86.718000000000004" table:style-name="ce10">
            <text:p>86.718</text:p>
          </table:table-cell>
          <table:table-cell office:value-type="float" office:value="66.486000000000004" table:style-name="ce10">
            <text:p>66.486</text:p>
          </table:table-cell>
          <table:table-cell office:value-type="float" office:value="95.215999999999994" table:style-name="ce10">
            <text:p>95.216</text:p>
          </table:table-cell>
          <table:table-cell office:value-type="float" office:value="72.501999999999995" table:style-name="ce10">
            <text:p>72.502</text:p>
          </table:table-cell>
          <table:table-cell office:value-type="float" office:value="59.798999999999999" table:style-name="ce10">
            <text:p>59.799</text:p>
          </table:table-cell>
          <table:table-cell office:value-type="float" office:value="9.2880000000000003" table:style-name="ce10">
            <text:p>9.288</text:p>
          </table:table-cell>
          <table:table-cell office:value-type="float" office:value="17.57" table:style-name="ce10">
            <text:p>17.57</text:p>
          </table:table-cell>
          <table:table-cell office:value-type="float" office:value="30.728000000000002" table:style-name="ce10">
            <text:p>30.728</text:p>
          </table:table-cell>
          <table:table-cell office:value-type="float" office:value="42.414999999999999" table:style-name="ce10">
            <text:p>42.415</text:p>
          </table:table-cell>
          <table:table-cell office:value-type="float" office:value="13.986000000000001" table:style-name="ce10">
            <text:p>13.986</text:p>
          </table:table-cell>
          <table:table-cell office:value-type="float" office:value="90.27" table:style-name="ce10">
            <text:p>90.27</text:p>
          </table:table-cell>
          <table:table-cell office:value-type="float" office:value="77.28" table:style-name="ce10">
            <text:p>77.28</text:p>
          </table:table-cell>
          <table:table-cell office:value-type="float" office:value="76.744" table:style-name="ce10">
            <text:p>76.744</text:p>
          </table:table-cell>
          <table:table-cell office:value-type="float" office:value="7.4189999999999996" table:style-name="ce10">
            <text:p>7.419</text:p>
          </table:table-cell>
          <table:table-cell office:value-type="float" office:value="84.698999999999998" table:style-name="ce10">
            <text:p>84.699</text:p>
          </table:table-cell>
          <table:table-cell office:value-type="float" office:value="7.883" table:style-name="ce10">
            <text:p>7.883</text:p>
          </table:table-cell>
          <table:table-cell office:value-type="float" office:value="6.734" table:style-name="ce10">
            <text:p>6.734</text:p>
          </table:table-cell>
          <table:table-cell office:value-type="float" office:value="88.313000000000002" table:style-name="ce10">
            <text:p>88.313</text:p>
          </table:table-cell>
          <table:table-cell office:value-type="float" office:value="4.9539999999999997" table:style-name="ce10">
            <text:p>4.954</text:p>
          </table:table-cell>
          <table:table-cell office:value-type="float" office:value="29.411999999999999" table:style-name="ce10">
            <text:p>29.412</text:p>
          </table:table-cell>
          <table:table-cell office:value-type="float" office:value="57.646999999999998" table:style-name="ce10">
            <text:p>57.647</text:p>
          </table:table-cell>
          <table:table-cell office:value-type="float" office:value="12.941000000000001" table:style-name="ce10">
            <text:p>12.941</text:p>
          </table:table-cell>
          <table:table-cell office:value-type="float" office:value="29.167000000000002" table:style-name="ce10">
            <text:p>29.167</text:p>
          </table:table-cell>
          <table:table-cell office:value-type="float" office:value="54.167000000000002" table:style-name="ce10">
            <text:p>54.167</text:p>
          </table:table-cell>
          <table:table-cell office:value-type="float" office:value="16.667000000000002" table:style-name="ce10">
            <text:p>16.667</text:p>
          </table:table-cell>
          <table:table-cell office:value-type="float" office:value="44.706000000000003" table:style-name="ce10">
            <text:p>44.706</text:p>
          </table:table-cell>
          <table:table-cell office:value-type="float" office:value="32.941000000000003" table:style-name="ce10">
            <text:p>32.941</text:p>
          </table:table-cell>
          <table:table-cell office:value-type="float" office:value="22.353000000000002" table:style-name="ce10">
            <text:p>22.353</text:p>
          </table:table-cell>
          <table:table-cell office:value-type="float" office:value="56.470999999999997" table:style-name="ce10">
            <text:p>56.471</text:p>
          </table:table-cell>
          <table:table-cell office:value-type="float" office:value="20" table:style-name="ce10">
            <text:p>20</text:p>
          </table:table-cell>
          <table:table-cell office:value-type="float" office:value="23.529" table:style-name="ce10">
            <text:p>23.529</text:p>
          </table:table-cell>
          <table:table-cell office:value-type="float" office:value="16" table:style-name="ce10">
            <text:p>16</text:p>
          </table:table-cell>
          <table:table-cell office:value-type="float" office:value="60" table:style-name="ce10">
            <text:p>60</text:p>
          </table:table-cell>
          <table:table-cell office:value-type="float" office:value="24" table:style-name="ce10">
            <text:p>24</text:p>
          </table:table-cell>
          <table:table-cell office:value-type="float" office:value="61.344000000000001" table:style-name="ce10">
            <text:p>61.344</text:p>
          </table:table-cell>
          <table:table-cell office:value-type="float" office:value="66.111999999999995" table:style-name="ce10">
            <text:p>66.112</text:p>
          </table:table-cell>
          <table:table-cell office:value-type="float" office:value="56.374000000000002" table:style-name="ce10">
            <text:p>56.374</text:p>
          </table:table-cell>
          <table:table-cell office:value-type="float" office:value="36.125999999999998" table:style-name="ce10">
            <text:p>36.126</text:p>
          </table:table-cell>
          <table:table-cell office:value-type="float" office:value="65.122" table:style-name="ce10">
            <text:p>65.122</text:p>
          </table:table-cell>
          <table:table-cell office:value-type="float" office:value="68.263999999999996" table:style-name="ce10">
            <text:p>68.264</text:p>
          </table:table-cell>
          <table:table-cell office:value-type="float" office:value="6.1420000000000003" table:style-name="ce10">
            <text:p>6.142</text:p>
          </table:table-cell>
          <table:table-cell office:value-type="float" office:value="76.825999999999993" table:style-name="ce10">
            <text:p>76.826</text:p>
          </table:table-cell>
          <table:table-cell office:value-type="float" office:value="25.853000000000002" table:style-name="ce10">
            <text:p>25.853</text:p>
          </table:table-cell>
          <table:table-cell office:value-type="float" office:value="72.507999999999996" table:style-name="ce10">
            <text:p>72.508</text:p>
          </table:table-cell>
          <table:table-cell table:number-columns-repeated="16264"/>
        </table:table-row>
        <table:table-row table:style-name="ro10">
          <table:table-cell office:value-type="string" table:style-name="ce4">
            <text:p>IPO</text:p>
          </table:table-cell>
          <table:table-cell office:value-type="string" table:style-name="ce4">
            <text:p>Intellectual Property Office</text:p>
          </table:table-cell>
          <table:table-cell office:value-type="string" table:style-name="ce4">
            <text:p>Business, Energy and Industrial Strategy</text:p>
          </table:table-cell>
          <table:table-cell table:style-name="ce4"/>
          <table:table-cell office:value-type="float" office:value="79.198999999999998" table:style-name="ce10">
            <text:p>79.199</text:p>
          </table:table-cell>
          <table:table-cell office:value-type="float" office:value="65.703999999999994" table:style-name="ce10">
            <text:p>65.704</text:p>
          </table:table-cell>
          <table:table-cell office:value-type="float" office:value="77.424000000000007" table:style-name="ce10">
            <text:p>77.424</text:p>
          </table:table-cell>
          <table:table-cell office:value-type="float" office:value="83.619" table:style-name="ce10">
            <text:p>83.619</text:p>
          </table:table-cell>
          <table:table-cell office:value-type="float" office:value="75.978999999999999" table:style-name="ce10">
            <text:p>75.979</text:p>
          </table:table-cell>
          <table:table-cell office:value-type="float" office:value="85.123999999999995" table:style-name="ce10">
            <text:p>85.124</text:p>
          </table:table-cell>
          <table:table-cell office:value-type="float" office:value="63.954999999999998" table:style-name="ce10">
            <text:p>63.955</text:p>
          </table:table-cell>
          <table:table-cell office:value-type="float" office:value="80.242999999999995" table:style-name="ce10">
            <text:p>80.243</text:p>
          </table:table-cell>
          <table:table-cell office:value-type="float" office:value="78.58" table:style-name="ce10">
            <text:p>78.58</text:p>
          </table:table-cell>
          <table:table-cell office:value-type="float" office:value="30.201000000000001" table:style-name="ce10">
            <text:p>30.201</text:p>
          </table:table-cell>
          <table:table-cell office:value-type="float" office:value="55.914999999999999" table:style-name="ce10">
            <text:p>55.915</text:p>
          </table:table-cell>
          <table:table-cell office:value-type="float" office:value="88.06" table:style-name="ce10">
            <text:p>88.06</text:p>
          </table:table-cell>
          <table:table-cell office:value-type="float" office:value="84.23" table:style-name="ce10">
            <text:p>84.23</text:p>
          </table:table-cell>
          <table:table-cell office:value-type="float" office:value="77.221999999999994" table:style-name="ce10">
            <text:p>77.222</text:p>
          </table:table-cell>
          <table:table-cell office:value-type="float" office:value="59.567" table:style-name="ce10">
            <text:p>59.567</text:p>
          </table:table-cell>
          <table:table-cell office:value-type="float" office:value="77.984999999999999" table:style-name="ce10">
            <text:p>77.985</text:p>
          </table:table-cell>
          <table:table-cell office:value-type="float" office:value="80.522000000000006" table:style-name="ce10">
            <text:p>80.522</text:p>
          </table:table-cell>
          <table:table-cell office:value-type="float" office:value="86.715999999999994" table:style-name="ce10">
            <text:p>86.716</text:p>
          </table:table-cell>
          <table:table-cell office:value-type="float" office:value="73.358000000000004" table:style-name="ce10">
            <text:p>73.358</text:p>
          </table:table-cell>
          <table:table-cell office:value-type="float" office:value="88.507000000000005" table:style-name="ce10">
            <text:p>88.507</text:p>
          </table:table-cell>
          <table:table-cell office:value-type="float" office:value="84.459000000000003" table:style-name="ce10">
            <text:p>84.459</text:p>
          </table:table-cell>
          <table:table-cell office:value-type="float" office:value="71.375" table:style-name="ce10">
            <text:p>71.375</text:p>
          </table:table-cell>
          <table:table-cell office:value-type="float" office:value="79.238" table:style-name="ce10">
            <text:p>79.238</text:p>
          </table:table-cell>
          <table:table-cell office:value-type="float" office:value="80.134" table:style-name="ce10">
            <text:p>80.134</text:p>
          </table:table-cell>
          <table:table-cell office:value-type="float" office:value="71.022999999999996" table:style-name="ce10">
            <text:p>71.023</text:p>
          </table:table-cell>
          <table:table-cell office:value-type="float" office:value="65.745999999999995" table:style-name="ce10">
            <text:p>65.746</text:p>
          </table:table-cell>
          <table:table-cell office:value-type="float" office:value="69.850999999999999" table:style-name="ce10">
            <text:p>69.851</text:p>
          </table:table-cell>
          <table:table-cell office:value-type="float" office:value="88.284000000000006" table:style-name="ce10">
            <text:p>88.284</text:p>
          </table:table-cell>
          <table:table-cell office:value-type="float" office:value="85.224000000000004" table:style-name="ce10">
            <text:p>85.224</text:p>
          </table:table-cell>
          <table:table-cell office:value-type="float" office:value="81.866" table:style-name="ce10">
            <text:p>81.866</text:p>
          </table:table-cell>
          <table:table-cell office:value-type="float" office:value="75.299000000000007" table:style-name="ce10">
            <text:p>75.299</text:p>
          </table:table-cell>
          <table:table-cell office:value-type="float" office:value="60.372999999999998" table:style-name="ce10">
            <text:p>60.373</text:p>
          </table:table-cell>
          <table:table-cell office:value-type="float" office:value="59.895000000000003" table:style-name="ce10">
            <text:p>59.895</text:p>
          </table:table-cell>
          <table:table-cell office:value-type="float" office:value="60.194000000000003" table:style-name="ce10">
            <text:p>60.194</text:p>
          </table:table-cell>
          <table:table-cell office:value-type="float" office:value="82.835999999999999" table:style-name="ce10">
            <text:p>82.836</text:p>
          </table:table-cell>
          <table:table-cell office:value-type="float" office:value="89.254000000000005" table:style-name="ce10">
            <text:p>89.254</text:p>
          </table:table-cell>
          <table:table-cell office:value-type="float" office:value="65.944999999999993" table:style-name="ce10">
            <text:p>65.945</text:p>
          </table:table-cell>
          <table:table-cell office:value-type="float" office:value="82.91" table:style-name="ce10">
            <text:p>82.91</text:p>
          </table:table-cell>
          <table:table-cell office:value-type="float" office:value="76.119" table:style-name="ce10">
            <text:p>76.119</text:p>
          </table:table-cell>
          <table:table-cell office:value-type="float" office:value="79.03" table:style-name="ce10">
            <text:p>79.03</text:p>
          </table:table-cell>
          <table:table-cell office:value-type="float" office:value="91.161000000000001" table:style-name="ce10">
            <text:p>91.161</text:p>
          </table:table-cell>
          <table:table-cell office:value-type="float" office:value="79.296999999999997" table:style-name="ce10">
            <text:p>79.297</text:p>
          </table:table-cell>
          <table:table-cell office:value-type="float" office:value="68.834000000000003" table:style-name="ce10">
            <text:p>68.834</text:p>
          </table:table-cell>
          <table:table-cell office:value-type="float" office:value="76.94" table:style-name="ce10">
            <text:p>76.94</text:p>
          </table:table-cell>
          <table:table-cell office:value-type="float" office:value="28.433" table:style-name="ce10">
            <text:p>28.433</text:p>
          </table:table-cell>
          <table:table-cell office:value-type="float" office:value="38.506999999999998" table:style-name="ce10">
            <text:p>38.507</text:p>
          </table:table-cell>
          <table:table-cell office:value-type="float" office:value="23.638999999999999" table:style-name="ce10">
            <text:p>23.639</text:p>
          </table:table-cell>
          <table:table-cell office:value-type="float" office:value="73.805999999999997" table:style-name="ce10">
            <text:p>73.806</text:p>
          </table:table-cell>
          <table:table-cell office:value-type="float" office:value="64.099000000000004" table:style-name="ce10">
            <text:p>64.099</text:p>
          </table:table-cell>
          <table:table-cell office:value-type="float" office:value="56.063000000000002" table:style-name="ce10">
            <text:p>56.063</text:p>
          </table:table-cell>
          <table:table-cell office:value-type="float" office:value="54.593000000000004" table:style-name="ce10">
            <text:p>54.593</text:p>
          </table:table-cell>
          <table:table-cell office:value-type="float" office:value="41.15" table:style-name="ce10">
            <text:p>41.15</text:p>
          </table:table-cell>
          <table:table-cell office:value-type="float" office:value="41.212000000000003" table:style-name="ce10">
            <text:p>41.212</text:p>
          </table:table-cell>
          <table:table-cell office:value-type="float" office:value="72.293000000000006" table:style-name="ce10">
            <text:p>72.293</text:p>
          </table:table-cell>
          <table:table-cell office:value-type="float" office:value="43.091999999999999" table:style-name="ce10">
            <text:p>43.092</text:p>
          </table:table-cell>
          <table:table-cell office:value-type="float" office:value="56.801000000000002" table:style-name="ce10">
            <text:p>56.801</text:p>
          </table:table-cell>
          <table:table-cell office:value-type="float" office:value="66.617000000000004" table:style-name="ce10">
            <text:p>66.617</text:p>
          </table:table-cell>
          <table:table-cell office:value-type="float" office:value="70.852000000000004" table:style-name="ce10">
            <text:p>70.852</text:p>
          </table:table-cell>
          <table:table-cell office:value-type="float" office:value="53.179000000000002" table:style-name="ce10">
            <text:p>53.179</text:p>
          </table:table-cell>
          <table:table-cell office:value-type="float" office:value="56.427999999999997" table:style-name="ce10">
            <text:p>56.428</text:p>
          </table:table-cell>
          <table:table-cell office:value-type="float" office:value="55.639000000000003" table:style-name="ce10">
            <text:p>55.639</text:p>
          </table:table-cell>
          <table:table-cell office:value-type="float" office:value="48.021000000000001" table:style-name="ce10">
            <text:p>48.021</text:p>
          </table:table-cell>
          <table:table-cell office:value-type="float" office:value="31.562999999999999" table:style-name="ce10">
            <text:p>31.563</text:p>
          </table:table-cell>
          <table:table-cell office:value-type="float" office:value="89.775999999999996" table:style-name="ce10">
            <text:p>89.776</text:p>
          </table:table-cell>
          <table:table-cell office:value-type="float" office:value="79.117000000000004" table:style-name="ce10">
            <text:p>79.117</text:p>
          </table:table-cell>
          <table:table-cell office:value-type="float" office:value="78.774000000000001" table:style-name="ce10">
            <text:p>78.774</text:p>
          </table:table-cell>
          <table:table-cell office:value-type="float" office:value="71.429000000000002" table:style-name="ce10">
            <text:p>71.429</text:p>
          </table:table-cell>
          <table:table-cell office:value-type="float" office:value="83.805999999999997" table:style-name="ce10">
            <text:p>83.806</text:p>
          </table:table-cell>
          <table:table-cell office:value-type="float" office:value="55.414000000000001" table:style-name="ce10">
            <text:p>55.414</text:p>
          </table:table-cell>
          <table:table-cell office:value-type="float" office:value="39.640999999999998" table:style-name="ce10">
            <text:p>39.641</text:p>
          </table:table-cell>
          <table:table-cell office:value-type="float" office:value="88.433000000000007" table:style-name="ce10">
            <text:p>88.433</text:p>
          </table:table-cell>
          <table:table-cell office:value-type="float" office:value="22.312999999999999" table:style-name="ce10">
            <text:p>22.313</text:p>
          </table:table-cell>
          <table:table-cell office:value-type="float" office:value="79.671000000000006" table:style-name="ce10">
            <text:p>79.671</text:p>
          </table:table-cell>
          <table:table-cell office:value-type="float" office:value="67.960999999999999" table:style-name="ce10">
            <text:p>67.961</text:p>
          </table:table-cell>
          <table:table-cell office:value-type="float" office:value="93.433000000000007" table:style-name="ce10">
            <text:p>93.433</text:p>
          </table:table-cell>
          <table:table-cell office:value-type="float" office:value="66.766999999999996" table:style-name="ce10">
            <text:p>66.767</text:p>
          </table:table-cell>
          <table:table-cell office:value-type="float" office:value="63.003999999999998" table:style-name="ce10">
            <text:p>63.004</text:p>
          </table:table-cell>
          <table:table-cell office:value-type="float" office:value="6.306" table:style-name="ce10">
            <text:p>6.306</text:p>
          </table:table-cell>
          <table:table-cell office:value-type="float" office:value="10.736000000000001" table:style-name="ce10">
            <text:p>10.736</text:p>
          </table:table-cell>
          <table:table-cell office:value-type="float" office:value="27.251999999999999" table:style-name="ce10">
            <text:p>27.252</text:p>
          </table:table-cell>
          <table:table-cell office:value-type="float" office:value="55.706000000000003" table:style-name="ce10">
            <text:p>55.706</text:p>
          </table:table-cell>
          <table:table-cell office:value-type="float" office:value="12.237" table:style-name="ce10">
            <text:p>12.237</text:p>
          </table:table-cell>
          <table:table-cell office:value-type="float" office:value="87.528000000000006" table:style-name="ce10">
            <text:p>87.528</text:p>
          </table:table-cell>
          <table:table-cell office:value-type="float" office:value="65.793000000000006" table:style-name="ce10">
            <text:p>65.793</text:p>
          </table:table-cell>
          <table:table-cell office:value-type="float" office:value="77.694000000000003" table:style-name="ce10">
            <text:p>77.694</text:p>
          </table:table-cell>
          <table:table-cell office:value-type="float" office:value="7.399" table:style-name="ce10">
            <text:p>7.399</text:p>
          </table:table-cell>
          <table:table-cell office:value-type="float" office:value="84.977999999999994" table:style-name="ce10">
            <text:p>84.978</text:p>
          </table:table-cell>
          <table:table-cell office:value-type="float" office:value="7.6230000000000002" table:style-name="ce10">
            <text:p>7.623</text:p>
          </table:table-cell>
          <table:table-cell office:value-type="float" office:value="5.157" table:style-name="ce10">
            <text:p>5.157</text:p>
          </table:table-cell>
          <table:table-cell office:value-type="float" office:value="87.742999999999995" table:style-name="ce10">
            <text:p>87.743</text:p>
          </table:table-cell>
          <table:table-cell office:value-type="float" office:value="7.1" table:style-name="ce10">
            <text:p>7.1</text:p>
          </table:table-cell>
          <table:table-cell office:value-type="float" office:value="37.680999999999997" table:style-name="ce10">
            <text:p>37.681</text:p>
          </table:table-cell>
          <table:table-cell office:value-type="float" office:value="52.173999999999999" table:style-name="ce10">
            <text:p>52.174</text:p>
          </table:table-cell>
          <table:table-cell office:value-type="float" office:value="10.145" table:style-name="ce10">
            <text:p>10.145</text:p>
          </table:table-cell>
          <table:table-cell office:value-type="float" office:value="30.768999999999998" table:style-name="ce10">
            <text:p>30.769</text:p>
          </table:table-cell>
          <table:table-cell office:value-type="float" office:value="61.537999999999997" table:style-name="ce10">
            <text:p>61.538</text:p>
          </table:table-cell>
          <table:table-cell office:value-type="float" office:value="7.6920000000000002" table:style-name="ce10">
            <text:p>7.692</text:p>
          </table:table-cell>
          <table:table-cell office:value-type="float" office:value="31.884" table:style-name="ce10">
            <text:p>31.884</text:p>
          </table:table-cell>
          <table:table-cell office:value-type="float" office:value="36.231999999999999" table:style-name="ce10">
            <text:p>36.232</text:p>
          </table:table-cell>
          <table:table-cell office:value-type="float" office:value="31.884" table:style-name="ce10">
            <text:p>31.884</text:p>
          </table:table-cell>
          <table:table-cell office:value-type="float" office:value="57.970999999999997" table:style-name="ce10">
            <text:p>57.971</text:p>
          </table:table-cell>
          <table:table-cell office:value-type="float" office:value="18.841000000000001" table:style-name="ce10">
            <text:p>18.841</text:p>
          </table:table-cell>
          <table:table-cell office:value-type="float" office:value="23.187999999999999" table:style-name="ce10">
            <text:p>23.188</text:p>
          </table:table-cell>
          <table:table-cell office:value-type="float" office:value="19.231000000000002" table:style-name="ce10">
            <text:p>19.231</text:p>
          </table:table-cell>
          <table:table-cell office:value-type="float" office:value="53.845999999999997" table:style-name="ce10">
            <text:p>53.846</text:p>
          </table:table-cell>
          <table:table-cell office:value-type="float" office:value="26.922999999999998" table:style-name="ce10">
            <text:p>26.923</text:p>
          </table:table-cell>
          <table:table-cell office:value-type="float" office:value="58.295999999999999" table:style-name="ce10">
            <text:p>58.296</text:p>
          </table:table-cell>
          <table:table-cell office:value-type="float" office:value="60.377000000000002" table:style-name="ce10">
            <text:p>60.377</text:p>
          </table:table-cell>
          <table:table-cell office:value-type="float" office:value="54.427999999999997" table:style-name="ce10">
            <text:p>54.428</text:p>
          </table:table-cell>
          <table:table-cell office:value-type="float" office:value="42.026000000000003" table:style-name="ce10">
            <text:p>42.026</text:p>
          </table:table-cell>
          <table:table-cell office:value-type="float" office:value="64.984999999999999" table:style-name="ce10">
            <text:p>64.985</text:p>
          </table:table-cell>
          <table:table-cell office:value-type="float" office:value="69.254000000000005" table:style-name="ce10">
            <text:p>69.254</text:p>
          </table:table-cell>
          <table:table-cell office:value-type="float" office:value="5.2080000000000002" table:style-name="ce10">
            <text:p>5.208</text:p>
          </table:table-cell>
          <table:table-cell office:value-type="float" office:value="74.021000000000001" table:style-name="ce10">
            <text:p>74.021</text:p>
          </table:table-cell>
          <table:table-cell office:value-type="float" office:value="26.085999999999999" table:style-name="ce10">
            <text:p>26.086</text:p>
          </table:table-cell>
          <table:table-cell office:value-type="float" office:value="71.995000000000005" table:style-name="ce10">
            <text:p>71.995</text:p>
          </table:table-cell>
          <table:table-cell table:number-columns-repeated="16264"/>
        </table:table-row>
        <table:table-row table:style-name="ro5">
          <table:table-cell office:value-type="string" table:style-name="ce4">
            <text:p>LAA</text:p>
          </table:table-cell>
          <table:table-cell office:value-type="string" table:style-name="ce4">
            <text:p>Legal Aid Agency</text:p>
          </table:table-cell>
          <table:table-cell office:value-type="string" table:style-name="ce4">
            <text:p>Justice</text:p>
          </table:table-cell>
          <table:table-cell office:value-type="string" table:style-name="ce4">
            <text:p>[note 6]</text:p>
          </table:table-cell>
          <table:table-cell office:value-type="float" office:value="84.614999999999995" table:style-name="ce10">
            <text:p>84.615</text:p>
          </table:table-cell>
          <table:table-cell office:value-type="float" office:value="68.468000000000004" table:style-name="ce10">
            <text:p>68.468</text:p>
          </table:table-cell>
          <table:table-cell office:value-type="float" office:value="80.710999999999999" table:style-name="ce10">
            <text:p>80.711</text:p>
          </table:table-cell>
          <table:table-cell office:value-type="float" office:value="90.072999999999993" table:style-name="ce10">
            <text:p>90.073</text:p>
          </table:table-cell>
          <table:table-cell office:value-type="float" office:value="84.423000000000002" table:style-name="ce10">
            <text:p>84.423</text:p>
          </table:table-cell>
          <table:table-cell office:value-type="float" office:value="87.182000000000002" table:style-name="ce10">
            <text:p>87.182</text:p>
          </table:table-cell>
          <table:table-cell office:value-type="float" office:value="64.436999999999998" table:style-name="ce10">
            <text:p>64.437</text:p>
          </table:table-cell>
          <table:table-cell office:value-type="float" office:value="86.155000000000001" table:style-name="ce10">
            <text:p>86.155</text:p>
          </table:table-cell>
          <table:table-cell office:value-type="float" office:value="84.576999999999998" table:style-name="ce10">
            <text:p>84.577</text:p>
          </table:table-cell>
          <table:table-cell office:value-type="float" office:value="27.76" table:style-name="ce10">
            <text:p>27.76</text:p>
          </table:table-cell>
          <table:table-cell office:value-type="float" office:value="64.569999999999993" table:style-name="ce10">
            <text:p>64.57</text:p>
          </table:table-cell>
          <table:table-cell office:value-type="float" office:value="88.819000000000003" table:style-name="ce10">
            <text:p>88.819</text:p>
          </table:table-cell>
          <table:table-cell office:value-type="float" office:value="85.864000000000004" table:style-name="ce10">
            <text:p>85.864</text:p>
          </table:table-cell>
          <table:table-cell office:value-type="float" office:value="80.483000000000004" table:style-name="ce10">
            <text:p>80.483</text:p>
          </table:table-cell>
          <table:table-cell office:value-type="float" office:value="67.224999999999994" table:style-name="ce10">
            <text:p>67.225</text:p>
          </table:table-cell>
          <table:table-cell office:value-type="float" office:value="81.191000000000003" table:style-name="ce10">
            <text:p>81.191</text:p>
          </table:table-cell>
          <table:table-cell office:value-type="float" office:value="88.819000000000003" table:style-name="ce10">
            <text:p>88.819</text:p>
          </table:table-cell>
          <table:table-cell office:value-type="float" office:value="91.326999999999998" table:style-name="ce10">
            <text:p>91.327</text:p>
          </table:table-cell>
          <table:table-cell office:value-type="float" office:value="84.117000000000004" table:style-name="ce10">
            <text:p>84.117</text:p>
          </table:table-cell>
          <table:table-cell office:value-type="float" office:value="91.936999999999998" table:style-name="ce10">
            <text:p>91.937</text:p>
          </table:table-cell>
          <table:table-cell office:value-type="float" office:value="87.828000000000003" table:style-name="ce10">
            <text:p>87.828</text:p>
          </table:table-cell>
          <table:table-cell office:value-type="float" office:value="80.355000000000004" table:style-name="ce10">
            <text:p>80.355</text:p>
          </table:table-cell>
          <table:table-cell office:value-type="float" office:value="86.206999999999994" table:style-name="ce10">
            <text:p>86.207</text:p>
          </table:table-cell>
          <table:table-cell office:value-type="float" office:value="88.075000000000003" table:style-name="ce10">
            <text:p>88.075</text:p>
          </table:table-cell>
          <table:table-cell office:value-type="float" office:value="83.454999999999998" table:style-name="ce10">
            <text:p>83.455</text:p>
          </table:table-cell>
          <table:table-cell office:value-type="float" office:value="77.823999999999998" table:style-name="ce10">
            <text:p>77.824</text:p>
          </table:table-cell>
          <table:table-cell office:value-type="float" office:value="80.042000000000002" table:style-name="ce10">
            <text:p>80.042</text:p>
          </table:table-cell>
          <table:table-cell office:value-type="float" office:value="90.805000000000007" table:style-name="ce10">
            <text:p>90.805</text:p>
          </table:table-cell>
          <table:table-cell office:value-type="float" office:value="87.762" table:style-name="ce10">
            <text:p>87.762</text:p>
          </table:table-cell>
          <table:table-cell office:value-type="float" office:value="82.968000000000004" table:style-name="ce10">
            <text:p>82.968</text:p>
          </table:table-cell>
          <table:table-cell office:value-type="float" office:value="78.138000000000005" table:style-name="ce10">
            <text:p>78.138</text:p>
          </table:table-cell>
          <table:table-cell office:value-type="float" office:value="59.518999999999998" table:style-name="ce10">
            <text:p>59.519</text:p>
          </table:table-cell>
          <table:table-cell office:value-type="float" office:value="64.540000000000006" table:style-name="ce10">
            <text:p>64.54</text:p>
          </table:table-cell>
          <table:table-cell office:value-type="float" office:value="55.753" table:style-name="ce10">
            <text:p>55.753</text:p>
          </table:table-cell>
          <table:table-cell office:value-type="float" office:value="86.415999999999997" table:style-name="ce10">
            <text:p>86.416</text:p>
          </table:table-cell>
          <table:table-cell office:value-type="float" office:value="91.108999999999995" table:style-name="ce10">
            <text:p>91.109</text:p>
          </table:table-cell>
          <table:table-cell office:value-type="float" office:value="78.787999999999997" table:style-name="ce10">
            <text:p>78.788</text:p>
          </table:table-cell>
          <table:table-cell office:value-type="float" office:value="88.296999999999997" table:style-name="ce10">
            <text:p>88.297</text:p>
          </table:table-cell>
          <table:table-cell office:value-type="float" office:value="80.753" table:style-name="ce10">
            <text:p>80.753</text:p>
          </table:table-cell>
          <table:table-cell office:value-type="float" office:value="89.843000000000004" table:style-name="ce10">
            <text:p>89.843</text:p>
          </table:table-cell>
          <table:table-cell office:value-type="float" office:value="93.914000000000001" table:style-name="ce10">
            <text:p>93.914</text:p>
          </table:table-cell>
          <table:table-cell office:value-type="float" office:value="82.39" table:style-name="ce10">
            <text:p>82.39</text:p>
          </table:table-cell>
          <table:table-cell office:value-type="float" office:value="76.938999999999993" table:style-name="ce10">
            <text:p>76.939</text:p>
          </table:table-cell>
          <table:table-cell office:value-type="float" office:value="83.787000000000006" table:style-name="ce10">
            <text:p>83.787</text:p>
          </table:table-cell>
          <table:table-cell office:value-type="float" office:value="24.268000000000001" table:style-name="ce10">
            <text:p>24.268</text:p>
          </table:table-cell>
          <table:table-cell office:value-type="float" office:value="40.021000000000001" table:style-name="ce10">
            <text:p>40.021</text:p>
          </table:table-cell>
          <table:table-cell office:value-type="float" office:value="19.038" table:style-name="ce10">
            <text:p>19.038</text:p>
          </table:table-cell>
          <table:table-cell office:value-type="float" office:value="75.837000000000003" table:style-name="ce10">
            <text:p>75.837</text:p>
          </table:table-cell>
          <table:table-cell office:value-type="float" office:value="71.697999999999993" table:style-name="ce10">
            <text:p>71.698</text:p>
          </table:table-cell>
          <table:table-cell office:value-type="float" office:value="67.748999999999995" table:style-name="ce10">
            <text:p>67.749</text:p>
          </table:table-cell>
          <table:table-cell office:value-type="float" office:value="66.352000000000004" table:style-name="ce10">
            <text:p>66.352</text:p>
          </table:table-cell>
          <table:table-cell office:value-type="float" office:value="58.264000000000003" table:style-name="ce10">
            <text:p>58.264</text:p>
          </table:table-cell>
          <table:table-cell office:value-type="float" office:value="48.744999999999997" table:style-name="ce10">
            <text:p>48.745</text:p>
          </table:table-cell>
          <table:table-cell office:value-type="float" office:value="73.822000000000003" table:style-name="ce10">
            <text:p>73.822</text:p>
          </table:table-cell>
          <table:table-cell office:value-type="float" office:value="52.88" table:style-name="ce10">
            <text:p>52.88</text:p>
          </table:table-cell>
          <table:table-cell office:value-type="float" office:value="66.527000000000001" table:style-name="ce10">
            <text:p>66.527</text:p>
          </table:table-cell>
          <table:table-cell office:value-type="float" office:value="69.141999999999996" table:style-name="ce10">
            <text:p>69.142</text:p>
          </table:table-cell>
          <table:table-cell office:value-type="float" office:value="70.293000000000006" table:style-name="ce10">
            <text:p>70.293</text:p>
          </table:table-cell>
          <table:table-cell office:value-type="float" office:value="64.084000000000003" table:style-name="ce10">
            <text:p>64.084</text:p>
          </table:table-cell>
          <table:table-cell office:value-type="float" office:value="64.674999999999997" table:style-name="ce10">
            <text:p>64.675</text:p>
          </table:table-cell>
          <table:table-cell office:value-type="float" office:value="62.905000000000001" table:style-name="ce10">
            <text:p>62.905</text:p>
          </table:table-cell>
          <table:table-cell office:value-type="float" office:value="65.585999999999999" table:style-name="ce10">
            <text:p>65.586</text:p>
          </table:table-cell>
          <table:table-cell office:value-type="float" office:value="57.218000000000004" table:style-name="ce10">
            <text:p>57.218</text:p>
          </table:table-cell>
          <table:table-cell office:value-type="float" office:value="92.998999999999995" table:style-name="ce10">
            <text:p>92.999</text:p>
          </table:table-cell>
          <table:table-cell office:value-type="float" office:value="80.837999999999994" table:style-name="ce10">
            <text:p>80.838</text:p>
          </table:table-cell>
          <table:table-cell office:value-type="float" office:value="83.665000000000006" table:style-name="ce10">
            <text:p>83.665</text:p>
          </table:table-cell>
          <table:table-cell office:value-type="float" office:value="80.587999999999994" table:style-name="ce10">
            <text:p>80.588</text:p>
          </table:table-cell>
          <table:table-cell office:value-type="float" office:value="88.819000000000003" table:style-name="ce10">
            <text:p>88.819</text:p>
          </table:table-cell>
          <table:table-cell office:value-type="float" office:value="71.578000000000003" table:style-name="ce10">
            <text:p>71.578</text:p>
          </table:table-cell>
          <table:table-cell office:value-type="float" office:value="59.936999999999998" table:style-name="ce10">
            <text:p>59.937</text:p>
          </table:table-cell>
          <table:table-cell office:value-type="float" office:value="81.694999999999993" table:style-name="ce10">
            <text:p>81.695</text:p>
          </table:table-cell>
          <table:table-cell office:value-type="float" office:value="28.138000000000002" table:style-name="ce10">
            <text:p>28.138</text:p>
          </table:table-cell>
          <table:table-cell office:value-type="float" office:value="87.043000000000006" table:style-name="ce10">
            <text:p>87.043</text:p>
          </table:table-cell>
          <table:table-cell office:value-type="float" office:value="70.397000000000006" table:style-name="ce10">
            <text:p>70.397</text:p>
          </table:table-cell>
          <table:table-cell office:value-type="float" office:value="95.183000000000007" table:style-name="ce10">
            <text:p>95.183</text:p>
          </table:table-cell>
          <table:table-cell office:value-type="float" office:value="75.236000000000004" table:style-name="ce10">
            <text:p>75.236</text:p>
          </table:table-cell>
          <table:table-cell office:value-type="float" office:value="76.44" table:style-name="ce10">
            <text:p>76.44</text:p>
          </table:table-cell>
          <table:table-cell office:value-type="float" office:value="4.9269999999999996" table:style-name="ce10">
            <text:p>4.927</text:p>
          </table:table-cell>
          <table:table-cell office:value-type="float" office:value="13.311999999999999" table:style-name="ce10">
            <text:p>13.312</text:p>
          </table:table-cell>
          <table:table-cell office:value-type="float" office:value="30.922000000000001" table:style-name="ce10">
            <text:p>30.922</text:p>
          </table:table-cell>
          <table:table-cell office:value-type="float" office:value="50.838999999999999" table:style-name="ce10">
            <text:p>50.839</text:p>
          </table:table-cell>
          <table:table-cell office:value-type="float" office:value="10.587" table:style-name="ce10">
            <text:p>10.587</text:p>
          </table:table-cell>
          <table:table-cell office:value-type="float" office:value="90.909000000000006" table:style-name="ce10">
            <text:p>90.909</text:p>
          </table:table-cell>
          <table:table-cell office:value-type="float" office:value="80.772999999999996" table:style-name="ce10">
            <text:p>80.773</text:p>
          </table:table-cell>
          <table:table-cell office:value-type="float" office:value="82.218000000000004" table:style-name="ce10">
            <text:p>82.218</text:p>
          </table:table-cell>
          <table:table-cell office:value-type="float" office:value="5.1260000000000003" table:style-name="ce10">
            <text:p>5.126</text:p>
          </table:table-cell>
          <table:table-cell office:value-type="float" office:value="89.331000000000003" table:style-name="ce10">
            <text:p>89.331</text:p>
          </table:table-cell>
          <table:table-cell office:value-type="float" office:value="5.5439999999999996" table:style-name="ce10">
            <text:p>5.544</text:p>
          </table:table-cell>
          <table:table-cell office:value-type="float" office:value="6.165" table:style-name="ce10">
            <text:p>6.165</text:p>
          </table:table-cell>
          <table:table-cell office:value-type="float" office:value="89.341999999999999" table:style-name="ce10">
            <text:p>89.342</text:p>
          </table:table-cell>
          <table:table-cell office:value-type="float" office:value="4.4930000000000003" table:style-name="ce10">
            <text:p>4.493</text:p>
          </table:table-cell>
          <table:table-cell office:value-type="float" office:value="57.627000000000002" table:style-name="ce10">
            <text:p>57.627</text:p>
          </table:table-cell>
          <table:table-cell office:value-type="float" office:value="35.593000000000004" table:style-name="ce10">
            <text:p>35.593</text:p>
          </table:table-cell>
          <table:table-cell office:value-type="float" office:value="6.78" table:style-name="ce10">
            <text:p>6.78</text:p>
          </table:table-cell>
          <table:table-cell office:value-type="float" office:value="35.293999999999997" table:style-name="ce10">
            <text:p>35.294</text:p>
          </table:table-cell>
          <table:table-cell office:value-type="float" office:value="52.941000000000003" table:style-name="ce10">
            <text:p>52.941</text:p>
          </table:table-cell>
          <table:table-cell office:value-type="float" office:value="11.765000000000001" table:style-name="ce10">
            <text:p>11.765</text:p>
          </table:table-cell>
          <table:table-cell office:value-type="float" office:value="41.378999999999998" table:style-name="ce10">
            <text:p>41.379</text:p>
          </table:table-cell>
          <table:table-cell office:value-type="float" office:value="34.482999999999997" table:style-name="ce10">
            <text:p>34.483</text:p>
          </table:table-cell>
          <table:table-cell office:value-type="float" office:value="24.138000000000002" table:style-name="ce10">
            <text:p>24.138</text:p>
          </table:table-cell>
          <table:table-cell office:value-type="float" office:value="50" table:style-name="ce10">
            <text:p>50</text:p>
          </table:table-cell>
          <table:table-cell office:value-type="float" office:value="24.138000000000002" table:style-name="ce10">
            <text:p>24.138</text:p>
          </table:table-cell>
          <table:table-cell office:value-type="float" office:value="25.861999999999998" table:style-name="ce10">
            <text:p>25.862</text:p>
          </table:table-cell>
          <table:table-cell office:value-type="float" office:value="17.646999999999998" table:style-name="ce10">
            <text:p>17.647</text:p>
          </table:table-cell>
          <table:table-cell office:value-type="float" office:value="58.823999999999998" table:style-name="ce10">
            <text:p>58.824</text:p>
          </table:table-cell>
          <table:table-cell office:value-type="float" office:value="23.529" table:style-name="ce10">
            <text:p>23.529</text:p>
          </table:table-cell>
          <table:table-cell office:value-type="float" office:value="65.221999999999994" table:style-name="ce10">
            <text:p>65.222</text:p>
          </table:table-cell>
          <table:table-cell office:value-type="float" office:value="69.873000000000005" table:style-name="ce10">
            <text:p>69.873</text:p>
          </table:table-cell>
          <table:table-cell office:value-type="float" office:value="63.569000000000003" table:style-name="ce10">
            <text:p>63.569</text:p>
          </table:table-cell>
          <table:table-cell office:value-type="float" office:value="32.981999999999999" table:style-name="ce10">
            <text:p>32.982</text:p>
          </table:table-cell>
          <table:table-cell office:value-type="float" office:value="72.373999999999995" table:style-name="ce10">
            <text:p>72.374</text:p>
          </table:table-cell>
          <table:table-cell office:value-type="float" office:value="70.977999999999994" table:style-name="ce10">
            <text:p>70.978</text:p>
          </table:table-cell>
          <table:table-cell office:value-type="float" office:value="4.6509999999999998" table:style-name="ce10">
            <text:p>4.651</text:p>
          </table:table-cell>
          <table:table-cell office:value-type="float" office:value="80.126000000000005" table:style-name="ce10">
            <text:p>80.126</text:p>
          </table:table-cell>
          <table:table-cell office:value-type="float" office:value="21.640999999999998" table:style-name="ce10">
            <text:p>21.641</text:p>
          </table:table-cell>
          <table:table-cell office:value-type="float" office:value="75.212999999999994" table:style-name="ce10">
            <text:p>75.213</text:p>
          </table:table-cell>
          <table:table-cell table:number-columns-repeated="16264"/>
        </table:table-row>
        <table:table-row table:style-name="ro10">
          <table:table-cell office:value-type="string" table:style-name="ce4">
            <text:p>MCA</text:p>
          </table:table-cell>
          <table:table-cell office:value-type="string" table:style-name="ce4">
            <text:p>Maritime and Coastguard Agency</text:p>
          </table:table-cell>
          <table:table-cell office:value-type="string" table:style-name="ce4">
            <text:p>Transport</text:p>
          </table:table-cell>
          <table:table-cell table:style-name="ce4"/>
          <table:table-cell office:value-type="float" office:value="74.141999999999996" table:style-name="ce10">
            <text:p>74.142</text:p>
          </table:table-cell>
          <table:table-cell office:value-type="float" office:value="64.989000000000004" table:style-name="ce10">
            <text:p>64.989</text:p>
          </table:table-cell>
          <table:table-cell office:value-type="float" office:value="75.834999999999994" table:style-name="ce10">
            <text:p>75.835</text:p>
          </table:table-cell>
          <table:table-cell office:value-type="float" office:value="82.448999999999998" table:style-name="ce10">
            <text:p>82.449</text:p>
          </table:table-cell>
          <table:table-cell office:value-type="float" office:value="73.790000000000006" table:style-name="ce10">
            <text:p>73.79</text:p>
          </table:table-cell>
          <table:table-cell office:value-type="float" office:value="81.338999999999999" table:style-name="ce10">
            <text:p>81.339</text:p>
          </table:table-cell>
          <table:table-cell office:value-type="float" office:value="52.521000000000001" table:style-name="ce10">
            <text:p>52.521</text:p>
          </table:table-cell>
          <table:table-cell office:value-type="float" office:value="75.394999999999996" table:style-name="ce10">
            <text:p>75.395</text:p>
          </table:table-cell>
          <table:table-cell office:value-type="float" office:value="69.56" table:style-name="ce10">
            <text:p>69.56</text:p>
          </table:table-cell>
          <table:table-cell office:value-type="float" office:value="21.539000000000001" table:style-name="ce10">
            <text:p>21.539</text:p>
          </table:table-cell>
          <table:table-cell office:value-type="float" office:value="45.445" table:style-name="ce10">
            <text:p>45.445</text:p>
          </table:table-cell>
          <table:table-cell office:value-type="float" office:value="92.212000000000003" table:style-name="ce10">
            <text:p>92.212</text:p>
          </table:table-cell>
          <table:table-cell office:value-type="float" office:value="81.694999999999993" table:style-name="ce10">
            <text:p>81.695</text:p>
          </table:table-cell>
          <table:table-cell office:value-type="float" office:value="81.921000000000006" table:style-name="ce10">
            <text:p>81.921</text:p>
          </table:table-cell>
          <table:table-cell office:value-type="float" office:value="56.320999999999998" table:style-name="ce10">
            <text:p>56.321</text:p>
          </table:table-cell>
          <table:table-cell office:value-type="float" office:value="67.043000000000006" table:style-name="ce10">
            <text:p>67.043</text:p>
          </table:table-cell>
          <table:table-cell office:value-type="float" office:value="79.570999999999998" table:style-name="ce10">
            <text:p>79.571</text:p>
          </table:table-cell>
          <table:table-cell office:value-type="float" office:value="85.326999999999998" table:style-name="ce10">
            <text:p>85.327</text:p>
          </table:table-cell>
          <table:table-cell office:value-type="float" office:value="71.558000000000007" table:style-name="ce10">
            <text:p>71.558</text:p>
          </table:table-cell>
          <table:table-cell office:value-type="float" office:value="82.26" table:style-name="ce10">
            <text:p>82.26</text:p>
          </table:table-cell>
          <table:table-cell office:value-type="float" office:value="81.313999999999993" table:style-name="ce10">
            <text:p>81.314</text:p>
          </table:table-cell>
          <table:table-cell office:value-type="float" office:value="67.494" table:style-name="ce10">
            <text:p>67.494</text:p>
          </table:table-cell>
          <table:table-cell office:value-type="float" office:value="76.298000000000002" table:style-name="ce10">
            <text:p>76.298</text:p>
          </table:table-cell>
          <table:table-cell office:value-type="float" office:value="77.061999999999998" table:style-name="ce10">
            <text:p>77.062</text:p>
          </table:table-cell>
          <table:table-cell office:value-type="float" office:value="71.218999999999994" table:style-name="ce10">
            <text:p>71.219</text:p>
          </table:table-cell>
          <table:table-cell office:value-type="float" office:value="64.786000000000001" table:style-name="ce10">
            <text:p>64.786</text:p>
          </table:table-cell>
          <table:table-cell office:value-type="float" office:value="72.009" table:style-name="ce10">
            <text:p>72.009</text:p>
          </table:table-cell>
          <table:table-cell office:value-type="float" office:value="87.231999999999999" table:style-name="ce10">
            <text:p>87.232</text:p>
          </table:table-cell>
          <table:table-cell office:value-type="float" office:value="84.876000000000005" table:style-name="ce10">
            <text:p>84.876</text:p>
          </table:table-cell>
          <table:table-cell office:value-type="float" office:value="71.896000000000001" table:style-name="ce10">
            <text:p>71.896</text:p>
          </table:table-cell>
          <table:table-cell office:value-type="float" office:value="60.948" table:style-name="ce10">
            <text:p>60.948</text:p>
          </table:table-cell>
          <table:table-cell office:value-type="float" office:value="52.881" table:style-name="ce10">
            <text:p>52.881</text:p>
          </table:table-cell>
          <table:table-cell office:value-type="float" office:value="44.52" table:style-name="ce10">
            <text:p>44.52</text:p>
          </table:table-cell>
          <table:table-cell office:value-type="float" office:value="51.637999999999998" table:style-name="ce10">
            <text:p>51.638</text:p>
          </table:table-cell>
          <table:table-cell office:value-type="float" office:value="79.91" table:style-name="ce10">
            <text:p>79.91</text:p>
          </table:table-cell>
          <table:table-cell office:value-type="float" office:value="86.441000000000003" table:style-name="ce10">
            <text:p>86.441</text:p>
          </table:table-cell>
          <table:table-cell office:value-type="float" office:value="64.14" table:style-name="ce10">
            <text:p>64.14</text:p>
          </table:table-cell>
          <table:table-cell office:value-type="float" office:value="71.105999999999995" table:style-name="ce10">
            <text:p>71.106</text:p>
          </table:table-cell>
          <table:table-cell office:value-type="float" office:value="68.397000000000006" table:style-name="ce10">
            <text:p>68.397</text:p>
          </table:table-cell>
          <table:table-cell office:value-type="float" office:value="77.878" table:style-name="ce10">
            <text:p>77.878</text:p>
          </table:table-cell>
          <table:table-cell office:value-type="float" office:value="86.343000000000004" table:style-name="ce10">
            <text:p>86.343</text:p>
          </table:table-cell>
          <table:table-cell office:value-type="float" office:value="71.525000000000006" table:style-name="ce10">
            <text:p>71.525</text:p>
          </table:table-cell>
          <table:table-cell office:value-type="float" office:value="52.256999999999998" table:style-name="ce10">
            <text:p>52.257</text:p>
          </table:table-cell>
          <table:table-cell office:value-type="float" office:value="60.948" table:style-name="ce10">
            <text:p>60.948</text:p>
          </table:table-cell>
          <table:table-cell office:value-type="float" office:value="22.009" table:style-name="ce10">
            <text:p>22.009</text:p>
          </table:table-cell>
          <table:table-cell office:value-type="float" office:value="26.893000000000001" table:style-name="ce10">
            <text:p>26.893</text:p>
          </table:table-cell>
          <table:table-cell office:value-type="float" office:value="15.688000000000001" table:style-name="ce10">
            <text:p>15.688</text:p>
          </table:table-cell>
          <table:table-cell office:value-type="float" office:value="58.305" table:style-name="ce10">
            <text:p>58.305</text:p>
          </table:table-cell>
          <table:table-cell office:value-type="float" office:value="56.673999999999999" table:style-name="ce10">
            <text:p>56.674</text:p>
          </table:table-cell>
          <table:table-cell office:value-type="float" office:value="49.378999999999998" table:style-name="ce10">
            <text:p>49.379</text:p>
          </table:table-cell>
          <table:table-cell office:value-type="float" office:value="49.323" table:style-name="ce10">
            <text:p>49.323</text:p>
          </table:table-cell>
          <table:table-cell office:value-type="float" office:value="29.571000000000002" table:style-name="ce10">
            <text:p>29.571</text:p>
          </table:table-cell>
          <table:table-cell office:value-type="float" office:value="34.875999999999998" table:style-name="ce10">
            <text:p>34.876</text:p>
          </table:table-cell>
          <table:table-cell office:value-type="float" office:value="56.884999999999998" table:style-name="ce10">
            <text:p>56.885</text:p>
          </table:table-cell>
          <table:table-cell office:value-type="float" office:value="32.731000000000002" table:style-name="ce10">
            <text:p>32.731</text:p>
          </table:table-cell>
          <table:table-cell office:value-type="float" office:value="41.308999999999997" table:style-name="ce10">
            <text:p>41.309</text:p>
          </table:table-cell>
          <table:table-cell office:value-type="float" office:value="75.394999999999996" table:style-name="ce10">
            <text:p>75.395</text:p>
          </table:table-cell>
          <table:table-cell office:value-type="float" office:value="55.643000000000001" table:style-name="ce10">
            <text:p>55.643</text:p>
          </table:table-cell>
          <table:table-cell office:value-type="float" office:value="58.351999999999997" table:style-name="ce10">
            <text:p>58.352</text:p>
          </table:table-cell>
          <table:table-cell office:value-type="float" office:value="56.158000000000001" table:style-name="ce10">
            <text:p>56.158</text:p>
          </table:table-cell>
          <table:table-cell office:value-type="float" office:value="51.466999999999999" table:style-name="ce10">
            <text:p>51.467</text:p>
          </table:table-cell>
          <table:table-cell office:value-type="float" office:value="32.655000000000001" table:style-name="ce10">
            <text:p>32.655</text:p>
          </table:table-cell>
          <table:table-cell office:value-type="float" office:value="21.154" table:style-name="ce10">
            <text:p>21.154</text:p>
          </table:table-cell>
          <table:table-cell office:value-type="float" office:value="87.570999999999998" table:style-name="ce10">
            <text:p>87.571</text:p>
          </table:table-cell>
          <table:table-cell office:value-type="float" office:value="65.688000000000002" table:style-name="ce10">
            <text:p>65.688</text:p>
          </table:table-cell>
          <table:table-cell office:value-type="float" office:value="67.72" table:style-name="ce10">
            <text:p>67.72</text:p>
          </table:table-cell>
          <table:table-cell office:value-type="float" office:value="68.736000000000004" table:style-name="ce10">
            <text:p>68.736</text:p>
          </table:table-cell>
          <table:table-cell office:value-type="float" office:value="70.09" table:style-name="ce10">
            <text:p>70.09</text:p>
          </table:table-cell>
          <table:table-cell office:value-type="float" office:value="62.67" table:style-name="ce10">
            <text:p>62.67</text:p>
          </table:table-cell>
          <table:table-cell office:value-type="float" office:value="47.058999999999997" table:style-name="ce10">
            <text:p>47.059</text:p>
          </table:table-cell>
          <table:table-cell office:value-type="float" office:value="78.394000000000005" table:style-name="ce10">
            <text:p>78.394</text:p>
          </table:table-cell>
          <table:table-cell office:value-type="float" office:value="30.238" table:style-name="ce10">
            <text:p>30.238</text:p>
          </table:table-cell>
          <table:table-cell office:value-type="float" office:value="88.361999999999995" table:style-name="ce10">
            <text:p>88.362</text:p>
          </table:table-cell>
          <table:table-cell office:value-type="float" office:value="45.423999999999999" table:style-name="ce10">
            <text:p>45.424</text:p>
          </table:table-cell>
          <table:table-cell office:value-type="float" office:value="81.242999999999995" table:style-name="ce10">
            <text:p>81.243</text:p>
          </table:table-cell>
          <table:table-cell office:value-type="float" office:value="64.456999999999994" table:style-name="ce10">
            <text:p>64.457</text:p>
          </table:table-cell>
          <table:table-cell office:value-type="float" office:value="45.98" table:style-name="ce10">
            <text:p>45.98</text:p>
          </table:table-cell>
          <table:table-cell office:value-type="float" office:value="7.5" table:style-name="ce10">
            <text:p>7.5</text:p>
          </table:table-cell>
          <table:table-cell office:value-type="float" office:value="15.909000000000001" table:style-name="ce10">
            <text:p>15.909</text:p>
          </table:table-cell>
          <table:table-cell office:value-type="float" office:value="29.658999999999999" table:style-name="ce10">
            <text:p>29.659</text:p>
          </table:table-cell>
          <table:table-cell office:value-type="float" office:value="46.932000000000002" table:style-name="ce10">
            <text:p>46.932</text:p>
          </table:table-cell>
          <table:table-cell office:value-type="float" office:value="8.5129999999999999" table:style-name="ce10">
            <text:p>8.513</text:p>
          </table:table-cell>
          <table:table-cell office:value-type="float" office:value="86.906999999999996" table:style-name="ce10">
            <text:p>86.907</text:p>
          </table:table-cell>
          <table:table-cell office:value-type="float" office:value="74.266000000000005" table:style-name="ce10">
            <text:p>74.266</text:p>
          </table:table-cell>
          <table:table-cell office:value-type="float" office:value="70.328000000000003" table:style-name="ce10">
            <text:p>70.328</text:p>
          </table:table-cell>
          <table:table-cell office:value-type="float" office:value="6.78" table:style-name="ce10">
            <text:p>6.78</text:p>
          </table:table-cell>
          <table:table-cell office:value-type="float" office:value="84.52" table:style-name="ce10">
            <text:p>84.52</text:p>
          </table:table-cell>
          <table:table-cell office:value-type="float" office:value="8.7010000000000005" table:style-name="ce10">
            <text:p>8.701</text:p>
          </table:table-cell>
          <table:table-cell office:value-type="float" office:value="7.7969999999999997" table:style-name="ce10">
            <text:p>7.797</text:p>
          </table:table-cell>
          <table:table-cell office:value-type="float" office:value="85.084999999999994" table:style-name="ce10">
            <text:p>85.085</text:p>
          </table:table-cell>
          <table:table-cell office:value-type="float" office:value="7.1189999999999998" table:style-name="ce10">
            <text:p>7.119</text:p>
          </table:table-cell>
          <table:table-cell office:value-type="float" office:value="33.332999999999998" table:style-name="ce10">
            <text:p>33.333</text:p>
          </table:table-cell>
          <table:table-cell office:value-type="float" office:value="47.826000000000001" table:style-name="ce10">
            <text:p>47.826</text:p>
          </table:table-cell>
          <table:table-cell office:value-type="float" office:value="18.841000000000001" table:style-name="ce10">
            <text:p>18.841</text:p>
          </table:table-cell>
          <table:table-cell office:value-type="float" office:value="26.087" table:style-name="ce10">
            <text:p>26.087</text:p>
          </table:table-cell>
          <table:table-cell office:value-type="float" office:value="73.912999999999997" table:style-name="ce10">
            <text:p>73.913</text:p>
          </table:table-cell>
          <table:table-cell office:value-type="float" office:value="0" table:style-name="ce10">
            <text:p>0</text:p>
          </table:table-cell>
          <table:table-cell office:value-type="float" office:value="26.087" table:style-name="ce10">
            <text:p>26.087</text:p>
          </table:table-cell>
          <table:table-cell office:value-type="float" office:value="40.58" table:style-name="ce10">
            <text:p>40.58</text:p>
          </table:table-cell>
          <table:table-cell office:value-type="float" office:value="33.332999999999998" table:style-name="ce10">
            <text:p>33.333</text:p>
          </table:table-cell>
          <table:table-cell office:value-type="float" office:value="68.116" table:style-name="ce10">
            <text:p>68.116</text:p>
          </table:table-cell>
          <table:table-cell office:value-type="float" office:value="15.942" table:style-name="ce10">
            <text:p>15.942</text:p>
          </table:table-cell>
          <table:table-cell office:value-type="float" office:value="15.942" table:style-name="ce10">
            <text:p>15.942</text:p>
          </table:table-cell>
          <table:table-cell office:value-type="float" office:value="39.130000000000003" table:style-name="ce10">
            <text:p>39.13</text:p>
          </table:table-cell>
          <table:table-cell office:value-type="float" office:value="39.130000000000003" table:style-name="ce10">
            <text:p>39.13</text:p>
          </table:table-cell>
          <table:table-cell office:value-type="float" office:value="21.739000000000001" table:style-name="ce10">
            <text:p>21.739</text:p>
          </table:table-cell>
          <table:table-cell office:value-type="float" office:value="62.784999999999997" table:style-name="ce10">
            <text:p>62.785</text:p>
          </table:table-cell>
          <table:table-cell office:value-type="float" office:value="69.863" table:style-name="ce10">
            <text:p>69.863</text:p>
          </table:table-cell>
          <table:table-cell office:value-type="float" office:value="60.959000000000003" table:style-name="ce10">
            <text:p>60.959</text:p>
          </table:table-cell>
          <table:table-cell office:value-type="float" office:value="35.844999999999999" table:style-name="ce10">
            <text:p>35.845</text:p>
          </table:table-cell>
          <table:table-cell office:value-type="float" office:value="72.551000000000002" table:style-name="ce10">
            <text:p>72.551</text:p>
          </table:table-cell>
          <table:table-cell office:value-type="float" office:value="72.177999999999997" table:style-name="ce10">
            <text:p>72.178</text:p>
          </table:table-cell>
          <table:table-cell office:value-type="float" office:value="4.5609999999999999" table:style-name="ce10">
            <text:p>4.561</text:p>
          </table:table-cell>
          <table:table-cell office:value-type="float" office:value="75.340999999999994" table:style-name="ce10">
            <text:p>75.341</text:p>
          </table:table-cell>
          <table:table-cell office:value-type="float" office:value="29.555" table:style-name="ce10">
            <text:p>29.555</text:p>
          </table:table-cell>
          <table:table-cell office:value-type="float" office:value="74.92" table:style-name="ce10">
            <text:p>74.92</text:p>
          </table:table-cell>
          <table:table-cell table:number-columns-repeated="16264"/>
        </table:table-row>
        <table:table-row table:style-name="ro10">
          <table:table-cell office:value-type="string" table:style-name="ce4">
            <text:p>MET</text:p>
          </table:table-cell>
          <table:table-cell office:value-type="string" table:style-name="ce4">
            <text:p>Met Office</text:p>
          </table:table-cell>
          <table:table-cell office:value-type="string" table:style-name="ce4">
            <text:p>Business, Energy and Industrial Strategy</text:p>
          </table:table-cell>
          <table:table-cell table:style-name="ce4"/>
          <table:table-cell office:value-type="float" office:value="76.938999999999993" table:style-name="ce10">
            <text:p>76.939</text:p>
          </table:table-cell>
          <table:table-cell office:value-type="float" office:value="69.558000000000007" table:style-name="ce10">
            <text:p>69.558</text:p>
          </table:table-cell>
          <table:table-cell office:value-type="float" office:value="83.742000000000004" table:style-name="ce10">
            <text:p>83.742</text:p>
          </table:table-cell>
          <table:table-cell office:value-type="float" office:value="88.361999999999995" table:style-name="ce10">
            <text:p>88.362</text:p>
          </table:table-cell>
          <table:table-cell office:value-type="float" office:value="78.224999999999994" table:style-name="ce10">
            <text:p>78.225</text:p>
          </table:table-cell>
          <table:table-cell office:value-type="float" office:value="85.980999999999995" table:style-name="ce10">
            <text:p>85.981</text:p>
          </table:table-cell>
          <table:table-cell office:value-type="float" office:value="59.253" table:style-name="ce10">
            <text:p>59.253</text:p>
          </table:table-cell>
          <table:table-cell office:value-type="float" office:value="83.012" table:style-name="ce10">
            <text:p>83.012</text:p>
          </table:table-cell>
          <table:table-cell office:value-type="float" office:value="74.337999999999994" table:style-name="ce10">
            <text:p>74.338</text:p>
          </table:table-cell>
          <table:table-cell office:value-type="float" office:value="18.68" table:style-name="ce10">
            <text:p>18.68</text:p>
          </table:table-cell>
          <table:table-cell office:value-type="float" office:value="58.929000000000002" table:style-name="ce10">
            <text:p>58.929</text:p>
          </table:table-cell>
          <table:table-cell office:value-type="float" office:value="94.76" table:style-name="ce10">
            <text:p>94.76</text:p>
          </table:table-cell>
          <table:table-cell office:value-type="float" office:value="88.245000000000005" table:style-name="ce10">
            <text:p>88.245</text:p>
          </table:table-cell>
          <table:table-cell office:value-type="float" office:value="82.799000000000007" table:style-name="ce10">
            <text:p>82.799</text:p>
          </table:table-cell>
          <table:table-cell office:value-type="float" office:value="67.66" table:style-name="ce10">
            <text:p>67.66</text:p>
          </table:table-cell>
          <table:table-cell office:value-type="float" office:value="85.218000000000004" table:style-name="ce10">
            <text:p>85.218</text:p>
          </table:table-cell>
          <table:table-cell office:value-type="float" office:value="88.195999999999998" table:style-name="ce10">
            <text:p>88.196</text:p>
          </table:table-cell>
          <table:table-cell office:value-type="float" office:value="88.527000000000001" table:style-name="ce10">
            <text:p>88.527</text:p>
          </table:table-cell>
          <table:table-cell office:value-type="float" office:value="75.233999999999995" table:style-name="ce10">
            <text:p>75.234</text:p>
          </table:table-cell>
          <table:table-cell office:value-type="float" office:value="90.948999999999998" table:style-name="ce10">
            <text:p>90.949</text:p>
          </table:table-cell>
          <table:table-cell office:value-type="float" office:value="89.994" table:style-name="ce10">
            <text:p>89.994</text:p>
          </table:table-cell>
          <table:table-cell office:value-type="float" office:value="71.909000000000006" table:style-name="ce10">
            <text:p>71.909</text:p>
          </table:table-cell>
          <table:table-cell office:value-type="float" office:value="83.093999999999994" table:style-name="ce10">
            <text:p>83.094</text:p>
          </table:table-cell>
          <table:table-cell office:value-type="float" office:value="82.772000000000006" table:style-name="ce10">
            <text:p>82.772</text:p>
          </table:table-cell>
          <table:table-cell office:value-type="float" office:value="70.087999999999994" table:style-name="ce10">
            <text:p>70.088</text:p>
          </table:table-cell>
          <table:table-cell office:value-type="float" office:value="66.501000000000005" table:style-name="ce10">
            <text:p>66.501</text:p>
          </table:table-cell>
          <table:table-cell office:value-type="float" office:value="73.58" table:style-name="ce10">
            <text:p>73.58</text:p>
          </table:table-cell>
          <table:table-cell office:value-type="float" office:value="88.411000000000001" table:style-name="ce10">
            <text:p>88.411</text:p>
          </table:table-cell>
          <table:table-cell office:value-type="float" office:value="87.203999999999994" table:style-name="ce10">
            <text:p>87.204</text:p>
          </table:table-cell>
          <table:table-cell office:value-type="float" office:value="82.34" table:style-name="ce10">
            <text:p>82.34</text:p>
          </table:table-cell>
          <table:table-cell office:value-type="float" office:value="65.212999999999994" table:style-name="ce10">
            <text:p>65.213</text:p>
          </table:table-cell>
          <table:table-cell office:value-type="float" office:value="55.076999999999998" table:style-name="ce10">
            <text:p>55.077</text:p>
          </table:table-cell>
          <table:table-cell office:value-type="float" office:value="56.93" table:style-name="ce10">
            <text:p>56.93</text:p>
          </table:table-cell>
          <table:table-cell office:value-type="float" office:value="59.768000000000001" table:style-name="ce10">
            <text:p>59.768</text:p>
          </table:table-cell>
          <table:table-cell office:value-type="float" office:value="85.825000000000003" table:style-name="ce10">
            <text:p>85.825</text:p>
          </table:table-cell>
          <table:table-cell office:value-type="float" office:value="90.617999999999995" table:style-name="ce10">
            <text:p>90.618</text:p>
          </table:table-cell>
          <table:table-cell office:value-type="float" office:value="71.712999999999994" table:style-name="ce10">
            <text:p>71.713</text:p>
          </table:table-cell>
          <table:table-cell office:value-type="float" office:value="83.838999999999999" table:style-name="ce10">
            <text:p>83.839</text:p>
          </table:table-cell>
          <table:table-cell office:value-type="float" office:value="72.572000000000003" table:style-name="ce10">
            <text:p>72.572</text:p>
          </table:table-cell>
          <table:table-cell office:value-type="float" office:value="77.661000000000001" table:style-name="ce10">
            <text:p>77.661</text:p>
          </table:table-cell>
          <table:table-cell office:value-type="float" office:value="88.521000000000001" table:style-name="ce10">
            <text:p>88.521</text:p>
          </table:table-cell>
          <table:table-cell office:value-type="float" office:value="76.447999999999993" table:style-name="ce10">
            <text:p>76.448</text:p>
          </table:table-cell>
          <table:table-cell office:value-type="float" office:value="59.713000000000001" table:style-name="ce10">
            <text:p>59.713</text:p>
          </table:table-cell>
          <table:table-cell office:value-type="float" office:value="71.191999999999993" table:style-name="ce10">
            <text:p>71.192</text:p>
          </table:table-cell>
          <table:table-cell office:value-type="float" office:value="19.745999999999999" table:style-name="ce10">
            <text:p>19.746</text:p>
          </table:table-cell>
          <table:table-cell office:value-type="float" office:value="23.937999999999999" table:style-name="ce10">
            <text:p>23.938</text:p>
          </table:table-cell>
          <table:table-cell office:value-type="float" office:value="12.355" table:style-name="ce10">
            <text:p>12.355</text:p>
          </table:table-cell>
          <table:table-cell office:value-type="float" office:value="74.021000000000001" table:style-name="ce10">
            <text:p>74.021</text:p>
          </table:table-cell>
          <table:table-cell office:value-type="float" office:value="71.924999999999997" table:style-name="ce10">
            <text:p>71.925</text:p>
          </table:table-cell>
          <table:table-cell office:value-type="float" office:value="68.597999999999999" table:style-name="ce10">
            <text:p>68.598</text:p>
          </table:table-cell>
          <table:table-cell office:value-type="float" office:value="63.058999999999997" table:style-name="ce10">
            <text:p>63.059</text:p>
          </table:table-cell>
          <table:table-cell office:value-type="float" office:value="36.844999999999999" table:style-name="ce10">
            <text:p>36.845</text:p>
          </table:table-cell>
          <table:table-cell office:value-type="float" office:value="42.463000000000001" table:style-name="ce10">
            <text:p>42.463</text:p>
          </table:table-cell>
          <table:table-cell office:value-type="float" office:value="70.016999999999996" table:style-name="ce10">
            <text:p>70.017</text:p>
          </table:table-cell>
          <table:table-cell office:value-type="float" office:value="41.832000000000001" table:style-name="ce10">
            <text:p>41.832</text:p>
          </table:table-cell>
          <table:table-cell office:value-type="float" office:value="61.555" table:style-name="ce10">
            <text:p>61.555</text:p>
          </table:table-cell>
          <table:table-cell office:value-type="float" office:value="82.506" table:style-name="ce10">
            <text:p>82.506</text:p>
          </table:table-cell>
          <table:table-cell office:value-type="float" office:value="67.825999999999993" table:style-name="ce10">
            <text:p>67.826</text:p>
          </table:table-cell>
          <table:table-cell office:value-type="float" office:value="66.611000000000004" table:style-name="ce10">
            <text:p>66.611</text:p>
          </table:table-cell>
          <table:table-cell office:value-type="float" office:value="64.92" table:style-name="ce10">
            <text:p>64.92</text:p>
          </table:table-cell>
          <table:table-cell office:value-type="float" office:value="59.57" table:style-name="ce10">
            <text:p>59.57</text:p>
          </table:table-cell>
          <table:table-cell office:value-type="float" office:value="53.777999999999999" table:style-name="ce10">
            <text:p>53.778</text:p>
          </table:table-cell>
          <table:table-cell office:value-type="float" office:value="30.646000000000001" table:style-name="ce10">
            <text:p>30.646</text:p>
          </table:table-cell>
          <table:table-cell office:value-type="float" office:value="94.370999999999995" table:style-name="ce10">
            <text:p>94.371</text:p>
          </table:table-cell>
          <table:table-cell office:value-type="float" office:value="83.057000000000002" table:style-name="ce10">
            <text:p>83.057</text:p>
          </table:table-cell>
          <table:table-cell office:value-type="float" office:value="78.587000000000003" table:style-name="ce10">
            <text:p>78.587</text:p>
          </table:table-cell>
          <table:table-cell office:value-type="float" office:value="75.703999999999994" table:style-name="ce10">
            <text:p>75.704</text:p>
          </table:table-cell>
          <table:table-cell office:value-type="float" office:value="83.995999999999995" table:style-name="ce10">
            <text:p>83.996</text:p>
          </table:table-cell>
          <table:table-cell office:value-type="float" office:value="51.213999999999999" table:style-name="ce10">
            <text:p>51.214</text:p>
          </table:table-cell>
          <table:table-cell office:value-type="float" office:value="30.552" table:style-name="ce10">
            <text:p>30.552</text:p>
          </table:table-cell>
          <table:table-cell office:value-type="float" office:value="88.521000000000001" table:style-name="ce10">
            <text:p>88.521</text:p>
          </table:table-cell>
          <table:table-cell office:value-type="float" office:value="23.289000000000001" table:style-name="ce10">
            <text:p>23.289</text:p>
          </table:table-cell>
          <table:table-cell office:value-type="float" office:value="78.319000000000003" table:style-name="ce10">
            <text:p>78.319</text:p>
          </table:table-cell>
          <table:table-cell office:value-type="float" office:value="90.457999999999998" table:style-name="ce10">
            <text:p>90.458</text:p>
          </table:table-cell>
          <table:table-cell office:value-type="float" office:value="97.075000000000003" table:style-name="ce10">
            <text:p>97.075</text:p>
          </table:table-cell>
          <table:table-cell office:value-type="float" office:value="66.040000000000006" table:style-name="ce10">
            <text:p>66.04</text:p>
          </table:table-cell>
          <table:table-cell office:value-type="float" office:value="50.247999999999998" table:style-name="ce10">
            <text:p>50.248</text:p>
          </table:table-cell>
          <table:table-cell office:value-type="float" office:value="3.8210000000000002" table:style-name="ce10">
            <text:p>3.821</text:p>
          </table:table-cell>
          <table:table-cell office:value-type="float" office:value="10.353999999999999" table:style-name="ce10">
            <text:p>10.354</text:p>
          </table:table-cell>
          <table:table-cell office:value-type="float" office:value="36.710999999999999" table:style-name="ce10">
            <text:p>36.711</text:p>
          </table:table-cell>
          <table:table-cell office:value-type="float" office:value="49.113999999999997" table:style-name="ce10">
            <text:p>49.114</text:p>
          </table:table-cell>
          <table:table-cell office:value-type="float" office:value="7.7610000000000001" table:style-name="ce10">
            <text:p>7.761</text:p>
          </table:table-cell>
          <table:table-cell office:value-type="float" office:value="88.790999999999997" table:style-name="ce10">
            <text:p>88.791</text:p>
          </table:table-cell>
          <table:table-cell office:value-type="float" office:value="69.171000000000006" table:style-name="ce10">
            <text:p>69.171</text:p>
          </table:table-cell>
          <table:table-cell office:value-type="float" office:value="83.314999999999998" table:style-name="ce10">
            <text:p>83.315</text:p>
          </table:table-cell>
          <table:table-cell office:value-type="float" office:value="6.24" table:style-name="ce10">
            <text:p>6.24</text:p>
          </table:table-cell>
          <table:table-cell office:value-type="float" office:value="88.956000000000003" table:style-name="ce10">
            <text:p>88.956</text:p>
          </table:table-cell>
          <table:table-cell office:value-type="float" office:value="4.8040000000000003" table:style-name="ce10">
            <text:p>4.804</text:p>
          </table:table-cell>
          <table:table-cell office:value-type="float" office:value="6.7919999999999998" table:style-name="ce10">
            <text:p>6.792</text:p>
          </table:table-cell>
          <table:table-cell office:value-type="float" office:value="90.225999999999999" table:style-name="ce10">
            <text:p>90.226</text:p>
          </table:table-cell>
          <table:table-cell office:value-type="float" office:value="2.9820000000000002" table:style-name="ce10">
            <text:p>2.982</text:p>
          </table:table-cell>
          <table:table-cell office:value-type="float" office:value="40.984000000000002" table:style-name="ce10">
            <text:p>40.984</text:p>
          </table:table-cell>
          <table:table-cell office:value-type="float" office:value="42.622999999999998" table:style-name="ce10">
            <text:p>42.623</text:p>
          </table:table-cell>
          <table:table-cell office:value-type="float" office:value="16.393000000000001" table:style-name="ce10">
            <text:p>16.393</text:p>
          </table:table-cell>
          <table:table-cell office:value-type="float" office:value="42" table:style-name="ce10">
            <text:p>42</text:p>
          </table:table-cell>
          <table:table-cell office:value-type="float" office:value="42" table:style-name="ce10">
            <text:p>42</text:p>
          </table:table-cell>
          <table:table-cell office:value-type="float" office:value="16" table:style-name="ce10">
            <text:p>16</text:p>
          </table:table-cell>
          <table:table-cell office:value-type="float" office:value="44.262" table:style-name="ce10">
            <text:p>44.262</text:p>
          </table:table-cell>
          <table:table-cell office:value-type="float" office:value="27.048999999999999" table:style-name="ce10">
            <text:p>27.049</text:p>
          </table:table-cell>
          <table:table-cell office:value-type="float" office:value="28.689" table:style-name="ce10">
            <text:p>28.689</text:p>
          </table:table-cell>
          <table:table-cell office:value-type="float" office:value="55.284999999999997" table:style-name="ce10">
            <text:p>55.285</text:p>
          </table:table-cell>
          <table:table-cell office:value-type="float" office:value="22.763999999999999" table:style-name="ce10">
            <text:p>22.764</text:p>
          </table:table-cell>
          <table:table-cell office:value-type="float" office:value="21.951000000000001" table:style-name="ce10">
            <text:p>21.951</text:p>
          </table:table-cell>
          <table:table-cell office:value-type="float" office:value="14" table:style-name="ce10">
            <text:p>14</text:p>
          </table:table-cell>
          <table:table-cell office:value-type="float" office:value="76" table:style-name="ce10">
            <text:p>76</text:p>
          </table:table-cell>
          <table:table-cell office:value-type="float" office:value="10" table:style-name="ce10">
            <text:p>10</text:p>
          </table:table-cell>
          <table:table-cell office:value-type="float" office:value="59.598999999999997" table:style-name="ce10">
            <text:p>59.599</text:p>
          </table:table-cell>
          <table:table-cell office:value-type="float" office:value="67.69" table:style-name="ce10">
            <text:p>67.69</text:p>
          </table:table-cell>
          <table:table-cell office:value-type="float" office:value="55.604999999999997" table:style-name="ce10">
            <text:p>55.605</text:p>
          </table:table-cell>
          <table:table-cell office:value-type="float" office:value="36.216999999999999" table:style-name="ce10">
            <text:p>36.217</text:p>
          </table:table-cell>
          <table:table-cell office:value-type="float" office:value="69.278000000000006" table:style-name="ce10">
            <text:p>69.278</text:p>
          </table:table-cell>
          <table:table-cell office:value-type="float" office:value="75.667000000000002" table:style-name="ce10">
            <text:p>75.667</text:p>
          </table:table-cell>
          <table:table-cell office:value-type="float" office:value="5.3419999999999996" table:style-name="ce10">
            <text:p>5.342</text:p>
          </table:table-cell>
          <table:table-cell office:value-type="float" office:value="78.400999999999996" table:style-name="ce10">
            <text:p>78.401</text:p>
          </table:table-cell>
          <table:table-cell office:value-type="float" office:value="25.654" table:style-name="ce10">
            <text:p>25.654</text:p>
          </table:table-cell>
          <table:table-cell office:value-type="float" office:value="74.725999999999999" table:style-name="ce10">
            <text:p>74.726</text:p>
          </table:table-cell>
          <table:table-cell table:number-columns-repeated="16264"/>
        </table:table-row>
        <table:table-row table:style-name="ro10">
          <table:table-cell office:value-type="string" table:style-name="ce4">
            <text:p>MHRA</text:p>
          </table:table-cell>
          <table:table-cell office:value-type="string" table:style-name="ce4">
            <text:p>Medicines and Healthcare products Regulatory Agency</text:p>
          </table:table-cell>
          <table:table-cell office:value-type="string" table:style-name="ce4">
            <text:p>Health and Social Care</text:p>
          </table:table-cell>
          <table:table-cell table:style-name="ce4"/>
          <table:table-cell office:value-type="float" office:value="70.08" table:style-name="ce10">
            <text:p>70.08</text:p>
          </table:table-cell>
          <table:table-cell office:value-type="float" office:value="49.045999999999999" table:style-name="ce10">
            <text:p>49.046</text:p>
          </table:table-cell>
          <table:table-cell office:value-type="float" office:value="72.182000000000002" table:style-name="ce10">
            <text:p>72.182</text:p>
          </table:table-cell>
          <table:table-cell office:value-type="float" office:value="64.058999999999997" table:style-name="ce10">
            <text:p>64.059</text:p>
          </table:table-cell>
          <table:table-cell office:value-type="float" office:value="68.2" table:style-name="ce10">
            <text:p>68.2</text:p>
          </table:table-cell>
          <table:table-cell office:value-type="float" office:value="78.965000000000003" table:style-name="ce10">
            <text:p>78.965</text:p>
          </table:table-cell>
          <table:table-cell office:value-type="float" office:value="32.411000000000001" table:style-name="ce10">
            <text:p>32.411</text:p>
          </table:table-cell>
          <table:table-cell office:value-type="float" office:value="69.837000000000003" table:style-name="ce10">
            <text:p>69.837</text:p>
          </table:table-cell>
          <table:table-cell office:value-type="float" office:value="56.942" table:style-name="ce10">
            <text:p>56.942</text:p>
          </table:table-cell>
          <table:table-cell office:value-type="float" office:value="19.466000000000001" table:style-name="ce10">
            <text:p>19.466</text:p>
          </table:table-cell>
          <table:table-cell office:value-type="float" office:value="27" table:style-name="ce10">
            <text:p>27</text:p>
          </table:table-cell>
          <table:table-cell office:value-type="float" office:value="85.369" table:style-name="ce10">
            <text:p>85.369</text:p>
          </table:table-cell>
          <table:table-cell office:value-type="float" office:value="79.489999999999995" table:style-name="ce10">
            <text:p>79.49</text:p>
          </table:table-cell>
          <table:table-cell office:value-type="float" office:value="71.337999999999994" table:style-name="ce10">
            <text:p>71.338</text:p>
          </table:table-cell>
          <table:table-cell office:value-type="float" office:value="50.128" table:style-name="ce10">
            <text:p>50.128</text:p>
          </table:table-cell>
          <table:table-cell office:value-type="float" office:value="74.3" table:style-name="ce10">
            <text:p>74.3</text:p>
          </table:table-cell>
          <table:table-cell office:value-type="float" office:value="59.618000000000002" table:style-name="ce10">
            <text:p>59.618</text:p>
          </table:table-cell>
          <table:table-cell office:value-type="float" office:value="68.447999999999993" table:style-name="ce10">
            <text:p>68.448</text:p>
          </table:table-cell>
          <table:table-cell office:value-type="float" office:value="66.412000000000006" table:style-name="ce10">
            <text:p>66.412</text:p>
          </table:table-cell>
          <table:table-cell office:value-type="float" office:value="83.968999999999994" table:style-name="ce10">
            <text:p>83.969</text:p>
          </table:table-cell>
          <table:table-cell office:value-type="float" office:value="82.653000000000006" table:style-name="ce10">
            <text:p>82.653</text:p>
          </table:table-cell>
          <table:table-cell office:value-type="float" office:value="58.015000000000001" table:style-name="ce10">
            <text:p>58.015</text:p>
          </table:table-cell>
          <table:table-cell office:value-type="float" office:value="73.155000000000001" table:style-name="ce10">
            <text:p>73.155</text:p>
          </table:table-cell>
          <table:table-cell office:value-type="float" office:value="75.7" table:style-name="ce10">
            <text:p>75.7</text:p>
          </table:table-cell>
          <table:table-cell office:value-type="float" office:value="59.107999999999997" table:style-name="ce10">
            <text:p>59.108</text:p>
          </table:table-cell>
          <table:table-cell office:value-type="float" office:value="54.151000000000003" table:style-name="ce10">
            <text:p>54.151</text:p>
          </table:table-cell>
          <table:table-cell office:value-type="float" office:value="60.408999999999999" table:style-name="ce10">
            <text:p>60.409</text:p>
          </table:table-cell>
          <table:table-cell office:value-type="float" office:value="80.534000000000006" table:style-name="ce10">
            <text:p>80.534</text:p>
          </table:table-cell>
          <table:table-cell office:value-type="float" office:value="81.146000000000001" table:style-name="ce10">
            <text:p>81.146</text:p>
          </table:table-cell>
          <table:table-cell office:value-type="float" office:value="75.159000000000006" table:style-name="ce10">
            <text:p>75.159</text:p>
          </table:table-cell>
          <table:table-cell office:value-type="float" office:value="40.255000000000003" table:style-name="ce10">
            <text:p>40.255</text:p>
          </table:table-cell>
          <table:table-cell office:value-type="float" office:value="27.898" table:style-name="ce10">
            <text:p>27.898</text:p>
          </table:table-cell>
          <table:table-cell office:value-type="float" office:value="30.152999999999999" table:style-name="ce10">
            <text:p>30.153</text:p>
          </table:table-cell>
          <table:table-cell office:value-type="float" office:value="31.465" table:style-name="ce10">
            <text:p>31.465</text:p>
          </table:table-cell>
          <table:table-cell office:value-type="float" office:value="74.522000000000006" table:style-name="ce10">
            <text:p>74.522</text:p>
          </table:table-cell>
          <table:table-cell office:value-type="float" office:value="81.807000000000002" table:style-name="ce10">
            <text:p>81.807</text:p>
          </table:table-cell>
          <table:table-cell office:value-type="float" office:value="55.668999999999997" table:style-name="ce10">
            <text:p>55.669</text:p>
          </table:table-cell>
          <table:table-cell office:value-type="float" office:value="67.388999999999996" table:style-name="ce10">
            <text:p>67.389</text:p>
          </table:table-cell>
          <table:table-cell office:value-type="float" office:value="53.631" table:style-name="ce10">
            <text:p>53.631</text:p>
          </table:table-cell>
          <table:table-cell office:value-type="float" office:value="60.637" table:style-name="ce10">
            <text:p>60.637</text:p>
          </table:table-cell>
          <table:table-cell office:value-type="float" office:value="83.78" table:style-name="ce10">
            <text:p>83.78</text:p>
          </table:table-cell>
          <table:table-cell office:value-type="float" office:value="53.375999999999998" table:style-name="ce10">
            <text:p>53.376</text:p>
          </table:table-cell>
          <table:table-cell office:value-type="float" office:value="37.372" table:style-name="ce10">
            <text:p>37.372</text:p>
          </table:table-cell>
          <table:table-cell office:value-type="float" office:value="52.798999999999999" table:style-name="ce10">
            <text:p>52.799</text:p>
          </table:table-cell>
          <table:table-cell office:value-type="float" office:value="20.891999999999999" table:style-name="ce10">
            <text:p>20.892</text:p>
          </table:table-cell>
          <table:table-cell office:value-type="float" office:value="23.027999999999999" table:style-name="ce10">
            <text:p>23.028</text:p>
          </table:table-cell>
          <table:table-cell office:value-type="float" office:value="14.504" table:style-name="ce10">
            <text:p>14.504</text:p>
          </table:table-cell>
          <table:table-cell office:value-type="float" office:value="44.148000000000003" table:style-name="ce10">
            <text:p>44.148</text:p>
          </table:table-cell>
          <table:table-cell office:value-type="float" office:value="38.040999999999997" table:style-name="ce10">
            <text:p>38.041</text:p>
          </table:table-cell>
          <table:table-cell office:value-type="float" office:value="27.585999999999999" table:style-name="ce10">
            <text:p>27.586</text:p>
          </table:table-cell>
          <table:table-cell office:value-type="float" office:value="27.006" table:style-name="ce10">
            <text:p>27.006</text:p>
          </table:table-cell>
          <table:table-cell office:value-type="float" office:value="7.8879999999999999" table:style-name="ce10">
            <text:p>7.888</text:p>
          </table:table-cell>
          <table:table-cell office:value-type="float" office:value="12.468" table:style-name="ce10">
            <text:p>12.468</text:p>
          </table:table-cell>
          <table:table-cell office:value-type="float" office:value="33.969000000000001" table:style-name="ce10">
            <text:p>33.969</text:p>
          </table:table-cell>
          <table:table-cell office:value-type="float" office:value="24.045999999999999" table:style-name="ce10">
            <text:p>24.046</text:p>
          </table:table-cell>
          <table:table-cell office:value-type="float" office:value="27.99" table:style-name="ce10">
            <text:p>27.99</text:p>
          </table:table-cell>
          <table:table-cell office:value-type="float" office:value="52.101999999999997" table:style-name="ce10">
            <text:p>52.102</text:p>
          </table:table-cell>
          <table:table-cell office:value-type="float" office:value="23.341999999999999" table:style-name="ce10">
            <text:p>23.342</text:p>
          </table:table-cell>
          <table:table-cell office:value-type="float" office:value="37.405000000000001" table:style-name="ce10">
            <text:p>37.405</text:p>
          </table:table-cell>
          <table:table-cell office:value-type="float" office:value="30.867000000000001" table:style-name="ce10">
            <text:p>30.867</text:p>
          </table:table-cell>
          <table:table-cell office:value-type="float" office:value="27.771000000000001" table:style-name="ce10">
            <text:p>27.771</text:p>
          </table:table-cell>
          <table:table-cell office:value-type="float" office:value="23.597000000000001" table:style-name="ce10">
            <text:p>23.597</text:p>
          </table:table-cell>
          <table:table-cell office:value-type="float" office:value="13.01" table:style-name="ce10">
            <text:p>13.01</text:p>
          </table:table-cell>
          <table:table-cell office:value-type="float" office:value="86.387" table:style-name="ce10">
            <text:p>86.387</text:p>
          </table:table-cell>
          <table:table-cell office:value-type="float" office:value="63.265000000000001" table:style-name="ce10">
            <text:p>63.265</text:p>
          </table:table-cell>
          <table:table-cell office:value-type="float" office:value="54.198" table:style-name="ce10">
            <text:p>54.198</text:p>
          </table:table-cell>
          <table:table-cell office:value-type="float" office:value="58.290999999999997" table:style-name="ce10">
            <text:p>58.291</text:p>
          </table:table-cell>
          <table:table-cell office:value-type="float" office:value="64.840999999999994" table:style-name="ce10">
            <text:p>64.841</text:p>
          </table:table-cell>
          <table:table-cell office:value-type="float" office:value="49.808999999999997" table:style-name="ce10">
            <text:p>49.809</text:p>
          </table:table-cell>
          <table:table-cell office:value-type="float" office:value="27.771000000000001" table:style-name="ce10">
            <text:p>27.771</text:p>
          </table:table-cell>
          <table:table-cell office:value-type="float" office:value="61.655999999999999" table:style-name="ce10">
            <text:p>61.656</text:p>
          </table:table-cell>
          <table:table-cell office:value-type="float" office:value="24.713000000000001" table:style-name="ce10">
            <text:p>24.713</text:p>
          </table:table-cell>
          <table:table-cell office:value-type="float" office:value="82.061000000000007" table:style-name="ce10">
            <text:p>82.061</text:p>
          </table:table-cell>
          <table:table-cell office:value-type="float" office:value="77.863" table:style-name="ce10">
            <text:p>77.863</text:p>
          </table:table-cell>
          <table:table-cell office:value-type="float" office:value="92.994" table:style-name="ce10">
            <text:p>92.994</text:p>
          </table:table-cell>
          <table:table-cell office:value-type="float" office:value="64.194000000000003" table:style-name="ce10">
            <text:p>64.194</text:p>
          </table:table-cell>
          <table:table-cell office:value-type="float" office:value="38.265000000000001" table:style-name="ce10">
            <text:p>38.265</text:p>
          </table:table-cell>
          <table:table-cell office:value-type="float" office:value="13.718" table:style-name="ce10">
            <text:p>13.718</text:p>
          </table:table-cell>
          <table:table-cell office:value-type="float" office:value="20" table:style-name="ce10">
            <text:p>20</text:p>
          </table:table-cell>
          <table:table-cell office:value-type="float" office:value="41.154000000000003" table:style-name="ce10">
            <text:p>41.154</text:p>
          </table:table-cell>
          <table:table-cell office:value-type="float" office:value="25.128" table:style-name="ce10">
            <text:p>25.128</text:p>
          </table:table-cell>
          <table:table-cell office:value-type="float" office:value="10.782999999999999" table:style-name="ce10">
            <text:p>10.783</text:p>
          </table:table-cell>
          <table:table-cell office:value-type="float" office:value="82.674999999999997" table:style-name="ce10">
            <text:p>82.675</text:p>
          </table:table-cell>
          <table:table-cell office:value-type="float" office:value="65.86" table:style-name="ce10">
            <text:p>65.86</text:p>
          </table:table-cell>
          <table:table-cell office:value-type="float" office:value="61.381" table:style-name="ce10">
            <text:p>61.381</text:p>
          </table:table-cell>
          <table:table-cell office:value-type="float" office:value="8.9169999999999998" table:style-name="ce10">
            <text:p>8.917</text:p>
          </table:table-cell>
          <table:table-cell office:value-type="float" office:value="83.311999999999998" table:style-name="ce10">
            <text:p>83.312</text:p>
          </table:table-cell>
          <table:table-cell office:value-type="float" office:value="7.7709999999999999" table:style-name="ce10">
            <text:p>7.771</text:p>
          </table:table-cell>
          <table:table-cell office:value-type="float" office:value="7.7709999999999999" table:style-name="ce10">
            <text:p>7.771</text:p>
          </table:table-cell>
          <table:table-cell office:value-type="float" office:value="84.712999999999994" table:style-name="ce10">
            <text:p>84.713</text:p>
          </table:table-cell>
          <table:table-cell office:value-type="float" office:value="7.516" table:style-name="ce10">
            <text:p>7.516</text:p>
          </table:table-cell>
          <table:table-cell office:value-type="float" office:value="34.426000000000002" table:style-name="ce10">
            <text:p>34.426</text:p>
          </table:table-cell>
          <table:table-cell office:value-type="float" office:value="50.82" table:style-name="ce10">
            <text:p>50.82</text:p>
          </table:table-cell>
          <table:table-cell office:value-type="float" office:value="14.754" table:style-name="ce10">
            <text:p>14.754</text:p>
          </table:table-cell>
          <table:table-cell office:value-type="float" office:value="23.81" table:style-name="ce10">
            <text:p>23.81</text:p>
          </table:table-cell>
          <table:table-cell office:value-type="float" office:value="61.905000000000001" table:style-name="ce10">
            <text:p>61.905</text:p>
          </table:table-cell>
          <table:table-cell office:value-type="float" office:value="14.286" table:style-name="ce10">
            <text:p>14.286</text:p>
          </table:table-cell>
          <table:table-cell office:value-type="float" office:value="34.426000000000002" table:style-name="ce10">
            <text:p>34.426</text:p>
          </table:table-cell>
          <table:table-cell office:value-type="float" office:value="34.426000000000002" table:style-name="ce10">
            <text:p>34.426</text:p>
          </table:table-cell>
          <table:table-cell office:value-type="float" office:value="31.148" table:style-name="ce10">
            <text:p>31.148</text:p>
          </table:table-cell>
          <table:table-cell office:value-type="float" office:value="70.492000000000004" table:style-name="ce10">
            <text:p>70.492</text:p>
          </table:table-cell>
          <table:table-cell office:value-type="float" office:value="6.5570000000000004" table:style-name="ce10">
            <text:p>6.557</text:p>
          </table:table-cell>
          <table:table-cell office:value-type="float" office:value="22.951000000000001" table:style-name="ce10">
            <text:p>22.951</text:p>
          </table:table-cell>
          <table:table-cell office:value-type="float" office:value="28.571000000000002" table:style-name="ce10">
            <text:p>28.571</text:p>
          </table:table-cell>
          <table:table-cell office:value-type="float" office:value="47.619" table:style-name="ce10">
            <text:p>47.619</text:p>
          </table:table-cell>
          <table:table-cell office:value-type="float" office:value="23.81" table:style-name="ce10">
            <text:p>23.81</text:p>
          </table:table-cell>
          <table:table-cell office:value-type="float" office:value="54.253" table:style-name="ce10">
            <text:p>54.253</text:p>
          </table:table-cell>
          <table:table-cell office:value-type="float" office:value="63.566000000000003" table:style-name="ce10">
            <text:p>63.566</text:p>
          </table:table-cell>
          <table:table-cell office:value-type="float" office:value="55.296999999999997" table:style-name="ce10">
            <text:p>55.297</text:p>
          </table:table-cell>
          <table:table-cell office:value-type="float" office:value="38.630000000000003" table:style-name="ce10">
            <text:p>38.63</text:p>
          </table:table-cell>
          <table:table-cell office:value-type="float" office:value="68.766000000000005" table:style-name="ce10">
            <text:p>68.766</text:p>
          </table:table-cell>
          <table:table-cell office:value-type="float" office:value="71.08" table:style-name="ce10">
            <text:p>71.08</text:p>
          </table:table-cell>
          <table:table-cell office:value-type="float" office:value="5.3109999999999999" table:style-name="ce10">
            <text:p>5.311</text:p>
          </table:table-cell>
          <table:table-cell office:value-type="float" office:value="68.516000000000005" table:style-name="ce10">
            <text:p>68.516</text:p>
          </table:table-cell>
          <table:table-cell office:value-type="float" office:value="34.847000000000001" table:style-name="ce10">
            <text:p>34.847</text:p>
          </table:table-cell>
          <table:table-cell office:value-type="float" office:value="69.69" table:style-name="ce10">
            <text:p>69.69</text:p>
          </table:table-cell>
          <table:table-cell table:number-columns-repeated="16264"/>
        </table:table-row>
        <table:table-row table:style-name="ro5">
          <table:table-cell office:value-type="string" table:style-name="ce4">
            <text:p>MOD</text:p>
          </table:table-cell>
          <table:table-cell office:value-type="string" table:style-name="ce4">
            <text:p>Ministry of Defence</text:p>
          </table:table-cell>
          <table:table-cell office:value-type="string" table:style-name="ce4">
            <text:p>Defence</text:p>
          </table:table-cell>
          <table:table-cell table:style-name="ce4"/>
          <table:table-cell office:value-type="float" office:value="61.524000000000001" table:style-name="ce10">
            <text:p>61.524</text:p>
          </table:table-cell>
          <table:table-cell office:value-type="float" office:value="64.606999999999999" table:style-name="ce10">
            <text:p>64.607</text:p>
          </table:table-cell>
          <table:table-cell office:value-type="float" office:value="78.456999999999994" table:style-name="ce10">
            <text:p>78.457</text:p>
          </table:table-cell>
          <table:table-cell office:value-type="float" office:value="82.143000000000001" table:style-name="ce10">
            <text:p>82.143</text:p>
          </table:table-cell>
          <table:table-cell office:value-type="float" office:value="72.146000000000001" table:style-name="ce10">
            <text:p>72.146</text:p>
          </table:table-cell>
          <table:table-cell office:value-type="float" office:value="79.822999999999993" table:style-name="ce10">
            <text:p>79.823</text:p>
          </table:table-cell>
          <table:table-cell office:value-type="float" office:value="54.847000000000001" table:style-name="ce10">
            <text:p>54.847</text:p>
          </table:table-cell>
          <table:table-cell office:value-type="float" office:value="77.831999999999994" table:style-name="ce10">
            <text:p>77.832</text:p>
          </table:table-cell>
          <table:table-cell office:value-type="float" office:value="70.126999999999995" table:style-name="ce10">
            <text:p>70.127</text:p>
          </table:table-cell>
          <table:table-cell office:value-type="float" office:value="26.853999999999999" table:style-name="ce10">
            <text:p>26.854</text:p>
          </table:table-cell>
          <table:table-cell office:value-type="float" office:value="43.36" table:style-name="ce10">
            <text:p>43.36</text:p>
          </table:table-cell>
          <table:table-cell office:value-type="float" office:value="89.909000000000006" table:style-name="ce10">
            <text:p>89.909</text:p>
          </table:table-cell>
          <table:table-cell office:value-type="float" office:value="82.063999999999993" table:style-name="ce10">
            <text:p>82.064</text:p>
          </table:table-cell>
          <table:table-cell office:value-type="float" office:value="77.296000000000006" table:style-name="ce10">
            <text:p>77.296</text:p>
          </table:table-cell>
          <table:table-cell office:value-type="float" office:value="63.203000000000003" table:style-name="ce10">
            <text:p>63.203</text:p>
          </table:table-cell>
          <table:table-cell office:value-type="float" office:value="79.778000000000006" table:style-name="ce10">
            <text:p>79.778</text:p>
          </table:table-cell>
          <table:table-cell office:value-type="float" office:value="80.081999999999994" table:style-name="ce10">
            <text:p>80.082</text:p>
          </table:table-cell>
          <table:table-cell office:value-type="float" office:value="84.201999999999998" table:style-name="ce10">
            <text:p>84.202</text:p>
          </table:table-cell>
          <table:table-cell office:value-type="float" office:value="70.454999999999998" table:style-name="ce10">
            <text:p>70.455</text:p>
          </table:table-cell>
          <table:table-cell office:value-type="float" office:value="84.259" table:style-name="ce10">
            <text:p>84.259</text:p>
          </table:table-cell>
          <table:table-cell office:value-type="float" office:value="81.986000000000004" table:style-name="ce10">
            <text:p>81.986</text:p>
          </table:table-cell>
          <table:table-cell office:value-type="float" office:value="65.200999999999993" table:style-name="ce10">
            <text:p>65.201</text:p>
          </table:table-cell>
          <table:table-cell office:value-type="float" office:value="75.817999999999998" table:style-name="ce10">
            <text:p>75.818</text:p>
          </table:table-cell>
          <table:table-cell office:value-type="float" office:value="78.010999999999996" table:style-name="ce10">
            <text:p>78.011</text:p>
          </table:table-cell>
          <table:table-cell office:value-type="float" office:value="64.254000000000005" table:style-name="ce10">
            <text:p>64.254</text:p>
          </table:table-cell>
          <table:table-cell office:value-type="float" office:value="60.703000000000003" table:style-name="ce10">
            <text:p>60.703</text:p>
          </table:table-cell>
          <table:table-cell office:value-type="float" office:value="68.540000000000006" table:style-name="ce10">
            <text:p>68.54</text:p>
          </table:table-cell>
          <table:table-cell office:value-type="float" office:value="83.057000000000002" table:style-name="ce10">
            <text:p>83.057</text:p>
          </table:table-cell>
          <table:table-cell office:value-type="float" office:value="81.031999999999996" table:style-name="ce10">
            <text:p>81.032</text:p>
          </table:table-cell>
          <table:table-cell office:value-type="float" office:value="75.376999999999995" table:style-name="ce10">
            <text:p>75.377</text:p>
          </table:table-cell>
          <table:table-cell office:value-type="float" office:value="66.356999999999999" table:style-name="ce10">
            <text:p>66.357</text:p>
          </table:table-cell>
          <table:table-cell office:value-type="float" office:value="46.494" table:style-name="ce10">
            <text:p>46.494</text:p>
          </table:table-cell>
          <table:table-cell office:value-type="float" office:value="56.075000000000003" table:style-name="ce10">
            <text:p>56.075</text:p>
          </table:table-cell>
          <table:table-cell office:value-type="float" office:value="50.438000000000002" table:style-name="ce10">
            <text:p>50.438</text:p>
          </table:table-cell>
          <table:table-cell office:value-type="float" office:value="82.191999999999993" table:style-name="ce10">
            <text:p>82.192</text:p>
          </table:table-cell>
          <table:table-cell office:value-type="float" office:value="84.971000000000004" table:style-name="ce10">
            <text:p>84.971</text:p>
          </table:table-cell>
          <table:table-cell office:value-type="float" office:value="68.629000000000005" table:style-name="ce10">
            <text:p>68.629</text:p>
          </table:table-cell>
          <table:table-cell office:value-type="float" office:value="75.534999999999997" table:style-name="ce10">
            <text:p>75.535</text:p>
          </table:table-cell>
          <table:table-cell office:value-type="float" office:value="64.144000000000005" table:style-name="ce10">
            <text:p>64.144</text:p>
          </table:table-cell>
          <table:table-cell office:value-type="float" office:value="76.147000000000006" table:style-name="ce10">
            <text:p>76.147</text:p>
          </table:table-cell>
          <table:table-cell office:value-type="float" office:value="86.968999999999994" table:style-name="ce10">
            <text:p>86.969</text:p>
          </table:table-cell>
          <table:table-cell office:value-type="float" office:value="64.022999999999996" table:style-name="ce10">
            <text:p>64.023</text:p>
          </table:table-cell>
          <table:table-cell office:value-type="float" office:value="60.064" table:style-name="ce10">
            <text:p>60.064</text:p>
          </table:table-cell>
          <table:table-cell office:value-type="float" office:value="69.385000000000005" table:style-name="ce10">
            <text:p>69.385</text:p>
          </table:table-cell>
          <table:table-cell office:value-type="float" office:value="26.24" table:style-name="ce10">
            <text:p>26.24</text:p>
          </table:table-cell>
          <table:table-cell office:value-type="float" office:value="32.22" table:style-name="ce10">
            <text:p>32.22</text:p>
          </table:table-cell>
          <table:table-cell office:value-type="float" office:value="22.1" table:style-name="ce10">
            <text:p>22.1</text:p>
          </table:table-cell>
          <table:table-cell office:value-type="float" office:value="58.072000000000003" table:style-name="ce10">
            <text:p>58.072</text:p>
          </table:table-cell>
          <table:table-cell office:value-type="float" office:value="56.189" table:style-name="ce10">
            <text:p>56.189</text:p>
          </table:table-cell>
          <table:table-cell office:value-type="float" office:value="45.463000000000001" table:style-name="ce10">
            <text:p>45.463</text:p>
          </table:table-cell>
          <table:table-cell office:value-type="float" office:value="46.438000000000002" table:style-name="ce10">
            <text:p>46.438</text:p>
          </table:table-cell>
          <table:table-cell office:value-type="float" office:value="25.202000000000002" table:style-name="ce10">
            <text:p>25.202</text:p>
          </table:table-cell>
          <table:table-cell office:value-type="float" office:value="23.954000000000001" table:style-name="ce10">
            <text:p>23.954</text:p>
          </table:table-cell>
          <table:table-cell office:value-type="float" office:value="55.530999999999999" table:style-name="ce10">
            <text:p>55.531</text:p>
          </table:table-cell>
          <table:table-cell office:value-type="float" office:value="32.463999999999999" table:style-name="ce10">
            <text:p>32.464</text:p>
          </table:table-cell>
          <table:table-cell office:value-type="float" office:value="46.966000000000001" table:style-name="ce10">
            <text:p>46.966</text:p>
          </table:table-cell>
          <table:table-cell office:value-type="float" office:value="69.724000000000004" table:style-name="ce10">
            <text:p>69.724</text:p>
          </table:table-cell>
          <table:table-cell office:value-type="float" office:value="56.295000000000002" table:style-name="ce10">
            <text:p>56.295</text:p>
          </table:table-cell>
          <table:table-cell office:value-type="float" office:value="63.06" table:style-name="ce10">
            <text:p>63.06</text:p>
          </table:table-cell>
          <table:table-cell office:value-type="float" office:value="52.796999999999997" table:style-name="ce10">
            <text:p>52.797</text:p>
          </table:table-cell>
          <table:table-cell office:value-type="float" office:value="47.445999999999998" table:style-name="ce10">
            <text:p>47.446</text:p>
          </table:table-cell>
          <table:table-cell office:value-type="float" office:value="37.896999999999998" table:style-name="ce10">
            <text:p>37.897</text:p>
          </table:table-cell>
          <table:table-cell office:value-type="float" office:value="28.863" table:style-name="ce10">
            <text:p>28.863</text:p>
          </table:table-cell>
          <table:table-cell office:value-type="float" office:value="90.116" table:style-name="ce10">
            <text:p>90.116</text:p>
          </table:table-cell>
          <table:table-cell office:value-type="float" office:value="74.278999999999996" table:style-name="ce10">
            <text:p>74.279</text:p>
          </table:table-cell>
          <table:table-cell office:value-type="float" office:value="71.962000000000003" table:style-name="ce10">
            <text:p>71.962</text:p>
          </table:table-cell>
          <table:table-cell office:value-type="float" office:value="75.210999999999999" table:style-name="ce10">
            <text:p>75.211</text:p>
          </table:table-cell>
          <table:table-cell office:value-type="float" office:value="77.656999999999996" table:style-name="ce10">
            <text:p>77.657</text:p>
          </table:table-cell>
          <table:table-cell office:value-type="float" office:value="57.915999999999997" table:style-name="ce10">
            <text:p>57.916</text:p>
          </table:table-cell>
          <table:table-cell office:value-type="float" office:value="40.011000000000003" table:style-name="ce10">
            <text:p>40.011</text:p>
          </table:table-cell>
          <table:table-cell office:value-type="float" office:value="57.264000000000003" table:style-name="ce10">
            <text:p>57.264</text:p>
          </table:table-cell>
          <table:table-cell office:value-type="float" office:value="32.360999999999997" table:style-name="ce10">
            <text:p>32.361</text:p>
          </table:table-cell>
          <table:table-cell office:value-type="float" office:value="65.924000000000007" table:style-name="ce10">
            <text:p>65.924</text:p>
          </table:table-cell>
          <table:table-cell office:value-type="float" office:value="66.831000000000003" table:style-name="ce10">
            <text:p>66.831</text:p>
          </table:table-cell>
          <table:table-cell office:value-type="float" office:value="87.77" table:style-name="ce10">
            <text:p>87.77</text:p>
          </table:table-cell>
          <table:table-cell office:value-type="float" office:value="66.13" table:style-name="ce10">
            <text:p>66.13</text:p>
          </table:table-cell>
          <table:table-cell office:value-type="float" office:value="49.631" table:style-name="ce10">
            <text:p>49.631</text:p>
          </table:table-cell>
          <table:table-cell office:value-type="float" office:value="5.5359999999999996" table:style-name="ce10">
            <text:p>5.536</text:p>
          </table:table-cell>
          <table:table-cell office:value-type="float" office:value="11.696999999999999" table:style-name="ce10">
            <text:p>11.697</text:p>
          </table:table-cell>
          <table:table-cell office:value-type="float" office:value="26.681999999999999" table:style-name="ce10">
            <text:p>26.682</text:p>
          </table:table-cell>
          <table:table-cell office:value-type="float" office:value="56.085000000000001" table:style-name="ce10">
            <text:p>56.085</text:p>
          </table:table-cell>
          <table:table-cell office:value-type="float" office:value="11.906000000000001" table:style-name="ce10">
            <text:p>11.906</text:p>
          </table:table-cell>
          <table:table-cell office:value-type="float" office:value="85.483999999999995" table:style-name="ce10">
            <text:p>85.484</text:p>
          </table:table-cell>
          <table:table-cell office:value-type="float" office:value="68.745000000000005" table:style-name="ce10">
            <text:p>68.745</text:p>
          </table:table-cell>
          <table:table-cell office:value-type="float" office:value="66.281999999999996" table:style-name="ce10">
            <text:p>66.282</text:p>
          </table:table-cell>
          <table:table-cell office:value-type="float" office:value="10.324" table:style-name="ce10">
            <text:p>10.324</text:p>
          </table:table-cell>
          <table:table-cell office:value-type="float" office:value="82.516999999999996" table:style-name="ce10">
            <text:p>82.517</text:p>
          </table:table-cell>
          <table:table-cell office:value-type="float" office:value="7.1589999999999998" table:style-name="ce10">
            <text:p>7.159</text:p>
          </table:table-cell>
          <table:table-cell office:value-type="float" office:value="10.164" table:style-name="ce10">
            <text:p>10.164</text:p>
          </table:table-cell>
          <table:table-cell office:value-type="float" office:value="83.712999999999994" table:style-name="ce10">
            <text:p>83.713</text:p>
          </table:table-cell>
          <table:table-cell office:value-type="float" office:value="6.1230000000000002" table:style-name="ce10">
            <text:p>6.123</text:p>
          </table:table-cell>
          <table:table-cell office:value-type="float" office:value="40.49" table:style-name="ce10">
            <text:p>40.49</text:p>
          </table:table-cell>
          <table:table-cell office:value-type="float" office:value="45.512" table:style-name="ce10">
            <text:p>45.512</text:p>
          </table:table-cell>
          <table:table-cell office:value-type="float" office:value="13.997999999999999" table:style-name="ce10">
            <text:p>13.998</text:p>
          </table:table-cell>
          <table:table-cell office:value-type="float" office:value="28.669" table:style-name="ce10">
            <text:p>28.669</text:p>
          </table:table-cell>
          <table:table-cell office:value-type="float" office:value="56.555999999999997" table:style-name="ce10">
            <text:p>56.556</text:p>
          </table:table-cell>
          <table:table-cell office:value-type="float" office:value="14.775" table:style-name="ce10">
            <text:p>14.775</text:p>
          </table:table-cell>
          <table:table-cell office:value-type="float" office:value="39.139000000000003" table:style-name="ce10">
            <text:p>39.139</text:p>
          </table:table-cell>
          <table:table-cell office:value-type="float" office:value="34.518000000000001" table:style-name="ce10">
            <text:p>34.518</text:p>
          </table:table-cell>
          <table:table-cell office:value-type="float" office:value="26.343" table:style-name="ce10">
            <text:p>26.343</text:p>
          </table:table-cell>
          <table:table-cell office:value-type="float" office:value="59.226999999999997" table:style-name="ce10">
            <text:p>59.227</text:p>
          </table:table-cell>
          <table:table-cell office:value-type="float" office:value="22.396999999999998" table:style-name="ce10">
            <text:p>22.397</text:p>
          </table:table-cell>
          <table:table-cell office:value-type="float" office:value="18.375" table:style-name="ce10">
            <text:p>18.375</text:p>
          </table:table-cell>
          <table:table-cell office:value-type="float" office:value="33.822000000000003" table:style-name="ce10">
            <text:p>33.822</text:p>
          </table:table-cell>
          <table:table-cell office:value-type="float" office:value="52.688000000000002" table:style-name="ce10">
            <text:p>52.688</text:p>
          </table:table-cell>
          <table:table-cell office:value-type="float" office:value="13.49" table:style-name="ce10">
            <text:p>13.49</text:p>
          </table:table-cell>
          <table:table-cell office:value-type="float" office:value="63.139000000000003" table:style-name="ce10">
            <text:p>63.139</text:p>
          </table:table-cell>
          <table:table-cell office:value-type="float" office:value="68.616" table:style-name="ce10">
            <text:p>68.616</text:p>
          </table:table-cell>
          <table:table-cell office:value-type="float" office:value="60.991999999999997" table:style-name="ce10">
            <text:p>60.992</text:p>
          </table:table-cell>
          <table:table-cell office:value-type="float" office:value="31.187000000000001" table:style-name="ce10">
            <text:p>31.187</text:p>
          </table:table-cell>
          <table:table-cell office:value-type="float" office:value="73.016999999999996" table:style-name="ce10">
            <text:p>73.017</text:p>
          </table:table-cell>
          <table:table-cell office:value-type="float" office:value="71.662000000000006" table:style-name="ce10">
            <text:p>71.662</text:p>
          </table:table-cell>
          <table:table-cell office:value-type="float" office:value="4.9930000000000003" table:style-name="ce10">
            <text:p>4.993</text:p>
          </table:table-cell>
          <table:table-cell office:value-type="float" office:value="72.834999999999994" table:style-name="ce10">
            <text:p>72.835</text:p>
          </table:table-cell>
          <table:table-cell office:value-type="float" office:value="29.207999999999998" table:style-name="ce10">
            <text:p>29.208</text:p>
          </table:table-cell>
          <table:table-cell office:value-type="float" office:value="72.906999999999996" table:style-name="ce10">
            <text:p>72.907</text:p>
          </table:table-cell>
          <table:table-cell table:number-columns-repeated="16264"/>
        </table:table-row>
        <table:table-row table:style-name="ro10">
          <table:table-cell office:value-type="string" table:style-name="ce4">
            <text:p>MOJHQ</text:p>
          </table:table-cell>
          <table:table-cell office:value-type="string" table:style-name="ce4">
            <text:p>Ministry of Justice Headquarters</text:p>
          </table:table-cell>
          <table:table-cell office:value-type="string" table:style-name="ce4">
            <text:p>Justice</text:p>
          </table:table-cell>
          <table:table-cell office:value-type="string" table:style-name="ce4">
            <text:p>[note 6]</text:p>
          </table:table-cell>
          <table:table-cell office:value-type="float" office:value="81.244" table:style-name="ce10">
            <text:p>81.244</text:p>
          </table:table-cell>
          <table:table-cell office:value-type="float" office:value="65.447000000000003" table:style-name="ce10">
            <text:p>65.447</text:p>
          </table:table-cell>
          <table:table-cell office:value-type="float" office:value="80.712000000000003" table:style-name="ce10">
            <text:p>80.712</text:p>
          </table:table-cell>
          <table:table-cell office:value-type="float" office:value="82.007000000000005" table:style-name="ce10">
            <text:p>82.007</text:p>
          </table:table-cell>
          <table:table-cell office:value-type="float" office:value="78.662000000000006" table:style-name="ce10">
            <text:p>78.662</text:p>
          </table:table-cell>
          <table:table-cell office:value-type="float" office:value="85.983000000000004" table:style-name="ce10">
            <text:p>85.983</text:p>
          </table:table-cell>
          <table:table-cell office:value-type="float" office:value="61.118000000000002" table:style-name="ce10">
            <text:p>61.118</text:p>
          </table:table-cell>
          <table:table-cell office:value-type="float" office:value="83.875" table:style-name="ce10">
            <text:p>83.875</text:p>
          </table:table-cell>
          <table:table-cell office:value-type="float" office:value="76.212000000000003" table:style-name="ce10">
            <text:p>76.212</text:p>
          </table:table-cell>
          <table:table-cell office:value-type="float" office:value="35.927" table:style-name="ce10">
            <text:p>35.927</text:p>
          </table:table-cell>
          <table:table-cell office:value-type="float" office:value="55.798999999999999" table:style-name="ce10">
            <text:p>55.799</text:p>
          </table:table-cell>
          <table:table-cell office:value-type="float" office:value="91.350999999999999" table:style-name="ce10">
            <text:p>91.351</text:p>
          </table:table-cell>
          <table:table-cell office:value-type="float" office:value="82.831000000000003" table:style-name="ce10">
            <text:p>82.831</text:p>
          </table:table-cell>
          <table:table-cell office:value-type="float" office:value="79.167000000000002" table:style-name="ce10">
            <text:p>79.167</text:p>
          </table:table-cell>
          <table:table-cell office:value-type="float" office:value="65.647999999999996" table:style-name="ce10">
            <text:p>65.648</text:p>
          </table:table-cell>
          <table:table-cell office:value-type="float" office:value="84.534999999999997" table:style-name="ce10">
            <text:p>84.535</text:p>
          </table:table-cell>
          <table:table-cell office:value-type="float" office:value="80.614999999999995" table:style-name="ce10">
            <text:p>80.615</text:p>
          </table:table-cell>
          <table:table-cell office:value-type="float" office:value="83.388999999999996" table:style-name="ce10">
            <text:p>83.389</text:p>
          </table:table-cell>
          <table:table-cell office:value-type="float" office:value="78.966999999999999" table:style-name="ce10">
            <text:p>78.967</text:p>
          </table:table-cell>
          <table:table-cell office:value-type="float" office:value="90.248999999999995" table:style-name="ce10">
            <text:p>90.249</text:p>
          </table:table-cell>
          <table:table-cell office:value-type="float" office:value="88.010999999999996" table:style-name="ce10">
            <text:p>88.011</text:p>
          </table:table-cell>
          <table:table-cell office:value-type="float" office:value="70.590999999999994" table:style-name="ce10">
            <text:p>70.591</text:p>
          </table:table-cell>
          <table:table-cell office:value-type="float" office:value="83.204999999999998" table:style-name="ce10">
            <text:p>83.205</text:p>
          </table:table-cell>
          <table:table-cell office:value-type="float" office:value="83.736999999999995" table:style-name="ce10">
            <text:p>83.737</text:p>
          </table:table-cell>
          <table:table-cell office:value-type="float" office:value="71.450999999999993" table:style-name="ce10">
            <text:p>71.451</text:p>
          </table:table-cell>
          <table:table-cell office:value-type="float" office:value="68.819000000000003" table:style-name="ce10">
            <text:p>68.819</text:p>
          </table:table-cell>
          <table:table-cell office:value-type="float" office:value="72.924000000000007" table:style-name="ce10">
            <text:p>72.924</text:p>
          </table:table-cell>
          <table:table-cell office:value-type="float" office:value="88.53" table:style-name="ce10">
            <text:p>88.53</text:p>
          </table:table-cell>
          <table:table-cell office:value-type="float" office:value="86.561999999999998" table:style-name="ce10">
            <text:p>86.562</text:p>
          </table:table-cell>
          <table:table-cell office:value-type="float" office:value="82.853999999999999" table:style-name="ce10">
            <text:p>82.854</text:p>
          </table:table-cell>
          <table:table-cell office:value-type="float" office:value="68.703000000000003" table:style-name="ce10">
            <text:p>68.703</text:p>
          </table:table-cell>
          <table:table-cell office:value-type="float" office:value="54.978000000000002" table:style-name="ce10">
            <text:p>54.978</text:p>
          </table:table-cell>
          <table:table-cell office:value-type="float" office:value="65.454999999999998" table:style-name="ce10">
            <text:p>65.455</text:p>
          </table:table-cell>
          <table:table-cell office:value-type="float" office:value="55.305999999999997" table:style-name="ce10">
            <text:p>55.306</text:p>
          </table:table-cell>
          <table:table-cell office:value-type="float" office:value="86.781000000000006" table:style-name="ce10">
            <text:p>86.781</text:p>
          </table:table-cell>
          <table:table-cell office:value-type="float" office:value="90.072999999999993" table:style-name="ce10">
            <text:p>90.073</text:p>
          </table:table-cell>
          <table:table-cell office:value-type="float" office:value="76.400000000000006" table:style-name="ce10">
            <text:p>76.4</text:p>
          </table:table-cell>
          <table:table-cell office:value-type="float" office:value="82.222999999999999" table:style-name="ce10">
            <text:p>82.223</text:p>
          </table:table-cell>
          <table:table-cell office:value-type="float" office:value="71.900999999999996" table:style-name="ce10">
            <text:p>71.901</text:p>
          </table:table-cell>
          <table:table-cell office:value-type="float" office:value="74.867000000000004" table:style-name="ce10">
            <text:p>74.867</text:p>
          </table:table-cell>
          <table:table-cell office:value-type="float" office:value="89.671999999999997" table:style-name="ce10">
            <text:p>89.672</text:p>
          </table:table-cell>
          <table:table-cell office:value-type="float" office:value="79.361000000000004" table:style-name="ce10">
            <text:p>79.361</text:p>
          </table:table-cell>
          <table:table-cell office:value-type="float" office:value="65.599999999999994" table:style-name="ce10">
            <text:p>65.6</text:p>
          </table:table-cell>
          <table:table-cell office:value-type="float" office:value="75.896000000000001" table:style-name="ce10">
            <text:p>75.896</text:p>
          </table:table-cell>
          <table:table-cell office:value-type="float" office:value="38.436" table:style-name="ce10">
            <text:p>38.436</text:p>
          </table:table-cell>
          <table:table-cell office:value-type="float" office:value="40.209000000000003" table:style-name="ce10">
            <text:p>40.209</text:p>
          </table:table-cell>
          <table:table-cell office:value-type="float" office:value="29.135000000000002" table:style-name="ce10">
            <text:p>29.135</text:p>
          </table:table-cell>
          <table:table-cell office:value-type="float" office:value="78.147999999999996" table:style-name="ce10">
            <text:p>78.148</text:p>
          </table:table-cell>
          <table:table-cell office:value-type="float" office:value="70.337000000000003" table:style-name="ce10">
            <text:p>70.337</text:p>
          </table:table-cell>
          <table:table-cell office:value-type="float" office:value="58.747999999999998" table:style-name="ce10">
            <text:p>58.748</text:p>
          </table:table-cell>
          <table:table-cell office:value-type="float" office:value="62.411000000000001" table:style-name="ce10">
            <text:p>62.411</text:p>
          </table:table-cell>
          <table:table-cell office:value-type="float" office:value="40.524999999999999" table:style-name="ce10">
            <text:p>40.525</text:p>
          </table:table-cell>
          <table:table-cell office:value-type="float" office:value="34.53" table:style-name="ce10">
            <text:p>34.53</text:p>
          </table:table-cell>
          <table:table-cell office:value-type="float" office:value="66.423000000000002" table:style-name="ce10">
            <text:p>66.423</text:p>
          </table:table-cell>
          <table:table-cell office:value-type="float" office:value="39.506" table:style-name="ce10">
            <text:p>39.506</text:p>
          </table:table-cell>
          <table:table-cell office:value-type="float" office:value="51.47" table:style-name="ce10">
            <text:p>51.47</text:p>
          </table:table-cell>
          <table:table-cell office:value-type="float" office:value="70.563999999999993" table:style-name="ce10">
            <text:p>70.564</text:p>
          </table:table-cell>
          <table:table-cell office:value-type="float" office:value="65.805999999999997" table:style-name="ce10">
            <text:p>65.806</text:p>
          </table:table-cell>
          <table:table-cell office:value-type="float" office:value="48.311999999999998" table:style-name="ce10">
            <text:p>48.312</text:p>
          </table:table-cell>
          <table:table-cell office:value-type="float" office:value="56.79" table:style-name="ce10">
            <text:p>56.79</text:p>
          </table:table-cell>
          <table:table-cell office:value-type="float" office:value="54.773000000000003" table:style-name="ce10">
            <text:p>54.773</text:p>
          </table:table-cell>
          <table:table-cell office:value-type="float" office:value="57.972000000000001" table:style-name="ce10">
            <text:p>57.972</text:p>
          </table:table-cell>
          <table:table-cell office:value-type="float" office:value="40.451000000000001" table:style-name="ce10">
            <text:p>40.451</text:p>
          </table:table-cell>
          <table:table-cell office:value-type="float" office:value="91.548000000000002" table:style-name="ce10">
            <text:p>91.548</text:p>
          </table:table-cell>
          <table:table-cell office:value-type="float" office:value="78.801000000000002" table:style-name="ce10">
            <text:p>78.801</text:p>
          </table:table-cell>
          <table:table-cell office:value-type="float" office:value="73.668999999999997" table:style-name="ce10">
            <text:p>73.669</text:p>
          </table:table-cell>
          <table:table-cell office:value-type="float" office:value="73.423000000000002" table:style-name="ce10">
            <text:p>73.423</text:p>
          </table:table-cell>
          <table:table-cell office:value-type="float" office:value="80.3" table:style-name="ce10">
            <text:p>80.3</text:p>
          </table:table-cell>
          <table:table-cell office:value-type="float" office:value="64.358999999999995" table:style-name="ce10">
            <text:p>64.359</text:p>
          </table:table-cell>
          <table:table-cell office:value-type="float" office:value="45.564" table:style-name="ce10">
            <text:p>45.564</text:p>
          </table:table-cell>
          <table:table-cell office:value-type="float" office:value="84.716999999999999" table:style-name="ce10">
            <text:p>84.717</text:p>
          </table:table-cell>
          <table:table-cell office:value-type="float" office:value="45.426000000000002" table:style-name="ce10">
            <text:p>45.426</text:p>
          </table:table-cell>
          <table:table-cell office:value-type="float" office:value="81.798000000000002" table:style-name="ce10">
            <text:p>81.798</text:p>
          </table:table-cell>
          <table:table-cell office:value-type="float" office:value="73.728999999999999" table:style-name="ce10">
            <text:p>73.729</text:p>
          </table:table-cell>
          <table:table-cell office:value-type="float" office:value="94.281999999999996" table:style-name="ce10">
            <text:p>94.282</text:p>
          </table:table-cell>
          <table:table-cell office:value-type="float" office:value="67.519000000000005" table:style-name="ce10">
            <text:p>67.519</text:p>
          </table:table-cell>
          <table:table-cell office:value-type="float" office:value="56.640999999999998" table:style-name="ce10">
            <text:p>56.641</text:p>
          </table:table-cell>
          <table:table-cell office:value-type="float" office:value="6.093" table:style-name="ce10">
            <text:p>6.093</text:p>
          </table:table-cell>
          <table:table-cell office:value-type="float" office:value="16.280999999999999" table:style-name="ce10">
            <text:p>16.281</text:p>
          </table:table-cell>
          <table:table-cell office:value-type="float" office:value="38.338000000000001" table:style-name="ce10">
            <text:p>38.338</text:p>
          </table:table-cell>
          <table:table-cell office:value-type="float" office:value="39.287999999999997" table:style-name="ce10">
            <text:p>39.288</text:p>
          </table:table-cell>
          <table:table-cell office:value-type="float" office:value="11.755000000000001" table:style-name="ce10">
            <text:p>11.755</text:p>
          </table:table-cell>
          <table:table-cell office:value-type="float" office:value="90.707999999999998" table:style-name="ce10">
            <text:p>90.708</text:p>
          </table:table-cell>
          <table:table-cell office:value-type="float" office:value="66.856999999999999" table:style-name="ce10">
            <text:p>66.857</text:p>
          </table:table-cell>
          <table:table-cell office:value-type="float" office:value="74.554000000000002" table:style-name="ce10">
            <text:p>74.554</text:p>
          </table:table-cell>
          <table:table-cell office:value-type="float" office:value="8.1769999999999996" table:style-name="ce10">
            <text:p>8.177</text:p>
          </table:table-cell>
          <table:table-cell office:value-type="float" office:value="85.930999999999997" table:style-name="ce10">
            <text:p>85.931</text:p>
          </table:table-cell>
          <table:table-cell office:value-type="float" office:value="5.8920000000000003" table:style-name="ce10">
            <text:p>5.892</text:p>
          </table:table-cell>
          <table:table-cell office:value-type="float" office:value="7.9829999999999997" table:style-name="ce10">
            <text:p>7.983</text:p>
          </table:table-cell>
          <table:table-cell office:value-type="float" office:value="86.793000000000006" table:style-name="ce10">
            <text:p>86.793</text:p>
          </table:table-cell>
          <table:table-cell office:value-type="float" office:value="5.2240000000000002" table:style-name="ce10">
            <text:p>5.224</text:p>
          </table:table-cell>
          <table:table-cell office:value-type="float" office:value="37.965000000000003" table:style-name="ce10">
            <text:p>37.965</text:p>
          </table:table-cell>
          <table:table-cell office:value-type="float" office:value="49.628" table:style-name="ce10">
            <text:p>49.628</text:p>
          </table:table-cell>
          <table:table-cell office:value-type="float" office:value="12.407" table:style-name="ce10">
            <text:p>12.407</text:p>
          </table:table-cell>
          <table:table-cell office:value-type="float" office:value="27.152000000000001" table:style-name="ce10">
            <text:p>27.152</text:p>
          </table:table-cell>
          <table:table-cell office:value-type="float" office:value="54.966999999999999" table:style-name="ce10">
            <text:p>54.967</text:p>
          </table:table-cell>
          <table:table-cell office:value-type="float" office:value="17.881" table:style-name="ce10">
            <text:p>17.881</text:p>
          </table:table-cell>
          <table:table-cell office:value-type="float" office:value="43.671999999999997" table:style-name="ce10">
            <text:p>43.672</text:p>
          </table:table-cell>
          <table:table-cell office:value-type="float" office:value="28.783999999999999" table:style-name="ce10">
            <text:p>28.784</text:p>
          </table:table-cell>
          <table:table-cell office:value-type="float" office:value="27.542999999999999" table:style-name="ce10">
            <text:p>27.543</text:p>
          </table:table-cell>
          <table:table-cell office:value-type="float" office:value="56.328000000000003" table:style-name="ce10">
            <text:p>56.328</text:p>
          </table:table-cell>
          <table:table-cell office:value-type="float" office:value="22.084" table:style-name="ce10">
            <text:p>22.084</text:p>
          </table:table-cell>
          <table:table-cell office:value-type="float" office:value="21.588000000000001" table:style-name="ce10">
            <text:p>21.588</text:p>
          </table:table-cell>
          <table:table-cell office:value-type="float" office:value="29.411999999999999" table:style-name="ce10">
            <text:p>29.412</text:p>
          </table:table-cell>
          <table:table-cell office:value-type="float" office:value="52.941000000000003" table:style-name="ce10">
            <text:p>52.941</text:p>
          </table:table-cell>
          <table:table-cell office:value-type="float" office:value="17.646999999999998" table:style-name="ce10">
            <text:p>17.647</text:p>
          </table:table-cell>
          <table:table-cell office:value-type="float" office:value="67.453000000000003" table:style-name="ce10">
            <text:p>67.453</text:p>
          </table:table-cell>
          <table:table-cell office:value-type="float" office:value="72.040999999999997" table:style-name="ce10">
            <text:p>72.041</text:p>
          </table:table-cell>
          <table:table-cell office:value-type="float" office:value="63.71" table:style-name="ce10">
            <text:p>63.71</text:p>
          </table:table-cell>
          <table:table-cell office:value-type="float" office:value="35.639000000000003" table:style-name="ce10">
            <text:p>35.639</text:p>
          </table:table-cell>
          <table:table-cell office:value-type="float" office:value="73.278999999999996" table:style-name="ce10">
            <text:p>73.279</text:p>
          </table:table-cell>
          <table:table-cell office:value-type="float" office:value="74.078000000000003" table:style-name="ce10">
            <text:p>74.078</text:p>
          </table:table-cell>
          <table:table-cell office:value-type="float" office:value="5.008" table:style-name="ce10">
            <text:p>5.008</text:p>
          </table:table-cell>
          <table:table-cell office:value-type="float" office:value="80.102999999999994" table:style-name="ce10">
            <text:p>80.103</text:p>
          </table:table-cell>
          <table:table-cell office:value-type="float" office:value="25.286000000000001" table:style-name="ce10">
            <text:p>25.286</text:p>
          </table:table-cell>
          <table:table-cell office:value-type="float" office:value="75.260999999999996" table:style-name="ce10">
            <text:p>75.261</text:p>
          </table:table-cell>
          <table:table-cell table:number-columns-repeated="16264"/>
        </table:table-row>
        <table:table-row table:style-name="ro5">
          <table:table-cell office:value-type="string" table:style-name="ce4">
            <text:p>NCA</text:p>
          </table:table-cell>
          <table:table-cell office:value-type="string" table:style-name="ce4">
            <text:p>National Crime Agency</text:p>
          </table:table-cell>
          <table:table-cell office:value-type="string" table:style-name="ce4">
            <text:p>National Crime Agency</text:p>
          </table:table-cell>
          <table:table-cell table:style-name="ce4"/>
          <table:table-cell office:value-type="float" office:value="57.426000000000002" table:style-name="ce10">
            <text:p>57.426</text:p>
          </table:table-cell>
          <table:table-cell office:value-type="float" office:value="58.616999999999997" table:style-name="ce10">
            <text:p>58.617</text:p>
          </table:table-cell>
          <table:table-cell office:value-type="float" office:value="72.716999999999999" table:style-name="ce10">
            <text:p>72.717</text:p>
          </table:table-cell>
          <table:table-cell office:value-type="float" office:value="80.692999999999998" table:style-name="ce10">
            <text:p>80.693</text:p>
          </table:table-cell>
          <table:table-cell office:value-type="float" office:value="70.209999999999994" table:style-name="ce10">
            <text:p>70.21</text:p>
          </table:table-cell>
          <table:table-cell office:value-type="float" office:value="78.102000000000004" table:style-name="ce10">
            <text:p>78.102</text:p>
          </table:table-cell>
          <table:table-cell office:value-type="float" office:value="43.418999999999997" table:style-name="ce10">
            <text:p>43.419</text:p>
          </table:table-cell>
          <table:table-cell office:value-type="float" office:value="73.882000000000005" table:style-name="ce10">
            <text:p>73.882</text:p>
          </table:table-cell>
          <table:table-cell office:value-type="float" office:value="61.856999999999999" table:style-name="ce10">
            <text:p>61.857</text:p>
          </table:table-cell>
          <table:table-cell office:value-type="float" office:value="21.998999999999999" table:style-name="ce10">
            <text:p>21.999</text:p>
          </table:table-cell>
          <table:table-cell office:value-type="float" office:value="39.046999999999997" table:style-name="ce10">
            <text:p>39.047</text:p>
          </table:table-cell>
          <table:table-cell office:value-type="float" office:value="87.644000000000005" table:style-name="ce10">
            <text:p>87.644</text:p>
          </table:table-cell>
          <table:table-cell office:value-type="float" office:value="76.870999999999995" table:style-name="ce10">
            <text:p>76.871</text:p>
          </table:table-cell>
          <table:table-cell office:value-type="float" office:value="74.436999999999998" table:style-name="ce10">
            <text:p>74.437</text:p>
          </table:table-cell>
          <table:table-cell office:value-type="float" office:value="53.219000000000001" table:style-name="ce10">
            <text:p>53.219</text:p>
          </table:table-cell>
          <table:table-cell office:value-type="float" office:value="71.34" table:style-name="ce10">
            <text:p>71.34</text:p>
          </table:table-cell>
          <table:table-cell office:value-type="float" office:value="80.459999999999994" table:style-name="ce10">
            <text:p>80.46</text:p>
          </table:table-cell>
          <table:table-cell office:value-type="float" office:value="80.914000000000001" table:style-name="ce10">
            <text:p>80.914</text:p>
          </table:table-cell>
          <table:table-cell office:value-type="float" office:value="67.965000000000003" table:style-name="ce10">
            <text:p>67.965</text:p>
          </table:table-cell>
          <table:table-cell office:value-type="float" office:value="85.191999999999993" table:style-name="ce10">
            <text:p>85.192</text:p>
          </table:table-cell>
          <table:table-cell office:value-type="float" office:value="80.319000000000003" table:style-name="ce10">
            <text:p>80.319</text:p>
          </table:table-cell>
          <table:table-cell office:value-type="float" office:value="63.423999999999999" table:style-name="ce10">
            <text:p>63.424</text:p>
          </table:table-cell>
          <table:table-cell office:value-type="float" office:value="73.524000000000001" table:style-name="ce10">
            <text:p>73.524</text:p>
          </table:table-cell>
          <table:table-cell office:value-type="float" office:value="77.84" table:style-name="ce10">
            <text:p>77.84</text:p>
          </table:table-cell>
          <table:table-cell office:value-type="float" office:value="61.441000000000003" table:style-name="ce10">
            <text:p>61.441</text:p>
          </table:table-cell>
          <table:table-cell office:value-type="float" office:value="57.616999999999997" table:style-name="ce10">
            <text:p>57.617</text:p>
          </table:table-cell>
          <table:table-cell office:value-type="float" office:value="64.424999999999997" table:style-name="ce10">
            <text:p>64.425</text:p>
          </table:table-cell>
          <table:table-cell office:value-type="float" office:value="84.263000000000005" table:style-name="ce10">
            <text:p>84.263</text:p>
          </table:table-cell>
          <table:table-cell office:value-type="float" office:value="79.899000000000001" table:style-name="ce10">
            <text:p>79.899</text:p>
          </table:table-cell>
          <table:table-cell office:value-type="float" office:value="70.168000000000006" table:style-name="ce10">
            <text:p>70.168</text:p>
          </table:table-cell>
          <table:table-cell office:value-type="float" office:value="44.054000000000002" table:style-name="ce10">
            <text:p>44.054</text:p>
          </table:table-cell>
          <table:table-cell office:value-type="float" office:value="42.515999999999998" table:style-name="ce10">
            <text:p>42.516</text:p>
          </table:table-cell>
          <table:table-cell office:value-type="float" office:value="46.101999999999997" table:style-name="ce10">
            <text:p>46.102</text:p>
          </table:table-cell>
          <table:table-cell office:value-type="float" office:value="40.927" table:style-name="ce10">
            <text:p>40.927</text:p>
          </table:table-cell>
          <table:table-cell office:value-type="float" office:value="78.180999999999997" table:style-name="ce10">
            <text:p>78.181</text:p>
          </table:table-cell>
          <table:table-cell office:value-type="float" office:value="83.658000000000001" table:style-name="ce10">
            <text:p>83.658</text:p>
          </table:table-cell>
          <table:table-cell office:value-type="float" office:value="62.149000000000001" table:style-name="ce10">
            <text:p>62.149</text:p>
          </table:table-cell>
          <table:table-cell office:value-type="float" office:value="71.495999999999995" table:style-name="ce10">
            <text:p>71.496</text:p>
          </table:table-cell>
          <table:table-cell office:value-type="float" office:value="57.728999999999999" table:style-name="ce10">
            <text:p>57.729</text:p>
          </table:table-cell>
          <table:table-cell office:value-type="float" office:value="68.635999999999996" table:style-name="ce10">
            <text:p>68.636</text:p>
          </table:table-cell>
          <table:table-cell office:value-type="float" office:value="80.319999999999993" table:style-name="ce10">
            <text:p>80.32</text:p>
          </table:table-cell>
          <table:table-cell office:value-type="float" office:value="38.475000000000001" table:style-name="ce10">
            <text:p>38.475</text:p>
          </table:table-cell>
          <table:table-cell office:value-type="float" office:value="57.4" table:style-name="ce10">
            <text:p>57.4</text:p>
          </table:table-cell>
          <table:table-cell office:value-type="float" office:value="68.741" table:style-name="ce10">
            <text:p>68.741</text:p>
          </table:table-cell>
          <table:table-cell office:value-type="float" office:value="22.707000000000001" table:style-name="ce10">
            <text:p>22.707</text:p>
          </table:table-cell>
          <table:table-cell office:value-type="float" office:value="23.163" table:style-name="ce10">
            <text:p>23.163</text:p>
          </table:table-cell>
          <table:table-cell office:value-type="float" office:value="20.146999999999998" table:style-name="ce10">
            <text:p>20.147</text:p>
          </table:table-cell>
          <table:table-cell office:value-type="float" office:value="54.366" table:style-name="ce10">
            <text:p>54.366</text:p>
          </table:table-cell>
          <table:table-cell office:value-type="float" office:value="53.668999999999997" table:style-name="ce10">
            <text:p>53.669</text:p>
          </table:table-cell>
          <table:table-cell office:value-type="float" office:value="43.262999999999998" table:style-name="ce10">
            <text:p>43.263</text:p>
          </table:table-cell>
          <table:table-cell office:value-type="float" office:value="45.18" table:style-name="ce10">
            <text:p>45.18</text:p>
          </table:table-cell>
          <table:table-cell office:value-type="float" office:value="20.077000000000002" table:style-name="ce10">
            <text:p>20.077</text:p>
          </table:table-cell>
          <table:table-cell office:value-type="float" office:value="22.741" table:style-name="ce10">
            <text:p>22.741</text:p>
          </table:table-cell>
          <table:table-cell office:value-type="float" office:value="44.969000000000001" table:style-name="ce10">
            <text:p>44.969</text:p>
          </table:table-cell>
          <table:table-cell office:value-type="float" office:value="26.556999999999999" table:style-name="ce10">
            <text:p>26.557</text:p>
          </table:table-cell>
          <table:table-cell office:value-type="float" office:value="40.548999999999999" table:style-name="ce10">
            <text:p>40.549</text:p>
          </table:table-cell>
          <table:table-cell office:value-type="float" office:value="64.885999999999996" table:style-name="ce10">
            <text:p>64.886</text:p>
          </table:table-cell>
          <table:table-cell office:value-type="float" office:value="44.343000000000004" table:style-name="ce10">
            <text:p>44.343</text:p>
          </table:table-cell>
          <table:table-cell office:value-type="float" office:value="47.255000000000003" table:style-name="ce10">
            <text:p>47.255</text:p>
          </table:table-cell>
          <table:table-cell office:value-type="float" office:value="47.753999999999998" table:style-name="ce10">
            <text:p>47.754</text:p>
          </table:table-cell>
          <table:table-cell office:value-type="float" office:value="43.578000000000003" table:style-name="ce10">
            <text:p>43.578</text:p>
          </table:table-cell>
          <table:table-cell office:value-type="float" office:value="34.070999999999998" table:style-name="ce10">
            <text:p>34.071</text:p>
          </table:table-cell>
          <table:table-cell office:value-type="float" office:value="25.413" table:style-name="ce10">
            <text:p>25.413</text:p>
          </table:table-cell>
          <table:table-cell office:value-type="float" office:value="85.697000000000003" table:style-name="ce10">
            <text:p>85.697</text:p>
          </table:table-cell>
          <table:table-cell office:value-type="float" office:value="68.694999999999993" table:style-name="ce10">
            <text:p>68.695</text:p>
          </table:table-cell>
          <table:table-cell office:value-type="float" office:value="64.599999999999994" table:style-name="ce10">
            <text:p>64.6</text:p>
          </table:table-cell>
          <table:table-cell office:value-type="float" office:value="71.391000000000005" table:style-name="ce10">
            <text:p>71.391</text:p>
          </table:table-cell>
          <table:table-cell office:value-type="float" office:value="74.194999999999993" table:style-name="ce10">
            <text:p>74.195</text:p>
          </table:table-cell>
          <table:table-cell office:value-type="float" office:value="53.898000000000003" table:style-name="ce10">
            <text:p>53.898</text:p>
          </table:table-cell>
          <table:table-cell office:value-type="float" office:value="38.014000000000003" table:style-name="ce10">
            <text:p>38.014</text:p>
          </table:table-cell>
          <table:table-cell office:value-type="float" office:value="20.088000000000001" table:style-name="ce10">
            <text:p>20.088</text:p>
          </table:table-cell>
          <table:table-cell office:value-type="float" office:value="44.070999999999998" table:style-name="ce10">
            <text:p>44.071</text:p>
          </table:table-cell>
          <table:table-cell office:value-type="float" office:value="81.622" table:style-name="ce10">
            <text:p>81.622</text:p>
          </table:table-cell>
          <table:table-cell office:value-type="float" office:value="64.661000000000001" table:style-name="ce10">
            <text:p>64.661</text:p>
          </table:table-cell>
          <table:table-cell office:value-type="float" office:value="88.194000000000003" table:style-name="ce10">
            <text:p>88.194</text:p>
          </table:table-cell>
          <table:table-cell office:value-type="float" office:value="66.45" table:style-name="ce10">
            <text:p>66.45</text:p>
          </table:table-cell>
          <table:table-cell office:value-type="float" office:value="35.999000000000002" table:style-name="ce10">
            <text:p>35.999</text:p>
          </table:table-cell>
          <table:table-cell office:value-type="float" office:value="9.6750000000000007" table:style-name="ce10">
            <text:p>9.675</text:p>
          </table:table-cell>
          <table:table-cell office:value-type="float" office:value="13.994" table:style-name="ce10">
            <text:p>13.994</text:p>
          </table:table-cell>
          <table:table-cell office:value-type="float" office:value="34.082999999999998" table:style-name="ce10">
            <text:p>34.083</text:p>
          </table:table-cell>
          <table:table-cell office:value-type="float" office:value="42.249000000000002" table:style-name="ce10">
            <text:p>42.249</text:p>
          </table:table-cell>
          <table:table-cell office:value-type="float" office:value="12.233000000000001" table:style-name="ce10">
            <text:p>12.233</text:p>
          </table:table-cell>
          <table:table-cell office:value-type="float" office:value="88.105000000000004" table:style-name="ce10">
            <text:p>88.105</text:p>
          </table:table-cell>
          <table:table-cell office:value-type="float" office:value="69.662999999999997" table:style-name="ce10">
            <text:p>69.663</text:p>
          </table:table-cell>
          <table:table-cell office:value-type="float" office:value="66.468999999999994" table:style-name="ce10">
            <text:p>66.469</text:p>
          </table:table-cell>
          <table:table-cell office:value-type="float" office:value="10.941000000000001" table:style-name="ce10">
            <text:p>10.941</text:p>
          </table:table-cell>
          <table:table-cell office:value-type="float" office:value="81.951999999999998" table:style-name="ce10">
            <text:p>81.952</text:p>
          </table:table-cell>
          <table:table-cell office:value-type="float" office:value="7.1070000000000002" table:style-name="ce10">
            <text:p>7.107</text:p>
          </table:table-cell>
          <table:table-cell office:value-type="float" office:value="10.587" table:style-name="ce10">
            <text:p>10.587</text:p>
          </table:table-cell>
          <table:table-cell office:value-type="float" office:value="83.456000000000003" table:style-name="ce10">
            <text:p>83.456</text:p>
          </table:table-cell>
          <table:table-cell office:value-type="float" office:value="5.9569999999999999" table:style-name="ce10">
            <text:p>5.957</text:p>
          </table:table-cell>
          <table:table-cell office:value-type="float" office:value="34.262" table:style-name="ce10">
            <text:p>34.262</text:p>
          </table:table-cell>
          <table:table-cell office:value-type="float" office:value="54.595999999999997" table:style-name="ce10">
            <text:p>54.596</text:p>
          </table:table-cell>
          <table:table-cell office:value-type="float" office:value="11.141999999999999" table:style-name="ce10">
            <text:p>11.142</text:p>
          </table:table-cell>
          <table:table-cell office:value-type="float" office:value="26.015999999999998" table:style-name="ce10">
            <text:p>26.016</text:p>
          </table:table-cell>
          <table:table-cell office:value-type="float" office:value="52.845999999999997" table:style-name="ce10">
            <text:p>52.846</text:p>
          </table:table-cell>
          <table:table-cell office:value-type="float" office:value="21.138000000000002" table:style-name="ce10">
            <text:p>21.138</text:p>
          </table:table-cell>
          <table:table-cell office:value-type="float" office:value="33.520000000000003" table:style-name="ce10">
            <text:p>33.52</text:p>
          </table:table-cell>
          <table:table-cell office:value-type="float" office:value="38.268000000000001" table:style-name="ce10">
            <text:p>38.268</text:p>
          </table:table-cell>
          <table:table-cell office:value-type="float" office:value="28.212" table:style-name="ce10">
            <text:p>28.212</text:p>
          </table:table-cell>
          <table:table-cell office:value-type="float" office:value="66.48" table:style-name="ce10">
            <text:p>66.48</text:p>
          </table:table-cell>
          <table:table-cell office:value-type="float" office:value="17.039000000000001" table:style-name="ce10">
            <text:p>17.039</text:p>
          </table:table-cell>
          <table:table-cell office:value-type="float" office:value="16.48" table:style-name="ce10">
            <text:p>16.48</text:p>
          </table:table-cell>
          <table:table-cell office:value-type="float" office:value="34.146000000000001" table:style-name="ce10">
            <text:p>34.146</text:p>
          </table:table-cell>
          <table:table-cell office:value-type="float" office:value="51.22" table:style-name="ce10">
            <text:p>51.22</text:p>
          </table:table-cell>
          <table:table-cell office:value-type="float" office:value="14.634" table:style-name="ce10">
            <text:p>14.634</text:p>
          </table:table-cell>
          <table:table-cell office:value-type="float" office:value="63.427999999999997" table:style-name="ce10">
            <text:p>63.428</text:p>
          </table:table-cell>
          <table:table-cell office:value-type="float" office:value="69.474000000000004" table:style-name="ce10">
            <text:p>69.474</text:p>
          </table:table-cell>
          <table:table-cell office:value-type="float" office:value="62.066000000000003" table:style-name="ce10">
            <text:p>62.066</text:p>
          </table:table-cell>
          <table:table-cell office:value-type="float" office:value="29.937000000000001" table:style-name="ce10">
            <text:p>29.937</text:p>
          </table:table-cell>
          <table:table-cell office:value-type="float" office:value="74.137" table:style-name="ce10">
            <text:p>74.137</text:p>
          </table:table-cell>
          <table:table-cell office:value-type="float" office:value="74.031999999999996" table:style-name="ce10">
            <text:p>74.032</text:p>
          </table:table-cell>
          <table:table-cell office:value-type="float" office:value="4.6840000000000002" table:style-name="ce10">
            <text:p>4.684</text:p>
          </table:table-cell>
          <table:table-cell office:value-type="float" office:value="73.052000000000007" table:style-name="ce10">
            <text:p>73.052</text:p>
          </table:table-cell>
          <table:table-cell office:value-type="float" office:value="31.875" table:style-name="ce10">
            <text:p>31.875</text:p>
          </table:table-cell>
          <table:table-cell office:value-type="float" office:value="72.162999999999997" table:style-name="ce10">
            <text:p>72.163</text:p>
          </table:table-cell>
          <table:table-cell table:number-columns-repeated="16264"/>
        </table:table-row>
        <table:table-row table:style-name="ro10">
          <table:table-cell office:value-type="string" table:style-name="ce4">
            <text:p>NIC</text:p>
          </table:table-cell>
          <table:table-cell office:value-type="string" table:style-name="ce4">
            <text:p>National Infrastructure Commission</text:p>
          </table:table-cell>
          <table:table-cell office:value-type="string" table:style-name="ce4">
            <text:p>HM Treasury Group</text:p>
          </table:table-cell>
          <table:table-cell table:style-name="ce4"/>
          <table:table-cell office:value-type="float" office:value="87.754999999999995" table:style-name="ce10">
            <text:p>87.755</text:p>
          </table:table-cell>
          <table:table-cell office:value-type="float" office:value="67.906999999999996" table:style-name="ce10">
            <text:p>67.907</text:p>
          </table:table-cell>
          <table:table-cell office:value-type="float" office:value="79.069999999999993" table:style-name="ce10">
            <text:p>79.07</text:p>
          </table:table-cell>
          <table:table-cell office:value-type="float" office:value="90.697999999999993" table:style-name="ce10">
            <text:p>90.698</text:p>
          </table:table-cell>
          <table:table-cell office:value-type="float" office:value="77.519000000000005" table:style-name="ce10">
            <text:p>77.519</text:p>
          </table:table-cell>
          <table:table-cell office:value-type="float" office:value="75.968999999999994" table:style-name="ce10">
            <text:p>75.969</text:p>
          </table:table-cell>
          <table:table-cell office:value-type="float" office:value="52.906999999999996" table:style-name="ce10">
            <text:p>52.907</text:p>
          </table:table-cell>
          <table:table-cell office:value-type="float" office:value="75.581000000000003" table:style-name="ce10">
            <text:p>75.581</text:p>
          </table:table-cell>
          <table:table-cell office:value-type="float" office:value="76.356999999999999" table:style-name="ce10">
            <text:p>76.357</text:p>
          </table:table-cell>
          <table:table-cell office:value-type="float" office:value="33.332999999999998" table:style-name="ce10">
            <text:p>33.333</text:p>
          </table:table-cell>
          <table:table-cell office:value-type="float" office:value="67.183000000000007" table:style-name="ce10">
            <text:p>67.183</text:p>
          </table:table-cell>
          <table:table-cell office:value-type="float" office:value="86.046999999999997" table:style-name="ce10">
            <text:p>86.047</text:p>
          </table:table-cell>
          <table:table-cell office:value-type="float" office:value="83.721000000000004" table:style-name="ce10">
            <text:p>83.721</text:p>
          </table:table-cell>
          <table:table-cell office:value-type="float" office:value="69.766999999999996" table:style-name="ce10">
            <text:p>69.767</text:p>
          </table:table-cell>
          <table:table-cell office:value-type="float" office:value="72.093000000000004" table:style-name="ce10">
            <text:p>72.093</text:p>
          </table:table-cell>
          <table:table-cell office:value-type="float" office:value="83.721000000000004" table:style-name="ce10">
            <text:p>83.721</text:p>
          </table:table-cell>
          <table:table-cell office:value-type="float" office:value="93.022999999999996" table:style-name="ce10">
            <text:p>93.023</text:p>
          </table:table-cell>
          <table:table-cell office:value-type="float" office:value="88.372" table:style-name="ce10">
            <text:p>88.372</text:p>
          </table:table-cell>
          <table:table-cell office:value-type="float" office:value="74.418999999999997" table:style-name="ce10">
            <text:p>74.419</text:p>
          </table:table-cell>
          <table:table-cell office:value-type="float" office:value="90.697999999999993" table:style-name="ce10">
            <text:p>90.698</text:p>
          </table:table-cell>
          <table:table-cell office:value-type="float" office:value="81.394999999999996" table:style-name="ce10">
            <text:p>81.395</text:p>
          </table:table-cell>
          <table:table-cell office:value-type="float" office:value="74.418999999999997" table:style-name="ce10">
            <text:p>74.419</text:p>
          </table:table-cell>
          <table:table-cell office:value-type="float" office:value="81.394999999999996" table:style-name="ce10">
            <text:p>81.395</text:p>
          </table:table-cell>
          <table:table-cell office:value-type="float" office:value="86.046999999999997" table:style-name="ce10">
            <text:p>86.047</text:p>
          </table:table-cell>
          <table:table-cell office:value-type="float" office:value="69.766999999999996" table:style-name="ce10">
            <text:p>69.767</text:p>
          </table:table-cell>
          <table:table-cell office:value-type="float" office:value="60.465000000000003" table:style-name="ce10">
            <text:p>60.465</text:p>
          </table:table-cell>
          <table:table-cell office:value-type="float" office:value="79.069999999999993" table:style-name="ce10">
            <text:p>79.07</text:p>
          </table:table-cell>
          <table:table-cell office:value-type="float" office:value="81.394999999999996" table:style-name="ce10">
            <text:p>81.395</text:p>
          </table:table-cell>
          <table:table-cell office:value-type="float" office:value="76.744" table:style-name="ce10">
            <text:p>76.744</text:p>
          </table:table-cell>
          <table:table-cell office:value-type="float" office:value="69.766999999999996" table:style-name="ce10">
            <text:p>69.767</text:p>
          </table:table-cell>
          <table:table-cell office:value-type="float" office:value="67.441999999999993" table:style-name="ce10">
            <text:p>67.442</text:p>
          </table:table-cell>
          <table:table-cell office:value-type="float" office:value="48.837000000000003" table:style-name="ce10">
            <text:p>48.837</text:p>
          </table:table-cell>
          <table:table-cell office:value-type="float" office:value="44.186" table:style-name="ce10">
            <text:p>44.186</text:p>
          </table:table-cell>
          <table:table-cell office:value-type="float" office:value="51.162999999999997" table:style-name="ce10">
            <text:p>51.163</text:p>
          </table:table-cell>
          <table:table-cell office:value-type="float" office:value="79.069999999999993" table:style-name="ce10">
            <text:p>79.07</text:p>
          </table:table-cell>
          <table:table-cell office:value-type="float" office:value="81.394999999999996" table:style-name="ce10">
            <text:p>81.395</text:p>
          </table:table-cell>
          <table:table-cell office:value-type="float" office:value="69.766999999999996" table:style-name="ce10">
            <text:p>69.767</text:p>
          </table:table-cell>
          <table:table-cell office:value-type="float" office:value="72.093000000000004" table:style-name="ce10">
            <text:p>72.093</text:p>
          </table:table-cell>
          <table:table-cell office:value-type="float" office:value="74.418999999999997" table:style-name="ce10">
            <text:p>74.419</text:p>
          </table:table-cell>
          <table:table-cell office:value-type="float" office:value="88.372" table:style-name="ce10">
            <text:p>88.372</text:p>
          </table:table-cell>
          <table:table-cell office:value-type="float" office:value="81.394999999999996" table:style-name="ce10">
            <text:p>81.395</text:p>
          </table:table-cell>
          <table:table-cell office:value-type="float" office:value="74.418999999999997" table:style-name="ce10">
            <text:p>74.419</text:p>
          </table:table-cell>
          <table:table-cell office:value-type="float" office:value="69.766999999999996" table:style-name="ce10">
            <text:p>69.767</text:p>
          </table:table-cell>
          <table:table-cell office:value-type="float" office:value="69.766999999999996" table:style-name="ce10">
            <text:p>69.767</text:p>
          </table:table-cell>
          <table:table-cell office:value-type="float" office:value="32.558" table:style-name="ce10">
            <text:p>32.558</text:p>
          </table:table-cell>
          <table:table-cell office:value-type="float" office:value="37.209000000000003" table:style-name="ce10">
            <text:p>37.209</text:p>
          </table:table-cell>
          <table:table-cell office:value-type="float" office:value="30.233000000000001" table:style-name="ce10">
            <text:p>30.233</text:p>
          </table:table-cell>
          <table:table-cell office:value-type="float" office:value="86.046999999999997" table:style-name="ce10">
            <text:p>86.047</text:p>
          </table:table-cell>
          <table:table-cell office:value-type="float" office:value="65.116" table:style-name="ce10">
            <text:p>65.116</text:p>
          </table:table-cell>
          <table:table-cell office:value-type="float" office:value="72.093000000000004" table:style-name="ce10">
            <text:p>72.093</text:p>
          </table:table-cell>
          <table:table-cell office:value-type="float" office:value="74.418999999999997" table:style-name="ce10">
            <text:p>74.419</text:p>
          </table:table-cell>
          <table:table-cell office:value-type="float" office:value="58.14" table:style-name="ce10">
            <text:p>58.14</text:p>
          </table:table-cell>
          <table:table-cell office:value-type="float" office:value="55.814" table:style-name="ce10">
            <text:p>55.814</text:p>
          </table:table-cell>
          <table:table-cell office:value-type="float" office:value="83.721000000000004" table:style-name="ce10">
            <text:p>83.721</text:p>
          </table:table-cell>
          <table:table-cell office:value-type="float" office:value="58.14" table:style-name="ce10">
            <text:p>58.14</text:p>
          </table:table-cell>
          <table:table-cell office:value-type="float" office:value="51.162999999999997" table:style-name="ce10">
            <text:p>51.163</text:p>
          </table:table-cell>
          <table:table-cell office:value-type="float" office:value="69.766999999999996" table:style-name="ce10">
            <text:p>69.767</text:p>
          </table:table-cell>
          <table:table-cell office:value-type="float" office:value="65.116" table:style-name="ce10">
            <text:p>65.116</text:p>
          </table:table-cell>
          <table:table-cell office:value-type="float" office:value="55.814" table:style-name="ce10">
            <text:p>55.814</text:p>
          </table:table-cell>
          <table:table-cell office:value-type="float" office:value="65.116" table:style-name="ce10">
            <text:p>65.116</text:p>
          </table:table-cell>
          <table:table-cell office:value-type="float" office:value="67.441999999999993" table:style-name="ce10">
            <text:p>67.442</text:p>
          </table:table-cell>
          <table:table-cell office:value-type="float" office:value="72.093000000000004" table:style-name="ce10">
            <text:p>72.093</text:p>
          </table:table-cell>
          <table:table-cell office:value-type="float" office:value="51.162999999999997" table:style-name="ce10">
            <text:p>51.163</text:p>
          </table:table-cell>
          <table:table-cell office:value-type="float" office:value="83.721000000000004" table:style-name="ce10">
            <text:p>83.721</text:p>
          </table:table-cell>
          <table:table-cell office:value-type="float" office:value="69.766999999999996" table:style-name="ce10">
            <text:p>69.767</text:p>
          </table:table-cell>
          <table:table-cell office:value-type="float" office:value="74.418999999999997" table:style-name="ce10">
            <text:p>74.419</text:p>
          </table:table-cell>
          <table:table-cell office:value-type="float" office:value="62.790999999999997" table:style-name="ce10">
            <text:p>62.791</text:p>
          </table:table-cell>
          <table:table-cell office:value-type="float" office:value="65.116" table:style-name="ce10">
            <text:p>65.116</text:p>
          </table:table-cell>
          <table:table-cell office:value-type="float" office:value="48.837000000000003" table:style-name="ce10">
            <text:p>48.837</text:p>
          </table:table-cell>
          <table:table-cell office:value-type="float" office:value="32.558" table:style-name="ce10">
            <text:p>32.558</text:p>
          </table:table-cell>
          <table:table-cell office:value-type="float" office:value="90.697999999999993" table:style-name="ce10">
            <text:p>90.698</text:p>
          </table:table-cell>
          <table:table-cell office:value-type="float" office:value="67.441999999999993" table:style-name="ce10">
            <text:p>67.442</text:p>
          </table:table-cell>
          <table:table-cell office:value-type="float" office:value="83.721000000000004" table:style-name="ce10">
            <text:p>83.721</text:p>
          </table:table-cell>
          <table:table-cell office:value-type="float" office:value="90.697999999999993" table:style-name="ce10">
            <text:p>90.698</text:p>
          </table:table-cell>
          <table:table-cell office:value-type="float" office:value="95.349000000000004" table:style-name="ce10">
            <text:p>95.349</text:p>
          </table:table-cell>
          <table:table-cell office:value-type="float" office:value="55.814" table:style-name="ce10">
            <text:p>55.814</text:p>
          </table:table-cell>
          <table:table-cell office:value-type="float" office:value="65.116" table:style-name="ce10">
            <text:p>65.116</text:p>
          </table:table-cell>
          <table:table-cell office:value-type="float" office:value="9.3019999999999996" table:style-name="ce10">
            <text:p>9.302</text:p>
          </table:table-cell>
          <table:table-cell office:value-type="float" office:value="32.558" table:style-name="ce10">
            <text:p>32.558</text:p>
          </table:table-cell>
          <table:table-cell office:value-type="float" office:value="46.512" table:style-name="ce10">
            <text:p>46.512</text:p>
          </table:table-cell>
          <table:table-cell office:value-type="float" office:value="11.628" table:style-name="ce10">
            <text:p>11.628</text:p>
          </table:table-cell>
          <table:table-cell office:value-type="float" office:value="13.952999999999999" table:style-name="ce10">
            <text:p>13.953</text:p>
          </table:table-cell>
          <table:table-cell office:value-type="float" office:value="88.372" table:style-name="ce10">
            <text:p>88.372</text:p>
          </table:table-cell>
          <table:table-cell office:value-type="float" office:value="67.441999999999993" table:style-name="ce10">
            <text:p>67.442</text:p>
          </table:table-cell>
          <table:table-cell office:value-type="float" office:value="81.394999999999996" table:style-name="ce10">
            <text:p>81.395</text:p>
          </table:table-cell>
          <table:table-cell office:value-type="float" office:value="4.6509999999999998" table:style-name="ce10">
            <text:p>4.651</text:p>
          </table:table-cell>
          <table:table-cell office:value-type="float" office:value="88.372" table:style-name="ce10">
            <text:p>88.372</text:p>
          </table:table-cell>
          <table:table-cell office:value-type="float" office:value="6.9770000000000003" table:style-name="ce10">
            <text:p>6.977</text:p>
          </table:table-cell>
          <table:table-cell office:value-type="float" office:value="0" table:style-name="ce10">
            <text:p>0</text:p>
          </table:table-cell>
          <table:table-cell office:value-type="float" office:value="90.697999999999993" table:style-name="ce10">
            <text:p>90.698</text:p>
          </table:table-cell>
          <table:table-cell office:value-type="float" office:value="9.3019999999999996" table:style-name="ce10">
            <text:p>9.30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53.488" table:style-name="ce10">
            <text:p>53.488</text:p>
          </table:table-cell>
          <table:table-cell office:value-type="float" office:value="62.790999999999997" table:style-name="ce10">
            <text:p>62.791</text:p>
          </table:table-cell>
          <table:table-cell office:value-type="float" office:value="40.475999999999999" table:style-name="ce10">
            <text:p>40.476</text:p>
          </table:table-cell>
          <table:table-cell office:value-type="float" office:value="37.209000000000003" table:style-name="ce10">
            <text:p>37.209</text:p>
          </table:table-cell>
          <table:table-cell office:value-type="float" office:value="65.116" table:style-name="ce10">
            <text:p>65.116</text:p>
          </table:table-cell>
          <table:table-cell office:value-type="float" office:value="76.744" table:style-name="ce10">
            <text:p>76.744</text:p>
          </table:table-cell>
          <table:table-cell office:value-type="float" office:value="9.3019999999999996" table:style-name="ce10">
            <text:p>9.302</text:p>
          </table:table-cell>
          <table:table-cell office:value-type="float" office:value="72.093000000000004" table:style-name="ce10">
            <text:p>72.093</text:p>
          </table:table-cell>
          <table:table-cell office:value-type="float" office:value="22.891999999999999" table:style-name="ce10">
            <text:p>22.892</text:p>
          </table:table-cell>
          <table:table-cell office:value-type="float" office:value="71.628" table:style-name="ce10">
            <text:p>71.628</text:p>
          </table:table-cell>
          <table:table-cell table:number-columns-repeated="16264"/>
        </table:table-row>
        <table:table-row table:style-name="ro5">
          <table:table-cell office:value-type="string" table:style-name="ce4">
            <text:p>NRS</text:p>
          </table:table-cell>
          <table:table-cell office:value-type="string" table:style-name="ce4">
            <text:p>National Records of Scotland</text:p>
          </table:table-cell>
          <table:table-cell office:value-type="string" table:style-name="ce4">
            <text:p>Scottish Government</text:p>
          </table:table-cell>
          <table:table-cell table:style-name="ce4"/>
          <table:table-cell office:value-type="float" office:value="62.322000000000003" table:style-name="ce10">
            <text:p>62.322</text:p>
          </table:table-cell>
          <table:table-cell office:value-type="float" office:value="58.042999999999999" table:style-name="ce10">
            <text:p>58.043</text:p>
          </table:table-cell>
          <table:table-cell office:value-type="float" office:value="75.653999999999996" table:style-name="ce10">
            <text:p>75.654</text:p>
          </table:table-cell>
          <table:table-cell office:value-type="float" office:value="71.311000000000007" table:style-name="ce10">
            <text:p>71.311</text:p>
          </table:table-cell>
          <table:table-cell office:value-type="float" office:value="74.852000000000004" table:style-name="ce10">
            <text:p>74.852</text:p>
          </table:table-cell>
          <table:table-cell office:value-type="float" office:value="81.863" table:style-name="ce10">
            <text:p>81.863</text:p>
          </table:table-cell>
          <table:table-cell office:value-type="float" office:value="43.817999999999998" table:style-name="ce10">
            <text:p>43.818</text:p>
          </table:table-cell>
          <table:table-cell office:value-type="float" office:value="77.123999999999995" table:style-name="ce10">
            <text:p>77.124</text:p>
          </table:table-cell>
          <table:table-cell office:value-type="float" office:value="70.936999999999998" table:style-name="ce10">
            <text:p>70.937</text:p>
          </table:table-cell>
          <table:table-cell office:value-type="float" office:value="43.201999999999998" table:style-name="ce10">
            <text:p>43.202</text:p>
          </table:table-cell>
          <table:table-cell office:value-type="float" office:value="40.667999999999999" table:style-name="ce10">
            <text:p>40.668</text:p>
          </table:table-cell>
          <table:table-cell office:value-type="float" office:value="89.542000000000002" table:style-name="ce10">
            <text:p>89.542</text:p>
          </table:table-cell>
          <table:table-cell office:value-type="float" office:value="78.033000000000001" table:style-name="ce10">
            <text:p>78.033</text:p>
          </table:table-cell>
          <table:table-cell office:value-type="float" office:value="75.41" table:style-name="ce10">
            <text:p>75.41</text:p>
          </table:table-cell>
          <table:table-cell office:value-type="float" office:value="58.497" table:style-name="ce10">
            <text:p>58.497</text:p>
          </table:table-cell>
          <table:table-cell office:value-type="float" office:value="77.123999999999995" table:style-name="ce10">
            <text:p>77.124</text:p>
          </table:table-cell>
          <table:table-cell office:value-type="float" office:value="67.212999999999994" table:style-name="ce10">
            <text:p>67.213</text:p>
          </table:table-cell>
          <table:table-cell office:value-type="float" office:value="75.41" table:style-name="ce10">
            <text:p>75.41</text:p>
          </table:table-cell>
          <table:table-cell office:value-type="float" office:value="74.013000000000005" table:style-name="ce10">
            <text:p>74.013</text:p>
          </table:table-cell>
          <table:table-cell office:value-type="float" office:value="87.869" table:style-name="ce10">
            <text:p>87.869</text:p>
          </table:table-cell>
          <table:table-cell office:value-type="float" office:value="84.313999999999993" table:style-name="ce10">
            <text:p>84.314</text:p>
          </table:table-cell>
          <table:table-cell office:value-type="float" office:value="63.279000000000003" table:style-name="ce10">
            <text:p>63.279</text:p>
          </table:table-cell>
          <table:table-cell office:value-type="float" office:value="77.049000000000007" table:style-name="ce10">
            <text:p>77.049</text:p>
          </table:table-cell>
          <table:table-cell office:value-type="float" office:value="83.278999999999996" table:style-name="ce10">
            <text:p>83.279</text:p>
          </table:table-cell>
          <table:table-cell office:value-type="float" office:value="69.408000000000001" table:style-name="ce10">
            <text:p>69.408</text:p>
          </table:table-cell>
          <table:table-cell office:value-type="float" office:value="60.725999999999999" table:style-name="ce10">
            <text:p>60.726</text:p>
          </table:table-cell>
          <table:table-cell office:value-type="float" office:value="72.787000000000006" table:style-name="ce10">
            <text:p>72.787</text:p>
          </table:table-cell>
          <table:table-cell office:value-type="float" office:value="87.869" table:style-name="ce10">
            <text:p>87.869</text:p>
          </table:table-cell>
          <table:table-cell office:value-type="float" office:value="83.552999999999997" table:style-name="ce10">
            <text:p>83.553</text:p>
          </table:table-cell>
          <table:table-cell office:value-type="float" office:value="74.183000000000007" table:style-name="ce10">
            <text:p>74.183</text:p>
          </table:table-cell>
          <table:table-cell office:value-type="float" office:value="55.41" table:style-name="ce10">
            <text:p>55.41</text:p>
          </table:table-cell>
          <table:table-cell office:value-type="float" office:value="38.944000000000003" table:style-name="ce10">
            <text:p>38.944</text:p>
          </table:table-cell>
          <table:table-cell office:value-type="float" office:value="39.869" table:style-name="ce10">
            <text:p>39.869</text:p>
          </table:table-cell>
          <table:table-cell office:value-type="float" office:value="41.176000000000002" table:style-name="ce10">
            <text:p>41.176</text:p>
          </table:table-cell>
          <table:table-cell office:value-type="float" office:value="81.373000000000005" table:style-name="ce10">
            <text:p>81.373</text:p>
          </table:table-cell>
          <table:table-cell office:value-type="float" office:value="85.620999999999995" table:style-name="ce10">
            <text:p>85.621</text:p>
          </table:table-cell>
          <table:table-cell office:value-type="float" office:value="67.869" table:style-name="ce10">
            <text:p>67.869</text:p>
          </table:table-cell>
          <table:table-cell office:value-type="float" office:value="73.528999999999996" table:style-name="ce10">
            <text:p>73.529</text:p>
          </table:table-cell>
          <table:table-cell office:value-type="float" office:value="67.540999999999997" table:style-name="ce10">
            <text:p>67.541</text:p>
          </table:table-cell>
          <table:table-cell office:value-type="float" office:value="71.802999999999997" table:style-name="ce10">
            <text:p>71.803</text:p>
          </table:table-cell>
          <table:table-cell office:value-type="float" office:value="85.902000000000001" table:style-name="ce10">
            <text:p>85.902</text:p>
          </table:table-cell>
          <table:table-cell office:value-type="float" office:value="68.852000000000004" table:style-name="ce10">
            <text:p>68.852</text:p>
          </table:table-cell>
          <table:table-cell office:value-type="float" office:value="58.223999999999997" table:style-name="ce10">
            <text:p>58.224</text:p>
          </table:table-cell>
          <table:table-cell office:value-type="float" office:value="73.203000000000003" table:style-name="ce10">
            <text:p>73.203</text:p>
          </table:table-cell>
          <table:table-cell office:value-type="float" office:value="44.079000000000001" table:style-name="ce10">
            <text:p>44.079</text:p>
          </table:table-cell>
          <table:table-cell office:value-type="float" office:value="48.354999999999997" table:style-name="ce10">
            <text:p>48.355</text:p>
          </table:table-cell>
          <table:table-cell office:value-type="float" office:value="37.170999999999999" table:style-name="ce10">
            <text:p>37.171</text:p>
          </table:table-cell>
          <table:table-cell office:value-type="float" office:value="52.459000000000003" table:style-name="ce10">
            <text:p>52.459</text:p>
          </table:table-cell>
          <table:table-cell office:value-type="float" office:value="54.276000000000003" table:style-name="ce10">
            <text:p>54.276</text:p>
          </table:table-cell>
          <table:table-cell office:value-type="float" office:value="35.973999999999997" table:style-name="ce10">
            <text:p>35.974</text:p>
          </table:table-cell>
          <table:table-cell office:value-type="float" office:value="48.354999999999997" table:style-name="ce10">
            <text:p>48.355</text:p>
          </table:table-cell>
          <table:table-cell office:value-type="float" office:value="24.837" table:style-name="ce10">
            <text:p>24.837</text:p>
          </table:table-cell>
          <table:table-cell office:value-type="float" office:value="29.835999999999999" table:style-name="ce10">
            <text:p>29.836</text:p>
          </table:table-cell>
          <table:table-cell office:value-type="float" office:value="44.408000000000001" table:style-name="ce10">
            <text:p>44.408</text:p>
          </table:table-cell>
          <table:table-cell office:value-type="float" office:value="34.210999999999999" table:style-name="ce10">
            <text:p>34.211</text:p>
          </table:table-cell>
          <table:table-cell office:value-type="float" office:value="42.622999999999998" table:style-name="ce10">
            <text:p>42.623</text:p>
          </table:table-cell>
          <table:table-cell office:value-type="float" office:value="57.843000000000004" table:style-name="ce10">
            <text:p>57.843</text:p>
          </table:table-cell>
          <table:table-cell office:value-type="float" office:value="46.405000000000001" table:style-name="ce10">
            <text:p>46.405</text:p>
          </table:table-cell>
          <table:table-cell office:value-type="float" office:value="43.137" table:style-name="ce10">
            <text:p>43.137</text:p>
          </table:table-cell>
          <table:table-cell office:value-type="float" office:value="42.295000000000002" table:style-name="ce10">
            <text:p>42.295</text:p>
          </table:table-cell>
          <table:table-cell office:value-type="float" office:value="38.487000000000002" table:style-name="ce10">
            <text:p>38.487</text:p>
          </table:table-cell>
          <table:table-cell office:value-type="float" office:value="40.460999999999999" table:style-name="ce10">
            <text:p>40.461</text:p>
          </table:table-cell>
          <table:table-cell office:value-type="float" office:value="19.079000000000001" table:style-name="ce10">
            <text:p>19.079</text:p>
          </table:table-cell>
          <table:table-cell office:value-type="float" office:value="87.581999999999994" table:style-name="ce10">
            <text:p>87.582</text:p>
          </table:table-cell>
          <table:table-cell office:value-type="float" office:value="70.260999999999996" table:style-name="ce10">
            <text:p>70.261</text:p>
          </table:table-cell>
          <table:table-cell office:value-type="float" office:value="60.854999999999997" table:style-name="ce10">
            <text:p>60.855</text:p>
          </table:table-cell>
          <table:table-cell office:value-type="float" office:value="63.158000000000001" table:style-name="ce10">
            <text:p>63.158</text:p>
          </table:table-cell>
          <table:table-cell office:value-type="float" office:value="63.816000000000003" table:style-name="ce10">
            <text:p>63.816</text:p>
          </table:table-cell>
          <table:table-cell office:value-type="float" office:value="53.77" table:style-name="ce10">
            <text:p>53.77</text:p>
          </table:table-cell>
          <table:table-cell office:value-type="float" office:value="33.770000000000003" table:style-name="ce10">
            <text:p>33.77</text:p>
          </table:table-cell>
          <table:table-cell office:value-type="float" office:value="77.704999999999998" table:style-name="ce10">
            <text:p>77.705</text:p>
          </table:table-cell>
          <table:table-cell office:value-type="float" office:value="35.621000000000002" table:style-name="ce10">
            <text:p>35.621</text:p>
          </table:table-cell>
          <table:table-cell office:value-type="float" office:value="87.5" table:style-name="ce10">
            <text:p>87.5</text:p>
          </table:table-cell>
          <table:table-cell office:value-type="float" office:value="68.626999999999995" table:style-name="ce10">
            <text:p>68.627</text:p>
          </table:table-cell>
          <table:table-cell office:value-type="float" office:value="92.81" table:style-name="ce10">
            <text:p>92.81</text:p>
          </table:table-cell>
          <table:table-cell office:value-type="float" office:value="67.433999999999997" table:style-name="ce10">
            <text:p>67.434</text:p>
          </table:table-cell>
          <table:table-cell office:value-type="float" office:value="33.552999999999997" table:style-name="ce10">
            <text:p>33.553</text:p>
          </table:table-cell>
          <table:table-cell office:value-type="float" office:value="10.667" table:style-name="ce10">
            <text:p>10.667</text:p>
          </table:table-cell>
          <table:table-cell office:value-type="float" office:value="15.333" table:style-name="ce10">
            <text:p>15.333</text:p>
          </table:table-cell>
          <table:table-cell office:value-type="float" office:value="39.332999999999998" table:style-name="ce10">
            <text:p>39.333</text:p>
          </table:table-cell>
          <table:table-cell office:value-type="float" office:value="34.667000000000002" table:style-name="ce10">
            <text:p>34.667</text:p>
          </table:table-cell>
          <table:table-cell office:value-type="float" office:value="10.526" table:style-name="ce10">
            <text:p>10.526</text:p>
          </table:table-cell>
          <table:table-cell office:value-type="float" office:value="91.447000000000003" table:style-name="ce10">
            <text:p>91.447</text:p>
          </table:table-cell>
          <table:table-cell office:value-type="float" office:value="68.316999999999993" table:style-name="ce10">
            <text:p>68.317</text:p>
          </table:table-cell>
          <table:table-cell office:value-type="float" office:value="72.847999999999999" table:style-name="ce10">
            <text:p>72.848</text:p>
          </table:table-cell>
          <table:table-cell office:value-type="float" office:value="7.2130000000000001" table:style-name="ce10">
            <text:p>7.213</text:p>
          </table:table-cell>
          <table:table-cell office:value-type="float" office:value="86.885000000000005" table:style-name="ce10">
            <text:p>86.885</text:p>
          </table:table-cell>
          <table:table-cell office:value-type="float" office:value="5.9020000000000001" table:style-name="ce10">
            <text:p>5.902</text:p>
          </table:table-cell>
          <table:table-cell office:value-type="float" office:value="5.6109999999999998" table:style-name="ce10">
            <text:p>5.611</text:p>
          </table:table-cell>
          <table:table-cell office:value-type="float" office:value="88.448999999999998" table:style-name="ce10">
            <text:p>88.449</text:p>
          </table:table-cell>
          <table:table-cell office:value-type="float" office:value="5.9409999999999998" table:style-name="ce10">
            <text:p>5.941</text:p>
          </table:table-cell>
          <table:table-cell office:value-type="float" office:value="52.941000000000003" table:style-name="ce10">
            <text:p>52.941</text:p>
          </table:table-cell>
          <table:table-cell office:value-type="float" office:value="35.293999999999997" table:style-name="ce10">
            <text:p>35.294</text:p>
          </table:table-cell>
          <table:table-cell office:value-type="float" office:value="11.765000000000001" table:style-name="ce10">
            <text:p>11.765</text:p>
          </table:table-cell>
          <table:table-cell office:value-type="float" office:value="0" table:style-name="ce10">
            <text:p>0</text:p>
          </table:table-cell>
          <table:table-cell office:value-type="float" office:value="88.888999999999996" table:style-name="ce10">
            <text:p>88.889</text:p>
          </table:table-cell>
          <table:table-cell office:value-type="float" office:value="11.111000000000001" table:style-name="ce10">
            <text:p>11.111</text:p>
          </table:table-cell>
          <table:table-cell office:value-type="float" office:value="35.293999999999997" table:style-name="ce10">
            <text:p>35.294</text:p>
          </table:table-cell>
          <table:table-cell office:value-type="float" office:value="35.293999999999997" table:style-name="ce10">
            <text:p>35.294</text:p>
          </table:table-cell>
          <table:table-cell office:value-type="float" office:value="29.411999999999999" table:style-name="ce10">
            <text:p>29.412</text:p>
          </table:table-cell>
          <table:table-cell office:value-type="float" office:value="76.471000000000004" table:style-name="ce10">
            <text:p>76.471</text:p>
          </table:table-cell>
          <table:table-cell office:value-type="float" office:value="11.765000000000001" table:style-name="ce10">
            <text:p>11.765</text:p>
          </table:table-cell>
          <table:table-cell office:value-type="float" office:value="11.765000000000001" table:style-name="ce10">
            <text:p>11.765</text:p>
          </table:table-cell>
          <table:table-cell office:value-type="float" office:value="77.778000000000006" table:style-name="ce10">
            <text:p>77.778</text:p>
          </table:table-cell>
          <table:table-cell office:value-type="float" office:value="0" table:style-name="ce10">
            <text:p>0</text:p>
          </table:table-cell>
          <table:table-cell office:value-type="float" office:value="22.222000000000001" table:style-name="ce10">
            <text:p>22.222</text:p>
          </table:table-cell>
          <table:table-cell office:value-type="float" office:value="63.667000000000002" table:style-name="ce10">
            <text:p>63.667</text:p>
          </table:table-cell>
          <table:table-cell office:value-type="float" office:value="70.233999999999995" table:style-name="ce10">
            <text:p>70.234</text:p>
          </table:table-cell>
          <table:table-cell office:value-type="float" office:value="58.527999999999999" table:style-name="ce10">
            <text:p>58.528</text:p>
          </table:table-cell>
          <table:table-cell office:value-type="float" office:value="36.454999999999998" table:style-name="ce10">
            <text:p>36.455</text:p>
          </table:table-cell>
          <table:table-cell office:value-type="float" office:value="67.558999999999997" table:style-name="ce10">
            <text:p>67.559</text:p>
          </table:table-cell>
          <table:table-cell office:value-type="float" office:value="70.903000000000006" table:style-name="ce10">
            <text:p>70.903</text:p>
          </table:table-cell>
          <table:table-cell office:value-type="float" office:value="4.6820000000000004" table:style-name="ce10">
            <text:p>4.682</text:p>
          </table:table-cell>
          <table:table-cell office:value-type="float" office:value="79.733999999999995" table:style-name="ce10">
            <text:p>79.734</text:p>
          </table:table-cell>
          <table:table-cell office:value-type="float" office:value="28.773" table:style-name="ce10">
            <text:p>28.773</text:p>
          </table:table-cell>
          <table:table-cell office:value-type="float" office:value="73.120999999999995" table:style-name="ce10">
            <text:p>73.121</text:p>
          </table:table-cell>
          <table:table-cell table:number-columns-repeated="16264"/>
        </table:table-row>
        <table:table-row table:style-name="ro10">
          <table:table-cell office:value-type="string" table:style-name="ce4">
            <text:p>NSANDI</text:p>
          </table:table-cell>
          <table:table-cell office:value-type="string" table:style-name="ce4">
            <text:p>National Savings and Investments</text:p>
          </table:table-cell>
          <table:table-cell office:value-type="string" table:style-name="ce4">
            <text:p>National Savings and Investments</text:p>
          </table:table-cell>
          <table:table-cell table:style-name="ce4"/>
          <table:table-cell office:value-type="float" office:value="91.304000000000002" table:style-name="ce10">
            <text:p>91.304</text:p>
          </table:table-cell>
          <table:table-cell office:value-type="float" office:value="65.293999999999997" table:style-name="ce10">
            <text:p>65.294</text:p>
          </table:table-cell>
          <table:table-cell office:value-type="float" office:value="81.905000000000001" table:style-name="ce10">
            <text:p>81.905</text:p>
          </table:table-cell>
          <table:table-cell office:value-type="float" office:value="89.683000000000007" table:style-name="ce10">
            <text:p>89.683</text:p>
          </table:table-cell>
          <table:table-cell office:value-type="float" office:value="81.171000000000006" table:style-name="ce10">
            <text:p>81.171</text:p>
          </table:table-cell>
          <table:table-cell office:value-type="float" office:value="86.242999999999995" table:style-name="ce10">
            <text:p>86.243</text:p>
          </table:table-cell>
          <table:table-cell office:value-type="float" office:value="59.877000000000002" table:style-name="ce10">
            <text:p>59.877</text:p>
          </table:table-cell>
          <table:table-cell office:value-type="float" office:value="81.216999999999999" table:style-name="ce10">
            <text:p>81.217</text:p>
          </table:table-cell>
          <table:table-cell office:value-type="float" office:value="76.507999999999996" table:style-name="ce10">
            <text:p>76.508</text:p>
          </table:table-cell>
          <table:table-cell office:value-type="float" office:value="31.57" table:style-name="ce10">
            <text:p>31.57</text:p>
          </table:table-cell>
          <table:table-cell office:value-type="float" office:value="63.61" table:style-name="ce10">
            <text:p>63.61</text:p>
          </table:table-cell>
          <table:table-cell office:value-type="float" office:value="91.534000000000006" table:style-name="ce10">
            <text:p>91.534</text:p>
          </table:table-cell>
          <table:table-cell office:value-type="float" office:value="82.010999999999996" table:style-name="ce10">
            <text:p>82.011</text:p>
          </table:table-cell>
          <table:table-cell office:value-type="float" office:value="78.307000000000002" table:style-name="ce10">
            <text:p>78.307</text:p>
          </table:table-cell>
          <table:table-cell office:value-type="float" office:value="71.429000000000002" table:style-name="ce10">
            <text:p>71.429</text:p>
          </table:table-cell>
          <table:table-cell office:value-type="float" office:value="86.242999999999995" table:style-name="ce10">
            <text:p>86.243</text:p>
          </table:table-cell>
          <table:table-cell office:value-type="float" office:value="87.831000000000003" table:style-name="ce10">
            <text:p>87.831</text:p>
          </table:table-cell>
          <table:table-cell office:value-type="float" office:value="91.534000000000006" table:style-name="ce10">
            <text:p>91.534</text:p>
          </table:table-cell>
          <table:table-cell office:value-type="float" office:value="80.423000000000002" table:style-name="ce10">
            <text:p>80.423</text:p>
          </table:table-cell>
          <table:table-cell office:value-type="float" office:value="91.489000000000004" table:style-name="ce10">
            <text:p>91.489</text:p>
          </table:table-cell>
          <table:table-cell office:value-type="float" office:value="88.83" table:style-name="ce10">
            <text:p>88.83</text:p>
          </table:table-cell>
          <table:table-cell office:value-type="float" office:value="80.423000000000002" table:style-name="ce10">
            <text:p>80.423</text:p>
          </table:table-cell>
          <table:table-cell office:value-type="float" office:value="85.713999999999999" table:style-name="ce10">
            <text:p>85.714</text:p>
          </table:table-cell>
          <table:table-cell office:value-type="float" office:value="85.185000000000002" table:style-name="ce10">
            <text:p>85.185</text:p>
          </table:table-cell>
          <table:table-cell office:value-type="float" office:value="74.602999999999994" table:style-name="ce10">
            <text:p>74.603</text:p>
          </table:table-cell>
          <table:table-cell office:value-type="float" office:value="71.429000000000002" table:style-name="ce10">
            <text:p>71.429</text:p>
          </table:table-cell>
          <table:table-cell office:value-type="float" office:value="72.34" table:style-name="ce10">
            <text:p>72.34</text:p>
          </table:table-cell>
          <table:table-cell office:value-type="float" office:value="88.888999999999996" table:style-name="ce10">
            <text:p>88.889</text:p>
          </table:table-cell>
          <table:table-cell office:value-type="float" office:value="87.831000000000003" table:style-name="ce10">
            <text:p>87.831</text:p>
          </table:table-cell>
          <table:table-cell office:value-type="float" office:value="82.010999999999996" table:style-name="ce10">
            <text:p>82.011</text:p>
          </table:table-cell>
          <table:table-cell office:value-type="float" office:value="78.307000000000002" table:style-name="ce10">
            <text:p>78.307</text:p>
          </table:table-cell>
          <table:table-cell office:value-type="float" office:value="55.615000000000002" table:style-name="ce10">
            <text:p>55.615</text:p>
          </table:table-cell>
          <table:table-cell office:value-type="float" office:value="47.058999999999997" table:style-name="ce10">
            <text:p>47.059</text:p>
          </table:table-cell>
          <table:table-cell office:value-type="float" office:value="57.447000000000003" table:style-name="ce10">
            <text:p>57.447</text:p>
          </table:table-cell>
          <table:table-cell office:value-type="float" office:value="83.069000000000003" table:style-name="ce10">
            <text:p>83.069</text:p>
          </table:table-cell>
          <table:table-cell office:value-type="float" office:value="87.831000000000003" table:style-name="ce10">
            <text:p>87.831</text:p>
          </table:table-cell>
          <table:table-cell office:value-type="float" office:value="72.486999999999995" table:style-name="ce10">
            <text:p>72.487</text:p>
          </table:table-cell>
          <table:table-cell office:value-type="float" office:value="81.480999999999995" table:style-name="ce10">
            <text:p>81.481</text:p>
          </table:table-cell>
          <table:table-cell office:value-type="float" office:value="80.423000000000002" table:style-name="ce10">
            <text:p>80.423</text:p>
          </table:table-cell>
          <table:table-cell office:value-type="float" office:value="82.54" table:style-name="ce10">
            <text:p>82.54</text:p>
          </table:table-cell>
          <table:table-cell office:value-type="float" office:value="90.475999999999999" table:style-name="ce10">
            <text:p>90.476</text:p>
          </table:table-cell>
          <table:table-cell office:value-type="float" office:value="67.552999999999997" table:style-name="ce10">
            <text:p>67.553</text:p>
          </table:table-cell>
          <table:table-cell office:value-type="float" office:value="59.787999999999997" table:style-name="ce10">
            <text:p>59.788</text:p>
          </table:table-cell>
          <table:table-cell office:value-type="float" office:value="78.307000000000002" table:style-name="ce10">
            <text:p>78.307</text:p>
          </table:table-cell>
          <table:table-cell office:value-type="float" office:value="30.687999999999999" table:style-name="ce10">
            <text:p>30.688</text:p>
          </table:table-cell>
          <table:table-cell office:value-type="float" office:value="42.328000000000003" table:style-name="ce10">
            <text:p>42.328</text:p>
          </table:table-cell>
          <table:table-cell office:value-type="float" office:value="21.693000000000001" table:style-name="ce10">
            <text:p>21.693</text:p>
          </table:table-cell>
          <table:table-cell office:value-type="float" office:value="79.364999999999995" table:style-name="ce10">
            <text:p>79.365</text:p>
          </table:table-cell>
          <table:table-cell office:value-type="float" office:value="68.617000000000004" table:style-name="ce10">
            <text:p>68.617</text:p>
          </table:table-cell>
          <table:table-cell office:value-type="float" office:value="65.775000000000006" table:style-name="ce10">
            <text:p>65.775</text:p>
          </table:table-cell>
          <table:table-cell office:value-type="float" office:value="61.701999999999998" table:style-name="ce10">
            <text:p>61.702</text:p>
          </table:table-cell>
          <table:table-cell office:value-type="float" office:value="46.808999999999997" table:style-name="ce10">
            <text:p>46.809</text:p>
          </table:table-cell>
          <table:table-cell office:value-type="float" office:value="53.225999999999999" table:style-name="ce10">
            <text:p>53.226</text:p>
          </table:table-cell>
          <table:table-cell office:value-type="float" office:value="77.778000000000006" table:style-name="ce10">
            <text:p>77.778</text:p>
          </table:table-cell>
          <table:table-cell office:value-type="float" office:value="52.405999999999999" table:style-name="ce10">
            <text:p>52.406</text:p>
          </table:table-cell>
          <table:table-cell office:value-type="float" office:value="65.775000000000006" table:style-name="ce10">
            <text:p>65.775</text:p>
          </table:table-cell>
          <table:table-cell office:value-type="float" office:value="70.899000000000001" table:style-name="ce10">
            <text:p>70.899</text:p>
          </table:table-cell>
          <table:table-cell office:value-type="float" office:value="64.021000000000001" table:style-name="ce10">
            <text:p>64.021</text:p>
          </table:table-cell>
          <table:table-cell office:value-type="float" office:value="55.555999999999997" table:style-name="ce10">
            <text:p>55.556</text:p>
          </table:table-cell>
          <table:table-cell office:value-type="float" office:value="57.219000000000001" table:style-name="ce10">
            <text:p>57.219</text:p>
          </table:table-cell>
          <table:table-cell office:value-type="float" office:value="59.259" table:style-name="ce10">
            <text:p>59.259</text:p>
          </table:table-cell>
          <table:table-cell office:value-type="float" office:value="59.357999999999997" table:style-name="ce10">
            <text:p>59.358</text:p>
          </table:table-cell>
          <table:table-cell office:value-type="float" office:value="49.732999999999997" table:style-name="ce10">
            <text:p>49.733</text:p>
          </table:table-cell>
          <table:table-cell office:value-type="float" office:value="92.593000000000004" table:style-name="ce10">
            <text:p>92.593</text:p>
          </table:table-cell>
          <table:table-cell office:value-type="float" office:value="75.531999999999996" table:style-name="ce10">
            <text:p>75.532</text:p>
          </table:table-cell>
          <table:table-cell office:value-type="float" office:value="85.638000000000005" table:style-name="ce10">
            <text:p>85.638</text:p>
          </table:table-cell>
          <table:table-cell office:value-type="float" office:value="75.132000000000005" table:style-name="ce10">
            <text:p>75.132</text:p>
          </table:table-cell>
          <table:table-cell office:value-type="float" office:value="77.778000000000006" table:style-name="ce10">
            <text:p>77.778</text:p>
          </table:table-cell>
          <table:table-cell office:value-type="float" office:value="67.021000000000001" table:style-name="ce10">
            <text:p>67.021</text:p>
          </table:table-cell>
          <table:table-cell office:value-type="float" office:value="48.404000000000003" table:style-name="ce10">
            <text:p>48.404</text:p>
          </table:table-cell>
          <table:table-cell office:value-type="float" office:value="65.426000000000002" table:style-name="ce10">
            <text:p>65.426</text:p>
          </table:table-cell>
          <table:table-cell office:value-type="float" office:value="23.936" table:style-name="ce10">
            <text:p>23.936</text:p>
          </table:table-cell>
          <table:table-cell office:value-type="float" office:value="80.423000000000002" table:style-name="ce10">
            <text:p>80.423</text:p>
          </table:table-cell>
          <table:table-cell office:value-type="float" office:value="79.787000000000006" table:style-name="ce10">
            <text:p>79.787</text:p>
          </table:table-cell>
          <table:table-cell office:value-type="float" office:value="95.238" table:style-name="ce10">
            <text:p>95.238</text:p>
          </table:table-cell>
          <table:table-cell office:value-type="float" office:value="74.073999999999998" table:style-name="ce10">
            <text:p>74.074</text:p>
          </table:table-cell>
          <table:table-cell office:value-type="float" office:value="49.734999999999999" table:style-name="ce10">
            <text:p>49.735</text:p>
          </table:table-cell>
          <table:table-cell office:value-type="float" office:value="4.8129999999999997" table:style-name="ce10">
            <text:p>4.813</text:p>
          </table:table-cell>
          <table:table-cell office:value-type="float" office:value="20.856000000000002" table:style-name="ce10">
            <text:p>20.856</text:p>
          </table:table-cell>
          <table:table-cell office:value-type="float" office:value="44.92" table:style-name="ce10">
            <text:p>44.92</text:p>
          </table:table-cell>
          <table:table-cell office:value-type="float" office:value="29.411999999999999" table:style-name="ce10">
            <text:p>29.412</text:p>
          </table:table-cell>
          <table:table-cell office:value-type="float" office:value="12.834" table:style-name="ce10">
            <text:p>12.834</text:p>
          </table:table-cell>
          <table:table-cell office:value-type="float" office:value="88.83" table:style-name="ce10">
            <text:p>88.83</text:p>
          </table:table-cell>
          <table:table-cell office:value-type="float" office:value="71.277000000000001" table:style-name="ce10">
            <text:p>71.277</text:p>
          </table:table-cell>
          <table:table-cell office:value-type="float" office:value="81.817999999999998" table:style-name="ce10">
            <text:p>81.818</text:p>
          </table:table-cell>
          <table:table-cell office:value-type="float" office:value="7.407" table:style-name="ce10">
            <text:p>7.407</text:p>
          </table:table-cell>
          <table:table-cell office:value-type="float" office:value="86.772000000000006" table:style-name="ce10">
            <text:p>86.772</text:p>
          </table:table-cell>
          <table:table-cell office:value-type="float" office:value="5.82" table:style-name="ce10">
            <text:p>5.82</text:p>
          </table:table-cell>
          <table:table-cell office:value-type="float" office:value="7.4470000000000001" table:style-name="ce10">
            <text:p>7.447</text:p>
          </table:table-cell>
          <table:table-cell office:value-type="float" office:value="88.83" table:style-name="ce10">
            <text:p>88.83</text:p>
          </table:table-cell>
          <table:table-cell office:value-type="float" office:value="3.7229999999999999" table:style-name="ce10">
            <text:p>3.723</text:p>
          </table:table-cell>
          <table:table-cell office:value-type="float" office:value="42.856999999999999" table:style-name="ce10">
            <text:p>42.857</text:p>
          </table:table-cell>
          <table:table-cell office:value-type="float" office:value="50" table:style-name="ce10">
            <text:p>50</text:p>
          </table:table-cell>
          <table:table-cell office:value-type="float" office:value="7.1429999999999998" table:style-name="ce10">
            <text:p>7.143</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35.713999999999999" table:style-name="ce10">
            <text:p>35.714</text:p>
          </table:table-cell>
          <table:table-cell office:value-type="float" office:value="21.428999999999998" table:style-name="ce10">
            <text:p>21.429</text:p>
          </table:table-cell>
          <table:table-cell office:value-type="float" office:value="42.856999999999999" table:style-name="ce10">
            <text:p>42.857</text:p>
          </table:table-cell>
          <table:table-cell office:value-type="float" office:value="78.570999999999998" table:style-name="ce10">
            <text:p>78.571</text:p>
          </table:table-cell>
          <table:table-cell office:value-type="float" office:value="14.286" table:style-name="ce10">
            <text:p>14.286</text:p>
          </table:table-cell>
          <table:table-cell office:value-type="float" office:value="7.1429999999999998" table:style-name="ce10">
            <text:p>7.143</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16.667000000000002" table:style-name="ce10">
            <text:p>16.667</text:p>
          </table:table-cell>
          <table:table-cell office:value-type="float" office:value="69.891999999999996" table:style-name="ce10">
            <text:p>69.892</text:p>
          </table:table-cell>
          <table:table-cell office:value-type="float" office:value="76.757000000000005" table:style-name="ce10">
            <text:p>76.757</text:p>
          </table:table-cell>
          <table:table-cell office:value-type="float" office:value="69.022000000000006" table:style-name="ce10">
            <text:p>69.022</text:p>
          </table:table-cell>
          <table:table-cell office:value-type="float" office:value="31.350999999999999" table:style-name="ce10">
            <text:p>31.351</text:p>
          </table:table-cell>
          <table:table-cell office:value-type="float" office:value="76.471000000000004" table:style-name="ce10">
            <text:p>76.471</text:p>
          </table:table-cell>
          <table:table-cell office:value-type="float" office:value="72.192999999999998" table:style-name="ce10">
            <text:p>72.193</text:p>
          </table:table-cell>
          <table:table-cell office:value-type="float" office:value="2.7320000000000002" table:style-name="ce10">
            <text:p>2.732</text:p>
          </table:table-cell>
          <table:table-cell office:value-type="float" office:value="79.234999999999999" table:style-name="ce10">
            <text:p>79.235</text:p>
          </table:table-cell>
          <table:table-cell office:value-type="float" office:value="24.664000000000001" table:style-name="ce10">
            <text:p>24.664</text:p>
          </table:table-cell>
          <table:table-cell office:value-type="float" office:value="75.188999999999993" table:style-name="ce10">
            <text:p>75.189</text:p>
          </table:table-cell>
          <table:table-cell table:number-columns-repeated="16264"/>
        </table:table-row>
        <table:table-row table:style-name="ro10">
          <table:table-cell office:value-type="string" table:style-name="ce4">
            <text:p>OFGEM</text:p>
          </table:table-cell>
          <table:table-cell office:value-type="string" table:style-name="ce4">
            <text:p>Office of Gas and Electricity Markets</text:p>
          </table:table-cell>
          <table:table-cell office:value-type="string" table:style-name="ce4">
            <text:p>Ofgem</text:p>
          </table:table-cell>
          <table:table-cell table:style-name="ce4"/>
          <table:table-cell office:value-type="float" office:value="91.944999999999993" table:style-name="ce10">
            <text:p>91.945</text:p>
          </table:table-cell>
          <table:table-cell office:value-type="float" office:value="57.683" table:style-name="ce10">
            <text:p>57.683</text:p>
          </table:table-cell>
          <table:table-cell office:value-type="float" office:value="77.64" table:style-name="ce10">
            <text:p>77.64</text:p>
          </table:table-cell>
          <table:table-cell office:value-type="float" office:value="79.992999999999995" table:style-name="ce10">
            <text:p>79.993</text:p>
          </table:table-cell>
          <table:table-cell office:value-type="float" office:value="74.844999999999999" table:style-name="ce10">
            <text:p>74.845</text:p>
          </table:table-cell>
          <table:table-cell office:value-type="float" office:value="83.569000000000003" table:style-name="ce10">
            <text:p>83.569</text:p>
          </table:table-cell>
          <table:table-cell office:value-type="float" office:value="40.036999999999999" table:style-name="ce10">
            <text:p>40.037</text:p>
          </table:table-cell>
          <table:table-cell office:value-type="float" office:value="82.628" table:style-name="ce10">
            <text:p>82.628</text:p>
          </table:table-cell>
          <table:table-cell office:value-type="float" office:value="69.869" table:style-name="ce10">
            <text:p>69.869</text:p>
          </table:table-cell>
          <table:table-cell office:value-type="float" office:value="21.504999999999999" table:style-name="ce10">
            <text:p>21.505</text:p>
          </table:table-cell>
          <table:table-cell office:value-type="float" office:value="48.878" table:style-name="ce10">
            <text:p>48.878</text:p>
          </table:table-cell>
          <table:table-cell office:value-type="float" office:value="87.676000000000002" table:style-name="ce10">
            <text:p>87.676</text:p>
          </table:table-cell>
          <table:table-cell office:value-type="float" office:value="79.539000000000001" table:style-name="ce10">
            <text:p>79.539</text:p>
          </table:table-cell>
          <table:table-cell office:value-type="float" office:value="75.762" table:style-name="ce10">
            <text:p>75.762</text:p>
          </table:table-cell>
          <table:table-cell office:value-type="float" office:value="61.767000000000003" table:style-name="ce10">
            <text:p>61.767</text:p>
          </table:table-cell>
          <table:table-cell office:value-type="float" office:value="83.444999999999993" table:style-name="ce10">
            <text:p>83.445</text:p>
          </table:table-cell>
          <table:table-cell office:value-type="float" office:value="77.727999999999994" table:style-name="ce10">
            <text:p>77.728</text:p>
          </table:table-cell>
          <table:table-cell office:value-type="float" office:value="82.257000000000005" table:style-name="ce10">
            <text:p>82.257</text:p>
          </table:table-cell>
          <table:table-cell office:value-type="float" office:value="75.947000000000003" table:style-name="ce10">
            <text:p>75.947</text:p>
          </table:table-cell>
          <table:table-cell office:value-type="float" office:value="88.483999999999995" table:style-name="ce10">
            <text:p>88.484</text:p>
          </table:table-cell>
          <table:table-cell office:value-type="float" office:value="87.741" table:style-name="ce10">
            <text:p>87.741</text:p>
          </table:table-cell>
          <table:table-cell office:value-type="float" office:value="67.063000000000002" table:style-name="ce10">
            <text:p>67.063</text:p>
          </table:table-cell>
          <table:table-cell office:value-type="float" office:value="81.292000000000002" table:style-name="ce10">
            <text:p>81.292</text:p>
          </table:table-cell>
          <table:table-cell office:value-type="float" office:value="81.947000000000003" table:style-name="ce10">
            <text:p>81.947</text:p>
          </table:table-cell>
          <table:table-cell office:value-type="float" office:value="62.259" table:style-name="ce10">
            <text:p>62.259</text:p>
          </table:table-cell>
          <table:table-cell office:value-type="float" office:value="63.122999999999998" table:style-name="ce10">
            <text:p>63.123</text:p>
          </table:table-cell>
          <table:table-cell office:value-type="float" office:value="65.724999999999994" table:style-name="ce10">
            <text:p>65.725</text:p>
          </table:table-cell>
          <table:table-cell office:value-type="float" office:value="86.384" table:style-name="ce10">
            <text:p>86.384</text:p>
          </table:table-cell>
          <table:table-cell office:value-type="float" office:value="84.311999999999998" table:style-name="ce10">
            <text:p>84.312</text:p>
          </table:table-cell>
          <table:table-cell office:value-type="float" office:value="80" table:style-name="ce10">
            <text:p>80</text:p>
          </table:table-cell>
          <table:table-cell office:value-type="float" office:value="42.23" table:style-name="ce10">
            <text:p>42.23</text:p>
          </table:table-cell>
          <table:table-cell office:value-type="float" office:value="35.863" table:style-name="ce10">
            <text:p>35.863</text:p>
          </table:table-cell>
          <table:table-cell office:value-type="float" office:value="45.874000000000002" table:style-name="ce10">
            <text:p>45.874</text:p>
          </table:table-cell>
          <table:table-cell office:value-type="float" office:value="36.085999999999999" table:style-name="ce10">
            <text:p>36.086</text:p>
          </table:table-cell>
          <table:table-cell office:value-type="float" office:value="85.375" table:style-name="ce10">
            <text:p>85.375</text:p>
          </table:table-cell>
          <table:table-cell office:value-type="float" office:value="90.349000000000004" table:style-name="ce10">
            <text:p>90.349</text:p>
          </table:table-cell>
          <table:table-cell office:value-type="float" office:value="71.322000000000003" table:style-name="ce10">
            <text:p>71.322</text:p>
          </table:table-cell>
          <table:table-cell office:value-type="float" office:value="83.507000000000005" table:style-name="ce10">
            <text:p>83.507</text:p>
          </table:table-cell>
          <table:table-cell office:value-type="float" office:value="63.716999999999999" table:style-name="ce10">
            <text:p>63.717</text:p>
          </table:table-cell>
          <table:table-cell office:value-type="float" office:value="66.915000000000006" table:style-name="ce10">
            <text:p>66.915</text:p>
          </table:table-cell>
          <table:table-cell office:value-type="float" office:value="87.881" table:style-name="ce10">
            <text:p>87.881</text:p>
          </table:table-cell>
          <table:table-cell office:value-type="float" office:value="69.799000000000007" table:style-name="ce10">
            <text:p>69.799</text:p>
          </table:table-cell>
          <table:table-cell office:value-type="float" office:value="58.692" table:style-name="ce10">
            <text:p>58.692</text:p>
          </table:table-cell>
          <table:table-cell office:value-type="float" office:value="72.14" table:style-name="ce10">
            <text:p>72.14</text:p>
          </table:table-cell>
          <table:table-cell office:value-type="float" office:value="23.866" table:style-name="ce10">
            <text:p>23.866</text:p>
          </table:table-cell>
          <table:table-cell office:value-type="float" office:value="23.774000000000001" table:style-name="ce10">
            <text:p>23.774</text:p>
          </table:table-cell>
          <table:table-cell office:value-type="float" office:value="16.852" table:style-name="ce10">
            <text:p>16.852</text:p>
          </table:table-cell>
          <table:table-cell office:value-type="float" office:value="74.516999999999996" table:style-name="ce10">
            <text:p>74.517</text:p>
          </table:table-cell>
          <table:table-cell office:value-type="float" office:value="65.625" table:style-name="ce10">
            <text:p>65.625</text:p>
          </table:table-cell>
          <table:table-cell office:value-type="float" office:value="49.216999999999999" table:style-name="ce10">
            <text:p>49.217</text:p>
          </table:table-cell>
          <table:table-cell office:value-type="float" office:value="57.429000000000002" table:style-name="ce10">
            <text:p>57.429</text:p>
          </table:table-cell>
          <table:table-cell office:value-type="float" office:value="22.437000000000001" table:style-name="ce10">
            <text:p>22.437</text:p>
          </table:table-cell>
          <table:table-cell office:value-type="float" office:value="25.501999999999999" table:style-name="ce10">
            <text:p>25.502</text:p>
          </table:table-cell>
          <table:table-cell office:value-type="float" office:value="56.686" table:style-name="ce10">
            <text:p>56.686</text:p>
          </table:table-cell>
          <table:table-cell office:value-type="float" office:value="36.085999999999999" table:style-name="ce10">
            <text:p>36.086</text:p>
          </table:table-cell>
          <table:table-cell office:value-type="float" office:value="52.377000000000002" table:style-name="ce10">
            <text:p>52.377</text:p>
          </table:table-cell>
          <table:table-cell office:value-type="float" office:value="47.325000000000003" table:style-name="ce10">
            <text:p>47.325</text:p>
          </table:table-cell>
          <table:table-cell office:value-type="float" office:value="54.274999999999999" table:style-name="ce10">
            <text:p>54.275</text:p>
          </table:table-cell>
          <table:table-cell office:value-type="float" office:value="40.073999999999998" table:style-name="ce10">
            <text:p>40.074</text:p>
          </table:table-cell>
          <table:table-cell office:value-type="float" office:value="49.814" table:style-name="ce10">
            <text:p>49.814</text:p>
          </table:table-cell>
          <table:table-cell office:value-type="float" office:value="47.435000000000002" table:style-name="ce10">
            <text:p>47.435</text:p>
          </table:table-cell>
          <table:table-cell office:value-type="float" office:value="44.131" table:style-name="ce10">
            <text:p>44.131</text:p>
          </table:table-cell>
          <table:table-cell office:value-type="float" office:value="20.864000000000001" table:style-name="ce10">
            <text:p>20.864</text:p>
          </table:table-cell>
          <table:table-cell office:value-type="float" office:value="91.53" table:style-name="ce10">
            <text:p>91.53</text:p>
          </table:table-cell>
          <table:table-cell office:value-type="float" office:value="76.876999999999995" table:style-name="ce10">
            <text:p>76.877</text:p>
          </table:table-cell>
          <table:table-cell office:value-type="float" office:value="77.918000000000006" table:style-name="ce10">
            <text:p>77.918</text:p>
          </table:table-cell>
          <table:table-cell office:value-type="float" office:value="72.268000000000001" table:style-name="ce10">
            <text:p>72.268</text:p>
          </table:table-cell>
          <table:table-cell office:value-type="float" office:value="81.858999999999995" table:style-name="ce10">
            <text:p>81.859</text:p>
          </table:table-cell>
          <table:table-cell office:value-type="float" office:value="46.399000000000001" table:style-name="ce10">
            <text:p>46.399</text:p>
          </table:table-cell>
          <table:table-cell office:value-type="float" office:value="31.477" table:style-name="ce10">
            <text:p>31.477</text:p>
          </table:table-cell>
          <table:table-cell office:value-type="float" office:value="85.438000000000002" table:style-name="ce10">
            <text:p>85.438</text:p>
          </table:table-cell>
          <table:table-cell office:value-type="float" office:value="34.795999999999999" table:style-name="ce10">
            <text:p>34.796</text:p>
          </table:table-cell>
          <table:table-cell office:value-type="float" office:value="86.552999999999997" table:style-name="ce10">
            <text:p>86.553</text:p>
          </table:table-cell>
          <table:table-cell office:value-type="float" office:value="92.644999999999996" table:style-name="ce10">
            <text:p>92.645</text:p>
          </table:table-cell>
          <table:table-cell office:value-type="float" office:value="95.908000000000001" table:style-name="ce10">
            <text:p>95.908</text:p>
          </table:table-cell>
          <table:table-cell office:value-type="float" office:value="67.486999999999995" table:style-name="ce10">
            <text:p>67.487</text:p>
          </table:table-cell>
          <table:table-cell office:value-type="float" office:value="54.085999999999999" table:style-name="ce10">
            <text:p>54.086</text:p>
          </table:table-cell>
          <table:table-cell office:value-type="float" office:value="9.0839999999999996" table:style-name="ce10">
            <text:p>9.084</text:p>
          </table:table-cell>
          <table:table-cell office:value-type="float" office:value="23.454999999999998" table:style-name="ce10">
            <text:p>23.455</text:p>
          </table:table-cell>
          <table:table-cell office:value-type="float" office:value="42.814999999999998" table:style-name="ce10">
            <text:p>42.815</text:p>
          </table:table-cell>
          <table:table-cell office:value-type="float" office:value="24.646000000000001" table:style-name="ce10">
            <text:p>24.646</text:p>
          </table:table-cell>
          <table:table-cell office:value-type="float" office:value="12.798" table:style-name="ce10">
            <text:p>12.798</text:p>
          </table:table-cell>
          <table:table-cell office:value-type="float" office:value="81.588999999999999" table:style-name="ce10">
            <text:p>81.589</text:p>
          </table:table-cell>
          <table:table-cell office:value-type="float" office:value="49.74" table:style-name="ce10">
            <text:p>49.74</text:p>
          </table:table-cell>
          <table:table-cell office:value-type="float" office:value="72.375" table:style-name="ce10">
            <text:p>72.375</text:p>
          </table:table-cell>
          <table:table-cell office:value-type="float" office:value="6.1619999999999999" table:style-name="ce10">
            <text:p>6.162</text:p>
          </table:table-cell>
          <table:table-cell office:value-type="float" office:value="88.418999999999997" table:style-name="ce10">
            <text:p>88.419</text:p>
          </table:table-cell>
          <table:table-cell office:value-type="float" office:value="5.4189999999999996" table:style-name="ce10">
            <text:p>5.419</text:p>
          </table:table-cell>
          <table:table-cell office:value-type="float" office:value="5.2709999999999999" table:style-name="ce10">
            <text:p>5.271</text:p>
          </table:table-cell>
          <table:table-cell office:value-type="float" office:value="90.646000000000001" table:style-name="ce10">
            <text:p>90.646</text:p>
          </table:table-cell>
          <table:table-cell office:value-type="float" office:value="4.0830000000000002" table:style-name="ce10">
            <text:p>4.083</text:p>
          </table:table-cell>
          <table:table-cell office:value-type="float" office:value="38.570999999999998" table:style-name="ce10">
            <text:p>38.571</text:p>
          </table:table-cell>
          <table:table-cell office:value-type="float" office:value="47.143000000000001" table:style-name="ce10">
            <text:p>47.143</text:p>
          </table:table-cell>
          <table:table-cell office:value-type="float" office:value="14.286" table:style-name="ce10">
            <text:p>14.286</text:p>
          </table:table-cell>
          <table:table-cell office:value-type="float" office:value="22.222000000000001" table:style-name="ce10">
            <text:p>22.222</text:p>
          </table:table-cell>
          <table:table-cell office:value-type="float" office:value="70.37" table:style-name="ce10">
            <text:p>70.37</text:p>
          </table:table-cell>
          <table:table-cell office:value-type="float" office:value="7.407" table:style-name="ce10">
            <text:p>7.407</text:p>
          </table:table-cell>
          <table:table-cell office:value-type="float" office:value="45.713999999999999" table:style-name="ce10">
            <text:p>45.714</text:p>
          </table:table-cell>
          <table:table-cell office:value-type="float" office:value="22.856999999999999" table:style-name="ce10">
            <text:p>22.857</text:p>
          </table:table-cell>
          <table:table-cell office:value-type="float" office:value="31.428999999999998" table:style-name="ce10">
            <text:p>31.429</text:p>
          </table:table-cell>
          <table:table-cell office:value-type="float" office:value="49.295999999999999" table:style-name="ce10">
            <text:p>49.296</text:p>
          </table:table-cell>
          <table:table-cell office:value-type="float" office:value="25.352" table:style-name="ce10">
            <text:p>25.352</text:p>
          </table:table-cell>
          <table:table-cell office:value-type="float" office:value="25.352" table:style-name="ce10">
            <text:p>25.352</text:p>
          </table:table-cell>
          <table:table-cell office:value-type="float" office:value="23.077000000000002" table:style-name="ce10">
            <text:p>23.077</text:p>
          </table:table-cell>
          <table:table-cell office:value-type="float" office:value="53.845999999999997" table:style-name="ce10">
            <text:p>53.846</text:p>
          </table:table-cell>
          <table:table-cell office:value-type="float" office:value="23.077000000000002" table:style-name="ce10">
            <text:p>23.077</text:p>
          </table:table-cell>
          <table:table-cell office:value-type="float" office:value="63.417999999999999" table:style-name="ce10">
            <text:p>63.418</text:p>
          </table:table-cell>
          <table:table-cell office:value-type="float" office:value="68.366" table:style-name="ce10">
            <text:p>68.366</text:p>
          </table:table-cell>
          <table:table-cell office:value-type="float" office:value="61.168999999999997" table:style-name="ce10">
            <text:p>61.169</text:p>
          </table:table-cell>
          <table:table-cell office:value-type="float" office:value="34.209000000000003" table:style-name="ce10">
            <text:p>34.209</text:p>
          </table:table-cell>
          <table:table-cell office:value-type="float" office:value="72.72" table:style-name="ce10">
            <text:p>72.72</text:p>
          </table:table-cell>
          <table:table-cell office:value-type="float" office:value="74.084999999999994" table:style-name="ce10">
            <text:p>74.085</text:p>
          </table:table-cell>
          <table:table-cell office:value-type="float" office:value="5.2359999999999998" table:style-name="ce10">
            <text:p>5.236</text:p>
          </table:table-cell>
          <table:table-cell office:value-type="float" office:value="73.093999999999994" table:style-name="ce10">
            <text:p>73.094</text:p>
          </table:table-cell>
          <table:table-cell office:value-type="float" office:value="27.481000000000002" table:style-name="ce10">
            <text:p>27.481</text:p>
          </table:table-cell>
          <table:table-cell office:value-type="float" office:value="72.56" table:style-name="ce10">
            <text:p>72.56</text:p>
          </table:table-cell>
          <table:table-cell table:number-columns-repeated="16264"/>
        </table:table-row>
        <table:table-row table:style-name="ro10">
          <table:table-cell office:value-type="string" table:style-name="ce4">
            <text:p>OFQUAL</text:p>
          </table:table-cell>
          <table:table-cell office:value-type="string" table:style-name="ce4">
            <text:p>Office of Qualifications and Examinations Regulation</text:p>
          </table:table-cell>
          <table:table-cell office:value-type="string" table:style-name="ce4">
            <text:p>Office of Qualifications and Examinations Regulation</text:p>
          </table:table-cell>
          <table:table-cell table:style-name="ce4"/>
          <table:table-cell office:value-type="float" office:value="87.5" table:style-name="ce10">
            <text:p>87.5</text:p>
          </table:table-cell>
          <table:table-cell office:value-type="float" office:value="71.174000000000007" table:style-name="ce10">
            <text:p>71.174</text:p>
          </table:table-cell>
          <table:table-cell office:value-type="float" office:value="83.488" table:style-name="ce10">
            <text:p>83.488</text:p>
          </table:table-cell>
          <table:table-cell office:value-type="float" office:value="89.203000000000003" table:style-name="ce10">
            <text:p>89.203</text:p>
          </table:table-cell>
          <table:table-cell office:value-type="float" office:value="85.171000000000006" table:style-name="ce10">
            <text:p>85.171</text:p>
          </table:table-cell>
          <table:table-cell office:value-type="float" office:value="89.59" table:style-name="ce10">
            <text:p>89.59</text:p>
          </table:table-cell>
          <table:table-cell office:value-type="float" office:value="65.006" table:style-name="ce10">
            <text:p>65.006</text:p>
          </table:table-cell>
          <table:table-cell office:value-type="float" office:value="90.364999999999995" table:style-name="ce10">
            <text:p>90.365</text:p>
          </table:table-cell>
          <table:table-cell office:value-type="float" office:value="83.775999999999996" table:style-name="ce10">
            <text:p>83.776</text:p>
          </table:table-cell>
          <table:table-cell office:value-type="float" office:value="53.378" table:style-name="ce10">
            <text:p>53.378</text:p>
          </table:table-cell>
          <table:table-cell office:value-type="float" office:value="71.896000000000001" table:style-name="ce10">
            <text:p>71.896</text:p>
          </table:table-cell>
          <table:table-cell office:value-type="float" office:value="92.691000000000003" table:style-name="ce10">
            <text:p>92.691</text:p>
          </table:table-cell>
          <table:table-cell office:value-type="float" office:value="83.721000000000004" table:style-name="ce10">
            <text:p>83.721</text:p>
          </table:table-cell>
          <table:table-cell office:value-type="float" office:value="82" table:style-name="ce10">
            <text:p>82</text:p>
          </table:table-cell>
          <table:table-cell office:value-type="float" office:value="71.572000000000003" table:style-name="ce10">
            <text:p>71.572</text:p>
          </table:table-cell>
          <table:table-cell office:value-type="float" office:value="87.375" table:style-name="ce10">
            <text:p>87.375</text:p>
          </table:table-cell>
          <table:table-cell office:value-type="float" office:value="90.033000000000001" table:style-name="ce10">
            <text:p>90.033</text:p>
          </table:table-cell>
          <table:table-cell office:value-type="float" office:value="88.372" table:style-name="ce10">
            <text:p>88.372</text:p>
          </table:table-cell>
          <table:table-cell office:value-type="float" office:value="85.05" table:style-name="ce10">
            <text:p>85.05</text:p>
          </table:table-cell>
          <table:table-cell office:value-type="float" office:value="92.027000000000001" table:style-name="ce10">
            <text:p>92.027</text:p>
          </table:table-cell>
          <table:table-cell office:value-type="float" office:value="93.355000000000004" table:style-name="ce10">
            <text:p>93.355</text:p>
          </table:table-cell>
          <table:table-cell office:value-type="float" office:value="82.332999999999998" table:style-name="ce10">
            <text:p>82.333</text:p>
          </table:table-cell>
          <table:table-cell office:value-type="float" office:value="91" table:style-name="ce10">
            <text:p>91</text:p>
          </table:table-cell>
          <table:table-cell office:value-type="float" office:value="87.375" table:style-name="ce10">
            <text:p>87.375</text:p>
          </table:table-cell>
          <table:table-cell office:value-type="float" office:value="77.741" table:style-name="ce10">
            <text:p>77.741</text:p>
          </table:table-cell>
          <table:table-cell office:value-type="float" office:value="76.08" table:style-name="ce10">
            <text:p>76.08</text:p>
          </table:table-cell>
          <table:table-cell office:value-type="float" office:value="82.06" table:style-name="ce10">
            <text:p>82.06</text:p>
          </table:table-cell>
          <table:table-cell office:value-type="float" office:value="92.691000000000003" table:style-name="ce10">
            <text:p>92.691</text:p>
          </table:table-cell>
          <table:table-cell office:value-type="float" office:value="91.361999999999995" table:style-name="ce10">
            <text:p>91.362</text:p>
          </table:table-cell>
          <table:table-cell office:value-type="float" office:value="84.718000000000004" table:style-name="ce10">
            <text:p>84.718</text:p>
          </table:table-cell>
          <table:table-cell office:value-type="float" office:value="76.744" table:style-name="ce10">
            <text:p>76.744</text:p>
          </table:table-cell>
          <table:table-cell office:value-type="float" office:value="63.667000000000002" table:style-name="ce10">
            <text:p>63.667</text:p>
          </table:table-cell>
          <table:table-cell office:value-type="float" office:value="59.667000000000002" table:style-name="ce10">
            <text:p>59.667</text:p>
          </table:table-cell>
          <table:table-cell office:value-type="float" office:value="59.531999999999996" table:style-name="ce10">
            <text:p>59.532</text:p>
          </table:table-cell>
          <table:table-cell office:value-type="float" office:value="93.688000000000002" table:style-name="ce10">
            <text:p>93.688</text:p>
          </table:table-cell>
          <table:table-cell office:value-type="float" office:value="93.355000000000004" table:style-name="ce10">
            <text:p>93.355</text:p>
          </table:table-cell>
          <table:table-cell office:value-type="float" office:value="85.05" table:style-name="ce10">
            <text:p>85.05</text:p>
          </table:table-cell>
          <table:table-cell office:value-type="float" office:value="89.332999999999998" table:style-name="ce10">
            <text:p>89.333</text:p>
          </table:table-cell>
          <table:table-cell office:value-type="float" office:value="82.06" table:style-name="ce10">
            <text:p>82.06</text:p>
          </table:table-cell>
          <table:table-cell office:value-type="float" office:value="87" table:style-name="ce10">
            <text:p>87</text:p>
          </table:table-cell>
          <table:table-cell office:value-type="float" office:value="92.332999999999998" table:style-name="ce10">
            <text:p>92.333</text:p>
          </table:table-cell>
          <table:table-cell office:value-type="float" office:value="87.667000000000002" table:style-name="ce10">
            <text:p>87.667</text:p>
          </table:table-cell>
          <table:table-cell office:value-type="float" office:value="74.751000000000005" table:style-name="ce10">
            <text:p>74.751</text:p>
          </table:table-cell>
          <table:table-cell office:value-type="float" office:value="79.069999999999993" table:style-name="ce10">
            <text:p>79.07</text:p>
          </table:table-cell>
          <table:table-cell office:value-type="float" office:value="54.484999999999999" table:style-name="ce10">
            <text:p>54.485</text:p>
          </table:table-cell>
          <table:table-cell office:value-type="float" office:value="59" table:style-name="ce10">
            <text:p>59</text:p>
          </table:table-cell>
          <table:table-cell office:value-type="float" office:value="47" table:style-name="ce10">
            <text:p>47</text:p>
          </table:table-cell>
          <table:table-cell office:value-type="float" office:value="84.052999999999997" table:style-name="ce10">
            <text:p>84.053</text:p>
          </table:table-cell>
          <table:table-cell office:value-type="float" office:value="85.713999999999999" table:style-name="ce10">
            <text:p>85.714</text:p>
          </table:table-cell>
          <table:table-cell office:value-type="float" office:value="77.332999999999998" table:style-name="ce10">
            <text:p>77.333</text:p>
          </table:table-cell>
          <table:table-cell office:value-type="float" office:value="81.667000000000002" table:style-name="ce10">
            <text:p>81.667</text:p>
          </table:table-cell>
          <table:table-cell office:value-type="float" office:value="54.667000000000002" table:style-name="ce10">
            <text:p>54.667</text:p>
          </table:table-cell>
          <table:table-cell office:value-type="float" office:value="56.04" table:style-name="ce10">
            <text:p>56.04</text:p>
          </table:table-cell>
          <table:table-cell office:value-type="float" office:value="85.05" table:style-name="ce10">
            <text:p>85.05</text:p>
          </table:table-cell>
          <table:table-cell office:value-type="float" office:value="61.204000000000001" table:style-name="ce10">
            <text:p>61.204</text:p>
          </table:table-cell>
          <table:table-cell office:value-type="float" office:value="61.332999999999998" table:style-name="ce10">
            <text:p>61.333</text:p>
          </table:table-cell>
          <table:table-cell office:value-type="float" office:value="74.581999999999994" table:style-name="ce10">
            <text:p>74.582</text:p>
          </table:table-cell>
          <table:table-cell office:value-type="float" office:value="82" table:style-name="ce10">
            <text:p>82</text:p>
          </table:table-cell>
          <table:table-cell office:value-type="float" office:value="57.86" table:style-name="ce10">
            <text:p>57.86</text:p>
          </table:table-cell>
          <table:table-cell office:value-type="float" office:value="71.096000000000004" table:style-name="ce10">
            <text:p>71.096</text:p>
          </table:table-cell>
          <table:table-cell office:value-type="float" office:value="70.332999999999998" table:style-name="ce10">
            <text:p>70.333</text:p>
          </table:table-cell>
          <table:table-cell office:value-type="float" office:value="68" table:style-name="ce10">
            <text:p>68</text:p>
          </table:table-cell>
          <table:table-cell office:value-type="float" office:value="41.610999999999997" table:style-name="ce10">
            <text:p>41.611</text:p>
          </table:table-cell>
          <table:table-cell office:value-type="float" office:value="94.352000000000004" table:style-name="ce10">
            <text:p>94.352</text:p>
          </table:table-cell>
          <table:table-cell office:value-type="float" office:value="77.741" table:style-name="ce10">
            <text:p>77.741</text:p>
          </table:table-cell>
          <table:table-cell office:value-type="float" office:value="82.667000000000002" table:style-name="ce10">
            <text:p>82.667</text:p>
          </table:table-cell>
          <table:table-cell office:value-type="float" office:value="77.591999999999999" table:style-name="ce10">
            <text:p>77.592</text:p>
          </table:table-cell>
          <table:table-cell office:value-type="float" office:value="92" table:style-name="ce10">
            <text:p>92</text:p>
          </table:table-cell>
          <table:table-cell office:value-type="float" office:value="63.454999999999998" table:style-name="ce10">
            <text:p>63.455</text:p>
          </table:table-cell>
          <table:table-cell office:value-type="float" office:value="45.667000000000002" table:style-name="ce10">
            <text:p>45.667</text:p>
          </table:table-cell>
          <table:table-cell office:value-type="float" office:value="94" table:style-name="ce10">
            <text:p>94</text:p>
          </table:table-cell>
          <table:table-cell office:value-type="float" office:value="44.186" table:style-name="ce10">
            <text:p>44.186</text:p>
          </table:table-cell>
          <table:table-cell office:value-type="float" office:value="91.332999999999998" table:style-name="ce10">
            <text:p>91.333</text:p>
          </table:table-cell>
          <table:table-cell office:value-type="float" office:value="82.724000000000004" table:style-name="ce10">
            <text:p>82.724</text:p>
          </table:table-cell>
          <table:table-cell office:value-type="float" office:value="96.346000000000004" table:style-name="ce10">
            <text:p>96.346</text:p>
          </table:table-cell>
          <table:table-cell office:value-type="float" office:value="72.147999999999996" table:style-name="ce10">
            <text:p>72.148</text:p>
          </table:table-cell>
          <table:table-cell office:value-type="float" office:value="61.332999999999998" table:style-name="ce10">
            <text:p>61.333</text:p>
          </table:table-cell>
          <table:table-cell office:value-type="float" office:value="3" table:style-name="ce10">
            <text:p>3</text:p>
          </table:table-cell>
          <table:table-cell office:value-type="float" office:value="11.333" table:style-name="ce10">
            <text:p>11.333</text:p>
          </table:table-cell>
          <table:table-cell office:value-type="float" office:value="43.332999999999998" table:style-name="ce10">
            <text:p>43.333</text:p>
          </table:table-cell>
          <table:table-cell office:value-type="float" office:value="42.332999999999998" table:style-name="ce10">
            <text:p>42.333</text:p>
          </table:table-cell>
          <table:table-cell office:value-type="float" office:value="11.96" table:style-name="ce10">
            <text:p>11.96</text:p>
          </table:table-cell>
          <table:table-cell office:value-type="float" office:value="90.332999999999998" table:style-name="ce10">
            <text:p>90.333</text:p>
          </table:table-cell>
          <table:table-cell office:value-type="float" office:value="67.441999999999993" table:style-name="ce10">
            <text:p>67.442</text:p>
          </table:table-cell>
          <table:table-cell office:value-type="float" office:value="83" table:style-name="ce10">
            <text:p>83</text:p>
          </table:table-cell>
          <table:table-cell office:value-type="float" office:value="2.6669999999999998" table:style-name="ce10">
            <text:p>2.667</text:p>
          </table:table-cell>
          <table:table-cell office:value-type="float" office:value="94.332999999999998" table:style-name="ce10">
            <text:p>94.333</text:p>
          </table:table-cell>
          <table:table-cell office:value-type="float" office:value="3" table:style-name="ce10">
            <text:p>3</text:p>
          </table:table-cell>
          <table:table-cell office:value-type="float" office:value="2.99" table:style-name="ce10">
            <text:p>2.99</text:p>
          </table:table-cell>
          <table:table-cell office:value-type="float" office:value="94.683999999999997" table:style-name="ce10">
            <text:p>94.684</text:p>
          </table:table-cell>
          <table:table-cell office:value-type="float" office:value="2.3260000000000001" table:style-name="ce10">
            <text:p>2.326</text:p>
          </table:table-cell>
          <table:table-cell office:value-type="float" office:value="55.555999999999997" table:style-name="ce10">
            <text:p>55.556</text:p>
          </table:table-cell>
          <table:table-cell office:value-type="float" office:value="33.332999999999998" table:style-name="ce10">
            <text:p>33.333</text:p>
          </table:table-cell>
          <table:table-cell office:value-type="float" office:value="11.111000000000001" table:style-name="ce10">
            <text:p>11.111</text:p>
          </table:table-cell>
          <table:table-cell office:value-type="float" office:value="20" table:style-name="ce10">
            <text:p>20</text:p>
          </table:table-cell>
          <table:table-cell office:value-type="float" office:value="80" table:style-name="ce10">
            <text:p>80</text:p>
          </table:table-cell>
          <table:table-cell office:value-type="float" office:value="0" table:style-name="ce10">
            <text:p>0</text:p>
          </table:table-cell>
          <table:table-cell office:value-type="float" office:value="33.332999999999998" table:style-name="ce10">
            <text:p>33.333</text:p>
          </table:table-cell>
          <table:table-cell office:value-type="float" office:value="44.444000000000003" table:style-name="ce10">
            <text:p>44.444</text:p>
          </table:table-cell>
          <table:table-cell office:value-type="float" office:value="22.222000000000001" table:style-name="ce10">
            <text:p>22.222</text:p>
          </table:table-cell>
          <table:table-cell office:value-type="float" office:value="88.888999999999996" table:style-name="ce10">
            <text:p>88.889</text:p>
          </table:table-cell>
          <table:table-cell office:value-type="float" office:value="0" table:style-name="ce10">
            <text:p>0</text:p>
          </table:table-cell>
          <table:table-cell office:value-type="float" office:value="11.111000000000001" table:style-name="ce10">
            <text:p>11.111</text:p>
          </table:table-cell>
          <table:table-cell office:value-type="float" office:value="40" table:style-name="ce10">
            <text:p>40</text:p>
          </table:table-cell>
          <table:table-cell office:value-type="float" office:value="60" table:style-name="ce10">
            <text:p>60</text:p>
          </table:table-cell>
          <table:table-cell office:value-type="float" office:value="0" table:style-name="ce10">
            <text:p>0</text:p>
          </table:table-cell>
          <table:table-cell office:value-type="float" office:value="67.893000000000001" table:style-name="ce10">
            <text:p>67.893</text:p>
          </table:table-cell>
          <table:table-cell office:value-type="float" office:value="71.572000000000003" table:style-name="ce10">
            <text:p>71.572</text:p>
          </table:table-cell>
          <table:table-cell office:value-type="float" office:value="63.087000000000003" table:style-name="ce10">
            <text:p>63.087</text:p>
          </table:table-cell>
          <table:table-cell office:value-type="float" office:value="38.926000000000002" table:style-name="ce10">
            <text:p>38.926</text:p>
          </table:table-cell>
          <table:table-cell office:value-type="float" office:value="74.581999999999994" table:style-name="ce10">
            <text:p>74.582</text:p>
          </table:table-cell>
          <table:table-cell office:value-type="float" office:value="73.912999999999997" table:style-name="ce10">
            <text:p>73.913</text:p>
          </table:table-cell>
          <table:table-cell office:value-type="float" office:value="3.6789999999999998" table:style-name="ce10">
            <text:p>3.679</text:p>
          </table:table-cell>
          <table:table-cell office:value-type="float" office:value="82.942999999999998" table:style-name="ce10">
            <text:p>82.943</text:p>
          </table:table-cell>
          <table:table-cell office:value-type="float" office:value="19.931000000000001" table:style-name="ce10">
            <text:p>19.931</text:p>
          </table:table-cell>
          <table:table-cell office:value-type="float" office:value="76.073999999999998" table:style-name="ce10">
            <text:p>76.074</text:p>
          </table:table-cell>
          <table:table-cell table:number-columns-repeated="16264"/>
        </table:table-row>
        <table:table-row table:style-name="ro5">
          <table:table-cell office:value-type="string" table:style-name="ce4">
            <text:p>OFSTED</text:p>
          </table:table-cell>
          <table:table-cell office:value-type="string" table:style-name="ce4">
            <text:p>Ofsted</text:p>
          </table:table-cell>
          <table:table-cell office:value-type="string" table:style-name="ce4">
            <text:p>Ofsted</text:p>
          </table:table-cell>
          <table:table-cell table:style-name="ce4"/>
          <table:table-cell office:value-type="float" office:value="85.091999999999999" table:style-name="ce10">
            <text:p>85.092</text:p>
          </table:table-cell>
          <table:table-cell office:value-type="float" office:value="70.748000000000005" table:style-name="ce10">
            <text:p>70.748</text:p>
          </table:table-cell>
          <table:table-cell office:value-type="float" office:value="81.638000000000005" table:style-name="ce10">
            <text:p>81.638</text:p>
          </table:table-cell>
          <table:table-cell office:value-type="float" office:value="92.998000000000005" table:style-name="ce10">
            <text:p>92.998</text:p>
          </table:table-cell>
          <table:table-cell office:value-type="float" office:value="84.628" table:style-name="ce10">
            <text:p>84.628</text:p>
          </table:table-cell>
          <table:table-cell office:value-type="float" office:value="86.86" table:style-name="ce10">
            <text:p>86.86</text:p>
          </table:table-cell>
          <table:table-cell office:value-type="float" office:value="62.688000000000002" table:style-name="ce10">
            <text:p>62.688</text:p>
          </table:table-cell>
          <table:table-cell office:value-type="float" office:value="83.492999999999995" table:style-name="ce10">
            <text:p>83.493</text:p>
          </table:table-cell>
          <table:table-cell office:value-type="float" office:value="80.292000000000002" table:style-name="ce10">
            <text:p>80.292</text:p>
          </table:table-cell>
          <table:table-cell office:value-type="float" office:value="44.293999999999997" table:style-name="ce10">
            <text:p>44.294</text:p>
          </table:table-cell>
          <table:table-cell office:value-type="float" office:value="63.662999999999997" table:style-name="ce10">
            <text:p>63.663</text:p>
          </table:table-cell>
          <table:table-cell office:value-type="float" office:value="94.385999999999996" table:style-name="ce10">
            <text:p>94.386</text:p>
          </table:table-cell>
          <table:table-cell office:value-type="float" office:value="89.820999999999998" table:style-name="ce10">
            <text:p>89.821</text:p>
          </table:table-cell>
          <table:table-cell office:value-type="float" office:value="87.84" table:style-name="ce10">
            <text:p>87.84</text:p>
          </table:table-cell>
          <table:table-cell office:value-type="float" office:value="61.704999999999998" table:style-name="ce10">
            <text:p>61.705</text:p>
          </table:table-cell>
          <table:table-cell office:value-type="float" office:value="74.459999999999994" table:style-name="ce10">
            <text:p>74.46</text:p>
          </table:table-cell>
          <table:table-cell office:value-type="float" office:value="93.144000000000005" table:style-name="ce10">
            <text:p>93.144</text:p>
          </table:table-cell>
          <table:table-cell office:value-type="float" office:value="92.906000000000006" table:style-name="ce10">
            <text:p>92.906</text:p>
          </table:table-cell>
          <table:table-cell office:value-type="float" office:value="84.126000000000005" table:style-name="ce10">
            <text:p>84.126</text:p>
          </table:table-cell>
          <table:table-cell office:value-type="float" office:value="90.173000000000002" table:style-name="ce10">
            <text:p>90.173</text:p>
          </table:table-cell>
          <table:table-cell office:value-type="float" office:value="87.754999999999995" table:style-name="ce10">
            <text:p>87.755</text:p>
          </table:table-cell>
          <table:table-cell office:value-type="float" office:value="81.498000000000005" table:style-name="ce10">
            <text:p>81.498</text:p>
          </table:table-cell>
          <table:table-cell office:value-type="float" office:value="87.275999999999996" table:style-name="ce10">
            <text:p>87.276</text:p>
          </table:table-cell>
          <table:table-cell office:value-type="float" office:value="88.45" table:style-name="ce10">
            <text:p>88.45</text:p>
          </table:table-cell>
          <table:table-cell office:value-type="float" office:value="83.2" table:style-name="ce10">
            <text:p>83.2</text:p>
          </table:table-cell>
          <table:table-cell office:value-type="float" office:value="78.863" table:style-name="ce10">
            <text:p>78.863</text:p>
          </table:table-cell>
          <table:table-cell office:value-type="float" office:value="80.346000000000004" table:style-name="ce10">
            <text:p>80.346</text:p>
          </table:table-cell>
          <table:table-cell office:value-type="float" office:value="92.103999999999999" table:style-name="ce10">
            <text:p>92.104</text:p>
          </table:table-cell>
          <table:table-cell office:value-type="float" office:value="89.183999999999997" table:style-name="ce10">
            <text:p>89.184</text:p>
          </table:table-cell>
          <table:table-cell office:value-type="float" office:value="79.245999999999995" table:style-name="ce10">
            <text:p>79.246</text:p>
          </table:table-cell>
          <table:table-cell office:value-type="float" office:value="70.759" table:style-name="ce10">
            <text:p>70.759</text:p>
          </table:table-cell>
          <table:table-cell office:value-type="float" office:value="64.382999999999996" table:style-name="ce10">
            <text:p>64.383</text:p>
          </table:table-cell>
          <table:table-cell office:value-type="float" office:value="58.616" table:style-name="ce10">
            <text:p>58.616</text:p>
          </table:table-cell>
          <table:table-cell office:value-type="float" office:value="56.914000000000001" table:style-name="ce10">
            <text:p>56.914</text:p>
          </table:table-cell>
          <table:table-cell office:value-type="float" office:value="86.543000000000006" table:style-name="ce10">
            <text:p>86.543</text:p>
          </table:table-cell>
          <table:table-cell office:value-type="float" office:value="92.27" table:style-name="ce10">
            <text:p>92.27</text:p>
          </table:table-cell>
          <table:table-cell office:value-type="float" office:value="78.998999999999995" table:style-name="ce10">
            <text:p>78.999</text:p>
          </table:table-cell>
          <table:table-cell office:value-type="float" office:value="76.373000000000005" table:style-name="ce10">
            <text:p>76.373</text:p>
          </table:table-cell>
          <table:table-cell office:value-type="float" office:value="81.47" table:style-name="ce10">
            <text:p>81.47</text:p>
          </table:table-cell>
          <table:table-cell office:value-type="float" office:value="89.727999999999994" table:style-name="ce10">
            <text:p>89.728</text:p>
          </table:table-cell>
          <table:table-cell office:value-type="float" office:value="94.248999999999995" table:style-name="ce10">
            <text:p>94.249</text:p>
          </table:table-cell>
          <table:table-cell office:value-type="float" office:value="84.744" table:style-name="ce10">
            <text:p>84.744</text:p>
          </table:table-cell>
          <table:table-cell office:value-type="float" office:value="62.4" table:style-name="ce10">
            <text:p>62.4</text:p>
          </table:table-cell>
          <table:table-cell office:value-type="float" office:value="69.320999999999998" table:style-name="ce10">
            <text:p>69.321</text:p>
          </table:table-cell>
          <table:table-cell office:value-type="float" office:value="44.972000000000001" table:style-name="ce10">
            <text:p>44.972</text:p>
          </table:table-cell>
          <table:table-cell office:value-type="float" office:value="49.598999999999997" table:style-name="ce10">
            <text:p>49.599</text:p>
          </table:table-cell>
          <table:table-cell office:value-type="float" office:value="38.31" table:style-name="ce10">
            <text:p>38.31</text:p>
          </table:table-cell>
          <table:table-cell office:value-type="float" office:value="80.790999999999997" table:style-name="ce10">
            <text:p>80.791</text:p>
          </table:table-cell>
          <table:table-cell office:value-type="float" office:value="76.885000000000005" table:style-name="ce10">
            <text:p>76.885</text:p>
          </table:table-cell>
          <table:table-cell office:value-type="float" office:value="74.489999999999995" table:style-name="ce10">
            <text:p>74.49</text:p>
          </table:table-cell>
          <table:table-cell office:value-type="float" office:value="69.239999999999995" table:style-name="ce10">
            <text:p>69.24</text:p>
          </table:table-cell>
          <table:table-cell office:value-type="float" office:value="49.012" table:style-name="ce10">
            <text:p>49.012</text:p>
          </table:table-cell>
          <table:table-cell office:value-type="float" office:value="48.237000000000002" table:style-name="ce10">
            <text:p>48.237</text:p>
          </table:table-cell>
          <table:table-cell office:value-type="float" office:value="76.313999999999993" table:style-name="ce10">
            <text:p>76.314</text:p>
          </table:table-cell>
          <table:table-cell office:value-type="float" office:value="46.14" table:style-name="ce10">
            <text:p>46.14</text:p>
          </table:table-cell>
          <table:table-cell office:value-type="float" office:value="51.945999999999998" table:style-name="ce10">
            <text:p>51.946</text:p>
          </table:table-cell>
          <table:table-cell office:value-type="float" office:value="75.911000000000001" table:style-name="ce10">
            <text:p>75.911</text:p>
          </table:table-cell>
          <table:table-cell office:value-type="float" office:value="67.819999999999993" table:style-name="ce10">
            <text:p>67.82</text:p>
          </table:table-cell>
          <table:table-cell office:value-type="float" office:value="60.619" table:style-name="ce10">
            <text:p>60.619</text:p>
          </table:table-cell>
          <table:table-cell office:value-type="float" office:value="69.369" table:style-name="ce10">
            <text:p>69.369</text:p>
          </table:table-cell>
          <table:table-cell office:value-type="float" office:value="68.397999999999996" table:style-name="ce10">
            <text:p>68.398</text:p>
          </table:table-cell>
          <table:table-cell office:value-type="float" office:value="60.569000000000003" table:style-name="ce10">
            <text:p>60.569</text:p>
          </table:table-cell>
          <table:table-cell office:value-type="float" office:value="47.59" table:style-name="ce10">
            <text:p>47.59</text:p>
          </table:table-cell>
          <table:table-cell office:value-type="float" office:value="90.662000000000006" table:style-name="ce10">
            <text:p>90.662</text:p>
          </table:table-cell>
          <table:table-cell office:value-type="float" office:value="69.53" table:style-name="ce10">
            <text:p>69.53</text:p>
          </table:table-cell>
          <table:table-cell office:value-type="float" office:value="79.343999999999994" table:style-name="ce10">
            <text:p>79.344</text:p>
          </table:table-cell>
          <table:table-cell office:value-type="float" office:value="76.129000000000005" table:style-name="ce10">
            <text:p>76.129</text:p>
          </table:table-cell>
          <table:table-cell office:value-type="float" office:value="75.355000000000004" table:style-name="ce10">
            <text:p>75.355</text:p>
          </table:table-cell>
          <table:table-cell office:value-type="float" office:value="64.215000000000003" table:style-name="ce10">
            <text:p>64.215</text:p>
          </table:table-cell>
          <table:table-cell office:value-type="float" office:value="49.783000000000001" table:style-name="ce10">
            <text:p>49.783</text:p>
          </table:table-cell>
          <table:table-cell office:value-type="float" office:value="81.677999999999997" table:style-name="ce10">
            <text:p>81.678</text:p>
          </table:table-cell>
          <table:table-cell office:value-type="float" office:value="21.658000000000001" table:style-name="ce10">
            <text:p>21.658</text:p>
          </table:table-cell>
          <table:table-cell office:value-type="float" office:value="90" table:style-name="ce10">
            <text:p>90</text:p>
          </table:table-cell>
          <table:table-cell office:value-type="float" office:value="65.739000000000004" table:style-name="ce10">
            <text:p>65.739</text:p>
          </table:table-cell>
          <table:table-cell office:value-type="float" office:value="94.685000000000002" table:style-name="ce10">
            <text:p>94.685</text:p>
          </table:table-cell>
          <table:table-cell office:value-type="float" office:value="83.674999999999997" table:style-name="ce10">
            <text:p>83.675</text:p>
          </table:table-cell>
          <table:table-cell office:value-type="float" office:value="73.468999999999994" table:style-name="ce10">
            <text:p>73.469</text:p>
          </table:table-cell>
          <table:table-cell office:value-type="float" office:value="5.0149999999999997" table:style-name="ce10">
            <text:p>5.015</text:p>
          </table:table-cell>
          <table:table-cell office:value-type="float" office:value="14.798999999999999" table:style-name="ce10">
            <text:p>14.799</text:p>
          </table:table-cell>
          <table:table-cell office:value-type="float" office:value="33.746000000000002" table:style-name="ce10">
            <text:p>33.746</text:p>
          </table:table-cell>
          <table:table-cell office:value-type="float" office:value="46.44" table:style-name="ce10">
            <text:p>46.44</text:p>
          </table:table-cell>
          <table:table-cell office:value-type="float" office:value="9.9879999999999995" table:style-name="ce10">
            <text:p>9.988</text:p>
          </table:table-cell>
          <table:table-cell office:value-type="float" office:value="91.650999999999996" table:style-name="ce10">
            <text:p>91.651</text:p>
          </table:table-cell>
          <table:table-cell office:value-type="float" office:value="75.463999999999999" table:style-name="ce10">
            <text:p>75.464</text:p>
          </table:table-cell>
          <table:table-cell office:value-type="float" office:value="81.846000000000004" table:style-name="ce10">
            <text:p>81.846</text:p>
          </table:table-cell>
          <table:table-cell office:value-type="float" office:value="5.4320000000000004" table:style-name="ce10">
            <text:p>5.432</text:p>
          </table:table-cell>
          <table:table-cell office:value-type="float" office:value="88.025000000000006" table:style-name="ce10">
            <text:p>88.025</text:p>
          </table:table-cell>
          <table:table-cell office:value-type="float" office:value="6.5430000000000001" table:style-name="ce10">
            <text:p>6.543</text:p>
          </table:table-cell>
          <table:table-cell office:value-type="float" office:value="5.0739999999999998" table:style-name="ce10">
            <text:p>5.074</text:p>
          </table:table-cell>
          <table:table-cell office:value-type="float" office:value="89.48" table:style-name="ce10">
            <text:p>89.48</text:p>
          </table:table-cell>
          <table:table-cell office:value-type="float" office:value="5.4459999999999997" table:style-name="ce10">
            <text:p>5.446</text:p>
          </table:table-cell>
          <table:table-cell office:value-type="float" office:value="36.585000000000001" table:style-name="ce10">
            <text:p>36.585</text:p>
          </table:table-cell>
          <table:table-cell office:value-type="float" office:value="46.341000000000001" table:style-name="ce10">
            <text:p>46.341</text:p>
          </table:table-cell>
          <table:table-cell office:value-type="float" office:value="17.073" table:style-name="ce10">
            <text:p>17.073</text:p>
          </table:table-cell>
          <table:table-cell office:value-type="float" office:value="28.571000000000002" table:style-name="ce10">
            <text:p>28.571</text:p>
          </table:table-cell>
          <table:table-cell office:value-type="float" office:value="53.570999999999998" table:style-name="ce10">
            <text:p>53.571</text:p>
          </table:table-cell>
          <table:table-cell office:value-type="float" office:value="17.856999999999999" table:style-name="ce10">
            <text:p>17.857</text:p>
          </table:table-cell>
          <table:table-cell office:value-type="float" office:value="43.21" table:style-name="ce10">
            <text:p>43.21</text:p>
          </table:table-cell>
          <table:table-cell office:value-type="float" office:value="29.63" table:style-name="ce10">
            <text:p>29.63</text:p>
          </table:table-cell>
          <table:table-cell office:value-type="float" office:value="27.16" table:style-name="ce10">
            <text:p>27.16</text:p>
          </table:table-cell>
          <table:table-cell office:value-type="float" office:value="63.414999999999999" table:style-name="ce10">
            <text:p>63.415</text:p>
          </table:table-cell>
          <table:table-cell office:value-type="float" office:value="18.292999999999999" table:style-name="ce10">
            <text:p>18.293</text:p>
          </table:table-cell>
          <table:table-cell office:value-type="float" office:value="18.292999999999999" table:style-name="ce10">
            <text:p>18.293</text:p>
          </table:table-cell>
          <table:table-cell office:value-type="float" office:value="34.482999999999997" table:style-name="ce10">
            <text:p>34.483</text:p>
          </table:table-cell>
          <table:table-cell office:value-type="float" office:value="55.171999999999997" table:style-name="ce10">
            <text:p>55.172</text:p>
          </table:table-cell>
          <table:table-cell office:value-type="float" office:value="10.345000000000001" table:style-name="ce10">
            <text:p>10.345</text:p>
          </table:table-cell>
          <table:table-cell office:value-type="float" office:value="70.257000000000005" table:style-name="ce10">
            <text:p>70.257</text:p>
          </table:table-cell>
          <table:table-cell office:value-type="float" office:value="77.337999999999994" table:style-name="ce10">
            <text:p>77.338</text:p>
          </table:table-cell>
          <table:table-cell office:value-type="float" office:value="67.506" table:style-name="ce10">
            <text:p>67.506</text:p>
          </table:table-cell>
          <table:table-cell office:value-type="float" office:value="33.082000000000001" table:style-name="ce10">
            <text:p>33.082</text:p>
          </table:table-cell>
          <table:table-cell office:value-type="float" office:value="74.921999999999997" table:style-name="ce10">
            <text:p>74.922</text:p>
          </table:table-cell>
          <table:table-cell office:value-type="float" office:value="71.277000000000001" table:style-name="ce10">
            <text:p>71.277</text:p>
          </table:table-cell>
          <table:table-cell office:value-type="float" office:value="3.0760000000000001" table:style-name="ce10">
            <text:p>3.076</text:p>
          </table:table-cell>
          <table:table-cell office:value-type="float" office:value="83.146000000000001" table:style-name="ce10">
            <text:p>83.146</text:p>
          </table:table-cell>
          <table:table-cell office:value-type="float" office:value="23.396999999999998" table:style-name="ce10">
            <text:p>23.397</text:p>
          </table:table-cell>
          <table:table-cell office:value-type="float" office:value="78.763000000000005" table:style-name="ce10">
            <text:p>78.763</text:p>
          </table:table-cell>
          <table:table-cell table:number-columns-repeated="16264"/>
        </table:table-row>
        <table:table-row table:style-name="ro10">
          <table:table-cell office:value-type="string" table:style-name="ce4">
            <text:p>OFWAT</text:p>
          </table:table-cell>
          <table:table-cell office:value-type="string" table:style-name="ce4">
            <text:p>Water Regulation Services Authority (Ofwat)</text:p>
          </table:table-cell>
          <table:table-cell office:value-type="string" table:style-name="ce4">
            <text:p>Water Regulation Services Authority (Ofwat)</text:p>
          </table:table-cell>
          <table:table-cell table:style-name="ce4"/>
          <table:table-cell office:value-type="float" office:value="81.176000000000002" table:style-name="ce10">
            <text:p>81.176</text:p>
          </table:table-cell>
          <table:table-cell office:value-type="float" office:value="66.462999999999994" table:style-name="ce10">
            <text:p>66.463</text:p>
          </table:table-cell>
          <table:table-cell office:value-type="float" office:value="83.043000000000006" table:style-name="ce10">
            <text:p>83.043</text:p>
          </table:table-cell>
          <table:table-cell office:value-type="float" office:value="85.748999999999995" table:style-name="ce10">
            <text:p>85.749</text:p>
          </table:table-cell>
          <table:table-cell office:value-type="float" office:value="77.213999999999999" table:style-name="ce10">
            <text:p>77.214</text:p>
          </table:table-cell>
          <table:table-cell office:value-type="float" office:value="89.210999999999999" table:style-name="ce10">
            <text:p>89.211</text:p>
          </table:table-cell>
          <table:table-cell office:value-type="float" office:value="49.029000000000003" table:style-name="ce10">
            <text:p>49.029</text:p>
          </table:table-cell>
          <table:table-cell office:value-type="float" office:value="84.903000000000006" table:style-name="ce10">
            <text:p>84.903</text:p>
          </table:table-cell>
          <table:table-cell office:value-type="float" office:value="76.795000000000002" table:style-name="ce10">
            <text:p>76.795</text:p>
          </table:table-cell>
          <table:table-cell office:value-type="float" office:value="32.524000000000001" table:style-name="ce10">
            <text:p>32.524</text:p>
          </table:table-cell>
          <table:table-cell office:value-type="float" office:value="66.754000000000005" table:style-name="ce10">
            <text:p>66.754</text:p>
          </table:table-cell>
          <table:table-cell office:value-type="float" office:value="91.304000000000002" table:style-name="ce10">
            <text:p>91.304</text:p>
          </table:table-cell>
          <table:table-cell office:value-type="float" office:value="84.540999999999997" table:style-name="ce10">
            <text:p>84.541</text:p>
          </table:table-cell>
          <table:table-cell office:value-type="float" office:value="76.584999999999994" table:style-name="ce10">
            <text:p>76.585</text:p>
          </table:table-cell>
          <table:table-cell office:value-type="float" office:value="73.430000000000007" table:style-name="ce10">
            <text:p>73.43</text:p>
          </table:table-cell>
          <table:table-cell office:value-type="float" office:value="89.372" table:style-name="ce10">
            <text:p>89.372</text:p>
          </table:table-cell>
          <table:table-cell office:value-type="float" office:value="84.540999999999997" table:style-name="ce10">
            <text:p>84.541</text:p>
          </table:table-cell>
          <table:table-cell office:value-type="float" office:value="86.956999999999994" table:style-name="ce10">
            <text:p>86.957</text:p>
          </table:table-cell>
          <table:table-cell office:value-type="float" office:value="79.709999999999994" table:style-name="ce10">
            <text:p>79.71</text:p>
          </table:table-cell>
          <table:table-cell office:value-type="float" office:value="87.923000000000002" table:style-name="ce10">
            <text:p>87.923</text:p>
          </table:table-cell>
          <table:table-cell office:value-type="float" office:value="90.820999999999998" table:style-name="ce10">
            <text:p>90.821</text:p>
          </table:table-cell>
          <table:table-cell office:value-type="float" office:value="75.361999999999995" table:style-name="ce10">
            <text:p>75.362</text:p>
          </table:table-cell>
          <table:table-cell office:value-type="float" office:value="85.507000000000005" table:style-name="ce10">
            <text:p>85.507</text:p>
          </table:table-cell>
          <table:table-cell office:value-type="float" office:value="82.608999999999995" table:style-name="ce10">
            <text:p>82.609</text:p>
          </table:table-cell>
          <table:table-cell office:value-type="float" office:value="61.65" table:style-name="ce10">
            <text:p>61.65</text:p>
          </table:table-cell>
          <table:table-cell office:value-type="float" office:value="64.078000000000003" table:style-name="ce10">
            <text:p>64.078</text:p>
          </table:table-cell>
          <table:table-cell office:value-type="float" office:value="66.989999999999995" table:style-name="ce10">
            <text:p>66.99</text:p>
          </table:table-cell>
          <table:table-cell office:value-type="float" office:value="92.754000000000005" table:style-name="ce10">
            <text:p>92.754</text:p>
          </table:table-cell>
          <table:table-cell office:value-type="float" office:value="89.855000000000004" table:style-name="ce10">
            <text:p>89.855</text:p>
          </table:table-cell>
          <table:table-cell office:value-type="float" office:value="85.024000000000001" table:style-name="ce10">
            <text:p>85.024</text:p>
          </table:table-cell>
          <table:table-cell office:value-type="float" office:value="62.621000000000002" table:style-name="ce10">
            <text:p>62.621</text:p>
          </table:table-cell>
          <table:table-cell office:value-type="float" office:value="48.058" table:style-name="ce10">
            <text:p>48.058</text:p>
          </table:table-cell>
          <table:table-cell office:value-type="float" office:value="37.073" table:style-name="ce10">
            <text:p>37.073</text:p>
          </table:table-cell>
          <table:table-cell office:value-type="float" office:value="47.805" table:style-name="ce10">
            <text:p>47.805</text:p>
          </table:table-cell>
          <table:table-cell office:value-type="float" office:value="84.540999999999997" table:style-name="ce10">
            <text:p>84.541</text:p>
          </table:table-cell>
          <table:table-cell office:value-type="float" office:value="91.748000000000005" table:style-name="ce10">
            <text:p>91.748</text:p>
          </table:table-cell>
          <table:table-cell office:value-type="float" office:value="73.912999999999997" table:style-name="ce10">
            <text:p>73.913</text:p>
          </table:table-cell>
          <table:table-cell office:value-type="float" office:value="89.372" table:style-name="ce10">
            <text:p>89.372</text:p>
          </table:table-cell>
          <table:table-cell office:value-type="float" office:value="74.396000000000001" table:style-name="ce10">
            <text:p>74.396</text:p>
          </table:table-cell>
          <table:table-cell office:value-type="float" office:value="77.67" table:style-name="ce10">
            <text:p>77.67</text:p>
          </table:table-cell>
          <table:table-cell office:value-type="float" office:value="91.787000000000006" table:style-name="ce10">
            <text:p>91.787</text:p>
          </table:table-cell>
          <table:table-cell office:value-type="float" office:value="83.091999999999999" table:style-name="ce10">
            <text:p>83.092</text:p>
          </table:table-cell>
          <table:table-cell office:value-type="float" office:value="63.768000000000001" table:style-name="ce10">
            <text:p>63.768</text:p>
          </table:table-cell>
          <table:table-cell office:value-type="float" office:value="69.903000000000006" table:style-name="ce10">
            <text:p>69.903</text:p>
          </table:table-cell>
          <table:table-cell office:value-type="float" office:value="32.524000000000001" table:style-name="ce10">
            <text:p>32.524</text:p>
          </table:table-cell>
          <table:table-cell office:value-type="float" office:value="33.494999999999997" table:style-name="ce10">
            <text:p>33.495</text:p>
          </table:table-cell>
          <table:table-cell office:value-type="float" office:value="31.553000000000001" table:style-name="ce10">
            <text:p>31.553</text:p>
          </table:table-cell>
          <table:table-cell office:value-type="float" office:value="78.260999999999996" table:style-name="ce10">
            <text:p>78.261</text:p>
          </table:table-cell>
          <table:table-cell office:value-type="float" office:value="76.698999999999998" table:style-name="ce10">
            <text:p>76.699</text:p>
          </table:table-cell>
          <table:table-cell office:value-type="float" office:value="58.738" table:style-name="ce10">
            <text:p>58.738</text:p>
          </table:table-cell>
          <table:table-cell office:value-type="float" office:value="73.301000000000002" table:style-name="ce10">
            <text:p>73.301</text:p>
          </table:table-cell>
          <table:table-cell office:value-type="float" office:value="53.398000000000003" table:style-name="ce10">
            <text:p>53.398</text:p>
          </table:table-cell>
          <table:table-cell office:value-type="float" office:value="51.456000000000003" table:style-name="ce10">
            <text:p>51.456</text:p>
          </table:table-cell>
          <table:table-cell office:value-type="float" office:value="78.744" table:style-name="ce10">
            <text:p>78.744</text:p>
          </table:table-cell>
          <table:table-cell office:value-type="float" office:value="64.563000000000002" table:style-name="ce10">
            <text:p>64.563</text:p>
          </table:table-cell>
          <table:table-cell office:value-type="float" office:value="65.049000000000007" table:style-name="ce10">
            <text:p>65.049</text:p>
          </table:table-cell>
          <table:table-cell office:value-type="float" office:value="65.216999999999999" table:style-name="ce10">
            <text:p>65.217</text:p>
          </table:table-cell>
          <table:table-cell office:value-type="float" office:value="73.430000000000007" table:style-name="ce10">
            <text:p>73.43</text:p>
          </table:table-cell>
          <table:table-cell office:value-type="float" office:value="53.170999999999999" table:style-name="ce10">
            <text:p>53.171</text:p>
          </table:table-cell>
          <table:table-cell office:value-type="float" office:value="67.150000000000006" table:style-name="ce10">
            <text:p>67.15</text:p>
          </table:table-cell>
          <table:table-cell office:value-type="float" office:value="62.802" table:style-name="ce10">
            <text:p>62.802</text:p>
          </table:table-cell>
          <table:table-cell office:value-type="float" office:value="57.970999999999997" table:style-name="ce10">
            <text:p>57.971</text:p>
          </table:table-cell>
          <table:table-cell office:value-type="float" office:value="32.039000000000001" table:style-name="ce10">
            <text:p>32.039</text:p>
          </table:table-cell>
          <table:table-cell office:value-type="float" office:value="88.888999999999996" table:style-name="ce10">
            <text:p>88.889</text:p>
          </table:table-cell>
          <table:table-cell office:value-type="float" office:value="77.778000000000006" table:style-name="ce10">
            <text:p>77.778</text:p>
          </table:table-cell>
          <table:table-cell office:value-type="float" office:value="78.641000000000005" table:style-name="ce10">
            <text:p>78.641</text:p>
          </table:table-cell>
          <table:table-cell office:value-type="float" office:value="73.039000000000001" table:style-name="ce10">
            <text:p>73.039</text:p>
          </table:table-cell>
          <table:table-cell office:value-type="float" office:value="87.923000000000002" table:style-name="ce10">
            <text:p>87.923</text:p>
          </table:table-cell>
          <table:table-cell office:value-type="float" office:value="40.777000000000001" table:style-name="ce10">
            <text:p>40.777</text:p>
          </table:table-cell>
          <table:table-cell office:value-type="float" office:value="27.184000000000001" table:style-name="ce10">
            <text:p>27.184</text:p>
          </table:table-cell>
          <table:table-cell office:value-type="float" office:value="94.686000000000007" table:style-name="ce10">
            <text:p>94.686</text:p>
          </table:table-cell>
          <table:table-cell office:value-type="float" office:value="42.718000000000004" table:style-name="ce10">
            <text:p>42.718</text:p>
          </table:table-cell>
          <table:table-cell office:value-type="float" office:value="90.290999999999997" table:style-name="ce10">
            <text:p>90.291</text:p>
          </table:table-cell>
          <table:table-cell office:value-type="float" office:value="98.543999999999997" table:style-name="ce10">
            <text:p>98.544</text:p>
          </table:table-cell>
          <table:table-cell office:value-type="float" office:value="97.584999999999994" table:style-name="ce10">
            <text:p>97.585</text:p>
          </table:table-cell>
          <table:table-cell office:value-type="float" office:value="69.608000000000004" table:style-name="ce10">
            <text:p>69.608</text:p>
          </table:table-cell>
          <table:table-cell office:value-type="float" office:value="61.164999999999999" table:style-name="ce10">
            <text:p>61.165</text:p>
          </table:table-cell>
          <table:table-cell office:value-type="float" office:value="8.2129999999999992" table:style-name="ce10">
            <text:p>8.213</text:p>
          </table:table-cell>
          <table:table-cell office:value-type="float" office:value="20.29" table:style-name="ce10">
            <text:p>20.29</text:p>
          </table:table-cell>
          <table:table-cell office:value-type="float" office:value="45.411000000000001" table:style-name="ce10">
            <text:p>45.411</text:p>
          </table:table-cell>
          <table:table-cell office:value-type="float" office:value="26.087" table:style-name="ce10">
            <text:p>26.087</text:p>
          </table:table-cell>
          <table:table-cell office:value-type="float" office:value="8.7379999999999995" table:style-name="ce10">
            <text:p>8.738</text:p>
          </table:table-cell>
          <table:table-cell office:value-type="float" office:value="82.608999999999995" table:style-name="ce10">
            <text:p>82.609</text:p>
          </table:table-cell>
          <table:table-cell office:value-type="float" office:value="60.87" table:style-name="ce10">
            <text:p>60.87</text:p>
          </table:table-cell>
          <table:table-cell office:value-type="float" office:value="85.436999999999998" table:style-name="ce10">
            <text:p>85.437</text:p>
          </table:table-cell>
          <table:table-cell office:value-type="float" office:value="3.3820000000000001" table:style-name="ce10">
            <text:p>3.382</text:p>
          </table:table-cell>
          <table:table-cell office:value-type="float" office:value="90.820999999999998" table:style-name="ce10">
            <text:p>90.821</text:p>
          </table:table-cell>
          <table:table-cell office:value-type="float" office:value="5.7969999999999997" table:style-name="ce10">
            <text:p>5.797</text:p>
          </table:table-cell>
          <table:table-cell office:value-type="float" office:value="3.3980000000000001" table:style-name="ce10">
            <text:p>3.398</text:p>
          </table:table-cell>
          <table:table-cell office:value-type="float" office:value="90.777000000000001" table:style-name="ce10">
            <text:p>90.777</text:p>
          </table:table-cell>
          <table:table-cell office:value-type="float" office:value="5.8250000000000002" table:style-name="ce10">
            <text:p>5.825</text:p>
          </table:table-cell>
          <table:table-cell office:value-type="float" office:value="42.856999999999999" table:style-name="ce10">
            <text:p>42.857</text:p>
          </table:table-cell>
          <table:table-cell office:value-type="float" office:value="57.143000000000001" table:style-name="ce10">
            <text:p>57.143</text:p>
          </table:table-cell>
          <table:table-cell office:value-type="float" office:value="0" table:style-name="ce10">
            <text:p>0</text:p>
          </table:table-cell>
          <table:table-cell office:value-type="float" office:value="0" table:style-name="ce10">
            <text:p>0</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14.286" table:style-name="ce10">
            <text:p>14.286</text:p>
          </table:table-cell>
          <table:table-cell office:value-type="float" office:value="28.571000000000002" table:style-name="ce10">
            <text:p>28.571</text:p>
          </table:table-cell>
          <table:table-cell office:value-type="float" office:value="57.143000000000001" table:style-name="ce10">
            <text:p>57.143</text:p>
          </table:table-cell>
          <table:table-cell office:value-type="float" office:value="57.143000000000001" table:style-name="ce10">
            <text:p>57.143</text:p>
          </table:table-cell>
          <table:table-cell office:value-type="float" office:value="28.571000000000002" table:style-name="ce10">
            <text:p>28.571</text:p>
          </table:table-cell>
          <table:table-cell office:value-type="float" office:value="14.286" table:style-name="ce10">
            <text:p>14.286</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67.475999999999999" table:style-name="ce10">
            <text:p>67.476</text:p>
          </table:table-cell>
          <table:table-cell office:value-type="float" office:value="72.33" table:style-name="ce10">
            <text:p>72.33</text:p>
          </table:table-cell>
          <table:table-cell office:value-type="float" office:value="65.049000000000007" table:style-name="ce10">
            <text:p>65.049</text:p>
          </table:table-cell>
          <table:table-cell office:value-type="float" office:value="35.122" table:style-name="ce10">
            <text:p>35.122</text:p>
          </table:table-cell>
          <table:table-cell office:value-type="float" office:value="75.727999999999994" table:style-name="ce10">
            <text:p>75.728</text:p>
          </table:table-cell>
          <table:table-cell office:value-type="float" office:value="73.786000000000001" table:style-name="ce10">
            <text:p>73.786</text:p>
          </table:table-cell>
          <table:table-cell office:value-type="float" office:value="4.3689999999999998" table:style-name="ce10">
            <text:p>4.369</text:p>
          </table:table-cell>
          <table:table-cell office:value-type="float" office:value="86.408000000000001" table:style-name="ce10">
            <text:p>86.408</text:p>
          </table:table-cell>
          <table:table-cell office:value-type="float" office:value="23.835999999999999" table:style-name="ce10">
            <text:p>23.836</text:p>
          </table:table-cell>
          <table:table-cell office:value-type="float" office:value="74.265000000000001" table:style-name="ce10">
            <text:p>74.265</text:p>
          </table:table-cell>
          <table:table-cell table:number-columns-repeated="16264"/>
        </table:table-row>
        <table:table-row table:style-name="ro5">
          <table:table-cell office:value-type="string" table:style-name="ce4">
            <text:p>ONS</text:p>
          </table:table-cell>
          <table:table-cell office:value-type="string" table:style-name="ce4">
            <text:p>Office for National Statistics</text:p>
          </table:table-cell>
          <table:table-cell office:value-type="string" table:style-name="ce4">
            <text:p>UK Statistics Authority</text:p>
          </table:table-cell>
          <table:table-cell office:value-type="string" table:style-name="ce4">
            <text:p>[note 6]</text:p>
          </table:table-cell>
          <table:table-cell office:value-type="float" office:value="72.957999999999998" table:style-name="ce10">
            <text:p>72.958</text:p>
          </table:table-cell>
          <table:table-cell office:value-type="float" office:value="67.873000000000005" table:style-name="ce10">
            <text:p>67.873</text:p>
          </table:table-cell>
          <table:table-cell office:value-type="float" office:value="76.462000000000003" table:style-name="ce10">
            <text:p>76.462</text:p>
          </table:table-cell>
          <table:table-cell office:value-type="float" office:value="81.346999999999994" table:style-name="ce10">
            <text:p>81.347</text:p>
          </table:table-cell>
          <table:table-cell office:value-type="float" office:value="76.891000000000005" table:style-name="ce10">
            <text:p>76.891</text:p>
          </table:table-cell>
          <table:table-cell office:value-type="float" office:value="85.456999999999994" table:style-name="ce10">
            <text:p>85.457</text:p>
          </table:table-cell>
          <table:table-cell office:value-type="float" office:value="61.399000000000001" table:style-name="ce10">
            <text:p>61.399</text:p>
          </table:table-cell>
          <table:table-cell office:value-type="float" office:value="84.584999999999994" table:style-name="ce10">
            <text:p>84.585</text:p>
          </table:table-cell>
          <table:table-cell office:value-type="float" office:value="75.122" table:style-name="ce10">
            <text:p>75.122</text:p>
          </table:table-cell>
          <table:table-cell office:value-type="float" office:value="27.774000000000001" table:style-name="ce10">
            <text:p>27.774</text:p>
          </table:table-cell>
          <table:table-cell office:value-type="float" office:value="56.509" table:style-name="ce10">
            <text:p>56.509</text:p>
          </table:table-cell>
          <table:table-cell office:value-type="float" office:value="87.087000000000003" table:style-name="ce10">
            <text:p>87.087</text:p>
          </table:table-cell>
          <table:table-cell office:value-type="float" office:value="77.707999999999998" table:style-name="ce10">
            <text:p>77.708</text:p>
          </table:table-cell>
          <table:table-cell office:value-type="float" office:value="74.994" table:style-name="ce10">
            <text:p>74.994</text:p>
          </table:table-cell>
          <table:table-cell office:value-type="float" office:value="60.274999999999999" table:style-name="ce10">
            <text:p>60.275</text:p>
          </table:table-cell>
          <table:table-cell office:value-type="float" office:value="82.259" table:style-name="ce10">
            <text:p>82.259</text:p>
          </table:table-cell>
          <table:table-cell office:value-type="float" office:value="79.608999999999995" table:style-name="ce10">
            <text:p>79.609</text:p>
          </table:table-cell>
          <table:table-cell office:value-type="float" office:value="83.103999999999999" table:style-name="ce10">
            <text:p>83.104</text:p>
          </table:table-cell>
          <table:table-cell office:value-type="float" office:value="75.132999999999996" table:style-name="ce10">
            <text:p>75.133</text:p>
          </table:table-cell>
          <table:table-cell office:value-type="float" office:value="90.332999999999998" table:style-name="ce10">
            <text:p>90.333</text:p>
          </table:table-cell>
          <table:table-cell office:value-type="float" office:value="87.536000000000001" table:style-name="ce10">
            <text:p>87.536</text:p>
          </table:table-cell>
          <table:table-cell office:value-type="float" office:value="68.382000000000005" table:style-name="ce10">
            <text:p>68.382</text:p>
          </table:table-cell>
          <table:table-cell office:value-type="float" office:value="82.495999999999995" table:style-name="ce10">
            <text:p>82.496</text:p>
          </table:table-cell>
          <table:table-cell office:value-type="float" office:value="82.793999999999997" table:style-name="ce10">
            <text:p>82.794</text:p>
          </table:table-cell>
          <table:table-cell office:value-type="float" office:value="68.742000000000004" table:style-name="ce10">
            <text:p>68.742</text:p>
          </table:table-cell>
          <table:table-cell office:value-type="float" office:value="65.001000000000005" table:style-name="ce10">
            <text:p>65.001</text:p>
          </table:table-cell>
          <table:table-cell office:value-type="float" office:value="71.622" table:style-name="ce10">
            <text:p>71.622</text:p>
          </table:table-cell>
          <table:table-cell office:value-type="float" office:value="88.384" table:style-name="ce10">
            <text:p>88.384</text:p>
          </table:table-cell>
          <table:table-cell office:value-type="float" office:value="86.638999999999996" table:style-name="ce10">
            <text:p>86.639</text:p>
          </table:table-cell>
          <table:table-cell office:value-type="float" office:value="81.341999999999999" table:style-name="ce10">
            <text:p>81.342</text:p>
          </table:table-cell>
          <table:table-cell office:value-type="float" office:value="71.608000000000004" table:style-name="ce10">
            <text:p>71.608</text:p>
          </table:table-cell>
          <table:table-cell office:value-type="float" office:value="54.542999999999999" table:style-name="ce10">
            <text:p>54.543</text:p>
          </table:table-cell>
          <table:table-cell office:value-type="float" office:value="64.162999999999997" table:style-name="ce10">
            <text:p>64.163</text:p>
          </table:table-cell>
          <table:table-cell office:value-type="float" office:value="55.286999999999999" table:style-name="ce10">
            <text:p>55.287</text:p>
          </table:table-cell>
          <table:table-cell office:value-type="float" office:value="87.734999999999999" table:style-name="ce10">
            <text:p>87.735</text:p>
          </table:table-cell>
          <table:table-cell office:value-type="float" office:value="91.21" table:style-name="ce10">
            <text:p>91.21</text:p>
          </table:table-cell>
          <table:table-cell office:value-type="float" office:value="73.177000000000007" table:style-name="ce10">
            <text:p>73.177</text:p>
          </table:table-cell>
          <table:table-cell office:value-type="float" office:value="86.234999999999999" table:style-name="ce10">
            <text:p>86.235</text:p>
          </table:table-cell>
          <table:table-cell office:value-type="float" office:value="69.290000000000006" table:style-name="ce10">
            <text:p>69.29</text:p>
          </table:table-cell>
          <table:table-cell office:value-type="float" office:value="75.204999999999998" table:style-name="ce10">
            <text:p>75.205</text:p>
          </table:table-cell>
          <table:table-cell office:value-type="float" office:value="87.155000000000001" table:style-name="ce10">
            <text:p>87.155</text:p>
          </table:table-cell>
          <table:table-cell office:value-type="float" office:value="76.668000000000006" table:style-name="ce10">
            <text:p>76.668</text:p>
          </table:table-cell>
          <table:table-cell office:value-type="float" office:value="65.643000000000001" table:style-name="ce10">
            <text:p>65.643</text:p>
          </table:table-cell>
          <table:table-cell office:value-type="float" office:value="76.816999999999993" table:style-name="ce10">
            <text:p>76.817</text:p>
          </table:table-cell>
          <table:table-cell office:value-type="float" office:value="26.696000000000002" table:style-name="ce10">
            <text:p>26.696</text:p>
          </table:table-cell>
          <table:table-cell office:value-type="float" office:value="37.615000000000002" table:style-name="ce10">
            <text:p>37.615</text:p>
          </table:table-cell>
          <table:table-cell office:value-type="float" office:value="18.981000000000002" table:style-name="ce10">
            <text:p>18.981</text:p>
          </table:table-cell>
          <table:table-cell office:value-type="float" office:value="74.3" table:style-name="ce10">
            <text:p>74.3</text:p>
          </table:table-cell>
          <table:table-cell office:value-type="float" office:value="67.906999999999996" table:style-name="ce10">
            <text:p>67.907</text:p>
          </table:table-cell>
          <table:table-cell office:value-type="float" office:value="61.293999999999997" table:style-name="ce10">
            <text:p>61.294</text:p>
          </table:table-cell>
          <table:table-cell office:value-type="float" office:value="59.323" table:style-name="ce10">
            <text:p>59.323</text:p>
          </table:table-cell>
          <table:table-cell office:value-type="float" office:value="35.524000000000001" table:style-name="ce10">
            <text:p>35.524</text:p>
          </table:table-cell>
          <table:table-cell office:value-type="float" office:value="38.898000000000003" table:style-name="ce10">
            <text:p>38.898</text:p>
          </table:table-cell>
          <table:table-cell office:value-type="float" office:value="69.197000000000003" table:style-name="ce10">
            <text:p>69.197</text:p>
          </table:table-cell>
          <table:table-cell office:value-type="float" office:value="43.985999999999997" table:style-name="ce10">
            <text:p>43.986</text:p>
          </table:table-cell>
          <table:table-cell office:value-type="float" office:value="58.226999999999997" table:style-name="ce10">
            <text:p>58.227</text:p>
          </table:table-cell>
          <table:table-cell office:value-type="float" office:value="79.111000000000004" table:style-name="ce10">
            <text:p>79.111</text:p>
          </table:table-cell>
          <table:table-cell office:value-type="float" office:value="73.959999999999994" table:style-name="ce10">
            <text:p>73.96</text:p>
          </table:table-cell>
          <table:table-cell office:value-type="float" office:value="55.29" table:style-name="ce10">
            <text:p>55.29</text:p>
          </table:table-cell>
          <table:table-cell office:value-type="float" office:value="58.970999999999997" table:style-name="ce10">
            <text:p>58.971</text:p>
          </table:table-cell>
          <table:table-cell office:value-type="float" office:value="56.293999999999997" table:style-name="ce10">
            <text:p>56.294</text:p>
          </table:table-cell>
          <table:table-cell office:value-type="float" office:value="52.21" table:style-name="ce10">
            <text:p>52.21</text:p>
          </table:table-cell>
          <table:table-cell office:value-type="float" office:value="34.454000000000001" table:style-name="ce10">
            <text:p>34.454</text:p>
          </table:table-cell>
          <table:table-cell office:value-type="float" office:value="91.016999999999996" table:style-name="ce10">
            <text:p>91.017</text:p>
          </table:table-cell>
          <table:table-cell office:value-type="float" office:value="77.426000000000002" table:style-name="ce10">
            <text:p>77.426</text:p>
          </table:table-cell>
          <table:table-cell office:value-type="float" office:value="77.186999999999998" table:style-name="ce10">
            <text:p>77.187</text:p>
          </table:table-cell>
          <table:table-cell office:value-type="float" office:value="74.414000000000001" table:style-name="ce10">
            <text:p>74.414</text:p>
          </table:table-cell>
          <table:table-cell office:value-type="float" office:value="84.742000000000004" table:style-name="ce10">
            <text:p>84.742</text:p>
          </table:table-cell>
          <table:table-cell office:value-type="float" office:value="55.216999999999999" table:style-name="ce10">
            <text:p>55.217</text:p>
          </table:table-cell>
          <table:table-cell office:value-type="float" office:value="38.094999999999999" table:style-name="ce10">
            <text:p>38.095</text:p>
          </table:table-cell>
          <table:table-cell office:value-type="float" office:value="83.551000000000002" table:style-name="ce10">
            <text:p>83.551</text:p>
          </table:table-cell>
          <table:table-cell office:value-type="float" office:value="26.97" table:style-name="ce10">
            <text:p>26.97</text:p>
          </table:table-cell>
          <table:table-cell office:value-type="float" office:value="79.58" table:style-name="ce10">
            <text:p>79.58</text:p>
          </table:table-cell>
          <table:table-cell office:value-type="float" office:value="90.63" table:style-name="ce10">
            <text:p>90.63</text:p>
          </table:table-cell>
          <table:table-cell office:value-type="float" office:value="95.53" table:style-name="ce10">
            <text:p>95.53</text:p>
          </table:table-cell>
          <table:table-cell office:value-type="float" office:value="63.831000000000003" table:style-name="ce10">
            <text:p>63.831</text:p>
          </table:table-cell>
          <table:table-cell office:value-type="float" office:value="56.841999999999999" table:style-name="ce10">
            <text:p>56.842</text:p>
          </table:table-cell>
          <table:table-cell office:value-type="float" office:value="4.8449999999999998" table:style-name="ce10">
            <text:p>4.845</text:p>
          </table:table-cell>
          <table:table-cell office:value-type="float" office:value="13.13" table:style-name="ce10">
            <text:p>13.13</text:p>
          </table:table-cell>
          <table:table-cell office:value-type="float" office:value="32.776000000000003" table:style-name="ce10">
            <text:p>32.776</text:p>
          </table:table-cell>
          <table:table-cell office:value-type="float" office:value="49.249000000000002" table:style-name="ce10">
            <text:p>49.249</text:p>
          </table:table-cell>
          <table:table-cell office:value-type="float" office:value="10.407" table:style-name="ce10">
            <text:p>10.407</text:p>
          </table:table-cell>
          <table:table-cell office:value-type="float" office:value="85.117000000000004" table:style-name="ce10">
            <text:p>85.117</text:p>
          </table:table-cell>
          <table:table-cell office:value-type="float" office:value="57.585000000000001" table:style-name="ce10">
            <text:p>57.585</text:p>
          </table:table-cell>
          <table:table-cell office:value-type="float" office:value="76.918999999999997" table:style-name="ce10">
            <text:p>76.919</text:p>
          </table:table-cell>
          <table:table-cell office:value-type="float" office:value="6.4480000000000004" table:style-name="ce10">
            <text:p>6.448</text:p>
          </table:table-cell>
          <table:table-cell office:value-type="float" office:value="89.423000000000002" table:style-name="ce10">
            <text:p>89.423</text:p>
          </table:table-cell>
          <table:table-cell office:value-type="float" office:value="4.1289999999999996" table:style-name="ce10">
            <text:p>4.129</text:p>
          </table:table-cell>
          <table:table-cell office:value-type="float" office:value="6.593" table:style-name="ce10">
            <text:p>6.593</text:p>
          </table:table-cell>
          <table:table-cell office:value-type="float" office:value="90.051000000000002" table:style-name="ce10">
            <text:p>90.051</text:p>
          </table:table-cell>
          <table:table-cell office:value-type="float" office:value="3.3570000000000002" table:style-name="ce10">
            <text:p>3.357</text:p>
          </table:table-cell>
          <table:table-cell office:value-type="float" office:value="36.264000000000003" table:style-name="ce10">
            <text:p>36.264</text:p>
          </table:table-cell>
          <table:table-cell office:value-type="float" office:value="49.817" table:style-name="ce10">
            <text:p>49.817</text:p>
          </table:table-cell>
          <table:table-cell office:value-type="float" office:value="13.919" table:style-name="ce10">
            <text:p>13.919</text:p>
          </table:table-cell>
          <table:table-cell office:value-type="float" office:value="28.283000000000001" table:style-name="ce10">
            <text:p>28.283</text:p>
          </table:table-cell>
          <table:table-cell office:value-type="float" office:value="59.595999999999997" table:style-name="ce10">
            <text:p>59.596</text:p>
          </table:table-cell>
          <table:table-cell office:value-type="float" office:value="12.121" table:style-name="ce10">
            <text:p>12.121</text:p>
          </table:table-cell>
          <table:table-cell office:value-type="float" office:value="47.058999999999997" table:style-name="ce10">
            <text:p>47.059</text:p>
          </table:table-cell>
          <table:table-cell office:value-type="float" office:value="33.088000000000001" table:style-name="ce10">
            <text:p>33.088</text:p>
          </table:table-cell>
          <table:table-cell office:value-type="float" office:value="19.853000000000002" table:style-name="ce10">
            <text:p>19.853</text:p>
          </table:table-cell>
          <table:table-cell office:value-type="float" office:value="57.195999999999998" table:style-name="ce10">
            <text:p>57.196</text:p>
          </table:table-cell>
          <table:table-cell office:value-type="float" office:value="23.984999999999999" table:style-name="ce10">
            <text:p>23.985</text:p>
          </table:table-cell>
          <table:table-cell office:value-type="float" office:value="18.818999999999999" table:style-name="ce10">
            <text:p>18.819</text:p>
          </table:table-cell>
          <table:table-cell office:value-type="float" office:value="37.374000000000002" table:style-name="ce10">
            <text:p>37.374</text:p>
          </table:table-cell>
          <table:table-cell office:value-type="float" office:value="54.545000000000002" table:style-name="ce10">
            <text:p>54.545</text:p>
          </table:table-cell>
          <table:table-cell office:value-type="float" office:value="8.0809999999999995" table:style-name="ce10">
            <text:p>8.081</text:p>
          </table:table-cell>
          <table:table-cell office:value-type="float" office:value="64.903000000000006" table:style-name="ce10">
            <text:p>64.903</text:p>
          </table:table-cell>
          <table:table-cell office:value-type="float" office:value="68.722999999999999" table:style-name="ce10">
            <text:p>68.723</text:p>
          </table:table-cell>
          <table:table-cell office:value-type="float" office:value="60.01" table:style-name="ce10">
            <text:p>60.01</text:p>
          </table:table-cell>
          <table:table-cell office:value-type="float" office:value="32.929000000000002" table:style-name="ce10">
            <text:p>32.929</text:p>
          </table:table-cell>
          <table:table-cell office:value-type="float" office:value="71.084999999999994" table:style-name="ce10">
            <text:p>71.085</text:p>
          </table:table-cell>
          <table:table-cell office:value-type="float" office:value="74.248000000000005" table:style-name="ce10">
            <text:p>74.248</text:p>
          </table:table-cell>
          <table:table-cell office:value-type="float" office:value="5.681" table:style-name="ce10">
            <text:p>5.681</text:p>
          </table:table-cell>
          <table:table-cell office:value-type="float" office:value="78.483000000000004" table:style-name="ce10">
            <text:p>78.483</text:p>
          </table:table-cell>
          <table:table-cell office:value-type="float" office:value="25.49" table:style-name="ce10">
            <text:p>25.49</text:p>
          </table:table-cell>
          <table:table-cell office:value-type="float" office:value="72.94" table:style-name="ce10">
            <text:p>72.94</text:p>
          </table:table-cell>
          <table:table-cell table:number-columns-repeated="16264"/>
        </table:table-row>
        <table:table-row table:style-name="ro5">
          <table:table-cell office:value-type="string" table:style-name="ce4">
            <text:p>OPG</text:p>
          </table:table-cell>
          <table:table-cell office:value-type="string" table:style-name="ce4">
            <text:p>Office of the Public Guardian</text:p>
          </table:table-cell>
          <table:table-cell office:value-type="string" table:style-name="ce4">
            <text:p>Justice</text:p>
          </table:table-cell>
          <table:table-cell office:value-type="string" table:style-name="ce4">
            <text:p>[note 6]</text:p>
          </table:table-cell>
          <table:table-cell office:value-type="float" office:value="76.451999999999998" table:style-name="ce10">
            <text:p>76.452</text:p>
          </table:table-cell>
          <table:table-cell office:value-type="float" office:value="63.162999999999997" table:style-name="ce10">
            <text:p>63.163</text:p>
          </table:table-cell>
          <table:table-cell office:value-type="float" office:value="69.498999999999995" table:style-name="ce10">
            <text:p>69.499</text:p>
          </table:table-cell>
          <table:table-cell office:value-type="float" office:value="86.269000000000005" table:style-name="ce10">
            <text:p>86.269</text:p>
          </table:table-cell>
          <table:table-cell office:value-type="float" office:value="75.274000000000001" table:style-name="ce10">
            <text:p>75.274</text:p>
          </table:table-cell>
          <table:table-cell office:value-type="float" office:value="76.070999999999998" table:style-name="ce10">
            <text:p>76.071</text:p>
          </table:table-cell>
          <table:table-cell office:value-type="float" office:value="53.902000000000001" table:style-name="ce10">
            <text:p>53.902</text:p>
          </table:table-cell>
          <table:table-cell office:value-type="float" office:value="76.293999999999997" table:style-name="ce10">
            <text:p>76.294</text:p>
          </table:table-cell>
          <table:table-cell office:value-type="float" office:value="73.929000000000002" table:style-name="ce10">
            <text:p>73.929</text:p>
          </table:table-cell>
          <table:table-cell office:value-type="float" office:value="23.901" table:style-name="ce10">
            <text:p>23.901</text:p>
          </table:table-cell>
          <table:table-cell office:value-type="float" office:value="50.613" table:style-name="ce10">
            <text:p>50.613</text:p>
          </table:table-cell>
          <table:table-cell office:value-type="float" office:value="82.721000000000004" table:style-name="ce10">
            <text:p>82.721</text:p>
          </table:table-cell>
          <table:table-cell office:value-type="float" office:value="73.95" table:style-name="ce10">
            <text:p>73.95</text:p>
          </table:table-cell>
          <table:table-cell office:value-type="float" office:value="71.691999999999993" table:style-name="ce10">
            <text:p>71.692</text:p>
          </table:table-cell>
          <table:table-cell office:value-type="float" office:value="50.795999999999999" table:style-name="ce10">
            <text:p>50.796</text:p>
          </table:table-cell>
          <table:table-cell office:value-type="float" office:value="68.254000000000005" table:style-name="ce10">
            <text:p>68.254</text:p>
          </table:table-cell>
          <table:table-cell office:value-type="float" office:value="84.95" table:style-name="ce10">
            <text:p>84.95</text:p>
          </table:table-cell>
          <table:table-cell office:value-type="float" office:value="87.563000000000002" table:style-name="ce10">
            <text:p>87.563</text:p>
          </table:table-cell>
          <table:table-cell office:value-type="float" office:value="75.292000000000002" table:style-name="ce10">
            <text:p>75.292</text:p>
          </table:table-cell>
          <table:table-cell office:value-type="float" office:value="81.37" table:style-name="ce10">
            <text:p>81.37</text:p>
          </table:table-cell>
          <table:table-cell office:value-type="float" office:value="76.254000000000005" table:style-name="ce10">
            <text:p>76.254</text:p>
          </table:table-cell>
          <table:table-cell office:value-type="float" office:value="71.320999999999998" table:style-name="ce10">
            <text:p>71.321</text:p>
          </table:table-cell>
          <table:table-cell office:value-type="float" office:value="76.878" table:style-name="ce10">
            <text:p>76.878</text:p>
          </table:table-cell>
          <table:table-cell office:value-type="float" office:value="79.281999999999996" table:style-name="ce10">
            <text:p>79.282</text:p>
          </table:table-cell>
          <table:table-cell office:value-type="float" office:value="75.959999999999994" table:style-name="ce10">
            <text:p>75.96</text:p>
          </table:table-cell>
          <table:table-cell office:value-type="float" office:value="70.233999999999995" table:style-name="ce10">
            <text:p>70.234</text:p>
          </table:table-cell>
          <table:table-cell office:value-type="float" office:value="71.010999999999996" table:style-name="ce10">
            <text:p>71.011</text:p>
          </table:table-cell>
          <table:table-cell office:value-type="float" office:value="83.221999999999994" table:style-name="ce10">
            <text:p>83.222</text:p>
          </table:table-cell>
          <table:table-cell office:value-type="float" office:value="77.507999999999996" table:style-name="ce10">
            <text:p>77.508</text:p>
          </table:table-cell>
          <table:table-cell office:value-type="float" office:value="67.391000000000005" table:style-name="ce10">
            <text:p>67.391</text:p>
          </table:table-cell>
          <table:table-cell office:value-type="float" office:value="67.418999999999997" table:style-name="ce10">
            <text:p>67.419</text:p>
          </table:table-cell>
          <table:table-cell office:value-type="float" office:value="46.655999999999999" table:style-name="ce10">
            <text:p>46.656</text:p>
          </table:table-cell>
          <table:table-cell office:value-type="float" office:value="58.005000000000003" table:style-name="ce10">
            <text:p>58.005</text:p>
          </table:table-cell>
          <table:table-cell office:value-type="float" office:value="43.655999999999999" table:style-name="ce10">
            <text:p>43.656</text:p>
          </table:table-cell>
          <table:table-cell office:value-type="float" office:value="77.629000000000005" table:style-name="ce10">
            <text:p>77.629</text:p>
          </table:table-cell>
          <table:table-cell office:value-type="float" office:value="83.778999999999996" table:style-name="ce10">
            <text:p>83.779</text:p>
          </table:table-cell>
          <table:table-cell office:value-type="float" office:value="64.578000000000003" table:style-name="ce10">
            <text:p>64.578</text:p>
          </table:table-cell>
          <table:table-cell office:value-type="float" office:value="79.215000000000003" table:style-name="ce10">
            <text:p>79.215</text:p>
          </table:table-cell>
          <table:table-cell office:value-type="float" office:value="68.447000000000003" table:style-name="ce10">
            <text:p>68.447</text:p>
          </table:table-cell>
          <table:table-cell office:value-type="float" office:value="82.942999999999998" table:style-name="ce10">
            <text:p>82.943</text:p>
          </table:table-cell>
          <table:table-cell office:value-type="float" office:value="89.222999999999999" table:style-name="ce10">
            <text:p>89.223</text:p>
          </table:table-cell>
          <table:table-cell office:value-type="float" office:value="67.698999999999998" table:style-name="ce10">
            <text:p>67.699</text:p>
          </table:table-cell>
          <table:table-cell office:value-type="float" office:value="62.530999999999999" table:style-name="ce10">
            <text:p>62.531</text:p>
          </table:table-cell>
          <table:table-cell office:value-type="float" office:value="72.704999999999998" table:style-name="ce10">
            <text:p>72.705</text:p>
          </table:table-cell>
          <table:table-cell office:value-type="float" office:value="22.286999999999999" table:style-name="ce10">
            <text:p>22.287</text:p>
          </table:table-cell>
          <table:table-cell office:value-type="float" office:value="30.550999999999998" table:style-name="ce10">
            <text:p>30.551</text:p>
          </table:table-cell>
          <table:table-cell office:value-type="float" office:value="18.864999999999998" table:style-name="ce10">
            <text:p>18.865</text:p>
          </table:table-cell>
          <table:table-cell office:value-type="float" office:value="64.578000000000003" table:style-name="ce10">
            <text:p>64.578</text:p>
          </table:table-cell>
          <table:table-cell office:value-type="float" office:value="59.197000000000003" table:style-name="ce10">
            <text:p>59.197</text:p>
          </table:table-cell>
          <table:table-cell office:value-type="float" office:value="56.067" table:style-name="ce10">
            <text:p>56.067</text:p>
          </table:table-cell>
          <table:table-cell office:value-type="float" office:value="52.798999999999999" table:style-name="ce10">
            <text:p>52.799</text:p>
          </table:table-cell>
          <table:table-cell office:value-type="float" office:value="38.429000000000002" table:style-name="ce10">
            <text:p>38.429</text:p>
          </table:table-cell>
          <table:table-cell office:value-type="float" office:value="40.601999999999997" table:style-name="ce10">
            <text:p>40.602</text:p>
          </table:table-cell>
          <table:table-cell office:value-type="float" office:value="59.148000000000003" table:style-name="ce10">
            <text:p>59.148</text:p>
          </table:table-cell>
          <table:table-cell office:value-type="float" office:value="36.904000000000003" table:style-name="ce10">
            <text:p>36.904</text:p>
          </table:table-cell>
          <table:table-cell office:value-type="float" office:value="47.658999999999999" table:style-name="ce10">
            <text:p>47.659</text:p>
          </table:table-cell>
          <table:table-cell office:value-type="float" office:value="61.487000000000002" table:style-name="ce10">
            <text:p>61.487</text:p>
          </table:table-cell>
          <table:table-cell office:value-type="float" office:value="59.866" table:style-name="ce10">
            <text:p>59.866</text:p>
          </table:table-cell>
          <table:table-cell office:value-type="float" office:value="48.576000000000001" table:style-name="ce10">
            <text:p>48.576</text:p>
          </table:table-cell>
          <table:table-cell office:value-type="float" office:value="56.280999999999999" table:style-name="ce10">
            <text:p>56.281</text:p>
          </table:table-cell>
          <table:table-cell office:value-type="float" office:value="55.305" table:style-name="ce10">
            <text:p>55.305</text:p>
          </table:table-cell>
          <table:table-cell office:value-type="float" office:value="45.865000000000002" table:style-name="ce10">
            <text:p>45.865</text:p>
          </table:table-cell>
          <table:table-cell office:value-type="float" office:value="32.805" table:style-name="ce10">
            <text:p>32.805</text:p>
          </table:table-cell>
          <table:table-cell office:value-type="float" office:value="89.399000000000001" table:style-name="ce10">
            <text:p>89.399</text:p>
          </table:table-cell>
          <table:table-cell office:value-type="float" office:value="59.899000000000001" table:style-name="ce10">
            <text:p>59.899</text:p>
          </table:table-cell>
          <table:table-cell office:value-type="float" office:value="67.058000000000007" table:style-name="ce10">
            <text:p>67.058</text:p>
          </table:table-cell>
          <table:table-cell office:value-type="float" office:value="65.858000000000004" table:style-name="ce10">
            <text:p>65.858</text:p>
          </table:table-cell>
          <table:table-cell office:value-type="float" office:value="78.912000000000006" table:style-name="ce10">
            <text:p>78.912</text:p>
          </table:table-cell>
          <table:table-cell office:value-type="float" office:value="61.872999999999998" table:style-name="ce10">
            <text:p>61.873</text:p>
          </table:table-cell>
          <table:table-cell office:value-type="float" office:value="47.197000000000003" table:style-name="ce10">
            <text:p>47.197</text:p>
          </table:table-cell>
          <table:table-cell office:value-type="float" office:value="72.765000000000001" table:style-name="ce10">
            <text:p>72.765</text:p>
          </table:table-cell>
          <table:table-cell office:value-type="float" office:value="18.63" table:style-name="ce10">
            <text:p>18.63</text:p>
          </table:table-cell>
          <table:table-cell office:value-type="float" office:value="86.037000000000006" table:style-name="ce10">
            <text:p>86.037</text:p>
          </table:table-cell>
          <table:table-cell office:value-type="float" office:value="62.124000000000002" table:style-name="ce10">
            <text:p>62.124</text:p>
          </table:table-cell>
          <table:table-cell office:value-type="float" office:value="88.063000000000002" table:style-name="ce10">
            <text:p>88.063</text:p>
          </table:table-cell>
          <table:table-cell office:value-type="float" office:value="74.727000000000004" table:style-name="ce10">
            <text:p>74.727</text:p>
          </table:table-cell>
          <table:table-cell office:value-type="float" office:value="62.478999999999999" table:style-name="ce10">
            <text:p>62.479</text:p>
          </table:table-cell>
          <table:table-cell office:value-type="float" office:value="8.8849999999999998" table:style-name="ce10">
            <text:p>8.885</text:p>
          </table:table-cell>
          <table:table-cell office:value-type="float" office:value="17.687000000000001" table:style-name="ce10">
            <text:p>17.687</text:p>
          </table:table-cell>
          <table:table-cell office:value-type="float" office:value="35.122" table:style-name="ce10">
            <text:p>35.122</text:p>
          </table:table-cell>
          <table:table-cell office:value-type="float" office:value="38.307000000000002" table:style-name="ce10">
            <text:p>38.307</text:p>
          </table:table-cell>
          <table:table-cell office:value-type="float" office:value="15.590999999999999" table:style-name="ce10">
            <text:p>15.591</text:p>
          </table:table-cell>
          <table:table-cell office:value-type="float" office:value="84.210999999999999" table:style-name="ce10">
            <text:p>84.211</text:p>
          </table:table-cell>
          <table:table-cell office:value-type="float" office:value="63.765999999999998" table:style-name="ce10">
            <text:p>63.766</text:p>
          </table:table-cell>
          <table:table-cell office:value-type="float" office:value="67.393000000000001" table:style-name="ce10">
            <text:p>67.393</text:p>
          </table:table-cell>
          <table:table-cell office:value-type="float" office:value="11.018000000000001" table:style-name="ce10">
            <text:p>11.018</text:p>
          </table:table-cell>
          <table:table-cell office:value-type="float" office:value="79.215000000000003" table:style-name="ce10">
            <text:p>79.215</text:p>
          </table:table-cell>
          <table:table-cell office:value-type="float" office:value="9.766" table:style-name="ce10">
            <text:p>9.766</text:p>
          </table:table-cell>
          <table:table-cell office:value-type="float" office:value="9.6829999999999998" table:style-name="ce10">
            <text:p>9.683</text:p>
          </table:table-cell>
          <table:table-cell office:value-type="float" office:value="82.304000000000002" table:style-name="ce10">
            <text:p>82.304</text:p>
          </table:table-cell>
          <table:table-cell office:value-type="float" office:value="8.0129999999999999" table:style-name="ce10">
            <text:p>8.013</text:p>
          </table:table-cell>
          <table:table-cell office:value-type="float" office:value="42.104999999999997" table:style-name="ce10">
            <text:p>42.105</text:p>
          </table:table-cell>
          <table:table-cell office:value-type="float" office:value="36.841999999999999" table:style-name="ce10">
            <text:p>36.842</text:p>
          </table:table-cell>
          <table:table-cell office:value-type="float" office:value="21.053000000000001" table:style-name="ce10">
            <text:p>21.053</text:p>
          </table:table-cell>
          <table:table-cell office:value-type="float" office:value="27.082999999999998" table:style-name="ce10">
            <text:p>27.083</text:p>
          </table:table-cell>
          <table:table-cell office:value-type="float" office:value="58.332999999999998" table:style-name="ce10">
            <text:p>58.333</text:p>
          </table:table-cell>
          <table:table-cell office:value-type="float" office:value="14.583" table:style-name="ce10">
            <text:p>14.583</text:p>
          </table:table-cell>
          <table:table-cell office:value-type="float" office:value="35.652000000000001" table:style-name="ce10">
            <text:p>35.652</text:p>
          </table:table-cell>
          <table:table-cell office:value-type="float" office:value="26.957000000000001" table:style-name="ce10">
            <text:p>26.957</text:p>
          </table:table-cell>
          <table:table-cell office:value-type="float" office:value="37.390999999999998" table:style-name="ce10">
            <text:p>37.391</text:p>
          </table:table-cell>
          <table:table-cell office:value-type="float" office:value="52.173999999999999" table:style-name="ce10">
            <text:p>52.174</text:p>
          </table:table-cell>
          <table:table-cell office:value-type="float" office:value="25.216999999999999" table:style-name="ce10">
            <text:p>25.217</text:p>
          </table:table-cell>
          <table:table-cell office:value-type="float" office:value="22.609000000000002" table:style-name="ce10">
            <text:p>22.609</text:p>
          </table:table-cell>
          <table:table-cell office:value-type="float" office:value="41.667000000000002" table:style-name="ce10">
            <text:p>41.667</text:p>
          </table:table-cell>
          <table:table-cell office:value-type="float" office:value="39.582999999999998" table:style-name="ce10">
            <text:p>39.583</text:p>
          </table:table-cell>
          <table:table-cell office:value-type="float" office:value="18.75" table:style-name="ce10">
            <text:p>18.75</text:p>
          </table:table-cell>
          <table:table-cell office:value-type="float" office:value="59.832000000000001" table:style-name="ce10">
            <text:p>59.832</text:p>
          </table:table-cell>
          <table:table-cell office:value-type="float" office:value="63.1" table:style-name="ce10">
            <text:p>63.1</text:p>
          </table:table-cell>
          <table:table-cell office:value-type="float" office:value="55.247999999999998" table:style-name="ce10">
            <text:p>55.248</text:p>
          </table:table-cell>
          <table:table-cell office:value-type="float" office:value="36.585000000000001" table:style-name="ce10">
            <text:p>36.585</text:p>
          </table:table-cell>
          <table:table-cell office:value-type="float" office:value="64.262" table:style-name="ce10">
            <text:p>64.262</text:p>
          </table:table-cell>
          <table:table-cell office:value-type="float" office:value="62.667999999999999" table:style-name="ce10">
            <text:p>62.668</text:p>
          </table:table-cell>
          <table:table-cell office:value-type="float" office:value="7.383" table:style-name="ce10">
            <text:p>7.383</text:p>
          </table:table-cell>
          <table:table-cell office:value-type="float" office:value="65.13" table:style-name="ce10">
            <text:p>65.13</text:p>
          </table:table-cell>
          <table:table-cell office:value-type="float" office:value="28.638999999999999" table:style-name="ce10">
            <text:p>28.639</text:p>
          </table:table-cell>
          <table:table-cell office:value-type="float" office:value="71.064999999999998" table:style-name="ce10">
            <text:p>71.065</text:p>
          </table:table-cell>
          <table:table-cell table:number-columns-repeated="16264"/>
        </table:table-row>
        <table:table-row table:style-name="ro5">
          <table:table-cell office:value-type="string" table:style-name="ce4">
            <text:p>ORR</text:p>
          </table:table-cell>
          <table:table-cell office:value-type="string" table:style-name="ce4">
            <text:p>Office of Rail and Road</text:p>
          </table:table-cell>
          <table:table-cell office:value-type="string" table:style-name="ce4">
            <text:p>Office of Rail and Road</text:p>
          </table:table-cell>
          <table:table-cell table:style-name="ce4"/>
          <table:table-cell office:value-type="float" office:value="80.914000000000001" table:style-name="ce10">
            <text:p>80.914</text:p>
          </table:table-cell>
          <table:table-cell office:value-type="float" office:value="62.070999999999998" table:style-name="ce10">
            <text:p>62.071</text:p>
          </table:table-cell>
          <table:table-cell office:value-type="float" office:value="81.195999999999998" table:style-name="ce10">
            <text:p>81.196</text:p>
          </table:table-cell>
          <table:table-cell office:value-type="float" office:value="80.233000000000004" table:style-name="ce10">
            <text:p>80.233</text:p>
          </table:table-cell>
          <table:table-cell office:value-type="float" office:value="74.382000000000005" table:style-name="ce10">
            <text:p>74.382</text:p>
          </table:table-cell>
          <table:table-cell office:value-type="float" office:value="78.295000000000002" table:style-name="ce10">
            <text:p>78.295</text:p>
          </table:table-cell>
          <table:table-cell office:value-type="float" office:value="53.987000000000002" table:style-name="ce10">
            <text:p>53.987</text:p>
          </table:table-cell>
          <table:table-cell office:value-type="float" office:value="78.405000000000001" table:style-name="ce10">
            <text:p>78.405</text:p>
          </table:table-cell>
          <table:table-cell office:value-type="float" office:value="73.698999999999998" table:style-name="ce10">
            <text:p>73.699</text:p>
          </table:table-cell>
          <table:table-cell office:value-type="float" office:value="24.806000000000001" table:style-name="ce10">
            <text:p>24.806</text:p>
          </table:table-cell>
          <table:table-cell office:value-type="float" office:value="56.920999999999999" table:style-name="ce10">
            <text:p>56.921</text:p>
          </table:table-cell>
          <table:table-cell office:value-type="float" office:value="90.033000000000001" table:style-name="ce10">
            <text:p>90.033</text:p>
          </table:table-cell>
          <table:table-cell office:value-type="float" office:value="83.721000000000004" table:style-name="ce10">
            <text:p>83.721</text:p>
          </table:table-cell>
          <table:table-cell office:value-type="float" office:value="78.332999999999998" table:style-name="ce10">
            <text:p>78.333</text:p>
          </table:table-cell>
          <table:table-cell office:value-type="float" office:value="66.777000000000001" table:style-name="ce10">
            <text:p>66.777</text:p>
          </table:table-cell>
          <table:table-cell office:value-type="float" office:value="87.043000000000006" table:style-name="ce10">
            <text:p>87.043</text:p>
          </table:table-cell>
          <table:table-cell office:value-type="float" office:value="80.399000000000001" table:style-name="ce10">
            <text:p>80.399</text:p>
          </table:table-cell>
          <table:table-cell office:value-type="float" office:value="80.066000000000003" table:style-name="ce10">
            <text:p>80.066</text:p>
          </table:table-cell>
          <table:table-cell office:value-type="float" office:value="71.760999999999996" table:style-name="ce10">
            <text:p>71.761</text:p>
          </table:table-cell>
          <table:table-cell office:value-type="float" office:value="88.372" table:style-name="ce10">
            <text:p>88.372</text:p>
          </table:table-cell>
          <table:table-cell office:value-type="float" office:value="85.382000000000005" table:style-name="ce10">
            <text:p>85.382</text:p>
          </table:table-cell>
          <table:table-cell office:value-type="float" office:value="62.457999999999998" table:style-name="ce10">
            <text:p>62.458</text:p>
          </table:table-cell>
          <table:table-cell office:value-type="float" office:value="80.066000000000003" table:style-name="ce10">
            <text:p>80.066</text:p>
          </table:table-cell>
          <table:table-cell office:value-type="float" office:value="82.724000000000004" table:style-name="ce10">
            <text:p>82.724</text:p>
          </table:table-cell>
          <table:table-cell office:value-type="float" office:value="68.438999999999993" table:style-name="ce10">
            <text:p>68.439</text:p>
          </table:table-cell>
          <table:table-cell office:value-type="float" office:value="62.667000000000002" table:style-name="ce10">
            <text:p>62.667</text:p>
          </table:table-cell>
          <table:table-cell office:value-type="float" office:value="67.441999999999993" table:style-name="ce10">
            <text:p>67.442</text:p>
          </table:table-cell>
          <table:table-cell office:value-type="float" office:value="83.721000000000004" table:style-name="ce10">
            <text:p>83.721</text:p>
          </table:table-cell>
          <table:table-cell office:value-type="float" office:value="81.063000000000002" table:style-name="ce10">
            <text:p>81.063</text:p>
          </table:table-cell>
          <table:table-cell office:value-type="float" office:value="70.099999999999994" table:style-name="ce10">
            <text:p>70.1</text:p>
          </table:table-cell>
          <table:table-cell office:value-type="float" office:value="67.441999999999993" table:style-name="ce10">
            <text:p>67.442</text:p>
          </table:table-cell>
          <table:table-cell office:value-type="float" office:value="57.143000000000001" table:style-name="ce10">
            <text:p>57.143</text:p>
          </table:table-cell>
          <table:table-cell office:value-type="float" office:value="38.127000000000002" table:style-name="ce10">
            <text:p>38.127</text:p>
          </table:table-cell>
          <table:table-cell office:value-type="float" office:value="52.823999999999998" table:style-name="ce10">
            <text:p>52.824</text:p>
          </table:table-cell>
          <table:table-cell office:value-type="float" office:value="78.072999999999993" table:style-name="ce10">
            <text:p>78.073</text:p>
          </table:table-cell>
          <table:table-cell office:value-type="float" office:value="86.710999999999999" table:style-name="ce10">
            <text:p>86.711</text:p>
          </table:table-cell>
          <table:table-cell office:value-type="float" office:value="69.766999999999996" table:style-name="ce10">
            <text:p>69.767</text:p>
          </table:table-cell>
          <table:table-cell office:value-type="float" office:value="79.069999999999993" table:style-name="ce10">
            <text:p>79.07</text:p>
          </table:table-cell>
          <table:table-cell office:value-type="float" office:value="70.099999999999994" table:style-name="ce10">
            <text:p>70.1</text:p>
          </table:table-cell>
          <table:table-cell office:value-type="float" office:value="76.412000000000006" table:style-name="ce10">
            <text:p>76.412</text:p>
          </table:table-cell>
          <table:table-cell office:value-type="float" office:value="89.700999999999993" table:style-name="ce10">
            <text:p>89.701</text:p>
          </table:table-cell>
          <table:table-cell office:value-type="float" office:value="76.744" table:style-name="ce10">
            <text:p>76.744</text:p>
          </table:table-cell>
          <table:table-cell office:value-type="float" office:value="60.465000000000003" table:style-name="ce10">
            <text:p>60.465</text:p>
          </table:table-cell>
          <table:table-cell office:value-type="float" office:value="68.771000000000001" table:style-name="ce10">
            <text:p>68.771</text:p>
          </table:table-cell>
          <table:table-cell office:value-type="float" office:value="25.914000000000001" table:style-name="ce10">
            <text:p>25.914</text:p>
          </table:table-cell>
          <table:table-cell office:value-type="float" office:value="27.574999999999999" table:style-name="ce10">
            <text:p>27.575</text:p>
          </table:table-cell>
          <table:table-cell office:value-type="float" office:value="20.93" table:style-name="ce10">
            <text:p>20.93</text:p>
          </table:table-cell>
          <table:table-cell office:value-type="float" office:value="77.409000000000006" table:style-name="ce10">
            <text:p>77.409</text:p>
          </table:table-cell>
          <table:table-cell office:value-type="float" office:value="70.332999999999998" table:style-name="ce10">
            <text:p>70.333</text:p>
          </table:table-cell>
          <table:table-cell office:value-type="float" office:value="56.146000000000001" table:style-name="ce10">
            <text:p>56.146</text:p>
          </table:table-cell>
          <table:table-cell office:value-type="float" office:value="64.12" table:style-name="ce10">
            <text:p>64.12</text:p>
          </table:table-cell>
          <table:table-cell office:value-type="float" office:value="41.86" table:style-name="ce10">
            <text:p>41.86</text:p>
          </table:table-cell>
          <table:table-cell office:value-type="float" office:value="36.545000000000002" table:style-name="ce10">
            <text:p>36.545</text:p>
          </table:table-cell>
          <table:table-cell office:value-type="float" office:value="66.777000000000001" table:style-name="ce10">
            <text:p>66.777</text:p>
          </table:table-cell>
          <table:table-cell office:value-type="float" office:value="43.521999999999998" table:style-name="ce10">
            <text:p>43.522</text:p>
          </table:table-cell>
          <table:table-cell office:value-type="float" office:value="55.481999999999999" table:style-name="ce10">
            <text:p>55.482</text:p>
          </table:table-cell>
          <table:table-cell office:value-type="float" office:value="64.784000000000006" table:style-name="ce10">
            <text:p>64.784</text:p>
          </table:table-cell>
          <table:table-cell office:value-type="float" office:value="63" table:style-name="ce10">
            <text:p>63</text:p>
          </table:table-cell>
          <table:table-cell office:value-type="float" office:value="44.146999999999998" table:style-name="ce10">
            <text:p>44.147</text:p>
          </table:table-cell>
          <table:table-cell office:value-type="float" office:value="50.332999999999998" table:style-name="ce10">
            <text:p>50.333</text:p>
          </table:table-cell>
          <table:table-cell office:value-type="float" office:value="48.173000000000002" table:style-name="ce10">
            <text:p>48.173</text:p>
          </table:table-cell>
          <table:table-cell office:value-type="float" office:value="50.165999999999997" table:style-name="ce10">
            <text:p>50.166</text:p>
          </table:table-cell>
          <table:table-cell office:value-type="float" office:value="29.236000000000001" table:style-name="ce10">
            <text:p>29.236</text:p>
          </table:table-cell>
          <table:table-cell office:value-type="float" office:value="91.361999999999995" table:style-name="ce10">
            <text:p>91.362</text:p>
          </table:table-cell>
          <table:table-cell office:value-type="float" office:value="74.085999999999999" table:style-name="ce10">
            <text:p>74.086</text:p>
          </table:table-cell>
          <table:table-cell office:value-type="float" office:value="75.415000000000006" table:style-name="ce10">
            <text:p>75.415</text:p>
          </table:table-cell>
          <table:table-cell office:value-type="float" office:value="70.099999999999994" table:style-name="ce10">
            <text:p>70.1</text:p>
          </table:table-cell>
          <table:table-cell office:value-type="float" office:value="79.733999999999995" table:style-name="ce10">
            <text:p>79.734</text:p>
          </table:table-cell>
          <table:table-cell office:value-type="float" office:value="56.146000000000001" table:style-name="ce10">
            <text:p>56.146</text:p>
          </table:table-cell>
          <table:table-cell office:value-type="float" office:value="29.9" table:style-name="ce10">
            <text:p>29.9</text:p>
          </table:table-cell>
          <table:table-cell office:value-type="float" office:value="79.402000000000001" table:style-name="ce10">
            <text:p>79.402</text:p>
          </table:table-cell>
          <table:table-cell office:value-type="float" office:value="40.198999999999998" table:style-name="ce10">
            <text:p>40.199</text:p>
          </table:table-cell>
          <table:table-cell office:value-type="float" office:value="82.391999999999996" table:style-name="ce10">
            <text:p>82.392</text:p>
          </table:table-cell>
          <table:table-cell office:value-type="float" office:value="84.718000000000004" table:style-name="ce10">
            <text:p>84.718</text:p>
          </table:table-cell>
          <table:table-cell office:value-type="float" office:value="95.667000000000002" table:style-name="ce10">
            <text:p>95.667</text:p>
          </table:table-cell>
          <table:table-cell office:value-type="float" office:value="72.483000000000004" table:style-name="ce10">
            <text:p>72.483</text:p>
          </table:table-cell>
          <table:table-cell office:value-type="float" office:value="50.831000000000003" table:style-name="ce10">
            <text:p>50.831</text:p>
          </table:table-cell>
          <table:table-cell office:value-type="float" office:value="9.9670000000000005" table:style-name="ce10">
            <text:p>9.967</text:p>
          </table:table-cell>
          <table:table-cell office:value-type="float" office:value="15.946999999999999" table:style-name="ce10">
            <text:p>15.947</text:p>
          </table:table-cell>
          <table:table-cell office:value-type="float" office:value="42.524999999999999" table:style-name="ce10">
            <text:p>42.525</text:p>
          </table:table-cell>
          <table:table-cell office:value-type="float" office:value="31.561" table:style-name="ce10">
            <text:p>31.561</text:p>
          </table:table-cell>
          <table:table-cell office:value-type="float" office:value="10.702" table:style-name="ce10">
            <text:p>10.702</text:p>
          </table:table-cell>
          <table:table-cell office:value-type="float" office:value="85.713999999999999" table:style-name="ce10">
            <text:p>85.714</text:p>
          </table:table-cell>
          <table:table-cell office:value-type="float" office:value="70.432000000000002" table:style-name="ce10">
            <text:p>70.432</text:p>
          </table:table-cell>
          <table:table-cell office:value-type="float" office:value="75.421000000000006" table:style-name="ce10">
            <text:p>75.421</text:p>
          </table:table-cell>
          <table:table-cell office:value-type="float" office:value="10.333" table:style-name="ce10">
            <text:p>10.333</text:p>
          </table:table-cell>
          <table:table-cell office:value-type="float" office:value="84.667000000000002" table:style-name="ce10">
            <text:p>84.667</text:p>
          </table:table-cell>
          <table:table-cell office:value-type="float" office:value="5" table:style-name="ce10">
            <text:p>5</text:p>
          </table:table-cell>
          <table:table-cell office:value-type="float" office:value="5.98" table:style-name="ce10">
            <text:p>5.98</text:p>
          </table:table-cell>
          <table:table-cell office:value-type="float" office:value="85.713999999999999" table:style-name="ce10">
            <text:p>85.714</text:p>
          </table:table-cell>
          <table:table-cell office:value-type="float" office:value="8.3059999999999992" table:style-name="ce10">
            <text:p>8.306</text:p>
          </table:table-cell>
          <table:table-cell office:value-type="float" office:value="41.176000000000002" table:style-name="ce10">
            <text:p>41.176</text:p>
          </table:table-cell>
          <table:table-cell office:value-type="float" office:value="41.176000000000002" table:style-name="ce10">
            <text:p>41.176</text:p>
          </table:table-cell>
          <table:table-cell office:value-type="float" office:value="17.646999999999998" table:style-name="ce10">
            <text:p>17.647</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14.286" table:style-name="ce10">
            <text:p>14.286</text:p>
          </table:table-cell>
          <table:table-cell office:value-type="float" office:value="33.332999999999998" table:style-name="ce10">
            <text:p>33.333</text:p>
          </table:table-cell>
          <table:table-cell office:value-type="float" office:value="38.889000000000003" table:style-name="ce10">
            <text:p>38.889</text:p>
          </table:table-cell>
          <table:table-cell office:value-type="float" office:value="27.777999999999999" table:style-name="ce10">
            <text:p>27.778</text:p>
          </table:table-cell>
          <table:table-cell office:value-type="float" office:value="55.555999999999997" table:style-name="ce10">
            <text:p>55.556</text:p>
          </table:table-cell>
          <table:table-cell office:value-type="float" office:value="27.777999999999999" table:style-name="ce10">
            <text:p>27.778</text:p>
          </table:table-cell>
          <table:table-cell office:value-type="float" office:value="16.667000000000002" table:style-name="ce10">
            <text:p>16.667</text:p>
          </table:table-cell>
          <table:table-cell office:value-type="float" office:value="28.571000000000002" table:style-name="ce10">
            <text:p>28.571</text:p>
          </table:table-cell>
          <table:table-cell office:value-type="float" office:value="42.856999999999999" table:style-name="ce10">
            <text:p>42.857</text:p>
          </table:table-cell>
          <table:table-cell office:value-type="float" office:value="28.571000000000002" table:style-name="ce10">
            <text:p>28.571</text:p>
          </table:table-cell>
          <table:table-cell office:value-type="float" office:value="59.933" table:style-name="ce10">
            <text:p>59.933</text:p>
          </table:table-cell>
          <table:table-cell office:value-type="float" office:value="64.646000000000001" table:style-name="ce10">
            <text:p>64.646</text:p>
          </table:table-cell>
          <table:table-cell office:value-type="float" office:value="59.796999999999997" table:style-name="ce10">
            <text:p>59.797</text:p>
          </table:table-cell>
          <table:table-cell office:value-type="float" office:value="34.122" table:style-name="ce10">
            <text:p>34.122</text:p>
          </table:table-cell>
          <table:table-cell office:value-type="float" office:value="69.024000000000001" table:style-name="ce10">
            <text:p>69.024</text:p>
          </table:table-cell>
          <table:table-cell office:value-type="float" office:value="71.959000000000003" table:style-name="ce10">
            <text:p>71.959</text:p>
          </table:table-cell>
          <table:table-cell office:value-type="float" office:value="5.0679999999999996" table:style-name="ce10">
            <text:p>5.068</text:p>
          </table:table-cell>
          <table:table-cell office:value-type="float" office:value="70.37" table:style-name="ce10">
            <text:p>70.37</text:p>
          </table:table-cell>
          <table:table-cell office:value-type="float" office:value="26.661000000000001" table:style-name="ce10">
            <text:p>26.661</text:p>
          </table:table-cell>
          <table:table-cell office:value-type="float" office:value="72.331000000000003" table:style-name="ce10">
            <text:p>72.331</text:p>
          </table:table-cell>
          <table:table-cell table:number-columns-repeated="16264"/>
        </table:table-row>
        <table:table-row table:style-name="ro10">
          <table:table-cell office:value-type="string" table:style-name="ce4">
            <text:p>OSCR</text:p>
          </table:table-cell>
          <table:table-cell office:value-type="string" table:style-name="ce4">
            <text:p>Office of the Scottish Charity Regulator</text:p>
          </table:table-cell>
          <table:table-cell office:value-type="string" table:style-name="ce4">
            <text:p>Scottish Government</text:p>
          </table:table-cell>
          <table:table-cell table:style-name="ce4"/>
          <table:table-cell office:value-type="float" office:value="83.721000000000004" table:style-name="ce10">
            <text:p>83.721</text:p>
          </table:table-cell>
          <table:table-cell office:value-type="float" office:value="55.832999999999998" table:style-name="ce10">
            <text:p>55.833</text:p>
          </table:table-cell>
          <table:table-cell office:value-type="float" office:value="68.332999999999998" table:style-name="ce10">
            <text:p>68.333</text:p>
          </table:table-cell>
          <table:table-cell office:value-type="float" office:value="69.444000000000003" table:style-name="ce10">
            <text:p>69.444</text:p>
          </table:table-cell>
          <table:table-cell office:value-type="float" office:value="69.676000000000002" table:style-name="ce10">
            <text:p>69.676</text:p>
          </table:table-cell>
          <table:table-cell office:value-type="float" office:value="75.926000000000002" table:style-name="ce10">
            <text:p>75.926</text:p>
          </table:table-cell>
          <table:table-cell office:value-type="float" office:value="47.222000000000001" table:style-name="ce10">
            <text:p>47.222</text:p>
          </table:table-cell>
          <table:table-cell office:value-type="float" office:value="65.971999999999994" table:style-name="ce10">
            <text:p>65.972</text:p>
          </table:table-cell>
          <table:table-cell office:value-type="float" office:value="69.906999999999996" table:style-name="ce10">
            <text:p>69.907</text:p>
          </table:table-cell>
          <table:table-cell office:value-type="float" office:value="55.555999999999997" table:style-name="ce10">
            <text:p>55.556</text:p>
          </table:table-cell>
          <table:table-cell office:value-type="float" office:value="47.84" table:style-name="ce10">
            <text:p>47.84</text:p>
          </table:table-cell>
          <table:table-cell office:value-type="float" office:value="80.555999999999997" table:style-name="ce10">
            <text:p>80.556</text:p>
          </table:table-cell>
          <table:table-cell office:value-type="float" office:value="77.143000000000001" table:style-name="ce10">
            <text:p>77.143</text:p>
          </table:table-cell>
          <table:table-cell office:value-type="float" office:value="58.332999999999998" table:style-name="ce10">
            <text:p>58.333</text:p>
          </table:table-cell>
          <table:table-cell office:value-type="float" office:value="50" table:style-name="ce10">
            <text:p>50</text:p>
          </table:table-cell>
          <table:table-cell office:value-type="float" office:value="75" table:style-name="ce10">
            <text:p>75</text:p>
          </table:table-cell>
          <table:table-cell office:value-type="float" office:value="66.667000000000002" table:style-name="ce10">
            <text:p>66.667</text:p>
          </table:table-cell>
          <table:table-cell office:value-type="float" office:value="72.221999999999994" table:style-name="ce10">
            <text:p>72.222</text:p>
          </table:table-cell>
          <table:table-cell office:value-type="float" office:value="58.332999999999998" table:style-name="ce10">
            <text:p>58.333</text:p>
          </table:table-cell>
          <table:table-cell office:value-type="float" office:value="86.111000000000004" table:style-name="ce10">
            <text:p>86.111</text:p>
          </table:table-cell>
          <table:table-cell office:value-type="float" office:value="77.778000000000006" table:style-name="ce10">
            <text:p>77.778</text:p>
          </table:table-cell>
          <table:table-cell office:value-type="float" office:value="61.110999999999997" table:style-name="ce10">
            <text:p>61.111</text:p>
          </table:table-cell>
          <table:table-cell office:value-type="float" office:value="69.444000000000003" table:style-name="ce10">
            <text:p>69.444</text:p>
          </table:table-cell>
          <table:table-cell office:value-type="float" office:value="77.778000000000006" table:style-name="ce10">
            <text:p>77.778</text:p>
          </table:table-cell>
          <table:table-cell office:value-type="float" office:value="72.221999999999994" table:style-name="ce10">
            <text:p>72.222</text:p>
          </table:table-cell>
          <table:table-cell office:value-type="float" office:value="63.889000000000003" table:style-name="ce10">
            <text:p>63.889</text:p>
          </table:table-cell>
          <table:table-cell office:value-type="float" office:value="60" table:style-name="ce10">
            <text:p>60</text:p>
          </table:table-cell>
          <table:table-cell office:value-type="float" office:value="86.111000000000004" table:style-name="ce10">
            <text:p>86.111</text:p>
          </table:table-cell>
          <table:table-cell office:value-type="float" office:value="77.778000000000006" table:style-name="ce10">
            <text:p>77.778</text:p>
          </table:table-cell>
          <table:table-cell office:value-type="float" office:value="63.889000000000003" table:style-name="ce10">
            <text:p>63.889</text:p>
          </table:table-cell>
          <table:table-cell office:value-type="float" office:value="55.555999999999997" table:style-name="ce10">
            <text:p>55.556</text:p>
          </table:table-cell>
          <table:table-cell office:value-type="float" office:value="47.222000000000001" table:style-name="ce10">
            <text:p>47.222</text:p>
          </table:table-cell>
          <table:table-cell office:value-type="float" office:value="47.222000000000001" table:style-name="ce10">
            <text:p>47.222</text:p>
          </table:table-cell>
          <table:table-cell office:value-type="float" office:value="38.889000000000003" table:style-name="ce10">
            <text:p>38.889</text:p>
          </table:table-cell>
          <table:table-cell office:value-type="float" office:value="75" table:style-name="ce10">
            <text:p>75</text:p>
          </table:table-cell>
          <table:table-cell office:value-type="float" office:value="75" table:style-name="ce10">
            <text:p>75</text:p>
          </table:table-cell>
          <table:table-cell office:value-type="float" office:value="55.555999999999997" table:style-name="ce10">
            <text:p>55.556</text:p>
          </table:table-cell>
          <table:table-cell office:value-type="float" office:value="58.332999999999998" table:style-name="ce10">
            <text:p>58.333</text:p>
          </table:table-cell>
          <table:table-cell office:value-type="float" office:value="66.667000000000002" table:style-name="ce10">
            <text:p>66.667</text:p>
          </table:table-cell>
          <table:table-cell office:value-type="float" office:value="66.667000000000002" table:style-name="ce10">
            <text:p>66.667</text:p>
          </table:table-cell>
          <table:table-cell office:value-type="float" office:value="86.111000000000004" table:style-name="ce10">
            <text:p>86.111</text:p>
          </table:table-cell>
          <table:table-cell office:value-type="float" office:value="61.110999999999997" table:style-name="ce10">
            <text:p>61.111</text:p>
          </table:table-cell>
          <table:table-cell office:value-type="float" office:value="61.110999999999997" table:style-name="ce10">
            <text:p>61.111</text:p>
          </table:table-cell>
          <table:table-cell office:value-type="float" office:value="77.778000000000006" table:style-name="ce10">
            <text:p>77.778</text:p>
          </table:table-cell>
          <table:table-cell office:value-type="float" office:value="58.332999999999998" table:style-name="ce10">
            <text:p>58.333</text:p>
          </table:table-cell>
          <table:table-cell office:value-type="float" office:value="58.332999999999998" table:style-name="ce10">
            <text:p>58.333</text:p>
          </table:table-cell>
          <table:table-cell office:value-type="float" office:value="50" table:style-name="ce10">
            <text:p>50</text:p>
          </table:table-cell>
          <table:table-cell office:value-type="float" office:value="72.221999999999994" table:style-name="ce10">
            <text:p>72.222</text:p>
          </table:table-cell>
          <table:table-cell office:value-type="float" office:value="52.777999999999999" table:style-name="ce10">
            <text:p>52.778</text:p>
          </table:table-cell>
          <table:table-cell office:value-type="float" office:value="50" table:style-name="ce10">
            <text:p>50</text:p>
          </table:table-cell>
          <table:table-cell office:value-type="float" office:value="44.444000000000003" table:style-name="ce10">
            <text:p>44.444</text:p>
          </table:table-cell>
          <table:table-cell office:value-type="float" office:value="36.110999999999997" table:style-name="ce10">
            <text:p>36.111</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47.222000000000001" table:style-name="ce10">
            <text:p>47.222</text:p>
          </table:table-cell>
          <table:table-cell office:value-type="float" office:value="44.444000000000003" table:style-name="ce10">
            <text:p>44.444</text:p>
          </table:table-cell>
          <table:table-cell office:value-type="float" office:value="47.222000000000001" table:style-name="ce10">
            <text:p>47.222</text:p>
          </table:table-cell>
          <table:table-cell office:value-type="float" office:value="47.222000000000001" table:style-name="ce10">
            <text:p>47.222</text:p>
          </table:table-cell>
          <table:table-cell office:value-type="float" office:value="41.667000000000002" table:style-name="ce10">
            <text:p>41.667</text:p>
          </table:table-cell>
          <table:table-cell office:value-type="float" office:value="44.444000000000003" table:style-name="ce10">
            <text:p>44.444</text:p>
          </table:table-cell>
          <table:table-cell office:value-type="float" office:value="44.444000000000003" table:style-name="ce10">
            <text:p>44.444</text:p>
          </table:table-cell>
          <table:table-cell office:value-type="float" office:value="50" table:style-name="ce10">
            <text:p>50</text:p>
          </table:table-cell>
          <table:table-cell office:value-type="float" office:value="47.222000000000001" table:style-name="ce10">
            <text:p>47.222</text:p>
          </table:table-cell>
          <table:table-cell office:value-type="float" office:value="80.555999999999997" table:style-name="ce10">
            <text:p>80.556</text:p>
          </table:table-cell>
          <table:table-cell office:value-type="float" office:value="63.889000000000003" table:style-name="ce10">
            <text:p>63.889</text:p>
          </table:table-cell>
          <table:table-cell office:value-type="float" office:value="61.110999999999997" table:style-name="ce10">
            <text:p>61.111</text:p>
          </table:table-cell>
          <table:table-cell office:value-type="float" office:value="47.222000000000001" table:style-name="ce10">
            <text:p>47.222</text:p>
          </table:table-cell>
          <table:table-cell office:value-type="float" office:value="50" table:style-name="ce10">
            <text:p>50</text:p>
          </table:table-cell>
          <table:table-cell office:value-type="float" office:value="72.221999999999994" table:style-name="ce10">
            <text:p>72.222</text:p>
          </table:table-cell>
          <table:table-cell office:value-type="float" office:value="47.222000000000001" table:style-name="ce10">
            <text:p>47.222</text:p>
          </table:table-cell>
          <table:table-cell office:value-type="float" office:value="72.221999999999994" table:style-name="ce10">
            <text:p>72.222</text:p>
          </table:table-cell>
          <table:table-cell office:value-type="float" office:value="27.777999999999999" table:style-name="ce10">
            <text:p>27.778</text:p>
          </table:table-cell>
          <table:table-cell office:value-type="float" office:value="77.778000000000006" table:style-name="ce10">
            <text:p>77.778</text:p>
          </table:table-cell>
          <table:table-cell office:value-type="float" office:value="75" table:style-name="ce10">
            <text:p>75</text:p>
          </table:table-cell>
          <table:table-cell office:value-type="float" office:value="91.667000000000002" table:style-name="ce10">
            <text:p>91.667</text:p>
          </table:table-cell>
          <table:table-cell office:value-type="float" office:value="63.889000000000003" table:style-name="ce10">
            <text:p>63.889</text:p>
          </table:table-cell>
          <table:table-cell office:value-type="float" office:value="55.555999999999997" table:style-name="ce10">
            <text:p>55.556</text:p>
          </table:table-cell>
          <table:table-cell office:value-type="float" office:value="16.667000000000002" table:style-name="ce10">
            <text:p>16.667</text:p>
          </table:table-cell>
          <table:table-cell office:value-type="float" office:value="11.111000000000001" table:style-name="ce10">
            <text:p>11.111</text:p>
          </table:table-cell>
          <table:table-cell office:value-type="float" office:value="41.667000000000002" table:style-name="ce10">
            <text:p>41.667</text:p>
          </table:table-cell>
          <table:table-cell office:value-type="float" office:value="30.556000000000001" table:style-name="ce10">
            <text:p>30.556</text:p>
          </table:table-cell>
          <table:table-cell office:value-type="float" office:value="11.111000000000001" table:style-name="ce10">
            <text:p>11.111</text:p>
          </table:table-cell>
          <table:table-cell office:value-type="float" office:value="88.888999999999996" table:style-name="ce10">
            <text:p>88.889</text:p>
          </table:table-cell>
          <table:table-cell office:value-type="float" office:value="77.778000000000006" table:style-name="ce10">
            <text:p>77.778</text:p>
          </table:table-cell>
          <table:table-cell office:value-type="float" office:value="65.713999999999999" table:style-name="ce10">
            <text:p>65.714</text:p>
          </table:table-cell>
          <table:table-cell office:value-type="float" office:value="11.111000000000001" table:style-name="ce10">
            <text:p>11.111</text:p>
          </table:table-cell>
          <table:table-cell office:value-type="float" office:value="86.111000000000004" table:style-name="ce10">
            <text:p>86.111</text:p>
          </table:table-cell>
          <table:table-cell office:value-type="float" office:value="2.778" table:style-name="ce10">
            <text:p>2.778</text:p>
          </table:table-cell>
          <table:table-cell office:value-type="float" office:value="16.667000000000002" table:style-name="ce10">
            <text:p>16.667</text:p>
          </table:table-cell>
          <table:table-cell office:value-type="float" office:value="77.778000000000006" table:style-name="ce10">
            <text:p>77.778</text:p>
          </table:table-cell>
          <table:table-cell office:value-type="float" office:value="5.556" table:style-name="ce10">
            <text:p>5.556</text:p>
          </table:table-cell>
          <table:table-cell office:value-type="float" office:value="16.667000000000002" table:style-name="ce10">
            <text:p>16.667</text:p>
          </table:table-cell>
          <table:table-cell office:value-type="float" office:value="50" table:style-name="ce10">
            <text:p>50</text:p>
          </table:table-cell>
          <table:table-cell office:value-type="float" office:value="33.332999999999998" table:style-name="ce10">
            <text:p>33.333</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0" table:style-name="ce10">
            <text:p>0</text:p>
          </table:table-cell>
          <table:table-cell office:value-type="float" office:value="33.332999999999998" table:style-name="ce10">
            <text:p>33.333</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77.778000000000006" table:style-name="ce10">
            <text:p>77.778</text:p>
          </table:table-cell>
          <table:table-cell office:value-type="float" office:value="77.778000000000006" table:style-name="ce10">
            <text:p>77.778</text:p>
          </table:table-cell>
          <table:table-cell office:value-type="float" office:value="69.444000000000003" table:style-name="ce10">
            <text:p>69.444</text:p>
          </table:table-cell>
          <table:table-cell office:value-type="float" office:value="44.444000000000003" table:style-name="ce10">
            <text:p>44.444</text:p>
          </table:table-cell>
          <table:table-cell office:value-type="float" office:value="66.667000000000002" table:style-name="ce10">
            <text:p>66.667</text:p>
          </table:table-cell>
          <table:table-cell office:value-type="float" office:value="75" table:style-name="ce10">
            <text:p>75</text:p>
          </table:table-cell>
          <table:table-cell office:value-type="float" office:value="5.556" table:style-name="ce10">
            <text:p>5.556</text:p>
          </table:table-cell>
          <table:table-cell office:value-type="float" office:value="69.444000000000003" table:style-name="ce10">
            <text:p>69.444</text:p>
          </table:table-cell>
          <table:table-cell office:value-type="float" office:value="33.853999999999999" table:style-name="ce10">
            <text:p>33.854</text:p>
          </table:table-cell>
          <table:table-cell office:value-type="float" office:value="71.388999999999996" table:style-name="ce10">
            <text:p>71.389</text:p>
          </table:table-cell>
          <table:table-cell table:number-columns-repeated="16264"/>
        </table:table-row>
        <table:table-row table:style-name="ro10">
          <table:table-cell office:value-type="string" table:style-name="ce4">
            <text:p>PINS</text:p>
          </table:table-cell>
          <table:table-cell office:value-type="string" table:style-name="ce4">
            <text:p>Planning Inspectorate</text:p>
          </table:table-cell>
          <table:table-cell office:value-type="string" table:style-name="ce4">
            <text:p>Levelling Up, Housing and Communities</text:p>
          </table:table-cell>
          <table:table-cell table:style-name="ce4"/>
          <table:table-cell office:value-type="float" office:value="57.192" table:style-name="ce10">
            <text:p>57.192</text:p>
          </table:table-cell>
          <table:table-cell office:value-type="float" office:value="64.587000000000003" table:style-name="ce10">
            <text:p>64.587</text:p>
          </table:table-cell>
          <table:table-cell office:value-type="float" office:value="83.753" table:style-name="ce10">
            <text:p>83.753</text:p>
          </table:table-cell>
          <table:table-cell office:value-type="float" office:value="85.814999999999998" table:style-name="ce10">
            <text:p>85.815</text:p>
          </table:table-cell>
          <table:table-cell office:value-type="float" office:value="85.245000000000005" table:style-name="ce10">
            <text:p>85.245</text:p>
          </table:table-cell>
          <table:table-cell office:value-type="float" office:value="78.671999999999997" table:style-name="ce10">
            <text:p>78.672</text:p>
          </table:table-cell>
          <table:table-cell office:value-type="float" office:value="60.06" table:style-name="ce10">
            <text:p>60.06</text:p>
          </table:table-cell>
          <table:table-cell office:value-type="float" office:value="84.305999999999997" table:style-name="ce10">
            <text:p>84.306</text:p>
          </table:table-cell>
          <table:table-cell office:value-type="float" office:value="75.989000000000004" table:style-name="ce10">
            <text:p>75.989</text:p>
          </table:table-cell>
          <table:table-cell office:value-type="float" office:value="24.413" table:style-name="ce10">
            <text:p>24.413</text:p>
          </table:table-cell>
          <table:table-cell office:value-type="float" office:value="52.256" table:style-name="ce10">
            <text:p>52.256</text:p>
          </table:table-cell>
          <table:table-cell office:value-type="float" office:value="93.963999999999999" table:style-name="ce10">
            <text:p>93.964</text:p>
          </table:table-cell>
          <table:table-cell office:value-type="float" office:value="91.111000000000004" table:style-name="ce10">
            <text:p>91.111</text:p>
          </table:table-cell>
          <table:table-cell office:value-type="float" office:value="85.311999999999998" table:style-name="ce10">
            <text:p>85.312</text:p>
          </table:table-cell>
          <table:table-cell office:value-type="float" office:value="59.073" table:style-name="ce10">
            <text:p>59.073</text:p>
          </table:table-cell>
          <table:table-cell office:value-type="float" office:value="89.335999999999999" table:style-name="ce10">
            <text:p>89.336</text:p>
          </table:table-cell>
          <table:table-cell office:value-type="float" office:value="82.695999999999998" table:style-name="ce10">
            <text:p>82.696</text:p>
          </table:table-cell>
          <table:table-cell office:value-type="float" office:value="88.933999999999997" table:style-name="ce10">
            <text:p>88.934</text:p>
          </table:table-cell>
          <table:table-cell office:value-type="float" office:value="84.105000000000004" table:style-name="ce10">
            <text:p>84.105</text:p>
          </table:table-cell>
          <table:table-cell office:value-type="float" office:value="94.366" table:style-name="ce10">
            <text:p>94.366</text:p>
          </table:table-cell>
          <table:table-cell office:value-type="float" office:value="89.738" table:style-name="ce10">
            <text:p>89.738</text:p>
          </table:table-cell>
          <table:table-cell office:value-type="float" office:value="78.671999999999997" table:style-name="ce10">
            <text:p>78.672</text:p>
          </table:table-cell>
          <table:table-cell office:value-type="float" office:value="89.335999999999999" table:style-name="ce10">
            <text:p>89.336</text:p>
          </table:table-cell>
          <table:table-cell office:value-type="float" office:value="87.725999999999999" table:style-name="ce10">
            <text:p>87.726</text:p>
          </table:table-cell>
          <table:table-cell office:value-type="float" office:value="84.305999999999997" table:style-name="ce10">
            <text:p>84.306</text:p>
          </table:table-cell>
          <table:table-cell office:value-type="float" office:value="77.061999999999998" table:style-name="ce10">
            <text:p>77.062</text:p>
          </table:table-cell>
          <table:table-cell office:value-type="float" office:value="81.891000000000005" table:style-name="ce10">
            <text:p>81.891</text:p>
          </table:table-cell>
          <table:table-cell office:value-type="float" office:value="84.707999999999998" table:style-name="ce10">
            <text:p>84.708</text:p>
          </table:table-cell>
          <table:table-cell office:value-type="float" office:value="77.465000000000003" table:style-name="ce10">
            <text:p>77.465</text:p>
          </table:table-cell>
          <table:table-cell office:value-type="float" office:value="73.843000000000004" table:style-name="ce10">
            <text:p>73.843</text:p>
          </table:table-cell>
          <table:table-cell office:value-type="float" office:value="69.819000000000003" table:style-name="ce10">
            <text:p>69.819</text:p>
          </table:table-cell>
          <table:table-cell office:value-type="float" office:value="60.362000000000002" table:style-name="ce10">
            <text:p>60.362</text:p>
          </table:table-cell>
          <table:table-cell office:value-type="float" office:value="55.533000000000001" table:style-name="ce10">
            <text:p>55.533</text:p>
          </table:table-cell>
          <table:table-cell office:value-type="float" office:value="54.527000000000001" table:style-name="ce10">
            <text:p>54.527</text:p>
          </table:table-cell>
          <table:table-cell office:value-type="float" office:value="87.525000000000006" table:style-name="ce10">
            <text:p>87.525</text:p>
          </table:table-cell>
          <table:table-cell office:value-type="float" office:value="91.951999999999998" table:style-name="ce10">
            <text:p>91.952</text:p>
          </table:table-cell>
          <table:table-cell office:value-type="float" office:value="73.387" table:style-name="ce10">
            <text:p>73.387</text:p>
          </table:table-cell>
          <table:table-cell office:value-type="float" office:value="84.305999999999997" table:style-name="ce10">
            <text:p>84.306</text:p>
          </table:table-cell>
          <table:table-cell office:value-type="float" office:value="75.653999999999996" table:style-name="ce10">
            <text:p>75.654</text:p>
          </table:table-cell>
          <table:table-cell office:value-type="float" office:value="86.317999999999998" table:style-name="ce10">
            <text:p>86.318</text:p>
          </table:table-cell>
          <table:table-cell office:value-type="float" office:value="92.137" table:style-name="ce10">
            <text:p>92.137</text:p>
          </table:table-cell>
          <table:table-cell office:value-type="float" office:value="76.055999999999997" table:style-name="ce10">
            <text:p>76.056</text:p>
          </table:table-cell>
          <table:table-cell office:value-type="float" office:value="57.055999999999997" table:style-name="ce10">
            <text:p>57.056</text:p>
          </table:table-cell>
          <table:table-cell office:value-type="float" office:value="68.813000000000002" table:style-name="ce10">
            <text:p>68.813</text:p>
          </table:table-cell>
          <table:table-cell office:value-type="float" office:value="24.547000000000001" table:style-name="ce10">
            <text:p>24.547</text:p>
          </table:table-cell>
          <table:table-cell office:value-type="float" office:value="30.382000000000001" table:style-name="ce10">
            <text:p>30.382</text:p>
          </table:table-cell>
          <table:table-cell office:value-type="float" office:value="18.309999999999999" table:style-name="ce10">
            <text:p>18.31</text:p>
          </table:table-cell>
          <table:table-cell office:value-type="float" office:value="68.346999999999994" table:style-name="ce10">
            <text:p>68.347</text:p>
          </table:table-cell>
          <table:table-cell office:value-type="float" office:value="66.331000000000003" table:style-name="ce10">
            <text:p>66.331</text:p>
          </table:table-cell>
          <table:table-cell office:value-type="float" office:value="47.781999999999996" table:style-name="ce10">
            <text:p>47.782</text:p>
          </table:table-cell>
          <table:table-cell office:value-type="float" office:value="53.534999999999997" table:style-name="ce10">
            <text:p>53.535</text:p>
          </table:table-cell>
          <table:table-cell office:value-type="float" office:value="36.619999999999997" table:style-name="ce10">
            <text:p>36.62</text:p>
          </table:table-cell>
          <table:table-cell office:value-type="float" office:value="28.571000000000002" table:style-name="ce10">
            <text:p>28.571</text:p>
          </table:table-cell>
          <table:table-cell office:value-type="float" office:value="69.013999999999996" table:style-name="ce10">
            <text:p>69.014</text:p>
          </table:table-cell>
          <table:table-cell office:value-type="float" office:value="46.975999999999999" table:style-name="ce10">
            <text:p>46.976</text:p>
          </table:table-cell>
          <table:table-cell office:value-type="float" office:value="53.32" table:style-name="ce10">
            <text:p>53.32</text:p>
          </table:table-cell>
          <table:table-cell office:value-type="float" office:value="68.41" table:style-name="ce10">
            <text:p>68.41</text:p>
          </table:table-cell>
          <table:table-cell office:value-type="float" office:value="57.863" table:style-name="ce10">
            <text:p>57.863</text:p>
          </table:table-cell>
          <table:table-cell office:value-type="float" office:value="53.923999999999999" table:style-name="ce10">
            <text:p>53.924</text:p>
          </table:table-cell>
          <table:table-cell office:value-type="float" office:value="59.155000000000001" table:style-name="ce10">
            <text:p>59.155</text:p>
          </table:table-cell>
          <table:table-cell office:value-type="float" office:value="51.911000000000001" table:style-name="ce10">
            <text:p>51.911</text:p>
          </table:table-cell>
          <table:table-cell office:value-type="float" office:value="44.758000000000003" table:style-name="ce10">
            <text:p>44.758</text:p>
          </table:table-cell>
          <table:table-cell office:value-type="float" office:value="22.02" table:style-name="ce10">
            <text:p>22.02</text:p>
          </table:table-cell>
          <table:table-cell office:value-type="float" office:value="94.566999999999993" table:style-name="ce10">
            <text:p>94.567</text:p>
          </table:table-cell>
          <table:table-cell office:value-type="float" office:value="68.75" table:style-name="ce10">
            <text:p>68.75</text:p>
          </table:table-cell>
          <table:table-cell office:value-type="float" office:value="70.825000000000003" table:style-name="ce10">
            <text:p>70.825</text:p>
          </table:table-cell>
          <table:table-cell office:value-type="float" office:value="77.263999999999996" table:style-name="ce10">
            <text:p>77.264</text:p>
          </table:table-cell>
          <table:table-cell office:value-type="float" office:value="85.513000000000005" table:style-name="ce10">
            <text:p>85.513</text:p>
          </table:table-cell>
          <table:table-cell office:value-type="float" office:value="60.966000000000001" table:style-name="ce10">
            <text:p>60.966</text:p>
          </table:table-cell>
          <table:table-cell office:value-type="float" office:value="40.241" table:style-name="ce10">
            <text:p>40.241</text:p>
          </table:table-cell>
          <table:table-cell office:value-type="float" office:value="87.927999999999997" table:style-name="ce10">
            <text:p>87.928</text:p>
          </table:table-cell>
          <table:table-cell office:value-type="float" office:value="17.504999999999999" table:style-name="ce10">
            <text:p>17.505</text:p>
          </table:table-cell>
          <table:table-cell office:value-type="float" office:value="91.549000000000007" table:style-name="ce10">
            <text:p>91.549</text:p>
          </table:table-cell>
          <table:table-cell office:value-type="float" office:value="82.093000000000004" table:style-name="ce10">
            <text:p>82.093</text:p>
          </table:table-cell>
          <table:table-cell office:value-type="float" office:value="97.585999999999999" table:style-name="ce10">
            <text:p>97.586</text:p>
          </table:table-cell>
          <table:table-cell office:value-type="float" office:value="72.819000000000003" table:style-name="ce10">
            <text:p>72.819</text:p>
          </table:table-cell>
          <table:table-cell office:value-type="float" office:value="59.155000000000001" table:style-name="ce10">
            <text:p>59.155</text:p>
          </table:table-cell>
          <table:table-cell office:value-type="float" office:value="4.4349999999999996" table:style-name="ce10">
            <text:p>4.435</text:p>
          </table:table-cell>
          <table:table-cell office:value-type="float" office:value="9.6769999999999996" table:style-name="ce10">
            <text:p>9.677</text:p>
          </table:table-cell>
          <table:table-cell office:value-type="float" office:value="36.694000000000003" table:style-name="ce10">
            <text:p>36.694</text:p>
          </table:table-cell>
          <table:table-cell office:value-type="float" office:value="49.194000000000003" table:style-name="ce10">
            <text:p>49.194</text:p>
          </table:table-cell>
          <table:table-cell office:value-type="float" office:value="7.49" table:style-name="ce10">
            <text:p>7.49</text:p>
          </table:table-cell>
          <table:table-cell office:value-type="float" office:value="89.738" table:style-name="ce10">
            <text:p>89.738</text:p>
          </table:table-cell>
          <table:table-cell office:value-type="float" office:value="63.783000000000001" table:style-name="ce10">
            <text:p>63.783</text:p>
          </table:table-cell>
          <table:table-cell office:value-type="float" office:value="85.162999999999997" table:style-name="ce10">
            <text:p>85.163</text:p>
          </table:table-cell>
          <table:table-cell office:value-type="float" office:value="4.4349999999999996" table:style-name="ce10">
            <text:p>4.435</text:p>
          </table:table-cell>
          <table:table-cell office:value-type="float" office:value="90.927000000000007" table:style-name="ce10">
            <text:p>90.927</text:p>
          </table:table-cell>
          <table:table-cell office:value-type="float" office:value="4.6369999999999996" table:style-name="ce10">
            <text:p>4.637</text:p>
          </table:table-cell>
          <table:table-cell office:value-type="float" office:value="3.6360000000000001" table:style-name="ce10">
            <text:p>3.636</text:p>
          </table:table-cell>
          <table:table-cell office:value-type="float" office:value="93.534999999999997" table:style-name="ce10">
            <text:p>93.535</text:p>
          </table:table-cell>
          <table:table-cell office:value-type="float" office:value="2.8279999999999998" table:style-name="ce10">
            <text:p>2.828</text:p>
          </table:table-cell>
          <table:table-cell office:value-type="float" office:value="33.332999999999998" table:style-name="ce10">
            <text:p>33.333</text:p>
          </table:table-cell>
          <table:table-cell office:value-type="float" office:value="44.444000000000003" table:style-name="ce10">
            <text:p>44.444</text:p>
          </table:table-cell>
          <table:table-cell office:value-type="float" office:value="22.222000000000001" table:style-name="ce10">
            <text:p>22.222</text:p>
          </table:table-cell>
          <table:table-cell office:value-type="float" office:value="50" table:style-name="ce10">
            <text:p>50</text:p>
          </table:table-cell>
          <table:table-cell office:value-type="float" office:value="33.332999999999998" table:style-name="ce10">
            <text:p>33.333</text:p>
          </table:table-cell>
          <table:table-cell office:value-type="float" office:value="16.667000000000002" table:style-name="ce10">
            <text:p>16.667</text:p>
          </table:table-cell>
          <table:table-cell office:value-type="float" office:value="55.555999999999997" table:style-name="ce10">
            <text:p>55.556</text:p>
          </table:table-cell>
          <table:table-cell office:value-type="float" office:value="27.777999999999999" table:style-name="ce10">
            <text:p>27.778</text:p>
          </table:table-cell>
          <table:table-cell office:value-type="float" office:value="16.667000000000002" table:style-name="ce10">
            <text:p>16.667</text:p>
          </table:table-cell>
          <table:table-cell office:value-type="float" office:value="61.110999999999997" table:style-name="ce10">
            <text:p>61.111</text:p>
          </table:table-cell>
          <table:table-cell office:value-type="float" office:value="11.111000000000001" table:style-name="ce10">
            <text:p>11.111</text:p>
          </table:table-cell>
          <table:table-cell office:value-type="float" office:value="27.777999999999999" table:style-name="ce10">
            <text:p>27.778</text:p>
          </table:table-cell>
          <table:table-cell office:value-type="float" office:value="16.667000000000002" table:style-name="ce10">
            <text:p>16.667</text:p>
          </table:table-cell>
          <table:table-cell office:value-type="float" office:value="83.332999999999998" table:style-name="ce10">
            <text:p>83.333</text:p>
          </table:table-cell>
          <table:table-cell office:value-type="float" office:value="0" table:style-name="ce10">
            <text:p>0</text:p>
          </table:table-cell>
          <table:table-cell office:value-type="float" office:value="65.587000000000003" table:style-name="ce10">
            <text:p>65.587</text:p>
          </table:table-cell>
          <table:table-cell office:value-type="float" office:value="70.790999999999997" table:style-name="ce10">
            <text:p>70.791</text:p>
          </table:table-cell>
          <table:table-cell office:value-type="float" office:value="59.35" table:style-name="ce10">
            <text:p>59.35</text:p>
          </table:table-cell>
          <table:table-cell office:value-type="float" office:value="37.323" table:style-name="ce10">
            <text:p>37.323</text:p>
          </table:table-cell>
          <table:table-cell office:value-type="float" office:value="74.644999999999996" table:style-name="ce10">
            <text:p>74.645</text:p>
          </table:table-cell>
          <table:table-cell office:value-type="float" office:value="74.545000000000002" table:style-name="ce10">
            <text:p>74.545</text:p>
          </table:table-cell>
          <table:table-cell office:value-type="float" office:value="3.8540000000000001" table:style-name="ce10">
            <text:p>3.854</text:p>
          </table:table-cell>
          <table:table-cell office:value-type="float" office:value="78.989999999999995" table:style-name="ce10">
            <text:p>78.99</text:p>
          </table:table-cell>
          <table:table-cell office:value-type="float" office:value="23.934999999999999" table:style-name="ce10">
            <text:p>23.935</text:p>
          </table:table-cell>
          <table:table-cell office:value-type="float" office:value="75.242999999999995" table:style-name="ce10">
            <text:p>75.243</text:p>
          </table:table-cell>
          <table:table-cell table:number-columns-repeated="16264"/>
        </table:table-row>
        <table:table-row table:style-name="ro5">
          <table:table-cell office:value-type="string" table:style-name="ce4">
            <text:p>PS</text:p>
          </table:table-cell>
          <table:table-cell office:value-type="string" table:style-name="ce4">
            <text:p>Probation Service</text:p>
          </table:table-cell>
          <table:table-cell office:value-type="string" table:style-name="ce4">
            <text:p>Justice</text:p>
          </table:table-cell>
          <table:table-cell office:value-type="string" table:style-name="ce4">
            <text:p>[note 6]</text:p>
          </table:table-cell>
          <table:table-cell office:value-type="float" office:value="61.075000000000003" table:style-name="ce10">
            <text:p>61.075</text:p>
          </table:table-cell>
          <table:table-cell office:value-type="float" office:value="60.301000000000002" table:style-name="ce10">
            <text:p>60.301</text:p>
          </table:table-cell>
          <table:table-cell office:value-type="float" office:value="74.540999999999997" table:style-name="ce10">
            <text:p>74.541</text:p>
          </table:table-cell>
          <table:table-cell office:value-type="float" office:value="86.284000000000006" table:style-name="ce10">
            <text:p>86.284</text:p>
          </table:table-cell>
          <table:table-cell office:value-type="float" office:value="73.156999999999996" table:style-name="ce10">
            <text:p>73.157</text:p>
          </table:table-cell>
          <table:table-cell office:value-type="float" office:value="77.424000000000007" table:style-name="ce10">
            <text:p>77.424</text:p>
          </table:table-cell>
          <table:table-cell office:value-type="float" office:value="52.75" table:style-name="ce10">
            <text:p>52.75</text:p>
          </table:table-cell>
          <table:table-cell office:value-type="float" office:value="74.128" table:style-name="ce10">
            <text:p>74.128</text:p>
          </table:table-cell>
          <table:table-cell office:value-type="float" office:value="62.817" table:style-name="ce10">
            <text:p>62.817</text:p>
          </table:table-cell>
          <table:table-cell office:value-type="float" office:value="18.253" table:style-name="ce10">
            <text:p>18.253</text:p>
          </table:table-cell>
          <table:table-cell office:value-type="float" office:value="43.393999999999998" table:style-name="ce10">
            <text:p>43.394</text:p>
          </table:table-cell>
          <table:table-cell office:value-type="float" office:value="93.212000000000003" table:style-name="ce10">
            <text:p>93.212</text:p>
          </table:table-cell>
          <table:table-cell office:value-type="float" office:value="88.522999999999996" table:style-name="ce10">
            <text:p>88.523</text:p>
          </table:table-cell>
          <table:table-cell office:value-type="float" office:value="78.926000000000002" table:style-name="ce10">
            <text:p>78.926</text:p>
          </table:table-cell>
          <table:table-cell office:value-type="float" office:value="47.064" table:style-name="ce10">
            <text:p>47.064</text:p>
          </table:table-cell>
          <table:table-cell office:value-type="float" office:value="64.975999999999999" table:style-name="ce10">
            <text:p>64.976</text:p>
          </table:table-cell>
          <table:table-cell office:value-type="float" office:value="84.893000000000001" table:style-name="ce10">
            <text:p>84.893</text:p>
          </table:table-cell>
          <table:table-cell office:value-type="float" office:value="87.685000000000002" table:style-name="ce10">
            <text:p>87.685</text:p>
          </table:table-cell>
          <table:table-cell office:value-type="float" office:value="73.007000000000005" table:style-name="ce10">
            <text:p>73.007</text:p>
          </table:table-cell>
          <table:table-cell office:value-type="float" office:value="81.100999999999999" table:style-name="ce10">
            <text:p>81.101</text:p>
          </table:table-cell>
          <table:table-cell office:value-type="float" office:value="77.971000000000004" table:style-name="ce10">
            <text:p>77.971</text:p>
          </table:table-cell>
          <table:table-cell office:value-type="float" office:value="70.400000000000006" table:style-name="ce10">
            <text:p>70.4</text:p>
          </table:table-cell>
          <table:table-cell office:value-type="float" office:value="76.206999999999994" table:style-name="ce10">
            <text:p>76.207</text:p>
          </table:table-cell>
          <table:table-cell office:value-type="float" office:value="78.578000000000003" table:style-name="ce10">
            <text:p>78.578</text:p>
          </table:table-cell>
          <table:table-cell office:value-type="float" office:value="68.176000000000002" table:style-name="ce10">
            <text:p>68.176</text:p>
          </table:table-cell>
          <table:table-cell office:value-type="float" office:value="66.578000000000003" table:style-name="ce10">
            <text:p>66.578</text:p>
          </table:table-cell>
          <table:table-cell office:value-type="float" office:value="66.45" table:style-name="ce10">
            <text:p>66.45</text:p>
          </table:table-cell>
          <table:table-cell office:value-type="float" office:value="85.418999999999997" table:style-name="ce10">
            <text:p>85.419</text:p>
          </table:table-cell>
          <table:table-cell office:value-type="float" office:value="79.947999999999993" table:style-name="ce10">
            <text:p>79.948</text:p>
          </table:table-cell>
          <table:table-cell office:value-type="float" office:value="66.947999999999993" table:style-name="ce10">
            <text:p>66.948</text:p>
          </table:table-cell>
          <table:table-cell office:value-type="float" office:value="61.606999999999999" table:style-name="ce10">
            <text:p>61.607</text:p>
          </table:table-cell>
          <table:table-cell office:value-type="float" office:value="50.235999999999997" table:style-name="ce10">
            <text:p>50.236</text:p>
          </table:table-cell>
          <table:table-cell office:value-type="float" office:value="52.08" table:style-name="ce10">
            <text:p>52.08</text:p>
          </table:table-cell>
          <table:table-cell office:value-type="float" office:value="47.054000000000002" table:style-name="ce10">
            <text:p>47.054</text:p>
          </table:table-cell>
          <table:table-cell office:value-type="float" office:value="78.861000000000004" table:style-name="ce10">
            <text:p>78.861</text:p>
          </table:table-cell>
          <table:table-cell office:value-type="float" office:value="87.088999999999999" table:style-name="ce10">
            <text:p>87.089</text:p>
          </table:table-cell>
          <table:table-cell office:value-type="float" office:value="60.244" table:style-name="ce10">
            <text:p>60.244</text:p>
          </table:table-cell>
          <table:table-cell office:value-type="float" office:value="70.290999999999997" table:style-name="ce10">
            <text:p>70.291</text:p>
          </table:table-cell>
          <table:table-cell office:value-type="float" office:value="59.802999999999997" table:style-name="ce10">
            <text:p>59.803</text:p>
          </table:table-cell>
          <table:table-cell office:value-type="float" office:value="76.992999999999995" table:style-name="ce10">
            <text:p>76.993</text:p>
          </table:table-cell>
          <table:table-cell office:value-type="float" office:value="86.716999999999999" table:style-name="ce10">
            <text:p>86.717</text:p>
          </table:table-cell>
          <table:table-cell office:value-type="float" office:value="62.439" table:style-name="ce10">
            <text:p>62.439</text:p>
          </table:table-cell>
          <table:table-cell office:value-type="float" office:value="40.338000000000001" table:style-name="ce10">
            <text:p>40.338</text:p>
          </table:table-cell>
          <table:table-cell office:value-type="float" office:value="50.723999999999997" table:style-name="ce10">
            <text:p>50.724</text:p>
          </table:table-cell>
          <table:table-cell office:value-type="float" office:value="16.593" table:style-name="ce10">
            <text:p>16.593</text:p>
          </table:table-cell>
          <table:table-cell office:value-type="float" office:value="23.44" table:style-name="ce10">
            <text:p>23.44</text:p>
          </table:table-cell>
          <table:table-cell office:value-type="float" office:value="14.733000000000001" table:style-name="ce10">
            <text:p>14.733</text:p>
          </table:table-cell>
          <table:table-cell office:value-type="float" office:value="60.889000000000003" table:style-name="ce10">
            <text:p>60.889</text:p>
          </table:table-cell>
          <table:table-cell office:value-type="float" office:value="62.527999999999999" table:style-name="ce10">
            <text:p>62.528</text:p>
          </table:table-cell>
          <table:table-cell office:value-type="float" office:value="51.241" table:style-name="ce10">
            <text:p>51.241</text:p>
          </table:table-cell>
          <table:table-cell office:value-type="float" office:value="51.389000000000003" table:style-name="ce10">
            <text:p>51.389</text:p>
          </table:table-cell>
          <table:table-cell office:value-type="float" office:value="26.844000000000001" table:style-name="ce10">
            <text:p>26.844</text:p>
          </table:table-cell>
          <table:table-cell office:value-type="float" office:value="19.786999999999999" table:style-name="ce10">
            <text:p>19.787</text:p>
          </table:table-cell>
          <table:table-cell office:value-type="float" office:value="54.579000000000001" table:style-name="ce10">
            <text:p>54.579</text:p>
          </table:table-cell>
          <table:table-cell office:value-type="float" office:value="25.341999999999999" table:style-name="ce10">
            <text:p>25.342</text:p>
          </table:table-cell>
          <table:table-cell office:value-type="float" office:value="38.130000000000003" table:style-name="ce10">
            <text:p>38.13</text:p>
          </table:table-cell>
          <table:table-cell office:value-type="float" office:value="65.144000000000005" table:style-name="ce10">
            <text:p>65.144</text:p>
          </table:table-cell>
          <table:table-cell office:value-type="float" office:value="38.344000000000001" table:style-name="ce10">
            <text:p>38.344</text:p>
          </table:table-cell>
          <table:table-cell office:value-type="float" office:value="56.072000000000003" table:style-name="ce10">
            <text:p>56.072</text:p>
          </table:table-cell>
          <table:table-cell office:value-type="float" office:value="51.642000000000003" table:style-name="ce10">
            <text:p>51.642</text:p>
          </table:table-cell>
          <table:table-cell office:value-type="float" office:value="46.901000000000003" table:style-name="ce10">
            <text:p>46.901</text:p>
          </table:table-cell>
          <table:table-cell office:value-type="float" office:value="34.628" table:style-name="ce10">
            <text:p>34.628</text:p>
          </table:table-cell>
          <table:table-cell office:value-type="float" office:value="22.791" table:style-name="ce10">
            <text:p>22.791</text:p>
          </table:table-cell>
          <table:table-cell office:value-type="float" office:value="87.823999999999998" table:style-name="ce10">
            <text:p>87.824</text:p>
          </table:table-cell>
          <table:table-cell office:value-type="float" office:value="60.064" table:style-name="ce10">
            <text:p>60.064</text:p>
          </table:table-cell>
          <table:table-cell office:value-type="float" office:value="67.457999999999998" table:style-name="ce10">
            <text:p>67.458</text:p>
          </table:table-cell>
          <table:table-cell office:value-type="float" office:value="71.453999999999994" table:style-name="ce10">
            <text:p>71.454</text:p>
          </table:table-cell>
          <table:table-cell office:value-type="float" office:value="74.009" table:style-name="ce10">
            <text:p>74.009</text:p>
          </table:table-cell>
          <table:table-cell office:value-type="float" office:value="44.771999999999998" table:style-name="ce10">
            <text:p>44.772</text:p>
          </table:table-cell>
          <table:table-cell office:value-type="float" office:value="33.854999999999997" table:style-name="ce10">
            <text:p>33.855</text:p>
          </table:table-cell>
          <table:table-cell office:value-type="float" office:value="67.463999999999999" table:style-name="ce10">
            <text:p>67.464</text:p>
          </table:table-cell>
          <table:table-cell office:value-type="float" office:value="34.664000000000001" table:style-name="ce10">
            <text:p>34.664</text:p>
          </table:table-cell>
          <table:table-cell office:value-type="float" office:value="90.674999999999997" table:style-name="ce10">
            <text:p>90.675</text:p>
          </table:table-cell>
          <table:table-cell office:value-type="float" office:value="58.043999999999997" table:style-name="ce10">
            <text:p>58.044</text:p>
          </table:table-cell>
          <table:table-cell office:value-type="float" office:value="89.948999999999998" table:style-name="ce10">
            <text:p>89.949</text:p>
          </table:table-cell>
          <table:table-cell office:value-type="float" office:value="69.947999999999993" table:style-name="ce10">
            <text:p>69.948</text:p>
          </table:table-cell>
          <table:table-cell office:value-type="float" office:value="58.670999999999999" table:style-name="ce10">
            <text:p>58.671</text:p>
          </table:table-cell>
          <table:table-cell office:value-type="float" office:value="7.452" table:style-name="ce10">
            <text:p>7.452</text:p>
          </table:table-cell>
          <table:table-cell office:value-type="float" office:value="13.282999999999999" table:style-name="ce10">
            <text:p>13.283</text:p>
          </table:table-cell>
          <table:table-cell office:value-type="float" office:value="27.724" table:style-name="ce10">
            <text:p>27.724</text:p>
          </table:table-cell>
          <table:table-cell office:value-type="float" office:value="51.54" table:style-name="ce10">
            <text:p>51.54</text:p>
          </table:table-cell>
          <table:table-cell office:value-type="float" office:value="13.318" table:style-name="ce10">
            <text:p>13.318</text:p>
          </table:table-cell>
          <table:table-cell office:value-type="float" office:value="82.179000000000002" table:style-name="ce10">
            <text:p>82.179</text:p>
          </table:table-cell>
          <table:table-cell office:value-type="float" office:value="55.363" table:style-name="ce10">
            <text:p>55.363</text:p>
          </table:table-cell>
          <table:table-cell office:value-type="float" office:value="65.534999999999997" table:style-name="ce10">
            <text:p>65.535</text:p>
          </table:table-cell>
          <table:table-cell office:value-type="float" office:value="9.8810000000000002" table:style-name="ce10">
            <text:p>9.881</text:p>
          </table:table-cell>
          <table:table-cell office:value-type="float" office:value="82.22" table:style-name="ce10">
            <text:p>82.22</text:p>
          </table:table-cell>
          <table:table-cell office:value-type="float" office:value="7.899" table:style-name="ce10">
            <text:p>7.899</text:p>
          </table:table-cell>
          <table:table-cell office:value-type="float" office:value="8.8780000000000001" table:style-name="ce10">
            <text:p>8.878</text:p>
          </table:table-cell>
          <table:table-cell office:value-type="float" office:value="85.034000000000006" table:style-name="ce10">
            <text:p>85.034</text:p>
          </table:table-cell>
          <table:table-cell office:value-type="float" office:value="6.0880000000000001" table:style-name="ce10">
            <text:p>6.088</text:p>
          </table:table-cell>
          <table:table-cell office:value-type="float" office:value="46.122999999999998" table:style-name="ce10">
            <text:p>46.123</text:p>
          </table:table-cell>
          <table:table-cell office:value-type="float" office:value="41.792999999999999" table:style-name="ce10">
            <text:p>41.793</text:p>
          </table:table-cell>
          <table:table-cell office:value-type="float" office:value="12.085000000000001" table:style-name="ce10">
            <text:p>12.085</text:p>
          </table:table-cell>
          <table:table-cell office:value-type="float" office:value="29.67" table:style-name="ce10">
            <text:p>29.67</text:p>
          </table:table-cell>
          <table:table-cell office:value-type="float" office:value="54.066000000000003" table:style-name="ce10">
            <text:p>54.066</text:p>
          </table:table-cell>
          <table:table-cell office:value-type="float" office:value="16.263999999999999" table:style-name="ce10">
            <text:p>16.264</text:p>
          </table:table-cell>
          <table:table-cell office:value-type="float" office:value="45.04" table:style-name="ce10">
            <text:p>45.04</text:p>
          </table:table-cell>
          <table:table-cell office:value-type="float" office:value="28.946999999999999" table:style-name="ce10">
            <text:p>28.947</text:p>
          </table:table-cell>
          <table:table-cell office:value-type="float" office:value="26.012" table:style-name="ce10">
            <text:p>26.012</text:p>
          </table:table-cell>
          <table:table-cell office:value-type="float" office:value="54.133000000000003" table:style-name="ce10">
            <text:p>54.133</text:p>
          </table:table-cell>
          <table:table-cell office:value-type="float" office:value="25.202000000000002" table:style-name="ce10">
            <text:p>25.202</text:p>
          </table:table-cell>
          <table:table-cell office:value-type="float" office:value="20.664999999999999" table:style-name="ce10">
            <text:p>20.665</text:p>
          </table:table-cell>
          <table:table-cell office:value-type="float" office:value="31.071999999999999" table:style-name="ce10">
            <text:p>31.072</text:p>
          </table:table-cell>
          <table:table-cell office:value-type="float" office:value="52.079000000000001" table:style-name="ce10">
            <text:p>52.079</text:p>
          </table:table-cell>
          <table:table-cell office:value-type="float" office:value="16.849" table:style-name="ce10">
            <text:p>16.849</text:p>
          </table:table-cell>
          <table:table-cell office:value-type="float" office:value="59.000999999999998" table:style-name="ce10">
            <text:p>59.001</text:p>
          </table:table-cell>
          <table:table-cell office:value-type="float" office:value="68.093999999999994" table:style-name="ce10">
            <text:p>68.094</text:p>
          </table:table-cell>
          <table:table-cell office:value-type="float" office:value="56.759" table:style-name="ce10">
            <text:p>56.759</text:p>
          </table:table-cell>
          <table:table-cell office:value-type="float" office:value="41.594000000000001" table:style-name="ce10">
            <text:p>41.594</text:p>
          </table:table-cell>
          <table:table-cell office:value-type="float" office:value="64.274000000000001" table:style-name="ce10">
            <text:p>64.274</text:p>
          </table:table-cell>
          <table:table-cell office:value-type="float" office:value="68.049000000000007" table:style-name="ce10">
            <text:p>68.049</text:p>
          </table:table-cell>
          <table:table-cell office:value-type="float" office:value="4.0449999999999999" table:style-name="ce10">
            <text:p>4.045</text:p>
          </table:table-cell>
          <table:table-cell office:value-type="float" office:value="73.051000000000002" table:style-name="ce10">
            <text:p>73.051</text:p>
          </table:table-cell>
          <table:table-cell office:value-type="float" office:value="31.875" table:style-name="ce10">
            <text:p>31.875</text:p>
          </table:table-cell>
          <table:table-cell office:value-type="float" office:value="74.019000000000005" table:style-name="ce10">
            <text:p>74.019</text:p>
          </table:table-cell>
          <table:table-cell table:number-columns-repeated="16264"/>
        </table:table-row>
        <table:table-row table:style-name="ro5">
          <table:table-cell office:value-type="string" table:style-name="ce4">
            <text:p>ROS</text:p>
          </table:table-cell>
          <table:table-cell office:value-type="string" table:style-name="ce4">
            <text:p>Registers of Scotland</text:p>
          </table:table-cell>
          <table:table-cell office:value-type="string" table:style-name="ce4">
            <text:p>Scottish Government</text:p>
          </table:table-cell>
          <table:table-cell table:style-name="ce4"/>
          <table:table-cell office:value-type="float" office:value="80.792000000000002" table:style-name="ce10">
            <text:p>80.792</text:p>
          </table:table-cell>
          <table:table-cell office:value-type="float" office:value="64.582999999999998" table:style-name="ce10">
            <text:p>64.583</text:p>
          </table:table-cell>
          <table:table-cell office:value-type="float" office:value="75.697999999999993" table:style-name="ce10">
            <text:p>75.698</text:p>
          </table:table-cell>
          <table:table-cell office:value-type="float" office:value="86.887" table:style-name="ce10">
            <text:p>86.887</text:p>
          </table:table-cell>
          <table:table-cell office:value-type="float" office:value="78.762" table:style-name="ce10">
            <text:p>78.762</text:p>
          </table:table-cell>
          <table:table-cell office:value-type="float" office:value="83.156000000000006" table:style-name="ce10">
            <text:p>83.156</text:p>
          </table:table-cell>
          <table:table-cell office:value-type="float" office:value="53.305" table:style-name="ce10">
            <text:p>53.305</text:p>
          </table:table-cell>
          <table:table-cell office:value-type="float" office:value="84.168000000000006" table:style-name="ce10">
            <text:p>84.168</text:p>
          </table:table-cell>
          <table:table-cell office:value-type="float" office:value="81.631" table:style-name="ce10">
            <text:p>81.631</text:p>
          </table:table-cell>
          <table:table-cell office:value-type="float" office:value="43.081000000000003" table:style-name="ce10">
            <text:p>43.081</text:p>
          </table:table-cell>
          <table:table-cell office:value-type="float" office:value="49.786999999999999" table:style-name="ce10">
            <text:p>49.787</text:p>
          </table:table-cell>
          <table:table-cell office:value-type="float" office:value="87.62" table:style-name="ce10">
            <text:p>87.62</text:p>
          </table:table-cell>
          <table:table-cell office:value-type="float" office:value="82.478999999999999" table:style-name="ce10">
            <text:p>82.479</text:p>
          </table:table-cell>
          <table:table-cell office:value-type="float" office:value="74.786000000000001" table:style-name="ce10">
            <text:p>74.786</text:p>
          </table:table-cell>
          <table:table-cell office:value-type="float" office:value="55.603000000000002" table:style-name="ce10">
            <text:p>55.603</text:p>
          </table:table-cell>
          <table:table-cell office:value-type="float" office:value="78.144999999999996" table:style-name="ce10">
            <text:p>78.145</text:p>
          </table:table-cell>
          <table:table-cell office:value-type="float" office:value="84.328000000000003" table:style-name="ce10">
            <text:p>84.328</text:p>
          </table:table-cell>
          <table:table-cell office:value-type="float" office:value="89.445999999999998" table:style-name="ce10">
            <text:p>89.446</text:p>
          </table:table-cell>
          <table:table-cell office:value-type="float" office:value="75.56" table:style-name="ce10">
            <text:p>75.56</text:p>
          </table:table-cell>
          <table:table-cell office:value-type="float" office:value="89.872" table:style-name="ce10">
            <text:p>89.872</text:p>
          </table:table-cell>
          <table:table-cell office:value-type="float" office:value="84.114999999999995" table:style-name="ce10">
            <text:p>84.115</text:p>
          </table:table-cell>
          <table:table-cell office:value-type="float" office:value="75.721999999999994" table:style-name="ce10">
            <text:p>75.722</text:p>
          </table:table-cell>
          <table:table-cell office:value-type="float" office:value="79.402000000000001" table:style-name="ce10">
            <text:p>79.402</text:p>
          </table:table-cell>
          <table:table-cell office:value-type="float" office:value="83.688999999999993" table:style-name="ce10">
            <text:p>83.689</text:p>
          </table:table-cell>
          <table:table-cell office:value-type="float" office:value="76.225999999999999" table:style-name="ce10">
            <text:p>76.226</text:p>
          </table:table-cell>
          <table:table-cell office:value-type="float" office:value="67.769000000000005" table:style-name="ce10">
            <text:p>67.769</text:p>
          </table:table-cell>
          <table:table-cell office:value-type="float" office:value="76.546000000000006" table:style-name="ce10">
            <text:p>76.546</text:p>
          </table:table-cell>
          <table:table-cell office:value-type="float" office:value="90.617999999999995" table:style-name="ce10">
            <text:p>90.618</text:p>
          </table:table-cell>
          <table:table-cell office:value-type="float" office:value="83.474999999999994" table:style-name="ce10">
            <text:p>83.475</text:p>
          </table:table-cell>
          <table:table-cell office:value-type="float" office:value="75.373000000000005" table:style-name="ce10">
            <text:p>75.373</text:p>
          </table:table-cell>
          <table:table-cell office:value-type="float" office:value="61.194000000000003" table:style-name="ce10">
            <text:p>61.194</text:p>
          </table:table-cell>
          <table:table-cell office:value-type="float" office:value="52.131999999999998" table:style-name="ce10">
            <text:p>52.132</text:p>
          </table:table-cell>
          <table:table-cell office:value-type="float" office:value="53.048000000000002" table:style-name="ce10">
            <text:p>53.048</text:p>
          </table:table-cell>
          <table:table-cell office:value-type="float" office:value="46.802" table:style-name="ce10">
            <text:p>46.802</text:p>
          </table:table-cell>
          <table:table-cell office:value-type="float" office:value="89.126000000000005" table:style-name="ce10">
            <text:p>89.126</text:p>
          </table:table-cell>
          <table:table-cell office:value-type="float" office:value="92.323999999999998" table:style-name="ce10">
            <text:p>92.324</text:p>
          </table:table-cell>
          <table:table-cell office:value-type="float" office:value="71.198999999999998" table:style-name="ce10">
            <text:p>71.199</text:p>
          </table:table-cell>
          <table:table-cell office:value-type="float" office:value="83.902000000000001" table:style-name="ce10">
            <text:p>83.902</text:p>
          </table:table-cell>
          <table:table-cell office:value-type="float" office:value="77.611999999999995" table:style-name="ce10">
            <text:p>77.612</text:p>
          </table:table-cell>
          <table:table-cell office:value-type="float" office:value="82.478999999999999" table:style-name="ce10">
            <text:p>82.479</text:p>
          </table:table-cell>
          <table:table-cell office:value-type="float" office:value="88.757999999999996" table:style-name="ce10">
            <text:p>88.758</text:p>
          </table:table-cell>
          <table:table-cell office:value-type="float" office:value="83.671000000000006" table:style-name="ce10">
            <text:p>83.671</text:p>
          </table:table-cell>
          <table:table-cell office:value-type="float" office:value="73.611000000000004" table:style-name="ce10">
            <text:p>73.611</text:p>
          </table:table-cell>
          <table:table-cell office:value-type="float" office:value="83.795000000000002" table:style-name="ce10">
            <text:p>83.795</text:p>
          </table:table-cell>
          <table:table-cell office:value-type="float" office:value="40.448" table:style-name="ce10">
            <text:p>40.448</text:p>
          </table:table-cell>
          <table:table-cell office:value-type="float" office:value="50.267000000000003" table:style-name="ce10">
            <text:p>50.267</text:p>
          </table:table-cell>
          <table:table-cell office:value-type="float" office:value="38.527000000000001" table:style-name="ce10">
            <text:p>38.527</text:p>
          </table:table-cell>
          <table:table-cell office:value-type="float" office:value="54.749000000000002" table:style-name="ce10">
            <text:p>54.749</text:p>
          </table:table-cell>
          <table:table-cell office:value-type="float" office:value="56.884" table:style-name="ce10">
            <text:p>56.884</text:p>
          </table:table-cell>
          <table:table-cell office:value-type="float" office:value="51.014000000000003" table:style-name="ce10">
            <text:p>51.014</text:p>
          </table:table-cell>
          <table:table-cell office:value-type="float" office:value="47.598999999999997" table:style-name="ce10">
            <text:p>47.599</text:p>
          </table:table-cell>
          <table:table-cell office:value-type="float" office:value="40.618000000000002" table:style-name="ce10">
            <text:p>40.618</text:p>
          </table:table-cell>
          <table:table-cell office:value-type="float" office:value="37.673000000000002" table:style-name="ce10">
            <text:p>37.673</text:p>
          </table:table-cell>
          <table:table-cell office:value-type="float" office:value="69.123999999999995" table:style-name="ce10">
            <text:p>69.124</text:p>
          </table:table-cell>
          <table:table-cell office:value-type="float" office:value="40.448" table:style-name="ce10">
            <text:p>40.448</text:p>
          </table:table-cell>
          <table:table-cell office:value-type="float" office:value="50.106999999999999" table:style-name="ce10">
            <text:p>50.107</text:p>
          </table:table-cell>
          <table:table-cell office:value-type="float" office:value="57.676000000000002" table:style-name="ce10">
            <text:p>57.676</text:p>
          </table:table-cell>
          <table:table-cell office:value-type="float" office:value="70.468999999999994" table:style-name="ce10">
            <text:p>70.469</text:p>
          </table:table-cell>
          <table:table-cell office:value-type="float" office:value="50.962000000000003" table:style-name="ce10">
            <text:p>50.962</text:p>
          </table:table-cell>
          <table:table-cell office:value-type="float" office:value="51.386000000000003" table:style-name="ce10">
            <text:p>51.386</text:p>
          </table:table-cell>
          <table:table-cell office:value-type="float" office:value="50" table:style-name="ce10">
            <text:p>50</text:p>
          </table:table-cell>
          <table:table-cell office:value-type="float" office:value="48.665999999999997" table:style-name="ce10">
            <text:p>48.666</text:p>
          </table:table-cell>
          <table:table-cell office:value-type="float" office:value="35.859000000000002" table:style-name="ce10">
            <text:p>35.859</text:p>
          </table:table-cell>
          <table:table-cell office:value-type="float" office:value="94.242999999999995" table:style-name="ce10">
            <text:p>94.243</text:p>
          </table:table-cell>
          <table:table-cell office:value-type="float" office:value="69.828999999999994" table:style-name="ce10">
            <text:p>69.829</text:p>
          </table:table-cell>
          <table:table-cell office:value-type="float" office:value="72.037999999999997" table:style-name="ce10">
            <text:p>72.038</text:p>
          </table:table-cell>
          <table:table-cell office:value-type="float" office:value="69.584000000000003" table:style-name="ce10">
            <text:p>69.584</text:p>
          </table:table-cell>
          <table:table-cell office:value-type="float" office:value="83.991" table:style-name="ce10">
            <text:p>83.991</text:p>
          </table:table-cell>
          <table:table-cell office:value-type="float" office:value="64.141000000000005" table:style-name="ce10">
            <text:p>64.141</text:p>
          </table:table-cell>
          <table:table-cell office:value-type="float" office:value="45.832999999999998" table:style-name="ce10">
            <text:p>45.833</text:p>
          </table:table-cell>
          <table:table-cell office:value-type="float" office:value="90.191999999999993" table:style-name="ce10">
            <text:p>90.192</text:p>
          </table:table-cell>
          <table:table-cell office:value-type="float" office:value="9.5950000000000006" table:style-name="ce10">
            <text:p>9.595</text:p>
          </table:table-cell>
          <table:table-cell office:value-type="float" office:value="82.409000000000006" table:style-name="ce10">
            <text:p>82.409</text:p>
          </table:table-cell>
          <table:table-cell office:value-type="float" office:value="95.308999999999997" table:style-name="ce10">
            <text:p>95.309</text:p>
          </table:table-cell>
          <table:table-cell office:value-type="float" office:value="96.269000000000005" table:style-name="ce10">
            <text:p>96.269</text:p>
          </table:table-cell>
          <table:table-cell office:value-type="float" office:value="78.349000000000004" table:style-name="ce10">
            <text:p>78.349</text:p>
          </table:table-cell>
          <table:table-cell office:value-type="float" office:value="71.215000000000003" table:style-name="ce10">
            <text:p>71.215</text:p>
          </table:table-cell>
          <table:table-cell office:value-type="float" office:value="3.8420000000000001" table:style-name="ce10">
            <text:p>3.842</text:p>
          </table:table-cell>
          <table:table-cell office:value-type="float" office:value="5.7629999999999999" table:style-name="ce10">
            <text:p>5.763</text:p>
          </table:table-cell>
          <table:table-cell office:value-type="float" office:value="24.013000000000002" table:style-name="ce10">
            <text:p>24.013</text:p>
          </table:table-cell>
          <table:table-cell office:value-type="float" office:value="66.382000000000005" table:style-name="ce10">
            <text:p>66.382</text:p>
          </table:table-cell>
          <table:table-cell office:value-type="float" office:value="8.798" table:style-name="ce10">
            <text:p>8.798</text:p>
          </table:table-cell>
          <table:table-cell office:value-type="float" office:value="89.231999999999999" table:style-name="ce10">
            <text:p>89.232</text:p>
          </table:table-cell>
          <table:table-cell office:value-type="float" office:value="69.903999999999996" table:style-name="ce10">
            <text:p>69.904</text:p>
          </table:table-cell>
          <table:table-cell office:value-type="float" office:value="80.921999999999997" table:style-name="ce10">
            <text:p>80.922</text:p>
          </table:table-cell>
          <table:table-cell office:value-type="float" office:value="2.3450000000000002" table:style-name="ce10">
            <text:p>2.345</text:p>
          </table:table-cell>
          <table:table-cell office:value-type="float" office:value="91.364999999999995" table:style-name="ce10">
            <text:p>91.365</text:p>
          </table:table-cell>
          <table:table-cell office:value-type="float" office:value="6.29" table:style-name="ce10">
            <text:p>6.29</text:p>
          </table:table-cell>
          <table:table-cell office:value-type="float" office:value="3.8380000000000001" table:style-name="ce10">
            <text:p>3.838</text:p>
          </table:table-cell>
          <table:table-cell office:value-type="float" office:value="91.790999999999997" table:style-name="ce10">
            <text:p>91.791</text:p>
          </table:table-cell>
          <table:table-cell office:value-type="float" office:value="4.3710000000000004" table:style-name="ce10">
            <text:p>4.371</text:p>
          </table:table-cell>
          <table:table-cell office:value-type="float" office:value="34.286000000000001" table:style-name="ce10">
            <text:p>34.286</text:p>
          </table:table-cell>
          <table:table-cell office:value-type="float" office:value="40" table:style-name="ce10">
            <text:p>40</text:p>
          </table:table-cell>
          <table:table-cell office:value-type="float" office:value="25.713999999999999" table:style-name="ce10">
            <text:p>25.714</text:p>
          </table:table-cell>
          <table:table-cell office:value-type="float" office:value="33.332999999999998" table:style-name="ce10">
            <text:p>33.333</text:p>
          </table:table-cell>
          <table:table-cell office:value-type="float" office:value="58.332999999999998" table:style-name="ce10">
            <text:p>58.333</text:p>
          </table:table-cell>
          <table:table-cell office:value-type="float" office:value="8.3330000000000002" table:style-name="ce10">
            <text:p>8.333</text:p>
          </table:table-cell>
          <table:table-cell office:value-type="float" office:value="45.713999999999999" table:style-name="ce10">
            <text:p>45.714</text:p>
          </table:table-cell>
          <table:table-cell office:value-type="float" office:value="22.856999999999999" table:style-name="ce10">
            <text:p>22.857</text:p>
          </table:table-cell>
          <table:table-cell office:value-type="float" office:value="31.428999999999998" table:style-name="ce10">
            <text:p>31.429</text:p>
          </table:table-cell>
          <table:table-cell office:value-type="float" office:value="48.570999999999998" table:style-name="ce10">
            <text:p>48.571</text:p>
          </table:table-cell>
          <table:table-cell office:value-type="float" office:value="17.143000000000001" table:style-name="ce10">
            <text:p>17.143</text:p>
          </table:table-cell>
          <table:table-cell office:value-type="float" office:value="34.286000000000001" table:style-name="ce10">
            <text:p>34.286</text:p>
          </table:table-cell>
          <table:table-cell office:value-type="float" office:value="41.667000000000002" table:style-name="ce10">
            <text:p>41.667</text:p>
          </table:table-cell>
          <table:table-cell office:value-type="float" office:value="50" table:style-name="ce10">
            <text:p>50</text:p>
          </table:table-cell>
          <table:table-cell office:value-type="float" office:value="8.3330000000000002" table:style-name="ce10">
            <text:p>8.333</text:p>
          </table:table-cell>
          <table:table-cell office:value-type="float" office:value="67.242999999999995" table:style-name="ce10">
            <text:p>67.243</text:p>
          </table:table-cell>
          <table:table-cell office:value-type="float" office:value="70.238" table:style-name="ce10">
            <text:p>70.238</text:p>
          </table:table-cell>
          <table:table-cell office:value-type="float" office:value="63.094999999999999" table:style-name="ce10">
            <text:p>63.095</text:p>
          </table:table-cell>
          <table:table-cell office:value-type="float" office:value="33.585000000000001" table:style-name="ce10">
            <text:p>33.585</text:p>
          </table:table-cell>
          <table:table-cell office:value-type="float" office:value="74.596000000000004" table:style-name="ce10">
            <text:p>74.596</text:p>
          </table:table-cell>
          <table:table-cell office:value-type="float" office:value="73.06" table:style-name="ce10">
            <text:p>73.06</text:p>
          </table:table-cell>
          <table:table-cell office:value-type="float" office:value="3.9870000000000001" table:style-name="ce10">
            <text:p>3.987</text:p>
          </table:table-cell>
          <table:table-cell office:value-type="float" office:value="69.816999999999993" table:style-name="ce10">
            <text:p>69.817</text:p>
          </table:table-cell>
          <table:table-cell office:value-type="float" office:value="24.175000000000001" table:style-name="ce10">
            <text:p>24.175</text:p>
          </table:table-cell>
          <table:table-cell office:value-type="float" office:value="73.564999999999998" table:style-name="ce10">
            <text:p>73.565</text:p>
          </table:table-cell>
          <table:table-cell table:number-columns-repeated="16264"/>
        </table:table-row>
        <table:table-row table:style-name="ro10">
          <table:table-cell office:value-type="string" table:style-name="ce4">
            <text:p>RPA</text:p>
          </table:table-cell>
          <table:table-cell office:value-type="string" table:style-name="ce4">
            <text:p>Rural Payments Agency</text:p>
          </table:table-cell>
          <table:table-cell office:value-type="string" table:style-name="ce4">
            <text:p>Environment, Food and Rural Affairs</text:p>
          </table:table-cell>
          <table:table-cell table:style-name="ce4"/>
          <table:table-cell office:value-type="float" office:value="53.91" table:style-name="ce10">
            <text:p>53.91</text:p>
          </table:table-cell>
          <table:table-cell office:value-type="float" office:value="61.604999999999997" table:style-name="ce10">
            <text:p>61.605</text:p>
          </table:table-cell>
          <table:table-cell office:value-type="float" office:value="72.283000000000001" table:style-name="ce10">
            <text:p>72.283</text:p>
          </table:table-cell>
          <table:table-cell office:value-type="float" office:value="85.08" table:style-name="ce10">
            <text:p>85.08</text:p>
          </table:table-cell>
          <table:table-cell office:value-type="float" office:value="78.545000000000002" table:style-name="ce10">
            <text:p>78.545</text:p>
          </table:table-cell>
          <table:table-cell office:value-type="float" office:value="82.150999999999996" table:style-name="ce10">
            <text:p>82.151</text:p>
          </table:table-cell>
          <table:table-cell office:value-type="float" office:value="54.856000000000002" table:style-name="ce10">
            <text:p>54.856</text:p>
          </table:table-cell>
          <table:table-cell office:value-type="float" office:value="83.206000000000003" table:style-name="ce10">
            <text:p>83.206</text:p>
          </table:table-cell>
          <table:table-cell office:value-type="float" office:value="76.216999999999999" table:style-name="ce10">
            <text:p>76.217</text:p>
          </table:table-cell>
          <table:table-cell office:value-type="float" office:value="25.512" table:style-name="ce10">
            <text:p>25.512</text:p>
          </table:table-cell>
          <table:table-cell office:value-type="float" office:value="57.512999999999998" table:style-name="ce10">
            <text:p>57.513</text:p>
          </table:table-cell>
          <table:table-cell office:value-type="float" office:value="84.92" table:style-name="ce10">
            <text:p>84.92</text:p>
          </table:table-cell>
          <table:table-cell office:value-type="float" office:value="79.77" table:style-name="ce10">
            <text:p>79.77</text:p>
          </table:table-cell>
          <table:table-cell office:value-type="float" office:value="72.569999999999993" table:style-name="ce10">
            <text:p>72.57</text:p>
          </table:table-cell>
          <table:table-cell office:value-type="float" office:value="52.268000000000001" table:style-name="ce10">
            <text:p>52.268</text:p>
          </table:table-cell>
          <table:table-cell office:value-type="float" office:value="71.948999999999998" table:style-name="ce10">
            <text:p>71.949</text:p>
          </table:table-cell>
          <table:table-cell office:value-type="float" office:value="83.387" table:style-name="ce10">
            <text:p>83.387</text:p>
          </table:table-cell>
          <table:table-cell office:value-type="float" office:value="86.772999999999996" table:style-name="ce10">
            <text:p>86.773</text:p>
          </table:table-cell>
          <table:table-cell office:value-type="float" office:value="76.165999999999997" table:style-name="ce10">
            <text:p>76.166</text:p>
          </table:table-cell>
          <table:table-cell office:value-type="float" office:value="90.082999999999998" table:style-name="ce10">
            <text:p>90.083</text:p>
          </table:table-cell>
          <table:table-cell office:value-type="float" office:value="85.221000000000004" table:style-name="ce10">
            <text:p>85.221</text:p>
          </table:table-cell>
          <table:table-cell office:value-type="float" office:value="71.164000000000001" table:style-name="ce10">
            <text:p>71.164</text:p>
          </table:table-cell>
          <table:table-cell office:value-type="float" office:value="82.173000000000002" table:style-name="ce10">
            <text:p>82.173</text:p>
          </table:table-cell>
          <table:table-cell office:value-type="float" office:value="84.727999999999994" table:style-name="ce10">
            <text:p>84.728</text:p>
          </table:table-cell>
          <table:table-cell office:value-type="float" office:value="75.08" table:style-name="ce10">
            <text:p>75.08</text:p>
          </table:table-cell>
          <table:table-cell office:value-type="float" office:value="68.477999999999994" table:style-name="ce10">
            <text:p>68.478</text:p>
          </table:table-cell>
          <table:table-cell office:value-type="float" office:value="73.802000000000007" table:style-name="ce10">
            <text:p>73.802</text:p>
          </table:table-cell>
          <table:table-cell office:value-type="float" office:value="89.521000000000001" table:style-name="ce10">
            <text:p>89.521</text:p>
          </table:table-cell>
          <table:table-cell office:value-type="float" office:value="83.108999999999995" table:style-name="ce10">
            <text:p>83.109</text:p>
          </table:table-cell>
          <table:table-cell office:value-type="float" office:value="73.802000000000007" table:style-name="ce10">
            <text:p>73.802</text:p>
          </table:table-cell>
          <table:table-cell office:value-type="float" office:value="70.096000000000004" table:style-name="ce10">
            <text:p>70.096</text:p>
          </table:table-cell>
          <table:table-cell office:value-type="float" office:value="51.79" table:style-name="ce10">
            <text:p>51.79</text:p>
          </table:table-cell>
          <table:table-cell office:value-type="float" office:value="54.289000000000001" table:style-name="ce10">
            <text:p>54.289</text:p>
          </table:table-cell>
          <table:table-cell office:value-type="float" office:value="43.259" table:style-name="ce10">
            <text:p>43.259</text:p>
          </table:table-cell>
          <table:table-cell office:value-type="float" office:value="86.197999999999993" table:style-name="ce10">
            <text:p>86.198</text:p>
          </table:table-cell>
          <table:table-cell office:value-type="float" office:value="91.117999999999995" table:style-name="ce10">
            <text:p>91.118</text:p>
          </table:table-cell>
          <table:table-cell office:value-type="float" office:value="71.164000000000001" table:style-name="ce10">
            <text:p>71.164</text:p>
          </table:table-cell>
          <table:table-cell office:value-type="float" office:value="84.344999999999999" table:style-name="ce10">
            <text:p>84.345</text:p>
          </table:table-cell>
          <table:table-cell office:value-type="float" office:value="65.814999999999998" table:style-name="ce10">
            <text:p>65.815</text:p>
          </table:table-cell>
          <table:table-cell office:value-type="float" office:value="76.41" table:style-name="ce10">
            <text:p>76.41</text:p>
          </table:table-cell>
          <table:table-cell office:value-type="float" office:value="83.984999999999999" table:style-name="ce10">
            <text:p>83.985</text:p>
          </table:table-cell>
          <table:table-cell office:value-type="float" office:value="75.319999999999993" table:style-name="ce10">
            <text:p>75.32</text:p>
          </table:table-cell>
          <table:table-cell office:value-type="float" office:value="72.197000000000003" table:style-name="ce10">
            <text:p>72.197</text:p>
          </table:table-cell>
          <table:table-cell office:value-type="float" office:value="83.44" table:style-name="ce10">
            <text:p>83.44</text:p>
          </table:table-cell>
          <table:table-cell office:value-type="float" office:value="22.137" table:style-name="ce10">
            <text:p>22.137</text:p>
          </table:table-cell>
          <table:table-cell office:value-type="float" office:value="35.509" table:style-name="ce10">
            <text:p>35.509</text:p>
          </table:table-cell>
          <table:table-cell office:value-type="float" office:value="18.821999999999999" table:style-name="ce10">
            <text:p>18.822</text:p>
          </table:table-cell>
          <table:table-cell office:value-type="float" office:value="73.799000000000007" table:style-name="ce10">
            <text:p>73.799</text:p>
          </table:table-cell>
          <table:table-cell office:value-type="float" office:value="69.960999999999999" table:style-name="ce10">
            <text:p>69.961</text:p>
          </table:table-cell>
          <table:table-cell office:value-type="float" office:value="64.358999999999995" table:style-name="ce10">
            <text:p>64.359</text:p>
          </table:table-cell>
          <table:table-cell office:value-type="float" office:value="61.947000000000003" table:style-name="ce10">
            <text:p>61.947</text:p>
          </table:table-cell>
          <table:table-cell office:value-type="float" office:value="47.183" table:style-name="ce10">
            <text:p>47.183</text:p>
          </table:table-cell>
          <table:table-cell office:value-type="float" office:value="39.973999999999997" table:style-name="ce10">
            <text:p>39.974</text:p>
          </table:table-cell>
          <table:table-cell office:value-type="float" office:value="66.667000000000002" table:style-name="ce10">
            <text:p>66.667</text:p>
          </table:table-cell>
          <table:table-cell office:value-type="float" office:value="39.781999999999996" table:style-name="ce10">
            <text:p>39.782</text:p>
          </table:table-cell>
          <table:table-cell office:value-type="float" office:value="53.935000000000002" table:style-name="ce10">
            <text:p>53.935</text:p>
          </table:table-cell>
          <table:table-cell office:value-type="float" office:value="53.133000000000003" table:style-name="ce10">
            <text:p>53.133</text:p>
          </table:table-cell>
          <table:table-cell office:value-type="float" office:value="61.125" table:style-name="ce10">
            <text:p>61.125</text:p>
          </table:table-cell>
          <table:table-cell office:value-type="float" office:value="44.137999999999998" table:style-name="ce10">
            <text:p>44.138</text:p>
          </table:table-cell>
          <table:table-cell office:value-type="float" office:value="52.271000000000001" table:style-name="ce10">
            <text:p>52.271</text:p>
          </table:table-cell>
          <table:table-cell office:value-type="float" office:value="50.96" table:style-name="ce10">
            <text:p>50.96</text:p>
          </table:table-cell>
          <table:table-cell office:value-type="float" office:value="46.228000000000002" table:style-name="ce10">
            <text:p>46.228</text:p>
          </table:table-cell>
          <table:table-cell office:value-type="float" office:value="30.282" table:style-name="ce10">
            <text:p>30.282</text:p>
          </table:table-cell>
          <table:table-cell office:value-type="float" office:value="91.24" table:style-name="ce10">
            <text:p>91.24</text:p>
          </table:table-cell>
          <table:table-cell office:value-type="float" office:value="68.394000000000005" table:style-name="ce10">
            <text:p>68.394</text:p>
          </table:table-cell>
          <table:table-cell office:value-type="float" office:value="78.707999999999998" table:style-name="ce10">
            <text:p>78.708</text:p>
          </table:table-cell>
          <table:table-cell office:value-type="float" office:value="74.376999999999995" table:style-name="ce10">
            <text:p>74.377</text:p>
          </table:table-cell>
          <table:table-cell office:value-type="float" office:value="85.24" table:style-name="ce10">
            <text:p>85.24</text:p>
          </table:table-cell>
          <table:table-cell office:value-type="float" office:value="65.09" table:style-name="ce10">
            <text:p>65.09</text:p>
          </table:table-cell>
          <table:table-cell office:value-type="float" office:value="49.167999999999999" table:style-name="ce10">
            <text:p>49.168</text:p>
          </table:table-cell>
          <table:table-cell office:value-type="float" office:value="83.941000000000003" table:style-name="ce10">
            <text:p>83.941</text:p>
          </table:table-cell>
          <table:table-cell office:value-type="float" office:value="27.785" table:style-name="ce10">
            <text:p>27.785</text:p>
          </table:table-cell>
          <table:table-cell office:value-type="float" office:value="87.668000000000006" table:style-name="ce10">
            <text:p>87.668</text:p>
          </table:table-cell>
          <table:table-cell office:value-type="float" office:value="77.813000000000002" table:style-name="ce10">
            <text:p>77.813</text:p>
          </table:table-cell>
          <table:table-cell office:value-type="float" office:value="95.712999999999994" table:style-name="ce10">
            <text:p>95.713</text:p>
          </table:table-cell>
          <table:table-cell office:value-type="float" office:value="72.382999999999996" table:style-name="ce10">
            <text:p>72.383</text:p>
          </table:table-cell>
          <table:table-cell office:value-type="float" office:value="63.875" table:style-name="ce10">
            <text:p>63.875</text:p>
          </table:table-cell>
          <table:table-cell office:value-type="float" office:value="5.9649999999999999" table:style-name="ce10">
            <text:p>5.965</text:p>
          </table:table-cell>
          <table:table-cell office:value-type="float" office:value="11.481999999999999" table:style-name="ce10">
            <text:p>11.482</text:p>
          </table:table-cell>
          <table:table-cell office:value-type="float" office:value="29.890999999999998" table:style-name="ce10">
            <text:p>29.891</text:p>
          </table:table-cell>
          <table:table-cell office:value-type="float" office:value="52.661999999999999" table:style-name="ce10">
            <text:p>52.662</text:p>
          </table:table-cell>
          <table:table-cell office:value-type="float" office:value="12.292" table:style-name="ce10">
            <text:p>12.292</text:p>
          </table:table-cell>
          <table:table-cell office:value-type="float" office:value="91.564999999999998" table:style-name="ce10">
            <text:p>91.565</text:p>
          </table:table-cell>
          <table:table-cell office:value-type="float" office:value="74.040999999999997" table:style-name="ce10">
            <text:p>74.041</text:p>
          </table:table-cell>
          <table:table-cell office:value-type="float" office:value="80.269000000000005" table:style-name="ce10">
            <text:p>80.269</text:p>
          </table:table-cell>
          <table:table-cell office:value-type="float" office:value="4.7949999999999999" table:style-name="ce10">
            <text:p>4.795</text:p>
          </table:table-cell>
          <table:table-cell office:value-type="float" office:value="89.513999999999996" table:style-name="ce10">
            <text:p>89.514</text:p>
          </table:table-cell>
          <table:table-cell office:value-type="float" office:value="5.6909999999999998" table:style-name="ce10">
            <text:p>5.691</text:p>
          </table:table-cell>
          <table:table-cell office:value-type="float" office:value="5.3710000000000004" table:style-name="ce10">
            <text:p>5.371</text:p>
          </table:table-cell>
          <table:table-cell office:value-type="float" office:value="91.049000000000007" table:style-name="ce10">
            <text:p>91.049</text:p>
          </table:table-cell>
          <table:table-cell office:value-type="float" office:value="3.581" table:style-name="ce10">
            <text:p>3.581</text:p>
          </table:table-cell>
          <table:table-cell office:value-type="float" office:value="32.143000000000001" table:style-name="ce10">
            <text:p>32.143</text:p>
          </table:table-cell>
          <table:table-cell office:value-type="float" office:value="60.713999999999999" table:style-name="ce10">
            <text:p>60.714</text:p>
          </table:table-cell>
          <table:table-cell office:value-type="float" office:value="7.1429999999999998" table:style-name="ce10">
            <text:p>7.143</text:p>
          </table:table-cell>
          <table:table-cell office:value-type="float" office:value="22.222000000000001" table:style-name="ce10">
            <text:p>22.222</text:p>
          </table:table-cell>
          <table:table-cell office:value-type="float" office:value="62.963000000000001" table:style-name="ce10">
            <text:p>62.963</text:p>
          </table:table-cell>
          <table:table-cell office:value-type="float" office:value="14.815" table:style-name="ce10">
            <text:p>14.815</text:p>
          </table:table-cell>
          <table:table-cell office:value-type="float" office:value="53.570999999999998" table:style-name="ce10">
            <text:p>53.571</text:p>
          </table:table-cell>
          <table:table-cell office:value-type="float" office:value="25" table:style-name="ce10">
            <text:p>25</text:p>
          </table:table-cell>
          <table:table-cell office:value-type="float" office:value="21.428999999999998" table:style-name="ce10">
            <text:p>21.429</text:p>
          </table:table-cell>
          <table:table-cell office:value-type="float" office:value="51.19" table:style-name="ce10">
            <text:p>51.19</text:p>
          </table:table-cell>
          <table:table-cell office:value-type="float" office:value="33.332999999999998" table:style-name="ce10">
            <text:p>33.333</text:p>
          </table:table-cell>
          <table:table-cell office:value-type="float" office:value="15.476000000000001" table:style-name="ce10">
            <text:p>15.476</text:p>
          </table:table-cell>
          <table:table-cell office:value-type="float" office:value="33.332999999999998" table:style-name="ce10">
            <text:p>33.333</text:p>
          </table:table-cell>
          <table:table-cell office:value-type="float" office:value="48.148000000000003" table:style-name="ce10">
            <text:p>48.148</text:p>
          </table:table-cell>
          <table:table-cell office:value-type="float" office:value="18.518999999999998" table:style-name="ce10">
            <text:p>18.519</text:p>
          </table:table-cell>
          <table:table-cell office:value-type="float" office:value="60.954000000000001" table:style-name="ce10">
            <text:p>60.954</text:p>
          </table:table-cell>
          <table:table-cell office:value-type="float" office:value="66.688000000000002" table:style-name="ce10">
            <text:p>66.688</text:p>
          </table:table-cell>
          <table:table-cell office:value-type="float" office:value="58.488999999999997" table:style-name="ce10">
            <text:p>58.489</text:p>
          </table:table-cell>
          <table:table-cell office:value-type="float" office:value="34.128999999999998" table:style-name="ce10">
            <text:p>34.129</text:p>
          </table:table-cell>
          <table:table-cell office:value-type="float" office:value="68.123000000000005" table:style-name="ce10">
            <text:p>68.123</text:p>
          </table:table-cell>
          <table:table-cell office:value-type="float" office:value="66.56" table:style-name="ce10">
            <text:p>66.56</text:p>
          </table:table-cell>
          <table:table-cell office:value-type="float" office:value="5.7380000000000004" table:style-name="ce10">
            <text:p>5.738</text:p>
          </table:table-cell>
          <table:table-cell office:value-type="float" office:value="73.941000000000003" table:style-name="ce10">
            <text:p>73.941</text:p>
          </table:table-cell>
          <table:table-cell office:value-type="float" office:value="25.922000000000001" table:style-name="ce10">
            <text:p>25.922</text:p>
          </table:table-cell>
          <table:table-cell office:value-type="float" office:value="72.076999999999998" table:style-name="ce10">
            <text:p>72.077</text:p>
          </table:table-cell>
          <table:table-cell table:number-columns-repeated="16264"/>
        </table:table-row>
        <table:table-row table:style-name="ro5">
          <table:table-cell office:value-type="string" table:style-name="ce4">
            <text:p>RS</text:p>
          </table:table-cell>
          <table:table-cell office:value-type="string" table:style-name="ce4">
            <text:p>Revenue Scotland</text:p>
          </table:table-cell>
          <table:table-cell office:value-type="string" table:style-name="ce4">
            <text:p>Scottish Government</text:p>
          </table:table-cell>
          <table:table-cell table:style-name="ce4"/>
          <table:table-cell office:value-type="float" office:value="96.25" table:style-name="ce10">
            <text:p>96.25</text:p>
          </table:table-cell>
          <table:table-cell office:value-type="float" office:value="69.415999999999997" table:style-name="ce10">
            <text:p>69.416</text:p>
          </table:table-cell>
          <table:table-cell office:value-type="float" office:value="84.156000000000006" table:style-name="ce10">
            <text:p>84.156</text:p>
          </table:table-cell>
          <table:table-cell office:value-type="float" office:value="92.207999999999998" table:style-name="ce10">
            <text:p>92.208</text:p>
          </table:table-cell>
          <table:table-cell office:value-type="float" office:value="88.022999999999996" table:style-name="ce10">
            <text:p>88.023</text:p>
          </table:table-cell>
          <table:table-cell office:value-type="float" office:value="91.775000000000006" table:style-name="ce10">
            <text:p>91.775</text:p>
          </table:table-cell>
          <table:table-cell office:value-type="float" office:value="67.856999999999999" table:style-name="ce10">
            <text:p>67.857</text:p>
          </table:table-cell>
          <table:table-cell office:value-type="float" office:value="89.61" table:style-name="ce10">
            <text:p>89.61</text:p>
          </table:table-cell>
          <table:table-cell office:value-type="float" office:value="79.87" table:style-name="ce10">
            <text:p>79.87</text:p>
          </table:table-cell>
          <table:table-cell office:value-type="float" office:value="60.606000000000002" table:style-name="ce10">
            <text:p>60.606</text:p>
          </table:table-cell>
          <table:table-cell office:value-type="float" office:value="77.344999999999999" table:style-name="ce10">
            <text:p>77.345</text:p>
          </table:table-cell>
          <table:table-cell office:value-type="float" office:value="88.311999999999998" table:style-name="ce10">
            <text:p>88.312</text:p>
          </table:table-cell>
          <table:table-cell office:value-type="float" office:value="89.61" table:style-name="ce10">
            <text:p>89.61</text:p>
          </table:table-cell>
          <table:table-cell office:value-type="float" office:value="80.519000000000005" table:style-name="ce10">
            <text:p>80.519</text:p>
          </table:table-cell>
          <table:table-cell office:value-type="float" office:value="76.623000000000005" table:style-name="ce10">
            <text:p>76.623</text:p>
          </table:table-cell>
          <table:table-cell office:value-type="float" office:value="85.713999999999999" table:style-name="ce10">
            <text:p>85.714</text:p>
          </table:table-cell>
          <table:table-cell office:value-type="float" office:value="92.207999999999998" table:style-name="ce10">
            <text:p>92.208</text:p>
          </table:table-cell>
          <table:table-cell office:value-type="float" office:value="92.207999999999998" table:style-name="ce10">
            <text:p>92.208</text:p>
          </table:table-cell>
          <table:table-cell office:value-type="float" office:value="88.311999999999998" table:style-name="ce10">
            <text:p>88.312</text:p>
          </table:table-cell>
          <table:table-cell office:value-type="float" office:value="93.421000000000006" table:style-name="ce10">
            <text:p>93.421</text:p>
          </table:table-cell>
          <table:table-cell office:value-type="float" office:value="93.421000000000006" table:style-name="ce10">
            <text:p>93.421</text:p>
          </table:table-cell>
          <table:table-cell office:value-type="float" office:value="84.210999999999999" table:style-name="ce10">
            <text:p>84.211</text:p>
          </table:table-cell>
          <table:table-cell office:value-type="float" office:value="93.421000000000006" table:style-name="ce10">
            <text:p>93.421</text:p>
          </table:table-cell>
          <table:table-cell office:value-type="float" office:value="92.105000000000004" table:style-name="ce10">
            <text:p>92.105</text:p>
          </table:table-cell>
          <table:table-cell office:value-type="float" office:value="84.210999999999999" table:style-name="ce10">
            <text:p>84.211</text:p>
          </table:table-cell>
          <table:table-cell office:value-type="float" office:value="79.221000000000004" table:style-name="ce10">
            <text:p>79.221</text:p>
          </table:table-cell>
          <table:table-cell office:value-type="float" office:value="88.311999999999998" table:style-name="ce10">
            <text:p>88.312</text:p>
          </table:table-cell>
          <table:table-cell office:value-type="float" office:value="93.506" table:style-name="ce10">
            <text:p>93.506</text:p>
          </table:table-cell>
          <table:table-cell office:value-type="float" office:value="92.207999999999998" table:style-name="ce10">
            <text:p>92.208</text:p>
          </table:table-cell>
          <table:table-cell office:value-type="float" office:value="89.61" table:style-name="ce10">
            <text:p>89.61</text:p>
          </table:table-cell>
          <table:table-cell office:value-type="float" office:value="81.817999999999998" table:style-name="ce10">
            <text:p>81.818</text:p>
          </table:table-cell>
          <table:table-cell office:value-type="float" office:value="71.429000000000002" table:style-name="ce10">
            <text:p>71.429</text:p>
          </table:table-cell>
          <table:table-cell office:value-type="float" office:value="57.143000000000001" table:style-name="ce10">
            <text:p>57.143</text:p>
          </table:table-cell>
          <table:table-cell office:value-type="float" office:value="61.039000000000001" table:style-name="ce10">
            <text:p>61.039</text:p>
          </table:table-cell>
          <table:table-cell office:value-type="float" office:value="92.207999999999998" table:style-name="ce10">
            <text:p>92.208</text:p>
          </table:table-cell>
          <table:table-cell office:value-type="float" office:value="92.207999999999998" table:style-name="ce10">
            <text:p>92.208</text:p>
          </table:table-cell>
          <table:table-cell office:value-type="float" office:value="84.415999999999997" table:style-name="ce10">
            <text:p>84.416</text:p>
          </table:table-cell>
          <table:table-cell office:value-type="float" office:value="89.61" table:style-name="ce10">
            <text:p>89.61</text:p>
          </table:table-cell>
          <table:table-cell office:value-type="float" office:value="77.632000000000005" table:style-name="ce10">
            <text:p>77.632</text:p>
          </table:table-cell>
          <table:table-cell office:value-type="float" office:value="75.325000000000003" table:style-name="ce10">
            <text:p>75.325</text:p>
          </table:table-cell>
          <table:table-cell office:value-type="float" office:value="90.789000000000001" table:style-name="ce10">
            <text:p>90.789</text:p>
          </table:table-cell>
          <table:table-cell office:value-type="float" office:value="81.578999999999994" table:style-name="ce10">
            <text:p>81.579</text:p>
          </table:table-cell>
          <table:table-cell office:value-type="float" office:value="73.332999999999998" table:style-name="ce10">
            <text:p>73.333</text:p>
          </table:table-cell>
          <table:table-cell office:value-type="float" office:value="85.525999999999996" table:style-name="ce10">
            <text:p>85.526</text:p>
          </table:table-cell>
          <table:table-cell office:value-type="float" office:value="55.844000000000001" table:style-name="ce10">
            <text:p>55.844</text:p>
          </table:table-cell>
          <table:table-cell office:value-type="float" office:value="67.531999999999996" table:style-name="ce10">
            <text:p>67.532</text:p>
          </table:table-cell>
          <table:table-cell office:value-type="float" office:value="58.442" table:style-name="ce10">
            <text:p>58.442</text:p>
          </table:table-cell>
          <table:table-cell office:value-type="float" office:value="90.789000000000001" table:style-name="ce10">
            <text:p>90.789</text:p>
          </table:table-cell>
          <table:table-cell office:value-type="float" office:value="81.817999999999998" table:style-name="ce10">
            <text:p>81.818</text:p>
          </table:table-cell>
          <table:table-cell office:value-type="float" office:value="81.817999999999998" table:style-name="ce10">
            <text:p>81.818</text:p>
          </table:table-cell>
          <table:table-cell office:value-type="float" office:value="83.117000000000004" table:style-name="ce10">
            <text:p>83.117</text:p>
          </table:table-cell>
          <table:table-cell office:value-type="float" office:value="63.636000000000003" table:style-name="ce10">
            <text:p>63.636</text:p>
          </table:table-cell>
          <table:table-cell office:value-type="float" office:value="66.233999999999995" table:style-name="ce10">
            <text:p>66.234</text:p>
          </table:table-cell>
          <table:table-cell office:value-type="float" office:value="84.210999999999999" table:style-name="ce10">
            <text:p>84.211</text:p>
          </table:table-cell>
          <table:table-cell office:value-type="float" office:value="71.429000000000002" table:style-name="ce10">
            <text:p>71.429</text:p>
          </table:table-cell>
          <table:table-cell office:value-type="float" office:value="75.325000000000003" table:style-name="ce10">
            <text:p>75.325</text:p>
          </table:table-cell>
          <table:table-cell office:value-type="float" office:value="67.531999999999996" table:style-name="ce10">
            <text:p>67.532</text:p>
          </table:table-cell>
          <table:table-cell office:value-type="float" office:value="72.727000000000004" table:style-name="ce10">
            <text:p>72.727</text:p>
          </table:table-cell>
          <table:table-cell office:value-type="float" office:value="50.649000000000001" table:style-name="ce10">
            <text:p>50.649</text:p>
          </table:table-cell>
          <table:table-cell office:value-type="float" office:value="64.935000000000002" table:style-name="ce10">
            <text:p>64.935</text:p>
          </table:table-cell>
          <table:table-cell office:value-type="float" office:value="66.233999999999995" table:style-name="ce10">
            <text:p>66.234</text:p>
          </table:table-cell>
          <table:table-cell office:value-type="float" office:value="71.429000000000002" table:style-name="ce10">
            <text:p>71.429</text:p>
          </table:table-cell>
          <table:table-cell office:value-type="float" office:value="53.247" table:style-name="ce10">
            <text:p>53.247</text:p>
          </table:table-cell>
          <table:table-cell office:value-type="float" office:value="96.103999999999999" table:style-name="ce10">
            <text:p>96.104</text:p>
          </table:table-cell>
          <table:table-cell office:value-type="float" office:value="90.909000000000006" table:style-name="ce10">
            <text:p>90.909</text:p>
          </table:table-cell>
          <table:table-cell office:value-type="float" office:value="88.311999999999998" table:style-name="ce10">
            <text:p>88.312</text:p>
          </table:table-cell>
          <table:table-cell office:value-type="float" office:value="85.713999999999999" table:style-name="ce10">
            <text:p>85.714</text:p>
          </table:table-cell>
          <table:table-cell office:value-type="float" office:value="92.207999999999998" table:style-name="ce10">
            <text:p>92.208</text:p>
          </table:table-cell>
          <table:table-cell office:value-type="float" office:value="74.025999999999996" table:style-name="ce10">
            <text:p>74.026</text:p>
          </table:table-cell>
          <table:table-cell office:value-type="float" office:value="52.631999999999998" table:style-name="ce10">
            <text:p>52.632</text:p>
          </table:table-cell>
          <table:table-cell office:value-type="float" office:value="96.103999999999999" table:style-name="ce10">
            <text:p>96.104</text:p>
          </table:table-cell>
          <table:table-cell office:value-type="float" office:value="36.363999999999997" table:style-name="ce10">
            <text:p>36.364</text:p>
          </table:table-cell>
          <table:table-cell office:value-type="float" office:value="89.474000000000004" table:style-name="ce10">
            <text:p>89.474</text:p>
          </table:table-cell>
          <table:table-cell office:value-type="float" office:value="98.683999999999997" table:style-name="ce10">
            <text:p>98.684</text:p>
          </table:table-cell>
          <table:table-cell office:value-type="float" office:value="96.052999999999997" table:style-name="ce10">
            <text:p>96.053</text:p>
          </table:table-cell>
          <table:table-cell office:value-type="float" office:value="76.316000000000003" table:style-name="ce10">
            <text:p>76.316</text:p>
          </table:table-cell>
          <table:table-cell office:value-type="float" office:value="71.052999999999997" table:style-name="ce10">
            <text:p>71.053</text:p>
          </table:table-cell>
          <table:table-cell office:value-type="float" office:value="3.8959999999999999" table:style-name="ce10">
            <text:p>3.896</text:p>
          </table:table-cell>
          <table:table-cell office:value-type="float" office:value="16.882999999999999" table:style-name="ce10">
            <text:p>16.883</text:p>
          </table:table-cell>
          <table:table-cell office:value-type="float" office:value="45.454999999999998" table:style-name="ce10">
            <text:p>45.455</text:p>
          </table:table-cell>
          <table:table-cell office:value-type="float" office:value="33.765999999999998" table:style-name="ce10">
            <text:p>33.766</text:p>
          </table:table-cell>
          <table:table-cell office:value-type="float" office:value="10.526" table:style-name="ce10">
            <text:p>10.526</text:p>
          </table:table-cell>
          <table:table-cell office:value-type="float" office:value="93.506" table:style-name="ce10">
            <text:p>93.506</text:p>
          </table:table-cell>
          <table:table-cell office:value-type="float" office:value="80.519000000000005" table:style-name="ce10">
            <text:p>80.519</text:p>
          </table:table-cell>
          <table:table-cell office:value-type="float" office:value="88.311999999999998" table:style-name="ce10">
            <text:p>88.312</text:p>
          </table:table-cell>
          <table:table-cell office:value-type="float" office:value="3.8959999999999999" table:style-name="ce10">
            <text:p>3.896</text:p>
          </table:table-cell>
          <table:table-cell office:value-type="float" office:value="93.506" table:style-name="ce10">
            <text:p>93.506</text:p>
          </table:table-cell>
          <table:table-cell office:value-type="float" office:value="2.597" table:style-name="ce10">
            <text:p>2.597</text:p>
          </table:table-cell>
          <table:table-cell office:value-type="float" office:value="7.7919999999999998" table:style-name="ce10">
            <text:p>7.792</text:p>
          </table:table-cell>
          <table:table-cell office:value-type="float" office:value="88.311999999999998" table:style-name="ce10">
            <text:p>88.312</text:p>
          </table:table-cell>
          <table:table-cell office:value-type="float" office:value="3.8959999999999999" table:style-name="ce10">
            <text:p>3.896</text:p>
          </table:table-cell>
          <table:table-cell office:value-type="float" office:value="16.667000000000002" table:style-name="ce10">
            <text:p>16.667</text:p>
          </table:table-cell>
          <table:table-cell office:value-type="float" office:value="83.332999999999998" table:style-name="ce10">
            <text:p>83.333</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50" table:style-name="ce10">
            <text:p>50</text:p>
          </table:table-cell>
          <table:table-cell office:value-type="float" office:value="16.667000000000002" table:style-name="ce10">
            <text:p>16.667</text:p>
          </table:table-cell>
          <table:table-cell office:value-type="float" office:value="33.332999999999998" table:style-name="ce10">
            <text:p>33.333</text:p>
          </table:table-cell>
          <table:table-cell office:value-type="float" office:value="50" table:style-name="ce10">
            <text:p>50</text:p>
          </table:table-cell>
          <table:table-cell office:value-type="float" office:value="33.332999999999998" table:style-name="ce10">
            <text:p>33.333</text:p>
          </table:table-cell>
          <table:table-cell office:value-type="float" office:value="16.667000000000002" table:style-name="ce10">
            <text:p>16.667</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80.519000000000005" table:style-name="ce10">
            <text:p>80.519</text:p>
          </table:table-cell>
          <table:table-cell office:value-type="float" office:value="77.921999999999997" table:style-name="ce10">
            <text:p>77.922</text:p>
          </table:table-cell>
          <table:table-cell office:value-type="float" office:value="67.531999999999996" table:style-name="ce10">
            <text:p>67.532</text:p>
          </table:table-cell>
          <table:table-cell office:value-type="float" office:value="37.661999999999999" table:style-name="ce10">
            <text:p>37.662</text:p>
          </table:table-cell>
          <table:table-cell office:value-type="float" office:value="75.325000000000003" table:style-name="ce10">
            <text:p>75.325</text:p>
          </table:table-cell>
          <table:table-cell office:value-type="float" office:value="79.221000000000004" table:style-name="ce10">
            <text:p>79.221</text:p>
          </table:table-cell>
          <table:table-cell office:value-type="float" office:value="3.9470000000000001" table:style-name="ce10">
            <text:p>3.947</text:p>
          </table:table-cell>
          <table:table-cell office:value-type="float" office:value="85.525999999999996" table:style-name="ce10">
            <text:p>85.526</text:p>
          </table:table-cell>
          <table:table-cell office:value-type="float" office:value="20.542000000000002" table:style-name="ce10">
            <text:p>20.542</text:p>
          </table:table-cell>
          <table:table-cell office:value-type="float" office:value="75.713999999999999" table:style-name="ce10">
            <text:p>75.714</text:p>
          </table:table-cell>
          <table:table-cell table:number-columns-repeated="16264"/>
        </table:table-row>
        <table:table-row table:style-name="ro10">
          <table:table-cell office:value-type="string" table:style-name="ce4">
            <text:p>SAAS</text:p>
          </table:table-cell>
          <table:table-cell office:value-type="string" table:style-name="ce4">
            <text:p>Student Awards Agency Scotland</text:p>
          </table:table-cell>
          <table:table-cell office:value-type="string" table:style-name="ce4">
            <text:p>Scottish Government</text:p>
          </table:table-cell>
          <table:table-cell table:style-name="ce4"/>
          <table:table-cell office:value-type="float" office:value="64.769000000000005" table:style-name="ce10">
            <text:p>64.769</text:p>
          </table:table-cell>
          <table:table-cell office:value-type="float" office:value="63.756999999999998" table:style-name="ce10">
            <text:p>63.757</text:p>
          </table:table-cell>
          <table:table-cell office:value-type="float" office:value="78.159000000000006" table:style-name="ce10">
            <text:p>78.159</text:p>
          </table:table-cell>
          <table:table-cell office:value-type="float" office:value="90.659000000000006" table:style-name="ce10">
            <text:p>90.659</text:p>
          </table:table-cell>
          <table:table-cell office:value-type="float" office:value="82.722999999999999" table:style-name="ce10">
            <text:p>82.723</text:p>
          </table:table-cell>
          <table:table-cell office:value-type="float" office:value="81.319000000000003" table:style-name="ce10">
            <text:p>81.319</text:p>
          </table:table-cell>
          <table:table-cell office:value-type="float" office:value="62.225000000000001" table:style-name="ce10">
            <text:p>62.225</text:p>
          </table:table-cell>
          <table:table-cell office:value-type="float" office:value="83.790999999999997" table:style-name="ce10">
            <text:p>83.791</text:p>
          </table:table-cell>
          <table:table-cell office:value-type="float" office:value="79.67" table:style-name="ce10">
            <text:p>79.67</text:p>
          </table:table-cell>
          <table:table-cell office:value-type="float" office:value="42.125" table:style-name="ce10">
            <text:p>42.125</text:p>
          </table:table-cell>
          <table:table-cell office:value-type="float" office:value="57.776000000000003" table:style-name="ce10">
            <text:p>57.776</text:p>
          </table:table-cell>
          <table:table-cell office:value-type="float" office:value="87.363" table:style-name="ce10">
            <text:p>87.363</text:p>
          </table:table-cell>
          <table:table-cell office:value-type="float" office:value="85.713999999999999" table:style-name="ce10">
            <text:p>85.714</text:p>
          </table:table-cell>
          <table:table-cell office:value-type="float" office:value="79.67" table:style-name="ce10">
            <text:p>79.67</text:p>
          </table:table-cell>
          <table:table-cell office:value-type="float" office:value="63.332999999999998" table:style-name="ce10">
            <text:p>63.333</text:p>
          </table:table-cell>
          <table:table-cell office:value-type="float" office:value="74.724999999999994" table:style-name="ce10">
            <text:p>74.725</text:p>
          </table:table-cell>
          <table:table-cell office:value-type="float" office:value="89.56" table:style-name="ce10">
            <text:p>89.56</text:p>
          </table:table-cell>
          <table:table-cell office:value-type="float" office:value="91.757999999999996" table:style-name="ce10">
            <text:p>91.758</text:p>
          </table:table-cell>
          <table:table-cell office:value-type="float" office:value="79.67" table:style-name="ce10">
            <text:p>79.67</text:p>
          </table:table-cell>
          <table:table-cell office:value-type="float" office:value="90.11" table:style-name="ce10">
            <text:p>90.11</text:p>
          </table:table-cell>
          <table:table-cell office:value-type="float" office:value="89.56" table:style-name="ce10">
            <text:p>89.56</text:p>
          </table:table-cell>
          <table:table-cell office:value-type="float" office:value="76.923000000000002" table:style-name="ce10">
            <text:p>76.923</text:p>
          </table:table-cell>
          <table:table-cell office:value-type="float" office:value="84.614999999999995" table:style-name="ce10">
            <text:p>84.615</text:p>
          </table:table-cell>
          <table:table-cell office:value-type="float" office:value="89.010999999999996" table:style-name="ce10">
            <text:p>89.011</text:p>
          </table:table-cell>
          <table:table-cell office:value-type="float" office:value="77.472999999999999" table:style-name="ce10">
            <text:p>77.473</text:p>
          </table:table-cell>
          <table:table-cell office:value-type="float" office:value="76.923000000000002" table:style-name="ce10">
            <text:p>76.923</text:p>
          </table:table-cell>
          <table:table-cell office:value-type="float" office:value="80.22" table:style-name="ce10">
            <text:p>80.22</text:p>
          </table:table-cell>
          <table:table-cell office:value-type="float" office:value="86.263999999999996" table:style-name="ce10">
            <text:p>86.264</text:p>
          </table:table-cell>
          <table:table-cell office:value-type="float" office:value="83.516000000000005" table:style-name="ce10">
            <text:p>83.516</text:p>
          </table:table-cell>
          <table:table-cell office:value-type="float" office:value="74.176000000000002" table:style-name="ce10">
            <text:p>74.176</text:p>
          </table:table-cell>
          <table:table-cell office:value-type="float" office:value="74.176000000000002" table:style-name="ce10">
            <text:p>74.176</text:p>
          </table:table-cell>
          <table:table-cell office:value-type="float" office:value="59.89" table:style-name="ce10">
            <text:p>59.89</text:p>
          </table:table-cell>
          <table:table-cell office:value-type="float" office:value="58.011000000000003" table:style-name="ce10">
            <text:p>58.011</text:p>
          </table:table-cell>
          <table:table-cell office:value-type="float" office:value="56.593000000000004" table:style-name="ce10">
            <text:p>56.593</text:p>
          </table:table-cell>
          <table:table-cell office:value-type="float" office:value="86.263999999999996" table:style-name="ce10">
            <text:p>86.264</text:p>
          </table:table-cell>
          <table:table-cell office:value-type="float" office:value="91.209000000000003" table:style-name="ce10">
            <text:p>91.209</text:p>
          </table:table-cell>
          <table:table-cell office:value-type="float" office:value="75.275000000000006" table:style-name="ce10">
            <text:p>75.275</text:p>
          </table:table-cell>
          <table:table-cell office:value-type="float" office:value="82.418000000000006" table:style-name="ce10">
            <text:p>82.418</text:p>
          </table:table-cell>
          <table:table-cell office:value-type="float" office:value="74.724999999999994" table:style-name="ce10">
            <text:p>74.725</text:p>
          </table:table-cell>
          <table:table-cell office:value-type="float" office:value="80.769000000000005" table:style-name="ce10">
            <text:p>80.769</text:p>
          </table:table-cell>
          <table:table-cell office:value-type="float" office:value="89.010999999999996" table:style-name="ce10">
            <text:p>89.011</text:p>
          </table:table-cell>
          <table:table-cell office:value-type="float" office:value="78.570999999999998" table:style-name="ce10">
            <text:p>78.571</text:p>
          </table:table-cell>
          <table:table-cell office:value-type="float" office:value="70.879000000000005" table:style-name="ce10">
            <text:p>70.879</text:p>
          </table:table-cell>
          <table:table-cell office:value-type="float" office:value="84.066000000000003" table:style-name="ce10">
            <text:p>84.066</text:p>
          </table:table-cell>
          <table:table-cell office:value-type="float" office:value="42.856999999999999" table:style-name="ce10">
            <text:p>42.857</text:p>
          </table:table-cell>
          <table:table-cell office:value-type="float" office:value="47.802" table:style-name="ce10">
            <text:p>47.802</text:p>
          </table:table-cell>
          <table:table-cell office:value-type="float" office:value="35.713999999999999" table:style-name="ce10">
            <text:p>35.714</text:p>
          </table:table-cell>
          <table:table-cell office:value-type="float" office:value="75.275000000000006" table:style-name="ce10">
            <text:p>75.275</text:p>
          </table:table-cell>
          <table:table-cell office:value-type="float" office:value="64.286000000000001" table:style-name="ce10">
            <text:p>64.286</text:p>
          </table:table-cell>
          <table:table-cell office:value-type="float" office:value="64.087999999999994" table:style-name="ce10">
            <text:p>64.088</text:p>
          </table:table-cell>
          <table:table-cell office:value-type="float" office:value="56.043999999999997" table:style-name="ce10">
            <text:p>56.044</text:p>
          </table:table-cell>
          <table:table-cell office:value-type="float" office:value="46.703000000000003" table:style-name="ce10">
            <text:p>46.703</text:p>
          </table:table-cell>
          <table:table-cell office:value-type="float" office:value="47.802" table:style-name="ce10">
            <text:p>47.802</text:p>
          </table:table-cell>
          <table:table-cell office:value-type="float" office:value="68.132000000000005" table:style-name="ce10">
            <text:p>68.132</text:p>
          </table:table-cell>
          <table:table-cell office:value-type="float" office:value="44.505000000000003" table:style-name="ce10">
            <text:p>44.505</text:p>
          </table:table-cell>
          <table:table-cell office:value-type="float" office:value="53.296999999999997" table:style-name="ce10">
            <text:p>53.297</text:p>
          </table:table-cell>
          <table:table-cell office:value-type="float" office:value="57.143000000000001" table:style-name="ce10">
            <text:p>57.143</text:p>
          </table:table-cell>
          <table:table-cell office:value-type="float" office:value="68.132000000000005" table:style-name="ce10">
            <text:p>68.132</text:p>
          </table:table-cell>
          <table:table-cell office:value-type="float" office:value="44.505000000000003" table:style-name="ce10">
            <text:p>44.505</text:p>
          </table:table-cell>
          <table:table-cell office:value-type="float" office:value="56.353999999999999" table:style-name="ce10">
            <text:p>56.354</text:p>
          </table:table-cell>
          <table:table-cell office:value-type="float" office:value="55.494999999999997" table:style-name="ce10">
            <text:p>55.495</text:p>
          </table:table-cell>
          <table:table-cell office:value-type="float" office:value="57.143000000000001" table:style-name="ce10">
            <text:p>57.143</text:p>
          </table:table-cell>
          <table:table-cell office:value-type="float" office:value="45.603999999999999" table:style-name="ce10">
            <text:p>45.604</text:p>
          </table:table-cell>
          <table:table-cell office:value-type="float" office:value="90.659000000000006" table:style-name="ce10">
            <text:p>90.659</text:p>
          </table:table-cell>
          <table:table-cell office:value-type="float" office:value="68.132000000000005" table:style-name="ce10">
            <text:p>68.132</text:p>
          </table:table-cell>
          <table:table-cell office:value-type="float" office:value="71.822999999999993" table:style-name="ce10">
            <text:p>71.823</text:p>
          </table:table-cell>
          <table:table-cell office:value-type="float" office:value="71.977999999999994" table:style-name="ce10">
            <text:p>71.978</text:p>
          </table:table-cell>
          <table:table-cell office:value-type="float" office:value="80.22" table:style-name="ce10">
            <text:p>80.22</text:p>
          </table:table-cell>
          <table:table-cell office:value-type="float" office:value="60.44" table:style-name="ce10">
            <text:p>60.44</text:p>
          </table:table-cell>
          <table:table-cell office:value-type="float" office:value="48.351999999999997" table:style-name="ce10">
            <text:p>48.352</text:p>
          </table:table-cell>
          <table:table-cell office:value-type="float" office:value="89.010999999999996" table:style-name="ce10">
            <text:p>89.011</text:p>
          </table:table-cell>
          <table:table-cell office:value-type="float" office:value="26.373999999999999" table:style-name="ce10">
            <text:p>26.374</text:p>
          </table:table-cell>
          <table:table-cell office:value-type="float" office:value="88.462000000000003" table:style-name="ce10">
            <text:p>88.462</text:p>
          </table:table-cell>
          <table:table-cell office:value-type="float" office:value="69.78" table:style-name="ce10">
            <text:p>69.78</text:p>
          </table:table-cell>
          <table:table-cell office:value-type="float" office:value="95.055000000000007" table:style-name="ce10">
            <text:p>95.055</text:p>
          </table:table-cell>
          <table:table-cell office:value-type="float" office:value="74.724999999999994" table:style-name="ce10">
            <text:p>74.725</text:p>
          </table:table-cell>
          <table:table-cell office:value-type="float" office:value="63.186999999999998" table:style-name="ce10">
            <text:p>63.187</text:p>
          </table:table-cell>
          <table:table-cell office:value-type="float" office:value="2.7469999999999999" table:style-name="ce10">
            <text:p>2.747</text:p>
          </table:table-cell>
          <table:table-cell office:value-type="float" office:value="17.582000000000001" table:style-name="ce10">
            <text:p>17.582</text:p>
          </table:table-cell>
          <table:table-cell office:value-type="float" office:value="40.11" table:style-name="ce10">
            <text:p>40.11</text:p>
          </table:table-cell>
          <table:table-cell office:value-type="float" office:value="39.56" table:style-name="ce10">
            <text:p>39.56</text:p>
          </table:table-cell>
          <table:table-cell office:value-type="float" office:value="9.89" table:style-name="ce10">
            <text:p>9.89</text:p>
          </table:table-cell>
          <table:table-cell office:value-type="float" office:value="91.209000000000003" table:style-name="ce10">
            <text:p>91.209</text:p>
          </table:table-cell>
          <table:table-cell office:value-type="float" office:value="70.879000000000005" table:style-name="ce10">
            <text:p>70.879</text:p>
          </table:table-cell>
          <table:table-cell office:value-type="float" office:value="81.319000000000003" table:style-name="ce10">
            <text:p>81.319</text:p>
          </table:table-cell>
          <table:table-cell office:value-type="float" office:value="5.4950000000000001" table:style-name="ce10">
            <text:p>5.495</text:p>
          </table:table-cell>
          <table:table-cell office:value-type="float" office:value="87.912000000000006" table:style-name="ce10">
            <text:p>87.912</text:p>
          </table:table-cell>
          <table:table-cell office:value-type="float" office:value="6.593" table:style-name="ce10">
            <text:p>6.593</text:p>
          </table:table-cell>
          <table:table-cell office:value-type="float" office:value="3.8460000000000001" table:style-name="ce10">
            <text:p>3.846</text:p>
          </table:table-cell>
          <table:table-cell office:value-type="float" office:value="89.56" table:style-name="ce10">
            <text:p>89.56</text:p>
          </table:table-cell>
          <table:table-cell office:value-type="float" office:value="6.593" table:style-name="ce10">
            <text:p>6.593</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14.286" table:style-name="ce10">
            <text:p>14.286</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57.143000000000001" table:style-name="ce10">
            <text:p>57.143</text:p>
          </table:table-cell>
          <table:table-cell office:value-type="float" office:value="0" table:style-name="ce10">
            <text:p>0</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14.286" table:style-name="ce10">
            <text:p>14.286</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71.271000000000001" table:style-name="ce10">
            <text:p>71.271</text:p>
          </table:table-cell>
          <table:table-cell office:value-type="float" office:value="75.138000000000005" table:style-name="ce10">
            <text:p>75.138</text:p>
          </table:table-cell>
          <table:table-cell office:value-type="float" office:value="66.850999999999999" table:style-name="ce10">
            <text:p>66.851</text:p>
          </table:table-cell>
          <table:table-cell office:value-type="float" office:value="32.043999999999997" table:style-name="ce10">
            <text:p>32.044</text:p>
          </table:table-cell>
          <table:table-cell office:value-type="float" office:value="73.076999999999998" table:style-name="ce10">
            <text:p>73.077</text:p>
          </table:table-cell>
          <table:table-cell office:value-type="float" office:value="72.527000000000001" table:style-name="ce10">
            <text:p>72.527</text:p>
          </table:table-cell>
          <table:table-cell office:value-type="float" office:value="2.7469999999999999" table:style-name="ce10">
            <text:p>2.747</text:p>
          </table:table-cell>
          <table:table-cell office:value-type="float" office:value="74.724999999999994" table:style-name="ce10">
            <text:p>74.725</text:p>
          </table:table-cell>
          <table:table-cell office:value-type="float" office:value="25.326000000000001" table:style-name="ce10">
            <text:p>25.326</text:p>
          </table:table-cell>
          <table:table-cell office:value-type="float" office:value="74.281999999999996" table:style-name="ce10">
            <text:p>74.282</text:p>
          </table:table-cell>
          <table:table-cell table:number-columns-repeated="16264"/>
        </table:table-row>
        <table:table-row table:style-name="ro10">
          <table:table-cell office:value-type="string" table:style-name="ce4">
            <text:p>SCTS</text:p>
          </table:table-cell>
          <table:table-cell office:value-type="string" table:style-name="ce4">
            <text:p>Scottish Courts and Tribunals Service</text:p>
          </table:table-cell>
          <table:table-cell office:value-type="string" table:style-name="ce4">
            <text:p>Scottish Government</text:p>
          </table:table-cell>
          <table:table-cell table:style-name="ce4"/>
          <table:table-cell office:value-type="float" office:value="64.549000000000007" table:style-name="ce10">
            <text:p>64.549</text:p>
          </table:table-cell>
          <table:table-cell office:value-type="float" office:value="62.454000000000001" table:style-name="ce10">
            <text:p>62.454</text:p>
          </table:table-cell>
          <table:table-cell office:value-type="float" office:value="72.992000000000004" table:style-name="ce10">
            <text:p>72.992</text:p>
          </table:table-cell>
          <table:table-cell office:value-type="float" office:value="82.340999999999994" table:style-name="ce10">
            <text:p>82.341</text:p>
          </table:table-cell>
          <table:table-cell office:value-type="float" office:value="69.608999999999995" table:style-name="ce10">
            <text:p>69.609</text:p>
          </table:table-cell>
          <table:table-cell office:value-type="float" office:value="75.581999999999994" table:style-name="ce10">
            <text:p>75.582</text:p>
          </table:table-cell>
          <table:table-cell office:value-type="float" office:value="57.057000000000002" table:style-name="ce10">
            <text:p>57.057</text:p>
          </table:table-cell>
          <table:table-cell office:value-type="float" office:value="73.094999999999999" table:style-name="ce10">
            <text:p>73.095</text:p>
          </table:table-cell>
          <table:table-cell office:value-type="float" office:value="72.941999999999993" table:style-name="ce10">
            <text:p>72.942</text:p>
          </table:table-cell>
          <table:table-cell office:value-type="float" office:value="28.597999999999999" table:style-name="ce10">
            <text:p>28.598</text:p>
          </table:table-cell>
          <table:table-cell office:value-type="float" office:value="46.695" table:style-name="ce10">
            <text:p>46.695</text:p>
          </table:table-cell>
          <table:table-cell office:value-type="float" office:value="91.025000000000006" table:style-name="ce10">
            <text:p>91.025</text:p>
          </table:table-cell>
          <table:table-cell office:value-type="float" office:value="80.540000000000006" table:style-name="ce10">
            <text:p>80.54</text:p>
          </table:table-cell>
          <table:table-cell office:value-type="float" office:value="77.138000000000005" table:style-name="ce10">
            <text:p>77.138</text:p>
          </table:table-cell>
          <table:table-cell office:value-type="float" office:value="50.595999999999997" table:style-name="ce10">
            <text:p>50.596</text:p>
          </table:table-cell>
          <table:table-cell office:value-type="float" office:value="65.713999999999999" table:style-name="ce10">
            <text:p>65.714</text:p>
          </table:table-cell>
          <table:table-cell office:value-type="float" office:value="82.143000000000001" table:style-name="ce10">
            <text:p>82.143</text:p>
          </table:table-cell>
          <table:table-cell office:value-type="float" office:value="82.525999999999996" table:style-name="ce10">
            <text:p>82.526</text:p>
          </table:table-cell>
          <table:table-cell office:value-type="float" office:value="67.459999999999994" table:style-name="ce10">
            <text:p>67.46</text:p>
          </table:table-cell>
          <table:table-cell office:value-type="float" office:value="78.617000000000004" table:style-name="ce10">
            <text:p>78.617</text:p>
          </table:table-cell>
          <table:table-cell office:value-type="float" office:value="74.522000000000006" table:style-name="ce10">
            <text:p>74.522</text:p>
          </table:table-cell>
          <table:table-cell office:value-type="float" office:value="61.636000000000003" table:style-name="ce10">
            <text:p>61.636</text:p>
          </table:table-cell>
          <table:table-cell office:value-type="float" office:value="69.840999999999994" table:style-name="ce10">
            <text:p>69.841</text:p>
          </table:table-cell>
          <table:table-cell office:value-type="float" office:value="74.742000000000004" table:style-name="ce10">
            <text:p>74.742</text:p>
          </table:table-cell>
          <table:table-cell office:value-type="float" office:value="66.480999999999995" table:style-name="ce10">
            <text:p>66.481</text:p>
          </table:table-cell>
          <table:table-cell office:value-type="float" office:value="64.040999999999997" table:style-name="ce10">
            <text:p>64.041</text:p>
          </table:table-cell>
          <table:table-cell office:value-type="float" office:value="69.126999999999995" table:style-name="ce10">
            <text:p>69.127</text:p>
          </table:table-cell>
          <table:table-cell office:value-type="float" office:value="81.745999999999995" table:style-name="ce10">
            <text:p>81.746</text:p>
          </table:table-cell>
          <table:table-cell office:value-type="float" office:value="79.031000000000006" table:style-name="ce10">
            <text:p>79.031</text:p>
          </table:table-cell>
          <table:table-cell office:value-type="float" office:value="65.951999999999998" table:style-name="ce10">
            <text:p>65.952</text:p>
          </table:table-cell>
          <table:table-cell office:value-type="float" office:value="64.784999999999997" table:style-name="ce10">
            <text:p>64.785</text:p>
          </table:table-cell>
          <table:table-cell office:value-type="float" office:value="50.277999999999999" table:style-name="ce10">
            <text:p>50.278</text:p>
          </table:table-cell>
          <table:table-cell office:value-type="float" office:value="63.433999999999997" table:style-name="ce10">
            <text:p>63.434</text:p>
          </table:table-cell>
          <table:table-cell office:value-type="float" office:value="49.761000000000003" table:style-name="ce10">
            <text:p>49.761</text:p>
          </table:table-cell>
          <table:table-cell office:value-type="float" office:value="76.825000000000003" table:style-name="ce10">
            <text:p>76.825</text:p>
          </table:table-cell>
          <table:table-cell office:value-type="float" office:value="80.238" table:style-name="ce10">
            <text:p>80.238</text:p>
          </table:table-cell>
          <table:table-cell office:value-type="float" office:value="62.381" table:style-name="ce10">
            <text:p>62.381</text:p>
          </table:table-cell>
          <table:table-cell office:value-type="float" office:value="72.936999999999998" table:style-name="ce10">
            <text:p>72.937</text:p>
          </table:table-cell>
          <table:table-cell office:value-type="float" office:value="66.375" table:style-name="ce10">
            <text:p>66.375</text:p>
          </table:table-cell>
          <table:table-cell office:value-type="float" office:value="79.602999999999994" table:style-name="ce10">
            <text:p>79.603</text:p>
          </table:table-cell>
          <table:table-cell office:value-type="float" office:value="88.694000000000003" table:style-name="ce10">
            <text:p>88.694</text:p>
          </table:table-cell>
          <table:table-cell office:value-type="float" office:value="72.257999999999996" table:style-name="ce10">
            <text:p>72.258</text:p>
          </table:table-cell>
          <table:table-cell office:value-type="float" office:value="61.814" table:style-name="ce10">
            <text:p>61.814</text:p>
          </table:table-cell>
          <table:table-cell office:value-type="float" office:value="68.998000000000005" table:style-name="ce10">
            <text:p>68.998</text:p>
          </table:table-cell>
          <table:table-cell office:value-type="float" office:value="24.286000000000001" table:style-name="ce10">
            <text:p>24.286</text:p>
          </table:table-cell>
          <table:table-cell office:value-type="float" office:value="37.569000000000003" table:style-name="ce10">
            <text:p>37.569</text:p>
          </table:table-cell>
          <table:table-cell office:value-type="float" office:value="23.968" table:style-name="ce10">
            <text:p>23.968</text:p>
          </table:table-cell>
          <table:table-cell office:value-type="float" office:value="57.143000000000001" table:style-name="ce10">
            <text:p>57.143</text:p>
          </table:table-cell>
          <table:table-cell office:value-type="float" office:value="54.893000000000001" table:style-name="ce10">
            <text:p>54.893</text:p>
          </table:table-cell>
          <table:table-cell office:value-type="float" office:value="48.054000000000002" table:style-name="ce10">
            <text:p>48.054</text:p>
          </table:table-cell>
          <table:table-cell office:value-type="float" office:value="49.286000000000001" table:style-name="ce10">
            <text:p>49.286</text:p>
          </table:table-cell>
          <table:table-cell office:value-type="float" office:value="36.429000000000002" table:style-name="ce10">
            <text:p>36.429</text:p>
          </table:table-cell>
          <table:table-cell office:value-type="float" office:value="37.997" table:style-name="ce10">
            <text:p>37.997</text:p>
          </table:table-cell>
          <table:table-cell office:value-type="float" office:value="55.210999999999999" table:style-name="ce10">
            <text:p>55.211</text:p>
          </table:table-cell>
          <table:table-cell office:value-type="float" office:value="36.277000000000001" table:style-name="ce10">
            <text:p>36.277</text:p>
          </table:table-cell>
          <table:table-cell office:value-type="float" office:value="45.079000000000001" table:style-name="ce10">
            <text:p>45.079</text:p>
          </table:table-cell>
          <table:table-cell office:value-type="float" office:value="67.355000000000004" table:style-name="ce10">
            <text:p>67.355</text:p>
          </table:table-cell>
          <table:table-cell office:value-type="float" office:value="55.441000000000003" table:style-name="ce10">
            <text:p>55.441</text:p>
          </table:table-cell>
          <table:table-cell office:value-type="float" office:value="48.408000000000001" table:style-name="ce10">
            <text:p>48.408</text:p>
          </table:table-cell>
          <table:table-cell office:value-type="float" office:value="50.914999999999999" table:style-name="ce10">
            <text:p>50.915</text:p>
          </table:table-cell>
          <table:table-cell office:value-type="float" office:value="49.165999999999997" table:style-name="ce10">
            <text:p>49.166</text:p>
          </table:table-cell>
          <table:table-cell office:value-type="float" office:value="43.73" table:style-name="ce10">
            <text:p>43.73</text:p>
          </table:table-cell>
          <table:table-cell office:value-type="float" office:value="32.46" table:style-name="ce10">
            <text:p>32.46</text:p>
          </table:table-cell>
          <table:table-cell office:value-type="float" office:value="88.492000000000004" table:style-name="ce10">
            <text:p>88.492</text:p>
          </table:table-cell>
          <table:table-cell office:value-type="float" office:value="63.253999999999998" table:style-name="ce10">
            <text:p>63.254</text:p>
          </table:table-cell>
          <table:table-cell office:value-type="float" office:value="65.608000000000004" table:style-name="ce10">
            <text:p>65.608</text:p>
          </table:table-cell>
          <table:table-cell office:value-type="float" office:value="64.364999999999995" table:style-name="ce10">
            <text:p>64.365</text:p>
          </table:table-cell>
          <table:table-cell office:value-type="float" office:value="70.135000000000005" table:style-name="ce10">
            <text:p>70.135</text:p>
          </table:table-cell>
          <table:table-cell office:value-type="float" office:value="48.091999999999999" table:style-name="ce10">
            <text:p>48.092</text:p>
          </table:table-cell>
          <table:table-cell office:value-type="float" office:value="40.207000000000001" table:style-name="ce10">
            <text:p>40.207</text:p>
          </table:table-cell>
          <table:table-cell office:value-type="float" office:value="65.02" table:style-name="ce10">
            <text:p>65.02</text:p>
          </table:table-cell>
          <table:table-cell office:value-type="float" office:value="38.792000000000002" table:style-name="ce10">
            <text:p>38.792</text:p>
          </table:table-cell>
          <table:table-cell office:value-type="float" office:value="88.075999999999993" table:style-name="ce10">
            <text:p>88.076</text:p>
          </table:table-cell>
          <table:table-cell office:value-type="float" office:value="44.127000000000002" table:style-name="ce10">
            <text:p>44.127</text:p>
          </table:table-cell>
          <table:table-cell office:value-type="float" office:value="79.236000000000004" table:style-name="ce10">
            <text:p>79.236</text:p>
          </table:table-cell>
          <table:table-cell office:value-type="float" office:value="74.94" table:style-name="ce10">
            <text:p>74.94</text:p>
          </table:table-cell>
          <table:table-cell office:value-type="float" office:value="55.917000000000002" table:style-name="ce10">
            <text:p>55.917</text:p>
          </table:table-cell>
          <table:table-cell office:value-type="float" office:value="7.8879999999999999" table:style-name="ce10">
            <text:p>7.888</text:p>
          </table:table-cell>
          <table:table-cell office:value-type="float" office:value="10.916" table:style-name="ce10">
            <text:p>10.916</text:p>
          </table:table-cell>
          <table:table-cell office:value-type="float" office:value="28.765000000000001" table:style-name="ce10">
            <text:p>28.765</text:p>
          </table:table-cell>
          <table:table-cell office:value-type="float" office:value="52.43" table:style-name="ce10">
            <text:p>52.43</text:p>
          </table:table-cell>
          <table:table-cell office:value-type="float" office:value="12.218999999999999" table:style-name="ce10">
            <text:p>12.219</text:p>
          </table:table-cell>
          <table:table-cell office:value-type="float" office:value="83.492000000000004" table:style-name="ce10">
            <text:p>83.492</text:p>
          </table:table-cell>
          <table:table-cell office:value-type="float" office:value="65.897999999999996" table:style-name="ce10">
            <text:p>65.898</text:p>
          </table:table-cell>
          <table:table-cell office:value-type="float" office:value="70.686999999999998" table:style-name="ce10">
            <text:p>70.687</text:p>
          </table:table-cell>
          <table:table-cell office:value-type="float" office:value="10.095000000000001" table:style-name="ce10">
            <text:p>10.095</text:p>
          </table:table-cell>
          <table:table-cell office:value-type="float" office:value="81.081000000000003" table:style-name="ce10">
            <text:p>81.081</text:p>
          </table:table-cell>
          <table:table-cell office:value-type="float" office:value="8.8239999999999998" table:style-name="ce10">
            <text:p>8.824</text:p>
          </table:table-cell>
          <table:table-cell office:value-type="float" office:value="11.685" table:style-name="ce10">
            <text:p>11.685</text:p>
          </table:table-cell>
          <table:table-cell office:value-type="float" office:value="80.921999999999997" table:style-name="ce10">
            <text:p>80.922</text:p>
          </table:table-cell>
          <table:table-cell office:value-type="float" office:value="7.3929999999999998" table:style-name="ce10">
            <text:p>7.393</text:p>
          </table:table-cell>
          <table:table-cell office:value-type="float" office:value="36.734999999999999" table:style-name="ce10">
            <text:p>36.735</text:p>
          </table:table-cell>
          <table:table-cell office:value-type="float" office:value="42.177" table:style-name="ce10">
            <text:p>42.177</text:p>
          </table:table-cell>
          <table:table-cell office:value-type="float" office:value="21.088000000000001" table:style-name="ce10">
            <text:p>21.088</text:p>
          </table:table-cell>
          <table:table-cell office:value-type="float" office:value="20.37" table:style-name="ce10">
            <text:p>20.37</text:p>
          </table:table-cell>
          <table:table-cell office:value-type="float" office:value="57.406999999999996" table:style-name="ce10">
            <text:p>57.407</text:p>
          </table:table-cell>
          <table:table-cell office:value-type="float" office:value="22.222000000000001" table:style-name="ce10">
            <text:p>22.222</text:p>
          </table:table-cell>
          <table:table-cell office:value-type="float" office:value="25.85" table:style-name="ce10">
            <text:p>25.85</text:p>
          </table:table-cell>
          <table:table-cell office:value-type="float" office:value="42.177" table:style-name="ce10">
            <text:p>42.177</text:p>
          </table:table-cell>
          <table:table-cell office:value-type="float" office:value="31.972999999999999" table:style-name="ce10">
            <text:p>31.973</text:p>
          </table:table-cell>
          <table:table-cell office:value-type="float" office:value="65.305999999999997" table:style-name="ce10">
            <text:p>65.306</text:p>
          </table:table-cell>
          <table:table-cell office:value-type="float" office:value="17.007000000000001" table:style-name="ce10">
            <text:p>17.007</text:p>
          </table:table-cell>
          <table:table-cell office:value-type="float" office:value="17.687000000000001" table:style-name="ce10">
            <text:p>17.687</text:p>
          </table:table-cell>
          <table:table-cell office:value-type="float" office:value="42.593000000000004" table:style-name="ce10">
            <text:p>42.593</text:p>
          </table:table-cell>
          <table:table-cell office:value-type="float" office:value="42.593000000000004" table:style-name="ce10">
            <text:p>42.593</text:p>
          </table:table-cell>
          <table:table-cell office:value-type="float" office:value="14.815" table:style-name="ce10">
            <text:p>14.815</text:p>
          </table:table-cell>
          <table:table-cell office:value-type="float" office:value="67.912000000000006" table:style-name="ce10">
            <text:p>67.912</text:p>
          </table:table-cell>
          <table:table-cell office:value-type="float" office:value="72.171999999999997" table:style-name="ce10">
            <text:p>72.172</text:p>
          </table:table-cell>
          <table:table-cell office:value-type="float" office:value="65.037000000000006" table:style-name="ce10">
            <text:p>65.037</text:p>
          </table:table-cell>
          <table:table-cell office:value-type="float" office:value="34.881999999999998" table:style-name="ce10">
            <text:p>34.882</text:p>
          </table:table-cell>
          <table:table-cell office:value-type="float" office:value="70.736000000000004" table:style-name="ce10">
            <text:p>70.736</text:p>
          </table:table-cell>
          <table:table-cell office:value-type="float" office:value="73.278999999999996" table:style-name="ce10">
            <text:p>73.279</text:p>
          </table:table-cell>
          <table:table-cell office:value-type="float" office:value="4.1459999999999999" table:style-name="ce10">
            <text:p>4.146</text:p>
          </table:table-cell>
          <table:table-cell office:value-type="float" office:value="72.638999999999996" table:style-name="ce10">
            <text:p>72.639</text:p>
          </table:table-cell>
          <table:table-cell office:value-type="float" office:value="30.693000000000001" table:style-name="ce10">
            <text:p>30.693</text:p>
          </table:table-cell>
          <table:table-cell office:value-type="float" office:value="73.707999999999998" table:style-name="ce10">
            <text:p>73.708</text:p>
          </table:table-cell>
          <table:table-cell table:number-columns-repeated="16264"/>
        </table:table-row>
        <table:table-row table:style-name="ro5">
          <table:table-cell office:value-type="string" table:style-name="ce4">
            <text:p>SDA</text:p>
          </table:table-cell>
          <table:table-cell office:value-type="string" table:style-name="ce4">
            <text:p>Submarine Delivery Agency</text:p>
          </table:table-cell>
          <table:table-cell office:value-type="string" table:style-name="ce4">
            <text:p>Defence</text:p>
          </table:table-cell>
          <table:table-cell table:style-name="ce4"/>
          <table:table-cell office:value-type="float" office:value="90.251999999999995" table:style-name="ce10">
            <text:p>90.252</text:p>
          </table:table-cell>
          <table:table-cell office:value-type="float" office:value="63.462000000000003" table:style-name="ce10">
            <text:p>63.462</text:p>
          </table:table-cell>
          <table:table-cell office:value-type="float" office:value="81.751999999999995" table:style-name="ce10">
            <text:p>81.752</text:p>
          </table:table-cell>
          <table:table-cell office:value-type="float" office:value="85.010999999999996" table:style-name="ce10">
            <text:p>85.011</text:p>
          </table:table-cell>
          <table:table-cell office:value-type="float" office:value="77.341999999999999" table:style-name="ce10">
            <text:p>77.342</text:p>
          </table:table-cell>
          <table:table-cell office:value-type="float" office:value="82.796999999999997" table:style-name="ce10">
            <text:p>82.797</text:p>
          </table:table-cell>
          <table:table-cell office:value-type="float" office:value="58.850999999999999" table:style-name="ce10">
            <text:p>58.851</text:p>
          </table:table-cell>
          <table:table-cell office:value-type="float" office:value="83.706999999999994" table:style-name="ce10">
            <text:p>83.707</text:p>
          </table:table-cell>
          <table:table-cell office:value-type="float" office:value="70.478999999999999" table:style-name="ce10">
            <text:p>70.479</text:p>
          </table:table-cell>
          <table:table-cell office:value-type="float" office:value="34.860999999999997" table:style-name="ce10">
            <text:p>34.861</text:p>
          </table:table-cell>
          <table:table-cell office:value-type="float" office:value="54.933999999999997" table:style-name="ce10">
            <text:p>54.934</text:p>
          </table:table-cell>
          <table:table-cell office:value-type="float" office:value="90.569000000000003" table:style-name="ce10">
            <text:p>90.569</text:p>
          </table:table-cell>
          <table:table-cell office:value-type="float" office:value="84.997" table:style-name="ce10">
            <text:p>84.997</text:p>
          </table:table-cell>
          <table:table-cell office:value-type="float" office:value="76.769000000000005" table:style-name="ce10">
            <text:p>76.769</text:p>
          </table:table-cell>
          <table:table-cell office:value-type="float" office:value="68.954999999999998" table:style-name="ce10">
            <text:p>68.955</text:p>
          </table:table-cell>
          <table:table-cell office:value-type="float" office:value="87.453999999999994" table:style-name="ce10">
            <text:p>87.454</text:p>
          </table:table-cell>
          <table:table-cell office:value-type="float" office:value="84.088999999999999" table:style-name="ce10">
            <text:p>84.089</text:p>
          </table:table-cell>
          <table:table-cell office:value-type="float" office:value="85.933000000000007" table:style-name="ce10">
            <text:p>85.933</text:p>
          </table:table-cell>
          <table:table-cell office:value-type="float" office:value="76.817999999999998" table:style-name="ce10">
            <text:p>76.818</text:p>
          </table:table-cell>
          <table:table-cell office:value-type="float" office:value="89.926000000000002" table:style-name="ce10">
            <text:p>89.926</text:p>
          </table:table-cell>
          <table:table-cell office:value-type="float" office:value="88.114000000000004" table:style-name="ce10">
            <text:p>88.114</text:p>
          </table:table-cell>
          <table:table-cell office:value-type="float" office:value="72.114000000000004" table:style-name="ce10">
            <text:p>72.114</text:p>
          </table:table-cell>
          <table:table-cell office:value-type="float" office:value="83.456000000000003" table:style-name="ce10">
            <text:p>83.456</text:p>
          </table:table-cell>
          <table:table-cell office:value-type="float" office:value="80.927000000000007" table:style-name="ce10">
            <text:p>80.927</text:p>
          </table:table-cell>
          <table:table-cell office:value-type="float" office:value="66.543999999999997" table:style-name="ce10">
            <text:p>66.544</text:p>
          </table:table-cell>
          <table:table-cell office:value-type="float" office:value="65.77" table:style-name="ce10">
            <text:p>65.77</text:p>
          </table:table-cell>
          <table:table-cell office:value-type="float" office:value="72.444999999999993" table:style-name="ce10">
            <text:p>72.445</text:p>
          </table:table-cell>
          <table:table-cell office:value-type="float" office:value="85.555999999999997" table:style-name="ce10">
            <text:p>85.556</text:p>
          </table:table-cell>
          <table:table-cell office:value-type="float" office:value="83.763999999999996" table:style-name="ce10">
            <text:p>83.764</text:p>
          </table:table-cell>
          <table:table-cell office:value-type="float" office:value="79.072000000000003" table:style-name="ce10">
            <text:p>79.072</text:p>
          </table:table-cell>
          <table:table-cell office:value-type="float" office:value="68.528999999999996" table:style-name="ce10">
            <text:p>68.529</text:p>
          </table:table-cell>
          <table:table-cell office:value-type="float" office:value="52.451000000000001" table:style-name="ce10">
            <text:p>52.451</text:p>
          </table:table-cell>
          <table:table-cell office:value-type="float" office:value="61.088000000000001" table:style-name="ce10">
            <text:p>61.088</text:p>
          </table:table-cell>
          <table:table-cell office:value-type="float" office:value="53.298000000000002" table:style-name="ce10">
            <text:p>53.298</text:p>
          </table:table-cell>
          <table:table-cell office:value-type="float" office:value="88.671999999999997" table:style-name="ce10">
            <text:p>88.672</text:p>
          </table:table-cell>
          <table:table-cell office:value-type="float" office:value="90.305999999999997" table:style-name="ce10">
            <text:p>90.306</text:p>
          </table:table-cell>
          <table:table-cell office:value-type="float" office:value="73.337000000000003" table:style-name="ce10">
            <text:p>73.337</text:p>
          </table:table-cell>
          <table:table-cell office:value-type="float" office:value="82.507999999999996" table:style-name="ce10">
            <text:p>82.508</text:p>
          </table:table-cell>
          <table:table-cell office:value-type="float" office:value="62.645000000000003" table:style-name="ce10">
            <text:p>62.645</text:p>
          </table:table-cell>
          <table:table-cell office:value-type="float" office:value="75.936999999999998" table:style-name="ce10">
            <text:p>75.937</text:p>
          </table:table-cell>
          <table:table-cell office:value-type="float" office:value="86.016000000000005" table:style-name="ce10">
            <text:p>86.016</text:p>
          </table:table-cell>
          <table:table-cell office:value-type="float" office:value="65.05" table:style-name="ce10">
            <text:p>65.05</text:p>
          </table:table-cell>
          <table:table-cell office:value-type="float" office:value="59.545999999999999" table:style-name="ce10">
            <text:p>59.546</text:p>
          </table:table-cell>
          <table:table-cell office:value-type="float" office:value="73.709000000000003" table:style-name="ce10">
            <text:p>73.709</text:p>
          </table:table-cell>
          <table:table-cell office:value-type="float" office:value="36.301000000000002" table:style-name="ce10">
            <text:p>36.301</text:p>
          </table:table-cell>
          <table:table-cell office:value-type="float" office:value="43.572000000000003" table:style-name="ce10">
            <text:p>43.572</text:p>
          </table:table-cell>
          <table:table-cell office:value-type="float" office:value="24.71" table:style-name="ce10">
            <text:p>24.71</text:p>
          </table:table-cell>
          <table:table-cell office:value-type="float" office:value="69.215000000000003" table:style-name="ce10">
            <text:p>69.215</text:p>
          </table:table-cell>
          <table:table-cell office:value-type="float" office:value="67.756" table:style-name="ce10">
            <text:p>67.756</text:p>
          </table:table-cell>
          <table:table-cell office:value-type="float" office:value="58.945" table:style-name="ce10">
            <text:p>58.945</text:p>
          </table:table-cell>
          <table:table-cell office:value-type="float" office:value="61.741" table:style-name="ce10">
            <text:p>61.741</text:p>
          </table:table-cell>
          <table:table-cell office:value-type="float" office:value="31.962" table:style-name="ce10">
            <text:p>31.962</text:p>
          </table:table-cell>
          <table:table-cell office:value-type="float" office:value="34.792000000000002" table:style-name="ce10">
            <text:p>34.792</text:p>
          </table:table-cell>
          <table:table-cell office:value-type="float" office:value="67.739000000000004" table:style-name="ce10">
            <text:p>67.739</text:p>
          </table:table-cell>
          <table:table-cell office:value-type="float" office:value="38.883000000000003" table:style-name="ce10">
            <text:p>38.883</text:p>
          </table:table-cell>
          <table:table-cell office:value-type="float" office:value="63.383000000000003" table:style-name="ce10">
            <text:p>63.383</text:p>
          </table:table-cell>
          <table:table-cell office:value-type="float" office:value="66.596000000000004" table:style-name="ce10">
            <text:p>66.596</text:p>
          </table:table-cell>
          <table:table-cell office:value-type="float" office:value="60.284999999999997" table:style-name="ce10">
            <text:p>60.285</text:p>
          </table:table-cell>
          <table:table-cell office:value-type="float" office:value="46.649000000000001" table:style-name="ce10">
            <text:p>46.649</text:p>
          </table:table-cell>
          <table:table-cell office:value-type="float" office:value="54.325000000000003" table:style-name="ce10">
            <text:p>54.325</text:p>
          </table:table-cell>
          <table:table-cell office:value-type="float" office:value="53.112000000000002" table:style-name="ce10">
            <text:p>53.112</text:p>
          </table:table-cell>
          <table:table-cell office:value-type="float" office:value="53.058999999999997" table:style-name="ce10">
            <text:p>53.059</text:p>
          </table:table-cell>
          <table:table-cell office:value-type="float" office:value="34.667999999999999" table:style-name="ce10">
            <text:p>34.668</text:p>
          </table:table-cell>
          <table:table-cell office:value-type="float" office:value="92.096999999999994" table:style-name="ce10">
            <text:p>92.097</text:p>
          </table:table-cell>
          <table:table-cell office:value-type="float" office:value="78.545000000000002" table:style-name="ce10">
            <text:p>78.545</text:p>
          </table:table-cell>
          <table:table-cell office:value-type="float" office:value="81.075000000000003" table:style-name="ce10">
            <text:p>81.075</text:p>
          </table:table-cell>
          <table:table-cell office:value-type="float" office:value="79.852000000000004" table:style-name="ce10">
            <text:p>79.852</text:p>
          </table:table-cell>
          <table:table-cell office:value-type="float" office:value="80.284999999999997" table:style-name="ce10">
            <text:p>80.285</text:p>
          </table:table-cell>
          <table:table-cell office:value-type="float" office:value="55.127000000000002" table:style-name="ce10">
            <text:p>55.127</text:p>
          </table:table-cell>
          <table:table-cell office:value-type="float" office:value="37.698" table:style-name="ce10">
            <text:p>37.698</text:p>
          </table:table-cell>
          <table:table-cell office:value-type="float" office:value="64.908000000000001" table:style-name="ce10">
            <text:p>64.908</text:p>
          </table:table-cell>
          <table:table-cell office:value-type="float" office:value="27.478999999999999" table:style-name="ce10">
            <text:p>27.479</text:p>
          </table:table-cell>
          <table:table-cell office:value-type="float" office:value="67.863" table:style-name="ce10">
            <text:p>67.863</text:p>
          </table:table-cell>
          <table:table-cell office:value-type="float" office:value="85.608999999999995" table:style-name="ce10">
            <text:p>85.609</text:p>
          </table:table-cell>
          <table:table-cell office:value-type="float" office:value="94.57" table:style-name="ce10">
            <text:p>94.57</text:p>
          </table:table-cell>
          <table:table-cell office:value-type="float" office:value="55.444000000000003" table:style-name="ce10">
            <text:p>55.444</text:p>
          </table:table-cell>
          <table:table-cell office:value-type="float" office:value="47.917999999999999" table:style-name="ce10">
            <text:p>47.918</text:p>
          </table:table-cell>
          <table:table-cell office:value-type="float" office:value="6.2859999999999996" table:style-name="ce10">
            <text:p>6.286</text:p>
          </table:table-cell>
          <table:table-cell office:value-type="float" office:value="14.316000000000001" table:style-name="ce10">
            <text:p>14.316</text:p>
          </table:table-cell>
          <table:table-cell office:value-type="float" office:value="40.359000000000002" table:style-name="ce10">
            <text:p>40.359</text:p>
          </table:table-cell>
          <table:table-cell office:value-type="float" office:value="39.039000000000001" table:style-name="ce10">
            <text:p>39.039</text:p>
          </table:table-cell>
          <table:table-cell office:value-type="float" office:value="10.1" table:style-name="ce10">
            <text:p>10.1</text:p>
          </table:table-cell>
          <table:table-cell office:value-type="float" office:value="85.781000000000006" table:style-name="ce10">
            <text:p>85.781</text:p>
          </table:table-cell>
          <table:table-cell office:value-type="float" office:value="61.475999999999999" table:style-name="ce10">
            <text:p>61.476</text:p>
          </table:table-cell>
          <table:table-cell office:value-type="float" office:value="77.539000000000001" table:style-name="ce10">
            <text:p>77.539</text:p>
          </table:table-cell>
          <table:table-cell office:value-type="float" office:value="5.8479999999999999" table:style-name="ce10">
            <text:p>5.848</text:p>
          </table:table-cell>
          <table:table-cell office:value-type="float" office:value="89.251999999999995" table:style-name="ce10">
            <text:p>89.252</text:p>
          </table:table-cell>
          <table:table-cell office:value-type="float" office:value="4.9000000000000004" table:style-name="ce10">
            <text:p>4.9</text:p>
          </table:table-cell>
          <table:table-cell office:value-type="float" office:value="6.4809999999999999" table:style-name="ce10">
            <text:p>6.481</text:p>
          </table:table-cell>
          <table:table-cell office:value-type="float" office:value="89.146000000000001" table:style-name="ce10">
            <text:p>89.146</text:p>
          </table:table-cell>
          <table:table-cell office:value-type="float" office:value="4.3730000000000002" table:style-name="ce10">
            <text:p>4.373</text:p>
          </table:table-cell>
          <table:table-cell office:value-type="float" office:value="39.837000000000003" table:style-name="ce10">
            <text:p>39.837</text:p>
          </table:table-cell>
          <table:table-cell office:value-type="float" office:value="39.024000000000001" table:style-name="ce10">
            <text:p>39.024</text:p>
          </table:table-cell>
          <table:table-cell office:value-type="float" office:value="21.138000000000002" table:style-name="ce10">
            <text:p>21.138</text:p>
          </table:table-cell>
          <table:table-cell office:value-type="float" office:value="29.167000000000002" table:style-name="ce10">
            <text:p>29.167</text:p>
          </table:table-cell>
          <table:table-cell office:value-type="float" office:value="47.917000000000002" table:style-name="ce10">
            <text:p>47.917</text:p>
          </table:table-cell>
          <table:table-cell office:value-type="float" office:value="22.917000000000002" table:style-name="ce10">
            <text:p>22.917</text:p>
          </table:table-cell>
          <table:table-cell office:value-type="float" office:value="50.412999999999997" table:style-name="ce10">
            <text:p>50.413</text:p>
          </table:table-cell>
          <table:table-cell office:value-type="float" office:value="23.966999999999999" table:style-name="ce10">
            <text:p>23.967</text:p>
          </table:table-cell>
          <table:table-cell office:value-type="float" office:value="25.62" table:style-name="ce10">
            <text:p>25.62</text:p>
          </table:table-cell>
          <table:table-cell office:value-type="float" office:value="54.097999999999999" table:style-name="ce10">
            <text:p>54.098</text:p>
          </table:table-cell>
          <table:table-cell office:value-type="float" office:value="30.327999999999999" table:style-name="ce10">
            <text:p>30.328</text:p>
          </table:table-cell>
          <table:table-cell office:value-type="float" office:value="15.574" table:style-name="ce10">
            <text:p>15.574</text:p>
          </table:table-cell>
          <table:table-cell office:value-type="float" office:value="38.776000000000003" table:style-name="ce10">
            <text:p>38.776</text:p>
          </table:table-cell>
          <table:table-cell office:value-type="float" office:value="51.02" table:style-name="ce10">
            <text:p>51.02</text:p>
          </table:table-cell>
          <table:table-cell office:value-type="float" office:value="10.204000000000001" table:style-name="ce10">
            <text:p>10.204</text:p>
          </table:table-cell>
          <table:table-cell office:value-type="float" office:value="63.887" table:style-name="ce10">
            <text:p>63.887</text:p>
          </table:table-cell>
          <table:table-cell office:value-type="float" office:value="67.569000000000003" table:style-name="ce10">
            <text:p>67.569</text:p>
          </table:table-cell>
          <table:table-cell office:value-type="float" office:value="59.798000000000002" table:style-name="ce10">
            <text:p>59.798</text:p>
          </table:table-cell>
          <table:table-cell office:value-type="float" office:value="31.704999999999998" table:style-name="ce10">
            <text:p>31.705</text:p>
          </table:table-cell>
          <table:table-cell office:value-type="float" office:value="71.662999999999997" table:style-name="ce10">
            <text:p>71.663</text:p>
          </table:table-cell>
          <table:table-cell office:value-type="float" office:value="71.936000000000007" table:style-name="ce10">
            <text:p>71.936</text:p>
          </table:table-cell>
          <table:table-cell office:value-type="float" office:value="4.6710000000000003" table:style-name="ce10">
            <text:p>4.671</text:p>
          </table:table-cell>
          <table:table-cell office:value-type="float" office:value="77.183999999999997" table:style-name="ce10">
            <text:p>77.184</text:p>
          </table:table-cell>
          <table:table-cell office:value-type="float" office:value="26.670999999999999" table:style-name="ce10">
            <text:p>26.671</text:p>
          </table:table-cell>
          <table:table-cell office:value-type="float" office:value="73.058999999999997" table:style-name="ce10">
            <text:p>73.059</text:p>
          </table:table-cell>
          <table:table-cell table:number-columns-repeated="16264"/>
        </table:table-row>
        <table:table-row table:style-name="ro5">
          <table:table-cell office:value-type="string" table:style-name="ce4">
            <text:p>SF</text:p>
          </table:table-cell>
          <table:table-cell office:value-type="string" table:style-name="ce4">
            <text:p>Scottish Forestry</text:p>
          </table:table-cell>
          <table:table-cell office:value-type="string" table:style-name="ce4">
            <text:p>Scottish Government</text:p>
          </table:table-cell>
          <table:table-cell table:style-name="ce4"/>
          <table:table-cell office:value-type="float" office:value="73" table:style-name="ce10">
            <text:p>73</text:p>
          </table:table-cell>
          <table:table-cell office:value-type="float" office:value="66.37" table:style-name="ce10">
            <text:p>66.37</text:p>
          </table:table-cell>
          <table:table-cell office:value-type="float" office:value="80.822000000000003" table:style-name="ce10">
            <text:p>80.822</text:p>
          </table:table-cell>
          <table:table-cell office:value-type="float" office:value="83.561999999999998" table:style-name="ce10">
            <text:p>83.562</text:p>
          </table:table-cell>
          <table:table-cell office:value-type="float" office:value="76.408000000000001" table:style-name="ce10">
            <text:p>76.408</text:p>
          </table:table-cell>
          <table:table-cell office:value-type="float" office:value="82.876999999999995" table:style-name="ce10">
            <text:p>82.877</text:p>
          </table:table-cell>
          <table:table-cell office:value-type="float" office:value="40.24" table:style-name="ce10">
            <text:p>40.24</text:p>
          </table:table-cell>
          <table:table-cell office:value-type="float" office:value="79.451999999999998" table:style-name="ce10">
            <text:p>79.452</text:p>
          </table:table-cell>
          <table:table-cell office:value-type="float" office:value="70.548000000000002" table:style-name="ce10">
            <text:p>70.548</text:p>
          </table:table-cell>
          <table:table-cell office:value-type="float" office:value="27.968" table:style-name="ce10">
            <text:p>27.968</text:p>
          </table:table-cell>
          <table:table-cell office:value-type="float" office:value="56.186" table:style-name="ce10">
            <text:p>56.186</text:p>
          </table:table-cell>
          <table:table-cell office:value-type="float" office:value="89.040999999999997" table:style-name="ce10">
            <text:p>89.041</text:p>
          </table:table-cell>
          <table:table-cell office:value-type="float" office:value="85.616" table:style-name="ce10">
            <text:p>85.616</text:p>
          </table:table-cell>
          <table:table-cell office:value-type="float" office:value="78.081999999999994" table:style-name="ce10">
            <text:p>78.082</text:p>
          </table:table-cell>
          <table:table-cell office:value-type="float" office:value="64.384" table:style-name="ce10">
            <text:p>64.384</text:p>
          </table:table-cell>
          <table:table-cell office:value-type="float" office:value="86.986000000000004" table:style-name="ce10">
            <text:p>86.986</text:p>
          </table:table-cell>
          <table:table-cell office:value-type="float" office:value="82.191999999999993" table:style-name="ce10">
            <text:p>82.192</text:p>
          </table:table-cell>
          <table:table-cell office:value-type="float" office:value="84.932000000000002" table:style-name="ce10">
            <text:p>84.932</text:p>
          </table:table-cell>
          <table:table-cell office:value-type="float" office:value="75.341999999999999" table:style-name="ce10">
            <text:p>75.342</text:p>
          </table:table-cell>
          <table:table-cell office:value-type="float" office:value="92.465999999999994" table:style-name="ce10">
            <text:p>92.466</text:p>
          </table:table-cell>
          <table:table-cell office:value-type="float" office:value="84.138000000000005" table:style-name="ce10">
            <text:p>84.138</text:p>
          </table:table-cell>
          <table:table-cell office:value-type="float" office:value="68.492999999999995" table:style-name="ce10">
            <text:p>68.493</text:p>
          </table:table-cell>
          <table:table-cell office:value-type="float" office:value="82.069000000000003" table:style-name="ce10">
            <text:p>82.069</text:p>
          </table:table-cell>
          <table:table-cell office:value-type="float" office:value="80.137" table:style-name="ce10">
            <text:p>80.137</text:p>
          </table:table-cell>
          <table:table-cell office:value-type="float" office:value="67.808000000000007" table:style-name="ce10">
            <text:p>67.808</text:p>
          </table:table-cell>
          <table:table-cell office:value-type="float" office:value="65.516999999999996" table:style-name="ce10">
            <text:p>65.517</text:p>
          </table:table-cell>
          <table:table-cell office:value-type="float" office:value="71.233000000000004" table:style-name="ce10">
            <text:p>71.233</text:p>
          </table:table-cell>
          <table:table-cell office:value-type="float" office:value="85.616" table:style-name="ce10">
            <text:p>85.616</text:p>
          </table:table-cell>
          <table:table-cell office:value-type="float" office:value="84.828000000000003" table:style-name="ce10">
            <text:p>84.828</text:p>
          </table:table-cell>
          <table:table-cell office:value-type="float" office:value="78.081999999999994" table:style-name="ce10">
            <text:p>78.082</text:p>
          </table:table-cell>
          <table:table-cell office:value-type="float" office:value="36.985999999999997" table:style-name="ce10">
            <text:p>36.986</text:p>
          </table:table-cell>
          <table:table-cell office:value-type="float" office:value="37.670999999999999" table:style-name="ce10">
            <text:p>37.671</text:p>
          </table:table-cell>
          <table:table-cell office:value-type="float" office:value="44.521000000000001" table:style-name="ce10">
            <text:p>44.521</text:p>
          </table:table-cell>
          <table:table-cell office:value-type="float" office:value="41.780999999999999" table:style-name="ce10">
            <text:p>41.781</text:p>
          </table:table-cell>
          <table:table-cell office:value-type="float" office:value="84.932000000000002" table:style-name="ce10">
            <text:p>84.932</text:p>
          </table:table-cell>
          <table:table-cell office:value-type="float" office:value="82.876999999999995" table:style-name="ce10">
            <text:p>82.877</text:p>
          </table:table-cell>
          <table:table-cell office:value-type="float" office:value="71.233000000000004" table:style-name="ce10">
            <text:p>71.233</text:p>
          </table:table-cell>
          <table:table-cell office:value-type="float" office:value="78.766999999999996" table:style-name="ce10">
            <text:p>78.767</text:p>
          </table:table-cell>
          <table:table-cell office:value-type="float" office:value="65.067999999999998" table:style-name="ce10">
            <text:p>65.068</text:p>
          </table:table-cell>
          <table:table-cell office:value-type="float" office:value="73.287999999999997" table:style-name="ce10">
            <text:p>73.288</text:p>
          </table:table-cell>
          <table:table-cell office:value-type="float" office:value="82.876999999999995" table:style-name="ce10">
            <text:p>82.877</text:p>
          </table:table-cell>
          <table:table-cell office:value-type="float" office:value="67.808000000000007" table:style-name="ce10">
            <text:p>67.808</text:p>
          </table:table-cell>
          <table:table-cell office:value-type="float" office:value="60.69" table:style-name="ce10">
            <text:p>60.69</text:p>
          </table:table-cell>
          <table:table-cell office:value-type="float" office:value="73.287999999999997" table:style-name="ce10">
            <text:p>73.288</text:p>
          </table:table-cell>
          <table:table-cell office:value-type="float" office:value="27.585999999999999" table:style-name="ce10">
            <text:p>27.586</text:p>
          </table:table-cell>
          <table:table-cell office:value-type="float" office:value="35.616" table:style-name="ce10">
            <text:p>35.616</text:p>
          </table:table-cell>
          <table:table-cell office:value-type="float" office:value="19.443999999999999" table:style-name="ce10">
            <text:p>19.444</text:p>
          </table:table-cell>
          <table:table-cell office:value-type="float" office:value="71.233000000000004" table:style-name="ce10">
            <text:p>71.233</text:p>
          </table:table-cell>
          <table:table-cell office:value-type="float" office:value="67.585999999999999" table:style-name="ce10">
            <text:p>67.586</text:p>
          </table:table-cell>
          <table:table-cell office:value-type="float" office:value="50" table:style-name="ce10">
            <text:p>50</text:p>
          </table:table-cell>
          <table:table-cell office:value-type="float" office:value="63.448" table:style-name="ce10">
            <text:p>63.448</text:p>
          </table:table-cell>
          <table:table-cell office:value-type="float" office:value="36.301000000000002" table:style-name="ce10">
            <text:p>36.301</text:p>
          </table:table-cell>
          <table:table-cell office:value-type="float" office:value="42.466000000000001" table:style-name="ce10">
            <text:p>42.466</text:p>
          </table:table-cell>
          <table:table-cell office:value-type="float" office:value="67.123000000000005" table:style-name="ce10">
            <text:p>67.123</text:p>
          </table:table-cell>
          <table:table-cell office:value-type="float" office:value="50.685000000000002" table:style-name="ce10">
            <text:p>50.685</text:p>
          </table:table-cell>
          <table:table-cell office:value-type="float" office:value="57.533999999999999" table:style-name="ce10">
            <text:p>57.534</text:p>
          </table:table-cell>
          <table:table-cell office:value-type="float" office:value="73.972999999999999" table:style-name="ce10">
            <text:p>73.973</text:p>
          </table:table-cell>
          <table:table-cell office:value-type="float" office:value="67.123000000000005" table:style-name="ce10">
            <text:p>67.123</text:p>
          </table:table-cell>
          <table:table-cell office:value-type="float" office:value="56.164000000000001" table:style-name="ce10">
            <text:p>56.164</text:p>
          </table:table-cell>
          <table:table-cell office:value-type="float" office:value="55.478999999999999" table:style-name="ce10">
            <text:p>55.479</text:p>
          </table:table-cell>
          <table:table-cell office:value-type="float" office:value="50" table:style-name="ce10">
            <text:p>50</text:p>
          </table:table-cell>
          <table:table-cell office:value-type="float" office:value="45.89" table:style-name="ce10">
            <text:p>45.89</text:p>
          </table:table-cell>
          <table:table-cell office:value-type="float" office:value="29.655000000000001" table:style-name="ce10">
            <text:p>29.655</text:p>
          </table:table-cell>
          <table:table-cell office:value-type="float" office:value="91.781000000000006" table:style-name="ce10">
            <text:p>91.781</text:p>
          </table:table-cell>
          <table:table-cell office:value-type="float" office:value="78.766999999999996" table:style-name="ce10">
            <text:p>78.767</text:p>
          </table:table-cell>
          <table:table-cell office:value-type="float" office:value="70.548000000000002" table:style-name="ce10">
            <text:p>70.548</text:p>
          </table:table-cell>
          <table:table-cell office:value-type="float" office:value="71.233000000000004" table:style-name="ce10">
            <text:p>71.233</text:p>
          </table:table-cell>
          <table:table-cell office:value-type="float" office:value="71.233000000000004" table:style-name="ce10">
            <text:p>71.233</text:p>
          </table:table-cell>
          <table:table-cell office:value-type="float" office:value="36.301000000000002" table:style-name="ce10">
            <text:p>36.301</text:p>
          </table:table-cell>
          <table:table-cell office:value-type="float" office:value="26.896999999999998" table:style-name="ce10">
            <text:p>26.897</text:p>
          </table:table-cell>
          <table:table-cell office:value-type="float" office:value="77.397000000000006" table:style-name="ce10">
            <text:p>77.397</text:p>
          </table:table-cell>
          <table:table-cell office:value-type="float" office:value="39.725999999999999" table:style-name="ce10">
            <text:p>39.726</text:p>
          </table:table-cell>
          <table:table-cell office:value-type="float" office:value="88.355999999999995" table:style-name="ce10">
            <text:p>88.356</text:p>
          </table:table-cell>
          <table:table-cell office:value-type="float" office:value="89.725999999999999" table:style-name="ce10">
            <text:p>89.726</text:p>
          </table:table-cell>
          <table:table-cell office:value-type="float" office:value="95.89" table:style-name="ce10">
            <text:p>95.89</text:p>
          </table:table-cell>
          <table:table-cell office:value-type="float" office:value="68.531000000000006" table:style-name="ce10">
            <text:p>68.531</text:p>
          </table:table-cell>
          <table:table-cell office:value-type="float" office:value="50.344999999999999" table:style-name="ce10">
            <text:p>50.345</text:p>
          </table:table-cell>
          <table:table-cell office:value-type="float" office:value="7.6390000000000002" table:style-name="ce10">
            <text:p>7.639</text:p>
          </table:table-cell>
          <table:table-cell office:value-type="float" office:value="10.417" table:style-name="ce10">
            <text:p>10.417</text:p>
          </table:table-cell>
          <table:table-cell office:value-type="float" office:value="32.639000000000003" table:style-name="ce10">
            <text:p>32.639</text:p>
          </table:table-cell>
          <table:table-cell office:value-type="float" office:value="49.305999999999997" table:style-name="ce10">
            <text:p>49.306</text:p>
          </table:table-cell>
          <table:table-cell office:value-type="float" office:value="11.724" table:style-name="ce10">
            <text:p>11.724</text:p>
          </table:table-cell>
          <table:table-cell office:value-type="float" office:value="84.932000000000002" table:style-name="ce10">
            <text:p>84.932</text:p>
          </table:table-cell>
          <table:table-cell office:value-type="float" office:value="49.314999999999998" table:style-name="ce10">
            <text:p>49.315</text:p>
          </table:table-cell>
          <table:table-cell office:value-type="float" office:value="68.055999999999997" table:style-name="ce10">
            <text:p>68.056</text:p>
          </table:table-cell>
          <table:table-cell office:value-type="float" office:value="4.1100000000000003" table:style-name="ce10">
            <text:p>4.11</text:p>
          </table:table-cell>
          <table:table-cell office:value-type="float" office:value="89.040999999999997" table:style-name="ce10">
            <text:p>89.041</text:p>
          </table:table-cell>
          <table:table-cell office:value-type="float" office:value="6.8490000000000002" table:style-name="ce10">
            <text:p>6.849</text:p>
          </table:table-cell>
          <table:table-cell office:value-type="float" office:value="8.9039999999999999" table:style-name="ce10">
            <text:p>8.904</text:p>
          </table:table-cell>
          <table:table-cell office:value-type="float" office:value="85.616" table:style-name="ce10">
            <text:p>85.616</text:p>
          </table:table-cell>
          <table:table-cell office:value-type="float" office:value="5.4790000000000001" table:style-name="ce10">
            <text:p>5.479</text:p>
          </table:table-cell>
          <table:table-cell office:value-type="float" office:value="38.462000000000003" table:style-name="ce10">
            <text:p>38.462</text:p>
          </table:table-cell>
          <table:table-cell office:value-type="float" office:value="46.154000000000003" table:style-name="ce10">
            <text:p>46.154</text:p>
          </table:table-cell>
          <table:table-cell office:value-type="float" office:value="15.385" table:style-name="ce10">
            <text:p>15.385</text:p>
          </table:table-cell>
          <table:table-cell office:value-type="float" office:value="20" table:style-name="ce10">
            <text:p>20</text:p>
          </table:table-cell>
          <table:table-cell office:value-type="float" office:value="40" table:style-name="ce10">
            <text:p>40</text:p>
          </table:table-cell>
          <table:table-cell office:value-type="float" office:value="40" table:style-name="ce10">
            <text:p>40</text:p>
          </table:table-cell>
          <table:table-cell office:value-type="float" office:value="15.385" table:style-name="ce10">
            <text:p>15.385</text:p>
          </table:table-cell>
          <table:table-cell office:value-type="float" office:value="38.462000000000003" table:style-name="ce10">
            <text:p>38.462</text:p>
          </table:table-cell>
          <table:table-cell office:value-type="float" office:value="46.154000000000003" table:style-name="ce10">
            <text:p>46.154</text:p>
          </table:table-cell>
          <table:table-cell office:value-type="float" office:value="53.845999999999997" table:style-name="ce10">
            <text:p>53.846</text:p>
          </table:table-cell>
          <table:table-cell office:value-type="float" office:value="7.6920000000000002" table:style-name="ce10">
            <text:p>7.692</text:p>
          </table:table-cell>
          <table:table-cell office:value-type="float" office:value="38.462000000000003" table:style-name="ce10">
            <text:p>38.462</text:p>
          </table:table-cell>
          <table:table-cell office:value-type="float" office:value="20" table:style-name="ce10">
            <text:p>20</text:p>
          </table:table-cell>
          <table:table-cell office:value-type="float" office:value="40" table:style-name="ce10">
            <text:p>40</text:p>
          </table:table-cell>
          <table:table-cell office:value-type="float" office:value="40" table:style-name="ce10">
            <text:p>40</text:p>
          </table:table-cell>
          <table:table-cell office:value-type="float" office:value="60.283999999999999" table:style-name="ce10">
            <text:p>60.284</text:p>
          </table:table-cell>
          <table:table-cell office:value-type="float" office:value="66.667000000000002" table:style-name="ce10">
            <text:p>66.667</text:p>
          </table:table-cell>
          <table:table-cell office:value-type="float" office:value="57.447000000000003" table:style-name="ce10">
            <text:p>57.447</text:p>
          </table:table-cell>
          <table:table-cell office:value-type="float" office:value="41.134999999999998" table:style-name="ce10">
            <text:p>41.135</text:p>
          </table:table-cell>
          <table:table-cell office:value-type="float" office:value="66.197000000000003" table:style-name="ce10">
            <text:p>66.197</text:p>
          </table:table-cell>
          <table:table-cell office:value-type="float" office:value="73.239000000000004" table:style-name="ce10">
            <text:p>73.239</text:p>
          </table:table-cell>
          <table:table-cell office:value-type="float" office:value="3.5459999999999998" table:style-name="ce10">
            <text:p>3.546</text:p>
          </table:table-cell>
          <table:table-cell office:value-type="float" office:value="75.177000000000007" table:style-name="ce10">
            <text:p>75.177</text:p>
          </table:table-cell>
          <table:table-cell office:value-type="float" office:value="26.853000000000002" table:style-name="ce10">
            <text:p>26.853</text:p>
          </table:table-cell>
          <table:table-cell office:value-type="float" office:value="73.546000000000006" table:style-name="ce10">
            <text:p>73.546</text:p>
          </table:table-cell>
          <table:table-cell table:number-columns-repeated="16264"/>
        </table:table-row>
        <table:table-row table:style-name="ro10">
          <table:table-cell office:value-type="string" table:style-name="ce4">
            <text:p>SFO</text:p>
          </table:table-cell>
          <table:table-cell office:value-type="string" table:style-name="ce4">
            <text:p>Serious Fraud Office</text:p>
          </table:table-cell>
          <table:table-cell office:value-type="string" table:style-name="ce4">
            <text:p>Attorney General's Departments</text:p>
          </table:table-cell>
          <table:table-cell table:style-name="ce4"/>
          <table:table-cell office:value-type="float" office:value="63.031999999999996" table:style-name="ce10">
            <text:p>63.032</text:p>
          </table:table-cell>
          <table:table-cell office:value-type="float" office:value="57.06" table:style-name="ce10">
            <text:p>57.06</text:p>
          </table:table-cell>
          <table:table-cell office:value-type="float" office:value="75.459000000000003" table:style-name="ce10">
            <text:p>75.459</text:p>
          </table:table-cell>
          <table:table-cell office:value-type="float" office:value="81.486000000000004" table:style-name="ce10">
            <text:p>81.486</text:p>
          </table:table-cell>
          <table:table-cell office:value-type="float" office:value="72.165999999999997" table:style-name="ce10">
            <text:p>72.166</text:p>
          </table:table-cell>
          <table:table-cell office:value-type="float" office:value="78.287999999999997" table:style-name="ce10">
            <text:p>78.288</text:p>
          </table:table-cell>
          <table:table-cell office:value-type="float" office:value="42.296999999999997" table:style-name="ce10">
            <text:p>42.297</text:p>
          </table:table-cell>
          <table:table-cell office:value-type="float" office:value="74.257000000000005" table:style-name="ce10">
            <text:p>74.257</text:p>
          </table:table-cell>
          <table:table-cell office:value-type="float" office:value="67.251999999999995" table:style-name="ce10">
            <text:p>67.252</text:p>
          </table:table-cell>
          <table:table-cell office:value-type="float" office:value="14.505000000000001" table:style-name="ce10">
            <text:p>14.505</text:p>
          </table:table-cell>
          <table:table-cell office:value-type="float" office:value="37.188000000000002" table:style-name="ce10">
            <text:p>37.188</text:p>
          </table:table-cell>
          <table:table-cell office:value-type="float" office:value="91.081000000000003" table:style-name="ce10">
            <text:p>91.081</text:p>
          </table:table-cell>
          <table:table-cell office:value-type="float" office:value="78.649000000000001" table:style-name="ce10">
            <text:p>78.649</text:p>
          </table:table-cell>
          <table:table-cell office:value-type="float" office:value="76.757000000000005" table:style-name="ce10">
            <text:p>76.757</text:p>
          </table:table-cell>
          <table:table-cell office:value-type="float" office:value="56.485999999999997" table:style-name="ce10">
            <text:p>56.486</text:p>
          </table:table-cell>
          <table:table-cell office:value-type="float" office:value="74.323999999999998" table:style-name="ce10">
            <text:p>74.324</text:p>
          </table:table-cell>
          <table:table-cell office:value-type="float" office:value="79.403999999999996" table:style-name="ce10">
            <text:p>79.404</text:p>
          </table:table-cell>
          <table:table-cell office:value-type="float" office:value="83.784000000000006" table:style-name="ce10">
            <text:p>83.784</text:p>
          </table:table-cell>
          <table:table-cell office:value-type="float" office:value="73.242999999999995" table:style-name="ce10">
            <text:p>73.243</text:p>
          </table:table-cell>
          <table:table-cell office:value-type="float" office:value="87.567999999999998" table:style-name="ce10">
            <text:p>87.568</text:p>
          </table:table-cell>
          <table:table-cell office:value-type="float" office:value="80.977999999999994" table:style-name="ce10">
            <text:p>80.978</text:p>
          </table:table-cell>
          <table:table-cell office:value-type="float" office:value="64.594999999999999" table:style-name="ce10">
            <text:p>64.595</text:p>
          </table:table-cell>
          <table:table-cell office:value-type="float" office:value="77.837999999999994" table:style-name="ce10">
            <text:p>77.838</text:p>
          </table:table-cell>
          <table:table-cell office:value-type="float" office:value="80.540999999999997" table:style-name="ce10">
            <text:p>80.541</text:p>
          </table:table-cell>
          <table:table-cell office:value-type="float" office:value="62.703000000000003" table:style-name="ce10">
            <text:p>62.703</text:p>
          </table:table-cell>
          <table:table-cell office:value-type="float" office:value="56.369" table:style-name="ce10">
            <text:p>56.369</text:p>
          </table:table-cell>
          <table:table-cell office:value-type="float" office:value="65.676000000000002" table:style-name="ce10">
            <text:p>65.676</text:p>
          </table:table-cell>
          <table:table-cell office:value-type="float" office:value="85.945999999999998" table:style-name="ce10">
            <text:p>85.946</text:p>
          </table:table-cell>
          <table:table-cell office:value-type="float" office:value="79.403999999999996" table:style-name="ce10">
            <text:p>79.404</text:p>
          </table:table-cell>
          <table:table-cell office:value-type="float" office:value="69.459000000000003" table:style-name="ce10">
            <text:p>69.459</text:p>
          </table:table-cell>
          <table:table-cell office:value-type="float" office:value="42.703000000000003" table:style-name="ce10">
            <text:p>42.703</text:p>
          </table:table-cell>
          <table:table-cell office:value-type="float" office:value="43.36" table:style-name="ce10">
            <text:p>43.36</text:p>
          </table:table-cell>
          <table:table-cell office:value-type="float" office:value="35.676000000000002" table:style-name="ce10">
            <text:p>35.676</text:p>
          </table:table-cell>
          <table:table-cell office:value-type="float" office:value="47.695999999999998" table:style-name="ce10">
            <text:p>47.696</text:p>
          </table:table-cell>
          <table:table-cell office:value-type="float" office:value="78.108000000000004" table:style-name="ce10">
            <text:p>78.108</text:p>
          </table:table-cell>
          <table:table-cell office:value-type="float" office:value="84.864999999999995" table:style-name="ce10">
            <text:p>84.865</text:p>
          </table:table-cell>
          <table:table-cell office:value-type="float" office:value="63.514000000000003" table:style-name="ce10">
            <text:p>63.514</text:p>
          </table:table-cell>
          <table:table-cell office:value-type="float" office:value="70.540999999999997" table:style-name="ce10">
            <text:p>70.541</text:p>
          </table:table-cell>
          <table:table-cell office:value-type="float" office:value="59.459000000000003" table:style-name="ce10">
            <text:p>59.459</text:p>
          </table:table-cell>
          <table:table-cell office:value-type="float" office:value="74.323999999999998" table:style-name="ce10">
            <text:p>74.324</text:p>
          </table:table-cell>
          <table:table-cell office:value-type="float" office:value="87.772000000000006" table:style-name="ce10">
            <text:p>87.772</text:p>
          </table:table-cell>
          <table:table-cell office:value-type="float" office:value="49.73" table:style-name="ce10">
            <text:p>49.73</text:p>
          </table:table-cell>
          <table:table-cell office:value-type="float" office:value="58.649000000000001" table:style-name="ce10">
            <text:p>58.649</text:p>
          </table:table-cell>
          <table:table-cell office:value-type="float" office:value="73.513999999999996" table:style-name="ce10">
            <text:p>73.514</text:p>
          </table:table-cell>
          <table:table-cell office:value-type="float" office:value="14.324" table:style-name="ce10">
            <text:p>14.324</text:p>
          </table:table-cell>
          <table:table-cell office:value-type="float" office:value="17.344000000000001" table:style-name="ce10">
            <text:p>17.344</text:p>
          </table:table-cell>
          <table:table-cell office:value-type="float" office:value="11.891999999999999" table:style-name="ce10">
            <text:p>11.892</text:p>
          </table:table-cell>
          <table:table-cell office:value-type="float" office:value="56.485999999999997" table:style-name="ce10">
            <text:p>56.486</text:p>
          </table:table-cell>
          <table:table-cell office:value-type="float" office:value="47.567999999999998" table:style-name="ce10">
            <text:p>47.568</text:p>
          </table:table-cell>
          <table:table-cell office:value-type="float" office:value="33.603999999999999" table:style-name="ce10">
            <text:p>33.604</text:p>
          </table:table-cell>
          <table:table-cell office:value-type="float" office:value="40" table:style-name="ce10">
            <text:p>40</text:p>
          </table:table-cell>
          <table:table-cell office:value-type="float" office:value="16.486000000000001" table:style-name="ce10">
            <text:p>16.486</text:p>
          </table:table-cell>
          <table:table-cell office:value-type="float" office:value="27.027000000000001" table:style-name="ce10">
            <text:p>27.027</text:p>
          </table:table-cell>
          <table:table-cell office:value-type="float" office:value="47.027000000000001" table:style-name="ce10">
            <text:p>47.027</text:p>
          </table:table-cell>
          <table:table-cell office:value-type="float" office:value="30.811" table:style-name="ce10">
            <text:p>30.811</text:p>
          </table:table-cell>
          <table:table-cell office:value-type="float" office:value="35.676000000000002" table:style-name="ce10">
            <text:p>35.676</text:p>
          </table:table-cell>
          <table:table-cell office:value-type="float" office:value="62.432000000000002" table:style-name="ce10">
            <text:p>62.432</text:p>
          </table:table-cell>
          <table:table-cell office:value-type="float" office:value="37.567999999999998" table:style-name="ce10">
            <text:p>37.568</text:p>
          </table:table-cell>
          <table:table-cell office:value-type="float" office:value="47.567999999999998" table:style-name="ce10">
            <text:p>47.568</text:p>
          </table:table-cell>
          <table:table-cell office:value-type="float" office:value="42.546999999999997" table:style-name="ce10">
            <text:p>42.547</text:p>
          </table:table-cell>
          <table:table-cell office:value-type="float" office:value="41.081000000000003" table:style-name="ce10">
            <text:p>41.081</text:p>
          </table:table-cell>
          <table:table-cell office:value-type="float" office:value="32.703000000000003" table:style-name="ce10">
            <text:p>32.703</text:p>
          </table:table-cell>
          <table:table-cell office:value-type="float" office:value="24.324000000000002" table:style-name="ce10">
            <text:p>24.324</text:p>
          </table:table-cell>
          <table:table-cell office:value-type="float" office:value="84.864999999999995" table:style-name="ce10">
            <text:p>84.865</text:p>
          </table:table-cell>
          <table:table-cell office:value-type="float" office:value="62.161999999999999" table:style-name="ce10">
            <text:p>62.162</text:p>
          </table:table-cell>
          <table:table-cell office:value-type="float" office:value="57.027000000000001" table:style-name="ce10">
            <text:p>57.027</text:p>
          </table:table-cell>
          <table:table-cell office:value-type="float" office:value="57.027000000000001" table:style-name="ce10">
            <text:p>57.027</text:p>
          </table:table-cell>
          <table:table-cell office:value-type="float" office:value="66.215999999999994" table:style-name="ce10">
            <text:p>66.216</text:p>
          </table:table-cell>
          <table:table-cell office:value-type="float" office:value="47.567999999999998" table:style-name="ce10">
            <text:p>47.568</text:p>
          </table:table-cell>
          <table:table-cell office:value-type="float" office:value="35.500999999999998" table:style-name="ce10">
            <text:p>35.501</text:p>
          </table:table-cell>
          <table:table-cell office:value-type="float" office:value="64.945999999999998" table:style-name="ce10">
            <text:p>64.946</text:p>
          </table:table-cell>
          <table:table-cell office:value-type="float" office:value="24.864999999999998" table:style-name="ce10">
            <text:p>24.865</text:p>
          </table:table-cell>
          <table:table-cell office:value-type="float" office:value="76.215999999999994" table:style-name="ce10">
            <text:p>76.216</text:p>
          </table:table-cell>
          <table:table-cell office:value-type="float" office:value="71.081000000000003" table:style-name="ce10">
            <text:p>71.081</text:p>
          </table:table-cell>
          <table:table-cell office:value-type="float" office:value="92.972999999999999" table:style-name="ce10">
            <text:p>92.973</text:p>
          </table:table-cell>
          <table:table-cell office:value-type="float" office:value="70.27" table:style-name="ce10">
            <text:p>70.27</text:p>
          </table:table-cell>
          <table:table-cell office:value-type="float" office:value="36.585000000000001" table:style-name="ce10">
            <text:p>36.585</text:p>
          </table:table-cell>
          <table:table-cell office:value-type="float" office:value="13.279" table:style-name="ce10">
            <text:p>13.279</text:p>
          </table:table-cell>
          <table:table-cell office:value-type="float" office:value="25.745000000000001" table:style-name="ce10">
            <text:p>25.745</text:p>
          </table:table-cell>
          <table:table-cell office:value-type="float" office:value="38.753" table:style-name="ce10">
            <text:p>38.753</text:p>
          </table:table-cell>
          <table:table-cell office:value-type="float" office:value="22.222000000000001" table:style-name="ce10">
            <text:p>22.222</text:p>
          </table:table-cell>
          <table:table-cell office:value-type="float" office:value="12.807" table:style-name="ce10">
            <text:p>12.807</text:p>
          </table:table-cell>
          <table:table-cell office:value-type="float" office:value="84.054000000000002" table:style-name="ce10">
            <text:p>84.054</text:p>
          </table:table-cell>
          <table:table-cell office:value-type="float" office:value="64.054000000000002" table:style-name="ce10">
            <text:p>64.054</text:p>
          </table:table-cell>
          <table:table-cell office:value-type="float" office:value="55.978000000000002" table:style-name="ce10">
            <text:p>55.978</text:p>
          </table:table-cell>
          <table:table-cell office:value-type="float" office:value="12.973000000000001" table:style-name="ce10">
            <text:p>12.973</text:p>
          </table:table-cell>
          <table:table-cell office:value-type="float" office:value="81.891999999999996" table:style-name="ce10">
            <text:p>81.892</text:p>
          </table:table-cell>
          <table:table-cell office:value-type="float" office:value="5.1349999999999998" table:style-name="ce10">
            <text:p>5.135</text:p>
          </table:table-cell>
          <table:table-cell office:value-type="float" office:value="10.811" table:style-name="ce10">
            <text:p>10.811</text:p>
          </table:table-cell>
          <table:table-cell office:value-type="float" office:value="82.703000000000003" table:style-name="ce10">
            <text:p>82.703</text:p>
          </table:table-cell>
          <table:table-cell office:value-type="float" office:value="6.4859999999999998" table:style-name="ce10">
            <text:p>6.486</text:p>
          </table:table-cell>
          <table:table-cell office:value-type="float" office:value="40" table:style-name="ce10">
            <text:p>40</text:p>
          </table:table-cell>
          <table:table-cell office:value-type="float" office:value="47.5" table:style-name="ce10">
            <text:p>47.5</text:p>
          </table:table-cell>
          <table:table-cell office:value-type="float" office:value="12.5" table:style-name="ce10">
            <text:p>12.5</text:p>
          </table:table-cell>
          <table:table-cell office:value-type="float" office:value="25" table:style-name="ce10">
            <text:p>25</text:p>
          </table:table-cell>
          <table:table-cell office:value-type="float" office:value="43.75" table:style-name="ce10">
            <text:p>43.75</text:p>
          </table:table-cell>
          <table:table-cell office:value-type="float" office:value="31.25" table:style-name="ce10">
            <text:p>31.25</text:p>
          </table:table-cell>
          <table:table-cell office:value-type="float" office:value="32.5" table:style-name="ce10">
            <text:p>32.5</text:p>
          </table:table-cell>
          <table:table-cell office:value-type="float" office:value="42.5" table:style-name="ce10">
            <text:p>42.5</text:p>
          </table:table-cell>
          <table:table-cell office:value-type="float" office:value="25" table:style-name="ce10">
            <text:p>25</text:p>
          </table:table-cell>
          <table:table-cell office:value-type="float" office:value="80" table:style-name="ce10">
            <text:p>80</text:p>
          </table:table-cell>
          <table:table-cell office:value-type="float" office:value="12.5" table:style-name="ce10">
            <text:p>12.5</text:p>
          </table:table-cell>
          <table:table-cell office:value-type="float" office:value="7.5" table:style-name="ce10">
            <text:p>7.5</text:p>
          </table:table-cell>
          <table:table-cell office:value-type="float" office:value="37.5" table:style-name="ce10">
            <text:p>37.5</text:p>
          </table:table-cell>
          <table:table-cell office:value-type="float" office:value="50" table:style-name="ce10">
            <text:p>50</text:p>
          </table:table-cell>
          <table:table-cell office:value-type="float" office:value="12.5" table:style-name="ce10">
            <text:p>12.5</text:p>
          </table:table-cell>
          <table:table-cell office:value-type="float" office:value="59.066000000000003" table:style-name="ce10">
            <text:p>59.066</text:p>
          </table:table-cell>
          <table:table-cell office:value-type="float" office:value="65.385000000000005" table:style-name="ce10">
            <text:p>65.385</text:p>
          </table:table-cell>
          <table:table-cell office:value-type="float" office:value="56.868000000000002" table:style-name="ce10">
            <text:p>56.868</text:p>
          </table:table-cell>
          <table:table-cell office:value-type="float" office:value="34.615000000000002" table:style-name="ce10">
            <text:p>34.615</text:p>
          </table:table-cell>
          <table:table-cell office:value-type="float" office:value="69.863" table:style-name="ce10">
            <text:p>69.863</text:p>
          </table:table-cell>
          <table:table-cell office:value-type="float" office:value="68.492999999999995" table:style-name="ce10">
            <text:p>68.493</text:p>
          </table:table-cell>
          <table:table-cell office:value-type="float" office:value="4.9450000000000003" table:style-name="ce10">
            <text:p>4.945</text:p>
          </table:table-cell>
          <table:table-cell office:value-type="float" office:value="69.040999999999997" table:style-name="ce10">
            <text:p>69.041</text:p>
          </table:table-cell>
          <table:table-cell office:value-type="float" office:value="30.355" table:style-name="ce10">
            <text:p>30.355</text:p>
          </table:table-cell>
          <table:table-cell office:value-type="float" office:value="72.363" table:style-name="ce10">
            <text:p>72.363</text:p>
          </table:table-cell>
          <table:table-cell table:number-columns-repeated="16264"/>
        </table:table-row>
        <table:table-row table:style-name="ro5">
          <table:table-cell office:value-type="string" table:style-name="ce4">
            <text:p>SG</text:p>
          </table:table-cell>
          <table:table-cell office:value-type="string" table:style-name="ce4">
            <text:p>Scottish Government</text:p>
          </table:table-cell>
          <table:table-cell office:value-type="string" table:style-name="ce4">
            <text:p>Scottish Government</text:p>
          </table:table-cell>
          <table:table-cell table:style-name="ce4"/>
          <table:table-cell office:value-type="float" office:value="73.135999999999996" table:style-name="ce10">
            <text:p>73.136</text:p>
          </table:table-cell>
          <table:table-cell office:value-type="float" office:value="66.254999999999995" table:style-name="ce10">
            <text:p>66.255</text:p>
          </table:table-cell>
          <table:table-cell office:value-type="float" office:value="80.998000000000005" table:style-name="ce10">
            <text:p>80.998</text:p>
          </table:table-cell>
          <table:table-cell office:value-type="float" office:value="82.453000000000003" table:style-name="ce10">
            <text:p>82.453</text:p>
          </table:table-cell>
          <table:table-cell office:value-type="float" office:value="81.197000000000003" table:style-name="ce10">
            <text:p>81.197</text:p>
          </table:table-cell>
          <table:table-cell office:value-type="float" office:value="85.611999999999995" table:style-name="ce10">
            <text:p>85.612</text:p>
          </table:table-cell>
          <table:table-cell office:value-type="float" office:value="58.27" table:style-name="ce10">
            <text:p>58.27</text:p>
          </table:table-cell>
          <table:table-cell office:value-type="float" office:value="85.62" table:style-name="ce10">
            <text:p>85.62</text:p>
          </table:table-cell>
          <table:table-cell office:value-type="float" office:value="75.278999999999996" table:style-name="ce10">
            <text:p>75.279</text:p>
          </table:table-cell>
          <table:table-cell office:value-type="float" office:value="47.503999999999998" table:style-name="ce10">
            <text:p>47.504</text:p>
          </table:table-cell>
          <table:table-cell office:value-type="float" office:value="52.667999999999999" table:style-name="ce10">
            <text:p>52.668</text:p>
          </table:table-cell>
          <table:table-cell office:value-type="float" office:value="91.691000000000003" table:style-name="ce10">
            <text:p>91.691</text:p>
          </table:table-cell>
          <table:table-cell office:value-type="float" office:value="84.540999999999997" table:style-name="ce10">
            <text:p>84.541</text:p>
          </table:table-cell>
          <table:table-cell office:value-type="float" office:value="77.826999999999998" table:style-name="ce10">
            <text:p>77.827</text:p>
          </table:table-cell>
          <table:table-cell office:value-type="float" office:value="65.626999999999995" table:style-name="ce10">
            <text:p>65.627</text:p>
          </table:table-cell>
          <table:table-cell office:value-type="float" office:value="85.308999999999997" table:style-name="ce10">
            <text:p>85.309</text:p>
          </table:table-cell>
          <table:table-cell office:value-type="float" office:value="80.933000000000007" table:style-name="ce10">
            <text:p>80.933</text:p>
          </table:table-cell>
          <table:table-cell office:value-type="float" office:value="83.998000000000005" table:style-name="ce10">
            <text:p>83.998</text:p>
          </table:table-cell>
          <table:table-cell office:value-type="float" office:value="79.320999999999998" table:style-name="ce10">
            <text:p>79.321</text:p>
          </table:table-cell>
          <table:table-cell office:value-type="float" office:value="92.084999999999994" table:style-name="ce10">
            <text:p>92.085</text:p>
          </table:table-cell>
          <table:table-cell office:value-type="float" office:value="89.191999999999993" table:style-name="ce10">
            <text:p>89.192</text:p>
          </table:table-cell>
          <table:table-cell office:value-type="float" office:value="69.596999999999994" table:style-name="ce10">
            <text:p>69.597</text:p>
          </table:table-cell>
          <table:table-cell office:value-type="float" office:value="84.721000000000004" table:style-name="ce10">
            <text:p>84.721</text:p>
          </table:table-cell>
          <table:table-cell office:value-type="float" office:value="88.707999999999998" table:style-name="ce10">
            <text:p>88.708</text:p>
          </table:table-cell>
          <table:table-cell office:value-type="float" office:value="76.132999999999996" table:style-name="ce10">
            <text:p>76.133</text:p>
          </table:table-cell>
          <table:table-cell office:value-type="float" office:value="71.03" table:style-name="ce10">
            <text:p>71.03</text:p>
          </table:table-cell>
          <table:table-cell office:value-type="float" office:value="79.944000000000003" table:style-name="ce10">
            <text:p>79.944</text:p>
          </table:table-cell>
          <table:table-cell office:value-type="float" office:value="89.168000000000006" table:style-name="ce10">
            <text:p>89.168</text:p>
          </table:table-cell>
          <table:table-cell office:value-type="float" office:value="86.778999999999996" table:style-name="ce10">
            <text:p>86.779</text:p>
          </table:table-cell>
          <table:table-cell office:value-type="float" office:value="80.873000000000005" table:style-name="ce10">
            <text:p>80.873</text:p>
          </table:table-cell>
          <table:table-cell office:value-type="float" office:value="64.988" table:style-name="ce10">
            <text:p>64.988</text:p>
          </table:table-cell>
          <table:table-cell office:value-type="float" office:value="52.396999999999998" table:style-name="ce10">
            <text:p>52.397</text:p>
          </table:table-cell>
          <table:table-cell office:value-type="float" office:value="63.33" table:style-name="ce10">
            <text:p>63.33</text:p>
          </table:table-cell>
          <table:table-cell office:value-type="float" office:value="52.435000000000002" table:style-name="ce10">
            <text:p>52.435</text:p>
          </table:table-cell>
          <table:table-cell office:value-type="float" office:value="89.165000000000006" table:style-name="ce10">
            <text:p>89.165</text:p>
          </table:table-cell>
          <table:table-cell office:value-type="float" office:value="90.424999999999997" table:style-name="ce10">
            <text:p>90.425</text:p>
          </table:table-cell>
          <table:table-cell office:value-type="float" office:value="78.150999999999996" table:style-name="ce10">
            <text:p>78.151</text:p>
          </table:table-cell>
          <table:table-cell office:value-type="float" office:value="84.738" table:style-name="ce10">
            <text:p>84.738</text:p>
          </table:table-cell>
          <table:table-cell office:value-type="float" office:value="72.245000000000005" table:style-name="ce10">
            <text:p>72.245</text:p>
          </table:table-cell>
          <table:table-cell office:value-type="float" office:value="73.36" table:style-name="ce10">
            <text:p>73.36</text:p>
          </table:table-cell>
          <table:table-cell office:value-type="float" office:value="89.424999999999997" table:style-name="ce10">
            <text:p>89.425</text:p>
          </table:table-cell>
          <table:table-cell office:value-type="float" office:value="76.45" table:style-name="ce10">
            <text:p>76.45</text:p>
          </table:table-cell>
          <table:table-cell office:value-type="float" office:value="64.266000000000005" table:style-name="ce10">
            <text:p>64.266</text:p>
          </table:table-cell>
          <table:table-cell office:value-type="float" office:value="75.888999999999996" table:style-name="ce10">
            <text:p>75.889</text:p>
          </table:table-cell>
          <table:table-cell office:value-type="float" office:value="48.597999999999999" table:style-name="ce10">
            <text:p>48.598</text:p>
          </table:table-cell>
          <table:table-cell office:value-type="float" office:value="52.048999999999999" table:style-name="ce10">
            <text:p>52.049</text:p>
          </table:table-cell>
          <table:table-cell office:value-type="float" office:value="41.866" table:style-name="ce10">
            <text:p>41.866</text:p>
          </table:table-cell>
          <table:table-cell office:value-type="float" office:value="69.888999999999996" table:style-name="ce10">
            <text:p>69.889</text:p>
          </table:table-cell>
          <table:table-cell office:value-type="float" office:value="67.08" table:style-name="ce10">
            <text:p>67.08</text:p>
          </table:table-cell>
          <table:table-cell office:value-type="float" office:value="51.536999999999999" table:style-name="ce10">
            <text:p>51.537</text:p>
          </table:table-cell>
          <table:table-cell office:value-type="float" office:value="57.545999999999999" table:style-name="ce10">
            <text:p>57.546</text:p>
          </table:table-cell>
          <table:table-cell office:value-type="float" office:value="33.026000000000003" table:style-name="ce10">
            <text:p>33.026</text:p>
          </table:table-cell>
          <table:table-cell office:value-type="float" office:value="34.222999999999999" table:style-name="ce10">
            <text:p>34.223</text:p>
          </table:table-cell>
          <table:table-cell office:value-type="float" office:value="64.793999999999997" table:style-name="ce10">
            <text:p>64.794</text:p>
          </table:table-cell>
          <table:table-cell office:value-type="float" office:value="43.764000000000003" table:style-name="ce10">
            <text:p>43.764</text:p>
          </table:table-cell>
          <table:table-cell office:value-type="float" office:value="51.972000000000001" table:style-name="ce10">
            <text:p>51.972</text:p>
          </table:table-cell>
          <table:table-cell office:value-type="float" office:value="70.134" table:style-name="ce10">
            <text:p>70.134</text:p>
          </table:table-cell>
          <table:table-cell office:value-type="float" office:value="71.063999999999993" table:style-name="ce10">
            <text:p>71.064</text:p>
          </table:table-cell>
          <table:table-cell office:value-type="float" office:value="52.206000000000003" table:style-name="ce10">
            <text:p>52.206</text:p>
          </table:table-cell>
          <table:table-cell office:value-type="float" office:value="56.546999999999997" table:style-name="ce10">
            <text:p>56.547</text:p>
          </table:table-cell>
          <table:table-cell office:value-type="float" office:value="52.749000000000002" table:style-name="ce10">
            <text:p>52.749</text:p>
          </table:table-cell>
          <table:table-cell office:value-type="float" office:value="50.347000000000001" table:style-name="ce10">
            <text:p>50.347</text:p>
          </table:table-cell>
          <table:table-cell office:value-type="float" office:value="35.189" table:style-name="ce10">
            <text:p>35.189</text:p>
          </table:table-cell>
          <table:table-cell office:value-type="float" office:value="91.599000000000004" table:style-name="ce10">
            <text:p>91.599</text:p>
          </table:table-cell>
          <table:table-cell office:value-type="float" office:value="78.679000000000002" table:style-name="ce10">
            <text:p>78.679</text:p>
          </table:table-cell>
          <table:table-cell office:value-type="float" office:value="72.438000000000002" table:style-name="ce10">
            <text:p>72.438</text:p>
          </table:table-cell>
          <table:table-cell office:value-type="float" office:value="70.796000000000006" table:style-name="ce10">
            <text:p>70.796</text:p>
          </table:table-cell>
          <table:table-cell office:value-type="float" office:value="82.311000000000007" table:style-name="ce10">
            <text:p>82.311</text:p>
          </table:table-cell>
          <table:table-cell office:value-type="float" office:value="56.073" table:style-name="ce10">
            <text:p>56.073</text:p>
          </table:table-cell>
          <table:table-cell office:value-type="float" office:value="36.99" table:style-name="ce10">
            <text:p>36.99</text:p>
          </table:table-cell>
          <table:table-cell office:value-type="float" office:value="80.802999999999997" table:style-name="ce10">
            <text:p>80.803</text:p>
          </table:table-cell>
          <table:table-cell office:value-type="float" office:value="51.527999999999999" table:style-name="ce10">
            <text:p>51.528</text:p>
          </table:table-cell>
          <table:table-cell office:value-type="float" office:value="86.724000000000004" table:style-name="ce10">
            <text:p>86.724</text:p>
          </table:table-cell>
          <table:table-cell office:value-type="float" office:value="92.111000000000004" table:style-name="ce10">
            <text:p>92.111</text:p>
          </table:table-cell>
          <table:table-cell office:value-type="float" office:value="95.745999999999995" table:style-name="ce10">
            <text:p>95.746</text:p>
          </table:table-cell>
          <table:table-cell office:value-type="float" office:value="66.844999999999999" table:style-name="ce10">
            <text:p>66.845</text:p>
          </table:table-cell>
          <table:table-cell office:value-type="float" office:value="51.606000000000002" table:style-name="ce10">
            <text:p>51.606</text:p>
          </table:table-cell>
          <table:table-cell office:value-type="float" office:value="2.847" table:style-name="ce10">
            <text:p>2.847</text:p>
          </table:table-cell>
          <table:table-cell office:value-type="float" office:value="6.72" table:style-name="ce10">
            <text:p>6.72</text:p>
          </table:table-cell>
          <table:table-cell office:value-type="float" office:value="27.158000000000001" table:style-name="ce10">
            <text:p>27.158</text:p>
          </table:table-cell>
          <table:table-cell office:value-type="float" office:value="63.274999999999999" table:style-name="ce10">
            <text:p>63.275</text:p>
          </table:table-cell>
          <table:table-cell office:value-type="float" office:value="9.8849999999999998" table:style-name="ce10">
            <text:p>9.885</text:p>
          </table:table-cell>
          <table:table-cell office:value-type="float" office:value="91.378" table:style-name="ce10">
            <text:p>91.378</text:p>
          </table:table-cell>
          <table:table-cell office:value-type="float" office:value="69.198999999999998" table:style-name="ce10">
            <text:p>69.199</text:p>
          </table:table-cell>
          <table:table-cell office:value-type="float" office:value="76.582999999999998" table:style-name="ce10">
            <text:p>76.583</text:p>
          </table:table-cell>
          <table:table-cell office:value-type="float" office:value="5.7939999999999996" table:style-name="ce10">
            <text:p>5.794</text:p>
          </table:table-cell>
          <table:table-cell office:value-type="float" office:value="89.977000000000004" table:style-name="ce10">
            <text:p>89.977</text:p>
          </table:table-cell>
          <table:table-cell office:value-type="float" office:value="4.2290000000000001" table:style-name="ce10">
            <text:p>4.229</text:p>
          </table:table-cell>
          <table:table-cell office:value-type="float" office:value="7.1310000000000002" table:style-name="ce10">
            <text:p>7.131</text:p>
          </table:table-cell>
          <table:table-cell office:value-type="float" office:value="89.007000000000005" table:style-name="ce10">
            <text:p>89.007</text:p>
          </table:table-cell>
          <table:table-cell office:value-type="float" office:value="3.8620000000000001" table:style-name="ce10">
            <text:p>3.862</text:p>
          </table:table-cell>
          <table:table-cell office:value-type="float" office:value="44.128" table:style-name="ce10">
            <text:p>44.128</text:p>
          </table:table-cell>
          <table:table-cell office:value-type="float" office:value="45.73" table:style-name="ce10">
            <text:p>45.73</text:p>
          </table:table-cell>
          <table:table-cell office:value-type="float" office:value="10.141999999999999" table:style-name="ce10">
            <text:p>10.142</text:p>
          </table:table-cell>
          <table:table-cell office:value-type="float" office:value="32.113999999999997" table:style-name="ce10">
            <text:p>32.114</text:p>
          </table:table-cell>
          <table:table-cell office:value-type="float" office:value="56.911000000000001" table:style-name="ce10">
            <text:p>56.911</text:p>
          </table:table-cell>
          <table:table-cell office:value-type="float" office:value="10.976000000000001" table:style-name="ce10">
            <text:p>10.976</text:p>
          </table:table-cell>
          <table:table-cell office:value-type="float" office:value="45.585999999999999" table:style-name="ce10">
            <text:p>45.586</text:p>
          </table:table-cell>
          <table:table-cell office:value-type="float" office:value="32.613" table:style-name="ce10">
            <text:p>32.613</text:p>
          </table:table-cell>
          <table:table-cell office:value-type="float" office:value="21.802" table:style-name="ce10">
            <text:p>21.802</text:p>
          </table:table-cell>
          <table:table-cell office:value-type="float" office:value="53.463999999999999" table:style-name="ce10">
            <text:p>53.464</text:p>
          </table:table-cell>
          <table:table-cell office:value-type="float" office:value="28.952000000000002" table:style-name="ce10">
            <text:p>28.952</text:p>
          </table:table-cell>
          <table:table-cell office:value-type="float" office:value="17.584" table:style-name="ce10">
            <text:p>17.584</text:p>
          </table:table-cell>
          <table:table-cell office:value-type="float" office:value="27.236000000000001" table:style-name="ce10">
            <text:p>27.236</text:p>
          </table:table-cell>
          <table:table-cell office:value-type="float" office:value="62.195" table:style-name="ce10">
            <text:p>62.195</text:p>
          </table:table-cell>
          <table:table-cell office:value-type="float" office:value="10.569000000000001" table:style-name="ce10">
            <text:p>10.569</text:p>
          </table:table-cell>
          <table:table-cell office:value-type="float" office:value="67.683999999999997" table:style-name="ce10">
            <text:p>67.684</text:p>
          </table:table-cell>
          <table:table-cell office:value-type="float" office:value="72.244" table:style-name="ce10">
            <text:p>72.244</text:p>
          </table:table-cell>
          <table:table-cell office:value-type="float" office:value="63.445999999999998" table:style-name="ce10">
            <text:p>63.446</text:p>
          </table:table-cell>
          <table:table-cell office:value-type="float" office:value="33.795999999999999" table:style-name="ce10">
            <text:p>33.796</text:p>
          </table:table-cell>
          <table:table-cell office:value-type="float" office:value="73.033000000000001" table:style-name="ce10">
            <text:p>73.033</text:p>
          </table:table-cell>
          <table:table-cell office:value-type="float" office:value="75.126999999999995" table:style-name="ce10">
            <text:p>75.127</text:p>
          </table:table-cell>
          <table:table-cell office:value-type="float" office:value="4.6100000000000003" table:style-name="ce10">
            <text:p>4.61</text:p>
          </table:table-cell>
          <table:table-cell office:value-type="float" office:value="81.674000000000007" table:style-name="ce10">
            <text:p>81.674</text:p>
          </table:table-cell>
          <table:table-cell office:value-type="float" office:value="25.134" table:style-name="ce10">
            <text:p>25.134</text:p>
          </table:table-cell>
          <table:table-cell office:value-type="float" office:value="75.010000000000005" table:style-name="ce10">
            <text:p>75.01</text:p>
          </table:table-cell>
          <table:table-cell table:number-columns-repeated="16264"/>
        </table:table-row>
        <table:table-row table:style-name="ro5">
          <table:table-cell office:value-type="string" table:style-name="ce4">
            <text:p>SHR</text:p>
          </table:table-cell>
          <table:table-cell office:value-type="string" table:style-name="ce4">
            <text:p>Scottish Housing Regulator</text:p>
          </table:table-cell>
          <table:table-cell office:value-type="string" table:style-name="ce4">
            <text:p>Scottish Government</text:p>
          </table:table-cell>
          <table:table-cell table:style-name="ce4"/>
          <table:table-cell office:value-type="float" office:value="84.614999999999995" table:style-name="ce10">
            <text:p>84.615</text:p>
          </table:table-cell>
          <table:table-cell office:value-type="float" office:value="74.090999999999994" table:style-name="ce10">
            <text:p>74.091</text:p>
          </table:table-cell>
          <table:table-cell office:value-type="float" office:value="88.635999999999996" table:style-name="ce10">
            <text:p>88.636</text:p>
          </table:table-cell>
          <table:table-cell office:value-type="float" office:value="94.317999999999998" table:style-name="ce10">
            <text:p>94.318</text:p>
          </table:table-cell>
          <table:table-cell office:value-type="float" office:value="86.837000000000003" table:style-name="ce10">
            <text:p>86.837</text:p>
          </table:table-cell>
          <table:table-cell office:value-type="float" office:value="91.667000000000002" table:style-name="ce10">
            <text:p>91.667</text:p>
          </table:table-cell>
          <table:table-cell office:value-type="float" office:value="69.885999999999996" table:style-name="ce10">
            <text:p>69.886</text:p>
          </table:table-cell>
          <table:table-cell office:value-type="float" office:value="91.477000000000004" table:style-name="ce10">
            <text:p>91.477</text:p>
          </table:table-cell>
          <table:table-cell office:value-type="float" office:value="88.561000000000007" table:style-name="ce10">
            <text:p>88.561</text:p>
          </table:table-cell>
          <table:table-cell office:value-type="float" office:value="69.697000000000003" table:style-name="ce10">
            <text:p>69.697</text:p>
          </table:table-cell>
          <table:table-cell office:value-type="float" office:value="80.555999999999997" table:style-name="ce10">
            <text:p>80.556</text:p>
          </table:table-cell>
          <table:table-cell office:value-type="float" office:value="93.182000000000002" table:style-name="ce10">
            <text:p>93.182</text:p>
          </table:table-cell>
          <table:table-cell office:value-type="float" office:value="84.090999999999994" table:style-name="ce10">
            <text:p>84.091</text:p>
          </table:table-cell>
          <table:table-cell office:value-type="float" office:value="86.364000000000004" table:style-name="ce10">
            <text:p>86.364</text:p>
          </table:table-cell>
          <table:table-cell office:value-type="float" office:value="84.090999999999994" table:style-name="ce10">
            <text:p>84.091</text:p>
          </table:table-cell>
          <table:table-cell office:value-type="float" office:value="95.454999999999998" table:style-name="ce10">
            <text:p>95.455</text:p>
          </table:table-cell>
          <table:table-cell office:value-type="float" office:value="95.454999999999998" table:style-name="ce10">
            <text:p>95.455</text:p>
          </table:table-cell>
          <table:table-cell office:value-type="float" office:value="93.182000000000002" table:style-name="ce10">
            <text:p>93.182</text:p>
          </table:table-cell>
          <table:table-cell office:value-type="float" office:value="81.817999999999998" table:style-name="ce10">
            <text:p>81.818</text:p>
          </table:table-cell>
          <table:table-cell office:value-type="float" office:value="97.727000000000004" table:style-name="ce10">
            <text:p>97.727</text:p>
          </table:table-cell>
          <table:table-cell office:value-type="float" office:value="93.022999999999996" table:style-name="ce10">
            <text:p>93.023</text:p>
          </table:table-cell>
          <table:table-cell office:value-type="float" office:value="84.090999999999994" table:style-name="ce10">
            <text:p>84.091</text:p>
          </table:table-cell>
          <table:table-cell office:value-type="float" office:value="90.909000000000006" table:style-name="ce10">
            <text:p>90.909</text:p>
          </table:table-cell>
          <table:table-cell office:value-type="float" office:value="88.635999999999996" table:style-name="ce10">
            <text:p>88.636</text:p>
          </table:table-cell>
          <table:table-cell office:value-type="float" office:value="81.817999999999998" table:style-name="ce10">
            <text:p>81.818</text:p>
          </table:table-cell>
          <table:table-cell office:value-type="float" office:value="75" table:style-name="ce10">
            <text:p>75</text:p>
          </table:table-cell>
          <table:table-cell office:value-type="float" office:value="88.635999999999996" table:style-name="ce10">
            <text:p>88.636</text:p>
          </table:table-cell>
          <table:table-cell office:value-type="float" office:value="93.182000000000002" table:style-name="ce10">
            <text:p>93.182</text:p>
          </table:table-cell>
          <table:table-cell office:value-type="float" office:value="93.182000000000002" table:style-name="ce10">
            <text:p>93.182</text:p>
          </table:table-cell>
          <table:table-cell office:value-type="float" office:value="88.635999999999996" table:style-name="ce10">
            <text:p>88.636</text:p>
          </table:table-cell>
          <table:table-cell office:value-type="float" office:value="84.090999999999994" table:style-name="ce10">
            <text:p>84.091</text:p>
          </table:table-cell>
          <table:table-cell office:value-type="float" office:value="72.727000000000004" table:style-name="ce10">
            <text:p>72.727</text:p>
          </table:table-cell>
          <table:table-cell office:value-type="float" office:value="61.363999999999997" table:style-name="ce10">
            <text:p>61.364</text:p>
          </table:table-cell>
          <table:table-cell office:value-type="float" office:value="61.363999999999997" table:style-name="ce10">
            <text:p>61.364</text:p>
          </table:table-cell>
          <table:table-cell office:value-type="float" office:value="95.454999999999998" table:style-name="ce10">
            <text:p>95.455</text:p>
          </table:table-cell>
          <table:table-cell office:value-type="float" office:value="97.727000000000004" table:style-name="ce10">
            <text:p>97.727</text:p>
          </table:table-cell>
          <table:table-cell office:value-type="float" office:value="88.635999999999996" table:style-name="ce10">
            <text:p>88.636</text:p>
          </table:table-cell>
          <table:table-cell office:value-type="float" office:value="84.090999999999994" table:style-name="ce10">
            <text:p>84.091</text:p>
          </table:table-cell>
          <table:table-cell office:value-type="float" office:value="88.635999999999996" table:style-name="ce10">
            <text:p>88.636</text:p>
          </table:table-cell>
          <table:table-cell office:value-type="float" office:value="86.364000000000004" table:style-name="ce10">
            <text:p>86.364</text:p>
          </table:table-cell>
          <table:table-cell office:value-type="float" office:value="93.182000000000002" table:style-name="ce10">
            <text:p>93.182</text:p>
          </table:table-cell>
          <table:table-cell office:value-type="float" office:value="90.909000000000006" table:style-name="ce10">
            <text:p>90.909</text:p>
          </table:table-cell>
          <table:table-cell office:value-type="float" office:value="83.332999999999998" table:style-name="ce10">
            <text:p>83.333</text:p>
          </table:table-cell>
          <table:table-cell office:value-type="float" office:value="88.635999999999996" table:style-name="ce10">
            <text:p>88.636</text:p>
          </table:table-cell>
          <table:table-cell office:value-type="float" office:value="72.727000000000004" table:style-name="ce10">
            <text:p>72.727</text:p>
          </table:table-cell>
          <table:table-cell office:value-type="float" office:value="68.182000000000002" table:style-name="ce10">
            <text:p>68.182</text:p>
          </table:table-cell>
          <table:table-cell office:value-type="float" office:value="68.182000000000002" table:style-name="ce10">
            <text:p>68.182</text:p>
          </table:table-cell>
          <table:table-cell office:value-type="float" office:value="90.909000000000006" table:style-name="ce10">
            <text:p>90.909</text:p>
          </table:table-cell>
          <table:table-cell office:value-type="float" office:value="95.454999999999998" table:style-name="ce10">
            <text:p>95.455</text:p>
          </table:table-cell>
          <table:table-cell office:value-type="float" office:value="75" table:style-name="ce10">
            <text:p>75</text:p>
          </table:table-cell>
          <table:table-cell office:value-type="float" office:value="90.909000000000006" table:style-name="ce10">
            <text:p>90.909</text:p>
          </table:table-cell>
          <table:table-cell office:value-type="float" office:value="65.909000000000006" table:style-name="ce10">
            <text:p>65.909</text:p>
          </table:table-cell>
          <table:table-cell office:value-type="float" office:value="56.817999999999998" table:style-name="ce10">
            <text:p>56.818</text:p>
          </table:table-cell>
          <table:table-cell office:value-type="float" office:value="86.364000000000004" table:style-name="ce10">
            <text:p>86.364</text:p>
          </table:table-cell>
          <table:table-cell office:value-type="float" office:value="77.272999999999996" table:style-name="ce10">
            <text:p>77.273</text:p>
          </table:table-cell>
          <table:table-cell office:value-type="float" office:value="86.364000000000004" table:style-name="ce10">
            <text:p>86.364</text:p>
          </table:table-cell>
          <table:table-cell office:value-type="float" office:value="68.182000000000002" table:style-name="ce10">
            <text:p>68.182</text:p>
          </table:table-cell>
          <table:table-cell office:value-type="float" office:value="77.272999999999996" table:style-name="ce10">
            <text:p>77.273</text:p>
          </table:table-cell>
          <table:table-cell office:value-type="float" office:value="61.363999999999997" table:style-name="ce10">
            <text:p>61.364</text:p>
          </table:table-cell>
          <table:table-cell office:value-type="float" office:value="75" table:style-name="ce10">
            <text:p>75</text:p>
          </table:table-cell>
          <table:table-cell office:value-type="float" office:value="70.454999999999998" table:style-name="ce10">
            <text:p>70.455</text:p>
          </table:table-cell>
          <table:table-cell office:value-type="float" office:value="72.727000000000004" table:style-name="ce10">
            <text:p>72.727</text:p>
          </table:table-cell>
          <table:table-cell office:value-type="float" office:value="45.454999999999998" table:style-name="ce10">
            <text:p>45.455</text:p>
          </table:table-cell>
          <table:table-cell office:value-type="float" office:value="90.909000000000006" table:style-name="ce10">
            <text:p>90.909</text:p>
          </table:table-cell>
          <table:table-cell office:value-type="float" office:value="77.272999999999996" table:style-name="ce10">
            <text:p>77.273</text:p>
          </table:table-cell>
          <table:table-cell office:value-type="float" office:value="86.364000000000004" table:style-name="ce10">
            <text:p>86.364</text:p>
          </table:table-cell>
          <table:table-cell office:value-type="float" office:value="88.635999999999996" table:style-name="ce10">
            <text:p>88.636</text:p>
          </table:table-cell>
          <table:table-cell office:value-type="float" office:value="79.545000000000002" table:style-name="ce10">
            <text:p>79.545</text:p>
          </table:table-cell>
          <table:table-cell office:value-type="float" office:value="84.090999999999994" table:style-name="ce10">
            <text:p>84.091</text:p>
          </table:table-cell>
          <table:table-cell office:value-type="float" office:value="68.182000000000002" table:style-name="ce10">
            <text:p>68.182</text:p>
          </table:table-cell>
          <table:table-cell office:value-type="float" office:value="90.909000000000006" table:style-name="ce10">
            <text:p>90.909</text:p>
          </table:table-cell>
          <table:table-cell office:value-type="float" office:value="29.545000000000002" table:style-name="ce10">
            <text:p>29.545</text:p>
          </table:table-cell>
          <table:table-cell office:value-type="float" office:value="95.454999999999998" table:style-name="ce10">
            <text:p>95.455</text:p>
          </table:table-cell>
          <table:table-cell office:value-type="float" office:value="93.022999999999996" table:style-name="ce10">
            <text:p>93.023</text:p>
          </table:table-cell>
          <table:table-cell office:value-type="float" office:value="95.454999999999998" table:style-name="ce10">
            <text:p>95.455</text:p>
          </table:table-cell>
          <table:table-cell office:value-type="float" office:value="75" table:style-name="ce10">
            <text:p>75</text:p>
          </table:table-cell>
          <table:table-cell office:value-type="float" office:value="59.091000000000001" table:style-name="ce10">
            <text:p>59.091</text:p>
          </table:table-cell>
          <table:table-cell office:value-type="float" office:value="4.5449999999999999" table:style-name="ce10">
            <text:p>4.545</text:p>
          </table:table-cell>
          <table:table-cell office:value-type="float" office:value="9.0909999999999993" table:style-name="ce10">
            <text:p>9.091</text:p>
          </table:table-cell>
          <table:table-cell office:value-type="float" office:value="27.273" table:style-name="ce10">
            <text:p>27.273</text:p>
          </table:table-cell>
          <table:table-cell office:value-type="float" office:value="59.091000000000001" table:style-name="ce10">
            <text:p>59.091</text:p>
          </table:table-cell>
          <table:table-cell office:value-type="float" office:value="6.8179999999999996" table:style-name="ce10">
            <text:p>6.818</text:p>
          </table:table-cell>
          <table:table-cell office:value-type="float" office:value="100" table:style-name="ce10">
            <text:p>100</text:p>
          </table:table-cell>
          <table:table-cell office:value-type="float" office:value="95.454999999999998" table:style-name="ce10">
            <text:p>95.455</text:p>
          </table:table-cell>
          <table:table-cell office:value-type="float" office:value="88.372" table:style-name="ce10">
            <text:p>88.372</text:p>
          </table:table-cell>
          <table:table-cell office:value-type="float" office:value="2.2730000000000001" table:style-name="ce10">
            <text:p>2.273</text:p>
          </table:table-cell>
          <table:table-cell office:value-type="float" office:value="95.454999999999998" table:style-name="ce10">
            <text:p>95.455</text:p>
          </table:table-cell>
          <table:table-cell office:value-type="float" office:value="2.2730000000000001" table:style-name="ce10">
            <text:p>2.273</text:p>
          </table:table-cell>
          <table:table-cell office:value-type="float" office:value="4.5449999999999999" table:style-name="ce10">
            <text:p>4.545</text:p>
          </table:table-cell>
          <table:table-cell office:value-type="float" office:value="95.454999999999998" table:style-name="ce10">
            <text:p>95.455</text:p>
          </table:table-cell>
          <table:table-cell office:value-type="float" office:value="0" table:style-name="ce10">
            <text:p>0</text:p>
          </table:table-cell>
          <table:table-cell office:value-type="float" office:value="0" table:style-name="ce10">
            <text:p>0</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50" table:style-name="ce10">
            <text:p>50</text:p>
          </table:table-cell>
          <table:table-cell office:value-type="float" office:value="0" table:style-name="ce10">
            <text:p>0</text:p>
          </table:table-cell>
          <table:table-cell office:value-type="float" office:value="50" table:style-name="ce10">
            <text:p>50</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6.744" table:style-name="ce10">
            <text:p>76.744</text:p>
          </table:table-cell>
          <table:table-cell office:value-type="float" office:value="81.394999999999996" table:style-name="ce10">
            <text:p>81.395</text:p>
          </table:table-cell>
          <table:table-cell office:value-type="float" office:value="79.069999999999993" table:style-name="ce10">
            <text:p>79.07</text:p>
          </table:table-cell>
          <table:table-cell office:value-type="float" office:value="27.907" table:style-name="ce10">
            <text:p>27.907</text:p>
          </table:table-cell>
          <table:table-cell office:value-type="float" office:value="75" table:style-name="ce10">
            <text:p>75</text:p>
          </table:table-cell>
          <table:table-cell office:value-type="float" office:value="79.069999999999993" table:style-name="ce10">
            <text:p>79.07</text:p>
          </table:table-cell>
          <table:table-cell office:value-type="float" office:value="6.8179999999999996" table:style-name="ce10">
            <text:p>6.818</text:p>
          </table:table-cell>
          <table:table-cell office:value-type="float" office:value="86.364000000000004" table:style-name="ce10">
            <text:p>86.364</text:p>
          </table:table-cell>
          <table:table-cell office:value-type="float" office:value="18.006" table:style-name="ce10">
            <text:p>18.006</text:p>
          </table:table-cell>
          <table:table-cell office:value-type="float" office:value="76.977000000000004" table:style-name="ce10">
            <text:p>76.977</text:p>
          </table:table-cell>
          <table:table-cell table:number-columns-repeated="16264"/>
        </table:table-row>
        <table:table-row table:style-name="ro10">
          <table:table-cell office:value-type="string" table:style-name="ce4">
            <text:p>SPACE</text:p>
          </table:table-cell>
          <table:table-cell office:value-type="string" table:style-name="ce4">
            <text:p>UK Space Agency</text:p>
          </table:table-cell>
          <table:table-cell office:value-type="string" table:style-name="ce4">
            <text:p>Business, Energy and Industrial Strategy</text:p>
          </table:table-cell>
          <table:table-cell table:style-name="ce4"/>
          <table:table-cell office:value-type="float" office:value="76.572999999999993" table:style-name="ce10">
            <text:p>76.573</text:p>
          </table:table-cell>
          <table:table-cell office:value-type="float" office:value="60.651000000000003" table:style-name="ce10">
            <text:p>60.651</text:p>
          </table:table-cell>
          <table:table-cell office:value-type="float" office:value="77.168999999999997" table:style-name="ce10">
            <text:p>77.169</text:p>
          </table:table-cell>
          <table:table-cell office:value-type="float" office:value="80.822000000000003" table:style-name="ce10">
            <text:p>80.822</text:p>
          </table:table-cell>
          <table:table-cell office:value-type="float" office:value="74.531000000000006" table:style-name="ce10">
            <text:p>74.531</text:p>
          </table:table-cell>
          <table:table-cell office:value-type="float" office:value="84.17" table:style-name="ce10">
            <text:p>84.17</text:p>
          </table:table-cell>
          <table:table-cell office:value-type="float" office:value="44.14" table:style-name="ce10">
            <text:p>44.14</text:p>
          </table:table-cell>
          <table:table-cell office:value-type="float" office:value="72.944999999999993" table:style-name="ce10">
            <text:p>72.945</text:p>
          </table:table-cell>
          <table:table-cell office:value-type="float" office:value="65.585999999999999" table:style-name="ce10">
            <text:p>65.586</text:p>
          </table:table-cell>
          <table:table-cell office:value-type="float" office:value="24.201000000000001" table:style-name="ce10">
            <text:p>24.201</text:p>
          </table:table-cell>
          <table:table-cell office:value-type="float" office:value="49.061" table:style-name="ce10">
            <text:p>49.061</text:p>
          </table:table-cell>
          <table:table-cell office:value-type="float" office:value="89.953999999999994" table:style-name="ce10">
            <text:p>89.954</text:p>
          </table:table-cell>
          <table:table-cell office:value-type="float" office:value="79.909000000000006" table:style-name="ce10">
            <text:p>79.909</text:p>
          </table:table-cell>
          <table:table-cell office:value-type="float" office:value="78.081999999999994" table:style-name="ce10">
            <text:p>78.082</text:p>
          </table:table-cell>
          <table:table-cell office:value-type="float" office:value="54.338000000000001" table:style-name="ce10">
            <text:p>54.338</text:p>
          </table:table-cell>
          <table:table-cell office:value-type="float" office:value="83.561999999999998" table:style-name="ce10">
            <text:p>83.562</text:p>
          </table:table-cell>
          <table:table-cell office:value-type="float" office:value="77.168999999999997" table:style-name="ce10">
            <text:p>77.169</text:p>
          </table:table-cell>
          <table:table-cell office:value-type="float" office:value="84.474999999999994" table:style-name="ce10">
            <text:p>84.475</text:p>
          </table:table-cell>
          <table:table-cell office:value-type="float" office:value="71.688999999999993" table:style-name="ce10">
            <text:p>71.689</text:p>
          </table:table-cell>
          <table:table-cell office:value-type="float" office:value="88.584000000000003" table:style-name="ce10">
            <text:p>88.584</text:p>
          </table:table-cell>
          <table:table-cell office:value-type="float" office:value="87.156000000000006" table:style-name="ce10">
            <text:p>87.156</text:p>
          </table:table-cell>
          <table:table-cell office:value-type="float" office:value="68.492999999999995" table:style-name="ce10">
            <text:p>68.493</text:p>
          </table:table-cell>
          <table:table-cell office:value-type="float" office:value="78.995000000000005" table:style-name="ce10">
            <text:p>78.995</text:p>
          </table:table-cell>
          <table:table-cell office:value-type="float" office:value="82.191999999999993" table:style-name="ce10">
            <text:p>82.192</text:p>
          </table:table-cell>
          <table:table-cell office:value-type="float" office:value="64.384" table:style-name="ce10">
            <text:p>64.384</text:p>
          </table:table-cell>
          <table:table-cell office:value-type="float" office:value="62.844000000000001" table:style-name="ce10">
            <text:p>62.844</text:p>
          </table:table-cell>
          <table:table-cell office:value-type="float" office:value="66.209999999999994" table:style-name="ce10">
            <text:p>66.21</text:p>
          </table:table-cell>
          <table:table-cell office:value-type="float" office:value="86.757999999999996" table:style-name="ce10">
            <text:p>86.758</text:p>
          </table:table-cell>
          <table:table-cell office:value-type="float" office:value="86.301000000000002" table:style-name="ce10">
            <text:p>86.301</text:p>
          </table:table-cell>
          <table:table-cell office:value-type="float" office:value="79.451999999999998" table:style-name="ce10">
            <text:p>79.452</text:p>
          </table:table-cell>
          <table:table-cell office:value-type="float" office:value="52.511000000000003" table:style-name="ce10">
            <text:p>52.511</text:p>
          </table:table-cell>
          <table:table-cell office:value-type="float" office:value="46.33" table:style-name="ce10">
            <text:p>46.33</text:p>
          </table:table-cell>
          <table:table-cell office:value-type="float" office:value="34.862000000000002" table:style-name="ce10">
            <text:p>34.862</text:p>
          </table:table-cell>
          <table:table-cell office:value-type="float" office:value="42.466000000000001" table:style-name="ce10">
            <text:p>42.466</text:p>
          </table:table-cell>
          <table:table-cell office:value-type="float" office:value="76.712000000000003" table:style-name="ce10">
            <text:p>76.712</text:p>
          </table:table-cell>
          <table:table-cell office:value-type="float" office:value="80.822000000000003" table:style-name="ce10">
            <text:p>80.822</text:p>
          </table:table-cell>
          <table:table-cell office:value-type="float" office:value="64.84" table:style-name="ce10">
            <text:p>64.84</text:p>
          </table:table-cell>
          <table:table-cell office:value-type="float" office:value="69.406000000000006" table:style-name="ce10">
            <text:p>69.406</text:p>
          </table:table-cell>
          <table:table-cell office:value-type="float" office:value="56.621000000000002" table:style-name="ce10">
            <text:p>56.621</text:p>
          </table:table-cell>
          <table:table-cell office:value-type="float" office:value="68.807000000000002" table:style-name="ce10">
            <text:p>68.807</text:p>
          </table:table-cell>
          <table:table-cell office:value-type="float" office:value="90.367000000000004" table:style-name="ce10">
            <text:p>90.367</text:p>
          </table:table-cell>
          <table:table-cell office:value-type="float" office:value="66.209999999999994" table:style-name="ce10">
            <text:p>66.21</text:p>
          </table:table-cell>
          <table:table-cell office:value-type="float" office:value="46.575000000000003" table:style-name="ce10">
            <text:p>46.575</text:p>
          </table:table-cell>
          <table:table-cell office:value-type="float" office:value="64.84" table:style-name="ce10">
            <text:p>64.84</text:p>
          </table:table-cell>
          <table:table-cell office:value-type="float" office:value="26.027000000000001" table:style-name="ce10">
            <text:p>26.027</text:p>
          </table:table-cell>
          <table:table-cell office:value-type="float" office:value="25.571000000000002" table:style-name="ce10">
            <text:p>25.571</text:p>
          </table:table-cell>
          <table:table-cell office:value-type="float" office:value="21.004999999999999" table:style-name="ce10">
            <text:p>21.005</text:p>
          </table:table-cell>
          <table:table-cell office:value-type="float" office:value="71.233000000000004" table:style-name="ce10">
            <text:p>71.233</text:p>
          </table:table-cell>
          <table:table-cell office:value-type="float" office:value="57.991" table:style-name="ce10">
            <text:p>57.991</text:p>
          </table:table-cell>
          <table:table-cell office:value-type="float" office:value="55.707999999999998" table:style-name="ce10">
            <text:p>55.708</text:p>
          </table:table-cell>
          <table:table-cell office:value-type="float" office:value="47.945" table:style-name="ce10">
            <text:p>47.945</text:p>
          </table:table-cell>
          <table:table-cell office:value-type="float" office:value="24.201000000000001" table:style-name="ce10">
            <text:p>24.201</text:p>
          </table:table-cell>
          <table:table-cell office:value-type="float" office:value="29.224" table:style-name="ce10">
            <text:p>29.224</text:p>
          </table:table-cell>
          <table:table-cell office:value-type="float" office:value="59.360999999999997" table:style-name="ce10">
            <text:p>59.361</text:p>
          </table:table-cell>
          <table:table-cell office:value-type="float" office:value="47.031999999999996" table:style-name="ce10">
            <text:p>47.032</text:p>
          </table:table-cell>
          <table:table-cell office:value-type="float" office:value="48.857999999999997" table:style-name="ce10">
            <text:p>48.858</text:p>
          </table:table-cell>
          <table:table-cell office:value-type="float" office:value="83.944999999999993" table:style-name="ce10">
            <text:p>83.945</text:p>
          </table:table-cell>
          <table:table-cell office:value-type="float" office:value="46.082999999999998" table:style-name="ce10">
            <text:p>46.083</text:p>
          </table:table-cell>
          <table:table-cell office:value-type="float" office:value="50.459000000000003" table:style-name="ce10">
            <text:p>50.459</text:p>
          </table:table-cell>
          <table:table-cell office:value-type="float" office:value="51.142000000000003" table:style-name="ce10">
            <text:p>51.142</text:p>
          </table:table-cell>
          <table:table-cell office:value-type="float" office:value="45.204999999999998" table:style-name="ce10">
            <text:p>45.205</text:p>
          </table:table-cell>
          <table:table-cell office:value-type="float" office:value="57.533999999999999" table:style-name="ce10">
            <text:p>57.534</text:p>
          </table:table-cell>
          <table:table-cell office:value-type="float" office:value="42.921999999999997" table:style-name="ce10">
            <text:p>42.922</text:p>
          </table:table-cell>
          <table:table-cell office:value-type="float" office:value="83.561999999999998" table:style-name="ce10">
            <text:p>83.562</text:p>
          </table:table-cell>
          <table:table-cell office:value-type="float" office:value="74.885999999999996" table:style-name="ce10">
            <text:p>74.886</text:p>
          </table:table-cell>
          <table:table-cell office:value-type="float" office:value="67.58" table:style-name="ce10">
            <text:p>67.58</text:p>
          </table:table-cell>
          <table:table-cell office:value-type="float" office:value="60.731000000000002" table:style-name="ce10">
            <text:p>60.731</text:p>
          </table:table-cell>
          <table:table-cell office:value-type="float" office:value="74.429000000000002" table:style-name="ce10">
            <text:p>74.429</text:p>
          </table:table-cell>
          <table:table-cell office:value-type="float" office:value="60.274000000000001" table:style-name="ce10">
            <text:p>60.274</text:p>
          </table:table-cell>
          <table:table-cell office:value-type="float" office:value="34.703000000000003" table:style-name="ce10">
            <text:p>34.703</text:p>
          </table:table-cell>
          <table:table-cell office:value-type="float" office:value="84.474999999999994" table:style-name="ce10">
            <text:p>84.475</text:p>
          </table:table-cell>
          <table:table-cell office:value-type="float" office:value="60.731000000000002" table:style-name="ce10">
            <text:p>60.731</text:p>
          </table:table-cell>
          <table:table-cell office:value-type="float" office:value="83.105000000000004" table:style-name="ce10">
            <text:p>83.105</text:p>
          </table:table-cell>
          <table:table-cell office:value-type="float" office:value="87.156000000000006" table:style-name="ce10">
            <text:p>87.156</text:p>
          </table:table-cell>
          <table:table-cell office:value-type="float" office:value="94.063999999999993" table:style-name="ce10">
            <text:p>94.064</text:p>
          </table:table-cell>
          <table:table-cell office:value-type="float" office:value="70.775999999999996" table:style-name="ce10">
            <text:p>70.776</text:p>
          </table:table-cell>
          <table:table-cell office:value-type="float" office:value="41.095999999999997" table:style-name="ce10">
            <text:p>41.096</text:p>
          </table:table-cell>
          <table:table-cell office:value-type="float" office:value="13.242000000000001" table:style-name="ce10">
            <text:p>13.242</text:p>
          </table:table-cell>
          <table:table-cell office:value-type="float" office:value="27.853999999999999" table:style-name="ce10">
            <text:p>27.854</text:p>
          </table:table-cell>
          <table:table-cell office:value-type="float" office:value="39.268999999999998" table:style-name="ce10">
            <text:p>39.269</text:p>
          </table:table-cell>
          <table:table-cell office:value-type="float" office:value="19.635000000000002" table:style-name="ce10">
            <text:p>19.635</text:p>
          </table:table-cell>
          <table:table-cell office:value-type="float" office:value="9.1739999999999995" table:style-name="ce10">
            <text:p>9.174</text:p>
          </table:table-cell>
          <table:table-cell office:value-type="float" office:value="89.953999999999994" table:style-name="ce10">
            <text:p>89.954</text:p>
          </table:table-cell>
          <table:table-cell office:value-type="float" office:value="66.209999999999994" table:style-name="ce10">
            <text:p>66.21</text:p>
          </table:table-cell>
          <table:table-cell office:value-type="float" office:value="58.447000000000003" table:style-name="ce10">
            <text:p>58.447</text:p>
          </table:table-cell>
          <table:table-cell office:value-type="float" office:value="11.872" table:style-name="ce10">
            <text:p>11.872</text:p>
          </table:table-cell>
          <table:table-cell office:value-type="float" office:value="82.647999999999996" table:style-name="ce10">
            <text:p>82.648</text:p>
          </table:table-cell>
          <table:table-cell office:value-type="float" office:value="5.4790000000000001" table:style-name="ce10">
            <text:p>5.479</text:p>
          </table:table-cell>
          <table:table-cell office:value-type="float" office:value="21.004999999999999" table:style-name="ce10">
            <text:p>21.005</text:p>
          </table:table-cell>
          <table:table-cell office:value-type="float" office:value="73.516000000000005" table:style-name="ce10">
            <text:p>73.516</text:p>
          </table:table-cell>
          <table:table-cell office:value-type="float" office:value="5.4790000000000001" table:style-name="ce10">
            <text:p>5.479</text:p>
          </table:table-cell>
          <table:table-cell office:value-type="float" office:value="28.260999999999999" table:style-name="ce10">
            <text:p>28.261</text:p>
          </table:table-cell>
          <table:table-cell office:value-type="float" office:value="58.695999999999998" table:style-name="ce10">
            <text:p>58.696</text:p>
          </table:table-cell>
          <table:table-cell office:value-type="float" office:value="13.042999999999999" table:style-name="ce10">
            <text:p>13.043</text:p>
          </table:table-cell>
          <table:table-cell office:value-type="float" office:value="38.462000000000003" table:style-name="ce10">
            <text:p>38.462</text:p>
          </table:table-cell>
          <table:table-cell office:value-type="float" office:value="46.154000000000003" table:style-name="ce10">
            <text:p>46.154</text:p>
          </table:table-cell>
          <table:table-cell office:value-type="float" office:value="15.385" table:style-name="ce10">
            <text:p>15.385</text:p>
          </table:table-cell>
          <table:table-cell office:value-type="float" office:value="47.826000000000001" table:style-name="ce10">
            <text:p>47.826</text:p>
          </table:table-cell>
          <table:table-cell office:value-type="float" office:value="30.434999999999999" table:style-name="ce10">
            <text:p>30.435</text:p>
          </table:table-cell>
          <table:table-cell office:value-type="float" office:value="21.739000000000001" table:style-name="ce10">
            <text:p>21.739</text:p>
          </table:table-cell>
          <table:table-cell office:value-type="float" office:value="67.391000000000005" table:style-name="ce10">
            <text:p>67.391</text:p>
          </table:table-cell>
          <table:table-cell office:value-type="float" office:value="10.87" table:style-name="ce10">
            <text:p>10.87</text:p>
          </table:table-cell>
          <table:table-cell office:value-type="float" office:value="21.739000000000001" table:style-name="ce10">
            <text:p>21.739</text:p>
          </table:table-cell>
          <table:table-cell office:value-type="float" office:value="46.154000000000003" table:style-name="ce10">
            <text:p>46.154</text:p>
          </table:table-cell>
          <table:table-cell office:value-type="float" office:value="46.154000000000003" table:style-name="ce10">
            <text:p>46.154</text:p>
          </table:table-cell>
          <table:table-cell office:value-type="float" office:value="7.6920000000000002" table:style-name="ce10">
            <text:p>7.692</text:p>
          </table:table-cell>
          <table:table-cell office:value-type="float" office:value="56.220999999999997" table:style-name="ce10">
            <text:p>56.221</text:p>
          </table:table-cell>
          <table:table-cell office:value-type="float" office:value="67.281000000000006" table:style-name="ce10">
            <text:p>67.281</text:p>
          </table:table-cell>
          <table:table-cell office:value-type="float" office:value="51.613" table:style-name="ce10">
            <text:p>51.613</text:p>
          </table:table-cell>
          <table:table-cell office:value-type="float" office:value="40.552999999999997" table:style-name="ce10">
            <text:p>40.553</text:p>
          </table:table-cell>
          <table:table-cell office:value-type="float" office:value="68.807000000000002" table:style-name="ce10">
            <text:p>68.807</text:p>
          </table:table-cell>
          <table:table-cell office:value-type="float" office:value="65.596000000000004" table:style-name="ce10">
            <text:p>65.596</text:p>
          </table:table-cell>
          <table:table-cell office:value-type="float" office:value="3.67" table:style-name="ce10">
            <text:p>3.67</text:p>
          </table:table-cell>
          <table:table-cell office:value-type="float" office:value="83.944999999999993" table:style-name="ce10">
            <text:p>83.945</text:p>
          </table:table-cell>
          <table:table-cell office:value-type="float" office:value="31.78" table:style-name="ce10">
            <text:p>31.78</text:p>
          </table:table-cell>
          <table:table-cell office:value-type="float" office:value="72.765000000000001" table:style-name="ce10">
            <text:p>72.765</text:p>
          </table:table-cell>
          <table:table-cell table:number-columns-repeated="16264"/>
        </table:table-row>
        <table:table-row table:style-name="ro10">
          <table:table-cell office:value-type="string" table:style-name="ce4">
            <text:p>SPPA</text:p>
          </table:table-cell>
          <table:table-cell office:value-type="string" table:style-name="ce4">
            <text:p>Scottish Public Pensions Agency</text:p>
          </table:table-cell>
          <table:table-cell office:value-type="string" table:style-name="ce4">
            <text:p>Scottish Government</text:p>
          </table:table-cell>
          <table:table-cell table:style-name="ce4"/>
          <table:table-cell office:value-type="float" office:value="68.155000000000001" table:style-name="ce10">
            <text:p>68.155</text:p>
          </table:table-cell>
          <table:table-cell office:value-type="float" office:value="50.832999999999998" table:style-name="ce10">
            <text:p>50.833</text:p>
          </table:table-cell>
          <table:table-cell office:value-type="float" office:value="63.536999999999999" table:style-name="ce10">
            <text:p>63.537</text:p>
          </table:table-cell>
          <table:table-cell office:value-type="float" office:value="66.376000000000005" table:style-name="ce10">
            <text:p>66.376</text:p>
          </table:table-cell>
          <table:table-cell office:value-type="float" office:value="60.546999999999997" table:style-name="ce10">
            <text:p>60.547</text:p>
          </table:table-cell>
          <table:table-cell office:value-type="float" office:value="70.305999999999997" table:style-name="ce10">
            <text:p>70.306</text:p>
          </table:table-cell>
          <table:table-cell office:value-type="float" office:value="45.197000000000003" table:style-name="ce10">
            <text:p>45.197</text:p>
          </table:table-cell>
          <table:table-cell office:value-type="float" office:value="68.45" table:style-name="ce10">
            <text:p>68.45</text:p>
          </table:table-cell>
          <table:table-cell office:value-type="float" office:value="58.588000000000001" table:style-name="ce10">
            <text:p>58.588</text:p>
          </table:table-cell>
          <table:table-cell office:value-type="float" office:value="39.155999999999999" table:style-name="ce10">
            <text:p>39.156</text:p>
          </table:table-cell>
          <table:table-cell office:value-type="float" office:value="29.402999999999999" table:style-name="ce10">
            <text:p>29.403</text:p>
          </table:table-cell>
          <table:table-cell office:value-type="float" office:value="79.039000000000001" table:style-name="ce10">
            <text:p>79.039</text:p>
          </table:table-cell>
          <table:table-cell office:value-type="float" office:value="73.683999999999997" table:style-name="ce10">
            <text:p>73.684</text:p>
          </table:table-cell>
          <table:table-cell office:value-type="float" office:value="63.319000000000003" table:style-name="ce10">
            <text:p>63.319</text:p>
          </table:table-cell>
          <table:table-cell office:value-type="float" office:value="38.427999999999997" table:style-name="ce10">
            <text:p>38.428</text:p>
          </table:table-cell>
          <table:table-cell office:value-type="float" office:value="63.319000000000003" table:style-name="ce10">
            <text:p>63.319</text:p>
          </table:table-cell>
          <table:table-cell office:value-type="float" office:value="64.191999999999993" table:style-name="ce10">
            <text:p>64.192</text:p>
          </table:table-cell>
          <table:table-cell office:value-type="float" office:value="68.558999999999997" table:style-name="ce10">
            <text:p>68.559</text:p>
          </table:table-cell>
          <table:table-cell office:value-type="float" office:value="56.768999999999998" table:style-name="ce10">
            <text:p>56.769</text:p>
          </table:table-cell>
          <table:table-cell office:value-type="float" office:value="77.632000000000005" table:style-name="ce10">
            <text:p>77.632</text:p>
          </table:table-cell>
          <table:table-cell office:value-type="float" office:value="68.122" table:style-name="ce10">
            <text:p>68.122</text:p>
          </table:table-cell>
          <table:table-cell office:value-type="float" office:value="55.021999999999998" table:style-name="ce10">
            <text:p>55.022</text:p>
          </table:table-cell>
          <table:table-cell office:value-type="float" office:value="57.204999999999998" table:style-name="ce10">
            <text:p>57.205</text:p>
          </table:table-cell>
          <table:table-cell office:value-type="float" office:value="71.179000000000002" table:style-name="ce10">
            <text:p>71.179</text:p>
          </table:table-cell>
          <table:table-cell office:value-type="float" office:value="55.262999999999998" table:style-name="ce10">
            <text:p>55.263</text:p>
          </table:table-cell>
          <table:table-cell office:value-type="float" office:value="45.414999999999999" table:style-name="ce10">
            <text:p>45.415</text:p>
          </table:table-cell>
          <table:table-cell office:value-type="float" office:value="58.515000000000001" table:style-name="ce10">
            <text:p>58.515</text:p>
          </table:table-cell>
          <table:table-cell office:value-type="float" office:value="75.108999999999995" table:style-name="ce10">
            <text:p>75.109</text:p>
          </table:table-cell>
          <table:table-cell office:value-type="float" office:value="72.489000000000004" table:style-name="ce10">
            <text:p>72.489</text:p>
          </table:table-cell>
          <table:table-cell office:value-type="float" office:value="63.319000000000003" table:style-name="ce10">
            <text:p>63.319</text:p>
          </table:table-cell>
          <table:table-cell office:value-type="float" office:value="56.768999999999998" table:style-name="ce10">
            <text:p>56.769</text:p>
          </table:table-cell>
          <table:table-cell office:value-type="float" office:value="39.738" table:style-name="ce10">
            <text:p>39.738</text:p>
          </table:table-cell>
          <table:table-cell office:value-type="float" office:value="49.344999999999999" table:style-name="ce10">
            <text:p>49.345</text:p>
          </table:table-cell>
          <table:table-cell office:value-type="float" office:value="34.933999999999997" table:style-name="ce10">
            <text:p>34.934</text:p>
          </table:table-cell>
          <table:table-cell office:value-type="float" office:value="71.616" table:style-name="ce10">
            <text:p>71.616</text:p>
          </table:table-cell>
          <table:table-cell office:value-type="float" office:value="81.659000000000006" table:style-name="ce10">
            <text:p>81.659</text:p>
          </table:table-cell>
          <table:table-cell office:value-type="float" office:value="52.838000000000001" table:style-name="ce10">
            <text:p>52.838</text:p>
          </table:table-cell>
          <table:table-cell office:value-type="float" office:value="67.686000000000007" table:style-name="ce10">
            <text:p>67.686</text:p>
          </table:table-cell>
          <table:table-cell office:value-type="float" office:value="48.472000000000001" table:style-name="ce10">
            <text:p>48.472</text:p>
          </table:table-cell>
          <table:table-cell office:value-type="float" office:value="54.585000000000001" table:style-name="ce10">
            <text:p>54.585</text:p>
          </table:table-cell>
          <table:table-cell office:value-type="float" office:value="71.805999999999997" table:style-name="ce10">
            <text:p>71.806</text:p>
          </table:table-cell>
          <table:table-cell office:value-type="float" office:value="55.895000000000003" table:style-name="ce10">
            <text:p>55.895</text:p>
          </table:table-cell>
          <table:table-cell office:value-type="float" office:value="49.344999999999999" table:style-name="ce10">
            <text:p>49.345</text:p>
          </table:table-cell>
          <table:table-cell office:value-type="float" office:value="71.616" table:style-name="ce10">
            <text:p>71.616</text:p>
          </table:table-cell>
          <table:table-cell office:value-type="float" office:value="36.404000000000003" table:style-name="ce10">
            <text:p>36.404</text:p>
          </table:table-cell>
          <table:table-cell office:value-type="float" office:value="45.851999999999997" table:style-name="ce10">
            <text:p>45.852</text:p>
          </table:table-cell>
          <table:table-cell office:value-type="float" office:value="34.933999999999997" table:style-name="ce10">
            <text:p>34.934</text:p>
          </table:table-cell>
          <table:table-cell office:value-type="float" office:value="34.933999999999997" table:style-name="ce10">
            <text:p>34.934</text:p>
          </table:table-cell>
          <table:table-cell office:value-type="float" office:value="35.371000000000002" table:style-name="ce10">
            <text:p>35.371</text:p>
          </table:table-cell>
          <table:table-cell office:value-type="float" office:value="36.244999999999997" table:style-name="ce10">
            <text:p>36.245</text:p>
          </table:table-cell>
          <table:table-cell office:value-type="float" office:value="29.385999999999999" table:style-name="ce10">
            <text:p>29.386</text:p>
          </table:table-cell>
          <table:table-cell office:value-type="float" office:value="12.227" table:style-name="ce10">
            <text:p>12.227</text:p>
          </table:table-cell>
          <table:table-cell office:value-type="float" office:value="14.847" table:style-name="ce10">
            <text:p>14.847</text:p>
          </table:table-cell>
          <table:table-cell office:value-type="float" office:value="41.048000000000002" table:style-name="ce10">
            <text:p>41.048</text:p>
          </table:table-cell>
          <table:table-cell office:value-type="float" office:value="29.257999999999999" table:style-name="ce10">
            <text:p>29.258</text:p>
          </table:table-cell>
          <table:table-cell office:value-type="float" office:value="31.440999999999999" table:style-name="ce10">
            <text:p>31.441</text:p>
          </table:table-cell>
          <table:table-cell office:value-type="float" office:value="41.048000000000002" table:style-name="ce10">
            <text:p>41.048</text:p>
          </table:table-cell>
          <table:table-cell office:value-type="float" office:value="40.610999999999997" table:style-name="ce10">
            <text:p>40.611</text:p>
          </table:table-cell>
          <table:table-cell office:value-type="float" office:value="33.771999999999998" table:style-name="ce10">
            <text:p>33.772</text:p>
          </table:table-cell>
          <table:table-cell office:value-type="float" office:value="35.371000000000002" table:style-name="ce10">
            <text:p>35.371</text:p>
          </table:table-cell>
          <table:table-cell office:value-type="float" office:value="31.878" table:style-name="ce10">
            <text:p>31.878</text:p>
          </table:table-cell>
          <table:table-cell office:value-type="float" office:value="30.568000000000001" table:style-name="ce10">
            <text:p>30.568</text:p>
          </table:table-cell>
          <table:table-cell office:value-type="float" office:value="21.834" table:style-name="ce10">
            <text:p>21.834</text:p>
          </table:table-cell>
          <table:table-cell office:value-type="float" office:value="86.462999999999994" table:style-name="ce10">
            <text:p>86.463</text:p>
          </table:table-cell>
          <table:table-cell office:value-type="float" office:value="55.021999999999998" table:style-name="ce10">
            <text:p>55.022</text:p>
          </table:table-cell>
          <table:table-cell office:value-type="float" office:value="51.527999999999999" table:style-name="ce10">
            <text:p>51.528</text:p>
          </table:table-cell>
          <table:table-cell office:value-type="float" office:value="55.459000000000003" table:style-name="ce10">
            <text:p>55.459</text:p>
          </table:table-cell>
          <table:table-cell office:value-type="float" office:value="61.572000000000003" table:style-name="ce10">
            <text:p>61.572</text:p>
          </table:table-cell>
          <table:table-cell office:value-type="float" office:value="54.585000000000001" table:style-name="ce10">
            <text:p>54.585</text:p>
          </table:table-cell>
          <table:table-cell office:value-type="float" office:value="41.048000000000002" table:style-name="ce10">
            <text:p>41.048</text:p>
          </table:table-cell>
          <table:table-cell office:value-type="float" office:value="73.799000000000007" table:style-name="ce10">
            <text:p>73.799</text:p>
          </table:table-cell>
          <table:table-cell office:value-type="float" office:value="20.175000000000001" table:style-name="ce10">
            <text:p>20.175</text:p>
          </table:table-cell>
          <table:table-cell office:value-type="float" office:value="81.222999999999999" table:style-name="ce10">
            <text:p>81.223</text:p>
          </table:table-cell>
          <table:table-cell office:value-type="float" office:value="90.83" table:style-name="ce10">
            <text:p>90.83</text:p>
          </table:table-cell>
          <table:table-cell office:value-type="float" office:value="92.575999999999993" table:style-name="ce10">
            <text:p>92.576</text:p>
          </table:table-cell>
          <table:table-cell office:value-type="float" office:value="62.832000000000001" table:style-name="ce10">
            <text:p>62.832</text:p>
          </table:table-cell>
          <table:table-cell office:value-type="float" office:value="34.061" table:style-name="ce10">
            <text:p>34.061</text:p>
          </table:table-cell>
          <table:table-cell office:value-type="float" office:value="12.664" table:style-name="ce10">
            <text:p>12.664</text:p>
          </table:table-cell>
          <table:table-cell office:value-type="float" office:value="14.41" table:style-name="ce10">
            <text:p>14.41</text:p>
          </table:table-cell>
          <table:table-cell office:value-type="float" office:value="30.568000000000001" table:style-name="ce10">
            <text:p>30.568</text:p>
          </table:table-cell>
          <table:table-cell office:value-type="float" office:value="42.357999999999997" table:style-name="ce10">
            <text:p>42.358</text:p>
          </table:table-cell>
          <table:table-cell office:value-type="float" office:value="12.388999999999999" table:style-name="ce10">
            <text:p>12.389</text:p>
          </table:table-cell>
          <table:table-cell office:value-type="float" office:value="93.45" table:style-name="ce10">
            <text:p>93.45</text:p>
          </table:table-cell>
          <table:table-cell office:value-type="float" office:value="76.754000000000005" table:style-name="ce10">
            <text:p>76.754</text:p>
          </table:table-cell>
          <table:table-cell office:value-type="float" office:value="68.995999999999995" table:style-name="ce10">
            <text:p>68.996</text:p>
          </table:table-cell>
          <table:table-cell office:value-type="float" office:value="6.1139999999999999" table:style-name="ce10">
            <text:p>6.114</text:p>
          </table:table-cell>
          <table:table-cell office:value-type="float" office:value="82.968999999999994" table:style-name="ce10">
            <text:p>82.969</text:p>
          </table:table-cell>
          <table:table-cell office:value-type="float" office:value="10.917" table:style-name="ce10">
            <text:p>10.917</text:p>
          </table:table-cell>
          <table:table-cell office:value-type="float" office:value="3.93" table:style-name="ce10">
            <text:p>3.93</text:p>
          </table:table-cell>
          <table:table-cell office:value-type="float" office:value="89.52" table:style-name="ce10">
            <text:p>89.52</text:p>
          </table:table-cell>
          <table:table-cell office:value-type="float" office:value="6.55" table:style-name="ce10">
            <text:p>6.55</text:p>
          </table:table-cell>
          <table:table-cell office:value-type="float" office:value="33.332999999999998" table:style-name="ce10">
            <text:p>33.333</text:p>
          </table:table-cell>
          <table:table-cell office:value-type="float" office:value="44.444000000000003" table:style-name="ce10">
            <text:p>44.444</text:p>
          </table:table-cell>
          <table:table-cell office:value-type="float" office:value="22.222000000000001" table:style-name="ce10">
            <text:p>22.222</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11.111000000000001" table:style-name="ce10">
            <text:p>11.111</text:p>
          </table:table-cell>
          <table:table-cell office:value-type="float" office:value="22.222000000000001" table:style-name="ce10">
            <text:p>22.222</text:p>
          </table:table-cell>
          <table:table-cell office:value-type="float" office:value="44.444000000000003" table:style-name="ce10">
            <text:p>44.444</text:p>
          </table:table-cell>
          <table:table-cell office:value-type="float" office:value="11.111000000000001" table:style-name="ce10">
            <text:p>11.111</text:p>
          </table:table-cell>
          <table:table-cell office:value-type="float" office:value="44.444000000000003" table:style-name="ce10">
            <text:p>44.444</text:p>
          </table:table-cell>
          <table:table-cell office:value-type="float" office:value="0" table:style-name="ce10">
            <text:p>0</text:p>
          </table:table-cell>
          <table:table-cell office:value-type="float" office:value="33.332999999999998" table:style-name="ce10">
            <text:p>33.333</text:p>
          </table:table-cell>
          <table:table-cell office:value-type="float" office:value="66.667000000000002" table:style-name="ce10">
            <text:p>66.667</text:p>
          </table:table-cell>
          <table:table-cell office:value-type="float" office:value="59.734999999999999" table:style-name="ce10">
            <text:p>59.735</text:p>
          </table:table-cell>
          <table:table-cell office:value-type="float" office:value="64.602000000000004" table:style-name="ce10">
            <text:p>64.602</text:p>
          </table:table-cell>
          <table:table-cell office:value-type="float" office:value="52.444000000000003" table:style-name="ce10">
            <text:p>52.444</text:p>
          </table:table-cell>
          <table:table-cell office:value-type="float" office:value="32.301000000000002" table:style-name="ce10">
            <text:p>32.301</text:p>
          </table:table-cell>
          <table:table-cell office:value-type="float" office:value="66.078999999999994" table:style-name="ce10">
            <text:p>66.079</text:p>
          </table:table-cell>
          <table:table-cell office:value-type="float" office:value="67.840999999999994" table:style-name="ce10">
            <text:p>67.841</text:p>
          </table:table-cell>
          <table:table-cell office:value-type="float" office:value="5.31" table:style-name="ce10">
            <text:p>5.31</text:p>
          </table:table-cell>
          <table:table-cell office:value-type="float" office:value="64.159000000000006" table:style-name="ce10">
            <text:p>64.159</text:p>
          </table:table-cell>
          <table:table-cell office:value-type="float" office:value="35.643999999999998" table:style-name="ce10">
            <text:p>35.644</text:p>
          </table:table-cell>
          <table:table-cell office:value-type="float" office:value="67.212000000000003" table:style-name="ce10">
            <text:p>67.212</text:p>
          </table:table-cell>
          <table:table-cell table:number-columns-repeated="16264"/>
        </table:table-row>
        <table:table-row table:style-name="ro5">
          <table:table-cell office:value-type="string" table:style-name="ce4">
            <text:p>SPS</text:p>
          </table:table-cell>
          <table:table-cell office:value-type="string" table:style-name="ce4">
            <text:p>Scottish Prison Service</text:p>
          </table:table-cell>
          <table:table-cell office:value-type="string" table:style-name="ce4">
            <text:p>Scottish Government</text:p>
          </table:table-cell>
          <table:table-cell table:style-name="ce4"/>
          <table:table-cell office:value-type="float" office:value="29.585000000000001" table:style-name="ce10">
            <text:p>29.585</text:p>
          </table:table-cell>
          <table:table-cell office:value-type="float" office:value="55.893999999999998" table:style-name="ce10">
            <text:p>55.894</text:p>
          </table:table-cell>
          <table:table-cell office:value-type="float" office:value="68.385999999999996" table:style-name="ce10">
            <text:p>68.386</text:p>
          </table:table-cell>
          <table:table-cell office:value-type="float" office:value="74.908000000000001" table:style-name="ce10">
            <text:p>74.908</text:p>
          </table:table-cell>
          <table:table-cell office:value-type="float" office:value="56.3" table:style-name="ce10">
            <text:p>56.3</text:p>
          </table:table-cell>
          <table:table-cell office:value-type="float" office:value="68.647999999999996" table:style-name="ce10">
            <text:p>68.648</text:p>
          </table:table-cell>
          <table:table-cell office:value-type="float" office:value="48.429000000000002" table:style-name="ce10">
            <text:p>48.429</text:p>
          </table:table-cell>
          <table:table-cell office:value-type="float" office:value="62.728999999999999" table:style-name="ce10">
            <text:p>62.729</text:p>
          </table:table-cell>
          <table:table-cell office:value-type="float" office:value="67.417000000000002" table:style-name="ce10">
            <text:p>67.417</text:p>
          </table:table-cell>
          <table:table-cell office:value-type="float" office:value="18.341999999999999" table:style-name="ce10">
            <text:p>18.342</text:p>
          </table:table-cell>
          <table:table-cell office:value-type="float" office:value="33.686999999999998" table:style-name="ce10">
            <text:p>33.687</text:p>
          </table:table-cell>
          <table:table-cell office:value-type="float" office:value="88.114000000000004" table:style-name="ce10">
            <text:p>88.114</text:p>
          </table:table-cell>
          <table:table-cell office:value-type="float" office:value="79.221999999999994" table:style-name="ce10">
            <text:p>79.222</text:p>
          </table:table-cell>
          <table:table-cell office:value-type="float" office:value="69.75" table:style-name="ce10">
            <text:p>69.75</text:p>
          </table:table-cell>
          <table:table-cell office:value-type="float" office:value="46.148000000000003" table:style-name="ce10">
            <text:p>46.148</text:p>
          </table:table-cell>
          <table:table-cell office:value-type="float" office:value="58.694000000000003" table:style-name="ce10">
            <text:p>58.694</text:p>
          </table:table-cell>
          <table:table-cell office:value-type="float" office:value="74.320999999999998" table:style-name="ce10">
            <text:p>74.321</text:p>
          </table:table-cell>
          <table:table-cell office:value-type="float" office:value="75.495000000000005" table:style-name="ce10">
            <text:p>75.495</text:p>
          </table:table-cell>
          <table:table-cell office:value-type="float" office:value="55.246000000000002" table:style-name="ce10">
            <text:p>55.246</text:p>
          </table:table-cell>
          <table:table-cell office:value-type="float" office:value="67.573999999999998" table:style-name="ce10">
            <text:p>67.574</text:p>
          </table:table-cell>
          <table:table-cell office:value-type="float" office:value="65.563000000000002" table:style-name="ce10">
            <text:p>65.563</text:p>
          </table:table-cell>
          <table:table-cell office:value-type="float" office:value="50.256999999999998" table:style-name="ce10">
            <text:p>50.257</text:p>
          </table:table-cell>
          <table:table-cell office:value-type="float" office:value="59.868000000000002" table:style-name="ce10">
            <text:p>59.868</text:p>
          </table:table-cell>
          <table:table-cell office:value-type="float" office:value="64.709999999999994" table:style-name="ce10">
            <text:p>64.71</text:p>
          </table:table-cell>
          <table:table-cell office:value-type="float" office:value="47.835999999999999" table:style-name="ce10">
            <text:p>47.836</text:p>
          </table:table-cell>
          <table:table-cell office:value-type="float" office:value="45.741999999999997" table:style-name="ce10">
            <text:p>45.742</text:p>
          </table:table-cell>
          <table:table-cell office:value-type="float" office:value="49.816000000000003" table:style-name="ce10">
            <text:p>49.816</text:p>
          </table:table-cell>
          <table:table-cell office:value-type="float" office:value="79.09" table:style-name="ce10">
            <text:p>79.09</text:p>
          </table:table-cell>
          <table:table-cell office:value-type="float" office:value="71.387" table:style-name="ce10">
            <text:p>71.387</text:p>
          </table:table-cell>
          <table:table-cell office:value-type="float" office:value="55.466000000000001" table:style-name="ce10">
            <text:p>55.466</text:p>
          </table:table-cell>
          <table:table-cell office:value-type="float" office:value="53.484999999999999" table:style-name="ce10">
            <text:p>53.485</text:p>
          </table:table-cell>
          <table:table-cell office:value-type="float" office:value="42.805" table:style-name="ce10">
            <text:p>42.805</text:p>
          </table:table-cell>
          <table:table-cell office:value-type="float" office:value="50.99" table:style-name="ce10">
            <text:p>50.99</text:p>
          </table:table-cell>
          <table:table-cell office:value-type="float" office:value="46.402000000000001" table:style-name="ce10">
            <text:p>46.402</text:p>
          </table:table-cell>
          <table:table-cell office:value-type="float" office:value="66.763999999999996" table:style-name="ce10">
            <text:p>66.764</text:p>
          </table:table-cell>
          <table:table-cell office:value-type="float" office:value="76.064999999999998" table:style-name="ce10">
            <text:p>76.065</text:p>
          </table:table-cell>
          <table:table-cell office:value-type="float" office:value="49.155000000000001" table:style-name="ce10">
            <text:p>49.155</text:p>
          </table:table-cell>
          <table:table-cell office:value-type="float" office:value="58.988" table:style-name="ce10">
            <text:p>58.988</text:p>
          </table:table-cell>
          <table:table-cell office:value-type="float" office:value="57.93" table:style-name="ce10">
            <text:p>57.93</text:p>
          </table:table-cell>
          <table:table-cell office:value-type="float" office:value="68.259" table:style-name="ce10">
            <text:p>68.259</text:p>
          </table:table-cell>
          <table:table-cell office:value-type="float" office:value="88.757999999999996" table:style-name="ce10">
            <text:p>88.758</text:p>
          </table:table-cell>
          <table:table-cell office:value-type="float" office:value="67.400999999999996" table:style-name="ce10">
            <text:p>67.401</text:p>
          </table:table-cell>
          <table:table-cell office:value-type="float" office:value="58.884" table:style-name="ce10">
            <text:p>58.884</text:p>
          </table:table-cell>
          <table:table-cell office:value-type="float" office:value="63.243000000000002" table:style-name="ce10">
            <text:p>63.243</text:p>
          </table:table-cell>
          <table:table-cell office:value-type="float" office:value="17.094999999999999" table:style-name="ce10">
            <text:p>17.095</text:p>
          </table:table-cell>
          <table:table-cell office:value-type="float" office:value="22.670999999999999" table:style-name="ce10">
            <text:p>22.671</text:p>
          </table:table-cell>
          <table:table-cell office:value-type="float" office:value="15.26" table:style-name="ce10">
            <text:p>15.26</text:p>
          </table:table-cell>
          <table:table-cell office:value-type="float" office:value="48.863" table:style-name="ce10">
            <text:p>48.863</text:p>
          </table:table-cell>
          <table:table-cell office:value-type="float" office:value="40.719000000000001" table:style-name="ce10">
            <text:p>40.719</text:p>
          </table:table-cell>
          <table:table-cell office:value-type="float" office:value="35.168999999999997" table:style-name="ce10">
            <text:p>35.169</text:p>
          </table:table-cell>
          <table:table-cell office:value-type="float" office:value="34.948999999999998" table:style-name="ce10">
            <text:p>34.949</text:p>
          </table:table-cell>
          <table:table-cell office:value-type="float" office:value="21.277000000000001" table:style-name="ce10">
            <text:p>21.277</text:p>
          </table:table-cell>
          <table:table-cell office:value-type="float" office:value="24.67" table:style-name="ce10">
            <text:p>24.67</text:p>
          </table:table-cell>
          <table:table-cell office:value-type="float" office:value="39.398000000000003" table:style-name="ce10">
            <text:p>39.398</text:p>
          </table:table-cell>
          <table:table-cell office:value-type="float" office:value="25.678999999999998" table:style-name="ce10">
            <text:p>25.679</text:p>
          </table:table-cell>
          <table:table-cell office:value-type="float" office:value="32.378999999999998" table:style-name="ce10">
            <text:p>32.379</text:p>
          </table:table-cell>
          <table:table-cell office:value-type="float" office:value="56.42" table:style-name="ce10">
            <text:p>56.42</text:p>
          </table:table-cell>
          <table:table-cell office:value-type="float" office:value="42.405999999999999" table:style-name="ce10">
            <text:p>42.406</text:p>
          </table:table-cell>
          <table:table-cell office:value-type="float" office:value="47.981999999999999" table:style-name="ce10">
            <text:p>47.982</text:p>
          </table:table-cell>
          <table:table-cell office:value-type="float" office:value="38.631" table:style-name="ce10">
            <text:p>38.631</text:p>
          </table:table-cell>
          <table:table-cell office:value-type="float" office:value="36.244" table:style-name="ce10">
            <text:p>36.244</text:p>
          </table:table-cell>
          <table:table-cell office:value-type="float" office:value="20.835999999999999" table:style-name="ce10">
            <text:p>20.836</text:p>
          </table:table-cell>
          <table:table-cell office:value-type="float" office:value="12.986000000000001" table:style-name="ce10">
            <text:p>12.986</text:p>
          </table:table-cell>
          <table:table-cell office:value-type="float" office:value="84.153000000000006" table:style-name="ce10">
            <text:p>84.153</text:p>
          </table:table-cell>
          <table:table-cell office:value-type="float" office:value="51.174999999999997" table:style-name="ce10">
            <text:p>51.175</text:p>
          </table:table-cell>
          <table:table-cell office:value-type="float" office:value="49.082999999999998" table:style-name="ce10">
            <text:p>49.083</text:p>
          </table:table-cell>
          <table:table-cell office:value-type="float" office:value="63.463000000000001" table:style-name="ce10">
            <text:p>63.463</text:p>
          </table:table-cell>
          <table:table-cell office:value-type="float" office:value="60.527999999999999" table:style-name="ce10">
            <text:p>60.528</text:p>
          </table:table-cell>
          <table:table-cell office:value-type="float" office:value="35.561999999999998" table:style-name="ce10">
            <text:p>35.562</text:p>
          </table:table-cell>
          <table:table-cell office:value-type="float" office:value="28.140999999999998" table:style-name="ce10">
            <text:p>28.141</text:p>
          </table:table-cell>
          <table:table-cell office:value-type="float" office:value="55.213000000000001" table:style-name="ce10">
            <text:p>55.213</text:p>
          </table:table-cell>
          <table:table-cell office:value-type="float" office:value="21.512" table:style-name="ce10">
            <text:p>21.512</text:p>
          </table:table-cell>
          <table:table-cell office:value-type="float" office:value="61.848999999999997" table:style-name="ce10">
            <text:p>61.849</text:p>
          </table:table-cell>
          <table:table-cell office:value-type="float" office:value="27.219000000000001" table:style-name="ce10">
            <text:p>27.219</text:p>
          </table:table-cell>
          <table:table-cell office:value-type="float" office:value="68.891999999999996" table:style-name="ce10">
            <text:p>68.892</text:p>
          </table:table-cell>
          <table:table-cell office:value-type="float" office:value="64.727999999999994" table:style-name="ce10">
            <text:p>64.728</text:p>
          </table:table-cell>
          <table:table-cell office:value-type="float" office:value="38.738" table:style-name="ce10">
            <text:p>38.738</text:p>
          </table:table-cell>
          <table:table-cell office:value-type="float" office:value="9.4190000000000005" table:style-name="ce10">
            <text:p>9.419</text:p>
          </table:table-cell>
          <table:table-cell office:value-type="float" office:value="10.596" table:style-name="ce10">
            <text:p>10.596</text:p>
          </table:table-cell>
          <table:table-cell office:value-type="float" office:value="17.145" table:style-name="ce10">
            <text:p>17.145</text:p>
          </table:table-cell>
          <table:table-cell office:value-type="float" office:value="62.84" table:style-name="ce10">
            <text:p>62.84</text:p>
          </table:table-cell>
          <table:table-cell office:value-type="float" office:value="18.456" table:style-name="ce10">
            <text:p>18.456</text:p>
          </table:table-cell>
          <table:table-cell office:value-type="float" office:value="77.900000000000006" table:style-name="ce10">
            <text:p>77.9</text:p>
          </table:table-cell>
          <table:table-cell office:value-type="float" office:value="60.911000000000001" table:style-name="ce10">
            <text:p>60.911</text:p>
          </table:table-cell>
          <table:table-cell office:value-type="float" office:value="50.881999999999998" table:style-name="ce10">
            <text:p>50.882</text:p>
          </table:table-cell>
          <table:table-cell office:value-type="float" office:value="18.855" table:style-name="ce10">
            <text:p>18.855</text:p>
          </table:table-cell>
          <table:table-cell office:value-type="float" office:value="71.753" table:style-name="ce10">
            <text:p>71.753</text:p>
          </table:table-cell>
          <table:table-cell office:value-type="float" office:value="9.391" table:style-name="ce10">
            <text:p>9.391</text:p>
          </table:table-cell>
          <table:table-cell office:value-type="float" office:value="15.407" table:style-name="ce10">
            <text:p>15.407</text:p>
          </table:table-cell>
          <table:table-cell office:value-type="float" office:value="75.789000000000001" table:style-name="ce10">
            <text:p>75.789</text:p>
          </table:table-cell>
          <table:table-cell office:value-type="float" office:value="8.8040000000000003" table:style-name="ce10">
            <text:p>8.804</text:p>
          </table:table-cell>
          <table:table-cell office:value-type="float" office:value="32.381" table:style-name="ce10">
            <text:p>32.381</text:p>
          </table:table-cell>
          <table:table-cell office:value-type="float" office:value="50.951999999999998" table:style-name="ce10">
            <text:p>50.952</text:p>
          </table:table-cell>
          <table:table-cell office:value-type="float" office:value="16.667000000000002" table:style-name="ce10">
            <text:p>16.667</text:p>
          </table:table-cell>
          <table:table-cell office:value-type="float" office:value="20.588000000000001" table:style-name="ce10">
            <text:p>20.588</text:p>
          </table:table-cell>
          <table:table-cell office:value-type="float" office:value="69.117999999999995" table:style-name="ce10">
            <text:p>69.118</text:p>
          </table:table-cell>
          <table:table-cell office:value-type="float" office:value="10.294" table:style-name="ce10">
            <text:p>10.294</text:p>
          </table:table-cell>
          <table:table-cell office:value-type="float" office:value="26.794" table:style-name="ce10">
            <text:p>26.794</text:p>
          </table:table-cell>
          <table:table-cell office:value-type="float" office:value="41.627000000000002" table:style-name="ce10">
            <text:p>41.627</text:p>
          </table:table-cell>
          <table:table-cell office:value-type="float" office:value="31.579000000000001" table:style-name="ce10">
            <text:p>31.579</text:p>
          </table:table-cell>
          <table:table-cell office:value-type="float" office:value="75.12" table:style-name="ce10">
            <text:p>75.12</text:p>
          </table:table-cell>
          <table:table-cell office:value-type="float" office:value="6.22" table:style-name="ce10">
            <text:p>6.22</text:p>
          </table:table-cell>
          <table:table-cell office:value-type="float" office:value="18.66" table:style-name="ce10">
            <text:p>18.66</text:p>
          </table:table-cell>
          <table:table-cell office:value-type="float" office:value="48.529000000000003" table:style-name="ce10">
            <text:p>48.529</text:p>
          </table:table-cell>
          <table:table-cell office:value-type="float" office:value="36.765000000000001" table:style-name="ce10">
            <text:p>36.765</text:p>
          </table:table-cell>
          <table:table-cell office:value-type="float" office:value="14.706" table:style-name="ce10">
            <text:p>14.706</text:p>
          </table:table-cell>
          <table:table-cell office:value-type="float" office:value="65.489000000000004" table:style-name="ce10">
            <text:p>65.489</text:p>
          </table:table-cell>
          <table:table-cell office:value-type="float" office:value="70.596999999999994" table:style-name="ce10">
            <text:p>70.597</text:p>
          </table:table-cell>
          <table:table-cell office:value-type="float" office:value="62.905999999999999" table:style-name="ce10">
            <text:p>62.906</text:p>
          </table:table-cell>
          <table:table-cell office:value-type="float" office:value="29.256" table:style-name="ce10">
            <text:p>29.256</text:p>
          </table:table-cell>
          <table:table-cell office:value-type="float" office:value="69.706000000000003" table:style-name="ce10">
            <text:p>69.706</text:p>
          </table:table-cell>
          <table:table-cell office:value-type="float" office:value="75.423000000000002" table:style-name="ce10">
            <text:p>75.423</text:p>
          </table:table-cell>
          <table:table-cell office:value-type="float" office:value="5.9560000000000004" table:style-name="ce10">
            <text:p>5.956</text:p>
          </table:table-cell>
          <table:table-cell office:value-type="float" office:value="63.161999999999999" table:style-name="ce10">
            <text:p>63.162</text:p>
          </table:table-cell>
          <table:table-cell office:value-type="float" office:value="35.823" table:style-name="ce10">
            <text:p>35.823</text:p>
          </table:table-cell>
          <table:table-cell office:value-type="float" office:value="71.932000000000002" table:style-name="ce10">
            <text:p>71.932</text:p>
          </table:table-cell>
          <table:table-cell table:number-columns-repeated="16264"/>
        </table:table-row>
        <table:table-row table:style-name="ro5">
          <table:table-cell office:value-type="string" table:style-name="ce4">
            <text:p>SSS</text:p>
          </table:table-cell>
          <table:table-cell office:value-type="string" table:style-name="ce4">
            <text:p>Social Security Scotland</text:p>
          </table:table-cell>
          <table:table-cell office:value-type="string" table:style-name="ce4">
            <text:p>Scottish Government</text:p>
          </table:table-cell>
          <table:table-cell table:style-name="ce4"/>
          <table:table-cell office:value-type="float" office:value="71.284999999999997" table:style-name="ce10">
            <text:p>71.285</text:p>
          </table:table-cell>
          <table:table-cell office:value-type="float" office:value="78.117999999999995" table:style-name="ce10">
            <text:p>78.118</text:p>
          </table:table-cell>
          <table:table-cell office:value-type="float" office:value="83.29" table:style-name="ce10">
            <text:p>83.29</text:p>
          </table:table-cell>
          <table:table-cell office:value-type="float" office:value="95.82" table:style-name="ce10">
            <text:p>95.82</text:p>
          </table:table-cell>
          <table:table-cell office:value-type="float" office:value="84.997" table:style-name="ce10">
            <text:p>84.997</text:p>
          </table:table-cell>
          <table:table-cell office:value-type="float" office:value="90.106999999999999" table:style-name="ce10">
            <text:p>90.107</text:p>
          </table:table-cell>
          <table:table-cell office:value-type="float" office:value="73.084999999999994" table:style-name="ce10">
            <text:p>73.085</text:p>
          </table:table-cell>
          <table:table-cell office:value-type="float" office:value="91.168999999999997" table:style-name="ce10">
            <text:p>91.169</text:p>
          </table:table-cell>
          <table:table-cell office:value-type="float" office:value="81.3" table:style-name="ce10">
            <text:p>81.3</text:p>
          </table:table-cell>
          <table:table-cell office:value-type="float" office:value="54.271000000000001" table:style-name="ce10">
            <text:p>54.271</text:p>
          </table:table-cell>
          <table:table-cell office:value-type="float" office:value="67.364000000000004" table:style-name="ce10">
            <text:p>67.364</text:p>
          </table:table-cell>
          <table:table-cell office:value-type="float" office:value="95.147999999999996" table:style-name="ce10">
            <text:p>95.148</text:p>
          </table:table-cell>
          <table:table-cell office:value-type="float" office:value="87.251000000000005" table:style-name="ce10">
            <text:p>87.251</text:p>
          </table:table-cell>
          <table:table-cell office:value-type="float" office:value="86.847999999999999" table:style-name="ce10">
            <text:p>86.848</text:p>
          </table:table-cell>
          <table:table-cell office:value-type="float" office:value="64.313999999999993" table:style-name="ce10">
            <text:p>64.314</text:p>
          </table:table-cell>
          <table:table-cell office:value-type="float" office:value="82.917000000000002" table:style-name="ce10">
            <text:p>82.917</text:p>
          </table:table-cell>
          <table:table-cell office:value-type="float" office:value="95.980999999999995" table:style-name="ce10">
            <text:p>95.981</text:p>
          </table:table-cell>
          <table:table-cell office:value-type="float" office:value="95.656999999999996" table:style-name="ce10">
            <text:p>95.657</text:p>
          </table:table-cell>
          <table:table-cell office:value-type="float" office:value="85.305999999999997" table:style-name="ce10">
            <text:p>85.306</text:p>
          </table:table-cell>
          <table:table-cell office:value-type="float" office:value="92.575000000000003" table:style-name="ce10">
            <text:p>92.575</text:p>
          </table:table-cell>
          <table:table-cell office:value-type="float" office:value="88.811999999999998" table:style-name="ce10">
            <text:p>88.812</text:p>
          </table:table-cell>
          <table:table-cell office:value-type="float" office:value="84.203000000000003" table:style-name="ce10">
            <text:p>84.203</text:p>
          </table:table-cell>
          <table:table-cell office:value-type="float" office:value="86.856999999999999" table:style-name="ce10">
            <text:p>86.857</text:p>
          </table:table-cell>
          <table:table-cell office:value-type="float" office:value="87.69" table:style-name="ce10">
            <text:p>87.69</text:p>
          </table:table-cell>
          <table:table-cell office:value-type="float" office:value="79.745999999999995" table:style-name="ce10">
            <text:p>79.746</text:p>
          </table:table-cell>
          <table:table-cell office:value-type="float" office:value="78.652000000000001" table:style-name="ce10">
            <text:p>78.652</text:p>
          </table:table-cell>
          <table:table-cell office:value-type="float" office:value="81.165999999999997" table:style-name="ce10">
            <text:p>81.166</text:p>
          </table:table-cell>
          <table:table-cell office:value-type="float" office:value="93.558000000000007" table:style-name="ce10">
            <text:p>93.558</text:p>
          </table:table-cell>
          <table:table-cell office:value-type="float" office:value="92.182000000000002" table:style-name="ce10">
            <text:p>92.182</text:p>
          </table:table-cell>
          <table:table-cell office:value-type="float" office:value="84.570999999999998" table:style-name="ce10">
            <text:p>84.571</text:p>
          </table:table-cell>
          <table:table-cell office:value-type="float" office:value="80.587000000000003" table:style-name="ce10">
            <text:p>80.587</text:p>
          </table:table-cell>
          <table:table-cell office:value-type="float" office:value="73.313999999999993" table:style-name="ce10">
            <text:p>73.314</text:p>
          </table:table-cell>
          <table:table-cell office:value-type="float" office:value="75.263000000000005" table:style-name="ce10">
            <text:p>75.263</text:p>
          </table:table-cell>
          <table:table-cell office:value-type="float" office:value="63.143000000000001" table:style-name="ce10">
            <text:p>63.143</text:p>
          </table:table-cell>
          <table:table-cell office:value-type="float" office:value="92.975999999999999" table:style-name="ce10">
            <text:p>92.976</text:p>
          </table:table-cell>
          <table:table-cell office:value-type="float" office:value="94.855000000000004" table:style-name="ce10">
            <text:p>94.855</text:p>
          </table:table-cell>
          <table:table-cell office:value-type="float" office:value="85.129000000000005" table:style-name="ce10">
            <text:p>85.129</text:p>
          </table:table-cell>
          <table:table-cell office:value-type="float" office:value="91.676000000000002" table:style-name="ce10">
            <text:p>91.676</text:p>
          </table:table-cell>
          <table:table-cell office:value-type="float" office:value="73.144999999999996" table:style-name="ce10">
            <text:p>73.145</text:p>
          </table:table-cell>
          <table:table-cell office:value-type="float" office:value="83.14" table:style-name="ce10">
            <text:p>83.14</text:p>
          </table:table-cell>
          <table:table-cell office:value-type="float" office:value="90.79" table:style-name="ce10">
            <text:p>90.79</text:p>
          </table:table-cell>
          <table:table-cell office:value-type="float" office:value="75.144999999999996" table:style-name="ce10">
            <text:p>75.145</text:p>
          </table:table-cell>
          <table:table-cell office:value-type="float" office:value="76.962000000000003" table:style-name="ce10">
            <text:p>76.962</text:p>
          </table:table-cell>
          <table:table-cell office:value-type="float" office:value="88.563000000000002" table:style-name="ce10">
            <text:p>88.563</text:p>
          </table:table-cell>
          <table:table-cell office:value-type="float" office:value="50.542999999999999" table:style-name="ce10">
            <text:p>50.543</text:p>
          </table:table-cell>
          <table:table-cell office:value-type="float" office:value="61.100999999999999" table:style-name="ce10">
            <text:p>61.101</text:p>
          </table:table-cell>
          <table:table-cell office:value-type="float" office:value="51.176000000000002" table:style-name="ce10">
            <text:p>51.176</text:p>
          </table:table-cell>
          <table:table-cell office:value-type="float" office:value="72.138000000000005" table:style-name="ce10">
            <text:p>72.138</text:p>
          </table:table-cell>
          <table:table-cell office:value-type="float" office:value="72.760000000000005" table:style-name="ce10">
            <text:p>72.76</text:p>
          </table:table-cell>
          <table:table-cell office:value-type="float" office:value="71.588999999999999" table:style-name="ce10">
            <text:p>71.589</text:p>
          </table:table-cell>
          <table:table-cell office:value-type="float" office:value="70.283000000000001" table:style-name="ce10">
            <text:p>70.283</text:p>
          </table:table-cell>
          <table:table-cell office:value-type="float" office:value="56.070999999999998" table:style-name="ce10">
            <text:p>56.071</text:p>
          </table:table-cell>
          <table:table-cell office:value-type="float" office:value="63.225000000000001" table:style-name="ce10">
            <text:p>63.225</text:p>
          </table:table-cell>
          <table:table-cell office:value-type="float" office:value="77.299000000000007" table:style-name="ce10">
            <text:p>77.299</text:p>
          </table:table-cell>
          <table:table-cell office:value-type="float" office:value="51.521999999999998" table:style-name="ce10">
            <text:p>51.522</text:p>
          </table:table-cell>
          <table:table-cell office:value-type="float" office:value="71.180000000000007" table:style-name="ce10">
            <text:p>71.18</text:p>
          </table:table-cell>
          <table:table-cell office:value-type="float" office:value="85.921000000000006" table:style-name="ce10">
            <text:p>85.921</text:p>
          </table:table-cell>
          <table:table-cell office:value-type="float" office:value="87.944000000000003" table:style-name="ce10">
            <text:p>87.944</text:p>
          </table:table-cell>
          <table:table-cell office:value-type="float" office:value="66.087000000000003" table:style-name="ce10">
            <text:p>66.087</text:p>
          </table:table-cell>
          <table:table-cell office:value-type="float" office:value="82.433999999999997" table:style-name="ce10">
            <text:p>82.434</text:p>
          </table:table-cell>
          <table:table-cell office:value-type="float" office:value="80.311000000000007" table:style-name="ce10">
            <text:p>80.311</text:p>
          </table:table-cell>
          <table:table-cell office:value-type="float" office:value="66.884" table:style-name="ce10">
            <text:p>66.884</text:p>
          </table:table-cell>
          <table:table-cell office:value-type="float" office:value="31.858000000000001" table:style-name="ce10">
            <text:p>31.858</text:p>
          </table:table-cell>
          <table:table-cell office:value-type="float" office:value="93.807000000000002" table:style-name="ce10">
            <text:p>93.807</text:p>
          </table:table-cell>
          <table:table-cell office:value-type="float" office:value="80.492999999999995" table:style-name="ce10">
            <text:p>80.493</text:p>
          </table:table-cell>
          <table:table-cell office:value-type="float" office:value="88.534000000000006" table:style-name="ce10">
            <text:p>88.534</text:p>
          </table:table-cell>
          <table:table-cell office:value-type="float" office:value="84.575999999999993" table:style-name="ce10">
            <text:p>84.576</text:p>
          </table:table-cell>
          <table:table-cell office:value-type="float" office:value="92.177000000000007" table:style-name="ce10">
            <text:p>92.177</text:p>
          </table:table-cell>
          <table:table-cell office:value-type="float" office:value="63.939" table:style-name="ce10">
            <text:p>63.939</text:p>
          </table:table-cell>
          <table:table-cell office:value-type="float" office:value="56.207000000000001" table:style-name="ce10">
            <text:p>56.207</text:p>
          </table:table-cell>
          <table:table-cell office:value-type="float" office:value="88.414000000000001" table:style-name="ce10">
            <text:p>88.414</text:p>
          </table:table-cell>
          <table:table-cell office:value-type="float" office:value="23.523" table:style-name="ce10">
            <text:p>23.523</text:p>
          </table:table-cell>
          <table:table-cell office:value-type="float" office:value="94.498999999999995" table:style-name="ce10">
            <text:p>94.499</text:p>
          </table:table-cell>
          <table:table-cell office:value-type="float" office:value="78.855999999999995" table:style-name="ce10">
            <text:p>78.856</text:p>
          </table:table-cell>
          <table:table-cell office:value-type="float" office:value="96.016000000000005" table:style-name="ce10">
            <text:p>96.016</text:p>
          </table:table-cell>
          <table:table-cell office:value-type="float" office:value="71.683000000000007" table:style-name="ce10">
            <text:p>71.683</text:p>
          </table:table-cell>
          <table:table-cell office:value-type="float" office:value="66.486000000000004" table:style-name="ce10">
            <text:p>66.486</text:p>
          </table:table-cell>
          <table:table-cell office:value-type="float" office:value="2.3919999999999999" table:style-name="ce10">
            <text:p>2.392</text:p>
          </table:table-cell>
          <table:table-cell office:value-type="float" office:value="5.5819999999999999" table:style-name="ce10">
            <text:p>5.582</text:p>
          </table:table-cell>
          <table:table-cell office:value-type="float" office:value="20.042999999999999" table:style-name="ce10">
            <text:p>20.043</text:p>
          </table:table-cell>
          <table:table-cell office:value-type="float" office:value="71.983000000000004" table:style-name="ce10">
            <text:p>71.983</text:p>
          </table:table-cell>
          <table:table-cell office:value-type="float" office:value="13.125" table:style-name="ce10">
            <text:p>13.125</text:p>
          </table:table-cell>
          <table:table-cell office:value-type="float" office:value="96.67" table:style-name="ce10">
            <text:p>96.67</text:p>
          </table:table-cell>
          <table:table-cell office:value-type="float" office:value="73.534000000000006" table:style-name="ce10">
            <text:p>73.534</text:p>
          </table:table-cell>
          <table:table-cell office:value-type="float" office:value="89.384" table:style-name="ce10">
            <text:p>89.384</text:p>
          </table:table-cell>
          <table:table-cell office:value-type="float" office:value="3.6920000000000002" table:style-name="ce10">
            <text:p>3.692</text:p>
          </table:table-cell>
          <table:table-cell office:value-type="float" office:value="92.834000000000003" table:style-name="ce10">
            <text:p>92.834</text:p>
          </table:table-cell>
          <table:table-cell office:value-type="float" office:value="3.4740000000000002" table:style-name="ce10">
            <text:p>3.474</text:p>
          </table:table-cell>
          <table:table-cell office:value-type="float" office:value="5.069" table:style-name="ce10">
            <text:p>5.069</text:p>
          </table:table-cell>
          <table:table-cell office:value-type="float" office:value="92.251999999999995" table:style-name="ce10">
            <text:p>92.252</text:p>
          </table:table-cell>
          <table:table-cell office:value-type="float" office:value="2.6789999999999998" table:style-name="ce10">
            <text:p>2.679</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14.286" table:style-name="ce10">
            <text:p>14.286</text:p>
          </table:table-cell>
          <table:table-cell office:value-type="float" office:value="31.667000000000002" table:style-name="ce10">
            <text:p>31.667</text:p>
          </table:table-cell>
          <table:table-cell office:value-type="float" office:value="58.332999999999998" table:style-name="ce10">
            <text:p>58.333</text:p>
          </table:table-cell>
          <table:table-cell office:value-type="float" office:value="10" table:style-name="ce10">
            <text:p>10</text:p>
          </table:table-cell>
          <table:table-cell office:value-type="float" office:value="64.286000000000001" table:style-name="ce10">
            <text:p>64.286</text:p>
          </table:table-cell>
          <table:table-cell office:value-type="float" office:value="12.143000000000001" table:style-name="ce10">
            <text:p>12.143</text:p>
          </table:table-cell>
          <table:table-cell office:value-type="float" office:value="23.571000000000002" table:style-name="ce10">
            <text:p>23.571</text:p>
          </table:table-cell>
          <table:table-cell office:value-type="float" office:value="37.143000000000001" table:style-name="ce10">
            <text:p>37.143</text:p>
          </table:table-cell>
          <table:table-cell office:value-type="float" office:value="45" table:style-name="ce10">
            <text:p>45</text:p>
          </table:table-cell>
          <table:table-cell office:value-type="float" office:value="17.856999999999999" table:style-name="ce10">
            <text:p>17.857</text:p>
          </table:table-cell>
          <table:table-cell office:value-type="float" office:value="35" table:style-name="ce10">
            <text:p>35</text:p>
          </table:table-cell>
          <table:table-cell office:value-type="float" office:value="48.332999999999998" table:style-name="ce10">
            <text:p>48.333</text:p>
          </table:table-cell>
          <table:table-cell office:value-type="float" office:value="16.667000000000002" table:style-name="ce10">
            <text:p>16.667</text:p>
          </table:table-cell>
          <table:table-cell office:value-type="float" office:value="74.436000000000007" table:style-name="ce10">
            <text:p>74.436</text:p>
          </table:table-cell>
          <table:table-cell office:value-type="float" office:value="78.373000000000005" table:style-name="ce10">
            <text:p>78.373</text:p>
          </table:table-cell>
          <table:table-cell office:value-type="float" office:value="68.510999999999996" table:style-name="ce10">
            <text:p>68.511</text:p>
          </table:table-cell>
          <table:table-cell office:value-type="float" office:value="35.311" table:style-name="ce10">
            <text:p>35.311</text:p>
          </table:table-cell>
          <table:table-cell office:value-type="float" office:value="75.781999999999996" table:style-name="ce10">
            <text:p>75.782</text:p>
          </table:table-cell>
          <table:table-cell office:value-type="float" office:value="72.093000000000004" table:style-name="ce10">
            <text:p>72.093</text:p>
          </table:table-cell>
          <table:table-cell office:value-type="float" office:value="4.8730000000000002" table:style-name="ce10">
            <text:p>4.873</text:p>
          </table:table-cell>
          <table:table-cell office:value-type="float" office:value="83.611999999999995" table:style-name="ce10">
            <text:p>83.612</text:p>
          </table:table-cell>
          <table:table-cell office:value-type="float" office:value="20.195" table:style-name="ce10">
            <text:p>20.195</text:p>
          </table:table-cell>
          <table:table-cell office:value-type="float" office:value="79.846999999999994" table:style-name="ce10">
            <text:p>79.847</text:p>
          </table:table-cell>
          <table:table-cell table:number-columns-repeated="16264"/>
        </table:table-row>
        <table:table-row table:style-name="ro9">
          <table:table-cell office:value-type="string" table:style-name="ce4">
            <text:p>SWNIO</text:p>
          </table:table-cell>
          <table:table-cell office:value-type="string" table:style-name="ce4">
            <text:p>Scotland, Wales and Northern Ireland Offices, and the Office of the Advocate General</text:p>
          </table:table-cell>
          <table:table-cell office:value-type="string" table:style-name="ce4">
            <text:p>Territorial Offices</text:p>
          </table:table-cell>
          <table:table-cell office:value-type="string" table:style-name="ce4">
            <text:p>[note 8]</text:p>
          </table:table-cell>
          <table:table-cell office:value-type="float" office:value="80.759" table:style-name="ce10">
            <text:p>80.759</text:p>
          </table:table-cell>
          <table:table-cell office:value-type="float" office:value="65.975999999999999" table:style-name="ce10">
            <text:p>65.976</text:p>
          </table:table-cell>
          <table:table-cell office:value-type="float" office:value="82.415999999999997" table:style-name="ce10">
            <text:p>82.416</text:p>
          </table:table-cell>
          <table:table-cell office:value-type="float" office:value="84.227999999999994" table:style-name="ce10">
            <text:p>84.228</text:p>
          </table:table-cell>
          <table:table-cell office:value-type="float" office:value="78.858999999999995" table:style-name="ce10">
            <text:p>78.859</text:p>
          </table:table-cell>
          <table:table-cell office:value-type="float" office:value="86.688999999999993" table:style-name="ce10">
            <text:p>86.689</text:p>
          </table:table-cell>
          <table:table-cell office:value-type="float" office:value="52.348999999999997" table:style-name="ce10">
            <text:p>52.349</text:p>
          </table:table-cell>
          <table:table-cell office:value-type="float" office:value="81.376000000000005" table:style-name="ce10">
            <text:p>81.376</text:p>
          </table:table-cell>
          <table:table-cell office:value-type="float" office:value="76.566000000000003" table:style-name="ce10">
            <text:p>76.566</text:p>
          </table:table-cell>
          <table:table-cell office:value-type="float" office:value="38.143000000000001" table:style-name="ce10">
            <text:p>38.143</text:p>
          </table:table-cell>
          <table:table-cell office:value-type="float" office:value="56.264000000000003" table:style-name="ce10">
            <text:p>56.264</text:p>
          </table:table-cell>
          <table:table-cell office:value-type="float" office:value="93.623999999999995" table:style-name="ce10">
            <text:p>93.624</text:p>
          </table:table-cell>
          <table:table-cell office:value-type="float" office:value="87.248000000000005" table:style-name="ce10">
            <text:p>87.248</text:p>
          </table:table-cell>
          <table:table-cell office:value-type="float" office:value="80.808000000000007" table:style-name="ce10">
            <text:p>80.808</text:p>
          </table:table-cell>
          <table:table-cell office:value-type="float" office:value="66.442999999999998" table:style-name="ce10">
            <text:p>66.443</text:p>
          </table:table-cell>
          <table:table-cell office:value-type="float" office:value="83.893000000000001" table:style-name="ce10">
            <text:p>83.893</text:p>
          </table:table-cell>
          <table:table-cell office:value-type="float" office:value="81.879000000000005" table:style-name="ce10">
            <text:p>81.879</text:p>
          </table:table-cell>
          <table:table-cell office:value-type="float" office:value="86.576999999999998" table:style-name="ce10">
            <text:p>86.577</text:p>
          </table:table-cell>
          <table:table-cell office:value-type="float" office:value="78.188000000000002" table:style-name="ce10">
            <text:p>78.188</text:p>
          </table:table-cell>
          <table:table-cell office:value-type="float" office:value="88.590999999999994" table:style-name="ce10">
            <text:p>88.591</text:p>
          </table:table-cell>
          <table:table-cell office:value-type="float" office:value="86.869" table:style-name="ce10">
            <text:p>86.869</text:p>
          </table:table-cell>
          <table:table-cell office:value-type="float" office:value="77.852000000000004" table:style-name="ce10">
            <text:p>77.852</text:p>
          </table:table-cell>
          <table:table-cell office:value-type="float" office:value="82.885999999999996" table:style-name="ce10">
            <text:p>82.886</text:p>
          </table:table-cell>
          <table:table-cell office:value-type="float" office:value="84.563999999999993" table:style-name="ce10">
            <text:p>84.564</text:p>
          </table:table-cell>
          <table:table-cell office:value-type="float" office:value="73.063999999999993" table:style-name="ce10">
            <text:p>73.064</text:p>
          </table:table-cell>
          <table:table-cell office:value-type="float" office:value="65.100999999999999" table:style-name="ce10">
            <text:p>65.101</text:p>
          </table:table-cell>
          <table:table-cell office:value-type="float" office:value="72.483000000000004" table:style-name="ce10">
            <text:p>72.483</text:p>
          </table:table-cell>
          <table:table-cell office:value-type="float" office:value="90.94" table:style-name="ce10">
            <text:p>90.94</text:p>
          </table:table-cell>
          <table:table-cell office:value-type="float" office:value="88.590999999999994" table:style-name="ce10">
            <text:p>88.591</text:p>
          </table:table-cell>
          <table:table-cell office:value-type="float" office:value="80.537000000000006" table:style-name="ce10">
            <text:p>80.537</text:p>
          </table:table-cell>
          <table:table-cell office:value-type="float" office:value="61.408999999999999" table:style-name="ce10">
            <text:p>61.409</text:p>
          </table:table-cell>
          <table:table-cell office:value-type="float" office:value="50" table:style-name="ce10">
            <text:p>50</text:p>
          </table:table-cell>
          <table:table-cell office:value-type="float" office:value="50.335999999999999" table:style-name="ce10">
            <text:p>50.336</text:p>
          </table:table-cell>
          <table:table-cell office:value-type="float" office:value="47.651000000000003" table:style-name="ce10">
            <text:p>47.651</text:p>
          </table:table-cell>
          <table:table-cell office:value-type="float" office:value="85.234999999999999" table:style-name="ce10">
            <text:p>85.235</text:p>
          </table:table-cell>
          <table:table-cell office:value-type="float" office:value="87.248000000000005" table:style-name="ce10">
            <text:p>87.248</text:p>
          </table:table-cell>
          <table:table-cell office:value-type="float" office:value="75.084000000000003" table:style-name="ce10">
            <text:p>75.084</text:p>
          </table:table-cell>
          <table:table-cell office:value-type="float" office:value="77.852000000000004" table:style-name="ce10">
            <text:p>77.852</text:p>
          </table:table-cell>
          <table:table-cell office:value-type="float" office:value="74.831999999999994" table:style-name="ce10">
            <text:p>74.832</text:p>
          </table:table-cell>
          <table:table-cell office:value-type="float" office:value="77.852000000000004" table:style-name="ce10">
            <text:p>77.852</text:p>
          </table:table-cell>
          <table:table-cell office:value-type="float" office:value="92.953000000000003" table:style-name="ce10">
            <text:p>92.953</text:p>
          </table:table-cell>
          <table:table-cell office:value-type="float" office:value="80.808000000000007" table:style-name="ce10">
            <text:p>80.808</text:p>
          </table:table-cell>
          <table:table-cell office:value-type="float" office:value="61.485999999999997" table:style-name="ce10">
            <text:p>61.486</text:p>
          </table:table-cell>
          <table:table-cell office:value-type="float" office:value="71.141000000000005" table:style-name="ce10">
            <text:p>71.141</text:p>
          </table:table-cell>
          <table:table-cell office:value-type="float" office:value="39.597000000000001" table:style-name="ce10">
            <text:p>39.597</text:p>
          </table:table-cell>
          <table:table-cell office:value-type="float" office:value="39.597000000000001" table:style-name="ce10">
            <text:p>39.597</text:p>
          </table:table-cell>
          <table:table-cell office:value-type="float" office:value="35.234999999999999" table:style-name="ce10">
            <text:p>35.235</text:p>
          </table:table-cell>
          <table:table-cell office:value-type="float" office:value="73.489999999999995" table:style-name="ce10">
            <text:p>73.49</text:p>
          </table:table-cell>
          <table:table-cell office:value-type="float" office:value="64.430000000000007" table:style-name="ce10">
            <text:p>64.43</text:p>
          </table:table-cell>
          <table:table-cell office:value-type="float" office:value="53.691000000000003" table:style-name="ce10">
            <text:p>53.691</text:p>
          </table:table-cell>
          <table:table-cell office:value-type="float" office:value="60.402999999999999" table:style-name="ce10">
            <text:p>60.403</text:p>
          </table:table-cell>
          <table:table-cell office:value-type="float" office:value="45.637999999999998" table:style-name="ce10">
            <text:p>45.638</text:p>
          </table:table-cell>
          <table:table-cell office:value-type="float" office:value="43.771000000000001" table:style-name="ce10">
            <text:p>43.771</text:p>
          </table:table-cell>
          <table:table-cell office:value-type="float" office:value="62.081000000000003" table:style-name="ce10">
            <text:p>62.081</text:p>
          </table:table-cell>
          <table:table-cell office:value-type="float" office:value="44.966000000000001" table:style-name="ce10">
            <text:p>44.966</text:p>
          </table:table-cell>
          <table:table-cell office:value-type="float" office:value="57.718000000000004" table:style-name="ce10">
            <text:p>57.718</text:p>
          </table:table-cell>
          <table:table-cell office:value-type="float" office:value="63.087000000000003" table:style-name="ce10">
            <text:p>63.087</text:p>
          </table:table-cell>
          <table:table-cell office:value-type="float" office:value="65.100999999999999" table:style-name="ce10">
            <text:p>65.101</text:p>
          </table:table-cell>
          <table:table-cell office:value-type="float" office:value="56.04" table:style-name="ce10">
            <text:p>56.04</text:p>
          </table:table-cell>
          <table:table-cell office:value-type="float" office:value="60.942999999999998" table:style-name="ce10">
            <text:p>60.943</text:p>
          </table:table-cell>
          <table:table-cell office:value-type="float" office:value="60.067" table:style-name="ce10">
            <text:p>60.067</text:p>
          </table:table-cell>
          <table:table-cell office:value-type="float" office:value="55.369" table:style-name="ce10">
            <text:p>55.369</text:p>
          </table:table-cell>
          <table:table-cell office:value-type="float" office:value="38.591000000000001" table:style-name="ce10">
            <text:p>38.591</text:p>
          </table:table-cell>
          <table:table-cell office:value-type="float" office:value="90.603999999999999" table:style-name="ce10">
            <text:p>90.604</text:p>
          </table:table-cell>
          <table:table-cell office:value-type="float" office:value="77.180999999999997" table:style-name="ce10">
            <text:p>77.181</text:p>
          </table:table-cell>
          <table:table-cell office:value-type="float" office:value="72.727000000000004" table:style-name="ce10">
            <text:p>72.727</text:p>
          </table:table-cell>
          <table:table-cell office:value-type="float" office:value="67.677000000000007" table:style-name="ce10">
            <text:p>67.677</text:p>
          </table:table-cell>
          <table:table-cell office:value-type="float" office:value="67.114000000000004" table:style-name="ce10">
            <text:p>67.114</text:p>
          </table:table-cell>
          <table:table-cell office:value-type="float" office:value="65.100999999999999" table:style-name="ce10">
            <text:p>65.101</text:p>
          </table:table-cell>
          <table:table-cell office:value-type="float" office:value="41.274999999999999" table:style-name="ce10">
            <text:p>41.275</text:p>
          </table:table-cell>
          <table:table-cell office:value-type="float" office:value="78.787999999999997" table:style-name="ce10">
            <text:p>78.788</text:p>
          </table:table-cell>
          <table:table-cell office:value-type="float" office:value="82.885999999999996" table:style-name="ce10">
            <text:p>82.886</text:p>
          </table:table-cell>
          <table:table-cell office:value-type="float" office:value="89.262" table:style-name="ce10">
            <text:p>89.262</text:p>
          </table:table-cell>
          <table:table-cell office:value-type="float" office:value="82.492000000000004" table:style-name="ce10">
            <text:p>82.492</text:p>
          </table:table-cell>
          <table:table-cell office:value-type="float" office:value="95.96" table:style-name="ce10">
            <text:p>95.96</text:p>
          </table:table-cell>
          <table:table-cell office:value-type="float" office:value="66.894000000000005" table:style-name="ce10">
            <text:p>66.894</text:p>
          </table:table-cell>
          <table:table-cell office:value-type="float" office:value="59.122" table:style-name="ce10">
            <text:p>59.122</text:p>
          </table:table-cell>
          <table:table-cell office:value-type="float" office:value="10.773999999999999" table:style-name="ce10">
            <text:p>10.774</text:p>
          </table:table-cell>
          <table:table-cell office:value-type="float" office:value="24.916" table:style-name="ce10">
            <text:p>24.916</text:p>
          </table:table-cell>
          <table:table-cell office:value-type="float" office:value="45.118000000000002" table:style-name="ce10">
            <text:p>45.118</text:p>
          </table:table-cell>
          <table:table-cell office:value-type="float" office:value="19.192" table:style-name="ce10">
            <text:p>19.192</text:p>
          </table:table-cell>
          <table:table-cell office:value-type="float" office:value="8.4749999999999996" table:style-name="ce10">
            <text:p>8.475</text:p>
          </table:table-cell>
          <table:table-cell office:value-type="float" office:value="93.289000000000001" table:style-name="ce10">
            <text:p>93.289</text:p>
          </table:table-cell>
          <table:table-cell office:value-type="float" office:value="71.141000000000005" table:style-name="ce10">
            <text:p>71.141</text:p>
          </table:table-cell>
          <table:table-cell office:value-type="float" office:value="72.727000000000004" table:style-name="ce10">
            <text:p>72.727</text:p>
          </table:table-cell>
          <table:table-cell office:value-type="float" office:value="5.3689999999999998" table:style-name="ce10">
            <text:p>5.369</text:p>
          </table:table-cell>
          <table:table-cell office:value-type="float" office:value="91.275000000000006" table:style-name="ce10">
            <text:p>91.275</text:p>
          </table:table-cell>
          <table:table-cell office:value-type="float" office:value="3.3559999999999999" table:style-name="ce10">
            <text:p>3.356</text:p>
          </table:table-cell>
          <table:table-cell office:value-type="float" office:value="7.0469999999999997" table:style-name="ce10">
            <text:p>7.047</text:p>
          </table:table-cell>
          <table:table-cell office:value-type="float" office:value="86.912999999999997" table:style-name="ce10">
            <text:p>86.913</text:p>
          </table:table-cell>
          <table:table-cell office:value-type="float" office:value="6.04" table:style-name="ce10">
            <text:p>6.04</text:p>
          </table:table-cell>
          <table:table-cell office:value-type="float" office:value="42.856999999999999" table:style-name="ce10">
            <text:p>42.857</text:p>
          </table:table-cell>
          <table:table-cell office:value-type="float" office:value="42.856999999999999" table:style-name="ce10">
            <text:p>42.857</text:p>
          </table:table-cell>
          <table:table-cell office:value-type="float" office:value="14.286" table:style-name="ce10">
            <text:p>14.286</text:p>
          </table:table-cell>
          <table:table-cell office:value-type="float" office:value="22.222000000000001" table:style-name="ce10">
            <text:p>22.222</text:p>
          </table:table-cell>
          <table:table-cell office:value-type="float" office:value="66.667000000000002" table:style-name="ce10">
            <text:p>66.667</text:p>
          </table:table-cell>
          <table:table-cell office:value-type="float" office:value="11.111000000000001" table:style-name="ce10">
            <text:p>11.111</text:p>
          </table:table-cell>
          <table:table-cell office:value-type="float" office:value="23.81" table:style-name="ce10">
            <text:p>23.81</text:p>
          </table:table-cell>
          <table:table-cell office:value-type="float" office:value="33.332999999999998" table:style-name="ce10">
            <text:p>33.333</text:p>
          </table:table-cell>
          <table:table-cell office:value-type="float" office:value="42.856999999999999" table:style-name="ce10">
            <text:p>42.857</text:p>
          </table:table-cell>
          <table:table-cell office:value-type="float" office:value="61.905000000000001" table:style-name="ce10">
            <text:p>61.905</text:p>
          </table:table-cell>
          <table:table-cell office:value-type="float" office:value="28.571000000000002" table:style-name="ce10">
            <text:p>28.571</text:p>
          </table:table-cell>
          <table:table-cell office:value-type="float" office:value="9.5239999999999991" table:style-name="ce10">
            <text:p>9.524</text:p>
          </table:table-cell>
          <table:table-cell office:value-type="float" office:value="22.222000000000001" table:style-name="ce10">
            <text:p>22.222</text:p>
          </table:table-cell>
          <table:table-cell office:value-type="float" office:value="55.555999999999997" table:style-name="ce10">
            <text:p>55.556</text:p>
          </table:table-cell>
          <table:table-cell office:value-type="float" office:value="22.222000000000001" table:style-name="ce10">
            <text:p>22.222</text:p>
          </table:table-cell>
          <table:table-cell office:value-type="float" office:value="69.863" table:style-name="ce10">
            <text:p>69.863</text:p>
          </table:table-cell>
          <table:table-cell office:value-type="float" office:value="74.914000000000001" table:style-name="ce10">
            <text:p>74.914</text:p>
          </table:table-cell>
          <table:table-cell office:value-type="float" office:value="63.014000000000003" table:style-name="ce10">
            <text:p>63.014</text:p>
          </table:table-cell>
          <table:table-cell office:value-type="float" office:value="33.904000000000003" table:style-name="ce10">
            <text:p>33.904</text:p>
          </table:table-cell>
          <table:table-cell office:value-type="float" office:value="78.424999999999997" table:style-name="ce10">
            <text:p>78.425</text:p>
          </table:table-cell>
          <table:table-cell office:value-type="float" office:value="77.055000000000007" table:style-name="ce10">
            <text:p>77.055</text:p>
          </table:table-cell>
          <table:table-cell office:value-type="float" office:value="4.8440000000000003" table:style-name="ce10">
            <text:p>4.844</text:p>
          </table:table-cell>
          <table:table-cell office:value-type="float" office:value="78.644000000000005" table:style-name="ce10">
            <text:p>78.644</text:p>
          </table:table-cell>
          <table:table-cell office:value-type="float" office:value="25.516999999999999" table:style-name="ce10">
            <text:p>25.517</text:p>
          </table:table-cell>
          <table:table-cell office:value-type="float" office:value="76.328000000000003" table:style-name="ce10">
            <text:p>76.328</text:p>
          </table:table-cell>
          <table:table-cell table:number-columns-repeated="16264"/>
        </table:table-row>
        <table:table-row table:style-name="ro10">
          <table:table-cell office:value-type="string" table:style-name="ce4">
            <text:p>TNA</text:p>
          </table:table-cell>
          <table:table-cell office:value-type="string" table:style-name="ce4">
            <text:p>The National Archives</text:p>
          </table:table-cell>
          <table:table-cell office:value-type="string" table:style-name="ce4">
            <text:p>Digital, Culture, Media and Sport</text:p>
          </table:table-cell>
          <table:table-cell table:style-name="ce4"/>
          <table:table-cell office:value-type="float" office:value="76.923000000000002" table:style-name="ce10">
            <text:p>76.923</text:p>
          </table:table-cell>
          <table:table-cell office:value-type="float" office:value="69.037000000000006" table:style-name="ce10">
            <text:p>69.037</text:p>
          </table:table-cell>
          <table:table-cell office:value-type="float" office:value="81.409000000000006" table:style-name="ce10">
            <text:p>81.409</text:p>
          </table:table-cell>
          <table:table-cell office:value-type="float" office:value="87.272999999999996" table:style-name="ce10">
            <text:p>87.273</text:p>
          </table:table-cell>
          <table:table-cell office:value-type="float" office:value="80.977999999999994" table:style-name="ce10">
            <text:p>80.978</text:p>
          </table:table-cell>
          <table:table-cell office:value-type="float" office:value="87.272999999999996" table:style-name="ce10">
            <text:p>87.273</text:p>
          </table:table-cell>
          <table:table-cell office:value-type="float" office:value="50.265000000000001" table:style-name="ce10">
            <text:p>50.265</text:p>
          </table:table-cell>
          <table:table-cell office:value-type="float" office:value="84.147999999999996" table:style-name="ce10">
            <text:p>84.148</text:p>
          </table:table-cell>
          <table:table-cell office:value-type="float" office:value="78.045000000000002" table:style-name="ce10">
            <text:p>78.045</text:p>
          </table:table-cell>
          <table:table-cell office:value-type="float" office:value="20.681999999999999" table:style-name="ce10">
            <text:p>20.682</text:p>
          </table:table-cell>
          <table:table-cell office:value-type="float" office:value="60.106000000000002" table:style-name="ce10">
            <text:p>60.106</text:p>
          </table:table-cell>
          <table:table-cell office:value-type="float" office:value="90.909000000000006" table:style-name="ce10">
            <text:p>90.909</text:p>
          </table:table-cell>
          <table:table-cell office:value-type="float" office:value="82.954999999999998" table:style-name="ce10">
            <text:p>82.955</text:p>
          </table:table-cell>
          <table:table-cell office:value-type="float" office:value="79.772999999999996" table:style-name="ce10">
            <text:p>79.773</text:p>
          </table:table-cell>
          <table:table-cell office:value-type="float" office:value="67.727000000000004" table:style-name="ce10">
            <text:p>67.727</text:p>
          </table:table-cell>
          <table:table-cell office:value-type="float" office:value="85.682000000000002" table:style-name="ce10">
            <text:p>85.682</text:p>
          </table:table-cell>
          <table:table-cell office:value-type="float" office:value="86.817999999999998" table:style-name="ce10">
            <text:p>86.818</text:p>
          </table:table-cell>
          <table:table-cell office:value-type="float" office:value="87.727000000000004" table:style-name="ce10">
            <text:p>87.727</text:p>
          </table:table-cell>
          <table:table-cell office:value-type="float" office:value="79.317999999999998" table:style-name="ce10">
            <text:p>79.318</text:p>
          </table:table-cell>
          <table:table-cell office:value-type="float" office:value="93.394000000000005" table:style-name="ce10">
            <text:p>93.394</text:p>
          </table:table-cell>
          <table:table-cell office:value-type="float" office:value="90.682000000000002" table:style-name="ce10">
            <text:p>90.682</text:p>
          </table:table-cell>
          <table:table-cell office:value-type="float" office:value="76.765000000000001" table:style-name="ce10">
            <text:p>76.765</text:p>
          </table:table-cell>
          <table:table-cell office:value-type="float" office:value="85.227000000000004" table:style-name="ce10">
            <text:p>85.227</text:p>
          </table:table-cell>
          <table:table-cell office:value-type="float" office:value="86.135999999999996" table:style-name="ce10">
            <text:p>86.136</text:p>
          </table:table-cell>
          <table:table-cell office:value-type="float" office:value="73.349000000000004" table:style-name="ce10">
            <text:p>73.349</text:p>
          </table:table-cell>
          <table:table-cell office:value-type="float" office:value="71.525999999999996" table:style-name="ce10">
            <text:p>71.526</text:p>
          </table:table-cell>
          <table:table-cell office:value-type="float" office:value="72.5" table:style-name="ce10">
            <text:p>72.5</text:p>
          </table:table-cell>
          <table:table-cell office:value-type="float" office:value="89.772999999999996" table:style-name="ce10">
            <text:p>89.773</text:p>
          </table:table-cell>
          <table:table-cell office:value-type="float" office:value="87.045000000000002" table:style-name="ce10">
            <text:p>87.045</text:p>
          </table:table-cell>
          <table:table-cell office:value-type="float" office:value="85" table:style-name="ce10">
            <text:p>85</text:p>
          </table:table-cell>
          <table:table-cell office:value-type="float" office:value="65.909000000000006" table:style-name="ce10">
            <text:p>65.909</text:p>
          </table:table-cell>
          <table:table-cell office:value-type="float" office:value="49.091000000000001" table:style-name="ce10">
            <text:p>49.091</text:p>
          </table:table-cell>
          <table:table-cell office:value-type="float" office:value="38.040999999999997" table:style-name="ce10">
            <text:p>38.041</text:p>
          </table:table-cell>
          <table:table-cell office:value-type="float" office:value="47.954999999999998" table:style-name="ce10">
            <text:p>47.955</text:p>
          </table:table-cell>
          <table:table-cell office:value-type="float" office:value="88.864000000000004" table:style-name="ce10">
            <text:p>88.864</text:p>
          </table:table-cell>
          <table:table-cell office:value-type="float" office:value="90.433000000000007" table:style-name="ce10">
            <text:p>90.433</text:p>
          </table:table-cell>
          <table:table-cell office:value-type="float" office:value="72.436999999999998" table:style-name="ce10">
            <text:p>72.437</text:p>
          </table:table-cell>
          <table:table-cell office:value-type="float" office:value="85.227000000000004" table:style-name="ce10">
            <text:p>85.227</text:p>
          </table:table-cell>
          <table:table-cell office:value-type="float" office:value="79.090999999999994" table:style-name="ce10">
            <text:p>79.091</text:p>
          </table:table-cell>
          <table:table-cell office:value-type="float" office:value="81.135999999999996" table:style-name="ce10">
            <text:p>81.136</text:p>
          </table:table-cell>
          <table:table-cell office:value-type="float" office:value="91.552999999999997" table:style-name="ce10">
            <text:p>91.553</text:p>
          </table:table-cell>
          <table:table-cell office:value-type="float" office:value="76.590999999999994" table:style-name="ce10">
            <text:p>76.591</text:p>
          </table:table-cell>
          <table:table-cell office:value-type="float" office:value="63.158000000000001" table:style-name="ce10">
            <text:p>63.158</text:p>
          </table:table-cell>
          <table:table-cell office:value-type="float" office:value="76.537999999999997" table:style-name="ce10">
            <text:p>76.538</text:p>
          </table:table-cell>
          <table:table-cell office:value-type="float" office:value="18.635999999999999" table:style-name="ce10">
            <text:p>18.636</text:p>
          </table:table-cell>
          <table:table-cell office:value-type="float" office:value="25.681999999999999" table:style-name="ce10">
            <text:p>25.682</text:p>
          </table:table-cell>
          <table:table-cell office:value-type="float" office:value="17.727" table:style-name="ce10">
            <text:p>17.727</text:p>
          </table:table-cell>
          <table:table-cell office:value-type="float" office:value="69.545000000000002" table:style-name="ce10">
            <text:p>69.545</text:p>
          </table:table-cell>
          <table:table-cell office:value-type="float" office:value="70" table:style-name="ce10">
            <text:p>70</text:p>
          </table:table-cell>
          <table:table-cell office:value-type="float" office:value="63.698999999999998" table:style-name="ce10">
            <text:p>63.699</text:p>
          </table:table-cell>
          <table:table-cell office:value-type="float" office:value="61.415999999999997" table:style-name="ce10">
            <text:p>61.416</text:p>
          </table:table-cell>
          <table:table-cell office:value-type="float" office:value="45.908999999999999" table:style-name="ce10">
            <text:p>45.909</text:p>
          </table:table-cell>
          <table:table-cell office:value-type="float" office:value="45.103000000000002" table:style-name="ce10">
            <text:p>45.103</text:p>
          </table:table-cell>
          <table:table-cell office:value-type="float" office:value="76.135999999999996" table:style-name="ce10">
            <text:p>76.136</text:p>
          </table:table-cell>
          <table:table-cell office:value-type="float" office:value="50.912999999999997" table:style-name="ce10">
            <text:p>50.913</text:p>
          </table:table-cell>
          <table:table-cell office:value-type="float" office:value="58.676000000000002" table:style-name="ce10">
            <text:p>58.676</text:p>
          </table:table-cell>
          <table:table-cell office:value-type="float" office:value="80.909000000000006" table:style-name="ce10">
            <text:p>80.909</text:p>
          </table:table-cell>
          <table:table-cell office:value-type="float" office:value="71.817999999999998" table:style-name="ce10">
            <text:p>71.818</text:p>
          </table:table-cell>
          <table:table-cell office:value-type="float" office:value="61.503" table:style-name="ce10">
            <text:p>61.503</text:p>
          </table:table-cell>
          <table:table-cell office:value-type="float" office:value="61.643999999999998" table:style-name="ce10">
            <text:p>61.644</text:p>
          </table:table-cell>
          <table:table-cell office:value-type="float" office:value="57.631" table:style-name="ce10">
            <text:p>57.631</text:p>
          </table:table-cell>
          <table:table-cell office:value-type="float" office:value="43.151000000000003" table:style-name="ce10">
            <text:p>43.151</text:p>
          </table:table-cell>
          <table:table-cell office:value-type="float" office:value="19.451000000000001" table:style-name="ce10">
            <text:p>19.451</text:p>
          </table:table-cell>
          <table:table-cell office:value-type="float" office:value="93.864000000000004" table:style-name="ce10">
            <text:p>93.864</text:p>
          </table:table-cell>
          <table:table-cell office:value-type="float" office:value="82.231999999999999" table:style-name="ce10">
            <text:p>82.232</text:p>
          </table:table-cell>
          <table:table-cell office:value-type="float" office:value="77.853999999999999" table:style-name="ce10">
            <text:p>77.854</text:p>
          </table:table-cell>
          <table:table-cell office:value-type="float" office:value="76.081999999999994" table:style-name="ce10">
            <text:p>76.082</text:p>
          </table:table-cell>
          <table:table-cell office:value-type="float" office:value="83.409000000000006" table:style-name="ce10">
            <text:p>83.409</text:p>
          </table:table-cell>
          <table:table-cell office:value-type="float" office:value="58.087000000000003" table:style-name="ce10">
            <text:p>58.087</text:p>
          </table:table-cell>
          <table:table-cell office:value-type="float" office:value="35.616" table:style-name="ce10">
            <text:p>35.616</text:p>
          </table:table-cell>
          <table:table-cell office:value-type="float" office:value="81.590999999999994" table:style-name="ce10">
            <text:p>81.591</text:p>
          </table:table-cell>
          <table:table-cell office:value-type="float" office:value="26.423999999999999" table:style-name="ce10">
            <text:p>26.424</text:p>
          </table:table-cell>
          <table:table-cell office:value-type="float" office:value="89.293999999999997" table:style-name="ce10">
            <text:p>89.294</text:p>
          </table:table-cell>
          <table:table-cell office:value-type="float" office:value="79.545000000000002" table:style-name="ce10">
            <text:p>79.545</text:p>
          </table:table-cell>
          <table:table-cell office:value-type="float" office:value="93.635999999999996" table:style-name="ce10">
            <text:p>93.636</text:p>
          </table:table-cell>
          <table:table-cell office:value-type="float" office:value="69.885000000000005" table:style-name="ce10">
            <text:p>69.885</text:p>
          </table:table-cell>
          <table:table-cell office:value-type="float" office:value="51.03" table:style-name="ce10">
            <text:p>51.03</text:p>
          </table:table-cell>
          <table:table-cell office:value-type="float" office:value="5.76" table:style-name="ce10">
            <text:p>5.76</text:p>
          </table:table-cell>
          <table:table-cell office:value-type="float" office:value="14.286" table:style-name="ce10">
            <text:p>14.286</text:p>
          </table:table-cell>
          <table:table-cell office:value-type="float" office:value="41.014000000000003" table:style-name="ce10">
            <text:p>41.014</text:p>
          </table:table-cell>
          <table:table-cell office:value-type="float" office:value="38.94" table:style-name="ce10">
            <text:p>38.94</text:p>
          </table:table-cell>
          <table:table-cell office:value-type="float" office:value="9.9079999999999995" table:style-name="ce10">
            <text:p>9.908</text:p>
          </table:table-cell>
          <table:table-cell office:value-type="float" office:value="90.909000000000006" table:style-name="ce10">
            <text:p>90.909</text:p>
          </table:table-cell>
          <table:table-cell office:value-type="float" office:value="74.141999999999996" table:style-name="ce10">
            <text:p>74.142</text:p>
          </table:table-cell>
          <table:table-cell office:value-type="float" office:value="84.597999999999999" table:style-name="ce10">
            <text:p>84.598</text:p>
          </table:table-cell>
          <table:table-cell office:value-type="float" office:value="3.1819999999999999" table:style-name="ce10">
            <text:p>3.182</text:p>
          </table:table-cell>
          <table:table-cell office:value-type="float" office:value="92.045000000000002" table:style-name="ce10">
            <text:p>92.045</text:p>
          </table:table-cell>
          <table:table-cell office:value-type="float" office:value="4.7729999999999997" table:style-name="ce10">
            <text:p>4.773</text:p>
          </table:table-cell>
          <table:table-cell office:value-type="float" office:value="5.4550000000000001" table:style-name="ce10">
            <text:p>5.455</text:p>
          </table:table-cell>
          <table:table-cell office:value-type="float" office:value="89.317999999999998" table:style-name="ce10">
            <text:p>89.318</text:p>
          </table:table-cell>
          <table:table-cell office:value-type="float" office:value="5.2270000000000003" table:style-name="ce10">
            <text:p>5.227</text:p>
          </table:table-cell>
          <table:table-cell office:value-type="float" office:value="25" table:style-name="ce10">
            <text:p>25</text:p>
          </table:table-cell>
          <table:table-cell office:value-type="float" office:value="45.832999999999998" table:style-name="ce10">
            <text:p>45.833</text:p>
          </table:table-cell>
          <table:table-cell office:value-type="float" office:value="29.167000000000002" table:style-name="ce10">
            <text:p>29.167</text:p>
          </table:table-cell>
          <table:table-cell office:value-type="float" office:value="50" table:style-name="ce10">
            <text:p>50</text:p>
          </table:table-cell>
          <table:table-cell office:value-type="float" office:value="50" table:style-name="ce10">
            <text:p>50</text:p>
          </table:table-cell>
          <table:table-cell office:value-type="float" office:value="0" table:style-name="ce10">
            <text:p>0</text:p>
          </table:table-cell>
          <table:table-cell office:value-type="float" office:value="37.5" table:style-name="ce10">
            <text:p>37.5</text:p>
          </table:table-cell>
          <table:table-cell office:value-type="float" office:value="20.832999999999998" table:style-name="ce10">
            <text:p>20.833</text:p>
          </table:table-cell>
          <table:table-cell office:value-type="float" office:value="41.667000000000002" table:style-name="ce10">
            <text:p>41.667</text:p>
          </table:table-cell>
          <table:table-cell office:value-type="float" office:value="37.5" table:style-name="ce10">
            <text:p>37.5</text:p>
          </table:table-cell>
          <table:table-cell office:value-type="float" office:value="33.332999999999998" table:style-name="ce10">
            <text:p>33.333</text:p>
          </table:table-cell>
          <table:table-cell office:value-type="float" office:value="29.167000000000002" table:style-name="ce10">
            <text:p>29.167</text:p>
          </table:table-cell>
          <table:table-cell office:value-type="float" office:value="16.667000000000002" table:style-name="ce10">
            <text:p>16.667</text:p>
          </table:table-cell>
          <table:table-cell office:value-type="float" office:value="83.332999999999998" table:style-name="ce10">
            <text:p>83.333</text:p>
          </table:table-cell>
          <table:table-cell office:value-type="float" office:value="0" table:style-name="ce10">
            <text:p>0</text:p>
          </table:table-cell>
          <table:table-cell office:value-type="float" office:value="59.534999999999997" table:style-name="ce10">
            <text:p>59.535</text:p>
          </table:table-cell>
          <table:table-cell office:value-type="float" office:value="62.005000000000003" table:style-name="ce10">
            <text:p>62.005</text:p>
          </table:table-cell>
          <table:table-cell office:value-type="float" office:value="56.177" table:style-name="ce10">
            <text:p>56.177</text:p>
          </table:table-cell>
          <table:table-cell office:value-type="float" office:value="41.354999999999997" table:style-name="ce10">
            <text:p>41.355</text:p>
          </table:table-cell>
          <table:table-cell office:value-type="float" office:value="67.055999999999997" table:style-name="ce10">
            <text:p>67.056</text:p>
          </table:table-cell>
          <table:table-cell office:value-type="float" office:value="74.472999999999999" table:style-name="ce10">
            <text:p>74.473</text:p>
          </table:table-cell>
          <table:table-cell office:value-type="float" office:value="7.71" table:style-name="ce10">
            <text:p>7.71</text:p>
          </table:table-cell>
          <table:table-cell office:value-type="float" office:value="80" table:style-name="ce10">
            <text:p>80</text:p>
          </table:table-cell>
          <table:table-cell office:value-type="float" office:value="23.69" table:style-name="ce10">
            <text:p>23.69</text:p>
          </table:table-cell>
          <table:table-cell office:value-type="float" office:value="73.566000000000003" table:style-name="ce10">
            <text:p>73.566</text:p>
          </table:table-cell>
          <table:table-cell table:number-columns-repeated="16264"/>
        </table:table-row>
        <table:table-row table:style-name="ro5">
          <table:table-cell office:value-type="string" table:style-name="ce4">
            <text:p>TS</text:p>
          </table:table-cell>
          <table:table-cell office:value-type="string" table:style-name="ce4">
            <text:p>Transport Scotland</text:p>
          </table:table-cell>
          <table:table-cell office:value-type="string" table:style-name="ce4">
            <text:p>Scottish Government</text:p>
          </table:table-cell>
          <table:table-cell table:style-name="ce4"/>
          <table:table-cell office:value-type="float" office:value="75.454999999999998" table:style-name="ce10">
            <text:p>75.455</text:p>
          </table:table-cell>
          <table:table-cell office:value-type="float" office:value="59.98" table:style-name="ce10">
            <text:p>59.98</text:p>
          </table:table-cell>
          <table:table-cell office:value-type="float" office:value="79.116" table:style-name="ce10">
            <text:p>79.116</text:p>
          </table:table-cell>
          <table:table-cell office:value-type="float" office:value="75" table:style-name="ce10">
            <text:p>75</text:p>
          </table:table-cell>
          <table:table-cell office:value-type="float" office:value="76.997" table:style-name="ce10">
            <text:p>76.997</text:p>
          </table:table-cell>
          <table:table-cell office:value-type="float" office:value="80.656000000000006" table:style-name="ce10">
            <text:p>80.656</text:p>
          </table:table-cell>
          <table:table-cell office:value-type="float" office:value="46.026000000000003" table:style-name="ce10">
            <text:p>46.026</text:p>
          </table:table-cell>
          <table:table-cell office:value-type="float" office:value="79.668999999999997" table:style-name="ce10">
            <text:p>79.669</text:p>
          </table:table-cell>
          <table:table-cell office:value-type="float" office:value="69.391000000000005" table:style-name="ce10">
            <text:p>69.391</text:p>
          </table:table-cell>
          <table:table-cell office:value-type="float" office:value="41.061999999999998" table:style-name="ce10">
            <text:p>41.062</text:p>
          </table:table-cell>
          <table:table-cell office:value-type="float" office:value="50.055" table:style-name="ce10">
            <text:p>50.055</text:p>
          </table:table-cell>
          <table:table-cell office:value-type="float" office:value="88.352999999999994" table:style-name="ce10">
            <text:p>88.353</text:p>
          </table:table-cell>
          <table:table-cell office:value-type="float" office:value="84.909000000000006" table:style-name="ce10">
            <text:p>84.909</text:p>
          </table:table-cell>
          <table:table-cell office:value-type="float" office:value="74.245000000000005" table:style-name="ce10">
            <text:p>74.245</text:p>
          </table:table-cell>
          <table:table-cell office:value-type="float" office:value="63.052" table:style-name="ce10">
            <text:p>63.052</text:p>
          </table:table-cell>
          <table:table-cell office:value-type="float" office:value="84.94" table:style-name="ce10">
            <text:p>84.94</text:p>
          </table:table-cell>
          <table:table-cell office:value-type="float" office:value="73.293000000000006" table:style-name="ce10">
            <text:p>73.293</text:p>
          </table:table-cell>
          <table:table-cell office:value-type="float" office:value="76.66" table:style-name="ce10">
            <text:p>76.66</text:p>
          </table:table-cell>
          <table:table-cell office:value-type="float" office:value="74.096000000000004" table:style-name="ce10">
            <text:p>74.096</text:p>
          </table:table-cell>
          <table:table-cell office:value-type="float" office:value="89.558000000000007" table:style-name="ce10">
            <text:p>89.558</text:p>
          </table:table-cell>
          <table:table-cell office:value-type="float" office:value="86.546000000000006" table:style-name="ce10">
            <text:p>86.546</text:p>
          </table:table-cell>
          <table:table-cell office:value-type="float" office:value="66.867000000000004" table:style-name="ce10">
            <text:p>66.867</text:p>
          </table:table-cell>
          <table:table-cell office:value-type="float" office:value="82.293999999999997" table:style-name="ce10">
            <text:p>82.294</text:p>
          </table:table-cell>
          <table:table-cell office:value-type="float" office:value="86.144999999999996" table:style-name="ce10">
            <text:p>86.145</text:p>
          </table:table-cell>
          <table:table-cell office:value-type="float" office:value="68.474000000000004" table:style-name="ce10">
            <text:p>68.474</text:p>
          </table:table-cell>
          <table:table-cell office:value-type="float" office:value="65.662999999999997" table:style-name="ce10">
            <text:p>65.663</text:p>
          </table:table-cell>
          <table:table-cell office:value-type="float" office:value="73.293000000000006" table:style-name="ce10">
            <text:p>73.293</text:p>
          </table:table-cell>
          <table:table-cell office:value-type="float" office:value="86.546000000000006" table:style-name="ce10">
            <text:p>86.546</text:p>
          </table:table-cell>
          <table:table-cell office:value-type="float" office:value="81.727000000000004" table:style-name="ce10">
            <text:p>81.727</text:p>
          </table:table-cell>
          <table:table-cell office:value-type="float" office:value="73.694999999999993" table:style-name="ce10">
            <text:p>73.695</text:p>
          </table:table-cell>
          <table:table-cell office:value-type="float" office:value="54.326000000000001" table:style-name="ce10">
            <text:p>54.326</text:p>
          </table:table-cell>
          <table:table-cell office:value-type="float" office:value="40.442999999999998" table:style-name="ce10">
            <text:p>40.443</text:p>
          </table:table-cell>
          <table:table-cell office:value-type="float" office:value="47.887" table:style-name="ce10">
            <text:p>47.887</text:p>
          </table:table-cell>
          <table:table-cell office:value-type="float" office:value="41.448999999999998" table:style-name="ce10">
            <text:p>41.449</text:p>
          </table:table-cell>
          <table:table-cell office:value-type="float" office:value="84.337000000000003" table:style-name="ce10">
            <text:p>84.337</text:p>
          </table:table-cell>
          <table:table-cell office:value-type="float" office:value="86.546000000000006" table:style-name="ce10">
            <text:p>86.546</text:p>
          </table:table-cell>
          <table:table-cell office:value-type="float" office:value="71.486000000000004" table:style-name="ce10">
            <text:p>71.486</text:p>
          </table:table-cell>
          <table:table-cell office:value-type="float" office:value="76.305000000000007" table:style-name="ce10">
            <text:p>76.305</text:p>
          </table:table-cell>
          <table:table-cell office:value-type="float" office:value="63.854999999999997" table:style-name="ce10">
            <text:p>63.855</text:p>
          </table:table-cell>
          <table:table-cell office:value-type="float" office:value="68.346999999999994" table:style-name="ce10">
            <text:p>68.347</text:p>
          </table:table-cell>
          <table:table-cell office:value-type="float" office:value="87.55" table:style-name="ce10">
            <text:p>87.55</text:p>
          </table:table-cell>
          <table:table-cell office:value-type="float" office:value="73.387" table:style-name="ce10">
            <text:p>73.387</text:p>
          </table:table-cell>
          <table:table-cell office:value-type="float" office:value="56.225000000000001" table:style-name="ce10">
            <text:p>56.225</text:p>
          </table:table-cell>
          <table:table-cell office:value-type="float" office:value="67.269000000000005" table:style-name="ce10">
            <text:p>67.269</text:p>
          </table:table-cell>
          <table:table-cell office:value-type="float" office:value="41.531999999999996" table:style-name="ce10">
            <text:p>41.532</text:p>
          </table:table-cell>
          <table:table-cell office:value-type="float" office:value="44.96" table:style-name="ce10">
            <text:p>44.96</text:p>
          </table:table-cell>
          <table:table-cell office:value-type="float" office:value="36.694000000000003" table:style-name="ce10">
            <text:p>36.694</text:p>
          </table:table-cell>
          <table:table-cell office:value-type="float" office:value="70.481999999999999" table:style-name="ce10">
            <text:p>70.482</text:p>
          </table:table-cell>
          <table:table-cell office:value-type="float" office:value="63.854999999999997" table:style-name="ce10">
            <text:p>63.855</text:p>
          </table:table-cell>
          <table:table-cell office:value-type="float" office:value="46.076000000000001" table:style-name="ce10">
            <text:p>46.076</text:p>
          </table:table-cell>
          <table:table-cell office:value-type="float" office:value="57.576000000000001" table:style-name="ce10">
            <text:p>57.576</text:p>
          </table:table-cell>
          <table:table-cell office:value-type="float" office:value="34.274000000000001" table:style-name="ce10">
            <text:p>34.274</text:p>
          </table:table-cell>
          <table:table-cell office:value-type="float" office:value="29.434999999999999" table:style-name="ce10">
            <text:p>29.435</text:p>
          </table:table-cell>
          <table:table-cell office:value-type="float" office:value="60.161000000000001" table:style-name="ce10">
            <text:p>60.161</text:p>
          </table:table-cell>
          <table:table-cell office:value-type="float" office:value="41.128999999999998" table:style-name="ce10">
            <text:p>41.129</text:p>
          </table:table-cell>
          <table:table-cell office:value-type="float" office:value="47.887" table:style-name="ce10">
            <text:p>47.887</text:p>
          </table:table-cell>
          <table:table-cell office:value-type="float" office:value="60.04" table:style-name="ce10">
            <text:p>60.04</text:p>
          </table:table-cell>
          <table:table-cell office:value-type="float" office:value="55.220999999999997" table:style-name="ce10">
            <text:p>55.221</text:p>
          </table:table-cell>
          <table:table-cell office:value-type="float" office:value="45.783000000000001" table:style-name="ce10">
            <text:p>45.783</text:p>
          </table:table-cell>
          <table:table-cell office:value-type="float" office:value="47.189" table:style-name="ce10">
            <text:p>47.189</text:p>
          </table:table-cell>
          <table:table-cell office:value-type="float" office:value="44.064" table:style-name="ce10">
            <text:p>44.064</text:p>
          </table:table-cell>
          <table:table-cell office:value-type="float" office:value="49.698" table:style-name="ce10">
            <text:p>49.698</text:p>
          </table:table-cell>
          <table:table-cell office:value-type="float" office:value="27.620999999999999" table:style-name="ce10">
            <text:p>27.621</text:p>
          </table:table-cell>
          <table:table-cell office:value-type="float" office:value="89.558000000000007" table:style-name="ce10">
            <text:p>89.558</text:p>
          </table:table-cell>
          <table:table-cell office:value-type="float" office:value="74.043999999999997" table:style-name="ce10">
            <text:p>74.044</text:p>
          </table:table-cell>
          <table:table-cell office:value-type="float" office:value="70.423000000000002" table:style-name="ce10">
            <text:p>70.423</text:p>
          </table:table-cell>
          <table:table-cell office:value-type="float" office:value="67.605999999999995" table:style-name="ce10">
            <text:p>67.606</text:p>
          </table:table-cell>
          <table:table-cell office:value-type="float" office:value="70.623999999999995" table:style-name="ce10">
            <text:p>70.624</text:p>
          </table:table-cell>
          <table:table-cell office:value-type="float" office:value="52.515000000000001" table:style-name="ce10">
            <text:p>52.515</text:p>
          </table:table-cell>
          <table:table-cell office:value-type="float" office:value="34.204999999999998" table:style-name="ce10">
            <text:p>34.205</text:p>
          </table:table-cell>
          <table:table-cell office:value-type="float" office:value="83.534000000000006" table:style-name="ce10">
            <text:p>83.534</text:p>
          </table:table-cell>
          <table:table-cell office:value-type="float" office:value="44.98" table:style-name="ce10">
            <text:p>44.98</text:p>
          </table:table-cell>
          <table:table-cell office:value-type="float" office:value="88.956000000000003" table:style-name="ce10">
            <text:p>88.956</text:p>
          </table:table-cell>
          <table:table-cell office:value-type="float" office:value="89.356999999999999" table:style-name="ce10">
            <text:p>89.357</text:p>
          </table:table-cell>
          <table:table-cell office:value-type="float" office:value="93.963999999999999" table:style-name="ce10">
            <text:p>93.964</text:p>
          </table:table-cell>
          <table:table-cell office:value-type="float" office:value="71.716999999999999" table:style-name="ce10">
            <text:p>71.717</text:p>
          </table:table-cell>
          <table:table-cell office:value-type="float" office:value="46.988" table:style-name="ce10">
            <text:p>46.988</text:p>
          </table:table-cell>
          <table:table-cell office:value-type="float" office:value="9.2370000000000001" table:style-name="ce10">
            <text:p>9.237</text:p>
          </table:table-cell>
          <table:table-cell office:value-type="float" office:value="14.458" table:style-name="ce10">
            <text:p>14.458</text:p>
          </table:table-cell>
          <table:table-cell office:value-type="float" office:value="33.936" table:style-name="ce10">
            <text:p>33.936</text:p>
          </table:table-cell>
          <table:table-cell office:value-type="float" office:value="42.369" table:style-name="ce10">
            <text:p>42.369</text:p>
          </table:table-cell>
          <table:table-cell office:value-type="float" office:value="9.859" table:style-name="ce10">
            <text:p>9.859</text:p>
          </table:table-cell>
          <table:table-cell office:value-type="float" office:value="90.361000000000004" table:style-name="ce10">
            <text:p>90.361</text:p>
          </table:table-cell>
          <table:table-cell office:value-type="float" office:value="69.477999999999994" table:style-name="ce10">
            <text:p>69.478</text:p>
          </table:table-cell>
          <table:table-cell office:value-type="float" office:value="74.343000000000004" table:style-name="ce10">
            <text:p>74.343</text:p>
          </table:table-cell>
          <table:table-cell office:value-type="float" office:value="5.4329999999999998" table:style-name="ce10">
            <text:p>5.433</text:p>
          </table:table-cell>
          <table:table-cell office:value-type="float" office:value="88.933999999999997" table:style-name="ce10">
            <text:p>88.934</text:p>
          </table:table-cell>
          <table:table-cell office:value-type="float" office:value="5.6340000000000003" table:style-name="ce10">
            <text:p>5.634</text:p>
          </table:table-cell>
          <table:table-cell office:value-type="float" office:value="7.6310000000000002" table:style-name="ce10">
            <text:p>7.631</text:p>
          </table:table-cell>
          <table:table-cell office:value-type="float" office:value="86.546000000000006" table:style-name="ce10">
            <text:p>86.546</text:p>
          </table:table-cell>
          <table:table-cell office:value-type="float" office:value="5.8230000000000004" table:style-name="ce10">
            <text:p>5.823</text:p>
          </table:table-cell>
          <table:table-cell office:value-type="float" office:value="50" table:style-name="ce10">
            <text:p>50</text:p>
          </table:table-cell>
          <table:table-cell office:value-type="float" office:value="34.210999999999999" table:style-name="ce10">
            <text:p>34.211</text:p>
          </table:table-cell>
          <table:table-cell office:value-type="float" office:value="15.789" table:style-name="ce10">
            <text:p>15.789</text:p>
          </table:table-cell>
          <table:table-cell office:value-type="float" office:value="15.789" table:style-name="ce10">
            <text:p>15.789</text:p>
          </table:table-cell>
          <table:table-cell office:value-type="float" office:value="73.683999999999997" table:style-name="ce10">
            <text:p>73.684</text:p>
          </table:table-cell>
          <table:table-cell office:value-type="float" office:value="10.526" table:style-name="ce10">
            <text:p>10.526</text:p>
          </table:table-cell>
          <table:table-cell office:value-type="float" office:value="31.579000000000001" table:style-name="ce10">
            <text:p>31.579</text:p>
          </table:table-cell>
          <table:table-cell office:value-type="float" office:value="39.473999999999997" table:style-name="ce10">
            <text:p>39.474</text:p>
          </table:table-cell>
          <table:table-cell office:value-type="float" office:value="28.946999999999999" table:style-name="ce10">
            <text:p>28.947</text:p>
          </table:table-cell>
          <table:table-cell office:value-type="float" office:value="71.052999999999997" table:style-name="ce10">
            <text:p>71.053</text:p>
          </table:table-cell>
          <table:table-cell office:value-type="float" office:value="10.526" table:style-name="ce10">
            <text:p>10.526</text:p>
          </table:table-cell>
          <table:table-cell office:value-type="float" office:value="18.420999999999999" table:style-name="ce10">
            <text:p>18.421</text:p>
          </table:table-cell>
          <table:table-cell office:value-type="float" office:value="15.789" table:style-name="ce10">
            <text:p>15.789</text:p>
          </table:table-cell>
          <table:table-cell office:value-type="float" office:value="42.104999999999997" table:style-name="ce10">
            <text:p>42.105</text:p>
          </table:table-cell>
          <table:table-cell office:value-type="float" office:value="42.104999999999997" table:style-name="ce10">
            <text:p>42.105</text:p>
          </table:table-cell>
          <table:table-cell office:value-type="float" office:value="65.524000000000001" table:style-name="ce10">
            <text:p>65.524</text:p>
          </table:table-cell>
          <table:table-cell office:value-type="float" office:value="66.531999999999996" table:style-name="ce10">
            <text:p>66.532</text:p>
          </table:table-cell>
          <table:table-cell office:value-type="float" office:value="60.484000000000002" table:style-name="ce10">
            <text:p>60.484</text:p>
          </table:table-cell>
          <table:table-cell office:value-type="float" office:value="35.555999999999997" table:style-name="ce10">
            <text:p>35.556</text:p>
          </table:table-cell>
          <table:table-cell office:value-type="float" office:value="69.555999999999997" table:style-name="ce10">
            <text:p>69.556</text:p>
          </table:table-cell>
          <table:table-cell office:value-type="float" office:value="71.774000000000001" table:style-name="ce10">
            <text:p>71.774</text:p>
          </table:table-cell>
          <table:table-cell office:value-type="float" office:value="4.4349999999999996" table:style-name="ce10">
            <text:p>4.435</text:p>
          </table:table-cell>
          <table:table-cell office:value-type="float" office:value="79.031999999999996" table:style-name="ce10">
            <text:p>79.032</text:p>
          </table:table-cell>
          <table:table-cell office:value-type="float" office:value="27.79" table:style-name="ce10">
            <text:p>27.79</text:p>
          </table:table-cell>
          <table:table-cell office:value-type="float" office:value="72.747" table:style-name="ce10">
            <text:p>72.747</text:p>
          </table:table-cell>
          <table:table-cell table:number-columns-repeated="16264"/>
        </table:table-row>
        <table:table-row table:style-name="ro5">
          <table:table-cell office:value-type="string" table:style-name="ce4">
            <text:p>UKEF</text:p>
          </table:table-cell>
          <table:table-cell office:value-type="string" table:style-name="ce4">
            <text:p>UK Export Finance</text:p>
          </table:table-cell>
          <table:table-cell office:value-type="string" table:style-name="ce4">
            <text:p>UK Export Finance</text:p>
          </table:table-cell>
          <table:table-cell table:style-name="ce4"/>
          <table:table-cell office:value-type="float" office:value="78.864999999999995" table:style-name="ce10">
            <text:p>78.865</text:p>
          </table:table-cell>
          <table:table-cell office:value-type="float" office:value="71.771000000000001" table:style-name="ce10">
            <text:p>71.771</text:p>
          </table:table-cell>
          <table:table-cell office:value-type="float" office:value="85.061999999999998" table:style-name="ce10">
            <text:p>85.062</text:p>
          </table:table-cell>
          <table:table-cell office:value-type="float" office:value="91.686999999999998" table:style-name="ce10">
            <text:p>91.687</text:p>
          </table:table-cell>
          <table:table-cell office:value-type="float" office:value="83.53" table:style-name="ce10">
            <text:p>83.53</text:p>
          </table:table-cell>
          <table:table-cell office:value-type="float" office:value="88.308000000000007" table:style-name="ce10">
            <text:p>88.308</text:p>
          </table:table-cell>
          <table:table-cell office:value-type="float" office:value="65.632999999999996" table:style-name="ce10">
            <text:p>65.633</text:p>
          </table:table-cell>
          <table:table-cell office:value-type="float" office:value="87.716999999999999" table:style-name="ce10">
            <text:p>87.717</text:p>
          </table:table-cell>
          <table:table-cell office:value-type="float" office:value="82.539000000000001" table:style-name="ce10">
            <text:p>82.539</text:p>
          </table:table-cell>
          <table:table-cell office:value-type="float" office:value="26.285" table:style-name="ce10">
            <text:p>26.285</text:p>
          </table:table-cell>
          <table:table-cell office:value-type="float" office:value="68.072999999999993" table:style-name="ce10">
            <text:p>68.073</text:p>
          </table:table-cell>
          <table:table-cell office:value-type="float" office:value="93.548000000000002" table:style-name="ce10">
            <text:p>93.548</text:p>
          </table:table-cell>
          <table:table-cell office:value-type="float" office:value="88.337000000000003" table:style-name="ce10">
            <text:p>88.337</text:p>
          </table:table-cell>
          <table:table-cell office:value-type="float" office:value="84.576999999999998" table:style-name="ce10">
            <text:p>84.577</text:p>
          </table:table-cell>
          <table:table-cell office:value-type="float" office:value="71.463999999999999" table:style-name="ce10">
            <text:p>71.464</text:p>
          </table:table-cell>
          <table:table-cell office:value-type="float" office:value="87.344999999999999" table:style-name="ce10">
            <text:p>87.345</text:p>
          </table:table-cell>
          <table:table-cell office:value-type="float" office:value="90.819000000000003" table:style-name="ce10">
            <text:p>90.819</text:p>
          </table:table-cell>
          <table:table-cell office:value-type="float" office:value="92.555999999999997" table:style-name="ce10">
            <text:p>92.556</text:p>
          </table:table-cell>
          <table:table-cell office:value-type="float" office:value="81.638000000000005" table:style-name="ce10">
            <text:p>81.638</text:p>
          </table:table-cell>
          <table:table-cell office:value-type="float" office:value="92.555999999999997" table:style-name="ce10">
            <text:p>92.556</text:p>
          </table:table-cell>
          <table:table-cell office:value-type="float" office:value="91.272000000000006" table:style-name="ce10">
            <text:p>91.272</text:p>
          </table:table-cell>
          <table:table-cell office:value-type="float" office:value="80" table:style-name="ce10">
            <text:p>80</text:p>
          </table:table-cell>
          <table:table-cell office:value-type="float" office:value="86.849000000000004" table:style-name="ce10">
            <text:p>86.849</text:p>
          </table:table-cell>
          <table:table-cell office:value-type="float" office:value="89.081999999999994" table:style-name="ce10">
            <text:p>89.082</text:p>
          </table:table-cell>
          <table:table-cell office:value-type="float" office:value="76.866" table:style-name="ce10">
            <text:p>76.866</text:p>
          </table:table-cell>
          <table:table-cell office:value-type="float" office:value="75.622" table:style-name="ce10">
            <text:p>75.622</text:p>
          </table:table-cell>
          <table:table-cell office:value-type="float" office:value="77.861000000000004" table:style-name="ce10">
            <text:p>77.861</text:p>
          </table:table-cell>
          <table:table-cell office:value-type="float" office:value="90.796000000000006" table:style-name="ce10">
            <text:p>90.796</text:p>
          </table:table-cell>
          <table:table-cell office:value-type="float" office:value="89.027000000000001" table:style-name="ce10">
            <text:p>89.027</text:p>
          </table:table-cell>
          <table:table-cell office:value-type="float" office:value="85.075000000000003" table:style-name="ce10">
            <text:p>85.075</text:p>
          </table:table-cell>
          <table:table-cell office:value-type="float" office:value="79.403999999999996" table:style-name="ce10">
            <text:p>79.404</text:p>
          </table:table-cell>
          <table:table-cell office:value-type="float" office:value="66.832999999999998" table:style-name="ce10">
            <text:p>66.833</text:p>
          </table:table-cell>
          <table:table-cell office:value-type="float" office:value="57.213999999999999" table:style-name="ce10">
            <text:p>57.214</text:p>
          </table:table-cell>
          <table:table-cell office:value-type="float" office:value="59.351999999999997" table:style-name="ce10">
            <text:p>59.352</text:p>
          </table:table-cell>
          <table:table-cell office:value-type="float" office:value="90.073999999999998" table:style-name="ce10">
            <text:p>90.074</text:p>
          </table:table-cell>
          <table:table-cell office:value-type="float" office:value="90.819000000000003" table:style-name="ce10">
            <text:p>90.819</text:p>
          </table:table-cell>
          <table:table-cell office:value-type="float" office:value="81.840999999999994" table:style-name="ce10">
            <text:p>81.841</text:p>
          </table:table-cell>
          <table:table-cell office:value-type="float" office:value="88.06" table:style-name="ce10">
            <text:p>88.06</text:p>
          </table:table-cell>
          <table:table-cell office:value-type="float" office:value="78.606999999999999" table:style-name="ce10">
            <text:p>78.607</text:p>
          </table:table-cell>
          <table:table-cell office:value-type="float" office:value="85.572000000000003" table:style-name="ce10">
            <text:p>85.572</text:p>
          </table:table-cell>
          <table:table-cell office:value-type="float" office:value="93.531999999999996" table:style-name="ce10">
            <text:p>93.532</text:p>
          </table:table-cell>
          <table:table-cell office:value-type="float" office:value="85.322999999999993" table:style-name="ce10">
            <text:p>85.323</text:p>
          </table:table-cell>
          <table:table-cell office:value-type="float" office:value="74.563999999999993" table:style-name="ce10">
            <text:p>74.564</text:p>
          </table:table-cell>
          <table:table-cell office:value-type="float" office:value="78.606999999999999" table:style-name="ce10">
            <text:p>78.607</text:p>
          </table:table-cell>
          <table:table-cell office:value-type="float" office:value="27.611999999999998" table:style-name="ce10">
            <text:p>27.612</text:p>
          </table:table-cell>
          <table:table-cell office:value-type="float" office:value="32.418999999999997" table:style-name="ce10">
            <text:p>32.419</text:p>
          </table:table-cell>
          <table:table-cell office:value-type="float" office:value="18.657" table:style-name="ce10">
            <text:p>18.657</text:p>
          </table:table-cell>
          <table:table-cell office:value-type="float" office:value="85.786000000000001" table:style-name="ce10">
            <text:p>85.786</text:p>
          </table:table-cell>
          <table:table-cell office:value-type="float" office:value="82.293999999999997" table:style-name="ce10">
            <text:p>82.294</text:p>
          </table:table-cell>
          <table:table-cell office:value-type="float" office:value="70.149000000000001" table:style-name="ce10">
            <text:p>70.149</text:p>
          </table:table-cell>
          <table:table-cell office:value-type="float" office:value="75.622" table:style-name="ce10">
            <text:p>75.622</text:p>
          </table:table-cell>
          <table:table-cell office:value-type="float" office:value="50.872999999999998" table:style-name="ce10">
            <text:p>50.873</text:p>
          </table:table-cell>
          <table:table-cell office:value-type="float" office:value="54.115000000000002" table:style-name="ce10">
            <text:p>54.115</text:p>
          </table:table-cell>
          <table:table-cell office:value-type="float" office:value="78.554000000000002" table:style-name="ce10">
            <text:p>78.554</text:p>
          </table:table-cell>
          <table:table-cell office:value-type="float" office:value="51.621000000000002" table:style-name="ce10">
            <text:p>51.621</text:p>
          </table:table-cell>
          <table:table-cell office:value-type="float" office:value="63.433" table:style-name="ce10">
            <text:p>63.433</text:p>
          </table:table-cell>
          <table:table-cell office:value-type="float" office:value="81.094999999999999" table:style-name="ce10">
            <text:p>81.095</text:p>
          </table:table-cell>
          <table:table-cell office:value-type="float" office:value="80.846000000000004" table:style-name="ce10">
            <text:p>80.846</text:p>
          </table:table-cell>
          <table:table-cell office:value-type="float" office:value="59.95" table:style-name="ce10">
            <text:p>59.95</text:p>
          </table:table-cell>
          <table:table-cell office:value-type="float" office:value="71.819999999999993" table:style-name="ce10">
            <text:p>71.82</text:p>
          </table:table-cell>
          <table:table-cell office:value-type="float" office:value="69.652000000000001" table:style-name="ce10">
            <text:p>69.652</text:p>
          </table:table-cell>
          <table:table-cell office:value-type="float" office:value="65.423000000000002" table:style-name="ce10">
            <text:p>65.423</text:p>
          </table:table-cell>
          <table:table-cell office:value-type="float" office:value="43.5" table:style-name="ce10">
            <text:p>43.5</text:p>
          </table:table-cell>
          <table:table-cell office:value-type="float" office:value="93.781000000000006" table:style-name="ce10">
            <text:p>93.781</text:p>
          </table:table-cell>
          <table:table-cell office:value-type="float" office:value="83.084999999999994" table:style-name="ce10">
            <text:p>83.085</text:p>
          </table:table-cell>
          <table:table-cell office:value-type="float" office:value="87.531000000000006" table:style-name="ce10">
            <text:p>87.531</text:p>
          </table:table-cell>
          <table:table-cell office:value-type="float" office:value="78.855999999999995" table:style-name="ce10">
            <text:p>78.856</text:p>
          </table:table-cell>
          <table:table-cell office:value-type="float" office:value="86.816000000000003" table:style-name="ce10">
            <text:p>86.816</text:p>
          </table:table-cell>
          <table:table-cell office:value-type="float" office:value="71.891000000000005" table:style-name="ce10">
            <text:p>71.891</text:p>
          </table:table-cell>
          <table:table-cell office:value-type="float" office:value="50.25" table:style-name="ce10">
            <text:p>50.25</text:p>
          </table:table-cell>
          <table:table-cell office:value-type="float" office:value="82.878" table:style-name="ce10">
            <text:p>82.878</text:p>
          </table:table-cell>
          <table:table-cell office:value-type="float" office:value="41" table:style-name="ce10">
            <text:p>41</text:p>
          </table:table-cell>
          <table:table-cell office:value-type="float" office:value="79.551000000000002" table:style-name="ce10">
            <text:p>79.551</text:p>
          </table:table-cell>
          <table:table-cell office:value-type="float" office:value="92.537000000000006" table:style-name="ce10">
            <text:p>92.537</text:p>
          </table:table-cell>
          <table:table-cell office:value-type="float" office:value="95.781999999999996" table:style-name="ce10">
            <text:p>95.782</text:p>
          </table:table-cell>
          <table:table-cell office:value-type="float" office:value="70.822999999999993" table:style-name="ce10">
            <text:p>70.823</text:p>
          </table:table-cell>
          <table:table-cell office:value-type="float" office:value="63.433" table:style-name="ce10">
            <text:p>63.433</text:p>
          </table:table-cell>
          <table:table-cell office:value-type="float" office:value="8.1890000000000001" table:style-name="ce10">
            <text:p>8.189</text:p>
          </table:table-cell>
          <table:table-cell office:value-type="float" office:value="15.385" table:style-name="ce10">
            <text:p>15.385</text:p>
          </table:table-cell>
          <table:table-cell office:value-type="float" office:value="39.950000000000003" table:style-name="ce10">
            <text:p>39.95</text:p>
          </table:table-cell>
          <table:table-cell office:value-type="float" office:value="36.475999999999999" table:style-name="ce10">
            <text:p>36.476</text:p>
          </table:table-cell>
          <table:table-cell office:value-type="float" office:value="11.692" table:style-name="ce10">
            <text:p>11.692</text:p>
          </table:table-cell>
          <table:table-cell office:value-type="float" office:value="94.045000000000002" table:style-name="ce10">
            <text:p>94.045</text:p>
          </table:table-cell>
          <table:table-cell office:value-type="float" office:value="74.69" table:style-name="ce10">
            <text:p>74.69</text:p>
          </table:table-cell>
          <table:table-cell office:value-type="float" office:value="80.099999999999994" table:style-name="ce10">
            <text:p>80.1</text:p>
          </table:table-cell>
          <table:table-cell office:value-type="float" office:value="6.452" table:style-name="ce10">
            <text:p>6.452</text:p>
          </table:table-cell>
          <table:table-cell office:value-type="float" office:value="87.344999999999999" table:style-name="ce10">
            <text:p>87.345</text:p>
          </table:table-cell>
          <table:table-cell office:value-type="float" office:value="6.2030000000000003" table:style-name="ce10">
            <text:p>6.203</text:p>
          </table:table-cell>
          <table:table-cell office:value-type="float" office:value="4.9749999999999996" table:style-name="ce10">
            <text:p>4.975</text:p>
          </table:table-cell>
          <table:table-cell office:value-type="float" office:value="91.045000000000002" table:style-name="ce10">
            <text:p>91.045</text:p>
          </table:table-cell>
          <table:table-cell office:value-type="float" office:value="3.98" table:style-name="ce10">
            <text:p>3.98</text:p>
          </table:table-cell>
          <table:table-cell office:value-type="float" office:value="45" table:style-name="ce10">
            <text:p>45</text:p>
          </table:table-cell>
          <table:table-cell office:value-type="float" office:value="35" table:style-name="ce10">
            <text:p>35</text:p>
          </table:table-cell>
          <table:table-cell office:value-type="float" office:value="20" table:style-name="ce10">
            <text:p>20</text:p>
          </table:table-cell>
          <table:table-cell office:value-type="float" office:value="44.444000000000003" table:style-name="ce10">
            <text:p>44.444</text:p>
          </table:table-cell>
          <table:table-cell office:value-type="float" office:value="44.444000000000003" table:style-name="ce10">
            <text:p>44.444</text:p>
          </table:table-cell>
          <table:table-cell office:value-type="float" office:value="11.111000000000001" table:style-name="ce10">
            <text:p>11.111</text:p>
          </table:table-cell>
          <table:table-cell office:value-type="float" office:value="35" table:style-name="ce10">
            <text:p>35</text:p>
          </table:table-cell>
          <table:table-cell office:value-type="float" office:value="35" table:style-name="ce10">
            <text:p>35</text:p>
          </table:table-cell>
          <table:table-cell office:value-type="float" office:value="30" table:style-name="ce10">
            <text:p>30</text:p>
          </table:table-cell>
          <table:table-cell office:value-type="float" office:value="60" table:style-name="ce10">
            <text:p>60</text:p>
          </table:table-cell>
          <table:table-cell office:value-type="float" office:value="25" table:style-name="ce10">
            <text:p>25</text:p>
          </table:table-cell>
          <table:table-cell office:value-type="float" office:value="15" table:style-name="ce10">
            <text:p>15</text:p>
          </table:table-cell>
          <table:table-cell office:value-type="float" office:value="22.222000000000001" table:style-name="ce10">
            <text:p>22.222</text:p>
          </table:table-cell>
          <table:table-cell office:value-type="float" office:value="66.667000000000002" table:style-name="ce10">
            <text:p>66.667</text:p>
          </table:table-cell>
          <table:table-cell office:value-type="float" office:value="11.111000000000001" table:style-name="ce10">
            <text:p>11.111</text:p>
          </table:table-cell>
          <table:table-cell office:value-type="float" office:value="69.924999999999997" table:style-name="ce10">
            <text:p>69.925</text:p>
          </table:table-cell>
          <table:table-cell office:value-type="float" office:value="75.94" table:style-name="ce10">
            <text:p>75.94</text:p>
          </table:table-cell>
          <table:table-cell office:value-type="float" office:value="70.426000000000002" table:style-name="ce10">
            <text:p>70.426</text:p>
          </table:table-cell>
          <table:table-cell office:value-type="float" office:value="28.391999999999999" table:style-name="ce10">
            <text:p>28.392</text:p>
          </table:table-cell>
          <table:table-cell office:value-type="float" office:value="76.866" table:style-name="ce10">
            <text:p>76.866</text:p>
          </table:table-cell>
          <table:table-cell office:value-type="float" office:value="74.876000000000005" table:style-name="ce10">
            <text:p>74.876</text:p>
          </table:table-cell>
          <table:table-cell office:value-type="float" office:value="2.7429999999999999" table:style-name="ce10">
            <text:p>2.743</text:p>
          </table:table-cell>
          <table:table-cell office:value-type="float" office:value="77.418999999999997" table:style-name="ce10">
            <text:p>77.419</text:p>
          </table:table-cell>
          <table:table-cell office:value-type="float" office:value="22.148" table:style-name="ce10">
            <text:p>22.148</text:p>
          </table:table-cell>
          <table:table-cell office:value-type="float" office:value="77.203999999999994" table:style-name="ce10">
            <text:p>77.204</text:p>
          </table:table-cell>
          <table:table-cell table:number-columns-repeated="16264"/>
        </table:table-row>
        <table:table-row table:style-name="ro5">
          <table:table-cell office:value-type="string" table:style-name="ce4">
            <text:p>UKHO</text:p>
          </table:table-cell>
          <table:table-cell office:value-type="string" table:style-name="ce4">
            <text:p>UK Hydrographic Office</text:p>
          </table:table-cell>
          <table:table-cell office:value-type="string" table:style-name="ce4">
            <text:p>Defence</text:p>
          </table:table-cell>
          <table:table-cell table:style-name="ce4"/>
          <table:table-cell office:value-type="float" office:value="74.921999999999997" table:style-name="ce10">
            <text:p>74.922</text:p>
          </table:table-cell>
          <table:table-cell office:value-type="float" office:value="66.343000000000004" table:style-name="ce10">
            <text:p>66.343</text:p>
          </table:table-cell>
          <table:table-cell office:value-type="float" office:value="81.53" table:style-name="ce10">
            <text:p>81.53</text:p>
          </table:table-cell>
          <table:table-cell office:value-type="float" office:value="81.787000000000006" table:style-name="ce10">
            <text:p>81.787</text:p>
          </table:table-cell>
          <table:table-cell office:value-type="float" office:value="73.099000000000004" table:style-name="ce10">
            <text:p>73.099</text:p>
          </table:table-cell>
          <table:table-cell office:value-type="float" office:value="86.287999999999997" table:style-name="ce10">
            <text:p>86.288</text:p>
          </table:table-cell>
          <table:table-cell office:value-type="float" office:value="57.247999999999998" table:style-name="ce10">
            <text:p>57.248</text:p>
          </table:table-cell>
          <table:table-cell office:value-type="float" office:value="82.063999999999993" table:style-name="ce10">
            <text:p>82.064</text:p>
          </table:table-cell>
          <table:table-cell office:value-type="float" office:value="76.122" table:style-name="ce10">
            <text:p>76.122</text:p>
          </table:table-cell>
          <table:table-cell office:value-type="float" office:value="27.248000000000001" table:style-name="ce10">
            <text:p>27.248</text:p>
          </table:table-cell>
          <table:table-cell office:value-type="float" office:value="58.012" table:style-name="ce10">
            <text:p>58.012</text:p>
          </table:table-cell>
          <table:table-cell office:value-type="float" office:value="90.581999999999994" table:style-name="ce10">
            <text:p>90.582</text:p>
          </table:table-cell>
          <table:table-cell office:value-type="float" office:value="83.75" table:style-name="ce10">
            <text:p>83.75</text:p>
          </table:table-cell>
          <table:table-cell office:value-type="float" office:value="80.582999999999998" table:style-name="ce10">
            <text:p>80.583</text:p>
          </table:table-cell>
          <table:table-cell office:value-type="float" office:value="66.62" table:style-name="ce10">
            <text:p>66.62</text:p>
          </table:table-cell>
          <table:table-cell office:value-type="float" office:value="86.15" table:style-name="ce10">
            <text:p>86.15</text:p>
          </table:table-cell>
          <table:table-cell office:value-type="float" office:value="79.501000000000005" table:style-name="ce10">
            <text:p>79.501</text:p>
          </table:table-cell>
          <table:table-cell office:value-type="float" office:value="84.072000000000003" table:style-name="ce10">
            <text:p>84.072</text:p>
          </table:table-cell>
          <table:table-cell office:value-type="float" office:value="69.944999999999993" table:style-name="ce10">
            <text:p>69.945</text:p>
          </table:table-cell>
          <table:table-cell office:value-type="float" office:value="91.135999999999996" table:style-name="ce10">
            <text:p>91.136</text:p>
          </table:table-cell>
          <table:table-cell office:value-type="float" office:value="87.795000000000002" table:style-name="ce10">
            <text:p>87.795</text:p>
          </table:table-cell>
          <table:table-cell office:value-type="float" office:value="65.789000000000001" table:style-name="ce10">
            <text:p>65.789</text:p>
          </table:table-cell>
          <table:table-cell office:value-type="float" office:value="75.900000000000006" table:style-name="ce10">
            <text:p>75.9</text:p>
          </table:table-cell>
          <table:table-cell office:value-type="float" office:value="78.363" table:style-name="ce10">
            <text:p>78.363</text:p>
          </table:table-cell>
          <table:table-cell office:value-type="float" office:value="64.126999999999995" table:style-name="ce10">
            <text:p>64.127</text:p>
          </table:table-cell>
          <table:table-cell office:value-type="float" office:value="58.113999999999997" table:style-name="ce10">
            <text:p>58.114</text:p>
          </table:table-cell>
          <table:table-cell office:value-type="float" office:value="66.759" table:style-name="ce10">
            <text:p>66.759</text:p>
          </table:table-cell>
          <table:table-cell office:value-type="float" office:value="88.088999999999999" table:style-name="ce10">
            <text:p>88.089</text:p>
          </table:table-cell>
          <table:table-cell office:value-type="float" office:value="85.733999999999995" table:style-name="ce10">
            <text:p>85.734</text:p>
          </table:table-cell>
          <table:table-cell office:value-type="float" office:value="85.042000000000002" table:style-name="ce10">
            <text:p>85.042</text:p>
          </table:table-cell>
          <table:table-cell office:value-type="float" office:value="72.161000000000001" table:style-name="ce10">
            <text:p>72.161</text:p>
          </table:table-cell>
          <table:table-cell office:value-type="float" office:value="49.445999999999998" table:style-name="ce10">
            <text:p>49.446</text:p>
          </table:table-cell>
          <table:table-cell office:value-type="float" office:value="54.985999999999997" table:style-name="ce10">
            <text:p>54.986</text:p>
          </table:table-cell>
          <table:table-cell office:value-type="float" office:value="52.427" table:style-name="ce10">
            <text:p>52.427</text:p>
          </table:table-cell>
          <table:table-cell office:value-type="float" office:value="86.703999999999994" table:style-name="ce10">
            <text:p>86.704</text:p>
          </table:table-cell>
          <table:table-cell office:value-type="float" office:value="89.058000000000007" table:style-name="ce10">
            <text:p>89.058</text:p>
          </table:table-cell>
          <table:table-cell office:value-type="float" office:value="69.668000000000006" table:style-name="ce10">
            <text:p>69.668</text:p>
          </table:table-cell>
          <table:table-cell office:value-type="float" office:value="82.825000000000003" table:style-name="ce10">
            <text:p>82.825</text:p>
          </table:table-cell>
          <table:table-cell office:value-type="float" office:value="73.683999999999997" table:style-name="ce10">
            <text:p>73.684</text:p>
          </table:table-cell>
          <table:table-cell office:value-type="float" office:value="72.299000000000007" table:style-name="ce10">
            <text:p>72.299</text:p>
          </table:table-cell>
          <table:table-cell office:value-type="float" office:value="87.656000000000006" table:style-name="ce10">
            <text:p>87.656</text:p>
          </table:table-cell>
          <table:table-cell office:value-type="float" office:value="75.727999999999994" table:style-name="ce10">
            <text:p>75.728</text:p>
          </table:table-cell>
          <table:table-cell office:value-type="float" office:value="68.56" table:style-name="ce10">
            <text:p>68.56</text:p>
          </table:table-cell>
          <table:table-cell office:value-type="float" office:value="78.808999999999997" table:style-name="ce10">
            <text:p>78.809</text:p>
          </table:table-cell>
          <table:table-cell office:value-type="float" office:value="23.375" table:style-name="ce10">
            <text:p>23.375</text:p>
          </table:table-cell>
          <table:table-cell office:value-type="float" office:value="38.173999999999999" table:style-name="ce10">
            <text:p>38.174</text:p>
          </table:table-cell>
          <table:table-cell office:value-type="float" office:value="20.222000000000001" table:style-name="ce10">
            <text:p>20.222</text:p>
          </table:table-cell>
          <table:table-cell office:value-type="float" office:value="71.468000000000004" table:style-name="ce10">
            <text:p>71.468</text:p>
          </table:table-cell>
          <table:table-cell office:value-type="float" office:value="66.481999999999999" table:style-name="ce10">
            <text:p>66.482</text:p>
          </table:table-cell>
          <table:table-cell office:value-type="float" office:value="58.587000000000003" table:style-name="ce10">
            <text:p>58.587</text:p>
          </table:table-cell>
          <table:table-cell office:value-type="float" office:value="55.402000000000001" table:style-name="ce10">
            <text:p>55.402</text:p>
          </table:table-cell>
          <table:table-cell office:value-type="float" office:value="41.551000000000002" table:style-name="ce10">
            <text:p>41.551</text:p>
          </table:table-cell>
          <table:table-cell office:value-type="float" office:value="45.982999999999997" table:style-name="ce10">
            <text:p>45.983</text:p>
          </table:table-cell>
          <table:table-cell office:value-type="float" office:value="71.33" table:style-name="ce10">
            <text:p>71.33</text:p>
          </table:table-cell>
          <table:table-cell office:value-type="float" office:value="44.383000000000003" table:style-name="ce10">
            <text:p>44.383</text:p>
          </table:table-cell>
          <table:table-cell office:value-type="float" office:value="66.897999999999996" table:style-name="ce10">
            <text:p>66.898</text:p>
          </table:table-cell>
          <table:table-cell office:value-type="float" office:value="76.730999999999995" table:style-name="ce10">
            <text:p>76.731</text:p>
          </table:table-cell>
          <table:table-cell office:value-type="float" office:value="68.006" table:style-name="ce10">
            <text:p>68.006</text:p>
          </table:table-cell>
          <table:table-cell office:value-type="float" office:value="55.402000000000001" table:style-name="ce10">
            <text:p>55.402</text:p>
          </table:table-cell>
          <table:table-cell office:value-type="float" office:value="58.587000000000003" table:style-name="ce10">
            <text:p>58.587</text:p>
          </table:table-cell>
          <table:table-cell office:value-type="float" office:value="52.493000000000002" table:style-name="ce10">
            <text:p>52.493</text:p>
          </table:table-cell>
          <table:table-cell office:value-type="float" office:value="47.783999999999999" table:style-name="ce10">
            <text:p>47.784</text:p>
          </table:table-cell>
          <table:table-cell office:value-type="float" office:value="33.981000000000002" table:style-name="ce10">
            <text:p>33.981</text:p>
          </table:table-cell>
          <table:table-cell office:value-type="float" office:value="94.320999999999998" table:style-name="ce10">
            <text:p>94.321</text:p>
          </table:table-cell>
          <table:table-cell office:value-type="float" office:value="84.072000000000003" table:style-name="ce10">
            <text:p>84.072</text:p>
          </table:table-cell>
          <table:table-cell office:value-type="float" office:value="82.41" table:style-name="ce10">
            <text:p>82.41</text:p>
          </table:table-cell>
          <table:table-cell office:value-type="float" office:value="73.444000000000003" table:style-name="ce10">
            <text:p>73.444</text:p>
          </table:table-cell>
          <table:table-cell office:value-type="float" office:value="81.691999999999993" table:style-name="ce10">
            <text:p>81.692</text:p>
          </table:table-cell>
          <table:table-cell office:value-type="float" office:value="52.843000000000004" table:style-name="ce10">
            <text:p>52.843</text:p>
          </table:table-cell>
          <table:table-cell office:value-type="float" office:value="37.170999999999999" table:style-name="ce10">
            <text:p>37.171</text:p>
          </table:table-cell>
          <table:table-cell office:value-type="float" office:value="88.088999999999999" table:style-name="ce10">
            <text:p>88.089</text:p>
          </table:table-cell>
          <table:table-cell office:value-type="float" office:value="19.834" table:style-name="ce10">
            <text:p>19.834</text:p>
          </table:table-cell>
          <table:table-cell office:value-type="float" office:value="71.983000000000004" table:style-name="ce10">
            <text:p>71.983</text:p>
          </table:table-cell>
          <table:table-cell office:value-type="float" office:value="88.781000000000006" table:style-name="ce10">
            <text:p>88.781</text:p>
          </table:table-cell>
          <table:table-cell office:value-type="float" office:value="94.313000000000002" table:style-name="ce10">
            <text:p>94.313</text:p>
          </table:table-cell>
          <table:table-cell office:value-type="float" office:value="62.673999999999999" table:style-name="ce10">
            <text:p>62.674</text:p>
          </table:table-cell>
          <table:table-cell office:value-type="float" office:value="52.566000000000003" table:style-name="ce10">
            <text:p>52.566</text:p>
          </table:table-cell>
          <table:table-cell office:value-type="float" office:value="5" table:style-name="ce10">
            <text:p>5</text:p>
          </table:table-cell>
          <table:table-cell office:value-type="float" office:value="11.25" table:style-name="ce10">
            <text:p>11.25</text:p>
          </table:table-cell>
          <table:table-cell office:value-type="float" office:value="34.167000000000002" table:style-name="ce10">
            <text:p>34.167</text:p>
          </table:table-cell>
          <table:table-cell office:value-type="float" office:value="49.582999999999998" table:style-name="ce10">
            <text:p>49.583</text:p>
          </table:table-cell>
          <table:table-cell office:value-type="float" office:value="9.4710000000000001" table:style-name="ce10">
            <text:p>9.471</text:p>
          </table:table-cell>
          <table:table-cell office:value-type="float" office:value="80.403000000000006" table:style-name="ce10">
            <text:p>80.403</text:p>
          </table:table-cell>
          <table:table-cell office:value-type="float" office:value="66.474000000000004" table:style-name="ce10">
            <text:p>66.474</text:p>
          </table:table-cell>
          <table:table-cell office:value-type="float" office:value="76.956999999999994" table:style-name="ce10">
            <text:p>76.957</text:p>
          </table:table-cell>
          <table:table-cell office:value-type="float" office:value="5.6790000000000003" table:style-name="ce10">
            <text:p>5.679</text:p>
          </table:table-cell>
          <table:table-cell office:value-type="float" office:value="87.119" table:style-name="ce10">
            <text:p>87.119</text:p>
          </table:table-cell>
          <table:table-cell office:value-type="float" office:value="7.202" table:style-name="ce10">
            <text:p>7.202</text:p>
          </table:table-cell>
          <table:table-cell office:value-type="float" office:value="5.6710000000000003" table:style-name="ce10">
            <text:p>5.671</text:p>
          </table:table-cell>
          <table:table-cell office:value-type="float" office:value="89.072999999999993" table:style-name="ce10">
            <text:p>89.073</text:p>
          </table:table-cell>
          <table:table-cell office:value-type="float" office:value="5.2560000000000002" table:style-name="ce10">
            <text:p>5.256</text:p>
          </table:table-cell>
          <table:table-cell office:value-type="float" office:value="36.585000000000001" table:style-name="ce10">
            <text:p>36.585</text:p>
          </table:table-cell>
          <table:table-cell office:value-type="float" office:value="48.78" table:style-name="ce10">
            <text:p>48.78</text:p>
          </table:table-cell>
          <table:table-cell office:value-type="float" office:value="14.634" table:style-name="ce10">
            <text:p>14.634</text:p>
          </table:table-cell>
          <table:table-cell office:value-type="float" office:value="20" table:style-name="ce10">
            <text:p>20</text:p>
          </table:table-cell>
          <table:table-cell office:value-type="float" office:value="53.332999999999998" table:style-name="ce10">
            <text:p>53.333</text:p>
          </table:table-cell>
          <table:table-cell office:value-type="float" office:value="26.667000000000002" table:style-name="ce10">
            <text:p>26.667</text:p>
          </table:table-cell>
          <table:table-cell office:value-type="float" office:value="43.902000000000001" table:style-name="ce10">
            <text:p>43.902</text:p>
          </table:table-cell>
          <table:table-cell office:value-type="float" office:value="36.585000000000001" table:style-name="ce10">
            <text:p>36.585</text:p>
          </table:table-cell>
          <table:table-cell office:value-type="float" office:value="19.512" table:style-name="ce10">
            <text:p>19.512</text:p>
          </table:table-cell>
          <table:table-cell office:value-type="float" office:value="62.5" table:style-name="ce10">
            <text:p>62.5</text:p>
          </table:table-cell>
          <table:table-cell office:value-type="float" office:value="22.5" table:style-name="ce10">
            <text:p>22.5</text:p>
          </table:table-cell>
          <table:table-cell office:value-type="float" office:value="15" table:style-name="ce10">
            <text:p>15</text:p>
          </table:table-cell>
          <table:table-cell office:value-type="float" office:value="53.332999999999998" table:style-name="ce10">
            <text:p>53.333</text:p>
          </table:table-cell>
          <table:table-cell office:value-type="float" office:value="40" table:style-name="ce10">
            <text:p>40</text:p>
          </table:table-cell>
          <table:table-cell office:value-type="float" office:value="6.6669999999999998" table:style-name="ce10">
            <text:p>6.667</text:p>
          </table:table-cell>
          <table:table-cell office:value-type="float" office:value="62.656999999999996" table:style-name="ce10">
            <text:p>62.657</text:p>
          </table:table-cell>
          <table:table-cell office:value-type="float" office:value="64.566000000000003" table:style-name="ce10">
            <text:p>64.566</text:p>
          </table:table-cell>
          <table:table-cell office:value-type="float" office:value="59.831000000000003" table:style-name="ce10">
            <text:p>59.831</text:p>
          </table:table-cell>
          <table:table-cell office:value-type="float" office:value="31.18" table:style-name="ce10">
            <text:p>31.18</text:p>
          </table:table-cell>
          <table:table-cell office:value-type="float" office:value="69.748000000000005" table:style-name="ce10">
            <text:p>69.748</text:p>
          </table:table-cell>
          <table:table-cell office:value-type="float" office:value="74.23" table:style-name="ce10">
            <text:p>74.23</text:p>
          </table:table-cell>
          <table:table-cell office:value-type="float" office:value="4.7619999999999996" table:style-name="ce10">
            <text:p>4.762</text:p>
          </table:table-cell>
          <table:table-cell office:value-type="float" office:value="77.191000000000003" table:style-name="ce10">
            <text:p>77.191</text:p>
          </table:table-cell>
          <table:table-cell office:value-type="float" office:value="25.350999999999999" table:style-name="ce10">
            <text:p>25.351</text:p>
          </table:table-cell>
          <table:table-cell office:value-type="float" office:value="73.864000000000004" table:style-name="ce10">
            <text:p>73.864</text:p>
          </table:table-cell>
          <table:table-cell table:number-columns-repeated="16264"/>
        </table:table-row>
        <table:table-row table:style-name="ro5">
          <table:table-cell office:value-type="string" table:style-name="ce4">
            <text:p>UKHSA</text:p>
          </table:table-cell>
          <table:table-cell office:value-type="string" table:style-name="ce4">
            <text:p>UK Health Security Agency</text:p>
          </table:table-cell>
          <table:table-cell office:value-type="string" table:style-name="ce4">
            <text:p>Health and Social Care</text:p>
          </table:table-cell>
          <table:table-cell table:style-name="ce4"/>
          <table:table-cell office:value-type="float" office:value="66.075999999999993" table:style-name="ce10">
            <text:p>66.076</text:p>
          </table:table-cell>
          <table:table-cell office:value-type="float" office:value="55.55" table:style-name="ce10">
            <text:p>55.55</text:p>
          </table:table-cell>
          <table:table-cell office:value-type="float" office:value="74.253" table:style-name="ce10">
            <text:p>74.253</text:p>
          </table:table-cell>
          <table:table-cell office:value-type="float" office:value="67.557000000000002" table:style-name="ce10">
            <text:p>67.557</text:p>
          </table:table-cell>
          <table:table-cell office:value-type="float" office:value="71.635000000000005" table:style-name="ce10">
            <text:p>71.635</text:p>
          </table:table-cell>
          <table:table-cell office:value-type="float" office:value="81.766999999999996" table:style-name="ce10">
            <text:p>81.767</text:p>
          </table:table-cell>
          <table:table-cell office:value-type="float" office:value="43.468000000000004" table:style-name="ce10">
            <text:p>43.468</text:p>
          </table:table-cell>
          <table:table-cell office:value-type="float" office:value="76.936000000000007" table:style-name="ce10">
            <text:p>76.936</text:p>
          </table:table-cell>
          <table:table-cell office:value-type="float" office:value="68.549000000000007" table:style-name="ce10">
            <text:p>68.549</text:p>
          </table:table-cell>
          <table:table-cell office:value-type="float" office:value="29.27" table:style-name="ce10">
            <text:p>29.27</text:p>
          </table:table-cell>
          <table:table-cell office:value-type="float" office:value="40.652000000000001" table:style-name="ce10">
            <text:p>40.652</text:p>
          </table:table-cell>
          <table:table-cell office:value-type="float" office:value="89.335999999999999" table:style-name="ce10">
            <text:p>89.336</text:p>
          </table:table-cell>
          <table:table-cell office:value-type="float" office:value="76.832999999999998" table:style-name="ce10">
            <text:p>76.833</text:p>
          </table:table-cell>
          <table:table-cell office:value-type="float" office:value="75.274000000000001" table:style-name="ce10">
            <text:p>75.274</text:p>
          </table:table-cell>
          <table:table-cell office:value-type="float" office:value="53.927999999999997" table:style-name="ce10">
            <text:p>53.928</text:p>
          </table:table-cell>
          <table:table-cell office:value-type="float" office:value="75.962999999999994" table:style-name="ce10">
            <text:p>75.963</text:p>
          </table:table-cell>
          <table:table-cell office:value-type="float" office:value="64.528999999999996" table:style-name="ce10">
            <text:p>64.529</text:p>
          </table:table-cell>
          <table:table-cell office:value-type="float" office:value="70.593999999999994" table:style-name="ce10">
            <text:p>70.594</text:p>
          </table:table-cell>
          <table:table-cell office:value-type="float" office:value="71.218999999999994" table:style-name="ce10">
            <text:p>71.219</text:p>
          </table:table-cell>
          <table:table-cell office:value-type="float" office:value="85.070999999999998" table:style-name="ce10">
            <text:p>85.071</text:p>
          </table:table-cell>
          <table:table-cell office:value-type="float" office:value="82.498000000000005" table:style-name="ce10">
            <text:p>82.498</text:p>
          </table:table-cell>
          <table:table-cell office:value-type="float" office:value="59.347999999999999" table:style-name="ce10">
            <text:p>59.348</text:p>
          </table:table-cell>
          <table:table-cell office:value-type="float" office:value="76.349000000000004" table:style-name="ce10">
            <text:p>76.349</text:p>
          </table:table-cell>
          <table:table-cell office:value-type="float" office:value="80.179000000000002" table:style-name="ce10">
            <text:p>80.179</text:p>
          </table:table-cell>
          <table:table-cell office:value-type="float" office:value="63.040999999999997" table:style-name="ce10">
            <text:p>63.041</text:p>
          </table:table-cell>
          <table:table-cell office:value-type="float" office:value="60.962000000000003" table:style-name="ce10">
            <text:p>60.962</text:p>
          </table:table-cell>
          <table:table-cell office:value-type="float" office:value="65.962000000000003" table:style-name="ce10">
            <text:p>65.962</text:p>
          </table:table-cell>
          <table:table-cell office:value-type="float" office:value="85.052999999999997" table:style-name="ce10">
            <text:p>85.053</text:p>
          </table:table-cell>
          <table:table-cell office:value-type="float" office:value="83.573999999999998" table:style-name="ce10">
            <text:p>83.574</text:p>
          </table:table-cell>
          <table:table-cell office:value-type="float" office:value="76.727999999999994" table:style-name="ce10">
            <text:p>76.728</text:p>
          </table:table-cell>
          <table:table-cell office:value-type="float" office:value="52.735999999999997" table:style-name="ce10">
            <text:p>52.736</text:p>
          </table:table-cell>
          <table:table-cell office:value-type="float" office:value="42.939" table:style-name="ce10">
            <text:p>42.939</text:p>
          </table:table-cell>
          <table:table-cell office:value-type="float" office:value="38.874000000000002" table:style-name="ce10">
            <text:p>38.874</text:p>
          </table:table-cell>
          <table:table-cell office:value-type="float" office:value="39.139000000000003" table:style-name="ce10">
            <text:p>39.139</text:p>
          </table:table-cell>
          <table:table-cell office:value-type="float" office:value="79.741" table:style-name="ce10">
            <text:p>79.741</text:p>
          </table:table-cell>
          <table:table-cell office:value-type="float" office:value="85.703999999999994" table:style-name="ce10">
            <text:p>85.704</text:p>
          </table:table-cell>
          <table:table-cell office:value-type="float" office:value="67.629000000000005" table:style-name="ce10">
            <text:p>67.629</text:p>
          </table:table-cell>
          <table:table-cell office:value-type="float" office:value="74.582999999999998" table:style-name="ce10">
            <text:p>74.583</text:p>
          </table:table-cell>
          <table:table-cell office:value-type="float" office:value="61.506" table:style-name="ce10">
            <text:p>61.506</text:p>
          </table:table-cell>
          <table:table-cell office:value-type="float" office:value="66.343000000000004" table:style-name="ce10">
            <text:p>66.343</text:p>
          </table:table-cell>
          <table:table-cell office:value-type="float" office:value="90.04" table:style-name="ce10">
            <text:p>90.04</text:p>
          </table:table-cell>
          <table:table-cell office:value-type="float" office:value="70.001999999999995" table:style-name="ce10">
            <text:p>70.002</text:p>
          </table:table-cell>
          <table:table-cell office:value-type="float" office:value="57.335000000000001" table:style-name="ce10">
            <text:p>57.335</text:p>
          </table:table-cell>
          <table:table-cell office:value-type="float" office:value="66.102999999999994" table:style-name="ce10">
            <text:p>66.103</text:p>
          </table:table-cell>
          <table:table-cell office:value-type="float" office:value="31.946999999999999" table:style-name="ce10">
            <text:p>31.947</text:p>
          </table:table-cell>
          <table:table-cell office:value-type="float" office:value="29.510999999999999" table:style-name="ce10">
            <text:p>29.511</text:p>
          </table:table-cell>
          <table:table-cell office:value-type="float" office:value="26.259" table:style-name="ce10">
            <text:p>26.259</text:p>
          </table:table-cell>
          <table:table-cell office:value-type="float" office:value="65.308000000000007" table:style-name="ce10">
            <text:p>65.308</text:p>
          </table:table-cell>
          <table:table-cell office:value-type="float" office:value="57.085999999999999" table:style-name="ce10">
            <text:p>57.086</text:p>
          </table:table-cell>
          <table:table-cell office:value-type="float" office:value="39.676000000000002" table:style-name="ce10">
            <text:p>39.676</text:p>
          </table:table-cell>
          <table:table-cell office:value-type="float" office:value="44.695999999999998" table:style-name="ce10">
            <text:p>44.696</text:p>
          </table:table-cell>
          <table:table-cell office:value-type="float" office:value="21.533000000000001" table:style-name="ce10">
            <text:p>21.533</text:p>
          </table:table-cell>
          <table:table-cell office:value-type="float" office:value="21.971" table:style-name="ce10">
            <text:p>21.971</text:p>
          </table:table-cell>
          <table:table-cell office:value-type="float" office:value="47.201999999999998" table:style-name="ce10">
            <text:p>47.202</text:p>
          </table:table-cell>
          <table:table-cell office:value-type="float" office:value="27.702999999999999" table:style-name="ce10">
            <text:p>27.703</text:p>
          </table:table-cell>
          <table:table-cell office:value-type="float" office:value="40.209000000000003" table:style-name="ce10">
            <text:p>40.209</text:p>
          </table:table-cell>
          <table:table-cell office:value-type="float" office:value="55.616" table:style-name="ce10">
            <text:p>55.616</text:p>
          </table:table-cell>
          <table:table-cell office:value-type="float" office:value="41.972000000000001" table:style-name="ce10">
            <text:p>41.972</text:p>
          </table:table-cell>
          <table:table-cell office:value-type="float" office:value="39.149000000000001" table:style-name="ce10">
            <text:p>39.149</text:p>
          </table:table-cell>
          <table:table-cell office:value-type="float" office:value="43.37" table:style-name="ce10">
            <text:p>43.37</text:p>
          </table:table-cell>
          <table:table-cell office:value-type="float" office:value="38.621000000000002" table:style-name="ce10">
            <text:p>38.621</text:p>
          </table:table-cell>
          <table:table-cell office:value-type="float" office:value="38.935000000000002" table:style-name="ce10">
            <text:p>38.935</text:p>
          </table:table-cell>
          <table:table-cell office:value-type="float" office:value="22.597000000000001" table:style-name="ce10">
            <text:p>22.597</text:p>
          </table:table-cell>
          <table:table-cell office:value-type="float" office:value="89.284000000000006" table:style-name="ce10">
            <text:p>89.284</text:p>
          </table:table-cell>
          <table:table-cell office:value-type="float" office:value="72.043999999999997" table:style-name="ce10">
            <text:p>72.044</text:p>
          </table:table-cell>
          <table:table-cell office:value-type="float" office:value="67.680999999999997" table:style-name="ce10">
            <text:p>67.681</text:p>
          </table:table-cell>
          <table:table-cell office:value-type="float" office:value="68.343999999999994" table:style-name="ce10">
            <text:p>68.344</text:p>
          </table:table-cell>
          <table:table-cell office:value-type="float" office:value="71.813000000000002" table:style-name="ce10">
            <text:p>71.813</text:p>
          </table:table-cell>
          <table:table-cell office:value-type="float" office:value="44.533000000000001" table:style-name="ce10">
            <text:p>44.533</text:p>
          </table:table-cell>
          <table:table-cell office:value-type="float" office:value="30.259" table:style-name="ce10">
            <text:p>30.259</text:p>
          </table:table-cell>
          <table:table-cell office:value-type="float" office:value="71.221999999999994" table:style-name="ce10">
            <text:p>71.222</text:p>
          </table:table-cell>
          <table:table-cell office:value-type="float" office:value="34.280999999999999" table:style-name="ce10">
            <text:p>34.281</text:p>
          </table:table-cell>
          <table:table-cell office:value-type="float" office:value="83.69" table:style-name="ce10">
            <text:p>83.69</text:p>
          </table:table-cell>
          <table:table-cell office:value-type="float" office:value="73.992000000000004" table:style-name="ce10">
            <text:p>73.992</text:p>
          </table:table-cell>
          <table:table-cell office:value-type="float" office:value="90.468000000000004" table:style-name="ce10">
            <text:p>90.468</text:p>
          </table:table-cell>
          <table:table-cell office:value-type="float" office:value="64.460999999999999" table:style-name="ce10">
            <text:p>64.461</text:p>
          </table:table-cell>
          <table:table-cell office:value-type="float" office:value="42.238" table:style-name="ce10">
            <text:p>42.238</text:p>
          </table:table-cell>
          <table:table-cell office:value-type="float" office:value="11.117000000000001" table:style-name="ce10">
            <text:p>11.117</text:p>
          </table:table-cell>
          <table:table-cell office:value-type="float" office:value="21.859000000000002" table:style-name="ce10">
            <text:p>21.859</text:p>
          </table:table-cell>
          <table:table-cell office:value-type="float" office:value="34.598999999999997" table:style-name="ce10">
            <text:p>34.599</text:p>
          </table:table-cell>
          <table:table-cell office:value-type="float" office:value="32.426000000000002" table:style-name="ce10">
            <text:p>32.426</text:p>
          </table:table-cell>
          <table:table-cell office:value-type="float" office:value="11.589" table:style-name="ce10">
            <text:p>11.589</text:p>
          </table:table-cell>
          <table:table-cell office:value-type="float" office:value="77.521000000000001" table:style-name="ce10">
            <text:p>77.521</text:p>
          </table:table-cell>
          <table:table-cell office:value-type="float" office:value="56.768999999999998" table:style-name="ce10">
            <text:p>56.769</text:p>
          </table:table-cell>
          <table:table-cell office:value-type="float" office:value="62.466000000000001" table:style-name="ce10">
            <text:p>62.466</text:p>
          </table:table-cell>
          <table:table-cell office:value-type="float" office:value="9.7759999999999998" table:style-name="ce10">
            <text:p>9.776</text:p>
          </table:table-cell>
          <table:table-cell office:value-type="float" office:value="83.332999999999998" table:style-name="ce10">
            <text:p>83.333</text:p>
          </table:table-cell>
          <table:table-cell office:value-type="float" office:value="6.891" table:style-name="ce10">
            <text:p>6.891</text:p>
          </table:table-cell>
          <table:table-cell office:value-type="float" office:value="11.564" table:style-name="ce10">
            <text:p>11.564</text:p>
          </table:table-cell>
          <table:table-cell office:value-type="float" office:value="82.665999999999997" table:style-name="ce10">
            <text:p>82.666</text:p>
          </table:table-cell>
          <table:table-cell office:value-type="float" office:value="5.77" table:style-name="ce10">
            <text:p>5.77</text:p>
          </table:table-cell>
          <table:table-cell office:value-type="float" office:value="41.075000000000003" table:style-name="ce10">
            <text:p>41.075</text:p>
          </table:table-cell>
          <table:table-cell office:value-type="float" office:value="47.311999999999998" table:style-name="ce10">
            <text:p>47.312</text:p>
          </table:table-cell>
          <table:table-cell office:value-type="float" office:value="11.613" table:style-name="ce10">
            <text:p>11.613</text:p>
          </table:table-cell>
          <table:table-cell office:value-type="float" office:value="30" table:style-name="ce10">
            <text:p>30</text:p>
          </table:table-cell>
          <table:table-cell office:value-type="float" office:value="59.473999999999997" table:style-name="ce10">
            <text:p>59.474</text:p>
          </table:table-cell>
          <table:table-cell office:value-type="float" office:value="10.526" table:style-name="ce10">
            <text:p>10.526</text:p>
          </table:table-cell>
          <table:table-cell office:value-type="float" office:value="38.012999999999998" table:style-name="ce10">
            <text:p>38.013</text:p>
          </table:table-cell>
          <table:table-cell office:value-type="float" office:value="32.396999999999998" table:style-name="ce10">
            <text:p>32.397</text:p>
          </table:table-cell>
          <table:table-cell office:value-type="float" office:value="29.59" table:style-name="ce10">
            <text:p>29.59</text:p>
          </table:table-cell>
          <table:table-cell office:value-type="float" office:value="61.637999999999998" table:style-name="ce10">
            <text:p>61.638</text:p>
          </table:table-cell>
          <table:table-cell office:value-type="float" office:value="20.042999999999999" table:style-name="ce10">
            <text:p>20.043</text:p>
          </table:table-cell>
          <table:table-cell office:value-type="float" office:value="18.318999999999999" table:style-name="ce10">
            <text:p>18.319</text:p>
          </table:table-cell>
          <table:table-cell office:value-type="float" office:value="30.89" table:style-name="ce10">
            <text:p>30.89</text:p>
          </table:table-cell>
          <table:table-cell office:value-type="float" office:value="57.067999999999998" table:style-name="ce10">
            <text:p>57.068</text:p>
          </table:table-cell>
          <table:table-cell office:value-type="float" office:value="12.042" table:style-name="ce10">
            <text:p>12.042</text:p>
          </table:table-cell>
          <table:table-cell office:value-type="float" office:value="59.954999999999998" table:style-name="ce10">
            <text:p>59.955</text:p>
          </table:table-cell>
          <table:table-cell office:value-type="float" office:value="67.867000000000004" table:style-name="ce10">
            <text:p>67.867</text:p>
          </table:table-cell>
          <table:table-cell office:value-type="float" office:value="58.771999999999998" table:style-name="ce10">
            <text:p>58.772</text:p>
          </table:table-cell>
          <table:table-cell office:value-type="float" office:value="36.899000000000001" table:style-name="ce10">
            <text:p>36.899</text:p>
          </table:table-cell>
          <table:table-cell office:value-type="float" office:value="70.84" table:style-name="ce10">
            <text:p>70.84</text:p>
          </table:table-cell>
          <table:table-cell office:value-type="float" office:value="70.338999999999999" table:style-name="ce10">
            <text:p>70.339</text:p>
          </table:table-cell>
          <table:table-cell office:value-type="float" office:value="4.8159999999999998" table:style-name="ce10">
            <text:p>4.816</text:p>
          </table:table-cell>
          <table:table-cell office:value-type="float" office:value="76.248999999999995" table:style-name="ce10">
            <text:p>76.249</text:p>
          </table:table-cell>
          <table:table-cell office:value-type="float" office:value="30.463000000000001" table:style-name="ce10">
            <text:p>30.463</text:p>
          </table:table-cell>
          <table:table-cell office:value-type="float" office:value="73.055000000000007" table:style-name="ce10">
            <text:p>73.055</text:p>
          </table:table-cell>
          <table:table-cell table:number-columns-repeated="16264"/>
        </table:table-row>
        <table:table-row table:style-name="ro5">
          <table:table-cell office:value-type="string" table:style-name="ce4">
            <text:p>UKSA</text:p>
          </table:table-cell>
          <table:table-cell office:value-type="string" table:style-name="ce4">
            <text:p>UK Statistics Authority</text:p>
          </table:table-cell>
          <table:table-cell office:value-type="string" table:style-name="ce4">
            <text:p>UK Statistics Authority</text:p>
          </table:table-cell>
          <table:table-cell office:value-type="string" table:style-name="ce4">
            <text:p>[note 6]</text:p>
          </table:table-cell>
          <table:table-cell office:value-type="float" office:value="96.748000000000005" table:style-name="ce10">
            <text:p>96.748</text:p>
          </table:table-cell>
          <table:table-cell office:value-type="float" office:value="74.28" table:style-name="ce10">
            <text:p>74.28</text:p>
          </table:table-cell>
          <table:table-cell office:value-type="float" office:value="87.899000000000001" table:style-name="ce10">
            <text:p>87.899</text:p>
          </table:table-cell>
          <table:table-cell office:value-type="float" office:value="93.697000000000003" table:style-name="ce10">
            <text:p>93.697</text:p>
          </table:table-cell>
          <table:table-cell office:value-type="float" office:value="81.558999999999997" table:style-name="ce10">
            <text:p>81.559</text:p>
          </table:table-cell>
          <table:table-cell office:value-type="float" office:value="88.515000000000001" table:style-name="ce10">
            <text:p>88.515</text:p>
          </table:table-cell>
          <table:table-cell office:value-type="float" office:value="64.075999999999993" table:style-name="ce10">
            <text:p>64.076</text:p>
          </table:table-cell>
          <table:table-cell office:value-type="float" office:value="88.866" table:style-name="ce10">
            <text:p>88.866</text:p>
          </table:table-cell>
          <table:table-cell office:value-type="float" office:value="84.733999999999995" table:style-name="ce10">
            <text:p>84.734</text:p>
          </table:table-cell>
          <table:table-cell office:value-type="float" office:value="41.737000000000002" table:style-name="ce10">
            <text:p>41.737</text:p>
          </table:table-cell>
          <table:table-cell office:value-type="float" office:value="77.123999999999995" table:style-name="ce10">
            <text:p>77.124</text:p>
          </table:table-cell>
          <table:table-cell office:value-type="float" office:value="95.798000000000002" table:style-name="ce10">
            <text:p>95.798</text:p>
          </table:table-cell>
          <table:table-cell office:value-type="float" office:value="88.234999999999999" table:style-name="ce10">
            <text:p>88.235</text:p>
          </table:table-cell>
          <table:table-cell office:value-type="float" office:value="83.897999999999996" table:style-name="ce10">
            <text:p>83.898</text:p>
          </table:table-cell>
          <table:table-cell office:value-type="float" office:value="77.965999999999994" table:style-name="ce10">
            <text:p>77.966</text:p>
          </table:table-cell>
          <table:table-cell office:value-type="float" office:value="93.277000000000001" table:style-name="ce10">
            <text:p>93.277</text:p>
          </table:table-cell>
          <table:table-cell office:value-type="float" office:value="94.117999999999995" table:style-name="ce10">
            <text:p>94.118</text:p>
          </table:table-cell>
          <table:table-cell office:value-type="float" office:value="93.277000000000001" table:style-name="ce10">
            <text:p>93.277</text:p>
          </table:table-cell>
          <table:table-cell office:value-type="float" office:value="84.745999999999995" table:style-name="ce10">
            <text:p>84.746</text:p>
          </table:table-cell>
          <table:table-cell office:value-type="float" office:value="91.525000000000006" table:style-name="ce10">
            <text:p>91.525</text:p>
          </table:table-cell>
          <table:table-cell office:value-type="float" office:value="93.22" table:style-name="ce10">
            <text:p>93.22</text:p>
          </table:table-cell>
          <table:table-cell office:value-type="float" office:value="77.311000000000007" table:style-name="ce10">
            <text:p>77.311</text:p>
          </table:table-cell>
          <table:table-cell office:value-type="float" office:value="91.596999999999994" table:style-name="ce10">
            <text:p>91.597</text:p>
          </table:table-cell>
          <table:table-cell office:value-type="float" office:value="89.075999999999993" table:style-name="ce10">
            <text:p>89.076</text:p>
          </table:table-cell>
          <table:table-cell office:value-type="float" office:value="67.227000000000004" table:style-name="ce10">
            <text:p>67.227</text:p>
          </table:table-cell>
          <table:table-cell office:value-type="float" office:value="63.866" table:style-name="ce10">
            <text:p>63.866</text:p>
          </table:table-cell>
          <table:table-cell office:value-type="float" office:value="75.63" table:style-name="ce10">
            <text:p>75.63</text:p>
          </table:table-cell>
          <table:table-cell office:value-type="float" office:value="87.394999999999996" table:style-name="ce10">
            <text:p>87.395</text:p>
          </table:table-cell>
          <table:table-cell office:value-type="float" office:value="89.075999999999993" table:style-name="ce10">
            <text:p>89.076</text:p>
          </table:table-cell>
          <table:table-cell office:value-type="float" office:value="89.075999999999993" table:style-name="ce10">
            <text:p>89.076</text:p>
          </table:table-cell>
          <table:table-cell office:value-type="float" office:value="78.150999999999996" table:style-name="ce10">
            <text:p>78.151</text:p>
          </table:table-cell>
          <table:table-cell office:value-type="float" office:value="54.622" table:style-name="ce10">
            <text:p>54.622</text:p>
          </table:table-cell>
          <table:table-cell office:value-type="float" office:value="65.546000000000006" table:style-name="ce10">
            <text:p>65.546</text:p>
          </table:table-cell>
          <table:table-cell office:value-type="float" office:value="57.982999999999997" table:style-name="ce10">
            <text:p>57.983</text:p>
          </table:table-cell>
          <table:table-cell office:value-type="float" office:value="92.436999999999998" table:style-name="ce10">
            <text:p>92.437</text:p>
          </table:table-cell>
          <table:table-cell office:value-type="float" office:value="90.756" table:style-name="ce10">
            <text:p>90.756</text:p>
          </table:table-cell>
          <table:table-cell office:value-type="float" office:value="80.671999999999997" table:style-name="ce10">
            <text:p>80.672</text:p>
          </table:table-cell>
          <table:table-cell office:value-type="float" office:value="91.596999999999994" table:style-name="ce10">
            <text:p>91.597</text:p>
          </table:table-cell>
          <table:table-cell office:value-type="float" office:value="89.075999999999993" table:style-name="ce10">
            <text:p>89.076</text:p>
          </table:table-cell>
          <table:table-cell office:value-type="float" office:value="84.873999999999995" table:style-name="ce10">
            <text:p>84.874</text:p>
          </table:table-cell>
          <table:table-cell office:value-type="float" office:value="94.957999999999998" table:style-name="ce10">
            <text:p>94.958</text:p>
          </table:table-cell>
          <table:table-cell office:value-type="float" office:value="89.915999999999997" table:style-name="ce10">
            <text:p>89.916</text:p>
          </table:table-cell>
          <table:table-cell office:value-type="float" office:value="70.587999999999994" table:style-name="ce10">
            <text:p>70.588</text:p>
          </table:table-cell>
          <table:table-cell office:value-type="float" office:value="78.992000000000004" table:style-name="ce10">
            <text:p>78.992</text:p>
          </table:table-cell>
          <table:table-cell office:value-type="float" office:value="43.697000000000003" table:style-name="ce10">
            <text:p>43.697</text:p>
          </table:table-cell>
          <table:table-cell office:value-type="float" office:value="48.738999999999997" table:style-name="ce10">
            <text:p>48.739</text:p>
          </table:table-cell>
          <table:table-cell office:value-type="float" office:value="32.773000000000003" table:style-name="ce10">
            <text:p>32.773</text:p>
          </table:table-cell>
          <table:table-cell office:value-type="float" office:value="84.873999999999995" table:style-name="ce10">
            <text:p>84.874</text:p>
          </table:table-cell>
          <table:table-cell office:value-type="float" office:value="84.034000000000006" table:style-name="ce10">
            <text:p>84.034</text:p>
          </table:table-cell>
          <table:table-cell office:value-type="float" office:value="82.352999999999994" table:style-name="ce10">
            <text:p>82.353</text:p>
          </table:table-cell>
          <table:table-cell office:value-type="float" office:value="84.873999999999995" table:style-name="ce10">
            <text:p>84.874</text:p>
          </table:table-cell>
          <table:table-cell office:value-type="float" office:value="67.227000000000004" table:style-name="ce10">
            <text:p>67.227</text:p>
          </table:table-cell>
          <table:table-cell office:value-type="float" office:value="68.066999999999993" table:style-name="ce10">
            <text:p>68.067</text:p>
          </table:table-cell>
          <table:table-cell office:value-type="float" office:value="83.051000000000002" table:style-name="ce10">
            <text:p>83.051</text:p>
          </table:table-cell>
          <table:table-cell office:value-type="float" office:value="70.587999999999994" table:style-name="ce10">
            <text:p>70.588</text:p>
          </table:table-cell>
          <table:table-cell office:value-type="float" office:value="68.908000000000001" table:style-name="ce10">
            <text:p>68.908</text:p>
          </table:table-cell>
          <table:table-cell office:value-type="float" office:value="84.873999999999995" table:style-name="ce10">
            <text:p>84.874</text:p>
          </table:table-cell>
          <table:table-cell office:value-type="float" office:value="84.034000000000006" table:style-name="ce10">
            <text:p>84.034</text:p>
          </table:table-cell>
          <table:table-cell office:value-type="float" office:value="52.941000000000003" table:style-name="ce10">
            <text:p>52.941</text:p>
          </table:table-cell>
          <table:table-cell office:value-type="float" office:value="68.644000000000005" table:style-name="ce10">
            <text:p>68.644</text:p>
          </table:table-cell>
          <table:table-cell office:value-type="float" office:value="73.728999999999999" table:style-name="ce10">
            <text:p>73.729</text:p>
          </table:table-cell>
          <table:table-cell office:value-type="float" office:value="76.471000000000004" table:style-name="ce10">
            <text:p>76.471</text:p>
          </table:table-cell>
          <table:table-cell office:value-type="float" office:value="47.457999999999998" table:style-name="ce10">
            <text:p>47.458</text:p>
          </table:table-cell>
          <table:table-cell office:value-type="float" office:value="94.117999999999995" table:style-name="ce10">
            <text:p>94.118</text:p>
          </table:table-cell>
          <table:table-cell office:value-type="float" office:value="89.915999999999997" table:style-name="ce10">
            <text:p>89.916</text:p>
          </table:table-cell>
          <table:table-cell office:value-type="float" office:value="78.150999999999996" table:style-name="ce10">
            <text:p>78.151</text:p>
          </table:table-cell>
          <table:table-cell office:value-type="float" office:value="75.63" table:style-name="ce10">
            <text:p>75.63</text:p>
          </table:table-cell>
          <table:table-cell office:value-type="float" office:value="81.513000000000005" table:style-name="ce10">
            <text:p>81.513</text:p>
          </table:table-cell>
          <table:table-cell office:value-type="float" office:value="73.95" table:style-name="ce10">
            <text:p>73.95</text:p>
          </table:table-cell>
          <table:table-cell office:value-type="float" office:value="52.941000000000003" table:style-name="ce10">
            <text:p>52.941</text:p>
          </table:table-cell>
          <table:table-cell office:value-type="float" office:value="79.831999999999994" table:style-name="ce10">
            <text:p>79.832</text:p>
          </table:table-cell>
          <table:table-cell office:value-type="float" office:value="69.748000000000005" table:style-name="ce10">
            <text:p>69.748</text:p>
          </table:table-cell>
          <table:table-cell office:value-type="float" office:value="90.756" table:style-name="ce10">
            <text:p>90.756</text:p>
          </table:table-cell>
          <table:table-cell office:value-type="float" office:value="94.957999999999998" table:style-name="ce10">
            <text:p>94.958</text:p>
          </table:table-cell>
          <table:table-cell office:value-type="float" office:value="97.478999999999999" table:style-name="ce10">
            <text:p>97.479</text:p>
          </table:table-cell>
          <table:table-cell office:value-type="float" office:value="64.406999999999996" table:style-name="ce10">
            <text:p>64.407</text:p>
          </table:table-cell>
          <table:table-cell office:value-type="float" office:value="68.066999999999993" table:style-name="ce10">
            <text:p>68.067</text:p>
          </table:table-cell>
          <table:table-cell office:value-type="float" office:value="5.0419999999999998" table:style-name="ce10">
            <text:p>5.042</text:p>
          </table:table-cell>
          <table:table-cell office:value-type="float" office:value="19.327999999999999" table:style-name="ce10">
            <text:p>19.328</text:p>
          </table:table-cell>
          <table:table-cell office:value-type="float" office:value="42.856999999999999" table:style-name="ce10">
            <text:p>42.857</text:p>
          </table:table-cell>
          <table:table-cell office:value-type="float" office:value="32.773000000000003" table:style-name="ce10">
            <text:p>32.773</text:p>
          </table:table-cell>
          <table:table-cell office:value-type="float" office:value="1.681" table:style-name="ce10">
            <text:p>1.681</text:p>
          </table:table-cell>
          <table:table-cell office:value-type="float" office:value="91.596999999999994" table:style-name="ce10">
            <text:p>91.597</text:p>
          </table:table-cell>
          <table:table-cell office:value-type="float" office:value="68.908000000000001" table:style-name="ce10">
            <text:p>68.908</text:p>
          </table:table-cell>
          <table:table-cell office:value-type="float" office:value="86.555000000000007" table:style-name="ce10">
            <text:p>86.555</text:p>
          </table:table-cell>
          <table:table-cell office:value-type="float" office:value="5.0419999999999998" table:style-name="ce10">
            <text:p>5.042</text:p>
          </table:table-cell>
          <table:table-cell office:value-type="float" office:value="89.075999999999993" table:style-name="ce10">
            <text:p>89.076</text:p>
          </table:table-cell>
          <table:table-cell office:value-type="float" office:value="5.8819999999999997" table:style-name="ce10">
            <text:p>5.882</text:p>
          </table:table-cell>
          <table:table-cell office:value-type="float" office:value="4.202" table:style-name="ce10">
            <text:p>4.202</text:p>
          </table:table-cell>
          <table:table-cell office:value-type="float" office:value="93.277000000000001" table:style-name="ce10">
            <text:p>93.277</text:p>
          </table:table-cell>
          <table:table-cell office:value-type="float" office:value="2.5209999999999999" table:style-name="ce10">
            <text:p>2.521</text:p>
          </table:table-cell>
          <table:table-cell office:value-type="float" office:value="20" table:style-name="ce10">
            <text:p>20</text:p>
          </table:table-cell>
          <table:table-cell office:value-type="float" office:value="80" table:style-name="ce10">
            <text:p>8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60" table:style-name="ce10">
            <text:p>60</text:p>
          </table:table-cell>
          <table:table-cell office:value-type="float" office:value="20" table:style-name="ce10">
            <text:p>20</text:p>
          </table:table-cell>
          <table:table-cell office:value-type="float" office:value="20" table:style-name="ce10">
            <text:p>20</text:p>
          </table:table-cell>
          <table:table-cell office:value-type="float" office:value="80" table:style-name="ce10">
            <text:p>80</text:p>
          </table:table-cell>
          <table:table-cell office:value-type="float" office:value="20" table:style-name="ce10">
            <text:p>2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63.024999999999999" table:style-name="ce10">
            <text:p>63.025</text:p>
          </table:table-cell>
          <table:table-cell office:value-type="float" office:value="71.429000000000002" table:style-name="ce10">
            <text:p>71.429</text:p>
          </table:table-cell>
          <table:table-cell office:value-type="float" office:value="59.664000000000001" table:style-name="ce10">
            <text:p>59.664</text:p>
          </table:table-cell>
          <table:table-cell office:value-type="float" office:value="36.134" table:style-name="ce10">
            <text:p>36.134</text:p>
          </table:table-cell>
          <table:table-cell office:value-type="float" office:value="74.790000000000006" table:style-name="ce10">
            <text:p>74.79</text:p>
          </table:table-cell>
          <table:table-cell office:value-type="float" office:value="74.790000000000006" table:style-name="ce10">
            <text:p>74.79</text:p>
          </table:table-cell>
          <table:table-cell office:value-type="float" office:value="2.5209999999999999" table:style-name="ce10">
            <text:p>2.521</text:p>
          </table:table-cell>
          <table:table-cell office:value-type="float" office:value="87.394999999999996" table:style-name="ce10">
            <text:p>87.395</text:p>
          </table:table-cell>
          <table:table-cell office:value-type="float" office:value="19.809000000000001" table:style-name="ce10">
            <text:p>19.809</text:p>
          </table:table-cell>
          <table:table-cell office:value-type="float" office:value="76.016999999999996" table:style-name="ce10">
            <text:p>76.017</text:p>
          </table:table-cell>
          <table:table-cell table:number-columns-repeated="16264"/>
        </table:table-row>
        <table:table-row table:style-name="ro5">
          <table:table-cell office:value-type="string" table:style-name="ce4">
            <text:p>VCA</text:p>
          </table:table-cell>
          <table:table-cell office:value-type="string" table:style-name="ce4">
            <text:p>Vehicle Certification Agency</text:p>
          </table:table-cell>
          <table:table-cell office:value-type="string" table:style-name="ce4">
            <text:p>Transport</text:p>
          </table:table-cell>
          <table:table-cell table:style-name="ce4"/>
          <table:table-cell office:value-type="float" office:value="87.917000000000002" table:style-name="ce10">
            <text:p>87.917</text:p>
          </table:table-cell>
          <table:table-cell office:value-type="float" office:value="61.881" table:style-name="ce10">
            <text:p>61.881</text:p>
          </table:table-cell>
          <table:table-cell office:value-type="float" office:value="76.114000000000004" table:style-name="ce10">
            <text:p>76.114</text:p>
          </table:table-cell>
          <table:table-cell office:value-type="float" office:value="67.299000000000007" table:style-name="ce10">
            <text:p>67.299</text:p>
          </table:table-cell>
          <table:table-cell office:value-type="float" office:value="71.721999999999994" table:style-name="ce10">
            <text:p>71.722</text:p>
          </table:table-cell>
          <table:table-cell office:value-type="float" office:value="81.27" table:style-name="ce10">
            <text:p>81.27</text:p>
          </table:table-cell>
          <table:table-cell office:value-type="float" office:value="49.960999999999999" table:style-name="ce10">
            <text:p>49.961</text:p>
          </table:table-cell>
          <table:table-cell office:value-type="float" office:value="78.436000000000007" table:style-name="ce10">
            <text:p>78.436</text:p>
          </table:table-cell>
          <table:table-cell office:value-type="float" office:value="69.668000000000006" table:style-name="ce10">
            <text:p>69.668</text:p>
          </table:table-cell>
          <table:table-cell office:value-type="float" office:value="23.696999999999999" table:style-name="ce10">
            <text:p>23.697</text:p>
          </table:table-cell>
          <table:table-cell office:value-type="float" office:value="52.343000000000004" table:style-name="ce10">
            <text:p>52.343</text:p>
          </table:table-cell>
          <table:table-cell office:value-type="float" office:value="89.1" table:style-name="ce10">
            <text:p>89.1</text:p>
          </table:table-cell>
          <table:table-cell office:value-type="float" office:value="81.043000000000006" table:style-name="ce10">
            <text:p>81.043</text:p>
          </table:table-cell>
          <table:table-cell office:value-type="float" office:value="69.194000000000003" table:style-name="ce10">
            <text:p>69.194</text:p>
          </table:table-cell>
          <table:table-cell office:value-type="float" office:value="63.033000000000001" table:style-name="ce10">
            <text:p>63.033</text:p>
          </table:table-cell>
          <table:table-cell office:value-type="float" office:value="78.198999999999998" table:style-name="ce10">
            <text:p>78.199</text:p>
          </table:table-cell>
          <table:table-cell office:value-type="float" office:value="62.558999999999997" table:style-name="ce10">
            <text:p>62.559</text:p>
          </table:table-cell>
          <table:table-cell office:value-type="float" office:value="72.037999999999997" table:style-name="ce10">
            <text:p>72.038</text:p>
          </table:table-cell>
          <table:table-cell office:value-type="float" office:value="68.72" table:style-name="ce10">
            <text:p>68.72</text:p>
          </table:table-cell>
          <table:table-cell office:value-type="float" office:value="85.308000000000007" table:style-name="ce10">
            <text:p>85.308</text:p>
          </table:table-cell>
          <table:table-cell office:value-type="float" office:value="79.147000000000006" table:style-name="ce10">
            <text:p>79.147</text:p>
          </table:table-cell>
          <table:table-cell office:value-type="float" office:value="60.664000000000001" table:style-name="ce10">
            <text:p>60.664</text:p>
          </table:table-cell>
          <table:table-cell office:value-type="float" office:value="73.459999999999994" table:style-name="ce10">
            <text:p>73.46</text:p>
          </table:table-cell>
          <table:table-cell office:value-type="float" office:value="77.724999999999994" table:style-name="ce10">
            <text:p>77.725</text:p>
          </table:table-cell>
          <table:table-cell office:value-type="float" office:value="69.194000000000003" table:style-name="ce10">
            <text:p>69.194</text:p>
          </table:table-cell>
          <table:table-cell office:value-type="float" office:value="59.524000000000001" table:style-name="ce10">
            <text:p>59.524</text:p>
          </table:table-cell>
          <table:table-cell office:value-type="float" office:value="71.563999999999993" table:style-name="ce10">
            <text:p>71.564</text:p>
          </table:table-cell>
          <table:table-cell office:value-type="float" office:value="87.619" table:style-name="ce10">
            <text:p>87.619</text:p>
          </table:table-cell>
          <table:table-cell office:value-type="float" office:value="82.381" table:style-name="ce10">
            <text:p>82.381</text:p>
          </table:table-cell>
          <table:table-cell office:value-type="float" office:value="73.81" table:style-name="ce10">
            <text:p>73.81</text:p>
          </table:table-cell>
          <table:table-cell office:value-type="float" office:value="59.241999999999997" table:style-name="ce10">
            <text:p>59.242</text:p>
          </table:table-cell>
          <table:table-cell office:value-type="float" office:value="51.442" table:style-name="ce10">
            <text:p>51.442</text:p>
          </table:table-cell>
          <table:table-cell office:value-type="float" office:value="41.148000000000003" table:style-name="ce10">
            <text:p>41.148</text:p>
          </table:table-cell>
          <table:table-cell office:value-type="float" office:value="46.89" table:style-name="ce10">
            <text:p>46.89</text:p>
          </table:table-cell>
          <table:table-cell office:value-type="float" office:value="83.885999999999996" table:style-name="ce10">
            <text:p>83.886</text:p>
          </table:table-cell>
          <table:table-cell office:value-type="float" office:value="84.834000000000003" table:style-name="ce10">
            <text:p>84.834</text:p>
          </table:table-cell>
          <table:table-cell office:value-type="float" office:value="67.772999999999996" table:style-name="ce10">
            <text:p>67.773</text:p>
          </table:table-cell>
          <table:table-cell office:value-type="float" office:value="77.251000000000005" table:style-name="ce10">
            <text:p>77.251</text:p>
          </table:table-cell>
          <table:table-cell office:value-type="float" office:value="60.19" table:style-name="ce10">
            <text:p>60.19</text:p>
          </table:table-cell>
          <table:table-cell office:value-type="float" office:value="73.459999999999994" table:style-name="ce10">
            <text:p>73.46</text:p>
          </table:table-cell>
          <table:table-cell office:value-type="float" office:value="86.73" table:style-name="ce10">
            <text:p>86.73</text:p>
          </table:table-cell>
          <table:table-cell office:value-type="float" office:value="69.194000000000003" table:style-name="ce10">
            <text:p>69.194</text:p>
          </table:table-cell>
          <table:table-cell office:value-type="float" office:value="58.094999999999999" table:style-name="ce10">
            <text:p>58.095</text:p>
          </table:table-cell>
          <table:table-cell office:value-type="float" office:value="70.141999999999996" table:style-name="ce10">
            <text:p>70.142</text:p>
          </table:table-cell>
          <table:table-cell office:value-type="float" office:value="22.274999999999999" table:style-name="ce10">
            <text:p>22.275</text:p>
          </table:table-cell>
          <table:table-cell office:value-type="float" office:value="30.332000000000001" table:style-name="ce10">
            <text:p>30.332</text:p>
          </table:table-cell>
          <table:table-cell office:value-type="float" office:value="18.483000000000001" table:style-name="ce10">
            <text:p>18.483</text:p>
          </table:table-cell>
          <table:table-cell office:value-type="float" office:value="63.033000000000001" table:style-name="ce10">
            <text:p>63.033</text:p>
          </table:table-cell>
          <table:table-cell office:value-type="float" office:value="61.137" table:style-name="ce10">
            <text:p>61.137</text:p>
          </table:table-cell>
          <table:table-cell office:value-type="float" office:value="50" table:style-name="ce10">
            <text:p>50</text:p>
          </table:table-cell>
          <table:table-cell office:value-type="float" office:value="52.381" table:style-name="ce10">
            <text:p>52.381</text:p>
          </table:table-cell>
          <table:table-cell office:value-type="float" office:value="33.332999999999998" table:style-name="ce10">
            <text:p>33.333</text:p>
          </table:table-cell>
          <table:table-cell office:value-type="float" office:value="44.286000000000001" table:style-name="ce10">
            <text:p>44.286</text:p>
          </table:table-cell>
          <table:table-cell office:value-type="float" office:value="62.856999999999999" table:style-name="ce10">
            <text:p>62.857</text:p>
          </table:table-cell>
          <table:table-cell office:value-type="float" office:value="47.143000000000001" table:style-name="ce10">
            <text:p>47.143</text:p>
          </table:table-cell>
          <table:table-cell office:value-type="float" office:value="55.238" table:style-name="ce10">
            <text:p>55.238</text:p>
          </table:table-cell>
          <table:table-cell office:value-type="float" office:value="66.825000000000003" table:style-name="ce10">
            <text:p>66.825</text:p>
          </table:table-cell>
          <table:table-cell office:value-type="float" office:value="59.716000000000001" table:style-name="ce10">
            <text:p>59.716</text:p>
          </table:table-cell>
          <table:table-cell office:value-type="float" office:value="48.094999999999999" table:style-name="ce10">
            <text:p>48.095</text:p>
          </table:table-cell>
          <table:table-cell office:value-type="float" office:value="48.094999999999999" table:style-name="ce10">
            <text:p>48.095</text:p>
          </table:table-cell>
          <table:table-cell office:value-type="float" office:value="44.762" table:style-name="ce10">
            <text:p>44.762</text:p>
          </table:table-cell>
          <table:table-cell office:value-type="float" office:value="41.429000000000002" table:style-name="ce10">
            <text:p>41.429</text:p>
          </table:table-cell>
          <table:table-cell office:value-type="float" office:value="26.19" table:style-name="ce10">
            <text:p>26.19</text:p>
          </table:table-cell>
          <table:table-cell office:value-type="float" office:value="90.046999999999997" table:style-name="ce10">
            <text:p>90.047</text:p>
          </table:table-cell>
          <table:table-cell office:value-type="float" office:value="67.143000000000001" table:style-name="ce10">
            <text:p>67.143</text:p>
          </table:table-cell>
          <table:table-cell office:value-type="float" office:value="70.951999999999998" table:style-name="ce10">
            <text:p>70.952</text:p>
          </table:table-cell>
          <table:table-cell office:value-type="float" office:value="65.55" table:style-name="ce10">
            <text:p>65.55</text:p>
          </table:table-cell>
          <table:table-cell office:value-type="float" office:value="70.141999999999996" table:style-name="ce10">
            <text:p>70.142</text:p>
          </table:table-cell>
          <table:table-cell office:value-type="float" office:value="56.459000000000003" table:style-name="ce10">
            <text:p>56.459</text:p>
          </table:table-cell>
          <table:table-cell office:value-type="float" office:value="40.191000000000003" table:style-name="ce10">
            <text:p>40.191</text:p>
          </table:table-cell>
          <table:table-cell office:value-type="float" office:value="85.781999999999996" table:style-name="ce10">
            <text:p>85.782</text:p>
          </table:table-cell>
          <table:table-cell office:value-type="float" office:value="30.475999999999999" table:style-name="ce10">
            <text:p>30.476</text:p>
          </table:table-cell>
          <table:table-cell office:value-type="float" office:value="80.861000000000004" table:style-name="ce10">
            <text:p>80.861</text:p>
          </table:table-cell>
          <table:table-cell office:value-type="float" office:value="73.933999999999997" table:style-name="ce10">
            <text:p>73.934</text:p>
          </table:table-cell>
          <table:table-cell office:value-type="float" office:value="94.313000000000002" table:style-name="ce10">
            <text:p>94.313</text:p>
          </table:table-cell>
          <table:table-cell office:value-type="float" office:value="66.19" table:style-name="ce10">
            <text:p>66.19</text:p>
          </table:table-cell>
          <table:table-cell office:value-type="float" office:value="60" table:style-name="ce10">
            <text:p>60</text:p>
          </table:table-cell>
          <table:table-cell office:value-type="float" office:value="6.19" table:style-name="ce10">
            <text:p>6.19</text:p>
          </table:table-cell>
          <table:table-cell office:value-type="float" office:value="16.667000000000002" table:style-name="ce10">
            <text:p>16.667</text:p>
          </table:table-cell>
          <table:table-cell office:value-type="float" office:value="39.524000000000001" table:style-name="ce10">
            <text:p>39.524</text:p>
          </table:table-cell>
          <table:table-cell office:value-type="float" office:value="37.619" table:style-name="ce10">
            <text:p>37.619</text:p>
          </table:table-cell>
          <table:table-cell office:value-type="float" office:value="9.9529999999999994" table:style-name="ce10">
            <text:p>9.953</text:p>
          </table:table-cell>
          <table:table-cell office:value-type="float" office:value="80.287999999999997" table:style-name="ce10">
            <text:p>80.288</text:p>
          </table:table-cell>
          <table:table-cell office:value-type="float" office:value="61.537999999999997" table:style-name="ce10">
            <text:p>61.538</text:p>
          </table:table-cell>
          <table:table-cell office:value-type="float" office:value="73.399000000000001" table:style-name="ce10">
            <text:p>73.399</text:p>
          </table:table-cell>
          <table:table-cell office:value-type="float" office:value="7.1429999999999998" table:style-name="ce10">
            <text:p>7.143</text:p>
          </table:table-cell>
          <table:table-cell office:value-type="float" office:value="87.619" table:style-name="ce10">
            <text:p>87.619</text:p>
          </table:table-cell>
          <table:table-cell office:value-type="float" office:value="5.2380000000000004" table:style-name="ce10">
            <text:p>5.238</text:p>
          </table:table-cell>
          <table:table-cell office:value-type="float" office:value="6.19" table:style-name="ce10">
            <text:p>6.19</text:p>
          </table:table-cell>
          <table:table-cell office:value-type="float" office:value="89.524000000000001" table:style-name="ce10">
            <text:p>89.524</text:p>
          </table:table-cell>
          <table:table-cell office:value-type="float" office:value="4.2859999999999996" table:style-name="ce10">
            <text:p>4.286</text:p>
          </table:table-cell>
          <table:table-cell office:value-type="float" office:value="15.385" table:style-name="ce10">
            <text:p>15.385</text:p>
          </table:table-cell>
          <table:table-cell office:value-type="float" office:value="76.923000000000002" table:style-name="ce10">
            <text:p>76.923</text:p>
          </table:table-cell>
          <table:table-cell office:value-type="float" office:value="7.6920000000000002" table:style-name="ce10">
            <text:p>7.692</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15.385" table:style-name="ce10">
            <text:p>15.385</text:p>
          </table:table-cell>
          <table:table-cell office:value-type="float" office:value="61.537999999999997" table:style-name="ce10">
            <text:p>61.538</text:p>
          </table:table-cell>
          <table:table-cell office:value-type="float" office:value="23.077000000000002" table:style-name="ce10">
            <text:p>23.077</text:p>
          </table:table-cell>
          <table:table-cell office:value-type="float" office:value="92.308000000000007" table:style-name="ce10">
            <text:p>92.308</text:p>
          </table:table-cell>
          <table:table-cell office:value-type="float" office:value="0" table:style-name="ce10">
            <text:p>0</text:p>
          </table:table-cell>
          <table:table-cell office:value-type="float" office:value="7.6920000000000002" table:style-name="ce10">
            <text:p>7.692</text:p>
          </table:table-cell>
          <table:table-cell office:value-type="float" office:value="0" table:style-name="ce10">
            <text:p>0</text:p>
          </table:table-cell>
          <table:table-cell office:value-type="float" office:value="50" table:style-name="ce10">
            <text:p>50</text:p>
          </table:table-cell>
          <table:table-cell office:value-type="float" office:value="50" table:style-name="ce10">
            <text:p>50</text:p>
          </table:table-cell>
          <table:table-cell office:value-type="float" office:value="66.507000000000005" table:style-name="ce10">
            <text:p>66.507</text:p>
          </table:table-cell>
          <table:table-cell office:value-type="float" office:value="66.028999999999996" table:style-name="ce10">
            <text:p>66.029</text:p>
          </table:table-cell>
          <table:table-cell office:value-type="float" office:value="62.981000000000002" table:style-name="ce10">
            <text:p>62.981</text:p>
          </table:table-cell>
          <table:table-cell office:value-type="float" office:value="32.536000000000001" table:style-name="ce10">
            <text:p>32.536</text:p>
          </table:table-cell>
          <table:table-cell office:value-type="float" office:value="74.286000000000001" table:style-name="ce10">
            <text:p>74.286</text:p>
          </table:table-cell>
          <table:table-cell office:value-type="float" office:value="74.762" table:style-name="ce10">
            <text:p>74.762</text:p>
          </table:table-cell>
          <table:table-cell office:value-type="float" office:value="6.22" table:style-name="ce10">
            <text:p>6.22</text:p>
          </table:table-cell>
          <table:table-cell office:value-type="float" office:value="76.555000000000007" table:style-name="ce10">
            <text:p>76.555</text:p>
          </table:table-cell>
          <table:table-cell office:value-type="float" office:value="28.861000000000001" table:style-name="ce10">
            <text:p>28.861</text:p>
          </table:table-cell>
          <table:table-cell office:value-type="float" office:value="71.513999999999996" table:style-name="ce10">
            <text:p>71.514</text:p>
          </table:table-cell>
          <table:table-cell table:number-columns-repeated="16264"/>
        </table:table-row>
        <table:table-row table:style-name="ro10">
          <table:table-cell office:value-type="string" table:style-name="ce4">
            <text:p>VMD</text:p>
          </table:table-cell>
          <table:table-cell office:value-type="string" table:style-name="ce4">
            <text:p>Veterinary Medicines Directorate</text:p>
          </table:table-cell>
          <table:table-cell office:value-type="string" table:style-name="ce4">
            <text:p>Environment, Food and Rural Affairs</text:p>
          </table:table-cell>
          <table:table-cell table:style-name="ce4"/>
          <table:table-cell office:value-type="float" office:value="69.100999999999999" table:style-name="ce10">
            <text:p>69.101</text:p>
          </table:table-cell>
          <table:table-cell office:value-type="float" office:value="61.341000000000001" table:style-name="ce10">
            <text:p>61.341</text:p>
          </table:table-cell>
          <table:table-cell office:value-type="float" office:value="79.674999999999997" table:style-name="ce10">
            <text:p>79.675</text:p>
          </table:table-cell>
          <table:table-cell office:value-type="float" office:value="90.244" table:style-name="ce10">
            <text:p>90.244</text:p>
          </table:table-cell>
          <table:table-cell office:value-type="float" office:value="73.260999999999996" table:style-name="ce10">
            <text:p>73.261</text:p>
          </table:table-cell>
          <table:table-cell office:value-type="float" office:value="83.468999999999994" table:style-name="ce10">
            <text:p>83.469</text:p>
          </table:table-cell>
          <table:table-cell office:value-type="float" office:value="46.341000000000001" table:style-name="ce10">
            <text:p>46.341</text:p>
          </table:table-cell>
          <table:table-cell office:value-type="float" office:value="78.861999999999995" table:style-name="ce10">
            <text:p>78.862</text:p>
          </table:table-cell>
          <table:table-cell office:value-type="float" office:value="73.983999999999995" table:style-name="ce10">
            <text:p>73.984</text:p>
          </table:table-cell>
          <table:table-cell office:value-type="float" office:value="12.465999999999999" table:style-name="ce10">
            <text:p>12.466</text:p>
          </table:table-cell>
          <table:table-cell office:value-type="float" office:value="66.125" table:style-name="ce10">
            <text:p>66.125</text:p>
          </table:table-cell>
          <table:table-cell office:value-type="float" office:value="87.805000000000007" table:style-name="ce10">
            <text:p>87.805</text:p>
          </table:table-cell>
          <table:table-cell office:value-type="float" office:value="82.114000000000004" table:style-name="ce10">
            <text:p>82.114</text:p>
          </table:table-cell>
          <table:table-cell office:value-type="float" office:value="78.861999999999995" table:style-name="ce10">
            <text:p>78.862</text:p>
          </table:table-cell>
          <table:table-cell office:value-type="float" office:value="65.040999999999997" table:style-name="ce10">
            <text:p>65.041</text:p>
          </table:table-cell>
          <table:table-cell office:value-type="float" office:value="84.552999999999997" table:style-name="ce10">
            <text:p>84.553</text:p>
          </table:table-cell>
          <table:table-cell office:value-type="float" office:value="89.430999999999997" table:style-name="ce10">
            <text:p>89.431</text:p>
          </table:table-cell>
          <table:table-cell office:value-type="float" office:value="91.057000000000002" table:style-name="ce10">
            <text:p>91.057</text:p>
          </table:table-cell>
          <table:table-cell office:value-type="float" office:value="71.545000000000002" table:style-name="ce10">
            <text:p>71.545</text:p>
          </table:table-cell>
          <table:table-cell office:value-type="float" office:value="82.927000000000007" table:style-name="ce10">
            <text:p>82.927</text:p>
          </table:table-cell>
          <table:table-cell office:value-type="float" office:value="81.301000000000002" table:style-name="ce10">
            <text:p>81.301</text:p>
          </table:table-cell>
          <table:table-cell office:value-type="float" office:value="73.171000000000006" table:style-name="ce10">
            <text:p>73.171</text:p>
          </table:table-cell>
          <table:table-cell office:value-type="float" office:value="83.74" table:style-name="ce10">
            <text:p>83.74</text:p>
          </table:table-cell>
          <table:table-cell office:value-type="float" office:value="78.861999999999995" table:style-name="ce10">
            <text:p>78.862</text:p>
          </table:table-cell>
          <table:table-cell office:value-type="float" office:value="65.040999999999997" table:style-name="ce10">
            <text:p>65.041</text:p>
          </table:table-cell>
          <table:table-cell office:value-type="float" office:value="59.35" table:style-name="ce10">
            <text:p>59.35</text:p>
          </table:table-cell>
          <table:table-cell office:value-type="float" office:value="63.414999999999999" table:style-name="ce10">
            <text:p>63.415</text:p>
          </table:table-cell>
          <table:table-cell office:value-type="float" office:value="88.617999999999995" table:style-name="ce10">
            <text:p>88.618</text:p>
          </table:table-cell>
          <table:table-cell office:value-type="float" office:value="86.992000000000004" table:style-name="ce10">
            <text:p>86.992</text:p>
          </table:table-cell>
          <table:table-cell office:value-type="float" office:value="74.796999999999997" table:style-name="ce10">
            <text:p>74.797</text:p>
          </table:table-cell>
          <table:table-cell office:value-type="float" office:value="73.171000000000006" table:style-name="ce10">
            <text:p>73.171</text:p>
          </table:table-cell>
          <table:table-cell office:value-type="float" office:value="45.527999999999999" table:style-name="ce10">
            <text:p>45.528</text:p>
          </table:table-cell>
          <table:table-cell office:value-type="float" office:value="30.893999999999998" table:style-name="ce10">
            <text:p>30.894</text:p>
          </table:table-cell>
          <table:table-cell office:value-type="float" office:value="35.771999999999998" table:style-name="ce10">
            <text:p>35.772</text:p>
          </table:table-cell>
          <table:table-cell office:value-type="float" office:value="83.74" table:style-name="ce10">
            <text:p>83.74</text:p>
          </table:table-cell>
          <table:table-cell office:value-type="float" office:value="88.617999999999995" table:style-name="ce10">
            <text:p>88.618</text:p>
          </table:table-cell>
          <table:table-cell office:value-type="float" office:value="64.227999999999994" table:style-name="ce10">
            <text:p>64.228</text:p>
          </table:table-cell>
          <table:table-cell office:value-type="float" office:value="78.861999999999995" table:style-name="ce10">
            <text:p>78.862</text:p>
          </table:table-cell>
          <table:table-cell office:value-type="float" office:value="75.61" table:style-name="ce10">
            <text:p>75.61</text:p>
          </table:table-cell>
          <table:table-cell office:value-type="float" office:value="83.74" table:style-name="ce10">
            <text:p>83.74</text:p>
          </table:table-cell>
          <table:table-cell office:value-type="float" office:value="91.87" table:style-name="ce10">
            <text:p>91.87</text:p>
          </table:table-cell>
          <table:table-cell office:value-type="float" office:value="78.049000000000007" table:style-name="ce10">
            <text:p>78.049</text:p>
          </table:table-cell>
          <table:table-cell office:value-type="float" office:value="52.845999999999997" table:style-name="ce10">
            <text:p>52.846</text:p>
          </table:table-cell>
          <table:table-cell office:value-type="float" office:value="61.789000000000001" table:style-name="ce10">
            <text:p>61.789</text:p>
          </table:table-cell>
          <table:table-cell office:value-type="float" office:value="13.115" table:style-name="ce10">
            <text:p>13.115</text:p>
          </table:table-cell>
          <table:table-cell office:value-type="float" office:value="13.933999999999999" table:style-name="ce10">
            <text:p>13.934</text:p>
          </table:table-cell>
          <table:table-cell office:value-type="float" office:value="10.569000000000001" table:style-name="ce10">
            <text:p>10.569</text:p>
          </table:table-cell>
          <table:table-cell office:value-type="float" office:value="84.552999999999997" table:style-name="ce10">
            <text:p>84.553</text:p>
          </table:table-cell>
          <table:table-cell office:value-type="float" office:value="73.983999999999995" table:style-name="ce10">
            <text:p>73.984</text:p>
          </table:table-cell>
          <table:table-cell office:value-type="float" office:value="70.731999999999999" table:style-name="ce10">
            <text:p>70.732</text:p>
          </table:table-cell>
          <table:table-cell office:value-type="float" office:value="73.171000000000006" table:style-name="ce10">
            <text:p>73.171</text:p>
          </table:table-cell>
          <table:table-cell office:value-type="float" office:value="56.097999999999999" table:style-name="ce10">
            <text:p>56.098</text:p>
          </table:table-cell>
          <table:table-cell office:value-type="float" office:value="48.78" table:style-name="ce10">
            <text:p>48.78</text:p>
          </table:table-cell>
          <table:table-cell office:value-type="float" office:value="78.861999999999995" table:style-name="ce10">
            <text:p>78.862</text:p>
          </table:table-cell>
          <table:table-cell office:value-type="float" office:value="47.966999999999999" table:style-name="ce10">
            <text:p>47.967</text:p>
          </table:table-cell>
          <table:table-cell office:value-type="float" office:value="60.975999999999999" table:style-name="ce10">
            <text:p>60.976</text:p>
          </table:table-cell>
          <table:table-cell office:value-type="float" office:value="62.601999999999997" table:style-name="ce10">
            <text:p>62.602</text:p>
          </table:table-cell>
          <table:table-cell office:value-type="float" office:value="47.966999999999999" table:style-name="ce10">
            <text:p>47.967</text:p>
          </table:table-cell>
          <table:table-cell office:value-type="float" office:value="43.088999999999999" table:style-name="ce10">
            <text:p>43.089</text:p>
          </table:table-cell>
          <table:table-cell office:value-type="float" office:value="49.593000000000004" table:style-name="ce10">
            <text:p>49.593</text:p>
          </table:table-cell>
          <table:table-cell office:value-type="float" office:value="43.902000000000001" table:style-name="ce10">
            <text:p>43.902</text:p>
          </table:table-cell>
          <table:table-cell office:value-type="float" office:value="63.414999999999999" table:style-name="ce10">
            <text:p>63.415</text:p>
          </table:table-cell>
          <table:table-cell office:value-type="float" office:value="39.024000000000001" table:style-name="ce10">
            <text:p>39.024</text:p>
          </table:table-cell>
          <table:table-cell office:value-type="float" office:value="91.87" table:style-name="ce10">
            <text:p>91.87</text:p>
          </table:table-cell>
          <table:table-cell office:value-type="float" office:value="75.61" table:style-name="ce10">
            <text:p>75.61</text:p>
          </table:table-cell>
          <table:table-cell office:value-type="float" office:value="82.114000000000004" table:style-name="ce10">
            <text:p>82.114</text:p>
          </table:table-cell>
          <table:table-cell office:value-type="float" office:value="63.414999999999999" table:style-name="ce10">
            <text:p>63.415</text:p>
          </table:table-cell>
          <table:table-cell office:value-type="float" office:value="75.61" table:style-name="ce10">
            <text:p>75.61</text:p>
          </table:table-cell>
          <table:table-cell office:value-type="float" office:value="60.162999999999997" table:style-name="ce10">
            <text:p>60.163</text:p>
          </table:table-cell>
          <table:table-cell office:value-type="float" office:value="42.276000000000003" table:style-name="ce10">
            <text:p>42.276</text:p>
          </table:table-cell>
          <table:table-cell office:value-type="float" office:value="87.805000000000007" table:style-name="ce10">
            <text:p>87.805</text:p>
          </table:table-cell>
          <table:table-cell office:value-type="float" office:value="46.341000000000001" table:style-name="ce10">
            <text:p>46.341</text:p>
          </table:table-cell>
          <table:table-cell office:value-type="float" office:value="86.992000000000004" table:style-name="ce10">
            <text:p>86.992</text:p>
          </table:table-cell>
          <table:table-cell office:value-type="float" office:value="74.796999999999997" table:style-name="ce10">
            <text:p>74.797</text:p>
          </table:table-cell>
          <table:table-cell office:value-type="float" office:value="95.081999999999994" table:style-name="ce10">
            <text:p>95.082</text:p>
          </table:table-cell>
          <table:table-cell office:value-type="float" office:value="72.358000000000004" table:style-name="ce10">
            <text:p>72.358</text:p>
          </table:table-cell>
          <table:table-cell office:value-type="float" office:value="60.162999999999997" table:style-name="ce10">
            <text:p>60.163</text:p>
          </table:table-cell>
          <table:table-cell office:value-type="float" office:value="7.3170000000000002" table:style-name="ce10">
            <text:p>7.317</text:p>
          </table:table-cell>
          <table:table-cell office:value-type="float" office:value="20.324999999999999" table:style-name="ce10">
            <text:p>20.325</text:p>
          </table:table-cell>
          <table:table-cell office:value-type="float" office:value="40.65" table:style-name="ce10">
            <text:p>40.65</text:p>
          </table:table-cell>
          <table:table-cell office:value-type="float" office:value="31.707000000000001" table:style-name="ce10">
            <text:p>31.707</text:p>
          </table:table-cell>
          <table:table-cell office:value-type="float" office:value="4.9589999999999996" table:style-name="ce10">
            <text:p>4.959</text:p>
          </table:table-cell>
          <table:table-cell office:value-type="float" office:value="86.179000000000002" table:style-name="ce10">
            <text:p>86.179</text:p>
          </table:table-cell>
          <table:table-cell office:value-type="float" office:value="71.545000000000002" table:style-name="ce10">
            <text:p>71.545</text:p>
          </table:table-cell>
          <table:table-cell office:value-type="float" office:value="80.992000000000004" table:style-name="ce10">
            <text:p>80.992</text:p>
          </table:table-cell>
          <table:table-cell office:value-type="float" office:value="4.0650000000000004" table:style-name="ce10">
            <text:p>4.065</text:p>
          </table:table-cell>
          <table:table-cell office:value-type="float" office:value="89.430999999999997" table:style-name="ce10">
            <text:p>89.431</text:p>
          </table:table-cell>
          <table:table-cell office:value-type="float" office:value="6.5039999999999996" table:style-name="ce10">
            <text:p>6.504</text:p>
          </table:table-cell>
          <table:table-cell office:value-type="float" office:value="6.5039999999999996" table:style-name="ce10">
            <text:p>6.504</text:p>
          </table:table-cell>
          <table:table-cell office:value-type="float" office:value="86.179000000000002" table:style-name="ce10">
            <text:p>86.179</text:p>
          </table:table-cell>
          <table:table-cell office:value-type="float" office:value="7.3170000000000002" table:style-name="ce10">
            <text:p>7.317</text:p>
          </table:table-cell>
          <table:table-cell office:value-type="float" office:value="25" table:style-name="ce10">
            <text:p>25</text:p>
          </table:table-cell>
          <table:table-cell office:value-type="float" office:value="50" table:style-name="ce10">
            <text:p>50</text:p>
          </table:table-cell>
          <table:table-cell office:value-type="float" office:value="25" table:style-name="ce10">
            <text:p>25</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25" table:style-name="ce10">
            <text:p>25</text:p>
          </table:table-cell>
          <table:table-cell office:value-type="float" office:value="25" table:style-name="ce10">
            <text:p>25</text:p>
          </table:table-cell>
          <table:table-cell office:value-type="float" office:value="50" table:style-name="ce10">
            <text:p>50</text:p>
          </table:table-cell>
          <table:table-cell office:value-type="float" office:value="87.5" table:style-name="ce10">
            <text:p>87.5</text:p>
          </table:table-cell>
          <table:table-cell office:value-type="float" office:value="12.5" table:style-name="ce10">
            <text:p>12.5</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57.5" table:style-name="ce10">
            <text:p>57.5</text:p>
          </table:table-cell>
          <table:table-cell office:value-type="float" office:value="69.167000000000002" table:style-name="ce10">
            <text:p>69.167</text:p>
          </table:table-cell>
          <table:table-cell office:value-type="float" office:value="60.832999999999998" table:style-name="ce10">
            <text:p>60.833</text:p>
          </table:table-cell>
          <table:table-cell office:value-type="float" office:value="35.832999999999998" table:style-name="ce10">
            <text:p>35.833</text:p>
          </table:table-cell>
          <table:table-cell office:value-type="float" office:value="71.900999999999996" table:style-name="ce10">
            <text:p>71.901</text:p>
          </table:table-cell>
          <table:table-cell office:value-type="float" office:value="75.206999999999994" table:style-name="ce10">
            <text:p>75.207</text:p>
          </table:table-cell>
          <table:table-cell office:value-type="float" office:value="4.1319999999999997" table:style-name="ce10">
            <text:p>4.132</text:p>
          </table:table-cell>
          <table:table-cell office:value-type="float" office:value="77.869" table:style-name="ce10">
            <text:p>77.869</text:p>
          </table:table-cell>
          <table:table-cell office:value-type="float" office:value="26.803999999999998" table:style-name="ce10">
            <text:p>26.804</text:p>
          </table:table-cell>
          <table:table-cell office:value-type="float" office:value="72.957999999999998" table:style-name="ce10">
            <text:p>72.958</text:p>
          </table:table-cell>
          <table:table-cell table:number-columns-repeated="16264"/>
        </table:table-row>
        <table:table-row table:style-name="ro5">
          <table:table-cell office:value-type="string" table:style-name="ce4">
            <text:p>VOA</text:p>
          </table:table-cell>
          <table:table-cell office:value-type="string" table:style-name="ce4">
            <text:p>Valuation Office Agency</text:p>
          </table:table-cell>
          <table:table-cell office:value-type="string" table:style-name="ce4">
            <text:p>HM Revenue &amp; Customs</text:p>
          </table:table-cell>
          <table:table-cell table:style-name="ce4"/>
          <table:table-cell office:value-type="float" office:value="81.918000000000006" table:style-name="ce10">
            <text:p>81.918</text:p>
          </table:table-cell>
          <table:table-cell office:value-type="float" office:value="65.11" table:style-name="ce10">
            <text:p>65.11</text:p>
          </table:table-cell>
          <table:table-cell office:value-type="float" office:value="77.704999999999998" table:style-name="ce10">
            <text:p>77.705</text:p>
          </table:table-cell>
          <table:table-cell office:value-type="float" office:value="89.498000000000005" table:style-name="ce10">
            <text:p>89.498</text:p>
          </table:table-cell>
          <table:table-cell office:value-type="float" office:value="80.152000000000001" table:style-name="ce10">
            <text:p>80.152</text:p>
          </table:table-cell>
          <table:table-cell office:value-type="float" office:value="81.924999999999997" table:style-name="ce10">
            <text:p>81.925</text:p>
          </table:table-cell>
          <table:table-cell office:value-type="float" office:value="66.614999999999995" table:style-name="ce10">
            <text:p>66.615</text:p>
          </table:table-cell>
          <table:table-cell office:value-type="float" office:value="85.519000000000005" table:style-name="ce10">
            <text:p>85.519</text:p>
          </table:table-cell>
          <table:table-cell office:value-type="float" office:value="79.256" table:style-name="ce10">
            <text:p>79.256</text:p>
          </table:table-cell>
          <table:table-cell office:value-type="float" office:value="37.11" table:style-name="ce10">
            <text:p>37.11</text:p>
          </table:table-cell>
          <table:table-cell office:value-type="float" office:value="58.302" table:style-name="ce10">
            <text:p>58.302</text:p>
          </table:table-cell>
          <table:table-cell office:value-type="float" office:value="89.56" table:style-name="ce10">
            <text:p>89.56</text:p>
          </table:table-cell>
          <table:table-cell office:value-type="float" office:value="85.873000000000005" table:style-name="ce10">
            <text:p>85.873</text:p>
          </table:table-cell>
          <table:table-cell office:value-type="float" office:value="78.927999999999997" table:style-name="ce10">
            <text:p>78.928</text:p>
          </table:table-cell>
          <table:table-cell office:value-type="float" office:value="56.97" table:style-name="ce10">
            <text:p>56.97</text:p>
          </table:table-cell>
          <table:table-cell office:value-type="float" office:value="77.251999999999995" table:style-name="ce10">
            <text:p>77.252</text:p>
          </table:table-cell>
          <table:table-cell office:value-type="float" office:value="87.997" table:style-name="ce10">
            <text:p>87.997</text:p>
          </table:table-cell>
          <table:table-cell office:value-type="float" office:value="90.998000000000005" table:style-name="ce10">
            <text:p>90.998</text:p>
          </table:table-cell>
          <table:table-cell office:value-type="float" office:value="77.603999999999999" table:style-name="ce10">
            <text:p>77.604</text:p>
          </table:table-cell>
          <table:table-cell office:value-type="float" office:value="88.387" table:style-name="ce10">
            <text:p>88.387</text:p>
          </table:table-cell>
          <table:table-cell office:value-type="float" office:value="82.460999999999999" table:style-name="ce10">
            <text:p>82.461</text:p>
          </table:table-cell>
          <table:table-cell office:value-type="float" office:value="77.426000000000002" table:style-name="ce10">
            <text:p>77.426</text:p>
          </table:table-cell>
          <table:table-cell office:value-type="float" office:value="82.010999999999996" table:style-name="ce10">
            <text:p>82.011</text:p>
          </table:table-cell>
          <table:table-cell office:value-type="float" office:value="85.695999999999998" table:style-name="ce10">
            <text:p>85.696</text:p>
          </table:table-cell>
          <table:table-cell office:value-type="float" office:value="80.346000000000004" table:style-name="ce10">
            <text:p>80.346</text:p>
          </table:table-cell>
          <table:table-cell office:value-type="float" office:value="70.078000000000003" table:style-name="ce10">
            <text:p>70.078</text:p>
          </table:table-cell>
          <table:table-cell office:value-type="float" office:value="77.245000000000005" table:style-name="ce10">
            <text:p>77.245</text:p>
          </table:table-cell>
          <table:table-cell office:value-type="float" office:value="89.426000000000002" table:style-name="ce10">
            <text:p>89.426</text:p>
          </table:table-cell>
          <table:table-cell office:value-type="float" office:value="83.769000000000005" table:style-name="ce10">
            <text:p>83.769</text:p>
          </table:table-cell>
          <table:table-cell office:value-type="float" office:value="72.641000000000005" table:style-name="ce10">
            <text:p>72.641</text:p>
          </table:table-cell>
          <table:table-cell office:value-type="float" office:value="74.519000000000005" table:style-name="ce10">
            <text:p>74.519</text:p>
          </table:table-cell>
          <table:table-cell office:value-type="float" office:value="63.805" table:style-name="ce10">
            <text:p>63.805</text:p>
          </table:table-cell>
          <table:table-cell office:value-type="float" office:value="69.924999999999997" table:style-name="ce10">
            <text:p>69.925</text:p>
          </table:table-cell>
          <table:table-cell office:value-type="float" office:value="58.253999999999998" table:style-name="ce10">
            <text:p>58.254</text:p>
          </table:table-cell>
          <table:table-cell office:value-type="float" office:value="87.275999999999996" table:style-name="ce10">
            <text:p>87.276</text:p>
          </table:table-cell>
          <table:table-cell office:value-type="float" office:value="92.3" table:style-name="ce10">
            <text:p>92.3</text:p>
          </table:table-cell>
          <table:table-cell office:value-type="float" office:value="76.558999999999997" table:style-name="ce10">
            <text:p>76.559</text:p>
          </table:table-cell>
          <table:table-cell office:value-type="float" office:value="85.938000000000002" table:style-name="ce10">
            <text:p>85.938</text:p>
          </table:table-cell>
          <table:table-cell office:value-type="float" office:value="72.486999999999995" table:style-name="ce10">
            <text:p>72.487</text:p>
          </table:table-cell>
          <table:table-cell office:value-type="float" office:value="85.844999999999999" table:style-name="ce10">
            <text:p>85.845</text:p>
          </table:table-cell>
          <table:table-cell office:value-type="float" office:value="87.638999999999996" table:style-name="ce10">
            <text:p>87.639</text:p>
          </table:table-cell>
          <table:table-cell office:value-type="float" office:value="77.051000000000002" table:style-name="ce10">
            <text:p>77.051</text:p>
          </table:table-cell>
          <table:table-cell office:value-type="float" office:value="72.736000000000004" table:style-name="ce10">
            <text:p>72.736</text:p>
          </table:table-cell>
          <table:table-cell office:value-type="float" office:value="79.855999999999995" table:style-name="ce10">
            <text:p>79.856</text:p>
          </table:table-cell>
          <table:table-cell office:value-type="float" office:value="34.770000000000003" table:style-name="ce10">
            <text:p>34.77</text:p>
          </table:table-cell>
          <table:table-cell office:value-type="float" office:value="47.613999999999997" table:style-name="ce10">
            <text:p>47.614</text:p>
          </table:table-cell>
          <table:table-cell office:value-type="float" office:value="28.934999999999999" table:style-name="ce10">
            <text:p>28.935</text:p>
          </table:table-cell>
          <table:table-cell office:value-type="float" office:value="77.022999999999996" table:style-name="ce10">
            <text:p>77.023</text:p>
          </table:table-cell>
          <table:table-cell office:value-type="float" office:value="72.016999999999996" table:style-name="ce10">
            <text:p>72.017</text:p>
          </table:table-cell>
          <table:table-cell office:value-type="float" office:value="66.644999999999996" table:style-name="ce10">
            <text:p>66.645</text:p>
          </table:table-cell>
          <table:table-cell office:value-type="float" office:value="62.054000000000002" table:style-name="ce10">
            <text:p>62.054</text:p>
          </table:table-cell>
          <table:table-cell office:value-type="float" office:value="40.555999999999997" table:style-name="ce10">
            <text:p>40.556</text:p>
          </table:table-cell>
          <table:table-cell office:value-type="float" office:value="39.235999999999997" table:style-name="ce10">
            <text:p>39.236</text:p>
          </table:table-cell>
          <table:table-cell office:value-type="float" office:value="69.03" table:style-name="ce10">
            <text:p>69.03</text:p>
          </table:table-cell>
          <table:table-cell office:value-type="float" office:value="41.307000000000002" table:style-name="ce10">
            <text:p>41.307</text:p>
          </table:table-cell>
          <table:table-cell office:value-type="float" office:value="56.661999999999999" table:style-name="ce10">
            <text:p>56.662</text:p>
          </table:table-cell>
          <table:table-cell office:value-type="float" office:value="58.584000000000003" table:style-name="ce10">
            <text:p>58.584</text:p>
          </table:table-cell>
          <table:table-cell office:value-type="float" office:value="67.113" table:style-name="ce10">
            <text:p>67.113</text:p>
          </table:table-cell>
          <table:table-cell office:value-type="float" office:value="54.908000000000001" table:style-name="ce10">
            <text:p>54.908</text:p>
          </table:table-cell>
          <table:table-cell office:value-type="float" office:value="59.601999999999997" table:style-name="ce10">
            <text:p>59.602</text:p>
          </table:table-cell>
          <table:table-cell office:value-type="float" office:value="59.097999999999999" table:style-name="ce10">
            <text:p>59.098</text:p>
          </table:table-cell>
          <table:table-cell office:value-type="float" office:value="58.276000000000003" table:style-name="ce10">
            <text:p>58.276</text:p>
          </table:table-cell>
          <table:table-cell office:value-type="float" office:value="42.128999999999998" table:style-name="ce10">
            <text:p>42.129</text:p>
          </table:table-cell>
          <table:table-cell office:value-type="float" office:value="93.180999999999997" table:style-name="ce10">
            <text:p>93.181</text:p>
          </table:table-cell>
          <table:table-cell office:value-type="float" office:value="67.710999999999999" table:style-name="ce10">
            <text:p>67.711</text:p>
          </table:table-cell>
          <table:table-cell office:value-type="float" office:value="78.504000000000005" table:style-name="ce10">
            <text:p>78.504</text:p>
          </table:table-cell>
          <table:table-cell office:value-type="float" office:value="75.391999999999996" table:style-name="ce10">
            <text:p>75.392</text:p>
          </table:table-cell>
          <table:table-cell office:value-type="float" office:value="85.802999999999997" table:style-name="ce10">
            <text:p>85.803</text:p>
          </table:table-cell>
          <table:table-cell office:value-type="float" office:value="66.513999999999996" table:style-name="ce10">
            <text:p>66.514</text:p>
          </table:table-cell>
          <table:table-cell office:value-type="float" office:value="51.420999999999999" table:style-name="ce10">
            <text:p>51.421</text:p>
          </table:table-cell>
          <table:table-cell office:value-type="float" office:value="84.230999999999995" table:style-name="ce10">
            <text:p>84.231</text:p>
          </table:table-cell>
          <table:table-cell office:value-type="float" office:value="20.47" table:style-name="ce10">
            <text:p>20.47</text:p>
          </table:table-cell>
          <table:table-cell office:value-type="float" office:value="90.688999999999993" table:style-name="ce10">
            <text:p>90.689</text:p>
          </table:table-cell>
          <table:table-cell office:value-type="float" office:value="80.477000000000004" table:style-name="ce10">
            <text:p>80.477</text:p>
          </table:table-cell>
          <table:table-cell office:value-type="float" office:value="95.688000000000002" table:style-name="ce10">
            <text:p>95.688</text:p>
          </table:table-cell>
          <table:table-cell office:value-type="float" office:value="69.569999999999993" table:style-name="ce10">
            <text:p>69.57</text:p>
          </table:table-cell>
          <table:table-cell office:value-type="float" office:value="71.503" table:style-name="ce10">
            <text:p>71.503</text:p>
          </table:table-cell>
          <table:table-cell office:value-type="float" office:value="4.4530000000000003" table:style-name="ce10">
            <text:p>4.453</text:p>
          </table:table-cell>
          <table:table-cell office:value-type="float" office:value="9.6590000000000007" table:style-name="ce10">
            <text:p>9.659</text:p>
          </table:table-cell>
          <table:table-cell office:value-type="float" office:value="27.504999999999999" table:style-name="ce10">
            <text:p>27.505</text:p>
          </table:table-cell>
          <table:table-cell office:value-type="float" office:value="58.381999999999998" table:style-name="ce10">
            <text:p>58.382</text:p>
          </table:table-cell>
          <table:table-cell office:value-type="float" office:value="11.378" table:style-name="ce10">
            <text:p>11.378</text:p>
          </table:table-cell>
          <table:table-cell office:value-type="float" office:value="90.338999999999999" table:style-name="ce10">
            <text:p>90.339</text:p>
          </table:table-cell>
          <table:table-cell office:value-type="float" office:value="72.638000000000005" table:style-name="ce10">
            <text:p>72.638</text:p>
          </table:table-cell>
          <table:table-cell office:value-type="float" office:value="81.787999999999997" table:style-name="ce10">
            <text:p>81.788</text:p>
          </table:table-cell>
          <table:table-cell office:value-type="float" office:value="4.6980000000000004" table:style-name="ce10">
            <text:p>4.698</text:p>
          </table:table-cell>
          <table:table-cell office:value-type="float" office:value="89.494" table:style-name="ce10">
            <text:p>89.494</text:p>
          </table:table-cell>
          <table:table-cell office:value-type="float" office:value="5.8079999999999998" table:style-name="ce10">
            <text:p>5.808</text:p>
          </table:table-cell>
          <table:table-cell office:value-type="float" office:value="4.21" table:style-name="ce10">
            <text:p>4.21</text:p>
          </table:table-cell>
          <table:table-cell office:value-type="float" office:value="90.632999999999996" table:style-name="ce10">
            <text:p>90.633</text:p>
          </table:table-cell>
          <table:table-cell office:value-type="float" office:value="5.157" table:style-name="ce10">
            <text:p>5.157</text:p>
          </table:table-cell>
          <table:table-cell office:value-type="float" office:value="44.186" table:style-name="ce10">
            <text:p>44.186</text:p>
          </table:table-cell>
          <table:table-cell office:value-type="float" office:value="47.286999999999999" table:style-name="ce10">
            <text:p>47.287</text:p>
          </table:table-cell>
          <table:table-cell office:value-type="float" office:value="8.5269999999999992" table:style-name="ce10">
            <text:p>8.527</text:p>
          </table:table-cell>
          <table:table-cell office:value-type="float" office:value="38.595999999999997" table:style-name="ce10">
            <text:p>38.596</text:p>
          </table:table-cell>
          <table:table-cell office:value-type="float" office:value="50.877000000000002" table:style-name="ce10">
            <text:p>50.877</text:p>
          </table:table-cell>
          <table:table-cell office:value-type="float" office:value="10.526" table:style-name="ce10">
            <text:p>10.526</text:p>
          </table:table-cell>
          <table:table-cell office:value-type="float" office:value="41.085000000000001" table:style-name="ce10">
            <text:p>41.085</text:p>
          </table:table-cell>
          <table:table-cell office:value-type="float" office:value="29.457000000000001" table:style-name="ce10">
            <text:p>29.457</text:p>
          </table:table-cell>
          <table:table-cell office:value-type="float" office:value="29.457000000000001" table:style-name="ce10">
            <text:p>29.457</text:p>
          </table:table-cell>
          <table:table-cell office:value-type="float" office:value="53.542999999999999" table:style-name="ce10">
            <text:p>53.543</text:p>
          </table:table-cell>
          <table:table-cell office:value-type="float" office:value="31.495999999999999" table:style-name="ce10">
            <text:p>31.496</text:p>
          </table:table-cell>
          <table:table-cell office:value-type="float" office:value="14.961" table:style-name="ce10">
            <text:p>14.961</text:p>
          </table:table-cell>
          <table:table-cell office:value-type="float" office:value="21.053000000000001" table:style-name="ce10">
            <text:p>21.053</text:p>
          </table:table-cell>
          <table:table-cell office:value-type="float" office:value="70.174999999999997" table:style-name="ce10">
            <text:p>70.175</text:p>
          </table:table-cell>
          <table:table-cell office:value-type="float" office:value="8.7720000000000002" table:style-name="ce10">
            <text:p>8.772</text:p>
          </table:table-cell>
          <table:table-cell office:value-type="float" office:value="65.968999999999994" table:style-name="ce10">
            <text:p>65.969</text:p>
          </table:table-cell>
          <table:table-cell office:value-type="float" office:value="70.156000000000006" table:style-name="ce10">
            <text:p>70.156</text:p>
          </table:table-cell>
          <table:table-cell office:value-type="float" office:value="62.417000000000002" table:style-name="ce10">
            <text:p>62.417</text:p>
          </table:table-cell>
          <table:table-cell office:value-type="float" office:value="35.341000000000001" table:style-name="ce10">
            <text:p>35.341</text:p>
          </table:table-cell>
          <table:table-cell office:value-type="float" office:value="69.602999999999994" table:style-name="ce10">
            <text:p>69.603</text:p>
          </table:table-cell>
          <table:table-cell office:value-type="float" office:value="68.167000000000002" table:style-name="ce10">
            <text:p>68.167</text:p>
          </table:table-cell>
          <table:table-cell office:value-type="float" office:value="4.4459999999999997" table:style-name="ce10">
            <text:p>4.446</text:p>
          </table:table-cell>
          <table:table-cell office:value-type="float" office:value="73.018000000000001" table:style-name="ce10">
            <text:p>73.018</text:p>
          </table:table-cell>
          <table:table-cell office:value-type="float" office:value="24.777999999999999" table:style-name="ce10">
            <text:p>24.778</text:p>
          </table:table-cell>
          <table:table-cell office:value-type="float" office:value="74.033000000000001" table:style-name="ce10">
            <text:p>74.033</text:p>
          </table:table-cell>
          <table:table-cell table:number-columns-repeated="16264"/>
        </table:table-row>
        <table:table-row table:style-name="ro5">
          <table:table-cell office:value-type="string" table:style-name="ce4">
            <text:p>WG</text:p>
          </table:table-cell>
          <table:table-cell office:value-type="string" table:style-name="ce4">
            <text:p>Welsh Government</text:p>
          </table:table-cell>
          <table:table-cell office:value-type="string" table:style-name="ce4">
            <text:p>Welsh Government</text:p>
          </table:table-cell>
          <table:table-cell table:style-name="ce4"/>
          <table:table-cell office:value-type="float" office:value="68.927000000000007" table:style-name="ce10">
            <text:p>68.927</text:p>
          </table:table-cell>
          <table:table-cell office:value-type="float" office:value="65.134" table:style-name="ce10">
            <text:p>65.134</text:p>
          </table:table-cell>
          <table:table-cell office:value-type="float" office:value="81.120999999999995" table:style-name="ce10">
            <text:p>81.121</text:p>
          </table:table-cell>
          <table:table-cell office:value-type="float" office:value="83.266000000000005" table:style-name="ce10">
            <text:p>83.266</text:p>
          </table:table-cell>
          <table:table-cell office:value-type="float" office:value="79.275999999999996" table:style-name="ce10">
            <text:p>79.276</text:p>
          </table:table-cell>
          <table:table-cell office:value-type="float" office:value="84.725999999999999" table:style-name="ce10">
            <text:p>84.726</text:p>
          </table:table-cell>
          <table:table-cell office:value-type="float" office:value="51.503999999999998" table:style-name="ce10">
            <text:p>51.504</text:p>
          </table:table-cell>
          <table:table-cell office:value-type="float" office:value="84.347999999999999" table:style-name="ce10">
            <text:p>84.348</text:p>
          </table:table-cell>
          <table:table-cell office:value-type="float" office:value="76.584999999999994" table:style-name="ce10">
            <text:p>76.585</text:p>
          </table:table-cell>
          <table:table-cell office:value-type="float" office:value="47.009" table:style-name="ce10">
            <text:p>47.009</text:p>
          </table:table-cell>
          <table:table-cell office:value-type="float" office:value="55.805" table:style-name="ce10">
            <text:p>55.805</text:p>
          </table:table-cell>
          <table:table-cell office:value-type="float" office:value="90.75" table:style-name="ce10">
            <text:p>90.75</text:p>
          </table:table-cell>
          <table:table-cell office:value-type="float" office:value="83.625" table:style-name="ce10">
            <text:p>83.625</text:p>
          </table:table-cell>
          <table:table-cell office:value-type="float" office:value="77.736000000000004" table:style-name="ce10">
            <text:p>77.736</text:p>
          </table:table-cell>
          <table:table-cell office:value-type="float" office:value="67.013000000000005" table:style-name="ce10">
            <text:p>67.013</text:p>
          </table:table-cell>
          <table:table-cell office:value-type="float" office:value="86.456000000000003" table:style-name="ce10">
            <text:p>86.456</text:p>
          </table:table-cell>
          <table:table-cell office:value-type="float" office:value="81.747" table:style-name="ce10">
            <text:p>81.747</text:p>
          </table:table-cell>
          <table:table-cell office:value-type="float" office:value="84.796999999999997" table:style-name="ce10">
            <text:p>84.797</text:p>
          </table:table-cell>
          <table:table-cell office:value-type="float" office:value="77.766999999999996" table:style-name="ce10">
            <text:p>77.767</text:p>
          </table:table-cell>
          <table:table-cell office:value-type="float" office:value="92.394999999999996" table:style-name="ce10">
            <text:p>92.395</text:p>
          </table:table-cell>
          <table:table-cell office:value-type="float" office:value="88.591999999999999" table:style-name="ce10">
            <text:p>88.592</text:p>
          </table:table-cell>
          <table:table-cell office:value-type="float" office:value="74.314999999999998" table:style-name="ce10">
            <text:p>74.315</text:p>
          </table:table-cell>
          <table:table-cell office:value-type="float" office:value="84.847999999999999" table:style-name="ce10">
            <text:p>84.848</text:p>
          </table:table-cell>
          <table:table-cell office:value-type="float" office:value="86.823999999999998" table:style-name="ce10">
            <text:p>86.824</text:p>
          </table:table-cell>
          <table:table-cell office:value-type="float" office:value="70.341999999999999" table:style-name="ce10">
            <text:p>70.342</text:p>
          </table:table-cell>
          <table:table-cell office:value-type="float" office:value="66.147000000000006" table:style-name="ce10">
            <text:p>66.147</text:p>
          </table:table-cell>
          <table:table-cell office:value-type="float" office:value="72.230999999999995" table:style-name="ce10">
            <text:p>72.231</text:p>
          </table:table-cell>
          <table:table-cell office:value-type="float" office:value="88.576999999999998" table:style-name="ce10">
            <text:p>88.577</text:p>
          </table:table-cell>
          <table:table-cell office:value-type="float" office:value="86.820999999999998" table:style-name="ce10">
            <text:p>86.821</text:p>
          </table:table-cell>
          <table:table-cell office:value-type="float" office:value="78.777000000000001" table:style-name="ce10">
            <text:p>78.777</text:p>
          </table:table-cell>
          <table:table-cell office:value-type="float" office:value="65.424000000000007" table:style-name="ce10">
            <text:p>65.424</text:p>
          </table:table-cell>
          <table:table-cell office:value-type="float" office:value="46.573999999999998" table:style-name="ce10">
            <text:p>46.574</text:p>
          </table:table-cell>
          <table:table-cell office:value-type="float" office:value="48.545999999999999" table:style-name="ce10">
            <text:p>48.546</text:p>
          </table:table-cell>
          <table:table-cell office:value-type="float" office:value="45.523000000000003" table:style-name="ce10">
            <text:p>45.523</text:p>
          </table:table-cell>
          <table:table-cell office:value-type="float" office:value="87.27" table:style-name="ce10">
            <text:p>87.27</text:p>
          </table:table-cell>
          <table:table-cell office:value-type="float" office:value="91.57" table:style-name="ce10">
            <text:p>91.57</text:p>
          </table:table-cell>
          <table:table-cell office:value-type="float" office:value="76.522999999999996" table:style-name="ce10">
            <text:p>76.523</text:p>
          </table:table-cell>
          <table:table-cell office:value-type="float" office:value="82.102000000000004" table:style-name="ce10">
            <text:p>82.102</text:p>
          </table:table-cell>
          <table:table-cell office:value-type="float" office:value="74.215000000000003" table:style-name="ce10">
            <text:p>74.215</text:p>
          </table:table-cell>
          <table:table-cell office:value-type="float" office:value="77.998999999999995" table:style-name="ce10">
            <text:p>77.999</text:p>
          </table:table-cell>
          <table:table-cell office:value-type="float" office:value="89.74" table:style-name="ce10">
            <text:p>89.74</text:p>
          </table:table-cell>
          <table:table-cell office:value-type="float" office:value="80.123000000000005" table:style-name="ce10">
            <text:p>80.123</text:p>
          </table:table-cell>
          <table:table-cell office:value-type="float" office:value="62.198999999999998" table:style-name="ce10">
            <text:p>62.199</text:p>
          </table:table-cell>
          <table:table-cell office:value-type="float" office:value="75.295000000000002" table:style-name="ce10">
            <text:p>75.295</text:p>
          </table:table-cell>
          <table:table-cell office:value-type="float" office:value="43.741" table:style-name="ce10">
            <text:p>43.741</text:p>
          </table:table-cell>
          <table:table-cell office:value-type="float" office:value="54.405999999999999" table:style-name="ce10">
            <text:p>54.406</text:p>
          </table:table-cell>
          <table:table-cell office:value-type="float" office:value="42.911000000000001" table:style-name="ce10">
            <text:p>42.911</text:p>
          </table:table-cell>
          <table:table-cell office:value-type="float" office:value="76.233000000000004" table:style-name="ce10">
            <text:p>76.233</text:p>
          </table:table-cell>
          <table:table-cell office:value-type="float" office:value="70.763000000000005" table:style-name="ce10">
            <text:p>70.763</text:p>
          </table:table-cell>
          <table:table-cell office:value-type="float" office:value="56.973999999999997" table:style-name="ce10">
            <text:p>56.974</text:p>
          </table:table-cell>
          <table:table-cell office:value-type="float" office:value="61.203000000000003" table:style-name="ce10">
            <text:p>61.203</text:p>
          </table:table-cell>
          <table:table-cell office:value-type="float" office:value="37.527000000000001" table:style-name="ce10">
            <text:p>37.527</text:p>
          </table:table-cell>
          <table:table-cell office:value-type="float" office:value="32.648000000000003" table:style-name="ce10">
            <text:p>32.648</text:p>
          </table:table-cell>
          <table:table-cell office:value-type="float" office:value="70.331000000000003" table:style-name="ce10">
            <text:p>70.331</text:p>
          </table:table-cell>
          <table:table-cell office:value-type="float" office:value="45.648000000000003" table:style-name="ce10">
            <text:p>45.648</text:p>
          </table:table-cell>
          <table:table-cell office:value-type="float" office:value="51.087000000000003" table:style-name="ce10">
            <text:p>51.087</text:p>
          </table:table-cell>
          <table:table-cell office:value-type="float" office:value="68.989000000000004" table:style-name="ce10">
            <text:p>68.989</text:p>
          </table:table-cell>
          <table:table-cell office:value-type="float" office:value="67.406999999999996" table:style-name="ce10">
            <text:p>67.407</text:p>
          </table:table-cell>
          <table:table-cell office:value-type="float" office:value="57.298000000000002" table:style-name="ce10">
            <text:p>57.298</text:p>
          </table:table-cell>
          <table:table-cell office:value-type="float" office:value="55.097999999999999" table:style-name="ce10">
            <text:p>55.098</text:p>
          </table:table-cell>
          <table:table-cell office:value-type="float" office:value="51.999000000000002" table:style-name="ce10">
            <text:p>51.999</text:p>
          </table:table-cell>
          <table:table-cell office:value-type="float" office:value="49.398000000000003" table:style-name="ce10">
            <text:p>49.398</text:p>
          </table:table-cell>
          <table:table-cell office:value-type="float" office:value="36.953000000000003" table:style-name="ce10">
            <text:p>36.953</text:p>
          </table:table-cell>
          <table:table-cell office:value-type="float" office:value="93.317999999999998" table:style-name="ce10">
            <text:p>93.318</text:p>
          </table:table-cell>
          <table:table-cell office:value-type="float" office:value="76.953999999999994" table:style-name="ce10">
            <text:p>76.954</text:p>
          </table:table-cell>
          <table:table-cell office:value-type="float" office:value="70.108999999999995" table:style-name="ce10">
            <text:p>70.109</text:p>
          </table:table-cell>
          <table:table-cell office:value-type="float" office:value="68.510999999999996" table:style-name="ce10">
            <text:p>68.511</text:p>
          </table:table-cell>
          <table:table-cell office:value-type="float" office:value="80.566999999999993" table:style-name="ce10">
            <text:p>80.567</text:p>
          </table:table-cell>
          <table:table-cell office:value-type="float" office:value="58.43" table:style-name="ce10">
            <text:p>58.43</text:p>
          </table:table-cell>
          <table:table-cell office:value-type="float" office:value="41.69" table:style-name="ce10">
            <text:p>41.69</text:p>
          </table:table-cell>
          <table:table-cell office:value-type="float" office:value="91.421999999999997" table:style-name="ce10">
            <text:p>91.422</text:p>
          </table:table-cell>
          <table:table-cell office:value-type="float" office:value="44.966999999999999" table:style-name="ce10">
            <text:p>44.967</text:p>
          </table:table-cell>
          <table:table-cell office:value-type="float" office:value="88.775999999999996" table:style-name="ce10">
            <text:p>88.776</text:p>
          </table:table-cell>
          <table:table-cell office:value-type="float" office:value="95.204999999999998" table:style-name="ce10">
            <text:p>95.205</text:p>
          </table:table-cell>
          <table:table-cell office:value-type="float" office:value="96.713999999999999" table:style-name="ce10">
            <text:p>96.714</text:p>
          </table:table-cell>
          <table:table-cell office:value-type="float" office:value="67.757999999999996" table:style-name="ce10">
            <text:p>67.758</text:p>
          </table:table-cell>
          <table:table-cell office:value-type="float" office:value="49.585999999999999" table:style-name="ce10">
            <text:p>49.586</text:p>
          </table:table-cell>
          <table:table-cell office:value-type="float" office:value="3.484" table:style-name="ce10">
            <text:p>3.484</text:p>
          </table:table-cell>
          <table:table-cell office:value-type="float" office:value="8.77" table:style-name="ce10">
            <text:p>8.77</text:p>
          </table:table-cell>
          <table:table-cell office:value-type="float" office:value="25.574999999999999" table:style-name="ce10">
            <text:p>25.575</text:p>
          </table:table-cell>
          <table:table-cell office:value-type="float" office:value="62.170999999999999" table:style-name="ce10">
            <text:p>62.171</text:p>
          </table:table-cell>
          <table:table-cell office:value-type="float" office:value="9.7230000000000008" table:style-name="ce10">
            <text:p>9.723</text:p>
          </table:table-cell>
          <table:table-cell office:value-type="float" office:value="93.221999999999994" table:style-name="ce10">
            <text:p>93.222</text:p>
          </table:table-cell>
          <table:table-cell office:value-type="float" office:value="76.974000000000004" table:style-name="ce10">
            <text:p>76.974</text:p>
          </table:table-cell>
          <table:table-cell office:value-type="float" office:value="78.835999999999999" table:style-name="ce10">
            <text:p>78.836</text:p>
          </table:table-cell>
          <table:table-cell office:value-type="float" office:value="4.843" table:style-name="ce10">
            <text:p>4.843</text:p>
          </table:table-cell>
          <table:table-cell office:value-type="float" office:value="89.864999999999995" table:style-name="ce10">
            <text:p>89.865</text:p>
          </table:table-cell>
          <table:table-cell office:value-type="float" office:value="5.2919999999999998" table:style-name="ce10">
            <text:p>5.292</text:p>
          </table:table-cell>
          <table:table-cell office:value-type="float" office:value="4.8230000000000004" table:style-name="ce10">
            <text:p>4.823</text:p>
          </table:table-cell>
          <table:table-cell office:value-type="float" office:value="90.826999999999998" table:style-name="ce10">
            <text:p>90.827</text:p>
          </table:table-cell>
          <table:table-cell office:value-type="float" office:value="4.3499999999999996" table:style-name="ce10">
            <text:p>4.35</text:p>
          </table:table-cell>
          <table:table-cell office:value-type="float" office:value="39.109000000000002" table:style-name="ce10">
            <text:p>39.109</text:p>
          </table:table-cell>
          <table:table-cell office:value-type="float" office:value="44.554000000000002" table:style-name="ce10">
            <text:p>44.554</text:p>
          </table:table-cell>
          <table:table-cell office:value-type="float" office:value="16.337" table:style-name="ce10">
            <text:p>16.337</text:p>
          </table:table-cell>
          <table:table-cell office:value-type="float" office:value="27.847999999999999" table:style-name="ce10">
            <text:p>27.848</text:p>
          </table:table-cell>
          <table:table-cell office:value-type="float" office:value="56.962000000000003" table:style-name="ce10">
            <text:p>56.962</text:p>
          </table:table-cell>
          <table:table-cell office:value-type="float" office:value="15.19" table:style-name="ce10">
            <text:p>15.19</text:p>
          </table:table-cell>
          <table:table-cell office:value-type="float" office:value="39.801000000000002" table:style-name="ce10">
            <text:p>39.801</text:p>
          </table:table-cell>
          <table:table-cell office:value-type="float" office:value="27.363" table:style-name="ce10">
            <text:p>27.363</text:p>
          </table:table-cell>
          <table:table-cell office:value-type="float" office:value="32.835999999999999" table:style-name="ce10">
            <text:p>32.836</text:p>
          </table:table-cell>
          <table:table-cell office:value-type="float" office:value="57.353000000000002" table:style-name="ce10">
            <text:p>57.353</text:p>
          </table:table-cell>
          <table:table-cell office:value-type="float" office:value="20.588000000000001" table:style-name="ce10">
            <text:p>20.588</text:p>
          </table:table-cell>
          <table:table-cell office:value-type="float" office:value="22.059000000000001" table:style-name="ce10">
            <text:p>22.059</text:p>
          </table:table-cell>
          <table:table-cell office:value-type="float" office:value="32.911000000000001" table:style-name="ce10">
            <text:p>32.911</text:p>
          </table:table-cell>
          <table:table-cell office:value-type="float" office:value="50.633000000000003" table:style-name="ce10">
            <text:p>50.633</text:p>
          </table:table-cell>
          <table:table-cell office:value-type="float" office:value="16.456" table:style-name="ce10">
            <text:p>16.456</text:p>
          </table:table-cell>
          <table:table-cell office:value-type="float" office:value="66.921000000000006" table:style-name="ce10">
            <text:p>66.921</text:p>
          </table:table-cell>
          <table:table-cell office:value-type="float" office:value="71.685000000000002" table:style-name="ce10">
            <text:p>71.685</text:p>
          </table:table-cell>
          <table:table-cell office:value-type="float" office:value="61.494" table:style-name="ce10">
            <text:p>61.494</text:p>
          </table:table-cell>
          <table:table-cell office:value-type="float" office:value="35.512" table:style-name="ce10">
            <text:p>35.512</text:p>
          </table:table-cell>
          <table:table-cell office:value-type="float" office:value="71.611999999999995" table:style-name="ce10">
            <text:p>71.612</text:p>
          </table:table-cell>
          <table:table-cell office:value-type="float" office:value="73.915999999999997" table:style-name="ce10">
            <text:p>73.916</text:p>
          </table:table-cell>
          <table:table-cell office:value-type="float" office:value="4.2249999999999996" table:style-name="ce10">
            <text:p>4.225</text:p>
          </table:table-cell>
          <table:table-cell office:value-type="float" office:value="80.656999999999996" table:style-name="ce10">
            <text:p>80.657</text:p>
          </table:table-cell>
          <table:table-cell office:value-type="float" office:value="24.527000000000001" table:style-name="ce10">
            <text:p>24.527</text:p>
          </table:table-cell>
          <table:table-cell office:value-type="float" office:value="74.682000000000002" table:style-name="ce10">
            <text:p>74.682</text:p>
          </table:table-cell>
          <table:table-cell table:number-columns-repeated="16264"/>
        </table:table-row>
        <table:table-row table:style-name="ro10">
          <table:table-cell office:value-type="string" table:style-name="ce4">
            <text:p>WPEA</text:p>
          </table:table-cell>
          <table:table-cell office:value-type="string" table:style-name="ce4">
            <text:p>Wilton Park</text:p>
          </table:table-cell>
          <table:table-cell office:value-type="string" table:style-name="ce4">
            <text:p>Foreign and Commonwealth Office</text:p>
          </table:table-cell>
          <table:table-cell table:style-name="ce4"/>
          <table:table-cell office:value-type="float" office:value="88.570999999999998" table:style-name="ce10">
            <text:p>88.571</text:p>
          </table:table-cell>
          <table:table-cell office:value-type="float" office:value="70.725999999999999" table:style-name="ce10">
            <text:p>70.726</text:p>
          </table:table-cell>
          <table:table-cell office:value-type="float" office:value="82.742000000000004" table:style-name="ce10">
            <text:p>82.742</text:p>
          </table:table-cell>
          <table:table-cell office:value-type="float" office:value="71.774000000000001" table:style-name="ce10">
            <text:p>71.774</text:p>
          </table:table-cell>
          <table:table-cell office:value-type="float" office:value="75.381" table:style-name="ce10">
            <text:p>75.381</text:p>
          </table:table-cell>
          <table:table-cell office:value-type="float" office:value="82.257999999999996" table:style-name="ce10">
            <text:p>82.258</text:p>
          </table:table-cell>
          <table:table-cell office:value-type="float" office:value="53.225999999999999" table:style-name="ce10">
            <text:p>53.226</text:p>
          </table:table-cell>
          <table:table-cell office:value-type="float" office:value="79.435000000000002" table:style-name="ce10">
            <text:p>79.435</text:p>
          </table:table-cell>
          <table:table-cell office:value-type="float" office:value="68.225999999999999" table:style-name="ce10">
            <text:p>68.226</text:p>
          </table:table-cell>
          <table:table-cell office:value-type="float" office:value="24.193999999999999" table:style-name="ce10">
            <text:p>24.194</text:p>
          </table:table-cell>
          <table:table-cell office:value-type="float" office:value="52.33" table:style-name="ce10">
            <text:p>52.33</text:p>
          </table:table-cell>
          <table:table-cell office:value-type="float" office:value="93.548000000000002" table:style-name="ce10">
            <text:p>93.548</text:p>
          </table:table-cell>
          <table:table-cell office:value-type="float" office:value="91.802999999999997" table:style-name="ce10">
            <text:p>91.803</text:p>
          </table:table-cell>
          <table:table-cell office:value-type="float" office:value="83.870999999999995" table:style-name="ce10">
            <text:p>83.871</text:p>
          </table:table-cell>
          <table:table-cell office:value-type="float" office:value="64.516000000000005" table:style-name="ce10">
            <text:p>64.516</text:p>
          </table:table-cell>
          <table:table-cell office:value-type="float" office:value="80.644999999999996" table:style-name="ce10">
            <text:p>80.645</text:p>
          </table:table-cell>
          <table:table-cell office:value-type="float" office:value="69.355000000000004" table:style-name="ce10">
            <text:p>69.355</text:p>
          </table:table-cell>
          <table:table-cell office:value-type="float" office:value="74.194000000000003" table:style-name="ce10">
            <text:p>74.194</text:p>
          </table:table-cell>
          <table:table-cell office:value-type="float" office:value="70.968000000000004" table:style-name="ce10">
            <text:p>70.968</text:p>
          </table:table-cell>
          <table:table-cell office:value-type="float" office:value="87.096999999999994" table:style-name="ce10">
            <text:p>87.097</text:p>
          </table:table-cell>
          <table:table-cell office:value-type="float" office:value="81.966999999999999" table:style-name="ce10">
            <text:p>81.967</text:p>
          </table:table-cell>
          <table:table-cell office:value-type="float" office:value="72.581000000000003" table:style-name="ce10">
            <text:p>72.581</text:p>
          </table:table-cell>
          <table:table-cell office:value-type="float" office:value="67.742000000000004" table:style-name="ce10">
            <text:p>67.742</text:p>
          </table:table-cell>
          <table:table-cell office:value-type="float" office:value="85.483999999999995" table:style-name="ce10">
            <text:p>85.484</text:p>
          </table:table-cell>
          <table:table-cell office:value-type="float" office:value="69.355000000000004" table:style-name="ce10">
            <text:p>69.355</text:p>
          </table:table-cell>
          <table:table-cell office:value-type="float" office:value="69.355000000000004" table:style-name="ce10">
            <text:p>69.355</text:p>
          </table:table-cell>
          <table:table-cell office:value-type="float" office:value="74.194000000000003" table:style-name="ce10">
            <text:p>74.194</text:p>
          </table:table-cell>
          <table:table-cell office:value-type="float" office:value="80.644999999999996" table:style-name="ce10">
            <text:p>80.645</text:p>
          </table:table-cell>
          <table:table-cell office:value-type="float" office:value="82.257999999999996" table:style-name="ce10">
            <text:p>82.258</text:p>
          </table:table-cell>
          <table:table-cell office:value-type="float" office:value="83.870999999999995" table:style-name="ce10">
            <text:p>83.871</text:p>
          </table:table-cell>
          <table:table-cell office:value-type="float" office:value="66.129000000000005" table:style-name="ce10">
            <text:p>66.129</text:p>
          </table:table-cell>
          <table:table-cell office:value-type="float" office:value="59.677" table:style-name="ce10">
            <text:p>59.677</text:p>
          </table:table-cell>
          <table:table-cell office:value-type="float" office:value="38.71" table:style-name="ce10">
            <text:p>38.71</text:p>
          </table:table-cell>
          <table:table-cell office:value-type="float" office:value="48.387" table:style-name="ce10">
            <text:p>48.387</text:p>
          </table:table-cell>
          <table:table-cell office:value-type="float" office:value="77.418999999999997" table:style-name="ce10">
            <text:p>77.419</text:p>
          </table:table-cell>
          <table:table-cell office:value-type="float" office:value="85.483999999999995" table:style-name="ce10">
            <text:p>85.484</text:p>
          </table:table-cell>
          <table:table-cell office:value-type="float" office:value="69.355000000000004" table:style-name="ce10">
            <text:p>69.355</text:p>
          </table:table-cell>
          <table:table-cell office:value-type="float" office:value="85.483999999999995" table:style-name="ce10">
            <text:p>85.484</text:p>
          </table:table-cell>
          <table:table-cell office:value-type="float" office:value="62.902999999999999" table:style-name="ce10">
            <text:p>62.903</text:p>
          </table:table-cell>
          <table:table-cell office:value-type="float" office:value="83.870999999999995" table:style-name="ce10">
            <text:p>83.871</text:p>
          </table:table-cell>
          <table:table-cell office:value-type="float" office:value="91.935000000000002" table:style-name="ce10">
            <text:p>91.935</text:p>
          </table:table-cell>
          <table:table-cell office:value-type="float" office:value="64.516000000000005" table:style-name="ce10">
            <text:p>64.516</text:p>
          </table:table-cell>
          <table:table-cell office:value-type="float" office:value="39.344000000000001" table:style-name="ce10">
            <text:p>39.344</text:p>
          </table:table-cell>
          <table:table-cell office:value-type="float" office:value="66.129000000000005" table:style-name="ce10">
            <text:p>66.129</text:p>
          </table:table-cell>
          <table:table-cell office:value-type="float" office:value="20.968" table:style-name="ce10">
            <text:p>20.968</text:p>
          </table:table-cell>
          <table:table-cell office:value-type="float" office:value="32.258000000000003" table:style-name="ce10">
            <text:p>32.258</text:p>
          </table:table-cell>
          <table:table-cell office:value-type="float" office:value="19.355" table:style-name="ce10">
            <text:p>19.355</text:p>
          </table:table-cell>
          <table:table-cell office:value-type="float" office:value="61.29" table:style-name="ce10">
            <text:p>61.29</text:p>
          </table:table-cell>
          <table:table-cell office:value-type="float" office:value="58.064999999999998" table:style-name="ce10">
            <text:p>58.065</text:p>
          </table:table-cell>
          <table:table-cell office:value-type="float" office:value="56.451999999999998" table:style-name="ce10">
            <text:p>56.452</text:p>
          </table:table-cell>
          <table:table-cell office:value-type="float" office:value="53.225999999999999" table:style-name="ce10">
            <text:p>53.226</text:p>
          </table:table-cell>
          <table:table-cell office:value-type="float" office:value="46.774000000000001" table:style-name="ce10">
            <text:p>46.774</text:p>
          </table:table-cell>
          <table:table-cell office:value-type="float" office:value="38.71" table:style-name="ce10">
            <text:p>38.71</text:p>
          </table:table-cell>
          <table:table-cell office:value-type="float" office:value="62.902999999999999" table:style-name="ce10">
            <text:p>62.903</text:p>
          </table:table-cell>
          <table:table-cell office:value-type="float" office:value="37.097000000000001" table:style-name="ce10">
            <text:p>37.097</text:p>
          </table:table-cell>
          <table:table-cell office:value-type="float" office:value="56.451999999999998" table:style-name="ce10">
            <text:p>56.452</text:p>
          </table:table-cell>
          <table:table-cell office:value-type="float" office:value="82.257999999999996" table:style-name="ce10">
            <text:p>82.258</text:p>
          </table:table-cell>
          <table:table-cell office:value-type="float" office:value="62.902999999999999" table:style-name="ce10">
            <text:p>62.903</text:p>
          </table:table-cell>
          <table:table-cell office:value-type="float" office:value="67.742000000000004" table:style-name="ce10">
            <text:p>67.742</text:p>
          </table:table-cell>
          <table:table-cell office:value-type="float" office:value="67.742000000000004" table:style-name="ce10">
            <text:p>67.742</text:p>
          </table:table-cell>
          <table:table-cell office:value-type="float" office:value="58.064999999999998" table:style-name="ce10">
            <text:p>58.065</text:p>
          </table:table-cell>
          <table:table-cell office:value-type="float" office:value="66.129000000000005" table:style-name="ce10">
            <text:p>66.129</text:p>
          </table:table-cell>
          <table:table-cell office:value-type="float" office:value="54.838999999999999" table:style-name="ce10">
            <text:p>54.839</text:p>
          </table:table-cell>
          <table:table-cell office:value-type="float" office:value="88.71" table:style-name="ce10">
            <text:p>88.71</text:p>
          </table:table-cell>
          <table:table-cell office:value-type="float" office:value="79.031999999999996" table:style-name="ce10">
            <text:p>79.032</text:p>
          </table:table-cell>
          <table:table-cell office:value-type="float" office:value="74.194000000000003" table:style-name="ce10">
            <text:p>74.194</text:p>
          </table:table-cell>
          <table:table-cell office:value-type="float" office:value="64.516000000000005" table:style-name="ce10">
            <text:p>64.516</text:p>
          </table:table-cell>
          <table:table-cell office:value-type="float" office:value="77.418999999999997" table:style-name="ce10">
            <text:p>77.419</text:p>
          </table:table-cell>
          <table:table-cell office:value-type="float" office:value="54.838999999999999" table:style-name="ce10">
            <text:p>54.839</text:p>
          </table:table-cell>
          <table:table-cell office:value-type="float" office:value="33.871000000000002" table:style-name="ce10">
            <text:p>33.871</text:p>
          </table:table-cell>
          <table:table-cell office:value-type="float" office:value="72.581000000000003" table:style-name="ce10">
            <text:p>72.581</text:p>
          </table:table-cell>
          <table:table-cell office:value-type="float" office:value="35.484000000000002" table:style-name="ce10">
            <text:p>35.484</text:p>
          </table:table-cell>
          <table:table-cell office:value-type="float" office:value="72.581000000000003" table:style-name="ce10">
            <text:p>72.581</text:p>
          </table:table-cell>
          <table:table-cell office:value-type="float" office:value="72.581000000000003" table:style-name="ce10">
            <text:p>72.581</text:p>
          </table:table-cell>
          <table:table-cell office:value-type="float" office:value="93.548000000000002" table:style-name="ce10">
            <text:p>93.548</text:p>
          </table:table-cell>
          <table:table-cell office:value-type="float" office:value="67.742000000000004" table:style-name="ce10">
            <text:p>67.742</text:p>
          </table:table-cell>
          <table:table-cell office:value-type="float" office:value="66.129000000000005" table:style-name="ce10">
            <text:p>66.129</text:p>
          </table:table-cell>
          <table:table-cell office:value-type="float" office:value="4.8390000000000004" table:style-name="ce10">
            <text:p>4.839</text:p>
          </table:table-cell>
          <table:table-cell office:value-type="float" office:value="14.516" table:style-name="ce10">
            <text:p>14.516</text:p>
          </table:table-cell>
          <table:table-cell office:value-type="float" office:value="24.193999999999999" table:style-name="ce10">
            <text:p>24.194</text:p>
          </table:table-cell>
          <table:table-cell office:value-type="float" office:value="56.451999999999998" table:style-name="ce10">
            <text:p>56.452</text:p>
          </table:table-cell>
          <table:table-cell office:value-type="float" office:value="14.516" table:style-name="ce10">
            <text:p>14.516</text:p>
          </table:table-cell>
          <table:table-cell office:value-type="float" office:value="88.71" table:style-name="ce10">
            <text:p>88.71</text:p>
          </table:table-cell>
          <table:table-cell office:value-type="float" office:value="74.194000000000003" table:style-name="ce10">
            <text:p>74.194</text:p>
          </table:table-cell>
          <table:table-cell office:value-type="float" office:value="79.031999999999996" table:style-name="ce10">
            <text:p>79.032</text:p>
          </table:table-cell>
          <table:table-cell office:value-type="float" office:value="6.452" table:style-name="ce10">
            <text:p>6.452</text:p>
          </table:table-cell>
          <table:table-cell office:value-type="float" office:value="88.71" table:style-name="ce10">
            <text:p>88.71</text:p>
          </table:table-cell>
          <table:table-cell office:value-type="float" office:value="4.8390000000000004" table:style-name="ce10">
            <text:p>4.839</text:p>
          </table:table-cell>
          <table:table-cell office:value-type="float" office:value="8.0649999999999995" table:style-name="ce10">
            <text:p>8.065</text:p>
          </table:table-cell>
          <table:table-cell office:value-type="float" office:value="80.644999999999996" table:style-name="ce10">
            <text:p>80.645</text:p>
          </table:table-cell>
          <table:table-cell office:value-type="float" office:value="11.29" table:style-name="ce10">
            <text:p>11.29</text:p>
          </table:table-cell>
          <table:table-cell office:value-type="float" office:value="40" table:style-name="ce10">
            <text:p>40</text:p>
          </table:table-cell>
          <table:table-cell office:value-type="float" office:value="60" table:style-name="ce10">
            <text:p>60</text:p>
          </table:table-cell>
          <table:table-cell office:value-type="float" office:value="0" table:style-name="ce10">
            <text:p>0</text:p>
          </table:table-cell>
          <table:table-cell office:value-type="float" office:value="0" table:style-name="ce10">
            <text:p>0</text:p>
          </table:table-cell>
          <table:table-cell office:value-type="float" office:value="50" table:style-name="ce10">
            <text:p>50</text:p>
          </table:table-cell>
          <table:table-cell office:value-type="float" office:value="50" table:style-name="ce10">
            <text:p>50</text:p>
          </table:table-cell>
          <table:table-cell office:value-type="float" office:value="20" table:style-name="ce10">
            <text:p>20</text:p>
          </table:table-cell>
          <table:table-cell office:value-type="float" office:value="40" table:style-name="ce10">
            <text:p>40</text:p>
          </table:table-cell>
          <table:table-cell office:value-type="float" office:value="40" table:style-name="ce10">
            <text:p>40</text:p>
          </table:table-cell>
          <table:table-cell office:value-type="float" office:value="80" table:style-name="ce10">
            <text:p>80</text:p>
          </table:table-cell>
          <table:table-cell office:value-type="float" office:value="20" table:style-name="ce10">
            <text:p>2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67.742000000000004" table:style-name="ce10">
            <text:p>67.742</text:p>
          </table:table-cell>
          <table:table-cell office:value-type="float" office:value="77.418999999999997" table:style-name="ce10">
            <text:p>77.419</text:p>
          </table:table-cell>
          <table:table-cell office:value-type="float" office:value="59.677" table:style-name="ce10">
            <text:p>59.677</text:p>
          </table:table-cell>
          <table:table-cell office:value-type="float" office:value="33.871000000000002" table:style-name="ce10">
            <text:p>33.871</text:p>
          </table:table-cell>
          <table:table-cell office:value-type="float" office:value="80.644999999999996" table:style-name="ce10">
            <text:p>80.645</text:p>
          </table:table-cell>
          <table:table-cell office:value-type="float" office:value="79.031999999999996" table:style-name="ce10">
            <text:p>79.032</text:p>
          </table:table-cell>
          <table:table-cell office:value-type="float" office:value="4.8390000000000004" table:style-name="ce10">
            <text:p>4.839</text:p>
          </table:table-cell>
          <table:table-cell office:value-type="float" office:value="75.805999999999997" table:style-name="ce10">
            <text:p>75.806</text:p>
          </table:table-cell>
          <table:table-cell office:value-type="float" office:value="30.584" table:style-name="ce10">
            <text:p>30.584</text:p>
          </table:table-cell>
          <table:table-cell office:value-type="float" office:value="76.531999999999996" table:style-name="ce10">
            <text:p>76.532</text:p>
          </table:table-cell>
          <table:table-cell table:number-columns-repeated="16264"/>
        </table:table-row>
        <table:table-row table:style-name="ro5">
          <table:table-cell office:value-type="string" table:style-name="ce4">
            <text:p>WRA</text:p>
          </table:table-cell>
          <table:table-cell office:value-type="string" table:style-name="ce4">
            <text:p>Welsh Revenue Authority</text:p>
          </table:table-cell>
          <table:table-cell office:value-type="string" table:style-name="ce4">
            <text:p>Welsh Revenue Authority</text:p>
          </table:table-cell>
          <table:table-cell table:style-name="ce4"/>
          <table:table-cell office:value-type="float" office:value="89.156999999999996" table:style-name="ce10">
            <text:p>89.157</text:p>
          </table:table-cell>
          <table:table-cell office:value-type="float" office:value="77.23" table:style-name="ce10">
            <text:p>77.23</text:p>
          </table:table-cell>
          <table:table-cell office:value-type="float" office:value="89.188999999999993" table:style-name="ce10">
            <text:p>89.189</text:p>
          </table:table-cell>
          <table:table-cell office:value-type="float" office:value="91.891999999999996" table:style-name="ce10">
            <text:p>91.892</text:p>
          </table:table-cell>
          <table:table-cell office:value-type="float" office:value="88.138000000000005" table:style-name="ce10">
            <text:p>88.138</text:p>
          </table:table-cell>
          <table:table-cell office:value-type="float" office:value="92.341999999999999" table:style-name="ce10">
            <text:p>92.342</text:p>
          </table:table-cell>
          <table:table-cell office:value-type="float" office:value="66.554000000000002" table:style-name="ce10">
            <text:p>66.554</text:p>
          </table:table-cell>
          <table:table-cell office:value-type="float" office:value="93.242999999999995" table:style-name="ce10">
            <text:p>93.243</text:p>
          </table:table-cell>
          <table:table-cell office:value-type="float" office:value="92.567999999999998" table:style-name="ce10">
            <text:p>92.568</text:p>
          </table:table-cell>
          <table:table-cell office:value-type="float" office:value="79.278999999999996" table:style-name="ce10">
            <text:p>79.279</text:p>
          </table:table-cell>
          <table:table-cell office:value-type="float" office:value="78.679000000000002" table:style-name="ce10">
            <text:p>78.679</text:p>
          </table:table-cell>
          <table:table-cell office:value-type="float" office:value="91.891999999999996" table:style-name="ce10">
            <text:p>91.892</text:p>
          </table:table-cell>
          <table:table-cell office:value-type="float" office:value="91.891999999999996" table:style-name="ce10">
            <text:p>91.892</text:p>
          </table:table-cell>
          <table:table-cell office:value-type="float" office:value="86.486000000000004" table:style-name="ce10">
            <text:p>86.486</text:p>
          </table:table-cell>
          <table:table-cell office:value-type="float" office:value="81.081000000000003" table:style-name="ce10">
            <text:p>81.081</text:p>
          </table:table-cell>
          <table:table-cell office:value-type="float" office:value="94.594999999999999" table:style-name="ce10">
            <text:p>94.595</text:p>
          </table:table-cell>
          <table:table-cell office:value-type="float" office:value="90.540999999999997" table:style-name="ce10">
            <text:p>90.541</text:p>
          </table:table-cell>
          <table:table-cell office:value-type="float" office:value="93.242999999999995" table:style-name="ce10">
            <text:p>93.243</text:p>
          </table:table-cell>
          <table:table-cell office:value-type="float" office:value="86.486000000000004" table:style-name="ce10">
            <text:p>86.486</text:p>
          </table:table-cell>
          <table:table-cell office:value-type="float" office:value="94.594999999999999" table:style-name="ce10">
            <text:p>94.595</text:p>
          </table:table-cell>
          <table:table-cell office:value-type="float" office:value="93.242999999999995" table:style-name="ce10">
            <text:p>93.243</text:p>
          </table:table-cell>
          <table:table-cell office:value-type="float" office:value="83.784000000000006" table:style-name="ce10">
            <text:p>83.784</text:p>
          </table:table-cell>
          <table:table-cell office:value-type="float" office:value="90.540999999999997" table:style-name="ce10">
            <text:p>90.541</text:p>
          </table:table-cell>
          <table:table-cell office:value-type="float" office:value="91.891999999999996" table:style-name="ce10">
            <text:p>91.892</text:p>
          </table:table-cell>
          <table:table-cell office:value-type="float" office:value="83.784000000000006" table:style-name="ce10">
            <text:p>83.784</text:p>
          </table:table-cell>
          <table:table-cell office:value-type="float" office:value="83.784000000000006" table:style-name="ce10">
            <text:p>83.784</text:p>
          </table:table-cell>
          <table:table-cell office:value-type="float" office:value="85.135000000000005" table:style-name="ce10">
            <text:p>85.135</text:p>
          </table:table-cell>
          <table:table-cell office:value-type="float" office:value="90.540999999999997" table:style-name="ce10">
            <text:p>90.541</text:p>
          </table:table-cell>
          <table:table-cell office:value-type="float" office:value="91.891999999999996" table:style-name="ce10">
            <text:p>91.892</text:p>
          </table:table-cell>
          <table:table-cell office:value-type="float" office:value="94.594999999999999" table:style-name="ce10">
            <text:p>94.595</text:p>
          </table:table-cell>
          <table:table-cell office:value-type="float" office:value="74.323999999999998" table:style-name="ce10">
            <text:p>74.324</text:p>
          </table:table-cell>
          <table:table-cell office:value-type="float" office:value="71.622" table:style-name="ce10">
            <text:p>71.622</text:p>
          </table:table-cell>
          <table:table-cell office:value-type="float" office:value="47.296999999999997" table:style-name="ce10">
            <text:p>47.297</text:p>
          </table:table-cell>
          <table:table-cell office:value-type="float" office:value="72.972999999999999" table:style-name="ce10">
            <text:p>72.973</text:p>
          </table:table-cell>
          <table:table-cell office:value-type="float" office:value="94.594999999999999" table:style-name="ce10">
            <text:p>94.595</text:p>
          </table:table-cell>
          <table:table-cell office:value-type="float" office:value="97.296999999999997" table:style-name="ce10">
            <text:p>97.297</text:p>
          </table:table-cell>
          <table:table-cell office:value-type="float" office:value="89.188999999999993" table:style-name="ce10">
            <text:p>89.189</text:p>
          </table:table-cell>
          <table:table-cell office:value-type="float" office:value="91.891999999999996" table:style-name="ce10">
            <text:p>91.892</text:p>
          </table:table-cell>
          <table:table-cell office:value-type="float" office:value="94.594999999999999" table:style-name="ce10">
            <text:p>94.595</text:p>
          </table:table-cell>
          <table:table-cell office:value-type="float" office:value="87.837999999999994" table:style-name="ce10">
            <text:p>87.838</text:p>
          </table:table-cell>
          <table:table-cell office:value-type="float" office:value="95.945999999999998" table:style-name="ce10">
            <text:p>95.946</text:p>
          </table:table-cell>
          <table:table-cell office:value-type="float" office:value="89.188999999999993" table:style-name="ce10">
            <text:p>89.189</text:p>
          </table:table-cell>
          <table:table-cell office:value-type="float" office:value="93.242999999999995" table:style-name="ce10">
            <text:p>93.243</text:p>
          </table:table-cell>
          <table:table-cell office:value-type="float" office:value="94.594999999999999" table:style-name="ce10">
            <text:p>94.595</text:p>
          </table:table-cell>
          <table:table-cell office:value-type="float" office:value="78.378" table:style-name="ce10">
            <text:p>78.378</text:p>
          </table:table-cell>
          <table:table-cell office:value-type="float" office:value="85.135000000000005" table:style-name="ce10">
            <text:p>85.135</text:p>
          </table:table-cell>
          <table:table-cell office:value-type="float" office:value="74.323999999999998" table:style-name="ce10">
            <text:p>74.324</text:p>
          </table:table-cell>
          <table:table-cell office:value-type="float" office:value="87.837999999999994" table:style-name="ce10">
            <text:p>87.838</text:p>
          </table:table-cell>
          <table:table-cell office:value-type="float" office:value="82.432000000000002" table:style-name="ce10">
            <text:p>82.432</text:p>
          </table:table-cell>
          <table:table-cell office:value-type="float" office:value="66.215999999999994" table:style-name="ce10">
            <text:p>66.216</text:p>
          </table:table-cell>
          <table:table-cell office:value-type="float" office:value="83.784000000000006" table:style-name="ce10">
            <text:p>83.784</text:p>
          </table:table-cell>
          <table:table-cell office:value-type="float" office:value="70.27" table:style-name="ce10">
            <text:p>70.27</text:p>
          </table:table-cell>
          <table:table-cell office:value-type="float" office:value="79.73" table:style-name="ce10">
            <text:p>79.73</text:p>
          </table:table-cell>
          <table:table-cell office:value-type="float" office:value="86.486000000000004" table:style-name="ce10">
            <text:p>86.486</text:p>
          </table:table-cell>
          <table:table-cell office:value-type="float" office:value="74.323999999999998" table:style-name="ce10">
            <text:p>74.324</text:p>
          </table:table-cell>
          <table:table-cell office:value-type="float" office:value="77.027000000000001" table:style-name="ce10">
            <text:p>77.027</text:p>
          </table:table-cell>
          <table:table-cell office:value-type="float" office:value="75.676000000000002" table:style-name="ce10">
            <text:p>75.676</text:p>
          </table:table-cell>
          <table:table-cell office:value-type="float" office:value="87.837999999999994" table:style-name="ce10">
            <text:p>87.838</text:p>
          </table:table-cell>
          <table:table-cell office:value-type="float" office:value="74.323999999999998" table:style-name="ce10">
            <text:p>74.324</text:p>
          </table:table-cell>
          <table:table-cell office:value-type="float" office:value="85.135000000000005" table:style-name="ce10">
            <text:p>85.135</text:p>
          </table:table-cell>
          <table:table-cell office:value-type="float" office:value="83.784000000000006" table:style-name="ce10">
            <text:p>83.784</text:p>
          </table:table-cell>
          <table:table-cell office:value-type="float" office:value="83.784000000000006" table:style-name="ce10">
            <text:p>83.784</text:p>
          </table:table-cell>
          <table:table-cell office:value-type="float" office:value="56.756999999999998" table:style-name="ce10">
            <text:p>56.757</text:p>
          </table:table-cell>
          <table:table-cell office:value-type="float" office:value="93.242999999999995" table:style-name="ce10">
            <text:p>93.243</text:p>
          </table:table-cell>
          <table:table-cell office:value-type="float" office:value="91.891999999999996" table:style-name="ce10">
            <text:p>91.892</text:p>
          </table:table-cell>
          <table:table-cell office:value-type="float" office:value="91.891999999999996" table:style-name="ce10">
            <text:p>91.892</text:p>
          </table:table-cell>
          <table:table-cell office:value-type="float" office:value="75.676000000000002" table:style-name="ce10">
            <text:p>75.676</text:p>
          </table:table-cell>
          <table:table-cell office:value-type="float" office:value="79.73" table:style-name="ce10">
            <text:p>79.73</text:p>
          </table:table-cell>
          <table:table-cell office:value-type="float" office:value="75.676000000000002" table:style-name="ce10">
            <text:p>75.676</text:p>
          </table:table-cell>
          <table:table-cell office:value-type="float" office:value="58.107999999999997" table:style-name="ce10">
            <text:p>58.108</text:p>
          </table:table-cell>
          <table:table-cell office:value-type="float" office:value="94.594999999999999" table:style-name="ce10">
            <text:p>94.595</text:p>
          </table:table-cell>
          <table:table-cell office:value-type="float" office:value="50" table:style-name="ce10">
            <text:p>50</text:p>
          </table:table-cell>
          <table:table-cell office:value-type="float" office:value="90.540999999999997" table:style-name="ce10">
            <text:p>90.541</text:p>
          </table:table-cell>
          <table:table-cell office:value-type="float" office:value="94.594999999999999" table:style-name="ce10">
            <text:p>94.595</text:p>
          </table:table-cell>
          <table:table-cell office:value-type="float" office:value="97.296999999999997" table:style-name="ce10">
            <text:p>97.297</text:p>
          </table:table-cell>
          <table:table-cell office:value-type="float" office:value="63.514000000000003" table:style-name="ce10">
            <text:p>63.514</text:p>
          </table:table-cell>
          <table:table-cell office:value-type="float" office:value="67.567999999999998" table:style-name="ce10">
            <text:p>67.568</text:p>
          </table:table-cell>
          <table:table-cell office:value-type="float" office:value="1.351" table:style-name="ce10">
            <text:p>1.351</text:p>
          </table:table-cell>
          <table:table-cell office:value-type="float" office:value="13.513999999999999" table:style-name="ce10">
            <text:p>13.514</text:p>
          </table:table-cell>
          <table:table-cell office:value-type="float" office:value="41.892000000000003" table:style-name="ce10">
            <text:p>41.892</text:p>
          </table:table-cell>
          <table:table-cell office:value-type="float" office:value="43.243000000000002" table:style-name="ce10">
            <text:p>43.243</text:p>
          </table:table-cell>
          <table:table-cell office:value-type="float" office:value="8.1080000000000005" table:style-name="ce10">
            <text:p>8.108</text:p>
          </table:table-cell>
          <table:table-cell office:value-type="float" office:value="93.242999999999995" table:style-name="ce10">
            <text:p>93.243</text:p>
          </table:table-cell>
          <table:table-cell office:value-type="float" office:value="82.432000000000002" table:style-name="ce10">
            <text:p>82.432</text:p>
          </table:table-cell>
          <table:table-cell office:value-type="float" office:value="83.784000000000006" table:style-name="ce10">
            <text:p>83.784</text:p>
          </table:table-cell>
          <table:table-cell office:value-type="float" office:value="1.351" table:style-name="ce10">
            <text:p>1.351</text:p>
          </table:table-cell>
          <table:table-cell office:value-type="float" office:value="94.594999999999999" table:style-name="ce10">
            <text:p>94.595</text:p>
          </table:table-cell>
          <table:table-cell office:value-type="float" office:value="4.0540000000000003" table:style-name="ce10">
            <text:p>4.054</text:p>
          </table:table-cell>
          <table:table-cell office:value-type="float" office:value="1.351" table:style-name="ce10">
            <text:p>1.351</text:p>
          </table:table-cell>
          <table:table-cell office:value-type="float" office:value="95.945999999999998" table:style-name="ce10">
            <text:p>95.946</text:p>
          </table:table-cell>
          <table:table-cell office:value-type="float" office:value="2.7029999999999998" table:style-name="ce10">
            <text:p>2.703</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5.341999999999999" table:style-name="ce10">
            <text:p>75.342</text:p>
          </table:table-cell>
          <table:table-cell office:value-type="float" office:value="78.081999999999994" table:style-name="ce10">
            <text:p>78.082</text:p>
          </table:table-cell>
          <table:table-cell office:value-type="float" office:value="78.081999999999994" table:style-name="ce10">
            <text:p>78.082</text:p>
          </table:table-cell>
          <table:table-cell office:value-type="float" office:value="23.288" table:style-name="ce10">
            <text:p>23.288</text:p>
          </table:table-cell>
          <table:table-cell office:value-type="float" office:value="81.081000000000003" table:style-name="ce10">
            <text:p>81.081</text:p>
          </table:table-cell>
          <table:table-cell office:value-type="float" office:value="79.73" table:style-name="ce10">
            <text:p>79.73</text:p>
          </table:table-cell>
          <table:table-cell office:value-type="float" office:value="4.0540000000000003" table:style-name="ce10">
            <text:p>4.054</text:p>
          </table:table-cell>
          <table:table-cell office:value-type="float" office:value="83.784000000000006" table:style-name="ce10">
            <text:p>83.784</text:p>
          </table:table-cell>
          <table:table-cell office:value-type="float" office:value="16.47" table:style-name="ce10">
            <text:p>16.47</text:p>
          </table:table-cell>
          <table:table-cell office:value-type="float" office:value="78.081999999999994" table:style-name="ce10">
            <text:p>78.082</text:p>
          </table:table-cell>
          <table:table-cell table:number-columns-repeated="16264"/>
        </table:table-row>
        <table:table-row table:style-name="ro10">
          <table:table-cell office:value-type="string" table:style-name="ce4">
            <text:p>MOJ_GROUP</text:p>
          </table:table-cell>
          <table:table-cell office:value-type="string" table:style-name="ce4">
            <text:p>Ministry of Justice group (including agencies)</text:p>
          </table:table-cell>
          <table:table-cell office:value-type="string" table:style-name="ce4">
            <text:p>Justice</text:p>
          </table:table-cell>
          <table:table-cell office:value-type="string" table:style-name="ce4">
            <text:p>[note 6]</text:p>
          </table:table-cell>
          <table:table-cell office:value-type="float" office:value="49.171999999999997" table:style-name="ce10">
            <text:p>49.172</text:p>
          </table:table-cell>
          <table:table-cell office:value-type="float" office:value="60.317999999999998" table:style-name="ce10">
            <text:p>60.318</text:p>
          </table:table-cell>
          <table:table-cell office:value-type="float" office:value="73.551000000000002" table:style-name="ce10">
            <text:p>73.551</text:p>
          </table:table-cell>
          <table:table-cell office:value-type="float" office:value="80.603999999999999" table:style-name="ce10">
            <text:p>80.604</text:p>
          </table:table-cell>
          <table:table-cell office:value-type="float" office:value="71.146000000000001" table:style-name="ce10">
            <text:p>71.146</text:p>
          </table:table-cell>
          <table:table-cell office:value-type="float" office:value="78.195999999999998" table:style-name="ce10">
            <text:p>78.196</text:p>
          </table:table-cell>
          <table:table-cell office:value-type="float" office:value="52.267000000000003" table:style-name="ce10">
            <text:p>52.267</text:p>
          </table:table-cell>
          <table:table-cell office:value-type="float" office:value="74.668999999999997" table:style-name="ce10">
            <text:p>74.669</text:p>
          </table:table-cell>
          <table:table-cell office:value-type="float" office:value="68.655000000000001" table:style-name="ce10">
            <text:p>68.655</text:p>
          </table:table-cell>
          <table:table-cell office:value-type="float" office:value="25.076000000000001" table:style-name="ce10">
            <text:p>25.076</text:p>
          </table:table-cell>
          <table:table-cell office:value-type="float" office:value="45.898000000000003" table:style-name="ce10">
            <text:p>45.898</text:p>
          </table:table-cell>
          <table:table-cell office:value-type="float" office:value="89.650999999999996" table:style-name="ce10">
            <text:p>89.651</text:p>
          </table:table-cell>
          <table:table-cell office:value-type="float" office:value="82.191000000000003" table:style-name="ce10">
            <text:p>82.191</text:p>
          </table:table-cell>
          <table:table-cell office:value-type="float" office:value="76.183999999999997" table:style-name="ce10">
            <text:p>76.184</text:p>
          </table:table-cell>
          <table:table-cell office:value-type="float" office:value="52.582000000000001" table:style-name="ce10">
            <text:p>52.582</text:p>
          </table:table-cell>
          <table:table-cell office:value-type="float" office:value="67.191000000000003" table:style-name="ce10">
            <text:p>67.191</text:p>
          </table:table-cell>
          <table:table-cell office:value-type="float" office:value="79.356999999999999" table:style-name="ce10">
            <text:p>79.357</text:p>
          </table:table-cell>
          <table:table-cell office:value-type="float" office:value="81.869" table:style-name="ce10">
            <text:p>81.869</text:p>
          </table:table-cell>
          <table:table-cell office:value-type="float" office:value="71.620999999999995" table:style-name="ce10">
            <text:p>71.621</text:p>
          </table:table-cell>
          <table:table-cell office:value-type="float" office:value="80.022000000000006" table:style-name="ce10">
            <text:p>80.022</text:p>
          </table:table-cell>
          <table:table-cell office:value-type="float" office:value="77.852000000000004" table:style-name="ce10">
            <text:p>77.852</text:p>
          </table:table-cell>
          <table:table-cell office:value-type="float" office:value="65.662999999999997" table:style-name="ce10">
            <text:p>65.663</text:p>
          </table:table-cell>
          <table:table-cell office:value-type="float" office:value="74.804000000000002" table:style-name="ce10">
            <text:p>74.804</text:p>
          </table:table-cell>
          <table:table-cell office:value-type="float" office:value="76.897000000000006" table:style-name="ce10">
            <text:p>76.897</text:p>
          </table:table-cell>
          <table:table-cell office:value-type="float" office:value="65.201999999999998" table:style-name="ce10">
            <text:p>65.202</text:p>
          </table:table-cell>
          <table:table-cell office:value-type="float" office:value="63.375999999999998" table:style-name="ce10">
            <text:p>63.376</text:p>
          </table:table-cell>
          <table:table-cell office:value-type="float" office:value="65.007000000000005" table:style-name="ce10">
            <text:p>65.007</text:p>
          </table:table-cell>
          <table:table-cell office:value-type="float" office:value="83.903000000000006" table:style-name="ce10">
            <text:p>83.903</text:p>
          </table:table-cell>
          <table:table-cell office:value-type="float" office:value="79.813000000000002" table:style-name="ce10">
            <text:p>79.813</text:p>
          </table:table-cell>
          <table:table-cell office:value-type="float" office:value="70.917000000000002" table:style-name="ce10">
            <text:p>70.917</text:p>
          </table:table-cell>
          <table:table-cell office:value-type="float" office:value="60.673000000000002" table:style-name="ce10">
            <text:p>60.673</text:p>
          </table:table-cell>
          <table:table-cell office:value-type="float" office:value="48.313000000000002" table:style-name="ce10">
            <text:p>48.313</text:p>
          </table:table-cell>
          <table:table-cell office:value-type="float" office:value="53.593000000000004" table:style-name="ce10">
            <text:p>53.593</text:p>
          </table:table-cell>
          <table:table-cell office:value-type="float" office:value="46.466000000000001" table:style-name="ce10">
            <text:p>46.466</text:p>
          </table:table-cell>
          <table:table-cell office:value-type="float" office:value="77.668999999999997" table:style-name="ce10">
            <text:p>77.669</text:p>
          </table:table-cell>
          <table:table-cell office:value-type="float" office:value="84.352999999999994" table:style-name="ce10">
            <text:p>84.353</text:p>
          </table:table-cell>
          <table:table-cell office:value-type="float" office:value="63.633000000000003" table:style-name="ce10">
            <text:p>63.633</text:p>
          </table:table-cell>
          <table:table-cell office:value-type="float" office:value="73.028999999999996" table:style-name="ce10">
            <text:p>73.029</text:p>
          </table:table-cell>
          <table:table-cell office:value-type="float" office:value="64.212999999999994" table:style-name="ce10">
            <text:p>64.213</text:p>
          </table:table-cell>
          <table:table-cell office:value-type="float" office:value="76.334000000000003" table:style-name="ce10">
            <text:p>76.334</text:p>
          </table:table-cell>
          <table:table-cell office:value-type="float" office:value="87.103999999999999" table:style-name="ce10">
            <text:p>87.104</text:p>
          </table:table-cell>
          <table:table-cell office:value-type="float" office:value="66.826999999999998" table:style-name="ce10">
            <text:p>66.827</text:p>
          </table:table-cell>
          <table:table-cell office:value-type="float" office:value="54.704000000000001" table:style-name="ce10">
            <text:p>54.704</text:p>
          </table:table-cell>
          <table:table-cell office:value-type="float" office:value="62.874000000000002" table:style-name="ce10">
            <text:p>62.874</text:p>
          </table:table-cell>
          <table:table-cell office:value-type="float" office:value="24.83" table:style-name="ce10">
            <text:p>24.83</text:p>
          </table:table-cell>
          <table:table-cell office:value-type="float" office:value="29.847000000000001" table:style-name="ce10">
            <text:p>29.847</text:p>
          </table:table-cell>
          <table:table-cell office:value-type="float" office:value="20.545999999999999" table:style-name="ce10">
            <text:p>20.546</text:p>
          </table:table-cell>
          <table:table-cell office:value-type="float" office:value="62.902000000000001" table:style-name="ce10">
            <text:p>62.902</text:p>
          </table:table-cell>
          <table:table-cell office:value-type="float" office:value="59.877000000000002" table:style-name="ce10">
            <text:p>59.877</text:p>
          </table:table-cell>
          <table:table-cell office:value-type="float" office:value="50.627000000000002" table:style-name="ce10">
            <text:p>50.627</text:p>
          </table:table-cell>
          <table:table-cell office:value-type="float" office:value="51.109000000000002" table:style-name="ce10">
            <text:p>51.109</text:p>
          </table:table-cell>
          <table:table-cell office:value-type="float" office:value="32.911999999999999" table:style-name="ce10">
            <text:p>32.912</text:p>
          </table:table-cell>
          <table:table-cell office:value-type="float" office:value="27.61" table:style-name="ce10">
            <text:p>27.61</text:p>
          </table:table-cell>
          <table:table-cell office:value-type="float" office:value="54.912999999999997" table:style-name="ce10">
            <text:p>54.913</text:p>
          </table:table-cell>
          <table:table-cell office:value-type="float" office:value="31.28" table:style-name="ce10">
            <text:p>31.28</text:p>
          </table:table-cell>
          <table:table-cell office:value-type="float" office:value="41.914999999999999" table:style-name="ce10">
            <text:p>41.915</text:p>
          </table:table-cell>
          <table:table-cell office:value-type="float" office:value="63.485999999999997" table:style-name="ce10">
            <text:p>63.486</text:p>
          </table:table-cell>
          <table:table-cell office:value-type="float" office:value="46.392000000000003" table:style-name="ce10">
            <text:p>46.392</text:p>
          </table:table-cell>
          <table:table-cell office:value-type="float" office:value="51.664000000000001" table:style-name="ce10">
            <text:p>51.664</text:p>
          </table:table-cell>
          <table:table-cell office:value-type="float" office:value="49.777000000000001" table:style-name="ce10">
            <text:p>49.777</text:p>
          </table:table-cell>
          <table:table-cell office:value-type="float" office:value="46.47" table:style-name="ce10">
            <text:p>46.47</text:p>
          </table:table-cell>
          <table:table-cell office:value-type="float" office:value="40.366" table:style-name="ce10">
            <text:p>40.366</text:p>
          </table:table-cell>
          <table:table-cell office:value-type="float" office:value="29.189" table:style-name="ce10">
            <text:p>29.189</text:p>
          </table:table-cell>
          <table:table-cell office:value-type="float" office:value="88.994" table:style-name="ce10">
            <text:p>88.994</text:p>
          </table:table-cell>
          <table:table-cell office:value-type="float" office:value="65.212000000000003" table:style-name="ce10">
            <text:p>65.212</text:p>
          </table:table-cell>
          <table:table-cell office:value-type="float" office:value="67.117000000000004" table:style-name="ce10">
            <text:p>67.117</text:p>
          </table:table-cell>
          <table:table-cell office:value-type="float" office:value="70.796999999999997" table:style-name="ce10">
            <text:p>70.797</text:p>
          </table:table-cell>
          <table:table-cell office:value-type="float" office:value="74.884" table:style-name="ce10">
            <text:p>74.884</text:p>
          </table:table-cell>
          <table:table-cell office:value-type="float" office:value="52.435000000000002" table:style-name="ce10">
            <text:p>52.435</text:p>
          </table:table-cell>
          <table:table-cell office:value-type="float" office:value="40.234999999999999" table:style-name="ce10">
            <text:p>40.235</text:p>
          </table:table-cell>
          <table:table-cell office:value-type="float" office:value="65.313000000000002" table:style-name="ce10">
            <text:p>65.313</text:p>
          </table:table-cell>
          <table:table-cell office:value-type="float" office:value="33.572000000000003" table:style-name="ce10">
            <text:p>33.572</text:p>
          </table:table-cell>
          <table:table-cell office:value-type="float" office:value="82.552999999999997" table:style-name="ce10">
            <text:p>82.553</text:p>
          </table:table-cell>
          <table:table-cell office:value-type="float" office:value="47.668999999999997" table:style-name="ce10">
            <text:p>47.669</text:p>
          </table:table-cell>
          <table:table-cell office:value-type="float" office:value="83.728999999999999" table:style-name="ce10">
            <text:p>83.729</text:p>
          </table:table-cell>
          <table:table-cell office:value-type="float" office:value="68.787999999999997" table:style-name="ce10">
            <text:p>68.788</text:p>
          </table:table-cell>
          <table:table-cell office:value-type="float" office:value="54.985999999999997" table:style-name="ce10">
            <text:p>54.986</text:p>
          </table:table-cell>
          <table:table-cell office:value-type="float" office:value="7.766" table:style-name="ce10">
            <text:p>7.766</text:p>
          </table:table-cell>
          <table:table-cell office:value-type="float" office:value="13.791" table:style-name="ce10">
            <text:p>13.791</text:p>
          </table:table-cell>
          <table:table-cell office:value-type="float" office:value="28.858000000000001" table:style-name="ce10">
            <text:p>28.858</text:p>
          </table:table-cell>
          <table:table-cell office:value-type="float" office:value="49.584000000000003" table:style-name="ce10">
            <text:p>49.584</text:p>
          </table:table-cell>
          <table:table-cell office:value-type="float" office:value="14.018000000000001" table:style-name="ce10">
            <text:p>14.018</text:p>
          </table:table-cell>
          <table:table-cell office:value-type="float" office:value="82.688000000000002" table:style-name="ce10">
            <text:p>82.688</text:p>
          </table:table-cell>
          <table:table-cell office:value-type="float" office:value="63.844999999999999" table:style-name="ce10">
            <text:p>63.845</text:p>
          </table:table-cell>
          <table:table-cell office:value-type="float" office:value="66.015000000000001" table:style-name="ce10">
            <text:p>66.015</text:p>
          </table:table-cell>
          <table:table-cell office:value-type="float" office:value="10.273999999999999" table:style-name="ce10">
            <text:p>10.274</text:p>
          </table:table-cell>
          <table:table-cell office:value-type="float" office:value="81.117999999999995" table:style-name="ce10">
            <text:p>81.118</text:p>
          </table:table-cell>
          <table:table-cell office:value-type="float" office:value="8.6080000000000005" table:style-name="ce10">
            <text:p>8.608</text:p>
          </table:table-cell>
          <table:table-cell office:value-type="float" office:value="10.015000000000001" table:style-name="ce10">
            <text:p>10.015</text:p>
          </table:table-cell>
          <table:table-cell office:value-type="float" office:value="82.962000000000003" table:style-name="ce10">
            <text:p>82.962</text:p>
          </table:table-cell>
          <table:table-cell office:value-type="float" office:value="7.0229999999999997" table:style-name="ce10">
            <text:p>7.023</text:p>
          </table:table-cell>
          <table:table-cell office:value-type="float" office:value="42.576000000000001" table:style-name="ce10">
            <text:p>42.576</text:p>
          </table:table-cell>
          <table:table-cell office:value-type="float" office:value="44.210999999999999" table:style-name="ce10">
            <text:p>44.211</text:p>
          </table:table-cell>
          <table:table-cell office:value-type="float" office:value="13.214" table:style-name="ce10">
            <text:p>13.214</text:p>
          </table:table-cell>
          <table:table-cell office:value-type="float" office:value="25.504000000000001" table:style-name="ce10">
            <text:p>25.504</text:p>
          </table:table-cell>
          <table:table-cell office:value-type="float" office:value="58.820999999999998" table:style-name="ce10">
            <text:p>58.821</text:p>
          </table:table-cell>
          <table:table-cell office:value-type="float" office:value="15.675000000000001" table:style-name="ce10">
            <text:p>15.675</text:p>
          </table:table-cell>
          <table:table-cell office:value-type="float" office:value="39.527000000000001" table:style-name="ce10">
            <text:p>39.527</text:p>
          </table:table-cell>
          <table:table-cell office:value-type="float" office:value="33.682000000000002" table:style-name="ce10">
            <text:p>33.682</text:p>
          </table:table-cell>
          <table:table-cell office:value-type="float" office:value="26.791" table:style-name="ce10">
            <text:p>26.791</text:p>
          </table:table-cell>
          <table:table-cell office:value-type="float" office:value="59.615000000000002" table:style-name="ce10">
            <text:p>59.615</text:p>
          </table:table-cell>
          <table:table-cell office:value-type="float" office:value="21.042999999999999" table:style-name="ce10">
            <text:p>21.043</text:p>
          </table:table-cell>
          <table:table-cell office:value-type="float" office:value="19.341999999999999" table:style-name="ce10">
            <text:p>19.342</text:p>
          </table:table-cell>
          <table:table-cell office:value-type="float" office:value="35.302999999999997" table:style-name="ce10">
            <text:p>35.303</text:p>
          </table:table-cell>
          <table:table-cell office:value-type="float" office:value="49.920999999999999" table:style-name="ce10">
            <text:p>49.921</text:p>
          </table:table-cell>
          <table:table-cell office:value-type="float" office:value="14.776" table:style-name="ce10">
            <text:p>14.776</text:p>
          </table:table-cell>
          <table:table-cell office:value-type="float" office:value="61.933999999999997" table:style-name="ce10">
            <text:p>61.934</text:p>
          </table:table-cell>
          <table:table-cell office:value-type="float" office:value="68.465000000000003" table:style-name="ce10">
            <text:p>68.465</text:p>
          </table:table-cell>
          <table:table-cell office:value-type="float" office:value="59.445" table:style-name="ce10">
            <text:p>59.445</text:p>
          </table:table-cell>
          <table:table-cell office:value-type="float" office:value="36.564999999999998" table:style-name="ce10">
            <text:p>36.565</text:p>
          </table:table-cell>
          <table:table-cell office:value-type="float" office:value="67.831999999999994" table:style-name="ce10">
            <text:p>67.832</text:p>
          </table:table-cell>
          <table:table-cell office:value-type="float" office:value="69.429000000000002" table:style-name="ce10">
            <text:p>69.429</text:p>
          </table:table-cell>
          <table:table-cell office:value-type="float" office:value="5.3419999999999996" table:style-name="ce10">
            <text:p>5.342</text:p>
          </table:table-cell>
          <table:table-cell office:value-type="float" office:value="71.897999999999996" table:style-name="ce10">
            <text:p>71.898</text:p>
          </table:table-cell>
          <table:table-cell office:value-type="float" office:value="30.684999999999999" table:style-name="ce10">
            <text:p>30.685</text:p>
          </table:table-cell>
          <table:table-cell office:value-type="float" office:value="72.992000000000004" table:style-name="ce10">
            <text:p>72.992</text:p>
          </table:table-cell>
          <table:table-cell table:number-columns-repeated="16264"/>
        </table:table-row>
        <table:table-row table:style-name="ro10">
          <table:table-cell office:value-type="string" table:style-name="ce4">
            <text:p>UKSA_GROUP</text:p>
          </table:table-cell>
          <table:table-cell office:value-type="string" table:style-name="ce4">
            <text:p>UK Statistics Authority group (including ONS)</text:p>
          </table:table-cell>
          <table:table-cell office:value-type="string" table:style-name="ce4">
            <text:p>UK Statistics Authority</text:p>
          </table:table-cell>
          <table:table-cell office:value-type="string" table:style-name="ce4">
            <text:p>[note 6]</text:p>
          </table:table-cell>
          <table:table-cell office:value-type="float" office:value="73.462000000000003" table:style-name="ce10">
            <text:p>73.462</text:p>
          </table:table-cell>
          <table:table-cell office:value-type="float" office:value="68.051000000000002" table:style-name="ce10">
            <text:p>68.051</text:p>
          </table:table-cell>
          <table:table-cell office:value-type="float" office:value="76.781000000000006" table:style-name="ce10">
            <text:p>76.781</text:p>
          </table:table-cell>
          <table:table-cell office:value-type="float" office:value="81.691000000000003" table:style-name="ce10">
            <text:p>81.691</text:p>
          </table:table-cell>
          <table:table-cell office:value-type="float" office:value="77.021000000000001" table:style-name="ce10">
            <text:p>77.021</text:p>
          </table:table-cell>
          <table:table-cell office:value-type="float" office:value="85.543000000000006" table:style-name="ce10">
            <text:p>85.543</text:p>
          </table:table-cell>
          <table:table-cell office:value-type="float" office:value="61.472999999999999" table:style-name="ce10">
            <text:p>61.473</text:p>
          </table:table-cell>
          <table:table-cell office:value-type="float" office:value="84.703999999999994" table:style-name="ce10">
            <text:p>84.704</text:p>
          </table:table-cell>
          <table:table-cell office:value-type="float" office:value="75.39" table:style-name="ce10">
            <text:p>75.39</text:p>
          </table:table-cell>
          <table:table-cell office:value-type="float" office:value="28.164000000000001" table:style-name="ce10">
            <text:p>28.164</text:p>
          </table:table-cell>
          <table:table-cell office:value-type="float" office:value="57.085000000000001" table:style-name="ce10">
            <text:p>57.085</text:p>
          </table:table-cell>
          <table:table-cell office:value-type="float" office:value="87.33" table:style-name="ce10">
            <text:p>87.33</text:p>
          </table:table-cell>
          <table:table-cell office:value-type="float" office:value="78.001999999999995" table:style-name="ce10">
            <text:p>78.002</text:p>
          </table:table-cell>
          <table:table-cell office:value-type="float" office:value="75.241" table:style-name="ce10">
            <text:p>75.241</text:p>
          </table:table-cell>
          <table:table-cell office:value-type="float" office:value="60.765000000000001" table:style-name="ce10">
            <text:p>60.765</text:p>
          </table:table-cell>
          <table:table-cell office:value-type="float" office:value="82.566999999999993" table:style-name="ce10">
            <text:p>82.567</text:p>
          </table:table-cell>
          <table:table-cell office:value-type="float" office:value="80.013999999999996" table:style-name="ce10">
            <text:p>80.014</text:p>
          </table:table-cell>
          <table:table-cell office:value-type="float" office:value="83.388000000000005" table:style-name="ce10">
            <text:p>83.388</text:p>
          </table:table-cell>
          <table:table-cell office:value-type="float" office:value="75.399000000000001" table:style-name="ce10">
            <text:p>75.399</text:p>
          </table:table-cell>
          <table:table-cell office:value-type="float" office:value="90.367000000000004" table:style-name="ce10">
            <text:p>90.367</text:p>
          </table:table-cell>
          <table:table-cell office:value-type="float" office:value="87.694000000000003" table:style-name="ce10">
            <text:p>87.694</text:p>
          </table:table-cell>
          <table:table-cell office:value-type="float" office:value="68.631" table:style-name="ce10">
            <text:p>68.631</text:p>
          </table:table-cell>
          <table:table-cell office:value-type="float" office:value="82.751000000000005" table:style-name="ce10">
            <text:p>82.751</text:p>
          </table:table-cell>
          <table:table-cell office:value-type="float" office:value="82.97" table:style-name="ce10">
            <text:p>82.97</text:p>
          </table:table-cell>
          <table:table-cell office:value-type="float" office:value="68.7" table:style-name="ce10">
            <text:p>68.7</text:p>
          </table:table-cell>
          <table:table-cell office:value-type="float" office:value="64.968999999999994" table:style-name="ce10">
            <text:p>64.969</text:p>
          </table:table-cell>
          <table:table-cell office:value-type="float" office:value="71.733999999999995" table:style-name="ce10">
            <text:p>71.734</text:p>
          </table:table-cell>
          <table:table-cell office:value-type="float" office:value="88.356999999999999" table:style-name="ce10">
            <text:p>88.357</text:p>
          </table:table-cell>
          <table:table-cell office:value-type="float" office:value="86.706999999999994" table:style-name="ce10">
            <text:p>86.707</text:p>
          </table:table-cell>
          <table:table-cell office:value-type="float" office:value="81.558000000000007" table:style-name="ce10">
            <text:p>81.558</text:p>
          </table:table-cell>
          <table:table-cell office:value-type="float" office:value="71.790999999999997" table:style-name="ce10">
            <text:p>71.791</text:p>
          </table:table-cell>
          <table:table-cell office:value-type="float" office:value="54.545000000000002" table:style-name="ce10">
            <text:p>54.545</text:p>
          </table:table-cell>
          <table:table-cell office:value-type="float" office:value="64.201999999999998" table:style-name="ce10">
            <text:p>64.202</text:p>
          </table:table-cell>
          <table:table-cell office:value-type="float" office:value="55.363" table:style-name="ce10">
            <text:p>55.363</text:p>
          </table:table-cell>
          <table:table-cell office:value-type="float" office:value="87.867000000000004" table:style-name="ce10">
            <text:p>87.867</text:p>
          </table:table-cell>
          <table:table-cell office:value-type="float" office:value="91.197000000000003" table:style-name="ce10">
            <text:p>91.197</text:p>
          </table:table-cell>
          <table:table-cell office:value-type="float" office:value="73.387" table:style-name="ce10">
            <text:p>73.387</text:p>
          </table:table-cell>
          <table:table-cell office:value-type="float" office:value="86.385000000000005" table:style-name="ce10">
            <text:p>86.385</text:p>
          </table:table-cell>
          <table:table-cell office:value-type="float" office:value="69.843000000000004" table:style-name="ce10">
            <text:p>69.843</text:p>
          </table:table-cell>
          <table:table-cell office:value-type="float" office:value="75.475999999999999" table:style-name="ce10">
            <text:p>75.476</text:p>
          </table:table-cell>
          <table:table-cell office:value-type="float" office:value="87.373999999999995" table:style-name="ce10">
            <text:p>87.374</text:p>
          </table:table-cell>
          <table:table-cell office:value-type="float" office:value="77.039000000000001" table:style-name="ce10">
            <text:p>77.039</text:p>
          </table:table-cell>
          <table:table-cell office:value-type="float" office:value="65.781000000000006" table:style-name="ce10">
            <text:p>65.781</text:p>
          </table:table-cell>
          <table:table-cell office:value-type="float" office:value="76.878" table:style-name="ce10">
            <text:p>76.878</text:p>
          </table:table-cell>
          <table:table-cell office:value-type="float" office:value="27.17" table:style-name="ce10">
            <text:p>27.17</text:p>
          </table:table-cell>
          <table:table-cell office:value-type="float" office:value="37.924999999999997" table:style-name="ce10">
            <text:p>37.925</text:p>
          </table:table-cell>
          <table:table-cell office:value-type="float" office:value="19.366" table:style-name="ce10">
            <text:p>19.366</text:p>
          </table:table-cell>
          <table:table-cell office:value-type="float" office:value="74.594999999999999" table:style-name="ce10">
            <text:p>74.595</text:p>
          </table:table-cell>
          <table:table-cell office:value-type="float" office:value="68.358000000000004" table:style-name="ce10">
            <text:p>68.358</text:p>
          </table:table-cell>
          <table:table-cell office:value-type="float" office:value="61.884999999999998" table:style-name="ce10">
            <text:p>61.885</text:p>
          </table:table-cell>
          <table:table-cell office:value-type="float" office:value="60.037999999999997" table:style-name="ce10">
            <text:p>60.038</text:p>
          </table:table-cell>
          <table:table-cell office:value-type="float" office:value="36.411000000000001" table:style-name="ce10">
            <text:p>36.411</text:p>
          </table:table-cell>
          <table:table-cell office:value-type="float" office:value="39.713000000000001" table:style-name="ce10">
            <text:p>39.713</text:p>
          </table:table-cell>
          <table:table-cell office:value-type="float" office:value="69.581999999999994" table:style-name="ce10">
            <text:p>69.582</text:p>
          </table:table-cell>
          <table:table-cell office:value-type="float" office:value="44.728999999999999" table:style-name="ce10">
            <text:p>44.729</text:p>
          </table:table-cell>
          <table:table-cell office:value-type="float" office:value="58.524999999999999" table:style-name="ce10">
            <text:p>58.525</text:p>
          </table:table-cell>
          <table:table-cell office:value-type="float" office:value="79.272000000000006" table:style-name="ce10">
            <text:p>79.272</text:p>
          </table:table-cell>
          <table:table-cell office:value-type="float" office:value="74.242000000000004" table:style-name="ce10">
            <text:p>74.242</text:p>
          </table:table-cell>
          <table:table-cell office:value-type="float" office:value="55.223999999999997" table:style-name="ce10">
            <text:p>55.224</text:p>
          </table:table-cell>
          <table:table-cell office:value-type="float" office:value="59.238999999999997" table:style-name="ce10">
            <text:p>59.239</text:p>
          </table:table-cell>
          <table:table-cell office:value-type="float" office:value="56.777000000000001" table:style-name="ce10">
            <text:p>56.777</text:p>
          </table:table-cell>
          <table:table-cell office:value-type="float" office:value="52.887" table:style-name="ce10">
            <text:p>52.887</text:p>
          </table:table-cell>
          <table:table-cell office:value-type="float" office:value="34.814" table:style-name="ce10">
            <text:p>34.814</text:p>
          </table:table-cell>
          <table:table-cell office:value-type="float" office:value="91.102999999999994" table:style-name="ce10">
            <text:p>91.103</text:p>
          </table:table-cell>
          <table:table-cell office:value-type="float" office:value="77.775000000000006" table:style-name="ce10">
            <text:p>77.775</text:p>
          </table:table-cell>
          <table:table-cell office:value-type="float" office:value="77.213999999999999" table:style-name="ce10">
            <text:p>77.214</text:p>
          </table:table-cell>
          <table:table-cell office:value-type="float" office:value="74.447999999999993" table:style-name="ce10">
            <text:p>74.448</text:p>
          </table:table-cell>
          <table:table-cell office:value-type="float" office:value="84.650999999999996" table:style-name="ce10">
            <text:p>84.651</text:p>
          </table:table-cell>
          <table:table-cell office:value-type="float" office:value="55.741" table:style-name="ce10">
            <text:p>55.741</text:p>
          </table:table-cell>
          <table:table-cell office:value-type="float" office:value="38.51" table:style-name="ce10">
            <text:p>38.51</text:p>
          </table:table-cell>
          <table:table-cell office:value-type="float" office:value="83.447000000000003" table:style-name="ce10">
            <text:p>83.447</text:p>
          </table:table-cell>
          <table:table-cell office:value-type="float" office:value="28.164999999999999" table:style-name="ce10">
            <text:p>28.165</text:p>
          </table:table-cell>
          <table:table-cell office:value-type="float" office:value="79.891999999999996" table:style-name="ce10">
            <text:p>79.892</text:p>
          </table:table-cell>
          <table:table-cell office:value-type="float" office:value="90.751000000000005" table:style-name="ce10">
            <text:p>90.751</text:p>
          </table:table-cell>
          <table:table-cell office:value-type="float" office:value="95.584999999999994" table:style-name="ce10">
            <text:p>95.585</text:p>
          </table:table-cell>
          <table:table-cell office:value-type="float" office:value="63.847000000000001" table:style-name="ce10">
            <text:p>63.847</text:p>
          </table:table-cell>
          <table:table-cell office:value-type="float" office:value="57.155999999999999" table:style-name="ce10">
            <text:p>57.156</text:p>
          </table:table-cell>
          <table:table-cell office:value-type="float" office:value="4.8499999999999996" table:style-name="ce10">
            <text:p>4.85</text:p>
          </table:table-cell>
          <table:table-cell office:value-type="float" office:value="13.304" table:style-name="ce10">
            <text:p>13.304</text:p>
          </table:table-cell>
          <table:table-cell office:value-type="float" office:value="33.058999999999997" table:style-name="ce10">
            <text:p>33.059</text:p>
          </table:table-cell>
          <table:table-cell office:value-type="float" office:value="48.786999999999999" table:style-name="ce10">
            <text:p>48.787</text:p>
          </table:table-cell>
          <table:table-cell office:value-type="float" office:value="10.162000000000001" table:style-name="ce10">
            <text:p>10.162</text:p>
          </table:table-cell>
          <table:table-cell office:value-type="float" office:value="85.298000000000002" table:style-name="ce10">
            <text:p>85.298</text:p>
          </table:table-cell>
          <table:table-cell office:value-type="float" office:value="57.902000000000001" table:style-name="ce10">
            <text:p>57.902</text:p>
          </table:table-cell>
          <table:table-cell office:value-type="float" office:value="77.19" table:style-name="ce10">
            <text:p>77.19</text:p>
          </table:table-cell>
          <table:table-cell office:value-type="float" office:value="6.4080000000000004" table:style-name="ce10">
            <text:p>6.408</text:p>
          </table:table-cell>
          <table:table-cell office:value-type="float" office:value="89.412999999999997" table:style-name="ce10">
            <text:p>89.413</text:p>
          </table:table-cell>
          <table:table-cell office:value-type="float" office:value="4.1779999999999999" table:style-name="ce10">
            <text:p>4.178</text:p>
          </table:table-cell>
          <table:table-cell office:value-type="float" office:value="6.5259999999999998" table:style-name="ce10">
            <text:p>6.526</text:p>
          </table:table-cell>
          <table:table-cell office:value-type="float" office:value="90.141000000000005" table:style-name="ce10">
            <text:p>90.141</text:p>
          </table:table-cell>
          <table:table-cell office:value-type="float" office:value="3.3330000000000002" table:style-name="ce10">
            <text:p>3.333</text:p>
          </table:table-cell>
          <table:table-cell office:value-type="float" office:value="35.970999999999997" table:style-name="ce10">
            <text:p>35.971</text:p>
          </table:table-cell>
          <table:table-cell office:value-type="float" office:value="50.36" table:style-name="ce10">
            <text:p>50.36</text:p>
          </table:table-cell>
          <table:table-cell office:value-type="float" office:value="13.669" table:style-name="ce10">
            <text:p>13.669</text:p>
          </table:table-cell>
          <table:table-cell office:value-type="float" office:value="28" table:style-name="ce10">
            <text:p>28</text:p>
          </table:table-cell>
          <table:table-cell office:value-type="float" office:value="60" table:style-name="ce10">
            <text:p>60</text:p>
          </table:table-cell>
          <table:table-cell office:value-type="float" office:value="12" table:style-name="ce10">
            <text:p>12</text:p>
          </table:table-cell>
          <table:table-cell office:value-type="float" office:value="47.292000000000002" table:style-name="ce10">
            <text:p>47.292</text:p>
          </table:table-cell>
          <table:table-cell office:value-type="float" office:value="32.851999999999997" table:style-name="ce10">
            <text:p>32.852</text:p>
          </table:table-cell>
          <table:table-cell office:value-type="float" office:value="19.856000000000002" table:style-name="ce10">
            <text:p>19.856</text:p>
          </table:table-cell>
          <table:table-cell office:value-type="float" office:value="57.609000000000002" table:style-name="ce10">
            <text:p>57.609</text:p>
          </table:table-cell>
          <table:table-cell office:value-type="float" office:value="23.913" table:style-name="ce10">
            <text:p>23.913</text:p>
          </table:table-cell>
          <table:table-cell office:value-type="float" office:value="18.478000000000002" table:style-name="ce10">
            <text:p>18.478</text:p>
          </table:table-cell>
          <table:table-cell office:value-type="float" office:value="38" table:style-name="ce10">
            <text:p>38</text:p>
          </table:table-cell>
          <table:table-cell office:value-type="float" office:value="54" table:style-name="ce10">
            <text:p>54</text:p>
          </table:table-cell>
          <table:table-cell office:value-type="float" office:value="8" table:style-name="ce10">
            <text:p>8</text:p>
          </table:table-cell>
          <table:table-cell office:value-type="float" office:value="64.849999999999994" table:style-name="ce10">
            <text:p>64.85</text:p>
          </table:table-cell>
          <table:table-cell office:value-type="float" office:value="68.799000000000007" table:style-name="ce10">
            <text:p>68.799</text:p>
          </table:table-cell>
          <table:table-cell office:value-type="float" office:value="60" table:style-name="ce10">
            <text:p>60</text:p>
          </table:table-cell>
          <table:table-cell office:value-type="float" office:value="33.018999999999998" table:style-name="ce10">
            <text:p>33.019</text:p>
          </table:table-cell>
          <table:table-cell office:value-type="float" office:value="71.188999999999993" table:style-name="ce10">
            <text:p>71.189</text:p>
          </table:table-cell>
          <table:table-cell office:value-type="float" office:value="74.263000000000005" table:style-name="ce10">
            <text:p>74.263</text:p>
          </table:table-cell>
          <table:table-cell office:value-type="float" office:value="5.5919999999999996" table:style-name="ce10">
            <text:p>5.592</text:p>
          </table:table-cell>
          <table:table-cell office:value-type="float" office:value="78.733000000000004" table:style-name="ce10">
            <text:p>78.733</text:p>
          </table:table-cell>
          <table:table-cell office:value-type="float" office:value="25.332000000000001" table:style-name="ce10">
            <text:p>25.332</text:p>
          </table:table-cell>
          <table:table-cell office:value-type="float" office:value="73.025999999999996" table:style-name="ce10">
            <text:p>73.026</text:p>
          </table:table-cell>
          <table:table-cell table:number-columns-repeated="16264"/>
        </table:table-row>
        <table:table-row table:number-rows-repeated="1048464" table:style-name="ro6">
          <table:table-cell table:number-columns-repeated="16384"/>
        </table:table-row>
      </table:table>
      <table:table table:name="Annex_1" table:style-name="ta1">
        <table:table-column table:style-name="co3" table:default-cell-style-name="ce1"/>
        <table:table-column table:style-name="co5" table:default-cell-style-name="ce1"/>
        <table:table-column table:style-name="co3" table:default-cell-style-name="ce1"/>
        <table:table-column table:style-name="co2" table:number-columns-repeated="16381" table:default-cell-style-name="ce1"/>
        <table:table-row table:style-name="ro7">
          <table:table-cell office:value-type="string" table:style-name="ce5">
            <text:p>Question codes and label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8">
          <table:table-cell office:value-type="string" table:style-name="ce8">
            <text:p>Measure</text:p>
          </table:table-cell>
          <table:table-cell office:value-type="string" table:style-name="ce8">
            <text:p>Label</text:p>
          </table:table-cell>
          <table:table-cell office:value-type="string" table:style-name="ce8">
            <text:p>Section</text:p>
          </table:table-cell>
          <table:table-cell table:number-columns-repeated="16381"/>
        </table:table-row>
        <table:table-row table:style-name="ro10">
          <table:table-cell office:value-type="string" table:style-name="ce4">
            <text:p>EES</text:p>
          </table:table-cell>
          <table:table-cell office:value-type="string" table:style-name="ce4">
            <text:p>Employee engagement index (B47-B51)</text:p>
          </table:table-cell>
          <table:table-cell office:value-type="string" table:style-name="ce4">
            <text:p>Engagement</text:p>
          </table:table-cell>
          <table:table-cell table:number-columns-repeated="16381"/>
        </table:table-row>
        <table:table-row table:style-name="ro10">
          <table:table-cell office:value-type="string" table:style-name="ce4">
            <text:p>mw_ts</text:p>
          </table:table-cell>
          <table:table-cell office:value-type="string" table:style-name="ce4">
            <text:p>My work theme score (% positive, B01-B05)</text:p>
          </table:table-cell>
          <table:table-cell office:value-type="string" table:style-name="ce4">
            <text:p>Theme scores</text:p>
          </table:table-cell>
          <table:table-cell table:number-columns-repeated="16381"/>
        </table:table-row>
        <table:table-row table:style-name="ro9">
          <table:table-cell office:value-type="string" table:style-name="ce4">
            <text:p>op_ts</text:p>
          </table:table-cell>
          <table:table-cell office:value-type="string" table:style-name="ce4">
            <text:p>Organisational objectives and purpose theme score (% positive, B06-B07)</text:p>
          </table:table-cell>
          <table:table-cell office:value-type="string" table:style-name="ce4">
            <text:p>Theme scores</text:p>
          </table:table-cell>
          <table:table-cell table:number-columns-repeated="16381"/>
        </table:table-row>
        <table:table-row table:style-name="ro10">
          <table:table-cell office:value-type="string" table:style-name="ce4">
            <text:p>lm_ts</text:p>
          </table:table-cell>
          <table:table-cell office:value-type="string" table:style-name="ce4">
            <text:p>My manager theme score (% positive, B08-B16)</text:p>
          </table:table-cell>
          <table:table-cell office:value-type="string" table:style-name="ce4">
            <text:p>Theme scores</text:p>
          </table:table-cell>
          <table:table-cell table:number-columns-repeated="16381"/>
        </table:table-row>
        <table:table-row table:style-name="ro10">
          <table:table-cell office:value-type="string" table:style-name="ce4">
            <text:p>mt_ts</text:p>
          </table:table-cell>
          <table:table-cell office:value-type="string" table:style-name="ce4">
            <text:p>My team theme score (% positive, B18-B20)</text:p>
          </table:table-cell>
          <table:table-cell office:value-type="string" table:style-name="ce4">
            <text:p>Theme scores</text:p>
          </table:table-cell>
          <table:table-cell table:number-columns-repeated="16381"/>
        </table:table-row>
        <table:table-row table:style-name="ro9">
          <table:table-cell office:value-type="string" table:style-name="ce4">
            <text:p>ld_ts</text:p>
          </table:table-cell>
          <table:table-cell office:value-type="string" table:style-name="ce4">
            <text:p>Learning and development theme score (% positive, B21-B24)</text:p>
          </table:table-cell>
          <table:table-cell office:value-type="string" table:style-name="ce4">
            <text:p>Theme scores</text:p>
          </table:table-cell>
          <table:table-cell table:number-columns-repeated="16381"/>
        </table:table-row>
        <table:table-row table:style-name="ro9">
          <table:table-cell office:value-type="string" table:style-name="ce4">
            <text:p>if_ts</text:p>
          </table:table-cell>
          <table:table-cell office:value-type="string" table:style-name="ce4">
            <text:p>Inclusion and fair treatment theme score (% positive, B25-B28)</text:p>
          </table:table-cell>
          <table:table-cell office:value-type="string" table:style-name="ce4">
            <text:p>Theme scores</text:p>
          </table:table-cell>
          <table:table-cell table:number-columns-repeated="16381"/>
        </table:table-row>
        <table:table-row table:style-name="ro9">
          <table:table-cell office:value-type="string" table:style-name="ce4">
            <text:p>rw_ts</text:p>
          </table:table-cell>
          <table:table-cell office:value-type="string" table:style-name="ce4">
            <text:p>Resources and workload theme score (% positive, B29-B34)</text:p>
          </table:table-cell>
          <table:table-cell office:value-type="string" table:style-name="ce4">
            <text:p>Theme scores</text:p>
          </table:table-cell>
          <table:table-cell table:number-columns-repeated="16381"/>
        </table:table-row>
        <table:table-row table:style-name="ro10">
          <table:table-cell office:value-type="string" table:style-name="ce4">
            <text:p>pb_ts</text:p>
          </table:table-cell>
          <table:table-cell office:value-type="string" table:style-name="ce4">
            <text:p>Pay and benefits theme score (% positive, B35-B37)</text:p>
          </table:table-cell>
          <table:table-cell office:value-type="string" table:style-name="ce4">
            <text:p>Theme scores</text:p>
          </table:table-cell>
          <table:table-cell table:number-columns-repeated="16381"/>
        </table:table-row>
        <table:table-row table:style-name="ro9">
          <table:table-cell office:value-type="string" table:style-name="ce4">
            <text:p>lc_ts</text:p>
          </table:table-cell>
          <table:table-cell office:value-type="string" table:style-name="ce4">
            <text:p>Leadership and managing change theme score (% positive, B38-B46)</text:p>
          </table:table-cell>
          <table:table-cell office:value-type="string" table:style-name="ce4">
            <text:p>Theme scores</text:p>
          </table:table-cell>
          <table:table-cell table:number-columns-repeated="16381"/>
        </table:table-row>
        <table:table-row table:style-name="ro10">
          <table:table-cell office:value-type="string" table:style-name="ce4">
            <text:p>B01</text:p>
          </table:table-cell>
          <table:table-cell office:value-type="string" table:style-name="ce4">
            <text:p>B01. I am interested in my work (% strongly agree or agree)</text:p>
          </table:table-cell>
          <table:table-cell office:value-type="string" table:style-name="ce4">
            <text:p>My work</text:p>
          </table:table-cell>
          <table:table-cell table:number-columns-repeated="16381"/>
        </table:table-row>
        <table:table-row table:style-name="ro9">
          <table:table-cell office:value-type="string" table:style-name="ce4">
            <text:p>B02</text:p>
          </table:table-cell>
          <table:table-cell office:value-type="string" table:style-name="ce4">
            <text:p>B02. I am sufficiently challenged by my work (% strongly agree or agree)</text:p>
          </table:table-cell>
          <table:table-cell office:value-type="string" table:style-name="ce4">
            <text:p>My work</text:p>
          </table:table-cell>
          <table:table-cell table:number-columns-repeated="16381"/>
        </table:table-row>
        <table:table-row table:style-name="ro13">
          <table:table-cell office:value-type="string" table:style-name="ce4">
            <text:p>B03</text:p>
          </table:table-cell>
          <table:table-cell office:value-type="string" table:style-name="ce4">
            <text:p>B03. My work gives me a sense of personal accomplishment (% strongly agree or agree)</text:p>
          </table:table-cell>
          <table:table-cell office:value-type="string" table:style-name="ce4">
            <text:p>My work</text:p>
          </table:table-cell>
          <table:table-cell table:number-columns-repeated="16381"/>
        </table:table-row>
        <table:table-row table:style-name="ro9">
          <table:table-cell office:value-type="string" table:style-name="ce4">
            <text:p>B04</text:p>
          </table:table-cell>
          <table:table-cell office:value-type="string" table:style-name="ce4">
            <text:p>B04. I feel involved in the decisions that affect my work (% strongly agree or agree)</text:p>
          </table:table-cell>
          <table:table-cell office:value-type="string" table:style-name="ce4">
            <text:p>My work</text:p>
          </table:table-cell>
          <table:table-cell table:number-columns-repeated="16381"/>
        </table:table-row>
        <table:table-row table:style-name="ro9">
          <table:table-cell office:value-type="string" table:style-name="ce4">
            <text:p>B05</text:p>
          </table:table-cell>
          <table:table-cell office:value-type="string" table:style-name="ce4">
            <text:p>B05. I have a choice in deciding how I do my work (% strongly agree or agree)</text:p>
          </table:table-cell>
          <table:table-cell office:value-type="string" table:style-name="ce4">
            <text:p>My work</text:p>
          </table:table-cell>
          <table:table-cell table:number-columns-repeated="16381"/>
        </table:table-row>
        <table:table-row table:style-name="ro13">
          <table:table-cell office:value-type="string" table:style-name="ce4">
            <text:p>B06</text:p>
          </table:table-cell>
          <table:table-cell office:value-type="string" table:style-name="ce4">
            <text:p>B06. I have a clear understanding of [my organisation's] objectives (% strongly agree or agree)</text:p>
          </table:table-cell>
          <table:table-cell office:value-type="string" table:style-name="ce4">
            <text:p>Organisational objectives and purpose</text:p>
          </table:table-cell>
          <table:table-cell table:number-columns-repeated="16381"/>
        </table:table-row>
        <table:table-row table:style-name="ro13">
          <table:table-cell office:value-type="string" table:style-name="ce4">
            <text:p>B07</text:p>
          </table:table-cell>
          <table:table-cell office:value-type="string" table:style-name="ce4">
            <text:p>B07. I understand how my work contributes to [my organisation's] objectives (% strongly agree or agree)</text:p>
          </table:table-cell>
          <table:table-cell office:value-type="string" table:style-name="ce4">
            <text:p>Organisational objectives and purpose</text:p>
          </table:table-cell>
          <table:table-cell table:number-columns-repeated="16381"/>
        </table:table-row>
        <table:table-row table:style-name="ro9">
          <table:table-cell office:value-type="string" table:style-name="ce4">
            <text:p>B08</text:p>
          </table:table-cell>
          <table:table-cell office:value-type="string" table:style-name="ce4">
            <text:p>B08. My manager motivates me to be more effective in my job (% strongly agree or agree)</text:p>
          </table:table-cell>
          <table:table-cell office:value-type="string" table:style-name="ce4">
            <text:p>My manager</text:p>
          </table:table-cell>
          <table:table-cell table:number-columns-repeated="16381"/>
        </table:table-row>
        <table:table-row table:style-name="ro13">
          <table:table-cell office:value-type="string" table:style-name="ce4">
            <text:p>B09</text:p>
          </table:table-cell>
          <table:table-cell office:value-type="string" table:style-name="ce4">
            <text:p>B09. My manager is considerate of my life outside work (% strongly agree or agree)</text:p>
          </table:table-cell>
          <table:table-cell office:value-type="string" table:style-name="ce4">
            <text:p>My manager</text:p>
          </table:table-cell>
          <table:table-cell table:number-columns-repeated="16381"/>
        </table:table-row>
        <table:table-row table:style-name="ro9">
          <table:table-cell office:value-type="string" table:style-name="ce4">
            <text:p>B10</text:p>
          </table:table-cell>
          <table:table-cell office:value-type="string" table:style-name="ce4">
            <text:p>B10. My manager is open to my ideas (% strongly agree or agree)</text:p>
          </table:table-cell>
          <table:table-cell office:value-type="string" table:style-name="ce4">
            <text:p>My manager</text:p>
          </table:table-cell>
          <table:table-cell table:number-columns-repeated="16381"/>
        </table:table-row>
        <table:table-row table:style-name="ro13">
          <table:table-cell office:value-type="string" table:style-name="ce4">
            <text:p>B11</text:p>
          </table:table-cell>
          <table:table-cell office:value-type="string" table:style-name="ce4">
            <text:p>B11. My manager helps me to understand how I contribute to [my organisation's] objectives (% strongly agree or agree)</text:p>
          </table:table-cell>
          <table:table-cell office:value-type="string" table:style-name="ce4">
            <text:p>My manager</text:p>
          </table:table-cell>
          <table:table-cell table:number-columns-repeated="16381"/>
        </table:table-row>
        <table:table-row table:style-name="ro13">
          <table:table-cell office:value-type="string" table:style-name="ce4">
            <text:p>B12</text:p>
          </table:table-cell>
          <table:table-cell office:value-type="string" table:style-name="ce4">
            <text:p>B12. Overall, I have confidence in the decisions made by my manager (% strongly agree or agree)</text:p>
          </table:table-cell>
          <table:table-cell office:value-type="string" table:style-name="ce4">
            <text:p>My manager</text:p>
          </table:table-cell>
          <table:table-cell table:number-columns-repeated="16381"/>
        </table:table-row>
        <table:table-row table:style-name="ro9">
          <table:table-cell office:value-type="string" table:style-name="ce4">
            <text:p>B13</text:p>
          </table:table-cell>
          <table:table-cell office:value-type="string" table:style-name="ce4">
            <text:p>B13. My manager recognises when I have done my job well (% strongly agree or agree)</text:p>
          </table:table-cell>
          <table:table-cell office:value-type="string" table:style-name="ce4">
            <text:p>My manager</text:p>
          </table:table-cell>
          <table:table-cell table:number-columns-repeated="16381"/>
        </table:table-row>
        <table:table-row table:style-name="ro9">
          <table:table-cell office:value-type="string" table:style-name="ce4">
            <text:p>B14</text:p>
          </table:table-cell>
          <table:table-cell office:value-type="string" table:style-name="ce4">
            <text:p>B14. I receive regular feedback on my performance (% strongly agree or agree)</text:p>
          </table:table-cell>
          <table:table-cell office:value-type="string" table:style-name="ce4">
            <text:p>My manager</text:p>
          </table:table-cell>
          <table:table-cell table:number-columns-repeated="16381"/>
        </table:table-row>
        <table:table-row table:style-name="ro13">
          <table:table-cell office:value-type="string" table:style-name="ce4">
            <text:p>B15</text:p>
          </table:table-cell>
          <table:table-cell office:value-type="string" table:style-name="ce4">
            <text:p>B15. The feedback I receive helps me to improve my performance (% strongly agree or agree)</text:p>
          </table:table-cell>
          <table:table-cell office:value-type="string" table:style-name="ce4">
            <text:p>My manager</text:p>
          </table:table-cell>
          <table:table-cell table:number-columns-repeated="16381"/>
        </table:table-row>
        <table:table-row table:style-name="ro9">
          <table:table-cell office:value-type="string" table:style-name="ce4">
            <text:p>B16</text:p>
          </table:table-cell>
          <table:table-cell office:value-type="string" table:style-name="ce4">
            <text:p>B16. I think that my performance is evaluated fairly (% strongly agree or agree)</text:p>
          </table:table-cell>
          <table:table-cell office:value-type="string" table:style-name="ce4">
            <text:p>My manager</text:p>
          </table:table-cell>
          <table:table-cell table:number-columns-repeated="16381"/>
        </table:table-row>
        <table:table-row table:style-name="ro13">
          <table:table-cell office:value-type="string" table:style-name="ce4">
            <text:p>B18</text:p>
          </table:table-cell>
          <table:table-cell office:value-type="string" table:style-name="ce4">
            <text:p>B18. The people in my team can be relied upon to help when things get difficult in my job (% strongly agree or agree)</text:p>
          </table:table-cell>
          <table:table-cell office:value-type="string" table:style-name="ce4">
            <text:p>My team</text:p>
          </table:table-cell>
          <table:table-cell table:number-columns-repeated="16381"/>
        </table:table-row>
        <table:table-row table:style-name="ro13">
          <table:table-cell office:value-type="string" table:style-name="ce4">
            <text:p>B19</text:p>
          </table:table-cell>
          <table:table-cell office:value-type="string" table:style-name="ce4">
            <text:p>B19. The people in my team work together to find ways to improve the service we provide (% strongly agree or agree)</text:p>
          </table:table-cell>
          <table:table-cell office:value-type="string" table:style-name="ce4">
            <text:p>My team</text:p>
          </table:table-cell>
          <table:table-cell table:number-columns-repeated="16381"/>
        </table:table-row>
        <table:table-row table:style-name="ro12">
          <table:table-cell office:value-type="string" table:style-name="ce4">
            <text:p>B20</text:p>
          </table:table-cell>
          <table:table-cell office:value-type="string" table:style-name="ce4">
            <text:p>B20. The people in my team are encouraged to come up with new and better ways of doing things (% strongly agree or agree)</text:p>
          </table:table-cell>
          <table:table-cell office:value-type="string" table:style-name="ce4">
            <text:p>My team</text:p>
          </table:table-cell>
          <table:table-cell table:number-columns-repeated="16381"/>
        </table:table-row>
        <table:table-row table:style-name="ro13">
          <table:table-cell office:value-type="string" table:style-name="ce4">
            <text:p>B21</text:p>
          </table:table-cell>
          <table:table-cell office:value-type="string" table:style-name="ce4">
            <text:p>B21. I am able to access the right learning and development opportunities when I need to (% strongly agree or agree)</text:p>
          </table:table-cell>
          <table:table-cell office:value-type="string" table:style-name="ce4">
            <text:p>Learning and development</text:p>
          </table:table-cell>
          <table:table-cell table:number-columns-repeated="16381"/>
        </table:table-row>
        <table:table-row table:style-name="ro14">
          <table:table-cell office:value-type="string" table:style-name="ce4">
            <text:p>B22</text:p>
          </table:table-cell>
          <table:table-cell office:value-type="string" table:style-name="ce4">
            <text:p>B22. Learning and development activities I have completed in the past 12 months have helped to improve my performance (% strongly agree or agree)</text:p>
          </table:table-cell>
          <table:table-cell office:value-type="string" table:style-name="ce4">
            <text:p>Learning and development</text:p>
          </table:table-cell>
          <table:table-cell table:number-columns-repeated="16381"/>
        </table:table-row>
        <table:table-row table:style-name="ro13">
          <table:table-cell office:value-type="string" table:style-name="ce4">
            <text:p>B23</text:p>
          </table:table-cell>
          <table:table-cell office:value-type="string" table:style-name="ce4">
            <text:p>B23. There are opportunities for me to develop my career in [my organisation] (% strongly agree or agree)</text:p>
          </table:table-cell>
          <table:table-cell office:value-type="string" table:style-name="ce4">
            <text:p>Learning and development</text:p>
          </table:table-cell>
          <table:table-cell table:number-columns-repeated="16381"/>
        </table:table-row>
        <table:table-row table:style-name="ro14">
          <table:table-cell office:value-type="string" table:style-name="ce4">
            <text:p>B24</text:p>
          </table:table-cell>
          <table:table-cell office:value-type="string" table:style-name="ce4">
            <text:p>B24. Learning and development activities I have completed while working for [my organisation] are helping me to develop my career (% strongly agree or agree)</text:p>
          </table:table-cell>
          <table:table-cell office:value-type="string" table:style-name="ce4">
            <text:p>Learning and development</text:p>
          </table:table-cell>
          <table:table-cell table:number-columns-repeated="16381"/>
        </table:table-row>
        <table:table-row table:style-name="ro10">
          <table:table-cell office:value-type="string" table:style-name="ce4">
            <text:p>B25</text:p>
          </table:table-cell>
          <table:table-cell office:value-type="string" table:style-name="ce4">
            <text:p>B25. I am treated fairly at work (% strongly agree or agree)</text:p>
          </table:table-cell>
          <table:table-cell office:value-type="string" table:style-name="ce4">
            <text:p>Inclusion and fair treatment</text:p>
          </table:table-cell>
          <table:table-cell table:number-columns-repeated="16381"/>
        </table:table-row>
        <table:table-row table:style-name="ro9">
          <table:table-cell office:value-type="string" table:style-name="ce4">
            <text:p>B26</text:p>
          </table:table-cell>
          <table:table-cell office:value-type="string" table:style-name="ce4">
            <text:p>B26. I am treated with respect by the people I work with (% strongly agree or agree)</text:p>
          </table:table-cell>
          <table:table-cell office:value-type="string" table:style-name="ce4">
            <text:p>Inclusion and fair treatment</text:p>
          </table:table-cell>
          <table:table-cell table:number-columns-repeated="16381"/>
        </table:table-row>
        <table:table-row table:style-name="ro10">
          <table:table-cell office:value-type="string" table:style-name="ce4">
            <text:p>B27</text:p>
          </table:table-cell>
          <table:table-cell office:value-type="string" table:style-name="ce4">
            <text:p>B27. I feel valued for the work I do (% strongly agree or agree)</text:p>
          </table:table-cell>
          <table:table-cell office:value-type="string" table:style-name="ce4">
            <text:p>Inclusion and fair treatment</text:p>
          </table:table-cell>
          <table:table-cell table:number-columns-repeated="16381"/>
        </table:table-row>
        <table:table-row table:style-name="ro14">
          <table:table-cell office:value-type="string" table:style-name="ce4">
            <text:p>B28</text:p>
          </table:table-cell>
          <table:table-cell office:value-type="string" table:style-name="ce4">
            <text:p>B28. I think that [my organisation] respects individual differences (e.g. cultures, working styles, backgrounds, ideas, etc.) (% strongly agree or agree)</text:p>
          </table:table-cell>
          <table:table-cell office:value-type="string" table:style-name="ce4">
            <text:p>Inclusion and fair treatment</text:p>
          </table:table-cell>
          <table:table-cell table:number-columns-repeated="16381"/>
        </table:table-row>
        <table:table-row table:style-name="ro9">
          <table:table-cell office:value-type="string" table:style-name="ce4">
            <text:p>B29</text:p>
          </table:table-cell>
          <table:table-cell office:value-type="string" table:style-name="ce4">
            <text:p>B29. I get the information I need to do my job well (% strongly agree or agree)</text:p>
          </table:table-cell>
          <table:table-cell office:value-type="string" table:style-name="ce4">
            <text:p>Resources and workload</text:p>
          </table:table-cell>
          <table:table-cell table:number-columns-repeated="16381"/>
        </table:table-row>
        <table:table-row table:style-name="ro9">
          <table:table-cell office:value-type="string" table:style-name="ce4">
            <text:p>B30</text:p>
          </table:table-cell>
          <table:table-cell office:value-type="string" table:style-name="ce4">
            <text:p>B30. I have clear work objectives (% strongly agree or agree)</text:p>
          </table:table-cell>
          <table:table-cell office:value-type="string" table:style-name="ce4">
            <text:p>Resources and workload</text:p>
          </table:table-cell>
          <table:table-cell table:number-columns-repeated="16381"/>
        </table:table-row>
        <table:table-row table:style-name="ro9">
          <table:table-cell office:value-type="string" table:style-name="ce4">
            <text:p>B31</text:p>
          </table:table-cell>
          <table:table-cell office:value-type="string" table:style-name="ce4">
            <text:p>B31. I have the skills I need to do my job effectively (% strongly agree or agree)</text:p>
          </table:table-cell>
          <table:table-cell office:value-type="string" table:style-name="ce4">
            <text:p>Resources and workload</text:p>
          </table:table-cell>
          <table:table-cell table:number-columns-repeated="16381"/>
        </table:table-row>
        <table:table-row table:style-name="ro9">
          <table:table-cell office:value-type="string" table:style-name="ce4">
            <text:p>B32</text:p>
          </table:table-cell>
          <table:table-cell office:value-type="string" table:style-name="ce4">
            <text:p>B32. I have the tools I need to do my job effectively (% strongly agree or agree)</text:p>
          </table:table-cell>
          <table:table-cell office:value-type="string" table:style-name="ce4">
            <text:p>Resources and workload</text:p>
          </table:table-cell>
          <table:table-cell table:number-columns-repeated="16381"/>
        </table:table-row>
        <table:table-row table:style-name="ro9">
          <table:table-cell office:value-type="string" table:style-name="ce4">
            <text:p>B33</text:p>
          </table:table-cell>
          <table:table-cell office:value-type="string" table:style-name="ce4">
            <text:p>B33. I have an acceptable workload (% strongly agree or agree)</text:p>
          </table:table-cell>
          <table:table-cell office:value-type="string" table:style-name="ce4">
            <text:p>Resources and workload</text:p>
          </table:table-cell>
          <table:table-cell table:number-columns-repeated="16381"/>
        </table:table-row>
        <table:table-row table:style-name="ro13">
          <table:table-cell office:value-type="string" table:style-name="ce4">
            <text:p>B34</text:p>
          </table:table-cell>
          <table:table-cell office:value-type="string" table:style-name="ce4">
            <text:p>B34. I achieve a good balance between my work life and my private life (% strongly agree or agree)</text:p>
          </table:table-cell>
          <table:table-cell office:value-type="string" table:style-name="ce4">
            <text:p>Resources and workload</text:p>
          </table:table-cell>
          <table:table-cell table:number-columns-repeated="16381"/>
        </table:table-row>
        <table:table-row table:style-name="ro13">
          <table:table-cell office:value-type="string" table:style-name="ce4">
            <text:p>B35</text:p>
          </table:table-cell>
          <table:table-cell office:value-type="string" table:style-name="ce4">
            <text:p>B35. I feel that my pay adequately reflects my performance (% strongly agree or agree)</text:p>
          </table:table-cell>
          <table:table-cell office:value-type="string" table:style-name="ce4">
            <text:p>Pay and benefits</text:p>
          </table:table-cell>
          <table:table-cell table:number-columns-repeated="16381"/>
        </table:table-row>
        <table:table-row table:style-name="ro9">
          <table:table-cell office:value-type="string" table:style-name="ce4">
            <text:p>B36</text:p>
          </table:table-cell>
          <table:table-cell office:value-type="string" table:style-name="ce4">
            <text:p>B36. I am satisfied with the total benefits package (% strongly agree or agree)</text:p>
          </table:table-cell>
          <table:table-cell office:value-type="string" table:style-name="ce4">
            <text:p>Pay and benefits</text:p>
          </table:table-cell>
          <table:table-cell table:number-columns-repeated="16381"/>
        </table:table-row>
        <table:table-row table:style-name="ro12">
          <table:table-cell office:value-type="string" table:style-name="ce4">
            <text:p>B37</text:p>
          </table:table-cell>
          <table:table-cell office:value-type="string" table:style-name="ce4">
            <text:p>B37. Compared to people doing a similar job in other organisations I feel my pay is reasonable (% strongly agree or agree)</text:p>
          </table:table-cell>
          <table:table-cell office:value-type="string" table:style-name="ce4">
            <text:p>Pay and benefits</text:p>
          </table:table-cell>
          <table:table-cell table:number-columns-repeated="16381"/>
        </table:table-row>
        <table:table-row table:style-name="ro13">
          <table:table-cell office:value-type="string" table:style-name="ce4">
            <text:p>B38</text:p>
          </table:table-cell>
          <table:table-cell office:value-type="string" table:style-name="ce4">
            <text:p>B38. [Senior managers] in [my organisation] are sufficiently visible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39</text:p>
          </table:table-cell>
          <table:table-cell office:value-type="string" table:style-name="ce4">
            <text:p>B39. I believe the actions of [senior managers] are consistent with [my organisation's] values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0</text:p>
          </table:table-cell>
          <table:table-cell office:value-type="string" table:style-name="ce4">
            <text:p>B40. I believe that [my organisation's] senior leaders have a clear vision for the future of [my organisation] (% strongly agree or agree)</text:p>
          </table:table-cell>
          <table:table-cell office:value-type="string" table:style-name="ce4">
            <text:p>Leadership and managing change</text:p>
          </table:table-cell>
          <table:table-cell table:number-columns-repeated="16381"/>
        </table:table-row>
        <table:table-row table:style-name="ro12">
          <table:table-cell office:value-type="string" table:style-name="ce4">
            <text:p>B41</text:p>
          </table:table-cell>
          <table:table-cell office:value-type="string" table:style-name="ce4">
            <text:p>B41. Overall, I have confidence in the decisions made by [my organisation's senior managers]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2</text:p>
          </table:table-cell>
          <table:table-cell office:value-type="string" table:style-name="ce4">
            <text:p>B42. I feel that change is managed well in [my organisation]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3</text:p>
          </table:table-cell>
          <table:table-cell office:value-type="string" table:style-name="ce4">
            <text:p>B43. When changes are made in [my organisation] they are usually for the better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4</text:p>
          </table:table-cell>
          <table:table-cell office:value-type="string" table:style-name="ce4">
            <text:p>B44. [My organisation] keeps me informed about matters that affect me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5</text:p>
          </table:table-cell>
          <table:table-cell office:value-type="string" table:style-name="ce4">
            <text:p>B45. I have the opportunity to contribute my views before decisions are made that affect me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6</text:p>
          </table:table-cell>
          <table:table-cell office:value-type="string" table:style-name="ce4">
            <text:p>B46. I think it is safe to challenge the way things are done in [my organisation] (% strongly agree or agree)</text:p>
          </table:table-cell>
          <table:table-cell office:value-type="string" table:style-name="ce4">
            <text:p>Leadership and managing change</text:p>
          </table:table-cell>
          <table:table-cell table:number-columns-repeated="16381"/>
        </table:table-row>
        <table:table-row table:style-name="ro13">
          <table:table-cell office:value-type="string" table:style-name="ce4">
            <text:p>B47</text:p>
          </table:table-cell>
          <table:table-cell office:value-type="string" table:style-name="ce4">
            <text:p>B47. I am proud when I tell others I am part of [my organisation] (% strongly agree or agree)</text:p>
          </table:table-cell>
          <table:table-cell office:value-type="string" table:style-name="ce4">
            <text:p>Employee engagement</text:p>
          </table:table-cell>
          <table:table-cell table:number-columns-repeated="16381"/>
        </table:table-row>
        <table:table-row table:style-name="ro13">
          <table:table-cell office:value-type="string" table:style-name="ce4">
            <text:p>B48</text:p>
          </table:table-cell>
          <table:table-cell office:value-type="string" table:style-name="ce4">
            <text:p>B48. I would recommend [my organisation] as a great place to work (% strongly agree or agree)</text:p>
          </table:table-cell>
          <table:table-cell office:value-type="string" table:style-name="ce4">
            <text:p>Employee engagement</text:p>
          </table:table-cell>
          <table:table-cell table:number-columns-repeated="16381"/>
        </table:table-row>
        <table:table-row table:style-name="ro9">
          <table:table-cell office:value-type="string" table:style-name="ce4">
            <text:p>B49</text:p>
          </table:table-cell>
          <table:table-cell office:value-type="string" table:style-name="ce4">
            <text:p>B49. I feel a strong personal attachment to [my organisation] (% strongly agree or agree)</text:p>
          </table:table-cell>
          <table:table-cell office:value-type="string" table:style-name="ce4">
            <text:p>Employee engagement</text:p>
          </table:table-cell>
          <table:table-cell table:number-columns-repeated="16381"/>
        </table:table-row>
        <table:table-row table:style-name="ro9">
          <table:table-cell office:value-type="string" table:style-name="ce4">
            <text:p>B50</text:p>
          </table:table-cell>
          <table:table-cell office:value-type="string" table:style-name="ce4">
            <text:p>B50. [My organisation] inspires me to do the best in my job (% strongly agree or agree)</text:p>
          </table:table-cell>
          <table:table-cell office:value-type="string" table:style-name="ce4">
            <text:p>Employee engagement</text:p>
          </table:table-cell>
          <table:table-cell table:number-columns-repeated="16381"/>
        </table:table-row>
        <table:table-row table:style-name="ro13">
          <table:table-cell office:value-type="string" table:style-name="ce4">
            <text:p>B51</text:p>
          </table:table-cell>
          <table:table-cell office:value-type="string" table:style-name="ce4">
            <text:p>B51. [My organisation] motivates me to help it achieve its objectives (% strongly agree or agree)</text:p>
          </table:table-cell>
          <table:table-cell office:value-type="string" table:style-name="ce4">
            <text:p>Employee engagement</text:p>
          </table:table-cell>
          <table:table-cell table:number-columns-repeated="16381"/>
        </table:table-row>
        <table:table-row table:style-name="ro12">
          <table:table-cell office:value-type="string" table:style-name="ce4">
            <text:p>B52</text:p>
          </table:table-cell>
          <table:table-cell office:value-type="string" table:style-name="ce4">
            <text:p>B52. I believe that [senior managers] in [my organisation] will take action on the results from this survey (% strongly agree or agree)</text:p>
          </table:table-cell>
          <table:table-cell office:value-type="string" table:style-name="ce4">
            <text:p>Taking action</text:p>
          </table:table-cell>
          <table:table-cell table:number-columns-repeated="16381"/>
        </table:table-row>
        <table:table-row table:style-name="ro13">
          <table:table-cell office:value-type="string" table:style-name="ce4">
            <text:p>B53</text:p>
          </table:table-cell>
          <table:table-cell office:value-type="string" table:style-name="ce4">
            <text:p>B53. Where I work, I think effective action has been taken on the results of the last survey (% strongly agree or agree)</text:p>
          </table:table-cell>
          <table:table-cell office:value-type="string" table:style-name="ce4">
            <text:p>Taking action</text:p>
          </table:table-cell>
          <table:table-cell table:number-columns-repeated="16381"/>
        </table:table-row>
        <table:table-row table:style-name="ro9">
          <table:table-cell office:value-type="string" table:style-name="ce4">
            <text:p>B54</text:p>
          </table:table-cell>
          <table:table-cell office:value-type="string" table:style-name="ce4">
            <text:p>B54. I am trusted to carry out my job effectively (% strongly agree or agree)</text:p>
          </table:table-cell>
          <table:table-cell office:value-type="string" table:style-name="ce4">
            <text:p>Organisational culture</text:p>
          </table:table-cell>
          <table:table-cell table:number-columns-repeated="16381"/>
        </table:table-row>
        <table:table-row table:style-name="ro13">
          <table:table-cell office:value-type="string" table:style-name="ce4">
            <text:p>B55</text:p>
          </table:table-cell>
          <table:table-cell office:value-type="string" table:style-name="ce4">
            <text:p>B55. I believe I would be supported if I try a new idea, even if it may not work (% strongly agree or agree)</text:p>
          </table:table-cell>
          <table:table-cell office:value-type="string" table:style-name="ce4">
            <text:p>Organisational culture</text:p>
          </table:table-cell>
          <table:table-cell table:number-columns-repeated="16381"/>
        </table:table-row>
        <table:table-row table:style-name="ro12">
          <table:table-cell office:value-type="string" table:style-name="ce4">
            <text:p>B56</text:p>
          </table:table-cell>
          <table:table-cell office:value-type="string" table:style-name="ce4">
            <text:p>B56. In [my organisation], people are encouraged to speak up when they identify a serious policy or delivery risk (% strongly agree or agree)</text:p>
          </table:table-cell>
          <table:table-cell office:value-type="string" table:style-name="ce4">
            <text:p>Organisational culture</text:p>
          </table:table-cell>
          <table:table-cell table:number-columns-repeated="16381"/>
        </table:table-row>
        <table:table-row table:style-name="ro13">
          <table:table-cell office:value-type="string" table:style-name="ce4">
            <text:p>B57</text:p>
          </table:table-cell>
          <table:table-cell office:value-type="string" table:style-name="ce4">
            <text:p>B57. I feel able to challenge inappropriate behaviour in the workplace (% strongly agree or agree)</text:p>
          </table:table-cell>
          <table:table-cell office:value-type="string" table:style-name="ce4">
            <text:p>Organisational culture</text:p>
          </table:table-cell>
          <table:table-cell table:number-columns-repeated="16381"/>
        </table:table-row>
        <table:table-row table:style-name="ro12">
          <table:table-cell office:value-type="string" table:style-name="ce4">
            <text:p>B58</text:p>
          </table:table-cell>
          <table:table-cell office:value-type="string" table:style-name="ce4">
            <text:p>B58. My organisation is committed to creating a diverse and inclusive workplace (% strongly agree or agree)</text:p>
          </table:table-cell>
          <table:table-cell office:value-type="string" table:style-name="ce4">
            <text:p>Organisational culture</text:p>
          </table:table-cell>
          <table:table-cell table:number-columns-repeated="16381"/>
        </table:table-row>
        <table:table-row table:style-name="ro13">
          <table:table-cell office:value-type="string" table:style-name="ce4">
            <text:p>B59</text:p>
          </table:table-cell>
          <table:table-cell office:value-type="string" table:style-name="ce4">
            <text:p>B59. I am aware of the Civil Service vision for 'A Modern Civil Service' (% strongly agree or agree)</text:p>
          </table:table-cell>
          <table:table-cell office:value-type="string" table:style-name="ce4">
            <text:p>Civil Service reform</text:p>
          </table:table-cell>
          <table:table-cell table:number-columns-repeated="16381"/>
        </table:table-row>
        <table:table-row table:style-name="ro13">
          <table:table-cell office:value-type="string" table:style-name="ce4">
            <text:p>B59A</text:p>
          </table:table-cell>
          <table:table-cell office:value-type="string" table:style-name="ce4">
            <text:p>B59A. I understand how I can help achieve the vision for 'A Modern Civil Service' (% strongly agree or agree)</text:p>
          </table:table-cell>
          <table:table-cell office:value-type="string" table:style-name="ce4">
            <text:p>Civil Service reform</text:p>
          </table:table-cell>
          <table:table-cell table:number-columns-repeated="16381"/>
        </table:table-row>
        <table:table-row table:style-name="ro15">
          <table:table-cell office:value-type="string" table:style-name="ce4">
            <text:p>B59B</text:p>
          </table:table-cell>
          <table:table-cell office:value-type="string" table:style-name="ce4">
            <text:p>B59B. The technology provided by [my organisation] enables me to easily connect and collaborate with the colleagues that I need to for me to do my job effectively, from any location (% strongly agree or agree)</text:p>
          </table:table-cell>
          <table:table-cell office:value-type="string" table:style-name="ce4">
            <text:p>Civil Service reform</text:p>
          </table:table-cell>
          <table:table-cell table:number-columns-repeated="16381"/>
        </table:table-row>
        <table:table-row table:style-name="ro14">
          <table:table-cell office:value-type="string" table:style-name="ce4">
            <text:p>B59C</text:p>
          </table:table-cell>
          <table:table-cell office:value-type="string" table:style-name="ce4">
            <text:p>B59C. How often do you collaborate with civil servants in other Government departments and agencies to achieve common goals? (% some of the time, often or always)</text:p>
          </table:table-cell>
          <table:table-cell office:value-type="string" table:style-name="ce4">
            <text:p>Civil Service reform</text:p>
          </table:table-cell>
          <table:table-cell table:number-columns-repeated="16381"/>
        </table:table-row>
        <table:table-row table:style-name="ro12">
          <table:table-cell office:value-type="string" table:style-name="ce4">
            <text:p>B59D</text:p>
          </table:table-cell>
          <table:table-cell office:value-type="string" table:style-name="ce4">
            <text:p>B59D. I consider how my work impacts upon the public in the course of carrying out my duties (% some of the time, often or always)</text:p>
          </table:table-cell>
          <table:table-cell office:value-type="string" table:style-name="ce4">
            <text:p>Civil Service reform</text:p>
          </table:table-cell>
          <table:table-cell table:number-columns-repeated="16381"/>
        </table:table-row>
        <table:table-row table:style-name="ro12">
          <table:table-cell office:value-type="string" table:style-name="ce4">
            <text:p>B59E</text:p>
          </table:table-cell>
          <table:table-cell office:value-type="string" table:style-name="ce4">
            <text:p>B59E. I have a choice in deciding where I do my work (usual workplace or base, another workplace, home) (% strongly agree or agree)</text:p>
          </table:table-cell>
          <table:table-cell office:value-type="string" table:style-name="ce4">
            <text:p>Civil Service reform</text:p>
          </table:table-cell>
          <table:table-cell table:number-columns-repeated="16381"/>
        </table:table-row>
        <table:table-row table:style-name="ro12">
          <table:table-cell office:value-type="string" table:style-name="ce4">
            <text:p>B59F</text:p>
          </table:table-cell>
          <table:table-cell office:value-type="string" table:style-name="ce4">
            <text:p>B59F. My manager trusts me to do my job effectively, even if I am not working from the same location as them (% strongly agree or agree)</text:p>
          </table:table-cell>
          <table:table-cell office:value-type="string" table:style-name="ce4">
            <text:p>Civil Service reform</text:p>
          </table:table-cell>
          <table:table-cell table:number-columns-repeated="16381"/>
        </table:table-row>
        <table:table-row table:style-name="ro12">
          <table:table-cell office:value-type="string" table:style-name="ce4">
            <text:p>B59G</text:p>
          </table:table-cell>
          <table:table-cell office:value-type="string" table:style-name="ce4">
            <text:p>B59G. Over the last month, roughly how productive have you been? (% selecting '100% productive', '90-99% productive')</text:p>
          </table:table-cell>
          <table:table-cell office:value-type="string" table:style-name="ce4">
            <text:p>Civil Service reform</text:p>
          </table:table-cell>
          <table:table-cell table:number-columns-repeated="16381"/>
        </table:table-row>
        <table:table-row table:style-name="ro9">
          <table:table-cell office:value-type="string" table:style-name="ce4">
            <text:p>B59H</text:p>
          </table:table-cell>
          <table:table-cell office:value-type="string" table:style-name="ce4">
            <text:p>B59H. Efficiency is pursued as a priority in [my organisation] (% strongly agree or agree)</text:p>
          </table:table-cell>
          <table:table-cell office:value-type="string" table:style-name="ce4">
            <text:p>Civil Service reform</text:p>
          </table:table-cell>
          <table:table-cell table:number-columns-repeated="16381"/>
        </table:table-row>
        <table:table-row table:style-name="ro9">
          <table:table-cell office:value-type="string" table:style-name="ce4">
            <text:p>C01_1</text:p>
          </table:table-cell>
          <table:table-cell office:value-type="string" table:style-name="ce4">
            <text:p>C01_1. I want to leave [my organisation] ( % selecting 'as soon as possible')</text:p>
          </table:table-cell>
          <table:table-cell office:value-type="string" table:style-name="ce4">
            <text:p>Future intentions</text:p>
          </table:table-cell>
          <table:table-cell table:number-columns-repeated="16381"/>
        </table:table-row>
        <table:table-row table:style-name="ro9">
          <table:table-cell office:value-type="string" table:style-name="ce4">
            <text:p>C01_2</text:p>
          </table:table-cell>
          <table:table-cell office:value-type="string" table:style-name="ce4">
            <text:p>C01_2. I want to leave [my organisation] (% selecting 'within the next 12 months')</text:p>
          </table:table-cell>
          <table:table-cell office:value-type="string" table:style-name="ce4">
            <text:p>Future intentions</text:p>
          </table:table-cell>
          <table:table-cell table:number-columns-repeated="16381"/>
        </table:table-row>
        <table:table-row table:style-name="ro13">
          <table:table-cell office:value-type="string" table:style-name="ce4">
            <text:p>C01_3</text:p>
          </table:table-cell>
          <table:table-cell office:value-type="string" table:style-name="ce4">
            <text:p>C01_3. I want to stay working for [my organisation] (% selecting 'for at least the next year')</text:p>
          </table:table-cell>
          <table:table-cell office:value-type="string" table:style-name="ce4">
            <text:p>Future intentions</text:p>
          </table:table-cell>
          <table:table-cell table:number-columns-repeated="16381"/>
        </table:table-row>
        <table:table-row table:style-name="ro13">
          <table:table-cell office:value-type="string" table:style-name="ce4">
            <text:p>C01_4</text:p>
          </table:table-cell>
          <table:table-cell office:value-type="string" table:style-name="ce4">
            <text:p>C01_4. I want to stay working for [my organisation] (% selecting 'for at least the next three years')</text:p>
          </table:table-cell>
          <table:table-cell office:value-type="string" table:style-name="ce4">
            <text:p>Future intentions</text:p>
          </table:table-cell>
          <table:table-cell table:number-columns-repeated="16381"/>
        </table:table-row>
        <table:table-row table:style-name="ro13">
          <table:table-cell office:value-type="string" table:style-name="ce4">
            <text:p>C02_01</text:p>
          </table:table-cell>
          <table:table-cell office:value-type="string" table:style-name="ce4">
            <text:p>C02_01. Why do you want to leave?: End of my current contract or loan (% of those ticking at least one C02 option)</text:p>
          </table:table-cell>
          <table:table-cell office:value-type="string" table:style-name="ce4">
            <text:p>Future intentions to leave</text:p>
          </table:table-cell>
          <table:table-cell table:number-columns-repeated="16381"/>
        </table:table-row>
        <table:table-row table:style-name="ro12">
          <table:table-cell office:value-type="string" table:style-name="ce4">
            <text:p>C02_02</text:p>
          </table:table-cell>
          <table:table-cell office:value-type="string" table:style-name="ce4">
            <text:p>C02_02. Why do you want to leave?: A promotion or career progression within the Civil Service (% of those ticking at least one C02 option)</text:p>
          </table:table-cell>
          <table:table-cell office:value-type="string" table:style-name="ce4">
            <text:p>Future intentions to leave</text:p>
          </table:table-cell>
          <table:table-cell table:number-columns-repeated="16381"/>
        </table:table-row>
        <table:table-row table:style-name="ro12">
          <table:table-cell office:value-type="string" table:style-name="ce4">
            <text:p>C02_03</text:p>
          </table:table-cell>
          <table:table-cell office:value-type="string" table:style-name="ce4">
            <text:p>C02_03. Why do you want to leave?: A promotion or career progression outside of the Civil Service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04</text:p>
          </table:table-cell>
          <table:table-cell office:value-type="string" table:style-name="ce4">
            <text:p>C02_04. Why do you want to leave?: For a better pay and benefit package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05</text:p>
          </table:table-cell>
          <table:table-cell office:value-type="string" table:style-name="ce4">
            <text:p>C02_05. Why do you want to leave?: For more interesting work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06</text:p>
          </table:table-cell>
          <table:table-cell office:value-type="string" table:style-name="ce4">
            <text:p>C02_06. Why do you want to leave?: Due to unmanageable workload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07</text:p>
          </table:table-cell>
          <table:table-cell office:value-type="string" table:style-name="ce4">
            <text:p>C02_07. Why do you want to leave?: For a better work-life balance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08</text:p>
          </table:table-cell>
          <table:table-cell office:value-type="string" table:style-name="ce4">
            <text:p>C02_08. Why do you want to leave?: Lack of inclusion and fair treatment (% of those ticking at least one C02 option)</text:p>
          </table:table-cell>
          <table:table-cell office:value-type="string" table:style-name="ce4">
            <text:p>Future intentions to leave</text:p>
          </table:table-cell>
          <table:table-cell table:number-columns-repeated="16381"/>
        </table:table-row>
        <table:table-row table:style-name="ro12">
          <table:table-cell office:value-type="string" table:style-name="ce4">
            <text:p>C02_09</text:p>
          </table:table-cell>
          <table:table-cell office:value-type="string" table:style-name="ce4">
            <text:p>C02_09. Why do you want to leave?: Do not like organisational culture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10</text:p>
          </table:table-cell>
          <table:table-cell office:value-type="string" table:style-name="ce4">
            <text:p>C02_10. Why do you want to leave?: Due to poor line management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11</text:p>
          </table:table-cell>
          <table:table-cell office:value-type="string" table:style-name="ce4">
            <text:p>C02_11. Why do you want to leave?: Due to poor work relationships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12</text:p>
          </table:table-cell>
          <table:table-cell office:value-type="string" table:style-name="ce4">
            <text:p>C02_12. Why do you want to leave?: Due to poor leadership (% of those ticking at least one C02 option)</text:p>
          </table:table-cell>
          <table:table-cell office:value-type="string" table:style-name="ce4">
            <text:p>Future intentions to leave</text:p>
          </table:table-cell>
          <table:table-cell table:number-columns-repeated="16381"/>
        </table:table-row>
        <table:table-row table:style-name="ro14">
          <table:table-cell office:value-type="string" table:style-name="ce4">
            <text:p>C02_13</text:p>
          </table:table-cell>
          <table:table-cell office:value-type="string" table:style-name="ce4">
            <text:p>C02_13. Why do you want to leave?: Personal circumstances (for example, caring responsibilities, ill health) (% of those ticking at least one C02 option)</text:p>
          </table:table-cell>
          <table:table-cell office:value-type="string" table:style-name="ce4">
            <text:p>Future intentions to leave</text:p>
          </table:table-cell>
          <table:table-cell table:number-columns-repeated="16381"/>
        </table:table-row>
        <table:table-row table:style-name="ro9">
          <table:table-cell office:value-type="string" table:style-name="ce4">
            <text:p>C02_14</text:p>
          </table:table-cell>
          <table:table-cell office:value-type="string" table:style-name="ce4">
            <text:p>C02_14. Why do you want to leave?: Retiring (% of those ticking at least one C02 option)</text:p>
          </table:table-cell>
          <table:table-cell office:value-type="string" table:style-name="ce4">
            <text:p>Future intentions to leave</text:p>
          </table:table-cell>
          <table:table-cell table:number-columns-repeated="16381"/>
        </table:table-row>
        <table:table-row table:style-name="ro13">
          <table:table-cell office:value-type="string" table:style-name="ce4">
            <text:p>C02_15</text:p>
          </table:table-cell>
          <table:table-cell office:value-type="string" table:style-name="ce4">
            <text:p>C02_15. Why do you want to leave?: Just want a change (% of those ticking at least one C02 option)</text:p>
          </table:table-cell>
          <table:table-cell office:value-type="string" table:style-name="ce4">
            <text:p>Future intentions to leave</text:p>
          </table:table-cell>
          <table:table-cell table:number-columns-repeated="16381"/>
        </table:table-row>
        <table:table-row table:style-name="ro9">
          <table:table-cell office:value-type="string" table:style-name="ce4">
            <text:p>C02_16</text:p>
          </table:table-cell>
          <table:table-cell office:value-type="string" table:style-name="ce4">
            <text:p>C02_16. Why do you want to leave?: Other (% of those ticking at least one C02 option)</text:p>
          </table:table-cell>
          <table:table-cell office:value-type="string" table:style-name="ce4">
            <text:p>Future intentions to leave</text:p>
          </table:table-cell>
          <table:table-cell table:number-columns-repeated="16381"/>
        </table:table-row>
        <table:table-row table:style-name="ro15">
          <table:table-cell office:value-type="string" table:style-name="ce4">
            <text:p>CV3</text:p>
          </table:table-cell>
          <table:table-cell office:value-type="string" table:style-name="ce4">
            <text:p>CV3. Would you describe yourself as having 'long COVID', that is, you are still experiencing symptoms more than 4 weeks after you first had COVID-19, that are not explained by something else? (% yes)</text:p>
          </table:table-cell>
          <table:table-cell office:value-type="string" table:style-name="ce4">
            <text:p>The Coronavirus (Covid-19) Pandemic</text:p>
          </table:table-cell>
          <table:table-cell table:number-columns-repeated="16381"/>
        </table:table-row>
        <table:table-row table:style-name="ro13">
          <table:table-cell office:value-type="string" table:style-name="ce4">
            <text:p>D01A</text:p>
          </table:table-cell>
          <table:table-cell office:value-type="string" table:style-name="ce4">
            <text:p>D01A. I understand the Civil Service Code and what it means for my conduct (% strongly agree or agree)</text:p>
          </table:table-cell>
          <table:table-cell office:value-type="string" table:style-name="ce4">
            <text:p>Civil Service Code</text:p>
          </table:table-cell>
          <table:table-cell table:number-columns-repeated="16381"/>
        </table:table-row>
        <table:table-row table:style-name="ro9">
          <table:table-cell office:value-type="string" table:style-name="ce4">
            <text:p>D02</text:p>
          </table:table-cell>
          <table:table-cell office:value-type="string" table:style-name="ce4">
            <text:p>D02. Are you aware of how to raise a concern under the Civil Service Code? (% yes)</text:p>
          </table:table-cell>
          <table:table-cell office:value-type="string" table:style-name="ce4">
            <text:p>Civil Service Code</text:p>
          </table:table-cell>
          <table:table-cell table:number-columns-repeated="16381"/>
        </table:table-row>
        <table:table-row table:style-name="ro12">
          <table:table-cell office:value-type="string" table:style-name="ce4">
            <text:p>D03</text:p>
          </table:table-cell>
          <table:table-cell office:value-type="string" table:style-name="ce4">
            <text:p>D03. Are you confident that if you raise a concern under the Civil Service Code in [your organisation] it would be investigated properly? (% yes)</text:p>
          </table:table-cell>
          <table:table-cell office:value-type="string" table:style-name="ce4">
            <text:p>Civil Service Code</text:p>
          </table:table-cell>
          <table:table-cell table:number-columns-repeated="16381"/>
        </table:table-row>
        <table:table-row table:style-name="ro9">
          <table:table-cell office:value-type="string" table:style-name="ce4">
            <text:p>E01_yes</text:p>
          </table:table-cell>
          <table:table-cell office:value-type="string" table:style-name="ce4">
            <text:p>E01. Have you been discriminated against at work, in the past 12 months? (% yes)</text:p>
          </table:table-cell>
          <table:table-cell office:value-type="string" table:style-name="ce4">
            <text:p>Discrimination</text:p>
          </table:table-cell>
          <table:table-cell table:number-columns-repeated="16381"/>
        </table:table-row>
        <table:table-row table:style-name="ro9">
          <table:table-cell office:value-type="string" table:style-name="ce4">
            <text:p>E01_no</text:p>
          </table:table-cell>
          <table:table-cell office:value-type="string" table:style-name="ce4">
            <text:p>E01. Have you been discriminated against at work, in the past 12 months? (% no)</text:p>
          </table:table-cell>
          <table:table-cell office:value-type="string" table:style-name="ce4">
            <text:p>Discrimination</text:p>
          </table:table-cell>
          <table:table-cell table:number-columns-repeated="16381"/>
        </table:table-row>
        <table:table-row table:style-name="ro13">
          <table:table-cell office:value-type="string" table:style-name="ce4">
            <text:p>E01_pnts</text:p>
          </table:table-cell>
          <table:table-cell office:value-type="string" table:style-name="ce4">
            <text:p>E01. Have you been discriminated against at work, in the past 12 months? (% prefer not to say)</text:p>
          </table:table-cell>
          <table:table-cell office:value-type="string" table:style-name="ce4">
            <text:p>Discrimination</text:p>
          </table:table-cell>
          <table:table-cell table:number-columns-repeated="16381"/>
        </table:table-row>
        <table:table-row table:style-name="ro9">
          <table:table-cell office:value-type="string" table:style-name="ce4">
            <text:p>E02_01</text:p>
          </table:table-cell>
          <table:table-cell office:value-type="string" table:style-name="ce4">
            <text:p>E02_01. Grounds of discrimination: Age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2</text:p>
          </table:table-cell>
          <table:table-cell office:value-type="string" table:style-name="ce4">
            <text:p>E02_02. Grounds of discrimination: Caring responsibilities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3</text:p>
          </table:table-cell>
          <table:table-cell office:value-type="string" table:style-name="ce4">
            <text:p>E02_03. Grounds of discrimination: Disability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4</text:p>
          </table:table-cell>
          <table:table-cell office:value-type="string" table:style-name="ce4">
            <text:p>E02_04. Grounds of discrimination: Ethnic background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5</text:p>
          </table:table-cell>
          <table:table-cell office:value-type="string" table:style-name="ce4">
            <text:p>E02_05. Grounds of discrimination: Gender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6</text:p>
          </table:table-cell>
          <table:table-cell office:value-type="string" table:style-name="ce4">
            <text:p>E02_06. Grounds of discrimination: Gender reassignment or perceived gender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7</text:p>
          </table:table-cell>
          <table:table-cell office:value-type="string" table:style-name="ce4">
            <text:p>E02_07. Grounds of discrimination: Grade or responsibility level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08</text:p>
          </table:table-cell>
          <table:table-cell office:value-type="string" table:style-name="ce4">
            <text:p>E02_08. Grounds of discrimination: Main spoken/written language or language ability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09</text:p>
          </table:table-cell>
          <table:table-cell office:value-type="string" table:style-name="ce4">
            <text:p>E02_09. Grounds of discrimination: Marital status or civil partnership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0</text:p>
          </table:table-cell>
          <table:table-cell office:value-type="string" table:style-name="ce4">
            <text:p>E02_10. Grounds of discrimination: Mental health (% of those ticking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1</text:p>
          </table:table-cell>
          <table:table-cell office:value-type="string" table:style-name="ce4">
            <text:p>E02_11. Grounds of discrimination: Pay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2</text:p>
          </table:table-cell>
          <table:table-cell office:value-type="string" table:style-name="ce4">
            <text:p>E02_12. Grounds of discrimination: Pregnancy, maternity or paternity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3</text:p>
          </table:table-cell>
          <table:table-cell office:value-type="string" table:style-name="ce4">
            <text:p>E02_13. Grounds of discrimination: Religion or belief (% of those ticking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4</text:p>
          </table:table-cell>
          <table:table-cell office:value-type="string" table:style-name="ce4">
            <text:p>E02_14. Grounds of discrimination: Sex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5</text:p>
          </table:table-cell>
          <table:table-cell office:value-type="string" table:style-name="ce4">
            <text:p>E02_15. Grounds of discrimination: Sexual orientation (% of those ticking at least one E02 option)</text:p>
          </table:table-cell>
          <table:table-cell office:value-type="string" table:style-name="ce4">
            <text:p>Grounds of discrimination</text:p>
          </table:table-cell>
          <table:table-cell table:number-columns-repeated="16381"/>
        </table:table-row>
        <table:table-row table:style-name="ro12">
          <table:table-cell office:value-type="string" table:style-name="ce4">
            <text:p>E02_16</text:p>
          </table:table-cell>
          <table:table-cell office:value-type="string" table:style-name="ce4">
            <text:p>E02_16. Grounds of discrimination: Social or educational background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7</text:p>
          </table:table-cell>
          <table:table-cell office:value-type="string" table:style-name="ce4">
            <text:p>E02_17. Grounds of discrimination: Working location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8</text:p>
          </table:table-cell>
          <table:table-cell office:value-type="string" table:style-name="ce4">
            <text:p>E02_18. Grounds of discrimination: Working pattern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19</text:p>
          </table:table-cell>
          <table:table-cell office:value-type="string" table:style-name="ce4">
            <text:p>E02_19. Grounds of discrimination: Any other grounds (% of those ticking at least one E02 option)</text:p>
          </table:table-cell>
          <table:table-cell office:value-type="string" table:style-name="ce4">
            <text:p>Grounds of discrimination</text:p>
          </table:table-cell>
          <table:table-cell table:number-columns-repeated="16381"/>
        </table:table-row>
        <table:table-row table:style-name="ro13">
          <table:table-cell office:value-type="string" table:style-name="ce4">
            <text:p>E02_20</text:p>
          </table:table-cell>
          <table:table-cell office:value-type="string" table:style-name="ce4">
            <text:p>E02_20. Grounds of discrimination: Prefer not to say (% of those ticking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3_yes</text:p>
          </table:table-cell>
          <table:table-cell office:value-type="string" table:style-name="ce4">
            <text:p>E03. Have you been bullied or harassed at work, in the past 12 months? (% yes)</text:p>
          </table:table-cell>
          <table:table-cell office:value-type="string" table:style-name="ce4">
            <text:p>Bullying and harassment</text:p>
          </table:table-cell>
          <table:table-cell table:number-columns-repeated="16381"/>
        </table:table-row>
        <table:table-row table:style-name="ro9">
          <table:table-cell office:value-type="string" table:style-name="ce4">
            <text:p>E03_no</text:p>
          </table:table-cell>
          <table:table-cell office:value-type="string" table:style-name="ce4">
            <text:p>E03. Have you been bullied or harassed at work, in the past 12 months? (% no)</text:p>
          </table:table-cell>
          <table:table-cell office:value-type="string" table:style-name="ce4">
            <text:p>Bullying and harassment</text:p>
          </table:table-cell>
          <table:table-cell table:number-columns-repeated="16381"/>
        </table:table-row>
        <table:table-row table:style-name="ro13">
          <table:table-cell office:value-type="string" table:style-name="ce4">
            <text:p>E03_pnts</text:p>
          </table:table-cell>
          <table:table-cell office:value-type="string" table:style-name="ce4">
            <text:p>E03. Have you been bullied or harassed at work, in the past 12 months? (% prefer not to say)</text:p>
          </table:table-cell>
          <table:table-cell office:value-type="string" table:style-name="ce4">
            <text:p>Bullying and harassment</text:p>
          </table:table-cell>
          <table:table-cell table:number-columns-repeated="16381"/>
        </table:table-row>
        <table:table-row table:style-name="ro12">
          <table:table-cell office:value-type="string" table:style-name="ce4">
            <text:p>E03A_01</text:p>
          </table:table-cell>
          <table:table-cell office:value-type="string" table:style-name="ce4">
            <text:p>E03A_01. Nature of bullying and/or harassment: Comments about my personal appearance (% of those ticking at least one E03A option)</text:p>
          </table:table-cell>
          <table:table-cell office:value-type="string" table:style-name="ce4">
            <text:p>Nature of bullying and harassment</text:p>
          </table:table-cell>
          <table:table-cell table:number-columns-repeated="16381"/>
        </table:table-row>
        <table:table-row table:style-name="ro15">
          <table:table-cell office:value-type="string" table:style-name="ce4">
            <text:p>E03A_02</text:p>
          </table:table-cell>
          <table:table-cell office:value-type="string" table:style-name="ce4">
            <text:p>E03A_02. Nature of bullying and/or harassment: Sexual harassment (for example, sexual comments or jokes, unwelcome sexual advances, touching or assault)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03</text:p>
          </table:table-cell>
          <table:table-cell office:value-type="string" table:style-name="ce4">
            <text:p>E03A_03. Nature of bullying and/or harassment: Spreading gossip or making false accusations about me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04</text:p>
          </table:table-cell>
          <table:table-cell office:value-type="string" table:style-name="ce4">
            <text:p>E03A_04. Nature of bullying and/or harassment: Intimidation or verbal aggression (e.g. shouting, swearing, making threats)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05</text:p>
          </table:table-cell>
          <table:table-cell office:value-type="string" table:style-name="ce4">
            <text:p>E03A_05. Nature of bullying and/or harassment: Physical assault (for example, object thrown at me, pushed, hit)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06</text:p>
          </table:table-cell>
          <table:table-cell office:value-type="string" table:style-name="ce4">
            <text:p>E03A_06. Nature of bullying and/or harassment: Humiliated in front of team or others (% of those ticking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07</text:p>
          </table:table-cell>
          <table:table-cell office:value-type="string" table:style-name="ce4">
            <text:p>E03A_07. Nature of bullying and/or harassment: Negative micromanagement (for example, excessive control, made to feel incompetent) (% of those ticking at least one E03A option)</text:p>
          </table:table-cell>
          <table:table-cell office:value-type="string" table:style-name="ce4">
            <text:p>Nature of bullying and harassment</text:p>
          </table:table-cell>
          <table:table-cell table:number-columns-repeated="16381"/>
        </table:table-row>
        <table:table-row table:style-name="ro15">
          <table:table-cell office:value-type="string" table:style-name="ce4">
            <text:p>E03A_08</text:p>
          </table:table-cell>
          <table:table-cell office:value-type="string" table:style-name="ce4">
            <text:p>E03A_08. Nature of bullying and/or harassment: Removal of job responsibilities, unconstructive criticism, or impossible/changing expectations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09</text:p>
          </table:table-cell>
          <table:table-cell office:value-type="string" table:style-name="ce4">
            <text:p>E03A_09. Nature of bullying and/or harassment: Treated less favourably to others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10</text:p>
          </table:table-cell>
          <table:table-cell office:value-type="string" table:style-name="ce4">
            <text:p>E03A_10. Nature of bullying and/or harassment: Ignored, excluded, marginalised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11</text:p>
          </table:table-cell>
          <table:table-cell office:value-type="string" table:style-name="ce4">
            <text:p>E03A_11. Nature of bullying and/or harassment: Undermining or taking credit for my work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12</text:p>
          </table:table-cell>
          <table:table-cell office:value-type="string" table:style-name="ce4">
            <text:p>E03A_12. Nature of bullying and/or harassment: Denied time off for personal ill health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13</text:p>
          </table:table-cell>
          <table:table-cell office:value-type="string" table:style-name="ce4">
            <text:p>E03A_13. Nature of bullying and/or harassment: Denied time off for family or caring responsibilities (% of those ticking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14</text:p>
          </table:table-cell>
          <table:table-cell office:value-type="string" table:style-name="ce4">
            <text:p>E03A_14. Nature of bullying and/or harassment: Disclosure of personal/sensitive information to colleagues without my consent (% of those ticking at least one E03A option)</text:p>
          </table:table-cell>
          <table:table-cell office:value-type="string" table:style-name="ce4">
            <text:p>Nature of bullying and harassment</text:p>
          </table:table-cell>
          <table:table-cell table:number-columns-repeated="16381"/>
        </table:table-row>
        <table:table-row table:style-name="ro14">
          <table:table-cell office:value-type="string" table:style-name="ce4">
            <text:p>E03A_15</text:p>
          </table:table-cell>
          <table:table-cell office:value-type="string" table:style-name="ce4">
            <text:p>E03A_15. Nature of bullying and/or harassment: Unhelpful comments about my mental health or being off sick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3A_16</text:p>
          </table:table-cell>
          <table:table-cell office:value-type="string" table:style-name="ce4">
            <text:p>E03A_16. Nature of bullying and/or harassment: Something else not listed here (% of those ticking at least one E03A option)</text:p>
          </table:table-cell>
          <table:table-cell office:value-type="string" table:style-name="ce4">
            <text:p>Nature of bullying and harassment</text:p>
          </table:table-cell>
          <table:table-cell table:number-columns-repeated="16381"/>
        </table:table-row>
        <table:table-row table:style-name="ro13">
          <table:table-cell office:value-type="string" table:style-name="ce4">
            <text:p>E03A_17</text:p>
          </table:table-cell>
          <table:table-cell office:value-type="string" table:style-name="ce4">
            <text:p>E03A_17. Nature of bullying and/or harassment: Prefer not to say (% of those ticking at least one E03A option)</text:p>
          </table:table-cell>
          <table:table-cell office:value-type="string" table:style-name="ce4">
            <text:p>Nature of bullying and harassment</text:p>
          </table:table-cell>
          <table:table-cell table:number-columns-repeated="16381"/>
        </table:table-row>
        <table:table-row table:style-name="ro12">
          <table:table-cell office:value-type="string" table:style-name="ce4">
            <text:p>E04_01</text:p>
          </table:table-cell>
          <table:table-cell office:value-type="string" table:style-name="ce4">
            <text:p>E04_01. Who bullied and/or harassed you? A colleague in my Area, Directorate or Division (% of those ticking at least one E04 option)</text:p>
          </table:table-cell>
          <table:table-cell office:value-type="string" table:style-name="ce4">
            <text:p>Source of bullying and harassment</text:p>
          </table:table-cell>
          <table:table-cell table:number-columns-repeated="16381"/>
        </table:table-row>
        <table:table-row table:style-name="ro14">
          <table:table-cell office:value-type="string" table:style-name="ce4">
            <text:p>E04_02</text:p>
          </table:table-cell>
          <table:table-cell office:value-type="string" table:style-name="ce4">
            <text:p>E04_02. Who bullied and/or harassed you? A colleague in a different Area, Directorate, Division of [my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3</text:p>
          </table:table-cell>
          <table:table-cell office:value-type="string" table:style-name="ce4">
            <text:p>E04_03. Who bullied and/or harassed you? My manager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4</text:p>
          </table:table-cell>
          <table:table-cell office:value-type="string" table:style-name="ce4">
            <text:p>E04_04. Who bullied and/or harassed you? Another senior member of staff in [my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5</text:p>
          </table:table-cell>
          <table:table-cell office:value-type="string" table:style-name="ce4">
            <text:p>E04_05. Who bullied and/or harassed you? Someone I manage (% of those ticking at least one E04 option)</text:p>
          </table:table-cell>
          <table:table-cell office:value-type="string" table:style-name="ce4">
            <text:p>Source of bullying and harassment</text:p>
          </table:table-cell>
          <table:table-cell table:number-columns-repeated="16381"/>
        </table:table-row>
        <table:table-row table:style-name="ro14">
          <table:table-cell office:value-type="string" table:style-name="ce4">
            <text:p>E04_06</text:p>
          </table:table-cell>
          <table:table-cell office:value-type="string" table:style-name="ce4">
            <text:p>E04_06. Who bullied and/or harassed you? Someone working in a different Civil Service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7</text:p>
          </table:table-cell>
          <table:table-cell office:value-type="string" table:style-name="ce4">
            <text:p>E04_07. Who bullied and/or harassed you? Someone working for a non-Civil Service organisation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08</text:p>
          </table:table-cell>
          <table:table-cell office:value-type="string" table:style-name="ce4">
            <text:p>E04_08. Who bullied and/or harassed you? A contractor (% of those ticking at least one E04 option)</text:p>
          </table:table-cell>
          <table:table-cell office:value-type="string" table:style-name="ce4">
            <text:p>Source of bullying and harassment</text:p>
          </table:table-cell>
          <table:table-cell table:number-columns-repeated="16381"/>
        </table:table-row>
        <table:table-row table:style-name="ro12">
          <table:table-cell office:value-type="string" table:style-name="ce4">
            <text:p>E04_09</text:p>
          </table:table-cell>
          <table:table-cell office:value-type="string" table:style-name="ce4">
            <text:p>E04_09. Who bullied and/or harassed you? A service user (for example, customer, claimant, offender)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10</text:p>
          </table:table-cell>
          <table:table-cell office:value-type="string" table:style-name="ce4">
            <text:p>E04_10. Who bullied and/or harassed you? A member of the public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11</text:p>
          </table:table-cell>
          <table:table-cell office:value-type="string" table:style-name="ce4">
            <text:p>E04_11. Who bullied and/or harassed you? Someone else not listed here (% of those ticking at least one E04 option)</text:p>
          </table:table-cell>
          <table:table-cell office:value-type="string" table:style-name="ce4">
            <text:p>Source of bullying and harassment</text:p>
          </table:table-cell>
          <table:table-cell table:number-columns-repeated="16381"/>
        </table:table-row>
        <table:table-row table:style-name="ro13">
          <table:table-cell office:value-type="string" table:style-name="ce4">
            <text:p>E04_12</text:p>
          </table:table-cell>
          <table:table-cell office:value-type="string" table:style-name="ce4">
            <text:p>E04_12. Who bullied and/or harassed you? Prefer not to say (% of those ticking at least one E04 option)</text:p>
          </table:table-cell>
          <table:table-cell office:value-type="string" table:style-name="ce4">
            <text:p>Source of bullying and harassment</text:p>
          </table:table-cell>
          <table:table-cell table:number-columns-repeated="16381"/>
        </table:table-row>
        <table:table-row table:style-name="ro9">
          <table:table-cell office:value-type="string" table:style-name="ce4">
            <text:p>E05_yes</text:p>
          </table:table-cell>
          <table:table-cell office:value-type="string" table:style-name="ce4">
            <text:p>E05. Did you report your experience of bullying and/or harassment? (% yes)</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5_no</text:p>
          </table:table-cell>
          <table:table-cell office:value-type="string" table:style-name="ce4">
            <text:p>E05. Did you report your experience of bullying and/or harassment? (% no)</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E05_pnts</text:p>
          </table:table-cell>
          <table:table-cell office:value-type="string" table:style-name="ce4">
            <text:p>E05. Did you report your experience of bullying and/or harassment? (% prefer not to say)</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E05A_01</text:p>
          </table:table-cell>
          <table:table-cell office:value-type="string" table:style-name="ce4">
            <text:p>E05A. How did you report your experience of bullying and harassment? I raised a formal complaint (% of those ticking at least one E05A option)</text:p>
          </table:table-cell>
          <table:table-cell office:value-type="string" table:style-name="ce4">
            <text:p>Reporting of bullying and harassment</text:p>
          </table:table-cell>
          <table:table-cell table:number-columns-repeated="16381"/>
        </table:table-row>
        <table:table-row table:style-name="ro11">
          <table:table-cell office:value-type="string" table:style-name="ce4">
            <text:p>E05A_02</text:p>
          </table:table-cell>
          <table:table-cell office:value-type="string" table:style-name="ce4">
            <text:p>E05A. How did you report your experience of bullying and harassment? I reported it in another way, through less formal means (% of those ticking at least one E05A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A_03</text:p>
          </table:table-cell>
          <table:table-cell office:value-type="string" table:style-name="ce4">
            <text:p>E05A. How did you report your experience of bullying and harassment? I confided in someone (for example, a colleague) (% of those ticking at least one E05A option)</text:p>
          </table:table-cell>
          <table:table-cell office:value-type="string" table:style-name="ce4">
            <text:p>Reporting of bullying and harassment</text:p>
          </table:table-cell>
          <table:table-cell table:number-columns-repeated="16381"/>
        </table:table-row>
        <table:table-row table:style-name="ro12">
          <table:table-cell office:value-type="string" table:style-name="ce4">
            <text:p>E05A_04</text:p>
          </table:table-cell>
          <table:table-cell office:value-type="string" table:style-name="ce4">
            <text:p>E05A. How did you report your experience of bullying and harassment? In another way (% of those ticking at least one E05A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1</text:p>
          </table:table-cell>
          <table:table-cell office:value-type="string" table:style-name="ce4">
            <text:p>E05B. Why did you not report your experience of bullying and harassment? I felt I might jeopardise my job (% of those ticking at least one E05B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2</text:p>
          </table:table-cell>
          <table:table-cell office:value-type="string" table:style-name="ce4">
            <text:p>E05B. Why did you not report your experience of bullying and harassment? I did not want to be seen as a troublemaker (% of those ticking at least one E05B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3</text:p>
          </table:table-cell>
          <table:table-cell office:value-type="string" table:style-name="ce4">
            <text:p>E05B. Why did you not report your experience of bullying and harassment? I did not believe that corrective action would be taken (% of those ticking at least one E05B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4</text:p>
          </table:table-cell>
          <table:table-cell office:value-type="string" table:style-name="ce4">
            <text:p>E05B. Why did you not report your experience of bullying and harassment? I did not know how to report it or who to speak to (% of those ticking at least one E05B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5</text:p>
          </table:table-cell>
          <table:table-cell office:value-type="string" table:style-name="ce4">
            <text:p>E05B. Why did you not report your experience of bullying and harassment? The behaviour stopped before I could report it (% of those ticking at least one E05B option)</text:p>
          </table:table-cell>
          <table:table-cell office:value-type="string" table:style-name="ce4">
            <text:p>Reporting of bullying and harassment</text:p>
          </table:table-cell>
          <table:table-cell table:number-columns-repeated="16381"/>
        </table:table-row>
        <table:table-row table:style-name="ro14">
          <table:table-cell office:value-type="string" table:style-name="ce4">
            <text:p>E05B_06</text:p>
          </table:table-cell>
          <table:table-cell office:value-type="string" table:style-name="ce4">
            <text:p>E05B. Why did you not report your experience of bullying and harassment? I did not report it for another reason (% of those ticking at least one E05B option)</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E06_A_yes</text:p>
          </table:table-cell>
          <table:table-cell office:value-type="string" table:style-name="ce4">
            <text:p>E06_A. Was appropriate action taken to address the behaviour you experienced? (% yes)</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E06_A_no</text:p>
          </table:table-cell>
          <table:table-cell office:value-type="string" table:style-name="ce4">
            <text:p>E06_A. Was appropriate action taken to address the behaviour you experienced? (% no)</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E06_A_pnts</text:p>
          </table:table-cell>
          <table:table-cell office:value-type="string" table:style-name="ce4">
            <text:p>E06_A. Was appropriate action taken to address the behaviour you experienced? (% prefer not to say)</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B_yes</text:p>
          </table:table-cell>
          <table:table-cell office:value-type="string" table:style-name="ce4">
            <text:p>E06_B. Has the bullying and/or harassment stopped? (% yes)</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B_no</text:p>
          </table:table-cell>
          <table:table-cell office:value-type="string" table:style-name="ce4">
            <text:p>E06_B. Has the bullying and/or harassment stopped? (% no)</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B_pnts</text:p>
          </table:table-cell>
          <table:table-cell office:value-type="string" table:style-name="ce4">
            <text:p>E06_B. Has the bullying and/or harassment stopped? (% prefer not to say)</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C_yes</text:p>
          </table:table-cell>
          <table:table-cell office:value-type="string" table:style-name="ce4">
            <text:p>E06_C. Does the culture where you work allow this kind of behaviour to continue? (% yes)</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C_no</text:p>
          </table:table-cell>
          <table:table-cell office:value-type="string" table:style-name="ce4">
            <text:p>E06_C. Does the culture where you work allow this kind of behaviour to continue? (% no)</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E06_C_pnts</text:p>
          </table:table-cell>
          <table:table-cell office:value-type="string" table:style-name="ce4">
            <text:p>E06_C. Does the culture where you work allow this kind of behaviour to continue? (% prefer not to say)</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D_yes</text:p>
          </table:table-cell>
          <table:table-cell office:value-type="string" table:style-name="ce4">
            <text:p>E06_D. Did you feel like you were punished for reporting the incident? (% yes)</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D_no</text:p>
          </table:table-cell>
          <table:table-cell office:value-type="string" table:style-name="ce4">
            <text:p>E06_D. Did you feel like you were punished for reporting the incident? (% no)</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6_D_pnts</text:p>
          </table:table-cell>
          <table:table-cell office:value-type="string" table:style-name="ce4">
            <text:p>E06_D. Did you feel like you were punished for reporting the incident? (% prefer not to say)</text:p>
          </table:table-cell>
          <table:table-cell office:value-type="string" table:style-name="ce4">
            <text:p>Reporting of bullying and harassment</text:p>
          </table:table-cell>
          <table:table-cell table:number-columns-repeated="16381"/>
        </table:table-row>
        <table:table-row table:style-name="ro13">
          <table:table-cell office:value-type="string" table:style-name="ce4">
            <text:p>W01</text:p>
          </table:table-cell>
          <table:table-cell office:value-type="string" table:style-name="ce4">
            <text:p>W01. Overall, how satisfied are you with your life nowadays? (% rating 7-10, where 10 is 'completely satisfied')</text:p>
          </table:table-cell>
          <table:table-cell office:value-type="string" table:style-name="ce4">
            <text:p>Wellbeing</text:p>
          </table:table-cell>
          <table:table-cell table:number-columns-repeated="16381"/>
        </table:table-row>
        <table:table-row table:style-name="ro12">
          <table:table-cell office:value-type="string" table:style-name="ce4">
            <text:p>W02</text:p>
          </table:table-cell>
          <table:table-cell office:value-type="string" table:style-name="ce4">
            <text:p>W02. Overall, to what extent do you feel the things you do in your life are worthwhile? (% rating 7-10, where 10 is 'worthwhile')</text:p>
          </table:table-cell>
          <table:table-cell office:value-type="string" table:style-name="ce4">
            <text:p>Wellbeing</text:p>
          </table:table-cell>
          <table:table-cell table:number-columns-repeated="16381"/>
        </table:table-row>
        <table:table-row table:style-name="ro13">
          <table:table-cell office:value-type="string" table:style-name="ce4">
            <text:p>W03</text:p>
          </table:table-cell>
          <table:table-cell office:value-type="string" table:style-name="ce4">
            <text:p>W03. Overall, how happy did you feel yesterday? (% rating 7-10, where 10 is 'completely happy')</text:p>
          </table:table-cell>
          <table:table-cell office:value-type="string" table:style-name="ce4">
            <text:p>Wellbeing</text:p>
          </table:table-cell>
          <table:table-cell table:number-columns-repeated="16381"/>
        </table:table-row>
        <table:table-row table:style-name="ro13">
          <table:table-cell office:value-type="string" table:style-name="ce4">
            <text:p>W04</text:p>
          </table:table-cell>
          <table:table-cell office:value-type="string" table:style-name="ce4">
            <text:p>W04. Overall, how anxious did you feel yesterday? (% rating 6-10, where 10 is 'completely anxious')</text:p>
          </table:table-cell>
          <table:table-cell office:value-type="string" table:style-name="ce4">
            <text:p>Wellbeing</text:p>
          </table:table-cell>
          <table:table-cell table:number-columns-repeated="16381"/>
        </table:table-row>
        <table:table-row table:style-name="ro13">
          <table:table-cell office:value-type="string" table:style-name="ce4">
            <text:p>J04B</text:p>
          </table:table-cell>
          <table:table-cell office:value-type="string" table:style-name="ce4">
            <text:p>J04B. In general, how would you rate your overall mental health now? (% excellent, very good or good)</text:p>
          </table:table-cell>
          <table:table-cell office:value-type="string" table:style-name="ce4">
            <text:p>Wellbeing</text:p>
          </table:table-cell>
          <table:table-cell table:number-columns-repeated="16381"/>
        </table:table-row>
        <table:table-row table:style-name="ro13">
          <table:table-cell office:value-type="string" table:style-name="ce4">
            <text:p>W05</text:p>
          </table:table-cell>
          <table:table-cell office:value-type="string" table:style-name="ce4">
            <text:p>W05. In general, how would you rate your overall physical health now? (% excellent, very good or good)</text:p>
          </table:table-cell>
          <table:table-cell office:value-type="string" table:style-name="ce4">
            <text:p>Wellbeing</text:p>
          </table:table-cell>
          <table:table-cell table:number-columns-repeated="16381"/>
        </table:table-row>
        <table:table-row table:style-name="ro10">
          <table:table-cell office:value-type="string" table:style-name="ce4">
            <text:p>W07</text:p>
          </table:table-cell>
          <table:table-cell office:value-type="string" table:style-name="ce4">
            <text:p>W07. How often do you feel lonely? (% 'often or always')</text:p>
          </table:table-cell>
          <table:table-cell office:value-type="string" table:style-name="ce4">
            <text:p>Wellbeing</text:p>
          </table:table-cell>
          <table:table-cell table:number-columns-repeated="16381"/>
        </table:table-row>
        <table:table-row table:style-name="ro13">
          <table:table-cell office:value-type="string" table:style-name="ce4">
            <text:p>W08</text:p>
          </table:table-cell>
          <table:table-cell office:value-type="string" table:style-name="ce4">
            <text:p>W08. The people in my team genuinely care about my wellbeing (% strongly agree or agree)</text:p>
          </table:table-cell>
          <table:table-cell office:value-type="string" table:style-name="ce4">
            <text:p>Wellbeing</text:p>
          </table:table-cell>
          <table:table-cell table:number-columns-repeated="16381"/>
        </table:table-row>
        <table:table-row table:style-name="ro10">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number-columns-repeated="16381"/>
        </table:table-row>
        <table:table-row table:style-name="ro10">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number-columns-repeated="16381"/>
        </table:table-row>
        <table:table-row table:number-rows-repeated="1048383" table:style-name="ro6">
          <table:table-cell table:number-columns-repeated="16384"/>
        </table:table-row>
      </table:table>
      <table:database-ranges>
        <table:database-range table:target-range-address="Contents.A3:Contents.B8" table:name="contents"/>
        <table:database-range table:target-range-address="Notes.A3:Notes.B11" table:name="notes"/>
        <table:database-range table:target-range-address="Table_1.A6:Table_1.R196" table:name="table_1"/>
        <table:database-range table:target-range-address="Table_2.A6:Table_2.R196" table:name="table_2"/>
        <table:database-range table:target-range-address="Table_3.A6:Table_3.DP112" table:name="table_3"/>
        <table:database-range table:target-range-address="Annex_1.A3:Annex_1.C193" table:name="annex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CSPS 2022 Benchmark Results</dc:title>
    <dc:description/>
    <dc:subject/>
    <meta:initial-creator>CSPS team</meta:initial-creator>
    <dc:creator>David Widlake</dc:creator>
    <meta:creation-date>2023-02-09T15:05:29Z</meta:creation-date>
    <dc:date>2023-02-20T18:19:47Z</dc:date>
  </office:meta>
</office:document-meta>
</file>